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40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rmal LSTM 50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STM terms 50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LSTM clusters 50 1000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ff TERMS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ff CLUSTERS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0.0226547538395481" calcext:value-type="float">
            <text:p>0.0226547538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0463467829880044" calcext:value-type="float">
            <text:p>0.046346783</text:p>
          </table:table-cell>
          <table:table-cell office:value-type="float" office:value="10" calcext:value-type="float">
            <text:p>10</text:p>
          </table:table-cell>
          <table:table-cell office:value-type="float" office:value="0.62479455170123" calcext:value-type="float">
            <text:p>0.6247945517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684654808561954" calcext:value-type="float">
            <text:p>0.6846548086</text:p>
          </table:table-cell>
          <table:table-cell office:value-type="string" calcext:value-type="string">
            <text:p>by</text:p>
          </table:table-cell>
          <table:table-cell office:value-type="float" office:value="0.39309761296975" calcext:value-type="float">
            <text:p>0.393097613</text:p>
          </table:table-cell>
          <table:table-cell office:value-type="float" office:value="0.6986" calcext:value-type="float">
            <text:p>0.6986</text:p>
          </table:table-cell>
          <table:table-cell office:value-type="float" office:value="0.670457030395801" calcext:value-type="float">
            <text:p>0.6704570304</text:p>
          </table:table-cell>
          <table:table-cell office:value-type="float" office:value="10" calcext:value-type="float">
            <text:p>10</text:p>
          </table:table-cell>
          <table:table-cell office:value-type="float" office:value="-0.370136592304951" calcext:value-type="float">
            <text:p>-0.3701365923</text:p>
          </table:table-cell>
          <table:table-cell office:value-type="float" office:value="-0.1564" calcext:value-type="float">
            <text:p>-0.1564</text:p>
          </table:table-cell>
          <table:table-cell office:value-type="float" office:value="-0.292904633777522" calcext:value-type="float">
            <text:p>-0.2929046338</text:p>
          </table:table-cell>
          <table:table-cell office:value-type="string" calcext:value-type="string">
            <text:p>by</text:p>
          </table:table-cell>
          <table:table-cell office:value-type="float" office:value="-0.182845024083413" calcext:value-type="float">
            <text:p>-0.1828450241</text:p>
          </table:table-cell>
          <table:table-cell office:value-type="float" office:value="-0.0917" calcext:value-type="float">
            <text:p>-0.0917</text:p>
          </table:table-cell>
          <table:table-cell office:value-type="float" office:value="-0.0918764129000891" calcext:value-type="float">
            <text:p>-0.0918764129</text:p>
          </table:table-cell>
        </table:table-row>
        <table:table-row table:style-name="ro1">
          <table:table-cell office:value-type="string" calcext:value-type="string">
            <text:p>yourself</text:p>
          </table:table-cell>
          <table:table-cell office:value-type="float" office:value="0.0291169997055509" calcext:value-type="float">
            <text:p>0.0291169997</text:p>
          </table:table-cell>
          <table:table-cell office:value-type="float" office:value="0.61125" calcext:value-type="float">
            <text:p>0.61125</text:p>
          </table:table-cell>
          <table:table-cell office:value-type="float" office:value="0.0947723832809407" calcext:value-type="float">
            <text:p>0.0947723833</text:p>
          </table:table-cell>
          <table:table-cell office:value-type="string" calcext:value-type="string">
            <text:p>worst</text:p>
          </table:table-cell>
          <table:table-cell office:value-type="float" office:value="0.380672599033497" calcext:value-type="float">
            <text:p>0.380672599</text:p>
          </table:table-cell>
          <table:table-cell office:value-type="float" office:value="0.817" calcext:value-type="float">
            <text:p>0.817</text:p>
          </table:table-cell>
          <table:table-cell office:value-type="float" office:value="0.463185684951599" calcext:value-type="float">
            <text:p>0.463185685</text:p>
          </table:table-cell>
          <table:table-cell office:value-type="string" calcext:value-type="string">
            <text:p>who</text:p>
          </table:table-cell>
          <table:table-cell office:value-type="float" office:value="0.365250365560523" calcext:value-type="float">
            <text:p>0.3652503656</text:p>
          </table:table-cell>
          <table:table-cell office:value-type="float" office:value="0.68645" calcext:value-type="float">
            <text:p>0.68645</text:p>
          </table:table-cell>
          <table:table-cell office:value-type="float" office:value="0.647755996180419" calcext:value-type="float">
            <text:p>0.6477559962</text:p>
          </table:table-cell>
          <table:table-cell office:value-type="string" calcext:value-type="string">
            <text:p>him</text:p>
          </table:table-cell>
          <table:table-cell office:value-type="float" office:value="-0.167865612036471" calcext:value-type="float">
            <text:p>-0.167865612</text:p>
          </table:table-cell>
          <table:table-cell office:value-type="float" office:value="-0.0972000000000001" calcext:value-type="float">
            <text:p>-0.0972</text:p>
          </table:table-cell>
          <table:table-cell office:value-type="float" office:value="-0.113159855899545" calcext:value-type="float">
            <text:p>-0.1131598559</text:p>
          </table:table-cell>
          <table:table-cell office:value-type="string" calcext:value-type="string">
            <text:p>when</text:p>
          </table:table-cell>
          <table:table-cell office:value-type="float" office:value="-0.171510744737832" calcext:value-type="float">
            <text:p>-0.1715107447</text:p>
          </table:table-cell>
          <table:table-cell office:value-type="float" office:value="-0.0878000000000001" calcext:value-type="float">
            <text:p>-0.0878</text:p>
          </table:table-cell>
          <table:table-cell office:value-type="float" office:value="-0.0966720834179701" calcext:value-type="float">
            <text:p>-0.0966720834</text:p>
          </table:table-cell>
        </table:table-row>
        <table:table-row table:style-name="ro1">
          <table:table-cell office:value-type="string" calcext:value-type="string">
            <text:p>your</text:p>
          </table:table-cell>
          <table:table-cell office:value-type="float" office:value="0.0977408136068859" calcext:value-type="float">
            <text:p>0.0977408136</text:p>
          </table:table-cell>
          <table:table-cell office:value-type="float" office:value="0.6026" calcext:value-type="float">
            <text:p>0.6026</text:p>
          </table:table-cell>
          <table:table-cell office:value-type="float" office:value="0.31399965475574" calcext:value-type="float">
            <text:p>0.3139996548</text:p>
          </table:table-cell>
          <table:table-cell office:value-type="string" calcext:value-type="string">
            <text:p>by</text:p>
          </table:table-cell>
          <table:table-cell office:value-type="float" office:value="0.3676500562273" calcext:value-type="float">
            <text:p>0.3676500562</text:p>
          </table:table-cell>
          <table:table-cell office:value-type="float" office:value="0.68715" calcext:value-type="float">
            <text:p>0.68715</text:p>
          </table:table-cell>
          <table:table-cell office:value-type="float" office:value="0.646277347504099" calcext:value-type="float">
            <text:p>0.6462773475</text:p>
          </table:table-cell>
          <table:table-cell office:value-type="string" calcext:value-type="string">
            <text:p>worst</text:p>
          </table:table-cell>
          <table:table-cell office:value-type="float" office:value="0.354106802057808" calcext:value-type="float">
            <text:p>0.3541068021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441092771770063" calcext:value-type="float">
            <text:p>0.4410927718</text:p>
          </table:table-cell>
          <table:table-cell office:value-type="string" calcext:value-type="string">
            <text:p>when</text:p>
          </table:table-cell>
          <table:table-cell office:value-type="float" office:value="-0.16235544561461" calcext:value-type="float">
            <text:p>-0.1623554456</text:p>
          </table:table-cell>
          <table:table-cell office:value-type="float" office:value="-0.0860000000000001" calcext:value-type="float">
            <text:p>-0.086</text:p>
          </table:table-cell>
          <table:table-cell office:value-type="float" office:value="-0.0872807511789551" calcext:value-type="float">
            <text:p>-0.0872807512</text:p>
          </table:table-cell>
          <table:table-cell office:value-type="string" calcext:value-type="string">
            <text:p>who</text:p>
          </table:table-cell>
          <table:table-cell office:value-type="float" office:value="-0.160132092516495" calcext:value-type="float">
            <text:p>-0.1601320925</text:p>
          </table:table-cell>
          <table:table-cell office:value-type="float" office:value="-0.08115" calcext:value-type="float">
            <text:p>-0.08115</text:p>
          </table:table-cell>
          <table:table-cell office:value-type="float" office:value="-0.080161780580068" calcext:value-type="float">
            <text:p>-0.0801617806</text:p>
          </table:table-cell>
        </table:table-row>
        <table:table-row table:style-name="ro1">
          <table:table-cell office:value-type="string" calcext:value-type="string">
            <text:p>young</text:p>
          </table:table-cell>
          <table:table-cell office:value-type="float" office:value="0.0822867020957708" calcext:value-type="float">
            <text:p>0.0822867021</text:p>
          </table:table-cell>
          <table:table-cell office:value-type="float" office:value="0.5922" calcext:value-type="float">
            <text:p>0.5922</text:p>
          </table:table-cell>
          <table:table-cell office:value-type="float" office:value="0.239604698862577" calcext:value-type="float">
            <text:p>0.2396046989</text:p>
          </table:table-cell>
          <table:table-cell office:value-type="string" calcext:value-type="string">
            <text:p>who</text:p>
          </table:table-cell>
          <table:table-cell office:value-type="float" office:value="0.354465853516158" calcext:value-type="float">
            <text:p>0.3544658535</text:p>
          </table:table-cell>
          <table:table-cell office:value-type="float" office:value="0.68185" calcext:value-type="float">
            <text:p>0.68185</text:p>
          </table:table-cell>
          <table:table-cell office:value-type="float" office:value="0.638568588469185" calcext:value-type="float">
            <text:p>0.6385685885</text:p>
          </table:table-cell>
          <table:table-cell office:value-type="string" calcext:value-type="string">
            <text:p>an</text:p>
          </table:table-cell>
          <table:table-cell office:value-type="float" office:value="0.346458637412303" calcext:value-type="float">
            <text:p>0.3464586374</text:p>
          </table:table-cell>
          <table:table-cell office:value-type="float" office:value="0.67425" calcext:value-type="float">
            <text:p>0.67425</text:p>
          </table:table-cell>
          <table:table-cell office:value-type="float" office:value="0.648502832479094" calcext:value-type="float">
            <text:p>0.6485028325</text:p>
          </table:table-cell>
          <table:table-cell office:value-type="string" calcext:value-type="string">
            <text:p>they</text:p>
          </table:table-cell>
          <table:table-cell office:value-type="float" office:value="-0.158806878929431" calcext:value-type="float">
            <text:p>-0.1588068789</text:p>
          </table:table-cell>
          <table:table-cell office:value-type="float" office:value="-0.0757" calcext:value-type="float">
            <text:p>-0.0757</text:p>
          </table:table-cell>
          <table:table-cell office:value-type="float" office:value="-0.096662860253765" calcext:value-type="float">
            <text:p>-0.0966628603</text:p>
          </table:table-cell>
          <table:table-cell office:value-type="string" calcext:value-type="string">
            <text:p>him</text:p>
          </table:table-cell>
          <table:table-cell office:value-type="float" office:value="-0.159032871634435" calcext:value-type="float">
            <text:p>-0.1590328716</text:p>
          </table:table-cell>
          <table:table-cell office:value-type="float" office:value="-0.0925" calcext:value-type="float">
            <text:p>-0.0925</text:p>
          </table:table-cell>
          <table:table-cell office:value-type="float" office:value="-0.107074520186661" calcext:value-type="float">
            <text:p>-0.1070745202</text:p>
          </table:table-cell>
        </table:table-row>
        <table:table-row table:style-name="ro1">
          <table:table-cell office:value-type="string" calcext:value-type="string">
            <text:p>you've</text:p>
          </table:table-cell>
          <table:table-cell office:value-type="float" office:value="0.0236316131467285" calcext:value-type="float">
            <text:p>0.0236316131</text:p>
          </table:table-cell>
          <table:table-cell office:value-type="float" office:value="0.60925" calcext:value-type="float">
            <text:p>0.60925</text:p>
          </table:table-cell>
          <table:table-cell office:value-type="float" office:value="0.0699750089253838" calcext:value-type="float">
            <text:p>0.0699750089</text:p>
          </table:table-cell>
          <table:table-cell office:value-type="string" calcext:value-type="string">
            <text:p>they</text:p>
          </table:table-cell>
          <table:table-cell office:value-type="float" office:value="0.34712338777501" calcext:value-type="float">
            <text:p>0.3471233878</text:p>
          </table:table-cell>
          <table:table-cell office:value-type="float" office:value="0.67935" calcext:value-type="float">
            <text:p>0.67935</text:p>
          </table:table-cell>
          <table:table-cell office:value-type="float" office:value="0.628080960389723" calcext:value-type="float">
            <text:p>0.6280809604</text:p>
          </table:table-cell>
          <table:table-cell office:value-type="string" calcext:value-type="string">
            <text:p>from</text:p>
          </table:table-cell>
          <table:table-cell office:value-type="float" office:value="0.342885151541461" calcext:value-type="float">
            <text:p>0.3428851515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636607142857143" calcext:value-type="float">
            <text:p>0.6366071429</text:p>
          </table:table-cell>
          <table:table-cell office:value-type="string" calcext:value-type="string">
            <text:p>out</text:p>
          </table:table-cell>
          <table:table-cell office:value-type="float" office:value="-0.158196449053536" calcext:value-type="float">
            <text:p>-0.1581964491</text:p>
          </table:table-cell>
          <table:table-cell office:value-type="float" office:value="-0.0781999999999999" calcext:value-type="float">
            <text:p>-0.0782</text:p>
          </table:table-cell>
          <table:table-cell office:value-type="float" office:value="-0.08821894222088" calcext:value-type="float">
            <text:p>-0.0882189422</text:p>
          </table:table-cell>
          <table:table-cell office:value-type="string" calcext:value-type="string">
            <text:p>which</text:p>
          </table:table-cell>
          <table:table-cell office:value-type="float" office:value="-0.147748334282138" calcext:value-type="float">
            <text:p>-0.1477483343</text:p>
          </table:table-cell>
          <table:table-cell office:value-type="float" office:value="-0.08195" calcext:value-type="float">
            <text:p>-0.08195</text:p>
          </table:table-cell>
          <table:table-cell office:value-type="float" office:value="-0.084400437431716" calcext:value-type="float">
            <text:p>-0.0844004374</text:p>
          </table:table-cell>
        </table:table-row>
        <table:table-row table:style-name="ro1">
          <table:table-cell office:value-type="string" calcext:value-type="string">
            <text:p>you're</text:p>
          </table:table-cell>
          <table:table-cell office:value-type="float" office:value="0.0491545738769109" calcext:value-type="float">
            <text:p>0.0491545739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15346975088968" calcext:value-type="float">
            <text:p>0.1534697509</text:p>
          </table:table-cell>
          <table:table-cell office:value-type="string" calcext:value-type="string">
            <text:p>an</text:p>
          </table:table-cell>
          <table:table-cell office:value-type="float" office:value="0.346966768591935" calcext:value-type="float">
            <text:p>0.3469667686</text:p>
          </table:table-cell>
          <table:table-cell office:value-type="float" office:value="0.67485" calcext:value-type="float">
            <text:p>0.67485</text:p>
          </table:table-cell>
          <table:table-cell office:value-type="float" office:value="0.641213793103448" calcext:value-type="float">
            <text:p>0.6412137931</text:p>
          </table:table-cell>
          <table:table-cell office:value-type="string" calcext:value-type="string">
            <text:p>when</text:p>
          </table:table-cell>
          <table:table-cell office:value-type="float" office:value="0.3412114124212" calcext:value-type="float">
            <text:p>0.3412114124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01851851851852" calcext:value-type="float">
            <text:p>0.6018518519</text:p>
          </table:table-cell>
          <table:table-cell office:value-type="string" calcext:value-type="string">
            <text:p>by</text:p>
          </table:table-cell>
          <table:table-cell office:value-type="float" office:value="-0.157397467340963" calcext:value-type="float">
            <text:p>-0.1573974673</text:p>
          </table:table-cell>
          <table:table-cell office:value-type="float" office:value="-0.08025" calcext:value-type="float">
            <text:p>-0.08025</text:p>
          </table:table-cell>
          <table:table-cell office:value-type="float" office:value="-0.0676967300083871" calcext:value-type="float">
            <text:p>-0.06769673</text:p>
          </table:table-cell>
          <table:table-cell office:value-type="string" calcext:value-type="string">
            <text:p>out</text:p>
          </table:table-cell>
          <table:table-cell office:value-type="float" office:value="-0.145918272150509" calcext:value-type="float">
            <text:p>-0.1459182722</text:p>
          </table:table-cell>
          <table:table-cell office:value-type="float" office:value="-0.07255" calcext:value-type="float">
            <text:p>-0.07255</text:p>
          </table:table-cell>
          <table:table-cell office:value-type="float" office:value="-0.080064618624621" calcext:value-type="float">
            <text:p>-0.0800646186</text:p>
          </table:table-cell>
        </table:table-row>
        <table:table-row table:style-name="ro1">
          <table:table-cell office:value-type="string" calcext:value-type="string">
            <text:p>you'll</text:p>
          </table:table-cell>
          <table:table-cell office:value-type="float" office:value="0.0293772089062029" calcext:value-type="float">
            <text:p>0.0293772089</text:p>
          </table:table-cell>
          <table:table-cell office:value-type="float" office:value="0.58975" calcext:value-type="float">
            <text:p>0.58975</text:p>
          </table:table-cell>
          <table:table-cell office:value-type="float" office:value="0.109603906673901" calcext:value-type="float">
            <text:p>0.1096039067</text:p>
          </table:table-cell>
          <table:table-cell office:value-type="string" calcext:value-type="string">
            <text:p>from</text:p>
          </table:table-cell>
          <table:table-cell office:value-type="float" office:value="0.339526532657189" calcext:value-type="float">
            <text:p>0.3395265327</text:p>
          </table:table-cell>
          <table:table-cell office:value-type="float" office:value="0.67275" calcext:value-type="float">
            <text:p>0.67275</text:p>
          </table:table-cell>
          <table:table-cell office:value-type="float" office:value="0.634622899570145" calcext:value-type="float">
            <text:p>0.6346228996</text:p>
          </table:table-cell>
          <table:table-cell office:value-type="string" calcext:value-type="string">
            <text:p>bad</text:p>
          </table:table-cell>
          <table:table-cell office:value-type="float" office:value="0.334131101337821" calcext:value-type="float">
            <text:p>0.3341311013</text:p>
          </table:table-cell>
          <table:table-cell office:value-type="float" office:value="0.7005" calcext:value-type="float">
            <text:p>0.7005</text:p>
          </table:table-cell>
          <table:table-cell office:value-type="float" office:value="0.531372242215616" calcext:value-type="float">
            <text:p>0.5313722422</text:p>
          </table:table-cell>
          <table:table-cell office:value-type="string" calcext:value-type="string">
            <text:p>which</text:p>
          </table:table-cell>
          <table:table-cell office:value-type="float" office:value="-0.156699896137412" calcext:value-type="float">
            <text:p>-0.1566998961</text:p>
          </table:table-cell>
          <table:table-cell office:value-type="float" office:value="-0.0860000000000001" calcext:value-type="float">
            <text:p>-0.086</text:p>
          </table:table-cell>
          <table:table-cell office:value-type="float" office:value="-0.090334797498828" calcext:value-type="float">
            <text:p>-0.0903347975</text:p>
          </table:table-cell>
          <table:table-cell office:value-type="string" calcext:value-type="string">
            <text:p>really</text:p>
          </table:table-cell>
          <table:table-cell office:value-type="float" office:value="-0.144967488512205" calcext:value-type="float">
            <text:p>-0.1449674885</text:p>
          </table:table-cell>
          <table:table-cell office:value-type="float" office:value="-0.0590000000000001" calcext:value-type="float">
            <text:p>-0.059</text:p>
          </table:table-cell>
          <table:table-cell office:value-type="float" office:value="-0.101328050779589" calcext:value-type="float">
            <text:p>-0.1013280508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0.0295534803879162" calcext:value-type="float">
            <text:p>0.0295534804</text:p>
          </table:table-cell>
          <table:table-cell office:value-type="float" office:value="0.60065" calcext:value-type="float">
            <text:p>0.60065</text:p>
          </table:table-cell>
          <table:table-cell office:value-type="float" office:value="0.0735413525113096" calcext:value-type="float">
            <text:p>0.0735413525</text:p>
          </table:table-cell>
          <table:table-cell office:value-type="string" calcext:value-type="string">
            <text:p>bad</text:p>
          </table:table-cell>
          <table:table-cell office:value-type="float" office:value="0.338099916627219" calcext:value-type="float">
            <text:p>0.3380999166</text:p>
          </table:table-cell>
          <table:table-cell office:value-type="float" office:value="0.7067" calcext:value-type="float">
            <text:p>0.7067</text:p>
          </table:table-cell>
          <table:table-cell office:value-type="float" office:value="0.5319182891797" calcext:value-type="float">
            <text:p>0.5319182892</text:p>
          </table:table-cell>
          <table:table-cell office:value-type="string" calcext:value-type="string">
            <text:p>they</text:p>
          </table:table-cell>
          <table:table-cell office:value-type="float" office:value="0.330316799021871" calcext:value-type="float">
            <text:p>0.330316799</text:p>
          </table:table-cell>
          <table:table-cell office:value-type="float" office:value="0.67005" calcext:value-type="float">
            <text:p>0.67005</text:p>
          </table:table-cell>
          <table:table-cell office:value-type="float" office:value="0.62124777592837" calcext:value-type="float">
            <text:p>0.6212477759</text:p>
          </table:table-cell>
          <table:table-cell office:value-type="string" calcext:value-type="string">
            <text:p>who</text:p>
          </table:table-cell>
          <table:table-cell office:value-type="float" office:value="-0.14934758047213" calcext:value-type="float">
            <text:p>-0.1493475805</text:p>
          </table:table-cell>
          <table:table-cell office:value-type="float" office:value="-0.07655" calcext:value-type="float">
            <text:p>-0.07655</text:p>
          </table:table-cell>
          <table:table-cell office:value-type="float" office:value="-0.070974372868834" calcext:value-type="float">
            <text:p>-0.0709743729</text:p>
          </table:table-cell>
          <table:table-cell office:value-type="string" calcext:value-type="string">
            <text:p>into</text:p>
          </table:table-cell>
          <table:table-cell office:value-type="float" office:value="-0.142682509671085" calcext:value-type="float">
            <text:p>-0.1426825097</text:p>
          </table:table-cell>
          <table:table-cell office:value-type="float" office:value="-0.0835" calcext:value-type="float">
            <text:p>-0.0835</text:p>
          </table:table-cell>
          <table:table-cell office:value-type="float" office:value="-0.085991424755746" calcext:value-type="float">
            <text:p>-0.0859914248</text:p>
          </table:table-cell>
        </table:table-row>
        <table:table-row table:style-name="ro1">
          <table:table-cell office:value-type="string" calcext:value-type="string">
            <text:p>yet</text:p>
          </table:table-cell>
          <table:table-cell office:value-type="float" office:value="0.0769531251527414" calcext:value-type="float">
            <text:p>0.0769531252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212140175219024" calcext:value-type="float">
            <text:p>0.2121401752</text:p>
          </table:table-cell>
          <table:table-cell office:value-type="string" calcext:value-type="string">
            <text:p>or</text:p>
          </table:table-cell>
          <table:table-cell office:value-type="float" office:value="0.335926246580964" calcext:value-type="float">
            <text:p>0.3359262466</text:p>
          </table:table-cell>
          <table:table-cell office:value-type="float" office:value="0.6737" calcext:value-type="float">
            <text:p>0.6737</text:p>
          </table:table-cell>
          <table:table-cell office:value-type="float" office:value="0.621987951807229" calcext:value-type="float">
            <text:p>0.6219879518</text:p>
          </table:table-cell>
          <table:table-cell office:value-type="string" calcext:value-type="string">
            <text:p>or</text:p>
          </table:table-cell>
          <table:table-cell office:value-type="float" office:value="0.326918355084308" calcext:value-type="float">
            <text:p>0.3269183551</text:p>
          </table:table-cell>
          <table:table-cell office:value-type="float" office:value="0.66995" calcext:value-type="float">
            <text:p>0.66995</text:p>
          </table:table-cell>
          <table:table-cell office:value-type="float" office:value="0.615079596477929" calcext:value-type="float">
            <text:p>0.6150795965</text:p>
          </table:table-cell>
          <table:table-cell office:value-type="string" calcext:value-type="string">
            <text:p>into</text:p>
          </table:table-cell>
          <table:table-cell office:value-type="float" office:value="-0.141315264259561" calcext:value-type="float">
            <text:p>-0.1413152643</text:p>
          </table:table-cell>
          <table:table-cell office:value-type="float" office:value="-0.08545" calcext:value-type="float">
            <text:p>-0.08545</text:p>
          </table:table-cell>
          <table:table-cell office:value-type="float" office:value="-0.08326025284072" calcext:value-type="float">
            <text:p>-0.0832602528</text:p>
          </table:table-cell>
          <table:table-cell office:value-type="string" calcext:value-type="string">
            <text:p>me</text:p>
          </table:table-cell>
          <table:table-cell office:value-type="float" office:value="-0.142408790926249" calcext:value-type="float">
            <text:p>-0.1424087909</text:p>
          </table:table-cell>
          <table:table-cell office:value-type="float" office:value="-0.0613" calcext:value-type="float">
            <text:p>-0.0613</text:p>
          </table:table-cell>
          <table:table-cell office:value-type="float" office:value="-0.0971256723999" calcext:value-type="float">
            <text:p>-0.0971256724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0.0379733534879868" calcext:value-type="float">
            <text:p>0.0379733535</text:p>
          </table:table-cell>
          <table:table-cell office:value-type="float" office:value="0.5977" calcext:value-type="float">
            <text:p>0.5977</text:p>
          </table:table-cell>
          <table:table-cell office:value-type="float" office:value="0.127710320901995" calcext:value-type="float">
            <text:p>0.1277103209</text:p>
          </table:table-cell>
          <table:table-cell office:value-type="string" calcext:value-type="string">
            <text:p>when</text:p>
          </table:table-cell>
          <table:table-cell office:value-type="float" office:value="0.332056113297978" calcext:value-type="float">
            <text:p>0.3320561133</text:p>
          </table:table-cell>
          <table:table-cell office:value-type="float" office:value="0.68" calcext:value-type="float">
            <text:p>0.68</text:p>
          </table:table-cell>
          <table:table-cell office:value-type="float" office:value="0.592460519612837" calcext:value-type="float">
            <text:p>0.5924605196</text:p>
          </table:table-cell>
          <table:table-cell office:value-type="string" calcext:value-type="string">
            <text:p>so</text:p>
          </table:table-cell>
          <table:table-cell office:value-type="float" office:value="0.316973866972429" calcext:value-type="float">
            <text:p>0.316973867</text:p>
          </table:table-cell>
          <table:table-cell office:value-type="float" office:value="0.6598" calcext:value-type="float">
            <text:p>0.6598</text:p>
          </table:table-cell>
          <table:table-cell office:value-type="float" office:value="0.637274762767886" calcext:value-type="float">
            <text:p>0.6372747628</text:p>
          </table:table-cell>
          <table:table-cell office:value-type="string" calcext:value-type="string">
            <text:p>or</text:p>
          </table:table-cell>
          <table:table-cell office:value-type="float" office:value="-0.139312279424586" calcext:value-type="float">
            <text:p>-0.1393122794</text:p>
          </table:table-cell>
          <table:table-cell office:value-type="float" office:value="-0.0682" calcext:value-type="float">
            <text:p>-0.0682</text:p>
          </table:table-cell>
          <table:table-cell office:value-type="float" office:value="-0.079963340709017" calcext:value-type="float">
            <text:p>-0.0799633407</text:p>
          </table:table-cell>
          <table:table-cell office:value-type="string" calcext:value-type="string">
            <text:p>they</text:p>
          </table:table-cell>
          <table:table-cell office:value-type="float" office:value="-0.142000290176292" calcext:value-type="float">
            <text:p>-0.1420002902</text:p>
          </table:table-cell>
          <table:table-cell office:value-type="float" office:value="-0.0664" calcext:value-type="float">
            <text:p>-0.0664</text:p>
          </table:table-cell>
          <table:table-cell office:value-type="float" office:value="-0.089829675792412" calcext:value-type="float">
            <text:p>-0.0898296758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float" office:value="0.104063267705164" calcext:value-type="float">
            <text:p>0.1040632677</text:p>
          </table:table-cell>
          <table:table-cell office:value-type="float" office:value="0.59605" calcext:value-type="float">
            <text:p>0.59605</text:p>
          </table:table-cell>
          <table:table-cell office:value-type="float" office:value="0.300701116593093" calcext:value-type="float">
            <text:p>0.3007011166</text:p>
          </table:table-cell>
          <table:table-cell office:value-type="string" calcext:value-type="string">
            <text:p>out</text:p>
          </table:table-cell>
          <table:table-cell office:value-type="float" office:value="0.32074272780494" calcext:value-type="float">
            <text:p>0.3207427278</text:p>
          </table:table-cell>
          <table:table-cell office:value-type="float" office:value="0.6665" calcext:value-type="float">
            <text:p>0.6665</text:p>
          </table:table-cell>
          <table:table-cell office:value-type="float" office:value="0.614183248496067" calcext:value-type="float">
            <text:p>0.6141832485</text:p>
          </table:table-cell>
          <table:table-cell office:value-type="string" calcext:value-type="string">
            <text:p>has</text:p>
          </table:table-cell>
          <table:table-cell office:value-type="float" office:value="0.313889763829145" calcext:value-type="float">
            <text:p>0.3138897638</text:p>
          </table:table-cell>
          <table:table-cell office:value-type="float" office:value="0.669" calcext:value-type="float">
            <text:p>0.669</text:p>
          </table:table-cell>
          <table:table-cell office:value-type="float" office:value="0.592565238798621" calcext:value-type="float">
            <text:p>0.5925652388</text:p>
          </table:table-cell>
          <table:table-cell office:value-type="string" calcext:value-type="string">
            <text:p>an</text:p>
          </table:table-cell>
          <table:table-cell office:value-type="float" office:value="-0.13855065512156" calcext:value-type="float">
            <text:p>-0.1385506551</text:p>
          </table:table-cell>
          <table:table-cell office:value-type="float" office:value="-0.0699500000000001" calcext:value-type="float">
            <text:p>-0.06995</text:p>
          </table:table-cell>
          <table:table-cell office:value-type="float" office:value="-0.055668843979353" calcext:value-type="float">
            <text:p>-0.055668844</text:p>
          </table:table-cell>
          <table:table-cell office:value-type="string" calcext:value-type="string">
            <text:p>their</text:p>
          </table:table-cell>
          <table:table-cell office:value-type="float" office:value="-0.141913845494703" calcext:value-type="float">
            <text:p>-0.1419138455</text:p>
          </table:table-cell>
          <table:table-cell office:value-type="float" office:value="-0.0804" calcext:value-type="float">
            <text:p>-0.0804</text:p>
          </table:table-cell>
          <table:table-cell office:value-type="float" office:value="-0.08384798166922" calcext:value-type="float">
            <text:p>-0.0838479817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0.0462938423805345" calcext:value-type="float">
            <text:p>0.0462938424</text:p>
          </table:table-cell>
          <table:table-cell office:value-type="float" office:value="0.59955" calcext:value-type="float">
            <text:p>0.59955</text:p>
          </table:table-cell>
          <table:table-cell office:value-type="float" office:value="0.169449341491237" calcext:value-type="float">
            <text:p>0.1694493415</text:p>
          </table:table-cell>
          <table:table-cell office:value-type="string" calcext:value-type="string">
            <text:p>no</text:p>
          </table:table-cell>
          <table:table-cell office:value-type="float" office:value="0.319592707275106" calcext:value-type="float">
            <text:p>0.3195927073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57437908496732" calcext:value-type="float">
            <text:p>0.574379085</text:p>
          </table:table-cell>
          <table:table-cell office:value-type="string" calcext:value-type="string">
            <text:p>him</text:p>
          </table:table-cell>
          <table:table-cell office:value-type="float" office:value="0.310549514376514" calcext:value-type="float">
            <text:p>0.3105495144</text:p>
          </table:table-cell>
          <table:table-cell office:value-type="float" office:value="0.70835" calcext:value-type="float">
            <text:p>0.70835</text:p>
          </table:table-cell>
          <table:table-cell office:value-type="float" office:value="0.49238534505265" calcext:value-type="float">
            <text:p>0.4923853451</text:p>
          </table:table-cell>
          <table:table-cell office:value-type="string" calcext:value-type="string">
            <text:p>more</text:p>
          </table:table-cell>
          <table:table-cell office:value-type="float" office:value="-0.137806972179707" calcext:value-type="float">
            <text:p>-0.1378069722</text:p>
          </table:table-cell>
          <table:table-cell office:value-type="float" office:value="-0.07625" calcext:value-type="float">
            <text:p>-0.07625</text:p>
          </table:table-cell>
          <table:table-cell office:value-type="float" office:value="-0.068332733202144" calcext:value-type="float">
            <text:p>-0.0683327332</text:p>
          </table:table-cell>
          <table:table-cell office:value-type="string" calcext:value-type="string">
            <text:p>think</text:p>
          </table:table-cell>
          <table:table-cell office:value-type="float" office:value="-0.139785621326676" calcext:value-type="float">
            <text:p>-0.1397856213</text:p>
          </table:table-cell>
          <table:table-cell office:value-type="float" office:value="-0.0717" calcext:value-type="float">
            <text:p>-0.0717</text:p>
          </table:table-cell>
          <table:table-cell office:value-type="float" office:value="-0.096362124556381" calcext:value-type="float">
            <text:p>-0.0963621246</text:p>
          </table:table-cell>
        </table:table-row>
        <table:table-row table:style-name="ro1">
          <table:table-cell office:value-type="string" calcext:value-type="string">
            <text:p>wrong</text:p>
          </table:table-cell>
          <table:table-cell office:value-type="float" office:value="0.0505589599824348" calcext:value-type="float">
            <text:p>0.05055896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152765388046387" calcext:value-type="float">
            <text:p>0.152765388</text:p>
          </table:table-cell>
          <table:table-cell office:value-type="string" calcext:value-type="string">
            <text:p>him</text:p>
          </table:table-cell>
          <table:table-cell office:value-type="float" office:value="0.31938225477855" calcext:value-type="float">
            <text:p>0.3193822548</text:p>
          </table:table-cell>
          <table:table-cell office:value-type="float" office:value="0.71305" calcext:value-type="float">
            <text:p>0.71305</text:p>
          </table:table-cell>
          <table:table-cell office:value-type="float" office:value="0.498470680765534" calcext:value-type="float">
            <text:p>0.4984706808</text:p>
          </table:table-cell>
          <table:table-cell office:value-type="string" calcext:value-type="string">
            <text:p>there</text:p>
          </table:table-cell>
          <table:table-cell office:value-type="float" office:value="0.309101412212232" calcext:value-type="float">
            <text:p>0.3091014122</text:p>
          </table:table-cell>
          <table:table-cell office:value-type="float" office:value="0.66165" calcext:value-type="float">
            <text:p>0.66165</text:p>
          </table:table-cell>
          <table:table-cell office:value-type="float" office:value="0.59813528119247" calcext:value-type="float">
            <text:p>0.5981352812</text:p>
          </table:table-cell>
          <table:table-cell office:value-type="string" calcext:value-type="string">
            <text:p>about</text:p>
          </table:table-cell>
          <table:table-cell office:value-type="float" office:value="-0.137425235429593" calcext:value-type="float">
            <text:p>-0.1374252354</text:p>
          </table:table-cell>
          <table:table-cell office:value-type="float" office:value="-0.0678" calcext:value-type="float">
            <text:p>-0.0678</text:p>
          </table:table-cell>
          <table:table-cell office:value-type="float" office:value="-0.077201257794568" calcext:value-type="float">
            <text:p>-0.0772012578</text:p>
          </table:table-cell>
          <table:table-cell office:value-type="string" calcext:value-type="string">
            <text:p>from</text:p>
          </table:table-cell>
          <table:table-cell office:value-type="float" office:value="-0.139676097103281" calcext:value-type="float">
            <text:p>-0.1396760971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061869849269324" calcext:value-type="float">
            <text:p>-0.0618698493</text:p>
          </table:table-cell>
        </table:table-row>
        <table:table-row table:style-name="ro1">
          <table:table-cell office:value-type="string" calcext:value-type="string">
            <text:p>written</text:p>
          </table:table-cell>
          <table:table-cell office:value-type="float" office:value="0.0533072760208174" calcext:value-type="float">
            <text:p>0.053307276</text:p>
          </table:table-cell>
          <table:table-cell office:value-type="float" office:value="0.64425" calcext:value-type="float">
            <text:p>0.64425</text:p>
          </table:table-cell>
          <table:table-cell office:value-type="float" office:value="0.148006226799186" calcext:value-type="float">
            <text:p>0.1480062268</text:p>
          </table:table-cell>
          <table:table-cell office:value-type="string" calcext:value-type="string">
            <text:p>which</text:p>
          </table:table-cell>
          <table:table-cell office:value-type="float" office:value="0.31457225472386" calcext:value-type="float">
            <text:p>0.3145722547</text:p>
          </table:table-cell>
          <table:table-cell office:value-type="float" office:value="0.68465" calcext:value-type="float">
            <text:p>0.68465</text:p>
          </table:table-cell>
          <table:table-cell office:value-type="float" office:value="0.550559395710112" calcext:value-type="float">
            <text:p>0.5505593957</text:p>
          </table:table-cell>
          <table:table-cell office:value-type="string" calcext:value-type="string">
            <text:p>out</text:p>
          </table:table-cell>
          <table:table-cell office:value-type="float" office:value="0.308464550901913" calcext:value-type="float">
            <text:p>0.3084645509</text:p>
          </table:table-cell>
          <table:table-cell office:value-type="float" office:value="0.66085" calcext:value-type="float">
            <text:p>0.66085</text:p>
          </table:table-cell>
          <table:table-cell office:value-type="float" office:value="0.606028924899808" calcext:value-type="float">
            <text:p>0.6060289249</text:p>
          </table:table-cell>
          <table:table-cell office:value-type="string" calcext:value-type="string">
            <text:p>their</text:p>
          </table:table-cell>
          <table:table-cell office:value-type="float" office:value="-0.137214962781818" calcext:value-type="float">
            <text:p>-0.1372149628</text:p>
          </table:table-cell>
          <table:table-cell office:value-type="float" office:value="-0.0806" calcext:value-type="float">
            <text:p>-0.0806</text:p>
          </table:table-cell>
          <table:table-cell office:value-type="float" office:value="-0.078852380720157" calcext:value-type="float">
            <text:p>-0.0788523807</text:p>
          </table:table-cell>
          <table:table-cell office:value-type="string" calcext:value-type="string">
            <text:p>like</text:p>
          </table:table-cell>
          <table:table-cell office:value-type="float" office:value="-0.139364938057963" calcext:value-type="float">
            <text:p>-0.1393649381</text:p>
          </table:table-cell>
          <table:table-cell office:value-type="float" office:value="-0.0679999999999999" calcext:value-type="float">
            <text:p>-0.068</text:p>
          </table:table-cell>
          <table:table-cell office:value-type="float" office:value="-0.0858455446408151" calcext:value-type="float">
            <text:p>-0.0858455446</text:p>
          </table:table-cell>
        </table:table-row>
        <table:table-row table:style-name="ro1">
          <table:table-cell office:value-type="string" calcext:value-type="string">
            <text:p>writing</text:p>
          </table:table-cell>
          <table:table-cell office:value-type="float" office:value="0.0453334874484842" calcext:value-type="float">
            <text:p>0.0453334874</text:p>
          </table:table-cell>
          <table:table-cell office:value-type="float" office:value="0.63725" calcext:value-type="float">
            <text:p>0.63725</text:p>
          </table:table-cell>
          <table:table-cell office:value-type="float" office:value="0.123474688896943" calcext:value-type="float">
            <text:p>0.1234746889</text:p>
          </table:table-cell>
          <table:table-cell office:value-type="string" calcext:value-type="string">
            <text:p>has</text:p>
          </table:table-cell>
          <table:table-cell office:value-type="float" office:value="0.310628710559385" calcext:value-type="float">
            <text:p>0.3106287106</text:p>
          </table:table-cell>
          <table:table-cell office:value-type="float" office:value="0.66785" calcext:value-type="float">
            <text:p>0.66785</text:p>
          </table:table-cell>
          <table:table-cell office:value-type="float" office:value="0.589558232931727" calcext:value-type="float">
            <text:p>0.5895582329</text:p>
          </table:table-cell>
          <table:table-cell office:value-type="string" calcext:value-type="string">
            <text:p>just</text:p>
          </table:table-cell>
          <table:table-cell office:value-type="float" office:value="0.308374179815028" calcext:value-type="float">
            <text:p>0.3083741798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61691431125014" calcext:value-type="float">
            <text:p>0.6169143113</text:p>
          </table:table-cell>
          <table:table-cell office:value-type="string" calcext:value-type="string">
            <text:p>up</text:p>
          </table:table-cell>
          <table:table-cell office:value-type="float" office:value="-0.136562250745952" calcext:value-type="float">
            <text:p>-0.1365622507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-0.079477348270743" calcext:value-type="float">
            <text:p>-0.0794773483</text:p>
          </table:table-cell>
          <table:table-cell office:value-type="string" calcext:value-type="string">
            <text:p>there</text:p>
          </table:table-cell>
          <table:table-cell office:value-type="float" office:value="-0.138978920638434" calcext:value-type="float">
            <text:p>-0.1389789206</text:p>
          </table:table-cell>
          <table:table-cell office:value-type="float" office:value="-0.06315" calcext:value-type="float">
            <text:p>-0.06315</text:p>
          </table:table-cell>
          <table:table-cell office:value-type="float" office:value="-0.0904109064989929" calcext:value-type="float">
            <text:p>-0.0904109065</text:p>
          </table:table-cell>
        </table:table-row>
        <table:table-row table:style-name="ro1">
          <table:table-cell office:value-type="string" calcext:value-type="string">
            <text:p>writers</text:p>
          </table:table-cell>
          <table:table-cell office:value-type="float" office:value="0.0324234641441897" calcext:value-type="float">
            <text:p>0.0324234641</text:p>
          </table:table-cell>
          <table:table-cell office:value-type="float" office:value="0.64055" calcext:value-type="float">
            <text:p>0.64055</text:p>
          </table:table-cell>
          <table:table-cell office:value-type="float" office:value="0.0748938360571355" calcext:value-type="float">
            <text:p>0.0748938361</text:p>
          </table:table-cell>
          <table:table-cell office:value-type="string" calcext:value-type="string">
            <text:p>so</text:p>
          </table:table-cell>
          <table:table-cell office:value-type="float" office:value="0.306196509771812" calcext:value-type="float">
            <text:p>0.3061965098</text:p>
          </table:table-cell>
          <table:table-cell office:value-type="float" office:value="0.6554" calcext:value-type="float">
            <text:p>0.6554</text:p>
          </table:table-cell>
          <table:table-cell office:value-type="float" office:value="0.624045385118918" calcext:value-type="float">
            <text:p>0.6240453851</text:p>
          </table:table-cell>
          <table:table-cell office:value-type="string" calcext:value-type="string">
            <text:p>which</text:p>
          </table:table-cell>
          <table:table-cell office:value-type="float" office:value="0.305620692868586" calcext:value-type="float">
            <text:p>0.3056206929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544625035643" calcext:value-type="float">
            <text:p>0.5446250356</text:p>
          </table:table-cell>
          <table:table-cell office:value-type="string" calcext:value-type="string">
            <text:p>from</text:p>
          </table:table-cell>
          <table:table-cell office:value-type="float" office:value="-0.136317478219009" calcext:value-type="float">
            <text:p>-0.1363174782</text:p>
          </table:table-cell>
          <table:table-cell office:value-type="float" office:value="-0.06935" calcext:value-type="float">
            <text:p>-0.06935</text:p>
          </table:table-cell>
          <table:table-cell office:value-type="float" office:value="-0.0598856059823261" calcext:value-type="float">
            <text:p>-0.059885606</text:p>
          </table:table-cell>
          <table:table-cell office:value-type="string" calcext:value-type="string">
            <text:p>an</text:p>
          </table:table-cell>
          <table:table-cell office:value-type="float" office:value="-0.138042523941928" calcext:value-type="float">
            <text:p>-0.1380425239</text:p>
          </table:table-cell>
          <table:table-cell office:value-type="float" office:value="-0.06935" calcext:value-type="float">
            <text:p>-0.06935</text:p>
          </table:table-cell>
          <table:table-cell office:value-type="float" office:value="-0.062957883354999" calcext:value-type="float">
            <text:p>-0.0629578834</text:p>
          </table:table-cell>
        </table:table-row>
        <table:table-row table:style-name="ro1">
          <table:table-cell office:value-type="string" calcext:value-type="string">
            <text:p>writer</text:p>
          </table:table-cell>
          <table:table-cell office:value-type="float" office:value="0.0398531703899736" calcext:value-type="float">
            <text:p>0.0398531704</text:p>
          </table:table-cell>
          <table:table-cell office:value-type="float" office:value="0.63165" calcext:value-type="float">
            <text:p>0.63165</text:p>
          </table:table-cell>
          <table:table-cell office:value-type="float" office:value="0.107354901248031" calcext:value-type="float">
            <text:p>0.1073549012</text:p>
          </table:table-cell>
          <table:table-cell office:value-type="string" calcext:value-type="string">
            <text:p>up</text:p>
          </table:table-cell>
          <table:table-cell office:value-type="float" office:value="0.303976007288978" calcext:value-type="float">
            <text:p>0.3039760073</text:p>
          </table:table-cell>
          <table:table-cell office:value-type="float" office:value="0.66975" calcext:value-type="float">
            <text:p>0.66975</text:p>
          </table:table-cell>
          <table:table-cell office:value-type="float" office:value="0.566800026234669" calcext:value-type="float">
            <text:p>0.5668000262</text:p>
          </table:table-cell>
          <table:table-cell office:value-type="string" calcext:value-type="string">
            <text:p>their</text:p>
          </table:table-cell>
          <table:table-cell office:value-type="float" office:value="0.304299460270284" calcext:value-type="float">
            <text:p>0.3042994603</text:p>
          </table:table-cell>
          <table:table-cell office:value-type="float" office:value="0.68515" calcext:value-type="float">
            <text:p>0.68515</text:p>
          </table:table-cell>
          <table:table-cell office:value-type="float" office:value="0.531089433315958" calcext:value-type="float">
            <text:p>0.5310894333</text:p>
          </table:table-cell>
          <table:table-cell office:value-type="string" calcext:value-type="string">
            <text:p>other</text:p>
          </table:table-cell>
          <table:table-cell office:value-type="float" office:value="-0.13340326451269" calcext:value-type="float">
            <text:p>-0.1334032645</text:p>
          </table:table-cell>
          <table:table-cell office:value-type="float" office:value="-0.0730500000000001" calcext:value-type="float">
            <text:p>-0.07305</text:p>
          </table:table-cell>
          <table:table-cell office:value-type="float" office:value="-0.0824317123234141" calcext:value-type="float">
            <text:p>-0.0824317123</text:p>
          </table:table-cell>
          <table:table-cell office:value-type="string" calcext:value-type="string">
            <text:p>other</text:p>
          </table:table-cell>
          <table:table-cell office:value-type="float" office:value="-0.137034203722802" calcext:value-type="float">
            <text:p>-0.1370342037</text:p>
          </table:table-cell>
          <table:table-cell office:value-type="float" office:value="-0.0779" calcext:value-type="float">
            <text:p>-0.0779</text:p>
          </table:table-cell>
          <table:table-cell office:value-type="float" office:value="-0.0826430271133311" calcext:value-type="float">
            <text:p>-0.0826430271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0.0311910370655494" calcext:value-type="float">
            <text:p>0.0311910371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0770925110132159" calcext:value-type="float">
            <text:p>0.077092511</text:p>
          </table:table-cell>
          <table:table-cell office:value-type="string" calcext:value-type="string">
            <text:p>their</text:p>
          </table:table-cell>
          <table:table-cell office:value-type="float" office:value="0.299600577557399" calcext:value-type="float">
            <text:p>0.2996005776</text:p>
          </table:table-cell>
          <table:table-cell office:value-type="float" office:value="0.68535" calcext:value-type="float">
            <text:p>0.68535</text:p>
          </table:table-cell>
          <table:table-cell office:value-type="float" office:value="0.526093832366895" calcext:value-type="float">
            <text:p>0.5260938324</text:p>
          </table:table-cell>
          <table:table-cell office:value-type="string" calcext:value-type="string">
            <text:p>like</text:p>
          </table:table-cell>
          <table:table-cell office:value-type="float" office:value="0.30347481073501" calcext:value-type="float">
            <text:p>0.3034748107</text:p>
          </table:table-cell>
          <table:table-cell office:value-type="float" office:value="0.65295" calcext:value-type="float">
            <text:p>0.65295</text:p>
          </table:table-cell>
          <table:table-cell office:value-type="float" office:value="0.631170625431745" calcext:value-type="float">
            <text:p>0.6311706254</text:p>
          </table:table-cell>
          <table:table-cell office:value-type="string" calcext:value-type="string">
            <text:p>some</text:p>
          </table:table-cell>
          <table:table-cell office:value-type="float" office:value="-0.131525681131163" calcext:value-type="float">
            <text:p>-0.1315256811</text:p>
          </table:table-cell>
          <table:table-cell office:value-type="float" office:value="-0.06625" calcext:value-type="float">
            <text:p>-0.06625</text:p>
          </table:table-cell>
          <table:table-cell office:value-type="float" office:value="-0.073248454707745" calcext:value-type="float">
            <text:p>-0.0732484547</text:p>
          </table:table-cell>
          <table:table-cell office:value-type="string" calcext:value-type="string">
            <text:p>more</text:p>
          </table:table-cell>
          <table:table-cell office:value-type="float" office:value="-0.136688046215709" calcext:value-type="float">
            <text:p>-0.1366880462</text:p>
          </table:table-cell>
          <table:table-cell office:value-type="float" office:value="-0.0760999999999999" calcext:value-type="float">
            <text:p>-0.0761</text:p>
          </table:table-cell>
          <table:table-cell office:value-type="float" office:value="-0.067021431283451" calcext:value-type="float">
            <text:p>-0.0670214313</text:p>
          </table:table-cell>
        </table:table-row>
        <table:table-row table:style-name="ro1">
          <table:table-cell office:value-type="string" calcext:value-type="string">
            <text:p>wouldn't</text:p>
          </table:table-cell>
          <table:table-cell office:value-type="float" office:value="0.042255899074193" calcext:value-type="float">
            <text:p>0.0422558991</text:p>
          </table:table-cell>
          <table:table-cell office:value-type="float" office:value="0.60745" calcext:value-type="float">
            <text:p>0.60745</text:p>
          </table:table-cell>
          <table:table-cell office:value-type="float" office:value="0.112179124731426" calcext:value-type="float">
            <text:p>0.1121791247</text:p>
          </table:table-cell>
          <table:table-cell office:value-type="string" calcext:value-type="string">
            <text:p>into</text:p>
          </table:table-cell>
          <table:table-cell office:value-type="float" office:value="0.299298465536521" calcext:value-type="float">
            <text:p>0.2992984655</text:p>
          </table:table-cell>
          <table:table-cell office:value-type="float" office:value="0.69715" calcext:value-type="float">
            <text:p>0.69715</text:p>
          </table:table-cell>
          <table:table-cell office:value-type="float" office:value="0.509276513003322" calcext:value-type="float">
            <text:p>0.509276513</text:p>
          </table:table-cell>
          <table:table-cell office:value-type="string" calcext:value-type="string">
            <text:p>up</text:p>
          </table:table-cell>
          <table:table-cell office:value-type="float" office:value="0.303428579413511" calcext:value-type="float">
            <text:p>0.3034285794</text:p>
          </table:table-cell>
          <table:table-cell office:value-type="float" office:value="0.67" calcext:value-type="float">
            <text:p>0.67</text:p>
          </table:table-cell>
          <table:table-cell office:value-type="float" office:value="0.56578947368421" calcext:value-type="float">
            <text:p>0.5657894737</text:p>
          </table:table-cell>
          <table:table-cell office:value-type="string" calcext:value-type="string">
            <text:p>has</text:p>
          </table:table-cell>
          <table:table-cell office:value-type="float" office:value="-0.129137427927518" calcext:value-type="float">
            <text:p>-0.1291374279</text:p>
          </table:table-cell>
          <table:table-cell office:value-type="float" office:value="-0.06845" calcext:value-type="float">
            <text:p>-0.06845</text:p>
          </table:table-cell>
          <table:table-cell office:value-type="float" office:value="-0.061796827768459" calcext:value-type="float">
            <text:p>-0.0617968278</text:p>
          </table:table-cell>
          <table:table-cell office:value-type="string" calcext:value-type="string">
            <text:p>up</text:p>
          </table:table-cell>
          <table:table-cell office:value-type="float" office:value="-0.136014822870485" calcext:value-type="float">
            <text:p>-0.1360148229</text:p>
          </table:table-cell>
          <table:table-cell office:value-type="float" office:value="-0.06935" calcext:value-type="float">
            <text:p>-0.06935</text:p>
          </table:table-cell>
          <table:table-cell office:value-type="float" office:value="-0.0784667957202839" calcext:value-type="float">
            <text:p>-0.0784667957</text:p>
          </table:table-cell>
        </table:table-row>
        <table:table-row table:style-name="ro1">
          <table:table-cell office:value-type="string" calcext:value-type="string">
            <text:p>would</text:p>
          </table:table-cell>
          <table:table-cell office:value-type="float" office:value="0.16748256989622" calcext:value-type="float">
            <text:p>0.1674825699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475771503611294" calcext:value-type="float">
            <text:p>0.4757715036</text:p>
          </table:table-cell>
          <table:table-cell office:value-type="string" calcext:value-type="string">
            <text:p>there</text:p>
          </table:table-cell>
          <table:table-cell office:value-type="float" office:value="0.296225159524172" calcext:value-type="float">
            <text:p>0.2962251595</text:p>
          </table:table-cell>
          <table:table-cell office:value-type="float" office:value="0.65585" calcext:value-type="float">
            <text:p>0.65585</text:p>
          </table:table-cell>
          <table:table-cell office:value-type="float" office:value="0.589687034277198" calcext:value-type="float">
            <text:p>0.5896870343</text:p>
          </table:table-cell>
          <table:table-cell office:value-type="string" calcext:value-type="string">
            <text:p>into</text:p>
          </table:table-cell>
          <table:table-cell office:value-type="float" office:value="0.300665710948045" calcext:value-type="float">
            <text:p>0.300665710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512007684918348" calcext:value-type="float">
            <text:p>0.5120076849</text:p>
          </table:table-cell>
          <table:table-cell office:value-type="string" calcext:value-type="string">
            <text:p>after</text:p>
          </table:table-cell>
          <table:table-cell office:value-type="float" office:value="-0.127381500011921" calcext:value-type="float">
            <text:p>-0.1273815</text:p>
          </table:table-cell>
          <table:table-cell office:value-type="float" office:value="-0.07945" calcext:value-type="float">
            <text:p>-0.07945</text:p>
          </table:table-cell>
          <table:table-cell office:value-type="float" office:value="-0.079168055693803" calcext:value-type="float">
            <text:p>-0.0791680557</text:p>
          </table:table-cell>
          <table:table-cell office:value-type="string" calcext:value-type="string">
            <text:p>so</text:p>
          </table:table-cell>
          <table:table-cell office:value-type="float" office:value="-0.135522607196356" calcext:value-type="float">
            <text:p>-0.1355226072</text:p>
          </table:table-cell>
          <table:table-cell office:value-type="float" office:value="-0.06545" calcext:value-type="float">
            <text:p>-0.06545</text:p>
          </table:table-cell>
          <table:table-cell office:value-type="float" office:value="-0.0881723340456051" calcext:value-type="float">
            <text:p>-0.088172334</text:p>
          </table:table-cell>
        </table:table-row>
        <table:table-row table:style-name="ro1">
          <table:table-cell office:value-type="string" calcext:value-type="string">
            <text:p>worth</text:p>
          </table:table-cell>
          <table:table-cell office:value-type="float" office:value="0.0800645550630743" calcext:value-type="float">
            <text:p>0.0800645551</text:p>
          </table:table-cell>
          <table:table-cell office:value-type="float" office:value="0.63625" calcext:value-type="float">
            <text:p>0.63625</text:p>
          </table:table-cell>
          <table:table-cell office:value-type="float" office:value="0.203612479474548" calcext:value-type="float">
            <text:p>0.2036124795</text:p>
          </table:table-cell>
          <table:table-cell office:value-type="string" calcext:value-type="string">
            <text:p>more</text:p>
          </table:table-cell>
          <table:table-cell office:value-type="float" office:value="0.295074158705721" calcext:value-type="float">
            <text:p>0.2950741587</text:p>
          </table:table-cell>
          <table:table-cell office:value-type="float" office:value="0.66645" calcext:value-type="float">
            <text:p>0.66645</text:p>
          </table:table-cell>
          <table:table-cell office:value-type="float" office:value="0.563901418578806" calcext:value-type="float">
            <text:p>0.5639014186</text:p>
          </table:table-cell>
          <table:table-cell office:value-type="string" calcext:value-type="string">
            <text:p>even</text:p>
          </table:table-cell>
          <table:table-cell office:value-type="float" office:value="0.299269489740896" calcext:value-type="float">
            <text:p>0.2992694897</text:p>
          </table:table-cell>
          <table:table-cell office:value-type="float" office:value="0.66255" calcext:value-type="float">
            <text:p>0.66255</text:p>
          </table:table-cell>
          <table:table-cell office:value-type="float" office:value="0.566120218579235" calcext:value-type="float">
            <text:p>0.5661202186</text:p>
          </table:table-cell>
          <table:table-cell office:value-type="string" calcext:value-type="string">
            <text:p>what</text:p>
          </table:table-cell>
          <table:table-cell office:value-type="float" office:value="-0.127157589231259" calcext:value-type="float">
            <text:p>-0.1271575892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-0.070820082099275" calcext:value-type="float">
            <text:p>-0.0708200821</text:p>
          </table:table-cell>
          <table:table-cell office:value-type="string" calcext:value-type="string">
            <text:p>about</text:p>
          </table:table-cell>
          <table:table-cell office:value-type="float" office:value="-0.134076712703772" calcext:value-type="float">
            <text:p>-0.1340767127</text:p>
          </table:table-cell>
          <table:table-cell office:value-type="float" office:value="-0.06725" calcext:value-type="float">
            <text:p>-0.06725</text:p>
          </table:table-cell>
          <table:table-cell office:value-type="float" office:value="-0.072082562554136" calcext:value-type="float">
            <text:p>-0.0720825626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320619891185134" calcext:value-type="float">
            <text:p>0.3206198912</text:p>
          </table:table-cell>
          <table:table-cell office:value-type="float" office:value="0.78555" calcext:value-type="float">
            <text:p>0.78555</text:p>
          </table:table-cell>
          <table:table-cell office:value-type="float" office:value="0.413349746956641" calcext:value-type="float">
            <text:p>0.413349747</text:p>
          </table:table-cell>
          <table:table-cell office:value-type="string" calcext:value-type="string">
            <text:p>even</text:p>
          </table:table-cell>
          <table:table-cell office:value-type="float" office:value="0.294667662554025" calcext:value-type="float">
            <text:p>0.2946676626</text:p>
          </table:table-cell>
          <table:table-cell office:value-type="float" office:value="0.6611" calcext:value-type="float">
            <text:p>0.6611</text:p>
          </table:table-cell>
          <table:table-cell office:value-type="float" office:value="0.562427372498386" calcext:value-type="float">
            <text:p>0.5624273725</text:p>
          </table:table-cell>
          <table:table-cell office:value-type="string" calcext:value-type="string">
            <text:p>no</text:p>
          </table:table-cell>
          <table:table-cell office:value-type="float" office:value="0.296075603883181" calcext:value-type="float">
            <text:p>0.2960756039</text:p>
          </table:table-cell>
          <table:table-cell office:value-type="float" office:value="0.6602" calcext:value-type="float">
            <text:p>0.6602</text:p>
          </table:table-cell>
          <table:table-cell office:value-type="float" office:value="0.562733238965384" calcext:value-type="float">
            <text:p>0.562733239</text:p>
          </table:table-cell>
          <table:table-cell office:value-type="string" calcext:value-type="string">
            <text:p>there</text:p>
          </table:table-cell>
          <table:table-cell office:value-type="float" office:value="-0.126102667950374" calcext:value-type="float">
            <text:p>-0.126102668</text:p>
          </table:table-cell>
          <table:table-cell office:value-type="float" office:value="-0.05735" calcext:value-type="float">
            <text:p>-0.05735</text:p>
          </table:table-cell>
          <table:table-cell office:value-type="float" office:value="-0.081962659583721" calcext:value-type="float">
            <text:p>-0.0819626596</text:p>
          </table:table-cell>
          <table:table-cell office:value-type="string" calcext:value-type="string">
            <text:p>has</text:p>
          </table:table-cell>
          <table:table-cell office:value-type="float" office:value="-0.132398481197278" calcext:value-type="float">
            <text:p>-0.1323984812</text:p>
          </table:table-cell>
          <table:table-cell office:value-type="float" office:value="-0.0696" calcext:value-type="float">
            <text:p>-0.0696</text:p>
          </table:table-cell>
          <table:table-cell office:value-type="float" office:value="-0.0648038336353529" calcext:value-type="float">
            <text:p>-0.0648038336</text:p>
          </table:table-cell>
        </table:table-row>
        <table:table-row table:style-name="ro1">
          <table:table-cell office:value-type="string" calcext:value-type="string">
            <text:p>worse</text:p>
          </table:table-cell>
          <table:table-cell office:value-type="float" office:value="0.104810220836659" calcext:value-type="float">
            <text:p>0.1048102208</text:p>
          </table:table-cell>
          <table:table-cell office:value-type="float" office:value="0.6653" calcext:value-type="float">
            <text:p>0.6653</text:p>
          </table:table-cell>
          <table:table-cell office:value-type="float" office:value="0.185049914779645" calcext:value-type="float">
            <text:p>0.1850499148</text:p>
          </table:table-cell>
          <table:table-cell office:value-type="string" calcext:value-type="string">
            <text:p>what</text:p>
          </table:table-cell>
          <table:table-cell office:value-type="float" office:value="0.289704352160914" calcext:value-type="float">
            <text:p>0.2897043522</text:p>
          </table:table-cell>
          <table:table-cell office:value-type="float" office:value="0.6553" calcext:value-type="float">
            <text:p>0.6553</text:p>
          </table:table-cell>
          <table:table-cell office:value-type="float" office:value="0.580656934306569" calcext:value-type="float">
            <text:p>0.5806569343</text:p>
          </table:table-cell>
          <table:table-cell office:value-type="string" calcext:value-type="string">
            <text:p>what</text:p>
          </table:table-cell>
          <table:table-cell office:value-type="float" office:value="0.29409634986323" calcext:value-type="float">
            <text:p>0.2940963499</text:p>
          </table:table-cell>
          <table:table-cell office:value-type="float" office:value="0.6556" calcext:value-type="float">
            <text:p>0.6556</text:p>
          </table:table-cell>
          <table:table-cell office:value-type="float" office:value="0.586802639472106" calcext:value-type="float">
            <text:p>0.5868026395</text:p>
          </table:table-cell>
          <table:table-cell office:value-type="string" calcext:value-type="string">
            <text:p>so</text:p>
          </table:table-cell>
          <table:table-cell office:value-type="float" office:value="-0.124745249995739" calcext:value-type="float">
            <text:p>-0.12474525</text:p>
          </table:table-cell>
          <table:table-cell office:value-type="float" office:value="-0.0610499999999999" calcext:value-type="float">
            <text:p>-0.06105</text:p>
          </table:table-cell>
          <table:table-cell office:value-type="float" office:value="-0.0749429563966371" calcext:value-type="float">
            <text:p>-0.0749429564</text:p>
          </table:table-cell>
          <table:table-cell office:value-type="string" calcext:value-type="string">
            <text:p>what</text:p>
          </table:table-cell>
          <table:table-cell office:value-type="float" office:value="-0.131549586933575" calcext:value-type="float">
            <text:p>-0.1315495869</text:p>
          </table:table-cell>
          <table:table-cell office:value-type="float" office:value="-0.0642" calcext:value-type="float">
            <text:p>-0.0642</text:p>
          </table:table-cell>
          <table:table-cell office:value-type="float" office:value="-0.0769657872648121" calcext:value-type="float">
            <text:p>-0.0769657873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0.0879789904607081" calcext:value-type="float">
            <text:p>0.0879789905</text:p>
          </table:table-cell>
          <table:table-cell office:value-type="float" office:value="0.5867" calcext:value-type="float">
            <text:p>0.5867</text:p>
          </table:table-cell>
          <table:table-cell office:value-type="float" office:value="0.25153929735603" calcext:value-type="float">
            <text:p>0.2515392974</text:p>
          </table:table-cell>
          <table:table-cell office:value-type="string" calcext:value-type="string">
            <text:p>about</text:p>
          </table:table-cell>
          <table:table-cell office:value-type="float" office:value="0.286321241262015" calcext:value-type="float">
            <text:p>0.2863212413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594728933071321" calcext:value-type="float">
            <text:p>0.5947289331</text:p>
          </table:table-cell>
          <table:table-cell office:value-type="string" calcext:value-type="string">
            <text:p>more</text:p>
          </table:table-cell>
          <table:table-cell office:value-type="float" office:value="0.293955232741723" calcext:value-type="float">
            <text:p>0.2939552327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562590116660113" calcext:value-type="float">
            <text:p>0.5625901167</text:p>
          </table:table-cell>
          <table:table-cell office:value-type="string" calcext:value-type="string">
            <text:p>first</text:p>
          </table:table-cell>
          <table:table-cell office:value-type="float" office:value="-0.123152052159994" calcext:value-type="float">
            <text:p>-0.1231520522</text:p>
          </table:table-cell>
          <table:table-cell office:value-type="float" office:value="-0.0763" calcext:value-type="float">
            <text:p>-0.0763</text:p>
          </table:table-cell>
          <table:table-cell office:value-type="float" office:value="-0.072282410535215" calcext:value-type="float">
            <text:p>-0.0722824105</text:p>
          </table:table-cell>
          <table:table-cell office:value-type="string" calcext:value-type="string">
            <text:p>or</text:p>
          </table:table-cell>
          <table:table-cell office:value-type="float" office:value="-0.13030438792793" calcext:value-type="float">
            <text:p>-0.1303043879</text:p>
          </table:table-cell>
          <table:table-cell office:value-type="float" office:value="-0.06445" calcext:value-type="float">
            <text:p>-0.06445</text:p>
          </table:table-cell>
          <table:table-cell office:value-type="float" office:value="-0.073054985379717" calcext:value-type="float">
            <text:p>-0.0730549854</text:p>
          </table:table-cell>
        </table:table-row>
        <table:table-row table:style-name="ro1">
          <table:table-cell office:value-type="string" calcext:value-type="string">
            <text:p>works</text:p>
          </table:table-cell>
          <table:table-cell office:value-type="float" office:value="0.0491137487411024" calcext:value-type="float">
            <text:p>0.0491137487</text:p>
          </table:table-cell>
          <table:table-cell office:value-type="float" office:value="0.62375" calcext:value-type="float">
            <text:p>0.62375</text:p>
          </table:table-cell>
          <table:table-cell office:value-type="float" office:value="0.127940665198748" calcext:value-type="float">
            <text:p>0.1279406652</text:p>
          </table:table-cell>
          <table:table-cell office:value-type="string" calcext:value-type="string">
            <text:p>some</text:p>
          </table:table-cell>
          <table:table-cell office:value-type="float" office:value="0.286025641781106" calcext:value-type="float">
            <text:p>0.2860256418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571749158459045" calcext:value-type="float">
            <text:p>0.5717491585</text:p>
          </table:table-cell>
          <table:table-cell office:value-type="string" calcext:value-type="string">
            <text:p>some</text:p>
          </table:table-cell>
          <table:table-cell office:value-type="float" office:value="0.283251209939848" calcext:value-type="float">
            <text:p>0.2832512099</text:p>
          </table:table-cell>
          <table:table-cell office:value-type="float" office:value="0.6553" calcext:value-type="float">
            <text:p>0.6553</text:p>
          </table:table-cell>
          <table:table-cell office:value-type="float" office:value="0.569824035941595" calcext:value-type="float">
            <text:p>0.5698240359</text:p>
          </table:table-cell>
          <table:table-cell office:value-type="string" calcext:value-type="string">
            <text:p>them</text:p>
          </table:table-cell>
          <table:table-cell office:value-type="float" office:value="-0.12183770941215" calcext:value-type="float">
            <text:p>-0.1218377094</text:p>
          </table:table-cell>
          <table:table-cell office:value-type="float" office:value="-0.06365" calcext:value-type="float">
            <text:p>-0.06365</text:p>
          </table:table-cell>
          <table:table-cell office:value-type="float" office:value="-0.0825321454494961" calcext:value-type="float">
            <text:p>-0.0825321454</text:p>
          </table:table-cell>
          <table:table-cell office:value-type="string" calcext:value-type="string">
            <text:p>just</text:p>
          </table:table-cell>
          <table:table-cell office:value-type="float" office:value="-0.128934240483599" calcext:value-type="float">
            <text:p>-0.1289342405</text:p>
          </table:table-cell>
          <table:table-cell office:value-type="float" office:value="-0.0590499999999999" calcext:value-type="float">
            <text:p>-0.05905</text:p>
          </table:table-cell>
          <table:table-cell office:value-type="float" office:value="-0.085961513537321" calcext:value-type="float">
            <text:p>-0.0859615135</text:p>
          </table:table-cell>
        </table:table-row>
        <table:table-row table:style-name="ro1">
          <table:table-cell office:value-type="string" calcext:value-type="string">
            <text:p>working</text:p>
          </table:table-cell>
          <table:table-cell office:value-type="float" office:value="0.0260090825126849" calcext:value-type="float">
            <text:p>0.0260090825</text:p>
          </table:table-cell>
          <table:table-cell office:value-type="float" office:value="0.61455" calcext:value-type="float">
            <text:p>0.61455</text:p>
          </table:table-cell>
          <table:table-cell office:value-type="float" office:value="0.0801813626058943" calcext:value-type="float">
            <text:p>0.0801813626</text:p>
          </table:table-cell>
          <table:table-cell office:value-type="string" calcext:value-type="string">
            <text:p>just</text:p>
          </table:table-cell>
          <table:table-cell office:value-type="float" office:value="0.285486777790205" calcext:value-type="float">
            <text:p>0.2854867778</text:p>
          </table:table-cell>
          <table:table-cell office:value-type="float" office:value="0.64805" calcext:value-type="float">
            <text:p>0.64805</text:p>
          </table:table-cell>
          <table:table-cell office:value-type="float" office:value="0.597518440162388" calcext:value-type="float">
            <text:p>0.5975184402</text:p>
          </table:table-cell>
          <table:table-cell office:value-type="string" calcext:value-type="string">
            <text:p>about</text:p>
          </table:table-cell>
          <table:table-cell office:value-type="float" office:value="0.282972718536194" calcext:value-type="float">
            <text:p>0.2829727185</text:p>
          </table:table-cell>
          <table:table-cell office:value-type="float" office:value="0.64885" calcext:value-type="float">
            <text:p>0.64885</text:p>
          </table:table-cell>
          <table:table-cell office:value-type="float" office:value="0.589610237830889" calcext:value-type="float">
            <text:p>0.5896102378</text:p>
          </table:table-cell>
          <table:table-cell office:value-type="string" calcext:value-type="string">
            <text:p>where</text:p>
          </table:table-cell>
          <table:table-cell office:value-type="float" office:value="-0.121787253437423" calcext:value-type="float">
            <text:p>-0.1217872534</text:p>
          </table:table-cell>
          <table:table-cell office:value-type="float" office:value="-0.0727" calcext:value-type="float">
            <text:p>-0.0727</text:p>
          </table:table-cell>
          <table:table-cell office:value-type="float" office:value="-0.08378984995476" calcext:value-type="float">
            <text:p>-0.08378985</text:p>
          </table:table-cell>
          <table:table-cell office:value-type="string" calcext:value-type="string">
            <text:p>some</text:p>
          </table:table-cell>
          <table:table-cell office:value-type="float" office:value="-0.128751249289905" calcext:value-type="float">
            <text:p>-0.1287512493</text:p>
          </table:table-cell>
          <table:table-cell office:value-type="float" office:value="-0.0650499999999999" calcext:value-type="float">
            <text:p>-0.06505</text:p>
          </table:table-cell>
          <table:table-cell office:value-type="float" office:value="-0.071323332190295" calcext:value-type="float">
            <text:p>-0.0713233322</text:p>
          </table:table-cell>
        </table:table-row>
        <table:table-row table:style-name="ro1">
          <table:table-cell office:value-type="string" calcext:value-type="string">
            <text:p>worked</text:p>
          </table:table-cell>
          <table:table-cell office:value-type="float" office:value="0.0212243684274912" calcext:value-type="float">
            <text:p>0.0212243684</text:p>
          </table:table-cell>
          <table:table-cell office:value-type="float" office:value="0.59875" calcext:value-type="float">
            <text:p>0.59875</text:p>
          </table:table-cell>
          <table:table-cell office:value-type="float" office:value="0.0647943130171309" calcext:value-type="float">
            <text:p>0.064794313</text:p>
          </table:table-cell>
          <table:table-cell office:value-type="string" calcext:value-type="string">
            <text:p>her</text:p>
          </table:table-cell>
          <table:table-cell office:value-type="float" office:value="0.277821388550241" calcext:value-type="float">
            <text:p>0.2778213886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506736526946108" calcext:value-type="float">
            <text:p>0.5067365269</text:p>
          </table:table-cell>
          <table:table-cell office:value-type="string" calcext:value-type="string">
            <text:p>if</text:p>
          </table:table-cell>
          <table:table-cell office:value-type="float" office:value="0.282390577140296" calcext:value-type="float">
            <text:p>0.2823905771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606227915194346" calcext:value-type="float">
            <text:p>0.6062279152</text:p>
          </table:table-cell>
          <table:table-cell office:value-type="string" calcext:value-type="string">
            <text:p>than</text:p>
          </table:table-cell>
          <table:table-cell office:value-type="float" office:value="-0.121090546728723" calcext:value-type="float">
            <text:p>-0.1210905467</text:p>
          </table:table-cell>
          <table:table-cell office:value-type="float" office:value="-0.0622" calcext:value-type="float">
            <text:p>-0.0622</text:p>
          </table:table-cell>
          <table:table-cell office:value-type="float" office:value="-0.075503239863373" calcext:value-type="float">
            <text:p>-0.0755032399</text:p>
          </table:table-cell>
          <table:table-cell office:value-type="string" calcext:value-type="string">
            <text:p>after</text:p>
          </table:table-cell>
          <table:table-cell office:value-type="float" office:value="-0.128493858244635" calcext:value-type="float">
            <text:p>-0.1284938582</text:p>
          </table:table-cell>
          <table:table-cell office:value-type="float" office:value="-0.08275" calcext:value-type="float">
            <text:p>-0.08275</text:p>
          </table:table-cell>
          <table:table-cell office:value-type="float" office:value="-0.078465942093495" calcext:value-type="float">
            <text:p>-0.0784659421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 office:value-type="float" office:value="0.099448965879371" calcext:value-type="float">
            <text:p>0.0994489659</text:p>
          </table:table-cell>
          <table:table-cell office:value-type="float" office:value="0.59825" calcext:value-type="float">
            <text:p>0.59825</text:p>
          </table:table-cell>
          <table:table-cell office:value-type="float" office:value="0.290382407489181" calcext:value-type="float">
            <text:p>0.2903824075</text:p>
          </table:table-cell>
          <table:table-cell office:value-type="string" calcext:value-type="string">
            <text:p>like</text:p>
          </table:table-cell>
          <table:table-cell office:value-type="float" office:value="0.276665131781278" calcext:value-type="float">
            <text:p>0.2766651318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14453961456103" calcext:value-type="float">
            <text:p>0.6144539615</text:p>
          </table:table-cell>
          <table:table-cell office:value-type="string" calcext:value-type="string">
            <text:p>her</text:p>
          </table:table-cell>
          <table:table-cell office:value-type="float" office:value="0.282066956693599" calcext:value-type="float">
            <text:p>0.2820669567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510767859795039" calcext:value-type="float">
            <text:p>0.5107678598</text:p>
          </table:table-cell>
          <table:table-cell office:value-type="string" calcext:value-type="string">
            <text:p>her</text:p>
          </table:table-cell>
          <table:table-cell office:value-type="float" office:value="-0.11957753188063" calcext:value-type="float">
            <text:p>-0.1195775319</text:p>
          </table:table-cell>
          <table:table-cell office:value-type="float" office:value="-0.0660999999999999" calcext:value-type="float">
            <text:p>-0.0661</text:p>
          </table:table-cell>
          <table:table-cell office:value-type="float" office:value="-0.07480085779045" calcext:value-type="float">
            <text:p>-0.0748008578</text:p>
          </table:table-cell>
          <table:table-cell office:value-type="string" calcext:value-type="string">
            <text:p>first</text:p>
          </table:table-cell>
          <table:table-cell office:value-type="float" office:value="-0.125901612184308" calcext:value-type="float">
            <text:p>-0.1259016122</text:p>
          </table:table-cell>
          <table:table-cell office:value-type="float" office:value="-0.0799500000000001" calcext:value-type="float">
            <text:p>-0.07995</text:p>
          </table:table-cell>
          <table:table-cell office:value-type="float" office:value="-0.072618262916574" calcext:value-type="float">
            <text:p>-0.0726182629</text:p>
          </table:table-cell>
        </table:table-row>
        <table:table-row table:style-name="ro1">
          <table:table-cell office:value-type="string" calcext:value-type="string">
            <text:p>words</text:p>
          </table:table-cell>
          <table:table-cell office:value-type="float" office:value="0.0269537944597129" calcext:value-type="float">
            <text:p>0.0269537945</text:p>
          </table:table-cell>
          <table:table-cell office:value-type="float" office:value="0.58925" calcext:value-type="float">
            <text:p>0.58925</text:p>
          </table:table-cell>
          <table:table-cell office:value-type="float" office:value="0.085291170248302" calcext:value-type="float">
            <text:p>0.0852911702</text:p>
          </table:table-cell>
          <table:table-cell office:value-type="string" calcext:value-type="string">
            <text:p>well</text:p>
          </table:table-cell>
          <table:table-cell office:value-type="float" office:value="0.273532411817814" calcext:value-type="float">
            <text:p>0.2735324118</text:p>
          </table:table-cell>
          <table:table-cell office:value-type="float" office:value="0.65925" calcext:value-type="float">
            <text:p>0.65925</text:p>
          </table:table-cell>
          <table:table-cell office:value-type="float" office:value="0.528275766595141" calcext:value-type="float">
            <text:p>0.5282757666</text:p>
          </table:table-cell>
          <table:table-cell office:value-type="string" calcext:value-type="string">
            <text:p>only</text:p>
          </table:table-cell>
          <table:table-cell office:value-type="float" office:value="0.276748427482829" calcext:value-type="float">
            <text:p>0.2767484275</text:p>
          </table:table-cell>
          <table:table-cell office:value-type="float" office:value="0.65955" calcext:value-type="float">
            <text:p>0.65955</text:p>
          </table:table-cell>
          <table:table-cell office:value-type="float" office:value="0.542682517294647" calcext:value-type="float">
            <text:p>0.5426825173</text:p>
          </table:table-cell>
          <table:table-cell office:value-type="string" calcext:value-type="string">
            <text:p>no</text:p>
          </table:table-cell>
          <table:table-cell office:value-type="float" office:value="-0.119192388545316" calcext:value-type="float">
            <text:p>-0.1191923885</text:p>
          </table:table-cell>
          <table:table-cell office:value-type="float" office:value="-0.0504" calcext:value-type="float">
            <text:p>-0.0504</text:p>
          </table:table-cell>
          <table:table-cell office:value-type="float" office:value="-0.081801487126564" calcext:value-type="float">
            <text:p>-0.0818014871</text:p>
          </table:table-cell>
          <table:table-cell office:value-type="string" calcext:value-type="string">
            <text:p>because</text:p>
          </table:table-cell>
          <table:table-cell office:value-type="float" office:value="-0.12434867928852" calcext:value-type="float">
            <text:p>-0.1243486793</text:p>
          </table:table-cell>
          <table:table-cell office:value-type="float" office:value="-0.0468000000000001" calcext:value-type="float">
            <text:p>-0.0468</text:p>
          </table:table-cell>
          <table:table-cell office:value-type="float" office:value="-0.091357879013158" calcext:value-type="float">
            <text:p>-0.09135787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0.0291877748520714" calcext:value-type="float">
            <text:p>0.0291877749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0884124307395808" calcext:value-type="float">
            <text:p>0.0884124307</text:p>
          </table:table-cell>
          <table:table-cell office:value-type="string" calcext:value-type="string">
            <text:p>most</text:p>
          </table:table-cell>
          <table:table-cell office:value-type="float" office:value="0.27163567504532" calcext:value-type="float">
            <text:p>0.271635675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501213960546282" calcext:value-type="float">
            <text:p>0.5012139605</text:p>
          </table:table-cell>
          <table:table-cell office:value-type="string" calcext:value-type="string">
            <text:p>also</text:p>
          </table:table-cell>
          <table:table-cell office:value-type="float" office:value="0.274333872046961" calcext:value-type="float">
            <text:p>0.274333872</text:p>
          </table:table-cell>
          <table:table-cell office:value-type="float" office:value="0.66585" calcext:value-type="float">
            <text:p>0.66585</text:p>
          </table:table-cell>
          <table:table-cell office:value-type="float" office:value="0.507044331341742" calcext:value-type="float">
            <text:p>0.5070443313</text:p>
          </table:table-cell>
          <table:table-cell office:value-type="string" calcext:value-type="string">
            <text:p>been</text:p>
          </table:table-cell>
          <table:table-cell office:value-type="float" office:value="-0.11918888322855" calcext:value-type="float">
            <text:p>-0.1191888832</text:p>
          </table:table-cell>
          <table:table-cell office:value-type="float" office:value="-0.0631" calcext:value-type="float">
            <text:p>-0.0631</text:p>
          </table:table-cell>
          <table:table-cell office:value-type="float" office:value="-0.075302893445325" calcext:value-type="float">
            <text:p>-0.0753028934</text:p>
          </table:table-cell>
          <table:table-cell office:value-type="string" calcext:value-type="string">
            <text:p>her</text:p>
          </table:table-cell>
          <table:table-cell office:value-type="float" office:value="-0.123823100023988" calcext:value-type="float">
            <text:p>-0.1238231</text:p>
          </table:table-cell>
          <table:table-cell office:value-type="float" office:value="-0.0662" calcext:value-type="float">
            <text:p>-0.0662</text:p>
          </table:table-cell>
          <table:table-cell office:value-type="float" office:value="-0.078832190639381" calcext:value-type="float">
            <text:p>-0.0788321906</text:p>
          </table:table-cell>
        </table:table-row>
        <table:table-row table:style-name="ro1">
          <table:table-cell office:value-type="string" calcext:value-type="string">
            <text:p>wonderful</text:p>
          </table:table-cell>
          <table:table-cell office:value-type="float" office:value="0.099972101727471" calcext:value-type="float">
            <text:p>0.0999721017</text:p>
          </table:table-cell>
          <table:table-cell office:value-type="float" office:value="0.63545" calcext:value-type="float">
            <text:p>0.63545</text:p>
          </table:table-cell>
          <table:table-cell office:value-type="float" office:value="0.191953895600133" calcext:value-type="float">
            <text:p>0.1919538956</text:p>
          </table:table-cell>
          <table:table-cell office:value-type="string" calcext:value-type="string">
            <text:p>would</text:p>
          </table:table-cell>
          <table:table-cell office:value-type="float" office:value="0.269182623956181" calcext:value-type="float">
            <text:p>0.269182624</text:p>
          </table:table-cell>
          <table:table-cell office:value-type="float" office:value="0.6489" calcext:value-type="float">
            <text:p>0.6489</text:p>
          </table:table-cell>
          <table:table-cell office:value-type="float" office:value="0.54044502617801" calcext:value-type="float">
            <text:p>0.5404450262</text:p>
          </table:table-cell>
          <table:table-cell office:value-type="string" calcext:value-type="string">
            <text:p>other</text:p>
          </table:table-cell>
          <table:table-cell office:value-type="float" office:value="0.272728585256112" calcext:value-type="float">
            <text:p>0.2727285853</text:p>
          </table:table-cell>
          <table:table-cell office:value-type="float" office:value="0.6756" calcext:value-type="float">
            <text:p>0.6756</text:p>
          </table:table-cell>
          <table:table-cell office:value-type="float" office:value="0.501536570374923" calcext:value-type="float">
            <text:p>0.5015365704</text:p>
          </table:table-cell>
          <table:table-cell office:value-type="string" calcext:value-type="string">
            <text:p>while</text:p>
          </table:table-cell>
          <table:table-cell office:value-type="float" office:value="-0.118647075429638" calcext:value-type="float">
            <text:p>-0.1186470754</text:p>
          </table:table-cell>
          <table:table-cell office:value-type="float" office:value="-0.07785" calcext:value-type="float">
            <text:p>-0.07785</text:p>
          </table:table-cell>
          <table:table-cell office:value-type="float" office:value="-0.083889945332806" calcext:value-type="float">
            <text:p>-0.0838899453</text:p>
          </table:table-cell>
          <table:table-cell office:value-type="string" calcext:value-type="string">
            <text:p>only</text:p>
          </table:table-cell>
          <table:table-cell office:value-type="float" office:value="-0.123133868967768" calcext:value-type="float">
            <text:p>-0.123133869</text:p>
          </table:table-cell>
          <table:table-cell office:value-type="float" office:value="-0.0645500000000001" calcext:value-type="float">
            <text:p>-0.06455</text:p>
          </table:table-cell>
          <table:table-cell office:value-type="float" office:value="-0.070369813711585" calcext:value-type="float">
            <text:p>-0.0703698137</text:p>
          </table:table-cell>
        </table:table-row>
        <table:table-row table:style-name="ro1">
          <table:table-cell office:value-type="string" calcext:value-type="string">
            <text:p>wonder</text:p>
          </table:table-cell>
          <table:table-cell office:value-type="float" office:value="0.0415645120278259" calcext:value-type="float">
            <text:p>0.041564512</text:p>
          </table:table-cell>
          <table:table-cell office:value-type="float" office:value="0.6092" calcext:value-type="float">
            <text:p>0.6092</text:p>
          </table:table-cell>
          <table:table-cell office:value-type="float" office:value="0.109997722614439" calcext:value-type="float">
            <text:p>0.1099977226</text:p>
          </table:table-cell>
          <table:table-cell office:value-type="string" calcext:value-type="string">
            <text:p>other</text:p>
          </table:table-cell>
          <table:table-cell office:value-type="float" office:value="0.269097646046" calcext:value-type="float">
            <text:p>0.269097646</text:p>
          </table:table-cell>
          <table:table-cell office:value-type="float" office:value="0.67075" calcext:value-type="float">
            <text:p>0.67075</text:p>
          </table:table-cell>
          <table:table-cell office:value-type="float" office:value="0.501325255585006" calcext:value-type="float">
            <text:p>0.5013252556</text:p>
          </table:table-cell>
          <table:table-cell office:value-type="string" calcext:value-type="string">
            <text:p>would</text:p>
          </table:table-cell>
          <table:table-cell office:value-type="float" office:value="0.270926794851897" calcext:value-type="float">
            <text:p>0.2709267949</text:p>
          </table:table-cell>
          <table:table-cell office:value-type="float" office:value="0.64595" calcext:value-type="float">
            <text:p>0.64595</text:p>
          </table:table-cell>
          <table:table-cell office:value-type="float" office:value="0.545069065210408" calcext:value-type="float">
            <text:p>0.5450690652</text:p>
          </table:table-cell>
          <table:table-cell office:value-type="string" calcext:value-type="string">
            <text:p>we</text:p>
          </table:table-cell>
          <table:table-cell office:value-type="float" office:value="-0.118542772099401" calcext:value-type="float">
            <text:p>-0.1185427721</text:p>
          </table:table-cell>
          <table:table-cell office:value-type="float" office:value="-0.07345" calcext:value-type="float">
            <text:p>-0.07345</text:p>
          </table:table-cell>
          <table:table-cell office:value-type="float" office:value="-0.075845676162557" calcext:value-type="float">
            <text:p>-0.0758456762</text:p>
          </table:table-cell>
          <table:table-cell office:value-type="string" calcext:value-type="string">
            <text:p>she</text:p>
          </table:table-cell>
          <table:table-cell office:value-type="float" office:value="-0.122847075887403" calcext:value-type="float">
            <text:p>-0.1228470759</text:p>
          </table:table-cell>
          <table:table-cell office:value-type="float" office:value="-0.07355" calcext:value-type="float">
            <text:p>-0.07355</text:p>
          </table:table-cell>
          <table:table-cell office:value-type="float" office:value="-0.0821782071055119" calcext:value-type="float">
            <text:p>-0.0821782071</text:p>
          </table:table-cell>
        </table:table-row>
        <table:table-row table:style-name="ro1">
          <table:table-cell office:value-type="string" calcext:value-type="string">
            <text:p>won't</text:p>
          </table:table-cell>
          <table:table-cell office:value-type="float" office:value="0.0406454422885252" calcext:value-type="float">
            <text:p>0.0406454423</text:p>
          </table:table-cell>
          <table:table-cell office:value-type="float" office:value="0.60815" calcext:value-type="float">
            <text:p>0.60815</text:p>
          </table:table-cell>
          <table:table-cell office:value-type="float" office:value="0.115762157283087" calcext:value-type="float">
            <text:p>0.1157621573</text:p>
          </table:table-cell>
          <table:table-cell office:value-type="string" calcext:value-type="string">
            <text:p>also</text:p>
          </table:table-cell>
          <table:table-cell office:value-type="float" office:value="0.268934068397923" calcext:value-type="float">
            <text:p>0.2689340684</text:p>
          </table:table-cell>
          <table:table-cell office:value-type="float" office:value="0.66445" calcext:value-type="float">
            <text:p>0.66445</text:p>
          </table:table-cell>
          <table:table-cell office:value-type="float" office:value="0.502704705446462" calcext:value-type="float">
            <text:p>0.5027047054</text:p>
          </table:table-cell>
          <table:table-cell office:value-type="string" calcext:value-type="string">
            <text:p>been</text:p>
          </table:table-cell>
          <table:table-cell office:value-type="float" office:value="0.266131857669735" calcext:value-type="float">
            <text:p>0.2661318577</text:p>
          </table:table-cell>
          <table:table-cell office:value-type="float" office:value="0.6692" calcext:value-type="float">
            <text:p>0.6692</text:p>
          </table:table-cell>
          <table:table-cell office:value-type="float" office:value="0.498863808513862" calcext:value-type="float">
            <text:p>0.4988638085</text:p>
          </table:table-cell>
          <table:table-cell office:value-type="string" calcext:value-type="string">
            <text:p>being</text:p>
          </table:table-cell>
          <table:table-cell office:value-type="float" office:value="-0.117229699444857" calcext:value-type="float">
            <text:p>-0.1172296994</text:p>
          </table:table-cell>
          <table:table-cell office:value-type="float" office:value="-0.0690999999999999" calcext:value-type="float">
            <text:p>-0.0691</text:p>
          </table:table-cell>
          <table:table-cell office:value-type="float" office:value="-0.079402251071802" calcext:value-type="float">
            <text:p>-0.0794022511</text:p>
          </table:table-cell>
          <table:table-cell office:value-type="string" calcext:value-type="string">
            <text:p>than</text:p>
          </table:table-cell>
          <table:table-cell office:value-type="float" office:value="-0.120424343435282" calcext:value-type="float">
            <text:p>-0.1204243434</text:p>
          </table:table-cell>
          <table:table-cell office:value-type="float" office:value="-0.0640999999999999" calcext:value-type="float">
            <text:p>-0.0641</text:p>
          </table:table-cell>
          <table:table-cell office:value-type="float" office:value="-0.073295864650242" calcext:value-type="float">
            <text:p>-0.0732958647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0.0317393316445209" calcext:value-type="float">
            <text:p>0.0317393316</text:p>
          </table:table-cell>
          <table:table-cell office:value-type="float" office:value="0.58295" calcext:value-type="float">
            <text:p>0.58295</text:p>
          </table:table-cell>
          <table:table-cell office:value-type="float" office:value="0.117634613350259" calcext:value-type="float">
            <text:p>0.1176346134</text:p>
          </table:table-cell>
          <table:table-cell office:value-type="string" calcext:value-type="string">
            <text:p>only</text:p>
          </table:table-cell>
          <table:table-cell office:value-type="float" office:value="0.268472944829648" calcext:value-type="float">
            <text:p>0.2684729448</text:p>
          </table:table-cell>
          <table:table-cell office:value-type="float" office:value="0.65395" calcext:value-type="float">
            <text:p>0.65395</text:p>
          </table:table-cell>
          <table:table-cell office:value-type="float" office:value="0.53942902775005" calcext:value-type="float">
            <text:p>0.5394290278</text:p>
          </table:table-cell>
          <table:table-cell office:value-type="string" calcext:value-type="string">
            <text:p>really</text:p>
          </table:table-cell>
          <table:table-cell office:value-type="float" office:value="0.264512025542958" calcext:value-type="float">
            <text:p>0.2645120255</text:p>
          </table:table-cell>
          <table:table-cell office:value-type="float" office:value="0.64345" calcext:value-type="float">
            <text:p>0.64345</text:p>
          </table:table-cell>
          <table:table-cell office:value-type="float" office:value="0.535530515208754" calcext:value-type="float">
            <text:p>0.5355305152</text:p>
          </table:table-cell>
          <table:table-cell office:value-type="string" calcext:value-type="string">
            <text:p>she</text:p>
          </table:table-cell>
          <table:table-cell office:value-type="float" office:value="-0.116607145927064" calcext:value-type="float">
            <text:p>-0.1166071459</text:p>
          </table:table-cell>
          <table:table-cell office:value-type="float" office:value="-0.0724" calcext:value-type="float">
            <text:p>-0.0724</text:p>
          </table:table-cell>
          <table:table-cell office:value-type="float" office:value="-0.076986794729913" calcext:value-type="float">
            <text:p>-0.0769867947</text:p>
          </table:table-cell>
          <table:table-cell office:value-type="string" calcext:value-type="string">
            <text:p>we</text:p>
          </table:table-cell>
          <table:table-cell office:value-type="float" office:value="-0.120109153631671" calcext:value-type="float">
            <text:p>-0.1201091536</text:p>
          </table:table-cell>
          <table:table-cell office:value-type="float" office:value="-0.0747" calcext:value-type="float">
            <text:p>-0.0747</text:p>
          </table:table-cell>
          <table:table-cell office:value-type="float" office:value="-0.076706883845477" calcext:value-type="float">
            <text:p>-0.0767068838</text:p>
          </table:table-cell>
        </table:table-row>
        <table:table-row table:style-name="ro1">
          <table:table-cell office:value-type="string" calcext:value-type="string">
            <text:p>woman</text:p>
          </table:table-cell>
          <table:table-cell office:value-type="float" office:value="0.0666312052396283" calcext:value-type="float">
            <text:p>0.0666312052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191271664230528" calcext:value-type="float">
            <text:p>0.1912716642</text:p>
          </table:table-cell>
          <table:table-cell office:value-type="string" calcext:value-type="string">
            <text:p>been</text:p>
          </table:table-cell>
          <table:table-cell office:value-type="float" office:value="0.265648693692895" calcext:value-type="float">
            <text:p>0.2656486937</text:p>
          </table:table-cell>
          <table:table-cell office:value-type="float" office:value="0.66665" calcext:value-type="float">
            <text:p>0.66665</text:p>
          </table:table-cell>
          <table:table-cell office:value-type="float" office:value="0.500112469071005" calcext:value-type="float">
            <text:p>0.5001124691</text:p>
          </table:table-cell>
          <table:table-cell office:value-type="string" calcext:value-type="string">
            <text:p>most</text:p>
          </table:table-cell>
          <table:table-cell office:value-type="float" office:value="0.263766652611747" calcext:value-type="float">
            <text:p>0.2637666526</text:p>
          </table:table-cell>
          <table:table-cell office:value-type="float" office:value="0.6737" calcext:value-type="float">
            <text:p>0.6737</text:p>
          </table:table-cell>
          <table:table-cell office:value-type="float" office:value="0.491823703472979" calcext:value-type="float">
            <text:p>0.4918237035</text:p>
          </table:table-cell>
          <table:table-cell office:value-type="string" calcext:value-type="string">
            <text:p>most</text:p>
          </table:table-cell>
          <table:table-cell office:value-type="float" office:value="-0.115208776577116" calcext:value-type="float">
            <text:p>-0.1152087766</text:p>
          </table:table-cell>
          <table:table-cell office:value-type="float" office:value="-0.0633499999999999" calcext:value-type="float">
            <text:p>-0.06335</text:p>
          </table:table-cell>
          <table:table-cell office:value-type="float" office:value="-0.071758965275963" calcext:value-type="float">
            <text:p>-0.0717589653</text:p>
          </table:table-cell>
          <table:table-cell office:value-type="string" calcext:value-type="string">
            <text:p>them</text:p>
          </table:table-cell>
          <table:table-cell office:value-type="float" office:value="-0.120076712208744" calcext:value-type="float">
            <text:p>-0.1200767122</text:p>
          </table:table-cell>
          <table:table-cell office:value-type="float" office:value="-0.0598" calcext:value-type="float">
            <text:p>-0.0598</text:p>
          </table:table-cell>
          <table:table-cell office:value-type="float" office:value="-0.082719853906295" calcext:value-type="float">
            <text:p>-0.0827198539</text:p>
          </table:table-cell>
        </table:table-row>
        <table:table-row table:style-name="ro1">
          <table:table-cell office:value-type="string" calcext:value-type="string">
            <text:p>without</text:p>
          </table:table-cell>
          <table:table-cell office:value-type="float" office:value="0.0728631083571183" calcext:value-type="float">
            <text:p>0.0728631084</text:p>
          </table:table-cell>
          <table:table-cell office:value-type="float" office:value="0.59155" calcext:value-type="float">
            <text:p>0.59155</text:p>
          </table:table-cell>
          <table:table-cell office:value-type="float" office:value="0.237610825944937" calcext:value-type="float">
            <text:p>0.2376108259</text:p>
          </table:table-cell>
          <table:table-cell office:value-type="string" calcext:value-type="string">
            <text:p>them</text:p>
          </table:table-cell>
          <table:table-cell office:value-type="float" office:value="0.265209271576928" calcext:value-type="float">
            <text:p>0.2652092716</text:p>
          </table:table-cell>
          <table:table-cell office:value-type="float" office:value="0.67625" calcext:value-type="float">
            <text:p>0.67625</text:p>
          </table:table-cell>
          <table:table-cell office:value-type="float" office:value="0.474559766290676" calcext:value-type="float">
            <text:p>0.4745597663</text:p>
          </table:table-cell>
          <table:table-cell office:value-type="string" calcext:value-type="string">
            <text:p>them</text:p>
          </table:table-cell>
          <table:table-cell office:value-type="float" office:value="0.263448274373522" calcext:value-type="float">
            <text:p>0.2634482744</text:p>
          </table:table-cell>
          <table:table-cell office:value-type="float" office:value="0.6724" calcext:value-type="float">
            <text:p>0.6724</text:p>
          </table:table-cell>
          <table:table-cell office:value-type="float" office:value="0.474747474747475" calcext:value-type="float">
            <text:p>0.4747474747</text:p>
          </table:table-cell>
          <table:table-cell office:value-type="string" calcext:value-type="string">
            <text:p>only</text:p>
          </table:table-cell>
          <table:table-cell office:value-type="float" office:value="-0.114858386314587" calcext:value-type="float">
            <text:p>-0.1148583863</text:p>
          </table:table-cell>
          <table:table-cell office:value-type="float" office:value="-0.0589500000000001" calcext:value-type="float">
            <text:p>-0.05895</text:p>
          </table:table-cell>
          <table:table-cell office:value-type="float" office:value="-0.0671163241669879" calcext:value-type="float">
            <text:p>-0.0671163242</text:p>
          </table:table-cell>
          <table:table-cell office:value-type="string" calcext:value-type="string">
            <text:p>being</text:p>
          </table:table-cell>
          <table:table-cell office:value-type="float" office:value="-0.119789130505541" calcext:value-type="float">
            <text:p>-0.1197891305</text:p>
          </table:table-cell>
          <table:table-cell office:value-type="float" office:value="-0.0750999999999999" calcext:value-type="float">
            <text:p>-0.0751</text:p>
          </table:table-cell>
          <table:table-cell office:value-type="float" office:value="-0.079288237874706" calcext:value-type="float">
            <text:p>-0.0792882379</text:p>
          </table:table-cell>
        </table:table-row>
        <table:table-row table:style-name="ro1">
          <table:table-cell office:value-type="string" calcext:value-type="string">
            <text:p>within</text:p>
          </table:table-cell>
          <table:table-cell office:value-type="float" office:value="0.0335447276243007" calcext:value-type="float">
            <text:p>0.0335447276</text:p>
          </table:table-cell>
          <table:table-cell office:value-type="float" office:value="0.60975" calcext:value-type="float">
            <text:p>0.60975</text:p>
          </table:table-cell>
          <table:table-cell office:value-type="float" office:value="0.0878812667991118" calcext:value-type="float">
            <text:p>0.0878812668</text:p>
          </table:table-cell>
          <table:table-cell office:value-type="string" calcext:value-type="string">
            <text:p>if</text:p>
          </table:table-cell>
          <table:table-cell office:value-type="float" office:value="0.262863159145762" calcext:value-type="float">
            <text:p>0.2628631591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590592725639874" calcext:value-type="float">
            <text:p>0.5905927256</text:p>
          </table:table-cell>
          <table:table-cell office:value-type="string" calcext:value-type="string">
            <text:p>well</text:p>
          </table:table-cell>
          <table:table-cell office:value-type="float" office:value="0.262083287864423" calcext:value-type="float">
            <text:p>0.2620832879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521763085399449" calcext:value-type="float">
            <text:p>0.5217630854</text:p>
          </table:table-cell>
          <table:table-cell office:value-type="string" calcext:value-type="string">
            <text:p>really</text:p>
          </table:table-cell>
          <table:table-cell office:value-type="float" office:value="-0.114705151254083" calcext:value-type="float">
            <text:p>-0.1147051513</text:p>
          </table:table-cell>
          <table:table-cell office:value-type="float" office:value="-0.0549500000000001" calcext:value-type="float">
            <text:p>-0.05495</text:p>
          </table:table-cell>
          <table:table-cell office:value-type="float" office:value="-0.072972607321553" calcext:value-type="float">
            <text:p>-0.0729726073</text:p>
          </table:table-cell>
          <table:table-cell office:value-type="string" calcext:value-type="string">
            <text:p>been</text:p>
          </table:table-cell>
          <table:table-cell office:value-type="float" office:value="-0.11967204720539" calcext:value-type="float">
            <text:p>-0.1196720472</text:p>
          </table:table-cell>
          <table:table-cell office:value-type="float" office:value="-0.06565" calcext:value-type="float">
            <text:p>-0.06565</text:p>
          </table:table-cell>
          <table:table-cell office:value-type="float" office:value="-0.074054232888182" calcext:value-type="float">
            <text:p>-0.0740542329</text:p>
          </table:table-cell>
        </table:table-row>
        <table:table-row table:style-name="ro1">
          <table:table-cell office:value-type="string" calcext:value-type="string">
            <text:p>wish</text:p>
          </table:table-cell>
          <table:table-cell office:value-type="float" office:value="0.0255780725104741" calcext:value-type="float">
            <text:p>0.0255780725</text:p>
          </table:table-cell>
          <table:table-cell office:value-type="float" office:value="0.5642" calcext:value-type="float">
            <text:p>0.5642</text:p>
          </table:table-cell>
          <table:table-cell office:value-type="float" office:value="0.0890468227424749" calcext:value-type="float">
            <text:p>0.0890468227</text:p>
          </table:table-cell>
          <table:table-cell office:value-type="string" calcext:value-type="string">
            <text:p>than</text:p>
          </table:table-cell>
          <table:table-cell office:value-type="float" office:value="0.258250638263889" calcext:value-type="float">
            <text:p>0.2582506383</text:p>
          </table:table-cell>
          <table:table-cell office:value-type="float" office:value="0.6595" calcext:value-type="float">
            <text:p>0.6595</text:p>
          </table:table-cell>
          <table:table-cell office:value-type="float" office:value="0.506235498839907" calcext:value-type="float">
            <text:p>0.5062354988</text:p>
          </table:table-cell>
          <table:table-cell office:value-type="string" calcext:value-type="string">
            <text:p>because</text:p>
          </table:table-cell>
          <table:table-cell office:value-type="float" office:value="0.260962614815448" calcext:value-type="float">
            <text:p>0.2609626148</text:p>
          </table:table-cell>
          <table:table-cell office:value-type="float" office:value="0.6567" calcext:value-type="float">
            <text:p>0.6567</text:p>
          </table:table-cell>
          <table:table-cell office:value-type="float" office:value="0.492309967465247" calcext:value-type="float">
            <text:p>0.4923099675</text:p>
          </table:table-cell>
          <table:table-cell office:value-type="string" calcext:value-type="string">
            <text:p>because</text:p>
          </table:table-cell>
          <table:table-cell office:value-type="float" office:value="-0.113459522961619" calcext:value-type="float">
            <text:p>-0.113459523</text:p>
          </table:table-cell>
          <table:table-cell office:value-type="float" office:value="-0.04915" calcext:value-type="float">
            <text:p>-0.04915</text:p>
          </table:table-cell>
          <table:table-cell office:value-type="float" office:value="-0.079900595217496" calcext:value-type="float">
            <text:p>-0.0799005952</text:p>
          </table:table-cell>
          <table:table-cell office:value-type="string" calcext:value-type="string">
            <text:p>much</text:p>
          </table:table-cell>
          <table:table-cell office:value-type="float" office:value="-0.118082810400854" calcext:value-type="float">
            <text:p>-0.1180828104</text:p>
          </table:table-cell>
          <table:table-cell office:value-type="float" office:value="-0.0691999999999999" calcext:value-type="float">
            <text:p>-0.0692</text:p>
          </table:table-cell>
          <table:table-cell office:value-type="float" office:value="-0.067084996665409" calcext:value-type="float">
            <text:p>-0.0670849967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office:value-type="float" office:value="0.134446389111292" calcext:value-type="float">
            <text:p>0.1344463891</text:p>
          </table:table-cell>
          <table:table-cell office:value-type="float" office:value="0.58565" calcext:value-type="float">
            <text:p>0.58565</text:p>
          </table:table-cell>
          <table:table-cell office:value-type="float" office:value="0.413558842261694" calcext:value-type="float">
            <text:p>0.4135588423</text:p>
          </table:table-cell>
          <table:table-cell office:value-type="string" calcext:value-type="string">
            <text:p>very</text:p>
          </table:table-cell>
          <table:table-cell office:value-type="float" office:value="0.25724291908392" calcext:value-type="float">
            <text:p>0.2572429191</text:p>
          </table:table-cell>
          <table:table-cell office:value-type="float" office:value="0.64385" calcext:value-type="float">
            <text:p>0.64385</text:p>
          </table:table-cell>
          <table:table-cell office:value-type="float" office:value="0.543543735982057" calcext:value-type="float">
            <text:p>0.543543736</text:p>
          </table:table-cell>
          <table:table-cell office:value-type="string" calcext:value-type="string">
            <text:p>much</text:p>
          </table:table-cell>
          <table:table-cell office:value-type="float" office:value="0.259069631282905" calcext:value-type="float">
            <text:p>0.2590696313</text:p>
          </table:table-cell>
          <table:table-cell office:value-type="float" office:value="0.66325" calcext:value-type="float">
            <text:p>0.66325</text:p>
          </table:table-cell>
          <table:table-cell office:value-type="float" office:value="0.504086591561741" calcext:value-type="float">
            <text:p>0.5040865916</text:p>
          </table:table-cell>
          <table:table-cell office:value-type="string" calcext:value-type="string">
            <text:p>like</text:p>
          </table:table-cell>
          <table:table-cell office:value-type="float" office:value="-0.112555259104231" calcext:value-type="float">
            <text:p>-0.1125552591</text:p>
          </table:table-cell>
          <table:table-cell office:value-type="float" office:value="-0.0549499999999999" calcext:value-type="float">
            <text:p>-0.05495</text:p>
          </table:table-cell>
          <table:table-cell office:value-type="float" office:value="-0.0691288806651731" calcext:value-type="float">
            <text:p>-0.0691288807</text:p>
          </table:table-cell>
          <table:table-cell office:value-type="string" calcext:value-type="string">
            <text:p>while</text:p>
          </table:table-cell>
          <table:table-cell office:value-type="float" office:value="-0.116651780398713" calcext:value-type="float">
            <text:p>-0.1166517804</text:p>
          </table:table-cell>
          <table:table-cell office:value-type="float" office:value="-0.0761999999999999" calcext:value-type="float">
            <text:p>-0.0762</text:p>
          </table:table-cell>
          <table:table-cell office:value-type="float" office:value="-0.082592471062509" calcext:value-type="float">
            <text:p>-0.0825924711</text:p>
          </table:table-cell>
        </table:table-row>
        <table:table-row table:style-name="ro1">
          <table:table-cell office:value-type="string" calcext:value-type="string">
            <text:p>wife</text:p>
          </table:table-cell>
          <table:table-cell office:value-type="float" office:value="0.0514117318903811" calcext:value-type="float">
            <text:p>0.0514117319</text:p>
          </table:table-cell>
          <table:table-cell office:value-type="float" office:value="0.62105" calcext:value-type="float">
            <text:p>0.62105</text:p>
          </table:table-cell>
          <table:table-cell office:value-type="float" office:value="0.152521525215252" calcext:value-type="float">
            <text:p>0.1525215252</text:p>
          </table:table-cell>
          <table:table-cell office:value-type="string" calcext:value-type="string">
            <text:p>being</text:p>
          </table:table-cell>
          <table:table-cell office:value-type="float" office:value="0.253867940378471" calcext:value-type="float">
            <text:p>0.2538679404</text:p>
          </table:table-cell>
          <table:table-cell office:value-type="float" office:value="0.68225" calcext:value-type="float">
            <text:p>0.68225</text:p>
          </table:table-cell>
          <table:table-cell office:value-type="float" office:value="0.448685694456493" calcext:value-type="float">
            <text:p>0.4486856945</text:p>
          </table:table-cell>
          <table:table-cell office:value-type="string" calcext:value-type="string">
            <text:p>do</text:p>
          </table:table-cell>
          <table:table-cell office:value-type="float" office:value="0.258679136150905" calcext:value-type="float">
            <text:p>0.2586791362</text:p>
          </table:table-cell>
          <table:table-cell office:value-type="float" office:value="0.651" calcext:value-type="float">
            <text:p>0.651</text:p>
          </table:table-cell>
          <table:table-cell office:value-type="float" office:value="0.503697383390216" calcext:value-type="float">
            <text:p>0.5036973834</text:p>
          </table:table-cell>
          <table:table-cell office:value-type="string" calcext:value-type="string">
            <text:p>much</text:p>
          </table:table-cell>
          <table:table-cell office:value-type="float" office:value="-0.111595200872075" calcext:value-type="float">
            <text:p>-0.1115952009</text:p>
          </table:table-cell>
          <table:table-cell office:value-type="float" office:value="-0.0649" calcext:value-type="float">
            <text:p>-0.0649</text:p>
          </table:table-cell>
          <table:table-cell office:value-type="float" office:value="-0.063839971148308" calcext:value-type="float">
            <text:p>-0.0638399711</text:p>
          </table:table-cell>
          <table:table-cell office:value-type="string" calcext:value-type="string">
            <text:p>where</text:p>
          </table:table-cell>
          <table:table-cell office:value-type="float" office:value="-0.115036652098996" calcext:value-type="float">
            <text:p>-0.1150366521</text:p>
          </table:table-cell>
          <table:table-cell office:value-type="float" office:value="-0.0652999999999999" calcext:value-type="float">
            <text:p>-0.0653</text:p>
          </table:table-cell>
          <table:table-cell office:value-type="float" office:value="-0.080377891831901" calcext:value-type="float">
            <text:p>-0.0803778918</text:p>
          </table:table-cell>
        </table:table-row>
        <table:table-row table:style-name="ro1">
          <table:table-cell office:value-type="string" calcext:value-type="string">
            <text:p>why</text:p>
          </table:table-cell>
          <table:table-cell office:value-type="float" office:value="0.118435290973511" calcext:value-type="float">
            <text:p>0.118435291</text:p>
          </table:table-cell>
          <table:table-cell office:value-type="float" office:value="0.62135" calcext:value-type="float">
            <text:p>0.62135</text:p>
          </table:table-cell>
          <table:table-cell office:value-type="float" office:value="0.314970601537766" calcext:value-type="float">
            <text:p>0.3149706015</text:p>
          </table:table-cell>
          <table:table-cell office:value-type="string" calcext:value-type="string">
            <text:p>do</text:p>
          </table:table-cell>
          <table:table-cell office:value-type="float" office:value="0.253278252567878" calcext:value-type="float">
            <text:p>0.2532782526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497394325419803" calcext:value-type="float">
            <text:p>0.4973943254</text:p>
          </table:table-cell>
          <table:table-cell office:value-type="string" calcext:value-type="string">
            <text:p>had</text:p>
          </table:table-cell>
          <table:table-cell office:value-type="float" office:value="0.258232534292604" calcext:value-type="float">
            <text:p>0.2582325343</text:p>
          </table:table-cell>
          <table:table-cell office:value-type="float" office:value="0.64265" calcext:value-type="float">
            <text:p>0.64265</text:p>
          </table:table-cell>
          <table:table-cell office:value-type="float" office:value="0.525084723237424" calcext:value-type="float">
            <text:p>0.5250847232</text:p>
          </table:table-cell>
          <table:table-cell office:value-type="string" calcext:value-type="string">
            <text:p>man</text:p>
          </table:table-cell>
          <table:table-cell office:value-type="float" office:value="-0.109633505002036" calcext:value-type="float">
            <text:p>-0.109633505</text:p>
          </table:table-cell>
          <table:table-cell office:value-type="float" office:value="-0.0821999999999999" calcext:value-type="float">
            <text:p>-0.0822</text:p>
          </table:table-cell>
          <table:table-cell office:value-type="float" office:value="-0.077504739271621" calcext:value-type="float">
            <text:p>-0.0775047393</text:p>
          </table:table-cell>
          <table:table-cell office:value-type="string" calcext:value-type="string">
            <text:p>do</text:p>
          </table:table-cell>
          <table:table-cell office:value-type="float" office:value="-0.114373965186516" calcext:value-type="float">
            <text:p>-0.1143739652</text:p>
          </table:table-cell>
          <table:table-cell office:value-type="float" office:value="-0.04925" calcext:value-type="float">
            <text:p>-0.04925</text:p>
          </table:table-cell>
          <table:table-cell office:value-type="float" office:value="-0.0794111528155861" calcext:value-type="float">
            <text:p>-0.0794111528</text:p>
          </table:table-cell>
        </table:table-row>
        <table:table-row table:style-name="ro1">
          <table:table-cell office:value-type="string" calcext:value-type="string">
            <text:p>whose</text:p>
          </table:table-cell>
          <table:table-cell office:value-type="float" office:value="0.0417836425745058" calcext:value-type="float">
            <text:p>0.0417836426</text:p>
          </table:table-cell>
          <table:table-cell office:value-type="float" office:value="0.63155" calcext:value-type="float">
            <text:p>0.63155</text:p>
          </table:table-cell>
          <table:table-cell office:value-type="float" office:value="0.100573660441841" calcext:value-type="float">
            <text:p>0.1005736604</text:p>
          </table:table-cell>
          <table:table-cell office:value-type="string" calcext:value-type="string">
            <text:p>can</text:p>
          </table:table-cell>
          <table:table-cell office:value-type="float" office:value="0.252882915644331" calcext:value-type="float">
            <text:p>0.2528829156</text:p>
          </table:table-cell>
          <table:table-cell office:value-type="float" office:value="0.65195" calcext:value-type="float">
            <text:p>0.65195</text:p>
          </table:table-cell>
          <table:table-cell office:value-type="float" office:value="0.517501906148194" calcext:value-type="float">
            <text:p>0.5175019061</text:p>
          </table:table-cell>
          <table:table-cell office:value-type="string" calcext:value-type="string">
            <text:p>than</text:p>
          </table:table-cell>
          <table:table-cell office:value-type="float" office:value="0.257584434970448" calcext:value-type="float">
            <text:p>0.257584435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504028123626776" calcext:value-type="float">
            <text:p>0.5040281236</text:p>
          </table:table-cell>
          <table:table-cell office:value-type="string" calcext:value-type="string">
            <text:p>then</text:p>
          </table:table-cell>
          <table:table-cell office:value-type="float" office:value="-0.109564082879085" calcext:value-type="float">
            <text:p>-0.1095640829</text:p>
          </table:table-cell>
          <table:table-cell office:value-type="float" office:value="-0.0576" calcext:value-type="float">
            <text:p>-0.0576</text:p>
          </table:table-cell>
          <table:table-cell office:value-type="float" office:value="-0.07387399905013" calcext:value-type="float">
            <text:p>-0.0738739991</text:p>
          </table:table-cell>
          <table:table-cell office:value-type="string" calcext:value-type="string">
            <text:p>two</text:p>
          </table:table-cell>
          <table:table-cell office:value-type="float" office:value="-0.114154168915965" calcext:value-type="float">
            <text:p>-0.1141541689</text:p>
          </table:table-cell>
          <table:table-cell office:value-type="float" office:value="-0.0798500000000001" calcext:value-type="float">
            <text:p>-0.07985</text:p>
          </table:table-cell>
          <table:table-cell office:value-type="float" office:value="-0.072795510375679" calcext:value-type="float">
            <text:p>-0.0727955104</text:p>
          </table:table-cell>
        </table:table-row>
        <table:table-row table:style-name="ro1">
          <table:table-cell office:value-type="string" calcext:value-type="string">
            <text:p>whom</text:p>
          </table:table-cell>
          <table:table-cell office:value-type="float" office:value="0.0297839655796275" calcext:value-type="float">
            <text:p>0.0297839656</text:p>
          </table:table-cell>
          <table:table-cell office:value-type="float" office:value="0.63035" calcext:value-type="float">
            <text:p>0.63035</text:p>
          </table:table-cell>
          <table:table-cell office:value-type="float" office:value="0.0732104801303748" calcext:value-type="float">
            <text:p>0.0732104801</text:p>
          </table:table-cell>
          <table:table-cell office:value-type="string" calcext:value-type="string">
            <text:p>much</text:p>
          </table:table-cell>
          <table:table-cell office:value-type="float" office:value="0.252582021754126" calcext:value-type="float">
            <text:p>0.2525820218</text:p>
          </table:table-cell>
          <table:table-cell office:value-type="float" office:value="0.65895" calcext:value-type="float">
            <text:p>0.65895</text:p>
          </table:table-cell>
          <table:table-cell office:value-type="float" office:value="0.50084156604464" calcext:value-type="float">
            <text:p>0.500841566</text:p>
          </table:table-cell>
          <table:table-cell office:value-type="string" calcext:value-type="string">
            <text:p>being</text:p>
          </table:table-cell>
          <table:table-cell office:value-type="float" office:value="0.256427371439155" calcext:value-type="float">
            <text:p>0.2564273714</text:p>
          </table:table-cell>
          <table:table-cell office:value-type="float" office:value="0.68825" calcext:value-type="float">
            <text:p>0.68825</text:p>
          </table:table-cell>
          <table:table-cell office:value-type="float" office:value="0.448571681259397" calcext:value-type="float">
            <text:p>0.4485716813</text:p>
          </table:table-cell>
          <table:table-cell office:value-type="string" calcext:value-type="string">
            <text:p>well</text:p>
          </table:table-cell>
          <table:table-cell office:value-type="float" office:value="-0.109399820149012" calcext:value-type="float">
            <text:p>-0.1093998201</text:p>
          </table:table-cell>
          <table:table-cell office:value-type="float" office:value="-0.0612999999999999" calcext:value-type="float">
            <text:p>-0.0613</text:p>
          </table:table-cell>
          <table:table-cell office:value-type="float" office:value="-0.062810101501742" calcext:value-type="float">
            <text:p>-0.0628101015</text:p>
          </table:table-cell>
          <table:table-cell office:value-type="string" calcext:value-type="string">
            <text:p>my</text:p>
          </table:table-cell>
          <table:table-cell office:value-type="float" office:value="-0.113880156106065" calcext:value-type="float">
            <text:p>-0.1138801561</text:p>
          </table:table-cell>
          <table:table-cell office:value-type="float" office:value="-0.0441" calcext:value-type="float">
            <text:p>-0.0441</text:p>
          </table:table-cell>
          <table:table-cell office:value-type="float" office:value="-0.081060947604722" calcext:value-type="float">
            <text:p>-0.0810609476</text:p>
          </table:table-cell>
        </table:table-row>
        <table:table-row table:style-name="ro1">
          <table:table-cell office:value-type="string" calcext:value-type="string">
            <text:p>whole</text:p>
          </table:table-cell>
          <table:table-cell office:value-type="float" office:value="0.0679684863153862" calcext:value-type="float">
            <text:p>0.0679684863</text:p>
          </table:table-cell>
          <table:table-cell office:value-type="float" office:value="0.61685" calcext:value-type="float">
            <text:p>0.61685</text:p>
          </table:table-cell>
          <table:table-cell office:value-type="float" office:value="0.223370832066484" calcext:value-type="float">
            <text:p>0.2233708321</text:p>
          </table:table-cell>
          <table:table-cell office:value-type="string" calcext:value-type="string">
            <text:p>time</text:p>
          </table:table-cell>
          <table:table-cell office:value-type="float" office:value="0.252430396831218" calcext:value-type="float">
            <text:p>0.2524303968</text:p>
          </table:table-cell>
          <table:table-cell office:value-type="float" office:value="0.64295" calcext:value-type="float">
            <text:p>0.64295</text:p>
          </table:table-cell>
          <table:table-cell office:value-type="float" office:value="0.539201135703685" calcext:value-type="float">
            <text:p>0.5392011357</text:p>
          </table:table-cell>
          <table:table-cell office:value-type="string" calcext:value-type="string">
            <text:p>can</text:p>
          </table:table-cell>
          <table:table-cell office:value-type="float" office:value="0.253604673393339" calcext:value-type="float">
            <text:p>0.2536046734</text:p>
          </table:table-cell>
          <table:table-cell office:value-type="float" office:value="0.65195" calcext:value-type="float">
            <text:p>0.65195</text:p>
          </table:table-cell>
          <table:table-cell office:value-type="float" office:value="0.518303231610269" calcext:value-type="float">
            <text:p>0.5183032316</text:p>
          </table:table-cell>
          <table:table-cell office:value-type="string" calcext:value-type="string">
            <text:p>do</text:p>
          </table:table-cell>
          <table:table-cell office:value-type="float" office:value="-0.108973081603489" calcext:value-type="float">
            <text:p>-0.1089730816</text:p>
          </table:table-cell>
          <table:table-cell office:value-type="float" office:value="-0.05105" calcext:value-type="float">
            <text:p>-0.05105</text:p>
          </table:table-cell>
          <table:table-cell office:value-type="float" office:value="-0.0731080948451731" calcext:value-type="float">
            <text:p>-0.0731080948</text:p>
          </table:table-cell>
          <table:table-cell office:value-type="string" calcext:value-type="string">
            <text:p>if</text:p>
          </table:table-cell>
          <table:table-cell office:value-type="float" office:value="-0.11329341979886" calcext:value-type="float">
            <text:p>-0.1132934198</text:p>
          </table:table-cell>
          <table:table-cell office:value-type="float" office:value="-0.0525000000000001" calcext:value-type="float">
            <text:p>-0.0525</text:p>
          </table:table-cell>
          <table:table-cell office:value-type="float" office:value="-0.074038092438486" calcext:value-type="float">
            <text:p>-0.0740380924</text:p>
          </table:table-cell>
        </table:table-row>
        <table:table-row table:style-name="ro1">
          <table:table-cell office:value-type="string" calcext:value-type="string">
            <text:p>who's</text:p>
          </table:table-cell>
          <table:table-cell office:value-type="float" office:value="0.0268512587448245" calcext:value-type="float">
            <text:p>0.0268512587</text:p>
          </table:table-cell>
          <table:table-cell office:value-type="float" office:value="0.5972" calcext:value-type="float">
            <text:p>0.5972</text:p>
          </table:table-cell>
          <table:table-cell office:value-type="float" office:value="0.0721032020271827" calcext:value-type="float">
            <text:p>0.072103202</text:p>
          </table:table-cell>
          <table:table-cell office:value-type="string" calcext:value-type="string">
            <text:p>had</text:p>
          </table:table-cell>
          <table:table-cell office:value-type="float" office:value="0.252046162496988" calcext:value-type="float">
            <text:p>0.2520461625</text:p>
          </table:table-cell>
          <table:table-cell office:value-type="float" office:value="0.64385" calcext:value-type="float">
            <text:p>0.64385</text:p>
          </table:table-cell>
          <table:table-cell office:value-type="float" office:value="0.517836593785961" calcext:value-type="float">
            <text:p>0.5178365938</text:p>
          </table:table-cell>
          <table:table-cell office:value-type="string" calcext:value-type="string">
            <text:p>she</text:p>
          </table:table-cell>
          <table:table-cell office:value-type="float" office:value="0.251553275824644" calcext:value-type="float">
            <text:p>0.2515532758</text:p>
          </table:table-cell>
          <table:table-cell office:value-type="float" office:value="0.67295" calcext:value-type="float">
            <text:p>0.67295</text:p>
          </table:table-cell>
          <table:table-cell office:value-type="float" office:value="0.45368746345945" calcext:value-type="float">
            <text:p>0.4536874635</text:p>
          </table:table-cell>
          <table:table-cell office:value-type="string" calcext:value-type="string">
            <text:p>these</text:p>
          </table:table-cell>
          <table:table-cell office:value-type="float" office:value="-0.108911845198103" calcext:value-type="float">
            <text:p>-0.1089118452</text:p>
          </table:table-cell>
          <table:table-cell office:value-type="float" office:value="-0.07175" calcext:value-type="float">
            <text:p>-0.07175</text:p>
          </table:table-cell>
          <table:table-cell office:value-type="float" office:value="-0.077470239128867" calcext:value-type="float">
            <text:p>-0.0774702391</text:p>
          </table:table-cell>
          <table:table-cell office:value-type="string" calcext:value-type="string">
            <text:p>its</text:p>
          </table:table-cell>
          <table:table-cell office:value-type="float" office:value="-0.112933336251975" calcext:value-type="float">
            <text:p>-0.1129333363</text:p>
          </table:table-cell>
          <table:table-cell office:value-type="float" office:value="-0.0831000000000001" calcext:value-type="float">
            <text:p>-0.0831</text:p>
          </table:table-cell>
          <table:table-cell office:value-type="float" office:value="-0.068499289190157" calcext:value-type="float">
            <text:p>-0.0684992892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0.205118273044028" calcext:value-type="float">
            <text:p>0.205118273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567594215600351" calcext:value-type="float">
            <text:p>0.5675942156</text:p>
          </table:table-cell>
          <table:table-cell office:value-type="string" calcext:value-type="string">
            <text:p>because</text:p>
          </table:table-cell>
          <table:table-cell office:value-type="float" office:value="0.250073458488547" calcext:value-type="float">
            <text:p>0.2500734585</text:p>
          </table:table-cell>
          <table:table-cell office:value-type="float" office:value="0.65905" calcext:value-type="float">
            <text:p>0.65905</text:p>
          </table:table-cell>
          <table:table-cell office:value-type="float" office:value="0.480852683669585" calcext:value-type="float">
            <text:p>0.4808526837</text:p>
          </table:table-cell>
          <table:table-cell office:value-type="string" calcext:value-type="string">
            <text:p>we</text:p>
          </table:table-cell>
          <table:table-cell office:value-type="float" office:value="0.25096811308886" calcext:value-type="float">
            <text:p>0.2509681131</text:p>
          </table:table-cell>
          <table:table-cell office:value-type="float" office:value="0.67395" calcext:value-type="float">
            <text:p>0.67395</text:p>
          </table:table-cell>
          <table:table-cell office:value-type="float" office:value="0.460405461315681" calcext:value-type="float">
            <text:p>0.4604054613</text:p>
          </table:table-cell>
          <table:table-cell office:value-type="string" calcext:value-type="string">
            <text:p>two</text:p>
          </table:table-cell>
          <table:table-cell office:value-type="float" office:value="-0.10834990923233" calcext:value-type="float">
            <text:p>-0.1083499092</text:p>
          </table:table-cell>
          <table:table-cell office:value-type="float" office:value="-0.0726" calcext:value-type="float">
            <text:p>-0.0726</text:p>
          </table:table-cell>
          <table:table-cell office:value-type="float" office:value="-0.07046172587898" calcext:value-type="float">
            <text:p>-0.0704617259</text:p>
          </table:table-cell>
          <table:table-cell office:value-type="string" calcext:value-type="string">
            <text:p>had</text:p>
          </table:table-cell>
          <table:table-cell office:value-type="float" office:value="-0.109901285994088" calcext:value-type="float">
            <text:p>-0.109901286</text:p>
          </table:table-cell>
          <table:table-cell office:value-type="float" office:value="-0.0446500000000001" calcext:value-type="float">
            <text:p>-0.04465</text:p>
          </table:table-cell>
          <table:table-cell office:value-type="float" office:value="-0.076979286664113" calcext:value-type="float">
            <text:p>-0.0769792867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0.0375609941608784" calcext:value-type="float">
            <text:p>0.0375609942</text:p>
          </table:table-cell>
          <table:table-cell office:value-type="float" office:value="0.60495" calcext:value-type="float">
            <text:p>0.60495</text:p>
          </table:table-cell>
          <table:table-cell office:value-type="float" office:value="0.113740886146943" calcext:value-type="float">
            <text:p>0.1137408861</text:p>
          </table:table-cell>
          <table:table-cell office:value-type="string" calcext:value-type="string">
            <text:p>we</text:p>
          </table:table-cell>
          <table:table-cell office:value-type="float" office:value="0.24940173155659" calcext:value-type="float">
            <text:p>0.2494017316</text:p>
          </table:table-cell>
          <table:table-cell office:value-type="float" office:value="0.6727" calcext:value-type="float">
            <text:p>0.6727</text:p>
          </table:table-cell>
          <table:table-cell office:value-type="float" office:value="0.459544253632761" calcext:value-type="float">
            <text:p>0.4595442536</text:p>
          </table:table-cell>
          <table:table-cell office:value-type="string" calcext:value-type="string">
            <text:p>great</text:p>
          </table:table-cell>
          <table:table-cell office:value-type="float" office:value="0.248518193686323" calcext:value-type="float">
            <text:p>0.2485181937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48977534562212" calcext:value-type="float">
            <text:p>0.4897753456</text:p>
          </table:table-cell>
          <table:table-cell office:value-type="string" calcext:value-type="string">
            <text:p>time</text:p>
          </table:table-cell>
          <table:table-cell office:value-type="float" office:value="-0.107938087450974" calcext:value-type="float">
            <text:p>-0.1079380875</text:p>
          </table:table-cell>
          <table:table-cell office:value-type="float" office:value="-0.05185" calcext:value-type="float">
            <text:p>-0.05185</text:p>
          </table:table-cell>
          <table:table-cell office:value-type="float" office:value="-0.0661341253944069" calcext:value-type="float">
            <text:p>-0.0661341254</text:p>
          </table:table-cell>
          <table:table-cell office:value-type="string" calcext:value-type="string">
            <text:p>way</text:p>
          </table:table-cell>
          <table:table-cell office:value-type="float" office:value="-0.109868131628133" calcext:value-type="float">
            <text:p>-0.1098681316</text:p>
          </table:table-cell>
          <table:table-cell office:value-type="float" office:value="-0.0750499999999999" calcext:value-type="float">
            <text:p>-0.07505</text:p>
          </table:table-cell>
          <table:table-cell office:value-type="float" office:value="-0.063147842421412" calcext:value-type="float">
            <text:p>-0.0631478424</text:p>
          </table:table-cell>
        </table:table-row>
        <table:table-row table:style-name="ro1">
          <table:table-cell office:value-type="string" calcext:value-type="string">
            <text:p>while</text:p>
          </table:table-cell>
          <table:table-cell office:value-type="float" office:value="0.121308008974855" calcext:value-type="float">
            <text:p>0.121308009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326976906927922" calcext:value-type="float">
            <text:p>0.3269769069</text:p>
          </table:table-cell>
          <table:table-cell office:value-type="string" calcext:value-type="string">
            <text:p>it's</text:p>
          </table:table-cell>
          <table:table-cell office:value-type="float" office:value="0.246372038235049" calcext:value-type="float">
            <text:p>0.2463720382</text:p>
          </table:table-cell>
          <table:table-cell office:value-type="float" office:value="0.6398" calcext:value-type="float">
            <text:p>0.6398</text:p>
          </table:table-cell>
          <table:table-cell office:value-type="float" office:value="0.541380188439012" calcext:value-type="float">
            <text:p>0.5413801884</text:p>
          </table:table-cell>
          <table:table-cell office:value-type="string" calcext:value-type="string">
            <text:p>very</text:p>
          </table:table-cell>
          <table:table-cell office:value-type="float" office:value="0.24753293594539" calcext:value-type="float">
            <text:p>0.2475329359</text:p>
          </table:table-cell>
          <table:table-cell office:value-type="float" office:value="0.63435" calcext:value-type="float">
            <text:p>0.63435</text:p>
          </table:table-cell>
          <table:table-cell office:value-type="float" office:value="0.543707493604542" calcext:value-type="float">
            <text:p>0.5437074936</text:p>
          </table:table-cell>
          <table:table-cell office:value-type="string" calcext:value-type="string">
            <text:p>just</text:p>
          </table:table-cell>
          <table:table-cell office:value-type="float" office:value="-0.106046838458776" calcext:value-type="float">
            <text:p>-0.1060468385</text:p>
          </table:table-cell>
          <table:table-cell office:value-type="float" office:value="-0.0499999999999999" calcext:value-type="float">
            <text:p>-0.05</text:p>
          </table:table-cell>
          <table:table-cell office:value-type="float" office:value="-0.0665656424495691" calcext:value-type="float">
            <text:p>-0.0665656424</text:p>
          </table:table-cell>
          <table:table-cell office:value-type="string" calcext:value-type="string">
            <text:p>don't</text:p>
          </table:table-cell>
          <table:table-cell office:value-type="float" office:value="-0.107768247049449" calcext:value-type="float">
            <text:p>-0.107768247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-0.079042675006209" calcext:value-type="float">
            <text:p>-0.079042675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float" office:value="0.157872358586448" calcext:value-type="float">
            <text:p>0.1578723586</text:p>
          </table:table-cell>
          <table:table-cell office:value-type="float" office:value="0.59865" calcext:value-type="float">
            <text:p>0.59865</text:p>
          </table:table-cell>
          <table:table-cell office:value-type="float" office:value="0.460224598211284" calcext:value-type="float">
            <text:p>0.4602245982</text:p>
          </table:table-cell>
          <table:table-cell office:value-type="string" calcext:value-type="string">
            <text:p>she</text:p>
          </table:table-cell>
          <table:table-cell office:value-type="float" office:value="0.245313345864305" calcext:value-type="float">
            <text:p>0.2453133459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448496051083851" calcext:value-type="float">
            <text:p>0.4484960511</text:p>
          </table:table-cell>
          <table:table-cell office:value-type="string" calcext:value-type="string">
            <text:p>time</text:p>
          </table:table-cell>
          <table:table-cell office:value-type="float" office:value="0.243994095052379" calcext:value-type="float">
            <text:p>0.2439940951</text:p>
          </table:table-cell>
          <table:table-cell office:value-type="float" office:value="0.6398" calcext:value-type="float">
            <text:p>0.6398</text:p>
          </table:table-cell>
          <table:table-cell office:value-type="float" office:value="0.532814526588846" calcext:value-type="float">
            <text:p>0.5328145266</text:p>
          </table:table-cell>
          <table:table-cell office:value-type="string" calcext:value-type="string">
            <text:p>now</text:p>
          </table:table-cell>
          <table:table-cell office:value-type="float" office:value="-0.105944444944399" calcext:value-type="float">
            <text:p>-0.1059444449</text:p>
          </table:table-cell>
          <table:table-cell office:value-type="float" office:value="-0.0831500000000001" calcext:value-type="float">
            <text:p>-0.08315</text:p>
          </table:table-cell>
          <table:table-cell office:value-type="float" office:value="-0.075435310921429" calcext:value-type="float">
            <text:p>-0.0754353109</text:p>
          </table:table-cell>
          <table:table-cell office:value-type="string" calcext:value-type="string">
            <text:p>most</text:p>
          </table:table-cell>
          <table:table-cell office:value-type="float" office:value="-0.107339754143543" calcext:value-type="float">
            <text:p>-0.1073397541</text:p>
          </table:table-cell>
          <table:table-cell office:value-type="float" office:value="-0.06575" calcext:value-type="float">
            <text:p>-0.06575</text:p>
          </table:table-cell>
          <table:table-cell office:value-type="float" office:value="-0.06236870820266" calcext:value-type="float">
            <text:p>-0.0623687082</text:p>
          </table:table-cell>
        </table:table-row>
        <table:table-row table:style-name="ro1">
          <table:table-cell office:value-type="string" calcext:value-type="string">
            <text:p>whether</text:p>
          </table:table-cell>
          <table:table-cell office:value-type="float" office:value="0.0330079189735497" calcext:value-type="float">
            <text:p>0.033007919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0896149358226371" calcext:value-type="float">
            <text:p>0.0896149358</text:p>
          </table:table-cell>
          <table:table-cell office:value-type="string" calcext:value-type="string">
            <text:p>then</text:p>
          </table:table-cell>
          <table:table-cell office:value-type="float" office:value="0.243820038247327" calcext:value-type="float">
            <text:p>0.2438200382</text:p>
          </table:table-cell>
          <table:table-cell office:value-type="float" office:value="0.66515" calcext:value-type="float">
            <text:p>0.66515</text:p>
          </table:table-cell>
          <table:table-cell office:value-type="float" office:value="0.461006036217304" calcext:value-type="float">
            <text:p>0.4610060362</text:p>
          </table:table-cell>
          <table:table-cell office:value-type="string" calcext:value-type="string">
            <text:p>me</text:p>
          </table:table-cell>
          <table:table-cell office:value-type="float" office:value="0.243625590529597" calcext:value-type="float">
            <text:p>0.2436255905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514088250930356" calcext:value-type="float">
            <text:p>0.5140882509</text:p>
          </table:table-cell>
          <table:table-cell office:value-type="string" calcext:value-type="string">
            <text:p>can</text:p>
          </table:table-cell>
          <table:table-cell office:value-type="float" office:value="-0.105121779326968" calcext:value-type="float">
            <text:p>-0.1051217793</text:p>
          </table:table-cell>
          <table:table-cell office:value-type="float" office:value="-0.05705" calcext:value-type="float">
            <text:p>-0.05705</text:p>
          </table:table-cell>
          <table:table-cell office:value-type="float" office:value="-0.060094994816825" calcext:value-type="float">
            <text:p>-0.0600949948</text:p>
          </table:table-cell>
          <table:table-cell office:value-type="string" calcext:value-type="string">
            <text:p>man</text:p>
          </table:table-cell>
          <table:table-cell office:value-type="float" office:value="-0.106809018788672" calcext:value-type="float">
            <text:p>-0.1068090188</text:p>
          </table:table-cell>
          <table:table-cell office:value-type="float" office:value="-0.0770999999999999" calcext:value-type="float">
            <text:p>-0.0771</text:p>
          </table:table-cell>
          <table:table-cell office:value-type="float" office:value="-0.076282408846029" calcext:value-type="float">
            <text:p>-0.0762824088</text:p>
          </table:table-cell>
        </table:table-row>
        <table:table-row table:style-name="ro1">
          <table:table-cell office:value-type="string" calcext:value-type="string">
            <text:p>where</text:p>
          </table:table-cell>
          <table:table-cell office:value-type="float" office:value="0.120368983713222" calcext:value-type="float">
            <text:p>0.1203689837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349561185626759" calcext:value-type="float">
            <text:p>0.3495611856</text:p>
          </table:table-cell>
          <table:table-cell office:value-type="string" calcext:value-type="string">
            <text:p>any</text:p>
          </table:table-cell>
          <table:table-cell office:value-type="float" office:value="0.243190628341092" calcext:value-type="float">
            <text:p>0.2431906283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463839215065675" calcext:value-type="float">
            <text:p>0.4638392151</text:p>
          </table:table-cell>
          <table:table-cell office:value-type="string" calcext:value-type="string">
            <text:p>any</text:p>
          </table:table-cell>
          <table:table-cell office:value-type="float" office:value="0.243451988327131" calcext:value-type="float">
            <text:p>0.2434519883</text:p>
          </table:table-cell>
          <table:table-cell office:value-type="float" office:value="0.6607" calcext:value-type="float">
            <text:p>0.6607</text:p>
          </table:table-cell>
          <table:table-cell office:value-type="float" office:value="0.46431954531102" calcext:value-type="float">
            <text:p>0.4643195453</text:p>
          </table:table-cell>
          <table:table-cell office:value-type="string" calcext:value-type="string">
            <text:p>never</text:p>
          </table:table-cell>
          <table:table-cell office:value-type="float" office:value="-0.104973989386219" calcext:value-type="float">
            <text:p>-0.1049739894</text:p>
          </table:table-cell>
          <table:table-cell office:value-type="float" office:value="-0.0713499999999999" calcext:value-type="float">
            <text:p>-0.07135</text:p>
          </table:table-cell>
          <table:table-cell office:value-type="float" office:value="-0.06803832718927" calcext:value-type="float">
            <text:p>-0.0680383272</text:p>
          </table:table-cell>
          <table:table-cell office:value-type="string" calcext:value-type="string">
            <text:p>see</text:p>
          </table:table-cell>
          <table:table-cell office:value-type="float" office:value="-0.10635983912443" calcext:value-type="float">
            <text:p>-0.1063598391</text:p>
          </table:table-cell>
          <table:table-cell office:value-type="float" office:value="-0.0522" calcext:value-type="float">
            <text:p>-0.0522</text:p>
          </table:table-cell>
          <table:table-cell office:value-type="float" office:value="-0.06552761812472" calcext:value-type="float">
            <text:p>-0.0655276181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float" office:value="0.169700667683368" calcext:value-type="float">
            <text:p>0.1697006677</text:p>
          </table:table-cell>
          <table:table-cell office:value-type="float" office:value="0.594" calcext:value-type="float">
            <text:p>0.594</text:p>
          </table:table-cell>
          <table:table-cell office:value-type="float" office:value="0.505179768433882" calcext:value-type="float">
            <text:p>0.5051797684</text:p>
          </table:table-cell>
          <table:table-cell office:value-type="string" calcext:value-type="string">
            <text:p>great</text:p>
          </table:table-cell>
          <table:table-cell office:value-type="float" office:value="0.243110117219116" calcext:value-type="float">
            <text:p>0.2431101172</text:p>
          </table:table-cell>
          <table:table-cell office:value-type="float" office:value="0.63885" calcext:value-type="float">
            <text:p>0.63885</text:p>
          </table:table-cell>
          <table:table-cell office:value-type="float" office:value="0.488347382588369" calcext:value-type="float">
            <text:p>0.4883473826</text:p>
          </table:table-cell>
          <table:table-cell office:value-type="string" calcext:value-type="string">
            <text:p>after</text:p>
          </table:table-cell>
          <table:table-cell office:value-type="float" office:value="0.243139894150463" calcext:value-type="float">
            <text:p>0.2431398942</text:p>
          </table:table-cell>
          <table:table-cell office:value-type="float" office:value="0.67235" calcext:value-type="float">
            <text:p>0.67235</text:p>
          </table:table-cell>
          <table:table-cell office:value-type="float" office:value="0.459368038940682" calcext:value-type="float">
            <text:p>0.4593680389</text:p>
          </table:table-cell>
          <table:table-cell office:value-type="string" calcext:value-type="string">
            <text:p>does</text:p>
          </table:table-cell>
          <table:table-cell office:value-type="float" office:value="-0.10452608956112" calcext:value-type="float">
            <text:p>-0.1045260896</text:p>
          </table:table-cell>
          <table:table-cell office:value-type="float" office:value="-0.07415" calcext:value-type="float">
            <text:p>-0.07415</text:p>
          </table:table-cell>
          <table:table-cell office:value-type="float" office:value="-0.069606834502965" calcext:value-type="float">
            <text:p>-0.0696068345</text:p>
          </table:table-cell>
          <table:table-cell office:value-type="string" calcext:value-type="string">
            <text:p>then</text:p>
          </table:table-cell>
          <table:table-cell office:value-type="float" office:value="-0.106035763279318" calcext:value-type="float">
            <text:p>-0.1060357633</text:p>
          </table:table-cell>
          <table:table-cell office:value-type="float" office:value="-0.05055" calcext:value-type="float">
            <text:p>-0.05055</text:p>
          </table:table-cell>
          <table:table-cell office:value-type="float" office:value="-0.073933536603318" calcext:value-type="float">
            <text:p>-0.0739335366</text:p>
          </table:table-cell>
        </table:table-row>
        <table:table-row table:style-name="ro1">
          <table:table-cell office:value-type="string" calcext:value-type="string">
            <text:p>whatever</text:p>
          </table:table-cell>
          <table:table-cell office:value-type="float" office:value="0.0310377529086532" calcext:value-type="float">
            <text:p>0.0310377529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0804195804195804" calcext:value-type="float">
            <text:p>0.0804195804</text:p>
          </table:table-cell>
          <table:table-cell office:value-type="string" calcext:value-type="string">
            <text:p>where</text:p>
          </table:table-cell>
          <table:table-cell office:value-type="float" office:value="0.242156237150645" calcext:value-type="float">
            <text:p>0.2421562372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433351035581519" calcext:value-type="float">
            <text:p>0.4333510356</text:p>
          </table:table-cell>
          <table:table-cell office:value-type="string" calcext:value-type="string">
            <text:p>way</text:p>
          </table:table-cell>
          <table:table-cell office:value-type="float" office:value="0.242568763068267" calcext:value-type="float">
            <text:p>0.2425687631</text:p>
          </table:table-cell>
          <table:table-cell office:value-type="float" office:value="0.6695" calcext:value-type="float">
            <text:p>0.6695</text:p>
          </table:table-cell>
          <table:table-cell office:value-type="float" office:value="0.465123806441172" calcext:value-type="float">
            <text:p>0.4651238064</text:p>
          </table:table-cell>
          <table:table-cell office:value-type="string" calcext:value-type="string">
            <text:p>way</text:p>
          </table:table-cell>
          <table:table-cell office:value-type="float" office:value="-0.104486927236662" calcext:value-type="float">
            <text:p>-0.1044869272</text:p>
          </table:table-cell>
          <table:table-cell office:value-type="float" office:value="-0.0673" calcext:value-type="float">
            <text:p>-0.0673</text:p>
          </table:table-cell>
          <table:table-cell office:value-type="float" office:value="-0.0624369882405521" calcext:value-type="float">
            <text:p>-0.0624369882</text:p>
          </table:table-cell>
          <table:table-cell office:value-type="string" calcext:value-type="string">
            <text:p>these</text:p>
          </table:table-cell>
          <table:table-cell office:value-type="float" office:value="-0.105979222165718" calcext:value-type="float">
            <text:p>-0.1059792222</text:p>
          </table:table-cell>
          <table:table-cell office:value-type="float" office:value="-0.0704" calcext:value-type="float">
            <text:p>-0.0704</text:p>
          </table:table-cell>
          <table:table-cell office:value-type="float" office:value="-0.075239765530524" calcext:value-type="float">
            <text:p>-0.0752397655</text:p>
          </table:table-cell>
        </table:table-row>
        <table:table-row table:style-name="ro1">
          <table:table-cell office:value-type="string" calcext:value-type="string">
            <text:p>what's</text:p>
          </table:table-cell>
          <table:table-cell office:value-type="float" office:value="0.0301583382599326" calcext:value-type="float">
            <text:p>0.0301583383</text:p>
          </table:table-cell>
          <table:table-cell office:value-type="float" office:value="0.61465" calcext:value-type="float">
            <text:p>0.61465</text:p>
          </table:table-cell>
          <table:table-cell office:value-type="float" office:value="0.0826092131889061" calcext:value-type="float">
            <text:p>0.0826092132</text:p>
          </table:table-cell>
          <table:table-cell office:value-type="string" calcext:value-type="string">
            <text:p>after</text:p>
          </table:table-cell>
          <table:table-cell office:value-type="float" office:value="0.242027535917749" calcext:value-type="float">
            <text:p>0.2420275359</text:p>
          </table:table-cell>
          <table:table-cell office:value-type="float" office:value="0.66905" calcext:value-type="float">
            <text:p>0.66905</text:p>
          </table:table-cell>
          <table:table-cell office:value-type="float" office:value="0.46007015254099" calcext:value-type="float">
            <text:p>0.4600701525</text:p>
          </table:table-cell>
          <table:table-cell office:value-type="string" calcext:value-type="string">
            <text:p>first</text:p>
          </table:table-cell>
          <table:table-cell office:value-type="float" office:value="0.240615651730318" calcext:value-type="float">
            <text:p>0.2406156517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476315383428483" calcext:value-type="float">
            <text:p>0.4763153834</text:p>
          </table:table-cell>
          <table:table-cell office:value-type="string" calcext:value-type="string">
            <text:p>had</text:p>
          </table:table-cell>
          <table:table-cell office:value-type="float" office:value="-0.103714914198472" calcext:value-type="float">
            <text:p>-0.1037149142</text:p>
          </table:table-cell>
          <table:table-cell office:value-type="float" office:value="-0.0458500000000001" calcext:value-type="float">
            <text:p>-0.04585</text:p>
          </table:table-cell>
          <table:table-cell office:value-type="float" office:value="-0.06973115721265" calcext:value-type="float">
            <text:p>-0.0697311572</text:p>
          </table:table-cell>
          <table:table-cell office:value-type="string" calcext:value-type="string">
            <text:p>can</text:p>
          </table:table-cell>
          <table:table-cell office:value-type="float" office:value="-0.105843537075976" calcext:value-type="float">
            <text:p>-0.1058435371</text:p>
          </table:table-cell>
          <table:table-cell office:value-type="float" office:value="-0.05705" calcext:value-type="float">
            <text:p>-0.05705</text:p>
          </table:table-cell>
          <table:table-cell office:value-type="float" office:value="-0.0608963202789" calcext:value-type="float">
            <text:p>-0.0608963203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office:value-type="float" office:value="0.162546762929655" calcext:value-type="float">
            <text:p>0.1625467629</text:p>
          </table:table-cell>
          <table:table-cell office:value-type="float" office:value="0.5914" calcext:value-type="float">
            <text:p>0.5914</text:p>
          </table:table-cell>
          <table:table-cell office:value-type="float" office:value="0.509836852207294" calcext:value-type="float">
            <text:p>0.5098368522</text:p>
          </table:table-cell>
          <table:table-cell office:value-type="string" calcext:value-type="string">
            <text:p>while</text:p>
          </table:table-cell>
          <table:table-cell office:value-type="float" office:value="0.239955084404493" calcext:value-type="float">
            <text:p>0.2399550844</text:p>
          </table:table-cell>
          <table:table-cell office:value-type="float" office:value="0.69315" calcext:value-type="float">
            <text:p>0.69315</text:p>
          </table:table-cell>
          <table:table-cell office:value-type="float" office:value="0.410866852260728" calcext:value-type="float">
            <text:p>0.4108668523</text:p>
          </table:table-cell>
          <table:table-cell office:value-type="float" office:value="10" calcext:value-type="float">
            <text:p>10</text:p>
          </table:table-cell>
          <table:table-cell office:value-type="float" office:value="0.240377853503571" calcext:value-type="float">
            <text:p>0.2403778535</text:p>
          </table:table-cell>
          <table:table-cell office:value-type="float" office:value="0.7144" calcext:value-type="float">
            <text:p>0.7144</text:p>
          </table:table-cell>
          <table:table-cell office:value-type="float" office:value="0.384880465216455" calcext:value-type="float">
            <text:p>0.3848804652</text:p>
          </table:table-cell>
          <table:table-cell office:value-type="string" calcext:value-type="string">
            <text:p>it's</text:p>
          </table:table-cell>
          <table:table-cell office:value-type="float" office:value="-0.102854313522173" calcext:value-type="float">
            <text:p>-0.1028543135</text:p>
          </table:table-cell>
          <table:table-cell office:value-type="float" office:value="-0.05365" calcext:value-type="float">
            <text:p>-0.05365</text:p>
          </table:table-cell>
          <table:table-cell office:value-type="float" office:value="-0.055064790933892" calcext:value-type="float">
            <text:p>-0.0550647909</text:p>
          </table:table-cell>
          <table:table-cell office:value-type="string" calcext:value-type="string">
            <text:p>now</text:p>
          </table:table-cell>
          <table:table-cell office:value-type="float" office:value="-0.105741293544306" calcext:value-type="float">
            <text:p>-0.1057412935</text:p>
          </table:table-cell>
          <table:table-cell office:value-type="float" office:value="-0.08335" calcext:value-type="float">
            <text:p>-0.08335</text:p>
          </table:table-cell>
          <table:table-cell office:value-type="float" office:value="-0.075210833601646" calcext:value-type="float">
            <text:p>-0.0752108336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float" office:value="0.118970862223947" calcext:value-type="float">
            <text:p>0.1189708622</text:p>
          </table:table-cell>
          <table:table-cell office:value-type="float" office:value="0.58775" calcext:value-type="float">
            <text:p>0.58775</text:p>
          </table:table-cell>
          <table:table-cell office:value-type="float" office:value="0.410524058053907" calcext:value-type="float">
            <text:p>0.4105240581</text:p>
          </table:table-cell>
          <table:table-cell office:value-type="string" calcext:value-type="string">
            <text:p>first</text:p>
          </table:table-cell>
          <table:table-cell office:value-type="float" office:value="0.237866091706004" calcext:value-type="float">
            <text:p>0.2378660917</text:p>
          </table:table-cell>
          <table:table-cell office:value-type="float" office:value="0.65695" calcext:value-type="float">
            <text:p>0.65695</text:p>
          </table:table-cell>
          <table:table-cell office:value-type="float" office:value="0.475979531047124" calcext:value-type="float">
            <text:p>0.475979531</text:p>
          </table:table-cell>
          <table:table-cell office:value-type="string" calcext:value-type="string">
            <text:p>then</text:p>
          </table:table-cell>
          <table:table-cell office:value-type="float" office:value="0.24029171864756" calcext:value-type="float">
            <text:p>0.2402917186</text:p>
          </table:table-cell>
          <table:table-cell office:value-type="float" office:value="0.6581" calcext:value-type="float">
            <text:p>0.6581</text:p>
          </table:table-cell>
          <table:table-cell office:value-type="float" office:value="0.461065573770492" calcext:value-type="float">
            <text:p>0.4610655738</text:p>
          </table:table-cell>
          <table:table-cell office:value-type="string" calcext:value-type="string">
            <text:p>its</text:p>
          </table:table-cell>
          <table:table-cell office:value-type="float" office:value="-0.102239365255269" calcext:value-type="float">
            <text:p>-0.1022393653</text:p>
          </table:table-cell>
          <table:table-cell office:value-type="float" office:value="-0.0688000000000001" calcext:value-type="float">
            <text:p>-0.0688</text:p>
          </table:table-cell>
          <table:table-cell office:value-type="float" office:value="-0.064974514443005" calcext:value-type="float">
            <text:p>-0.0649745144</text:p>
          </table:table-cell>
          <table:table-cell office:value-type="string" calcext:value-type="string">
            <text:p>get</text:p>
          </table:table-cell>
          <table:table-cell office:value-type="float" office:value="-0.104334282708745" calcext:value-type="float">
            <text:p>-0.1043342827</text:p>
          </table:table-cell>
          <table:table-cell office:value-type="float" office:value="-0.0431" calcext:value-type="float">
            <text:p>-0.0431</text:p>
          </table:table-cell>
          <table:table-cell office:value-type="float" office:value="-0.073267120443512" calcext:value-type="float">
            <text:p>-0.0732671204</text:p>
          </table:table-cell>
        </table:table-row>
        <table:table-row table:style-name="ro1">
          <table:table-cell office:value-type="string" calcext:value-type="string">
            <text:p>went</text:p>
          </table:table-cell>
          <table:table-cell office:value-type="float" office:value="0.0334413935627197" calcext:value-type="float">
            <text:p>0.0334413936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122784810126582" calcext:value-type="float">
            <text:p>0.1227848101</text:p>
          </table:table-cell>
          <table:table-cell office:value-type="string" calcext:value-type="string">
            <text:p>way</text:p>
          </table:table-cell>
          <table:table-cell office:value-type="float" office:value="0.237187558676796" calcext:value-type="float">
            <text:p>0.2371875587</text:p>
          </table:table-cell>
          <table:table-cell office:value-type="float" office:value="0.66175" calcext:value-type="float">
            <text:p>0.66175</text:p>
          </table:table-cell>
          <table:table-cell office:value-type="float" office:value="0.464412952260312" calcext:value-type="float">
            <text:p>0.4644129523</text:p>
          </table:table-cell>
          <table:table-cell office:value-type="string" calcext:value-type="string">
            <text:p>don't</text:p>
          </table:table-cell>
          <table:table-cell office:value-type="float" office:value="0.239823215093932" calcext:value-type="float">
            <text:p>0.2398232151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484245201947866" calcext:value-type="float">
            <text:p>0.4842452019</text:p>
          </table:table-cell>
          <table:table-cell office:value-type="string" calcext:value-type="string">
            <text:p>would</text:p>
          </table:table-cell>
          <table:table-cell office:value-type="float" office:value="-0.101700054059961" calcext:value-type="float">
            <text:p>-0.1017000541</text:p>
          </table:table-cell>
          <table:table-cell office:value-type="float" office:value="-0.0481" calcext:value-type="float">
            <text:p>-0.0481</text:p>
          </table:table-cell>
          <table:table-cell office:value-type="float" office:value="-0.064673522566716" calcext:value-type="float">
            <text:p>-0.0646735226</text:p>
          </table:table-cell>
          <table:table-cell office:value-type="string" calcext:value-type="string">
            <text:p>would</text:p>
          </table:table-cell>
          <table:table-cell office:value-type="float" office:value="-0.103444224955677" calcext:value-type="float">
            <text:p>-0.103444225</text:p>
          </table:table-cell>
          <table:table-cell office:value-type="float" office:value="-0.04515" calcext:value-type="float">
            <text:p>-0.04515</text:p>
          </table:table-cell>
          <table:table-cell office:value-type="float" office:value="-0.0692975615991139" calcext:value-type="float">
            <text:p>-0.0692975616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0.164132591668802" calcext:value-type="float">
            <text:p>0.1641325917</text:p>
          </table:table-cell>
          <table:table-cell office:value-type="float" office:value="0.59795" calcext:value-type="float">
            <text:p>0.59795</text:p>
          </table:table-cell>
          <table:table-cell office:value-type="float" office:value="0.465465665093399" calcext:value-type="float">
            <text:p>0.4654656651</text:p>
          </table:table-cell>
          <table:table-cell office:value-type="string" calcext:value-type="string">
            <text:p>really</text:p>
          </table:table-cell>
          <table:table-cell office:value-type="float" office:value="0.234249688284836" calcext:value-type="float">
            <text:p>0.2342496883</text:p>
          </table:table-cell>
          <table:table-cell office:value-type="float" office:value="0.6394" calcext:value-type="float">
            <text:p>0.6394</text:p>
          </table:table-cell>
          <table:table-cell office:value-type="float" office:value="0.507175071750718" calcext:value-type="float">
            <text:p>0.5071750718</text:p>
          </table:table-cell>
          <table:table-cell office:value-type="string" calcext:value-type="string">
            <text:p>it's</text:p>
          </table:table-cell>
          <table:table-cell office:value-type="float" office:value="0.239400633919798" calcext:value-type="float">
            <text:p>0.2394006339</text:p>
          </table:table-cell>
          <table:table-cell office:value-type="float" office:value="0.6357" calcext:value-type="float">
            <text:p>0.6357</text:p>
          </table:table-cell>
          <table:table-cell office:value-type="float" office:value="0.538451792727734" calcext:value-type="float">
            <text:p>0.5384517927</text:p>
          </table:table-cell>
          <table:table-cell office:value-type="string" calcext:value-type="string">
            <text:p>me</text:p>
          </table:table-cell>
          <table:table-cell office:value-type="float" office:value="-0.101176538242265" calcext:value-type="float">
            <text:p>-0.1011765382</text:p>
          </table:table-cell>
          <table:table-cell office:value-type="float" office:value="-0.0418499999999999" calcext:value-type="float">
            <text:p>-0.04185</text:p>
          </table:table-cell>
          <table:table-cell office:value-type="float" office:value="-0.070286905456494" calcext:value-type="float">
            <text:p>-0.0702869055</text:p>
          </table:table-cell>
          <table:table-cell office:value-type="string" calcext:value-type="string">
            <text:p>know</text:p>
          </table:table-cell>
          <table:table-cell office:value-type="float" office:value="-0.102707521524193" calcext:value-type="float">
            <text:p>-0.1027075215</text:p>
          </table:table-cell>
          <table:table-cell office:value-type="float" office:value="-0.0382499999999999" calcext:value-type="float">
            <text:p>-0.03825</text:p>
          </table:table-cell>
          <table:table-cell office:value-type="float" office:value="-0.078351021355355" calcext:value-type="float">
            <text:p>-0.0783510214</text:p>
          </table:table-cell>
        </table:table-row>
        <table:table-row table:style-name="ro1">
          <table:table-cell office:value-type="string" calcext:value-type="string">
            <text:p>weird</text:p>
          </table:table-cell>
          <table:table-cell office:value-type="float" office:value="0.0196122876814265" calcext:value-type="float">
            <text:p>0.0196122877</text:p>
          </table:table-cell>
          <table:table-cell office:value-type="float" office:value="0.62155" calcext:value-type="float">
            <text:p>0.62155</text:p>
          </table:table-cell>
          <table:table-cell office:value-type="float" office:value="0.0612675182934392" calcext:value-type="float">
            <text:p>0.0612675183</text:p>
          </table:table-cell>
          <table:table-cell office:value-type="string" calcext:value-type="string">
            <text:p>good</text:p>
          </table:table-cell>
          <table:table-cell office:value-type="float" office:value="0.233644713783005" calcext:value-type="float">
            <text:p>0.2336447138</text:p>
          </table:table-cell>
          <table:table-cell office:value-type="float" office:value="0.62725" calcext:value-type="float">
            <text:p>0.62725</text:p>
          </table:table-cell>
          <table:table-cell office:value-type="float" office:value="0.548373417338099" calcext:value-type="float">
            <text:p>0.5483734173</text:p>
          </table:table-cell>
          <table:table-cell office:value-type="string" calcext:value-type="string">
            <text:p>two</text:p>
          </table:table-cell>
          <table:table-cell office:value-type="float" office:value="0.238740917804859" calcext:value-type="float">
            <text:p>0.2387409178</text:p>
          </table:table-cell>
          <table:table-cell office:value-type="float" office:value="0.68475" calcext:value-type="float">
            <text:p>0.68475</text:p>
          </table:table-cell>
          <table:table-cell office:value-type="float" office:value="0.432646450103482" calcext:value-type="float">
            <text:p>0.4326464501</text:p>
          </table:table-cell>
          <table:table-cell office:value-type="string" calcext:value-type="string">
            <text:p>before</text:p>
          </table:table-cell>
          <table:table-cell office:value-type="float" office:value="-0.100366343965593" calcext:value-type="float">
            <text:p>-0.100366344</text:p>
          </table:table-cell>
          <table:table-cell office:value-type="float" office:value="-0.0680999999999999" calcext:value-type="float">
            <text:p>-0.0681</text:p>
          </table:table-cell>
          <table:table-cell office:value-type="float" office:value="-0.074559238840968" calcext:value-type="float">
            <text:p>-0.0745592388</text:p>
          </table:table-cell>
          <table:table-cell office:value-type="string" calcext:value-type="string">
            <text:p>were</text:p>
          </table:table-cell>
          <table:table-cell office:value-type="float" office:value="-0.101743618233404" calcext:value-type="float">
            <text:p>-0.1017436182</text:p>
          </table:table-cell>
          <table:table-cell office:value-type="float" office:value="-0.0391" calcext:value-type="float">
            <text:p>-0.0391</text:p>
          </table:table-cell>
          <table:table-cell office:value-type="float" office:value="-0.073326830665921" calcext:value-type="float">
            <text:p>-0.0733268307</text:p>
          </table:table-cell>
        </table:table-row>
        <table:table-row table:style-name="ro1">
          <table:table-cell office:value-type="string" calcext:value-type="string">
            <text:p>weak</text:p>
          </table:table-cell>
          <table:table-cell office:value-type="float" office:value="0.0361395453699376" calcext:value-type="float">
            <text:p>0.0361395454</text:p>
          </table:table-cell>
          <table:table-cell office:value-type="float" office:value="0.60775" calcext:value-type="float">
            <text:p>0.60775</text:p>
          </table:table-cell>
          <table:table-cell office:value-type="float" office:value="0.0840630472854641" calcext:value-type="float">
            <text:p>0.0840630473</text:p>
          </table:table-cell>
          <table:table-cell office:value-type="string" calcext:value-type="string">
            <text:p>two</text:p>
          </table:table-cell>
          <table:table-cell office:value-type="float" office:value="0.232936658121224" calcext:value-type="float">
            <text:p>0.2329366581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430312665606783" calcext:value-type="float">
            <text:p>0.4303126656</text:p>
          </table:table-cell>
          <table:table-cell office:value-type="string" calcext:value-type="string">
            <text:p>while</text:p>
          </table:table-cell>
          <table:table-cell office:value-type="float" office:value="0.237959789373568" calcext:value-type="float">
            <text:p>0.2379597894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409569377990431" calcext:value-type="float">
            <text:p>0.409569378</text:p>
          </table:table-cell>
          <table:table-cell office:value-type="string" calcext:value-type="string">
            <text:p>people</text:p>
          </table:table-cell>
          <table:table-cell office:value-type="float" office:value="-0.100100379139323" calcext:value-type="float">
            <text:p>-0.1001003791</text:p>
          </table:table-cell>
          <table:table-cell office:value-type="float" office:value="-0.05455" calcext:value-type="float">
            <text:p>-0.05455</text:p>
          </table:table-cell>
          <table:table-cell office:value-type="float" office:value="-0.064804071354449" calcext:value-type="float">
            <text:p>-0.0648040714</text:p>
          </table:table-cell>
          <table:table-cell office:value-type="string" calcext:value-type="string">
            <text:p>also</text:p>
          </table:table-cell>
          <table:table-cell office:value-type="float" office:value="-0.10011247204298" calcext:value-type="float">
            <text:p>-0.100112472</text:p>
          </table:table-cell>
          <table:table-cell office:value-type="float" office:value="-0.0537" calcext:value-type="float">
            <text:p>-0.0537</text:p>
          </table:table-cell>
          <table:table-cell office:value-type="float" office:value="-0.0634606572867961" calcext:value-type="float">
            <text:p>-0.0634606573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0.130858959457189" calcext:value-type="float">
            <text:p>0.1308589595</text:p>
          </table:table-cell>
          <table:table-cell office:value-type="float" office:value="0.59925" calcext:value-type="float">
            <text:p>0.59925</text:p>
          </table:table-cell>
          <table:table-cell office:value-type="float" office:value="0.383698577470204" calcext:value-type="float">
            <text:p>0.3836985775</text:p>
          </table:table-cell>
          <table:table-cell office:value-type="string" calcext:value-type="string">
            <text:p>get</text:p>
          </table:table-cell>
          <table:table-cell office:value-type="float" office:value="0.227086980812869" calcext:value-type="float">
            <text:p>0.2270869808</text:p>
          </table:table-cell>
          <table:table-cell office:value-type="float" office:value="0.6358" calcext:value-type="float">
            <text:p>0.6358</text:p>
          </table:table-cell>
          <table:table-cell office:value-type="float" office:value="0.485738491951426" calcext:value-type="float">
            <text:p>0.485738492</text:p>
          </table:table-cell>
          <table:table-cell office:value-type="string" calcext:value-type="string">
            <text:p>think</text:p>
          </table:table-cell>
          <table:table-cell office:value-type="float" office:value="0.236917195239702" calcext:value-type="float">
            <text:p>0.2369171952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460160874184246" calcext:value-type="float">
            <text:p>0.4601608742</text:p>
          </table:table-cell>
          <table:table-cell office:value-type="string" calcext:value-type="string">
            <text:p>any</text:p>
          </table:table-cell>
          <table:table-cell office:value-type="float" office:value="-0.09927546244146" calcext:value-type="float">
            <text:p>-0.0992754624</text:p>
          </table:table-cell>
          <table:table-cell office:value-type="float" office:value="-0.0403" calcext:value-type="float">
            <text:p>-0.0403</text:p>
          </table:table-cell>
          <table:table-cell office:value-type="float" office:value="-0.07234643817964" calcext:value-type="float">
            <text:p>-0.0723464382</text:p>
          </table:table-cell>
          <table:table-cell office:value-type="string" calcext:value-type="string">
            <text:p>over</text:p>
          </table:table-cell>
          <table:table-cell office:value-type="float" office:value="-0.099888099788963" calcext:value-type="float">
            <text:p>-0.0998880998</text:p>
          </table:table-cell>
          <table:table-cell office:value-type="float" office:value="-0.07055" calcext:value-type="float">
            <text:p>-0.07055</text:p>
          </table:table-cell>
          <table:table-cell office:value-type="float" office:value="-0.064781156508599" calcext:value-type="float">
            <text:p>-0.0647811565</text:p>
          </table:table-cell>
        </table:table-row>
        <table:table-row table:style-name="ro1">
          <table:table-cell office:value-type="string" calcext:value-type="string">
            <text:p>ways</text:p>
          </table:table-cell>
          <table:table-cell office:value-type="float" office:value="0.0291172497792883" calcext:value-type="float">
            <text:p>0.0291172498</text:p>
          </table:table-cell>
          <table:table-cell office:value-type="float" office:value="0.59725" calcext:value-type="float">
            <text:p>0.59725</text:p>
          </table:table-cell>
          <table:table-cell office:value-type="float" office:value="0.0828873961061141" calcext:value-type="float">
            <text:p>0.0828873961</text:p>
          </table:table-cell>
          <table:table-cell office:value-type="string" calcext:value-type="string">
            <text:p>make</text:p>
          </table:table-cell>
          <table:table-cell office:value-type="float" office:value="0.226174110934445" calcext:value-type="float">
            <text:p>0.2261741109</text:p>
          </table:table-cell>
          <table:table-cell office:value-type="float" office:value="0.64635" calcext:value-type="float">
            <text:p>0.64635</text:p>
          </table:table-cell>
          <table:table-cell office:value-type="float" office:value="0.465017774752288" calcext:value-type="float">
            <text:p>0.4650177748</text:p>
          </table:table-cell>
          <table:table-cell office:value-type="string" calcext:value-type="string">
            <text:p>good</text:p>
          </table:table-cell>
          <table:table-cell office:value-type="float" office:value="0.23642831157282" calcext:value-type="float">
            <text:p>0.2364283116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561462565293093" calcext:value-type="float">
            <text:p>0.5614625653</text:p>
          </table:table-cell>
          <table:table-cell office:value-type="string" calcext:value-type="string">
            <text:p>get</text:p>
          </table:table-cell>
          <table:table-cell office:value-type="float" office:value="-0.098097145967443" calcext:value-type="float">
            <text:p>-0.098097146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-0.066541904678052" calcext:value-type="float">
            <text:p>-0.0665419047</text:p>
          </table:table-cell>
          <table:table-cell office:value-type="string" calcext:value-type="string">
            <text:p>any</text:p>
          </table:table-cell>
          <table:table-cell office:value-type="float" office:value="-0.099536822427499" calcext:value-type="float">
            <text:p>-0.0995368224</text:p>
          </table:table-cell>
          <table:table-cell office:value-type="float" office:value="-0.0398000000000001" calcext:value-type="float">
            <text:p>-0.0398</text:p>
          </table:table-cell>
          <table:table-cell office:value-type="float" office:value="-0.072826768424985" calcext:value-type="float">
            <text:p>-0.0728267684</text:p>
          </table:table-cell>
        </table:table-row>
        <table:table-row table:style-name="ro1">
          <table:table-cell office:value-type="string" calcext:value-type="string">
            <text:p>way</text:p>
          </table:table-cell>
          <table:table-cell office:value-type="float" office:value="0.132700631440134" calcext:value-type="float">
            <text:p>0.1327006314</text:p>
          </table:table-cell>
          <table:table-cell office:value-type="float" office:value="0.59445" calcext:value-type="float">
            <text:p>0.59445</text:p>
          </table:table-cell>
          <table:table-cell office:value-type="float" office:value="0.40197596401976" calcext:value-type="float">
            <text:p>0.401975964</text:p>
          </table:table-cell>
          <table:table-cell office:value-type="string" calcext:value-type="string">
            <text:p>man</text:p>
          </table:table-cell>
          <table:table-cell office:value-type="float" office:value="0.221790028568596" calcext:value-type="float">
            <text:p>0.2217900286</text:p>
          </table:table-cell>
          <table:table-cell office:value-type="float" office:value="0.6874" calcext:value-type="float">
            <text:p>0.6874</text:p>
          </table:table-cell>
          <table:table-cell office:value-type="float" office:value="0.388138578978274" calcext:value-type="float">
            <text:p>0.388138579</text:p>
          </table:table-cell>
          <table:table-cell office:value-type="string" calcext:value-type="string">
            <text:p>where</text:p>
          </table:table-cell>
          <table:table-cell office:value-type="float" office:value="0.235405635812218" calcext:value-type="float">
            <text:p>0.2354056358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42993907745866" calcext:value-type="float">
            <text:p>0.4299390775</text:p>
          </table:table-cell>
          <table:table-cell office:value-type="string" calcext:value-type="string">
            <text:p>little</text:p>
          </table:table-cell>
          <table:table-cell office:value-type="float" office:value="-0.09802200773411" calcext:value-type="float">
            <text:p>-0.0980220077</text:p>
          </table:table-cell>
          <table:table-cell office:value-type="float" office:value="-0.0649" calcext:value-type="float">
            <text:p>-0.0649</text:p>
          </table:table-cell>
          <table:table-cell office:value-type="float" office:value="-0.064694217821914" calcext:value-type="float">
            <text:p>-0.0646942178</text:p>
          </table:table-cell>
          <table:table-cell office:value-type="string" calcext:value-type="string">
            <text:p>time</text:p>
          </table:table-cell>
          <table:table-cell office:value-type="float" office:value="-0.099501785672135" calcext:value-type="float">
            <text:p>-0.0995017857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-0.059747516279568" calcext:value-type="float">
            <text:p>-0.0597475163</text:p>
          </table:table-cell>
        </table:table-row>
        <table:table-row table:style-name="ro1">
          <table:table-cell office:value-type="string" calcext:value-type="string">
            <text:p>watching</text:p>
          </table:table-cell>
          <table:table-cell office:value-type="float" office:value="0.0671177768475079" calcext:value-type="float">
            <text:p>0.0671177768</text:p>
          </table:table-cell>
          <table:table-cell office:value-type="float" office:value="0.58535" calcext:value-type="float">
            <text:p>0.58535</text:p>
          </table:table-cell>
          <table:table-cell office:value-type="float" office:value="0.276794279236069" calcext:value-type="float">
            <text:p>0.2767942792</text:p>
          </table:table-cell>
          <table:table-cell office:value-type="string" calcext:value-type="string">
            <text:p>will</text:p>
          </table:table-cell>
          <table:table-cell office:value-type="float" office:value="0.221085980969362" calcext:value-type="float">
            <text:p>0.22108598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462355798421372" calcext:value-type="float">
            <text:p>0.4623557984</text:p>
          </table:table-cell>
          <table:table-cell office:value-type="string" calcext:value-type="string">
            <text:p>get</text:p>
          </table:table-cell>
          <table:table-cell office:value-type="float" office:value="0.233324117554171" calcext:value-type="float">
            <text:p>0.2333241176</text:p>
          </table:table-cell>
          <table:table-cell office:value-type="float" office:value="0.63465" calcext:value-type="float">
            <text:p>0.63465</text:p>
          </table:table-cell>
          <table:table-cell office:value-type="float" office:value="0.492463707716886" calcext:value-type="float">
            <text:p>0.4924637077</text:p>
          </table:table-cell>
          <table:table-cell office:value-type="string" calcext:value-type="string">
            <text:p>another</text:p>
          </table:table-cell>
          <table:table-cell office:value-type="float" office:value="-0.0973588162281019" calcext:value-type="float">
            <text:p>-0.0973588162</text:p>
          </table:table-cell>
          <table:table-cell office:value-type="float" office:value="-0.0800500000000001" calcext:value-type="float">
            <text:p>-0.08005</text:p>
          </table:table-cell>
          <table:table-cell office:value-type="float" office:value="-0.068745020546679" calcext:value-type="float">
            <text:p>-0.0687450205</text:p>
          </table:table-cell>
          <table:table-cell office:value-type="string" calcext:value-type="string">
            <text:p>another</text:p>
          </table:table-cell>
          <table:table-cell office:value-type="float" office:value="-0.0992818883994169" calcext:value-type="float">
            <text:p>-0.0992818884</text:p>
          </table:table-cell>
          <table:table-cell office:value-type="float" office:value="-0.08525" calcext:value-type="float">
            <text:p>-0.08525</text:p>
          </table:table-cell>
          <table:table-cell office:value-type="float" office:value="-0.069208940063992" calcext:value-type="float">
            <text:p>-0.0692089401</text:p>
          </table:table-cell>
        </table:table-row>
        <table:table-row table:style-name="ro1">
          <table:table-cell office:value-type="string" calcext:value-type="string">
            <text:p>watched</text:p>
          </table:table-cell>
          <table:table-cell office:value-type="float" office:value="0.027588645958626" calcext:value-type="float">
            <text:p>0.027588646</text:p>
          </table:table-cell>
          <table:table-cell office:value-type="float" office:value="0.55705" calcext:value-type="float">
            <text:p>0.55705</text:p>
          </table:table-cell>
          <table:table-cell office:value-type="float" office:value="0.160045510571727" calcext:value-type="float">
            <text:p>0.1600455106</text:p>
          </table:table-cell>
          <table:table-cell office:value-type="string" calcext:value-type="string">
            <text:p>off</text:p>
          </table:table-cell>
          <table:table-cell office:value-type="float" office:value="0.220575812992582" calcext:value-type="float">
            <text:p>0.220575813</text:p>
          </table:table-cell>
          <table:table-cell office:value-type="float" office:value="0.65835" calcext:value-type="float">
            <text:p>0.65835</text:p>
          </table:table-cell>
          <table:table-cell office:value-type="float" office:value="0.419011988776465" calcext:value-type="float">
            <text:p>0.4190119888</text:p>
          </table:table-cell>
          <table:table-cell office:value-type="string" calcext:value-type="string">
            <text:p>see</text:p>
          </table:table-cell>
          <table:table-cell office:value-type="float" office:value="0.232903281811733" calcext:value-type="float">
            <text:p>0.2329032818</text:p>
          </table:table-cell>
          <table:table-cell office:value-type="float" office:value="0.62665" calcext:value-type="float">
            <text:p>0.62665</text:p>
          </table:table-cell>
          <table:table-cell office:value-type="float" office:value="0.524425195847398" calcext:value-type="float">
            <text:p>0.5244251958</text:p>
          </table:table-cell>
          <table:table-cell office:value-type="string" calcext:value-type="string">
            <text:p>over</text:p>
          </table:table-cell>
          <table:table-cell office:value-type="float" office:value="-0.097325570208575" calcext:value-type="float">
            <text:p>-0.0973255702</text:p>
          </table:table-cell>
          <table:table-cell office:value-type="float" office:value="-0.06055" calcext:value-type="float">
            <text:p>-0.06055</text:p>
          </table:table-cell>
          <table:table-cell office:value-type="float" office:value="-0.06619074126063" calcext:value-type="float">
            <text:p>-0.0661907413</text:p>
          </table:table-cell>
          <table:table-cell office:value-type="string" calcext:value-type="string">
            <text:p>own</text:p>
          </table:table-cell>
          <table:table-cell office:value-type="float" office:value="-0.0990300456754037" calcext:value-type="float">
            <text:p>-0.0990300457</text:p>
          </table:table-cell>
          <table:table-cell office:value-type="float" office:value="-0.0941" calcext:value-type="float">
            <text:p>-0.0941</text:p>
          </table:table-cell>
          <table:table-cell office:value-type="float" office:value="-0.075401488371963" calcext:value-type="float">
            <text:p>-0.0754014884</text:p>
          </table:table-cell>
        </table:table-row>
        <table:table-row table:style-name="ro1">
          <table:table-cell office:value-type="string" calcext:value-type="string">
            <text:p>watch</text:p>
          </table:table-cell>
          <table:table-cell office:value-type="float" office:value="0.0932446564735704" calcext:value-type="float">
            <text:p>0.0932446565</text:p>
          </table:table-cell>
          <table:table-cell office:value-type="float" office:value="0.58065" calcext:value-type="float">
            <text:p>0.58065</text:p>
          </table:table-cell>
          <table:table-cell office:value-type="float" office:value="0.356973089013264" calcext:value-type="float">
            <text:p>0.356973089</text:p>
          </table:table-cell>
          <table:table-cell office:value-type="string" calcext:value-type="string">
            <text:p>could</text:p>
          </table:table-cell>
          <table:table-cell office:value-type="float" office:value="0.220557516924118" calcext:value-type="float">
            <text:p>0.2205575169</text:p>
          </table:table-cell>
          <table:table-cell office:value-type="float" office:value="0.64255" calcext:value-type="float">
            <text:p>0.64255</text:p>
          </table:table-cell>
          <table:table-cell office:value-type="float" office:value="0.4548989706443" calcext:value-type="float">
            <text:p>0.4548989706</text:p>
          </table:table-cell>
          <table:table-cell office:value-type="string" calcext:value-type="string">
            <text:p>how</text:p>
          </table:table-cell>
          <table:table-cell office:value-type="float" office:value="0.229607905808091" calcext:value-type="float">
            <text:p>0.2296079058</text:p>
          </table:table-cell>
          <table:table-cell office:value-type="float" office:value="0.6462" calcext:value-type="float">
            <text:p>0.6462</text:p>
          </table:table-cell>
          <table:table-cell office:value-type="float" office:value="0.473041406017277" calcext:value-type="float">
            <text:p>0.473041406</text:p>
          </table:table-cell>
          <table:table-cell office:value-type="string" calcext:value-type="string">
            <text:p>know</text:p>
          </table:table-cell>
          <table:table-cell office:value-type="float" office:value="-0.096525403300948" calcext:value-type="float">
            <text:p>-0.0965254033</text:p>
          </table:table-cell>
          <table:table-cell office:value-type="float" office:value="-0.0474499999999999" calcext:value-type="float">
            <text:p>-0.04745</text:p>
          </table:table-cell>
          <table:table-cell office:value-type="float" office:value="-0.069987501602475" calcext:value-type="float">
            <text:p>-0.0699875016</text:p>
          </table:table-cell>
          <table:table-cell office:value-type="string" calcext:value-type="string">
            <text:p>even</text:p>
          </table:table-cell>
          <table:table-cell office:value-type="float" office:value="-0.098890469396539" calcext:value-type="float">
            <text:p>-0.0988904694</text:p>
          </table:table-cell>
          <table:table-cell office:value-type="float" office:value="-0.0385500000000001" calcext:value-type="float">
            <text:p>-0.03855</text:p>
          </table:table-cell>
          <table:table-cell office:value-type="float" office:value="-0.071632453050867" calcext:value-type="float">
            <text:p>-0.0716324531</text:p>
          </table:table-cell>
        </table:table-row>
        <table:table-row table:style-name="ro1">
          <table:table-cell office:value-type="string" calcext:value-type="string">
            <text:p>waste</text:p>
          </table:table-cell>
          <table:table-cell office:value-type="float" office:value="0.214297490871129" calcext:value-type="float">
            <text:p>0.2142974909</text:p>
          </table:table-cell>
          <table:table-cell office:value-type="float" office:value="0.77745" calcext:value-type="float">
            <text:p>0.77745</text:p>
          </table:table-cell>
          <table:table-cell office:value-type="float" office:value="0.283368217678313" calcext:value-type="float">
            <text:p>0.2833682177</text:p>
          </table:table-cell>
          <table:table-cell office:value-type="string" calcext:value-type="string">
            <text:p>how</text:p>
          </table:table-cell>
          <table:table-cell office:value-type="float" office:value="0.2203808457638" calcext:value-type="float">
            <text:p>0.2203808458</text:p>
          </table:table-cell>
          <table:table-cell office:value-type="float" office:value="0.64405" calcext:value-type="float">
            <text:p>0.64405</text:p>
          </table:table-cell>
          <table:table-cell office:value-type="float" office:value="0.465500412943915" calcext:value-type="float">
            <text:p>0.4655004129</text:p>
          </table:table-cell>
          <table:table-cell office:value-type="string" calcext:value-type="string">
            <text:p>my</text:p>
          </table:table-cell>
          <table:table-cell office:value-type="float" office:value="0.228700896420513" calcext:value-type="float">
            <text:p>0.2287008964</text:p>
          </table:table-cell>
          <table:table-cell office:value-type="float" office:value="0.61515" calcext:value-type="float">
            <text:p>0.61515</text:p>
          </table:table-cell>
          <table:table-cell office:value-type="float" office:value="0.531442137943629" calcext:value-type="float">
            <text:p>0.5314421379</text:p>
          </table:table-cell>
          <table:table-cell office:value-type="string" calcext:value-type="string">
            <text:p>think</text:p>
          </table:table-cell>
          <table:table-cell office:value-type="float" office:value="-0.0960562957645522" calcext:value-type="float">
            <text:p>-0.0960562958</text:p>
          </table:table-cell>
          <table:table-cell office:value-type="float" office:value="-0.0650000000000001" calcext:value-type="float">
            <text:p>-0.065</text:p>
          </table:table-cell>
          <table:table-cell office:value-type="float" office:value="-0.059773701461685" calcext:value-type="float">
            <text:p>-0.0597737015</text:p>
          </table:table-cell>
          <table:table-cell office:value-type="string" calcext:value-type="string">
            <text:p>how</text:p>
          </table:table-cell>
          <table:table-cell office:value-type="float" office:value="-0.098648400619312" calcext:value-type="float">
            <text:p>-0.0986484006</text:p>
          </table:table-cell>
          <table:table-cell office:value-type="float" office:value="-0.04635" calcext:value-type="float">
            <text:p>-0.04635</text:p>
          </table:table-cell>
          <table:table-cell office:value-type="float" office:value="-0.066867925272304" calcext:value-type="float">
            <text:p>-0.0668679253</text:p>
          </table:table-cell>
        </table:table-row>
        <table:table-row table:style-name="ro1">
          <table:table-cell office:value-type="string" calcext:value-type="string">
            <text:p>wasn't</text:p>
          </table:table-cell>
          <table:table-cell office:value-type="float" office:value="0.063297161183428" calcext:value-type="float">
            <text:p>0.0632971612</text:p>
          </table:table-cell>
          <table:table-cell office:value-type="float" office:value="0.62885" calcext:value-type="float">
            <text:p>0.62885</text:p>
          </table:table-cell>
          <table:table-cell office:value-type="float" office:value="0.182398942614825" calcext:value-type="float">
            <text:p>0.1823989426</text:p>
          </table:table-cell>
          <table:table-cell office:value-type="string" calcext:value-type="string">
            <text:p>waste</text:p>
          </table:table-cell>
          <table:table-cell office:value-type="float" office:value="0.218306408331843" calcext:value-type="float">
            <text:p>0.2183064083</text:p>
          </table:table-cell>
          <table:table-cell office:value-type="float" office:value="0.7789" calcext:value-type="float">
            <text:p>0.7789</text:p>
          </table:table-cell>
          <table:table-cell office:value-type="float" office:value="0.287004192196066" calcext:value-type="float">
            <text:p>0.2870041922</text:p>
          </table:table-cell>
          <table:table-cell office:value-type="string" calcext:value-type="string">
            <text:p>its</text:p>
          </table:table-cell>
          <table:table-cell office:value-type="float" office:value="0.22822166680793" calcext:value-type="float">
            <text:p>0.2282216668</text:p>
          </table:table-cell>
          <table:table-cell office:value-type="float" office:value="0.67775" calcext:value-type="float">
            <text:p>0.67775</text:p>
          </table:table-cell>
          <table:table-cell office:value-type="float" office:value="0.431306803141269" calcext:value-type="float">
            <text:p>0.4313068031</text:p>
          </table:table-cell>
          <table:table-cell office:value-type="string" calcext:value-type="string">
            <text:p>new</text:p>
          </table:table-cell>
          <table:table-cell office:value-type="float" office:value="-0.0957509845411751" calcext:value-type="float">
            <text:p>-0.0957509845</text:p>
          </table:table-cell>
          <table:table-cell office:value-type="float" office:value="-0.0899500000000001" calcext:value-type="float">
            <text:p>-0.08995</text:p>
          </table:table-cell>
          <table:table-cell office:value-type="float" office:value="-0.069046681698385" calcext:value-type="float">
            <text:p>-0.0690466817</text:p>
          </table:table-cell>
          <table:table-cell office:value-type="string" calcext:value-type="string">
            <text:p>does</text:p>
          </table:table-cell>
          <table:table-cell office:value-type="float" office:value="-0.098102276477023" calcext:value-type="float">
            <text:p>-0.0981022765</text:p>
          </table:table-cell>
          <table:table-cell office:value-type="float" office:value="-0.0697" calcext:value-type="float">
            <text:p>-0.0697</text:p>
          </table:table-cell>
          <table:table-cell office:value-type="float" office:value="-0.065347118678505" calcext:value-type="float">
            <text:p>-0.0653471187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 office:value-type="float" office:value="0.0348620156156978" calcext:value-type="float">
            <text:p>0.0348620156</text:p>
          </table:table-cell>
          <table:table-cell office:value-type="float" office:value="0.5643" calcext:value-type="float">
            <text:p>0.5643</text:p>
          </table:table-cell>
          <table:table-cell office:value-type="float" office:value="0.114250863996747" calcext:value-type="float">
            <text:p>0.114250864</text:p>
          </table:table-cell>
          <table:table-cell office:value-type="string" calcext:value-type="string">
            <text:p>see</text:p>
          </table:table-cell>
          <table:table-cell office:value-type="float" office:value="0.218260055892366" calcext:value-type="float">
            <text:p>0.2182600559</text:p>
          </table:table-cell>
          <table:table-cell office:value-type="float" office:value="0.62635" calcext:value-type="float">
            <text:p>0.62635</text:p>
          </table:table-cell>
          <table:table-cell office:value-type="float" office:value="0.50864619633112" calcext:value-type="float">
            <text:p>0.5086461963</text:p>
          </table:table-cell>
          <table:table-cell office:value-type="string" calcext:value-type="string">
            <text:p>make</text:p>
          </table:table-cell>
          <table:table-cell office:value-type="float" office:value="0.225687746824871" calcext:value-type="float">
            <text:p>0.2256877468</text:p>
          </table:table-cell>
          <table:table-cell office:value-type="float" office:value="0.64195" calcext:value-type="float">
            <text:p>0.64195</text:p>
          </table:table-cell>
          <table:table-cell office:value-type="float" office:value="0.466909848879625" calcext:value-type="float">
            <text:p>0.4669098489</text:p>
          </table:table-cell>
          <table:table-cell office:value-type="string" calcext:value-type="string">
            <text:p>also</text:p>
          </table:table-cell>
          <table:table-cell office:value-type="float" office:value="-0.094712668393942" calcext:value-type="float">
            <text:p>-0.0947126684</text:p>
          </table:table-cell>
          <table:table-cell office:value-type="float" office:value="-0.0523" calcext:value-type="float">
            <text:p>-0.0523</text:p>
          </table:table-cell>
          <table:table-cell office:value-type="float" office:value="-0.059121031391516" calcext:value-type="float">
            <text:p>-0.0591210314</text:p>
          </table:table-cell>
          <table:table-cell office:value-type="string" calcext:value-type="string">
            <text:p>well</text:p>
          </table:table-cell>
          <table:table-cell office:value-type="float" office:value="-0.097950696195621" calcext:value-type="float">
            <text:p>-0.0979506962</text:p>
          </table:table-cell>
          <table:table-cell office:value-type="float" office:value="-0.05485" calcext:value-type="float">
            <text:p>-0.05485</text:p>
          </table:table-cell>
          <table:table-cell office:value-type="float" office:value="-0.05629742030605" calcext:value-type="float">
            <text:p>-0.0562974203</text:p>
          </table:table-cell>
        </table:table-row>
        <table:table-row table:style-name="ro1">
          <table:table-cell office:value-type="string" calcext:value-type="string">
            <text:p>wants</text:p>
          </table:table-cell>
          <table:table-cell office:value-type="float" office:value="0.034485582432641" calcext:value-type="float">
            <text:p>0.0344855824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112161864965912" calcext:value-type="float">
            <text:p>0.112161865</text:p>
          </table:table-cell>
          <table:table-cell office:value-type="string" calcext:value-type="string">
            <text:p>does</text:p>
          </table:table-cell>
          <table:table-cell office:value-type="float" office:value="0.218022726699775" calcext:value-type="float">
            <text:p>0.2180227267</text:p>
          </table:table-cell>
          <table:table-cell office:value-type="float" office:value="0.6757" calcext:value-type="float">
            <text:p>0.6757</text:p>
          </table:table-cell>
          <table:table-cell office:value-type="float" office:value="0.407454778001096" calcext:value-type="float">
            <text:p>0.407454778</text:p>
          </table:table-cell>
          <table:table-cell office:value-type="string" calcext:value-type="string">
            <text:p>could</text:p>
          </table:table-cell>
          <table:table-cell office:value-type="float" office:value="0.22338521726862" calcext:value-type="float">
            <text:p>0.2233852173</text:p>
          </table:table-cell>
          <table:table-cell office:value-type="float" office:value="0.63395" calcext:value-type="float">
            <text:p>0.63395</text:p>
          </table:table-cell>
          <table:table-cell office:value-type="float" office:value="0.461413963069227" calcext:value-type="float">
            <text:p>0.4614139631</text:p>
          </table:table-cell>
          <table:table-cell office:value-type="string" calcext:value-type="string">
            <text:p>good</text:p>
          </table:table-cell>
          <table:table-cell office:value-type="float" office:value="-0.094338683461788" calcext:value-type="float">
            <text:p>-0.0943386835</text:p>
          </table:table-cell>
          <table:table-cell office:value-type="float" office:value="-0.0494500000000001" calcext:value-type="float">
            <text:p>-0.04945</text:p>
          </table:table-cell>
          <table:table-cell office:value-type="float" office:value="-0.0490849922906611" calcext:value-type="float">
            <text:p>-0.0490849923</text:p>
          </table:table-cell>
          <table:table-cell office:value-type="string" calcext:value-type="string">
            <text:p>good</text:p>
          </table:table-cell>
          <table:table-cell office:value-type="float" office:value="-0.097122281251603" calcext:value-type="float">
            <text:p>-0.0971222813</text:p>
          </table:table-cell>
          <table:table-cell office:value-type="float" office:value="-0.0444" calcext:value-type="float">
            <text:p>-0.0444</text:p>
          </table:table-cell>
          <table:table-cell office:value-type="float" office:value="-0.062174140245655" calcext:value-type="float">
            <text:p>-0.0621741402</text:p>
          </table:table-cell>
        </table:table-row>
        <table:table-row table:style-name="ro1">
          <table:table-cell office:value-type="string" calcext:value-type="string">
            <text:p>wanted</text:p>
          </table:table-cell>
          <table:table-cell office:value-type="float" office:value="0.0457938753393947" calcext:value-type="float">
            <text:p>0.0457938753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127981651376147" calcext:value-type="float">
            <text:p>0.1279816514</text:p>
          </table:table-cell>
          <table:table-cell office:value-type="string" calcext:value-type="string">
            <text:p>its</text:p>
          </table:table-cell>
          <table:table-cell office:value-type="float" office:value="0.217527695811224" calcext:value-type="float">
            <text:p>0.2175276958</text:p>
          </table:table-cell>
          <table:table-cell office:value-type="float" office:value="0.66345" calcext:value-type="float">
            <text:p>0.66345</text:p>
          </table:table-cell>
          <table:table-cell office:value-type="float" office:value="0.427782028394117" calcext:value-type="float">
            <text:p>0.4277820284</text:p>
          </table:table-cell>
          <table:table-cell office:value-type="string" calcext:value-type="string">
            <text:p>were</text:p>
          </table:table-cell>
          <table:table-cell office:value-type="float" office:value="0.220714480457351" calcext:value-type="float">
            <text:p>0.2207144805</text:p>
          </table:table-cell>
          <table:table-cell office:value-type="float" office:value="0.62685" calcext:value-type="float">
            <text:p>0.62685</text:p>
          </table:table-cell>
          <table:table-cell office:value-type="float" office:value="0.483850888719828" calcext:value-type="float">
            <text:p>0.4838508887</text:p>
          </table:table-cell>
          <table:table-cell office:value-type="string" calcext:value-type="string">
            <text:p>even</text:p>
          </table:table-cell>
          <table:table-cell office:value-type="float" office:value="-0.094288642209668" calcext:value-type="float">
            <text:p>-0.0942886422</text:p>
          </table:table-cell>
          <table:table-cell office:value-type="float" office:value="-0.0371" calcext:value-type="float">
            <text:p>-0.0371</text:p>
          </table:table-cell>
          <table:table-cell office:value-type="float" office:value="-0.067939606970018" calcext:value-type="float">
            <text:p>-0.067939607</text:p>
          </table:table-cell>
          <table:table-cell office:value-type="string" calcext:value-type="string">
            <text:p>new</text:p>
          </table:table-cell>
          <table:table-cell office:value-type="float" office:value="-0.0968162800230961" calcext:value-type="float">
            <text:p>-0.09681628</text:p>
          </table:table-cell>
          <table:table-cell office:value-type="float" office:value="-0.08545" calcext:value-type="float">
            <text:p>-0.08545</text:p>
          </table:table-cell>
          <table:table-cell office:value-type="float" office:value="-0.070833173177689" calcext:value-type="float">
            <text:p>-0.0708331732</text:p>
          </table:table-cell>
        </table:table-row>
        <table:table-row table:style-name="ro1">
          <table:table-cell office:value-type="string" calcext:value-type="string">
            <text:p>want</text:p>
          </table:table-cell>
          <table:table-cell office:value-type="float" office:value="0.077294828102586" calcext:value-type="float">
            <text:p>0.0772948281</text:p>
          </table:table-cell>
          <table:table-cell office:value-type="float" office:value="0.60165" calcext:value-type="float">
            <text:p>0.60165</text:p>
          </table:table-cell>
          <table:table-cell office:value-type="float" office:value="0.252696745145859" calcext:value-type="float">
            <text:p>0.2526967451</text:p>
          </table:table-cell>
          <table:table-cell office:value-type="string" calcext:value-type="string">
            <text:p>here</text:p>
          </table:table-cell>
          <table:table-cell office:value-type="float" office:value="0.215736288116831" calcext:value-type="float">
            <text:p>0.2157362881</text:p>
          </table:table-cell>
          <table:table-cell office:value-type="float" office:value="0.67445" calcext:value-type="float">
            <text:p>0.67445</text:p>
          </table:table-cell>
          <table:table-cell office:value-type="float" office:value="0.396738626887798" calcext:value-type="float">
            <text:p>0.3967386269</text:p>
          </table:table-cell>
          <table:table-cell office:value-type="string" calcext:value-type="string">
            <text:p>man</text:p>
          </table:table-cell>
          <table:table-cell office:value-type="float" office:value="0.218965542355232" calcext:value-type="float">
            <text:p>0.2189655424</text:p>
          </table:table-cell>
          <table:table-cell office:value-type="float" office:value="0.6823" calcext:value-type="float">
            <text:p>0.6823</text:p>
          </table:table-cell>
          <table:table-cell office:value-type="float" office:value="0.386916248552682" calcext:value-type="float">
            <text:p>0.3869162486</text:p>
          </table:table-cell>
          <table:table-cell office:value-type="string" calcext:value-type="string">
            <text:p>if</text:p>
          </table:table-cell>
          <table:table-cell office:value-type="float" office:value="-0.093766001804326" calcext:value-type="float">
            <text:p>-0.0937660018</text:p>
          </table:table-cell>
          <table:table-cell office:value-type="float" office:value="-0.0444" calcext:value-type="float">
            <text:p>-0.0444</text:p>
          </table:table-cell>
          <table:table-cell office:value-type="float" office:value="-0.0584029028840141" calcext:value-type="float">
            <text:p>-0.0584029029</text:p>
          </table:table-cell>
          <table:table-cell office:value-type="string" calcext:value-type="string">
            <text:p>himself</text:p>
          </table:table-cell>
          <table:table-cell office:value-type="float" office:value="-0.0959874153030373" calcext:value-type="float">
            <text:p>-0.0959874153</text:p>
          </table:table-cell>
          <table:table-cell office:value-type="float" office:value="-0.1022" calcext:value-type="float">
            <text:p>-0.1022</text:p>
          </table:table-cell>
          <table:table-cell office:value-type="float" office:value="-0.080327713039349" calcext:value-type="float">
            <text:p>-0.080327713</text:p>
          </table:table-cell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0.0255741328154002" calcext:value-type="float">
            <text:p>0.0255741328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0746916400182732" calcext:value-type="float">
            <text:p>0.07469164</text:p>
          </table:table-cell>
          <table:table-cell office:value-type="string" calcext:value-type="string">
            <text:p>know</text:p>
          </table:table-cell>
          <table:table-cell office:value-type="float" office:value="0.212580652977149" calcext:value-type="float">
            <text:p>0.212580653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415908324907314" calcext:value-type="float">
            <text:p>0.4159083249</text:p>
          </table:table-cell>
          <table:table-cell office:value-type="string" calcext:value-type="string">
            <text:p>know</text:p>
          </table:table-cell>
          <table:table-cell office:value-type="float" office:value="0.218762771200394" calcext:value-type="float">
            <text:p>0.2187627712</text:p>
          </table:table-cell>
          <table:table-cell office:value-type="float" office:value="0.6442" calcext:value-type="float">
            <text:p>0.6442</text:p>
          </table:table-cell>
          <table:table-cell office:value-type="float" office:value="0.424271844660194" calcext:value-type="float">
            <text:p>0.4242718447</text:p>
          </table:table-cell>
          <table:table-cell office:value-type="string" calcext:value-type="string">
            <text:p>going</text:p>
          </table:table-cell>
          <table:table-cell office:value-type="float" office:value="-0.0931889863133773" calcext:value-type="float">
            <text:p>-0.0931889863</text:p>
          </table:table-cell>
          <table:table-cell office:value-type="float" office:value="-0.0521" calcext:value-type="float">
            <text:p>-0.0521</text:p>
          </table:table-cell>
          <table:table-cell office:value-type="float" office:value="-0.072241671039735" calcext:value-type="float">
            <text:p>-0.072241671</text:p>
          </table:table-cell>
          <table:table-cell office:value-type="string" calcext:value-type="string">
            <text:p>it's</text:p>
          </table:table-cell>
          <table:table-cell office:value-type="float" office:value="-0.095882909206922" calcext:value-type="float">
            <text:p>-0.0958829092</text:p>
          </table:table-cell>
          <table:table-cell office:value-type="float" office:value="-0.04955" calcext:value-type="float">
            <text:p>-0.04955</text:p>
          </table:table-cell>
          <table:table-cell office:value-type="float" office:value="-0.052136395222614" calcext:value-type="float">
            <text:p>-0.0521363952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float" office:value="0.0378761851376357" calcext:value-type="float">
            <text:p>0.0378761851</text:p>
          </table:table-cell>
          <table:table-cell office:value-type="float" office:value="0.6169" calcext:value-type="float">
            <text:p>0.6169</text:p>
          </table:table-cell>
          <table:table-cell office:value-type="float" office:value="0.10049307349143" calcext:value-type="float">
            <text:p>0.1004930735</text:p>
          </table:table-cell>
          <table:table-cell office:value-type="string" calcext:value-type="string">
            <text:p>over</text:p>
          </table:table-cell>
          <table:table-cell office:value-type="float" office:value="0.212426810166371" calcext:value-type="float">
            <text:p>0.2124268102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411287477954145" calcext:value-type="float">
            <text:p>0.411287478</text:p>
          </table:table-cell>
          <table:table-cell office:value-type="string" calcext:value-type="string">
            <text:p>over</text:p>
          </table:table-cell>
          <table:table-cell office:value-type="float" office:value="0.214989339746759" calcext:value-type="float">
            <text:p>0.2149893397</text:p>
          </table:table-cell>
          <table:table-cell office:value-type="float" office:value="0.6762" calcext:value-type="float">
            <text:p>0.6762</text:p>
          </table:table-cell>
          <table:table-cell office:value-type="float" office:value="0.409877893202114" calcext:value-type="float">
            <text:p>0.4098778932</text:p>
          </table:table-cell>
          <table:table-cell office:value-type="string" calcext:value-type="string">
            <text:p>doesn't</text:p>
          </table:table-cell>
          <table:table-cell office:value-type="float" office:value="-0.092730662579042" calcext:value-type="float">
            <text:p>-0.0927306626</text:p>
          </table:table-cell>
          <table:table-cell office:value-type="float" office:value="-0.05455" calcext:value-type="float">
            <text:p>-0.05455</text:p>
          </table:table-cell>
          <table:table-cell office:value-type="float" office:value="-0.069866201791997" calcext:value-type="float">
            <text:p>-0.0698662018</text:p>
          </table:table-cell>
          <table:table-cell office:value-type="string" calcext:value-type="string">
            <text:p>never</text:p>
          </table:table-cell>
          <table:table-cell office:value-type="float" office:value="-0.095837660748599" calcext:value-type="float">
            <text:p>-0.0958376607</text:p>
          </table:table-cell>
          <table:table-cell office:value-type="float" office:value="-0.0673499999999999" calcext:value-type="float">
            <text:p>-0.06735</text:p>
          </table:table-cell>
          <table:table-cell office:value-type="float" office:value="-0.061320947578577" calcext:value-type="float">
            <text:p>-0.0613209476</text:p>
          </table:table-cell>
        </table:table-row>
        <table:table-row table:style-name="ro1">
          <table:table-cell office:value-type="string" calcext:value-type="string">
            <text:p>violence</text:p>
          </table:table-cell>
          <table:table-cell office:value-type="float" office:value="0.0320402454539251" calcext:value-type="float">
            <text:p>0.0320402455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0945565462224308" calcext:value-type="float">
            <text:p>0.0945565462</text:p>
          </table:table-cell>
          <table:table-cell office:value-type="string" calcext:value-type="string">
            <text:p>too</text:p>
          </table:table-cell>
          <table:table-cell office:value-type="float" office:value="0.212362647700708" calcext:value-type="float">
            <text:p>0.2123626477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442754077791719" calcext:value-type="float">
            <text:p>0.4427540778</text:p>
          </table:table-cell>
          <table:table-cell office:value-type="string" calcext:value-type="string">
            <text:p>here</text:p>
          </table:table-cell>
          <table:table-cell office:value-type="float" office:value="0.214503747348209" calcext:value-type="float">
            <text:p>0.2145037473</text:p>
          </table:table-cell>
          <table:table-cell office:value-type="float" office:value="0.67535" calcext:value-type="float">
            <text:p>0.67535</text:p>
          </table:table-cell>
          <table:table-cell office:value-type="float" office:value="0.395381320420896" calcext:value-type="float">
            <text:p>0.3953813204</text:p>
          </table:table-cell>
          <table:table-cell office:value-type="string" calcext:value-type="string">
            <text:p>later</text:p>
          </table:table-cell>
          <table:table-cell office:value-type="float" office:value="-0.0925016660946678" calcext:value-type="float">
            <text:p>-0.0925016661</text:p>
          </table:table-cell>
          <table:table-cell office:value-type="float" office:value="-0.09995" calcext:value-type="float">
            <text:p>-0.09995</text:p>
          </table:table-cell>
          <table:table-cell office:value-type="float" office:value="-0.077118861590971" calcext:value-type="float">
            <text:p>-0.0771188616</text:p>
          </table:table-cell>
          <table:table-cell office:value-type="string" calcext:value-type="string">
            <text:p>no</text:p>
          </table:table-cell>
          <table:table-cell office:value-type="float" office:value="-0.095675285153391" calcext:value-type="float">
            <text:p>-0.0956752852</text:p>
          </table:table-cell>
          <table:table-cell office:value-type="float" office:value="-0.0362" calcext:value-type="float">
            <text:p>-0.0362</text:p>
          </table:table-cell>
          <table:table-cell office:value-type="float" office:value="-0.070155641124628" calcext:value-type="float">
            <text:p>-0.0701556411</text:p>
          </table:table-cell>
        </table:table-row>
        <table:table-row table:style-name="ro1">
          <table:table-cell office:value-type="string" calcext:value-type="string">
            <text:p>viewing</text:p>
          </table:table-cell>
          <table:table-cell office:value-type="float" office:value="0.0259684722840858" calcext:value-type="float">
            <text:p>0.0259684723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0766892681786299" calcext:value-type="float">
            <text:p>0.0766892682</text:p>
          </table:table-cell>
          <table:table-cell office:value-type="string" calcext:value-type="string">
            <text:p>these</text:p>
          </table:table-cell>
          <table:table-cell office:value-type="float" office:value="0.212234052168254" calcext:value-type="float">
            <text:p>0.2122340522</text:p>
          </table:table-cell>
          <table:table-cell office:value-type="float" office:value="0.67315" calcext:value-type="float">
            <text:p>0.67315</text:p>
          </table:table-cell>
          <table:table-cell office:value-type="float" office:value="0.391057289240801" calcext:value-type="float">
            <text:p>0.3910572892</text:p>
          </table:table-cell>
          <table:table-cell office:value-type="string" calcext:value-type="string">
            <text:p>will</text:p>
          </table:table-cell>
          <table:table-cell office:value-type="float" office:value="0.212970806380437" calcext:value-type="float">
            <text:p>0.2129708064</text:p>
          </table:table-cell>
          <table:table-cell office:value-type="float" office:value="0.638" calcext:value-type="float">
            <text:p>0.638</text:p>
          </table:table-cell>
          <table:table-cell office:value-type="float" office:value="0.459055588762702" calcext:value-type="float">
            <text:p>0.4590555888</text:p>
          </table:table-cell>
          <table:table-cell office:value-type="string" calcext:value-type="string">
            <text:p>were</text:p>
          </table:table-cell>
          <table:table-cell office:value-type="float" office:value="-0.091721678961628" calcext:value-type="float">
            <text:p>-0.091721679</text:p>
          </table:table-cell>
          <table:table-cell office:value-type="float" office:value="-0.03735" calcext:value-type="float">
            <text:p>-0.03735</text:p>
          </table:table-cell>
          <table:table-cell office:value-type="float" office:value="-0.064846778777887" calcext:value-type="float">
            <text:p>-0.0648467788</text:p>
          </table:table-cell>
          <table:table-cell office:value-type="string" calcext:value-type="string">
            <text:p>though</text:p>
          </table:table-cell>
          <table:table-cell office:value-type="float" office:value="-0.094412052231212" calcext:value-type="float">
            <text:p>-0.0944120522</text:p>
          </table:table-cell>
          <table:table-cell office:value-type="float" office:value="-0.0750999999999999" calcext:value-type="float">
            <text:p>-0.0751</text:p>
          </table:table-cell>
          <table:table-cell office:value-type="float" office:value="-0.068026716854025" calcext:value-type="float">
            <text:p>-0.0680267169</text:p>
          </table:table-cell>
        </table:table-row>
        <table:table-row table:style-name="ro1">
          <table:table-cell office:value-type="string" calcext:value-type="string">
            <text:p>viewers</text:p>
          </table:table-cell>
          <table:table-cell office:value-type="float" office:value="0.0266905218295442" calcext:value-type="float">
            <text:p>0.0266905218</text:p>
          </table:table-cell>
          <table:table-cell office:value-type="float" office:value="0.59895" calcext:value-type="float">
            <text:p>0.59895</text:p>
          </table:table-cell>
          <table:table-cell office:value-type="float" office:value="0.0775158136860265" calcext:value-type="float">
            <text:p>0.0775158137</text:p>
          </table:table-cell>
          <table:table-cell office:value-type="string" calcext:value-type="string">
            <text:p>character</text:p>
          </table:table-cell>
          <table:table-cell office:value-type="float" office:value="0.211938155504987" calcext:value-type="float">
            <text:p>0.2119381555</text:p>
          </table:table-cell>
          <table:table-cell office:value-type="float" office:value="0.66155" calcext:value-type="float">
            <text:p>0.66155</text:p>
          </table:table-cell>
          <table:table-cell office:value-type="float" office:value="0.411135276207046" calcext:value-type="float">
            <text:p>0.4111352762</text:p>
          </table:table-cell>
          <table:table-cell office:value-type="string" calcext:value-type="string">
            <text:p>many</text:p>
          </table:table-cell>
          <table:table-cell office:value-type="float" office:value="0.211979847586609" calcext:value-type="float">
            <text:p>0.2119798476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425727915775621" calcext:value-type="float">
            <text:p>0.4257279158</text:p>
          </table:table-cell>
          <table:table-cell office:value-type="string" calcext:value-type="string">
            <text:p>see</text:p>
          </table:table-cell>
          <table:table-cell office:value-type="float" office:value="-0.091716613205063" calcext:value-type="float">
            <text:p>-0.0917166132</text:p>
          </table:table-cell>
          <table:table-cell office:value-type="float" office:value="-0.0519000000000001" calcext:value-type="float">
            <text:p>-0.0519</text:p>
          </table:table-cell>
          <table:table-cell office:value-type="float" office:value="-0.0497486186084419" calcext:value-type="float">
            <text:p>-0.0497486186</text:p>
          </table:table-cell>
          <table:table-cell office:value-type="string" calcext:value-type="string">
            <text:p>going</text:p>
          </table:table-cell>
          <table:table-cell office:value-type="float" office:value="-0.0941068423480203" calcext:value-type="float">
            <text:p>-0.0941068423</text:p>
          </table:table-cell>
          <table:table-cell office:value-type="float" office:value="-0.05155" calcext:value-type="float">
            <text:p>-0.05155</text:p>
          </table:table-cell>
          <table:table-cell office:value-type="float" office:value="-0.073148499469188" calcext:value-type="float">
            <text:p>-0.0731484995</text:p>
          </table:table-cell>
        </table:table-row>
        <table:table-row table:style-name="ro1">
          <table:table-cell office:value-type="string" calcext:value-type="string">
            <text:p>viewer</text:p>
          </table:table-cell>
          <table:table-cell office:value-type="float" office:value="0.0372142633436455" calcext:value-type="float">
            <text:p>0.0372142633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110987296634723" calcext:value-type="float">
            <text:p>0.1109872966</text:p>
          </table:table-cell>
          <table:table-cell office:value-type="string" calcext:value-type="string">
            <text:p>many</text:p>
          </table:table-cell>
          <table:table-cell office:value-type="float" office:value="0.210714239549646" calcext:value-type="float">
            <text:p>0.2107142395</text:p>
          </table:table-cell>
          <table:table-cell office:value-type="float" office:value="0.65195" calcext:value-type="float">
            <text:p>0.65195</text:p>
          </table:table-cell>
          <table:table-cell office:value-type="float" office:value="0.424187277690462" calcext:value-type="float">
            <text:p>0.4241872777</text:p>
          </table:table-cell>
          <table:table-cell office:value-type="string" calcext:value-type="string">
            <text:p>does</text:p>
          </table:table-cell>
          <table:table-cell office:value-type="float" office:value="0.211598913615678" calcext:value-type="float">
            <text:p>0.2115989136</text:p>
          </table:table-cell>
          <table:table-cell office:value-type="float" office:value="0.67125" calcext:value-type="float">
            <text:p>0.67125</text:p>
          </table:table-cell>
          <table:table-cell office:value-type="float" office:value="0.403195062176636" calcext:value-type="float">
            <text:p>0.4031950622</text:p>
          </table:table-cell>
          <table:table-cell office:value-type="string" calcext:value-type="string">
            <text:p>character</text:p>
          </table:table-cell>
          <table:table-cell office:value-type="float" office:value="-0.091500688664354" calcext:value-type="float">
            <text:p>-0.0915006887</text:p>
          </table:table-cell>
          <table:table-cell office:value-type="float" office:value="-0.05405" calcext:value-type="float">
            <text:p>-0.05405</text:p>
          </table:table-cell>
          <table:table-cell office:value-type="float" office:value="-0.063562137909174" calcext:value-type="float">
            <text:p>-0.0635621379</text:p>
          </table:table-cell>
          <table:table-cell office:value-type="string" calcext:value-type="string">
            <text:p>little</text:p>
          </table:table-cell>
          <table:table-cell office:value-type="float" office:value="-0.093243764971032" calcext:value-type="float">
            <text:p>-0.093243765</text:p>
          </table:table-cell>
          <table:table-cell office:value-type="float" office:value="-0.05875" calcext:value-type="float">
            <text:p>-0.05875</text:p>
          </table:table-cell>
          <table:table-cell office:value-type="float" office:value="-0.062661401880298" calcext:value-type="float">
            <text:p>-0.0626614019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float" office:value="0.0310498579350113" calcext:value-type="float">
            <text:p>0.0310498579</text:p>
          </table:table-cell>
          <table:table-cell office:value-type="float" office:value="0.5751" calcext:value-type="float">
            <text:p>0.5751</text:p>
          </table:table-cell>
          <table:table-cell office:value-type="float" office:value="0.0907340038519152" calcext:value-type="float">
            <text:p>0.0907340039</text:p>
          </table:table-cell>
          <table:table-cell office:value-type="string" calcext:value-type="string">
            <text:p>were</text:p>
          </table:table-cell>
          <table:table-cell office:value-type="float" office:value="0.210692541185575" calcext:value-type="float">
            <text:p>0.2106925412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475370836831794" calcext:value-type="float">
            <text:p>0.4753708368</text:p>
          </table:table-cell>
          <table:table-cell office:value-type="string" calcext:value-type="string">
            <text:p>off</text:p>
          </table:table-cell>
          <table:table-cell office:value-type="float" office:value="0.211419940292679" calcext:value-type="float">
            <text:p>0.2114199403</text:p>
          </table:table-cell>
          <table:table-cell office:value-type="float" office:value="0.64845" calcext:value-type="float">
            <text:p>0.64845</text:p>
          </table:table-cell>
          <table:table-cell office:value-type="float" office:value="0.41403450287524" calcext:value-type="float">
            <text:p>0.4140345029</text:p>
          </table:table-cell>
          <table:table-cell office:value-type="string" calcext:value-type="string">
            <text:p>many</text:p>
          </table:table-cell>
          <table:table-cell office:value-type="float" office:value="-0.091457557472496" calcext:value-type="float">
            <text:p>-0.0914575575</text:p>
          </table:table-cell>
          <table:table-cell office:value-type="float" office:value="-0.05885" calcext:value-type="float">
            <text:p>-0.05885</text:p>
          </table:table-cell>
          <table:table-cell office:value-type="float" office:value="-0.0599685276904621" calcext:value-type="float">
            <text:p>-0.0599685277</text:p>
          </table:table-cell>
          <table:table-cell office:value-type="string" calcext:value-type="string">
            <text:p>before</text:p>
          </table:table-cell>
          <table:table-cell office:value-type="float" office:value="-0.0928249057759922" calcext:value-type="float">
            <text:p>-0.0928249058</text:p>
          </table:table-cell>
          <table:table-cell office:value-type="float" office:value="-0.0616" calcext:value-type="float">
            <text:p>-0.0616</text:p>
          </table:table-cell>
          <table:table-cell office:value-type="float" office:value="-0.069267710980267" calcext:value-type="float">
            <text:p>-0.069267711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0.0443379695802685" calcext:value-type="float">
            <text:p>0.0443379696</text:p>
          </table:table-cell>
          <table:table-cell office:value-type="float" office:value="0.6297" calcext:value-type="float">
            <text:p>0.6297</text:p>
          </table:table-cell>
          <table:table-cell office:value-type="float" office:value="0.13481308411215" calcext:value-type="float">
            <text:p>0.1348130841</text:p>
          </table:table-cell>
          <table:table-cell office:value-type="string" calcext:value-type="string">
            <text:p>little</text:p>
          </table:table-cell>
          <table:table-cell office:value-type="float" office:value="0.208651677532685" calcext:value-type="float">
            <text:p>0.2086516775</text:p>
          </table:table-cell>
          <table:table-cell office:value-type="float" office:value="0.6602" calcext:value-type="float">
            <text:p>0.6602</text:p>
          </table:table-cell>
          <table:table-cell office:value-type="float" office:value="0.413632441760138" calcext:value-type="float">
            <text:p>0.4136324418</text:p>
          </table:table-cell>
          <table:table-cell office:value-type="string" calcext:value-type="string">
            <text:p>these</text:p>
          </table:table-cell>
          <table:table-cell office:value-type="float" office:value="0.209301429135869" calcext:value-type="float">
            <text:p>0.2093014291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388826815642458" calcext:value-type="float">
            <text:p>0.3888268156</text:p>
          </table:table-cell>
          <table:table-cell office:value-type="string" calcext:value-type="string">
            <text:p>he's</text:p>
          </table:table-cell>
          <table:table-cell office:value-type="float" office:value="-0.0902325597510952" calcext:value-type="float">
            <text:p>-0.0902325598</text:p>
          </table:table-cell>
          <table:table-cell office:value-type="float" office:value="-0.06555" calcext:value-type="float">
            <text:p>-0.06555</text:p>
          </table:table-cell>
          <table:table-cell office:value-type="float" office:value="-0.075743540473061" calcext:value-type="float">
            <text:p>-0.0757435405</text:p>
          </table:table-cell>
          <table:table-cell office:value-type="string" calcext:value-type="string">
            <text:p>many</text:p>
          </table:table-cell>
          <table:table-cell office:value-type="float" office:value="-0.092723165509459" calcext:value-type="float">
            <text:p>-0.0927231655</text:p>
          </table:table-cell>
          <table:table-cell office:value-type="float" office:value="-0.0578" calcext:value-type="float">
            <text:p>-0.0578</text:p>
          </table:table-cell>
          <table:table-cell office:value-type="float" office:value="-0.061509165775621" calcext:value-type="float">
            <text:p>-0.0615091658</text:p>
          </table:table-cell>
        </table:table-row>
        <table:table-row table:style-name="ro1">
          <table:table-cell office:value-type="string" calcext:value-type="string">
            <text:p>very</text:p>
          </table:table-cell>
          <table:table-cell office:value-type="float" office:value="0.183222670772337" calcext:value-type="float">
            <text:p>0.1832226708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500063572790845" calcext:value-type="float">
            <text:p>0.5000635728</text:p>
          </table:table-cell>
          <table:table-cell office:value-type="string" calcext:value-type="string">
            <text:p>don't</text:p>
          </table:table-cell>
          <table:table-cell office:value-type="float" office:value="0.208459384806178" calcext:value-type="float">
            <text:p>0.2084593848</text:p>
          </table:table-cell>
          <table:table-cell office:value-type="float" office:value="0.6293" calcext:value-type="float">
            <text:p>0.6293</text:p>
          </table:table-cell>
          <table:table-cell office:value-type="float" office:value="0.460721559499564" calcext:value-type="float">
            <text:p>0.4607215595</text:p>
          </table:table-cell>
          <table:table-cell office:value-type="string" calcext:value-type="string">
            <text:p>character</text:p>
          </table:table-cell>
          <table:table-cell office:value-type="float" office:value="0.209002842226877" calcext:value-type="float">
            <text:p>0.2090028422</text:p>
          </table:table-cell>
          <table:table-cell office:value-type="float" office:value="0.6615" calcext:value-type="float">
            <text:p>0.6615</text:p>
          </table:table-cell>
          <table:table-cell office:value-type="float" office:value="0.408526996330596" calcext:value-type="float">
            <text:p>0.4085269963</text:p>
          </table:table-cell>
          <table:table-cell office:value-type="string" calcext:value-type="string">
            <text:p>seems</text:p>
          </table:table-cell>
          <table:table-cell office:value-type="float" office:value="-0.0898141555363972" calcext:value-type="float">
            <text:p>-0.0898141555</text:p>
          </table:table-cell>
          <table:table-cell office:value-type="float" office:value="-0.0645" calcext:value-type="float">
            <text:p>-0.0645</text:p>
          </table:table-cell>
          <table:table-cell office:value-type="float" office:value="-0.069895305536494" calcext:value-type="float">
            <text:p>-0.0698953055</text:p>
          </table:table-cell>
          <table:table-cell office:value-type="string" calcext:value-type="string">
            <text:p>end</text:p>
          </table:table-cell>
          <table:table-cell office:value-type="float" office:value="-0.0925181390084949" calcext:value-type="float">
            <text:p>-0.092518139</text:p>
          </table:table-cell>
          <table:table-cell office:value-type="float" office:value="-0.05405" calcext:value-type="float">
            <text:p>-0.05405</text:p>
          </table:table-cell>
          <table:table-cell office:value-type="float" office:value="-0.0653623708220321" calcext:value-type="float">
            <text:p>-0.0653623708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0.0367740021213594" calcext:value-type="float">
            <text:p>0.0367740021</text:p>
          </table:table-cell>
          <table:table-cell office:value-type="float" office:value="0.5572" calcext:value-type="float">
            <text:p>0.5572</text:p>
          </table:table-cell>
          <table:table-cell office:value-type="float" office:value="0.134649208520618" calcext:value-type="float">
            <text:p>0.1346492085</text:p>
          </table:table-cell>
          <table:table-cell office:value-type="string" calcext:value-type="string">
            <text:p>awful</text:p>
          </table:table-cell>
          <table:table-cell office:value-type="float" office:value="0.208392601613355" calcext:value-type="float">
            <text:p>0.2083926016</text:p>
          </table:table-cell>
          <table:table-cell office:value-type="float" office:value="0.7549" calcext:value-type="float">
            <text:p>0.7549</text:p>
          </table:table-cell>
          <table:table-cell office:value-type="float" office:value="0.285422740524781" calcext:value-type="float">
            <text:p>0.2854227405</text:p>
          </table:table-cell>
          <table:table-cell office:value-type="string" calcext:value-type="string">
            <text:p>too</text:p>
          </table:table-cell>
          <table:table-cell office:value-type="float" office:value="0.208098859492586" calcext:value-type="float">
            <text:p>0.2080988595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441698841698842" calcext:value-type="float">
            <text:p>0.4416988417</text:p>
          </table:table-cell>
          <table:table-cell office:value-type="string" calcext:value-type="string">
            <text:p>right</text:p>
          </table:table-cell>
          <table:table-cell office:value-type="float" office:value="-0.0897545485934772" calcext:value-type="float">
            <text:p>-0.0897545486</text:p>
          </table:table-cell>
          <table:table-cell office:value-type="float" office:value="-0.08235" calcext:value-type="float">
            <text:p>-0.08235</text:p>
          </table:table-cell>
          <table:table-cell office:value-type="float" office:value="-0.068718001301099" calcext:value-type="float">
            <text:p>-0.0687180013</text:p>
          </table:table-cell>
          <table:table-cell office:value-type="string" calcext:value-type="string">
            <text:p>films</text:p>
          </table:table-cell>
          <table:table-cell office:value-type="float" office:value="-0.0923067850470201" calcext:value-type="float">
            <text:p>-0.092306785</text:p>
          </table:table-cell>
          <table:table-cell office:value-type="float" office:value="-0.06235" calcext:value-type="float">
            <text:p>-0.06235</text:p>
          </table:table-cell>
          <table:table-cell office:value-type="float" office:value="-0.062324352024618" calcext:value-type="float">
            <text:p>-0.062324352</text:p>
          </table:table-cell>
        </table:table-row>
        <table:table-row table:style-name="ro1">
          <table:table-cell office:value-type="string" calcext:value-type="string">
            <text:p>various</text:p>
          </table:table-cell>
          <table:table-cell office:value-type="float" office:value="0.0298283943234193" calcext:value-type="float">
            <text:p>0.0298283943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0716510903426792" calcext:value-type="float">
            <text:p>0.0716510903</text:p>
          </table:table-cell>
          <table:table-cell office:value-type="string" calcext:value-type="string">
            <text:p>story</text:p>
          </table:table-cell>
          <table:table-cell office:value-type="float" office:value="0.206828000342292" calcext:value-type="float">
            <text:p>0.2068280003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486310840707965" calcext:value-type="float">
            <text:p>0.4863108407</text:p>
          </table:table-cell>
          <table:table-cell office:value-type="string" calcext:value-type="string">
            <text:p>life</text:p>
          </table:table-cell>
          <table:table-cell office:value-type="float" office:value="0.204752043882861" calcext:value-type="float">
            <text:p>0.2047520439</text:p>
          </table:table-cell>
          <table:table-cell office:value-type="float" office:value="0.66315" calcext:value-type="float">
            <text:p>0.66315</text:p>
          </table:table-cell>
          <table:table-cell office:value-type="float" office:value="0.402165232052534" calcext:value-type="float">
            <text:p>0.4021652321</text:p>
          </table:table-cell>
          <table:table-cell office:value-type="string" calcext:value-type="string">
            <text:p>may</text:p>
          </table:table-cell>
          <table:table-cell office:value-type="float" office:value="-0.0897394074728525" calcext:value-type="float">
            <text:p>-0.0897394075</text:p>
          </table:table-cell>
          <table:table-cell office:value-type="float" office:value="-0.1171" calcext:value-type="float">
            <text:p>-0.1171</text:p>
          </table:table-cell>
          <table:table-cell office:value-type="float" office:value="-0.065398304892623" calcext:value-type="float">
            <text:p>-0.0653983049</text:p>
          </table:table-cell>
          <table:table-cell office:value-type="string" calcext:value-type="string">
            <text:p>could</text:p>
          </table:table-cell>
          <table:table-cell office:value-type="float" office:value="-0.091528094143768" calcext:value-type="float">
            <text:p>-0.0915280941</text:p>
          </table:table-cell>
          <table:table-cell office:value-type="float" office:value="-0.0317999999999999" calcext:value-type="float">
            <text:p>-0.0318</text:p>
          </table:table-cell>
          <table:table-cell office:value-type="float" office:value="-0.068679474784101" calcext:value-type="float">
            <text:p>-0.0686794748</text:p>
          </table:table-cell>
        </table:table-row>
        <table:table-row table:style-name="ro1">
          <table:table-cell office:value-type="string" calcext:value-type="string">
            <text:p>usually</text:p>
          </table:table-cell>
          <table:table-cell office:value-type="float" office:value="0.0247122784373819" calcext:value-type="float">
            <text:p>0.0247122784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0878726742882762" calcext:value-type="float">
            <text:p>0.0878726743</text:p>
          </table:table-cell>
          <table:table-cell office:value-type="string" calcext:value-type="string">
            <text:p>acting</text:p>
          </table:table-cell>
          <table:table-cell office:value-type="float" office:value="0.205438076352855" calcext:value-type="float">
            <text:p>0.2054380764</text:p>
          </table:table-cell>
          <table:table-cell office:value-type="float" office:value="0.6504" calcext:value-type="float">
            <text:p>0.6504</text:p>
          </table:table-cell>
          <table:table-cell office:value-type="float" office:value="0.425189082538639" calcext:value-type="float">
            <text:p>0.4251890825</text:p>
          </table:table-cell>
          <table:table-cell office:value-type="string" calcext:value-type="string">
            <text:p>little</text:p>
          </table:table-cell>
          <table:table-cell office:value-type="float" office:value="0.203873434769607" calcext:value-type="float">
            <text:p>0.2038734348</text:p>
          </table:table-cell>
          <table:table-cell office:value-type="float" office:value="0.65405" calcext:value-type="float">
            <text:p>0.65405</text:p>
          </table:table-cell>
          <table:table-cell office:value-type="float" office:value="0.411599625818522" calcext:value-type="float">
            <text:p>0.4115996258</text:p>
          </table:table-cell>
          <table:table-cell office:value-type="string" calcext:value-type="string">
            <text:p>how</text:p>
          </table:table-cell>
          <table:table-cell office:value-type="float" office:value="-0.089421340575021" calcext:value-type="float">
            <text:p>-0.0894213406</text:p>
          </table:table-cell>
          <table:table-cell office:value-type="float" office:value="-0.0442" calcext:value-type="float">
            <text:p>-0.0442</text:p>
          </table:table-cell>
          <table:table-cell office:value-type="float" office:value="-0.059326932198942" calcext:value-type="float">
            <text:p>-0.0593269322</text:p>
          </table:table-cell>
          <table:table-cell office:value-type="string" calcext:value-type="string">
            <text:p>right</text:p>
          </table:table-cell>
          <table:table-cell office:value-type="float" office:value="-0.0906070102046332" calcext:value-type="float">
            <text:p>-0.0906070102</text:p>
          </table:table-cell>
          <table:table-cell office:value-type="float" office:value="-0.08895" calcext:value-type="float">
            <text:p>-0.08895</text:p>
          </table:table-cell>
          <table:table-cell office:value-type="float" office:value="-0.068514186998715" calcext:value-type="float">
            <text:p>-0.068514187</text:p>
          </table:table-cell>
        </table:table-row>
        <table:table-row table:style-name="ro1">
          <table:table-cell office:value-type="string" calcext:value-type="string">
            <text:p>usual</text:p>
          </table:table-cell>
          <table:table-cell office:value-type="float" office:value="0.0239633258906482" calcext:value-type="float">
            <text:p>0.0239633259</text:p>
          </table:table-cell>
          <table:table-cell office:value-type="float" office:value="0.5887" calcext:value-type="float">
            <text:p>0.5887</text:p>
          </table:table-cell>
          <table:table-cell office:value-type="float" office:value="0.0868117229129663" calcext:value-type="float">
            <text:p>0.0868117229</text:p>
          </table:table-cell>
          <table:table-cell office:value-type="string" calcext:value-type="string">
            <text:p>best</text:p>
          </table:table-cell>
          <table:table-cell office:value-type="float" office:value="0.204667922558777" calcext:value-type="float">
            <text:p>0.2046679226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415270935960591" calcext:value-type="float">
            <text:p>0.415270936</text:p>
          </table:table-cell>
          <table:table-cell office:value-type="string" calcext:value-type="string">
            <text:p>awful</text:p>
          </table:table-cell>
          <table:table-cell office:value-type="float" office:value="0.203541730755356" calcext:value-type="float">
            <text:p>0.2035417308</text:p>
          </table:table-cell>
          <table:table-cell office:value-type="float" office:value="0.75505" calcext:value-type="float">
            <text:p>0.75505</text:p>
          </table:table-cell>
          <table:table-cell office:value-type="float" office:value="0.280933509467195" calcext:value-type="float">
            <text:p>0.2809335095</text:p>
          </table:table-cell>
          <table:table-cell office:value-type="string" calcext:value-type="string">
            <text:p>back</text:p>
          </table:table-cell>
          <table:table-cell office:value-type="float" office:value="-0.089266895133342" calcext:value-type="float">
            <text:p>-0.0892668951</text:p>
          </table:table-cell>
          <table:table-cell office:value-type="float" office:value="-0.06245" calcext:value-type="float">
            <text:p>-0.06245</text:p>
          </table:table-cell>
          <table:table-cell office:value-type="float" office:value="-0.063605676266801" calcext:value-type="float">
            <text:p>-0.0636056763</text:p>
          </table:table-cell>
          <table:table-cell office:value-type="string" calcext:value-type="string">
            <text:p>doesn't</text:p>
          </table:table-cell>
          <table:table-cell office:value-type="float" office:value="-0.090410361272044" calcext:value-type="float">
            <text:p>-0.0904103613</text:p>
          </table:table-cell>
          <table:table-cell office:value-type="float" office:value="-0.0517" calcext:value-type="float">
            <text:p>-0.0517</text:p>
          </table:table-cell>
          <table:table-cell office:value-type="float" office:value="-0.068456433992297" calcext:value-type="float">
            <text:p>-0.068456434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float" office:value="0.0316830891289786" calcext:value-type="float">
            <text:p>0.0316830891</text:p>
          </table:table-cell>
          <table:table-cell office:value-type="float" office:value="0.62105" calcext:value-type="float">
            <text:p>0.62105</text:p>
          </table:table-cell>
          <table:table-cell office:value-type="float" office:value="0.0849933598937583" calcext:value-type="float">
            <text:p>0.0849933599</text:p>
          </table:table-cell>
          <table:table-cell office:value-type="float" office:value="7" calcext:value-type="float">
            <text:p>7</text:p>
          </table:table-cell>
          <table:table-cell office:value-type="float" office:value="0.203399822397337" calcext:value-type="float">
            <text:p>0.2033998224</text:p>
          </table:table-cell>
          <table:table-cell office:value-type="float" office:value="0.85055" calcext:value-type="float">
            <text:p>0.85055</text:p>
          </table:table-cell>
          <table:table-cell office:value-type="float" office:value="0.24653390471389" calcext:value-type="float">
            <text:p>0.2465339047</text:p>
          </table:table-cell>
          <table:table-cell office:value-type="string" calcext:value-type="string">
            <text:p>story</text:p>
          </table:table-cell>
          <table:table-cell office:value-type="float" office:value="0.202406336439026" calcext:value-type="float">
            <text:p>0.2024063364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482115518441197" calcext:value-type="float">
            <text:p>0.4821155184</text:p>
          </table:table-cell>
          <table:table-cell office:value-type="string" calcext:value-type="string">
            <text:p>could</text:p>
          </table:table-cell>
          <table:table-cell office:value-type="float" office:value="-0.088700393799266" calcext:value-type="float">
            <text:p>-0.0887003938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-0.062164482359174" calcext:value-type="float">
            <text:p>-0.0621644824</text:p>
          </table:table-cell>
          <table:table-cell office:value-type="string" calcext:value-type="string">
            <text:p>people</text:p>
          </table:table-cell>
          <table:table-cell office:value-type="float" office:value="-0.088840217489901" calcext:value-type="float">
            <text:p>-0.0888402175</text:p>
          </table:table-cell>
          <table:table-cell office:value-type="float" office:value="-0.0438499999999999" calcext:value-type="float">
            <text:p>-0.04385</text:p>
          </table:table-cell>
          <table:table-cell office:value-type="float" office:value="-0.059840357923636" calcext:value-type="float">
            <text:p>-0.0598403579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office:value-type="float" office:value="0.0486186756509139" calcext:value-type="float">
            <text:p>0.0486186757</text:p>
          </table:table-cell>
          <table:table-cell office:value-type="float" office:value="0.5982" calcext:value-type="float">
            <text:p>0.5982</text:p>
          </table:table-cell>
          <table:table-cell office:value-type="float" office:value="0.157298657718121" calcext:value-type="float">
            <text:p>0.1572986577</text:p>
          </table:table-cell>
          <table:table-cell office:value-type="string" calcext:value-type="string">
            <text:p>people</text:p>
          </table:table-cell>
          <table:table-cell office:value-type="float" office:value="0.203351257317846" calcext:value-type="float">
            <text:p>0.2033512573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451175945221792" calcext:value-type="float">
            <text:p>0.4511759452</text:p>
          </table:table-cell>
          <table:table-cell office:value-type="string" calcext:value-type="string">
            <text:p>doesn't</text:p>
          </table:table-cell>
          <table:table-cell office:value-type="float" office:value="0.196810001778571" calcext:value-type="float">
            <text:p>0.1968100018</text:p>
          </table:table-cell>
          <table:table-cell office:value-type="float" office:value="0.67395" calcext:value-type="float">
            <text:p>0.67395</text:p>
          </table:table-cell>
          <table:table-cell office:value-type="float" office:value="0.363370106414136" calcext:value-type="float">
            <text:p>0.3633701064</text:p>
          </table:table-cell>
          <table:table-cell office:value-type="float" office:value="7" calcext:value-type="float">
            <text:p>7</text:p>
          </table:table-cell>
          <table:table-cell office:value-type="float" office:value="-0.08864823838333" calcext:value-type="float">
            <text:p>-0.0886482384</text:p>
          </table:table-cell>
          <table:table-cell office:value-type="float" office:value="-0.0678" calcext:value-type="float">
            <text:p>-0.0678</text:p>
          </table:table-cell>
          <table:table-cell office:value-type="float" office:value="-0.081629042134609" calcext:value-type="float">
            <text:p>-0.0816290421</text:p>
          </table:table-cell>
          <table:table-cell office:value-type="string" calcext:value-type="string">
            <text:p>character</text:p>
          </table:table-cell>
          <table:table-cell office:value-type="float" office:value="-0.088565375386244" calcext:value-type="float">
            <text:p>-0.0885653754</text:p>
          </table:table-cell>
          <table:table-cell office:value-type="float" office:value="-0.0539999999999999" calcext:value-type="float">
            <text:p>-0.054</text:p>
          </table:table-cell>
          <table:table-cell office:value-type="float" office:value="-0.060953858032724" calcext:value-type="float">
            <text:p>-0.060953858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office:value-type="float" office:value="0.0531844200951748" calcext:value-type="float">
            <text:p>0.0531844201</text:p>
          </table:table-cell>
          <table:table-cell office:value-type="float" office:value="0.62185" calcext:value-type="float">
            <text:p>0.62185</text:p>
          </table:table-cell>
          <table:table-cell office:value-type="float" office:value="0.154310634015431" calcext:value-type="float">
            <text:p>0.154310634</text:p>
          </table:table-cell>
          <table:table-cell office:value-type="string" calcext:value-type="string">
            <text:p>me</text:p>
          </table:table-cell>
          <table:table-cell office:value-type="float" office:value="0.202393337845613" calcext:value-type="float">
            <text:p>0.2023933378</text:p>
          </table:table-cell>
          <table:table-cell office:value-type="float" office:value="0.61495" calcext:value-type="float">
            <text:p>0.61495</text:p>
          </table:table-cell>
          <table:table-cell office:value-type="float" office:value="0.48724948398695" calcext:value-type="float">
            <text:p>0.487249484</text:p>
          </table:table-cell>
          <table:table-cell office:value-type="string" calcext:value-type="string">
            <text:p>waste</text:p>
          </table:table-cell>
          <table:table-cell office:value-type="float" office:value="0.195985411652441" calcext:value-type="float">
            <text:p>0.1959854117</text:p>
          </table:table-cell>
          <table:table-cell office:value-type="float" office:value="0.76105" calcext:value-type="float">
            <text:p>0.76105</text:p>
          </table:table-cell>
          <table:table-cell office:value-type="float" office:value="0.267361643415606" calcext:value-type="float">
            <text:p>0.2673616434</text:p>
          </table:table-cell>
          <table:table-cell office:value-type="string" calcext:value-type="string">
            <text:p>here</text:p>
          </table:table-cell>
          <table:table-cell office:value-type="float" office:value="-0.088613649388874" calcext:value-type="float">
            <text:p>-0.0886136494</text:p>
          </table:table-cell>
          <table:table-cell office:value-type="float" office:value="-0.0534" calcext:value-type="float">
            <text:p>-0.0534</text:p>
          </table:table-cell>
          <table:table-cell office:value-type="float" office:value="-0.063610602250754" calcext:value-type="float">
            <text:p>-0.0636106023</text:p>
          </table:table-cell>
          <table:table-cell office:value-type="string" calcext:value-type="string">
            <text:p>may</text:p>
          </table:table-cell>
          <table:table-cell office:value-type="float" office:value="-0.0876337091949485" calcext:value-type="float">
            <text:p>-0.0876337092</text:p>
          </table:table-cell>
          <table:table-cell office:value-type="float" office:value="-0.11655" calcext:value-type="float">
            <text:p>-0.11655</text:p>
          </table:table-cell>
          <table:table-cell office:value-type="float" office:value="-0.06359944776317" calcext:value-type="float">
            <text:p>-0.063599447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0.0885899089817472" calcext:value-type="float">
            <text:p>0.088589909</text:p>
          </table:table-cell>
          <table:table-cell office:value-type="float" office:value="0.59165" calcext:value-type="float">
            <text:p>0.59165</text:p>
          </table:table-cell>
          <table:table-cell office:value-type="float" office:value="0.247072923388955" calcext:value-type="float">
            <text:p>0.2470729234</text:p>
          </table:table-cell>
          <table:table-cell office:value-type="string" calcext:value-type="string">
            <text:p>made</text:p>
          </table:table-cell>
          <table:table-cell office:value-type="float" office:value="0.201797458230609" calcext:value-type="float">
            <text:p>0.2017974582</text:p>
          </table:table-cell>
          <table:table-cell office:value-type="float" office:value="0.63105" calcext:value-type="float">
            <text:p>0.63105</text:p>
          </table:table-cell>
          <table:table-cell office:value-type="float" office:value="0.455946324559463" calcext:value-type="float">
            <text:p>0.4559463246</text:p>
          </table:table-cell>
          <table:table-cell office:value-type="string" calcext:value-type="string">
            <text:p>scene</text:p>
          </table:table-cell>
          <table:table-cell office:value-type="float" office:value="0.195322410861292" calcext:value-type="float">
            <text:p>0.1953224109</text:p>
          </table:table-cell>
          <table:table-cell office:value-type="float" office:value="0.6661" calcext:value-type="float">
            <text:p>0.6661</text:p>
          </table:table-cell>
          <table:table-cell office:value-type="float" office:value="0.369762174405436" calcext:value-type="float">
            <text:p>0.3697621744</text:p>
          </table:table-cell>
          <table:table-cell office:value-type="string" calcext:value-type="string">
            <text:p>make</text:p>
          </table:table-cell>
          <table:table-cell office:value-type="float" office:value="-0.087679472714603" calcext:value-type="float">
            <text:p>-0.0876794727</text:p>
          </table:table-cell>
          <table:table-cell office:value-type="float" office:value="-0.04325" calcext:value-type="float">
            <text:p>-0.04325</text:p>
          </table:table-cell>
          <table:table-cell office:value-type="float" office:value="-0.05891273210677" calcext:value-type="float">
            <text:p>-0.0589127321</text:p>
          </table:table-cell>
          <table:table-cell office:value-type="string" calcext:value-type="string">
            <text:p>those</text:p>
          </table:table-cell>
          <table:table-cell office:value-type="float" office:value="-0.0875667112477461" calcext:value-type="float">
            <text:p>-0.0875667112</text:p>
          </table:table-cell>
          <table:table-cell office:value-type="float" office:value="-0.0837" calcext:value-type="float">
            <text:p>-0.0837</text:p>
          </table:table-cell>
          <table:table-cell office:value-type="float" office:value="-0.058743316879403" calcext:value-type="float">
            <text:p>-0.0587433169</text:p>
          </table:table-cell>
        </table:table-row>
        <table:table-row table:style-name="ro1">
          <table:table-cell office:value-type="string" calcext:value-type="string">
            <text:p>upon</text:p>
          </table:table-cell>
          <table:table-cell office:value-type="float" office:value="0.0298368537724987" calcext:value-type="float">
            <text:p>0.0298368538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0859066635709311" calcext:value-type="float">
            <text:p>0.0859066636</text:p>
          </table:table-cell>
          <table:table-cell office:value-type="string" calcext:value-type="string">
            <text:p>doesn't</text:p>
          </table:table-cell>
          <table:table-cell office:value-type="float" office:value="0.199130303085569" calcext:value-type="float">
            <text:p>0.1991303031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364779874213836" calcext:value-type="float">
            <text:p>0.3647798742</text:p>
          </table:table-cell>
          <table:table-cell office:value-type="string" calcext:value-type="string">
            <text:p>made</text:p>
          </table:table-cell>
          <table:table-cell office:value-type="float" office:value="0.195243391519451" calcext:value-type="float">
            <text:p>0.1952433915</text:p>
          </table:table-cell>
          <table:table-cell office:value-type="float" office:value="0.62995" calcext:value-type="float">
            <text:p>0.62995</text:p>
          </table:table-cell>
          <table:table-cell office:value-type="float" office:value="0.450352766431489" calcext:value-type="float">
            <text:p>0.4503527664</text:p>
          </table:table-cell>
          <table:table-cell office:value-type="string" calcext:value-type="string">
            <text:p>himself</text:p>
          </table:table-cell>
          <table:table-cell office:value-type="float" office:value="-0.0875727073929003" calcext:value-type="float">
            <text:p>-0.0875727074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072920894336383" calcext:value-type="float">
            <text:p>-0.0729208943</text:p>
          </table:table-cell>
          <table:table-cell office:value-type="string" calcext:value-type="string">
            <text:p>here</text:p>
          </table:table-cell>
          <table:table-cell office:value-type="float" office:value="-0.087381108620252" calcext:value-type="float">
            <text:p>-0.0873811086</text:p>
          </table:table-cell>
          <table:table-cell office:value-type="float" office:value="-0.0542999999999999" calcext:value-type="float">
            <text:p>-0.0543</text:p>
          </table:table-cell>
          <table:table-cell office:value-type="float" office:value="-0.062253295783852" calcext:value-type="float">
            <text:p>-0.062253295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0.167413756543026" calcext:value-type="float">
            <text:p>0.1674137565</text:p>
          </table:table-cell>
          <table:table-cell office:value-type="float" office:value="0.60065" calcext:value-type="float">
            <text:p>0.60065</text:p>
          </table:table-cell>
          <table:table-cell office:value-type="float" office:value="0.487322677963926" calcext:value-type="float">
            <text:p>0.487322678</text:p>
          </table:table-cell>
          <table:table-cell office:value-type="string" calcext:value-type="string">
            <text:p>never</text:p>
          </table:table-cell>
          <table:table-cell office:value-type="float" office:value="0.197372589337371" calcext:value-type="float">
            <text:p>0.1973725893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406509695290859" calcext:value-type="float">
            <text:p>0.4065096953</text:p>
          </table:table-cell>
          <table:table-cell office:value-type="string" calcext:value-type="string">
            <text:p>own</text:p>
          </table:table-cell>
          <table:table-cell office:value-type="float" office:value="0.194159402894355" calcext:value-type="float">
            <text:p>0.1941594029</text:p>
          </table:table-cell>
          <table:table-cell office:value-type="float" office:value="0.6956" calcext:value-type="float">
            <text:p>0.6956</text:p>
          </table:table-cell>
          <table:table-cell office:value-type="float" office:value="0.327886950761758" calcext:value-type="float">
            <text:p>0.3278869508</text:p>
          </table:table-cell>
          <table:table-cell office:value-type="string" calcext:value-type="string">
            <text:p>those</text:p>
          </table:table-cell>
          <table:table-cell office:value-type="float" office:value="-0.0873381171382521" calcext:value-type="float">
            <text:p>-0.0873381171</text:p>
          </table:table-cell>
          <table:table-cell office:value-type="float" office:value="-0.0756" calcext:value-type="float">
            <text:p>-0.0756</text:p>
          </table:table-cell>
          <table:table-cell office:value-type="float" office:value="-0.06045703876412" calcext:value-type="float">
            <text:p>-0.0604570388</text:p>
          </table:table-cell>
          <table:table-cell office:value-type="string" calcext:value-type="string">
            <text:p>make</text:p>
          </table:table-cell>
          <table:table-cell office:value-type="float" office:value="-0.087193108605029" calcext:value-type="float">
            <text:p>-0.0871931086</text:p>
          </table:table-cell>
          <table:table-cell office:value-type="float" office:value="-0.0388499999999999" calcext:value-type="float">
            <text:p>-0.03885</text:p>
          </table:table-cell>
          <table:table-cell office:value-type="float" office:value="-0.060804806234107" calcext:value-type="float">
            <text:p>-0.0608048062</text:p>
          </table:table-cell>
        </table:table-row>
        <table:table-row table:style-name="ro1">
          <table:table-cell office:value-type="string" calcext:value-type="string">
            <text:p>until</text:p>
          </table:table-cell>
          <table:table-cell office:value-type="float" office:value="0.050903409314114" calcext:value-type="float">
            <text:p>0.0509034093</text:p>
          </table:table-cell>
          <table:table-cell office:value-type="float" office:value="0.58735" calcext:value-type="float">
            <text:p>0.58735</text:p>
          </table:table-cell>
          <table:table-cell office:value-type="float" office:value="0.156566172713337" calcext:value-type="float">
            <text:p>0.1565661727</text:p>
          </table:table-cell>
          <table:table-cell office:value-type="string" calcext:value-type="string">
            <text:p>life</text:p>
          </table:table-cell>
          <table:table-cell office:value-type="float" office:value="0.197151777656076" calcext:value-type="float">
            <text:p>0.1971517777</text:p>
          </table:table-cell>
          <table:table-cell office:value-type="float" office:value="0.66145" calcext:value-type="float">
            <text:p>0.66145</text:p>
          </table:table-cell>
          <table:table-cell office:value-type="float" office:value="0.395931840485324" calcext:value-type="float">
            <text:p>0.3959318405</text:p>
          </table:table-cell>
          <table:table-cell office:value-type="string" calcext:value-type="string">
            <text:p>acting</text:p>
          </table:table-cell>
          <table:table-cell office:value-type="float" office:value="0.193941377882702" calcext:value-type="float">
            <text:p>0.1939413779</text:p>
          </table:table-cell>
          <table:table-cell office:value-type="float" office:value="0.63355" calcext:value-type="float">
            <text:p>0.63355</text:p>
          </table:table-cell>
          <table:table-cell office:value-type="float" office:value="0.421683894894658" calcext:value-type="float">
            <text:p>0.4216838949</text:p>
          </table:table-cell>
          <table:table-cell office:value-type="string" calcext:value-type="string">
            <text:p>made</text:p>
          </table:table-cell>
          <table:table-cell office:value-type="float" office:value="-0.08693120891117" calcext:value-type="float">
            <text:p>-0.0869312089</text:p>
          </table:table-cell>
          <table:table-cell office:value-type="float" office:value="-0.04055" calcext:value-type="float">
            <text:p>-0.04055</text:p>
          </table:table-cell>
          <table:table-cell office:value-type="float" office:value="-0.059039108064618" calcext:value-type="float">
            <text:p>-0.0590391081</text:p>
          </table:table-cell>
          <table:table-cell office:value-type="string" calcext:value-type="string">
            <text:p>watch</text:p>
          </table:table-cell>
          <table:table-cell office:value-type="float" office:value="-0.0871683222983216" calcext:value-type="float">
            <text:p>-0.0871683223</text:p>
          </table:table-cell>
          <table:table-cell office:value-type="float" office:value="-0.03195" calcext:value-type="float">
            <text:p>-0.03195</text:p>
          </table:table-cell>
          <table:table-cell office:value-type="float" office:value="-0.065076739421765" calcext:value-type="float">
            <text:p>-0.0650767394</text:p>
          </table:table-cell>
        </table:table-row>
        <table:table-row table:style-name="ro1">
          <table:table-cell office:value-type="string" calcext:value-type="string">
            <text:p>unless</text:p>
          </table:table-cell>
          <table:table-cell office:value-type="float" office:value="0.0506673106340193" calcext:value-type="float">
            <text:p>0.0506673106</text:p>
          </table:table-cell>
          <table:table-cell office:value-type="float" office:value="0.64525" calcext:value-type="float">
            <text:p>0.64525</text:p>
          </table:table-cell>
          <table:table-cell office:value-type="float" office:value="0.0976726440289966" calcext:value-type="float">
            <text:p>0.097672644</text:p>
          </table:table-cell>
          <table:table-cell office:value-type="string" calcext:value-type="string">
            <text:p>now</text:p>
          </table:table-cell>
          <table:table-cell office:value-type="float" office:value="0.193977756743966" calcext:value-type="float">
            <text:p>0.1939777567</text:p>
          </table:table-cell>
          <table:table-cell office:value-type="float" office:value="0.66755" calcext:value-type="float">
            <text:p>0.66755</text:p>
          </table:table-cell>
          <table:table-cell office:value-type="float" office:value="0.365129380311277" calcext:value-type="float">
            <text:p>0.3651293803</text:p>
          </table:table-cell>
          <table:table-cell office:value-type="string" calcext:value-type="string">
            <text:p>now</text:p>
          </table:table-cell>
          <table:table-cell office:value-type="float" office:value="0.193774605343873" calcext:value-type="float">
            <text:p>0.1937746053</text:p>
          </table:table-cell>
          <table:table-cell office:value-type="float" office:value="0.66775" calcext:value-type="float">
            <text:p>0.66775</text:p>
          </table:table-cell>
          <table:table-cell office:value-type="float" office:value="0.364904902991494" calcext:value-type="float">
            <text:p>0.364904903</text:p>
          </table:table-cell>
          <table:table-cell office:value-type="string" calcext:value-type="string">
            <text:p>end</text:p>
          </table:table-cell>
          <table:table-cell office:value-type="float" office:value="-0.0868330146881489" calcext:value-type="float">
            <text:p>-0.0868330147</text:p>
          </table:table-cell>
          <table:table-cell office:value-type="float" office:value="-0.0478000000000001" calcext:value-type="float">
            <text:p>-0.0478</text:p>
          </table:table-cell>
          <table:table-cell office:value-type="float" office:value="-0.0622525023037521" calcext:value-type="float">
            <text:p>-0.0622525023</text:p>
          </table:table-cell>
          <table:table-cell office:value-type="string" calcext:value-type="string">
            <text:p>back</text:p>
          </table:table-cell>
          <table:table-cell office:value-type="float" office:value="-0.085922260474656" calcext:value-type="float">
            <text:p>-0.0859222605</text:p>
          </table:table-cell>
          <table:table-cell office:value-type="float" office:value="-0.0588" calcext:value-type="float">
            <text:p>-0.0588</text:p>
          </table:table-cell>
          <table:table-cell office:value-type="float" office:value="-0.061562039153112" calcext:value-type="float">
            <text:p>-0.0615620392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float" office:value="0.0420902548959801" calcext:value-type="float">
            <text:p>0.0420902549</text:p>
          </table:table-cell>
          <table:table-cell office:value-type="float" office:value="0.65115" calcext:value-type="float">
            <text:p>0.65115</text:p>
          </table:table-cell>
          <table:table-cell office:value-type="float" office:value="0.084503346017583" calcext:value-type="float">
            <text:p>0.084503346</text:p>
          </table:table-cell>
          <table:table-cell office:value-type="string" calcext:value-type="string">
            <text:p>scene</text:p>
          </table:table-cell>
          <table:table-cell office:value-type="float" office:value="0.193634338449475" calcext:value-type="float">
            <text:p>0.1936343384</text:p>
          </table:table-cell>
          <table:table-cell office:value-type="float" office:value="0.66105" calcext:value-type="float">
            <text:p>0.66105</text:p>
          </table:table-cell>
          <table:table-cell office:value-type="float" office:value="0.369454004278672" calcext:value-type="float">
            <text:p>0.3694540043</text:p>
          </table:table-cell>
          <table:table-cell office:value-type="string" calcext:value-type="string">
            <text:p>people</text:p>
          </table:table-cell>
          <table:table-cell office:value-type="float" office:value="0.192091095668424" calcext:value-type="float">
            <text:p>0.1920910957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446212231790979" calcext:value-type="float">
            <text:p>0.4462122318</text:p>
          </table:table-cell>
          <table:table-cell office:value-type="string" calcext:value-type="string">
            <text:p>though</text:p>
          </table:table-cell>
          <table:table-cell office:value-type="float" office:value="-0.086797124012484" calcext:value-type="float">
            <text:p>-0.086797124</text:p>
          </table:table-cell>
          <table:table-cell office:value-type="float" office:value="-0.0721999999999999" calcext:value-type="float">
            <text:p>-0.0722</text:p>
          </table:table-cell>
          <table:table-cell office:value-type="float" office:value="-0.061935609673674" calcext:value-type="float">
            <text:p>-0.0619356097</text:p>
          </table:table-cell>
          <table:table-cell office:value-type="string" calcext:value-type="string">
            <text:p>later</text:p>
          </table:table-cell>
          <table:table-cell office:value-type="float" office:value="-0.0854170748494498" calcext:value-type="float">
            <text:p>-0.0854170748</text:p>
          </table:table-cell>
          <table:table-cell office:value-type="float" office:value="-0.08515" calcext:value-type="float">
            <text:p>-0.08515</text:p>
          </table:table-cell>
          <table:table-cell office:value-type="float" office:value="-0.071772854229615" calcext:value-type="float">
            <text:p>-0.0717728542</text:p>
          </table:table-cell>
        </table:table-row>
        <table:table-row table:style-name="ro1">
          <table:table-cell office:value-type="string" calcext:value-type="string">
            <text:p>unfortunately</text:p>
          </table:table-cell>
          <table:table-cell office:value-type="float" office:value="0.0670163332442708" calcext:value-type="float">
            <text:p>0.0670163332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149162143025726" calcext:value-type="float">
            <text:p>0.149162143</text:p>
          </table:table-cell>
          <table:table-cell office:value-type="string" calcext:value-type="string">
            <text:p>think</text:p>
          </table:table-cell>
          <table:table-cell office:value-type="float" office:value="0.193187869677578" calcext:value-type="float">
            <text:p>0.1931878697</text:p>
          </table:table-cell>
          <table:table-cell office:value-type="float" office:value="0.6376" calcext:value-type="float">
            <text:p>0.6376</text:p>
          </table:table-cell>
          <table:table-cell office:value-type="float" office:value="0.42357245108955" calcext:value-type="float">
            <text:p>0.4235724511</text:p>
          </table:table-cell>
          <table:table-cell office:value-type="string" calcext:value-type="string">
            <text:p>love</text:p>
          </table:table-cell>
          <table:table-cell office:value-type="float" office:value="0.191774021506635" calcext:value-type="float">
            <text:p>0.1917740215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395211544768777" calcext:value-type="float">
            <text:p>0.3952115448</text:p>
          </table:table-cell>
          <table:table-cell office:value-type="string" calcext:value-type="string">
            <text:p>will</text:p>
          </table:table-cell>
          <table:table-cell office:value-type="float" office:value="-0.08663959185807" calcext:value-type="float">
            <text:p>-0.0866395919</text:p>
          </table:table-cell>
          <table:table-cell office:value-type="float" office:value="-0.06015" calcext:value-type="float">
            <text:p>-0.06015</text:p>
          </table:table-cell>
          <table:table-cell office:value-type="float" office:value="-0.048796956159678" calcext:value-type="float">
            <text:p>-0.0487969562</text:p>
          </table:table-cell>
          <table:table-cell office:value-type="string" calcext:value-type="string">
            <text:p>such</text:p>
          </table:table-cell>
          <table:table-cell office:value-type="float" office:value="-0.084949718585224" calcext:value-type="float">
            <text:p>-0.0849497186</text:p>
          </table:table-cell>
          <table:table-cell office:value-type="float" office:value="-0.0662" calcext:value-type="float">
            <text:p>-0.0662</text:p>
          </table:table-cell>
          <table:table-cell office:value-type="float" office:value="-0.058485941678894" calcext:value-type="float">
            <text:p>-0.0584859417</text:p>
          </table:table-cell>
        </table:table-row>
        <table:table-row table:style-name="ro1">
          <table:table-cell office:value-type="string" calcext:value-type="string">
            <text:p>understand</text:p>
          </table:table-cell>
          <table:table-cell office:value-type="float" office:value="0.0338924221816811" calcext:value-type="float">
            <text:p>0.0338924222</text:p>
          </table:table-cell>
          <table:table-cell office:value-type="float" office:value="0.58485" calcext:value-type="float">
            <text:p>0.58485</text:p>
          </table:table-cell>
          <table:table-cell office:value-type="float" office:value="0.132302225937925" calcext:value-type="float">
            <text:p>0.1323022259</text:p>
          </table:table-cell>
          <table:table-cell office:value-type="string" calcext:value-type="string">
            <text:p>love</text:p>
          </table:table-cell>
          <table:table-cell office:value-type="float" office:value="0.193053335002996" calcext:value-type="float">
            <text:p>0.193053335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394692923898531" calcext:value-type="float">
            <text:p>0.3946929239</text:p>
          </table:table-cell>
          <table:table-cell office:value-type="string" calcext:value-type="string">
            <text:p>why</text:p>
          </table:table-cell>
          <table:table-cell office:value-type="float" office:value="0.188709135534682" calcext:value-type="float">
            <text:p>0.1887091355</text:p>
          </table:table-cell>
          <table:table-cell office:value-type="float" office:value="0.65075" calcext:value-type="float">
            <text:p>0.65075</text:p>
          </table:table-cell>
          <table:table-cell office:value-type="float" office:value="0.369755481367861" calcext:value-type="float">
            <text:p>0.3697554814</text:p>
          </table:table-cell>
          <table:table-cell office:value-type="string" calcext:value-type="string">
            <text:p>down</text:p>
          </table:table-cell>
          <table:table-cell office:value-type="float" office:value="-0.0861683355350252" calcext:value-type="float">
            <text:p>-0.0861683355</text:p>
          </table:table-cell>
          <table:table-cell office:value-type="float" office:value="-0.07355" calcext:value-type="float">
            <text:p>-0.07355</text:p>
          </table:table-cell>
          <table:table-cell office:value-type="float" office:value="-0.063862045203693" calcext:value-type="float">
            <text:p>-0.0638620452</text:p>
          </table:table-cell>
          <table:table-cell office:value-type="string" calcext:value-type="string">
            <text:p>he's</text:p>
          </table:table-cell>
          <table:table-cell office:value-type="float" office:value="-0.0841985733308092" calcext:value-type="float">
            <text:p>-0.0841985733</text:p>
          </table:table-cell>
          <table:table-cell office:value-type="float" office:value="-0.06045" calcext:value-type="float">
            <text:p>-0.06045</text:p>
          </table:table-cell>
          <table:table-cell office:value-type="float" office:value="-0.070757666886243" calcext:value-type="float">
            <text:p>-0.0707576669</text:p>
          </table:table-cell>
        </table:table-row>
        <table:table-row table:style-name="ro1">
          <table:table-cell office:value-type="string" calcext:value-type="string">
            <text:p>under</text:p>
          </table:table-cell>
          <table:table-cell office:value-type="float" office:value="0.0441238568866156" calcext:value-type="float">
            <text:p>0.0441238569</text:p>
          </table:table-cell>
          <table:table-cell office:value-type="float" office:value="0.60465" calcext:value-type="float">
            <text:p>0.60465</text:p>
          </table:table-cell>
          <table:table-cell office:value-type="float" office:value="0.130238697613024" calcext:value-type="float">
            <text:p>0.1302386976</text:p>
          </table:table-cell>
          <table:table-cell office:value-type="string" calcext:value-type="string">
            <text:p>why</text:p>
          </table:table-cell>
          <table:table-cell office:value-type="float" office:value="0.192619090246823" calcext:value-type="float">
            <text:p>0.1926190902</text:p>
          </table:table-cell>
          <table:table-cell office:value-type="float" office:value="0.6577" calcext:value-type="float">
            <text:p>0.6577</text:p>
          </table:table-cell>
          <table:table-cell office:value-type="float" office:value="0.371580686616486" calcext:value-type="float">
            <text:p>0.3715806866</text:p>
          </table:table-cell>
          <table:table-cell office:value-type="string" calcext:value-type="string">
            <text:p>back</text:p>
          </table:table-cell>
          <table:table-cell office:value-type="float" office:value="0.188655870685606" calcext:value-type="float">
            <text:p>0.1886558707</text:p>
          </table:table-cell>
          <table:table-cell office:value-type="float" office:value="0.6593" calcext:value-type="float">
            <text:p>0.6593</text:p>
          </table:table-cell>
          <table:table-cell office:value-type="float" office:value="0.369307663828212" calcext:value-type="float">
            <text:p>0.3693076638</text:p>
          </table:table-cell>
          <table:table-cell office:value-type="string" calcext:value-type="string">
            <text:p>films</text:p>
          </table:table-cell>
          <table:table-cell office:value-type="float" office:value="-0.0857449527777361" calcext:value-type="float">
            <text:p>-0.0857449528</text:p>
          </table:table-cell>
          <table:table-cell office:value-type="float" office:value="-0.0614" calcext:value-type="float">
            <text:p>-0.0614</text:p>
          </table:table-cell>
          <table:table-cell office:value-type="float" office:value="-0.056797804789952" calcext:value-type="float">
            <text:p>-0.0567978048</text:p>
          </table:table-cell>
          <table:table-cell office:value-type="string" calcext:value-type="string">
            <text:p>say</text:p>
          </table:table-cell>
          <table:table-cell office:value-type="float" office:value="-0.0841049810613472" calcext:value-type="float">
            <text:p>-0.0841049811</text:p>
          </table:table-cell>
          <table:table-cell office:value-type="float" office:value="-0.00805" calcext:value-type="float">
            <text:p>-0.00805</text:p>
          </table:table-cell>
          <table:table-cell office:value-type="float" office:value="-0.071426607400596" calcext:value-type="float">
            <text:p>-0.0714266074</text:p>
          </table:table-cell>
        </table:table-row>
        <table:table-row table:style-name="ro1">
          <table:table-cell office:value-type="string" calcext:value-type="string">
            <text:p>typical</text:p>
          </table:table-cell>
          <table:table-cell office:value-type="float" office:value="0.026737513123464" calcext:value-type="float">
            <text:p>0.0267375131</text:p>
          </table:table-cell>
          <table:table-cell office:value-type="float" office:value="0.6283" calcext:value-type="float">
            <text:p>0.6283</text:p>
          </table:table-cell>
          <table:table-cell office:value-type="float" office:value="0.078125" calcext:value-type="float">
            <text:p>0.078125</text:p>
          </table:table-cell>
          <table:table-cell office:value-type="string" calcext:value-type="string">
            <text:p>back</text:p>
          </table:table-cell>
          <table:table-cell office:value-type="float" office:value="0.192000505344292" calcext:value-type="float">
            <text:p>0.1920005053</text:p>
          </table:table-cell>
          <table:table-cell office:value-type="float" office:value="0.66295" calcext:value-type="float">
            <text:p>0.66295</text:p>
          </table:table-cell>
          <table:table-cell office:value-type="float" office:value="0.371351300941901" calcext:value-type="float">
            <text:p>0.3713513009</text:p>
          </table:table-cell>
          <table:table-cell office:value-type="string" calcext:value-type="string">
            <text:p>never</text:p>
          </table:table-cell>
          <table:table-cell office:value-type="float" office:value="0.188236260699751" calcext:value-type="float">
            <text:p>0.1882362607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399792315680166" calcext:value-type="float">
            <text:p>0.3997923157</text:p>
          </table:table-cell>
          <table:table-cell office:value-type="string" calcext:value-type="string">
            <text:p>fact</text:p>
          </table:table-cell>
          <table:table-cell office:value-type="float" office:value="-0.0852222983572038" calcext:value-type="float">
            <text:p>-0.0852222984</text:p>
          </table:table-cell>
          <table:table-cell office:value-type="float" office:value="-0.05265" calcext:value-type="float">
            <text:p>-0.05265</text:p>
          </table:table-cell>
          <table:table-cell office:value-type="float" office:value="-0.067032179399347" calcext:value-type="float">
            <text:p>-0.0670321794</text:p>
          </table:table-cell>
          <table:table-cell office:value-type="string" calcext:value-type="string">
            <text:p>down</text:p>
          </table:table-cell>
          <table:table-cell office:value-type="float" office:value="-0.0840349492486202" calcext:value-type="float">
            <text:p>-0.0840349492</text:p>
          </table:table-cell>
          <table:table-cell office:value-type="float" office:value="-0.0758" calcext:value-type="float">
            <text:p>-0.0758</text:p>
          </table:table-cell>
          <table:table-cell office:value-type="float" office:value="-0.061548303506357" calcext:value-type="float">
            <text:p>-0.0615483035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0.0319933004757422" calcext:value-type="float">
            <text:p>0.0319933005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103836982440928" calcext:value-type="float">
            <text:p>0.1038369824</text:p>
          </table:table-cell>
          <table:table-cell office:value-type="string" calcext:value-type="string">
            <text:p>before</text:p>
          </table:table-cell>
          <table:table-cell office:value-type="float" office:value="0.19062430080587" calcext:value-type="float">
            <text:p>0.1906243008</text:p>
          </table:table-cell>
          <table:table-cell office:value-type="float" office:value="0.66705" calcext:value-type="float">
            <text:p>0.66705</text:p>
          </table:table-cell>
          <table:table-cell office:value-type="float" office:value="0.357053200733803" calcext:value-type="float">
            <text:p>0.3570532007</text:p>
          </table:table-cell>
          <table:table-cell office:value-type="string" calcext:value-type="string">
            <text:p>end</text:p>
          </table:table-cell>
          <table:table-cell office:value-type="float" office:value="0.185752522757327" calcext:value-type="float">
            <text:p>0.1857525228</text:p>
          </table:table-cell>
          <table:table-cell office:value-type="float" office:value="0.6477" calcext:value-type="float">
            <text:p>0.6477</text:p>
          </table:table-cell>
          <table:table-cell office:value-type="float" office:value="0.387943015983322" calcext:value-type="float">
            <text:p>0.387943016</text:p>
          </table:table-cell>
          <table:table-cell office:value-type="string" calcext:value-type="string">
            <text:p>things</text:p>
          </table:table-cell>
          <table:table-cell office:value-type="float" office:value="-0.0848103471036828" calcext:value-type="float">
            <text:p>-0.0848103471</text:p>
          </table:table-cell>
          <table:table-cell office:value-type="float" office:value="-0.05565" calcext:value-type="float">
            <text:p>-0.05565</text:p>
          </table:table-cell>
          <table:table-cell office:value-type="float" office:value="-0.066482554505801" calcext:value-type="float">
            <text:p>-0.0664825545</text:p>
          </table:table-cell>
          <table:table-cell office:value-type="string" calcext:value-type="string">
            <text:p>scene</text:p>
          </table:table-cell>
          <table:table-cell office:value-type="float" office:value="-0.083744212950613" calcext:value-type="float">
            <text:p>-0.083744213</text:p>
          </table:table-cell>
          <table:table-cell office:value-type="float" office:value="-0.03645" calcext:value-type="float">
            <text:p>-0.03645</text:p>
          </table:table-cell>
          <table:table-cell office:value-type="float" office:value="-0.065189833780143" calcext:value-type="float">
            <text:p>-0.0651898338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0.124586748888894" calcext:value-type="float">
            <text:p>0.1245867489</text:p>
          </table:table-cell>
          <table:table-cell office:value-type="float" office:value="0.6049" calcext:value-type="float">
            <text:p>0.6049</text:p>
          </table:table-cell>
          <table:table-cell office:value-type="float" office:value="0.359850939727803" calcext:value-type="float">
            <text:p>0.3598509397</text:p>
          </table:table-cell>
          <table:table-cell office:value-type="string" calcext:value-type="string">
            <text:p>still</text:p>
          </table:table-cell>
          <table:table-cell office:value-type="float" office:value="0.186306775261492" calcext:value-type="float">
            <text:p>0.1863067753</text:p>
          </table:table-cell>
          <table:table-cell office:value-type="float" office:value="0.65035" calcext:value-type="float">
            <text:p>0.65035</text:p>
          </table:table-cell>
          <table:table-cell office:value-type="float" office:value="0.38533884152237" calcext:value-type="float">
            <text:p>0.3853388415</text:p>
          </table:table-cell>
          <table:table-cell office:value-type="string" calcext:value-type="string">
            <text:p>still</text:p>
          </table:table-cell>
          <table:table-cell office:value-type="float" office:value="0.185283498569151" calcext:value-type="float">
            <text:p>0.1852834986</text:p>
          </table:table-cell>
          <table:table-cell office:value-type="float" office:value="0.64225" calcext:value-type="float">
            <text:p>0.64225</text:p>
          </table:table-cell>
          <table:table-cell office:value-type="float" office:value="0.38683691833062" calcext:value-type="float">
            <text:p>0.3868369183</text:p>
          </table:table-cell>
          <table:table-cell office:value-type="string" calcext:value-type="string">
            <text:p>go</text:p>
          </table:table-cell>
          <table:table-cell office:value-type="float" office:value="-0.084122897550958" calcext:value-type="float">
            <text:p>-0.0841228976</text:p>
          </table:table-cell>
          <table:table-cell office:value-type="float" office:value="-0.06435" calcext:value-type="float">
            <text:p>-0.06435</text:p>
          </table:table-cell>
          <table:table-cell office:value-type="float" office:value="-0.056801063043214" calcext:value-type="float">
            <text:p>-0.056801063</text:p>
          </table:table-cell>
          <table:table-cell office:value-type="string" calcext:value-type="string">
            <text:p>seems</text:p>
          </table:table-cell>
          <table:table-cell office:value-type="float" office:value="-0.0831250291951312" calcext:value-type="float">
            <text:p>-0.0831250292</text:p>
          </table:table-cell>
          <table:table-cell office:value-type="float" office:value="-0.0577" calcext:value-type="float">
            <text:p>-0.0577</text:p>
          </table:table-cell>
          <table:table-cell office:value-type="float" office:value="-0.065015012491112" calcext:value-type="float">
            <text:p>-0.0650150125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float" office:value="0.0367827600780887" calcext:value-type="float">
            <text:p>0.0367827601</text:p>
          </table:table-cell>
          <table:table-cell office:value-type="float" office:value="0.54055" calcext:value-type="float">
            <text:p>0.54055</text:p>
          </table:table-cell>
          <table:table-cell office:value-type="float" office:value="0.174170935562146" calcext:value-type="float">
            <text:p>0.1741709356</text:p>
          </table:table-cell>
          <table:table-cell office:value-type="string" calcext:value-type="string">
            <text:p>my</text:p>
          </table:table-cell>
          <table:table-cell office:value-type="float" office:value="0.185794690941769" calcext:value-type="float">
            <text:p>0.1857946909</text:p>
          </table:table-cell>
          <table:table-cell office:value-type="float" office:value="0.59995" calcext:value-type="float">
            <text:p>0.59995</text:p>
          </table:table-cell>
          <table:table-cell office:value-type="float" office:value="0.499718626899268" calcext:value-type="float">
            <text:p>0.4997186269</text:p>
          </table:table-cell>
          <table:table-cell office:value-type="string" calcext:value-type="string">
            <text:p>films</text:p>
          </table:table-cell>
          <table:table-cell office:value-type="float" office:value="0.184247171168165" calcext:value-type="float">
            <text:p>0.1842471712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389426399447132" calcext:value-type="float">
            <text:p>0.3894263994</text:p>
          </table:table-cell>
          <table:table-cell office:value-type="string" calcext:value-type="string">
            <text:p>own</text:p>
          </table:table-cell>
          <table:table-cell office:value-type="float" office:value="-0.0840057555232527" calcext:value-type="float">
            <text:p>-0.0840057555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063521497157834" calcext:value-type="float">
            <text:p>-0.0635214972</text:p>
          </table:table-cell>
          <table:table-cell office:value-type="string" calcext:value-type="string">
            <text:p>comes</text:p>
          </table:table-cell>
          <table:table-cell office:value-type="float" office:value="-0.0826653025968765" calcext:value-type="float">
            <text:p>-0.0826653026</text:p>
          </table:table-cell>
          <table:table-cell office:value-type="float" office:value="-0.0914" calcext:value-type="float">
            <text:p>-0.0914</text:p>
          </table:table-cell>
          <table:table-cell office:value-type="float" office:value="-0.06628015736866" calcext:value-type="float">
            <text:p>-0.0662801574</text:p>
          </table:table-cell>
        </table:table-row>
        <table:table-row table:style-name="ro1">
          <table:table-cell office:value-type="string" calcext:value-type="string">
            <text:p>turns</text:p>
          </table:table-cell>
          <table:table-cell office:value-type="float" office:value="0.0473129241632827" calcext:value-type="float">
            <text:p>0.0473129242</text:p>
          </table:table-cell>
          <table:table-cell office:value-type="float" office:value="0.6157" calcext:value-type="float">
            <text:p>0.6157</text:p>
          </table:table-cell>
          <table:table-cell office:value-type="float" office:value="0.123803009575923" calcext:value-type="float">
            <text:p>0.1238030096</text:p>
          </table:table-cell>
          <table:table-cell office:value-type="string" calcext:value-type="string">
            <text:p>director</text:p>
          </table:table-cell>
          <table:table-cell office:value-type="float" office:value="0.185018793469043" calcext:value-type="float">
            <text:p>0.1850187935</text:p>
          </table:table-cell>
          <table:table-cell office:value-type="float" office:value="0.66335" calcext:value-type="float">
            <text:p>0.66335</text:p>
          </table:table-cell>
          <table:table-cell office:value-type="float" office:value="0.346374138433162" calcext:value-type="float">
            <text:p>0.3463741384</text:p>
          </table:table-cell>
          <table:table-cell office:value-type="string" calcext:value-type="string">
            <text:p>best</text:p>
          </table:table-cell>
          <table:table-cell office:value-type="float" office:value="0.183116065662488" calcext:value-type="float">
            <text:p>0.1831160657</text:p>
          </table:table-cell>
          <table:table-cell office:value-type="float" office:value="0.62155" calcext:value-type="float">
            <text:p>0.62155</text:p>
          </table:table-cell>
          <table:table-cell office:value-type="float" office:value="0.403499093703208" calcext:value-type="float">
            <text:p>0.4034990937</text:p>
          </table:table-cell>
          <table:table-cell office:value-type="string" calcext:value-type="string">
            <text:p>such</text:p>
          </table:table-cell>
          <table:table-cell office:value-type="float" office:value="-0.083253594241792" calcext:value-type="float">
            <text:p>-0.0832535942</text:p>
          </table:table-cell>
          <table:table-cell office:value-type="float" office:value="-0.06255" calcext:value-type="float">
            <text:p>-0.06255</text:p>
          </table:table-cell>
          <table:table-cell office:value-type="float" office:value="-0.057947558855817" calcext:value-type="float">
            <text:p>-0.0579475589</text:p>
          </table:table-cell>
          <table:table-cell office:value-type="string" calcext:value-type="string">
            <text:p>few</text:p>
          </table:table-cell>
          <table:table-cell office:value-type="float" office:value="-0.0825758140882171" calcext:value-type="float">
            <text:p>-0.0825758141</text:p>
          </table:table-cell>
          <table:table-cell office:value-type="float" office:value="-0.0558500000000001" calcext:value-type="float">
            <text:p>-0.05585</text:p>
          </table:table-cell>
          <table:table-cell office:value-type="float" office:value="-0.061674639992907" calcext:value-type="float">
            <text:p>-0.06167464</text:p>
          </table:table-cell>
        </table:table-row>
        <table:table-row table:style-name="ro1">
          <table:table-cell office:value-type="string" calcext:value-type="string">
            <text:p>turned</text:p>
          </table:table-cell>
          <table:table-cell office:value-type="float" office:value="0.0315787125759076" calcext:value-type="float">
            <text:p>0.0315787126</text:p>
          </table:table-cell>
          <table:table-cell office:value-type="float" office:value="0.60925" calcext:value-type="float">
            <text:p>0.60925</text:p>
          </table:table-cell>
          <table:table-cell office:value-type="float" office:value="0.0937028876261162" calcext:value-type="float">
            <text:p>0.0937028876</text:p>
          </table:table-cell>
          <table:table-cell office:value-type="string" calcext:value-type="string">
            <text:p>seems</text:p>
          </table:table-cell>
          <table:table-cell office:value-type="float" office:value="0.18471258307874" calcext:value-type="float">
            <text:p>0.1847125831</text:p>
          </table:table-cell>
          <table:table-cell office:value-type="float" office:value="0.67875" calcext:value-type="float">
            <text:p>0.67875</text:p>
          </table:table-cell>
          <table:table-cell office:value-type="float" office:value="0.328139705113458" calcext:value-type="float">
            <text:p>0.3281397051</text:p>
          </table:table-cell>
          <table:table-cell office:value-type="string" calcext:value-type="string">
            <text:p>before</text:p>
          </table:table-cell>
          <table:table-cell office:value-type="float" office:value="0.183082862616269" calcext:value-type="float">
            <text:p>0.1830828626</text:p>
          </table:table-cell>
          <table:table-cell office:value-type="float" office:value="0.66055" calcext:value-type="float">
            <text:p>0.66055</text:p>
          </table:table-cell>
          <table:table-cell office:value-type="float" office:value="0.351761672873102" calcext:value-type="float">
            <text:p>0.3517616729</text:p>
          </table:table-cell>
          <table:table-cell office:value-type="string" calcext:value-type="string">
            <text:p>same</text:p>
          </table:table-cell>
          <table:table-cell office:value-type="float" office:value="-0.0820945695146197" calcext:value-type="float">
            <text:p>-0.0820945695</text:p>
          </table:table-cell>
          <table:table-cell office:value-type="float" office:value="-0.0707" calcext:value-type="float">
            <text:p>-0.0707</text:p>
          </table:table-cell>
          <table:table-cell office:value-type="float" office:value="-0.059972047291192" calcext:value-type="float">
            <text:p>-0.0599720473</text:p>
          </table:table-cell>
          <table:table-cell office:value-type="string" calcext:value-type="string">
            <text:p>life</text:p>
          </table:table-cell>
          <table:table-cell office:value-type="float" office:value="-0.082482570131275" calcext:value-type="float">
            <text:p>-0.0824825701</text:p>
          </table:table-cell>
          <table:table-cell office:value-type="float" office:value="-0.0526" calcext:value-type="float">
            <text:p>-0.0526</text:p>
          </table:table-cell>
          <table:table-cell office:value-type="float" office:value="-0.056318251284918" calcext:value-type="float">
            <text:p>-0.0563182513</text:p>
          </table:table-cell>
        </table:table-row>
        <table:table-row table:style-name="ro1">
          <table:table-cell office:value-type="string" calcext:value-type="string">
            <text:p>turn</text:p>
          </table:table-cell>
          <table:table-cell office:value-type="float" office:value="0.0441080579031575" calcext:value-type="float">
            <text:p>0.0441080579</text:p>
          </table:table-cell>
          <table:table-cell office:value-type="float" office:value="0.62435" calcext:value-type="float">
            <text:p>0.62435</text:p>
          </table:table-cell>
          <table:table-cell office:value-type="float" office:value="0.124868957483984" calcext:value-type="float">
            <text:p>0.1248689575</text:p>
          </table:table-cell>
          <table:table-cell office:value-type="string" calcext:value-type="string">
            <text:p>go</text:p>
          </table:table-cell>
          <table:table-cell office:value-type="float" office:value="0.181344148124998" calcext:value-type="float">
            <text:p>0.1813441481</text:p>
          </table:table-cell>
          <table:table-cell office:value-type="float" office:value="0.65915" calcext:value-type="float">
            <text:p>0.65915</text:p>
          </table:table-cell>
          <table:table-cell office:value-type="float" office:value="0.371299455870147" calcext:value-type="float">
            <text:p>0.3712994559</text:p>
          </table:table-cell>
          <table:table-cell office:value-type="string" calcext:value-type="string">
            <text:p>something</text:p>
          </table:table-cell>
          <table:table-cell office:value-type="float" office:value="0.182899834602308" calcext:value-type="float">
            <text:p>0.1828998346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37245696400626" calcext:value-type="float">
            <text:p>0.372456964</text:p>
          </table:table-cell>
          <table:table-cell office:value-type="string" calcext:value-type="string">
            <text:p>around</text:p>
          </table:table-cell>
          <table:table-cell office:value-type="float" office:value="-0.0820797192632431" calcext:value-type="float">
            <text:p>-0.0820797193</text:p>
          </table:table-cell>
          <table:table-cell office:value-type="float" office:value="-0.0569000000000001" calcext:value-type="float">
            <text:p>-0.0569</text:p>
          </table:table-cell>
          <table:table-cell office:value-type="float" office:value="-0.063880266788704" calcext:value-type="float">
            <text:p>-0.0638802668</text:p>
          </table:table-cell>
          <table:table-cell office:value-type="string" calcext:value-type="string">
            <text:p>fact</text:p>
          </table:table-cell>
          <table:table-cell office:value-type="float" office:value="-0.0820893853919428" calcext:value-type="float">
            <text:p>-0.0820893854</text:p>
          </table:table-cell>
          <table:table-cell office:value-type="float" office:value="-0.0557" calcext:value-type="float">
            <text:p>-0.0557</text:p>
          </table:table-cell>
          <table:table-cell office:value-type="float" office:value="-0.063777696228625" calcext:value-type="float">
            <text:p>-0.0637776962</text:p>
          </table:table-cell>
        </table:table-row>
        <table:table-row table:style-name="ro1">
          <table:table-cell office:value-type="string" calcext:value-type="string">
            <text:p>trying</text:p>
          </table:table-cell>
          <table:table-cell office:value-type="float" office:value="0.0784543018787576" calcext:value-type="float">
            <text:p>0.0784543019</text:p>
          </table:table-cell>
          <table:table-cell office:value-type="float" office:value="0.6227" calcext:value-type="float">
            <text:p>0.6227</text:p>
          </table:table-cell>
          <table:table-cell office:value-type="float" office:value="0.207685846283074" calcext:value-type="float">
            <text:p>0.2076858463</text:p>
          </table:table-cell>
          <table:table-cell office:value-type="string" calcext:value-type="string">
            <text:p>new</text:p>
          </table:table-cell>
          <table:table-cell office:value-type="float" office:value="0.181336814400172" calcext:value-type="float">
            <text:p>0.1813368144</text:p>
          </table:table-cell>
          <table:table-cell office:value-type="float" office:value="0.67885" calcext:value-type="float">
            <text:p>0.67885</text:p>
          </table:table-cell>
          <table:table-cell office:value-type="float" office:value="0.335986767290396" calcext:value-type="float">
            <text:p>0.3359867673</text:p>
          </table:table-cell>
          <table:table-cell office:value-type="string" calcext:value-type="string">
            <text:p>new</text:p>
          </table:table-cell>
          <table:table-cell office:value-type="float" office:value="0.182402109882093" calcext:value-type="float">
            <text:p>0.1824021099</text:p>
          </table:table-cell>
          <table:table-cell office:value-type="float" office:value="0.67435" calcext:value-type="float">
            <text:p>0.67435</text:p>
          </table:table-cell>
          <table:table-cell office:value-type="float" office:value="0.3377732587697" calcext:value-type="float">
            <text:p>0.3377732588</text:p>
          </table:table-cell>
          <table:table-cell office:value-type="string" calcext:value-type="string">
            <text:p>scene</text:p>
          </table:table-cell>
          <table:table-cell office:value-type="float" office:value="-0.082056140538796" calcext:value-type="float">
            <text:p>-0.0820561405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064881663653379" calcext:value-type="float">
            <text:p>-0.0648816637</text:p>
          </table:table-cell>
          <table:table-cell office:value-type="string" calcext:value-type="string">
            <text:p>something</text:p>
          </table:table-cell>
          <table:table-cell office:value-type="float" office:value="-0.081660587530798" calcext:value-type="float">
            <text:p>-0.0816605875</text:p>
          </table:table-cell>
          <table:table-cell office:value-type="float" office:value="-0.0247999999999999" calcext:value-type="float">
            <text:p>-0.0248</text:p>
          </table:table-cell>
          <table:table-cell office:value-type="float" office:value="-0.06541420439433" calcext:value-type="float">
            <text:p>-0.0654142044</text:p>
          </table:table-cell>
        </table:table-row>
        <table:table-row table:style-name="ro1">
          <table:table-cell office:value-type="string" calcext:value-type="string">
            <text:p>try</text:p>
          </table:table-cell>
          <table:table-cell office:value-type="float" office:value="0.0456170357937993" calcext:value-type="float">
            <text:p>0.0456170358</text:p>
          </table:table-cell>
          <table:table-cell office:value-type="float" office:value="0.62905" calcext:value-type="float">
            <text:p>0.62905</text:p>
          </table:table-cell>
          <table:table-cell office:value-type="float" office:value="0.153758412227672" calcext:value-type="float">
            <text:p>0.1537584122</text:p>
          </table:table-cell>
          <table:table-cell office:value-type="string" calcext:value-type="string">
            <text:p>end</text:p>
          </table:table-cell>
          <table:table-cell office:value-type="float" office:value="0.180067398436981" calcext:value-type="float">
            <text:p>0.1800673984</text:p>
          </table:table-cell>
          <table:table-cell office:value-type="float" office:value="0.64145" calcext:value-type="float">
            <text:p>0.64145</text:p>
          </table:table-cell>
          <table:table-cell office:value-type="float" office:value="0.384833147465042" calcext:value-type="float">
            <text:p>0.3848331475</text:p>
          </table:table-cell>
          <table:table-cell office:value-type="string" calcext:value-type="string">
            <text:p>watch</text:p>
          </table:table-cell>
          <table:table-cell office:value-type="float" office:value="0.180412978771892" calcext:value-type="float">
            <text:p>0.1804129788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422049828435029" calcext:value-type="float">
            <text:p>0.4220498284</text:p>
          </table:table-cell>
          <table:table-cell office:value-type="string" calcext:value-type="string">
            <text:p>comes</text:p>
          </table:table-cell>
          <table:table-cell office:value-type="float" office:value="-0.0820264514585295" calcext:value-type="float">
            <text:p>-0.0820264515</text:p>
          </table:table-cell>
          <table:table-cell office:value-type="float" office:value="-0.0923" calcext:value-type="float">
            <text:p>-0.0923</text:p>
          </table:table-cell>
          <table:table-cell office:value-type="float" office:value="-0.065615342481785" calcext:value-type="float">
            <text:p>-0.0656153425</text:p>
          </table:table-cell>
          <table:table-cell office:value-type="string" calcext:value-type="string">
            <text:p>around</text:p>
          </table:table-cell>
          <table:table-cell office:value-type="float" office:value="-0.0811584114017821" calcext:value-type="float">
            <text:p>-0.0811584114</text:p>
          </table:table-cell>
          <table:table-cell office:value-type="float" office:value="-0.0573" calcext:value-type="float">
            <text:p>-0.0573</text:p>
          </table:table-cell>
          <table:table-cell office:value-type="float" office:value="-0.063002020387384" calcext:value-type="float">
            <text:p>-0.0630020204</text:p>
          </table:table-cell>
        </table:table-row>
        <table:table-row table:style-name="ro1">
          <table:table-cell office:value-type="string" calcext:value-type="string">
            <text:p>truth</text:p>
          </table:table-cell>
          <table:table-cell office:value-type="float" office:value="0.0250323048352397" calcext:value-type="float">
            <text:p>0.0250323048</text:p>
          </table:table-cell>
          <table:table-cell office:value-type="float" office:value="0.60525" calcext:value-type="float">
            <text:p>0.60525</text:p>
          </table:table-cell>
          <table:table-cell office:value-type="float" office:value="0.069095625515859" calcext:value-type="float">
            <text:p>0.0690956255</text:p>
          </table:table-cell>
          <table:table-cell office:value-type="string" calcext:value-type="string">
            <text:p>own</text:p>
          </table:table-cell>
          <table:table-cell office:value-type="float" office:value="0.179135112742204" calcext:value-type="float">
            <text:p>0.1791351127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316006959547629" calcext:value-type="float">
            <text:p>0.3160069595</text:p>
          </table:table-cell>
          <table:table-cell office:value-type="string" calcext:value-type="string">
            <text:p>didn't</text:p>
          </table:table-cell>
          <table:table-cell office:value-type="float" office:value="0.180159402839568" calcext:value-type="float">
            <text:p>0.1801594028</text:p>
          </table:table-cell>
          <table:table-cell office:value-type="float" office:value="0.6394" calcext:value-type="float">
            <text:p>0.6394</text:p>
          </table:table-cell>
          <table:table-cell office:value-type="float" office:value="0.349801658853227" calcext:value-type="float">
            <text:p>0.3498016589</text:p>
          </table:table-cell>
          <table:table-cell office:value-type="string" calcext:value-type="string">
            <text:p>off</text:p>
          </table:table-cell>
          <table:table-cell office:value-type="float" office:value="-0.081568791410037" calcext:value-type="float">
            <text:p>-0.0815687914</text:p>
          </table:table-cell>
          <table:table-cell office:value-type="float" office:value="-0.03805" calcext:value-type="float">
            <text:p>-0.03805</text:p>
          </table:table-cell>
          <table:table-cell office:value-type="float" office:value="-0.060072262286511" calcext:value-type="float">
            <text:p>-0.0600722623</text:p>
          </table:table-cell>
          <table:table-cell office:value-type="string" calcext:value-type="string">
            <text:p>made</text:p>
          </table:table-cell>
          <table:table-cell office:value-type="float" office:value="-0.080377142200012" calcext:value-type="float">
            <text:p>-0.0803771422</text:p>
          </table:table-cell>
          <table:table-cell office:value-type="float" office:value="-0.03945" calcext:value-type="float">
            <text:p>-0.03945</text:p>
          </table:table-cell>
          <table:table-cell office:value-type="float" office:value="-0.053445549936644" calcext:value-type="float">
            <text:p>-0.0534455499</text:p>
          </table:table-cell>
        </table:table-row>
        <table:table-row table:style-name="ro1">
          <table:table-cell office:value-type="string" calcext:value-type="string">
            <text:p>truly</text:p>
          </table:table-cell>
          <table:table-cell office:value-type="float" office:value="0.0543877832434045" calcext:value-type="float">
            <text:p>0.0543877832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153562119895743" calcext:value-type="float">
            <text:p>0.1535621199</text:p>
          </table:table-cell>
          <table:table-cell office:value-type="string" calcext:value-type="string">
            <text:p>going</text:p>
          </table:table-cell>
          <table:table-cell office:value-type="float" office:value="0.17833013258407" calcext:value-type="float">
            <text:p>0.1783301326</text:p>
          </table:table-cell>
          <table:table-cell office:value-type="float" office:value="0.65975" calcext:value-type="float">
            <text:p>0.65975</text:p>
          </table:table-cell>
          <table:table-cell office:value-type="float" office:value="0.341812554405648" calcext:value-type="float">
            <text:p>0.3418125544</text:p>
          </table:table-cell>
          <table:table-cell office:value-type="string" calcext:value-type="string">
            <text:p>did</text:p>
          </table:table-cell>
          <table:table-cell office:value-type="float" office:value="0.179815697092531" calcext:value-type="float">
            <text:p>0.1798156971</text:p>
          </table:table-cell>
          <table:table-cell office:value-type="float" office:value="0.6115" calcext:value-type="float">
            <text:p>0.6115</text:p>
          </table:table-cell>
          <table:table-cell office:value-type="float" office:value="0.398792943361189" calcext:value-type="float">
            <text:p>0.3987929434</text:p>
          </table:table-cell>
          <table:table-cell office:value-type="string" calcext:value-type="string">
            <text:p>story</text:p>
          </table:table-cell>
          <table:table-cell office:value-type="float" office:value="-0.081102406939514" calcext:value-type="float">
            <text:p>-0.0811024069</text:p>
          </table:table-cell>
          <table:table-cell office:value-type="float" office:value="-0.0467000000000001" calcext:value-type="float">
            <text:p>-0.0467</text:p>
          </table:table-cell>
          <table:table-cell office:value-type="float" office:value="-0.044953640601099" calcext:value-type="float">
            <text:p>-0.0449536406</text:p>
          </table:table-cell>
          <table:table-cell office:value-type="string" calcext:value-type="string">
            <text:p>didn't</text:p>
          </table:table-cell>
          <table:table-cell office:value-type="float" office:value="-0.079711602497313" calcext:value-type="float">
            <text:p>-0.0797116025</text:p>
          </table:table-cell>
          <table:table-cell office:value-type="float" office:value="-0.01775" calcext:value-type="float">
            <text:p>-0.01775</text:p>
          </table:table-cell>
          <table:table-cell office:value-type="float" office:value="-0.066305777781359" calcext:value-type="float">
            <text:p>-0.0663057778</text:p>
          </table:table-cell>
        </table:table-row>
        <table:table-row table:style-name="ro1">
          <table:table-cell office:value-type="string" calcext:value-type="string">
            <text:p>tries</text:p>
          </table:table-cell>
          <table:table-cell office:value-type="float" office:value="0.0514803648008391" calcext:value-type="float">
            <text:p>0.0514803648</text:p>
          </table:table-cell>
          <table:table-cell office:value-type="float" office:value="0.64545" calcext:value-type="float">
            <text:p>0.64545</text:p>
          </table:table-cell>
          <table:table-cell office:value-type="float" office:value="0.127690982900726" calcext:value-type="float">
            <text:p>0.1276909829</text:p>
          </table:table-cell>
          <table:table-cell office:value-type="string" calcext:value-type="string">
            <text:p>films</text:p>
          </table:table-cell>
          <table:table-cell office:value-type="float" office:value="0.177685338898881" calcext:value-type="float">
            <text:p>0.1776853389</text:p>
          </table:table-cell>
          <table:table-cell office:value-type="float" office:value="0.64565" calcext:value-type="float">
            <text:p>0.64565</text:p>
          </table:table-cell>
          <table:table-cell office:value-type="float" office:value="0.383899852212466" calcext:value-type="float">
            <text:p>0.3838998522</text:p>
          </table:table-cell>
          <table:table-cell office:value-type="string" calcext:value-type="string">
            <text:p>say</text:p>
          </table:table-cell>
          <table:table-cell office:value-type="float" office:value="0.179652560038463" calcext:value-type="float">
            <text:p>0.17965256</text:p>
          </table:table-cell>
          <table:table-cell office:value-type="float" office:value="0.62345" calcext:value-type="float">
            <text:p>0.62345</text:p>
          </table:table-cell>
          <table:table-cell office:value-type="float" office:value="0.381437371663244" calcext:value-type="float">
            <text:p>0.3814373717</text:p>
          </table:table-cell>
          <table:table-cell office:value-type="string" calcext:value-type="string">
            <text:p>director</text:p>
          </table:table-cell>
          <table:table-cell office:value-type="float" office:value="-0.080988835424622" calcext:value-type="float">
            <text:p>-0.0809888354</text:p>
          </table:table-cell>
          <table:table-cell office:value-type="float" office:value="-0.0561" calcext:value-type="float">
            <text:p>-0.0561</text:p>
          </table:table-cell>
          <table:table-cell office:value-type="float" office:value="-0.061049782141651" calcext:value-type="float">
            <text:p>-0.0610497821</text:p>
          </table:table-cell>
          <table:table-cell office:value-type="string" calcext:value-type="string">
            <text:p>things</text:p>
          </table:table-cell>
          <table:table-cell office:value-type="float" office:value="-0.0795917869047808" calcext:value-type="float">
            <text:p>-0.0795917869</text:p>
          </table:table-cell>
          <table:table-cell office:value-type="float" office:value="-0.0509499999999999" calcext:value-type="float">
            <text:p>-0.05095</text:p>
          </table:table-cell>
          <table:table-cell office:value-type="float" office:value="-0.06258953242996" calcext:value-type="float">
            <text:p>-0.0625895324</text:p>
          </table:table-cell>
        </table:table-row>
        <table:table-row table:style-name="ro1">
          <table:table-cell office:value-type="string" calcext:value-type="string">
            <text:p>tried</text:p>
          </table:table-cell>
          <table:table-cell office:value-type="float" office:value="0.0344116546475901" calcext:value-type="float">
            <text:p>0.0344116546</text:p>
          </table:table-cell>
          <table:table-cell office:value-type="float" office:value="0.61255" calcext:value-type="float">
            <text:p>0.61255</text:p>
          </table:table-cell>
          <table:table-cell office:value-type="float" office:value="0.0841508095969744" calcext:value-type="float">
            <text:p>0.0841508096</text:p>
          </table:table-cell>
          <table:table-cell office:value-type="string" calcext:value-type="string">
            <text:p>another</text:p>
          </table:table-cell>
          <table:table-cell office:value-type="float" office:value="0.177584086927398" calcext:value-type="float">
            <text:p>0.1775840869</text:p>
          </table:table-cell>
          <table:table-cell office:value-type="float" office:value="0.67545" calcext:value-type="float">
            <text:p>0.67545</text:p>
          </table:table-cell>
          <table:table-cell office:value-type="float" office:value="0.345599354773667" calcext:value-type="float">
            <text:p>0.3455993548</text:p>
          </table:table-cell>
          <table:table-cell office:value-type="string" calcext:value-type="string">
            <text:p>another</text:p>
          </table:table-cell>
          <table:table-cell office:value-type="float" office:value="0.179507159098713" calcext:value-type="float">
            <text:p>0.1795071591</text:p>
          </table:table-cell>
          <table:table-cell office:value-type="float" office:value="0.68065" calcext:value-type="float">
            <text:p>0.68065</text:p>
          </table:table-cell>
          <table:table-cell office:value-type="float" office:value="0.34606327429098" calcext:value-type="float">
            <text:p>0.3460632743</text:p>
          </table:table-cell>
          <table:table-cell office:value-type="string" calcext:value-type="string">
            <text:p>take</text:p>
          </table:table-cell>
          <table:table-cell office:value-type="float" office:value="-0.0805377802788118" calcext:value-type="float">
            <text:p>-0.0805377803</text:p>
          </table:table-cell>
          <table:table-cell office:value-type="float" office:value="-0.07805" calcext:value-type="float">
            <text:p>-0.07805</text:p>
          </table:table-cell>
          <table:table-cell office:value-type="float" office:value="-0.059294343915822" calcext:value-type="float">
            <text:p>-0.0592943439</text:p>
          </table:table-cell>
          <table:table-cell office:value-type="string" calcext:value-type="string">
            <text:p>same</text:p>
          </table:table-cell>
          <table:table-cell office:value-type="float" office:value="-0.0791512213409787" calcext:value-type="float">
            <text:p>-0.0791512213</text:p>
          </table:table-cell>
          <table:table-cell office:value-type="float" office:value="-0.07175" calcext:value-type="float">
            <text:p>-0.07175</text:p>
          </table:table-cell>
          <table:table-cell office:value-type="float" office:value="-0.057194112257049" calcext:value-type="float">
            <text:p>-0.0571941123</text:p>
          </table:table-cell>
        </table:table-row>
        <table:table-row table:style-name="ro1">
          <table:table-cell office:value-type="string" calcext:value-type="string">
            <text:p>town</text:p>
          </table:table-cell>
          <table:table-cell office:value-type="float" office:value="0.0328404453255916" calcext:value-type="float">
            <text:p>0.0328404453</text:p>
          </table:table-cell>
          <table:table-cell office:value-type="float" office:value="0.5972" calcext:value-type="float">
            <text:p>0.5972</text:p>
          </table:table-cell>
          <table:table-cell office:value-type="float" office:value="0.0976702508960574" calcext:value-type="float">
            <text:p>0.0976702509</text:p>
          </table:table-cell>
          <table:table-cell office:value-type="string" calcext:value-type="string">
            <text:p>down</text:p>
          </table:table-cell>
          <table:table-cell office:value-type="float" office:value="0.17757091876224" calcext:value-type="float">
            <text:p>0.1775709188</text:p>
          </table:table-cell>
          <table:table-cell office:value-type="float" office:value="0.68335" calcext:value-type="float">
            <text:p>0.68335</text:p>
          </table:table-cell>
          <table:table-cell office:value-type="float" office:value="0.327635630109353" calcext:value-type="float">
            <text:p>0.3276356301</text:p>
          </table:table-cell>
          <table:table-cell office:value-type="string" calcext:value-type="string">
            <text:p>going</text:p>
          </table:table-cell>
          <table:table-cell office:value-type="float" office:value="0.179247988618713" calcext:value-type="float">
            <text:p>0.1792479886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342719382835101" calcext:value-type="float">
            <text:p>0.3427193828</text:p>
          </table:table-cell>
          <table:table-cell office:value-type="string" calcext:value-type="string">
            <text:p>point</text:p>
          </table:table-cell>
          <table:table-cell office:value-type="float" office:value="-0.0790055611031625" calcext:value-type="float">
            <text:p>-0.0790055611</text:p>
          </table:table-cell>
          <table:table-cell office:value-type="float" office:value="-0.0629" calcext:value-type="float">
            <text:p>-0.0629</text:p>
          </table:table-cell>
          <table:table-cell office:value-type="float" office:value="-0.062649217477436" calcext:value-type="float">
            <text:p>-0.0626492175</text:p>
          </table:table-cell>
          <table:table-cell office:value-type="string" calcext:value-type="string">
            <text:p>go</text:p>
          </table:table-cell>
          <table:table-cell office:value-type="float" office:value="-0.078924369422912" calcext:value-type="float">
            <text:p>-0.0789243694</text:p>
          </table:table-cell>
          <table:table-cell office:value-type="float" office:value="-0.0506500000000001" calcext:value-type="float">
            <text:p>-0.05065</text:p>
          </table:table-cell>
          <table:table-cell office:value-type="float" office:value="-0.056029791815766" calcext:value-type="float">
            <text:p>-0.0560297918</text:p>
          </table:table-cell>
        </table:table-row>
        <table:table-row table:style-name="ro1">
          <table:table-cell office:value-type="string" calcext:value-type="string">
            <text:p>towards</text:p>
          </table:table-cell>
          <table:table-cell office:value-type="float" office:value="0.0243438487493245" calcext:value-type="float">
            <text:p>0.0243438487</text:p>
          </table:table-cell>
          <table:table-cell office:value-type="float" office:value="0.5987" calcext:value-type="float">
            <text:p>0.5987</text:p>
          </table:table-cell>
          <table:table-cell office:value-type="float" office:value="0.0680445889456572" calcext:value-type="float">
            <text:p>0.0680445889</text:p>
          </table:table-cell>
          <table:table-cell office:value-type="string" calcext:value-type="string">
            <text:p>something</text:p>
          </table:table-cell>
          <table:table-cell office:value-type="float" office:value="0.177372888717488" calcext:value-type="float">
            <text:p>0.1773728887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366154395997141" calcext:value-type="float">
            <text:p>0.366154396</text:p>
          </table:table-cell>
          <table:table-cell office:value-type="string" calcext:value-type="string">
            <text:p>characters</text:p>
          </table:table-cell>
          <table:table-cell office:value-type="float" office:value="0.178120350576664" calcext:value-type="float">
            <text:p>0.1781203506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402326708676685" calcext:value-type="float">
            <text:p>0.4023267087</text:p>
          </table:table-cell>
          <table:table-cell office:value-type="string" calcext:value-type="string">
            <text:p>part</text:p>
          </table:table-cell>
          <table:table-cell office:value-type="float" office:value="-0.0785776845650214" calcext:value-type="float">
            <text:p>-0.0785776846</text:p>
          </table:table-cell>
          <table:table-cell office:value-type="float" office:value="-0.0677000000000001" calcext:value-type="float">
            <text:p>-0.0677</text:p>
          </table:table-cell>
          <table:table-cell office:value-type="float" office:value="-0.05818463094381" calcext:value-type="float">
            <text:p>-0.0581846309</text:p>
          </table:table-cell>
          <table:table-cell office:value-type="string" calcext:value-type="string">
            <text:p>take</text:p>
          </table:table-cell>
          <table:table-cell office:value-type="float" office:value="-0.0789216496430818" calcext:value-type="float">
            <text:p>-0.0789216496</text:p>
          </table:table-cell>
          <table:table-cell office:value-type="float" office:value="-0.07285" calcext:value-type="float">
            <text:p>-0.07285</text:p>
          </table:table-cell>
          <table:table-cell office:value-type="float" office:value="-0.058717738069138" calcext:value-type="float">
            <text:p>-0.0587177381</text:p>
          </table:table-cell>
        </table:table-row>
        <table:table-row table:style-name="ro1">
          <table:table-cell office:value-type="string" calcext:value-type="string">
            <text:p>totally</text:p>
          </table:table-cell>
          <table:table-cell office:value-type="float" office:value="0.0295320707180766" calcext:value-type="float">
            <text:p>0.0295320707</text:p>
          </table:table-cell>
          <table:table-cell office:value-type="float" office:value="0.59875" calcext:value-type="float">
            <text:p>0.59875</text:p>
          </table:table-cell>
          <table:table-cell office:value-type="float" office:value="0.110014417211933" calcext:value-type="float">
            <text:p>0.1100144172</text:p>
          </table:table-cell>
          <table:table-cell office:value-type="string" calcext:value-type="string">
            <text:p>fact</text:p>
          </table:table-cell>
          <table:table-cell office:value-type="float" office:value="0.176342716960764" calcext:value-type="float">
            <text:p>0.176342717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325434116445352" calcext:value-type="float">
            <text:p>0.3254341164</text:p>
          </table:table-cell>
          <table:table-cell office:value-type="string" calcext:value-type="string">
            <text:p>seems</text:p>
          </table:table-cell>
          <table:table-cell office:value-type="float" office:value="0.178023456737474" calcext:value-type="float">
            <text:p>0.1780234567</text:p>
          </table:table-cell>
          <table:table-cell office:value-type="float" office:value="0.67195" calcext:value-type="float">
            <text:p>0.67195</text:p>
          </table:table-cell>
          <table:table-cell office:value-type="float" office:value="0.323259412068076" calcext:value-type="float">
            <text:p>0.3232594121</text:p>
          </table:table-cell>
          <table:table-cell office:value-type="string" calcext:value-type="string">
            <text:p>too</text:p>
          </table:table-cell>
          <table:table-cell office:value-type="float" office:value="-0.078442967663573" calcext:value-type="float">
            <text:p>-0.0784429677</text:p>
          </table:table-cell>
          <table:table-cell office:value-type="float" office:value="-0.0458499999999999" calcext:value-type="float">
            <text:p>-0.04585</text:p>
          </table:table-cell>
          <table:table-cell office:value-type="float" office:value="-0.0507874237560991" calcext:value-type="float">
            <text:p>-0.0507874238</text:p>
          </table:table-cell>
          <table:table-cell office:value-type="string" calcext:value-type="string">
            <text:p>did</text:p>
          </table:table-cell>
          <table:table-cell office:value-type="float" office:value="-0.078658731524871" calcext:value-type="float">
            <text:p>-0.0786587315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-0.063761724169602" calcext:value-type="float">
            <text:p>-0.063761724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86609514666634" calcext:value-type="float">
            <text:p>0.0286609515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0740568234746157" calcext:value-type="float">
            <text:p>0.0740568235</text:p>
          </table:table-cell>
          <table:table-cell office:value-type="string" calcext:value-type="string">
            <text:p>such</text:p>
          </table:table-cell>
          <table:table-cell office:value-type="float" office:value="0.175397542119165" calcext:value-type="float">
            <text:p>0.1753975421</text:p>
          </table:table-cell>
          <table:table-cell office:value-type="float" office:value="0.66025" calcext:value-type="float">
            <text:p>0.66025</text:p>
          </table:table-cell>
          <table:table-cell office:value-type="float" office:value="0.358538657604078" calcext:value-type="float">
            <text:p>0.3585386576</text:p>
          </table:table-cell>
          <table:table-cell office:value-type="string" calcext:value-type="string">
            <text:p>though</text:p>
          </table:table-cell>
          <table:table-cell office:value-type="float" office:value="0.177584674071358" calcext:value-type="float">
            <text:p>0.1775846741</text:p>
          </table:table-cell>
          <table:table-cell office:value-type="float" office:value="0.66115" calcext:value-type="float">
            <text:p>0.66115</text:p>
          </table:table-cell>
          <table:table-cell office:value-type="float" office:value="0.347549821892751" calcext:value-type="float">
            <text:p>0.3475498219</text:p>
          </table:table-cell>
          <table:table-cell office:value-type="string" calcext:value-type="string">
            <text:p>between</text:p>
          </table:table-cell>
          <table:table-cell office:value-type="float" office:value="-0.0781337850976452" calcext:value-type="float">
            <text:p>-0.0781337851</text:p>
          </table:table-cell>
          <table:table-cell office:value-type="float" office:value="-0.06945" calcext:value-type="float">
            <text:p>-0.06945</text:p>
          </table:table-cell>
          <table:table-cell office:value-type="float" office:value="-0.059802849704228" calcext:value-type="float">
            <text:p>-0.0598028497</text:p>
          </table:table-cell>
          <table:table-cell office:value-type="string" calcext:value-type="string">
            <text:p>between</text:p>
          </table:table-cell>
          <table:table-cell office:value-type="float" office:value="-0.0786394790067482" calcext:value-type="float">
            <text:p>-0.078639479</text:p>
          </table:table-cell>
          <table:table-cell office:value-type="float" office:value="-0.0639999999999999" calcext:value-type="float">
            <text:p>-0.064</text:p>
          </table:table-cell>
          <table:table-cell office:value-type="float" office:value="-0.061043954284281" calcext:value-type="float">
            <text:p>-0.0610439543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0.0489958890850923" calcext:value-type="float">
            <text:p>0.0489958891</text:p>
          </table:table-cell>
          <table:table-cell office:value-type="float" office:value="0.607" calcext:value-type="float">
            <text:p>0.607</text:p>
          </table:table-cell>
          <table:table-cell office:value-type="float" office:value="0.155565105285776" calcext:value-type="float">
            <text:p>0.1555651053</text:p>
          </table:table-cell>
          <table:table-cell office:value-type="string" calcext:value-type="string">
            <text:p>plot</text:p>
          </table:table-cell>
          <table:table-cell office:value-type="float" office:value="0.174898279637603" calcext:value-type="float">
            <text:p>0.1748982796</text:p>
          </table:table-cell>
          <table:table-cell office:value-type="float" office:value="0.61695" calcext:value-type="float">
            <text:p>0.61695</text:p>
          </table:table-cell>
          <table:table-cell office:value-type="float" office:value="0.402091625692656" calcext:value-type="float">
            <text:p>0.4020916257</text:p>
          </table:table-cell>
          <table:table-cell office:value-type="string" calcext:value-type="string">
            <text:p>such</text:p>
          </table:table-cell>
          <table:table-cell office:value-type="float" office:value="0.177093666462597" calcext:value-type="float">
            <text:p>0.1770936665</text:p>
          </table:table-cell>
          <table:table-cell office:value-type="float" office:value="0.6639" calcext:value-type="float">
            <text:p>0.6639</text:p>
          </table:table-cell>
          <table:table-cell office:value-type="float" office:value="0.359077040427155" calcext:value-type="float">
            <text:p>0.3590770404</text:p>
          </table:table-cell>
          <table:table-cell office:value-type="string" calcext:value-type="string">
            <text:p>still</text:p>
          </table:table-cell>
          <table:table-cell office:value-type="float" office:value="-0.077179713777614" calcext:value-type="float">
            <text:p>-0.0771797138</text:p>
          </table:table-cell>
          <table:table-cell office:value-type="float" office:value="-0.0616500000000001" calcext:value-type="float">
            <text:p>-0.06165</text:p>
          </table:table-cell>
          <table:table-cell office:value-type="float" office:value="-0.050334799485183" calcext:value-type="float">
            <text:p>-0.0503347995</text:p>
          </table:table-cell>
          <table:table-cell office:value-type="string" calcext:value-type="string">
            <text:p>will</text:p>
          </table:table-cell>
          <table:table-cell office:value-type="float" office:value="-0.078524417269145" calcext:value-type="float">
            <text:p>-0.0785244173</text:p>
          </table:table-cell>
          <table:table-cell office:value-type="float" office:value="-0.05235" calcext:value-type="float">
            <text:p>-0.05235</text:p>
          </table:table-cell>
          <table:table-cell office:value-type="float" office:value="-0.045496746501008" calcext:value-type="float">
            <text:p>-0.0454967465</text:p>
          </table:table-cell>
        </table:table-row>
        <table:table-row table:style-name="ro1">
          <table:table-cell office:value-type="string" calcext:value-type="string">
            <text:p>took</text:p>
          </table:table-cell>
          <table:table-cell office:value-type="float" office:value="0.0258276886006364" calcext:value-type="float">
            <text:p>0.0258276886</text:p>
          </table:table-cell>
          <table:table-cell office:value-type="float" office:value="0.58895" calcext:value-type="float">
            <text:p>0.58895</text:p>
          </table:table-cell>
          <table:table-cell office:value-type="float" office:value="0.0978821463842862" calcext:value-type="float">
            <text:p>0.0978821464</text:p>
          </table:table-cell>
          <table:table-cell office:value-type="string" calcext:value-type="string">
            <text:p>excellent</text:p>
          </table:table-cell>
          <table:table-cell office:value-type="float" office:value="0.174577749146503" calcext:value-type="float">
            <text:p>0.1745777491</text:p>
          </table:table-cell>
          <table:table-cell office:value-type="float" office:value="0.71555" calcext:value-type="float">
            <text:p>0.71555</text:p>
          </table:table-cell>
          <table:table-cell office:value-type="float" office:value="0.270173187940988" calcext:value-type="float">
            <text:p>0.2701731879</text:p>
          </table:table-cell>
          <table:table-cell office:value-type="string" calcext:value-type="string">
            <text:p>go</text:p>
          </table:table-cell>
          <table:table-cell office:value-type="float" office:value="0.176145619996952" calcext:value-type="float">
            <text:p>0.17614562</text:p>
          </table:table-cell>
          <table:table-cell office:value-type="float" office:value="0.64545" calcext:value-type="float">
            <text:p>0.64545</text:p>
          </table:table-cell>
          <table:table-cell office:value-type="float" office:value="0.370528184642699" calcext:value-type="float">
            <text:p>0.3705281846</text:p>
          </table:table-cell>
          <table:table-cell office:value-type="string" calcext:value-type="string">
            <text:p>through</text:p>
          </table:table-cell>
          <table:table-cell office:value-type="float" office:value="-0.0767497112299558" calcext:value-type="float">
            <text:p>-0.0767497112</text:p>
          </table:table-cell>
          <table:table-cell office:value-type="float" office:value="-0.0539500000000001" calcext:value-type="float">
            <text:p>-0.05395</text:p>
          </table:table-cell>
          <table:table-cell office:value-type="float" office:value="-0.054051865381989" calcext:value-type="float">
            <text:p>-0.0540518654</text:p>
          </table:table-cell>
          <table:table-cell office:value-type="string" calcext:value-type="string">
            <text:p>movies</text:p>
          </table:table-cell>
          <table:table-cell office:value-type="float" office:value="-0.0768552001606787" calcext:value-type="float">
            <text:p>-0.0768552002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-0.061366923800321" calcext:value-type="float">
            <text:p>-0.0613669238</text:p>
          </table:table-cell>
        </table:table-row>
        <table:table-row table:style-name="ro1">
          <table:table-cell office:value-type="string" calcext:value-type="string">
            <text:p>too</text:p>
          </table:table-cell>
          <table:table-cell office:value-type="float" office:value="0.133919680037135" calcext:value-type="float">
            <text:p>0.13391968</text:p>
          </table:table-cell>
          <table:table-cell office:value-type="float" office:value="0.59885" calcext:value-type="float">
            <text:p>0.59885</text:p>
          </table:table-cell>
          <table:table-cell office:value-type="float" office:value="0.39196665403562" calcext:value-type="float">
            <text:p>0.391966654</text:p>
          </table:table-cell>
          <table:table-cell office:value-type="string" calcext:value-type="string">
            <text:p>characters</text:p>
          </table:table-cell>
          <table:table-cell office:value-type="float" office:value="0.173140377068691" calcext:value-type="float">
            <text:p>0.1731403771</text:p>
          </table:table-cell>
          <table:table-cell office:value-type="float" office:value="0.63255" calcext:value-type="float">
            <text:p>0.63255</text:p>
          </table:table-cell>
          <table:table-cell office:value-type="float" office:value="0.396980388939033" calcext:value-type="float">
            <text:p>0.3969803889</text:p>
          </table:table-cell>
          <table:table-cell office:value-type="string" calcext:value-type="string">
            <text:p>down</text:p>
          </table:table-cell>
          <table:table-cell office:value-type="float" office:value="0.175437532475835" calcext:value-type="float">
            <text:p>0.1754375325</text:p>
          </table:table-cell>
          <table:table-cell office:value-type="float" office:value="0.6856" calcext:value-type="float">
            <text:p>0.6856</text:p>
          </table:table-cell>
          <table:table-cell office:value-type="float" office:value="0.325321888412017" calcext:value-type="float">
            <text:p>0.3253218884</text:p>
          </table:table-cell>
          <table:table-cell office:value-type="string" calcext:value-type="string">
            <text:p>don't</text:p>
          </table:table-cell>
          <table:table-cell office:value-type="float" office:value="-0.076404416761695" calcext:value-type="float">
            <text:p>-0.0764044168</text:p>
          </table:table-cell>
          <table:table-cell office:value-type="float" office:value="-0.0294500000000001" calcext:value-type="float">
            <text:p>-0.02945</text:p>
          </table:table-cell>
          <table:table-cell office:value-type="float" office:value="-0.055519032557907" calcext:value-type="float">
            <text:p>-0.0555190326</text:p>
          </table:table-cell>
          <table:table-cell office:value-type="string" calcext:value-type="string">
            <text:p>story</text:p>
          </table:table-cell>
          <table:table-cell office:value-type="float" office:value="-0.076680743036248" calcext:value-type="float">
            <text:p>-0.076680743</text:p>
          </table:table-cell>
          <table:table-cell office:value-type="float" office:value="-0.0461" calcext:value-type="float">
            <text:p>-0.0461</text:p>
          </table:table-cell>
          <table:table-cell office:value-type="float" office:value="-0.040758318334331" calcext:value-type="float">
            <text:p>-0.0407583183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0.0196820261806797" calcext:value-type="float">
            <text:p>0.0196820262</text:p>
          </table:table-cell>
          <table:table-cell office:value-type="float" office:value="0.60485" calcext:value-type="float">
            <text:p>0.60485</text:p>
          </table:table-cell>
          <table:table-cell office:value-type="float" office:value="0.0595025586100202" calcext:value-type="float">
            <text:p>0.0595025586</text:p>
          </table:table-cell>
          <table:table-cell office:value-type="string" calcext:value-type="string">
            <text:p>those</text:p>
          </table:table-cell>
          <table:table-cell office:value-type="float" office:value="0.171193742529636" calcext:value-type="float">
            <text:p>0.1711937425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34917629236887" calcext:value-type="float">
            <text:p>0.3491762924</text:p>
          </table:table-cell>
          <table:table-cell office:value-type="string" calcext:value-type="string">
            <text:p>director</text:p>
          </table:table-cell>
          <table:table-cell office:value-type="float" office:value="0.175312677536854" calcext:value-type="float">
            <text:p>0.1753126775</text:p>
          </table:table-cell>
          <table:table-cell office:value-type="float" office:value="0.6607" calcext:value-type="float">
            <text:p>0.6607</text:p>
          </table:table-cell>
          <table:table-cell office:value-type="float" office:value="0.338338533541342" calcext:value-type="float">
            <text:p>0.3383385335</text:p>
          </table:table-cell>
          <table:table-cell office:value-type="string" calcext:value-type="string">
            <text:p>something</text:p>
          </table:table-cell>
          <table:table-cell office:value-type="float" office:value="-0.076133641645978" calcext:value-type="float">
            <text:p>-0.0761336416</text:p>
          </table:table-cell>
          <table:table-cell office:value-type="float" office:value="-0.0309999999999999" calcext:value-type="float">
            <text:p>-0.031</text:p>
          </table:table-cell>
          <table:table-cell office:value-type="float" office:value="-0.059111636385211" calcext:value-type="float">
            <text:p>-0.0591116364</text:p>
          </table:table-cell>
          <table:table-cell office:value-type="string" calcext:value-type="string">
            <text:p>through</text:p>
          </table:table-cell>
          <table:table-cell office:value-type="float" office:value="-0.0762837228710328" calcext:value-type="float">
            <text:p>-0.0762837229</text:p>
          </table:table-cell>
          <table:table-cell office:value-type="float" office:value="-0.05755" calcext:value-type="float">
            <text:p>-0.05755</text:p>
          </table:table-cell>
          <table:table-cell office:value-type="float" office:value="-0.052677011305921" calcext:value-type="float">
            <text:p>-0.0526770113</text:p>
          </table:table-cell>
        </table:table-row>
        <table:table-row table:style-name="ro1">
          <table:table-cell office:value-type="string" calcext:value-type="string">
            <text:p>told</text:p>
          </table:table-cell>
          <table:table-cell office:value-type="float" office:value="0.0309196306387929" calcext:value-type="float">
            <text:p>0.0309196306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098473761237717" calcext:value-type="float">
            <text:p>0.0984737612</text:p>
          </table:table-cell>
          <table:table-cell office:value-type="string" calcext:value-type="string">
            <text:p>work</text:p>
          </table:table-cell>
          <table:table-cell office:value-type="float" office:value="0.170770342507382" calcext:value-type="float">
            <text:p>0.1707703425</text:p>
          </table:table-cell>
          <table:table-cell office:value-type="float" office:value="0.65345" calcext:value-type="float">
            <text:p>0.65345</text:p>
          </table:table-cell>
          <table:table-cell office:value-type="float" office:value="0.342222644016323" calcext:value-type="float">
            <text:p>0.342222644</text:p>
          </table:table-cell>
          <table:table-cell office:value-type="float" office:value="7" calcext:value-type="float">
            <text:p>7</text:p>
          </table:table-cell>
          <table:table-cell office:value-type="float" office:value="0.174336092758774" calcext:value-type="float">
            <text:p>0.1743360928</text:p>
          </table:table-cell>
          <table:table-cell office:value-type="float" office:value="0.83" calcext:value-type="float">
            <text:p>0.83</text:p>
          </table:table-cell>
          <table:table-cell office:value-type="float" office:value="0.2198256080771" calcext:value-type="float">
            <text:p>0.2198256081</text:p>
          </table:table-cell>
          <table:table-cell office:value-type="string" calcext:value-type="string">
            <text:p>course</text:p>
          </table:table-cell>
          <table:table-cell office:value-type="float" office:value="-0.0756515884868091" calcext:value-type="float">
            <text:p>-0.0756515885</text:p>
          </table:table-cell>
          <table:table-cell office:value-type="float" office:value="-0.07525" calcext:value-type="float">
            <text:p>-0.07525</text:p>
          </table:table-cell>
          <table:table-cell office:value-type="float" office:value="-0.060809540461336" calcext:value-type="float">
            <text:p>-0.0608095405</text:p>
          </table:table-cell>
          <table:table-cell office:value-type="string" calcext:value-type="string">
            <text:p>still</text:p>
          </table:table-cell>
          <table:table-cell office:value-type="float" office:value="-0.076156437085273" calcext:value-type="float">
            <text:p>-0.0761564371</text:p>
          </table:table-cell>
          <table:table-cell office:value-type="float" office:value="-0.0535500000000001" calcext:value-type="float">
            <text:p>-0.05355</text:p>
          </table:table-cell>
          <table:table-cell office:value-type="float" office:value="-0.051832876293433" calcext:value-type="float">
            <text:p>-0.0518328763</text:p>
          </table:table-cell>
        </table:table-row>
        <table:table-row table:style-name="ro1">
          <table:table-cell office:value-type="string" calcext:value-type="string">
            <text:p>together</text:p>
          </table:table-cell>
          <table:table-cell office:value-type="float" office:value="0.0476832378667048" calcext:value-type="float">
            <text:p>0.0476832379</text:p>
          </table:table-cell>
          <table:table-cell office:value-type="float" office:value="0.59265" calcext:value-type="float">
            <text:p>0.59265</text:p>
          </table:table-cell>
          <table:table-cell office:value-type="float" office:value="0.173313039066464" calcext:value-type="float">
            <text:p>0.1733130391</text:p>
          </table:table-cell>
          <table:table-cell office:value-type="string" calcext:value-type="string">
            <text:p>did</text:p>
          </table:table-cell>
          <table:table-cell office:value-type="float" office:value="0.170029481714987" calcext:value-type="float">
            <text:p>0.1700294817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387441333549118" calcext:value-type="float">
            <text:p>0.3874413335</text:p>
          </table:table-cell>
          <table:table-cell office:value-type="string" calcext:value-type="string">
            <text:p>fact</text:p>
          </table:table-cell>
          <table:table-cell office:value-type="float" office:value="0.173209803995503" calcext:value-type="float">
            <text:p>0.173209804</text:p>
          </table:table-cell>
          <table:table-cell office:value-type="float" office:value="0.67285" calcext:value-type="float">
            <text:p>0.67285</text:p>
          </table:table-cell>
          <table:table-cell office:value-type="float" office:value="0.32217963327463" calcext:value-type="float">
            <text:p>0.3221796333</text:p>
          </table:table-cell>
          <table:table-cell office:value-type="string" calcext:value-type="string">
            <text:p>life</text:p>
          </table:table-cell>
          <table:table-cell office:value-type="float" office:value="-0.07488230390449" calcext:value-type="float">
            <text:p>-0.0748823039</text:p>
          </table:table-cell>
          <table:table-cell office:value-type="float" office:value="-0.0509000000000001" calcext:value-type="float">
            <text:p>-0.0509</text:p>
          </table:table-cell>
          <table:table-cell office:value-type="float" office:value="-0.050084859717708" calcext:value-type="float">
            <text:p>-0.0500848597</text:p>
          </table:table-cell>
          <table:table-cell office:value-type="string" calcext:value-type="string">
            <text:p>almost</text:p>
          </table:table-cell>
          <table:table-cell office:value-type="float" office:value="-0.0761235348432581" calcext:value-type="float">
            <text:p>-0.0761235348</text:p>
          </table:table-cell>
          <table:table-cell office:value-type="float" office:value="-0.0630499999999999" calcext:value-type="float">
            <text:p>-0.06305</text:p>
          </table:table-cell>
          <table:table-cell office:value-type="float" office:value="-0.05949367543936" calcext:value-type="float">
            <text:p>-0.0594936754</text:p>
          </table:table-cell>
        </table:table-row>
        <table:table-row table:style-name="ro1">
          <table:table-cell office:value-type="string" calcext:value-type="string">
            <text:p>today</text:p>
          </table:table-cell>
          <table:table-cell office:value-type="float" office:value="0.0472723386517469" calcext:value-type="float">
            <text:p>0.0472723387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10731265564863" calcext:value-type="float">
            <text:p>0.1073126556</text:p>
          </table:table-cell>
          <table:table-cell office:value-type="string" calcext:value-type="string">
            <text:p>though</text:p>
          </table:table-cell>
          <table:table-cell office:value-type="float" office:value="0.16996974585263" calcext:value-type="float">
            <text:p>0.1699697459</text:p>
          </table:table-cell>
          <table:table-cell office:value-type="float" office:value="0.65825" calcext:value-type="float">
            <text:p>0.65825</text:p>
          </table:table-cell>
          <table:table-cell office:value-type="float" office:value="0.3414587147124" calcext:value-type="float">
            <text:p>0.3414587147</text:p>
          </table:table-cell>
          <table:table-cell office:value-type="string" calcext:value-type="string">
            <text:p>better</text:p>
          </table:table-cell>
          <table:table-cell office:value-type="float" office:value="0.172830496734613" calcext:value-type="float">
            <text:p>0.1728304967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388765471278959" calcext:value-type="float">
            <text:p>0.3887654713</text:p>
          </table:table-cell>
          <table:table-cell office:value-type="string" calcext:value-type="string">
            <text:p>why</text:p>
          </table:table-cell>
          <table:table-cell office:value-type="float" office:value="-0.074183799273312" calcext:value-type="float">
            <text:p>-0.0741837993</text:p>
          </table:table-cell>
          <table:table-cell office:value-type="float" office:value="-0.03635" calcext:value-type="float">
            <text:p>-0.03635</text:p>
          </table:table-cell>
          <table:table-cell office:value-type="float" office:value="-0.05661008507872" calcext:value-type="float">
            <text:p>-0.0566100851</text:p>
          </table:table-cell>
          <table:table-cell office:value-type="string" calcext:value-type="string">
            <text:p>seem</text:p>
          </table:table-cell>
          <table:table-cell office:value-type="float" office:value="-0.0757685705780204" calcext:value-type="float">
            <text:p>-0.0757685706</text:p>
          </table:table-cell>
          <table:table-cell office:value-type="float" office:value="-0.0960000000000001" calcext:value-type="float">
            <text:p>-0.096</text:p>
          </table:table-cell>
          <table:table-cell office:value-type="float" office:value="-0.061538642457165" calcext:value-type="float">
            <text:p>-0.0615386425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float" office:value="0.0346434616518367" calcext:value-type="float">
            <text:p>0.0346434617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121776814734561" calcext:value-type="float">
            <text:p>0.1217768147</text:p>
          </table:table-cell>
          <table:table-cell office:value-type="string" calcext:value-type="string">
            <text:p>ever</text:p>
          </table:table-cell>
          <table:table-cell office:value-type="float" office:value="0.169858229974491" calcext:value-type="float">
            <text:p>0.16985823</text:p>
          </table:table-cell>
          <table:table-cell office:value-type="float" office:value="0.62575" calcext:value-type="float">
            <text:p>0.62575</text:p>
          </table:table-cell>
          <table:table-cell office:value-type="float" office:value="0.389428175218207" calcext:value-type="float">
            <text:p>0.3894281752</text:p>
          </table:table-cell>
          <table:table-cell office:value-type="string" calcext:value-type="string">
            <text:p>those</text:p>
          </table:table-cell>
          <table:table-cell office:value-type="float" office:value="0.17142233663913" calcext:value-type="float">
            <text:p>0.1714223366</text:p>
          </table:table-cell>
          <table:table-cell office:value-type="float" office:value="0.6644" calcext:value-type="float">
            <text:p>0.6644</text:p>
          </table:table-cell>
          <table:table-cell office:value-type="float" office:value="0.347462570484153" calcext:value-type="float">
            <text:p>0.3474625705</text:p>
          </table:table-cell>
          <table:table-cell office:value-type="string" calcext:value-type="string">
            <text:p>very</text:p>
          </table:table-cell>
          <table:table-cell office:value-type="float" office:value="-0.074020248311583" calcext:value-type="float">
            <text:p>-0.0740202483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434801631912121" calcext:value-type="float">
            <text:p>-0.0434801632</text:p>
          </table:table-cell>
          <table:table-cell office:value-type="string" calcext:value-type="string">
            <text:p>point</text:p>
          </table:table-cell>
          <table:table-cell office:value-type="float" office:value="-0.0754524644324975" calcext:value-type="float">
            <text:p>-0.0754524644</text:p>
          </table:table-cell>
          <table:table-cell office:value-type="float" office:value="-0.0659999999999999" calcext:value-type="float">
            <text:p>-0.066</text:p>
          </table:table-cell>
          <table:table-cell office:value-type="float" office:value="-0.059085591151089" calcext:value-type="float">
            <text:p>-0.0590855912</text:p>
          </table:table-cell>
        </table:table-row>
        <table:table-row table:style-name="ro1">
          <table:table-cell office:value-type="string" calcext:value-type="string">
            <text:p>times</text:p>
          </table:table-cell>
          <table:table-cell office:value-type="float" office:value="0.0637015041639739" calcext:value-type="float">
            <text:p>0.063701504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229291281493565" calcext:value-type="float">
            <text:p>0.2292912815</text:p>
          </table:table-cell>
          <table:table-cell office:value-type="string" calcext:value-type="string">
            <text:p>around</text:p>
          </table:table-cell>
          <table:table-cell office:value-type="float" office:value="0.168404763643097" calcext:value-type="float">
            <text:p>0.1684047636</text:p>
          </table:table-cell>
          <table:table-cell office:value-type="float" office:value="0.67185" calcext:value-type="float">
            <text:p>0.67185</text:p>
          </table:table-cell>
          <table:table-cell office:value-type="float" office:value="0.316282946140223" calcext:value-type="float">
            <text:p>0.3162829461</text:p>
          </table:table-cell>
          <table:table-cell office:value-type="string" calcext:value-type="string">
            <text:p>plot</text:p>
          </table:table-cell>
          <table:table-cell office:value-type="float" office:value="0.171025592627082" calcext:value-type="float">
            <text:p>0.1710255926</text:p>
          </table:table-cell>
          <table:table-cell office:value-type="float" office:value="0.6115" calcext:value-type="float">
            <text:p>0.6115</text:p>
          </table:table-cell>
          <table:table-cell office:value-type="float" office:value="0.400462962962963" calcext:value-type="float">
            <text:p>0.400462963</text:p>
          </table:table-cell>
          <table:table-cell office:value-type="string" calcext:value-type="string">
            <text:p>goes</text:p>
          </table:table-cell>
          <table:table-cell office:value-type="float" office:value="-0.0731322288421213" calcext:value-type="float">
            <text:p>-0.0731322288</text:p>
          </table:table-cell>
          <table:table-cell office:value-type="float" office:value="-0.0627000000000001" calcext:value-type="float">
            <text:p>-0.0627</text:p>
          </table:table-cell>
          <table:table-cell office:value-type="float" office:value="-0.06018602431037" calcext:value-type="float">
            <text:p>-0.0601860243</text:p>
          </table:table-cell>
          <table:table-cell office:value-type="string" calcext:value-type="string">
            <text:p>too</text:p>
          </table:table-cell>
          <table:table-cell office:value-type="float" office:value="-0.074179179455451" calcext:value-type="float">
            <text:p>-0.0741791795</text:p>
          </table:table-cell>
          <table:table-cell office:value-type="float" office:value="-0.03965" calcext:value-type="float">
            <text:p>-0.03965</text:p>
          </table:table-cell>
          <table:table-cell office:value-type="float" office:value="-0.0497321876632221" calcext:value-type="float">
            <text:p>-0.04973218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44492309380244" calcext:value-type="float">
            <text:p>0.1444923094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473067010309278" calcext:value-type="float">
            <text:p>0.4730670103</text:p>
          </table:table-cell>
          <table:table-cell office:value-type="string" calcext:value-type="string">
            <text:p>through</text:p>
          </table:table-cell>
          <table:table-cell office:value-type="float" office:value="0.167233850323746" calcext:value-type="float">
            <text:p>0.1672338503</text:p>
          </table:table-cell>
          <table:table-cell office:value-type="float" office:value="0.65435" calcext:value-type="float">
            <text:p>0.65435</text:p>
          </table:table-cell>
          <table:table-cell office:value-type="float" office:value="0.3542269967305" calcext:value-type="float">
            <text:p>0.3542269967</text:p>
          </table:table-cell>
          <table:table-cell office:value-type="string" calcext:value-type="string">
            <text:p>thing</text:p>
          </table:table-cell>
          <table:table-cell office:value-type="float" office:value="0.169788108940152" calcext:value-type="float">
            <text:p>0.1697881089</text:p>
          </table:table-cell>
          <table:table-cell office:value-type="float" office:value="0.63445" calcext:value-type="float">
            <text:p>0.63445</text:p>
          </table:table-cell>
          <table:table-cell office:value-type="float" office:value="0.350998668442077" calcext:value-type="float">
            <text:p>0.3509986684</text:p>
          </table:table-cell>
          <table:table-cell office:value-type="string" calcext:value-type="string">
            <text:p>every</text:p>
          </table:table-cell>
          <table:table-cell office:value-type="float" office:value="-0.072766134725824" calcext:value-type="float">
            <text:p>-0.0727661347</text:p>
          </table:table-cell>
          <table:table-cell office:value-type="float" office:value="-0.0575" calcext:value-type="float">
            <text:p>-0.0575</text:p>
          </table:table-cell>
          <table:table-cell office:value-type="float" office:value="-0.053544371085124" calcext:value-type="float">
            <text:p>-0.0535443711</text:p>
          </table:table-cell>
          <table:table-cell office:value-type="string" calcext:value-type="string">
            <text:p>seen</text:p>
          </table:table-cell>
          <table:table-cell office:value-type="float" office:value="-0.0739102560966014" calcext:value-type="float">
            <text:p>-0.0739102561</text:p>
          </table:table-cell>
          <table:table-cell office:value-type="float" office:value="-0.0232" calcext:value-type="float">
            <text:p>-0.0232</text:p>
          </table:table-cell>
          <table:table-cell office:value-type="float" office:value="-0.056626519252976" calcext:value-type="float">
            <text:p>-0.0566265193</text:p>
          </table:table-cell>
        </table:table-row>
        <table:table-row table:style-name="ro1">
          <table:table-cell office:value-type="string" calcext:value-type="string">
            <text:p>throughout</text:p>
          </table:table-cell>
          <table:table-cell office:value-type="float" office:value="0.0465466399571985" calcext:value-type="float">
            <text:p>0.04654664</text:p>
          </table:table-cell>
          <table:table-cell office:value-type="float" office:value="0.61685" calcext:value-type="float">
            <text:p>0.61685</text:p>
          </table:table-cell>
          <table:table-cell office:value-type="float" office:value="0.131080621385645" calcext:value-type="float">
            <text:p>0.1310806214</text:p>
          </table:table-cell>
          <table:table-cell office:value-type="string" calcext:value-type="string">
            <text:p>actually</text:p>
          </table:table-cell>
          <table:table-cell office:value-type="float" office:value="0.166727987690075" calcext:value-type="float">
            <text:p>0.1667279877</text:p>
          </table:table-cell>
          <table:table-cell office:value-type="float" office:value="0.64375" calcext:value-type="float">
            <text:p>0.64375</text:p>
          </table:table-cell>
          <table:table-cell office:value-type="float" office:value="0.33788681349317" calcext:value-type="float">
            <text:p>0.3378868135</text:p>
          </table:table-cell>
          <table:table-cell office:value-type="string" calcext:value-type="string">
            <text:p>actually</text:p>
          </table:table-cell>
          <table:table-cell office:value-type="float" office:value="0.167582876874581" calcext:value-type="float">
            <text:p>0.1675828769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338823094004441" calcext:value-type="float">
            <text:p>0.338823094</text:p>
          </table:table-cell>
          <table:table-cell office:value-type="string" calcext:value-type="string">
            <text:p>world</text:p>
          </table:table-cell>
          <table:table-cell office:value-type="float" office:value="-0.0725100963922209" calcext:value-type="float">
            <text:p>-0.0725100964</text:p>
          </table:table-cell>
          <table:table-cell office:value-type="float" office:value="-0.08245" calcext:value-type="float">
            <text:p>-0.08245</text:p>
          </table:table-cell>
          <table:table-cell office:value-type="float" office:value="-0.0533246589419" calcext:value-type="float">
            <text:p>-0.0533246589</text:p>
          </table:table-cell>
          <table:table-cell office:value-type="string" calcext:value-type="string">
            <text:p>want</text:p>
          </table:table-cell>
          <table:table-cell office:value-type="float" office:value="-0.073351890963416" calcext:value-type="float">
            <text:p>-0.073351891</text:p>
          </table:table-cell>
          <table:table-cell office:value-type="float" office:value="-0.0286000000000001" calcext:value-type="float">
            <text:p>-0.0286</text:p>
          </table:table-cell>
          <table:table-cell office:value-type="float" office:value="-0.0598439260449931" calcext:value-type="float">
            <text:p>-0.059843926</text:p>
          </table:table-cell>
        </table:table-row>
        <table:table-row table:style-name="ro1">
          <table:table-cell office:value-type="string" calcext:value-type="string">
            <text:p>through</text:p>
          </table:table-cell>
          <table:table-cell office:value-type="float" office:value="0.0904841390937902" calcext:value-type="float">
            <text:p>0.0904841391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300175131348511" calcext:value-type="float">
            <text:p>0.3001751313</text:p>
          </table:table-cell>
          <table:table-cell office:value-type="string" calcext:value-type="string">
            <text:p>say</text:p>
          </table:table-cell>
          <table:table-cell office:value-type="float" office:value="0.165535562326419" calcext:value-type="float">
            <text:p>0.1655355623</text:p>
          </table:table-cell>
          <table:table-cell office:value-type="float" office:value="0.62795" calcext:value-type="float">
            <text:p>0.62795</text:p>
          </table:table-cell>
          <table:table-cell office:value-type="float" office:value="0.368067940552017" calcext:value-type="float">
            <text:p>0.3680679406</text:p>
          </table:table-cell>
          <table:table-cell office:value-type="string" calcext:value-type="string">
            <text:p>around</text:p>
          </table:table-cell>
          <table:table-cell office:value-type="float" office:value="0.167483455781636" calcext:value-type="float">
            <text:p>0.1674834558</text:p>
          </table:table-cell>
          <table:table-cell office:value-type="float" office:value="0.67225" calcext:value-type="float">
            <text:p>0.67225</text:p>
          </table:table-cell>
          <table:table-cell office:value-type="float" office:value="0.315404699738903" calcext:value-type="float">
            <text:p>0.3154046997</text:p>
          </table:table-cell>
          <table:table-cell office:value-type="string" calcext:value-type="string">
            <text:p>almost</text:p>
          </table:table-cell>
          <table:table-cell office:value-type="float" office:value="-0.0718127341442001" calcext:value-type="float">
            <text:p>-0.0718127341</text:p>
          </table:table-cell>
          <table:table-cell office:value-type="float" office:value="-0.0605" calcext:value-type="float">
            <text:p>-0.0605</text:p>
          </table:table-cell>
          <table:table-cell office:value-type="float" office:value="-0.056011671668917" calcext:value-type="float">
            <text:p>-0.0560116717</text:p>
          </table:table-cell>
          <table:table-cell office:value-type="string" calcext:value-type="string">
            <text:p>every</text:p>
          </table:table-cell>
          <table:table-cell office:value-type="float" office:value="-0.073312707287036" calcext:value-type="float">
            <text:p>-0.0733127073</text:p>
          </table:table-cell>
          <table:table-cell office:value-type="float" office:value="-0.05575" calcext:value-type="float">
            <text:p>-0.05575</text:p>
          </table:table-cell>
          <table:table-cell office:value-type="float" office:value="-0.054369279248644" calcext:value-type="float">
            <text:p>-0.0543692792</text:p>
          </table:table-cell>
        </table:table-row>
        <table:table-row table:style-name="ro1">
          <table:table-cell office:value-type="string" calcext:value-type="string">
            <text:p>thriller</text:p>
          </table:table-cell>
          <table:table-cell office:value-type="float" office:value="0.0290101236171781" calcext:value-type="float">
            <text:p>0.0290101236</text:p>
          </table:table-cell>
          <table:table-cell office:value-type="float" office:value="0.61655" calcext:value-type="float">
            <text:p>0.61655</text:p>
          </table:table-cell>
          <table:table-cell office:value-type="float" office:value="0.0816668662435637" calcext:value-type="float">
            <text:p>0.0816668662</text:p>
          </table:table-cell>
          <table:table-cell office:value-type="string" calcext:value-type="string">
            <text:p>both</text:p>
          </table:table-cell>
          <table:table-cell office:value-type="float" office:value="0.165345938745279" calcext:value-type="float">
            <text:p>0.1653459387</text:p>
          </table:table-cell>
          <table:table-cell office:value-type="float" office:value="0.66845" calcext:value-type="float">
            <text:p>0.66845</text:p>
          </table:table-cell>
          <table:table-cell office:value-type="float" office:value="0.304416238330011" calcext:value-type="float">
            <text:p>0.3044162383</text:p>
          </table:table-cell>
          <table:table-cell office:value-type="string" calcext:value-type="string">
            <text:p>i'm</text:p>
          </table:table-cell>
          <table:table-cell office:value-type="float" office:value="0.16677334910762" calcext:value-type="float">
            <text:p>0.1667733491</text:p>
          </table:table-cell>
          <table:table-cell office:value-type="float" office:value="0.63005" calcext:value-type="float">
            <text:p>0.63005</text:p>
          </table:table-cell>
          <table:table-cell office:value-type="float" office:value="0.346204824600159" calcext:value-type="float">
            <text:p>0.3462048246</text:p>
          </table:table-cell>
          <table:table-cell office:value-type="string" calcext:value-type="string">
            <text:p>come</text:p>
          </table:table-cell>
          <table:table-cell office:value-type="float" office:value="-0.071646271052546" calcext:value-type="float">
            <text:p>-0.0716462711</text:p>
          </table:table-cell>
          <table:table-cell office:value-type="float" office:value="-0.0564" calcext:value-type="float">
            <text:p>-0.0564</text:p>
          </table:table-cell>
          <table:table-cell office:value-type="float" office:value="-0.055833929849678" calcext:value-type="float">
            <text:p>-0.0558339298</text:p>
          </table:table-cell>
          <table:table-cell office:value-type="string" calcext:value-type="string">
            <text:p>part</text:p>
          </table:table-cell>
          <table:table-cell office:value-type="float" office:value="-0.0730180340175214" calcext:value-type="float">
            <text:p>-0.073018034</text:p>
          </table:table-cell>
          <table:table-cell office:value-type="float" office:value="-0.0677500000000001" calcext:value-type="float">
            <text:p>-0.06775</text:p>
          </table:table-cell>
          <table:table-cell office:value-type="float" office:value="-0.053283795655496" calcext:value-type="float">
            <text:p>-0.0532837957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 office:value-type="float" office:value="0.0633099412002043" calcext:value-type="float">
            <text:p>0.0633099412</text:p>
          </table:table-cell>
          <table:table-cell office:value-type="float" office:value="0.60285" calcext:value-type="float">
            <text:p>0.60285</text:p>
          </table:table-cell>
          <table:table-cell office:value-type="float" office:value="0.177487832660246" calcext:value-type="float">
            <text:p>0.1774878327</text:p>
          </table:table-cell>
          <table:table-cell office:value-type="string" calcext:value-type="string">
            <text:p>point</text:p>
          </table:table-cell>
          <table:table-cell office:value-type="float" office:value="0.164717696312487" calcext:value-type="float">
            <text:p>0.1647176963</text:p>
          </table:table-cell>
          <table:table-cell office:value-type="float" office:value="0.67905" calcext:value-type="float">
            <text:p>0.67905</text:p>
          </table:table-cell>
          <table:table-cell office:value-type="float" office:value="0.297779236407395" calcext:value-type="float">
            <text:p>0.2977792364</text:p>
          </table:table-cell>
          <table:table-cell office:value-type="string" calcext:value-type="string">
            <text:p>through</text:p>
          </table:table-cell>
          <table:table-cell office:value-type="float" office:value="0.166767861964823" calcext:value-type="float">
            <text:p>0.166767862</text:p>
          </table:table-cell>
          <table:table-cell office:value-type="float" office:value="0.65795" calcext:value-type="float">
            <text:p>0.65795</text:p>
          </table:table-cell>
          <table:table-cell office:value-type="float" office:value="0.352852142654432" calcext:value-type="float">
            <text:p>0.3528521427</text:p>
          </table:table-cell>
          <table:table-cell office:value-type="string" calcext:value-type="string">
            <text:p>having</text:p>
          </table:table-cell>
          <table:table-cell office:value-type="float" office:value="-0.0716378423148696" calcext:value-type="float">
            <text:p>-0.0716378423</text:p>
          </table:table-cell>
          <table:table-cell office:value-type="float" office:value="-0.06395" calcext:value-type="float">
            <text:p>-0.06395</text:p>
          </table:table-cell>
          <table:table-cell office:value-type="float" office:value="-0.05822202416055" calcext:value-type="float">
            <text:p>-0.0582220242</text:p>
          </table:table-cell>
          <table:table-cell office:value-type="string" calcext:value-type="string">
            <text:p>course</text:p>
          </table:table-cell>
          <table:table-cell office:value-type="float" office:value="-0.0728842626720311" calcext:value-type="float">
            <text:p>-0.0728842627</text:p>
          </table:table-cell>
          <table:table-cell office:value-type="float" office:value="-0.0694" calcext:value-type="float">
            <text:p>-0.0694</text:p>
          </table:table-cell>
          <table:table-cell office:value-type="float" office:value="-0.058909899005932" calcext:value-type="float">
            <text:p>-0.058909899</text:p>
          </table:table-cell>
        </table:table-row>
        <table:table-row table:style-name="ro1">
          <table:table-cell office:value-type="string" calcext:value-type="string">
            <text:p>thought</text:p>
          </table:table-cell>
          <table:table-cell office:value-type="float" office:value="0.0596912665538713" calcext:value-type="float">
            <text:p>0.0596912666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229419703103914" calcext:value-type="float">
            <text:p>0.2294197031</text:p>
          </table:table-cell>
          <table:table-cell office:value-type="string" calcext:value-type="string">
            <text:p>nothing</text:p>
          </table:table-cell>
          <table:table-cell office:value-type="float" office:value="0.164307166725625" calcext:value-type="float">
            <text:p>0.1643071667</text:p>
          </table:table-cell>
          <table:table-cell office:value-type="float" office:value="0.6294" calcext:value-type="float">
            <text:p>0.6294</text:p>
          </table:table-cell>
          <table:table-cell office:value-type="float" office:value="0.338804638715433" calcext:value-type="float">
            <text:p>0.3388046387</text:p>
          </table:table-cell>
          <table:table-cell office:value-type="string" calcext:value-type="string">
            <text:p>scenes</text:p>
          </table:table-cell>
          <table:table-cell office:value-type="float" office:value="0.165713316843252" calcext:value-type="float">
            <text:p>0.1657133168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351381420359726" calcext:value-type="float">
            <text:p>0.3513814204</text:p>
          </table:table-cell>
          <table:table-cell office:value-type="string" calcext:value-type="string">
            <text:p>work</text:p>
          </table:table-cell>
          <table:table-cell office:value-type="float" office:value="-0.071321376628011" calcext:value-type="float">
            <text:p>-0.0713213766</text:p>
          </table:table-cell>
          <table:table-cell office:value-type="float" office:value="-0.0552" calcext:value-type="float">
            <text:p>-0.0552</text:p>
          </table:table-cell>
          <table:table-cell office:value-type="float" office:value="-0.051840236527142" calcext:value-type="float">
            <text:p>-0.0518402365</text:p>
          </table:table-cell>
          <table:table-cell office:value-type="string" calcext:value-type="string">
            <text:p>off</text:p>
          </table:table-cell>
          <table:table-cell office:value-type="float" office:value="-0.072412918710134" calcext:value-type="float">
            <text:p>-0.0724129187</text:p>
          </table:table-cell>
          <table:table-cell office:value-type="float" office:value="-0.02815" calcext:value-type="float">
            <text:p>-0.02815</text:p>
          </table:table-cell>
          <table:table-cell office:value-type="float" office:value="-0.055094776385286" calcext:value-type="float">
            <text:p>-0.0550947764</text:p>
          </table:table-cell>
        </table:table-row>
        <table:table-row table:style-name="ro1">
          <table:table-cell office:value-type="string" calcext:value-type="string">
            <text:p>though</text:p>
          </table:table-cell>
          <table:table-cell office:value-type="float" office:value="0.083172621840146" calcext:value-type="float">
            <text:p>0.0831726218</text:p>
          </table:table-cell>
          <table:table-cell office:value-type="float" office:value="0.58605" calcext:value-type="float">
            <text:p>0.58605</text:p>
          </table:table-cell>
          <table:table-cell office:value-type="float" office:value="0.279523105038726" calcext:value-type="float">
            <text:p>0.279523105</text:p>
          </table:table-cell>
          <table:table-cell office:value-type="float" office:value="1" calcext:value-type="float">
            <text:p>1</text:p>
          </table:table-cell>
          <table:table-cell office:value-type="float" office:value="0.164208139987571" calcext:value-type="float">
            <text:p>0.16420814</text:p>
          </table:table-cell>
          <table:table-cell office:value-type="float" office:value="0.72325" calcext:value-type="float">
            <text:p>0.72325</text:p>
          </table:table-cell>
          <table:table-cell office:value-type="float" office:value="0.2591353232499" calcext:value-type="float">
            <text:p>0.2591353232</text:p>
          </table:table-cell>
          <table:table-cell office:value-type="string" calcext:value-type="string">
            <text:p>nothing</text:p>
          </table:table-cell>
          <table:table-cell office:value-type="float" office:value="0.165413479048739" calcext:value-type="float">
            <text:p>0.165413479</text:p>
          </table:table-cell>
          <table:table-cell office:value-type="float" office:value="0.62775" calcext:value-type="float">
            <text:p>0.62775</text:p>
          </table:table-cell>
          <table:table-cell office:value-type="float" office:value="0.340040776526904" calcext:value-type="float">
            <text:p>0.3400407765</text:p>
          </table:table-cell>
          <table:table-cell office:value-type="string" calcext:value-type="string">
            <text:p>my</text:p>
          </table:table-cell>
          <table:table-cell office:value-type="float" office:value="-0.070973950627321" calcext:value-type="float">
            <text:p>-0.0709739506</text:p>
          </table:table-cell>
          <table:table-cell office:value-type="float" office:value="-0.0289" calcext:value-type="float">
            <text:p>-0.0289</text:p>
          </table:table-cell>
          <table:table-cell office:value-type="float" office:value="-0.049337436560361" calcext:value-type="float">
            <text:p>-0.0493374366</text:p>
          </table:table-cell>
          <table:table-cell office:value-type="string" calcext:value-type="string">
            <text:p>thing</text:p>
          </table:table-cell>
          <table:table-cell office:value-type="float" office:value="-0.0724026036228808" calcext:value-type="float">
            <text:p>-0.0724026036</text:p>
          </table:table-cell>
          <table:table-cell office:value-type="float" office:value="-0.0304500000000001" calcext:value-type="float">
            <text:p>-0.03045</text:p>
          </table:table-cell>
          <table:table-cell office:value-type="float" office:value="-0.056881021383253" calcext:value-type="float">
            <text:p>-0.0568810214</text:p>
          </table:table-cell>
        </table:table-row>
        <table:table-row table:style-name="ro1">
          <table:table-cell office:value-type="string" calcext:value-type="string">
            <text:p>those</text:p>
          </table:table-cell>
          <table:table-cell office:value-type="float" office:value="0.0838556253913839" calcext:value-type="float">
            <text:p>0.0838556254</text:p>
          </table:table-cell>
          <table:table-cell office:value-type="float" office:value="0.5807" calcext:value-type="float">
            <text:p>0.5807</text:p>
          </table:table-cell>
          <table:table-cell office:value-type="float" office:value="0.28871925360475" calcext:value-type="float">
            <text:p>0.2887192536</text:p>
          </table:table-cell>
          <table:table-cell office:value-type="string" calcext:value-type="string">
            <text:p>things</text:p>
          </table:table-cell>
          <table:table-cell office:value-type="float" office:value="0.163618479265553" calcext:value-type="float">
            <text:p>0.1636184793</text:p>
          </table:table-cell>
          <table:table-cell office:value-type="float" office:value="0.6578" calcext:value-type="float">
            <text:p>0.6578</text:p>
          </table:table-cell>
          <table:table-cell office:value-type="float" office:value="0.315326130452181" calcext:value-type="float">
            <text:p>0.3153261305</text:p>
          </table:table-cell>
          <table:table-cell office:value-type="string" calcext:value-type="string">
            <text:p>work</text:p>
          </table:table-cell>
          <table:table-cell office:value-type="float" office:value="0.165306907734095" calcext:value-type="float">
            <text:p>0.1653069077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338240845602114" calcext:value-type="float">
            <text:p>0.3382408456</text:p>
          </table:table-cell>
          <table:table-cell office:value-type="string" calcext:value-type="string">
            <text:p>few</text:p>
          </table:table-cell>
          <table:table-cell office:value-type="float" office:value="-0.0706537607204941" calcext:value-type="float">
            <text:p>-0.0706537607</text:p>
          </table:table-cell>
          <table:table-cell office:value-type="float" office:value="-0.0428500000000001" calcext:value-type="float">
            <text:p>-0.04285</text:p>
          </table:table-cell>
          <table:table-cell office:value-type="float" office:value="-0.053775854398685" calcext:value-type="float">
            <text:p>-0.0537758544</text:p>
          </table:table-cell>
          <table:table-cell office:value-type="string" calcext:value-type="string">
            <text:p>world</text:p>
          </table:table-cell>
          <table:table-cell office:value-type="float" office:value="-0.0718596069548559" calcext:value-type="float">
            <text:p>-0.071859607</text:p>
          </table:table-cell>
          <table:table-cell office:value-type="float" office:value="-0.0757500000000001" calcext:value-type="float">
            <text:p>-0.07575</text:p>
          </table:table-cell>
          <table:table-cell office:value-type="float" office:value="-0.05369894489981" calcext:value-type="float">
            <text:p>-0.0536989449</text:p>
          </table:table-cell>
        </table:table-row>
        <table:table-row table:style-name="ro1">
          <table:table-cell office:value-type="string" calcext:value-type="string">
            <text:p>third</text:p>
          </table:table-cell>
          <table:table-cell office:value-type="float" office:value="0.0284447971637287" calcext:value-type="float">
            <text:p>0.0284447972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0763204447814" calcext:value-type="float">
            <text:p>0.0763204448</text:p>
          </table:table-cell>
          <table:table-cell office:value-type="string" calcext:value-type="string">
            <text:p>makes</text:p>
          </table:table-cell>
          <table:table-cell office:value-type="float" office:value="0.162681125921057" calcext:value-type="float">
            <text:p>0.1626811259</text:p>
          </table:table-cell>
          <table:table-cell office:value-type="float" office:value="0.66655" calcext:value-type="float">
            <text:p>0.66655</text:p>
          </table:table-cell>
          <table:table-cell office:value-type="float" office:value="0.332766383191596" calcext:value-type="float">
            <text:p>0.3327663832</text:p>
          </table:table-cell>
          <table:table-cell office:value-type="string" calcext:value-type="string">
            <text:p>ever</text:p>
          </table:table-cell>
          <table:table-cell office:value-type="float" office:value="0.165149981947346" calcext:value-type="float">
            <text:p>0.1651499819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391619164997689" calcext:value-type="float">
            <text:p>0.391619165</text:p>
          </table:table-cell>
          <table:table-cell office:value-type="string" calcext:value-type="string">
            <text:p>making</text:p>
          </table:table-cell>
          <table:table-cell office:value-type="float" office:value="-0.0704055554520075" calcext:value-type="float">
            <text:p>-0.0704055555</text:p>
          </table:table-cell>
          <table:table-cell office:value-type="float" office:value="-0.03565" calcext:value-type="float">
            <text:p>-0.03565</text:p>
          </table:table-cell>
          <table:table-cell office:value-type="float" office:value="-0.058187858707177" calcext:value-type="float">
            <text:p>-0.0581878587</text:p>
          </table:table-cell>
          <table:table-cell office:value-type="string" calcext:value-type="string">
            <text:p>come</text:p>
          </table:table-cell>
          <table:table-cell office:value-type="float" office:value="-0.071613406885117" calcext:value-type="float">
            <text:p>-0.0716134069</text:p>
          </table:table-cell>
          <table:table-cell office:value-type="float" office:value="-0.0615" calcext:value-type="float">
            <text:p>-0.0615</text:p>
          </table:table-cell>
          <table:table-cell office:value-type="float" office:value="-0.05510420288373" calcext:value-type="float">
            <text:p>-0.0551042029</text:p>
          </table:table-cell>
        </table:table-row>
        <table:table-row table:style-name="ro1">
          <table:table-cell office:value-type="string" calcext:value-type="string">
            <text:p>thinking</text:p>
          </table:table-cell>
          <table:table-cell office:value-type="float" office:value="0.0400020513885054" calcext:value-type="float">
            <text:p>0.0400020514</text:p>
          </table:table-cell>
          <table:table-cell office:value-type="float" office:value="0.60765" calcext:value-type="float">
            <text:p>0.60765</text:p>
          </table:table-cell>
          <table:table-cell office:value-type="float" office:value="0.116030190379633" calcext:value-type="float">
            <text:p>0.1160301904</text:p>
          </table:table-cell>
          <table:table-cell office:value-type="string" calcext:value-type="string">
            <text:p>years</text:p>
          </table:table-cell>
          <table:table-cell office:value-type="float" office:value="0.162657258507409" calcext:value-type="float">
            <text:p>0.1626572585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343272727272727" calcext:value-type="float">
            <text:p>0.3432727273</text:p>
          </table:table-cell>
          <table:table-cell office:value-type="string" calcext:value-type="string">
            <text:p>few</text:p>
          </table:table-cell>
          <table:table-cell office:value-type="float" office:value="0.164453775031793" calcext:value-type="float">
            <text:p>0.164453775</text:p>
          </table:table-cell>
          <table:table-cell office:value-type="float" office:value="0.66035" calcext:value-type="float">
            <text:p>0.66035</text:p>
          </table:table-cell>
          <table:table-cell office:value-type="float" office:value="0.332776740988115" calcext:value-type="float">
            <text:p>0.332776741</text:p>
          </table:table-cell>
          <table:table-cell office:value-type="string" calcext:value-type="string">
            <text:p>say</text:p>
          </table:table-cell>
          <table:table-cell office:value-type="float" office:value="-0.0699879833493032" calcext:value-type="float">
            <text:p>-0.0699879833</text:p>
          </table:table-cell>
          <table:table-cell office:value-type="float" office:value="-0.01255" calcext:value-type="float">
            <text:p>-0.01255</text:p>
          </table:table-cell>
          <table:table-cell office:value-type="float" office:value="-0.058057176289369" calcext:value-type="float">
            <text:p>-0.0580571763</text:p>
          </table:table-cell>
          <table:table-cell office:value-type="string" calcext:value-type="string">
            <text:p>goes</text:p>
          </table:table-cell>
          <table:table-cell office:value-type="float" office:value="-0.0715917298918443" calcext:value-type="float">
            <text:p>-0.0715917299</text:p>
          </table:table-cell>
          <table:table-cell office:value-type="float" office:value="-0.0619500000000001" calcext:value-type="float">
            <text:p>-0.06195</text:p>
          </table:table-cell>
          <table:table-cell office:value-type="float" office:value="-0.058871602106792" calcext:value-type="float">
            <text:p>-0.0588716021</text:p>
          </table:table-cell>
        </table:table-row>
        <table:table-row table:style-name="ro1">
          <table:table-cell office:value-type="string" calcext:value-type="string">
            <text:p>think</text:p>
          </table:table-cell>
          <table:table-cell office:value-type="float" office:value="0.0971315739130258" calcext:value-type="float">
            <text:p>0.0971315739</text:p>
          </table:table-cell>
          <table:table-cell office:value-type="float" office:value="0.5726" calcext:value-type="float">
            <text:p>0.5726</text:p>
          </table:table-cell>
          <table:table-cell office:value-type="float" office:value="0.363798749627865" calcext:value-type="float">
            <text:p>0.3637987496</text:p>
          </table:table-cell>
          <table:table-cell office:value-type="string" calcext:value-type="string">
            <text:p>he's</text:p>
          </table:table-cell>
          <table:table-cell office:value-type="float" office:value="0.162611694653874" calcext:value-type="float">
            <text:p>0.1626116947</text:p>
          </table:table-cell>
          <table:table-cell office:value-type="float" office:value="0.69405" calcext:value-type="float">
            <text:p>0.69405</text:p>
          </table:table-cell>
          <table:table-cell office:value-type="float" office:value="0.272500297229818" calcext:value-type="float">
            <text:p>0.2725002972</text:p>
          </table:table-cell>
          <table:table-cell office:value-type="string" calcext:value-type="string">
            <text:p>seen</text:p>
          </table:table-cell>
          <table:table-cell office:value-type="float" office:value="0.164447362075707" calcext:value-type="float">
            <text:p>0.1644473621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41018491341356" calcext:value-type="float">
            <text:p>0.4101849134</text:p>
          </table:table-cell>
          <table:table-cell office:value-type="string" calcext:value-type="string">
            <text:p>seem</text:p>
          </table:table-cell>
          <table:table-cell office:value-type="float" office:value="-0.0694461962790074" calcext:value-type="float">
            <text:p>-0.0694461963</text:p>
          </table:table-cell>
          <table:table-cell office:value-type="float" office:value="-0.08895" calcext:value-type="float">
            <text:p>-0.08895</text:p>
          </table:table-cell>
          <table:table-cell office:value-type="float" office:value="-0.056402253939094" calcext:value-type="float">
            <text:p>-0.0564022539</text:p>
          </table:table-cell>
          <table:table-cell office:value-type="string" calcext:value-type="string">
            <text:p>director</text:p>
          </table:table-cell>
          <table:table-cell office:value-type="float" office:value="-0.071282719492433" calcext:value-type="float">
            <text:p>-0.0712827195</text:p>
          </table:table-cell>
          <table:table-cell office:value-type="float" office:value="-0.05345" calcext:value-type="float">
            <text:p>-0.05345</text:p>
          </table:table-cell>
          <table:table-cell office:value-type="float" office:value="-0.053014177249831" calcext:value-type="float">
            <text:p>-0.0530141772</text:p>
          </table:table-cell>
        </table:table-row>
        <table:table-row table:style-name="ro1">
          <table:table-cell office:value-type="string" calcext:value-type="string">
            <text:p>things</text:p>
          </table:table-cell>
          <table:table-cell office:value-type="float" office:value="0.0788081321618702" calcext:value-type="float">
            <text:p>0.0788081322</text:p>
          </table:table-cell>
          <table:table-cell office:value-type="float" office:value="0.60215" calcext:value-type="float">
            <text:p>0.60215</text:p>
          </table:table-cell>
          <table:table-cell office:value-type="float" office:value="0.24884357594638" calcext:value-type="float">
            <text:p>0.2488435759</text:p>
          </table:table-cell>
          <table:table-cell office:value-type="string" calcext:value-type="string">
            <text:p>between</text:p>
          </table:table-cell>
          <table:table-cell office:value-type="float" office:value="0.162317992955756" calcext:value-type="float">
            <text:p>0.162317993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302786242925555" calcext:value-type="float">
            <text:p>0.3027862429</text:p>
          </table:table-cell>
          <table:table-cell office:value-type="string" calcext:value-type="string">
            <text:p>between</text:p>
          </table:table-cell>
          <table:table-cell office:value-type="float" office:value="0.162823686864859" calcext:value-type="float">
            <text:p>0.1628236869</text:p>
          </table:table-cell>
          <table:table-cell office:value-type="float" office:value="0.67425" calcext:value-type="float">
            <text:p>0.67425</text:p>
          </table:table-cell>
          <table:table-cell office:value-type="float" office:value="0.304027347505608" calcext:value-type="float">
            <text:p>0.3040273475</text:p>
          </table:table-cell>
          <table:table-cell office:value-type="string" calcext:value-type="string">
            <text:p>last</text:p>
          </table:table-cell>
          <table:table-cell office:value-type="float" office:value="-0.0690955525561713" calcext:value-type="float">
            <text:p>-0.0690955526</text:p>
          </table:table-cell>
          <table:table-cell office:value-type="float" office:value="-0.0701000000000001" calcext:value-type="float">
            <text:p>-0.0701</text:p>
          </table:table-cell>
          <table:table-cell office:value-type="float" office:value="-0.054253180077834" calcext:value-type="float">
            <text:p>-0.0542531801</text:p>
          </table:table-cell>
          <table:table-cell office:value-type="string" calcext:value-type="string">
            <text:p>i'm</text:p>
          </table:table-cell>
          <table:table-cell office:value-type="float" office:value="-0.0711739427561697" calcext:value-type="float">
            <text:p>-0.0711739428</text:p>
          </table:table-cell>
          <table:table-cell office:value-type="float" office:value="-0.01505" calcext:value-type="float">
            <text:p>-0.01505</text:p>
          </table:table-cell>
          <table:table-cell office:value-type="float" office:value="-0.059035781830302" calcext:value-type="float">
            <text:p>-0.0590357818</text:p>
          </table:table-cell>
        </table:table-row>
        <table:table-row table:style-name="ro1">
          <table:table-cell office:value-type="string" calcext:value-type="string">
            <text:p>thing</text:p>
          </table:table-cell>
          <table:table-cell office:value-type="float" office:value="0.0973855053172712" calcext:value-type="float">
            <text:p>0.0973855053</text:p>
          </table:table-cell>
          <table:table-cell office:value-type="float" office:value="0.604" calcext:value-type="float">
            <text:p>0.604</text:p>
          </table:table-cell>
          <table:table-cell office:value-type="float" office:value="0.294117647058824" calcext:value-type="float">
            <text:p>0.2941176471</text:p>
          </table:table-cell>
          <table:table-cell office:value-type="string" calcext:value-type="string">
            <text:p>right</text:p>
          </table:table-cell>
          <table:table-cell office:value-type="float" office:value="0.161819768502014" calcext:value-type="float">
            <text:p>0.1618197685</text:p>
          </table:table-cell>
          <table:table-cell office:value-type="float" office:value="0.67465" calcext:value-type="float">
            <text:p>0.67465</text:p>
          </table:table-cell>
          <table:table-cell office:value-type="float" office:value="0.302796528447445" calcext:value-type="float">
            <text:p>0.3027965284</text:p>
          </table:table-cell>
          <table:table-cell office:value-type="string" calcext:value-type="string">
            <text:p>that's</text:p>
          </table:table-cell>
          <table:table-cell office:value-type="float" office:value="0.16273457268945" calcext:value-type="float">
            <text:p>0.1627345727</text:p>
          </table:table-cell>
          <table:table-cell office:value-type="float" office:value="0.67325" calcext:value-type="float">
            <text:p>0.67325</text:p>
          </table:table-cell>
          <table:table-cell office:value-type="float" office:value="0.303379170664108" calcext:value-type="float">
            <text:p>0.3033791707</text:p>
          </table:table-cell>
          <table:table-cell office:value-type="string" calcext:value-type="string">
            <text:p>makes</text:p>
          </table:table-cell>
          <table:table-cell office:value-type="float" office:value="-0.0690785995995056" calcext:value-type="float">
            <text:p>-0.0690785996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-0.047205172369201" calcext:value-type="float">
            <text:p>-0.0472051724</text:p>
          </table:table-cell>
          <table:table-cell office:value-type="string" calcext:value-type="string">
            <text:p>long</text:p>
          </table:table-cell>
          <table:table-cell office:value-type="float" office:value="-0.0710732617093683" calcext:value-type="float">
            <text:p>-0.0710732617</text:p>
          </table:table-cell>
          <table:table-cell office:value-type="float" office:value="-0.0612" calcext:value-type="float">
            <text:p>-0.0612</text:p>
          </table:table-cell>
          <table:table-cell office:value-type="float" office:value="-0.054065719036056" calcext:value-type="float">
            <text:p>-0.054065719</text:p>
          </table:table-cell>
        </table:table-row>
        <table:table-row table:style-name="ro1">
          <table:table-cell office:value-type="string" calcext:value-type="string">
            <text:p>they're</text:p>
          </table:table-cell>
          <table:table-cell office:value-type="float" office:value="0.0430737409681057" calcext:value-type="float">
            <text:p>0.043073741</text:p>
          </table:table-cell>
          <table:table-cell office:value-type="float" office:value="0.63895" calcext:value-type="float">
            <text:p>0.63895</text:p>
          </table:table-cell>
          <table:table-cell office:value-type="float" office:value="0.115181962994731" calcext:value-type="float">
            <text:p>0.115181963</text:p>
          </table:table-cell>
          <table:table-cell office:value-type="string" calcext:value-type="string">
            <text:p>same</text:p>
          </table:table-cell>
          <table:table-cell office:value-type="float" office:value="0.160572675165661" calcext:value-type="float">
            <text:p>0.1605726752</text:p>
          </table:table-cell>
          <table:table-cell office:value-type="float" office:value="0.65425" calcext:value-type="float">
            <text:p>0.65425</text:p>
          </table:table-cell>
          <table:table-cell office:value-type="float" office:value="0.325168341953742" calcext:value-type="float">
            <text:p>0.325168342</text:p>
          </table:table-cell>
          <table:table-cell office:value-type="string" calcext:value-type="string">
            <text:p>right</text:p>
          </table:table-cell>
          <table:table-cell office:value-type="float" office:value="0.16267223011317" calcext:value-type="float">
            <text:p>0.1626722301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0.302592714145061" calcext:value-type="float">
            <text:p>0.3025927141</text:p>
          </table:table-cell>
          <table:table-cell office:value-type="string" calcext:value-type="string">
            <text:p>did</text:p>
          </table:table-cell>
          <table:table-cell office:value-type="float" office:value="-0.068872516147327" calcext:value-type="float">
            <text:p>-0.0688725161</text:p>
          </table:table-cell>
          <table:table-cell office:value-type="float" office:value="-0.0262" calcext:value-type="float">
            <text:p>-0.0262</text:p>
          </table:table-cell>
          <table:table-cell office:value-type="float" office:value="-0.052410114357531" calcext:value-type="float">
            <text:p>-0.0524101144</text:p>
          </table:table-cell>
          <table:table-cell office:value-type="string" calcext:value-type="string">
            <text:p>why</text:p>
          </table:table-cell>
          <table:table-cell office:value-type="float" office:value="-0.070273844561171" calcext:value-type="float">
            <text:p>-0.0702738446</text:p>
          </table:table-cell>
          <table:table-cell office:value-type="float" office:value="-0.0294" calcext:value-type="float">
            <text:p>-0.0294</text:p>
          </table:table-cell>
          <table:table-cell office:value-type="float" office:value="-0.054784879830095" calcext:value-type="float">
            <text:p>-0.0547848798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float" office:value="0.188316508845579" calcext:value-type="float">
            <text:p>0.1883165088</text:p>
          </table:table-cell>
          <table:table-cell office:value-type="float" office:value="0.60365" calcext:value-type="float">
            <text:p>0.60365</text:p>
          </table:table-cell>
          <table:table-cell office:value-type="float" office:value="0.531418100135958" calcext:value-type="float">
            <text:p>0.5314181001</text:p>
          </table:table-cell>
          <table:table-cell office:value-type="string" calcext:value-type="string">
            <text:p>world</text:p>
          </table:table-cell>
          <table:table-cell office:value-type="float" office:value="0.160489086852929" calcext:value-type="float">
            <text:p>0.1604890869</text:p>
          </table:table-cell>
          <table:table-cell office:value-type="float" office:value="0.66915" calcext:value-type="float">
            <text:p>0.66915</text:p>
          </table:table-cell>
          <table:table-cell office:value-type="float" office:value="0.30486395629793" calcext:value-type="float">
            <text:p>0.3048639563</text:p>
          </table:table-cell>
          <table:table-cell office:value-type="string" calcext:value-type="string">
            <text:p>makes</text:p>
          </table:table-cell>
          <table:table-cell office:value-type="float" office:value="0.161776062980118" calcext:value-type="float">
            <text:p>0.16177606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331930246542393" calcext:value-type="float">
            <text:p>0.3319302465</text:p>
          </table:table-cell>
          <table:table-cell office:value-type="string" calcext:value-type="string">
            <text:p>enough</text:p>
          </table:table-cell>
          <table:table-cell office:value-type="float" office:value="-0.0687749875506713" calcext:value-type="float">
            <text:p>-0.0687749876</text:p>
          </table:table-cell>
          <table:table-cell office:value-type="float" office:value="-0.0398499999999999" calcext:value-type="float">
            <text:p>-0.03985</text:p>
          </table:table-cell>
          <table:table-cell office:value-type="float" office:value="-0.055157587621292" calcext:value-type="float">
            <text:p>-0.0551575876</text:p>
          </table:table-cell>
          <table:table-cell office:value-type="string" calcext:value-type="string">
            <text:p>look</text:p>
          </table:table-cell>
          <table:table-cell office:value-type="float" office:value="-0.0701353900533704" calcext:value-type="float">
            <text:p>-0.0701353901</text:p>
          </table:table-cell>
          <table:table-cell office:value-type="float" office:value="-0.0602999999999999" calcext:value-type="float">
            <text:p>-0.0603</text:p>
          </table:table-cell>
          <table:table-cell office:value-type="float" office:value="-0.049809438973276" calcext:value-type="float">
            <text:p>-0.049809439</text:p>
          </table:table-cell>
        </table:table-row>
        <table:table-row table:style-name="ro1">
          <table:table-cell office:value-type="string" calcext:value-type="string">
            <text:p>these</text:p>
          </table:table-cell>
          <table:table-cell office:value-type="float" office:value="0.103322206970151" calcext:value-type="float">
            <text:p>0.103322207</text:p>
          </table:table-cell>
          <table:table-cell office:value-type="float" office:value="0.6014" calcext:value-type="float">
            <text:p>0.6014</text:p>
          </table:table-cell>
          <table:table-cell office:value-type="float" office:value="0.313587050111934" calcext:value-type="float">
            <text:p>0.3135870501</text:p>
          </table:table-cell>
          <table:table-cell office:value-type="string" calcext:value-type="string">
            <text:p>may</text:p>
          </table:table-cell>
          <table:table-cell office:value-type="float" office:value="0.160418841908902" calcext:value-type="float">
            <text:p>0.1604188419</text:p>
          </table:table-cell>
          <table:table-cell office:value-type="float" office:value="0.6883" calcext:value-type="float">
            <text:p>0.6883</text:p>
          </table:table-cell>
          <table:table-cell office:value-type="float" office:value="0.296388261851016" calcext:value-type="float">
            <text:p>0.2963882619</text:p>
          </table:table-cell>
          <table:table-cell office:value-type="string" calcext:value-type="string">
            <text:p>both</text:p>
          </table:table-cell>
          <table:table-cell office:value-type="float" office:value="0.161593990178003" calcext:value-type="float">
            <text:p>0.1615939902</text:p>
          </table:table-cell>
          <table:table-cell office:value-type="float" office:value="0.6639" calcext:value-type="float">
            <text:p>0.6639</text:p>
          </table:table-cell>
          <table:table-cell office:value-type="float" office:value="0.301682942031997" calcext:value-type="float">
            <text:p>0.301682942</text:p>
          </table:table-cell>
          <table:table-cell office:value-type="string" calcext:value-type="string">
            <text:p>old</text:p>
          </table:table-cell>
          <table:table-cell office:value-type="float" office:value="-0.0685852224397631" calcext:value-type="float">
            <text:p>-0.0685852224</text:p>
          </table:table-cell>
          <table:table-cell office:value-type="float" office:value="-0.04065" calcext:value-type="float">
            <text:p>-0.04065</text:p>
          </table:table-cell>
          <table:table-cell office:value-type="float" office:value="-0.052400500316676" calcext:value-type="float">
            <text:p>-0.0524005003</text:p>
          </table:table-cell>
          <table:table-cell office:value-type="string" calcext:value-type="string">
            <text:p>place</text:p>
          </table:table-cell>
          <table:table-cell office:value-type="float" office:value="-0.069892019943348" calcext:value-type="float">
            <text:p>-0.0698920199</text:p>
          </table:table-cell>
          <table:table-cell office:value-type="float" office:value="-0.0791500000000001" calcext:value-type="float">
            <text:p>-0.07915</text:p>
          </table:table-cell>
          <table:table-cell office:value-type="float" office:value="-0.056943820911671" calcext:value-type="float">
            <text:p>-0.0569438209</text:p>
          </table:table-cell>
        </table:table-row>
        <table:table-row table:style-name="ro1">
          <table:table-cell office:value-type="string" calcext:value-type="string">
            <text:p>there's</text:p>
          </table:table-cell>
          <table:table-cell office:value-type="float" office:value="0.0882480681484146" calcext:value-type="float">
            <text:p>0.0882480681</text:p>
          </table:table-cell>
          <table:table-cell office:value-type="float" office:value="0.6456" calcext:value-type="float">
            <text:p>0.6456</text:p>
          </table:table-cell>
          <table:table-cell office:value-type="float" office:value="0.224507658643326" calcext:value-type="float">
            <text:p>0.2245076586</text:p>
          </table:table-cell>
          <table:table-cell office:value-type="string" calcext:value-type="string">
            <text:p>least</text:p>
          </table:table-cell>
          <table:table-cell office:value-type="float" office:value="0.15866478927181" calcext:value-type="float">
            <text:p>0.1586647893</text:p>
          </table:table-cell>
          <table:table-cell office:value-type="float" office:value="0.65985" calcext:value-type="float">
            <text:p>0.65985</text:p>
          </table:table-cell>
          <table:table-cell office:value-type="float" office:value="0.30089404994348" calcext:value-type="float">
            <text:p>0.3008940499</text:p>
          </table:table-cell>
          <table:table-cell office:value-type="string" calcext:value-type="string">
            <text:p>point</text:p>
          </table:table-cell>
          <table:table-cell office:value-type="float" office:value="0.161164599641822" calcext:value-type="float">
            <text:p>0.1611645996</text:p>
          </table:table-cell>
          <table:table-cell office:value-type="float" office:value="0.68215" calcext:value-type="float">
            <text:p>0.68215</text:p>
          </table:table-cell>
          <table:table-cell office:value-type="float" office:value="0.294215610081048" calcext:value-type="float">
            <text:p>0.2942156101</text:p>
          </table:table-cell>
          <table:table-cell office:value-type="string" calcext:value-type="string">
            <text:p>far</text:p>
          </table:table-cell>
          <table:table-cell office:value-type="float" office:value="-0.0683230573897966" calcext:value-type="float">
            <text:p>-0.0683230574</text:p>
          </table:table-cell>
          <table:table-cell office:value-type="float" office:value="-0.0656000000000001" calcext:value-type="float">
            <text:p>-0.0656</text:p>
          </table:table-cell>
          <table:table-cell office:value-type="float" office:value="-0.053145133951817" calcext:value-type="float">
            <text:p>-0.053145134</text:p>
          </table:table-cell>
          <table:table-cell office:value-type="string" calcext:value-type="string">
            <text:p>far</text:p>
          </table:table-cell>
          <table:table-cell office:value-type="float" office:value="-0.0690653386360976" calcext:value-type="float">
            <text:p>-0.0690653386</text:p>
          </table:table-cell>
          <table:table-cell office:value-type="float" office:value="-0.0738000000000001" calcext:value-type="float">
            <text:p>-0.0738</text:p>
          </table:table-cell>
          <table:table-cell office:value-type="float" office:value="-0.052754332512927" calcext:value-type="float">
            <text:p>-0.0527543325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office:value-type="float" office:value="0.170122491573798" calcext:value-type="float">
            <text:p>0.1701224916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507724374693477" calcext:value-type="float">
            <text:p>0.5077243747</text:p>
          </table:table-cell>
          <table:table-cell office:value-type="string" calcext:value-type="string">
            <text:p>scenes</text:p>
          </table:table-cell>
          <table:table-cell office:value-type="float" office:value="0.158008008036287" calcext:value-type="float">
            <text:p>0.158008008</text:p>
          </table:table-cell>
          <table:table-cell office:value-type="float" office:value="0.6498" calcext:value-type="float">
            <text:p>0.6498</text:p>
          </table:table-cell>
          <table:table-cell office:value-type="float" office:value="0.344685628742515" calcext:value-type="float">
            <text:p>0.3446856287</text:p>
          </table:table-cell>
          <table:table-cell office:value-type="string" calcext:value-type="string">
            <text:p>himself</text:p>
          </table:table-cell>
          <table:table-cell office:value-type="float" office:value="0.160378823307797" calcext:value-type="float">
            <text:p>0.1603788233</text:p>
          </table:table-cell>
          <table:table-cell office:value-type="float" office:value="0.7097" calcext:value-type="float">
            <text:p>0.7097</text:p>
          </table:table-cell>
          <table:table-cell office:value-type="float" office:value="0.258682328907048" calcext:value-type="float">
            <text:p>0.2586823289</text:p>
          </table:table-cell>
          <table:table-cell office:value-type="string" calcext:value-type="string">
            <text:p>kind</text:p>
          </table:table-cell>
          <table:table-cell office:value-type="float" office:value="-0.0680560845314059" calcext:value-type="float">
            <text:p>-0.0680560845</text:p>
          </table:table-cell>
          <table:table-cell office:value-type="float" office:value="-0.0819" calcext:value-type="float">
            <text:p>-0.0819</text:p>
          </table:table-cell>
          <table:table-cell office:value-type="float" office:value="-0.053001427773294" calcext:value-type="float">
            <text:p>-0.0530014278</text:p>
          </table:table-cell>
          <table:table-cell office:value-type="string" calcext:value-type="string">
            <text:p>kind</text:p>
          </table:table-cell>
          <table:table-cell office:value-type="float" office:value="-0.0688968389166639" calcext:value-type="float">
            <text:p>-0.0688968389</text:p>
          </table:table-cell>
          <table:table-cell office:value-type="float" office:value="-0.0923500000000001" calcext:value-type="float">
            <text:p>-0.09235</text:p>
          </table:table-cell>
          <table:table-cell office:value-type="float" office:value="-0.05263016209772" calcext:value-type="float">
            <text:p>-0.0526301621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office:value-type="float" office:value="0.134255955368242" calcext:value-type="float">
            <text:p>0.1342559554</text:p>
          </table:table-cell>
          <table:table-cell office:value-type="float" office:value="0.60755" calcext:value-type="float">
            <text:p>0.60755</text:p>
          </table:table-cell>
          <table:table-cell office:value-type="float" office:value="0.387132037167174" calcext:value-type="float">
            <text:p>0.3871320372</text:p>
          </table:table-cell>
          <table:table-cell office:value-type="string" calcext:value-type="string">
            <text:p>thing</text:p>
          </table:table-cell>
          <table:table-cell office:value-type="float" office:value="0.156893695817906" calcext:value-type="float">
            <text:p>0.1568936958</text:p>
          </table:table-cell>
          <table:table-cell office:value-type="float" office:value="0.62355" calcext:value-type="float">
            <text:p>0.62355</text:p>
          </table:table-cell>
          <table:table-cell office:value-type="float" office:value="0.341928153133467" calcext:value-type="float">
            <text:p>0.3419281531</text:p>
          </table:table-cell>
          <table:table-cell office:value-type="string" calcext:value-type="string">
            <text:p>world</text:p>
          </table:table-cell>
          <table:table-cell office:value-type="float" office:value="0.159838597415564" calcext:value-type="float">
            <text:p>0.1598385974</text:p>
          </table:table-cell>
          <table:table-cell office:value-type="float" office:value="0.66245" calcext:value-type="float">
            <text:p>0.66245</text:p>
          </table:table-cell>
          <table:table-cell office:value-type="float" office:value="0.30523824225584" calcext:value-type="float">
            <text:p>0.3052382423</text:p>
          </table:table-cell>
          <table:table-cell office:value-type="string" calcext:value-type="string">
            <text:p>real</text:p>
          </table:table-cell>
          <table:table-cell office:value-type="float" office:value="-0.067536893062191" calcext:value-type="float">
            <text:p>-0.0675368931</text:p>
          </table:table-cell>
          <table:table-cell office:value-type="float" office:value="-0.05425" calcext:value-type="float">
            <text:p>-0.05425</text:p>
          </table:table-cell>
          <table:table-cell office:value-type="float" office:value="-0.047824230320328" calcext:value-type="float">
            <text:p>-0.0478242303</text:p>
          </table:table-cell>
          <table:table-cell office:value-type="string" calcext:value-type="string">
            <text:p>that's</text:p>
          </table:table-cell>
          <table:table-cell office:value-type="float" office:value="-0.0685270711297522" calcext:value-type="float">
            <text:p>-0.0685270711</text:p>
          </table:table-cell>
          <table:table-cell office:value-type="float" office:value="-0.0439999999999999" calcext:value-type="float">
            <text:p>-0.044</text:p>
          </table:table-cell>
          <table:table-cell office:value-type="float" office:value="-0.054721758565618" calcext:value-type="float">
            <text:p>-0.0547217586</text:p>
          </table:table-cell>
        </table:table-row>
        <table:table-row table:style-name="ro1">
          <table:table-cell office:value-type="string" calcext:value-type="string">
            <text:p>themselves</text:p>
          </table:table-cell>
          <table:table-cell office:value-type="float" office:value="0.0394993021599072" calcext:value-type="float">
            <text:p>0.0394993022</text:p>
          </table:table-cell>
          <table:table-cell office:value-type="float" office:value="0.60415" calcext:value-type="float">
            <text:p>0.60415</text:p>
          </table:table-cell>
          <table:table-cell office:value-type="float" office:value="0.115715402658327" calcext:value-type="float">
            <text:p>0.1157154027</text:p>
          </table:table-cell>
          <table:table-cell office:value-type="string" calcext:value-type="string">
            <text:p>that's</text:p>
          </table:table-cell>
          <table:table-cell office:value-type="float" office:value="0.156294590684416" calcext:value-type="float">
            <text:p>0.1562945907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297588285960379" calcext:value-type="float">
            <text:p>0.297588286</text:p>
          </table:table-cell>
          <table:table-cell office:value-type="string" calcext:value-type="string">
            <text:p>years</text:p>
          </table:table-cell>
          <table:table-cell office:value-type="float" office:value="0.159462963594095" calcext:value-type="float">
            <text:p>0.1594629636</text:p>
          </table:table-cell>
          <table:table-cell office:value-type="float" office:value="0.63425" calcext:value-type="float">
            <text:p>0.63425</text:p>
          </table:table-cell>
          <table:table-cell office:value-type="float" office:value="0.341406320338525" calcext:value-type="float">
            <text:p>0.3414063203</text:p>
          </table:table-cell>
          <table:table-cell office:value-type="string" calcext:value-type="string">
            <text:p>look</text:p>
          </table:table-cell>
          <table:table-cell office:value-type="float" office:value="-0.0674382653256604" calcext:value-type="float">
            <text:p>-0.0674382653</text:p>
          </table:table-cell>
          <table:table-cell office:value-type="float" office:value="-0.0480499999999999" calcext:value-type="float">
            <text:p>-0.04805</text:p>
          </table:table-cell>
          <table:table-cell office:value-type="float" office:value="-0.049979061262739" calcext:value-type="float">
            <text:p>-0.0499790613</text:p>
          </table:table-cell>
          <table:table-cell office:value-type="string" calcext:value-type="string">
            <text:p>takes</text:p>
          </table:table-cell>
          <table:table-cell office:value-type="float" office:value="-0.0681985773938025" calcext:value-type="float">
            <text:p>-0.0681985774</text:p>
          </table:table-cell>
          <table:table-cell office:value-type="float" office:value="-0.0940000000000001" calcext:value-type="float">
            <text:p>-0.094</text:p>
          </table:table-cell>
          <table:table-cell office:value-type="float" office:value="-0.054726683212264" calcext:value-type="float">
            <text:p>-0.0547266832</text:p>
          </table:table-cell>
        </table:table-row>
        <table:table-row table:style-name="ro1">
          <table:table-cell office:value-type="string" calcext:value-type="string">
            <text:p>theme</text:p>
          </table:table-cell>
          <table:table-cell office:value-type="float" office:value="0.0263674308575037" calcext:value-type="float">
            <text:p>0.0263674309</text:p>
          </table:table-cell>
          <table:table-cell office:value-type="float" office:value="0.60945" calcext:value-type="float">
            <text:p>0.60945</text:p>
          </table:table-cell>
          <table:table-cell office:value-type="float" office:value="0.0766047996217047" calcext:value-type="float">
            <text:p>0.0766047996</text:p>
          </table:table-cell>
          <table:table-cell office:value-type="string" calcext:value-type="string">
            <text:p>didn't</text:p>
          </table:table-cell>
          <table:table-cell office:value-type="float" office:value="0.15603549430734" calcext:value-type="float">
            <text:p>0.1560354943</text:p>
          </table:table-cell>
          <table:table-cell office:value-type="float" office:value="0.6398" calcext:value-type="float">
            <text:p>0.6398</text:p>
          </table:table-cell>
          <table:table-cell office:value-type="float" office:value="0.328736489004845" calcext:value-type="float">
            <text:p>0.328736489</text:p>
          </table:table-cell>
          <table:table-cell office:value-type="string" calcext:value-type="string">
            <text:p>things</text:p>
          </table:table-cell>
          <table:table-cell office:value-type="float" office:value="0.158399919066651" calcext:value-type="float">
            <text:p>0.1583999191</text:p>
          </table:table-cell>
          <table:table-cell office:value-type="float" office:value="0.6531" calcext:value-type="float">
            <text:p>0.6531</text:p>
          </table:table-cell>
          <table:table-cell office:value-type="float" office:value="0.31143310837634" calcext:value-type="float">
            <text:p>0.3114331084</text:p>
          </table:table-cell>
          <table:table-cell office:value-type="string" calcext:value-type="string">
            <text:p>takes</text:p>
          </table:table-cell>
          <table:table-cell office:value-type="float" office:value="-0.0673084531761995" calcext:value-type="float">
            <text:p>-0.0673084532</text:p>
          </table:table-cell>
          <table:table-cell office:value-type="float" office:value="-0.0898000000000001" calcext:value-type="float">
            <text:p>-0.0898</text:p>
          </table:table-cell>
          <table:table-cell office:value-type="float" office:value="-0.054274489661501" calcext:value-type="float">
            <text:p>-0.0542744897</text:p>
          </table:table-cell>
          <table:table-cell office:value-type="string" calcext:value-type="string">
            <text:p>characters</text:p>
          </table:table-cell>
          <table:table-cell office:value-type="float" office:value="-0.06817953973632" calcext:value-type="float">
            <text:p>-0.0681795397</text:p>
          </table:table-cell>
          <table:table-cell office:value-type="float" office:value="-0.0282" calcext:value-type="float">
            <text:p>-0.0282</text:p>
          </table:table-cell>
          <table:table-cell office:value-type="float" office:value="-0.050486917077857" calcext:value-type="float">
            <text:p>-0.0504869171</text:p>
          </table:table-cell>
        </table:table-row>
        <table:table-row table:style-name="ro1">
          <table:table-cell office:value-type="string" calcext:value-type="string">
            <text:p>them</text:p>
          </table:table-cell>
          <table:table-cell office:value-type="float" office:value="0.143371562164778" calcext:value-type="float">
            <text:p>0.1433715622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39202762084118" calcext:value-type="float">
            <text:p>0.3920276208</text:p>
          </table:table-cell>
          <table:table-cell office:value-type="string" calcext:value-type="string">
            <text:p>take</text:p>
          </table:table-cell>
          <table:table-cell office:value-type="float" office:value="0.155522046843434" calcext:value-type="float">
            <text:p>0.1555220468</text:p>
          </table:table-cell>
          <table:table-cell office:value-type="float" office:value="0.67035" calcext:value-type="float">
            <text:p>0.67035</text:p>
          </table:table-cell>
          <table:table-cell office:value-type="float" office:value="0.306802649563663" calcext:value-type="float">
            <text:p>0.3068026496</text:p>
          </table:table-cell>
          <table:table-cell office:value-type="string" calcext:value-type="string">
            <text:p>may</text:p>
          </table:table-cell>
          <table:table-cell office:value-type="float" office:value="0.158313143630998" calcext:value-type="float">
            <text:p>0.1583131436</text:p>
          </table:table-cell>
          <table:table-cell office:value-type="float" office:value="0.68775" calcext:value-type="float">
            <text:p>0.68775</text:p>
          </table:table-cell>
          <table:table-cell office:value-type="float" office:value="0.294589404721563" calcext:value-type="float">
            <text:p>0.2945894047</text:p>
          </table:table-cell>
          <table:table-cell office:value-type="string" calcext:value-type="string">
            <text:p>death</text:p>
          </table:table-cell>
          <table:table-cell office:value-type="float" office:value="-0.0658482712391308" calcext:value-type="float">
            <text:p>-0.0658482712</text:p>
          </table:table-cell>
          <table:table-cell office:value-type="float" office:value="-0.0753" calcext:value-type="float">
            <text:p>-0.0753</text:p>
          </table:table-cell>
          <table:table-cell office:value-type="float" office:value="-0.056791408748233" calcext:value-type="float">
            <text:p>-0.0567914087</text:p>
          </table:table-cell>
          <table:table-cell office:value-type="string" calcext:value-type="string">
            <text:p>makes</text:p>
          </table:table-cell>
          <table:table-cell office:value-type="float" office:value="-0.0681735366585666" calcext:value-type="float">
            <text:p>-0.0681735367</text:p>
          </table:table-cell>
          <table:table-cell office:value-type="float" office:value="-0.06675" calcext:value-type="float">
            <text:p>-0.06675</text:p>
          </table:table-cell>
          <table:table-cell office:value-type="float" office:value="-0.046369035719998" calcext:value-type="float">
            <text:p>-0.0463690357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float" office:value="0.162385614775581" calcext:value-type="float">
            <text:p>0.1623856148</text:p>
          </table:table-cell>
          <table:table-cell office:value-type="float" office:value="0.60475" calcext:value-type="float">
            <text:p>0.60475</text:p>
          </table:table-cell>
          <table:table-cell office:value-type="float" office:value="0.447241451646738" calcext:value-type="float">
            <text:p>0.4472414516</text:p>
          </table:table-cell>
          <table:table-cell office:value-type="string" calcext:value-type="string">
            <text:p>enough</text:p>
          </table:table-cell>
          <table:table-cell office:value-type="float" office:value="0.154671893087864" calcext:value-type="float">
            <text:p>0.1546718931</text:p>
          </table:table-cell>
          <table:table-cell office:value-type="float" office:value="0.66005" calcext:value-type="float">
            <text:p>0.66005</text:p>
          </table:table-cell>
          <table:table-cell office:value-type="float" office:value="0.30173564753004" calcext:value-type="float">
            <text:p>0.3017356475</text:p>
          </table:table-cell>
          <table:table-cell office:value-type="string" calcext:value-type="string">
            <text:p>same</text:p>
          </table:table-cell>
          <table:table-cell office:value-type="float" office:value="0.15762932699202" calcext:value-type="float">
            <text:p>0.157629327</text:p>
          </table:table-cell>
          <table:table-cell office:value-type="float" office:value="0.6553" calcext:value-type="float">
            <text:p>0.6553</text:p>
          </table:table-cell>
          <table:table-cell office:value-type="float" office:value="0.322390406919599" calcext:value-type="float">
            <text:p>0.3223904069</text:p>
          </table:table-cell>
          <table:table-cell office:value-type="string" calcext:value-type="string">
            <text:p>both</text:p>
          </table:table-cell>
          <table:table-cell office:value-type="float" office:value="-0.0655702231955764" calcext:value-type="float">
            <text:p>-0.0655702232</text:p>
          </table:table-cell>
          <table:table-cell office:value-type="float" office:value="-0.0639500000000001" calcext:value-type="float">
            <text:p>-0.06395</text:p>
          </table:table-cell>
          <table:table-cell office:value-type="float" office:value="-0.05022050006865" calcext:value-type="float">
            <text:p>-0.0502205001</text:p>
          </table:table-cell>
          <table:table-cell office:value-type="string" calcext:value-type="string">
            <text:p>having</text:p>
          </table:table-cell>
          <table:table-cell office:value-type="float" office:value="-0.0681425078213486" calcext:value-type="float">
            <text:p>-0.0681425078</text:p>
          </table:table-cell>
          <table:table-cell office:value-type="float" office:value="-0.06565" calcext:value-type="float">
            <text:p>-0.06565</text:p>
          </table:table-cell>
          <table:table-cell office:value-type="float" office:value="-0.054936363127812" calcext:value-type="float">
            <text:p>-0.0549363631</text:p>
          </table:table-cell>
        </table:table-row>
        <table:table-row table:style-name="ro1">
          <table:table-cell office:value-type="string" calcext:value-type="string">
            <text:p>theater</text:p>
          </table:table-cell>
          <table:table-cell office:value-type="float" office:value="0.0267389368286244" calcext:value-type="float">
            <text:p>0.0267389368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0785094914459808" calcext:value-type="float">
            <text:p>0.0785094914</text:p>
          </table:table-cell>
          <table:table-cell office:value-type="string" calcext:value-type="string">
            <text:p>look</text:p>
          </table:table-cell>
          <table:table-cell office:value-type="float" office:value="0.154012356936899" calcext:value-type="float">
            <text:p>0.1540123569</text:p>
          </table:table-cell>
          <table:table-cell office:value-type="float" office:value="0.655" calcext:value-type="float">
            <text:p>0.655</text:p>
          </table:table-cell>
          <table:table-cell office:value-type="float" office:value="0.324191968658178" calcext:value-type="float">
            <text:p>0.3241919687</text:p>
          </table:table-cell>
          <table:table-cell office:value-type="string" calcext:value-type="string">
            <text:p>look</text:p>
          </table:table-cell>
          <table:table-cell office:value-type="float" office:value="0.156709481664609" calcext:value-type="float">
            <text:p>0.1567094817</text:p>
          </table:table-cell>
          <table:table-cell office:value-type="float" office:value="0.66725" calcext:value-type="float">
            <text:p>0.66725</text:p>
          </table:table-cell>
          <table:table-cell office:value-type="float" office:value="0.324022346368715" calcext:value-type="float">
            <text:p>0.3240223464</text:p>
          </table:table-cell>
          <table:table-cell office:value-type="string" calcext:value-type="string">
            <text:p>once</text:p>
          </table:table-cell>
          <table:table-cell office:value-type="float" office:value="-0.0655432702119687" calcext:value-type="float">
            <text:p>-0.0655432702</text:p>
          </table:table-cell>
          <table:table-cell office:value-type="float" office:value="-0.08925" calcext:value-type="float">
            <text:p>-0.08925</text:p>
          </table:table-cell>
          <table:table-cell office:value-type="float" office:value="-0.051836083111257" calcext:value-type="float">
            <text:p>-0.0518360831</text:p>
          </table:table-cell>
          <table:table-cell office:value-type="string" calcext:value-type="string">
            <text:p>once</text:p>
          </table:table-cell>
          <table:table-cell office:value-type="float" office:value="-0.0681168800749847" calcext:value-type="float">
            <text:p>-0.0681168801</text:p>
          </table:table-cell>
          <table:table-cell office:value-type="float" office:value="-0.1006" calcext:value-type="float">
            <text:p>-0.1006</text:p>
          </table:table-cell>
          <table:table-cell office:value-type="float" office:value="-0.053086701736775" calcext:value-type="float">
            <text:p>-0.0530867017</text:p>
          </table:table-cell>
        </table:table-row>
        <table:table-row table:style-name="ro1">
          <table:table-cell office:value-type="string" calcext:value-type="string">
            <text:p>that's</text:p>
          </table:table-cell>
          <table:table-cell office:value-type="float" office:value="0.0942075015596978" calcext:value-type="float">
            <text:p>0.0942075016</text:p>
          </table:table-cell>
          <table:table-cell office:value-type="float" office:value="0.62925" calcext:value-type="float">
            <text:p>0.62925</text:p>
          </table:table-cell>
          <table:table-cell office:value-type="float" office:value="0.24865741209849" calcext:value-type="float">
            <text:p>0.2486574121</text:p>
          </table:table-cell>
          <table:table-cell office:value-type="string" calcext:value-type="string">
            <text:p>part</text:p>
          </table:table-cell>
          <table:table-cell office:value-type="float" office:value="0.1538956749204" calcext:value-type="float">
            <text:p>0.1538956749</text:p>
          </table:table-cell>
          <table:table-cell office:value-type="float" office:value="0.6545" calcext:value-type="float">
            <text:p>0.6545</text:p>
          </table:table-cell>
          <table:table-cell office:value-type="float" office:value="0.314484126984127" calcext:value-type="float">
            <text:p>0.314484127</text:p>
          </table:table-cell>
          <table:table-cell office:value-type="string" calcext:value-type="string">
            <text:p>he's</text:p>
          </table:table-cell>
          <table:table-cell office:value-type="float" office:value="0.156577708233588" calcext:value-type="float">
            <text:p>0.1565777082</text:p>
          </table:table-cell>
          <table:table-cell office:value-type="float" office:value="0.68895" calcext:value-type="float">
            <text:p>0.68895</text:p>
          </table:table-cell>
          <table:table-cell office:value-type="float" office:value="0.267514423643" calcext:value-type="float">
            <text:p>0.2675144236</text:p>
          </table:table-cell>
          <table:table-cell office:value-type="string" calcext:value-type="string">
            <text:p>give</text:p>
          </table:table-cell>
          <table:table-cell office:value-type="float" office:value="-0.0651447069757703" calcext:value-type="float">
            <text:p>-0.065144707</text:p>
          </table:table-cell>
          <table:table-cell office:value-type="float" office:value="-0.0454" calcext:value-type="float">
            <text:p>-0.0454</text:p>
          </table:table-cell>
          <table:table-cell office:value-type="float" office:value="-0.050937118460756" calcext:value-type="float">
            <text:p>-0.0509371185</text:p>
          </table:table-cell>
          <table:table-cell office:value-type="string" calcext:value-type="string">
            <text:p>rather</text:p>
          </table:table-cell>
          <table:table-cell office:value-type="float" office:value="-0.0678952633697765" calcext:value-type="float">
            <text:p>-0.0678952634</text:p>
          </table:table-cell>
          <table:table-cell office:value-type="float" office:value="-0.0699000000000001" calcext:value-type="float">
            <text:p>-0.0699</text:p>
          </table:table-cell>
          <table:table-cell office:value-type="float" office:value="-0.053949459468817" calcext:value-type="float">
            <text:p>-0.0539494595</text:p>
          </table:table-cell>
        </table:table-row>
        <table:table-row table:style-name="ro1">
          <table:table-cell office:value-type="string" calcext:value-type="string">
            <text:p>than</text:p>
          </table:table-cell>
          <table:table-cell office:value-type="float" office:value="0.137160091535166" calcext:value-type="float">
            <text:p>0.1371600915</text:p>
          </table:table-cell>
          <table:table-cell office:value-type="float" office:value="0.5973" calcext:value-type="float">
            <text:p>0.5973</text:p>
          </table:table-cell>
          <table:table-cell office:value-type="float" office:value="0.430732258976534" calcext:value-type="float">
            <text:p>0.430732259</text:p>
          </table:table-cell>
          <table:table-cell office:value-type="string" calcext:value-type="string">
            <text:p>later</text:p>
          </table:table-cell>
          <table:table-cell office:value-type="float" office:value="0.153598297423257" calcext:value-type="float">
            <text:p>0.1535982974</text:p>
          </table:table-cell>
          <table:table-cell office:value-type="float" office:value="0.691" calcext:value-type="float">
            <text:p>0.691</text:p>
          </table:table-cell>
          <table:table-cell office:value-type="float" office:value="0.256675487130142" calcext:value-type="float">
            <text:p>0.2566754871</text:p>
          </table:table-cell>
          <table:table-cell office:value-type="string" calcext:value-type="string">
            <text:p>take</text:p>
          </table:table-cell>
          <table:table-cell office:value-type="float" office:value="0.153905916207704" calcext:value-type="float">
            <text:p>0.1539059162</text:p>
          </table:table-cell>
          <table:table-cell office:value-type="float" office:value="0.66515" calcext:value-type="float">
            <text:p>0.66515</text:p>
          </table:table-cell>
          <table:table-cell office:value-type="float" office:value="0.306226043716979" calcext:value-type="float">
            <text:p>0.3062260437</text:p>
          </table:table-cell>
          <table:table-cell office:value-type="string" calcext:value-type="string">
            <text:p>might</text:p>
          </table:table-cell>
          <table:table-cell office:value-type="float" office:value="-0.0649586525124667" calcext:value-type="float">
            <text:p>-0.0649586525</text:p>
          </table:table-cell>
          <table:table-cell office:value-type="float" office:value="-0.04565" calcext:value-type="float">
            <text:p>-0.04565</text:p>
          </table:table-cell>
          <table:table-cell office:value-type="float" office:value="-0.05293790543569" calcext:value-type="float">
            <text:p>-0.0529379054</text:p>
          </table:table-cell>
          <table:table-cell office:value-type="string" calcext:value-type="string">
            <text:p>scenes</text:p>
          </table:table-cell>
          <table:table-cell office:value-type="float" office:value="-0.0675905155643579" calcext:value-type="float">
            <text:p>-0.0675905156</text:p>
          </table:table-cell>
          <table:table-cell office:value-type="float" office:value="-0.0422" calcext:value-type="float">
            <text:p>-0.0422</text:p>
          </table:table-cell>
          <table:table-cell office:value-type="float" office:value="-0.049262851728784" calcext:value-type="float">
            <text:p>-0.0492628517</text:p>
          </table:table-cell>
        </table:table-row>
        <table:table-row table:style-name="ro1">
          <table:table-cell office:value-type="string" calcext:value-type="string">
            <text:p>terrible</text:p>
          </table:table-cell>
          <table:table-cell office:value-type="float" office:value="0.109258892485539" calcext:value-type="float">
            <text:p>0.1092588925</text:p>
          </table:table-cell>
          <table:table-cell office:value-type="float" office:value="0.66535" calcext:value-type="float">
            <text:p>0.66535</text:p>
          </table:table-cell>
          <table:table-cell office:value-type="float" office:value="0.190982714855554" calcext:value-type="float">
            <text:p>0.1909827149</text:p>
          </table:table-cell>
          <table:table-cell office:value-type="string" calcext:value-type="string">
            <text:p>better</text:p>
          </table:table-cell>
          <table:table-cell office:value-type="float" office:value="0.152988979257344" calcext:value-type="float">
            <text:p>0.1529889793</text:p>
          </table:table-cell>
          <table:table-cell office:value-type="float" office:value="0.60735" calcext:value-type="float">
            <text:p>0.60735</text:p>
          </table:table-cell>
          <table:table-cell office:value-type="float" office:value="0.373614102257318" calcext:value-type="float">
            <text:p>0.3736141023</text:p>
          </table:table-cell>
          <table:table-cell office:value-type="string" calcext:value-type="string">
            <text:p>least</text:p>
          </table:table-cell>
          <table:table-cell office:value-type="float" office:value="0.153141891958902" calcext:value-type="float">
            <text:p>0.153141892</text:p>
          </table:table-cell>
          <table:table-cell office:value-type="float" office:value="0.6499" calcext:value-type="float">
            <text:p>0.6499</text:p>
          </table:table-cell>
          <table:table-cell office:value-type="float" office:value="0.297270172621437" calcext:value-type="float">
            <text:p>0.2972701726</text:p>
          </table:table-cell>
          <table:table-cell office:value-type="string" calcext:value-type="string">
            <text:p>long</text:p>
          </table:table-cell>
          <table:table-cell office:value-type="float" office:value="-0.0640298754941023" calcext:value-type="float">
            <text:p>-0.0640298755</text:p>
          </table:table-cell>
          <table:table-cell office:value-type="float" office:value="-0.0504" calcext:value-type="float">
            <text:p>-0.0504</text:p>
          </table:table-cell>
          <table:table-cell office:value-type="float" office:value="-0.049425720203352" calcext:value-type="float">
            <text:p>-0.0494257202</text:p>
          </table:table-cell>
          <table:table-cell office:value-type="string" calcext:value-type="string">
            <text:p>thought</text:p>
          </table:table-cell>
          <table:table-cell office:value-type="float" office:value="-0.0675441228144597" calcext:value-type="float">
            <text:p>-0.0675441228</text:p>
          </table:table-cell>
          <table:table-cell office:value-type="float" office:value="-0.00765000000000005" calcext:value-type="float">
            <text:p>-0.00765</text:p>
          </table:table-cell>
          <table:table-cell office:value-type="float" office:value="-0.057956467031504" calcext:value-type="float">
            <text:p>-0.057956467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0.025164350006019" calcext:value-type="float">
            <text:p>0.02516435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0796927508401344" calcext:value-type="float">
            <text:p>0.0796927508</text:p>
          </table:table-cell>
          <table:table-cell office:value-type="string" calcext:value-type="string">
            <text:p>few</text:p>
          </table:table-cell>
          <table:table-cell office:value-type="float" office:value="0.15253172166407" calcext:value-type="float">
            <text:p>0.1525317217</text:p>
          </table:table-cell>
          <table:table-cell office:value-type="float" office:value="0.64735" calcext:value-type="float">
            <text:p>0.64735</text:p>
          </table:table-cell>
          <table:table-cell office:value-type="float" office:value="0.324877955393893" calcext:value-type="float">
            <text:p>0.3248779554</text:p>
          </table:table-cell>
          <table:table-cell office:value-type="string" calcext:value-type="string">
            <text:p>movies</text:p>
          </table:table-cell>
          <table:table-cell office:value-type="float" office:value="0.152768501257902" calcext:value-type="float">
            <text:p>0.1527685013</text:p>
          </table:table-cell>
          <table:table-cell office:value-type="float" office:value="0.5895" calcext:value-type="float">
            <text:p>0.5895</text:p>
          </table:table-cell>
          <table:table-cell office:value-type="float" office:value="0.402300524170064" calcext:value-type="float">
            <text:p>0.4023005242</text:p>
          </table:table-cell>
          <table:table-cell office:value-type="string" calcext:value-type="string">
            <text:p>movies</text:p>
          </table:table-cell>
          <table:table-cell office:value-type="float" office:value="-0.0639912168740697" calcext:value-type="float">
            <text:p>-0.0639912169</text:p>
          </table:table-cell>
          <table:table-cell office:value-type="float" office:value="-0.0327500000000001" calcext:value-type="float">
            <text:p>-0.03275</text:p>
          </table:table-cell>
          <table:table-cell office:value-type="float" office:value="-0.044441739964757" calcext:value-type="float">
            <text:p>-0.04444174</text:p>
          </table:table-cell>
          <table:table-cell office:value-type="string" calcext:value-type="string">
            <text:p>work</text:p>
          </table:table-cell>
          <table:table-cell office:value-type="float" office:value="-0.065857941854724" calcext:value-type="float">
            <text:p>-0.0658579419</text:p>
          </table:table-cell>
          <table:table-cell office:value-type="float" office:value="-0.0511499999999999" calcext:value-type="float">
            <text:p>-0.05115</text:p>
          </table:table-cell>
          <table:table-cell office:value-type="float" office:value="-0.047858438112933" calcext:value-type="float">
            <text:p>-0.0478584381</text:p>
          </table:table-cell>
        </table:table-row>
        <table:table-row table:style-name="ro1">
          <table:table-cell office:value-type="string" calcext:value-type="string">
            <text:p>tells</text:p>
          </table:table-cell>
          <table:table-cell office:value-type="float" office:value="0.037196057096288" calcext:value-type="float">
            <text:p>0.0371960571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0923332542131498" calcext:value-type="float">
            <text:p>0.0923332542</text:p>
          </table:table-cell>
          <table:table-cell office:value-type="string" calcext:value-type="string">
            <text:p>himself</text:p>
          </table:table-cell>
          <table:table-cell office:value-type="float" office:value="0.15196411539766" calcext:value-type="float">
            <text:p>0.1519641154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251275510204082" calcext:value-type="float">
            <text:p>0.2512755102</text:p>
          </table:table-cell>
          <table:table-cell office:value-type="string" calcext:value-type="string">
            <text:p>every</text:p>
          </table:table-cell>
          <table:table-cell office:value-type="float" office:value="0.152055420673416" calcext:value-type="float">
            <text:p>0.1520554207</text:p>
          </table:table-cell>
          <table:table-cell office:value-type="float" office:value="0.6623" calcext:value-type="float">
            <text:p>0.6623</text:p>
          </table:table-cell>
          <table:table-cell office:value-type="float" office:value="0.315981365201539" calcext:value-type="float">
            <text:p>0.3159813652</text:p>
          </table:table-cell>
          <table:table-cell office:value-type="string" calcext:value-type="string">
            <text:p>find</text:p>
          </table:table-cell>
          <table:table-cell office:value-type="float" office:value="-0.0632632785034722" calcext:value-type="float">
            <text:p>-0.0632632785</text:p>
          </table:table-cell>
          <table:table-cell office:value-type="float" office:value="-0.0356500000000001" calcext:value-type="float">
            <text:p>-0.03565</text:p>
          </table:table-cell>
          <table:table-cell office:value-type="float" office:value="-0.048949217775095" calcext:value-type="float">
            <text:p>-0.0489492178</text:p>
          </table:table-cell>
          <table:table-cell office:value-type="string" calcext:value-type="string">
            <text:p>old</text:p>
          </table:table-cell>
          <table:table-cell office:value-type="float" office:value="-0.0654128061196731" calcext:value-type="float">
            <text:p>-0.0654128061</text:p>
          </table:table-cell>
          <table:table-cell office:value-type="float" office:value="-0.0377499999999999" calcext:value-type="float">
            <text:p>-0.03775</text:p>
          </table:table-cell>
          <table:table-cell office:value-type="float" office:value="-0.050170159959683" calcext:value-type="float">
            <text:p>-0.05017016</text:p>
          </table:table-cell>
        </table:table-row>
        <table:table-row table:style-name="ro1">
          <table:table-cell office:value-type="string" calcext:value-type="string">
            <text:p>telling</text:p>
          </table:table-cell>
          <table:table-cell office:value-type="float" office:value="0.0239151502223032" calcext:value-type="float">
            <text:p>0.0239151502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0657708628005658" calcext:value-type="float">
            <text:p>0.0657708628</text:p>
          </table:table-cell>
          <table:table-cell office:value-type="string" calcext:value-type="string">
            <text:p>real</text:p>
          </table:table-cell>
          <table:table-cell office:value-type="float" office:value="0.151716286126061" calcext:value-type="float">
            <text:p>0.1517162861</text:p>
          </table:table-cell>
          <table:table-cell office:value-type="float" office:value="0.64365" calcext:value-type="float">
            <text:p>0.64365</text:p>
          </table:table-cell>
          <table:table-cell office:value-type="float" office:value="0.333364512206529" calcext:value-type="float">
            <text:p>0.3333645122</text:p>
          </table:table-cell>
          <table:table-cell office:value-type="string" calcext:value-type="string">
            <text:p>us</text:p>
          </table:table-cell>
          <table:table-cell office:value-type="float" office:value="0.151404805826252" calcext:value-type="float">
            <text:p>0.1514048058</text:p>
          </table:table-cell>
          <table:table-cell office:value-type="float" office:value="0.6685" calcext:value-type="float">
            <text:p>0.6685</text:p>
          </table:table-cell>
          <table:table-cell office:value-type="float" office:value="0.29317697228145" calcext:value-type="float">
            <text:p>0.2931769723</text:p>
          </table:table-cell>
          <table:table-cell office:value-type="string" calcext:value-type="string">
            <text:p>characters</text:p>
          </table:table-cell>
          <table:table-cell office:value-type="float" office:value="-0.063199566228347" calcext:value-type="float">
            <text:p>-0.0631995662</text:p>
          </table:table-cell>
          <table:table-cell office:value-type="float" office:value="-0.0306500000000001" calcext:value-type="float">
            <text:p>-0.03065</text:p>
          </table:table-cell>
          <table:table-cell office:value-type="float" office:value="-0.045140597340205" calcext:value-type="float">
            <text:p>-0.0451405973</text:p>
          </table:table-cell>
          <table:table-cell office:value-type="string" calcext:value-type="string">
            <text:p>better</text:p>
          </table:table-cell>
          <table:table-cell office:value-type="float" office:value="-0.065100831386682" calcext:value-type="float">
            <text:p>-0.0651008314</text:p>
          </table:table-cell>
          <table:table-cell office:value-type="float" office:value="-0.0187499999999999" calcext:value-type="float">
            <text:p>-0.01875</text:p>
          </table:table-cell>
          <table:table-cell office:value-type="float" office:value="-0.051358762511633" calcext:value-type="float">
            <text:p>-0.0513587625</text:p>
          </table:table-cell>
        </table:table-row>
        <table:table-row table:style-name="ro1">
          <table:table-cell office:value-type="string" calcext:value-type="string">
            <text:p>tell</text:p>
          </table:table-cell>
          <table:table-cell office:value-type="float" office:value="0.0511256687442443" calcext:value-type="float">
            <text:p>0.0511256687</text:p>
          </table:table-cell>
          <table:table-cell office:value-type="float" office:value="0.61425" calcext:value-type="float">
            <text:p>0.61425</text:p>
          </table:table-cell>
          <table:table-cell office:value-type="float" office:value="0.151918214796087" calcext:value-type="float">
            <text:p>0.1519182148</text:p>
          </table:table-cell>
          <table:table-cell office:value-type="string" calcext:value-type="string">
            <text:p>seen</text:p>
          </table:table-cell>
          <table:table-cell office:value-type="float" office:value="0.151657308674272" calcext:value-type="float">
            <text:p>0.1516573087</text:p>
          </table:table-cell>
          <table:table-cell office:value-type="float" office:value="0.601" calcext:value-type="float">
            <text:p>0.601</text:p>
          </table:table-cell>
          <table:table-cell office:value-type="float" office:value="0.39791760977818" calcext:value-type="float">
            <text:p>0.3979176098</text:p>
          </table:table-cell>
          <table:table-cell office:value-type="string" calcext:value-type="string">
            <text:p>want</text:p>
          </table:table-cell>
          <table:table-cell office:value-type="float" office:value="0.150646719066002" calcext:value-type="float">
            <text:p>0.1506467191</text:p>
          </table:table-cell>
          <table:table-cell office:value-type="float" office:value="0.63025" calcext:value-type="float">
            <text:p>0.63025</text:p>
          </table:table-cell>
          <table:table-cell office:value-type="float" office:value="0.312540671190852" calcext:value-type="float">
            <text:p>0.3125406712</text:p>
          </table:table-cell>
          <table:table-cell office:value-type="string" calcext:value-type="string">
            <text:p>day</text:p>
          </table:table-cell>
          <table:table-cell office:value-type="float" office:value="-0.0631978944694631" calcext:value-type="float">
            <text:p>-0.0631978945</text:p>
          </table:table-cell>
          <table:table-cell office:value-type="float" office:value="-0.0686" calcext:value-type="float">
            <text:p>-0.0686</text:p>
          </table:table-cell>
          <table:table-cell office:value-type="float" office:value="-0.050300108773201" calcext:value-type="float">
            <text:p>-0.0503001088</text:p>
          </table:table-cell>
          <table:table-cell office:value-type="string" calcext:value-type="string">
            <text:p>probably</text:p>
          </table:table-cell>
          <table:table-cell office:value-type="float" office:value="-0.064959881621862" calcext:value-type="float">
            <text:p>-0.0649598816</text:p>
          </table:table-cell>
          <table:table-cell office:value-type="float" office:value="-0.0655" calcext:value-type="float">
            <text:p>-0.0655</text:p>
          </table:table-cell>
          <table:table-cell office:value-type="float" office:value="-0.051152978091721" calcext:value-type="float">
            <text:p>-0.0511529781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float" office:value="0.0198366683845269" calcext:value-type="float">
            <text:p>0.0198366684</text:p>
          </table:table-cell>
          <table:table-cell office:value-type="float" office:value="0.57325" calcext:value-type="float">
            <text:p>0.57325</text:p>
          </table:table-cell>
          <table:table-cell office:value-type="float" office:value="0.0737927292457949" calcext:value-type="float">
            <text:p>0.0737927292</text:p>
          </table:table-cell>
          <table:table-cell office:value-type="string" calcext:value-type="string">
            <text:p>find</text:p>
          </table:table-cell>
          <table:table-cell office:value-type="float" office:value="0.151611240025196" calcext:value-type="float">
            <text:p>0.15161124</text:p>
          </table:table-cell>
          <table:table-cell office:value-type="float" office:value="0.63265" calcext:value-type="float">
            <text:p>0.63265</text:p>
          </table:table-cell>
          <table:table-cell office:value-type="float" office:value="0.324910410732335" calcext:value-type="float">
            <text:p>0.3249104107</text:p>
          </table:table-cell>
          <table:table-cell office:value-type="string" calcext:value-type="string">
            <text:p>enough</text:p>
          </table:table-cell>
          <table:table-cell office:value-type="float" office:value="0.150544572717305" calcext:value-type="float">
            <text:p>0.1505445727</text:p>
          </table:table-cell>
          <table:table-cell office:value-type="float" office:value="0.6533" calcext:value-type="float">
            <text:p>0.6533</text:p>
          </table:table-cell>
          <table:table-cell office:value-type="float" office:value="0.299029518803073" calcext:value-type="float">
            <text:p>0.2990295188</text:p>
          </table:table-cell>
          <table:table-cell office:value-type="string" calcext:value-type="string">
            <text:p>again</text:p>
          </table:table-cell>
          <table:table-cell office:value-type="float" office:value="-0.0626192006296747" calcext:value-type="float">
            <text:p>-0.0626192006</text:p>
          </table:table-cell>
          <table:table-cell office:value-type="float" office:value="-0.06375" calcext:value-type="float">
            <text:p>-0.06375</text:p>
          </table:table-cell>
          <table:table-cell office:value-type="float" office:value="-0.044785902869802" calcext:value-type="float">
            <text:p>-0.0447859029</text:p>
          </table:table-cell>
          <table:table-cell office:value-type="string" calcext:value-type="string">
            <text:p>last</text:p>
          </table:table-cell>
          <table:table-cell office:value-type="float" office:value="-0.0647497384652493" calcext:value-type="float">
            <text:p>-0.0647497385</text:p>
          </table:table-cell>
          <table:table-cell office:value-type="float" office:value="-0.0778" calcext:value-type="float">
            <text:p>-0.0778</text:p>
          </table:table-cell>
          <table:table-cell office:value-type="float" office:value="-0.049527528368228" calcext:value-type="float">
            <text:p>-0.0495275284</text:p>
          </table:table-cell>
        </table:table-row>
        <table:table-row table:style-name="ro1">
          <table:table-cell office:value-type="string" calcext:value-type="string">
            <text:p>team</text:p>
          </table:table-cell>
          <table:table-cell office:value-type="float" office:value="0.0261624919838624" calcext:value-type="float">
            <text:p>0.026162492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0707853926963482" calcext:value-type="float">
            <text:p>0.0707853927</text:p>
          </table:table-cell>
          <table:table-cell office:value-type="string" calcext:value-type="string">
            <text:p>every</text:p>
          </table:table-cell>
          <table:table-cell office:value-type="float" office:value="0.151508848112204" calcext:value-type="float">
            <text:p>0.1515088481</text:p>
          </table:table-cell>
          <table:table-cell office:value-type="float" office:value="0.66405" calcext:value-type="float">
            <text:p>0.66405</text:p>
          </table:table-cell>
          <table:table-cell office:value-type="float" office:value="0.315156457038019" calcext:value-type="float">
            <text:p>0.315156457</text:p>
          </table:table-cell>
          <table:table-cell office:value-type="string" calcext:value-type="string">
            <text:p>quite</text:p>
          </table:table-cell>
          <table:table-cell office:value-type="float" office:value="0.149244770217514" calcext:value-type="float">
            <text:p>0.1492447702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304374240583232" calcext:value-type="float">
            <text:p>0.3043742406</text:p>
          </table:table-cell>
          <table:table-cell office:value-type="string" calcext:value-type="string">
            <text:p>place</text:p>
          </table:table-cell>
          <table:table-cell office:value-type="float" office:value="-0.062188303794808" calcext:value-type="float">
            <text:p>-0.0621883038</text:p>
          </table:table-cell>
          <table:table-cell office:value-type="float" office:value="-0.0615" calcext:value-type="float">
            <text:p>-0.0615</text:p>
          </table:table-cell>
          <table:table-cell office:value-type="float" office:value="-0.051427030042264" calcext:value-type="float">
            <text:p>-0.05142703</text:p>
          </table:table-cell>
          <table:table-cell office:value-type="string" calcext:value-type="string">
            <text:p>enough</text:p>
          </table:table-cell>
          <table:table-cell office:value-type="float" office:value="-0.0646476671801123" calcext:value-type="float">
            <text:p>-0.0646476672</text:p>
          </table:table-cell>
          <table:table-cell office:value-type="float" office:value="-0.0330999999999999" calcext:value-type="float">
            <text:p>-0.0331</text:p>
          </table:table-cell>
          <table:table-cell office:value-type="float" office:value="-0.052451458894325" calcext:value-type="float">
            <text:p>-0.0524514589</text:p>
          </table:table-cell>
        </table:table-row>
        <table:table-row table:style-name="ro1">
          <table:table-cell office:value-type="string" calcext:value-type="string">
            <text:p>talking</text:p>
          </table:table-cell>
          <table:table-cell office:value-type="float" office:value="0.0304310118562912" calcext:value-type="float">
            <text:p>0.0304310119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0877068557919622" calcext:value-type="float">
            <text:p>0.0877068558</text:p>
          </table:table-cell>
          <table:table-cell office:value-type="string" calcext:value-type="string">
            <text:p>anything</text:p>
          </table:table-cell>
          <table:table-cell office:value-type="float" office:value="0.150738630805938" calcext:value-type="float">
            <text:p>0.1507386308</text:p>
          </table:table-cell>
          <table:table-cell office:value-type="float" office:value="0.65705" calcext:value-type="float">
            <text:p>0.65705</text:p>
          </table:table-cell>
          <table:table-cell office:value-type="float" office:value="0.286487048788099" calcext:value-type="float">
            <text:p>0.2864870488</text:p>
          </table:table-cell>
          <table:table-cell office:value-type="string" calcext:value-type="string">
            <text:p>real</text:p>
          </table:table-cell>
          <table:table-cell office:value-type="float" office:value="0.148536395827381" calcext:value-type="float">
            <text:p>0.1485363958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33011911514464" calcext:value-type="float">
            <text:p>0.3301191151</text:p>
          </table:table-cell>
          <table:table-cell office:value-type="string" calcext:value-type="string">
            <text:p>that's</text:p>
          </table:table-cell>
          <table:table-cell office:value-type="float" office:value="-0.0620870891247182" calcext:value-type="float">
            <text:p>-0.0620870891</text:p>
          </table:table-cell>
          <table:table-cell office:value-type="float" office:value="-0.04455" calcext:value-type="float">
            <text:p>-0.04455</text:p>
          </table:table-cell>
          <table:table-cell office:value-type="float" office:value="-0.048930873861889" calcext:value-type="float">
            <text:p>-0.0489308739</text:p>
          </table:table-cell>
          <table:table-cell office:value-type="string" calcext:value-type="string">
            <text:p>real</text:p>
          </table:table-cell>
          <table:table-cell office:value-type="float" office:value="-0.064357002763511" calcext:value-type="float">
            <text:p>-0.0643570028</text:p>
          </table:table-cell>
          <table:table-cell office:value-type="float" office:value="-0.0563" calcext:value-type="float">
            <text:p>-0.0563</text:p>
          </table:table-cell>
          <table:table-cell office:value-type="float" office:value="-0.044578833258439" calcext:value-type="float">
            <text:p>-0.0445788333</text:p>
          </table:table-cell>
        </table:table-row>
        <table:table-row table:style-name="ro1">
          <table:table-cell office:value-type="string" calcext:value-type="string">
            <text:p>talk</text:p>
          </table:table-cell>
          <table:table-cell office:value-type="float" office:value="0.0304663621125973" calcext:value-type="float">
            <text:p>0.0304663621</text:p>
          </table:table-cell>
          <table:table-cell office:value-type="float" office:value="0.61355" calcext:value-type="float">
            <text:p>0.61355</text:p>
          </table:table-cell>
          <table:table-cell office:value-type="float" office:value="0.0828290020173253" calcext:value-type="float">
            <text:p>0.082829002</text:p>
          </table:table-cell>
          <table:table-cell office:value-type="string" calcext:value-type="string">
            <text:p>us</text:p>
          </table:table-cell>
          <table:table-cell office:value-type="float" office:value="0.150001026104088" calcext:value-type="float">
            <text:p>0.1500010261</text:p>
          </table:table-cell>
          <table:table-cell office:value-type="float" office:value="0.66865" calcext:value-type="float">
            <text:p>0.66865</text:p>
          </table:table-cell>
          <table:table-cell office:value-type="float" office:value="0.29191152900951" calcext:value-type="float">
            <text:p>0.291911529</text:p>
          </table:table-cell>
          <table:table-cell office:value-type="string" calcext:value-type="string">
            <text:p>part</text:p>
          </table:table-cell>
          <table:table-cell office:value-type="float" office:value="0.1483360243729" calcext:value-type="float">
            <text:p>0.1483360244</text:p>
          </table:table-cell>
          <table:table-cell office:value-type="float" office:value="0.65455" calcext:value-type="float">
            <text:p>0.65455</text:p>
          </table:table-cell>
          <table:table-cell office:value-type="float" office:value="0.309583291695813" calcext:value-type="float">
            <text:p>0.3095832917</text:p>
          </table:table-cell>
          <table:table-cell office:value-type="string" calcext:value-type="string">
            <text:p>lot</text:p>
          </table:table-cell>
          <table:table-cell office:value-type="float" office:value="-0.0619549817613206" calcext:value-type="float">
            <text:p>-0.0619549818</text:p>
          </table:table-cell>
          <table:table-cell office:value-type="float" office:value="-0.04135" calcext:value-type="float">
            <text:p>-0.04135</text:p>
          </table:table-cell>
          <table:table-cell office:value-type="float" office:value="-0.047611472450218" calcext:value-type="float">
            <text:p>-0.0476114725</text:p>
          </table:table-cell>
          <table:table-cell office:value-type="string" calcext:value-type="string">
            <text:p>very</text:p>
          </table:table-cell>
          <table:table-cell office:value-type="float" office:value="-0.064310265173053" calcext:value-type="float">
            <text:p>-0.0643102652</text:p>
          </table:table-cell>
          <table:table-cell office:value-type="float" office:value="-0.0275500000000001" calcext:value-type="float">
            <text:p>-0.02755</text:p>
          </table:table-cell>
          <table:table-cell office:value-type="float" office:value="-0.0436439208136971" calcext:value-type="float">
            <text:p>-0.0436439208</text:p>
          </table:table-cell>
        </table:table-row>
        <table:table-row table:style-name="ro1">
          <table:table-cell office:value-type="string" calcext:value-type="string">
            <text:p>talent</text:p>
          </table:table-cell>
          <table:table-cell office:value-type="float" office:value="0.0243119858751812" calcext:value-type="float">
            <text:p>0.0243119859</text:p>
          </table:table-cell>
          <table:table-cell office:value-type="float" office:value="0.59155" calcext:value-type="float">
            <text:p>0.59155</text:p>
          </table:table-cell>
          <table:table-cell office:value-type="float" office:value="0.0855255793126609" calcext:value-type="float">
            <text:p>0.0855255793</text:p>
          </table:table-cell>
          <table:table-cell office:value-type="string" calcext:value-type="string">
            <text:p>i'm</text:p>
          </table:table-cell>
          <table:table-cell office:value-type="float" office:value="0.149881058833034" calcext:value-type="float">
            <text:p>0.1498810588</text:p>
          </table:table-cell>
          <table:table-cell office:value-type="float" office:value="0.62835" calcext:value-type="float">
            <text:p>0.62835</text:p>
          </table:table-cell>
          <table:table-cell office:value-type="float" office:value="0.331865168539326" calcext:value-type="float">
            <text:p>0.3318651685</text:p>
          </table:table-cell>
          <table:table-cell office:value-type="string" calcext:value-type="string">
            <text:p>comes</text:p>
          </table:table-cell>
          <table:table-cell office:value-type="float" office:value="0.147252574075675" calcext:value-type="float">
            <text:p>0.1472525741</text:p>
          </table:table-cell>
          <table:table-cell office:value-type="float" office:value="0.69005" calcext:value-type="float">
            <text:p>0.69005</text:p>
          </table:table-cell>
          <table:table-cell office:value-type="float" office:value="0.263339275103981" calcext:value-type="float">
            <text:p>0.2633392751</text:p>
          </table:table-cell>
          <table:table-cell office:value-type="string" calcext:value-type="string">
            <text:p>actually</text:p>
          </table:table-cell>
          <table:table-cell office:value-type="float" office:value="-0.061854367356946" calcext:value-type="float">
            <text:p>-0.0618543674</text:p>
          </table:table-cell>
          <table:table-cell office:value-type="float" office:value="-0.01715" calcext:value-type="float">
            <text:p>-0.01715</text:p>
          </table:table-cell>
          <table:table-cell office:value-type="float" office:value="-0.050890441524486" calcext:value-type="float">
            <text:p>-0.0508904415</text:p>
          </table:table-cell>
          <table:table-cell office:value-type="string" calcext:value-type="string">
            <text:p>less</text:p>
          </table:table-cell>
          <table:table-cell office:value-type="float" office:value="-0.0639376259403589" calcext:value-type="float">
            <text:p>-0.0639376259</text:p>
          </table:table-cell>
          <table:table-cell office:value-type="float" office:value="-0.0791000000000001" calcext:value-type="float">
            <text:p>-0.0791</text:p>
          </table:table-cell>
          <table:table-cell office:value-type="float" office:value="-0.053352641072779" calcext:value-type="float">
            <text:p>-0.0533526411</text:p>
          </table:table-cell>
        </table:table-row>
        <table:table-row table:style-name="ro1">
          <table:table-cell office:value-type="string" calcext:value-type="string">
            <text:p>tale</text:p>
          </table:table-cell>
          <table:table-cell office:value-type="float" office:value="0.0358924358159429" calcext:value-type="float">
            <text:p>0.0358924358</text:p>
          </table:table-cell>
          <table:table-cell office:value-type="float" office:value="0.64205" calcext:value-type="float">
            <text:p>0.64205</text:p>
          </table:table-cell>
          <table:table-cell office:value-type="float" office:value="0.0839411388355726" calcext:value-type="float">
            <text:p>0.0839411388</text:p>
          </table:table-cell>
          <table:table-cell office:value-type="float" office:value="2" calcext:value-type="float">
            <text:p>2</text:p>
          </table:table-cell>
          <table:table-cell office:value-type="float" office:value="0.148907228496823" calcext:value-type="float">
            <text:p>0.1489072285</text:p>
          </table:table-cell>
          <table:table-cell office:value-type="float" office:value="0.67965" calcext:value-type="float">
            <text:p>0.67965</text:p>
          </table:table-cell>
          <table:table-cell office:value-type="float" office:value="0.270190226677298" calcext:value-type="float">
            <text:p>0.2701902267</text:p>
          </table:table-cell>
          <table:table-cell office:value-type="string" calcext:value-type="string">
            <text:p>later</text:p>
          </table:table-cell>
          <table:table-cell office:value-type="float" office:value="0.146513706178039" calcext:value-type="float">
            <text:p>0.1465137062</text:p>
          </table:table-cell>
          <table:table-cell office:value-type="float" office:value="0.6762" calcext:value-type="float">
            <text:p>0.6762</text:p>
          </table:table-cell>
          <table:table-cell office:value-type="float" office:value="0.251329479768786" calcext:value-type="float">
            <text:p>0.2513294798</text:p>
          </table:table-cell>
          <table:table-cell office:value-type="string" calcext:value-type="string">
            <text:p>without</text:p>
          </table:table-cell>
          <table:table-cell office:value-type="float" office:value="-0.0616941624606517" calcext:value-type="float">
            <text:p>-0.0616941625</text:p>
          </table:table-cell>
          <table:table-cell office:value-type="float" office:value="-0.06565" calcext:value-type="float">
            <text:p>-0.06565</text:p>
          </table:table-cell>
          <table:table-cell office:value-type="float" office:value="-0.045833990108575" calcext:value-type="float">
            <text:p>-0.0458339901</text:p>
          </table:table-cell>
          <table:table-cell office:value-type="string" calcext:value-type="string">
            <text:p>however</text:p>
          </table:table-cell>
          <table:table-cell office:value-type="float" office:value="-0.0634530139301054" calcext:value-type="float">
            <text:p>-0.0634530139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49610563964386" calcext:value-type="float">
            <text:p>-0.049610564</text:p>
          </table:table-cell>
        </table:table-row>
        <table:table-row table:style-name="ro1">
          <table:table-cell office:value-type="string" calcext:value-type="string">
            <text:p>taking</text:p>
          </table:table-cell>
          <table:table-cell office:value-type="float" office:value="0.0339107582153189" calcext:value-type="float">
            <text:p>0.0339107582</text:p>
          </table:table-cell>
          <table:table-cell office:value-type="float" office:value="0.59975" calcext:value-type="float">
            <text:p>0.59975</text:p>
          </table:table-cell>
          <table:table-cell office:value-type="float" office:value="0.097824861940719" calcext:value-type="float">
            <text:p>0.0978248619</text:p>
          </table:table-cell>
          <table:table-cell office:value-type="string" calcext:value-type="string">
            <text:p>course</text:p>
          </table:table-cell>
          <table:table-cell office:value-type="float" office:value="0.148604818249695" calcext:value-type="float">
            <text:p>0.1486048182</text:p>
          </table:table-cell>
          <table:table-cell office:value-type="float" office:value="0.68025" calcext:value-type="float">
            <text:p>0.68025</text:p>
          </table:table-cell>
          <table:table-cell office:value-type="float" office:value="0.269226374128671" calcext:value-type="float">
            <text:p>0.2692263741</text:p>
          </table:table-cell>
          <table:table-cell office:value-type="string" calcext:value-type="string">
            <text:p>course</text:p>
          </table:table-cell>
          <table:table-cell office:value-type="float" office:value="0.145837492434917" calcext:value-type="float">
            <text:p>0.1458374924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267326732673267" calcext:value-type="float">
            <text:p>0.2673267327</text:p>
          </table:table-cell>
          <table:table-cell office:value-type="string" calcext:value-type="string">
            <text:p>less</text:p>
          </table:table-cell>
          <table:table-cell office:value-type="float" office:value="-0.0615734621168009" calcext:value-type="float">
            <text:p>-0.0615734621</text:p>
          </table:table-cell>
          <table:table-cell office:value-type="float" office:value="-0.0697000000000001" calcext:value-type="float">
            <text:p>-0.0697</text:p>
          </table:table-cell>
          <table:table-cell office:value-type="float" office:value="-0.051839140135034" calcext:value-type="float">
            <text:p>-0.0518391401</text:p>
          </table:table-cell>
          <table:table-cell office:value-type="string" calcext:value-type="string">
            <text:p>us</text:p>
          </table:table-cell>
          <table:table-cell office:value-type="float" office:value="-0.0628148968445048" calcext:value-type="float">
            <text:p>-0.0628148968</text:p>
          </table:table-cell>
          <table:table-cell office:value-type="float" office:value="-0.07685" calcext:value-type="float">
            <text:p>-0.07685</text:p>
          </table:table-cell>
          <table:table-cell office:value-type="float" office:value="-0.046104048892495" calcext:value-type="float">
            <text:p>-0.0461040489</text:p>
          </table:table-cell>
        </table:table-row>
        <table:table-row table:style-name="ro1">
          <table:table-cell office:value-type="string" calcext:value-type="string">
            <text:p>takes</text:p>
          </table:table-cell>
          <table:table-cell office:value-type="float" office:value="0.0655377843314955" calcext:value-type="float">
            <text:p>0.0655377843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188339010218393" calcext:value-type="float">
            <text:p>0.1883390102</text:p>
          </table:table-cell>
          <table:table-cell office:value-type="string" calcext:value-type="string">
            <text:p>there's</text:p>
          </table:table-cell>
          <table:table-cell office:value-type="float" office:value="0.148353258804939" calcext:value-type="float">
            <text:p>0.1483532588</text:p>
          </table:table-cell>
          <table:table-cell office:value-type="float" office:value="0.6644" calcext:value-type="float">
            <text:p>0.6644</text:p>
          </table:table-cell>
          <table:table-cell office:value-type="float" office:value="0.276100086281277" calcext:value-type="float">
            <text:p>0.2761000863</text:p>
          </table:table-cell>
          <table:table-cell office:value-type="string" calcext:value-type="string">
            <text:p>isn't</text:p>
          </table:table-cell>
          <table:table-cell office:value-type="float" office:value="0.145772759397338" calcext:value-type="float">
            <text:p>0.1457727594</text:p>
          </table:table-cell>
          <table:table-cell office:value-type="float" office:value="0.65845" calcext:value-type="float">
            <text:p>0.65845</text:p>
          </table:table-cell>
          <table:table-cell office:value-type="float" office:value="0.283887199916134" calcext:value-type="float">
            <text:p>0.2838871999</text:p>
          </table:table-cell>
          <table:table-cell office:value-type="string" calcext:value-type="string">
            <text:p>bad</text:p>
          </table:table-cell>
          <table:table-cell office:value-type="float" office:value="-0.0614518438897" calcext:value-type="float">
            <text:p>-0.0614518439</text:p>
          </table:table-cell>
          <table:table-cell office:value-type="float" office:value="-0.0338499999999999" calcext:value-type="float">
            <text:p>-0.03385</text:p>
          </table:table-cell>
          <table:table-cell office:value-type="float" office:value="-0.0401124639369819" calcext:value-type="float">
            <text:p>-0.0401124639</text:p>
          </table:table-cell>
          <table:table-cell office:value-type="string" calcext:value-type="string">
            <text:p>actually</text:p>
          </table:table-cell>
          <table:table-cell office:value-type="float" office:value="-0.062709256541452" calcext:value-type="float">
            <text:p>-0.0627092565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-0.051826722035757" calcext:value-type="float">
            <text:p>-0.051826722</text:p>
          </table:table-cell>
        </table:table-row>
        <table:table-row table:style-name="ro1">
          <table:table-cell office:value-type="string" calcext:value-type="string">
            <text:p>taken</text:p>
          </table:table-cell>
          <table:table-cell office:value-type="float" office:value="0.0328177883890992" calcext:value-type="float">
            <text:p>0.0328177884</text:p>
          </table:table-cell>
          <table:table-cell office:value-type="float" office:value="0.60035" calcext:value-type="float">
            <text:p>0.60035</text:p>
          </table:table-cell>
          <table:table-cell office:value-type="float" office:value="0.101001012259588" calcext:value-type="float">
            <text:p>0.1010010123</text:p>
          </table:table-cell>
          <table:table-cell office:value-type="string" calcext:value-type="string">
            <text:p>might</text:p>
          </table:table-cell>
          <table:table-cell office:value-type="float" office:value="0.147993417904288" calcext:value-type="float">
            <text:p>0.1479934179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279686174724343" calcext:value-type="float">
            <text:p>0.2796861747</text:p>
          </table:table-cell>
          <table:table-cell office:value-type="string" calcext:value-type="string">
            <text:p>almost</text:p>
          </table:table-cell>
          <table:table-cell office:value-type="float" office:value="0.145263416385659" calcext:value-type="float">
            <text:p>0.1452634164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287757677745057" calcext:value-type="float">
            <text:p>0.2877576777</text:p>
          </table:table-cell>
          <table:table-cell office:value-type="string" calcext:value-type="string">
            <text:p>us</text:p>
          </table:table-cell>
          <table:table-cell office:value-type="float" office:value="-0.0614111171223408" calcext:value-type="float">
            <text:p>-0.0614111171</text:p>
          </table:table-cell>
          <table:table-cell office:value-type="float" office:value="-0.0770000000000001" calcext:value-type="float">
            <text:p>-0.077</text:p>
          </table:table-cell>
          <table:table-cell office:value-type="float" office:value="-0.044838605620555" calcext:value-type="float">
            <text:p>-0.0448386056</text:p>
          </table:table-cell>
          <table:table-cell office:value-type="string" calcext:value-type="string">
            <text:p>again</text:p>
          </table:table-cell>
          <table:table-cell office:value-type="float" office:value="-0.0623206686755387" calcext:value-type="float">
            <text:p>-0.0623206687</text:p>
          </table:table-cell>
          <table:table-cell office:value-type="float" office:value="-0.0483" calcext:value-type="float">
            <text:p>-0.0483</text:p>
          </table:table-cell>
          <table:table-cell office:value-type="float" office:value="-0.04698879301321" calcext:value-type="float">
            <text:p>-0.046988793</text:p>
          </table:table-cell>
        </table:table-row>
        <table:table-row table:style-name="ro1">
          <table:table-cell office:value-type="string" calcext:value-type="string">
            <text:p>take</text:p>
          </table:table-cell>
          <table:table-cell office:value-type="float" office:value="0.0749842665646222" calcext:value-type="float">
            <text:p>0.0749842666</text:p>
          </table:table-cell>
          <table:table-cell office:value-type="float" office:value="0.5923" calcext:value-type="float">
            <text:p>0.5923</text:p>
          </table:table-cell>
          <table:table-cell office:value-type="float" office:value="0.247508305647841" calcext:value-type="float">
            <text:p>0.2475083056</text:p>
          </table:table-cell>
          <table:table-cell office:value-type="string" calcext:value-type="string">
            <text:p>quite</text:p>
          </table:table-cell>
          <table:table-cell office:value-type="float" office:value="0.147526449142984" calcext:value-type="float">
            <text:p>0.1475264491</text:p>
          </table:table-cell>
          <table:table-cell office:value-type="float" office:value="0.65655" calcext:value-type="float">
            <text:p>0.65655</text:p>
          </table:table-cell>
          <table:table-cell office:value-type="float" office:value="0.3028519232721" calcext:value-type="float">
            <text:p>0.3028519233</text:p>
          </table:table-cell>
          <table:table-cell office:value-type="string" calcext:value-type="string">
            <text:p>excellent</text:p>
          </table:table-cell>
          <table:table-cell office:value-type="float" office:value="0.144948522926169" calcext:value-type="float">
            <text:p>0.1449485229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245605700712589" calcext:value-type="float">
            <text:p>0.2456057007</text:p>
          </table:table-cell>
          <table:table-cell office:value-type="string" calcext:value-type="string">
            <text:p>seen</text:p>
          </table:table-cell>
          <table:table-cell office:value-type="float" office:value="-0.0611202026951664" calcext:value-type="float">
            <text:p>-0.0611202027</text:p>
          </table:table-cell>
          <table:table-cell office:value-type="float" office:value="-0.0260999999999999" calcext:value-type="float">
            <text:p>-0.0261</text:p>
          </table:table-cell>
          <table:table-cell office:value-type="float" office:value="-0.044359215617596" calcext:value-type="float">
            <text:p>-0.0443592156</text:p>
          </table:table-cell>
          <table:table-cell office:value-type="string" calcext:value-type="string">
            <text:p>death</text:p>
          </table:table-cell>
          <table:table-cell office:value-type="float" office:value="-0.0623163192655198" calcext:value-type="float">
            <text:p>-0.0623163193</text:p>
          </table:table-cell>
          <table:table-cell office:value-type="float" office:value="-0.0712" calcext:value-type="float">
            <text:p>-0.0712</text:p>
          </table:table-cell>
          <table:table-cell office:value-type="float" office:value="-0.053766324318528" calcext:value-type="float">
            <text:p>-0.053766324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0250856424150301" calcext:value-type="float">
            <text:p>0.0250856424</text:p>
          </table:table-cell>
          <table:table-cell office:value-type="float" office:value="0.63485" calcext:value-type="float">
            <text:p>0.63485</text:p>
          </table:table-cell>
          <table:table-cell office:value-type="float" office:value="0.0679004467134652" calcext:value-type="float">
            <text:p>0.0679004467</text:p>
          </table:table-cell>
          <table:table-cell office:value-type="float" office:value="8" calcext:value-type="float">
            <text:p>8</text:p>
          </table:table-cell>
          <table:table-cell office:value-type="float" office:value="0.146696030709206" calcext:value-type="float">
            <text:p>0.1466960307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194316757208525" calcext:value-type="float">
            <text:p>0.1943167572</text:p>
          </table:table-cell>
          <table:table-cell office:value-type="string" calcext:value-type="string">
            <text:p>there's</text:p>
          </table:table-cell>
          <table:table-cell office:value-type="float" office:value="0.144327513264303" calcext:value-type="float">
            <text:p>0.1443275133</text:p>
          </table:table-cell>
          <table:table-cell office:value-type="float" office:value="0.65875" calcext:value-type="float">
            <text:p>0.65875</text:p>
          </table:table-cell>
          <table:table-cell office:value-type="float" office:value="0.273085525615081" calcext:value-type="float">
            <text:p>0.2730855256</text:p>
          </table:table-cell>
          <table:table-cell office:value-type="string" calcext:value-type="string">
            <text:p>rather</text:p>
          </table:table-cell>
          <table:table-cell office:value-type="float" office:value="-0.0610292229144265" calcext:value-type="float">
            <text:p>-0.0610292229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48576417704629" calcext:value-type="float">
            <text:p>-0.0485764177</text:p>
          </table:table-cell>
          <table:table-cell office:value-type="string" calcext:value-type="string">
            <text:p>making</text:p>
          </table:table-cell>
          <table:table-cell office:value-type="float" office:value="-0.0622906762316765" calcext:value-type="float">
            <text:p>-0.0622906762</text:p>
          </table:table-cell>
          <table:table-cell office:value-type="float" office:value="-0.0300499999999999" calcext:value-type="float">
            <text:p>-0.03005</text:p>
          </table:table-cell>
          <table:table-cell office:value-type="float" office:value="-0.051647528562824" calcext:value-type="float">
            <text:p>-0.0516475286</text:p>
          </table:table-cell>
        </table:table-row>
        <table:table-row table:style-name="ro1">
          <table:table-cell office:value-type="string" calcext:value-type="string">
            <text:p>suspense</text:p>
          </table:table-cell>
          <table:table-cell office:value-type="float" office:value="0.0333008990604333" calcext:value-type="float">
            <text:p>0.0333008991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079643699240241" calcext:value-type="float">
            <text:p>0.0796436992</text:p>
          </table:table-cell>
          <table:table-cell office:value-type="string" calcext:value-type="string">
            <text:p>comes</text:p>
          </table:table-cell>
          <table:table-cell office:value-type="float" office:value="0.146613722937328" calcext:value-type="float">
            <text:p>0.1466137229</text:p>
          </table:table-cell>
          <table:table-cell office:value-type="float" office:value="0.69095" calcext:value-type="float">
            <text:p>0.69095</text:p>
          </table:table-cell>
          <table:table-cell office:value-type="float" office:value="0.262674460217106" calcext:value-type="float">
            <text:p>0.2626744602</text:p>
          </table:table-cell>
          <table:table-cell office:value-type="string" calcext:value-type="string">
            <text:p>come</text:p>
          </table:table-cell>
          <table:table-cell office:value-type="float" office:value="0.144247223602266" calcext:value-type="float">
            <text:p>0.1442472236</text:p>
          </table:table-cell>
          <table:table-cell office:value-type="float" office:value="0.65895" calcext:value-type="float">
            <text:p>0.65895</text:p>
          </table:table-cell>
          <table:table-cell office:value-type="float" office:value="0.291324675324675" calcext:value-type="float">
            <text:p>0.2913246753</text:p>
          </table:table-cell>
          <table:table-cell office:value-type="string" calcext:value-type="string">
            <text:p>bit</text:p>
          </table:table-cell>
          <table:table-cell office:value-type="float" office:value="-0.0609527395404257" calcext:value-type="float">
            <text:p>-0.0609527395</text:p>
          </table:table-cell>
          <table:table-cell office:value-type="float" office:value="-0.0580000000000001" calcext:value-type="float">
            <text:p>-0.058</text:p>
          </table:table-cell>
          <table:table-cell office:value-type="float" office:value="-0.047846630832038" calcext:value-type="float">
            <text:p>-0.0478466308</text:p>
          </table:table-cell>
          <table:table-cell office:value-type="string" calcext:value-type="string">
            <text:p>finally</text:p>
          </table:table-cell>
          <table:table-cell office:value-type="float" office:value="-0.0621854820636664" calcext:value-type="float">
            <text:p>-0.0621854821</text:p>
          </table:table-cell>
          <table:table-cell office:value-type="float" office:value="-0.0987" calcext:value-type="float">
            <text:p>-0.0987</text:p>
          </table:table-cell>
          <table:table-cell office:value-type="float" office:value="-0.053211078637466" calcext:value-type="float">
            <text:p>-0.0532110786</text:p>
          </table:table-cell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0312052320149486" calcext:value-type="float">
            <text:p>0.031205232</text:p>
          </table:table-cell>
          <table:table-cell office:value-type="float" office:value="0.61115" calcext:value-type="float">
            <text:p>0.61115</text:p>
          </table:table-cell>
          <table:table-cell office:value-type="float" office:value="0.0873136955756367" calcext:value-type="float">
            <text:p>0.0873136956</text:p>
          </table:table-cell>
          <table:table-cell office:value-type="string" calcext:value-type="string">
            <text:p>isn't</text:p>
          </table:table-cell>
          <table:table-cell office:value-type="float" office:value="0.144980653428906" calcext:value-type="float">
            <text:p>0.1449806534</text:p>
          </table:table-cell>
          <table:table-cell office:value-type="float" office:value="0.6657" calcext:value-type="float">
            <text:p>0.6657</text:p>
          </table:table-cell>
          <table:table-cell office:value-type="float" office:value="0.282310004293688" calcext:value-type="float">
            <text:p>0.2823100043</text:p>
          </table:table-cell>
          <table:table-cell office:value-type="string" calcext:value-type="string">
            <text:p>might</text:p>
          </table:table-cell>
          <table:table-cell office:value-type="float" office:value="0.143883200124686" calcext:value-type="float">
            <text:p>0.1438832001</text:p>
          </table:table-cell>
          <table:table-cell office:value-type="float" office:value="0.6568" calcext:value-type="float">
            <text:p>0.6568</text:p>
          </table:table-cell>
          <table:table-cell office:value-type="float" office:value="0.2764073371284" calcext:value-type="float">
            <text:p>0.2764073371</text:p>
          </table:table-cell>
          <table:table-cell office:value-type="string" calcext:value-type="string">
            <text:p>gets</text:p>
          </table:table-cell>
          <table:table-cell office:value-type="float" office:value="-0.0604523018965459" calcext:value-type="float">
            <text:p>-0.0604523019</text:p>
          </table:table-cell>
          <table:table-cell office:value-type="float" office:value="-0.04195" calcext:value-type="float">
            <text:p>-0.04195</text:p>
          </table:table-cell>
          <table:table-cell office:value-type="float" office:value="-0.048457447563546" calcext:value-type="float">
            <text:p>-0.0484574476</text:p>
          </table:table-cell>
          <table:table-cell office:value-type="string" calcext:value-type="string">
            <text:p>yet</text:p>
          </table:table-cell>
          <table:table-cell office:value-type="float" office:value="-0.0621762976934976" calcext:value-type="float">
            <text:p>-0.0621762977</text:p>
          </table:table-cell>
          <table:table-cell office:value-type="float" office:value="-0.0600499999999999" calcext:value-type="float">
            <text:p>-0.06005</text:p>
          </table:table-cell>
          <table:table-cell office:value-type="float" office:value="-0.049739690006955" calcext:value-type="float">
            <text:p>-0.04973969</text:p>
          </table:table-cell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0.0209087851673228" calcext:value-type="float">
            <text:p>0.0209087852</text:p>
          </table:table-cell>
          <table:table-cell office:value-type="float" office:value="0.57205" calcext:value-type="float">
            <text:p>0.57205</text:p>
          </table:table-cell>
          <table:table-cell office:value-type="float" office:value="0.0675454842575444" calcext:value-type="float">
            <text:p>0.0675454843</text:p>
          </table:table-cell>
          <table:table-cell office:value-type="string" calcext:value-type="string">
            <text:p>come</text:p>
          </table:table-cell>
          <table:table-cell office:value-type="float" office:value="0.144280087769695" calcext:value-type="float">
            <text:p>0.1442800878</text:p>
          </table:table-cell>
          <table:table-cell office:value-type="float" office:value="0.65385" calcext:value-type="float">
            <text:p>0.65385</text:p>
          </table:table-cell>
          <table:table-cell office:value-type="float" office:value="0.292054402290623" calcext:value-type="float">
            <text:p>0.2920544023</text:p>
          </table:table-cell>
          <table:table-cell office:value-type="string" calcext:value-type="string">
            <text:p>young</text:p>
          </table:table-cell>
          <table:table-cell office:value-type="float" office:value="0.143443098090767" calcext:value-type="float">
            <text:p>0.1434430981</text:p>
          </table:table-cell>
          <table:table-cell office:value-type="float" office:value="0.64115" calcext:value-type="float">
            <text:p>0.64115</text:p>
          </table:table-cell>
          <table:table-cell office:value-type="float" office:value="0.287925389423554" calcext:value-type="float">
            <text:p>0.2879253894</text:p>
          </table:table-cell>
          <table:table-cell office:value-type="string" calcext:value-type="string">
            <text:p>yet</text:p>
          </table:table-cell>
          <table:table-cell office:value-type="float" office:value="-0.0602457179657606" calcext:value-type="float">
            <text:p>-0.060245718</text:p>
          </table:table-cell>
          <table:table-cell office:value-type="float" office:value="-0.0481999999999999" calcext:value-type="float">
            <text:p>-0.0482</text:p>
          </table:table-cell>
          <table:table-cell office:value-type="float" office:value="-0.049236197791512" calcext:value-type="float">
            <text:p>-0.0492361978</text:p>
          </table:table-cell>
          <table:table-cell office:value-type="string" calcext:value-type="string">
            <text:p>both</text:p>
          </table:table-cell>
          <table:table-cell office:value-type="float" office:value="-0.0618182746283004" calcext:value-type="float">
            <text:p>-0.0618182746</text:p>
          </table:table-cell>
          <table:table-cell office:value-type="float" office:value="-0.0594" calcext:value-type="float">
            <text:p>-0.0594</text:p>
          </table:table-cell>
          <table:table-cell office:value-type="float" office:value="-0.047487203770636" calcext:value-type="float">
            <text:p>-0.0474872038</text:p>
          </table:table-cell>
        </table:table-row>
        <table:table-row table:style-name="ro1">
          <table:table-cell office:value-type="string" calcext:value-type="string">
            <text:p>sure</text:p>
          </table:table-cell>
          <table:table-cell office:value-type="float" office:value="0.0546453032887031" calcext:value-type="float">
            <text:p>0.0546453033</text:p>
          </table:table-cell>
          <table:table-cell office:value-type="float" office:value="0.5922" calcext:value-type="float">
            <text:p>0.5922</text:p>
          </table:table-cell>
          <table:table-cell office:value-type="float" office:value="0.200078462142016" calcext:value-type="float">
            <text:p>0.2000784621</text:p>
          </table:table-cell>
          <table:table-cell office:value-type="string" calcext:value-type="string">
            <text:p>goes</text:p>
          </table:table-cell>
          <table:table-cell office:value-type="float" office:value="0.142396249182942" calcext:value-type="float">
            <text:p>0.1423962492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258965999068468" calcext:value-type="float">
            <text:p>0.2589659991</text:p>
          </table:table-cell>
          <table:table-cell office:value-type="string" calcext:value-type="string">
            <text:p>however</text:p>
          </table:table-cell>
          <table:table-cell office:value-type="float" office:value="0.143209117040508" calcext:value-type="float">
            <text:p>0.143209117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29531405782652" calcext:value-type="float">
            <text:p>0.2953140578</text:p>
          </table:table-cell>
          <table:table-cell office:value-type="string" calcext:value-type="string">
            <text:p>there's</text:p>
          </table:table-cell>
          <table:table-cell office:value-type="float" office:value="-0.0601051906565244" calcext:value-type="float">
            <text:p>-0.0601051907</text:p>
          </table:table-cell>
          <table:table-cell office:value-type="float" office:value="-0.0187999999999999" calcext:value-type="float">
            <text:p>-0.0188</text:p>
          </table:table-cell>
          <table:table-cell office:value-type="float" office:value="-0.051592427637951" calcext:value-type="float">
            <text:p>-0.0515924276</text:p>
          </table:table-cell>
          <table:table-cell office:value-type="string" calcext:value-type="string">
            <text:p>bit</text:p>
          </table:table-cell>
          <table:table-cell office:value-type="float" office:value="-0.0615542183269487" calcext:value-type="float">
            <text:p>-0.0615542183</text:p>
          </table:table-cell>
          <table:table-cell office:value-type="float" office:value="-0.05355" calcext:value-type="float">
            <text:p>-0.05355</text:p>
          </table:table-cell>
          <table:table-cell office:value-type="float" office:value="-0.048854325882956" calcext:value-type="float">
            <text:p>-0.0488543259</text:p>
          </table:table-cell>
        </table:table-row>
        <table:table-row table:style-name="ro1">
          <table:table-cell office:value-type="string" calcext:value-type="string">
            <text:p>supposed</text:p>
          </table:table-cell>
          <table:table-cell office:value-type="float" office:value="0.0878616471944418" calcext:value-type="float">
            <text:p>0.0878616472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169847789321092" calcext:value-type="float">
            <text:p>0.1698477893</text:p>
          </table:table-cell>
          <table:table-cell office:value-type="string" calcext:value-type="string">
            <text:p>gets</text:p>
          </table:table-cell>
          <table:table-cell office:value-type="float" office:value="0.142343932277319" calcext:value-type="float">
            <text:p>0.1423439323</text:p>
          </table:table-cell>
          <table:table-cell office:value-type="float" office:value="0.65185" calcext:value-type="float">
            <text:p>0.65185</text:p>
          </table:table-cell>
          <table:table-cell office:value-type="float" office:value="0.284304656182547" calcext:value-type="float">
            <text:p>0.2843046562</text:p>
          </table:table-cell>
          <table:table-cell office:value-type="string" calcext:value-type="string">
            <text:p>find</text:p>
          </table:table-cell>
          <table:table-cell office:value-type="float" office:value="0.142633669213429" calcext:value-type="float">
            <text:p>0.1426336692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318272909455274" calcext:value-type="float">
            <text:p>0.3182729095</text:p>
          </table:table-cell>
          <table:table-cell office:value-type="string" calcext:value-type="string">
            <text:p>woman</text:p>
          </table:table-cell>
          <table:table-cell office:value-type="float" office:value="-0.0600687590575757" calcext:value-type="float">
            <text:p>-0.0600687591</text:p>
          </table:table-cell>
          <table:table-cell office:value-type="float" office:value="-0.0610000000000001" calcext:value-type="float">
            <text:p>-0.061</text:p>
          </table:table-cell>
          <table:table-cell office:value-type="float" office:value="-0.049361335536751" calcext:value-type="float">
            <text:p>-0.0493613355</text:p>
          </table:table-cell>
          <table:table-cell office:value-type="string" calcext:value-type="string">
            <text:p>lot</text:p>
          </table:table-cell>
          <table:table-cell office:value-type="float" office:value="-0.0613220453232986" calcext:value-type="float">
            <text:p>-0.0613220453</text:p>
          </table:table-cell>
          <table:table-cell office:value-type="float" office:value="-0.0366500000000001" calcext:value-type="float">
            <text:p>-0.03665</text:p>
          </table:table-cell>
          <table:table-cell office:value-type="float" office:value="-0.047791879242793" calcext:value-type="float">
            <text:p>-0.0477918792</text:p>
          </table:table-cell>
        </table:table-row>
        <table:table-row table:style-name="ro1">
          <table:table-cell office:value-type="string" calcext:value-type="string">
            <text:p>supporting</text:p>
          </table:table-cell>
          <table:table-cell office:value-type="float" office:value="0.0478496836638371" calcext:value-type="float">
            <text:p>0.0478496837</text:p>
          </table:table-cell>
          <table:table-cell office:value-type="float" office:value="0.66285" calcext:value-type="float">
            <text:p>0.66285</text:p>
          </table:table-cell>
          <table:table-cell office:value-type="float" office:value="0.104396334174525" calcext:value-type="float">
            <text:p>0.1043963342</text:p>
          </table:table-cell>
          <table:table-cell office:value-type="string" calcext:value-type="string">
            <text:p>making</text:p>
          </table:table-cell>
          <table:table-cell office:value-type="float" office:value="0.142012880887801" calcext:value-type="float">
            <text:p>0.1420128809</text:p>
          </table:table-cell>
          <table:table-cell office:value-type="float" office:value="0.6477" calcext:value-type="float">
            <text:p>0.6477</text:p>
          </table:table-cell>
          <table:table-cell office:value-type="float" office:value="0.281899714635141" calcext:value-type="float">
            <text:p>0.2818997146</text:p>
          </table:table-cell>
          <table:table-cell office:value-type="string" calcext:value-type="string">
            <text:p>gets</text:p>
          </table:table-cell>
          <table:table-cell office:value-type="float" office:value="0.141241469246976" calcext:value-type="float">
            <text:p>0.1412414692</text:p>
          </table:table-cell>
          <table:table-cell office:value-type="float" office:value="0.64585" calcext:value-type="float">
            <text:p>0.64585</text:p>
          </table:table-cell>
          <table:table-cell office:value-type="float" office:value="0.284039219650258" calcext:value-type="float">
            <text:p>0.2840392197</text:p>
          </table:table-cell>
          <table:table-cell office:value-type="string" calcext:value-type="string">
            <text:p>worst</text:p>
          </table:table-cell>
          <table:table-cell office:value-type="float" office:value="-0.060052707848363" calcext:value-type="float">
            <text:p>-0.0600527078</text:p>
          </table:table-cell>
          <table:table-cell office:value-type="float" office:value="-0.03145" calcext:value-type="float">
            <text:p>-0.03145</text:p>
          </table:table-cell>
          <table:table-cell office:value-type="float" office:value="-0.0498359379949581" calcext:value-type="float">
            <text:p>-0.049835938</text:p>
          </table:table-cell>
          <table:table-cell office:value-type="string" calcext:value-type="string">
            <text:p>young</text:p>
          </table:table-cell>
          <table:table-cell office:value-type="float" office:value="-0.0611563959949962" calcext:value-type="float">
            <text:p>-0.061156396</text:p>
          </table:table-cell>
          <table:table-cell office:value-type="float" office:value="-0.0489499999999999" calcext:value-type="float">
            <text:p>-0.04895</text:p>
          </table:table-cell>
          <table:table-cell office:value-type="float" office:value="-0.048320690560977" calcext:value-type="float">
            <text:p>-0.0483206906</text:p>
          </table:table-cell>
        </table:table-row>
        <table:table-row table:style-name="ro1">
          <table:table-cell office:value-type="string" calcext:value-type="string">
            <text:p>superb</text:p>
          </table:table-cell>
          <table:table-cell office:value-type="float" office:value="0.0523605148278156" calcext:value-type="float">
            <text:p>0.0523605148</text:p>
          </table:table-cell>
          <table:table-cell office:value-type="float" office:value="0.66395" calcext:value-type="float">
            <text:p>0.66395</text:p>
          </table:table-cell>
          <table:table-cell office:value-type="float" office:value="0.0943269101199299" calcext:value-type="float">
            <text:p>0.0943269101</text:p>
          </table:table-cell>
          <table:table-cell office:value-type="float" office:value="3" calcext:value-type="float">
            <text:p>3</text:p>
          </table:table-cell>
          <table:table-cell office:value-type="float" office:value="0.141798326152182" calcext:value-type="float">
            <text:p>0.1417983262</text:p>
          </table:table-cell>
          <table:table-cell office:value-type="float" office:value="0.7168" calcext:value-type="float">
            <text:p>0.7168</text:p>
          </table:table-cell>
          <table:table-cell office:value-type="float" office:value="0.231270358306189" calcext:value-type="float">
            <text:p>0.2312703583</text:p>
          </table:table-cell>
          <table:table-cell office:value-type="string" calcext:value-type="string">
            <text:p>goes</text:p>
          </table:table-cell>
          <table:table-cell office:value-type="float" office:value="0.140855750232665" calcext:value-type="float">
            <text:p>0.1408557502</text:p>
          </table:table-cell>
          <table:table-cell office:value-type="float" office:value="0.68105" calcext:value-type="float">
            <text:p>0.68105</text:p>
          </table:table-cell>
          <table:table-cell office:value-type="float" office:value="0.25765157686489" calcext:value-type="float">
            <text:p>0.2576515769</text:p>
          </table:table-cell>
          <table:table-cell office:value-type="string" calcext:value-type="string">
            <text:p>isn't</text:p>
          </table:table-cell>
          <table:table-cell office:value-type="float" office:value="-0.0598911683842763" calcext:value-type="float">
            <text:p>-0.0598911684</text:p>
          </table:table-cell>
          <table:table-cell office:value-type="float" office:value="-0.03725" calcext:value-type="float">
            <text:p>-0.03725</text:p>
          </table:table-cell>
          <table:table-cell office:value-type="float" office:value="-0.048629484545312" calcext:value-type="float">
            <text:p>-0.0486294845</text:p>
          </table:table-cell>
          <table:table-cell office:value-type="string" calcext:value-type="string">
            <text:p>might</text:p>
          </table:table-cell>
          <table:table-cell office:value-type="float" office:value="-0.0608484347328647" calcext:value-type="float">
            <text:p>-0.0608484347</text:p>
          </table:table-cell>
          <table:table-cell office:value-type="float" office:value="-0.04215" calcext:value-type="float">
            <text:p>-0.04215</text:p>
          </table:table-cell>
          <table:table-cell office:value-type="float" office:value="-0.049659067839747" calcext:value-type="float">
            <text:p>-0.0496590678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office:value-type="float" office:value="0.092143947877373" calcext:value-type="float">
            <text:p>0.0921439479</text:p>
          </table:table-cell>
          <table:table-cell office:value-type="float" office:value="0.5977" calcext:value-type="float">
            <text:p>0.5977</text:p>
          </table:table-cell>
          <table:table-cell office:value-type="float" office:value="0.300591098748261" calcext:value-type="float">
            <text:p>0.3005910987</text:p>
          </table:table-cell>
          <table:table-cell office:value-type="string" calcext:value-type="string">
            <text:p>young</text:p>
          </table:table-cell>
          <table:table-cell office:value-type="float" office:value="0.14179054289277" calcext:value-type="float">
            <text:p>0.1417905429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285066941297631" calcext:value-type="float">
            <text:p>0.2850669413</text:p>
          </table:table-cell>
          <table:table-cell office:value-type="string" calcext:value-type="string">
            <text:p>long</text:p>
          </table:table-cell>
          <table:table-cell office:value-type="float" office:value="0.140523634849189" calcext:value-type="float">
            <text:p>0.1405236348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292250618301731" calcext:value-type="float">
            <text:p>0.2922506183</text:p>
          </table:table-cell>
          <table:table-cell office:value-type="string" calcext:value-type="string">
            <text:p>scenes</text:p>
          </table:table-cell>
          <table:table-cell office:value-type="float" office:value="-0.0598852067573929" calcext:value-type="float">
            <text:p>-0.0598852068</text:p>
          </table:table-cell>
          <table:table-cell office:value-type="float" office:value="-0.0418000000000001" calcext:value-type="float">
            <text:p>-0.0418</text:p>
          </table:table-cell>
          <table:table-cell office:value-type="float" office:value="-0.042567060111573" calcext:value-type="float">
            <text:p>-0.0425670601</text:p>
          </table:table-cell>
          <table:table-cell office:value-type="string" calcext:value-type="string">
            <text:p>without</text:p>
          </table:table-cell>
          <table:table-cell office:value-type="float" office:value="-0.0608228519950887" calcext:value-type="float">
            <text:p>-0.060822852</text:p>
          </table:table-cell>
          <table:table-cell office:value-type="float" office:value="-0.07625" calcext:value-type="float">
            <text:p>-0.07625</text:p>
          </table:table-cell>
          <table:table-cell office:value-type="float" office:value="-0.043497159339633" calcext:value-type="float">
            <text:p>-0.0434971593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float" office:value="0.0188148507644643" calcext:value-type="float">
            <text:p>0.0188148508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0647359454855196" calcext:value-type="float">
            <text:p>0.0647359455</text:p>
          </table:table-cell>
          <table:table-cell office:value-type="string" calcext:value-type="string">
            <text:p>always</text:p>
          </table:table-cell>
          <table:table-cell office:value-type="float" office:value="0.141392183146116" calcext:value-type="float">
            <text:p>0.1413921831</text:p>
          </table:table-cell>
          <table:table-cell office:value-type="float" office:value="0.6578" calcext:value-type="float">
            <text:p>0.6578</text:p>
          </table:table-cell>
          <table:table-cell office:value-type="float" office:value="0.284399832705981" calcext:value-type="float">
            <text:p>0.2843998327</text:p>
          </table:table-cell>
          <table:table-cell office:value-type="string" calcext:value-type="string">
            <text:p>rather</text:p>
          </table:table-cell>
          <table:table-cell office:value-type="float" office:value="0.140179808385208" calcext:value-type="float">
            <text:p>0.1401798084</text:p>
          </table:table-cell>
          <table:table-cell office:value-type="float" office:value="0.67665" calcext:value-type="float">
            <text:p>0.67665</text:p>
          </table:table-cell>
          <table:table-cell office:value-type="float" office:value="0.264528602297282" calcext:value-type="float">
            <text:p>0.2645286023</text:p>
          </table:table-cell>
          <table:table-cell office:value-type="string" calcext:value-type="string">
            <text:p>big</text:p>
          </table:table-cell>
          <table:table-cell office:value-type="float" office:value="-0.0598533178707638" calcext:value-type="float">
            <text:p>-0.0598533179</text:p>
          </table:table-cell>
          <table:table-cell office:value-type="float" office:value="-0.04635" calcext:value-type="float">
            <text:p>-0.04635</text:p>
          </table:table-cell>
          <table:table-cell office:value-type="float" office:value="-0.047124180380736" calcext:value-type="float">
            <text:p>-0.0471241804</text:p>
          </table:table-cell>
          <table:table-cell office:value-type="string" calcext:value-type="string">
            <text:p>isn't</text:p>
          </table:table-cell>
          <table:table-cell office:value-type="float" office:value="-0.0606832743527083" calcext:value-type="float">
            <text:p>-0.060683274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0206680167758" calcext:value-type="float">
            <text:p>-0.0502066802</text:p>
          </table:table-cell>
        </table:table-row>
        <table:table-row table:style-name="ro1">
          <table:table-cell office:value-type="string" calcext:value-type="string">
            <text:p>style</text:p>
          </table:table-cell>
          <table:table-cell office:value-type="float" office:value="0.0487374947265905" calcext:value-type="float">
            <text:p>0.0487374947</text:p>
          </table:table-cell>
          <table:table-cell office:value-type="float" office:value="0.61115" calcext:value-type="float">
            <text:p>0.61115</text:p>
          </table:table-cell>
          <table:table-cell office:value-type="float" office:value="0.139045721244326" calcext:value-type="float">
            <text:p>0.1390457212</text:p>
          </table:table-cell>
          <table:table-cell office:value-type="string" calcext:value-type="string">
            <text:p>almost</text:p>
          </table:table-cell>
          <table:table-cell office:value-type="float" office:value="0.140952615686601" calcext:value-type="float">
            <text:p>0.1409526157</text:p>
          </table:table-cell>
          <table:table-cell office:value-type="float" office:value="0.65885" calcext:value-type="float">
            <text:p>0.65885</text:p>
          </table:table-cell>
          <table:table-cell office:value-type="float" office:value="0.284275673974614" calcext:value-type="float">
            <text:p>0.284275674</text:p>
          </table:table-cell>
          <table:table-cell office:value-type="string" calcext:value-type="string">
            <text:p>seem</text:p>
          </table:table-cell>
          <table:table-cell office:value-type="float" office:value="0.139830451556487" calcext:value-type="float">
            <text:p>0.1398304516</text:p>
          </table:table-cell>
          <table:table-cell office:value-type="float" office:value="0.69455" calcext:value-type="float">
            <text:p>0.69455</text:p>
          </table:table-cell>
          <table:table-cell office:value-type="float" office:value="0.246825298976698" calcext:value-type="float">
            <text:p>0.246825299</text:p>
          </table:table-cell>
          <table:table-cell office:value-type="string" calcext:value-type="string">
            <text:p>however</text:p>
          </table:table-cell>
          <table:table-cell office:value-type="float" office:value="-0.0597891665641214" calcext:value-type="float">
            <text:p>-0.0597891666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47470767823765" calcext:value-type="float">
            <text:p>-0.0474707678</text:p>
          </table:table-cell>
          <table:table-cell office:value-type="string" calcext:value-type="string">
            <text:p>day</text:p>
          </table:table-cell>
          <table:table-cell office:value-type="float" office:value="-0.0602523609559991" calcext:value-type="float">
            <text:p>-0.060252361</text:p>
          </table:table-cell>
          <table:table-cell office:value-type="float" office:value="-0.06785" calcext:value-type="float">
            <text:p>-0.06785</text:p>
          </table:table-cell>
          <table:table-cell office:value-type="float" office:value="-0.047742442207076" calcext:value-type="float">
            <text:p>-0.0477424422</text:p>
          </table:table-cell>
        </table:table-row>
        <table:table-row table:style-name="ro1">
          <table:table-cell office:value-type="string" calcext:value-type="string">
            <text:p>stupid</text:p>
          </table:table-cell>
          <table:table-cell office:value-type="float" office:value="0.0929315852548178" calcext:value-type="float">
            <text:p>0.0929315853</text:p>
          </table:table-cell>
          <table:table-cell office:value-type="float" office:value="0.628" calcext:value-type="float">
            <text:p>0.628</text:p>
          </table:table-cell>
          <table:table-cell office:value-type="float" office:value="0.179713340683572" calcext:value-type="float">
            <text:p>0.1797133407</text:p>
          </table:table-cell>
          <table:table-cell office:value-type="string" calcext:value-type="string">
            <text:p>old</text:p>
          </table:table-cell>
          <table:table-cell office:value-type="float" office:value="0.140896232176492" calcext:value-type="float">
            <text:p>0.1408962322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317114409167763" calcext:value-type="float">
            <text:p>0.3171144092</text:p>
          </table:table-cell>
          <table:table-cell office:value-type="string" calcext:value-type="string">
            <text:p>bit</text:p>
          </table:table-cell>
          <table:table-cell office:value-type="float" office:value="0.139149989075538" calcext:value-type="float">
            <text:p>0.1391499891</text:p>
          </table:table-cell>
          <table:table-cell office:value-type="float" office:value="0.64205" calcext:value-type="float">
            <text:p>0.64205</text:p>
          </table:table-cell>
          <table:table-cell office:value-type="float" office:value="0.278399354903739" calcext:value-type="float">
            <text:p>0.2783993549</text:p>
          </table:table-cell>
          <table:table-cell office:value-type="string" calcext:value-type="string">
            <text:p>thing</text:p>
          </table:table-cell>
          <table:table-cell office:value-type="float" office:value="-0.0595081905006348" calcext:value-type="float">
            <text:p>-0.0595081905</text:p>
          </table:table-cell>
          <table:table-cell office:value-type="float" office:value="-0.0195500000000001" calcext:value-type="float">
            <text:p>-0.01955</text:p>
          </table:table-cell>
          <table:table-cell office:value-type="float" office:value="-0.047810506074643" calcext:value-type="float">
            <text:p>-0.0478105061</text:p>
          </table:table-cell>
          <table:table-cell office:value-type="string" calcext:value-type="string">
            <text:p>become</text:p>
          </table:table-cell>
          <table:table-cell office:value-type="float" office:value="-0.0599582264118046" calcext:value-type="float">
            <text:p>-0.0599582264</text:p>
          </table:table-cell>
          <table:table-cell office:value-type="float" office:value="-0.07485" calcext:value-type="float">
            <text:p>-0.07485</text:p>
          </table:table-cell>
          <table:table-cell office:value-type="float" office:value="-0.052179485900378" calcext:value-type="float">
            <text:p>-0.0521794859</text:p>
          </table:table-cell>
        </table:table-row>
        <table:table-row table:style-name="ro1">
          <table:table-cell office:value-type="string" calcext:value-type="string">
            <text:p>stuff</text:p>
          </table:table-cell>
          <table:table-cell office:value-type="float" office:value="0.0327402044784274" calcext:value-type="float">
            <text:p>0.032740204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105334538878843" calcext:value-type="float">
            <text:p>0.1053345389</text:p>
          </table:table-cell>
          <table:table-cell office:value-type="string" calcext:value-type="string">
            <text:p>movies</text:p>
          </table:table-cell>
          <table:table-cell office:value-type="float" office:value="0.139904517971293" calcext:value-type="float">
            <text:p>0.139904518</text:p>
          </table:table-cell>
          <table:table-cell office:value-type="float" office:value="0.60495" calcext:value-type="float">
            <text:p>0.60495</text:p>
          </table:table-cell>
          <table:table-cell office:value-type="float" office:value="0.3853753403345" calcext:value-type="float">
            <text:p>0.3853753403</text:p>
          </table:table-cell>
          <table:table-cell office:value-type="string" calcext:value-type="string">
            <text:p>yet</text:p>
          </table:table-cell>
          <table:table-cell office:value-type="float" office:value="0.139129422846239" calcext:value-type="float">
            <text:p>0.1391294228</text:p>
          </table:table-cell>
          <table:table-cell office:value-type="float" office:value="0.68235" calcext:value-type="float">
            <text:p>0.68235</text:p>
          </table:table-cell>
          <table:table-cell office:value-type="float" office:value="0.261879865225979" calcext:value-type="float">
            <text:p>0.2618798652</text:p>
          </table:table-cell>
          <table:table-cell office:value-type="string" calcext:value-type="string">
            <text:p>young</text:p>
          </table:table-cell>
          <table:table-cell office:value-type="float" office:value="-0.0595038407969992" calcext:value-type="float">
            <text:p>-0.0595038408</text:p>
          </table:table-cell>
          <table:table-cell office:value-type="float" office:value="-0.0607" calcext:value-type="float">
            <text:p>-0.0607</text:p>
          </table:table-cell>
          <table:table-cell office:value-type="float" office:value="-0.045462242435054" calcext:value-type="float">
            <text:p>-0.0454622424</text:p>
          </table:table-cell>
          <table:table-cell office:value-type="float" office:value="7" calcext:value-type="float">
            <text:p>7</text:p>
          </table:table-cell>
          <table:table-cell office:value-type="float" office:value="-0.059584508744767" calcext:value-type="float">
            <text:p>-0.0595845087</text:p>
          </table:table-cell>
          <table:table-cell office:value-type="float" office:value="-0.04725" calcext:value-type="float">
            <text:p>-0.04725</text:p>
          </table:table-cell>
          <table:table-cell office:value-type="float" office:value="-0.054920745497819" calcext:value-type="float">
            <text:p>-0.0549207455</text:p>
          </table:table-cell>
        </table:table-row>
        <table:table-row table:style-name="ro1">
          <table:table-cell office:value-type="string" calcext:value-type="string">
            <text:p>strong</text:p>
          </table:table-cell>
          <table:table-cell office:value-type="float" office:value="0.0489625643615945" calcext:value-type="float">
            <text:p>0.0489625644</text:p>
          </table:table-cell>
          <table:table-cell office:value-type="float" office:value="0.6328" calcext:value-type="float">
            <text:p>0.6328</text:p>
          </table:table-cell>
          <table:table-cell office:value-type="float" office:value="0.114540631782011" calcext:value-type="float">
            <text:p>0.1145406318</text:p>
          </table:table-cell>
          <table:table-cell office:value-type="string" calcext:value-type="string">
            <text:p>your</text:p>
          </table:table-cell>
          <table:table-cell office:value-type="float" office:value="0.139654931869972" calcext:value-type="float">
            <text:p>0.1396549319</text:p>
          </table:table-cell>
          <table:table-cell office:value-type="float" office:value="0.61705" calcext:value-type="float">
            <text:p>0.61705</text:p>
          </table:table-cell>
          <table:table-cell office:value-type="float" office:value="0.34689178818112" calcext:value-type="float">
            <text:p>0.3468917882</text:p>
          </table:table-cell>
          <table:table-cell office:value-type="string" calcext:value-type="string">
            <text:p>old</text:p>
          </table:table-cell>
          <table:table-cell office:value-type="float" office:value="0.137723815856402" calcext:value-type="float">
            <text:p>0.1377238159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31488406881077" calcext:value-type="float">
            <text:p>0.3148840688</text:p>
          </table:table-cell>
          <table:table-cell office:value-type="string" calcext:value-type="string">
            <text:p>sure</text:p>
          </table:table-cell>
          <table:table-cell office:value-type="float" office:value="-0.0592503006025329" calcext:value-type="float">
            <text:p>-0.0592503006</text:p>
          </table:table-cell>
          <table:table-cell office:value-type="float" office:value="-0.05025" calcext:value-type="float">
            <text:p>-0.05025</text:p>
          </table:table-cell>
          <table:table-cell office:value-type="float" office:value="-0.047897139919189" calcext:value-type="float">
            <text:p>-0.0478971399</text:p>
          </table:table-cell>
          <table:table-cell office:value-type="string" calcext:value-type="string">
            <text:p>woman</text:p>
          </table:table-cell>
          <table:table-cell office:value-type="float" office:value="-0.0595135477144097" calcext:value-type="float">
            <text:p>-0.0595135477</text:p>
          </table:table-cell>
          <table:table-cell office:value-type="float" office:value="-0.0486500000000001" calcext:value-type="float">
            <text:p>-0.04865</text:p>
          </table:table-cell>
          <table:table-cell office:value-type="float" office:value="-0.049848783948744" calcext:value-type="float">
            <text:p>-0.0498487839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float" office:value="0.0238229655565146" calcext:value-type="float">
            <text:p>0.0238229656</text:p>
          </table:table-cell>
          <table:table-cell office:value-type="float" office:value="0.61835" calcext:value-type="float">
            <text:p>0.61835</text:p>
          </table:table-cell>
          <table:table-cell office:value-type="float" office:value="0.0651561543172076" calcext:value-type="float">
            <text:p>0.0651561543</text:p>
          </table:table-cell>
          <table:table-cell office:value-type="string" calcext:value-type="string">
            <text:p>perfect</text:p>
          </table:table-cell>
          <table:table-cell office:value-type="float" office:value="0.139593971590819" calcext:value-type="float">
            <text:p>0.1395939716</text:p>
          </table:table-cell>
          <table:table-cell office:value-type="float" office:value="0.7116" calcext:value-type="float">
            <text:p>0.7116</text:p>
          </table:table-cell>
          <table:table-cell office:value-type="float" office:value="0.220961642355484" calcext:value-type="float">
            <text:p>0.2209616424</text:p>
          </table:table-cell>
          <table:table-cell office:value-type="string" calcext:value-type="string">
            <text:p>far</text:p>
          </table:table-cell>
          <table:table-cell office:value-type="float" office:value="0.136631507266544" calcext:value-type="float">
            <text:p>0.1366315073</text:p>
          </table:table-cell>
          <table:table-cell office:value-type="float" office:value="0.6778" calcext:value-type="float">
            <text:p>0.6778</text:p>
          </table:table-cell>
          <table:table-cell office:value-type="float" office:value="0.271535157133168" calcext:value-type="float">
            <text:p>0.2715351571</text:p>
          </table:table-cell>
          <table:table-cell office:value-type="string" calcext:value-type="string">
            <text:p>screen</text:p>
          </table:table-cell>
          <table:table-cell office:value-type="float" office:value="-0.0588853205903346" calcext:value-type="float">
            <text:p>-0.0588853206</text:p>
          </table:table-cell>
          <table:table-cell office:value-type="float" office:value="-0.0579500000000001" calcext:value-type="float">
            <text:p>-0.05795</text:p>
          </table:table-cell>
          <table:table-cell office:value-type="float" office:value="-0.048067249658846" calcext:value-type="float">
            <text:p>-0.0480672497</text:p>
          </table:table-cell>
          <table:table-cell office:value-type="string" calcext:value-type="string">
            <text:p>screen</text:p>
          </table:table-cell>
          <table:table-cell office:value-type="float" office:value="-0.0594785514422616" calcext:value-type="float">
            <text:p>-0.0594785514</text:p>
          </table:table-cell>
          <table:table-cell office:value-type="float" office:value="-0.0547500000000001" calcext:value-type="float">
            <text:p>-0.05475</text:p>
          </table:table-cell>
          <table:table-cell office:value-type="float" office:value="-0.04888465917254" calcext:value-type="float">
            <text:p>-0.0488846592</text:p>
          </table:table-cell>
        </table:table-row>
        <table:table-row table:style-name="ro1">
          <table:table-cell office:value-type="string" calcext:value-type="string">
            <text:p>strange</text:p>
          </table:table-cell>
          <table:table-cell office:value-type="float" office:value="0.0249527853327319" calcext:value-type="float">
            <text:p>0.0249527853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0839793281653747" calcext:value-type="float">
            <text:p>0.0839793282</text:p>
          </table:table-cell>
          <table:table-cell office:value-type="string" calcext:value-type="string">
            <text:p>however</text:p>
          </table:table-cell>
          <table:table-cell office:value-type="float" office:value="0.139545269674524" calcext:value-type="float">
            <text:p>0.1395452697</text:p>
          </table:table-cell>
          <table:table-cell office:value-type="float" office:value="0.6386" calcext:value-type="float">
            <text:p>0.6386</text:p>
          </table:table-cell>
          <table:table-cell office:value-type="float" office:value="0.293174261685899" calcext:value-type="float">
            <text:p>0.2931742617</text:p>
          </table:table-cell>
          <table:table-cell office:value-type="string" calcext:value-type="string">
            <text:p>lot</text:p>
          </table:table-cell>
          <table:table-cell office:value-type="float" office:value="0.135412790732013" calcext:value-type="float">
            <text:p>0.1354127907</text:p>
          </table:table-cell>
          <table:table-cell office:value-type="float" office:value="0.62525" calcext:value-type="float">
            <text:p>0.62525</text:p>
          </table:table-cell>
          <table:table-cell office:value-type="float" office:value="0.304924418065473" calcext:value-type="float">
            <text:p>0.3049244181</text:p>
          </table:table-cell>
          <table:table-cell office:value-type="string" calcext:value-type="string">
            <text:p>during</text:p>
          </table:table-cell>
          <table:table-cell office:value-type="float" office:value="-0.0587065510948919" calcext:value-type="float">
            <text:p>-0.0587065511</text:p>
          </table:table-cell>
          <table:table-cell office:value-type="float" office:value="-0.0630499999999999" calcext:value-type="float">
            <text:p>-0.06305</text:p>
          </table:table-cell>
          <table:table-cell office:value-type="float" office:value="-0.049231550316551" calcext:value-type="float">
            <text:p>-0.0492315503</text:p>
          </table:table-cell>
          <table:table-cell office:value-type="string" calcext:value-type="string">
            <text:p>gets</text:p>
          </table:table-cell>
          <table:table-cell office:value-type="float" office:value="-0.0593498388662029" calcext:value-type="float">
            <text:p>-0.0593498389</text:p>
          </table:table-cell>
          <table:table-cell office:value-type="float" office:value="-0.03595" calcext:value-type="float">
            <text:p>-0.03595</text:p>
          </table:table-cell>
          <table:table-cell office:value-type="float" office:value="-0.048192011031257" calcext:value-type="float">
            <text:p>-0.048192011</text:p>
          </table:table-cell>
        </table:table-row>
        <table:table-row table:style-name="ro1">
          <table:table-cell office:value-type="string" calcext:value-type="string">
            <text:p>straight</text:p>
          </table:table-cell>
          <table:table-cell office:value-type="float" office:value="0.0366662914925245" calcext:value-type="float">
            <text:p>0.0366662915</text:p>
          </table:table-cell>
          <table:table-cell office:value-type="float" office:value="0.67065" calcext:value-type="float">
            <text:p>0.67065</text:p>
          </table:table-cell>
          <table:table-cell office:value-type="float" office:value="0.0903190167103991" calcext:value-type="float">
            <text:p>0.0903190167</text:p>
          </table:table-cell>
          <table:table-cell office:value-type="string" calcext:value-type="string">
            <text:p>script</text:p>
          </table:table-cell>
          <table:table-cell office:value-type="float" office:value="0.139007508437708" calcext:value-type="float">
            <text:p>0.1390075084</text:p>
          </table:table-cell>
          <table:table-cell office:value-type="float" office:value="0.6501" calcext:value-type="float">
            <text:p>0.6501</text:p>
          </table:table-cell>
          <table:table-cell office:value-type="float" office:value="0.274968918358889" calcext:value-type="float">
            <text:p>0.2749689184</text:p>
          </table:table-cell>
          <table:table-cell office:value-type="string" calcext:value-type="string">
            <text:p>always</text:p>
          </table:table-cell>
          <table:table-cell office:value-type="float" office:value="0.134764782840279" calcext:value-type="float">
            <text:p>0.1347647828</text:p>
          </table:table-cell>
          <table:table-cell office:value-type="float" office:value="0.64045" calcext:value-type="float">
            <text:p>0.64045</text:p>
          </table:table-cell>
          <table:table-cell office:value-type="float" office:value="0.280684205261578" calcext:value-type="float">
            <text:p>0.2806842053</text:p>
          </table:table-cell>
          <table:table-cell office:value-type="string" calcext:value-type="string">
            <text:p>years</text:p>
          </table:table-cell>
          <table:table-cell office:value-type="float" office:value="-0.058593990802245" calcext:value-type="float">
            <text:p>-0.0585939908</text:p>
          </table:table-cell>
          <table:table-cell office:value-type="float" office:value="-0.04275" calcext:value-type="float">
            <text:p>-0.04275</text:p>
          </table:table-cell>
          <table:table-cell office:value-type="float" office:value="-0.042571610679634" calcext:value-type="float">
            <text:p>-0.0425716107</text:p>
          </table:table-cell>
          <table:table-cell office:value-type="string" calcext:value-type="string">
            <text:p>said</text:p>
          </table:table-cell>
          <table:table-cell office:value-type="float" office:value="-0.0593021135864437" calcext:value-type="float">
            <text:p>-0.0593021136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-0.052111104496244" calcext:value-type="float">
            <text:p>-0.0521111045</text:p>
          </table:table-cell>
        </table:table-row>
        <table:table-row table:style-name="ro1">
          <table:table-cell office:value-type="string" calcext:value-type="string">
            <text:p>storyline</text:p>
          </table:table-cell>
          <table:table-cell office:value-type="float" office:value="0.0253473852383125" calcext:value-type="float">
            <text:p>0.0253473852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0770539620807001" calcext:value-type="float">
            <text:p>0.0770539621</text:p>
          </table:table-cell>
          <table:table-cell office:value-type="string" calcext:value-type="string">
            <text:p>bit</text:p>
          </table:table-cell>
          <table:table-cell office:value-type="float" office:value="0.138548510289015" calcext:value-type="float">
            <text:p>0.1385485103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277391659852821" calcext:value-type="float">
            <text:p>0.2773916599</text:p>
          </table:table-cell>
          <table:table-cell office:value-type="string" calcext:value-type="string">
            <text:p>set</text:p>
          </table:table-cell>
          <table:table-cell office:value-type="float" office:value="0.134612781002657" calcext:value-type="float">
            <text:p>0.134612781</text:p>
          </table:table-cell>
          <table:table-cell office:value-type="float" office:value="0.6681" calcext:value-type="float">
            <text:p>0.6681</text:p>
          </table:table-cell>
          <table:table-cell office:value-type="float" office:value="0.254659779923647" calcext:value-type="float">
            <text:p>0.2546597799</text:p>
          </table:table-cell>
          <table:table-cell office:value-type="string" calcext:value-type="string">
            <text:p>probably</text:p>
          </table:table-cell>
          <table:table-cell office:value-type="float" office:value="-0.058314590531756" calcext:value-type="float">
            <text:p>-0.0583145905</text:p>
          </table:table-cell>
          <table:table-cell office:value-type="float" office:value="-0.0641" calcext:value-type="float">
            <text:p>-0.0641</text:p>
          </table:table-cell>
          <table:table-cell office:value-type="float" office:value="-0.045393684549378" calcext:value-type="float">
            <text:p>-0.0453936845</text:p>
          </table:table-cell>
          <table:table-cell office:value-type="string" calcext:value-type="string">
            <text:p>watching</text:p>
          </table:table-cell>
          <table:table-cell office:value-type="float" office:value="-0.0591865000289051" calcext:value-type="float">
            <text:p>-0.059186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51819431667059" calcext:value-type="float">
            <text:p>-0.0518194317</text:p>
          </table:table-cell>
        </table:table-row>
        <table:table-row table:style-name="ro1">
          <table:table-cell office:value-type="string" calcext:value-type="string">
            <text:p>story</text:p>
          </table:table-cell>
          <table:table-cell office:value-type="float" office:value="0.125725593402778" calcext:value-type="float">
            <text:p>0.1257255934</text:p>
          </table:table-cell>
          <table:table-cell office:value-type="float" office:value="0.5818" calcext:value-type="float">
            <text:p>0.5818</text:p>
          </table:table-cell>
          <table:table-cell office:value-type="float" office:value="0.441357200106866" calcext:value-type="float">
            <text:p>0.4413572001</text:p>
          </table:table-cell>
          <table:table-cell office:value-type="string" calcext:value-type="string">
            <text:p>watch</text:p>
          </table:table-cell>
          <table:table-cell office:value-type="float" office:value="0.137495402449404" calcext:value-type="float">
            <text:p>0.1374954024</text:p>
          </table:table-cell>
          <table:table-cell office:value-type="float" office:value="0.59035" calcext:value-type="float">
            <text:p>0.59035</text:p>
          </table:table-cell>
          <table:table-cell office:value-type="float" office:value="0.39252613627938" calcext:value-type="float">
            <text:p>0.3925261363</text:p>
          </table:table-cell>
          <table:table-cell office:value-type="string" calcext:value-type="string">
            <text:p>making</text:p>
          </table:table-cell>
          <table:table-cell office:value-type="float" office:value="0.13389800166747" calcext:value-type="float">
            <text:p>0.1338980017</text:p>
          </table:table-cell>
          <table:table-cell office:value-type="float" office:value="0.6421" calcext:value-type="float">
            <text:p>0.6421</text:p>
          </table:table-cell>
          <table:table-cell office:value-type="float" office:value="0.275359384490788" calcext:value-type="float">
            <text:p>0.2753593845</text:p>
          </table:table-cell>
          <table:table-cell office:value-type="string" calcext:value-type="string">
            <text:p>love</text:p>
          </table:table-cell>
          <table:table-cell office:value-type="float" office:value="-0.058154535654956" calcext:value-type="float">
            <text:p>-0.0581545357</text:p>
          </table:table-cell>
          <table:table-cell office:value-type="float" office:value="-0.0327499999999999" calcext:value-type="float">
            <text:p>-0.03275</text:p>
          </table:table-cell>
          <table:table-cell office:value-type="float" office:value="-0.041857640370178" calcext:value-type="float">
            <text:p>-0.0418576404</text:p>
          </table:table-cell>
          <table:table-cell office:value-type="string" calcext:value-type="string">
            <text:p>during</text:p>
          </table:table-cell>
          <table:table-cell office:value-type="float" office:value="-0.0589894342445789" calcext:value-type="float">
            <text:p>-0.0589894342</text:p>
          </table:table-cell>
          <table:table-cell office:value-type="float" office:value="-0.06255" calcext:value-type="float">
            <text:p>-0.06255</text:p>
          </table:table-cell>
          <table:table-cell office:value-type="float" office:value="-0.049521626515" calcext:value-type="float">
            <text:p>-0.0495216265</text:p>
          </table:table-cell>
        </table:table-row>
        <table:table-row table:style-name="ro1">
          <table:table-cell office:value-type="string" calcext:value-type="string">
            <text:p>stories</text:p>
          </table:table-cell>
          <table:table-cell office:value-type="float" office:value="0.0321746787051324" calcext:value-type="float">
            <text:p>0.0321746787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0953431913484882" calcext:value-type="float">
            <text:p>0.0953431913</text:p>
          </table:table-cell>
          <table:table-cell office:value-type="string" calcext:value-type="string">
            <text:p>yet</text:p>
          </table:table-cell>
          <table:table-cell office:value-type="float" office:value="0.137198843118502" calcext:value-type="float">
            <text:p>0.1371988431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261376373010536" calcext:value-type="float">
            <text:p>0.261376373</text:p>
          </table:table-cell>
          <table:table-cell office:value-type="string" calcext:value-type="string">
            <text:p>takes</text:p>
          </table:table-cell>
          <table:table-cell office:value-type="float" office:value="0.133736361725298" calcext:value-type="float">
            <text:p>0.1337363617</text:p>
          </table:table-cell>
          <table:table-cell office:value-type="float" office:value="0.6889" calcext:value-type="float">
            <text:p>0.6889</text:p>
          </table:table-cell>
          <table:table-cell office:value-type="float" office:value="0.243065693430657" calcext:value-type="float">
            <text:p>0.2430656934</text:p>
          </table:table-cell>
          <table:table-cell office:value-type="string" calcext:value-type="string">
            <text:p>home</text:p>
          </table:table-cell>
          <table:table-cell office:value-type="float" office:value="-0.058060189194054" calcext:value-type="float">
            <text:p>-0.0580601892</text:p>
          </table:table-cell>
          <table:table-cell office:value-type="float" office:value="-0.10235" calcext:value-type="float">
            <text:p>-0.10235</text:p>
          </table:table-cell>
          <table:table-cell office:value-type="float" office:value="-0.048844765597273" calcext:value-type="float">
            <text:p>-0.0488447656</text:p>
          </table:table-cell>
          <table:table-cell office:value-type="string" calcext:value-type="string">
            <text:p>since</text:p>
          </table:table-cell>
          <table:table-cell office:value-type="float" office:value="-0.0587477887848417" calcext:value-type="float">
            <text:p>-0.0587477888</text:p>
          </table:table-cell>
          <table:table-cell office:value-type="float" office:value="-0.0403" calcext:value-type="float">
            <text:p>-0.0403</text:p>
          </table:table-cell>
          <table:table-cell office:value-type="float" office:value="-0.047812277386625" calcext:value-type="float">
            <text:p>-0.0478122774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0.0321472243333872" calcext:value-type="float">
            <text:p>0.0321472243</text:p>
          </table:table-cell>
          <table:table-cell office:value-type="float" office:value="0.61185" calcext:value-type="float">
            <text:p>0.61185</text:p>
          </table:table-cell>
          <table:table-cell office:value-type="float" office:value="0.103683177462187" calcext:value-type="float">
            <text:p>0.1036831775</text:p>
          </table:table-cell>
          <table:table-cell office:value-type="string" calcext:value-type="string">
            <text:p>set</text:p>
          </table:table-cell>
          <table:table-cell office:value-type="float" office:value="0.136878246412078" calcext:value-type="float">
            <text:p>0.1368782464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256252842201" calcext:value-type="float">
            <text:p>0.2562528422</text:p>
          </table:table-cell>
          <table:table-cell office:value-type="string" calcext:value-type="string">
            <text:p>without</text:p>
          </table:table-cell>
          <table:table-cell office:value-type="float" office:value="0.133685960352207" calcext:value-type="float">
            <text:p>0.1336859604</text:p>
          </table:table-cell>
          <table:table-cell office:value-type="float" office:value="0.6678" calcext:value-type="float">
            <text:p>0.6678</text:p>
          </table:table-cell>
          <table:table-cell office:value-type="float" office:value="0.28110798528457" calcext:value-type="float">
            <text:p>0.2811079853</text:p>
          </table:table-cell>
          <table:table-cell office:value-type="string" calcext:value-type="string">
            <text:p>wants</text:p>
          </table:table-cell>
          <table:table-cell office:value-type="float" office:value="-0.0580459700259701" calcext:value-type="float">
            <text:p>-0.05804597</text:p>
          </table:table-cell>
          <table:table-cell office:value-type="float" office:value="-0.0975" calcext:value-type="float">
            <text:p>-0.0975</text:p>
          </table:table-cell>
          <table:table-cell office:value-type="float" office:value="-0.051454633258617" calcext:value-type="float">
            <text:p>-0.0514546333</text:p>
          </table:table-cell>
          <table:table-cell office:value-type="string" calcext:value-type="string">
            <text:p>girl</text:p>
          </table:table-cell>
          <table:table-cell office:value-type="float" office:value="-0.0579604059256452" calcext:value-type="float">
            <text:p>-0.0579604059</text:p>
          </table:table-cell>
          <table:table-cell office:value-type="float" office:value="-0.04775" calcext:value-type="float">
            <text:p>-0.04775</text:p>
          </table:table-cell>
          <table:table-cell office:value-type="float" office:value="-0.048528407267204" calcext:value-type="float">
            <text:p>-0.0485284073</text:p>
          </table:table-cell>
        </table:table-row>
        <table:table-row table:style-name="ro1">
          <table:table-cell office:value-type="string" calcext:value-type="string">
            <text:p>still</text:p>
          </table:table-cell>
          <table:table-cell office:value-type="float" office:value="0.109127061483878" calcext:value-type="float">
            <text:p>0.1091270615</text:p>
          </table:table-cell>
          <table:table-cell office:value-type="float" office:value="0.5887" calcext:value-type="float">
            <text:p>0.5887</text:p>
          </table:table-cell>
          <table:table-cell office:value-type="float" office:value="0.335004042037187" calcext:value-type="float">
            <text:p>0.335004042</text:p>
          </table:table-cell>
          <table:table-cell office:value-type="string" calcext:value-type="string">
            <text:p>having</text:p>
          </table:table-cell>
          <table:table-cell office:value-type="float" office:value="0.136729395134506" calcext:value-type="float">
            <text:p>0.1367293951</text:p>
          </table:table-cell>
          <table:table-cell office:value-type="float" office:value="0.6644" calcext:value-type="float">
            <text:p>0.6644</text:p>
          </table:table-cell>
          <table:table-cell office:value-type="float" office:value="0.260955736621889" calcext:value-type="float">
            <text:p>0.2609557366</text:p>
          </table:table-cell>
          <table:table-cell office:value-type="string" calcext:value-type="string">
            <text:p>having</text:p>
          </table:table-cell>
          <table:table-cell office:value-type="float" office:value="0.133234060640985" calcext:value-type="float">
            <text:p>0.1332340606</text:p>
          </table:table-cell>
          <table:table-cell office:value-type="float" office:value="0.6661" calcext:value-type="float">
            <text:p>0.6661</text:p>
          </table:table-cell>
          <table:table-cell office:value-type="float" office:value="0.257670075589151" calcext:value-type="float">
            <text:p>0.2576700756</text:p>
          </table:table-cell>
          <table:table-cell office:value-type="string" calcext:value-type="string">
            <text:p>finally</text:p>
          </table:table-cell>
          <table:table-cell office:value-type="float" office:value="-0.0578067498225954" calcext:value-type="float">
            <text:p>-0.0578067498</text:p>
          </table:table-cell>
          <table:table-cell office:value-type="float" office:value="-0.08645" calcext:value-type="float">
            <text:p>-0.08645</text:p>
          </table:table-cell>
          <table:table-cell office:value-type="float" office:value="-0.049767921000601" calcext:value-type="float">
            <text:p>-0.049767921</text:p>
          </table:table-cell>
          <table:table-cell office:value-type="string" calcext:value-type="string">
            <text:p>quite</text:p>
          </table:table-cell>
          <table:table-cell office:value-type="float" office:value="-0.057851678375735" calcext:value-type="float">
            <text:p>-0.0578516784</text:p>
          </table:table-cell>
          <table:table-cell office:value-type="float" office:value="-0.04235" calcext:value-type="float">
            <text:p>-0.04235</text:p>
          </table:table-cell>
          <table:table-cell office:value-type="float" office:value="-0.044472063542856" calcext:value-type="float">
            <text:p>-0.0444720635</text:p>
          </table:table-cell>
        </table:table-row>
        <table:table-row table:style-name="ro1">
          <table:table-cell office:value-type="string" calcext:value-type="string">
            <text:p>stay</text:p>
          </table:table-cell>
          <table:table-cell office:value-type="float" office:value="0.029157051401161" calcext:value-type="float">
            <text:p>0.0291570514</text:p>
          </table:table-cell>
          <table:table-cell office:value-type="float" office:value="0.6242" calcext:value-type="float">
            <text:p>0.6242</text:p>
          </table:table-cell>
          <table:table-cell office:value-type="float" office:value="0.0800489596083231" calcext:value-type="float">
            <text:p>0.0800489596</text:p>
          </table:table-cell>
          <table:table-cell office:value-type="string" calcext:value-type="string">
            <text:p>lot</text:p>
          </table:table-cell>
          <table:table-cell office:value-type="float" office:value="0.136045727170035" calcext:value-type="float">
            <text:p>0.1360457272</text:p>
          </table:table-cell>
          <table:table-cell office:value-type="float" office:value="0.62995" calcext:value-type="float">
            <text:p>0.62995</text:p>
          </table:table-cell>
          <table:table-cell office:value-type="float" office:value="0.304744011272898" calcext:value-type="float">
            <text:p>0.3047440113</text:p>
          </table:table-cell>
          <table:table-cell office:value-type="string" calcext:value-type="string">
            <text:p>again</text:p>
          </table:table-cell>
          <table:table-cell office:value-type="float" office:value="0.133209126500969" calcext:value-type="float">
            <text:p>0.1332091265</text:p>
          </table:table-cell>
          <table:table-cell office:value-type="float" office:value="0.62135" calcext:value-type="float">
            <text:p>0.62135</text:p>
          </table:table-cell>
          <table:table-cell office:value-type="float" office:value="0.304144077919691" calcext:value-type="float">
            <text:p>0.3041440779</text:p>
          </table:table-cell>
          <table:table-cell office:value-type="string" calcext:value-type="string">
            <text:p>audience</text:p>
          </table:table-cell>
          <table:table-cell office:value-type="float" office:value="-0.057409997930994" calcext:value-type="float">
            <text:p>-0.0574099979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48378378443511" calcext:value-type="float">
            <text:p>-0.0483783784</text:p>
          </table:table-cell>
          <table:table-cell office:value-type="string" calcext:value-type="string">
            <text:p>bad</text:p>
          </table:table-cell>
          <table:table-cell office:value-type="float" office:value="-0.057483028600302" calcext:value-type="float">
            <text:p>-0.0574830286</text:p>
          </table:table-cell>
          <table:table-cell office:value-type="float" office:value="-0.02765" calcext:value-type="float">
            <text:p>-0.02765</text:p>
          </table:table-cell>
          <table:table-cell office:value-type="float" office:value="-0.039566416972898" calcext:value-type="float">
            <text:p>-0.039566417</text:p>
          </table:table-cell>
        </table:table-row>
        <table:table-row table:style-name="ro1">
          <table:table-cell office:value-type="string" calcext:value-type="string">
            <text:p>starts</text:p>
          </table:table-cell>
          <table:table-cell office:value-type="float" office:value="0.0406927447665922" calcext:value-type="float">
            <text:p>0.0406927448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114185228604924" calcext:value-type="float">
            <text:p>0.1141852286</text:p>
          </table:table-cell>
          <table:table-cell office:value-type="string" calcext:value-type="string">
            <text:p>minutes</text:p>
          </table:table-cell>
          <table:table-cell office:value-type="float" office:value="0.136030374139074" calcext:value-type="float">
            <text:p>0.1360303741</text:p>
          </table:table-cell>
          <table:table-cell office:value-type="float" office:value="0.63595" calcext:value-type="float">
            <text:p>0.63595</text:p>
          </table:table-cell>
          <table:table-cell office:value-type="float" office:value="0.270367772321876" calcext:value-type="float">
            <text:p>0.2703677723</text:p>
          </table:table-cell>
          <table:table-cell office:value-type="string" calcext:value-type="string">
            <text:p>minutes</text:p>
          </table:table-cell>
          <table:table-cell office:value-type="float" office:value="0.133096120863883" calcext:value-type="float">
            <text:p>0.1330961209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268489378442172" calcext:value-type="float">
            <text:p>0.2684893784</text:p>
          </table:table-cell>
          <table:table-cell office:value-type="string" calcext:value-type="string">
            <text:p>want</text:p>
          </table:table-cell>
          <table:table-cell office:value-type="float" office:value="-0.057352285149185" calcext:value-type="float">
            <text:p>-0.0573522851</text:p>
          </table:table-cell>
          <table:table-cell office:value-type="float" office:value="-0.03215" calcext:value-type="float">
            <text:p>-0.03215</text:p>
          </table:table-cell>
          <table:table-cell office:value-type="float" office:value="-0.045367276322418" calcext:value-type="float">
            <text:p>-0.0453672763</text:p>
          </table:table-cell>
          <table:table-cell office:value-type="string" calcext:value-type="string">
            <text:p>away</text:p>
          </table:table-cell>
          <table:table-cell office:value-type="float" office:value="-0.0573421080029694" calcext:value-type="float">
            <text:p>-0.057342108</text:p>
          </table:table-cell>
          <table:table-cell office:value-type="float" office:value="-0.04505" calcext:value-type="float">
            <text:p>-0.04505</text:p>
          </table:table-cell>
          <table:table-cell office:value-type="float" office:value="-0.046546517894473" calcext:value-type="float">
            <text:p>-0.0465465179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float" office:value="0.0345066676316048" calcext:value-type="float">
            <text:p>0.0345066676</text:p>
          </table:table-cell>
          <table:table-cell office:value-type="float" office:value="0.62325" calcext:value-type="float">
            <text:p>0.62325</text:p>
          </table:table-cell>
          <table:table-cell office:value-type="float" office:value="0.0970641102456561" calcext:value-type="float">
            <text:p>0.0970641102</text:p>
          </table:table-cell>
          <table:table-cell office:value-type="string" calcext:value-type="string">
            <text:p>far</text:p>
          </table:table-cell>
          <table:table-cell office:value-type="float" office:value="0.135889226020243" calcext:value-type="float">
            <text:p>0.135889226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271925958572058" calcext:value-type="float">
            <text:p>0.2719259586</text:p>
          </table:table-cell>
          <table:table-cell office:value-type="string" calcext:value-type="string">
            <text:p>your</text:p>
          </table:table-cell>
          <table:table-cell office:value-type="float" office:value="0.131331787526672" calcext:value-type="float">
            <text:p>0.1313317875</text:p>
          </table:table-cell>
          <table:table-cell office:value-type="float" office:value="0.59795" calcext:value-type="float">
            <text:p>0.59795</text:p>
          </table:table-cell>
          <table:table-cell office:value-type="float" office:value="0.344287694691348" calcext:value-type="float">
            <text:p>0.3442876947</text:p>
          </table:table-cell>
          <table:table-cell office:value-type="string" calcext:value-type="string">
            <text:p>against</text:p>
          </table:table-cell>
          <table:table-cell office:value-type="float" office:value="-0.0566123282855147" calcext:value-type="float">
            <text:p>-0.0566123283</text:p>
          </table:table-cell>
          <table:table-cell office:value-type="float" office:value="-0.0817" calcext:value-type="float">
            <text:p>-0.0817</text:p>
          </table:table-cell>
          <table:table-cell office:value-type="float" office:value="-0.0496625" calcext:value-type="float">
            <text:p>-0.0496625</text:p>
          </table:table-cell>
          <table:table-cell office:value-type="string" calcext:value-type="string">
            <text:p>love</text:p>
          </table:table-cell>
          <table:table-cell office:value-type="float" office:value="-0.056875222158595" calcext:value-type="float">
            <text:p>-0.0568752222</text:p>
          </table:table-cell>
          <table:table-cell office:value-type="float" office:value="-0.02665" calcext:value-type="float">
            <text:p>-0.02665</text:p>
          </table:table-cell>
          <table:table-cell office:value-type="float" office:value="-0.042376261240424" calcext:value-type="float">
            <text:p>-0.0423762612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0.0578799197208998" calcext:value-type="float">
            <text:p>0.0578799197</text:p>
          </table:table-cell>
          <table:table-cell office:value-type="float" office:value="0.64545" calcext:value-type="float">
            <text:p>0.64545</text:p>
          </table:table-cell>
          <table:table-cell office:value-type="float" office:value="0.156335514574658" calcext:value-type="float">
            <text:p>0.1563355146</text:p>
          </table:table-cell>
          <table:table-cell office:value-type="string" calcext:value-type="string">
            <text:p>give</text:p>
          </table:table-cell>
          <table:table-cell office:value-type="float" office:value="0.13521149390779" calcext:value-type="float">
            <text:p>0.1352114939</text:p>
          </table:table-cell>
          <table:table-cell office:value-type="float" office:value="0.64305" calcext:value-type="float">
            <text:p>0.64305</text:p>
          </table:table-cell>
          <table:table-cell office:value-type="float" office:value="0.290710382513661" calcext:value-type="float">
            <text:p>0.2907103825</text:p>
          </table:table-cell>
          <table:table-cell office:value-type="string" calcext:value-type="string">
            <text:p>once</text:p>
          </table:table-cell>
          <table:table-cell office:value-type="float" office:value="0.131076750111077" calcext:value-type="float">
            <text:p>0.1310767501</text:p>
          </table:table-cell>
          <table:table-cell office:value-type="float" office:value="0.6898" calcext:value-type="float">
            <text:p>0.6898</text:p>
          </table:table-cell>
          <table:table-cell office:value-type="float" office:value="0.246172539489672" calcext:value-type="float">
            <text:p>0.2461725395</text:p>
          </table:table-cell>
          <table:table-cell office:value-type="string" calcext:value-type="string">
            <text:p>quite</text:p>
          </table:table-cell>
          <table:table-cell office:value-type="float" office:value="-0.056133357301205" calcext:value-type="float">
            <text:p>-0.0561333573</text:p>
          </table:table-cell>
          <table:table-cell office:value-type="float" office:value="-0.0424" calcext:value-type="float">
            <text:p>-0.0424</text:p>
          </table:table-cell>
          <table:table-cell office:value-type="float" office:value="-0.042949746231724" calcext:value-type="float">
            <text:p>-0.0429497462</text:p>
          </table:table-cell>
          <table:table-cell office:value-type="string" calcext:value-type="string">
            <text:p>wife</text:p>
          </table:table-cell>
          <table:table-cell office:value-type="float" office:value="-0.0562800910200499" calcext:value-type="float">
            <text:p>-0.056280091</text:p>
          </table:table-cell>
          <table:table-cell office:value-type="float" office:value="-0.05075" calcext:value-type="float">
            <text:p>-0.05075</text:p>
          </table:table-cell>
          <table:table-cell office:value-type="float" office:value="-0.048938328799347" calcext:value-type="float">
            <text:p>-0.0489383288</text:p>
          </table:table-cell>
        </table:table-row>
        <table:table-row table:style-name="ro1">
          <table:table-cell office:value-type="string" calcext:value-type="string">
            <text:p>stars</text:p>
          </table:table-cell>
          <table:table-cell office:value-type="float" office:value="0.0500836984659407" calcext:value-type="float">
            <text:p>0.0500836985</text:p>
          </table:table-cell>
          <table:table-cell office:value-type="float" office:value="0.61135" calcext:value-type="float">
            <text:p>0.61135</text:p>
          </table:table-cell>
          <table:table-cell office:value-type="float" office:value="0.145730300032971" calcext:value-type="float">
            <text:p>0.1457303</text:p>
          </table:table-cell>
          <table:table-cell office:value-type="string" calcext:value-type="string">
            <text:p>want</text:p>
          </table:table-cell>
          <table:table-cell office:value-type="float" office:value="0.134647113251771" calcext:value-type="float">
            <text:p>0.1346471133</text:p>
          </table:table-cell>
          <table:table-cell office:value-type="float" office:value="0.6338" calcext:value-type="float">
            <text:p>0.6338</text:p>
          </table:table-cell>
          <table:table-cell office:value-type="float" office:value="0.298064021468277" calcext:value-type="float">
            <text:p>0.2980640215</text:p>
          </table:table-cell>
          <table:table-cell office:value-type="string" calcext:value-type="string">
            <text:p>since</text:p>
          </table:table-cell>
          <table:table-cell office:value-type="float" office:value="0.129926639979798" calcext:value-type="float">
            <text:p>0.12992664</text:p>
          </table:table-cell>
          <table:table-cell office:value-type="float" office:value="0.6421" calcext:value-type="float">
            <text:p>0.6421</text:p>
          </table:table-cell>
          <table:table-cell office:value-type="float" office:value="0.268098159509202" calcext:value-type="float">
            <text:p>0.2680981595</text:p>
          </table:table-cell>
          <table:table-cell office:value-type="string" calcext:value-type="string">
            <text:p>set</text:p>
          </table:table-cell>
          <table:table-cell office:value-type="float" office:value="-0.055610430025809" calcext:value-type="float">
            <text:p>-0.05561043</text:p>
          </table:table-cell>
          <table:table-cell office:value-type="float" office:value="-0.0563" calcext:value-type="float">
            <text:p>-0.0563</text:p>
          </table:table-cell>
          <table:table-cell office:value-type="float" office:value="-0.044979441666131" calcext:value-type="float">
            <text:p>-0.0449794417</text:p>
          </table:table-cell>
          <table:table-cell office:value-type="string" calcext:value-type="string">
            <text:p>final</text:p>
          </table:table-cell>
          <table:table-cell office:value-type="float" office:value="-0.0562449194441008" calcext:value-type="float">
            <text:p>-0.0562449194</text:p>
          </table:table-cell>
          <table:table-cell office:value-type="float" office:value="-0.0853499999999999" calcext:value-type="float">
            <text:p>-0.08535</text:p>
          </table:table-cell>
          <table:table-cell office:value-type="float" office:value="-0.049659975379393" calcext:value-type="float">
            <text:p>-0.0496599754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float" office:value="0.0502710590826835" calcext:value-type="float">
            <text:p>0.0502710591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154227782571182" calcext:value-type="float">
            <text:p>0.1542277826</text:p>
          </table:table-cell>
          <table:table-cell office:value-type="string" calcext:value-type="string">
            <text:p>without</text:p>
          </table:table-cell>
          <table:table-cell office:value-type="float" office:value="0.13455727081777" calcext:value-type="float">
            <text:p>0.1345572708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283444816053512" calcext:value-type="float">
            <text:p>0.2834448161</text:p>
          </table:table-cell>
          <table:table-cell office:value-type="string" calcext:value-type="string">
            <text:p>anything</text:p>
          </table:table-cell>
          <table:table-cell office:value-type="float" office:value="0.129615182722229" calcext:value-type="float">
            <text:p>0.1296151827</text:p>
          </table:table-cell>
          <table:table-cell office:value-type="float" office:value="0.62485" calcext:value-type="float">
            <text:p>0.62485</text:p>
          </table:table-cell>
          <table:table-cell office:value-type="float" office:value="0.271199611461875" calcext:value-type="float">
            <text:p>0.2711996115</text:p>
          </table:table-cell>
          <table:table-cell office:value-type="string" calcext:value-type="string">
            <text:p>didn't</text:p>
          </table:table-cell>
          <table:table-cell office:value-type="float" office:value="-0.055587693965085" calcext:value-type="float">
            <text:p>-0.055587694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45240607932977" calcext:value-type="float">
            <text:p>-0.0452406079</text:p>
          </table:table-cell>
          <table:table-cell office:value-type="string" calcext:value-type="string">
            <text:p>sure</text:p>
          </table:table-cell>
          <table:table-cell office:value-type="float" office:value="-0.0561626613255289" calcext:value-type="float">
            <text:p>-0.0561626613</text:p>
          </table:table-cell>
          <table:table-cell office:value-type="float" office:value="-0.03905" calcext:value-type="float">
            <text:p>-0.03905</text:p>
          </table:table-cell>
          <table:table-cell office:value-type="float" office:value="-0.046216887883533" calcext:value-type="float">
            <text:p>-0.0462168879</text:p>
          </table:table-cell>
        </table:table-row>
        <table:table-row table:style-name="ro1">
          <table:table-cell office:value-type="string" calcext:value-type="string">
            <text:p>stand</text:p>
          </table:table-cell>
          <table:table-cell office:value-type="float" office:value="0.022669843919899" calcext:value-type="float">
            <text:p>0.0226698439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0769403319874383" calcext:value-type="float">
            <text:p>0.076940332</text:p>
          </table:table-cell>
          <table:table-cell office:value-type="string" calcext:value-type="string">
            <text:p>seem</text:p>
          </table:table-cell>
          <table:table-cell office:value-type="float" office:value="0.133508077257474" calcext:value-type="float">
            <text:p>0.133508077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41688910458627" calcext:value-type="float">
            <text:p>0.2416889105</text:p>
          </table:table-cell>
          <table:table-cell office:value-type="string" calcext:value-type="string">
            <text:p>place</text:p>
          </table:table-cell>
          <table:table-cell office:value-type="float" office:value="0.129375500750466" calcext:value-type="float">
            <text:p>0.1293755008</text:p>
          </table:table-cell>
          <table:table-cell office:value-type="float" office:value="0.6767" calcext:value-type="float">
            <text:p>0.6767</text:p>
          </table:table-cell>
          <table:table-cell office:value-type="float" office:value="0.242679784492855" calcext:value-type="float">
            <text:p>0.2426797845</text:p>
          </table:table-cell>
          <table:table-cell office:value-type="string" calcext:value-type="string">
            <text:p>said</text:p>
          </table:table-cell>
          <table:table-cell office:value-type="float" office:value="-0.0555772091285797" calcext:value-type="float">
            <text:p>-0.0555772091</text:p>
          </table:table-cell>
          <table:table-cell office:value-type="float" office:value="-0.0242500000000001" calcext:value-type="float">
            <text:p>-0.02425</text:p>
          </table:table-cell>
          <table:table-cell office:value-type="float" office:value="-0.048283724535242" calcext:value-type="float">
            <text:p>-0.0482837245</text:p>
          </table:table-cell>
          <table:table-cell office:value-type="string" calcext:value-type="string">
            <text:p>big</text:p>
          </table:table-cell>
          <table:table-cell office:value-type="float" office:value="-0.0560847635229478" calcext:value-type="float">
            <text:p>-0.0560847635</text:p>
          </table:table-cell>
          <table:table-cell office:value-type="float" office:value="-0.0542" calcext:value-type="float">
            <text:p>-0.0542</text:p>
          </table:table-cell>
          <table:table-cell office:value-type="float" office:value="-0.042804290597273" calcext:value-type="float">
            <text:p>-0.0428042906</text:p>
          </table:table-cell>
        </table:table-row>
        <table:table-row table:style-name="ro1">
          <table:table-cell office:value-type="string" calcext:value-type="string">
            <text:p>stage</text:p>
          </table:table-cell>
          <table:table-cell office:value-type="float" office:value="0.0273717622509659" calcext:value-type="float">
            <text:p>0.0273717623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0683782409761057" calcext:value-type="float">
            <text:p>0.068378241</text:p>
          </table:table-cell>
          <table:table-cell office:value-type="string" calcext:value-type="string">
            <text:p>again</text:p>
          </table:table-cell>
          <table:table-cell office:value-type="float" office:value="0.133507658455105" calcext:value-type="float">
            <text:p>0.1335076585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301941187776283" calcext:value-type="float">
            <text:p>0.3019411878</text:p>
          </table:table-cell>
          <table:table-cell office:value-type="string" calcext:value-type="string">
            <text:p>can't</text:p>
          </table:table-cell>
          <table:table-cell office:value-type="float" office:value="0.128914893664754" calcext:value-type="float">
            <text:p>0.1289148937</text:p>
          </table:table-cell>
          <table:table-cell office:value-type="float" office:value="0.62725" calcext:value-type="float">
            <text:p>0.62725</text:p>
          </table:table-cell>
          <table:table-cell office:value-type="float" office:value="0.289390906491278" calcext:value-type="float">
            <text:p>0.2893909065</text:p>
          </table:table-cell>
          <table:table-cell office:value-type="string" calcext:value-type="string">
            <text:p>thought</text:p>
          </table:table-cell>
          <table:table-cell office:value-type="float" office:value="-0.0554726911464797" calcext:value-type="float">
            <text:p>-0.0554726911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45795607900871" calcext:value-type="float">
            <text:p>-0.0457956079</text:p>
          </table:table-cell>
          <table:table-cell office:value-type="string" calcext:value-type="string">
            <text:p>there's</text:p>
          </table:table-cell>
          <table:table-cell office:value-type="float" office:value="-0.0560794451158884" calcext:value-type="float">
            <text:p>-0.0560794451</text:p>
          </table:table-cell>
          <table:table-cell office:value-type="float" office:value="-0.01315" calcext:value-type="float">
            <text:p>-0.01315</text:p>
          </table:table-cell>
          <table:table-cell office:value-type="float" office:value="-0.048577866971755" calcext:value-type="float">
            <text:p>-0.048577867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float" office:value="0.0582421459921489" calcext:value-type="float">
            <text:p>0.058242146</text:p>
          </table:table-cell>
          <table:table-cell office:value-type="float" office:value="0.62725" calcext:value-type="float">
            <text:p>0.62725</text:p>
          </table:table-cell>
          <table:table-cell office:value-type="float" office:value="0.170653020358216" calcext:value-type="float">
            <text:p>0.1706530204</text:p>
          </table:table-cell>
          <table:table-cell office:value-type="string" calcext:value-type="string">
            <text:p>long</text:p>
          </table:table-cell>
          <table:table-cell office:value-type="float" office:value="0.133480248633923" calcext:value-type="float">
            <text:p>0.1334802486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287610619469027" calcext:value-type="float">
            <text:p>0.2876106195</text:p>
          </table:table-cell>
          <table:table-cell office:value-type="string" calcext:value-type="string">
            <text:p>should</text:p>
          </table:table-cell>
          <table:table-cell office:value-type="float" office:value="0.128392031372813" calcext:value-type="float">
            <text:p>0.1283920314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333834837846874" calcext:value-type="float">
            <text:p>0.3338348378</text:p>
          </table:table-cell>
          <table:table-cell office:value-type="string" calcext:value-type="string">
            <text:p>perhaps</text:p>
          </table:table-cell>
          <table:table-cell office:value-type="float" office:value="-0.0554007092343124" calcext:value-type="float">
            <text:p>-0.0554007092</text:p>
          </table:table-cell>
          <table:table-cell office:value-type="float" office:value="-0.0786" calcext:value-type="float">
            <text:p>-0.0786</text:p>
          </table:table-cell>
          <table:table-cell office:value-type="float" office:value="-0.047636001693801" calcext:value-type="float">
            <text:p>-0.0476360017</text:p>
          </table:table-cell>
          <table:table-cell office:value-type="string" calcext:value-type="string">
            <text:p>wants</text:p>
          </table:table-cell>
          <table:table-cell office:value-type="float" office:value="-0.0556274796704429" calcext:value-type="float">
            <text:p>-0.0556274797</text:p>
          </table:table-cell>
          <table:table-cell office:value-type="float" office:value="-0.0908" calcext:value-type="float">
            <text:p>-0.0908</text:p>
          </table:table-cell>
          <table:table-cell office:value-type="float" office:value="-0.049413697735053" calcext:value-type="float">
            <text:p>-0.0494136977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0.0195821825743802" calcext:value-type="float">
            <text:p>0.0195821826</text:p>
          </table:table-cell>
          <table:table-cell office:value-type="float" office:value="0.59845" calcext:value-type="float">
            <text:p>0.59845</text:p>
          </table:table-cell>
          <table:table-cell office:value-type="float" office:value="0.0623467600700525" calcext:value-type="float">
            <text:p>0.0623467601</text:p>
          </table:table-cell>
          <table:table-cell office:value-type="string" calcext:value-type="string">
            <text:p>rather</text:p>
          </table:table-cell>
          <table:table-cell office:value-type="float" office:value="0.133313767929858" calcext:value-type="float">
            <text:p>0.1333137679</text:p>
          </table:table-cell>
          <table:table-cell office:value-type="float" office:value="0.66925" calcext:value-type="float">
            <text:p>0.66925</text:p>
          </table:table-cell>
          <table:table-cell office:value-type="float" office:value="0.259155560533094" calcext:value-type="float">
            <text:p>0.2591555605</text:p>
          </table:table-cell>
          <table:table-cell office:value-type="string" calcext:value-type="string">
            <text:p>thought</text:p>
          </table:table-cell>
          <table:table-cell office:value-type="float" office:value="0.127235389368331" calcext:value-type="float">
            <text:p>0.1272353894</text:p>
          </table:table-cell>
          <table:table-cell office:value-type="float" office:value="0.60795" calcext:value-type="float">
            <text:p>0.60795</text:p>
          </table:table-cell>
          <table:table-cell office:value-type="float" office:value="0.287376170135418" calcext:value-type="float">
            <text:p>0.2873761701</text:p>
          </table:table-cell>
          <table:table-cell office:value-type="string" calcext:value-type="string">
            <text:p>becomes</text:p>
          </table:table-cell>
          <table:table-cell office:value-type="float" office:value="-0.0553656573807515" calcext:value-type="float">
            <text:p>-0.0553656574</text:p>
          </table:table-cell>
          <table:table-cell office:value-type="float" office:value="-0.0719000000000001" calcext:value-type="float">
            <text:p>-0.0719</text:p>
          </table:table-cell>
          <table:table-cell office:value-type="float" office:value="-0.049044694451227" calcext:value-type="float">
            <text:p>-0.0490446945</text:p>
          </table:table-cell>
          <table:table-cell office:value-type="string" calcext:value-type="string">
            <text:p>years</text:p>
          </table:table-cell>
          <table:table-cell office:value-type="float" office:value="-0.055399695888931" calcext:value-type="float">
            <text:p>-0.0553996959</text:p>
          </table:table-cell>
          <table:table-cell office:value-type="float" office:value="-0.0382" calcext:value-type="float">
            <text:p>-0.0382</text:p>
          </table:table-cell>
          <table:table-cell office:value-type="float" office:value="-0.040705203745432" calcext:value-type="float">
            <text:p>-0.0407052037</text:p>
          </table:table-cell>
        </table:table-row>
        <table:table-row table:style-name="ro1">
          <table:table-cell office:value-type="string" calcext:value-type="string">
            <text:p>soundtrack</text:p>
          </table:table-cell>
          <table:table-cell office:value-type="float" office:value="0.0266542583966588" calcext:value-type="float">
            <text:p>0.0266542584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0763952424519671" calcext:value-type="float">
            <text:p>0.0763952425</text:p>
          </table:table-cell>
          <table:table-cell office:value-type="string" calcext:value-type="string">
            <text:p>performance</text:p>
          </table:table-cell>
          <table:table-cell office:value-type="float" office:value="0.132895157212361" calcext:value-type="float">
            <text:p>0.1328951572</text:p>
          </table:table-cell>
          <table:table-cell office:value-type="float" office:value="0.66375" calcext:value-type="float">
            <text:p>0.66375</text:p>
          </table:table-cell>
          <table:table-cell office:value-type="float" office:value="0.259442792643982" calcext:value-type="float">
            <text:p>0.2594427926</text:p>
          </table:table-cell>
          <table:table-cell office:value-type="string" calcext:value-type="string">
            <text:p>screen</text:p>
          </table:table-cell>
          <table:table-cell office:value-type="float" office:value="0.126989187109016" calcext:value-type="float">
            <text:p>0.1269891871</text:p>
          </table:table-cell>
          <table:table-cell office:value-type="float" office:value="0.67165" calcext:value-type="float">
            <text:p>0.67165</text:p>
          </table:table-cell>
          <table:table-cell office:value-type="float" office:value="0.244390749050742" calcext:value-type="float">
            <text:p>0.2443907491</text:p>
          </table:table-cell>
          <table:table-cell office:value-type="string" calcext:value-type="string">
            <text:p>become</text:p>
          </table:table-cell>
          <table:table-cell office:value-type="float" office:value="-0.0552992141743826" calcext:value-type="float">
            <text:p>-0.0552992142</text:p>
          </table:table-cell>
          <table:table-cell office:value-type="float" office:value="-0.0728" calcext:value-type="float">
            <text:p>-0.0728</text:p>
          </table:table-cell>
          <table:table-cell office:value-type="float" office:value="-0.047978413050167" calcext:value-type="float">
            <text:p>-0.0479784131</text:p>
          </table:table-cell>
          <table:table-cell office:value-type="string" calcext:value-type="string">
            <text:p>perhaps</text:p>
          </table:table-cell>
          <table:table-cell office:value-type="float" office:value="-0.0553932152081164" calcext:value-type="float">
            <text:p>-0.0553932152</text:p>
          </table:table-cell>
          <table:table-cell office:value-type="float" office:value="-0.0836" calcext:value-type="float">
            <text:p>-0.0836</text:p>
          </table:table-cell>
          <table:table-cell office:value-type="float" office:value="-0.047394557694815" calcext:value-type="float">
            <text:p>-0.0473945577</text:p>
          </table:table-cell>
        </table:table-row>
        <table:table-row table:style-name="ro1">
          <table:table-cell office:value-type="string" calcext:value-type="string">
            <text:p>sounds</text:p>
          </table:table-cell>
          <table:table-cell office:value-type="float" office:value="0.0288296695956777" calcext:value-type="float">
            <text:p>0.0288296696</text:p>
          </table:table-cell>
          <table:table-cell office:value-type="float" office:value="0.665" calcext:value-type="float">
            <text:p>0.665</text:p>
          </table:table-cell>
          <table:table-cell office:value-type="float" office:value="0.0709927897947865" calcext:value-type="float">
            <text:p>0.0709927898</text:p>
          </table:table-cell>
          <table:table-cell office:value-type="string" calcext:value-type="string">
            <text:p>takes</text:p>
          </table:table-cell>
          <table:table-cell office:value-type="float" office:value="0.132846237507695" calcext:value-type="float">
            <text:p>0.1328462375</text:p>
          </table:table-cell>
          <table:table-cell office:value-type="float" office:value="0.6847" calcext:value-type="float">
            <text:p>0.6847</text:p>
          </table:table-cell>
          <table:table-cell office:value-type="float" office:value="0.242613499879894" calcext:value-type="float">
            <text:p>0.2426134999</text:p>
          </table:table-cell>
          <table:table-cell office:value-type="string" calcext:value-type="string">
            <text:p>perfect</text:p>
          </table:table-cell>
          <table:table-cell office:value-type="float" office:value="0.126842969955865" calcext:value-type="float">
            <text:p>0.12684297</text:p>
          </table:table-cell>
          <table:table-cell office:value-type="float" office:value="0.6946" calcext:value-type="float">
            <text:p>0.6946</text:p>
          </table:table-cell>
          <table:table-cell office:value-type="float" office:value="0.210036213140197" calcext:value-type="float">
            <text:p>0.2100362131</text:p>
          </table:table-cell>
          <table:table-cell office:value-type="string" calcext:value-type="string">
            <text:p>along</text:p>
          </table:table-cell>
          <table:table-cell office:value-type="float" office:value="-0.0550144829557946" calcext:value-type="float">
            <text:p>-0.055014483</text:p>
          </table:table-cell>
          <table:table-cell office:value-type="float" office:value="-0.0729500000000001" calcext:value-type="float">
            <text:p>-0.07295</text:p>
          </table:table-cell>
          <table:table-cell office:value-type="float" office:value="-0.046459884592953" calcext:value-type="float">
            <text:p>-0.0464598846</text:p>
          </table:table-cell>
          <table:table-cell office:value-type="string" calcext:value-type="string">
            <text:p>home</text:p>
          </table:table-cell>
          <table:table-cell office:value-type="float" office:value="-0.0553127331716659" calcext:value-type="float">
            <text:p>-0.0553127332</text:p>
          </table:table-cell>
          <table:table-cell office:value-type="float" office:value="-0.09665" calcext:value-type="float">
            <text:p>-0.09665</text:p>
          </table:table-cell>
          <table:table-cell office:value-type="float" office:value="-0.046608728009456" calcext:value-type="float">
            <text:p>-0.046608728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float" office:value="0.0345660270526642" calcext:value-type="float">
            <text:p>0.0345660271</text:p>
          </table:table-cell>
          <table:table-cell office:value-type="float" office:value="0.5976" calcext:value-type="float">
            <text:p>0.5976</text:p>
          </table:table-cell>
          <table:table-cell office:value-type="float" office:value="0.111503643188342" calcext:value-type="float">
            <text:p>0.1115036432</text:p>
          </table:table-cell>
          <table:table-cell office:value-type="string" calcext:value-type="string">
            <text:p>should</text:p>
          </table:table-cell>
          <table:table-cell office:value-type="float" office:value="0.131706691685946" calcext:value-type="float">
            <text:p>0.1317066917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334249871111875" calcext:value-type="float">
            <text:p>0.3342498711</text:p>
          </table:table-cell>
          <table:table-cell office:value-type="string" calcext:value-type="string">
            <text:p>kind</text:p>
          </table:table-cell>
          <table:table-cell office:value-type="float" office:value="0.126832131732594" calcext:value-type="float">
            <text:p>0.1268321317</text:p>
          </table:table-cell>
          <table:table-cell office:value-type="float" office:value="0.67345" calcext:value-type="float">
            <text:p>0.67345</text:p>
          </table:table-cell>
          <table:table-cell office:value-type="float" office:value="0.254877353108956" calcext:value-type="float">
            <text:p>0.2548773531</text:p>
          </table:table-cell>
          <table:table-cell office:value-type="string" calcext:value-type="string">
            <text:p>since</text:p>
          </table:table-cell>
          <table:table-cell office:value-type="float" office:value="-0.0549844883885197" calcext:value-type="float">
            <text:p>-0.0549844884</text:p>
          </table:table-cell>
          <table:table-cell office:value-type="float" office:value="-0.0486500000000001" calcext:value-type="float">
            <text:p>-0.04865</text:p>
          </table:table-cell>
          <table:table-cell office:value-type="float" office:value="-0.043586919814877" calcext:value-type="float">
            <text:p>-0.0435869198</text:p>
          </table:table-cell>
          <table:table-cell office:value-type="string" calcext:value-type="string">
            <text:p>each</text:p>
          </table:table-cell>
          <table:table-cell office:value-type="float" office:value="-0.0548107253288105" calcext:value-type="float">
            <text:p>-0.0548107253</text:p>
          </table:table-cell>
          <table:table-cell office:value-type="float" office:value="-0.0568" calcext:value-type="float">
            <text:p>-0.0568</text:p>
          </table:table-cell>
          <table:table-cell office:value-type="float" office:value="-0.044945058761721" calcext:value-type="float">
            <text:p>-0.0449450588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0.0385917165764453" calcext:value-type="float">
            <text:p>0.0385917166</text:p>
          </table:table-cell>
          <table:table-cell office:value-type="float" office:value="0.6084" calcext:value-type="float">
            <text:p>0.6084</text:p>
          </table:table-cell>
          <table:table-cell office:value-type="float" office:value="0.127061970575123" calcext:value-type="float">
            <text:p>0.1270619706</text:p>
          </table:table-cell>
          <table:table-cell office:value-type="string" calcext:value-type="string">
            <text:p>last</text:p>
          </table:table-cell>
          <table:table-cell office:value-type="float" office:value="0.130125651575536" calcext:value-type="float">
            <text:p>0.1301256516</text:p>
          </table:table-cell>
          <table:table-cell office:value-type="float" office:value="0.65555" calcext:value-type="float">
            <text:p>0.65555</text:p>
          </table:table-cell>
          <table:table-cell office:value-type="float" office:value="0.264859673460677" calcext:value-type="float">
            <text:p>0.2648596735</text:p>
          </table:table-cell>
          <table:table-cell office:value-type="string" calcext:value-type="string">
            <text:p>watching</text:p>
          </table:table-cell>
          <table:table-cell office:value-type="float" office:value="0.126304276876413" calcext:value-type="float">
            <text:p>0.1263042769</text:p>
          </table:table-cell>
          <table:table-cell office:value-type="float" office:value="0.58035" calcext:value-type="float">
            <text:p>0.58035</text:p>
          </table:table-cell>
          <table:table-cell office:value-type="float" office:value="0.328613710903128" calcext:value-type="float">
            <text:p>0.3286137109</text:p>
          </table:table-cell>
          <table:table-cell office:value-type="string" calcext:value-type="string">
            <text:p>i'm</text:p>
          </table:table-cell>
          <table:table-cell office:value-type="float" office:value="-0.0542816524815837" calcext:value-type="float">
            <text:p>-0.0542816525</text:p>
          </table:table-cell>
          <table:table-cell office:value-type="float" office:value="-0.0133500000000001" calcext:value-type="float">
            <text:p>-0.01335</text:p>
          </table:table-cell>
          <table:table-cell office:value-type="float" office:value="-0.044696125769469" calcext:value-type="float">
            <text:p>-0.0446961258</text:p>
          </table:table-cell>
          <table:table-cell office:value-type="string" calcext:value-type="string">
            <text:p>audience</text:p>
          </table:table-cell>
          <table:table-cell office:value-type="float" office:value="-0.054696308218314" calcext:value-type="float">
            <text:p>-0.0546963082</text:p>
          </table:table-cell>
          <table:table-cell office:value-type="float" office:value="-0.0527" calcext:value-type="float">
            <text:p>-0.0527</text:p>
          </table:table-cell>
          <table:table-cell office:value-type="float" office:value="-0.046388880909255" calcext:value-type="float">
            <text:p>-0.0463888809</text:p>
          </table:table-cell>
        </table:table-row>
        <table:table-row table:style-name="ro1">
          <table:table-cell office:value-type="string" calcext:value-type="string">
            <text:p>sorry</text:p>
          </table:table-cell>
          <table:table-cell office:value-type="float" office:value="0.0345322739995755" calcext:value-type="float">
            <text:p>0.034532274</text:p>
          </table:table-cell>
          <table:table-cell office:value-type="float" office:value="0.59075" calcext:value-type="float">
            <text:p>0.59075</text:p>
          </table:table-cell>
          <table:table-cell office:value-type="float" office:value="0.0874121975694057" calcext:value-type="float">
            <text:p>0.0874121976</text:p>
          </table:table-cell>
          <table:table-cell office:value-type="string" calcext:value-type="string">
            <text:p>once</text:p>
          </table:table-cell>
          <table:table-cell office:value-type="float" office:value="0.128503140248061" calcext:value-type="float">
            <text:p>0.1285031402</text:p>
          </table:table-cell>
          <table:table-cell office:value-type="float" office:value="0.67845" calcext:value-type="float">
            <text:p>0.67845</text:p>
          </table:table-cell>
          <table:table-cell office:value-type="float" office:value="0.244921920864154" calcext:value-type="float">
            <text:p>0.2449219209</text:p>
          </table:table-cell>
          <table:table-cell office:value-type="string" calcext:value-type="string">
            <text:p>woman</text:p>
          </table:table-cell>
          <table:table-cell office:value-type="float" office:value="0.126144752954038" calcext:value-type="float">
            <text:p>0.126144753</text:p>
          </table:table-cell>
          <table:table-cell office:value-type="float" office:value="0.66135" calcext:value-type="float">
            <text:p>0.66135</text:p>
          </table:table-cell>
          <table:table-cell office:value-type="float" office:value="0.241120448179272" calcext:value-type="float">
            <text:p>0.2411204482</text:p>
          </table:table-cell>
          <table:table-cell office:value-type="string" calcext:value-type="string">
            <text:p>ever</text:p>
          </table:table-cell>
          <table:table-cell office:value-type="float" office:value="-0.05339731660754" calcext:value-type="float">
            <text:p>-0.0533973166</text:p>
          </table:table-cell>
          <table:table-cell office:value-type="float" office:value="-0.00875000000000004" calcext:value-type="float">
            <text:p>-0.00875</text:p>
          </table:table-cell>
          <table:table-cell office:value-type="float" office:value="-0.044464946211879" calcext:value-type="float">
            <text:p>-0.0444649462</text:p>
          </table:table-cell>
          <table:table-cell office:value-type="string" calcext:value-type="string">
            <text:p>watched</text:p>
          </table:table-cell>
          <table:table-cell office:value-type="float" office:value="-0.0546601892257859" calcext:value-type="float">
            <text:p>-0.0546601892</text:p>
          </table:table-cell>
          <table:table-cell office:value-type="float" office:value="-0.0259" calcext:value-type="float">
            <text:p>-0.0259</text:p>
          </table:table-cell>
          <table:table-cell office:value-type="float" office:value="-0.047159127770636" calcext:value-type="float">
            <text:p>-0.0471591278</text:p>
          </table:table-cell>
        </table:table-row>
        <table:table-row table:style-name="ro1">
          <table:table-cell office:value-type="string" calcext:value-type="string">
            <text:p>soon</text:p>
          </table:table-cell>
          <table:table-cell office:value-type="float" office:value="0.0470316975261768" calcext:value-type="float">
            <text:p>0.0470316975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120859035869317" calcext:value-type="float">
            <text:p>0.1208590359</text:p>
          </table:table-cell>
          <table:table-cell office:value-type="string" calcext:value-type="string">
            <text:p>played</text:p>
          </table:table-cell>
          <table:table-cell office:value-type="float" office:value="0.127379831032672" calcext:value-type="float">
            <text:p>0.127379831</text:p>
          </table:table-cell>
          <table:table-cell office:value-type="float" office:value="0.6648" calcext:value-type="float">
            <text:p>0.6648</text:p>
          </table:table-cell>
          <table:table-cell office:value-type="float" office:value="0.246572263429984" calcext:value-type="float">
            <text:p>0.2465722634</text:p>
          </table:table-cell>
          <table:table-cell office:value-type="string" calcext:value-type="string">
            <text:p>last</text:p>
          </table:table-cell>
          <table:table-cell office:value-type="float" office:value="0.125779837484614" calcext:value-type="float">
            <text:p>0.1257798375</text:p>
          </table:table-cell>
          <table:table-cell office:value-type="float" office:value="0.66325" calcext:value-type="float">
            <text:p>0.66325</text:p>
          </table:table-cell>
          <table:table-cell office:value-type="float" office:value="0.260134021751071" calcext:value-type="float">
            <text:p>0.2601340218</text:p>
          </table:table-cell>
          <table:table-cell office:value-type="string" calcext:value-type="string">
            <text:p>away</text:p>
          </table:table-cell>
          <table:table-cell office:value-type="float" office:value="-0.0533766401583294" calcext:value-type="float">
            <text:p>-0.0533766402</text:p>
          </table:table-cell>
          <table:table-cell office:value-type="float" office:value="-0.0455000000000001" calcext:value-type="float">
            <text:p>-0.0455</text:p>
          </table:table-cell>
          <table:table-cell office:value-type="float" office:value="-0.042975108848638" calcext:value-type="float">
            <text:p>-0.0429751088</text:p>
          </table:table-cell>
          <table:table-cell office:value-type="string" calcext:value-type="string">
            <text:p>give</text:p>
          </table:table-cell>
          <table:table-cell office:value-type="float" office:value="-0.0544629451811363" calcext:value-type="float">
            <text:p>-0.0544629452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-0.045250441441192" calcext:value-type="float">
            <text:p>-0.0452504414</text:p>
          </table:table-cell>
        </table:table-row>
        <table:table-row table:style-name="ro1">
          <table:table-cell office:value-type="string" calcext:value-type="string">
            <text:p>songs</text:p>
          </table:table-cell>
          <table:table-cell office:value-type="float" office:value="0.0263474618844122" calcext:value-type="float">
            <text:p>0.0263474619</text:p>
          </table:table-cell>
          <table:table-cell office:value-type="float" office:value="0.58915" calcext:value-type="float">
            <text:p>0.58915</text:p>
          </table:table-cell>
          <table:table-cell office:value-type="float" office:value="0.076845298281092" calcext:value-type="float">
            <text:p>0.0768452983</text:p>
          </table:table-cell>
          <table:table-cell office:value-type="string" calcext:value-type="string">
            <text:p>day</text:p>
          </table:table-cell>
          <table:table-cell office:value-type="float" office:value="0.127123136282464" calcext:value-type="float">
            <text:p>0.1271231363</text:p>
          </table:table-cell>
          <table:table-cell office:value-type="float" office:value="0.66075" calcext:value-type="float">
            <text:p>0.66075</text:p>
          </table:table-cell>
          <table:table-cell office:value-type="float" office:value="0.253328931440519" calcext:value-type="float">
            <text:p>0.2533289314</text:p>
          </table:table-cell>
          <table:table-cell office:value-type="string" calcext:value-type="string">
            <text:p>reason</text:p>
          </table:table-cell>
          <table:table-cell office:value-type="float" office:value="0.12575711444784" calcext:value-type="float">
            <text:p>0.1257571144</text:p>
          </table:table-cell>
          <table:table-cell office:value-type="float" office:value="0.64785" calcext:value-type="float">
            <text:p>0.64785</text:p>
          </table:table-cell>
          <table:table-cell office:value-type="float" office:value="0.243420345901815" calcext:value-type="float">
            <text:p>0.2434203459</text:p>
          </table:table-cell>
          <table:table-cell office:value-type="string" calcext:value-type="string">
            <text:p>wife</text:p>
          </table:table-cell>
          <table:table-cell office:value-type="float" office:value="-0.0533703125152289" calcext:value-type="float">
            <text:p>-0.0533703125</text:p>
          </table:table-cell>
          <table:table-cell office:value-type="float" office:value="-0.0527" calcext:value-type="float">
            <text:p>-0.0527</text:p>
          </table:table-cell>
          <table:table-cell office:value-type="float" office:value="-0.046176743236179" calcext:value-type="float">
            <text:p>-0.0461767432</text:p>
          </table:table-cell>
          <table:table-cell office:value-type="string" calcext:value-type="string">
            <text:p>find</text:p>
          </table:table-cell>
          <table:table-cell office:value-type="float" office:value="-0.0542857076917052" calcext:value-type="float">
            <text:p>-0.0542857077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-0.0423117164980341" calcext:value-type="float">
            <text:p>-0.0423117165</text:p>
          </table:table-cell>
        </table:table-row>
        <table:table-row table:style-name="ro1">
          <table:table-cell office:value-type="string" calcext:value-type="string">
            <text:p>song</text:p>
          </table:table-cell>
          <table:table-cell office:value-type="float" office:value="0.0251521432556187" calcext:value-type="float">
            <text:p>0.0251521433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0789882405147548" calcext:value-type="float">
            <text:p>0.0789882405</text:p>
          </table:table-cell>
          <table:table-cell office:value-type="string" calcext:value-type="string">
            <text:p>woman</text:p>
          </table:table-cell>
          <table:table-cell office:value-type="float" office:value="0.126699964297204" calcext:value-type="float">
            <text:p>0.1266999643</text:p>
          </table:table-cell>
          <table:table-cell office:value-type="float" office:value="0.6737" calcext:value-type="float">
            <text:p>0.6737</text:p>
          </table:table-cell>
          <table:table-cell office:value-type="float" office:value="0.240632999767279" calcext:value-type="float">
            <text:p>0.2406329998</text:p>
          </table:table-cell>
          <table:table-cell office:value-type="string" calcext:value-type="string">
            <text:p>away</text:p>
          </table:table-cell>
          <table:table-cell office:value-type="float" office:value="0.125655591830148" calcext:value-type="float">
            <text:p>0.1256555918</text:p>
          </table:table-cell>
          <table:table-cell office:value-type="float" office:value="0.65205" calcext:value-type="float">
            <text:p>0.65205</text:p>
          </table:table-cell>
          <table:table-cell office:value-type="float" office:value="0.258023243416142" calcext:value-type="float">
            <text:p>0.2580232434</text:p>
          </table:table-cell>
          <table:table-cell office:value-type="string" calcext:value-type="string">
            <text:p>anything</text:p>
          </table:table-cell>
          <table:table-cell office:value-type="float" office:value="-0.0532236020668816" calcext:value-type="float">
            <text:p>-0.0532236021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45685086540045" calcext:value-type="float">
            <text:p>-0.0456850865</text:p>
          </table:table-cell>
          <table:table-cell office:value-type="string" calcext:value-type="string">
            <text:p>feel</text:p>
          </table:table-cell>
          <table:table-cell office:value-type="float" office:value="-0.0538885432832406" calcext:value-type="float">
            <text:p>-0.0538885433</text:p>
          </table:table-cell>
          <table:table-cell office:value-type="float" office:value="-0.05045" calcext:value-type="float">
            <text:p>-0.05045</text:p>
          </table:table-cell>
          <table:table-cell office:value-type="float" office:value="-0.042543025830276" calcext:value-type="float">
            <text:p>-0.0425430258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float" office:value="0.0266647342268613" calcext:value-type="float">
            <text:p>0.0266647342</text:p>
          </table:table-cell>
          <table:table-cell office:value-type="float" office:value="0.5805" calcext:value-type="float">
            <text:p>0.5805</text:p>
          </table:table-cell>
          <table:table-cell office:value-type="float" office:value="0.0921878381302748" calcext:value-type="float">
            <text:p>0.0921878381</text:p>
          </table:table-cell>
          <table:table-cell office:value-type="string" calcext:value-type="string">
            <text:p>screen</text:p>
          </table:table-cell>
          <table:table-cell office:value-type="float" office:value="0.126395956257089" calcext:value-type="float">
            <text:p>0.1263959563</text:p>
          </table:table-cell>
          <table:table-cell office:value-type="float" office:value="0.67485" calcext:value-type="float">
            <text:p>0.67485</text:p>
          </table:table-cell>
          <table:table-cell office:value-type="float" office:value="0.243573339537048" calcext:value-type="float">
            <text:p>0.2435733395</text:p>
          </table:table-cell>
          <table:table-cell office:value-type="string" calcext:value-type="string">
            <text:p>boring</text:p>
          </table:table-cell>
          <table:table-cell office:value-type="float" office:value="0.1253629784051" calcext:value-type="float">
            <text:p>0.1253629784</text:p>
          </table:table-cell>
          <table:table-cell office:value-type="float" office:value="0.67535" calcext:value-type="float">
            <text:p>0.67535</text:p>
          </table:table-cell>
          <table:table-cell office:value-type="float" office:value="0.215726537021379" calcext:value-type="float">
            <text:p>0.215726537</text:p>
          </table:table-cell>
          <table:table-cell office:value-type="string" calcext:value-type="string">
            <text:p>best</text:p>
          </table:table-cell>
          <table:table-cell office:value-type="float" office:value="-0.052238147935094" calcext:value-type="float">
            <text:p>-0.0522381479</text:p>
          </table:table-cell>
          <table:table-cell office:value-type="float" office:value="-0.02735" calcext:value-type="float">
            <text:p>-0.02735</text:p>
          </table:table-cell>
          <table:table-cell office:value-type="float" office:value="-0.037098552923212" calcext:value-type="float">
            <text:p>-0.0370985529</text:p>
          </table:table-cell>
          <table:table-cell office:value-type="string" calcext:value-type="string">
            <text:p>against</text:p>
          </table:table-cell>
          <table:table-cell office:value-type="float" office:value="-0.0538874246599477" calcext:value-type="float">
            <text:p>-0.0538874247</text:p>
          </table:table-cell>
          <table:table-cell office:value-type="float" office:value="-0.0765" calcext:value-type="float">
            <text:p>-0.0765</text:p>
          </table:table-cell>
          <table:table-cell office:value-type="float" office:value="-0.047338860767815" calcext:value-type="float">
            <text:p>-0.0473388608</text:p>
          </table:table-cell>
        </table:table-row>
        <table:table-row table:style-name="ro1">
          <table:table-cell office:value-type="string" calcext:value-type="string">
            <text:p>somewhat</text:p>
          </table:table-cell>
          <table:table-cell office:value-type="float" office:value="0.0287303415688116" calcext:value-type="float">
            <text:p>0.0287303416</text:p>
          </table:table-cell>
          <table:table-cell office:value-type="float" office:value="0.5959" calcext:value-type="float">
            <text:p>0.5959</text:p>
          </table:table-cell>
          <table:table-cell office:value-type="float" office:value="0.0929292929292929" calcext:value-type="float">
            <text:p>0.0929292929</text:p>
          </table:table-cell>
          <table:table-cell office:value-type="string" calcext:value-type="string">
            <text:p>since</text:p>
          </table:table-cell>
          <table:table-cell office:value-type="float" office:value="0.126163339583476" calcext:value-type="float">
            <text:p>0.1261633396</text:p>
          </table:table-cell>
          <table:table-cell office:value-type="float" office:value="0.65045" calcext:value-type="float">
            <text:p>0.65045</text:p>
          </table:table-cell>
          <table:table-cell office:value-type="float" office:value="0.263872801937454" calcext:value-type="float">
            <text:p>0.2638728019</text:p>
          </table:table-cell>
          <table:table-cell office:value-type="string" calcext:value-type="string">
            <text:p>pretty</text:p>
          </table:table-cell>
          <table:table-cell office:value-type="float" office:value="0.125256203944682" calcext:value-type="float">
            <text:p>0.1252562039</text:p>
          </table:table-cell>
          <table:table-cell office:value-type="float" office:value="0.61725" calcext:value-type="float">
            <text:p>0.61725</text:p>
          </table:table-cell>
          <table:table-cell office:value-type="float" office:value="0.286113960645342" calcext:value-type="float">
            <text:p>0.2861139606</text:p>
          </table:table-cell>
          <table:table-cell office:value-type="string" calcext:value-type="string">
            <text:p>final</text:p>
          </table:table-cell>
          <table:table-cell office:value-type="float" office:value="-0.0521350841939987" calcext:value-type="float">
            <text:p>-0.0521350842</text:p>
          </table:table-cell>
          <table:table-cell office:value-type="float" office:value="-0.07205" calcext:value-type="float">
            <text:p>-0.07205</text:p>
          </table:table-cell>
          <table:table-cell office:value-type="float" office:value="-0.046300925439394" calcext:value-type="float">
            <text:p>-0.0463009254</text:p>
          </table:table-cell>
          <table:table-cell office:value-type="string" calcext:value-type="string">
            <text:p>along</text:p>
          </table:table-cell>
          <table:table-cell office:value-type="float" office:value="-0.0535191629063676" calcext:value-type="float">
            <text:p>-0.0535191629</text:p>
          </table:table-cell>
          <table:table-cell office:value-type="float" office:value="-0.0729000000000001" calcext:value-type="float">
            <text:p>-0.0729</text:p>
          </table:table-cell>
          <table:table-cell office:value-type="float" office:value="-0.045100601454035" calcext:value-type="float">
            <text:p>-0.0451006015</text:p>
          </table:table-cell>
        </table:table-row>
        <table:table-row table:style-name="ro1">
          <table:table-cell office:value-type="string" calcext:value-type="string">
            <text:p>sometimes</text:p>
          </table:table-cell>
          <table:table-cell office:value-type="float" office:value="0.0345614833324637" calcext:value-type="float">
            <text:p>0.0345614833</text:p>
          </table:table-cell>
          <table:table-cell office:value-type="float" office:value="0.587" calcext:value-type="float">
            <text:p>0.587</text:p>
          </table:table-cell>
          <table:table-cell office:value-type="float" office:value="0.107027027027027" calcext:value-type="float">
            <text:p>0.107027027</text:p>
          </table:table-cell>
          <table:table-cell office:value-type="string" calcext:value-type="string">
            <text:p>kind</text:p>
          </table:table-cell>
          <table:table-cell office:value-type="float" office:value="0.125991377347336" calcext:value-type="float">
            <text:p>0.1259913773</text:p>
          </table:table-cell>
          <table:table-cell office:value-type="float" office:value="0.663" calcext:value-type="float">
            <text:p>0.663</text:p>
          </table:table-cell>
          <table:table-cell office:value-type="float" office:value="0.25524861878453" calcext:value-type="float">
            <text:p>0.2552486188</text:p>
          </table:table-cell>
          <table:table-cell office:value-type="string" calcext:value-type="string">
            <text:p>give</text:p>
          </table:table-cell>
          <table:table-cell office:value-type="float" office:value="0.124529732113156" calcext:value-type="float">
            <text:p>0.1245297321</text:p>
          </table:table-cell>
          <table:table-cell office:value-type="float" office:value="0.61545" calcext:value-type="float">
            <text:p>0.61545</text:p>
          </table:table-cell>
          <table:table-cell office:value-type="float" office:value="0.285023705494097" calcext:value-type="float">
            <text:p>0.2850237055</text:p>
          </table:table-cell>
          <table:table-cell office:value-type="string" calcext:value-type="string">
            <text:p>each</text:p>
          </table:table-cell>
          <table:table-cell office:value-type="float" office:value="-0.0518085275498265" calcext:value-type="float">
            <text:p>-0.0518085275</text:p>
          </table:table-cell>
          <table:table-cell office:value-type="float" office:value="-0.0608" calcext:value-type="float">
            <text:p>-0.0608</text:p>
          </table:table-cell>
          <table:table-cell office:value-type="float" office:value="-0.041949868488415" calcext:value-type="float">
            <text:p>-0.0419498685</text:p>
          </table:table-cell>
          <table:table-cell office:value-type="string" calcext:value-type="string">
            <text:p>wasn't</text:p>
          </table:table-cell>
          <table:table-cell office:value-type="float" office:value="-0.053459505948414" calcext:value-type="float">
            <text:p>-0.0534595059</text:p>
          </table:table-cell>
          <table:table-cell office:value-type="float" office:value="-0.00865000000000005" calcext:value-type="float">
            <text:p>-0.00865</text:p>
          </table:table-cell>
          <table:table-cell office:value-type="float" office:value="-0.047471463163803" calcext:value-type="float">
            <text:p>-0.0474714632</text:p>
          </table:table-cell>
        </table:table-row>
        <table:table-row table:style-name="ro1">
          <table:table-cell office:value-type="string" calcext:value-type="string">
            <text:p>something</text:p>
          </table:table-cell>
          <table:table-cell office:value-type="float" office:value="0.10123924707151" calcext:value-type="float">
            <text:p>0.1012392471</text:p>
          </table:table-cell>
          <table:table-cell office:value-type="float" office:value="0.6143" calcext:value-type="float">
            <text:p>0.6143</text:p>
          </table:table-cell>
          <table:table-cell office:value-type="float" office:value="0.30704275961193" calcext:value-type="float">
            <text:p>0.3070427596</text:p>
          </table:table-cell>
          <table:table-cell office:value-type="string" calcext:value-type="string">
            <text:p>pretty</text:p>
          </table:table-cell>
          <table:table-cell office:value-type="float" office:value="0.125816540704902" calcext:value-type="float">
            <text:p>0.1258165407</text:p>
          </table:table-cell>
          <table:table-cell office:value-type="float" office:value="0.62725" calcext:value-type="float">
            <text:p>0.62725</text:p>
          </table:table-cell>
          <table:table-cell office:value-type="float" office:value="0.285303422490653" calcext:value-type="float">
            <text:p>0.2853034225</text:p>
          </table:table-cell>
          <table:table-cell office:value-type="string" calcext:value-type="string">
            <text:p>probably</text:p>
          </table:table-cell>
          <table:table-cell office:value-type="float" office:value="0.124377670652879" calcext:value-type="float">
            <text:p>0.1243776707</text:p>
          </table:table-cell>
          <table:table-cell office:value-type="float" office:value="0.6561" calcext:value-type="float">
            <text:p>0.6561</text:p>
          </table:table-cell>
          <table:table-cell office:value-type="float" office:value="0.258356696139746" calcext:value-type="float">
            <text:p>0.2583566961</text:p>
          </table:table-cell>
          <table:table-cell office:value-type="string" calcext:value-type="string">
            <text:p>left</text:p>
          </table:table-cell>
          <table:table-cell office:value-type="float" office:value="-0.0517826959622699" calcext:value-type="float">
            <text:p>-0.051782696</text:p>
          </table:table-cell>
          <table:table-cell office:value-type="float" office:value="-0.05345" calcext:value-type="float">
            <text:p>-0.05345</text:p>
          </table:table-cell>
          <table:table-cell office:value-type="float" office:value="-0.043469789864363" calcext:value-type="float">
            <text:p>-0.0434697899</text:p>
          </table:table-cell>
          <table:table-cell office:value-type="string" calcext:value-type="string">
            <text:p>set</text:p>
          </table:table-cell>
          <table:table-cell office:value-type="float" office:value="-0.053344964616388" calcext:value-type="float">
            <text:p>-0.0533449646</text:p>
          </table:table-cell>
          <table:table-cell office:value-type="float" office:value="-0.0515" calcext:value-type="float">
            <text:p>-0.0515</text:p>
          </table:table-cell>
          <table:table-cell office:value-type="float" office:value="-0.043386379388778" calcext:value-type="float">
            <text:p>-0.0433863794</text:p>
          </table:table-cell>
        </table:table-row>
        <table:table-row table:style-name="ro1">
          <table:table-cell office:value-type="string" calcext:value-type="string">
            <text:p>someone</text:p>
          </table:table-cell>
          <table:table-cell office:value-type="float" office:value="0.0671521975981002" calcext:value-type="float">
            <text:p>0.0671521976</text:p>
          </table:table-cell>
          <table:table-cell office:value-type="float" office:value="0.61725" calcext:value-type="float">
            <text:p>0.61725</text:p>
          </table:table-cell>
          <table:table-cell office:value-type="float" office:value="0.186935740839087" calcext:value-type="float">
            <text:p>0.1869357408</text:p>
          </table:table-cell>
          <table:table-cell office:value-type="string" calcext:value-type="string">
            <text:p>terrible</text:p>
          </table:table-cell>
          <table:table-cell office:value-type="float" office:value="0.124262150866135" calcext:value-type="float">
            <text:p>0.1242621509</text:p>
          </table:table-cell>
          <table:table-cell office:value-type="float" office:value="0.68525" calcext:value-type="float">
            <text:p>0.68525</text:p>
          </table:table-cell>
          <table:table-cell office:value-type="float" office:value="0.204071311164496" calcext:value-type="float">
            <text:p>0.2040713112</text:p>
          </table:table-cell>
          <table:table-cell office:value-type="string" calcext:value-type="string">
            <text:p>each</text:p>
          </table:table-cell>
          <table:table-cell office:value-type="float" office:value="0.12437110855377" calcext:value-type="float">
            <text:p>0.1243711086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243493224349322" calcext:value-type="float">
            <text:p>0.2434932243</text:p>
          </table:table-cell>
          <table:table-cell office:value-type="string" calcext:value-type="string">
            <text:p>times</text:p>
          </table:table-cell>
          <table:table-cell office:value-type="float" office:value="-0.0516747865558831" calcext:value-type="float">
            <text:p>-0.0516747866</text:p>
          </table:table-cell>
          <table:table-cell office:value-type="float" office:value="-0.0466500000000001" calcext:value-type="float">
            <text:p>-0.04665</text:p>
          </table:table-cell>
          <table:table-cell office:value-type="float" office:value="-0.039987745627369" calcext:value-type="float">
            <text:p>-0.0399877456</text:p>
          </table:table-cell>
          <table:table-cell office:value-type="string" calcext:value-type="string">
            <text:p>left</text:p>
          </table:table-cell>
          <table:table-cell office:value-type="float" office:value="-0.0525980233594429" calcext:value-type="float">
            <text:p>-0.0525980234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-0.044098174349695" calcext:value-type="float">
            <text:p>-0.0440981743</text:p>
          </table:table-cell>
        </table:table-row>
        <table:table-row table:style-name="ro1">
          <table:table-cell office:value-type="string" calcext:value-type="string">
            <text:p>somehow</text:p>
          </table:table-cell>
          <table:table-cell office:value-type="float" office:value="0.0284492151116695" calcext:value-type="float">
            <text:p>0.0284492151</text:p>
          </table:table-cell>
          <table:table-cell office:value-type="float" office:value="0.63305" calcext:value-type="float">
            <text:p>0.63305</text:p>
          </table:table-cell>
          <table:table-cell office:value-type="float" office:value="0.0774355751099937" calcext:value-type="float">
            <text:p>0.0774355751</text:p>
          </table:table-cell>
          <table:table-cell office:value-type="string" calcext:value-type="string">
            <text:p>worse</text:p>
          </table:table-cell>
          <table:table-cell office:value-type="float" office:value="0.123737632357133" calcext:value-type="float">
            <text:p>0.1237376324</text:p>
          </table:table-cell>
          <table:table-cell office:value-type="float" office:value="0.68445" calcext:value-type="float">
            <text:p>0.68445</text:p>
          </table:table-cell>
          <table:table-cell office:value-type="float" office:value="0.201846465157455" calcext:value-type="float">
            <text:p>0.2018464652</text:p>
          </table:table-cell>
          <table:table-cell office:value-type="string" calcext:value-type="string">
            <text:p>worse</text:p>
          </table:table-cell>
          <table:table-cell office:value-type="float" office:value="0.124268635607248" calcext:value-type="float">
            <text:p>0.1242686356</text:p>
          </table:table-cell>
          <table:table-cell office:value-type="float" office:value="0.6802" calcext:value-type="float">
            <text:p>0.6802</text:p>
          </table:table-cell>
          <table:table-cell office:value-type="float" office:value="0.202493765586035" calcext:value-type="float">
            <text:p>0.2024937656</text:p>
          </table:table-cell>
          <table:table-cell office:value-type="string" calcext:value-type="string">
            <text:p>three</text:p>
          </table:table-cell>
          <table:table-cell office:value-type="float" office:value="-0.0515585982848167" calcext:value-type="float">
            <text:p>-0.0515585983</text:p>
          </table:table-cell>
          <table:table-cell office:value-type="float" office:value="-0.0657000000000001" calcext:value-type="float">
            <text:p>-0.0657</text:p>
          </table:table-cell>
          <table:table-cell office:value-type="float" office:value="-0.04272155447068" calcext:value-type="float">
            <text:p>-0.0427215545</text:p>
          </table:table-cell>
          <table:table-cell office:value-type="string" calcext:value-type="string">
            <text:p>everything</text:p>
          </table:table-cell>
          <table:table-cell office:value-type="float" office:value="-0.0518590630168406" calcext:value-type="float">
            <text:p>-0.051859063</text:p>
          </table:table-cell>
          <table:table-cell office:value-type="float" office:value="-0.0521" calcext:value-type="float">
            <text:p>-0.0521</text:p>
          </table:table-cell>
          <table:table-cell office:value-type="float" office:value="-0.042631364540861" calcext:value-type="float">
            <text:p>-0.0426313645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float" office:value="0.154499960649943" calcext:value-type="float">
            <text:p>0.1544999606</text:p>
          </table:table-cell>
          <table:table-cell office:value-type="float" office:value="0.59025" calcext:value-type="float">
            <text:p>0.59025</text:p>
          </table:table-cell>
          <table:table-cell office:value-type="float" office:value="0.4985007037513" calcext:value-type="float">
            <text:p>0.4985007038</text:p>
          </table:table-cell>
          <table:table-cell office:value-type="string" calcext:value-type="string">
            <text:p>guy</text:p>
          </table:table-cell>
          <table:table-cell office:value-type="float" office:value="0.122622013762318" calcext:value-type="float">
            <text:p>0.1226220138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24628312863607" calcext:value-type="float">
            <text:p>0.2462831286</text:p>
          </table:table-cell>
          <table:table-cell office:value-type="string" calcext:value-type="string">
            <text:p>day</text:p>
          </table:table-cell>
          <table:table-cell office:value-type="float" office:value="0.124177602769" calcext:value-type="float">
            <text:p>0.1241776028</text:p>
          </table:table-cell>
          <table:table-cell office:value-type="float" office:value="0.66" calcext:value-type="float">
            <text:p>0.66</text:p>
          </table:table-cell>
          <table:table-cell office:value-type="float" office:value="0.250771264874394" calcext:value-type="float">
            <text:p>0.2507712649</text:p>
          </table:table-cell>
          <table:table-cell office:value-type="string" calcext:value-type="string">
            <text:p>year</text:p>
          </table:table-cell>
          <table:table-cell office:value-type="float" office:value="-0.0514235185651666" calcext:value-type="float">
            <text:p>-0.0514235186</text:p>
          </table:table-cell>
          <table:table-cell office:value-type="float" office:value="-0.04225" calcext:value-type="float">
            <text:p>-0.04225</text:p>
          </table:table-cell>
          <table:table-cell office:value-type="float" office:value="-0.043470895819244" calcext:value-type="float">
            <text:p>-0.0434708958</text:p>
          </table:table-cell>
          <table:table-cell office:value-type="string" calcext:value-type="string">
            <text:p>becomes</text:p>
          </table:table-cell>
          <table:table-cell office:value-type="float" office:value="-0.0518555907996575" calcext:value-type="float">
            <text:p>-0.0518555908</text:p>
          </table:table-cell>
          <table:table-cell office:value-type="float" office:value="-0.0598000000000001" calcext:value-type="float">
            <text:p>-0.0598</text:p>
          </table:table-cell>
          <table:table-cell office:value-type="float" office:value="-0.046219897823613" calcext:value-type="float">
            <text:p>-0.0462198978</text:p>
          </table:table-cell>
        </table:table-row>
        <table:table-row table:style-name="ro1">
          <table:table-cell office:value-type="string" calcext:value-type="string">
            <text:p>society</text:p>
          </table:table-cell>
          <table:table-cell office:value-type="float" office:value="0.0223619705712659" calcext:value-type="float">
            <text:p>0.0223619706</text:p>
          </table:table-cell>
          <table:table-cell office:value-type="float" office:value="0.59655" calcext:value-type="float">
            <text:p>0.59655</text:p>
          </table:table-cell>
          <table:table-cell office:value-type="float" office:value="0.0614167732930092" calcext:value-type="float">
            <text:p>0.0614167733</text:p>
          </table:table-cell>
          <table:table-cell office:value-type="string" calcext:value-type="string">
            <text:p>big</text:p>
          </table:table-cell>
          <table:table-cell office:value-type="float" office:value="0.122129280036336" calcext:value-type="float">
            <text:p>0.12212928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271813429835143" calcext:value-type="float">
            <text:p>0.2718134298</text:p>
          </table:table-cell>
          <table:table-cell office:value-type="string" calcext:value-type="string">
            <text:p>role</text:p>
          </table:table-cell>
          <table:table-cell office:value-type="float" office:value="0.123714650836064" calcext:value-type="float">
            <text:p>0.1237146508</text:p>
          </table:table-cell>
          <table:table-cell office:value-type="float" office:value="0.6381" calcext:value-type="float">
            <text:p>0.6381</text:p>
          </table:table-cell>
          <table:table-cell office:value-type="float" office:value="0.260825163398693" calcext:value-type="float">
            <text:p>0.2608251634</text:p>
          </table:table-cell>
          <table:table-cell office:value-type="string" calcext:value-type="string">
            <text:p>under</text:p>
          </table:table-cell>
          <table:table-cell office:value-type="float" office:value="-0.0513350934343557" calcext:value-type="float">
            <text:p>-0.0513350934</text:p>
          </table:table-cell>
          <table:table-cell office:value-type="float" office:value="-0.07435" calcext:value-type="float">
            <text:p>-0.07435</text:p>
          </table:table-cell>
          <table:table-cell office:value-type="float" office:value="-0.044992545963543" calcext:value-type="float">
            <text:p>-0.044992546</text:p>
          </table:table-cell>
          <table:table-cell office:value-type="string" calcext:value-type="string">
            <text:p>under</text:p>
          </table:table-cell>
          <table:table-cell office:value-type="float" office:value="-0.0515509042056582" calcext:value-type="float">
            <text:p>-0.0515509042</text:p>
          </table:table-cell>
          <table:table-cell office:value-type="float" office:value="-0.0843" calcext:value-type="float">
            <text:p>-0.0843</text:p>
          </table:table-cell>
          <table:table-cell office:value-type="float" office:value="-0.044804400119372" calcext:value-type="float">
            <text:p>-0.0448044001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0.181451259776073" calcext:value-type="float">
            <text:p>0.1814512598</text:p>
          </table:table-cell>
          <table:table-cell office:value-type="float" office:value="0.59435" calcext:value-type="float">
            <text:p>0.59435</text:p>
          </table:table-cell>
          <table:table-cell office:value-type="float" office:value="0.549102428722281" calcext:value-type="float">
            <text:p>0.5491024287</text:p>
          </table:table-cell>
          <table:table-cell office:value-type="string" calcext:value-type="string">
            <text:p>horror</text:p>
          </table:table-cell>
          <table:table-cell office:value-type="float" office:value="0.122075413721961" calcext:value-type="float">
            <text:p>0.1220754137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241093434909254" calcext:value-type="float">
            <text:p>0.2410934349</text:p>
          </table:table-cell>
          <table:table-cell office:value-type="string" calcext:value-type="string">
            <text:p>played</text:p>
          </table:table-cell>
          <table:table-cell office:value-type="float" office:value="0.12367035809231" calcext:value-type="float">
            <text:p>0.1236703581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243875524166851" calcext:value-type="float">
            <text:p>0.2438755242</text:p>
          </table:table-cell>
          <table:table-cell office:value-type="string" calcext:value-type="string">
            <text:p>played</text:p>
          </table:table-cell>
          <table:table-cell office:value-type="float" office:value="-0.0512587365583972" calcext:value-type="float">
            <text:p>-0.0512587366</text:p>
          </table:table-cell>
          <table:table-cell office:value-type="float" office:value="-0.05545" calcext:value-type="float">
            <text:p>-0.05545</text:p>
          </table:table-cell>
          <table:table-cell office:value-type="float" office:value="-0.041464927994029" calcext:value-type="float">
            <text:p>-0.041464928</text:p>
          </table:table-cell>
          <table:table-cell office:value-type="string" calcext:value-type="string">
            <text:p>she's</text:p>
          </table:table-cell>
          <table:table-cell office:value-type="float" office:value="-0.0508957730079064" calcext:value-type="float">
            <text:p>-0.050895773</text:p>
          </table:table-cell>
          <table:table-cell office:value-type="float" office:value="-0.06565" calcext:value-type="float">
            <text:p>-0.06565</text:p>
          </table:table-cell>
          <table:table-cell office:value-type="float" office:value="-0.045865476028549" calcext:value-type="float">
            <text:p>-0.045865476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0.0492167778081718" calcext:value-type="float">
            <text:p>0.0492167778</text:p>
          </table:table-cell>
          <table:table-cell office:value-type="float" office:value="0.57825" calcext:value-type="float">
            <text:p>0.57825</text:p>
          </table:table-cell>
          <table:table-cell office:value-type="float" office:value="0.146341463414634" calcext:value-type="float">
            <text:p>0.1463414634</text:p>
          </table:table-cell>
          <table:table-cell office:value-type="string" calcext:value-type="string">
            <text:p>boring</text:p>
          </table:table-cell>
          <table:table-cell office:value-type="float" office:value="0.121702937380018" calcext:value-type="float">
            <text:p>0.1217029374</text:p>
          </table:table-cell>
          <table:table-cell office:value-type="float" office:value="0.6721" calcext:value-type="float">
            <text:p>0.6721</text:p>
          </table:table-cell>
          <table:table-cell office:value-type="float" office:value="0.212536023054755" calcext:value-type="float">
            <text:p>0.2125360231</text:p>
          </table:table-cell>
          <table:table-cell office:value-type="string" calcext:value-type="string">
            <text:p>less</text:p>
          </table:table-cell>
          <table:table-cell office:value-type="float" office:value="0.123396709973753" calcext:value-type="float">
            <text:p>0.12339671</text:p>
          </table:table-cell>
          <table:table-cell office:value-type="float" office:value="0.69505" calcext:value-type="float">
            <text:p>0.69505</text:p>
          </table:table-cell>
          <table:table-cell office:value-type="float" office:value="0.22216554010968" calcext:value-type="float">
            <text:p>0.2221655401</text:p>
          </table:table-cell>
          <table:table-cell office:value-type="string" calcext:value-type="string">
            <text:p>themselves</text:p>
          </table:table-cell>
          <table:table-cell office:value-type="float" office:value="-0.0509242617924017" calcext:value-type="float">
            <text:p>-0.0509242618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45055416336855" calcext:value-type="float">
            <text:p>-0.0450554163</text:p>
          </table:table-cell>
          <table:table-cell office:value-type="string" calcext:value-type="string">
            <text:p>show</text:p>
          </table:table-cell>
          <table:table-cell office:value-type="float" office:value="-0.0508630069990132" calcext:value-type="float">
            <text:p>-0.050863007</text:p>
          </table:table-cell>
          <table:table-cell office:value-type="float" office:value="-0.0321" calcext:value-type="float">
            <text:p>-0.0321</text:p>
          </table:table-cell>
          <table:table-cell office:value-type="float" office:value="-0.039241942280513" calcext:value-type="float">
            <text:p>-0.0392419423</text:p>
          </table:table-cell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0.0356451214763955" calcext:value-type="float">
            <text:p>0.0356451215</text:p>
          </table:table-cell>
          <table:table-cell office:value-type="float" office:value="0.62105" calcext:value-type="float">
            <text:p>0.62105</text:p>
          </table:table-cell>
          <table:table-cell office:value-type="float" office:value="0.104877760718082" calcext:value-type="float">
            <text:p>0.1048777607</text:p>
          </table:table-cell>
          <table:table-cell office:value-type="string" calcext:value-type="string">
            <text:p>away</text:p>
          </table:table-cell>
          <table:table-cell office:value-type="float" office:value="0.121690123985508" calcext:value-type="float">
            <text:p>0.121690124</text:p>
          </table:table-cell>
          <table:table-cell office:value-type="float" office:value="0.6525" calcext:value-type="float">
            <text:p>0.6525</text:p>
          </table:table-cell>
          <table:table-cell office:value-type="float" office:value="0.254451834370307" calcext:value-type="float">
            <text:p>0.2544518344</text:p>
          </table:table-cell>
          <table:table-cell office:value-type="string" calcext:value-type="string">
            <text:p>performance</text:p>
          </table:table-cell>
          <table:table-cell office:value-type="float" office:value="0.122217022547364" calcext:value-type="float">
            <text:p>0.1222170225</text:p>
          </table:table-cell>
          <table:table-cell office:value-type="float" office:value="0.64275" calcext:value-type="float">
            <text:p>0.64275</text:p>
          </table:table-cell>
          <table:table-cell office:value-type="float" office:value="0.251910794681185" calcext:value-type="float">
            <text:p>0.2519107947</text:p>
          </table:table-cell>
          <table:table-cell office:value-type="string" calcext:value-type="string">
            <text:p>night</text:p>
          </table:table-cell>
          <table:table-cell office:value-type="float" office:value="-0.0508995018454395" calcext:value-type="float">
            <text:p>-0.0508995018</text:p>
          </table:table-cell>
          <table:table-cell office:value-type="float" office:value="-0.08975" calcext:value-type="float">
            <text:p>-0.08975</text:p>
          </table:table-cell>
          <table:table-cell office:value-type="float" office:value="-0.041839205078934" calcext:value-type="float">
            <text:p>-0.0418392051</text:p>
          </table:table-cell>
          <table:table-cell office:value-type="string" calcext:value-type="string">
            <text:p>film's</text:p>
          </table:table-cell>
          <table:table-cell office:value-type="float" office:value="-0.0504640316841337" calcext:value-type="float">
            <text:p>-0.0504640317</text:p>
          </table:table-cell>
          <table:table-cell office:value-type="float" office:value="-0.0640000000000001" calcext:value-type="float">
            <text:p>-0.064</text:p>
          </table:table-cell>
          <table:table-cell office:value-type="float" office:value="-0.046487139083886" calcext:value-type="float">
            <text:p>-0.0464871391</text:p>
          </table:table-cell>
        </table:table-row>
        <table:table-row table:style-name="ro1">
          <table:table-cell office:value-type="string" calcext:value-type="string">
            <text:p>situation</text:p>
          </table:table-cell>
          <table:table-cell office:value-type="float" office:value="0.0213872089903812" calcext:value-type="float">
            <text:p>0.021387209</text:p>
          </table:table-cell>
          <table:table-cell office:value-type="float" office:value="0.58805" calcext:value-type="float">
            <text:p>0.58805</text:p>
          </table:table-cell>
          <table:table-cell office:value-type="float" office:value="0.0659789139553339" calcext:value-type="float">
            <text:p>0.065978914</text:p>
          </table:table-cell>
          <table:table-cell office:value-type="string" calcext:value-type="string">
            <text:p>place</text:p>
          </table:table-cell>
          <table:table-cell office:value-type="float" office:value="0.121671784601926" calcext:value-type="float">
            <text:p>0.1216717846</text:p>
          </table:table-cell>
          <table:table-cell office:value-type="float" office:value="0.65905" calcext:value-type="float">
            <text:p>0.65905</text:p>
          </table:table-cell>
          <table:table-cell office:value-type="float" office:value="0.237162993623448" calcext:value-type="float">
            <text:p>0.2371629936</text:p>
          </table:table-cell>
          <table:table-cell office:value-type="string" calcext:value-type="string">
            <text:p>instead</text:p>
          </table:table-cell>
          <table:table-cell office:value-type="float" office:value="0.121684000247095" calcext:value-type="float">
            <text:p>0.1216840002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234596654668643" calcext:value-type="float">
            <text:p>0.2345966547</text:p>
          </table:table-cell>
          <table:table-cell office:value-type="string" calcext:value-type="string">
            <text:p>until</text:p>
          </table:table-cell>
          <table:table-cell office:value-type="float" office:value="-0.050799956186191" calcext:value-type="float">
            <text:p>-0.0507999562</text:p>
          </table:table-cell>
          <table:table-cell office:value-type="float" office:value="-0.0719" calcext:value-type="float">
            <text:p>-0.0719</text:p>
          </table:table-cell>
          <table:table-cell office:value-type="float" office:value="-0.042893477233803" calcext:value-type="float">
            <text:p>-0.0428934772</text:p>
          </table:table-cell>
          <table:table-cell office:value-type="string" calcext:value-type="string">
            <text:p>i've</text:p>
          </table:table-cell>
          <table:table-cell office:value-type="float" office:value="-0.0504594908500576" calcext:value-type="float">
            <text:p>-0.0504594909</text:p>
          </table:table-cell>
          <table:table-cell office:value-type="float" office:value="-0.0103500000000001" calcext:value-type="float">
            <text:p>-0.01035</text:p>
          </table:table-cell>
          <table:table-cell office:value-type="float" office:value="-0.042894670856984" calcext:value-type="float">
            <text:p>-0.0428946709</text:p>
          </table:table-cell>
        </table:table-row>
        <table:table-row table:style-name="ro1">
          <table:table-cell office:value-type="string" calcext:value-type="string">
            <text:p>sit</text:p>
          </table:table-cell>
          <table:table-cell office:value-type="float" office:value="0.0301657530837978" calcext:value-type="float">
            <text:p>0.0301657531</text:p>
          </table:table-cell>
          <table:table-cell office:value-type="float" office:value="0.6414" calcext:value-type="float">
            <text:p>0.6414</text:p>
          </table:table-cell>
          <table:table-cell office:value-type="float" office:value="0.0781491002570694" calcext:value-type="float">
            <text:p>0.0781491003</text:p>
          </table:table-cell>
          <table:table-cell office:value-type="string" calcext:value-type="string">
            <text:p>each</text:p>
          </table:table-cell>
          <table:table-cell office:value-type="float" office:value="0.121368910774786" calcext:value-type="float">
            <text:p>0.1213689108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240498034076016" calcext:value-type="float">
            <text:p>0.2404980341</text:p>
          </table:table-cell>
          <table:table-cell office:value-type="string" calcext:value-type="string">
            <text:p>got</text:p>
          </table:table-cell>
          <table:table-cell office:value-type="float" office:value="0.121228685484222" calcext:value-type="float">
            <text:p>0.1212286855</text:p>
          </table:table-cell>
          <table:table-cell office:value-type="float" office:value="0.59235" calcext:value-type="float">
            <text:p>0.59235</text:p>
          </table:table-cell>
          <table:table-cell office:value-type="float" office:value="0.289498910675381" calcext:value-type="float">
            <text:p>0.2894989107</text:p>
          </table:table-cell>
          <table:table-cell office:value-type="string" calcext:value-type="string">
            <text:p>feel</text:p>
          </table:table-cell>
          <table:table-cell office:value-type="float" office:value="-0.0507343676404796" calcext:value-type="float">
            <text:p>-0.0507343676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-0.039223878043721" calcext:value-type="float">
            <text:p>-0.039223878</text:p>
          </table:table-cell>
          <table:table-cell office:value-type="string" calcext:value-type="string">
            <text:p>face</text:p>
          </table:table-cell>
          <table:table-cell office:value-type="float" office:value="-0.0504006649259478" calcext:value-type="float">
            <text:p>-0.0504006649</text:p>
          </table:table-cell>
          <table:table-cell office:value-type="float" office:value="-0.06385" calcext:value-type="float">
            <text:p>-0.06385</text:p>
          </table:table-cell>
          <table:table-cell office:value-type="float" office:value="-0.04397656623625" calcext:value-type="float">
            <text:p>-0.0439765662</text:p>
          </table:table-cell>
        </table:table-row>
        <table:table-row table:style-name="ro1">
          <table:table-cell office:value-type="string" calcext:value-type="string">
            <text:p>sister</text:p>
          </table:table-cell>
          <table:table-cell office:value-type="float" office:value="0.0189165122379728" calcext:value-type="float">
            <text:p>0.0189165122</text:p>
          </table:table-cell>
          <table:table-cell office:value-type="float" office:value="0.59235" calcext:value-type="float">
            <text:p>0.59235</text:p>
          </table:table-cell>
          <table:table-cell office:value-type="float" office:value="0.0634118322802987" calcext:value-type="float">
            <text:p>0.0634118323</text:p>
          </table:table-cell>
          <table:table-cell office:value-type="string" calcext:value-type="string">
            <text:p>less</text:p>
          </table:table-cell>
          <table:table-cell office:value-type="float" office:value="0.121032546150195" calcext:value-type="float">
            <text:p>0.1210325462</text:p>
          </table:table-cell>
          <table:table-cell office:value-type="float" office:value="0.68565" calcext:value-type="float">
            <text:p>0.68565</text:p>
          </table:table-cell>
          <table:table-cell office:value-type="float" office:value="0.220652039171935" calcext:value-type="float">
            <text:p>0.2206520392</text:p>
          </table:table-cell>
          <table:table-cell office:value-type="string" calcext:value-type="string">
            <text:p>terrible</text:p>
          </table:table-cell>
          <table:table-cell office:value-type="float" office:value="0.121093764919999" calcext:value-type="float">
            <text:p>0.1210937649</text:p>
          </table:table-cell>
          <table:table-cell office:value-type="float" office:value="0.6836" calcext:value-type="float">
            <text:p>0.6836</text:p>
          </table:table-cell>
          <table:table-cell office:value-type="float" office:value="0.201211815198182" calcext:value-type="float">
            <text:p>0.2012118152</text:p>
          </table:table-cell>
          <table:table-cell office:value-type="string" calcext:value-type="string">
            <text:p>everything</text:p>
          </table:table-cell>
          <table:table-cell office:value-type="float" office:value="-0.0505914121111236" calcext:value-type="float">
            <text:p>-0.0505914121</text:p>
          </table:table-cell>
          <table:table-cell office:value-type="float" office:value="-0.0596500000000001" calcext:value-type="float">
            <text:p>-0.05965</text:p>
          </table:table-cell>
          <table:table-cell office:value-type="float" office:value="-0.04088305294957" calcext:value-type="float">
            <text:p>-0.0408830529</text:p>
          </table:table-cell>
          <table:table-cell office:value-type="string" calcext:value-type="string">
            <text:p>different</text:p>
          </table:table-cell>
          <table:table-cell office:value-type="float" office:value="-0.0502929001677012" calcext:value-type="float">
            <text:p>-0.0502929002</text:p>
          </table:table-cell>
          <table:table-cell office:value-type="float" office:value="-0.0662" calcext:value-type="float">
            <text:p>-0.0662</text:p>
          </table:table-cell>
          <table:table-cell office:value-type="float" office:value="-0.040889264058331" calcext:value-type="float">
            <text:p>-0.0408892641</text:p>
          </table:table-cell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0.0326959906041463" calcext:value-type="float">
            <text:p>0.0326959906</text:p>
          </table:table-cell>
          <table:table-cell office:value-type="float" office:value="0.64" calcext:value-type="float">
            <text:p>0.64</text:p>
          </table:table-cell>
          <table:table-cell office:value-type="float" office:value="0.0911386013632921" calcext:value-type="float">
            <text:p>0.0911386014</text:p>
          </table:table-cell>
          <table:table-cell office:value-type="string" calcext:value-type="string">
            <text:p>instead</text:p>
          </table:table-cell>
          <table:table-cell office:value-type="float" office:value="0.120772606846755" calcext:value-type="float">
            <text:p>0.1207726068</text:p>
          </table:table-cell>
          <table:table-cell office:value-type="float" office:value="0.6446" calcext:value-type="float">
            <text:p>0.6446</text:p>
          </table:table-cell>
          <table:table-cell office:value-type="float" office:value="0.233390854184642" calcext:value-type="float">
            <text:p>0.2333908542</text:p>
          </table:table-cell>
          <table:table-cell office:value-type="string" calcext:value-type="string">
            <text:p>script</text:p>
          </table:table-cell>
          <table:table-cell office:value-type="float" office:value="0.12013928653355" calcext:value-type="float">
            <text:p>0.1201392865</text:p>
          </table:table-cell>
          <table:table-cell office:value-type="float" office:value="0.616" calcext:value-type="float">
            <text:p>0.616</text:p>
          </table:table-cell>
          <table:table-cell office:value-type="float" office:value="0.261680446068064" calcext:value-type="float">
            <text:p>0.2616804461</text:p>
          </table:table-cell>
          <table:table-cell office:value-type="string" calcext:value-type="string">
            <text:p>else</text:p>
          </table:table-cell>
          <table:table-cell office:value-type="float" office:value="-0.0504285433782688" calcext:value-type="float">
            <text:p>-0.0504285434</text:p>
          </table:table-cell>
          <table:table-cell office:value-type="float" office:value="-0.0456" calcext:value-type="float">
            <text:p>-0.0456</text:p>
          </table:table-cell>
          <table:table-cell office:value-type="float" office:value="-0.043042510280834" calcext:value-type="float">
            <text:p>-0.0430425103</text:p>
          </table:table-cell>
          <table:table-cell office:value-type="string" calcext:value-type="string">
            <text:p>our</text:p>
          </table:table-cell>
          <table:table-cell office:value-type="float" office:value="-0.0500892384573663" calcext:value-type="float">
            <text:p>-0.0500892385</text:p>
          </table:table-cell>
          <table:table-cell office:value-type="float" office:value="-0.0688" calcext:value-type="float">
            <text:p>-0.0688</text:p>
          </table:table-cell>
          <table:table-cell office:value-type="float" office:value="-0.041179732487752" calcext:value-type="float">
            <text:p>-0.0411797325</text:p>
          </table:table-cell>
        </table:table-row>
        <table:table-row table:style-name="ro1">
          <table:table-cell office:value-type="string" calcext:value-type="string">
            <text:p>since</text:p>
          </table:table-cell>
          <table:table-cell office:value-type="float" office:value="0.0711788511949563" calcext:value-type="float">
            <text:p>0.0711788512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220285882122577" calcext:value-type="float">
            <text:p>0.2202858821</text:p>
          </table:table-cell>
          <table:table-cell office:value-type="string" calcext:value-type="string">
            <text:p>got</text:p>
          </table:table-cell>
          <table:table-cell office:value-type="float" office:value="0.120625242054644" calcext:value-type="float">
            <text:p>0.1206252421</text:p>
          </table:table-cell>
          <table:table-cell office:value-type="float" office:value="0.60705" calcext:value-type="float">
            <text:p>0.60705</text:p>
          </table:table-cell>
          <table:table-cell office:value-type="float" office:value="0.287165532879819" calcext:value-type="float">
            <text:p>0.2871655329</text:p>
          </table:table-cell>
          <table:table-cell office:value-type="string" calcext:value-type="string">
            <text:p>guy</text:p>
          </table:table-cell>
          <table:table-cell office:value-type="float" office:value="0.119710427828782" calcext:value-type="float">
            <text:p>0.1197104278</text:p>
          </table:table-cell>
          <table:table-cell office:value-type="float" office:value="0.6446" calcext:value-type="float">
            <text:p>0.6446</text:p>
          </table:table-cell>
          <table:table-cell office:value-type="float" office:value="0.244151424925564" calcext:value-type="float">
            <text:p>0.2441514249</text:p>
          </table:table-cell>
          <table:table-cell office:value-type="string" calcext:value-type="string">
            <text:p>doing</text:p>
          </table:table-cell>
          <table:table-cell office:value-type="float" office:value="-0.0502331749182595" calcext:value-type="float">
            <text:p>-0.0502331749</text:p>
          </table:table-cell>
          <table:table-cell office:value-type="float" office:value="-0.0282" calcext:value-type="float">
            <text:p>-0.0282</text:p>
          </table:table-cell>
          <table:table-cell office:value-type="float" office:value="-0.044802896219618" calcext:value-type="float">
            <text:p>-0.0448028962</text:p>
          </table:table-cell>
          <table:table-cell office:value-type="string" calcext:value-type="string">
            <text:p>got</text:p>
          </table:table-cell>
          <table:table-cell office:value-type="float" office:value="-0.0494946414075582" calcext:value-type="float">
            <text:p>-0.0494946414</text:p>
          </table:table-cell>
          <table:table-cell office:value-type="float" office:value="0.00219999999999998" calcext:value-type="float">
            <text:p>0.0022</text:p>
          </table:table-cell>
          <table:table-cell office:value-type="float" office:value="-0.043193491956169" calcext:value-type="float">
            <text:p>-0.043193492</text:p>
          </table:table-cell>
        </table:table-row>
        <table:table-row table:style-name="ro1">
          <table:table-cell office:value-type="string" calcext:value-type="string">
            <text:p>simply</text:p>
          </table:table-cell>
          <table:table-cell office:value-type="float" office:value="0.0564729238002081" calcext:value-type="float">
            <text:p>0.0564729238</text:p>
          </table:table-cell>
          <table:table-cell office:value-type="float" office:value="0.60885" calcext:value-type="float">
            <text:p>0.60885</text:p>
          </table:table-cell>
          <table:table-cell office:value-type="float" office:value="0.165368611970554" calcext:value-type="float">
            <text:p>0.165368612</text:p>
          </table:table-cell>
          <table:table-cell office:value-type="string" calcext:value-type="string">
            <text:p>role</text:p>
          </table:table-cell>
          <table:table-cell office:value-type="float" office:value="0.120405258819992" calcext:value-type="float">
            <text:p>0.1204052588</text:p>
          </table:table-cell>
          <table:table-cell office:value-type="float" office:value="0.63875" calcext:value-type="float">
            <text:p>0.63875</text:p>
          </table:table-cell>
          <table:table-cell office:value-type="float" office:value="0.257832562917309" calcext:value-type="float">
            <text:p>0.2578325629</text:p>
          </table:table-cell>
          <table:table-cell office:value-type="string" calcext:value-type="string">
            <text:p>show</text:p>
          </table:table-cell>
          <table:table-cell office:value-type="float" office:value="0.118785286968953" calcext:value-type="float">
            <text:p>0.118785287</text:p>
          </table:table-cell>
          <table:table-cell office:value-type="float" office:value="0.5982" calcext:value-type="float">
            <text:p>0.5982</text:p>
          </table:table-cell>
          <table:table-cell office:value-type="float" office:value="0.298165938864629" calcext:value-type="float">
            <text:p>0.2981659389</text:p>
          </table:table-cell>
          <table:table-cell office:value-type="string" calcext:value-type="string">
            <text:p>hard</text:p>
          </table:table-cell>
          <table:table-cell office:value-type="float" office:value="-0.0500877602126347" calcext:value-type="float">
            <text:p>-0.0500877602</text:p>
          </table:table-cell>
          <table:table-cell office:value-type="float" office:value="-0.0444500000000001" calcext:value-type="float">
            <text:p>-0.04445</text:p>
          </table:table-cell>
          <table:table-cell office:value-type="float" office:value="-0.040352493790762" calcext:value-type="float">
            <text:p>-0.0403524938</text:p>
          </table:table-cell>
          <table:table-cell office:value-type="string" calcext:value-type="string">
            <text:p>themselves</text:p>
          </table:table-cell>
          <table:table-cell office:value-type="float" office:value="-0.0494544310691404" calcext:value-type="float">
            <text:p>-0.0494544311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04361839331669" calcext:value-type="float">
            <text:p>-0.0436183933</text:p>
          </table:table-cell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0.0425340051443234" calcext:value-type="float">
            <text:p>0.0425340051</text:p>
          </table:table-cell>
          <table:table-cell office:value-type="float" office:value="0.6077" calcext:value-type="float">
            <text:p>0.6077</text:p>
          </table:table-cell>
          <table:table-cell office:value-type="float" office:value="0.106378132118451" calcext:value-type="float">
            <text:p>0.1063781321</text:p>
          </table:table-cell>
          <table:table-cell office:value-type="string" calcext:value-type="string">
            <text:p>trying</text:p>
          </table:table-cell>
          <table:table-cell office:value-type="float" office:value="0.120023754931682" calcext:value-type="float">
            <text:p>0.1200237549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243231810490694" calcext:value-type="float">
            <text:p>0.2432318105</text:p>
          </table:table-cell>
          <table:table-cell office:value-type="string" calcext:value-type="string">
            <text:p>big</text:p>
          </table:table-cell>
          <table:table-cell office:value-type="float" office:value="0.11836072568852" calcext:value-type="float">
            <text:p>0.1183607257</text:p>
          </table:table-cell>
          <table:table-cell office:value-type="float" office:value="0.64565" calcext:value-type="float">
            <text:p>0.64565</text:p>
          </table:table-cell>
          <table:table-cell office:value-type="float" office:value="0.26749354005168" calcext:value-type="float">
            <text:p>0.2674935401</text:p>
          </table:table-cell>
          <table:table-cell office:value-type="string" calcext:value-type="string">
            <text:p>sort</text:p>
          </table:table-cell>
          <table:table-cell office:value-type="float" office:value="-0.0490955937303907" calcext:value-type="float">
            <text:p>-0.0490955937</text:p>
          </table:table-cell>
          <table:table-cell office:value-type="float" office:value="-0.04415" calcext:value-type="float">
            <text:p>-0.04415</text:p>
          </table:table-cell>
          <table:table-cell office:value-type="float" office:value="-0.043800694977914" calcext:value-type="float">
            <text:p>-0.043800695</text:p>
          </table:table-cell>
          <table:table-cell office:value-type="string" calcext:value-type="string">
            <text:p>together</text:p>
          </table:table-cell>
          <table:table-cell office:value-type="float" office:value="-0.0489662046486846" calcext:value-type="float">
            <text:p>-0.0489662046</text:p>
          </table:table-cell>
          <table:table-cell office:value-type="float" office:value="-0.05815" calcext:value-type="float">
            <text:p>-0.05815</text:p>
          </table:table-cell>
          <table:table-cell office:value-type="float" office:value="-0.040023297946377" calcext:value-type="float">
            <text:p>-0.0400232979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office:value-type="float" office:value="0.0290095277426471" calcext:value-type="float">
            <text:p>0.0290095277</text:p>
          </table:table-cell>
          <table:table-cell office:value-type="float" office:value="0.5809" calcext:value-type="float">
            <text:p>0.5809</text:p>
          </table:table-cell>
          <table:table-cell office:value-type="float" office:value="0.0889130434782609" calcext:value-type="float">
            <text:p>0.0889130435</text:p>
          </table:table-cell>
          <table:table-cell office:value-type="string" calcext:value-type="string">
            <text:p>can't</text:p>
          </table:table-cell>
          <table:table-cell office:value-type="float" office:value="0.119120670621544" calcext:value-type="float">
            <text:p>0.1191206706</text:p>
          </table:table-cell>
          <table:table-cell office:value-type="float" office:value="0.62695" calcext:value-type="float">
            <text:p>0.62695</text:p>
          </table:table-cell>
          <table:table-cell office:value-type="float" office:value="0.280867469879518" calcext:value-type="float">
            <text:p>0.2808674699</text:p>
          </table:table-cell>
          <table:table-cell office:value-type="string" calcext:value-type="string">
            <text:p>horror</text:p>
          </table:table-cell>
          <table:table-cell office:value-type="float" office:value="0.118340768715751" calcext:value-type="float">
            <text:p>0.1183407687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237828135517164" calcext:value-type="float">
            <text:p>0.2378281355</text:p>
          </table:table-cell>
          <table:table-cell office:value-type="string" calcext:value-type="string">
            <text:p>men</text:p>
          </table:table-cell>
          <table:table-cell office:value-type="float" office:value="-0.0489279132574976" calcext:value-type="float">
            <text:p>-0.0489279133</text:p>
          </table:table-cell>
          <table:table-cell office:value-type="float" office:value="-0.07435" calcext:value-type="float">
            <text:p>-0.07435</text:p>
          </table:table-cell>
          <table:table-cell office:value-type="float" office:value="-0.04248814645872" calcext:value-type="float">
            <text:p>-0.0424881465</text:p>
          </table:table-cell>
          <table:table-cell office:value-type="string" calcext:value-type="string">
            <text:p>mind</text:p>
          </table:table-cell>
          <table:table-cell office:value-type="float" office:value="-0.0488223338631121" calcext:value-type="float">
            <text:p>-0.0488223339</text:p>
          </table:table-cell>
          <table:table-cell office:value-type="float" office:value="-0.07065" calcext:value-type="float">
            <text:p>-0.07065</text:p>
          </table:table-cell>
          <table:table-cell office:value-type="float" office:value="-0.039980733102258" calcext:value-type="float">
            <text:p>-0.0399807331</text:p>
          </table:table-cell>
        </table:table-row>
        <table:table-row table:style-name="ro1">
          <table:table-cell office:value-type="string" calcext:value-type="string">
            <text:p>silly</text:p>
          </table:table-cell>
          <table:table-cell office:value-type="float" office:value="0.0365906225889255" calcext:value-type="float">
            <text:p>0.0365906226</text:p>
          </table:table-cell>
          <table:table-cell office:value-type="float" office:value="0.63415" calcext:value-type="float">
            <text:p>0.63415</text:p>
          </table:table-cell>
          <table:table-cell office:value-type="float" office:value="0.0931961829222952" calcext:value-type="float">
            <text:p>0.0931961829</text:p>
          </table:table-cell>
          <table:table-cell office:value-type="string" calcext:value-type="string">
            <text:p>fun</text:p>
          </table:table-cell>
          <table:table-cell office:value-type="float" office:value="0.11787208584966" calcext:value-type="float">
            <text:p>0.1178720858</text:p>
          </table:table-cell>
          <table:table-cell office:value-type="float" office:value="0.64575" calcext:value-type="float">
            <text:p>0.64575</text:p>
          </table:table-cell>
          <table:table-cell office:value-type="float" office:value="0.240214477211796" calcext:value-type="float">
            <text:p>0.2402144772</text:p>
          </table:table-cell>
          <table:table-cell office:value-type="string" calcext:value-type="string">
            <text:p>feel</text:p>
          </table:table-cell>
          <table:table-cell office:value-type="float" office:value="0.117390775111428" calcext:value-type="float">
            <text:p>0.1173907751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257136946628051" calcext:value-type="float">
            <text:p>0.2571369466</text:p>
          </table:table-cell>
          <table:table-cell office:value-type="string" calcext:value-type="string">
            <text:p>got</text:p>
          </table:table-cell>
          <table:table-cell office:value-type="float" office:value="-0.0488911979779802" calcext:value-type="float">
            <text:p>-0.048891198</text:p>
          </table:table-cell>
          <table:table-cell office:value-type="float" office:value="-0.0125000000000001" calcext:value-type="float">
            <text:p>-0.0125</text:p>
          </table:table-cell>
          <table:table-cell office:value-type="float" office:value="-0.040860114160607" calcext:value-type="float">
            <text:p>-0.0408601142</text:p>
          </table:table-cell>
          <table:table-cell office:value-type="string" calcext:value-type="string">
            <text:p>ever</text:p>
          </table:table-cell>
          <table:table-cell office:value-type="float" office:value="-0.048689068580395" calcext:value-type="float">
            <text:p>-0.0486890686</text:p>
          </table:table-cell>
          <table:table-cell office:value-type="float" office:value="0.0118999999999999" calcext:value-type="float">
            <text:p>0.0119</text:p>
          </table:table-cell>
          <table:table-cell office:value-type="float" office:value="-0.046655935991361" calcext:value-type="float">
            <text:p>-0.046655936</text:p>
          </table:table-cell>
        </table:table-row>
        <table:table-row table:style-name="ro1">
          <table:table-cell office:value-type="string" calcext:value-type="string">
            <text:p>side</text:p>
          </table:table-cell>
          <table:table-cell office:value-type="float" office:value="0.0382533020190884" calcext:value-type="float">
            <text:p>0.038253302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115539537841849" calcext:value-type="float">
            <text:p>0.1155395378</text:p>
          </table:table-cell>
          <table:table-cell office:value-type="string" calcext:value-type="string">
            <text:p>probably</text:p>
          </table:table-cell>
          <table:table-cell office:value-type="float" office:value="0.117732379562773" calcext:value-type="float">
            <text:p>0.1177323796</text:p>
          </table:table-cell>
          <table:table-cell office:value-type="float" office:value="0.6547" calcext:value-type="float">
            <text:p>0.6547</text:p>
          </table:table-cell>
          <table:table-cell office:value-type="float" office:value="0.252597402597403" calcext:value-type="float">
            <text:p>0.2525974026</text:p>
          </table:table-cell>
          <table:table-cell office:value-type="string" calcext:value-type="string">
            <text:p>during</text:p>
          </table:table-cell>
          <table:table-cell office:value-type="float" office:value="0.117188944537247" calcext:value-type="float">
            <text:p>0.1171889445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222274881516588" calcext:value-type="float">
            <text:p>0.2222748815</text:p>
          </table:table-cell>
          <table:table-cell office:value-type="string" calcext:value-type="string">
            <text:p>different</text:p>
          </table:table-cell>
          <table:table-cell office:value-type="float" office:value="-0.0488402093577522" calcext:value-type="float">
            <text:p>-0.0488402094</text:p>
          </table:table-cell>
          <table:table-cell office:value-type="float" office:value="-0.0583" calcext:value-type="float">
            <text:p>-0.0583</text:p>
          </table:table-cell>
          <table:table-cell office:value-type="float" office:value="-0.040136138526918" calcext:value-type="float">
            <text:p>-0.0401361385</text:p>
          </table:table-cell>
          <table:table-cell office:value-type="string" calcext:value-type="string">
            <text:p>year</text:p>
          </table:table-cell>
          <table:table-cell office:value-type="float" office:value="-0.0485775492036598" calcext:value-type="float">
            <text:p>-0.0485775492</text:p>
          </table:table-cell>
          <table:table-cell office:value-type="float" office:value="-0.04135" calcext:value-type="float">
            <text:p>-0.04135</text:p>
          </table:table-cell>
          <table:table-cell office:value-type="float" office:value="-0.040972822097153" calcext:value-type="float">
            <text:p>-0.0409728221</text:p>
          </table:table-cell>
        </table:table-row>
        <table:table-row table:style-name="ro1">
          <table:table-cell office:value-type="string" calcext:value-type="string">
            <text:p>shows</text:p>
          </table:table-cell>
          <table:table-cell office:value-type="float" office:value="0.0665175259305197" calcext:value-type="float">
            <text:p>0.0665175259</text:p>
          </table:table-cell>
          <table:table-cell office:value-type="float" office:value="0.586" calcext:value-type="float">
            <text:p>0.586</text:p>
          </table:table-cell>
          <table:table-cell office:value-type="float" office:value="0.188712522045855" calcext:value-type="float">
            <text:p>0.188712522</text:p>
          </table:table-cell>
          <table:table-cell office:value-type="string" calcext:value-type="string">
            <text:p>reason</text:p>
          </table:table-cell>
          <table:table-cell office:value-type="float" office:value="0.117294036573357" calcext:value-type="float">
            <text:p>0.1172940366</text:p>
          </table:table-cell>
          <table:table-cell office:value-type="float" office:value="0.63735" calcext:value-type="float">
            <text:p>0.63735</text:p>
          </table:table-cell>
          <table:table-cell office:value-type="float" office:value="0.236606672981791" calcext:value-type="float">
            <text:p>0.236606673</text:p>
          </table:table-cell>
          <table:table-cell office:value-type="string" calcext:value-type="string">
            <text:p>trying</text:p>
          </table:table-cell>
          <table:table-cell office:value-type="float" office:value="0.116860587908947" calcext:value-type="float">
            <text:p>0.1168605879</text:p>
          </table:table-cell>
          <table:table-cell office:value-type="float" office:value="0.6456" calcext:value-type="float">
            <text:p>0.6456</text:p>
          </table:table-cell>
          <table:table-cell office:value-type="float" office:value="0.240137221269297" calcext:value-type="float">
            <text:p>0.2401372213</text:p>
          </table:table-cell>
          <table:table-cell office:value-type="string" calcext:value-type="string">
            <text:p>girl</text:p>
          </table:table-cell>
          <table:table-cell office:value-type="float" office:value="-0.0486247041370362" calcext:value-type="float">
            <text:p>-0.0486247041</text:p>
          </table:table-cell>
          <table:table-cell office:value-type="float" office:value="-0.04265" calcext:value-type="float">
            <text:p>-0.04265</text:p>
          </table:table-cell>
          <table:table-cell office:value-type="float" office:value="-0.040539943501178" calcext:value-type="float">
            <text:p>-0.0405399435</text:p>
          </table:table-cell>
          <table:table-cell office:value-type="string" calcext:value-type="string">
            <text:p>hard</text:p>
          </table:table-cell>
          <table:table-cell office:value-type="float" office:value="-0.0484700488075537" calcext:value-type="float">
            <text:p>-0.048470048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9341244764965" calcext:value-type="float">
            <text:p>-0.0393412448</text:p>
          </table:table-cell>
        </table:table-row>
        <table:table-row table:style-name="ro1">
          <table:table-cell office:value-type="string" calcext:value-type="string">
            <text:p>shown</text:p>
          </table:table-cell>
          <table:table-cell office:value-type="float" office:value="0.0307016748182661" calcext:value-type="float">
            <text:p>0.0307016748</text:p>
          </table:table-cell>
          <table:table-cell office:value-type="float" office:value="0.595" calcext:value-type="float">
            <text:p>0.595</text:p>
          </table:table-cell>
          <table:table-cell office:value-type="float" office:value="0.092741935483871" calcext:value-type="float">
            <text:p>0.0927419355</text:p>
          </table:table-cell>
          <table:table-cell office:value-type="string" calcext:value-type="string">
            <text:p>during</text:p>
          </table:table-cell>
          <table:table-cell office:value-type="float" office:value="0.11690606138756" calcext:value-type="float">
            <text:p>0.1169060614</text:p>
          </table:table-cell>
          <table:table-cell office:value-type="float" office:value="0.6723" calcext:value-type="float">
            <text:p>0.6723</text:p>
          </table:table-cell>
          <table:table-cell office:value-type="float" office:value="0.221984805318139" calcext:value-type="float">
            <text:p>0.2219848053</text:p>
          </table:table-cell>
          <table:table-cell office:value-type="string" calcext:value-type="string">
            <text:p>wasn't</text:p>
          </table:table-cell>
          <table:table-cell office:value-type="float" office:value="0.116756667131842" calcext:value-type="float">
            <text:p>0.1167566671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229870405778628" calcext:value-type="float">
            <text:p>0.2298704058</text:p>
          </table:table-cell>
          <table:table-cell office:value-type="string" calcext:value-type="string">
            <text:p>our</text:p>
          </table:table-cell>
          <table:table-cell office:value-type="float" office:value="-0.0485378319921883" calcext:value-type="float">
            <text:p>-0.048537832</text:p>
          </table:table-cell>
          <table:table-cell office:value-type="float" office:value="-0.07705" calcext:value-type="float">
            <text:p>-0.07705</text:p>
          </table:table-cell>
          <table:table-cell office:value-type="float" office:value="-0.039245977432586" calcext:value-type="float">
            <text:p>-0.0392459774</text:p>
          </table:table-cell>
          <table:table-cell office:value-type="string" calcext:value-type="string">
            <text:p>given</text:p>
          </table:table-cell>
          <table:table-cell office:value-type="float" office:value="-0.0483139429884993" calcext:value-type="float">
            <text:p>-0.048313943</text:p>
          </table:table-cell>
          <table:table-cell office:value-type="float" office:value="-0.0497" calcext:value-type="float">
            <text:p>-0.0497</text:p>
          </table:table-cell>
          <table:table-cell office:value-type="float" office:value="-0.041232454707389" calcext:value-type="float">
            <text:p>-0.0412324547</text:p>
          </table:table-cell>
        </table:table-row>
        <table:table-row table:style-name="ro1">
          <table:table-cell office:value-type="string" calcext:value-type="string">
            <text:p>showing</text:p>
          </table:table-cell>
          <table:table-cell office:value-type="float" office:value="0.0234254954798544" calcext:value-type="float">
            <text:p>0.0234254955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0756358768406961" calcext:value-type="float">
            <text:p>0.0756358768</text:p>
          </table:table-cell>
          <table:table-cell office:value-type="string" calcext:value-type="string">
            <text:p>poor</text:p>
          </table:table-cell>
          <table:table-cell office:value-type="float" office:value="0.116032799681307" calcext:value-type="float">
            <text:p>0.1160327997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211984681234512" calcext:value-type="float">
            <text:p>0.2119846812</text:p>
          </table:table-cell>
          <table:table-cell office:value-type="string" calcext:value-type="string">
            <text:p>our</text:p>
          </table:table-cell>
          <table:table-cell office:value-type="float" office:value="0.116444468250057" calcext:value-type="float">
            <text:p>0.1164444683</text:p>
          </table:table-cell>
          <table:table-cell office:value-type="float" office:value="0.65095" calcext:value-type="float">
            <text:p>0.65095</text:p>
          </table:table-cell>
          <table:table-cell office:value-type="float" office:value="0.225623960066556" calcext:value-type="float">
            <text:p>0.2256239601</text:p>
          </table:table-cell>
          <table:table-cell office:value-type="string" calcext:value-type="string">
            <text:p>getting</text:p>
          </table:table-cell>
          <table:table-cell office:value-type="float" office:value="-0.0482568460192398" calcext:value-type="float">
            <text:p>-0.048256846</text:p>
          </table:table-cell>
          <table:table-cell office:value-type="float" office:value="-0.04655" calcext:value-type="float">
            <text:p>-0.04655</text:p>
          </table:table-cell>
          <table:table-cell office:value-type="float" office:value="-0.042223861894178" calcext:value-type="float">
            <text:p>-0.0422238619</text:p>
          </table:table-cell>
          <table:table-cell office:value-type="string" calcext:value-type="string">
            <text:p>war</text:p>
          </table:table-cell>
          <table:table-cell office:value-type="float" office:value="-0.0479975014073246" calcext:value-type="float">
            <text:p>-0.0479975014</text:p>
          </table:table-cell>
          <table:table-cell office:value-type="float" office:value="-0.08835" calcext:value-type="float">
            <text:p>-0.08835</text:p>
          </table:table-cell>
          <table:table-cell office:value-type="float" office:value="-0.042564283472606" calcext:value-type="float">
            <text:p>-0.0425642835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float" office:value="0.0679222799699398" calcext:value-type="float">
            <text:p>0.06792228</text:p>
          </table:table-cell>
          <table:table-cell office:value-type="float" office:value="0.5661" calcext:value-type="float">
            <text:p>0.5661</text:p>
          </table:table-cell>
          <table:table-cell office:value-type="float" office:value="0.258923996584116" calcext:value-type="float">
            <text:p>0.2589239966</text:p>
          </table:table-cell>
          <table:table-cell office:value-type="string" calcext:value-type="string">
            <text:p>times</text:p>
          </table:table-cell>
          <table:table-cell office:value-type="float" office:value="0.115376290719857" calcext:value-type="float">
            <text:p>0.1153762907</text:p>
          </table:table-cell>
          <table:table-cell office:value-type="float" office:value="0.62145" calcext:value-type="float">
            <text:p>0.62145</text:p>
          </table:table-cell>
          <table:table-cell office:value-type="float" office:value="0.269279027120934" calcext:value-type="float">
            <text:p>0.2692790271</text:p>
          </table:table-cell>
          <table:table-cell office:value-type="string" calcext:value-type="string">
            <text:p>finally</text:p>
          </table:table-cell>
          <table:table-cell office:value-type="float" office:value="0.1159584739105" calcext:value-type="float">
            <text:p>0.1159584739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198859005704972" calcext:value-type="float">
            <text:p>0.1988590057</text:p>
          </table:table-cell>
          <table:table-cell office:value-type="string" calcext:value-type="string">
            <text:p>put</text:p>
          </table:table-cell>
          <table:table-cell office:value-type="float" office:value="-0.0482262669717565" calcext:value-type="float">
            <text:p>-0.048226267</text:p>
          </table:table-cell>
          <table:table-cell office:value-type="float" office:value="-0.03595" calcext:value-type="float">
            <text:p>-0.03595</text:p>
          </table:table-cell>
          <table:table-cell office:value-type="float" office:value="-0.040280919001356" calcext:value-type="float">
            <text:p>-0.040280919</text:p>
          </table:table-cell>
          <table:table-cell office:value-type="string" calcext:value-type="string">
            <text:p>done</text:p>
          </table:table-cell>
          <table:table-cell office:value-type="float" office:value="-0.0479690378497091" calcext:value-type="float">
            <text:p>-0.0479690378</text:p>
          </table:table-cell>
          <table:table-cell office:value-type="float" office:value="-0.0348499999999999" calcext:value-type="float">
            <text:p>-0.03485</text:p>
          </table:table-cell>
          <table:table-cell office:value-type="float" office:value="-0.038424732897622" calcext:value-type="float">
            <text:p>-0.0384247329</text:p>
          </table:table-cell>
        </table:table-row>
        <table:table-row table:style-name="ro1">
          <table:table-cell office:value-type="string" calcext:value-type="string">
            <text:p>should</text:p>
          </table:table-cell>
          <table:table-cell office:value-type="float" office:value="0.0841414105096838" calcext:value-type="float">
            <text:p>0.0841414105</text:p>
          </table:table-cell>
          <table:table-cell office:value-type="float" office:value="0.5853" calcext:value-type="float">
            <text:p>0.5853</text:p>
          </table:table-cell>
          <table:table-cell office:value-type="float" office:value="0.299138076728072" calcext:value-type="float">
            <text:p>0.2991380767</text:p>
          </table:table-cell>
          <table:table-cell office:value-type="string" calcext:value-type="string">
            <text:p>thought</text:p>
          </table:table-cell>
          <table:table-cell office:value-type="float" office:value="0.115163957700351" calcext:value-type="float">
            <text:p>0.1151639577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275215311004785" calcext:value-type="float">
            <text:p>0.275215311</text:p>
          </table:table-cell>
          <table:table-cell office:value-type="string" calcext:value-type="string">
            <text:p>different</text:p>
          </table:table-cell>
          <table:table-cell office:value-type="float" office:value="0.115360979125288" calcext:value-type="float">
            <text:p>0.1153609791</text:p>
          </table:table-cell>
          <table:table-cell office:value-type="float" office:value="0.65495" calcext:value-type="float">
            <text:p>0.65495</text:p>
          </table:table-cell>
          <table:table-cell office:value-type="float" office:value="0.229024689978773" calcext:value-type="float">
            <text:p>0.22902469</text:p>
          </table:table-cell>
          <table:table-cell office:value-type="string" calcext:value-type="string">
            <text:p>wrong</text:p>
          </table:table-cell>
          <table:table-cell office:value-type="float" office:value="-0.0482241337334942" calcext:value-type="float">
            <text:p>-0.0482241337</text:p>
          </table:table-cell>
          <table:table-cell office:value-type="float" office:value="-0.0327000000000001" calcext:value-type="float">
            <text:p>-0.0327</text:p>
          </table:table-cell>
          <table:table-cell office:value-type="float" office:value="-0.042413100595245" calcext:value-type="float">
            <text:p>-0.0424131006</text:p>
          </table:table-cell>
          <table:table-cell office:value-type="string" calcext:value-type="string">
            <text:p>three</text:p>
          </table:table-cell>
          <table:table-cell office:value-type="float" office:value="-0.0479276183229387" calcext:value-type="float">
            <text:p>-0.0479276183</text:p>
          </table:table-cell>
          <table:table-cell office:value-type="float" office:value="-0.0584" calcext:value-type="float">
            <text:p>-0.0584</text:p>
          </table:table-cell>
          <table:table-cell office:value-type="float" office:value="-0.039908494011811" calcext:value-type="float">
            <text:p>-0.039908494</text:p>
          </table:table-cell>
        </table:table-row>
        <table:table-row table:style-name="ro1">
          <table:table-cell office:value-type="string" calcext:value-type="string">
            <text:p>shots</text:p>
          </table:table-cell>
          <table:table-cell office:value-type="float" office:value="0.0343846351220046" calcext:value-type="float">
            <text:p>0.0343846351</text:p>
          </table:table-cell>
          <table:table-cell office:value-type="float" office:value="0.6327" calcext:value-type="float">
            <text:p>0.6327</text:p>
          </table:table-cell>
          <table:table-cell office:value-type="float" office:value="0.0912914398812469" calcext:value-type="float">
            <text:p>0.0912914399</text:p>
          </table:table-cell>
          <table:table-cell office:value-type="string" calcext:value-type="string">
            <text:p>looks</text:p>
          </table:table-cell>
          <table:table-cell office:value-type="float" office:value="0.115040970825826" calcext:value-type="float">
            <text:p>0.1150409708</text:p>
          </table:table-cell>
          <table:table-cell office:value-type="float" office:value="0.6463" calcext:value-type="float">
            <text:p>0.6463</text:p>
          </table:table-cell>
          <table:table-cell office:value-type="float" office:value="0.232754880694143" calcext:value-type="float">
            <text:p>0.2327548807</text:p>
          </table:table-cell>
          <table:table-cell office:value-type="string" calcext:value-type="string">
            <text:p>stupid</text:p>
          </table:table-cell>
          <table:table-cell office:value-type="float" office:value="0.115048260337941" calcext:value-type="float">
            <text:p>0.1150482603</text:p>
          </table:table-cell>
          <table:table-cell office:value-type="float" office:value="0.66235" calcext:value-type="float">
            <text:p>0.66235</text:p>
          </table:table-cell>
          <table:table-cell office:value-type="float" office:value="0.198837347253529" calcext:value-type="float">
            <text:p>0.1988373473</text:p>
          </table:table-cell>
          <table:table-cell office:value-type="string" calcext:value-type="string">
            <text:p>face</text:p>
          </table:table-cell>
          <table:table-cell office:value-type="float" office:value="-0.0482177433699517" calcext:value-type="float">
            <text:p>-0.0482177434</text:p>
          </table:table-cell>
          <table:table-cell office:value-type="float" office:value="-0.06135" calcext:value-type="float">
            <text:p>-0.06135</text:p>
          </table:table-cell>
          <table:table-cell office:value-type="float" office:value="-0.042069929404488" calcext:value-type="float">
            <text:p>-0.0420699294</text:p>
          </table:table-cell>
          <table:table-cell office:value-type="string" calcext:value-type="string">
            <text:p>use</text:p>
          </table:table-cell>
          <table:table-cell office:value-type="float" office:value="-0.0475940105171312" calcext:value-type="float">
            <text:p>-0.0475940105</text:p>
          </table:table-cell>
          <table:table-cell office:value-type="float" office:value="-0.0465" calcext:value-type="float">
            <text:p>-0.0465</text:p>
          </table:table-cell>
          <table:table-cell office:value-type="float" office:value="-0.041201797761403" calcext:value-type="float">
            <text:p>-0.0412017978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float" office:value="0.0541283849178045" calcext:value-type="float">
            <text:p>0.0541283849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163759267335369" calcext:value-type="float">
            <text:p>0.1637592673</text:p>
          </table:table-cell>
          <table:table-cell office:value-type="string" calcext:value-type="string">
            <text:p>our</text:p>
          </table:table-cell>
          <table:table-cell office:value-type="float" office:value="0.114893061784879" calcext:value-type="float">
            <text:p>0.1148930618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22369020501139" calcext:value-type="float">
            <text:p>0.223690205</text:p>
          </table:table-cell>
          <table:table-cell office:value-type="string" calcext:value-type="string">
            <text:p>whole</text:p>
          </table:table-cell>
          <table:table-cell office:value-type="float" office:value="0.114916966810897" calcext:value-type="float">
            <text:p>0.1149169668</text:p>
          </table:table-cell>
          <table:table-cell office:value-type="float" office:value="0.63385" calcext:value-type="float">
            <text:p>0.63385</text:p>
          </table:table-cell>
          <table:table-cell office:value-type="float" office:value="0.262760495318635" calcext:value-type="float">
            <text:p>0.2627604953</text:p>
          </table:table-cell>
          <table:table-cell office:value-type="string" calcext:value-type="string">
            <text:p>horror</text:p>
          </table:table-cell>
          <table:table-cell office:value-type="float" office:value="-0.0479866082398958" calcext:value-type="float">
            <text:p>-0.0479866082</text:p>
          </table:table-cell>
          <table:table-cell office:value-type="float" office:value="-0.0422" calcext:value-type="float">
            <text:p>-0.0422</text:p>
          </table:table-cell>
          <table:table-cell office:value-type="float" office:value="-0.039625929668164" calcext:value-type="float">
            <text:p>-0.0396259297</text:p>
          </table:table-cell>
          <table:table-cell office:value-type="string" calcext:value-type="string">
            <text:p>can't</text:p>
          </table:table-cell>
          <table:table-cell office:value-type="float" office:value="-0.0475919028886786" calcext:value-type="float">
            <text:p>-0.0475919029</text:p>
          </table:table-cell>
          <table:table-cell office:value-type="float" office:value="-0.0105000000000001" calcext:value-type="float">
            <text:p>-0.0105</text:p>
          </table:table-cell>
          <table:table-cell office:value-type="float" office:value="-0.040199016982022" calcext:value-type="float">
            <text:p>-0.04019901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float" office:value="0.0427273856967262" calcext:value-type="float">
            <text:p>0.0427273857</text:p>
          </table:table-cell>
          <table:table-cell office:value-type="float" office:value="0.599" calcext:value-type="float">
            <text:p>0.599</text:p>
          </table:table-cell>
          <table:table-cell office:value-type="float" office:value="0.145535904538675" calcext:value-type="float">
            <text:p>0.1455359045</text:p>
          </table:table-cell>
          <table:table-cell office:value-type="string" calcext:value-type="string">
            <text:p>three</text:p>
          </table:table-cell>
          <table:table-cell office:value-type="float" office:value="0.114868539485021" calcext:value-type="float">
            <text:p>0.1148685395</text:p>
          </table:table-cell>
          <table:table-cell office:value-type="float" office:value="0.66855" calcext:value-type="float">
            <text:p>0.66855</text:p>
          </table:table-cell>
          <table:table-cell office:value-type="float" office:value="0.220209387130926" calcext:value-type="float">
            <text:p>0.2202093871</text:p>
          </table:table-cell>
          <table:table-cell office:value-type="float" office:value="8" calcext:value-type="float">
            <text:p>8</text:p>
          </table:table-cell>
          <table:table-cell office:value-type="float" office:value="0.114405576171829" calcext:value-type="float">
            <text:p>0.1144055762</text:p>
          </table:table-cell>
          <table:table-cell office:value-type="float" office:value="0.76225" calcext:value-type="float">
            <text:p>0.76225</text:p>
          </table:table-cell>
          <table:table-cell office:value-type="float" office:value="0.165057067603161" calcext:value-type="float">
            <text:p>0.1650570676</text:p>
          </table:table-cell>
          <table:table-cell office:value-type="string" calcext:value-type="string">
            <text:p>full</text:p>
          </table:table-cell>
          <table:table-cell office:value-type="float" office:value="-0.0479139532049387" calcext:value-type="float">
            <text:p>-0.0479139532</text:p>
          </table:table-cell>
          <table:table-cell office:value-type="float" office:value="-0.0717000000000001" calcext:value-type="float">
            <text:p>-0.0717</text:p>
          </table:table-cell>
          <table:table-cell office:value-type="float" office:value="-0.040313829787234" calcext:value-type="float">
            <text:p>-0.0403138298</text:p>
          </table:table-cell>
          <table:table-cell office:value-type="string" calcext:value-type="string">
            <text:p>played</text:p>
          </table:table-cell>
          <table:table-cell office:value-type="float" office:value="-0.0475492636180352" calcext:value-type="float">
            <text:p>-0.0475492636</text:p>
          </table:table-cell>
          <table:table-cell office:value-type="float" office:value="-0.0480499999999999" calcext:value-type="float">
            <text:p>-0.04805</text:p>
          </table:table-cell>
          <table:table-cell office:value-type="float" office:value="-0.038768188730896" calcext:value-type="float">
            <text:p>-0.0387681887</text:p>
          </table:table-cell>
        </table:table-row>
        <table:table-row table:style-name="ro1">
          <table:table-cell office:value-type="string" calcext:value-type="string">
            <text:p>she's</text:p>
          </table:table-cell>
          <table:table-cell office:value-type="float" office:value="0.0368281459948419" calcext:value-type="float">
            <text:p>0.036828146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112035995500562" calcext:value-type="float">
            <text:p>0.1120359955</text:p>
          </table:table-cell>
          <table:table-cell office:value-type="string" calcext:value-type="string">
            <text:p>whole</text:p>
          </table:table-cell>
          <table:table-cell office:value-type="float" office:value="0.114481847124907" calcext:value-type="float">
            <text:p>0.1144818471</text:p>
          </table:table-cell>
          <table:table-cell office:value-type="float" office:value="0.64155" calcext:value-type="float">
            <text:p>0.64155</text:p>
          </table:table-cell>
          <table:table-cell office:value-type="float" office:value="0.261460801483465" calcext:value-type="float">
            <text:p>0.2614608015</text:p>
          </table:table-cell>
          <table:table-cell office:value-type="string" calcext:value-type="string">
            <text:p>cast</text:p>
          </table:table-cell>
          <table:table-cell office:value-type="float" office:value="0.11361921864499" calcext:value-type="float">
            <text:p>0.1136192186</text:p>
          </table:table-cell>
          <table:table-cell office:value-type="float" office:value="0.60825" calcext:value-type="float">
            <text:p>0.60825</text:p>
          </table:table-cell>
          <table:table-cell office:value-type="float" office:value="0.288438833893379" calcext:value-type="float">
            <text:p>0.2884388339</text:p>
          </table:table-cell>
          <table:table-cell office:value-type="string" calcext:value-type="string">
            <text:p>shot</text:p>
          </table:table-cell>
          <table:table-cell office:value-type="float" office:value="-0.0478016247631545" calcext:value-type="float">
            <text:p>-0.0478016248</text:p>
          </table:table-cell>
          <table:table-cell office:value-type="float" office:value="-0.05185" calcext:value-type="float">
            <text:p>-0.05185</text:p>
          </table:table-cell>
          <table:table-cell office:value-type="float" office:value="-0.040439892832597" calcext:value-type="float">
            <text:p>-0.0404398928</text:p>
          </table:table-cell>
          <table:table-cell office:value-type="string" calcext:value-type="string">
            <text:p>father</text:p>
          </table:table-cell>
          <table:table-cell office:value-type="float" office:value="-0.0474678959732387" calcext:value-type="float">
            <text:p>-0.047467896</text:p>
          </table:table-cell>
          <table:table-cell office:value-type="float" office:value="-0.0516500000000001" calcext:value-type="float">
            <text:p>-0.05165</text:p>
          </table:table-cell>
          <table:table-cell office:value-type="float" office:value="-0.04195549018821" calcext:value-type="float">
            <text:p>-0.0419554902</text:p>
          </table:table-cell>
        </table:table-row>
        <table:table-row table:style-name="ro1">
          <table:table-cell office:value-type="string" calcext:value-type="string">
            <text:p>she</text:p>
          </table:table-cell>
          <table:table-cell office:value-type="float" office:value="0.128706199937241" calcext:value-type="float">
            <text:p>0.1287061999</text:p>
          </table:table-cell>
          <table:table-cell office:value-type="float" office:value="0.5994" calcext:value-type="float">
            <text:p>0.5994</text:p>
          </table:table-cell>
          <table:table-cell office:value-type="float" office:value="0.371509256353938" calcext:value-type="float">
            <text:p>0.3715092564</text:p>
          </table:table-cell>
          <table:table-cell office:value-type="string" calcext:value-type="string">
            <text:p>feel</text:p>
          </table:table-cell>
          <table:table-cell office:value-type="float" office:value="0.114236599468667" calcext:value-type="float">
            <text:p>0.1142365995</text:p>
          </table:table-cell>
          <table:table-cell office:value-type="float" office:value="0.64575" calcext:value-type="float">
            <text:p>0.64575</text:p>
          </table:table-cell>
          <table:table-cell office:value-type="float" office:value="0.253817798841496" calcext:value-type="float">
            <text:p>0.2538177988</text:p>
          </table:table-cell>
          <table:table-cell office:value-type="string" calcext:value-type="string">
            <text:p>looks</text:p>
          </table:table-cell>
          <table:table-cell office:value-type="float" office:value="0.111990154200239" calcext:value-type="float">
            <text:p>0.1119901542</text:p>
          </table:table-cell>
          <table:table-cell office:value-type="float" office:value="0.6459" calcext:value-type="float">
            <text:p>0.6459</text:p>
          </table:table-cell>
          <table:table-cell office:value-type="float" office:value="0.230050010871929" calcext:value-type="float">
            <text:p>0.2300500109</text:p>
          </table:table-cell>
          <table:table-cell office:value-type="string" calcext:value-type="string">
            <text:p>moment</text:p>
          </table:table-cell>
          <table:table-cell office:value-type="float" office:value="-0.0477404183951486" calcext:value-type="float">
            <text:p>-0.0477404184</text:p>
          </table:table-cell>
          <table:table-cell office:value-type="float" office:value="-0.0929" calcext:value-type="float">
            <text:p>-0.0929</text:p>
          </table:table-cell>
          <table:table-cell office:value-type="float" office:value="-0.042831744977449" calcext:value-type="float">
            <text:p>-0.042831745</text:p>
          </table:table-cell>
          <table:table-cell office:value-type="string" calcext:value-type="string">
            <text:p>men</text:p>
          </table:table-cell>
          <table:table-cell office:value-type="float" office:value="-0.0474317427175416" calcext:value-type="float">
            <text:p>-0.0474317427</text:p>
          </table:table-cell>
          <table:table-cell office:value-type="float" office:value="-0.0630500000000001" calcext:value-type="float">
            <text:p>-0.06305</text:p>
          </table:table-cell>
          <table:table-cell office:value-type="float" office:value="-0.041546801682585" calcext:value-type="float">
            <text:p>-0.0415468017</text:p>
          </table:table-cell>
        </table:table-row>
        <table:table-row table:style-name="ro1">
          <table:table-cell office:value-type="string" calcext:value-type="string">
            <text:p>shame</text:p>
          </table:table-cell>
          <table:table-cell office:value-type="float" office:value="0.0316280426991185" calcext:value-type="float">
            <text:p>0.0316280427</text:p>
          </table:table-cell>
          <table:table-cell office:value-type="float" office:value="0.63635" calcext:value-type="float">
            <text:p>0.63635</text:p>
          </table:table-cell>
          <table:table-cell office:value-type="float" office:value="0.0762098310682078" calcext:value-type="float">
            <text:p>0.0762098311</text:p>
          </table:table-cell>
          <table:table-cell office:value-type="string" calcext:value-type="string">
            <text:p>different</text:p>
          </table:table-cell>
          <table:table-cell office:value-type="float" office:value="0.113908288315339" calcext:value-type="float">
            <text:p>0.1139082883</text:p>
          </table:table-cell>
          <table:table-cell office:value-type="float" office:value="0.64705" calcext:value-type="float">
            <text:p>0.64705</text:p>
          </table:table-cell>
          <table:table-cell office:value-type="float" office:value="0.22827156444736" calcext:value-type="float">
            <text:p>0.2282715644</text:p>
          </table:table-cell>
          <table:table-cell office:value-type="string" calcext:value-type="string">
            <text:p>poor</text:p>
          </table:table-cell>
          <table:table-cell office:value-type="float" office:value="0.111695041373334" calcext:value-type="float">
            <text:p>0.1116950414</text:p>
          </table:table-cell>
          <table:table-cell office:value-type="float" office:value="0.64185" calcext:value-type="float">
            <text:p>0.64185</text:p>
          </table:table-cell>
          <table:table-cell office:value-type="float" office:value="0.208420819980108" calcext:value-type="float">
            <text:p>0.20842082</text:p>
          </table:table-cell>
          <table:table-cell office:value-type="string" calcext:value-type="string">
            <text:p>mind</text:p>
          </table:table-cell>
          <table:table-cell office:value-type="float" office:value="-0.0476229552717261" calcext:value-type="float">
            <text:p>-0.0476229553</text:p>
          </table:table-cell>
          <table:table-cell office:value-type="float" office:value="-0.0590000000000001" calcext:value-type="float">
            <text:p>-0.059</text:p>
          </table:table-cell>
          <table:table-cell office:value-type="float" office:value="-0.039652296564027" calcext:value-type="float">
            <text:p>-0.0396522966</text:p>
          </table:table-cell>
          <table:table-cell office:value-type="string" calcext:value-type="string">
            <text:p>hand</text:p>
          </table:table-cell>
          <table:table-cell office:value-type="float" office:value="-0.0473717242618426" calcext:value-type="float">
            <text:p>-0.0473717243</text:p>
          </table:table-cell>
          <table:table-cell office:value-type="float" office:value="-0.0599500000000001" calcext:value-type="float">
            <text:p>-0.05995</text:p>
          </table:table-cell>
          <table:table-cell office:value-type="float" office:value="-0.0427289041584" calcext:value-type="float">
            <text:p>-0.0427289042</text:p>
          </table:table-cell>
        </table:table-row>
        <table:table-row table:style-name="ro1">
          <table:table-cell office:value-type="string" calcext:value-type="string">
            <text:p>sexual</text:p>
          </table:table-cell>
          <table:table-cell office:value-type="float" office:value="0.0231559468496859" calcext:value-type="float">
            <text:p>0.0231559468</text:p>
          </table:table-cell>
          <table:table-cell office:value-type="float" office:value="0.5994" calcext:value-type="float">
            <text:p>0.5994</text:p>
          </table:table-cell>
          <table:table-cell office:value-type="float" office:value="0.0648926237161531" calcext:value-type="float">
            <text:p>0.0648926237</text:p>
          </table:table-cell>
          <table:table-cell office:value-type="string" calcext:value-type="string">
            <text:p>sure</text:p>
          </table:table-cell>
          <table:table-cell office:value-type="float" office:value="0.113895603891236" calcext:value-type="float">
            <text:p>0.1138956039</text:p>
          </table:table-cell>
          <table:table-cell office:value-type="float" office:value="0.64245" calcext:value-type="float">
            <text:p>0.64245</text:p>
          </table:table-cell>
          <table:table-cell office:value-type="float" office:value="0.247975602061205" calcext:value-type="float">
            <text:p>0.2479756021</text:p>
          </table:table-cell>
          <table:table-cell office:value-type="string" calcext:value-type="string">
            <text:p>become</text:p>
          </table:table-cell>
          <table:table-cell office:value-type="float" office:value="0.111269428683915" calcext:value-type="float">
            <text:p>0.1112694287</text:p>
          </table:table-cell>
          <table:table-cell office:value-type="float" office:value="0.6924" calcext:value-type="float">
            <text:p>0.6924</text:p>
          </table:table-cell>
          <table:table-cell office:value-type="float" office:value="0.194764397905759" calcext:value-type="float">
            <text:p>0.1947643979</text:p>
          </table:table-cell>
          <table:table-cell office:value-type="string" calcext:value-type="string">
            <text:p>should</text:p>
          </table:table-cell>
          <table:table-cell office:value-type="float" office:value="-0.0475652811762622" calcext:value-type="float">
            <text:p>-0.0475652812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-0.035111794383803" calcext:value-type="float">
            <text:p>-0.0351117944</text:p>
          </table:table-cell>
          <table:table-cell office:value-type="string" calcext:value-type="string">
            <text:p>night</text:p>
          </table:table-cell>
          <table:table-cell office:value-type="float" office:value="-0.0470349955313367" calcext:value-type="float">
            <text:p>-0.0470349955</text:p>
          </table:table-cell>
          <table:table-cell office:value-type="float" office:value="-0.0781999999999999" calcext:value-type="float">
            <text:p>-0.0782</text:p>
          </table:table-cell>
          <table:table-cell office:value-type="float" office:value="-0.03896487994138" calcext:value-type="float">
            <text:p>-0.0389648799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float" office:value="0.0383518100081348" calcext:value-type="float">
            <text:p>0.03835181</text:p>
          </table:table-cell>
          <table:table-cell office:value-type="float" office:value="0.5846" calcext:value-type="float">
            <text:p>0.5846</text:p>
          </table:table-cell>
          <table:table-cell office:value-type="float" office:value="0.120288013553579" calcext:value-type="float">
            <text:p>0.1202880136</text:p>
          </table:table-cell>
          <table:table-cell office:value-type="string" calcext:value-type="string">
            <text:p>wonderful</text:p>
          </table:table-cell>
          <table:table-cell office:value-type="float" office:value="0.113128742857704" calcext:value-type="float">
            <text:p>0.1131287429</text:p>
          </table:table-cell>
          <table:table-cell office:value-type="float" office:value="0.66105" calcext:value-type="float">
            <text:p>0.66105</text:p>
          </table:table-cell>
          <table:table-cell office:value-type="float" office:value="0.202939447383892" calcext:value-type="float">
            <text:p>0.2029394474</text:p>
          </table:table-cell>
          <table:table-cell office:value-type="string" calcext:value-type="string">
            <text:p>three</text:p>
          </table:table-cell>
          <table:table-cell office:value-type="float" office:value="0.111237559523143" calcext:value-type="float">
            <text:p>0.1112375595</text:p>
          </table:table-cell>
          <table:table-cell office:value-type="float" office:value="0.66125" calcext:value-type="float">
            <text:p>0.66125</text:p>
          </table:table-cell>
          <table:table-cell office:value-type="float" office:value="0.217396326672057" calcext:value-type="float">
            <text:p>0.2173963267</text:p>
          </table:table-cell>
          <table:table-cell office:value-type="string" calcext:value-type="string">
            <text:p>given</text:p>
          </table:table-cell>
          <table:table-cell office:value-type="float" office:value="-0.0471939391263023" calcext:value-type="float">
            <text:p>-0.0471939391</text:p>
          </table:table-cell>
          <table:table-cell office:value-type="float" office:value="-0.04515" calcext:value-type="float">
            <text:p>-0.04515</text:p>
          </table:table-cell>
          <table:table-cell office:value-type="float" office:value="-0.040474210312538" calcext:value-type="float">
            <text:p>-0.0404742103</text:p>
          </table:table-cell>
          <table:table-cell office:value-type="string" calcext:value-type="string">
            <text:p>whole</text:p>
          </table:table-cell>
          <table:table-cell office:value-type="float" office:value="-0.0469484804955108" calcext:value-type="float">
            <text:p>-0.0469484805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39389663252151" calcext:value-type="float">
            <text:p>-0.0393896633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office:value-type="float" office:value="0.0393158542497972" calcext:value-type="float">
            <text:p>0.0393158542</text:p>
          </table:table-cell>
          <table:table-cell office:value-type="float" office:value="0.59255" calcext:value-type="float">
            <text:p>0.59255</text:p>
          </table:table-cell>
          <table:table-cell office:value-type="float" office:value="0.127048741296197" calcext:value-type="float">
            <text:p>0.1270487413</text:p>
          </table:table-cell>
          <table:table-cell office:value-type="string" calcext:value-type="string">
            <text:p>show</text:p>
          </table:table-cell>
          <table:table-cell office:value-type="float" office:value="0.112645916311417" calcext:value-type="float">
            <text:p>0.1126459163</text:p>
          </table:table-cell>
          <table:table-cell office:value-type="float" office:value="0.60685" calcext:value-type="float">
            <text:p>0.60685</text:p>
          </table:table-cell>
          <table:table-cell office:value-type="float" office:value="0.29155779799982" calcext:value-type="float">
            <text:p>0.291557798</text:p>
          </table:table-cell>
          <table:table-cell office:value-type="string" calcext:value-type="string">
            <text:p>sure</text:p>
          </table:table-cell>
          <table:table-cell office:value-type="float" office:value="0.110807964614232" calcext:value-type="float">
            <text:p>0.1108079646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0.246295350025549" calcext:value-type="float">
            <text:p>0.24629535</text:p>
          </table:table-cell>
          <table:table-cell office:value-type="string" calcext:value-type="string">
            <text:p>name</text:p>
          </table:table-cell>
          <table:table-cell office:value-type="float" office:value="-0.0468677390434921" calcext:value-type="float">
            <text:p>-0.046867739</text:p>
          </table:table-cell>
          <table:table-cell office:value-type="float" office:value="-0.04815" calcext:value-type="float">
            <text:p>-0.04815</text:p>
          </table:table-cell>
          <table:table-cell office:value-type="float" office:value="-0.041349012402646" calcext:value-type="float">
            <text:p>-0.0413490124</text:p>
          </table:table-cell>
          <table:table-cell office:value-type="string" calcext:value-type="string">
            <text:p>shot</text:p>
          </table:table-cell>
          <table:table-cell office:value-type="float" office:value="-0.0463771508366035" calcext:value-type="float">
            <text:p>-0.0463771508</text:p>
          </table:table-cell>
          <table:table-cell office:value-type="float" office:value="-0.03485" calcext:value-type="float">
            <text:p>-0.03485</text:p>
          </table:table-cell>
          <table:table-cell office:value-type="float" office:value="-0.040145287979165" calcext:value-type="float">
            <text:p>-0.040145288</text:p>
          </table:table-cell>
        </table:table-row>
        <table:table-row table:style-name="ro1">
          <table:table-cell office:value-type="string" calcext:value-type="string">
            <text:p>setting</text:p>
          </table:table-cell>
          <table:table-cell office:value-type="float" office:value="0.027005742411813" calcext:value-type="float">
            <text:p>0.0270057424</text:p>
          </table:table-cell>
          <table:table-cell office:value-type="float" office:value="0.62935" calcext:value-type="float">
            <text:p>0.62935</text:p>
          </table:table-cell>
          <table:table-cell office:value-type="float" office:value="0.0704702194357367" calcext:value-type="float">
            <text:p>0.0704702194</text:p>
          </table:table-cell>
          <table:table-cell office:value-type="string" calcext:value-type="string">
            <text:p>supposed</text:p>
          </table:table-cell>
          <table:table-cell office:value-type="float" office:value="0.112594749145756" calcext:value-type="float">
            <text:p>0.1125947491</text:p>
          </table:table-cell>
          <table:table-cell office:value-type="float" office:value="0.6869" calcext:value-type="float">
            <text:p>0.6869</text:p>
          </table:table-cell>
          <table:table-cell office:value-type="float" office:value="0.191582752388329" calcext:value-type="float">
            <text:p>0.1915827524</text:p>
          </table:table-cell>
          <table:table-cell office:value-type="string" calcext:value-type="string">
            <text:p>said</text:p>
          </table:table-cell>
          <table:table-cell office:value-type="float" office:value="0.110764411738779" calcext:value-type="float">
            <text:p>0.1107644117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226145439260193" calcext:value-type="float">
            <text:p>0.2261454393</text:p>
          </table:table-cell>
          <table:table-cell office:value-type="string" calcext:value-type="string">
            <text:p>always</text:p>
          </table:table-cell>
          <table:table-cell office:value-type="float" office:value="-0.0466875440270155" calcext:value-type="float">
            <text:p>-0.046687544</text:p>
          </table:table-cell>
          <table:table-cell office:value-type="float" office:value="-0.0437000000000001" calcext:value-type="float">
            <text:p>-0.0437</text:p>
          </table:table-cell>
          <table:table-cell office:value-type="float" office:value="-0.035909082949409" calcext:value-type="float">
            <text:p>-0.0359090829</text:p>
          </table:table-cell>
          <table:table-cell office:value-type="string" calcext:value-type="string">
            <text:p>moment</text:p>
          </table:table-cell>
          <table:table-cell office:value-type="float" office:value="-0.0463283000587557" calcext:value-type="float">
            <text:p>-0.0463283001</text:p>
          </table:table-cell>
          <table:table-cell office:value-type="float" office:value="-0.09435" calcext:value-type="float">
            <text:p>-0.09435</text:p>
          </table:table-cell>
          <table:table-cell office:value-type="float" office:value="-0.041464704996678" calcext:value-type="float">
            <text:p>-0.041464705</text:p>
          </table:table-cell>
        </table:table-row>
        <table:table-row table:style-name="ro1">
          <table:table-cell office:value-type="string" calcext:value-type="string">
            <text:p>sets</text:p>
          </table:table-cell>
          <table:table-cell office:value-type="float" office:value="0.0330050844372447" calcext:value-type="float">
            <text:p>0.0330050844</text:p>
          </table:table-cell>
          <table:table-cell office:value-type="float" office:value="0.62675" calcext:value-type="float">
            <text:p>0.62675</text:p>
          </table:table-cell>
          <table:table-cell office:value-type="float" office:value="0.089078706528371" calcext:value-type="float">
            <text:p>0.0890787065</text:p>
          </table:table-cell>
          <table:table-cell office:value-type="string" calcext:value-type="string">
            <text:p>finally</text:p>
          </table:table-cell>
          <table:table-cell office:value-type="float" office:value="0.111579741669429" calcext:value-type="float">
            <text:p>0.1115797417</text:p>
          </table:table-cell>
          <table:table-cell office:value-type="float" office:value="0.69285" calcext:value-type="float">
            <text:p>0.69285</text:p>
          </table:table-cell>
          <table:table-cell office:value-type="float" office:value="0.195415848068107" calcext:value-type="float">
            <text:p>0.1954158481</text:p>
          </table:table-cell>
          <table:table-cell office:value-type="string" calcext:value-type="string">
            <text:p>i've</text:p>
          </table:table-cell>
          <table:table-cell office:value-type="float" office:value="0.110755089400212" calcext:value-type="float">
            <text:p>0.1107550894</text:p>
          </table:table-cell>
          <table:table-cell office:value-type="float" office:value="0.60325" calcext:value-type="float">
            <text:p>0.60325</text:p>
          </table:table-cell>
          <table:table-cell office:value-type="float" office:value="0.268056452356794" calcext:value-type="float">
            <text:p>0.2680564524</text:p>
          </table:table-cell>
          <table:table-cell office:value-type="string" calcext:value-type="string">
            <text:p>together</text:p>
          </table:table-cell>
          <table:table-cell office:value-type="float" office:value="-0.0465944718066135" calcext:value-type="float">
            <text:p>-0.0465944718</text:p>
          </table:table-cell>
          <table:table-cell office:value-type="float" office:value="-0.04135" calcext:value-type="float">
            <text:p>-0.04135</text:p>
          </table:table-cell>
          <table:table-cell office:value-type="float" office:value="-0.039082054542316" calcext:value-type="float">
            <text:p>-0.0390820545</text:p>
          </table:table-cell>
          <table:table-cell office:value-type="string" calcext:value-type="string">
            <text:p>doing</text:p>
          </table:table-cell>
          <table:table-cell office:value-type="float" office:value="-0.0459975018911656" calcext:value-type="float">
            <text:p>-0.0459975019</text:p>
          </table:table-cell>
          <table:table-cell office:value-type="float" office:value="-0.01755" calcext:value-type="float">
            <text:p>-0.01755</text:p>
          </table:table-cell>
          <table:table-cell office:value-type="float" office:value="-0.041381442980257" calcext:value-type="float">
            <text:p>-0.041381443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0.081267816386269" calcext:value-type="float">
            <text:p>0.0812678164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211273400534869" calcext:value-type="float">
            <text:p>0.2112734005</text:p>
          </table:table-cell>
          <table:table-cell office:value-type="string" calcext:value-type="string">
            <text:p>performances</text:p>
          </table:table-cell>
          <table:table-cell office:value-type="float" office:value="0.110907734766138" calcext:value-type="float">
            <text:p>0.1109077348</text:p>
          </table:table-cell>
          <table:table-cell office:value-type="float" office:value="0.6764" calcext:value-type="float">
            <text:p>0.6764</text:p>
          </table:table-cell>
          <table:table-cell office:value-type="float" office:value="0.208414872798434" calcext:value-type="float">
            <text:p>0.2084148728</text:p>
          </table:table-cell>
          <table:table-cell office:value-type="string" calcext:value-type="string">
            <text:p>given</text:p>
          </table:table-cell>
          <table:table-cell office:value-type="float" office:value="0.110218115378528" calcext:value-type="float">
            <text:p>0.1102181154</text:p>
          </table:table-cell>
          <table:table-cell office:value-type="float" office:value="0.669" calcext:value-type="float">
            <text:p>0.669</text:p>
          </table:table-cell>
          <table:table-cell office:value-type="float" office:value="0.209646609360076" calcext:value-type="float">
            <text:p>0.2096466094</text:p>
          </table:table-cell>
          <table:table-cell office:value-type="string" calcext:value-type="string">
            <text:p>whole</text:p>
          </table:table-cell>
          <table:table-cell office:value-type="float" office:value="-0.0465133608095208" calcext:value-type="float">
            <text:p>-0.0465133608</text:p>
          </table:table-cell>
          <table:table-cell office:value-type="float" office:value="-0.0247000000000001" calcext:value-type="float">
            <text:p>-0.0247</text:p>
          </table:table-cell>
          <table:table-cell office:value-type="float" office:value="-0.038089969416981" calcext:value-type="float">
            <text:p>-0.0380899694</text:p>
          </table:table-cell>
          <table:table-cell office:value-type="string" calcext:value-type="string">
            <text:p>until</text:p>
          </table:table-cell>
          <table:table-cell office:value-type="float" office:value="-0.045989548788336" calcext:value-type="float">
            <text:p>-0.0459895488</text:p>
          </table:table-cell>
          <table:table-cell office:value-type="float" office:value="-0.06665" calcext:value-type="float">
            <text:p>-0.06665</text:p>
          </table:table-cell>
          <table:table-cell office:value-type="float" office:value="-0.038782664495965" calcext:value-type="float">
            <text:p>-0.0387826645</text:p>
          </table:table-cell>
        </table:table-row>
        <table:table-row table:style-name="ro1">
          <table:table-cell office:value-type="string" calcext:value-type="string">
            <text:p>seriously</text:p>
          </table:table-cell>
          <table:table-cell office:value-type="float" office:value="0.0434280138837566" calcext:value-type="float">
            <text:p>0.0434280139</text:p>
          </table:table-cell>
          <table:table-cell office:value-type="float" office:value="0.622" calcext:value-type="float">
            <text:p>0.622</text:p>
          </table:table-cell>
          <table:table-cell office:value-type="float" office:value="0.105960264900662" calcext:value-type="float">
            <text:p>0.1059602649</text:p>
          </table:table-cell>
          <table:table-cell office:value-type="string" calcext:value-type="string">
            <text:p>hard</text:p>
          </table:table-cell>
          <table:table-cell office:value-type="float" office:value="0.110826938157361" calcext:value-type="float">
            <text:p>0.1108269382</text:p>
          </table:table-cell>
          <table:table-cell office:value-type="float" office:value="0.64235" calcext:value-type="float">
            <text:p>0.64235</text:p>
          </table:table-cell>
          <table:table-cell office:value-type="float" office:value="0.244587601647481" calcext:value-type="float">
            <text:p>0.2445876016</text:p>
          </table:table-cell>
          <table:table-cell office:value-type="float" office:value="2" calcext:value-type="float">
            <text:p>2</text:p>
          </table:table-cell>
          <table:table-cell office:value-type="float" office:value="0.109998316781687" calcext:value-type="float">
            <text:p>0.1099983168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240877367896311" calcext:value-type="float">
            <text:p>0.2408773679</text:p>
          </table:table-cell>
          <table:table-cell office:value-type="float" office:value="8" calcext:value-type="float">
            <text:p>8</text:p>
          </table:table-cell>
          <table:table-cell office:value-type="float" office:value="-0.046078591969051" calcext:value-type="float">
            <text:p>-0.046078592</text:p>
          </table:table-cell>
          <table:table-cell office:value-type="float" office:value="-0.0354" calcext:value-type="float">
            <text:p>-0.0354</text:p>
          </table:table-cell>
          <table:table-cell office:value-type="float" office:value="-0.042643894754993" calcext:value-type="float">
            <text:p>-0.0426438948</text:p>
          </table:table-cell>
          <table:table-cell office:value-type="string" calcext:value-type="string">
            <text:p>whose</text:p>
          </table:table-cell>
          <table:table-cell office:value-type="float" office:value="-0.0459308465357067" calcext:value-type="float">
            <text:p>-0.0459308465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-0.042343887126869" calcext:value-type="float">
            <text:p>-0.0423438871</text:p>
          </table:table-cell>
        </table:table-row>
        <table:table-row table:style-name="ro1">
          <table:table-cell office:value-type="string" calcext:value-type="string">
            <text:p>serious</text:p>
          </table:table-cell>
          <table:table-cell office:value-type="float" office:value="0.0268017437781213" calcext:value-type="float">
            <text:p>0.0268017438</text:p>
          </table:table-cell>
          <table:table-cell office:value-type="float" office:value="0.607" calcext:value-type="float">
            <text:p>0.607</text:p>
          </table:table-cell>
          <table:table-cell office:value-type="float" office:value="0.0911193339500463" calcext:value-type="float">
            <text:p>0.091119334</text:p>
          </table:table-cell>
          <table:table-cell office:value-type="string" calcext:value-type="string">
            <text:p>maybe</text:p>
          </table:table-cell>
          <table:table-cell office:value-type="float" office:value="0.109893899758829" calcext:value-type="float">
            <text:p>0.1098938998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225777973957184" calcext:value-type="float">
            <text:p>0.225777974</text:p>
          </table:table-cell>
          <table:table-cell office:value-type="string" calcext:value-type="string">
            <text:p>girl</text:p>
          </table:table-cell>
          <table:table-cell office:value-type="float" office:value="0.109762060685222" calcext:value-type="float">
            <text:p>0.1097620607</text:p>
          </table:table-cell>
          <table:table-cell office:value-type="float" office:value="0.64305" calcext:value-type="float">
            <text:p>0.64305</text:p>
          </table:table-cell>
          <table:table-cell office:value-type="float" office:value="0.228799827157826" calcext:value-type="float">
            <text:p>0.2287998272</text:p>
          </table:table-cell>
          <table:table-cell office:value-type="string" calcext:value-type="string">
            <text:p>dead</text:p>
          </table:table-cell>
          <table:table-cell office:value-type="float" office:value="-0.0460289218123914" calcext:value-type="float">
            <text:p>-0.0460289218</text:p>
          </table:table-cell>
          <table:table-cell office:value-type="float" office:value="-0.0499999999999999" calcext:value-type="float">
            <text:p>-0.05</text:p>
          </table:table-cell>
          <table:table-cell office:value-type="float" office:value="-0.040095081647236" calcext:value-type="float">
            <text:p>-0.0400950816</text:p>
          </table:table-cell>
          <table:table-cell office:value-type="string" calcext:value-type="string">
            <text:p>despite</text:p>
          </table:table-cell>
          <table:table-cell office:value-type="float" office:value="-0.0457426933068431" calcext:value-type="float">
            <text:p>-0.0457426933</text:p>
          </table:table-cell>
          <table:table-cell office:value-type="float" office:value="-0.0515000000000001" calcext:value-type="float">
            <text:p>-0.0515</text:p>
          </table:table-cell>
          <table:table-cell office:value-type="float" office:value="-0.04078330513642" calcext:value-type="float">
            <text:p>-0.0407833051</text:p>
          </table:table-cell>
        </table:table-row>
        <table:table-row table:style-name="ro1">
          <table:table-cell office:value-type="string" calcext:value-type="string">
            <text:p>series</text:p>
          </table:table-cell>
          <table:table-cell office:value-type="float" office:value="0.0486962051000829" calcext:value-type="float">
            <text:p>0.0486962051</text:p>
          </table:table-cell>
          <table:table-cell office:value-type="float" office:value="0.56895" calcext:value-type="float">
            <text:p>0.56895</text:p>
          </table:table-cell>
          <table:table-cell office:value-type="float" office:value="0.173362738517595" calcext:value-type="float">
            <text:p>0.1733627385</text:p>
          </table:table-cell>
          <table:table-cell office:value-type="string" calcext:value-type="string">
            <text:p>watching</text:p>
          </table:table-cell>
          <table:table-cell office:value-type="float" office:value="0.109540795747056" calcext:value-type="float">
            <text:p>0.1095407957</text:p>
          </table:table-cell>
          <table:table-cell office:value-type="float" office:value="0.5835" calcext:value-type="float">
            <text:p>0.5835</text:p>
          </table:table-cell>
          <table:table-cell office:value-type="float" office:value="0.313725490196078" calcext:value-type="float">
            <text:p>0.3137254902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0.109514040334436" calcext:value-type="float">
            <text:p>0.1095140403</text:p>
          </table:table-cell>
          <table:table-cell office:value-type="float" office:value="0.64115" calcext:value-type="float">
            <text:p>0.64115</text:p>
          </table:table-cell>
          <table:table-cell office:value-type="float" office:value="0.225698565109505" calcext:value-type="float">
            <text:p>0.2256985651</text:p>
          </table:table-cell>
          <table:table-cell office:value-type="float" office:value="1" calcext:value-type="float">
            <text:p>1</text:p>
          </table:table-cell>
          <table:table-cell office:value-type="float" office:value="-0.04585658065589" calcext:value-type="float">
            <text:p>-0.0458565807</text:p>
          </table:table-cell>
          <table:table-cell office:value-type="float" office:value="-0.05125" calcext:value-type="float">
            <text:p>-0.05125</text:p>
          </table:table-cell>
          <table:table-cell office:value-type="float" office:value="-0.03804769560801" calcext:value-type="float">
            <text:p>-0.0380476956</text:p>
          </table:table-cell>
          <table:table-cell office:value-type="string" calcext:value-type="string">
            <text:p>black</text:p>
          </table:table-cell>
          <table:table-cell office:value-type="float" office:value="-0.0448192201527778" calcext:value-type="float">
            <text:p>-0.0448192202</text:p>
          </table:table-cell>
          <table:table-cell office:value-type="float" office:value="-0.0547000000000001" calcext:value-type="float">
            <text:p>-0.0547</text:p>
          </table:table-cell>
          <table:table-cell office:value-type="float" office:value="-0.038812040167704" calcext:value-type="float">
            <text:p>-0.0388120402</text:p>
          </table:table-cell>
        </table:table-row>
        <table:table-row table:style-name="ro1">
          <table:table-cell office:value-type="string" calcext:value-type="string">
            <text:p>sequences</text:p>
          </table:table-cell>
          <table:table-cell office:value-type="float" office:value="0.0326797853162271" calcext:value-type="float">
            <text:p>0.0326797853</text:p>
          </table:table-cell>
          <table:table-cell office:value-type="float" office:value="0.6403" calcext:value-type="float">
            <text:p>0.6403</text:p>
          </table:table-cell>
          <table:table-cell office:value-type="float" office:value="0.0776923076923077" calcext:value-type="float">
            <text:p>0.0776923077</text:p>
          </table:table-cell>
          <table:table-cell office:value-type="string" calcext:value-type="string">
            <text:p>audience</text:p>
          </table:table-cell>
          <table:table-cell office:value-type="float" office:value="0.109101692844114" calcext:value-type="float">
            <text:p>0.1091016928</text:p>
          </table:table-cell>
          <table:table-cell office:value-type="float" office:value="0.66915" calcext:value-type="float">
            <text:p>0.66915</text:p>
          </table:table-cell>
          <table:table-cell office:value-type="float" office:value="0.21385291671617" calcext:value-type="float">
            <text:p>0.2138529167</text:p>
          </table:table-cell>
          <table:table-cell office:value-type="string" calcext:value-type="string">
            <text:p>hard</text:p>
          </table:table-cell>
          <table:table-cell office:value-type="float" office:value="0.10920922675228" calcext:value-type="float">
            <text:p>0.1092092268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243576352621684" calcext:value-type="float">
            <text:p>0.2435763526</text:p>
          </table:table-cell>
          <table:table-cell office:value-type="string" calcext:value-type="string">
            <text:p>better</text:p>
          </table:table-cell>
          <table:table-cell office:value-type="float" office:value="-0.045259313909413" calcext:value-type="float">
            <text:p>-0.0452593139</text:p>
          </table:table-cell>
          <table:table-cell office:value-type="float" office:value="-0.0113" calcext:value-type="float">
            <text:p>-0.0113</text:p>
          </table:table-cell>
          <table:table-cell office:value-type="float" office:value="-0.036207393489992" calcext:value-type="float">
            <text:p>-0.0362073935</text:p>
          </table:table-cell>
          <table:table-cell office:value-type="string" calcext:value-type="string">
            <text:p>main</text:p>
          </table:table-cell>
          <table:table-cell office:value-type="float" office:value="-0.0447027397958667" calcext:value-type="float">
            <text:p>-0.0447027398</text:p>
          </table:table-cell>
          <table:table-cell office:value-type="float" office:value="-0.02295" calcext:value-type="float">
            <text:p>-0.02295</text:p>
          </table:table-cell>
          <table:table-cell office:value-type="float" office:value="-0.038680801184268" calcext:value-type="float">
            <text:p>-0.0386808012</text:p>
          </table:table-cell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0.0336839510855362" calcext:value-type="float">
            <text:p>0.0336839511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0832497492477432" calcext:value-type="float">
            <text:p>0.0832497492</text:p>
          </table:table-cell>
          <table:table-cell office:value-type="string" calcext:value-type="string">
            <text:p>given</text:p>
          </table:table-cell>
          <table:table-cell office:value-type="float" office:value="0.109098111516331" calcext:value-type="float">
            <text:p>0.1090981115</text:p>
          </table:table-cell>
          <table:table-cell office:value-type="float" office:value="0.66445" calcext:value-type="float">
            <text:p>0.66445</text:p>
          </table:table-cell>
          <table:table-cell office:value-type="float" office:value="0.208888364965225" calcext:value-type="float">
            <text:p>0.208888365</text:p>
          </table:table-cell>
          <table:table-cell office:value-type="string" calcext:value-type="string">
            <text:p>done</text:p>
          </table:table-cell>
          <table:table-cell office:value-type="float" office:value="0.108787628858853" calcext:value-type="float">
            <text:p>0.1087876289</text:p>
          </table:table-cell>
          <table:table-cell office:value-type="float" office:value="0.6158" calcext:value-type="float">
            <text:p>0.6158</text:p>
          </table:table-cell>
          <table:table-cell office:value-type="float" office:value="0.259159274971076" calcext:value-type="float">
            <text:p>0.259159275</text:p>
          </table:table-cell>
          <table:table-cell office:value-type="string" calcext:value-type="string">
            <text:p>help</text:p>
          </table:table-cell>
          <table:table-cell office:value-type="float" office:value="-0.0451562644071607" calcext:value-type="float">
            <text:p>-0.0451562644</text:p>
          </table:table-cell>
          <table:table-cell office:value-type="float" office:value="-0.0510499999999999" calcext:value-type="float">
            <text:p>-0.05105</text:p>
          </table:table-cell>
          <table:table-cell office:value-type="float" office:value="-0.038582158452927" calcext:value-type="float">
            <text:p>-0.0385821585</text:p>
          </table:table-cell>
          <table:table-cell office:value-type="string" calcext:value-type="string">
            <text:p>times</text:p>
          </table:table-cell>
          <table:table-cell office:value-type="float" office:value="-0.0446591688735731" calcext:value-type="float">
            <text:p>-0.0446591689</text:p>
          </table:table-cell>
          <table:table-cell office:value-type="float" office:value="-0.0291" calcext:value-type="float">
            <text:p>-0.0291</text:p>
          </table:table-cell>
          <table:table-cell office:value-type="float" office:value="-0.035829312198457" calcext:value-type="float">
            <text:p>-0.0358293122</text:p>
          </table:table-cell>
        </table:table-row>
        <table:table-row table:style-name="ro1">
          <table:table-cell office:value-type="string" calcext:value-type="string">
            <text:p>sequel</text:p>
          </table:table-cell>
          <table:table-cell office:value-type="float" office:value="0.0217730869460338" calcext:value-type="float">
            <text:p>0.021773086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0660689004247286" calcext:value-type="float">
            <text:p>0.0660689004</text:p>
          </table:table-cell>
          <table:table-cell office:value-type="string" calcext:value-type="string">
            <text:p>job</text:p>
          </table:table-cell>
          <table:table-cell office:value-type="float" office:value="0.108917189523796" calcext:value-type="float">
            <text:p>0.1089171895</text:p>
          </table:table-cell>
          <table:table-cell office:value-type="float" office:value="0.6503" calcext:value-type="float">
            <text:p>0.6503</text:p>
          </table:table-cell>
          <table:table-cell office:value-type="float" office:value="0.221504897595726" calcext:value-type="float">
            <text:p>0.2215048976</text:p>
          </table:table-cell>
          <table:table-cell office:value-type="string" calcext:value-type="string">
            <text:p>job</text:p>
          </table:table-cell>
          <table:table-cell office:value-type="float" office:value="0.108741156465583" calcext:value-type="float">
            <text:p>0.1087411565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222054380664653" calcext:value-type="float">
            <text:p>0.2220543807</text:p>
          </table:table-cell>
          <table:table-cell office:value-type="string" calcext:value-type="string">
            <text:p>hand</text:p>
          </table:table-cell>
          <table:table-cell office:value-type="float" office:value="-0.0449314897118182" calcext:value-type="float">
            <text:p>-0.0449314897</text:p>
          </table:table-cell>
          <table:table-cell office:value-type="float" office:value="-0.0607500000000001" calcext:value-type="float">
            <text:p>-0.06075</text:p>
          </table:table-cell>
          <table:table-cell office:value-type="float" office:value="-0.040429909764588" calcext:value-type="float">
            <text:p>-0.0404299098</text:p>
          </table:table-cell>
          <table:table-cell office:value-type="string" calcext:value-type="string">
            <text:p>saw</text:p>
          </table:table-cell>
          <table:table-cell office:value-type="float" office:value="-0.0444144688116021" calcext:value-type="float">
            <text:p>-0.0444144688</text:p>
          </table:table-cell>
          <table:table-cell office:value-type="float" office:value="-0.03045" calcext:value-type="float">
            <text:p>-0.03045</text:p>
          </table:table-cell>
          <table:table-cell office:value-type="float" office:value="-0.035669511569023" calcext:value-type="float">
            <text:p>-0.0356695116</text:p>
          </table:table-cell>
        </table:table-row>
        <table:table-row table:style-name="ro1">
          <table:table-cell office:value-type="string" calcext:value-type="string">
            <text:p>sense</text:p>
          </table:table-cell>
          <table:table-cell office:value-type="float" office:value="0.0715020765327825" calcext:value-type="float">
            <text:p>0.0715020765</text:p>
          </table:table-cell>
          <table:table-cell office:value-type="float" office:value="0.63395" calcext:value-type="float">
            <text:p>0.63395</text:p>
          </table:table-cell>
          <table:table-cell office:value-type="float" office:value="0.191139100651862" calcext:value-type="float">
            <text:p>0.1911391007</text:p>
          </table:table-cell>
          <table:table-cell office:value-type="string" calcext:value-type="string">
            <text:p>someone</text:p>
          </table:table-cell>
          <table:table-cell office:value-type="float" office:value="0.108832561837418" calcext:value-type="float">
            <text:p>0.1088325618</text:p>
          </table:table-cell>
          <table:table-cell office:value-type="float" office:value="0.6362" calcext:value-type="float">
            <text:p>0.6362</text:p>
          </table:table-cell>
          <table:table-cell office:value-type="float" office:value="0.22314755498612" calcext:value-type="float">
            <text:p>0.223147555</text:p>
          </table:table-cell>
          <table:table-cell office:value-type="string" calcext:value-type="string">
            <text:p>times</text:p>
          </table:table-cell>
          <table:table-cell office:value-type="float" office:value="0.108360673037547" calcext:value-type="float">
            <text:p>0.108360673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265120593692022" calcext:value-type="float">
            <text:p>0.2651205937</text:p>
          </table:table-cell>
          <table:table-cell office:value-type="string" calcext:value-type="string">
            <text:p>whose</text:p>
          </table:table-cell>
          <table:table-cell office:value-type="float" office:value="-0.04491273852688" calcext:value-type="float">
            <text:p>-0.0449127385</text:p>
          </table:table-cell>
          <table:table-cell office:value-type="float" office:value="-0.06845" calcext:value-type="float">
            <text:p>-0.06845</text:p>
          </table:table-cell>
          <table:table-cell office:value-type="float" office:value="-0.041302769764109" calcext:value-type="float">
            <text:p>-0.0413027698</text:p>
          </table:table-cell>
          <table:table-cell office:value-type="string" calcext:value-type="string">
            <text:p>horror</text:p>
          </table:table-cell>
          <table:table-cell office:value-type="float" office:value="-0.0442519632336858" calcext:value-type="float">
            <text:p>-0.0442519632</text:p>
          </table:table-cell>
          <table:table-cell office:value-type="float" office:value="-0.0412" calcext:value-type="float">
            <text:p>-0.0412</text:p>
          </table:table-cell>
          <table:table-cell office:value-type="float" office:value="-0.036360630276074" calcext:value-type="float">
            <text:p>-0.0363606303</text:p>
          </table:table-cell>
        </table:table-row>
        <table:table-row table:style-name="ro1">
          <table:table-cell office:value-type="string" calcext:value-type="string">
            <text:p>self</text:p>
          </table:table-cell>
          <table:table-cell office:value-type="float" office:value="0.0291561990711024" calcext:value-type="float">
            <text:p>0.0291561991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100088770528185" calcext:value-type="float">
            <text:p>0.1000887705</text:p>
          </table:table-cell>
          <table:table-cell office:value-type="string" calcext:value-type="string">
            <text:p>cast</text:p>
          </table:table-cell>
          <table:table-cell office:value-type="float" office:value="0.108623626997907" calcext:value-type="float">
            <text:p>0.108623627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282828282828283" calcext:value-type="float">
            <text:p>0.2828282828</text:p>
          </table:table-cell>
          <table:table-cell office:value-type="string" calcext:value-type="string">
            <text:p>wife</text:p>
          </table:table-cell>
          <table:table-cell office:value-type="float" office:value="0.107691822910431" calcext:value-type="float">
            <text:p>0.1076918229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201459854014599" calcext:value-type="float">
            <text:p>0.201459854</text:p>
          </table:table-cell>
          <table:table-cell office:value-type="string" calcext:value-type="string">
            <text:p>i'd</text:p>
          </table:table-cell>
          <table:table-cell office:value-type="float" office:value="-0.0448799751805731" calcext:value-type="float">
            <text:p>-0.0448799752</text:p>
          </table:table-cell>
          <table:table-cell office:value-type="float" office:value="-0.0512" calcext:value-type="float">
            <text:p>-0.0512</text:p>
          </table:table-cell>
          <table:table-cell office:value-type="float" office:value="-0.038438519755533" calcext:value-type="float">
            <text:p>-0.0384385198</text:p>
          </table:table-cell>
          <table:table-cell office:value-type="string" calcext:value-type="string">
            <text:p>should</text:p>
          </table:table-cell>
          <table:table-cell office:value-type="float" office:value="-0.0442506208631292" calcext:value-type="float">
            <text:p>-0.0442506209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-0.034696761118802" calcext:value-type="float">
            <text:p>-0.0346967611</text:p>
          </table:table-cell>
        </table:table-row>
        <table:table-row table:style-name="ro1">
          <table:table-cell office:value-type="string" calcext:value-type="string">
            <text:p>seen</text:p>
          </table:table-cell>
          <table:table-cell office:value-type="float" office:value="0.0905371059791056" calcext:value-type="float">
            <text:p>0.090537106</text:p>
          </table:table-cell>
          <table:table-cell office:value-type="float" office:value="0.5749" calcext:value-type="float">
            <text:p>0.5749</text:p>
          </table:table-cell>
          <table:table-cell office:value-type="float" office:value="0.353558394160584" calcext:value-type="float">
            <text:p>0.3535583942</text:p>
          </table:table-cell>
          <table:table-cell office:value-type="string" calcext:value-type="string">
            <text:p>against</text:p>
          </table:table-cell>
          <table:table-cell office:value-type="float" office:value="0.108464386246624" calcext:value-type="float">
            <text:p>0.1084643862</text:p>
          </table:table-cell>
          <table:table-cell office:value-type="float" office:value="0.6946" calcext:value-type="float">
            <text:p>0.6946</text:p>
          </table:table-cell>
          <table:table-cell office:value-type="float" office:value="0.1856" calcext:value-type="float">
            <text:p>0.1856</text:p>
          </table:table-cell>
          <table:table-cell office:value-type="string" calcext:value-type="string">
            <text:p>sense</text:p>
          </table:table-cell>
          <table:table-cell office:value-type="float" office:value="0.107509753491262" calcext:value-type="float">
            <text:p>0.1075097535</text:p>
          </table:table-cell>
          <table:table-cell office:value-type="float" office:value="0.64385" calcext:value-type="float">
            <text:p>0.64385</text:p>
          </table:table-cell>
          <table:table-cell office:value-type="float" office:value="0.222804146208401" calcext:value-type="float">
            <text:p>0.2228041462</text:p>
          </table:table-cell>
          <table:table-cell office:value-type="string" calcext:value-type="string">
            <text:p>done</text:p>
          </table:table-cell>
          <table:table-cell office:value-type="float" office:value="-0.0447934383579941" calcext:value-type="float">
            <text:p>-0.0447934384</text:p>
          </table:table-cell>
          <table:table-cell office:value-type="float" office:value="-0.0431" calcext:value-type="float">
            <text:p>-0.0431</text:p>
          </table:table-cell>
          <table:table-cell office:value-type="float" office:value="-0.034736296623447" calcext:value-type="float">
            <text:p>-0.0347362966</text:p>
          </table:table-cell>
          <table:table-cell office:value-type="string" calcext:value-type="string">
            <text:p>dead</text:p>
          </table:table-cell>
          <table:table-cell office:value-type="float" office:value="-0.0441077924028314" calcext:value-type="float">
            <text:p>-0.0441077924</text:p>
          </table:table-cell>
          <table:table-cell office:value-type="float" office:value="-0.05285" calcext:value-type="float">
            <text:p>-0.05285</text:p>
          </table:table-cell>
          <table:table-cell office:value-type="float" office:value="-0.0381961620344" calcext:value-type="float">
            <text:p>-0.038196162</text:p>
          </table:table-cell>
        </table:table-row>
        <table:table-row table:style-name="ro1">
          <table:table-cell office:value-type="string" calcext:value-type="string">
            <text:p>seems</text:p>
          </table:table-cell>
          <table:table-cell office:value-type="float" office:value="0.0948984275423428" calcext:value-type="float">
            <text:p>0.0948984275</text:p>
          </table:table-cell>
          <table:table-cell office:value-type="float" office:value="0.61425" calcext:value-type="float">
            <text:p>0.61425</text:p>
          </table:table-cell>
          <table:table-cell office:value-type="float" office:value="0.258244399576964" calcext:value-type="float">
            <text:p>0.2582443996</text:p>
          </table:table-cell>
          <table:table-cell office:value-type="string" calcext:value-type="string">
            <text:p>although</text:p>
          </table:table-cell>
          <table:table-cell office:value-type="float" office:value="0.10793134823724" calcext:value-type="float">
            <text:p>0.1079313482</text:p>
          </table:table-cell>
          <table:table-cell office:value-type="float" office:value="0.63555" calcext:value-type="float">
            <text:p>0.63555</text:p>
          </table:table-cell>
          <table:table-cell office:value-type="float" office:value="0.237312964319347" calcext:value-type="float">
            <text:p>0.2373129643</text:p>
          </table:table-cell>
          <table:table-cell office:value-type="string" calcext:value-type="string">
            <text:p>everything</text:p>
          </table:table-cell>
          <table:table-cell office:value-type="float" office:value="0.107392133142475" calcext:value-type="float">
            <text:p>0.1073921331</text:p>
          </table:table-cell>
          <table:table-cell office:value-type="float" office:value="0.65295" calcext:value-type="float">
            <text:p>0.65295</text:p>
          </table:table-cell>
          <table:table-cell office:value-type="float" office:value="0.226457149225454" calcext:value-type="float">
            <text:p>0.2264571492</text:p>
          </table:table-cell>
          <table:table-cell office:value-type="string" calcext:value-type="string">
            <text:p>despite</text:p>
          </table:table-cell>
          <table:table-cell office:value-type="float" office:value="-0.0447496036860415" calcext:value-type="float">
            <text:p>-0.0447496037</text:p>
          </table:table-cell>
          <table:table-cell office:value-type="float" office:value="-0.0578000000000001" calcext:value-type="float">
            <text:p>-0.0578</text:p>
          </table:table-cell>
          <table:table-cell office:value-type="float" office:value="-0.039652535247191" calcext:value-type="float">
            <text:p>-0.0396525352</text:p>
          </table:table-cell>
          <table:table-cell office:value-type="string" calcext:value-type="string">
            <text:p>music</text:p>
          </table:table-cell>
          <table:table-cell office:value-type="float" office:value="-0.0439141237414279" calcext:value-type="float">
            <text:p>-0.0439141237</text:p>
          </table:table-cell>
          <table:table-cell office:value-type="float" office:value="-0.0746500000000001" calcext:value-type="float">
            <text:p>-0.07465</text:p>
          </table:table-cell>
          <table:table-cell office:value-type="float" office:value="-0.032915164151796" calcext:value-type="float">
            <text:p>-0.0329151642</text:p>
          </table:table-cell>
        </table:table-row>
        <table:table-row table:style-name="ro1">
          <table:table-cell office:value-type="string" calcext:value-type="string">
            <text:p>seemed</text:p>
          </table:table-cell>
          <table:table-cell office:value-type="float" office:value="0.047067468738729" calcext:value-type="float">
            <text:p>0.0470674687</text:p>
          </table:table-cell>
          <table:table-cell office:value-type="float" office:value="0.6284" calcext:value-type="float">
            <text:p>0.6284</text:p>
          </table:table-cell>
          <table:table-cell office:value-type="float" office:value="0.126674500587544" calcext:value-type="float">
            <text:p>0.1266745006</text:p>
          </table:table-cell>
          <table:table-cell office:value-type="string" calcext:value-type="string">
            <text:p>worth</text:p>
          </table:table-cell>
          <table:table-cell office:value-type="float" office:value="0.107857268314714" calcext:value-type="float">
            <text:p>0.1078572683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226046511627907" calcext:value-type="float">
            <text:p>0.2260465116</text:p>
          </table:table-cell>
          <table:table-cell office:value-type="string" calcext:value-type="string">
            <text:p>maybe</text:p>
          </table:table-cell>
          <table:table-cell office:value-type="float" office:value="0.107081724601181" calcext:value-type="float">
            <text:p>0.1070817246</text:p>
          </table:table-cell>
          <table:table-cell office:value-type="float" office:value="0.6338" calcext:value-type="float">
            <text:p>0.6338</text:p>
          </table:table-cell>
          <table:table-cell office:value-type="float" office:value="0.224316882016522" calcext:value-type="float">
            <text:p>0.224316882</text:p>
          </table:table-cell>
          <table:table-cell office:value-type="string" calcext:value-type="string">
            <text:p>show</text:p>
          </table:table-cell>
          <table:table-cell office:value-type="float" office:value="-0.0447236363414772" calcext:value-type="float">
            <text:p>-0.0447236363</text:p>
          </table:table-cell>
          <table:table-cell office:value-type="float" office:value="-0.04075" calcext:value-type="float">
            <text:p>-0.04075</text:p>
          </table:table-cell>
          <table:table-cell office:value-type="float" office:value="-0.032633801415704" calcext:value-type="float">
            <text:p>-0.0326338014</text:p>
          </table:table-cell>
          <table:table-cell office:value-type="string" calcext:value-type="string">
            <text:p>simply</text:p>
          </table:table-cell>
          <table:table-cell office:value-type="float" office:value="-0.0438664387764709" calcext:value-type="float">
            <text:p>-0.0438664388</text:p>
          </table:table-cell>
          <table:table-cell office:value-type="float" office:value="-0.05115" calcext:value-type="float">
            <text:p>-0.05115</text:p>
          </table:table-cell>
          <table:table-cell office:value-type="float" office:value="-0.037070984557712" calcext:value-type="float">
            <text:p>-0.0370709846</text:p>
          </table:table-cell>
        </table:table-row>
        <table:table-row table:style-name="ro1">
          <table:table-cell office:value-type="string" calcext:value-type="string">
            <text:p>seem</text:p>
          </table:table-cell>
          <table:table-cell office:value-type="float" office:value="0.0640618809784666" calcext:value-type="float">
            <text:p>0.064061881</text:p>
          </table:table-cell>
          <table:table-cell office:value-type="float" office:value="0.59855" calcext:value-type="float">
            <text:p>0.59855</text:p>
          </table:table-cell>
          <table:table-cell office:value-type="float" office:value="0.185286656519533" calcext:value-type="float">
            <text:p>0.1852866565</text:p>
          </table:table-cell>
          <table:table-cell office:value-type="string" calcext:value-type="string">
            <text:p>death</text:p>
          </table:table-cell>
          <table:table-cell office:value-type="float" office:value="0.107803399671542" calcext:value-type="float">
            <text:p>0.1078033997</text:p>
          </table:table-cell>
          <table:table-cell office:value-type="float" office:value="0.6808" calcext:value-type="float">
            <text:p>0.6808</text:p>
          </table:table-cell>
          <table:table-cell office:value-type="float" office:value="0.198996235884567" calcext:value-type="float">
            <text:p>0.1989962359</text:p>
          </table:table-cell>
          <table:table-cell office:value-type="string" calcext:value-type="string">
            <text:p>audience</text:p>
          </table:table-cell>
          <table:table-cell office:value-type="float" office:value="0.106388003131434" calcext:value-type="float">
            <text:p>0.1063880031</text:p>
          </table:table-cell>
          <table:table-cell office:value-type="float" office:value="0.66185" calcext:value-type="float">
            <text:p>0.66185</text:p>
          </table:table-cell>
          <table:table-cell office:value-type="float" office:value="0.211863419181914" calcext:value-type="float">
            <text:p>0.2118634192</text:p>
          </table:table-cell>
          <table:table-cell office:value-type="string" calcext:value-type="string">
            <text:p>plot</text:p>
          </table:table-cell>
          <table:table-cell office:value-type="float" office:value="-0.04467989965318" calcext:value-type="float">
            <text:p>-0.0446798997</text:p>
          </table:table-cell>
          <table:table-cell office:value-type="float" office:value="-0.0135999999999999" calcext:value-type="float">
            <text:p>-0.0136</text:p>
          </table:table-cell>
          <table:table-cell office:value-type="float" office:value="-0.034757707517363" calcext:value-type="float">
            <text:p>-0.0347577075</text:p>
          </table:table-cell>
          <table:table-cell office:value-type="string" calcext:value-type="string">
            <text:p>title</text:p>
          </table:table-cell>
          <table:table-cell office:value-type="float" office:value="-0.0429703377941624" calcext:value-type="float">
            <text:p>-0.0429703378</text:p>
          </table:table-cell>
          <table:table-cell office:value-type="float" office:value="-0.0487500000000001" calcext:value-type="float">
            <text:p>-0.04875</text:p>
          </table:table-cell>
          <table:table-cell office:value-type="float" office:value="-0.038194913384181" calcext:value-type="float">
            <text:p>-0.0381949134</text:p>
          </table:table-cell>
        </table:table-row>
        <table:table-row table:style-name="ro1">
          <table:table-cell office:value-type="string" calcext:value-type="string">
            <text:p>seeing</text:p>
          </table:table-cell>
          <table:table-cell office:value-type="float" office:value="0.0500257806435529" calcext:value-type="float">
            <text:p>0.0500257806</text:p>
          </table:table-cell>
          <table:table-cell office:value-type="float" office:value="0.58085" calcext:value-type="float">
            <text:p>0.58085</text:p>
          </table:table-cell>
          <table:table-cell office:value-type="float" office:value="0.171394682218049" calcext:value-type="float">
            <text:p>0.1713946822</text:p>
          </table:table-cell>
          <table:table-cell office:value-type="string" calcext:value-type="string">
            <text:p>wasn't</text:p>
          </table:table-cell>
          <table:table-cell office:value-type="float" office:value="0.107616564899255" calcext:value-type="float">
            <text:p>0.1076165649</text:p>
          </table:table-cell>
          <table:table-cell office:value-type="float" office:value="0.64505" calcext:value-type="float">
            <text:p>0.64505</text:p>
          </table:table-cell>
          <table:table-cell office:value-type="float" office:value="0.221173889193637" calcext:value-type="float">
            <text:p>0.2211738892</text:p>
          </table:table-cell>
          <table:table-cell office:value-type="string" calcext:value-type="string">
            <text:p>looking</text:p>
          </table:table-cell>
          <table:table-cell office:value-type="float" office:value="0.106205131343859" calcext:value-type="float">
            <text:p>0.1062051313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233204134366925" calcext:value-type="float">
            <text:p>0.2332041344</text:p>
          </table:table-cell>
          <table:table-cell office:value-type="string" calcext:value-type="string">
            <text:p>rest</text:p>
          </table:table-cell>
          <table:table-cell office:value-type="float" office:value="-0.0445516853214459" calcext:value-type="float">
            <text:p>-0.0445516853</text:p>
          </table:table-cell>
          <table:table-cell office:value-type="float" office:value="-0.0463" calcext:value-type="float">
            <text:p>-0.0463</text:p>
          </table:table-cell>
          <table:table-cell office:value-type="float" office:value="-0.038143670104076" calcext:value-type="float">
            <text:p>-0.0381436701</text:p>
          </table:table-cell>
          <table:table-cell office:value-type="string" calcext:value-type="string">
            <text:p>wrong</text:p>
          </table:table-cell>
          <table:table-cell office:value-type="float" office:value="-0.0429172622112974" calcext:value-type="float">
            <text:p>-0.0429172622</text:p>
          </table:table-cell>
          <table:table-cell office:value-type="float" office:value="-0.01285" calcext:value-type="float">
            <text:p>-0.01285</text:p>
          </table:table-cell>
          <table:table-cell office:value-type="float" office:value="-0.038487228456863" calcext:value-type="float">
            <text:p>-0.0384872285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office:value-type="float" office:value="0.126543442687303" calcext:value-type="float">
            <text:p>0.1265434427</text:p>
          </table:table-cell>
          <table:table-cell office:value-type="float" office:value="0.57445" calcext:value-type="float">
            <text:p>0.57445</text:p>
          </table:table-cell>
          <table:table-cell office:value-type="float" office:value="0.458897577722678" calcext:value-type="float">
            <text:p>0.4588975777</text:p>
          </table:table-cell>
          <table:table-cell office:value-type="string" calcext:value-type="string">
            <text:p>beautiful</text:p>
          </table:table-cell>
          <table:table-cell office:value-type="float" office:value="0.107289345343933" calcext:value-type="float">
            <text:p>0.1072893453</text:p>
          </table:table-cell>
          <table:table-cell office:value-type="float" office:value="0.6531" calcext:value-type="float">
            <text:p>0.6531</text:p>
          </table:table-cell>
          <table:table-cell office:value-type="float" office:value="0.212843203993646" calcext:value-type="float">
            <text:p>0.212843204</text:p>
          </table:table-cell>
          <table:table-cell office:value-type="string" calcext:value-type="string">
            <text:p>especially</text:p>
          </table:table-cell>
          <table:table-cell office:value-type="float" office:value="0.105994785187157" calcext:value-type="float">
            <text:p>0.1059947852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237726098191214" calcext:value-type="float">
            <text:p>0.2377260982</text:p>
          </table:table-cell>
          <table:table-cell office:value-type="string" calcext:value-type="string">
            <text:p>itself</text:p>
          </table:table-cell>
          <table:table-cell office:value-type="float" office:value="-0.0443663151225123" calcext:value-type="float">
            <text:p>-0.0443663151</text:p>
          </table:table-cell>
          <table:table-cell office:value-type="float" office:value="-0.0734999999999999" calcext:value-type="float">
            <text:p>-0.0735</text:p>
          </table:table-cell>
          <table:table-cell office:value-type="float" office:value="-0.037860731573161" calcext:value-type="float">
            <text:p>-0.0378607316</text:p>
          </table:table-cell>
          <table:table-cell office:value-type="string" calcext:value-type="string">
            <text:p>original</text:p>
          </table:table-cell>
          <table:table-cell office:value-type="float" office:value="-0.0423712969246893" calcext:value-type="float">
            <text:p>-0.0423712969</text:p>
          </table:table-cell>
          <table:table-cell office:value-type="float" office:value="-0.0528" calcext:value-type="float">
            <text:p>-0.0528</text:p>
          </table:table-cell>
          <table:table-cell office:value-type="float" office:value="-0.032603288696927" calcext:value-type="float">
            <text:p>-0.0326032887</text:p>
          </table:table-cell>
        </table:table-row>
        <table:table-row table:style-name="ro1">
          <table:table-cell office:value-type="string" calcext:value-type="string">
            <text:p>second</text:p>
          </table:table-cell>
          <table:table-cell office:value-type="float" office:value="0.0525859129943846" calcext:value-type="float">
            <text:p>0.052585913</text:p>
          </table:table-cell>
          <table:table-cell office:value-type="float" office:value="0.60125" calcext:value-type="float">
            <text:p>0.60125</text:p>
          </table:table-cell>
          <table:table-cell office:value-type="float" office:value="0.162905426682062" calcext:value-type="float">
            <text:p>0.1629054267</text:p>
          </table:table-cell>
          <table:table-cell office:value-type="string" calcext:value-type="string">
            <text:p>help</text:p>
          </table:table-cell>
          <table:table-cell office:value-type="float" office:value="0.107199860611078" calcext:value-type="float">
            <text:p>0.1071998606</text:p>
          </table:table-cell>
          <table:table-cell office:value-type="float" office:value="0.6655" calcext:value-type="float">
            <text:p>0.6655</text:p>
          </table:table-cell>
          <table:table-cell office:value-type="float" office:value="0.204329210275928" calcext:value-type="float">
            <text:p>0.2043292103</text:p>
          </table:table-cell>
          <table:table-cell office:value-type="string" calcext:value-type="string">
            <text:p>against</text:p>
          </table:table-cell>
          <table:table-cell office:value-type="float" office:value="0.105739482621057" calcext:value-type="float">
            <text:p>0.1057394826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183276360767815" calcext:value-type="float">
            <text:p>0.1832763608</text:p>
          </table:table-cell>
          <table:table-cell office:value-type="string" calcext:value-type="string">
            <text:p>wasn't</text:p>
          </table:table-cell>
          <table:table-cell office:value-type="float" office:value="-0.044319403715827" calcext:value-type="float">
            <text:p>-0.0443194037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-0.038774946578812" calcext:value-type="float">
            <text:p>-0.0387749466</text:p>
          </table:table-cell>
          <table:table-cell office:value-type="string" calcext:value-type="string">
            <text:p>getting</text:p>
          </table:table-cell>
          <table:table-cell office:value-type="float" office:value="-0.0422825097318229" calcext:value-type="float">
            <text:p>-0.0422825097</text:p>
          </table:table-cell>
          <table:table-cell office:value-type="float" office:value="-0.0358000000000001" calcext:value-type="float">
            <text:p>-0.0358</text:p>
          </table:table-cell>
          <table:table-cell office:value-type="float" office:value="-0.037219926311179" calcext:value-type="float">
            <text:p>-0.0372199263</text:p>
          </table:table-cell>
        </table:table-row>
        <table:table-row table:style-name="ro1">
          <table:table-cell office:value-type="string" calcext:value-type="string">
            <text:p>season</text:p>
          </table:table-cell>
          <table:table-cell office:value-type="float" office:value="0.0276649253098537" calcext:value-type="float">
            <text:p>0.0276649253</text:p>
          </table:table-cell>
          <table:table-cell office:value-type="float" office:value="0.63765" calcext:value-type="float">
            <text:p>0.63765</text:p>
          </table:table-cell>
          <table:table-cell office:value-type="float" office:value="0.0604174769869052" calcext:value-type="float">
            <text:p>0.060417477</text:p>
          </table:table-cell>
          <table:table-cell office:value-type="string" calcext:value-type="string">
            <text:p>said</text:p>
          </table:table-cell>
          <table:table-cell office:value-type="float" office:value="0.107039507280915" calcext:value-type="float">
            <text:p>0.1070395073</text:p>
          </table:table-cell>
          <table:table-cell office:value-type="float" office:value="0.63935" calcext:value-type="float">
            <text:p>0.63935</text:p>
          </table:table-cell>
          <table:table-cell office:value-type="float" office:value="0.222318059299191" calcext:value-type="float">
            <text:p>0.2223180593</text:p>
          </table:table-cell>
          <table:table-cell office:value-type="string" calcext:value-type="string">
            <text:p>left</text:p>
          </table:table-cell>
          <table:table-cell office:value-type="float" office:value="0.105674529641879" calcext:value-type="float">
            <text:p>0.1056745296</text:p>
          </table:table-cell>
          <table:table-cell office:value-type="float" office:value="0.65685" calcext:value-type="float">
            <text:p>0.65685</text:p>
          </table:table-cell>
          <table:table-cell office:value-type="float" office:value="0.214669870694587" calcext:value-type="float">
            <text:p>0.2146698707</text:p>
          </table:table-cell>
          <table:table-cell office:value-type="string" calcext:value-type="string">
            <text:p>watch</text:p>
          </table:table-cell>
          <table:table-cell office:value-type="float" office:value="-0.0442507459758336" calcext:value-type="float">
            <text:p>-0.044250746</text:p>
          </table:table-cell>
          <table:table-cell office:value-type="float" office:value="-0.00970000000000004" calcext:value-type="float">
            <text:p>-0.0097</text:p>
          </table:table-cell>
          <table:table-cell office:value-type="float" office:value="-0.035553047266116" calcext:value-type="float">
            <text:p>-0.0355530473</text:p>
          </table:table-cell>
          <table:table-cell office:value-type="string" calcext:value-type="string">
            <text:p>star</text:p>
          </table:table-cell>
          <table:table-cell office:value-type="float" office:value="-0.042236119393936" calcext:value-type="float">
            <text:p>-0.0422361194</text:p>
          </table:table-cell>
          <table:table-cell office:value-type="float" office:value="-0.03285" calcext:value-type="float">
            <text:p>-0.03285</text:p>
          </table:table-cell>
          <table:table-cell office:value-type="float" office:value="-0.036923855388967" calcext:value-type="float">
            <text:p>-0.0369238554</text:p>
          </table:table-cell>
        </table:table-row>
        <table:table-row table:style-name="ro1">
          <table:table-cell office:value-type="string" calcext:value-type="string">
            <text:p>script</text:p>
          </table:table-cell>
          <table:table-cell office:value-type="float" office:value="0.114507480921365" calcext:value-type="float">
            <text:p>0.1145074809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54761417161581" calcext:value-type="float">
            <text:p>0.2547614172</text:p>
          </table:table-cell>
          <table:table-cell office:value-type="string" calcext:value-type="string">
            <text:p>become</text:p>
          </table:table-cell>
          <table:table-cell office:value-type="float" office:value="0.106610416446493" calcext:value-type="float">
            <text:p>0.1066104164</text:p>
          </table:table-cell>
          <table:table-cell office:value-type="float" office:value="0.69035" calcext:value-type="float">
            <text:p>0.69035</text:p>
          </table:table-cell>
          <table:table-cell office:value-type="float" office:value="0.190563325055548" calcext:value-type="float">
            <text:p>0.1905633251</text:p>
          </table:table-cell>
          <table:table-cell office:value-type="string" calcext:value-type="string">
            <text:p>although</text:p>
          </table:table-cell>
          <table:table-cell office:value-type="float" office:value="0.105642999026619" calcext:value-type="float">
            <text:p>0.105642999</text:p>
          </table:table-cell>
          <table:table-cell office:value-type="float" office:value="0.63535" calcext:value-type="float">
            <text:p>0.63535</text:p>
          </table:table-cell>
          <table:table-cell office:value-type="float" office:value="0.235294117647059" calcext:value-type="float">
            <text:p>0.2352941176</text:p>
          </table:table-cell>
          <table:table-cell office:value-type="string" calcext:value-type="string">
            <text:p>acting</text:p>
          </table:table-cell>
          <table:table-cell office:value-type="float" office:value="-0.04414153605272" calcext:value-type="float">
            <text:p>-0.0441415361</text:p>
          </table:table-cell>
          <table:table-cell office:value-type="float" office:value="-0.00789999999999991" calcext:value-type="float">
            <text:p>-0.0079</text:p>
          </table:table-cell>
          <table:table-cell office:value-type="float" office:value="-0.03703231375548" calcext:value-type="float">
            <text:p>-0.0370323138</text:p>
          </table:table-cell>
          <table:table-cell office:value-type="string" calcext:value-type="string">
            <text:p>case</text:p>
          </table:table-cell>
          <table:table-cell office:value-type="float" office:value="-0.0420838823529608" calcext:value-type="float">
            <text:p>-0.0420838824</text:p>
          </table:table-cell>
          <table:table-cell office:value-type="float" office:value="-0.05125" calcext:value-type="float">
            <text:p>-0.05125</text:p>
          </table:table-cell>
          <table:table-cell office:value-type="float" office:value="-0.03705984169756" calcext:value-type="float">
            <text:p>-0.0370598417</text:p>
          </table:table-cell>
        </table:table-row>
        <table:table-row table:style-name="ro1">
          <table:table-cell office:value-type="string" calcext:value-type="string">
            <text:p>screenplay</text:p>
          </table:table-cell>
          <table:table-cell office:value-type="float" office:value="0.0353383730083449" calcext:value-type="float">
            <text:p>0.035338373</text:p>
          </table:table-cell>
          <table:table-cell office:value-type="float" office:value="0.66465" calcext:value-type="float">
            <text:p>0.66465</text:p>
          </table:table-cell>
          <table:table-cell office:value-type="float" office:value="0.0798463438057347" calcext:value-type="float">
            <text:p>0.0798463438</text:p>
          </table:table-cell>
          <table:table-cell office:value-type="string" calcext:value-type="string">
            <text:p>sense</text:p>
          </table:table-cell>
          <table:table-cell office:value-type="float" office:value="0.106301747212889" calcext:value-type="float">
            <text:p>0.1063017472</text:p>
          </table:table-cell>
          <table:table-cell office:value-type="float" office:value="0.65265" calcext:value-type="float">
            <text:p>0.65265</text:p>
          </table:table-cell>
          <table:table-cell office:value-type="float" office:value="0.221101020293755" calcext:value-type="float">
            <text:p>0.2211010203</text:p>
          </table:table-cell>
          <table:table-cell office:value-type="string" calcext:value-type="string">
            <text:p>plays</text:p>
          </table:table-cell>
          <table:table-cell office:value-type="float" office:value="0.105414374033089" calcext:value-type="float">
            <text:p>0.105414374</text:p>
          </table:table-cell>
          <table:table-cell office:value-type="float" office:value="0.62785" calcext:value-type="float">
            <text:p>0.62785</text:p>
          </table:table-cell>
          <table:table-cell office:value-type="float" office:value="0.217267851509097" calcext:value-type="float">
            <text:p>0.2172678515</text:p>
          </table:table-cell>
          <table:table-cell office:value-type="string" calcext:value-type="string">
            <text:p>action</text:p>
          </table:table-cell>
          <table:table-cell office:value-type="float" office:value="-0.0441177685361235" calcext:value-type="float">
            <text:p>-0.0441177685</text:p>
          </table:table-cell>
          <table:table-cell office:value-type="float" office:value="-0.0548000000000001" calcext:value-type="float">
            <text:p>-0.0548</text:p>
          </table:table-cell>
          <table:table-cell office:value-type="float" office:value="-0.034347065433553" calcext:value-type="float">
            <text:p>-0.0343470654</text:p>
          </table:table-cell>
          <table:table-cell office:value-type="string" calcext:value-type="string">
            <text:p>name</text:p>
          </table:table-cell>
          <table:table-cell office:value-type="float" office:value="-0.0419514689997052" calcext:value-type="float">
            <text:p>-0.041951469</text:p>
          </table:table-cell>
          <table:table-cell office:value-type="float" office:value="-0.0447500000000001" calcext:value-type="float">
            <text:p>-0.04475</text:p>
          </table:table-cell>
          <table:table-cell office:value-type="float" office:value="-0.036957163849211" calcext:value-type="float">
            <text:p>-0.0369571638</text:p>
          </table:table-cell>
        </table:table-row>
        <table:table-row table:style-name="ro1">
          <table:table-cell office:value-type="string" calcext:value-type="string">
            <text:p>screen</text:p>
          </table:table-cell>
          <table:table-cell office:value-type="float" office:value="0.0675106356667544" calcext:value-type="float">
            <text:p>0.0675106357</text:p>
          </table:table-cell>
          <table:table-cell office:value-type="float" office:value="0.6169" calcext:value-type="float">
            <text:p>0.6169</text:p>
          </table:table-cell>
          <table:table-cell office:value-type="float" office:value="0.195506089878202" calcext:value-type="float">
            <text:p>0.1955060899</text:p>
          </table:table-cell>
          <table:table-cell office:value-type="string" calcext:value-type="string">
            <text:p>everything</text:p>
          </table:table-cell>
          <table:table-cell office:value-type="float" office:value="0.106124482236758" calcext:value-type="float">
            <text:p>0.1061244822</text:p>
          </table:table-cell>
          <table:table-cell office:value-type="float" office:value="0.6605" calcext:value-type="float">
            <text:p>0.6605</text:p>
          </table:table-cell>
          <table:table-cell office:value-type="float" office:value="0.224708837634163" calcext:value-type="float">
            <text:p>0.2247088376</text:p>
          </table:table-cell>
          <table:table-cell office:value-type="string" calcext:value-type="string">
            <text:p>performances</text:p>
          </table:table-cell>
          <table:table-cell office:value-type="float" office:value="0.105331493562208" calcext:value-type="float">
            <text:p>0.1053314936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204628780934922" calcext:value-type="float">
            <text:p>0.2046287809</text:p>
          </table:table-cell>
          <table:table-cell office:value-type="string" calcext:value-type="string">
            <text:p>lost</text:p>
          </table:table-cell>
          <table:table-cell office:value-type="float" office:value="-0.0440676778189706" calcext:value-type="float">
            <text:p>-0.0440676778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38249112624916" calcext:value-type="float">
            <text:p>-0.0382491126</text:p>
          </table:table-cell>
          <table:table-cell office:value-type="string" calcext:value-type="string">
            <text:p>read</text:p>
          </table:table-cell>
          <table:table-cell office:value-type="float" office:value="-0.0418834265531565" calcext:value-type="float">
            <text:p>-0.0418834266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36861718373674" calcext:value-type="float">
            <text:p>-0.0368617184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0.0467928459590451" calcext:value-type="float">
            <text:p>0.046792846</text:p>
          </table:table-cell>
          <table:table-cell office:value-type="float" office:value="0.63705" calcext:value-type="float">
            <text:p>0.63705</text:p>
          </table:table-cell>
          <table:table-cell office:value-type="float" office:value="0.110307635739674" calcext:value-type="float">
            <text:p>0.1103076357</text:p>
          </table:table-cell>
          <table:table-cell office:value-type="string" calcext:value-type="string">
            <text:p>stupid</text:p>
          </table:table-cell>
          <table:table-cell office:value-type="float" office:value="0.105982686112741" calcext:value-type="float">
            <text:p>0.1059826861</text:p>
          </table:table-cell>
          <table:table-cell office:value-type="float" office:value="0.6516" calcext:value-type="float">
            <text:p>0.6516</text:p>
          </table:table-cell>
          <table:table-cell office:value-type="float" office:value="0.190896423594984" calcext:value-type="float">
            <text:p>0.1908964236</text:p>
          </table:table-cell>
          <table:table-cell office:value-type="string" calcext:value-type="string">
            <text:p>death</text:p>
          </table:table-cell>
          <table:table-cell office:value-type="float" office:value="0.104271447697931" calcext:value-type="float">
            <text:p>0.1042714477</text:p>
          </table:table-cell>
          <table:table-cell office:value-type="float" office:value="0.6767" calcext:value-type="float">
            <text:p>0.6767</text:p>
          </table:table-cell>
          <table:table-cell office:value-type="float" office:value="0.195971151454862" calcext:value-type="float">
            <text:p>0.1959711515</text:p>
          </table:table-cell>
          <table:table-cell office:value-type="string" calcext:value-type="string">
            <text:p>saw</text:p>
          </table:table-cell>
          <table:table-cell office:value-type="float" office:value="-0.0440109204176576" calcext:value-type="float">
            <text:p>-0.0440109204</text:p>
          </table:table-cell>
          <table:table-cell office:value-type="float" office:value="-0.0478999999999999" calcext:value-type="float">
            <text:p>-0.0479</text:p>
          </table:table-cell>
          <table:table-cell office:value-type="float" office:value="-0.033591452119465" calcext:value-type="float">
            <text:p>-0.0335914521</text:p>
          </table:table-cell>
          <table:table-cell office:value-type="string" calcext:value-type="string">
            <text:p>else</text:p>
          </table:table-cell>
          <table:table-cell office:value-type="float" office:value="-0.041810419851436" calcext:value-type="float">
            <text:p>-0.0418104199</text:p>
          </table:table-cell>
          <table:table-cell office:value-type="float" office:value="-0.02555" calcext:value-type="float">
            <text:p>-0.02555</text:p>
          </table:table-cell>
          <table:table-cell office:value-type="float" office:value="-0.036381570152961" calcext:value-type="float">
            <text:p>-0.0363815702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 office:value-type="float" office:value="0.0185298499172579" calcext:value-type="float">
            <text:p>0.0185298499</text:p>
          </table:table-cell>
          <table:table-cell office:value-type="float" office:value="0.60295" calcext:value-type="float">
            <text:p>0.60295</text:p>
          </table:table-cell>
          <table:table-cell office:value-type="float" office:value="0.0556546557260078" calcext:value-type="float">
            <text:p>0.0556546557</text:p>
          </table:table-cell>
          <table:table-cell office:value-type="string" calcext:value-type="string">
            <text:p>money</text:p>
          </table:table-cell>
          <table:table-cell office:value-type="float" office:value="0.105836170624244" calcext:value-type="float">
            <text:p>0.1058361706</text:p>
          </table:table-cell>
          <table:table-cell office:value-type="float" office:value="0.60885" calcext:value-type="float">
            <text:p>0.60885</text:p>
          </table:table-cell>
          <table:table-cell office:value-type="float" office:value="0.222906526273964" calcext:value-type="float">
            <text:p>0.2229065263</text:p>
          </table:table-cell>
          <table:table-cell office:value-type="string" calcext:value-type="string">
            <text:p>main</text:p>
          </table:table-cell>
          <table:table-cell office:value-type="float" office:value="0.103638400776982" calcext:value-type="float">
            <text:p>0.1036384008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218279569892473" calcext:value-type="float">
            <text:p>0.2182795699</text:p>
          </table:table-cell>
          <table:table-cell office:value-type="string" calcext:value-type="string">
            <text:p>actor</text:p>
          </table:table-cell>
          <table:table-cell office:value-type="float" office:value="-0.0439448112101319" calcext:value-type="float">
            <text:p>-0.0439448112</text:p>
          </table:table-cell>
          <table:table-cell office:value-type="float" office:value="-0.0458499999999999" calcext:value-type="float">
            <text:p>-0.04585</text:p>
          </table:table-cell>
          <table:table-cell office:value-type="float" office:value="-0.036515634129294" calcext:value-type="float">
            <text:p>-0.0365156341</text:p>
          </table:table-cell>
          <table:table-cell office:value-type="string" calcext:value-type="string">
            <text:p>son</text:p>
          </table:table-cell>
          <table:table-cell office:value-type="float" office:value="-0.0416609933714674" calcext:value-type="float">
            <text:p>-0.0416609934</text:p>
          </table:table-cell>
          <table:table-cell office:value-type="float" office:value="-0.0892000000000001" calcext:value-type="float">
            <text:p>-0.0892</text:p>
          </table:table-cell>
          <table:table-cell office:value-type="float" office:value="-0.0376857129761532" calcext:value-type="float">
            <text:p>-0.037685713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float" office:value="0.0391113977708731" calcext:value-type="float">
            <text:p>0.0391113978</text:p>
          </table:table-cell>
          <table:table-cell office:value-type="float" office:value="0.61495" calcext:value-type="float">
            <text:p>0.61495</text:p>
          </table:table-cell>
          <table:table-cell office:value-type="float" office:value="0.122992825418517" calcext:value-type="float">
            <text:p>0.1229928254</text:p>
          </table:table-cell>
          <table:table-cell office:value-type="string" calcext:value-type="string">
            <text:p>done</text:p>
          </table:table-cell>
          <table:table-cell office:value-type="float" office:value="0.105612029367138" calcext:value-type="float">
            <text:p>0.1056120294</text:p>
          </table:table-cell>
          <table:table-cell office:value-type="float" office:value="0.62405" calcext:value-type="float">
            <text:p>0.62405</text:p>
          </table:table-cell>
          <table:table-cell office:value-type="float" office:value="0.255470838696901" calcext:value-type="float">
            <text:p>0.2554708387</text:p>
          </table:table-cell>
          <table:table-cell office:value-type="float" office:value="1" calcext:value-type="float">
            <text:p>1</text:p>
          </table:table-cell>
          <table:table-cell office:value-type="float" office:value="0.10332021933079" calcext:value-type="float">
            <text:p>0.1033202193</text:p>
          </table:table-cell>
          <table:table-cell office:value-type="float" office:value="0.631" calcext:value-type="float">
            <text:p>0.631</text:p>
          </table:table-cell>
          <table:table-cell office:value-type="float" office:value="0.209850107066381" calcext:value-type="float">
            <text:p>0.2098501071</text:p>
          </table:table-cell>
          <table:table-cell office:value-type="string" calcext:value-type="string">
            <text:p>music</text:p>
          </table:table-cell>
          <table:table-cell office:value-type="float" office:value="-0.0439112259234581" calcext:value-type="float">
            <text:p>-0.0439112259</text:p>
          </table:table-cell>
          <table:table-cell office:value-type="float" office:value="-0.0643500000000001" calcext:value-type="float">
            <text:p>-0.06435</text:p>
          </table:table-cell>
          <table:table-cell office:value-type="float" office:value="-0.033816698345001" calcext:value-type="float">
            <text:p>-0.0338166983</text:p>
          </table:table-cell>
          <table:table-cell office:value-type="string" calcext:value-type="string">
            <text:p>sort</text:p>
          </table:table-cell>
          <table:table-cell office:value-type="float" office:value="-0.0416133892993499" calcext:value-type="float">
            <text:p>-0.0416133893</text:p>
          </table:table-cell>
          <table:table-cell office:value-type="float" office:value="-0.0406" calcext:value-type="float">
            <text:p>-0.0406</text:p>
          </table:table-cell>
          <table:table-cell office:value-type="float" office:value="-0.037024716731379" calcext:value-type="float">
            <text:p>-0.0370247167</text:p>
          </table:table-cell>
        </table:table-row>
        <table:table-row table:style-name="ro1">
          <table:table-cell office:value-type="string" calcext:value-type="string">
            <text:p>scenes</text:p>
          </table:table-cell>
          <table:table-cell office:value-type="float" office:value="0.0981228012788941" calcext:value-type="float">
            <text:p>0.0981228013</text:p>
          </table:table-cell>
          <table:table-cell office:value-type="float" office:value="0.608" calcext:value-type="float">
            <text:p>0.608</text:p>
          </table:table-cell>
          <table:table-cell office:value-type="float" office:value="0.302118568630942" calcext:value-type="float">
            <text:p>0.3021185686</text:p>
          </table:table-cell>
          <table:table-cell office:value-type="float" office:value="4" calcext:value-type="float">
            <text:p>4</text:p>
          </table:table-cell>
          <table:table-cell office:value-type="float" office:value="0.105533127081012" calcext:value-type="float">
            <text:p>0.1055331271</text:p>
          </table:table-cell>
          <table:table-cell office:value-type="float" office:value="0.71175" calcext:value-type="float">
            <text:p>0.71175</text:p>
          </table:table-cell>
          <table:table-cell office:value-type="float" office:value="0.177016416845111" calcext:value-type="float">
            <text:p>0.1770164168</text:p>
          </table:table-cell>
          <table:table-cell office:value-type="string" calcext:value-type="string">
            <text:p>wonderful</text:p>
          </table:table-cell>
          <table:table-cell office:value-type="float" office:value="0.103257896201257" calcext:value-type="float">
            <text:p>0.1032578962</text:p>
          </table:table-cell>
          <table:table-cell office:value-type="float" office:value="0.64145" calcext:value-type="float">
            <text:p>0.64145</text:p>
          </table:table-cell>
          <table:table-cell office:value-type="float" office:value="0.194722066254913" calcext:value-type="float">
            <text:p>0.1947220663</text:p>
          </table:table-cell>
          <table:table-cell office:value-type="float" office:value="3" calcext:value-type="float">
            <text:p>3</text:p>
          </table:table-cell>
          <table:table-cell office:value-type="float" office:value="-0.0438855277440718" calcext:value-type="float">
            <text:p>-0.0438855277</text:p>
          </table:table-cell>
          <table:table-cell office:value-type="float" office:value="-0.03345" calcext:value-type="float">
            <text:p>-0.03345</text:p>
          </table:table-cell>
          <table:table-cell office:value-type="float" office:value="-0.038124734659865" calcext:value-type="float">
            <text:p>-0.0381247347</text:p>
          </table:table-cell>
          <table:table-cell office:value-type="string" calcext:value-type="string">
            <text:p>style</text:p>
          </table:table-cell>
          <table:table-cell office:value-type="float" office:value="-0.0415729653833903" calcext:value-type="float">
            <text:p>-0.0415729654</text:p>
          </table:table-cell>
          <table:table-cell office:value-type="float" office:value="-0.0635" calcext:value-type="float">
            <text:p>-0.0635</text:p>
          </table:table-cell>
          <table:table-cell office:value-type="float" office:value="-0.035925750798276" calcext:value-type="float">
            <text:p>-0.0359257508</text:p>
          </table:table-cell>
        </table:table-row>
        <table:table-row table:style-name="ro1">
          <table:table-cell office:value-type="string" calcext:value-type="string">
            <text:p>scene</text:p>
          </table:table-cell>
          <table:table-cell office:value-type="float" office:value="0.111578197910679" calcext:value-type="float">
            <text:p>0.1115781979</text:p>
          </table:table-cell>
          <table:table-cell office:value-type="float" office:value="0.62965" calcext:value-type="float">
            <text:p>0.62965</text:p>
          </table:table-cell>
          <table:table-cell office:value-type="float" office:value="0.304572340625293" calcext:value-type="float">
            <text:p>0.3045723406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0.104929899393526" calcext:value-type="float">
            <text:p>0.1049298994</text:p>
          </table:table-cell>
          <table:table-cell office:value-type="float" office:value="0.63885" calcext:value-type="float">
            <text:p>0.63885</text:p>
          </table:table-cell>
          <table:table-cell office:value-type="float" office:value="0.221743346622131" calcext:value-type="float">
            <text:p>0.2217433466</text:p>
          </table:table-cell>
          <table:table-cell office:value-type="string" calcext:value-type="string">
            <text:p>mind</text:p>
          </table:table-cell>
          <table:table-cell office:value-type="float" office:value="0.103001072572202" calcext:value-type="float">
            <text:p>0.1030010726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209108249880782" calcext:value-type="float">
            <text:p>0.2091082499</text:p>
          </table:table-cell>
          <table:table-cell office:value-type="string" calcext:value-type="string">
            <text:p>finds</text:p>
          </table:table-cell>
          <table:table-cell office:value-type="float" office:value="-0.0438682749927301" calcext:value-type="float">
            <text:p>-0.043868275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4036177264806" calcext:value-type="float">
            <text:p>-0.0403617726</text:p>
          </table:table-cell>
          <table:table-cell office:value-type="string" calcext:value-type="string">
            <text:p>plays</text:p>
          </table:table-cell>
          <table:table-cell office:value-type="float" office:value="-0.0415526409016021" calcext:value-type="float">
            <text:p>-0.0415526409</text:p>
          </table:table-cell>
          <table:table-cell office:value-type="float" office:value="-0.0192" calcext:value-type="float">
            <text:p>-0.0192</text:p>
          </table:table-cell>
          <table:table-cell office:value-type="float" office:value="-0.036248703240812" calcext:value-type="float">
            <text:p>-0.0362487032</text:p>
          </table:table-cell>
        </table:table-row>
        <table:table-row table:style-name="ro1">
          <table:table-cell office:value-type="string" calcext:value-type="string">
            <text:p>scary</text:p>
          </table:table-cell>
          <table:table-cell office:value-type="float" office:value="0.0290234603142442" calcext:value-type="float">
            <text:p>0.0290234603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0826866470430827" calcext:value-type="float">
            <text:p>0.082686647</text:p>
          </table:table-cell>
          <table:table-cell office:value-type="string" calcext:value-type="string">
            <text:p>left</text:p>
          </table:table-cell>
          <table:table-cell office:value-type="float" office:value="0.104859202244706" calcext:value-type="float">
            <text:p>0.1048592022</text:p>
          </table:table-cell>
          <table:table-cell office:value-type="float" office:value="0.6552" calcext:value-type="float">
            <text:p>0.6552</text:p>
          </table:table-cell>
          <table:table-cell office:value-type="float" office:value="0.214041486209255" calcext:value-type="float">
            <text:p>0.2140414862</text:p>
          </table:table-cell>
          <table:table-cell office:value-type="string" calcext:value-type="string">
            <text:p>perhaps</text:p>
          </table:table-cell>
          <table:table-cell office:value-type="float" office:value="0.102732066720211" calcext:value-type="float">
            <text:p>0.1027320667</text:p>
          </table:table-cell>
          <table:table-cell office:value-type="float" office:value="0.67965" calcext:value-type="float">
            <text:p>0.67965</text:p>
          </table:table-cell>
          <table:table-cell office:value-type="float" office:value="0.190933198636191" calcext:value-type="float">
            <text:p>0.1909331986</text:p>
          </table:table-cell>
          <table:table-cell office:value-type="string" calcext:value-type="string">
            <text:p>play</text:p>
          </table:table-cell>
          <table:table-cell office:value-type="float" office:value="-0.0437438401015008" calcext:value-type="float">
            <text:p>-0.0437438401</text:p>
          </table:table-cell>
          <table:table-cell office:value-type="float" office:value="-0.0613" calcext:value-type="float">
            <text:p>-0.0613</text:p>
          </table:table-cell>
          <table:table-cell office:value-type="float" office:value="-0.036409940029333" calcext:value-type="float">
            <text:p>-0.03640994</text:p>
          </table:table-cell>
          <table:table-cell office:value-type="string" calcext:value-type="string">
            <text:p>finds</text:p>
          </table:table-cell>
          <table:table-cell office:value-type="float" office:value="-0.041264976334495" calcext:value-type="float">
            <text:p>-0.0412649763</text:p>
          </table:table-cell>
          <table:table-cell office:value-type="float" office:value="-0.05155" calcext:value-type="float">
            <text:p>-0.05155</text:p>
          </table:table-cell>
          <table:table-cell office:value-type="float" office:value="-0.038113546253564" calcext:value-type="float">
            <text:p>-0.0381135463</text:p>
          </table:table-cell>
        </table:table-row>
        <table:table-row table:style-name="ro1">
          <table:table-cell office:value-type="string" calcext:value-type="string">
            <text:p>says</text:p>
          </table:table-cell>
          <table:table-cell office:value-type="float" office:value="0.0335002183422841" calcext:value-type="float">
            <text:p>0.0335002183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10008916629514" calcext:value-type="float">
            <text:p>0.1000891663</text:p>
          </table:table-cell>
          <table:table-cell office:value-type="string" calcext:value-type="string">
            <text:p>wife</text:p>
          </table:table-cell>
          <table:table-cell office:value-type="float" office:value="0.10478204440561" calcext:value-type="float">
            <text:p>0.1047820444</text:p>
          </table:table-cell>
          <table:table-cell office:value-type="float" office:value="0.67375" calcext:value-type="float">
            <text:p>0.67375</text:p>
          </table:table-cell>
          <table:table-cell office:value-type="float" office:value="0.198698268451431" calcext:value-type="float">
            <text:p>0.1986982685</text:p>
          </table:table-cell>
          <table:table-cell office:value-type="string" calcext:value-type="string">
            <text:p>along</text:p>
          </table:table-cell>
          <table:table-cell office:value-type="float" office:value="0.102308947048808" calcext:value-type="float">
            <text:p>0.102308947</text:p>
          </table:table-cell>
          <table:table-cell office:value-type="float" office:value="0.6657" calcext:value-type="float">
            <text:p>0.6657</text:p>
          </table:table-cell>
          <table:table-cell office:value-type="float" office:value="0.200812813770021" calcext:value-type="float">
            <text:p>0.2008128138</text:p>
          </table:table-cell>
          <table:table-cell office:value-type="string" calcext:value-type="string">
            <text:p>film's</text:p>
          </table:table-cell>
          <table:table-cell office:value-type="float" office:value="-0.0437250843131157" calcext:value-type="float">
            <text:p>-0.0437250843</text:p>
          </table:table-cell>
          <table:table-cell office:value-type="float" office:value="-0.0648500000000001" calcext:value-type="float">
            <text:p>-0.06485</text:p>
          </table:table-cell>
          <table:table-cell office:value-type="float" office:value="-0.040105505298875" calcext:value-type="float">
            <text:p>-0.0401055053</text:p>
          </table:table-cell>
          <table:table-cell office:value-type="string" calcext:value-type="string">
            <text:p>rest</text:p>
          </table:table-cell>
          <table:table-cell office:value-type="float" office:value="-0.0412371194457266" calcext:value-type="float">
            <text:p>-0.0412371194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-0.035507238922381" calcext:value-type="float">
            <text:p>-0.0355072389</text:p>
          </table:table-cell>
        </table:table-row>
        <table:table-row table:style-name="ro1">
          <table:table-cell office:value-type="string" calcext:value-type="string">
            <text:p>saying</text:p>
          </table:table-cell>
          <table:table-cell office:value-type="float" office:value="0.0417744429351289" calcext:value-type="float">
            <text:p>0.0417744429</text:p>
          </table:table-cell>
          <table:table-cell office:value-type="float" office:value="0.62735" calcext:value-type="float">
            <text:p>0.62735</text:p>
          </table:table-cell>
          <table:table-cell office:value-type="float" office:value="0.102156366702807" calcext:value-type="float">
            <text:p>0.1021563667</text:p>
          </table:table-cell>
          <table:table-cell office:value-type="string" calcext:value-type="string">
            <text:p>action</text:p>
          </table:table-cell>
          <table:table-cell office:value-type="float" office:value="0.10451266523648" calcext:value-type="float">
            <text:p>0.1045126652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236762806715454" calcext:value-type="float">
            <text:p>0.2367628067</text:p>
          </table:table-cell>
          <table:table-cell office:value-type="string" calcext:value-type="string">
            <text:p>help</text:p>
          </table:table-cell>
          <table:table-cell office:value-type="float" office:value="0.102040665802883" calcext:value-type="float">
            <text:p>0.1020406658</text:p>
          </table:table-cell>
          <table:table-cell office:value-type="float" office:value="0.66885" calcext:value-type="float">
            <text:p>0.66885</text:p>
          </table:table-cell>
          <table:table-cell office:value-type="float" office:value="0.199443974374471" calcext:value-type="float">
            <text:p>0.1994439744</text:p>
          </table:table-cell>
          <table:table-cell office:value-type="string" calcext:value-type="string">
            <text:p>original</text:p>
          </table:table-cell>
          <table:table-cell office:value-type="float" office:value="-0.0436988676997666" calcext:value-type="float">
            <text:p>-0.0436988677</text:p>
          </table:table-cell>
          <table:table-cell office:value-type="float" office:value="-0.04365" calcext:value-type="float">
            <text:p>-0.04365</text:p>
          </table:table-cell>
          <table:table-cell office:value-type="float" office:value="-0.034724343625922" calcext:value-type="float">
            <text:p>-0.0347243436</text:p>
          </table:table-cell>
          <table:table-cell office:value-type="string" calcext:value-type="string">
            <text:p>next</text:p>
          </table:table-cell>
          <table:table-cell office:value-type="float" office:value="-0.0411987899256664" calcext:value-type="float">
            <text:p>-0.0411987899</text:p>
          </table:table-cell>
          <table:table-cell office:value-type="float" office:value="-0.04535" calcext:value-type="float">
            <text:p>-0.04535</text:p>
          </table:table-cell>
          <table:table-cell office:value-type="float" office:value="-0.03573977568823" calcext:value-type="float">
            <text:p>-0.0357397757</text:p>
          </table:table-cell>
        </table:table-row>
        <table:table-row table:style-name="ro1">
          <table:table-cell office:value-type="string" calcext:value-type="string">
            <text:p>say</text:p>
          </table:table-cell>
          <table:table-cell office:value-type="float" office:value="0.0955475789771158" calcext:value-type="float">
            <text:p>0.095547579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310010764262648" calcext:value-type="float">
            <text:p>0.3100107643</text:p>
          </table:table-cell>
          <table:table-cell office:value-type="string" calcext:value-type="string">
            <text:p>looking</text:p>
          </table:table-cell>
          <table:table-cell office:value-type="float" office:value="0.103858529670231" calcext:value-type="float">
            <text:p>0.1038585297</text:p>
          </table:table-cell>
          <table:table-cell office:value-type="float" office:value="0.644" calcext:value-type="float">
            <text:p>0.644</text:p>
          </table:table-cell>
          <table:table-cell office:value-type="float" office:value="0.23110151187905" calcext:value-type="float">
            <text:p>0.2311015119</text:p>
          </table:table-cell>
          <table:table-cell office:value-type="string" calcext:value-type="string">
            <text:p>use</text:p>
          </table:table-cell>
          <table:table-cell office:value-type="float" office:value="0.100778430612306" calcext:value-type="float">
            <text:p>0.1007784306</text:p>
          </table:table-cell>
          <table:table-cell office:value-type="float" office:value="0.66835" calcext:value-type="float">
            <text:p>0.66835</text:p>
          </table:table-cell>
          <table:table-cell office:value-type="float" office:value="0.195512431776834" calcext:value-type="float">
            <text:p>0.1955124318</text:p>
          </table:table-cell>
          <table:table-cell office:value-type="string" calcext:value-type="string">
            <text:p>father</text:p>
          </table:table-cell>
          <table:table-cell office:value-type="float" office:value="-0.0435338298869584" calcext:value-type="float">
            <text:p>-0.0435338299</text:p>
          </table:table-cell>
          <table:table-cell office:value-type="float" office:value="-0.0659500000000001" calcext:value-type="float">
            <text:p>-0.06595</text:p>
          </table:table-cell>
          <table:table-cell office:value-type="float" office:value="-0.03780225164998" calcext:value-type="float">
            <text:p>-0.0378022516</text:p>
          </table:table-cell>
          <table:table-cell office:value-type="string" calcext:value-type="string">
            <text:p>itself</text:p>
          </table:table-cell>
          <table:table-cell office:value-type="float" office:value="-0.0411801847250578" calcext:value-type="float">
            <text:p>-0.0411801847</text:p>
          </table:table-cell>
          <table:table-cell office:value-type="float" office:value="-0.0671499999999999" calcext:value-type="float">
            <text:p>-0.06715</text:p>
          </table:table-cell>
          <table:table-cell office:value-type="float" office:value="-0.035215356834763" calcext:value-type="float">
            <text:p>-0.0352153568</text:p>
          </table:table-cell>
        </table:table-row>
        <table:table-row table:style-name="ro1">
          <table:table-cell office:value-type="string" calcext:value-type="string">
            <text:p>saw</text:p>
          </table:table-cell>
          <table:table-cell office:value-type="float" office:value="0.047241101321188" calcext:value-type="float">
            <text:p>0.0472411013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216592236344899" calcext:value-type="float">
            <text:p>0.2165922363</text:p>
          </table:table-cell>
          <table:table-cell office:value-type="string" calcext:value-type="string">
            <text:p>along</text:p>
          </table:table-cell>
          <table:table-cell office:value-type="float" office:value="0.103804267098235" calcext:value-type="float">
            <text:p>0.1038042671</text:p>
          </table:table-cell>
          <table:table-cell office:value-type="float" office:value="0.66575" calcext:value-type="float">
            <text:p>0.66575</text:p>
          </table:table-cell>
          <table:table-cell office:value-type="float" office:value="0.202172096908939" calcext:value-type="float">
            <text:p>0.2021720969</text:p>
          </table:table-cell>
          <table:table-cell office:value-type="string" calcext:value-type="string">
            <text:p>dead</text:p>
          </table:table-cell>
          <table:table-cell office:value-type="float" office:value="0.100766332736368" calcext:value-type="float">
            <text:p>0.1007663327</text:p>
          </table:table-cell>
          <table:table-cell office:value-type="float" office:value="0.67935" calcext:value-type="float">
            <text:p>0.67935</text:p>
          </table:table-cell>
          <table:table-cell office:value-type="float" office:value="0.18894650309852" calcext:value-type="float">
            <text:p>0.1889465031</text:p>
          </table:table-cell>
          <table:table-cell office:value-type="string" calcext:value-type="string">
            <text:p>guy</text:p>
          </table:table-cell>
          <table:table-cell office:value-type="float" office:value="-0.043179331730464" calcext:value-type="float">
            <text:p>-0.0431793317</text:p>
          </table:table-cell>
          <table:table-cell office:value-type="float" office:value="-0.0178999999999999" calcext:value-type="float">
            <text:p>-0.0179</text:p>
          </table:table-cell>
          <table:table-cell office:value-type="float" office:value="-0.037035816808113" calcext:value-type="float">
            <text:p>-0.0370358168</text:p>
          </table:table-cell>
          <table:table-cell office:value-type="string" calcext:value-type="string">
            <text:p>interesting</text:p>
          </table:table-cell>
          <table:table-cell office:value-type="float" office:value="-0.0409959591691926" calcext:value-type="float">
            <text:p>-0.0409959592</text:p>
          </table:table-cell>
          <table:table-cell office:value-type="float" office:value="-0.0500499999999999" calcext:value-type="float">
            <text:p>-0.05005</text:p>
          </table:table-cell>
          <table:table-cell office:value-type="float" office:value="-0.030832521134308" calcext:value-type="float">
            <text:p>-0.0308325211</text:p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office:value-type="float" office:value="0.0641811299394401" calcext:value-type="float">
            <text:p>0.0641811299</text:p>
          </table:table-cell>
          <table:table-cell office:value-type="float" office:value="0.655" calcext:value-type="float">
            <text:p>0.655</text:p>
          </table:table-cell>
          <table:table-cell office:value-type="float" office:value="0.127024291497976" calcext:value-type="float">
            <text:p>0.1270242915</text:p>
          </table:table-cell>
          <table:table-cell office:value-type="string" calcext:value-type="string">
            <text:p>either</text:p>
          </table:table-cell>
          <table:table-cell office:value-type="float" office:value="0.103449754919046" calcext:value-type="float">
            <text:p>0.1034497549</text:p>
          </table:table-cell>
          <table:table-cell office:value-type="float" office:value="0.65595" calcext:value-type="float">
            <text:p>0.65595</text:p>
          </table:table-cell>
          <table:table-cell office:value-type="float" office:value="0.204416695571742" calcext:value-type="float">
            <text:p>0.2044166956</text:p>
          </table:table-cell>
          <table:table-cell office:value-type="string" calcext:value-type="string">
            <text:p>father</text:p>
          </table:table-cell>
          <table:table-cell office:value-type="float" office:value="0.10054838379877" calcext:value-type="float">
            <text:p>0.1005483838</text:p>
          </table:table-cell>
          <table:table-cell office:value-type="float" office:value="0.65355" calcext:value-type="float">
            <text:p>0.65355</text:p>
          </table:table-cell>
          <table:table-cell office:value-type="float" office:value="0.184535718488878" calcext:value-type="float">
            <text:p>0.1845357185</text:p>
          </table:table-cell>
          <table:table-cell office:value-type="string" calcext:value-type="string">
            <text:p>self</text:p>
          </table:table-cell>
          <table:table-cell office:value-type="float" office:value="-0.0431206359016449" calcext:value-type="float">
            <text:p>-0.0431206359</text:p>
          </table:table-cell>
          <table:table-cell office:value-type="float" office:value="-0.0937" calcext:value-type="float">
            <text:p>-0.0937</text:p>
          </table:table-cell>
          <table:table-cell office:value-type="float" office:value="-0.038347261524868" calcext:value-type="float">
            <text:p>-0.0383472615</text:p>
          </table:table-cell>
          <table:table-cell office:value-type="string" calcext:value-type="string">
            <text:p>full</text:p>
          </table:table-cell>
          <table:table-cell office:value-type="float" office:value="-0.0409310956486721" calcext:value-type="float">
            <text:p>-0.0409310956</text:p>
          </table:table-cell>
          <table:table-cell office:value-type="float" office:value="-0.0688000000000001" calcext:value-type="float">
            <text:p>-0.0688</text:p>
          </table:table-cell>
          <table:table-cell office:value-type="float" office:value="-0.034085053257896" calcext:value-type="float">
            <text:p>-0.0340850533</text:p>
          </table:table-cell>
        </table:table-row>
        <table:table-row table:style-name="ro1">
          <table:table-cell office:value-type="string" calcext:value-type="string">
            <text:p>same</text:p>
          </table:table-cell>
          <table:table-cell office:value-type="float" office:value="0.0784781056510413" calcext:value-type="float">
            <text:p>0.0784781057</text:p>
          </table:table-cell>
          <table:table-cell office:value-type="float" office:value="0.58355" calcext:value-type="float">
            <text:p>0.58355</text:p>
          </table:table-cell>
          <table:table-cell office:value-type="float" office:value="0.26519629466255" calcext:value-type="float">
            <text:p>0.2651962947</text:p>
          </table:table-cell>
          <table:table-cell office:value-type="string" calcext:value-type="string">
            <text:p>else</text:p>
          </table:table-cell>
          <table:table-cell office:value-type="float" office:value="0.102986319288557" calcext:value-type="float">
            <text:p>0.1029863193</text:p>
          </table:table-cell>
          <table:table-cell office:value-type="float" office:value="0.65095" calcext:value-type="float">
            <text:p>0.65095</text:p>
          </table:table-cell>
          <table:table-cell office:value-type="float" office:value="0.208951841359773" calcext:value-type="float">
            <text:p>0.2089518414</text:p>
          </table:table-cell>
          <table:table-cell office:value-type="string" calcext:value-type="string">
            <text:p>shot</text:p>
          </table:table-cell>
          <table:table-cell office:value-type="float" office:value="0.100505535754408" calcext:value-type="float">
            <text:p>0.1005055358</text:p>
          </table:table-cell>
          <table:table-cell office:value-type="float" office:value="0.65135" calcext:value-type="float">
            <text:p>0.65135</text:p>
          </table:table-cell>
          <table:table-cell office:value-type="float" office:value="0.203904555314534" calcext:value-type="float">
            <text:p>0.2039045553</text:p>
          </table:table-cell>
          <table:table-cell office:value-type="string" calcext:value-type="string">
            <text:p>main</text:p>
          </table:table-cell>
          <table:table-cell office:value-type="float" office:value="-0.0430932022178487" calcext:value-type="float">
            <text:p>-0.0430932022</text:p>
          </table:table-cell>
          <table:table-cell office:value-type="float" office:value="-0.0234" calcext:value-type="float">
            <text:p>-0.0234</text:p>
          </table:table-cell>
          <table:table-cell office:value-type="float" office:value="-0.037206322436224" calcext:value-type="float">
            <text:p>-0.0372063224</text:p>
          </table:table-cell>
          <table:table-cell office:value-type="string" calcext:value-type="string">
            <text:p>plot</text:p>
          </table:table-cell>
          <table:table-cell office:value-type="float" office:value="-0.040807212642659" calcext:value-type="float">
            <text:p>-0.0408072126</text:p>
          </table:table-cell>
          <table:table-cell office:value-type="float" office:value="-0.00814999999999999" calcext:value-type="float">
            <text:p>-0.00815</text:p>
          </table:table-cell>
          <table:table-cell office:value-type="float" office:value="-0.03312904478767" calcext:value-type="float">
            <text:p>-0.0331290448</text:p>
          </table:table-cell>
        </table:table-row>
        <table:table-row table:style-name="ro1">
          <table:table-cell office:value-type="string" calcext:value-type="string">
            <text:p>said</text:p>
          </table:table-cell>
          <table:table-cell office:value-type="float" office:value="0.0514622981523353" calcext:value-type="float">
            <text:p>0.0514622982</text:p>
          </table:table-cell>
          <table:table-cell office:value-type="float" office:value="0.6151" calcext:value-type="float">
            <text:p>0.6151</text:p>
          </table:table-cell>
          <table:table-cell office:value-type="float" office:value="0.174034334763949" calcext:value-type="float">
            <text:p>0.1740343348</text:p>
          </table:table-cell>
          <table:table-cell office:value-type="string" calcext:value-type="string">
            <text:p>becomes</text:p>
          </table:table-cell>
          <table:table-cell office:value-type="float" office:value="0.102887745953853" calcext:value-type="float">
            <text:p>0.102887746</text:p>
          </table:table-cell>
          <table:table-cell office:value-type="float" office:value="0.6958" calcext:value-type="float">
            <text:p>0.6958</text:p>
          </table:table-cell>
          <table:table-cell office:value-type="float" office:value="0.177837837837838" calcext:value-type="float">
            <text:p>0.1778378378</text:p>
          </table:table-cell>
          <table:table-cell office:value-type="string" calcext:value-type="string">
            <text:p>simply</text:p>
          </table:table-cell>
          <table:table-cell office:value-type="float" office:value="0.100339362576679" calcext:value-type="float">
            <text:p>0.1003393626</text:p>
          </table:table-cell>
          <table:table-cell office:value-type="float" office:value="0.66" calcext:value-type="float">
            <text:p>0.66</text:p>
          </table:table-cell>
          <table:table-cell office:value-type="float" office:value="0.202439596528266" calcext:value-type="float">
            <text:p>0.2024395965</text:p>
          </table:table-cell>
          <table:table-cell office:value-type="string" calcext:value-type="string">
            <text:p>case</text:p>
          </table:table-cell>
          <table:table-cell office:value-type="float" office:value="-0.0429947983754198" calcext:value-type="float">
            <text:p>-0.0429947984</text:p>
          </table:table-cell>
          <table:table-cell office:value-type="float" office:value="-0.04725" calcext:value-type="float">
            <text:p>-0.04725</text:p>
          </table:table-cell>
          <table:table-cell office:value-type="float" office:value="-0.038050829864649" calcext:value-type="float">
            <text:p>-0.0380508299</text:p>
          </table:table-cell>
          <table:table-cell office:value-type="string" calcext:value-type="string">
            <text:p>self</text:p>
          </table:table-cell>
          <table:table-cell office:value-type="float" office:value="-0.0407283024690594" calcext:value-type="float">
            <text:p>-0.0407283025</text:p>
          </table:table-cell>
          <table:table-cell office:value-type="float" office:value="-0.0757" calcext:value-type="float">
            <text:p>-0.0757</text:p>
          </table:table-cell>
          <table:table-cell office:value-type="float" office:value="-0.036560444131501" calcext:value-type="float">
            <text:p>-0.0365604441</text:p>
          </table:table-cell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0295773027489984" calcext:value-type="float">
            <text:p>0.0295773027</text:p>
          </table:table-cell>
          <table:table-cell office:value-type="float" office:value="0.6319" calcext:value-type="float">
            <text:p>0.6319</text:p>
          </table:table-cell>
          <table:table-cell office:value-type="float" office:value="0.0935730115735041" calcext:value-type="float">
            <text:p>0.0935730116</text:p>
          </table:table-cell>
          <table:table-cell office:value-type="string" calcext:value-type="string">
            <text:p>perhaps</text:p>
          </table:table-cell>
          <table:table-cell office:value-type="float" office:value="0.102739560746407" calcext:value-type="float">
            <text:p>0.1027395607</text:p>
          </table:table-cell>
          <table:table-cell office:value-type="float" office:value="0.67465" calcext:value-type="float">
            <text:p>0.67465</text:p>
          </table:table-cell>
          <table:table-cell office:value-type="float" office:value="0.191174642635177" calcext:value-type="float">
            <text:p>0.1911746426</text:p>
          </table:table-cell>
          <table:table-cell office:value-type="string" calcext:value-type="string">
            <text:p>money</text:p>
          </table:table-cell>
          <table:table-cell office:value-type="float" office:value="0.100317554374767" calcext:value-type="float">
            <text:p>0.1003175544</text:p>
          </table:table-cell>
          <table:table-cell office:value-type="float" office:value="0.5975" calcext:value-type="float">
            <text:p>0.5975</text:p>
          </table:table-cell>
          <table:table-cell office:value-type="float" office:value="0.218598330421277" calcext:value-type="float">
            <text:p>0.2185983304</text:p>
          </table:table-cell>
          <table:table-cell office:value-type="string" calcext:value-type="string">
            <text:p>black</text:p>
          </table:table-cell>
          <table:table-cell office:value-type="float" office:value="-0.0429509423379345" calcext:value-type="float">
            <text:p>-0.0429509423</text:p>
          </table:table-cell>
          <table:table-cell office:value-type="float" office:value="-0.05015" calcext:value-type="float">
            <text:p>-0.05015</text:p>
          </table:table-cell>
          <table:table-cell office:value-type="float" office:value="-0.037299836140425" calcext:value-type="float">
            <text:p>-0.0372998361</text:p>
          </table:table-cell>
          <table:table-cell office:value-type="string" calcext:value-type="string">
            <text:p>play</text:p>
          </table:table-cell>
          <table:table-cell office:value-type="float" office:value="-0.0403180930292575" calcext:value-type="float">
            <text:p>-0.040318093</text:p>
          </table:table-cell>
          <table:table-cell office:value-type="float" office:value="-0.0598500000000001" calcext:value-type="float">
            <text:p>-0.05985</text:p>
          </table:table-cell>
          <table:table-cell office:value-type="float" office:value="-0.033389290760872" calcext:value-type="float">
            <text:p>-0.0333892908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254308276337449" calcext:value-type="float">
            <text:p>0.0254308276</text:p>
          </table:table-cell>
          <table:table-cell office:value-type="float" office:value="0.5987" calcext:value-type="float">
            <text:p>0.5987</text:p>
          </table:table-cell>
          <table:table-cell office:value-type="float" office:value="0.0814831769283589" calcext:value-type="float">
            <text:p>0.0814831769</text:p>
          </table:table-cell>
          <table:table-cell office:value-type="string" calcext:value-type="string">
            <text:p>dead</text:p>
          </table:table-cell>
          <table:table-cell office:value-type="float" office:value="0.102687462145928" calcext:value-type="float">
            <text:p>0.1026874621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190845422711356" calcext:value-type="float">
            <text:p>0.1908454227</text:p>
          </table:table-cell>
          <table:table-cell office:value-type="string" calcext:value-type="string">
            <text:p>either</text:p>
          </table:table-cell>
          <table:table-cell office:value-type="float" office:value="0.0994323729723645" calcext:value-type="float">
            <text:p>0.099432373</text:p>
          </table:table-cell>
          <table:table-cell office:value-type="float" office:value="0.6507" calcext:value-type="float">
            <text:p>0.6507</text:p>
          </table:table-cell>
          <table:table-cell office:value-type="float" office:value="0.201052150045746" calcext:value-type="float">
            <text:p>0.20105215</text:p>
          </table:table-cell>
          <table:table-cell office:value-type="string" calcext:value-type="string">
            <text:p>she's</text:p>
          </table:table-cell>
          <table:table-cell office:value-type="float" office:value="-0.04292192488562" calcext:value-type="float">
            <text:p>-0.0429219249</text:p>
          </table:table-cell>
          <table:table-cell office:value-type="float" office:value="-0.0629" calcext:value-type="float">
            <text:p>-0.0629</text:p>
          </table:table-cell>
          <table:table-cell office:value-type="float" office:value="-0.03850163890804" calcext:value-type="float">
            <text:p>-0.0385016389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-0.040302480920685" calcext:value-type="float">
            <text:p>-0.0403024809</text:p>
          </table:table-cell>
          <table:table-cell office:value-type="float" office:value="-0.03465" calcext:value-type="float">
            <text:p>-0.03465</text:p>
          </table:table-cell>
          <table:table-cell office:value-type="float" office:value="-0.022922924067086" calcext:value-type="float">
            <text:p>-0.0229229241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float" office:value="0.0312704748887037" calcext:value-type="float">
            <text:p>0.0312704749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0928311057108141" calcext:value-type="float">
            <text:p>0.0928311057</text:p>
          </table:table-cell>
          <table:table-cell office:value-type="string" calcext:value-type="string">
            <text:p>main</text:p>
          </table:table-cell>
          <table:table-cell office:value-type="float" office:value="0.102028863198964" calcext:value-type="float">
            <text:p>0.1020288632</text:p>
          </table:table-cell>
          <table:table-cell office:value-type="float" office:value="0.63695" calcext:value-type="float">
            <text:p>0.63695</text:p>
          </table:table-cell>
          <table:table-cell office:value-type="float" office:value="0.216805091144429" calcext:value-type="float">
            <text:p>0.2168050911</text:p>
          </table:table-cell>
          <table:table-cell office:value-type="string" calcext:value-type="string">
            <text:p>becomes</text:p>
          </table:table-cell>
          <table:table-cell office:value-type="float" office:value="0.099377679372759" calcext:value-type="float">
            <text:p>0.0993776794</text:p>
          </table:table-cell>
          <table:table-cell office:value-type="float" office:value="0.6837" calcext:value-type="float">
            <text:p>0.6837</text:p>
          </table:table-cell>
          <table:table-cell office:value-type="float" office:value="0.175013041210224" calcext:value-type="float">
            <text:p>0.1750130412</text:p>
          </table:table-cell>
          <table:table-cell office:value-type="string" calcext:value-type="string">
            <text:p>use</text:p>
          </table:table-cell>
          <table:table-cell office:value-type="float" office:value="-0.0427114297245497" calcext:value-type="float">
            <text:p>-0.0427114297</text:p>
          </table:table-cell>
          <table:table-cell office:value-type="float" office:value="-0.0466000000000001" calcext:value-type="float">
            <text:p>-0.0466</text:p>
          </table:table-cell>
          <table:table-cell office:value-type="float" office:value="-0.036734870437418" calcext:value-type="float">
            <text:p>-0.0367348704</text:p>
          </table:table-cell>
          <table:table-cell office:value-type="string" calcext:value-type="string">
            <text:p>guy</text:p>
          </table:table-cell>
          <table:table-cell office:value-type="float" office:value="-0.040267745796928" calcext:value-type="float">
            <text:p>-0.0402677458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34904113097607" calcext:value-type="float">
            <text:p>-0.0349041131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0.0354367934280859" calcext:value-type="float">
            <text:p>0.0354367934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111753817677001" calcext:value-type="float">
            <text:p>0.1117538177</text:p>
          </table:table-cell>
          <table:table-cell office:value-type="string" calcext:value-type="string">
            <text:p>shot</text:p>
          </table:table-cell>
          <table:table-cell office:value-type="float" office:value="0.101930009680959" calcext:value-type="float">
            <text:p>0.1019300097</text:p>
          </table:table-cell>
          <table:table-cell office:value-type="float" office:value="0.66835" calcext:value-type="float">
            <text:p>0.66835</text:p>
          </table:table-cell>
          <table:table-cell office:value-type="float" office:value="0.204199160167966" calcext:value-type="float">
            <text:p>0.2041991602</text:p>
          </table:table-cell>
          <table:table-cell office:value-type="string" calcext:value-type="string">
            <text:p>poorly</text:p>
          </table:table-cell>
          <table:table-cell office:value-type="float" office:value="0.0993527552303242" calcext:value-type="float">
            <text:p>0.0993527552</text:p>
          </table:table-cell>
          <table:table-cell office:value-type="float" office:value="0.7452" calcext:value-type="float">
            <text:p>0.7452</text:p>
          </table:table-cell>
          <table:table-cell office:value-type="float" office:value="0.140060749240635" calcext:value-type="float">
            <text:p>0.1400607492</text:p>
          </table:table-cell>
          <table:table-cell office:value-type="string" calcext:value-type="string">
            <text:p>works</text:p>
          </table:table-cell>
          <table:table-cell office:value-type="float" office:value="-0.0426093995401411" calcext:value-type="float">
            <text:p>-0.0426093995</text:p>
          </table:table-cell>
          <table:table-cell office:value-type="float" office:value="-0.0672" calcext:value-type="float">
            <text:p>-0.0672</text:p>
          </table:table-cell>
          <table:table-cell office:value-type="float" office:value="-0.037578438351947" calcext:value-type="float">
            <text:p>-0.0375784384</text:p>
          </table:table-cell>
          <table:table-cell office:value-type="string" calcext:value-type="string">
            <text:p>am</text:p>
          </table:table-cell>
          <table:table-cell office:value-type="float" office:value="-0.0402519765147962" calcext:value-type="float">
            <text:p>-0.0402519765</text:p>
          </table:table-cell>
          <table:table-cell office:value-type="float" office:value="-0.0226499999999999" calcext:value-type="float">
            <text:p>-0.02265</text:p>
          </table:table-cell>
          <table:table-cell office:value-type="float" office:value="-0.033846612572138" calcext:value-type="float">
            <text:p>-0.0338466126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0.0316852263412675" calcext:value-type="float">
            <text:p>0.0316852263</text:p>
          </table:table-cell>
          <table:table-cell office:value-type="float" office:value="0.60715" calcext:value-type="float">
            <text:p>0.60715</text:p>
          </table:table-cell>
          <table:table-cell office:value-type="float" office:value="0.0852252881592735" calcext:value-type="float">
            <text:p>0.0852252882</text:p>
          </table:table-cell>
          <table:table-cell office:value-type="string" calcext:value-type="string">
            <text:p>i'd</text:p>
          </table:table-cell>
          <table:table-cell office:value-type="float" office:value="0.101845979439465" calcext:value-type="float">
            <text:p>0.1018459794</text:p>
          </table:table-cell>
          <table:table-cell office:value-type="float" office:value="0.66845" calcext:value-type="float">
            <text:p>0.66845</text:p>
          </table:table-cell>
          <table:table-cell office:value-type="float" office:value="0.197506958731695" calcext:value-type="float">
            <text:p>0.1975069587</text:p>
          </table:table-cell>
          <table:table-cell office:value-type="string" calcext:value-type="string">
            <text:p>loved</text:p>
          </table:table-cell>
          <table:table-cell office:value-type="float" office:value="0.0991473187556032" calcext:value-type="float">
            <text:p>0.0991473188</text:p>
          </table:table-cell>
          <table:table-cell office:value-type="float" office:value="0.68055" calcext:value-type="float">
            <text:p>0.68055</text:p>
          </table:table-cell>
          <table:table-cell office:value-type="float" office:value="0.17784068974392" calcext:value-type="float">
            <text:p>0.1778406897</text:p>
          </table:table-cell>
          <table:table-cell office:value-type="string" calcext:value-type="string">
            <text:p>starts</text:p>
          </table:table-cell>
          <table:table-cell office:value-type="float" office:value="-0.0425662296461199" calcext:value-type="float">
            <text:p>-0.0425662296</text:p>
          </table:table-cell>
          <table:table-cell office:value-type="float" office:value="-0.0587000000000001" calcext:value-type="float">
            <text:p>-0.0587</text:p>
          </table:table-cell>
          <table:table-cell office:value-type="float" office:value="-0.038271610704505" calcext:value-type="float">
            <text:p>-0.0382716107</text:p>
          </table:table-cell>
          <table:table-cell office:value-type="string" calcext:value-type="string">
            <text:p>always</text:p>
          </table:table-cell>
          <table:table-cell office:value-type="float" office:value="-0.0400601437211785" calcext:value-type="float">
            <text:p>-0.0400601437</text:p>
          </table:table-cell>
          <table:table-cell office:value-type="float" office:value="-0.0263500000000001" calcext:value-type="float">
            <text:p>-0.02635</text:p>
          </table:table-cell>
          <table:table-cell office:value-type="float" office:value="-0.032193455505006" calcext:value-type="float">
            <text:p>-0.0321934555</text:p>
          </table:table-cell>
        </table:table-row>
        <table:table-row table:style-name="ro1">
          <table:table-cell office:value-type="string" calcext:value-type="string">
            <text:p>romantic</text:p>
          </table:table-cell>
          <table:table-cell office:value-type="float" office:value="0.0297354037823615" calcext:value-type="float">
            <text:p>0.0297354038</text:p>
          </table:table-cell>
          <table:table-cell office:value-type="float" office:value="0.5975" calcext:value-type="float">
            <text:p>0.597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mind</text:p>
          </table:table-cell>
          <table:table-cell office:value-type="float" office:value="0.101801693980816" calcext:value-type="float">
            <text:p>0.101801694</text:p>
          </table:table-cell>
          <table:table-cell office:value-type="float" office:value="0.65665" calcext:value-type="float">
            <text:p>0.65665</text:p>
          </table:table-cell>
          <table:table-cell office:value-type="float" office:value="0.208779813342551" calcext:value-type="float">
            <text:p>0.2087798133</text:p>
          </table:table-cell>
          <table:table-cell office:value-type="string" calcext:value-type="string">
            <text:p>beautiful</text:p>
          </table:table-cell>
          <table:table-cell office:value-type="float" office:value="0.098435789732481" calcext:value-type="float">
            <text:p>0.0984357897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206233988044406" calcext:value-type="float">
            <text:p>0.206233988</text:p>
          </table:table-cell>
          <table:table-cell office:value-type="string" calcext:value-type="string">
            <text:p>watching</text:p>
          </table:table-cell>
          <table:table-cell office:value-type="float" office:value="-0.0424230188995481" calcext:value-type="float">
            <text:p>-0.0424230189</text:p>
          </table:table-cell>
          <table:table-cell office:value-type="float" office:value="0.00185000000000002" calcext:value-type="float">
            <text:p>0.00185</text:p>
          </table:table-cell>
          <table:table-cell office:value-type="float" office:value="-0.036931210960009" calcext:value-type="float">
            <text:p>-0.036931211</text:p>
          </table:table-cell>
          <table:table-cell office:value-type="string" calcext:value-type="string">
            <text:p>help</text:p>
          </table:table-cell>
          <table:table-cell office:value-type="float" office:value="-0.0399970695989657" calcext:value-type="float">
            <text:p>-0.0399970696</text:p>
          </table:table-cell>
          <table:table-cell office:value-type="float" office:value="-0.0544" calcext:value-type="float">
            <text:p>-0.0544</text:p>
          </table:table-cell>
          <table:table-cell office:value-type="float" office:value="-0.03369692255147" calcext:value-type="float">
            <text:p>-0.0336969226</text:p>
          </table:table-cell>
        </table:table-row>
        <table:table-row table:style-name="ro1">
          <table:table-cell office:value-type="string" calcext:value-type="string">
            <text:p>romance</text:p>
          </table:table-cell>
          <table:table-cell office:value-type="float" office:value="0.0294298094745139" calcext:value-type="float">
            <text:p>0.0294298095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0722827531225087" calcext:value-type="float">
            <text:p>0.0722827531</text:p>
          </table:table-cell>
          <table:table-cell office:value-type="string" calcext:value-type="string">
            <text:p>must</text:p>
          </table:table-cell>
          <table:table-cell office:value-type="float" office:value="0.101704715429466" calcext:value-type="float">
            <text:p>0.1017047154</text:p>
          </table:table-cell>
          <table:table-cell office:value-type="float" office:value="0.62015" calcext:value-type="float">
            <text:p>0.62015</text:p>
          </table:table-cell>
          <table:table-cell office:value-type="float" office:value="0.256144130030353" calcext:value-type="float">
            <text:p>0.25614413</text:p>
          </table:table-cell>
          <table:table-cell office:value-type="string" calcext:value-type="string">
            <text:p>action</text:p>
          </table:table-cell>
          <table:table-cell office:value-type="float" office:value="0.0976283972536855" calcext:value-type="float">
            <text:p>0.0976283973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231404958677686" calcext:value-type="float">
            <text:p>0.2314049587</text:p>
          </table:table-cell>
          <table:table-cell office:value-type="string" calcext:value-type="string">
            <text:p>maybe</text:p>
          </table:table-cell>
          <table:table-cell office:value-type="float" office:value="-0.0420349622044299" calcext:value-type="float">
            <text:p>-0.0420349622</text:p>
          </table:table-cell>
          <table:table-cell office:value-type="float" office:value="-0.04935" calcext:value-type="float">
            <text:p>-0.04935</text:p>
          </table:table-cell>
          <table:table-cell office:value-type="float" office:value="-0.034406851394791" calcext:value-type="float">
            <text:p>-0.0344068514</text:p>
          </table:table-cell>
          <table:table-cell office:value-type="string" calcext:value-type="string">
            <text:p>reason</text:p>
          </table:table-cell>
          <table:table-cell office:value-type="float" office:value="-0.0399837807844982" calcext:value-type="float">
            <text:p>-0.0399837808</text:p>
          </table:table-cell>
          <table:table-cell office:value-type="float" office:value="-0.00244999999999995" calcext:value-type="float">
            <text:p>-0.00245</text:p>
          </table:table-cell>
          <table:table-cell office:value-type="float" office:value="-0.035645546974201" calcext:value-type="float">
            <text:p>-0.035645547</text:p>
          </table:table-cell>
        </table:table-row>
        <table:table-row table:style-name="ro1">
          <table:table-cell office:value-type="string" calcext:value-type="string">
            <text:p>roles</text:p>
          </table:table-cell>
          <table:table-cell office:value-type="float" office:value="0.0439880186967044" calcext:value-type="float">
            <text:p>0.0439880187</text:p>
          </table:table-cell>
          <table:table-cell office:value-type="float" office:value="0.62485" calcext:value-type="float">
            <text:p>0.62485</text:p>
          </table:table-cell>
          <table:table-cell office:value-type="float" office:value="0.115107913669065" calcext:value-type="float">
            <text:p>0.1151079137</text:p>
          </table:table-cell>
          <table:table-cell office:value-type="string" calcext:value-type="string">
            <text:p>until</text:p>
          </table:table-cell>
          <table:table-cell office:value-type="float" office:value="0.101703365500305" calcext:value-type="float">
            <text:p>0.1017033655</text:p>
          </table:table-cell>
          <table:table-cell office:value-type="float" office:value="0.65925" calcext:value-type="float">
            <text:p>0.65925</text:p>
          </table:table-cell>
          <table:table-cell office:value-type="float" office:value="0.19945964994714" calcext:value-type="float">
            <text:p>0.1994596499</text:p>
          </table:table-cell>
          <table:table-cell office:value-type="string" calcext:value-type="string">
            <text:p>music</text:p>
          </table:table-cell>
          <table:table-cell office:value-type="float" office:value="0.0976114643306428" calcext:value-type="float">
            <text:p>0.0976114643</text:p>
          </table:table-cell>
          <table:table-cell office:value-type="float" office:value="0.63035" calcext:value-type="float">
            <text:p>0.63035</text:p>
          </table:table-cell>
          <table:table-cell office:value-type="float" office:value="0.232374623611255" calcext:value-type="float">
            <text:p>0.2323746236</text:p>
          </table:table-cell>
          <table:table-cell office:value-type="string" calcext:value-type="string">
            <text:p>least</text:p>
          </table:table-cell>
          <table:table-cell office:value-type="float" office:value="-0.042006738947875" calcext:value-type="float">
            <text:p>-0.0420067389</text:p>
          </table:table-cell>
          <table:table-cell office:value-type="float" office:value="-0.00845000000000007" calcext:value-type="float">
            <text:p>-0.00845</text:p>
          </table:table-cell>
          <table:table-cell office:value-type="float" office:value="-0.036026905278782" calcext:value-type="float">
            <text:p>-0.0360269053</text:p>
          </table:table-cell>
          <table:table-cell office:value-type="string" calcext:value-type="string">
            <text:p>works</text:p>
          </table:table-cell>
          <table:table-cell office:value-type="float" office:value="-0.0395099886271334" calcext:value-type="float">
            <text:p>-0.0395099886</text:p>
          </table:table-cell>
          <table:table-cell office:value-type="float" office:value="-0.05205" calcext:value-type="float">
            <text:p>-0.05205</text:p>
          </table:table-cell>
          <table:table-cell office:value-type="float" office:value="-0.035198209349523" calcext:value-type="float">
            <text:p>-0.0351982093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float" office:value="0.0845274755191399" calcext:value-type="float">
            <text:p>0.0845274755</text:p>
          </table:table-cell>
          <table:table-cell office:value-type="float" office:value="0.61665" calcext:value-type="float">
            <text:p>0.61665</text:p>
          </table:table-cell>
          <table:table-cell office:value-type="float" office:value="0.228283844992451" calcext:value-type="float">
            <text:p>0.228283845</text:p>
          </table:table-cell>
          <table:table-cell office:value-type="string" calcext:value-type="string">
            <text:p>put</text:p>
          </table:table-cell>
          <table:table-cell office:value-type="float" office:value="0.100695601495216" calcext:value-type="float">
            <text:p>0.1006956015</text:p>
          </table:table-cell>
          <table:table-cell office:value-type="float" office:value="0.63235" calcext:value-type="float">
            <text:p>0.63235</text:p>
          </table:table-cell>
          <table:table-cell office:value-type="float" office:value="0.226407154129406" calcext:value-type="float">
            <text:p>0.2264071541</text:p>
          </table:table-cell>
          <table:table-cell office:value-type="string" calcext:value-type="string">
            <text:p>must</text:p>
          </table:table-cell>
          <table:table-cell office:value-type="float" office:value="0.0976034455643713" calcext:value-type="float">
            <text:p>0.0976034456</text:p>
          </table:table-cell>
          <table:table-cell office:value-type="float" office:value="0.61475" calcext:value-type="float">
            <text:p>0.61475</text:p>
          </table:table-cell>
          <table:table-cell office:value-type="float" office:value="0.253174372395076" calcext:value-type="float">
            <text:p>0.2531743724</text:p>
          </table:table-cell>
          <table:table-cell office:value-type="string" calcext:value-type="string">
            <text:p>your</text:p>
          </table:table-cell>
          <table:table-cell office:value-type="float" office:value="-0.0419141182630861" calcext:value-type="float">
            <text:p>-0.0419141183</text:p>
          </table:table-cell>
          <table:table-cell office:value-type="float" office:value="-0.0144500000000001" calcext:value-type="float">
            <text:p>-0.01445</text:p>
          </table:table-cell>
          <table:table-cell office:value-type="float" office:value="-0.03289213342538" calcext:value-type="float">
            <text:p>-0.0328921334</text:p>
          </table:table-cell>
          <table:table-cell office:value-type="string" calcext:value-type="string">
            <text:p>says</text:p>
          </table:table-cell>
          <table:table-cell office:value-type="float" office:value="-0.0394139841994037" calcext:value-type="float">
            <text:p>-0.0394139842</text:p>
          </table:table-cell>
          <table:table-cell office:value-type="float" office:value="-0.07575" calcext:value-type="float">
            <text:p>-0.07575</text:p>
          </table:table-cell>
          <table:table-cell office:value-type="float" office:value="-0.035633590326286" calcext:value-type="float">
            <text:p>-0.0356335903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0.0232994131703154" calcext:value-type="float">
            <text:p>0.0232994132</text:p>
          </table:table-cell>
          <table:table-cell office:value-type="float" office:value="0.60055" calcext:value-type="float">
            <text:p>0.60055</text:p>
          </table:table-cell>
          <table:table-cell office:value-type="float" office:value="0.064848413906122" calcext:value-type="float">
            <text:p>0.0648484139</text:p>
          </table:table-cell>
          <table:table-cell office:value-type="string" calcext:value-type="string">
            <text:p>doing</text:p>
          </table:table-cell>
          <table:table-cell office:value-type="float" office:value="0.100466376053044" calcext:value-type="float">
            <text:p>0.1004663761</text:p>
          </table:table-cell>
          <table:table-cell office:value-type="float" office:value="0.66335" calcext:value-type="float">
            <text:p>0.66335</text:p>
          </table:table-cell>
          <table:table-cell office:value-type="float" office:value="0.190453288445353" calcext:value-type="float">
            <text:p>0.1904532884</text:p>
          </table:table-cell>
          <table:table-cell office:value-type="string" calcext:value-type="string">
            <text:p>supposed</text:p>
          </table:table-cell>
          <table:table-cell office:value-type="float" office:value="0.0974102727131442" calcext:value-type="float">
            <text:p>0.0974102727</text:p>
          </table:table-cell>
          <table:table-cell office:value-type="float" office:value="0.657" calcext:value-type="float">
            <text:p>0.657</text:p>
          </table:table-cell>
          <table:table-cell office:value-type="float" office:value="0.178639846743295" calcext:value-type="float">
            <text:p>0.1786398467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-0.041912160983421" calcext:value-type="float">
            <text:p>-0.041912161</text:p>
          </table:table-cell>
          <table:table-cell office:value-type="float" office:value="-0.0425" calcext:value-type="float">
            <text:p>-0.0425</text:p>
          </table:table-cell>
          <table:table-cell office:value-type="float" office:value="-0.034816163622836" calcext:value-type="float">
            <text:p>-0.0348161636</text:p>
          </table:table-cell>
          <table:table-cell office:value-type="string" calcext:value-type="string">
            <text:p>tries</text:p>
          </table:table-cell>
          <table:table-cell office:value-type="float" office:value="-0.0393267282268139" calcext:value-type="float">
            <text:p>-0.0393267282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-0.035600983134545" calcext:value-type="float">
            <text:p>-0.0356009831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float" office:value="0.033017576875227" calcext:value-type="float">
            <text:p>0.0330175769</text:p>
          </table:table-cell>
          <table:table-cell office:value-type="float" office:value="0.61155" calcext:value-type="float">
            <text:p>0.61155</text:p>
          </table:table-cell>
          <table:table-cell office:value-type="float" office:value="0.0891077500293118" calcext:value-type="float">
            <text:p>0.08910775</text:p>
          </table:table-cell>
          <table:table-cell office:value-type="string" calcext:value-type="string">
            <text:p>girl</text:p>
          </table:table-cell>
          <table:table-cell office:value-type="float" office:value="0.100426358896613" calcext:value-type="float">
            <text:p>0.1004263589</text:p>
          </table:table-cell>
          <table:table-cell office:value-type="float" office:value="0.63795" calcext:value-type="float">
            <text:p>0.63795</text:p>
          </table:table-cell>
          <table:table-cell office:value-type="float" office:value="0.2208113633918" calcext:value-type="float">
            <text:p>0.2208113634</text:p>
          </table:table-cell>
          <table:table-cell office:value-type="string" calcext:value-type="string">
            <text:p>final</text:p>
          </table:table-cell>
          <table:table-cell office:value-type="float" office:value="0.0970913615384469" calcext:value-type="float">
            <text:p>0.0970913615</text:p>
          </table:table-cell>
          <table:table-cell office:value-type="float" office:value="0.6967" calcext:value-type="float">
            <text:p>0.6967</text:p>
          </table:table-cell>
          <table:table-cell office:value-type="float" office:value="0.170858392564243" calcext:value-type="float">
            <text:p>0.1708583926</text:p>
          </table:table-cell>
          <table:table-cell office:value-type="string" calcext:value-type="string">
            <text:p>someone</text:p>
          </table:table-cell>
          <table:table-cell office:value-type="float" office:value="-0.0416803642393178" calcext:value-type="float">
            <text:p>-0.0416803642</text:p>
          </table:table-cell>
          <table:table-cell office:value-type="float" office:value="-0.0189499999999999" calcext:value-type="float">
            <text:p>-0.01895</text:p>
          </table:table-cell>
          <table:table-cell office:value-type="float" office:value="-0.036211814147033" calcext:value-type="float">
            <text:p>-0.0362118141</text:p>
          </table:table-cell>
          <table:table-cell office:value-type="string" calcext:value-type="string">
            <text:p>i'd</text:p>
          </table:table-cell>
          <table:table-cell office:value-type="float" office:value="-0.039316233426244" calcext:value-type="float">
            <text:p>-0.0393162334</text:p>
          </table:table-cell>
          <table:table-cell office:value-type="float" office:value="-0.0391499999999999" calcext:value-type="float">
            <text:p>-0.03915</text:p>
          </table:table-cell>
          <table:table-cell office:value-type="float" office:value="-0.03397994054474" calcext:value-type="float">
            <text:p>-0.033979940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0.0720652199085368" calcext:value-type="float">
            <text:p>0.0720652199</text:p>
          </table:table-cell>
          <table:table-cell office:value-type="float" office:value="0.5923" calcext:value-type="float">
            <text:p>0.5923</text:p>
          </table:table-cell>
          <table:table-cell office:value-type="float" office:value="0.234078527146346" calcext:value-type="float">
            <text:p>0.2340785271</text:p>
          </table:table-cell>
          <table:table-cell office:value-type="string" calcext:value-type="string">
            <text:p>problem</text:p>
          </table:table-cell>
          <table:table-cell office:value-type="float" office:value="0.100249202300366" calcext:value-type="float">
            <text:p>0.1002492023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17902026160554" calcext:value-type="float">
            <text:p>0.1790202616</text:p>
          </table:table-cell>
          <table:table-cell office:value-type="string" calcext:value-type="string">
            <text:p>until</text:p>
          </table:table-cell>
          <table:table-cell office:value-type="float" office:value="0.09689295810245" calcext:value-type="float">
            <text:p>0.0968929581</text:p>
          </table:table-cell>
          <table:table-cell office:value-type="float" office:value="0.654" calcext:value-type="float">
            <text:p>0.654</text:p>
          </table:table-cell>
          <table:table-cell office:value-type="float" office:value="0.195348837209302" calcext:value-type="float">
            <text:p>0.1953488372</text:p>
          </table:table-cell>
          <table:table-cell office:value-type="string" calcext:value-type="string">
            <text:p>trying</text:p>
          </table:table-cell>
          <table:table-cell office:value-type="float" office:value="-0.0415694530529244" calcext:value-type="float">
            <text:p>-0.0415694531</text:p>
          </table:table-cell>
          <table:table-cell office:value-type="float" office:value="-0.0195" calcext:value-type="float">
            <text:p>-0.0195</text:p>
          </table:table-cell>
          <table:table-cell office:value-type="float" office:value="-0.03554596420762" calcext:value-type="float">
            <text:p>-0.0355459642</text:p>
          </table:table-cell>
          <table:table-cell office:value-type="string" calcext:value-type="string">
            <text:p>maybe</text:p>
          </table:table-cell>
          <table:table-cell office:value-type="float" office:value="-0.0392227870467819" calcext:value-type="float">
            <text:p>-0.039222787</text:p>
          </table:table-cell>
          <table:table-cell office:value-type="float" office:value="-0.03395" calcext:value-type="float">
            <text:p>-0.03395</text:p>
          </table:table-cell>
          <table:table-cell office:value-type="float" office:value="-0.032945759454129" calcext:value-type="float">
            <text:p>-0.0329457595</text:p>
          </table:table-cell>
        </table:table-row>
        <table:table-row table:style-name="ro1">
          <table:table-cell office:value-type="string" calcext:value-type="string">
            <text:p>ridiculous</text:p>
          </table:table-cell>
          <table:table-cell office:value-type="float" office:value="0.0679839529529481" calcext:value-type="float">
            <text:p>0.067983953</text:p>
          </table:table-cell>
          <table:table-cell office:value-type="float" office:value="0.62995" calcext:value-type="float">
            <text:p>0.62995</text:p>
          </table:table-cell>
          <table:table-cell office:value-type="float" office:value="0.128781636256622" calcext:value-type="float">
            <text:p>0.1287816363</text:p>
          </table:table-cell>
          <table:table-cell office:value-type="string" calcext:value-type="string">
            <text:p>wrong</text:p>
          </table:table-cell>
          <table:table-cell office:value-type="float" office:value="0.098783093715929" calcext:value-type="float">
            <text:p>0.0987830937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195178488641632" calcext:value-type="float">
            <text:p>0.1951784886</text:p>
          </table:table-cell>
          <table:table-cell office:value-type="string" calcext:value-type="string">
            <text:p>crap</text:p>
          </table:table-cell>
          <table:table-cell office:value-type="float" office:value="0.0967526713565867" calcext:value-type="float">
            <text:p>0.0967526714</text:p>
          </table:table-cell>
          <table:table-cell office:value-type="float" office:value="0.69745" calcext:value-type="float">
            <text:p>0.69745</text:p>
          </table:table-cell>
          <table:table-cell office:value-type="float" office:value="0.153351056387295" calcext:value-type="float">
            <text:p>0.1533510564</text:p>
          </table:table-cell>
          <table:table-cell office:value-type="string" calcext:value-type="string">
            <text:p>certainly</text:p>
          </table:table-cell>
          <table:table-cell office:value-type="float" office:value="-0.0413177212666503" calcext:value-type="float">
            <text:p>-0.0413177213</text:p>
          </table:table-cell>
          <table:table-cell office:value-type="float" office:value="-0.06165" calcext:value-type="float">
            <text:p>-0.06165</text:p>
          </table:table-cell>
          <table:table-cell office:value-type="float" office:value="-0.035981277161474" calcext:value-type="float">
            <text:p>-0.0359812772</text:p>
          </table:table-cell>
          <table:table-cell office:value-type="string" calcext:value-type="string">
            <text:p>role</text:p>
          </table:table-cell>
          <table:table-cell office:value-type="float" office:value="-0.0391871753169241" calcext:value-type="float">
            <text:p>-0.0391871753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0.032541318406242" calcext:value-type="float">
            <text:p>-0.0325413184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float" office:value="0.031947547176665" calcext:value-type="float">
            <text:p>0.0319475472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079901356350185" calcext:value-type="float">
            <text:p>0.0799013564</text:p>
          </table:table-cell>
          <table:table-cell office:value-type="string" calcext:value-type="string">
            <text:p>home</text:p>
          </table:table-cell>
          <table:table-cell office:value-type="float" office:value="0.0982112270245046" calcext:value-type="float">
            <text:p>0.098211227</text:p>
          </table:table-cell>
          <table:table-cell office:value-type="float" office:value="0.6697" calcext:value-type="float">
            <text:p>0.6697</text:p>
          </table:table-cell>
          <table:table-cell office:value-type="float" office:value="0.190837824595786" calcext:value-type="float">
            <text:p>0.1908378246</text:p>
          </table:table-cell>
          <table:table-cell office:value-type="string" calcext:value-type="string">
            <text:p>together</text:p>
          </table:table-cell>
          <table:table-cell office:value-type="float" office:value="0.0966494425153894" calcext:value-type="float">
            <text:p>0.0966494425</text:p>
          </table:table-cell>
          <table:table-cell office:value-type="float" office:value="0.6508" calcext:value-type="float">
            <text:p>0.6508</text:p>
          </table:table-cell>
          <table:table-cell office:value-type="float" office:value="0.213336337012841" calcext:value-type="float">
            <text:p>0.213336337</text:p>
          </table:table-cell>
          <table:table-cell office:value-type="string" calcext:value-type="string">
            <text:p>fun</text:p>
          </table:table-cell>
          <table:table-cell office:value-type="float" office:value="-0.0413005724076811" calcext:value-type="float">
            <text:p>-0.0413005724</text:p>
          </table:table-cell>
          <table:table-cell office:value-type="float" office:value="-0.04615" calcext:value-type="float">
            <text:p>-0.04615</text:p>
          </table:table-cell>
          <table:table-cell office:value-type="float" office:value="-0.0333998971801" calcext:value-type="float">
            <text:p>-0.0333998972</text:p>
          </table:table-cell>
          <table:table-cell office:value-type="string" calcext:value-type="string">
            <text:p>short</text:p>
          </table:table-cell>
          <table:table-cell office:value-type="float" office:value="-0.039159295020194" calcext:value-type="float">
            <text:p>-0.039159295</text:p>
          </table:table-cell>
          <table:table-cell office:value-type="float" office:value="-0.0547000000000001" calcext:value-type="float">
            <text:p>-0.0547</text:p>
          </table:table-cell>
          <table:table-cell office:value-type="float" office:value="-0.033264190315487" calcext:value-type="float">
            <text:p>-0.0332641903</text:p>
          </table:table-cell>
        </table:table-row>
        <table:table-row table:style-name="ro1">
          <table:table-cell office:value-type="string" calcext:value-type="string">
            <text:p>reviews</text:p>
          </table:table-cell>
          <table:table-cell office:value-type="float" office:value="0.0203237439955916" calcext:value-type="float">
            <text:p>0.020323744</text:p>
          </table:table-cell>
          <table:table-cell office:value-type="float" office:value="0.6082" calcext:value-type="float">
            <text:p>0.6082</text:p>
          </table:table-cell>
          <table:table-cell office:value-type="float" office:value="0.0664760543245175" calcext:value-type="float">
            <text:p>0.0664760543</text:p>
          </table:table-cell>
          <table:table-cell office:value-type="string" calcext:value-type="string">
            <text:p>year</text:p>
          </table:table-cell>
          <table:table-cell office:value-type="float" office:value="0.0977173609457011" calcext:value-type="float">
            <text:p>0.0977173609</text:p>
          </table:table-cell>
          <table:table-cell office:value-type="float" office:value="0.6418" calcext:value-type="float">
            <text:p>0.6418</text:p>
          </table:table-cell>
          <table:table-cell office:value-type="float" office:value="0.212920237310481" calcext:value-type="float">
            <text:p>0.2129202373</text:p>
          </table:table-cell>
          <table:table-cell office:value-type="string" calcext:value-type="string">
            <text:p>definitely</text:p>
          </table:table-cell>
          <table:table-cell office:value-type="float" office:value="0.096437131190169" calcext:value-type="float">
            <text:p>0.0964371312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182590780324491" calcext:value-type="float">
            <text:p>0.1825907803</text:p>
          </table:table-cell>
          <table:table-cell office:value-type="string" calcext:value-type="string">
            <text:p>tries</text:p>
          </table:table-cell>
          <table:table-cell office:value-type="float" office:value="-0.0412944879268891" calcext:value-type="float">
            <text:p>-0.0412944879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-0.037484694526993" calcext:value-type="float">
            <text:p>-0.0374846945</text:p>
          </table:table-cell>
          <table:table-cell office:value-type="string" calcext:value-type="string">
            <text:p>put</text:p>
          </table:table-cell>
          <table:table-cell office:value-type="float" office:value="-0.0391232925060019" calcext:value-type="float">
            <text:p>-0.0391232925</text:p>
          </table:table-cell>
          <table:table-cell office:value-type="float" office:value="-0.01625" calcext:value-type="float">
            <text:p>-0.01625</text:p>
          </table:table-cell>
          <table:table-cell office:value-type="float" office:value="-0.033634062988578" calcext:value-type="float">
            <text:p>-0.033634063</text:p>
          </table:table-cell>
        </table:table-row>
        <table:table-row table:style-name="ro1">
          <table:table-cell office:value-type="string" calcext:value-type="string">
            <text:p>review</text:p>
          </table:table-cell>
          <table:table-cell office:value-type="float" office:value="0.0330909519600412" calcext:value-type="float">
            <text:p>0.033090952</text:p>
          </table:table-cell>
          <table:table-cell office:value-type="float" office:value="0.61345" calcext:value-type="float">
            <text:p>0.61345</text:p>
          </table:table-cell>
          <table:table-cell office:value-type="float" office:value="0.0864941510102801" calcext:value-type="float">
            <text:p>0.086494151</text:p>
          </table:table-cell>
          <table:table-cell office:value-type="string" calcext:value-type="string">
            <text:p>music</text:p>
          </table:table-cell>
          <table:table-cell office:value-type="float" office:value="0.097608566512673" calcext:value-type="float">
            <text:p>0.0976085665</text:p>
          </table:table-cell>
          <table:table-cell office:value-type="float" office:value="0.62005" calcext:value-type="float">
            <text:p>0.62005</text:p>
          </table:table-cell>
          <table:table-cell office:value-type="float" office:value="0.23327615780446" calcext:value-type="float">
            <text:p>0.2332761578</text:p>
          </table:table-cell>
          <table:table-cell office:value-type="string" calcext:value-type="string">
            <text:p>fun</text:p>
          </table:table-cell>
          <table:table-cell office:value-type="float" office:value="0.096399708847677" calcext:value-type="float">
            <text:p>0.0963997088</text:p>
          </table:table-cell>
          <table:table-cell office:value-type="float" office:value="0.6124" calcext:value-type="float">
            <text:p>0.6124</text:p>
          </table:table-cell>
          <table:table-cell office:value-type="float" office:value="0.223557692307692" calcext:value-type="float">
            <text:p>0.2235576923</text:p>
          </table:table-cell>
          <table:table-cell office:value-type="string" calcext:value-type="string">
            <text:p>early</text:p>
          </table:table-cell>
          <table:table-cell office:value-type="float" office:value="-0.0411118462598239" calcext:value-type="float">
            <text:p>-0.0411118463</text:p>
          </table:table-cell>
          <table:table-cell office:value-type="float" office:value="-0.0789000000000001" calcext:value-type="float">
            <text:p>-0.0789</text:p>
          </table:table-cell>
          <table:table-cell office:value-type="float" office:value="-0.035317852266143" calcext:value-type="float">
            <text:p>-0.0353178523</text:p>
          </table:table-cell>
          <table:table-cell office:value-type="string" calcext:value-type="string">
            <text:p>house</text:p>
          </table:table-cell>
          <table:table-cell office:value-type="float" office:value="-0.0390720261176103" calcext:value-type="float">
            <text:p>-0.0390720261</text:p>
          </table:table-cell>
          <table:table-cell office:value-type="float" office:value="-0.0574" calcext:value-type="float">
            <text:p>-0.0574</text:p>
          </table:table-cell>
          <table:table-cell office:value-type="float" office:value="-0.03364656031164" calcext:value-type="float">
            <text:p>-0.0336465603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0.0303375172531438" calcext:value-type="float">
            <text:p>0.0303375173</text:p>
          </table:table-cell>
          <table:table-cell office:value-type="float" office:value="0.6262" calcext:value-type="float">
            <text:p>0.6262</text:p>
          </table:table-cell>
          <table:table-cell office:value-type="float" office:value="0.0694548170276326" calcext:value-type="float">
            <text:p>0.069454817</text:p>
          </table:table-cell>
          <table:table-cell office:value-type="string" calcext:value-type="string">
            <text:p>plays</text:p>
          </table:table-cell>
          <table:table-cell office:value-type="float" office:value="0.097465802338106" calcext:value-type="float">
            <text:p>0.0974658023</text:p>
          </table:table-cell>
          <table:table-cell office:value-type="float" office:value="0.64315" calcext:value-type="float">
            <text:p>0.64315</text:p>
          </table:table-cell>
          <table:table-cell office:value-type="float" office:value="0.209196675900277" calcext:value-type="float">
            <text:p>0.2091966759</text:p>
          </table:table-cell>
          <table:table-cell office:value-type="string" calcext:value-type="string">
            <text:p>i'd</text:p>
          </table:table-cell>
          <table:table-cell office:value-type="float" office:value="0.0962822376851359" calcext:value-type="float">
            <text:p>0.0962822377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193048379520902" calcext:value-type="float">
            <text:p>0.1930483795</text:p>
          </table:table-cell>
          <table:table-cell office:value-type="string" calcext:value-type="string">
            <text:p>understand</text:p>
          </table:table-cell>
          <table:table-cell office:value-type="float" office:value="-0.0409158719603896" calcext:value-type="float">
            <text:p>-0.040915872</text:p>
          </table:table-cell>
          <table:table-cell office:value-type="float" office:value="-0.05255" calcext:value-type="float">
            <text:p>-0.05255</text:p>
          </table:table-cell>
          <table:table-cell office:value-type="float" office:value="-0.035473766717572" calcext:value-type="float">
            <text:p>-0.0354737667</text:p>
          </table:table-cell>
          <table:table-cell office:value-type="string" calcext:value-type="string">
            <text:p>pretty</text:p>
          </table:table-cell>
          <table:table-cell office:value-type="float" office:value="-0.0390309064110796" calcext:value-type="float">
            <text:p>-0.0390309064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33970546771609" calcext:value-type="float">
            <text:p>-0.0339705468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float" office:value="0.0330132811875176" calcext:value-type="float">
            <text:p>0.0330132812</text:p>
          </table:table-cell>
          <table:table-cell office:value-type="float" office:value="0.6455" calcext:value-type="float">
            <text:p>0.6455</text:p>
          </table:table-cell>
          <table:table-cell office:value-type="float" office:value="0.077543585740307" calcext:value-type="float">
            <text:p>0.0775435857</text:p>
          </table:table-cell>
          <table:table-cell office:value-type="string" calcext:value-type="string">
            <text:p>avoid</text:p>
          </table:table-cell>
          <table:table-cell office:value-type="float" office:value="0.0969157910846672" calcext:value-type="float">
            <text:p>0.0969157911</text:p>
          </table:table-cell>
          <table:table-cell office:value-type="float" office:value="0.7465" calcext:value-type="float">
            <text:p>0.7465</text:p>
          </table:table-cell>
          <table:table-cell office:value-type="float" office:value="0.143581081081081" calcext:value-type="float">
            <text:p>0.1435810811</text:p>
          </table:table-cell>
          <table:table-cell office:value-type="string" calcext:value-type="string">
            <text:p>doing</text:p>
          </table:table-cell>
          <table:table-cell office:value-type="float" office:value="0.0962307030259501" calcext:value-type="float">
            <text:p>0.096230703</text:p>
          </table:table-cell>
          <table:table-cell office:value-type="float" office:value="0.6527" calcext:value-type="float">
            <text:p>0.6527</text:p>
          </table:table-cell>
          <table:table-cell office:value-type="float" office:value="0.187031835205992" calcext:value-type="float">
            <text:p>0.1870318352</text:p>
          </table:table-cell>
          <table:table-cell office:value-type="string" calcext:value-type="string">
            <text:p>next</text:p>
          </table:table-cell>
          <table:table-cell office:value-type="float" office:value="-0.040871219813322" calcext:value-type="float">
            <text:p>-0.0408712198</text:p>
          </table:table-cell>
          <table:table-cell office:value-type="float" office:value="-0.05325" calcext:value-type="float">
            <text:p>-0.05325</text:p>
          </table:table-cell>
          <table:table-cell office:value-type="float" office:value="-0.035094553643876" calcext:value-type="float">
            <text:p>-0.0350945536</text:p>
          </table:table-cell>
          <table:table-cell office:value-type="string" calcext:value-type="string">
            <text:p>liked</text:p>
          </table:table-cell>
          <table:table-cell office:value-type="float" office:value="-0.0390018077663529" calcext:value-type="float">
            <text:p>-0.0390018078</text:p>
          </table:table-cell>
          <table:table-cell office:value-type="float" office:value="-0.1042" calcext:value-type="float">
            <text:p>-0.1042</text:p>
          </table:table-cell>
          <table:table-cell office:value-type="float" office:value="-0.033257359751558" calcext:value-type="float">
            <text:p>-0.0332573598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float" office:value="0.050483326136706" calcext:value-type="float">
            <text:p>0.0504833261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157269388636855" calcext:value-type="float">
            <text:p>0.1572693886</text:p>
          </table:table-cell>
          <table:table-cell office:value-type="string" calcext:value-type="string">
            <text:p>father</text:p>
          </table:table-cell>
          <table:table-cell office:value-type="float" office:value="0.0966143177124897" calcext:value-type="float">
            <text:p>0.0966143177</text:p>
          </table:table-cell>
          <table:table-cell office:value-type="float" office:value="0.66785" calcext:value-type="float">
            <text:p>0.66785</text:p>
          </table:table-cell>
          <table:table-cell office:value-type="float" office:value="0.180382479950648" calcext:value-type="float">
            <text:p>0.18038248</text:p>
          </table:table-cell>
          <table:table-cell office:value-type="string" calcext:value-type="string">
            <text:p>face</text:p>
          </table:table-cell>
          <table:table-cell office:value-type="float" office:value="0.0958825127223456" calcext:value-type="float">
            <text:p>0.0958825127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181862745098039" calcext:value-type="float">
            <text:p>0.1818627451</text:p>
          </table:table-cell>
          <table:table-cell office:value-type="string" calcext:value-type="string">
            <text:p>short</text:p>
          </table:table-cell>
          <table:table-cell office:value-type="float" office:value="-0.0407035115791744" calcext:value-type="float">
            <text:p>-0.0407035116</text:p>
          </table:table-cell>
          <table:table-cell office:value-type="float" office:value="-0.0597000000000001" calcext:value-type="float">
            <text:p>-0.0597</text:p>
          </table:table-cell>
          <table:table-cell office:value-type="float" office:value="-0.034425652405102" calcext:value-type="float">
            <text:p>-0.0344256524</text:p>
          </table:table-cell>
          <table:table-cell office:value-type="string" calcext:value-type="string">
            <text:p>already</text:p>
          </table:table-cell>
          <table:table-cell office:value-type="float" office:value="-0.0385995228281642" calcext:value-type="float">
            <text:p>-0.0385995228</text:p>
          </table:table-cell>
          <table:table-cell office:value-type="float" office:value="-0.0596500000000001" calcext:value-type="float">
            <text:p>-0.05965</text:p>
          </table:table-cell>
          <table:table-cell office:value-type="float" office:value="-0.033791645556351" calcext:value-type="float">
            <text:p>-0.0337916456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0.0215367032300769" calcext:value-type="float">
            <text:p>0.0215367032</text:p>
          </table:table-cell>
          <table:table-cell office:value-type="float" office:value="0.5755" calcext:value-type="float">
            <text:p>0.5755</text:p>
          </table:table-cell>
          <table:table-cell office:value-type="float" office:value="0.0696909927679159" calcext:value-type="float">
            <text:p>0.0696909928</text:p>
          </table:table-cell>
          <table:table-cell office:value-type="string" calcext:value-type="string">
            <text:p>actor</text:p>
          </table:table-cell>
          <table:table-cell office:value-type="float" office:value="0.0965603108270191" calcext:value-type="float">
            <text:p>0.0965603108</text:p>
          </table:table-cell>
          <table:table-cell office:value-type="float" office:value="0.64495" calcext:value-type="float">
            <text:p>0.64495</text:p>
          </table:table-cell>
          <table:table-cell office:value-type="float" office:value="0.211788211788212" calcext:value-type="float">
            <text:p>0.2117882118</text:p>
          </table:table-cell>
          <table:table-cell office:value-type="string" calcext:value-type="string">
            <text:p>under</text:p>
          </table:table-cell>
          <table:table-cell office:value-type="float" office:value="0.0956747610922738" calcext:value-type="float">
            <text:p>0.0956747611</text:p>
          </table:table-cell>
          <table:table-cell office:value-type="float" office:value="0.68895" calcext:value-type="float">
            <text:p>0.68895</text:p>
          </table:table-cell>
          <table:table-cell office:value-type="float" office:value="0.175043097732396" calcext:value-type="float">
            <text:p>0.1750430977</text:p>
          </table:table-cell>
          <table:table-cell office:value-type="string" calcext:value-type="string">
            <text:p>although</text:p>
          </table:table-cell>
          <table:table-cell office:value-type="float" office:value="-0.0405697252880444" calcext:value-type="float">
            <text:p>-0.0405697253</text:p>
          </table:table-cell>
          <table:table-cell office:value-type="float" office:value="-0.0476500000000001" calcext:value-type="float">
            <text:p>-0.04765</text:p>
          </table:table-cell>
          <table:table-cell office:value-type="float" office:value="-0.032258951973668" calcext:value-type="float">
            <text:p>-0.032258952</text:p>
          </table:table-cell>
          <table:table-cell office:value-type="string" calcext:value-type="string">
            <text:p>run</text:p>
          </table:table-cell>
          <table:table-cell office:value-type="float" office:value="-0.03849497358586" calcext:value-type="float">
            <text:p>-0.0384949736</text:p>
          </table:table-cell>
          <table:table-cell office:value-type="float" office:value="-0.0648500000000001" calcext:value-type="float">
            <text:p>-0.06485</text:p>
          </table:table-cell>
          <table:table-cell office:value-type="float" office:value="-0.034143652541176" calcext:value-type="float">
            <text:p>-0.0341436525</text:p>
          </table:table-cell>
        </table:table-row>
        <table:table-row table:style-name="ro1">
          <table:table-cell office:value-type="string" calcext:value-type="string">
            <text:p>remember</text:p>
          </table:table-cell>
          <table:table-cell office:value-type="float" office:value="0.0335237354672149" calcext:value-type="float">
            <text:p>0.0335237355</text:p>
          </table:table-cell>
          <table:table-cell office:value-type="float" office:value="0.55325" calcext:value-type="float">
            <text:p>0.55325</text:p>
          </table:table-cell>
          <table:table-cell office:value-type="float" office:value="0.132102962603205" calcext:value-type="float">
            <text:p>0.1321029626</text:p>
          </table:table-cell>
          <table:table-cell office:value-type="string" calcext:value-type="string">
            <text:p>original</text:p>
          </table:table-cell>
          <table:table-cell office:value-type="float" office:value="0.0963831416441879" calcext:value-type="float">
            <text:p>0.0963831416</text:p>
          </table:table-cell>
          <table:table-cell office:value-type="float" office:value="0.64285" calcext:value-type="float">
            <text:p>0.64285</text:p>
          </table:table-cell>
          <table:table-cell office:value-type="float" office:value="0.231356935327666" calcext:value-type="float">
            <text:p>0.2313569353</text:p>
          </table:table-cell>
          <table:table-cell office:value-type="string" calcext:value-type="string">
            <text:p>shows</text:p>
          </table:table-cell>
          <table:table-cell office:value-type="float" office:value="0.0954747792805275" calcext:value-type="float">
            <text:p>0.0954747793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212544280058345" calcext:value-type="float">
            <text:p>0.2125442801</text:p>
          </table:table-cell>
          <table:table-cell office:value-type="string" calcext:value-type="string">
            <text:p>watched</text:p>
          </table:table-cell>
          <table:table-cell office:value-type="float" office:value="-0.0403858509613262" calcext:value-type="float">
            <text:p>-0.040385851</text:p>
          </table:table-cell>
          <table:table-cell office:value-type="float" office:value="-0.0248499999999999" calcext:value-type="float">
            <text:p>-0.02485</text:p>
          </table:table-cell>
          <table:table-cell office:value-type="float" office:value="-0.034522010137192" calcext:value-type="float">
            <text:p>-0.0345220101</text:p>
          </table:table-cell>
          <table:table-cell office:value-type="string" calcext:value-type="string">
            <text:p>exactly</text:p>
          </table:table-cell>
          <table:table-cell office:value-type="float" office:value="-0.0384393946677854" calcext:value-type="float">
            <text:p>-0.0384393947</text:p>
          </table:table-cell>
          <table:table-cell office:value-type="float" office:value="-0.0623" calcext:value-type="float">
            <text:p>-0.0623</text:p>
          </table:table-cell>
          <table:table-cell office:value-type="float" office:value="-0.034991860317867" calcext:value-type="float">
            <text:p>-0.0349918603</text:p>
          </table:table-cell>
        </table:table-row>
        <table:table-row table:style-name="ro1">
          <table:table-cell office:value-type="string" calcext:value-type="string">
            <text:p>released</text:p>
          </table:table-cell>
          <table:table-cell office:value-type="float" office:value="0.0297434629889756" calcext:value-type="float">
            <text:p>0.029743463</text:p>
          </table:table-cell>
          <table:table-cell office:value-type="float" office:value="0.6062" calcext:value-type="float">
            <text:p>0.6062</text:p>
          </table:table-cell>
          <table:table-cell office:value-type="float" office:value="0.0928357521308454" calcext:value-type="float">
            <text:p>0.0928357521</text:p>
          </table:table-cell>
          <table:table-cell office:value-type="string" calcext:value-type="string">
            <text:p>men</text:p>
          </table:table-cell>
          <table:table-cell office:value-type="float" office:value="0.0963769974128958" calcext:value-type="float">
            <text:p>0.0963769974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179338216721394" calcext:value-type="float">
            <text:p>0.1793382167</text:p>
          </table:table-cell>
          <table:table-cell office:value-type="string" calcext:value-type="string">
            <text:p>home</text:p>
          </table:table-cell>
          <table:table-cell office:value-type="float" office:value="0.0954637710021165" calcext:value-type="float">
            <text:p>0.095463771</text:p>
          </table:table-cell>
          <table:table-cell office:value-type="float" office:value="0.664" calcext:value-type="float">
            <text:p>0.664</text:p>
          </table:table-cell>
          <table:table-cell office:value-type="float" office:value="0.188601787007969" calcext:value-type="float">
            <text:p>0.188601787</text:p>
          </table:table-cell>
          <table:table-cell office:value-type="string" calcext:value-type="string">
            <text:p>couple</text:p>
          </table:table-cell>
          <table:table-cell office:value-type="float" office:value="-0.0401000073872007" calcext:value-type="float">
            <text:p>-0.0401000074</text:p>
          </table:table-cell>
          <table:table-cell office:value-type="float" office:value="-0.0387500000000001" calcext:value-type="float">
            <text:p>-0.03875</text:p>
          </table:table-cell>
          <table:table-cell office:value-type="float" office:value="-0.035147307758983" calcext:value-type="float">
            <text:p>-0.0351473078</text:p>
          </table:table-cell>
          <table:table-cell office:value-type="string" calcext:value-type="string">
            <text:p>trying</text:p>
          </table:table-cell>
          <table:table-cell office:value-type="float" office:value="-0.0384062860301894" calcext:value-type="float">
            <text:p>-0.038406286</text:p>
          </table:table-cell>
          <table:table-cell office:value-type="float" office:value="-0.0229" calcext:value-type="float">
            <text:p>-0.0229</text:p>
          </table:table-cell>
          <table:table-cell office:value-type="float" office:value="-0.032451374986223" calcext:value-type="float">
            <text:p>-0.032451375</text:p>
          </table:table-cell>
        </table:table-row>
        <table:table-row table:style-name="ro1">
          <table:table-cell office:value-type="string" calcext:value-type="string">
            <text:p>release</text:p>
          </table:table-cell>
          <table:table-cell office:value-type="float" office:value="0.0322013895843548" calcext:value-type="float">
            <text:p>0.0322013896</text:p>
          </table:table-cell>
          <table:table-cell office:value-type="float" office:value="0.61055" calcext:value-type="float">
            <text:p>0.61055</text:p>
          </table:table-cell>
          <table:table-cell office:value-type="float" office:value="0.0818106801838972" calcext:value-type="float">
            <text:p>0.0818106802</text:p>
          </table:table-cell>
          <table:table-cell office:value-type="string" calcext:value-type="string">
            <text:p>use</text:p>
          </table:table-cell>
          <table:table-cell office:value-type="float" office:value="0.0958958498197245" calcext:value-type="float">
            <text:p>0.0958958498</text:p>
          </table:table-cell>
          <table:table-cell office:value-type="float" office:value="0.66845" calcext:value-type="float">
            <text:p>0.66845</text:p>
          </table:table-cell>
          <table:table-cell office:value-type="float" office:value="0.191045504452849" calcext:value-type="float">
            <text:p>0.1910455045</text:p>
          </table:table-cell>
          <table:table-cell office:value-type="string" calcext:value-type="string">
            <text:p>original</text:p>
          </table:table-cell>
          <table:table-cell office:value-type="float" office:value="0.0950555708691106" calcext:value-type="float">
            <text:p>0.0950555709</text:p>
          </table:table-cell>
          <table:table-cell office:value-type="float" office:value="0.652" calcext:value-type="float">
            <text:p>0.652</text:p>
          </table:table-cell>
          <table:table-cell office:value-type="float" office:value="0.229235880398671" calcext:value-type="float">
            <text:p>0.2292358804</text:p>
          </table:table-cell>
          <table:table-cell office:value-type="string" calcext:value-type="string">
            <text:p>believe</text:p>
          </table:table-cell>
          <table:table-cell office:value-type="float" office:value="-0.0400075671947866" calcext:value-type="float">
            <text:p>-0.0400075672</text:p>
          </table:table-cell>
          <table:table-cell office:value-type="float" office:value="-0.00995000000000001" calcext:value-type="float">
            <text:p>-0.00995</text:p>
          </table:table-cell>
          <table:table-cell office:value-type="float" office:value="-0.03470644073216" calcext:value-type="float">
            <text:p>-0.0347064407</text:p>
          </table:table-cell>
          <table:table-cell office:value-type="string" calcext:value-type="string">
            <text:p>used</text:p>
          </table:table-cell>
          <table:table-cell office:value-type="float" office:value="-0.0383255546924495" calcext:value-type="float">
            <text:p>-0.0383255547</text:p>
          </table:table-cell>
          <table:table-cell office:value-type="float" office:value="-0.0499999999999999" calcext:value-type="float">
            <text:p>-0.05</text:p>
          </table:table-cell>
          <table:table-cell office:value-type="float" office:value="-0.032288994896484" calcext:value-type="float">
            <text:p>-0.0322889949</text:p>
          </table:table-cell>
        </table:table-row>
        <table:table-row table:style-name="ro1">
          <table:table-cell office:value-type="string" calcext:value-type="string">
            <text:p>relationship</text:p>
          </table:table-cell>
          <table:table-cell office:value-type="float" office:value="0.0405048937507361" calcext:value-type="float">
            <text:p>0.0405048938</text:p>
          </table:table-cell>
          <table:table-cell office:value-type="float" office:value="0.63175" calcext:value-type="float">
            <text:p>0.63175</text:p>
          </table:table-cell>
          <table:table-cell office:value-type="float" office:value="0.0970945200441339" calcext:value-type="float">
            <text:p>0.09709452</text:p>
          </table:table-cell>
          <table:table-cell office:value-type="string" calcext:value-type="string">
            <text:p>often</text:p>
          </table:table-cell>
          <table:table-cell office:value-type="float" office:value="0.0958423446950803" calcext:value-type="float">
            <text:p>0.0958423447</text:p>
          </table:table-cell>
          <table:table-cell office:value-type="float" office:value="0.654" calcext:value-type="float">
            <text:p>0.654</text:p>
          </table:table-cell>
          <table:table-cell office:value-type="float" office:value="0.182033096926714" calcext:value-type="float">
            <text:p>0.1820330969</text:p>
          </table:table-cell>
          <table:table-cell office:value-type="string" calcext:value-type="string">
            <text:p>problem</text:p>
          </table:table-cell>
          <table:table-cell office:value-type="float" office:value="0.0949539326014178" calcext:value-type="float">
            <text:p>0.0949539326</text:p>
          </table:table-cell>
          <table:table-cell office:value-type="float" office:value="0.66495" calcext:value-type="float">
            <text:p>0.66495</text:p>
          </table:table-cell>
          <table:table-cell office:value-type="float" office:value="0.174652050745166" calcext:value-type="float">
            <text:p>0.1746520507</text:p>
          </table:table-cell>
          <table:table-cell office:value-type="string" calcext:value-type="string">
            <text:p>pretty</text:p>
          </table:table-cell>
          <table:table-cell office:value-type="float" office:value="-0.0395912431712996" calcext:value-type="float">
            <text:p>-0.0395912432</text:p>
          </table:table-cell>
          <table:table-cell office:value-type="float" office:value="-0.01105" calcext:value-type="float">
            <text:p>-0.01105</text:p>
          </table:table-cell>
          <table:table-cell office:value-type="float" office:value="-0.03316000861692" calcext:value-type="float">
            <text:p>-0.0331600086</text:p>
          </table:table-cell>
          <table:table-cell office:value-type="string" calcext:value-type="string">
            <text:p>although</text:p>
          </table:table-cell>
          <table:table-cell office:value-type="float" office:value="-0.0382813760774234" calcext:value-type="float">
            <text:p>-0.0382813761</text:p>
          </table:table-cell>
          <table:table-cell office:value-type="float" office:value="-0.0474500000000001" calcext:value-type="float">
            <text:p>-0.04745</text:p>
          </table:table-cell>
          <table:table-cell office:value-type="float" office:value="-0.03024010530138" calcext:value-type="float">
            <text:p>-0.0302401053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0.0266092215946099" calcext:value-type="float">
            <text:p>0.0266092216</text:p>
          </table:table-cell>
          <table:table-cell office:value-type="float" office:value="0.63375" calcext:value-type="float">
            <text:p>0.63375</text:p>
          </table:table-cell>
          <table:table-cell office:value-type="float" office:value="0.0684217219890627" calcext:value-type="float">
            <text:p>0.068421722</text:p>
          </table:table-cell>
          <table:table-cell office:value-type="string" calcext:value-type="string">
            <text:p>under</text:p>
          </table:table-cell>
          <table:table-cell office:value-type="float" office:value="0.0954589503209713" calcext:value-type="float">
            <text:p>0.0954589503</text:p>
          </table:table-cell>
          <table:table-cell office:value-type="float" office:value="0.679" calcext:value-type="float">
            <text:p>0.679</text:p>
          </table:table-cell>
          <table:table-cell office:value-type="float" office:value="0.175231243576567" calcext:value-type="float">
            <text:p>0.1752312436</text:p>
          </table:table-cell>
          <table:table-cell office:value-type="string" calcext:value-type="string">
            <text:p>men</text:p>
          </table:table-cell>
          <table:table-cell office:value-type="float" office:value="0.0948808268729398" calcext:value-type="float">
            <text:p>0.0948808269</text:p>
          </table:table-cell>
          <table:table-cell office:value-type="float" office:value="0.6638" calcext:value-type="float">
            <text:p>0.6638</text:p>
          </table:table-cell>
          <table:table-cell office:value-type="float" office:value="0.178396871945259" calcext:value-type="float">
            <text:p>0.1783968719</text:p>
          </table:table-cell>
          <table:table-cell office:value-type="string" calcext:value-type="string">
            <text:p>often</text:p>
          </table:table-cell>
          <table:table-cell office:value-type="float" office:value="-0.0394878174465049" calcext:value-type="float">
            <text:p>-0.0394878174</text:p>
          </table:table-cell>
          <table:table-cell office:value-type="float" office:value="-0.0388499999999999" calcext:value-type="float">
            <text:p>-0.03885</text:p>
          </table:table-cell>
          <table:table-cell office:value-type="float" office:value="-0.034886282522282" calcext:value-type="float">
            <text:p>-0.0348862825</text:p>
          </table:table-cell>
          <table:table-cell office:value-type="string" calcext:value-type="string">
            <text:p>great</text:p>
          </table:table-cell>
          <table:table-cell office:value-type="float" office:value="-0.038179251468339" calcext:value-type="float">
            <text:p>-0.0381792515</text:p>
          </table:table-cell>
          <table:table-cell office:value-type="float" office:value="-0.02425" calcext:value-type="float">
            <text:p>-0.02425</text:p>
          </table:table-cell>
          <table:table-cell office:value-type="float" office:value="-0.022681659411097" calcext:value-type="float">
            <text:p>-0.0226816594</text:p>
          </table:table-cell>
        </table:table-row>
        <table:table-row table:style-name="ro1">
          <table:table-cell office:value-type="string" calcext:value-type="string">
            <text:p>recommend</text:p>
          </table:table-cell>
          <table:table-cell office:value-type="float" office:value="0.0576243362768965" calcext:value-type="float">
            <text:p>0.0576243363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161283376399655" calcext:value-type="float">
            <text:p>0.1612833764</text:p>
          </table:table-cell>
          <table:table-cell office:value-type="string" calcext:value-type="string">
            <text:p>idea</text:p>
          </table:table-cell>
          <table:table-cell office:value-type="float" office:value="0.0952134751966041" calcext:value-type="float">
            <text:p>0.0952134752</text:p>
          </table:table-cell>
          <table:table-cell office:value-type="float" office:value="0.63425" calcext:value-type="float">
            <text:p>0.63425</text:p>
          </table:table-cell>
          <table:table-cell office:value-type="float" office:value="0.202550964787965" calcext:value-type="float">
            <text:p>0.2025509648</text:p>
          </table:table-cell>
          <table:table-cell office:value-type="string" calcext:value-type="string">
            <text:p>year</text:p>
          </table:table-cell>
          <table:table-cell office:value-type="float" office:value="0.0948713915841943" calcext:value-type="float">
            <text:p>0.0948713916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21042216358839" calcext:value-type="float">
            <text:p>0.2104221636</text:p>
          </table:table-cell>
          <table:table-cell office:value-type="string" calcext:value-type="string">
            <text:p>looks</text:p>
          </table:table-cell>
          <table:table-cell office:value-type="float" office:value="-0.0394718932157702" calcext:value-type="float">
            <text:p>-0.0394718932</text:p>
          </table:table-cell>
          <table:table-cell office:value-type="float" office:value="-0.00429999999999997" calcext:value-type="float">
            <text:p>-0.0043</text:p>
          </table:table-cell>
          <table:table-cell office:value-type="float" office:value="-0.035085674060346" calcext:value-type="float">
            <text:p>-0.0350856741</text:p>
          </table:table-cell>
          <table:table-cell office:value-type="string" calcext:value-type="string">
            <text:p>tell</text:p>
          </table:table-cell>
          <table:table-cell office:value-type="float" office:value="-0.0379932433885424" calcext:value-type="float">
            <text:p>-0.037993243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3765855113743" calcext:value-type="float">
            <text:p>-0.0337658551</text:p>
          </table:table-cell>
        </table:table-row>
        <table:table-row table:style-name="ro1">
          <table:table-cell office:value-type="string" calcext:value-type="string">
            <text:p>reason</text:p>
          </table:table-cell>
          <table:table-cell office:value-type="float" office:value="0.0857733336633418" calcext:value-type="float">
            <text:p>0.0857733337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207774798927614" calcext:value-type="float">
            <text:p>0.2077747989</text:p>
          </table:table-cell>
          <table:table-cell office:value-type="string" calcext:value-type="string">
            <text:p>rest</text:p>
          </table:table-cell>
          <table:table-cell office:value-type="float" office:value="0.0950350114581519" calcext:value-type="float">
            <text:p>0.0950350115</text:p>
          </table:table-cell>
          <table:table-cell office:value-type="float" office:value="0.6562" calcext:value-type="float">
            <text:p>0.6562</text:p>
          </table:table-cell>
          <table:table-cell office:value-type="float" office:value="0.195413058740931" calcext:value-type="float">
            <text:p>0.1954130587</text:p>
          </table:table-cell>
          <table:table-cell office:value-type="string" calcext:value-type="string">
            <text:p>else</text:p>
          </table:table-cell>
          <table:table-cell office:value-type="float" office:value="0.0943681957617242" calcext:value-type="float">
            <text:p>0.0943681958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2022909012319" calcext:value-type="float">
            <text:p>0.2022909012</text:p>
          </table:table-cell>
          <table:table-cell office:value-type="string" calcext:value-type="string">
            <text:p>ending</text:p>
          </table:table-cell>
          <table:table-cell office:value-type="float" office:value="-0.0394321937832387" calcext:value-type="float">
            <text:p>-0.0394321938</text:p>
          </table:table-cell>
          <table:table-cell office:value-type="float" office:value="-0.0309499999999999" calcext:value-type="float">
            <text:p>-0.03095</text:p>
          </table:table-cell>
          <table:table-cell office:value-type="float" office:value="-0.033320697478884" calcext:value-type="float">
            <text:p>-0.0333206975</text:p>
          </table:table-cell>
          <table:table-cell office:value-type="string" calcext:value-type="string">
            <text:p>certainly</text:p>
          </table:table-cell>
          <table:table-cell office:value-type="float" office:value="-0.0379834390175225" calcext:value-type="float">
            <text:p>-0.037983439</text:p>
          </table:table-cell>
          <table:table-cell office:value-type="float" office:value="-0.0584" calcext:value-type="float">
            <text:p>-0.0584</text:p>
          </table:table-cell>
          <table:table-cell office:value-type="float" office:value="-0.033028982779386" calcext:value-type="float">
            <text:p>-0.0330289828</text:p>
          </table:table-cell>
        </table:table-row>
        <table:table-row table:style-name="ro1">
          <table:table-cell office:value-type="string" calcext:value-type="string">
            <text:p>really</text:p>
          </table:table-cell>
          <table:table-cell office:value-type="float" office:value="0.119544537030753" calcext:value-type="float">
            <text:p>0.119544537</text:p>
          </table:table-cell>
          <table:table-cell office:value-type="float" office:value="0.58445" calcext:value-type="float">
            <text:p>0.58445</text:p>
          </table:table-cell>
          <table:table-cell office:value-type="float" office:value="0.434202464429165" calcext:value-type="float">
            <text:p>0.4342024644</text:p>
          </table:table-cell>
          <table:table-cell office:value-type="string" calcext:value-type="string">
            <text:p>especially</text:p>
          </table:table-cell>
          <table:table-cell office:value-type="float" office:value="0.09499962716948" calcext:value-type="float">
            <text:p>0.0949996272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228084252758275" calcext:value-type="float">
            <text:p>0.2280842528</text:p>
          </table:table-cell>
          <table:table-cell office:value-type="string" calcext:value-type="string">
            <text:p>horrible</text:p>
          </table:table-cell>
          <table:table-cell office:value-type="float" office:value="0.0941032501136978" calcext:value-type="float">
            <text:p>0.0941032501</text:p>
          </table:table-cell>
          <table:table-cell office:value-type="float" office:value="0.6805" calcext:value-type="float">
            <text:p>0.6805</text:p>
          </table:table-cell>
          <table:table-cell office:value-type="float" office:value="0.156769596199525" calcext:value-type="float">
            <text:p>0.1567695962</text:p>
          </table:table-cell>
          <table:table-cell office:value-type="string" calcext:value-type="string">
            <text:p>star</text:p>
          </table:table-cell>
          <table:table-cell office:value-type="float" office:value="-0.0394315254468491" calcext:value-type="float">
            <text:p>-0.0394315254</text:p>
          </table:table-cell>
          <table:table-cell office:value-type="float" office:value="-0.0255000000000001" calcext:value-type="float">
            <text:p>-0.0255</text:p>
          </table:table-cell>
          <table:table-cell office:value-type="float" office:value="-0.034710270526163" calcext:value-type="float">
            <text:p>-0.0347102705</text:p>
          </table:table-cell>
          <table:table-cell office:value-type="string" calcext:value-type="string">
            <text:p>lost</text:p>
          </table:table-cell>
          <table:table-cell office:value-type="float" office:value="-0.0379145392367212" calcext:value-type="float">
            <text:p>-0.0379145392</text:p>
          </table:table-cell>
          <table:table-cell office:value-type="float" office:value="-0.0614" calcext:value-type="float">
            <text:p>-0.0614</text:p>
          </table:table-cell>
          <table:table-cell office:value-type="float" office:value="-0.033053613311955" calcext:value-type="float">
            <text:p>-0.0330536133</text:p>
          </table:table-cell>
        </table:table-row>
        <table:table-row table:style-name="ro1">
          <table:table-cell office:value-type="string" calcext:value-type="string">
            <text:p>realize</text:p>
          </table:table-cell>
          <table:table-cell office:value-type="float" office:value="0.0222659531572331" calcext:value-type="float">
            <text:p>0.0222659532</text:p>
          </table:table-cell>
          <table:table-cell office:value-type="float" office:value="0.5892" calcext:value-type="float">
            <text:p>0.5892</text:p>
          </table:table-cell>
          <table:table-cell office:value-type="float" office:value="0.0674233825198638" calcext:value-type="float">
            <text:p>0.0674233825</text:p>
          </table:table-cell>
          <table:table-cell office:value-type="string" calcext:value-type="string">
            <text:p>i've</text:p>
          </table:table-cell>
          <table:table-cell office:value-type="float" office:value="0.0945057726648227" calcext:value-type="float">
            <text:p>0.0945057727</text:p>
          </table:table-cell>
          <table:table-cell office:value-type="float" office:value="0.60135" calcext:value-type="float">
            <text:p>0.60135</text:p>
          </table:table-cell>
          <table:table-cell office:value-type="float" office:value="0.254092992796333" calcext:value-type="float">
            <text:p>0.2540929928</text:p>
          </table:table-cell>
          <table:table-cell office:value-type="string" calcext:value-type="string">
            <text:p>family</text:p>
          </table:table-cell>
          <table:table-cell office:value-type="float" office:value="0.0939618008644417" calcext:value-type="float">
            <text:p>0.0939618009</text:p>
          </table:table-cell>
          <table:table-cell office:value-type="float" office:value="0.59595" calcext:value-type="float">
            <text:p>0.59595</text:p>
          </table:table-cell>
          <table:table-cell office:value-type="float" office:value="0.221858449687049" calcext:value-type="float">
            <text:p>0.2218584497</text:p>
          </table:table-cell>
          <table:table-cell office:value-type="string" calcext:value-type="string">
            <text:p>style</text:p>
          </table:table-cell>
          <table:table-cell office:value-type="float" office:value="-0.039393223210621" calcext:value-type="float">
            <text:p>-0.0393932232</text:p>
          </table:table-cell>
          <table:table-cell office:value-type="float" office:value="-0.0567" calcext:value-type="float">
            <text:p>-0.0567</text:p>
          </table:table-cell>
          <table:table-cell office:value-type="float" office:value="-0.034196344717093" calcext:value-type="float">
            <text:p>-0.0341963447</text:p>
          </table:table-cell>
          <table:table-cell office:value-type="string" calcext:value-type="string">
            <text:p>understand</text:p>
          </table:table-cell>
          <table:table-cell office:value-type="float" office:value="-0.0378881757415288" calcext:value-type="float">
            <text:p>-0.0378881757</text:p>
          </table:table-cell>
          <table:table-cell office:value-type="float" office:value="-0.0226" calcext:value-type="float">
            <text:p>-0.0226</text:p>
          </table:table-cell>
          <table:table-cell office:value-type="float" office:value="-0.033815671034991" calcext:value-type="float">
            <text:p>-0.033815671</text:p>
          </table:table-cell>
        </table:table-row>
        <table:table-row table:style-name="ro1">
          <table:table-cell office:value-type="string" calcext:value-type="string">
            <text:p>reality</text:p>
          </table:table-cell>
          <table:table-cell office:value-type="float" office:value="0.0330979343120098" calcext:value-type="float">
            <text:p>0.0330979343</text:p>
          </table:table-cell>
          <table:table-cell office:value-type="float" office:value="0.59685" calcext:value-type="float">
            <text:p>0.59685</text:p>
          </table:table-cell>
          <table:table-cell office:value-type="float" office:value="0.0902628906690737" calcext:value-type="float">
            <text:p>0.0902628907</text:p>
          </table:table-cell>
          <table:table-cell office:value-type="string" calcext:value-type="string">
            <text:p>actors</text:p>
          </table:table-cell>
          <table:table-cell office:value-type="float" office:value="0.0943244471388387" calcext:value-type="float">
            <text:p>0.0943244471</text:p>
          </table:table-cell>
          <table:table-cell office:value-type="float" office:value="0.5776" calcext:value-type="float">
            <text:p>0.5776</text:p>
          </table:table-cell>
          <table:table-cell office:value-type="float" office:value="0.291037260825781" calcext:value-type="float">
            <text:p>0.2910372608</text:p>
          </table:table-cell>
          <table:table-cell office:value-type="string" calcext:value-type="string">
            <text:p>wrong</text:p>
          </table:table-cell>
          <table:table-cell office:value-type="float" office:value="0.0934762221937322" calcext:value-type="float">
            <text:p>0.0934762222</text:p>
          </table:table-cell>
          <table:table-cell office:value-type="float" office:value="0.63295" calcext:value-type="float">
            <text:p>0.63295</text:p>
          </table:table-cell>
          <table:table-cell office:value-type="float" office:value="0.19125261650325" calcext:value-type="float">
            <text:p>0.1912526165</text:p>
          </table:table-cell>
          <table:table-cell office:value-type="string" calcext:value-type="string">
            <text:p>keep</text:p>
          </table:table-cell>
          <table:table-cell office:value-type="float" office:value="-0.0393347084495831" calcext:value-type="float">
            <text:p>-0.0393347084</text:p>
          </table:table-cell>
          <table:table-cell office:value-type="float" office:value="-0.0796" calcext:value-type="float">
            <text:p>-0.0796</text:p>
          </table:table-cell>
          <table:table-cell office:value-type="float" office:value="-0.032635704234721" calcext:value-type="float">
            <text:p>-0.0326357042</text:p>
          </table:table-cell>
          <table:table-cell office:value-type="string" calcext:value-type="string">
            <text:p>fan</text:p>
          </table:table-cell>
          <table:table-cell office:value-type="float" office:value="-0.0378425691637219" calcext:value-type="float">
            <text:p>-0.0378425692</text:p>
          </table:table-cell>
          <table:table-cell office:value-type="float" office:value="-0.02645" calcext:value-type="float">
            <text:p>-0.02645</text:p>
          </table:table-cell>
          <table:table-cell office:value-type="float" office:value="-0.033142045524797" calcext:value-type="float">
            <text:p>-0.0331420455</text:p>
          </table:table-cell>
        </table:table-row>
        <table:table-row table:style-name="ro1">
          <table:table-cell office:value-type="string" calcext:value-type="string">
            <text:p>realistic</text:p>
          </table:table-cell>
          <table:table-cell office:value-type="float" office:value="0.0318382708378986" calcext:value-type="float">
            <text:p>0.0318382708</text:p>
          </table:table-cell>
          <table:table-cell office:value-type="float" office:value="0.59745" calcext:value-type="float">
            <text:p>0.59745</text:p>
          </table:table-cell>
          <table:table-cell office:value-type="float" office:value="0.0793596340766152" calcext:value-type="float">
            <text:p>0.0793596341</text:p>
          </table:table-cell>
          <table:table-cell office:value-type="string" calcext:value-type="string">
            <text:p>full</text:p>
          </table:table-cell>
          <table:table-cell office:value-type="float" office:value="0.0942868983237619" calcext:value-type="float">
            <text:p>0.0942868983</text:p>
          </table:table-cell>
          <table:table-cell office:value-type="float" office:value="0.6757" calcext:value-type="float">
            <text:p>0.6757</text:p>
          </table:table-cell>
          <table:table-cell office:value-type="float" office:value="0.18925" calcext:value-type="float">
            <text:p>0.18925</text:p>
          </table:table-cell>
          <table:table-cell office:value-type="string" calcext:value-type="string">
            <text:p>film's</text:p>
          </table:table-cell>
          <table:table-cell office:value-type="float" office:value="0.0934550219174671" calcext:value-type="float">
            <text:p>0.0934550219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15002804262479" calcext:value-type="float">
            <text:p>0.1500280426</text:p>
          </table:table-cell>
          <table:table-cell office:value-type="string" calcext:value-type="string">
            <text:p>says</text:p>
          </table:table-cell>
          <table:table-cell office:value-type="float" office:value="-0.0392215750137676" calcext:value-type="float">
            <text:p>-0.039221575</text:p>
          </table:table-cell>
          <table:table-cell office:value-type="float" office:value="-0.0837" calcext:value-type="float">
            <text:p>-0.0837</text:p>
          </table:table-cell>
          <table:table-cell office:value-type="float" office:value="-0.035279652942904" calcext:value-type="float">
            <text:p>-0.0352796529</text:p>
          </table:table-cell>
          <table:table-cell office:value-type="string" calcext:value-type="string">
            <text:p>friend</text:p>
          </table:table-cell>
          <table:table-cell office:value-type="float" office:value="-0.0378290110033821" calcext:value-type="float">
            <text:p>-0.037829011</text:p>
          </table:table-cell>
          <table:table-cell office:value-type="float" office:value="-0.05235" calcext:value-type="float">
            <text:p>-0.05235</text:p>
          </table:table-cell>
          <table:table-cell office:value-type="float" office:value="-0.033767530652201" calcext:value-type="float">
            <text:p>-0.0337675307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.08417939306387" calcext:value-type="float">
            <text:p>0.0841793931</text:p>
          </table:table-cell>
          <table:table-cell office:value-type="float" office:value="0.5894" calcext:value-type="float">
            <text:p>0.5894</text:p>
          </table:table-cell>
          <table:table-cell office:value-type="float" office:value="0.285540281886201" calcext:value-type="float">
            <text:p>0.2855402819</text:p>
          </table:table-cell>
          <table:table-cell office:value-type="string" calcext:value-type="string">
            <text:p>together</text:p>
          </table:table-cell>
          <table:table-cell office:value-type="float" office:value="0.0942777096733183" calcext:value-type="float">
            <text:p>0.0942777097</text:p>
          </table:table-cell>
          <table:table-cell office:value-type="float" office:value="0.634" calcext:value-type="float">
            <text:p>0.634</text:p>
          </table:table-cell>
          <table:table-cell office:value-type="float" office:value="0.21239509360878" calcext:value-type="float">
            <text:p>0.2123950936</text:p>
          </table:table-cell>
          <table:table-cell office:value-type="string" calcext:value-type="string">
            <text:p>often</text:p>
          </table:table-cell>
          <table:table-cell office:value-type="float" office:value="0.0929201573725542" calcext:value-type="float">
            <text:p>0.0929201574</text:p>
          </table:table-cell>
          <table:table-cell office:value-type="float" office:value="0.6402" calcext:value-type="float">
            <text:p>0.6402</text:p>
          </table:table-cell>
          <table:table-cell office:value-type="float" office:value="0.179849555504901" calcext:value-type="float">
            <text:p>0.1798495555</text:p>
          </table:table-cell>
          <table:table-cell office:value-type="string" calcext:value-type="string">
            <text:p>career</text:p>
          </table:table-cell>
          <table:table-cell office:value-type="float" office:value="-0.0389095312341422" calcext:value-type="float">
            <text:p>-0.0389095312</text:p>
          </table:table-cell>
          <table:table-cell office:value-type="float" office:value="-0.0423" calcext:value-type="float">
            <text:p>-0.0423</text:p>
          </table:table-cell>
          <table:table-cell office:value-type="float" office:value="-0.0359779275391591" calcext:value-type="float">
            <text:p>-0.0359779275</text:p>
          </table:table-cell>
          <table:table-cell office:value-type="string" calcext:value-type="string">
            <text:p>starts</text:p>
          </table:table-cell>
          <table:table-cell office:value-type="float" office:value="-0.0377662116817274" calcext:value-type="float">
            <text:p>-0.0377662117</text:p>
          </table:table-cell>
          <table:table-cell office:value-type="float" office:value="-0.04805" calcext:value-type="float">
            <text:p>-0.04805</text:p>
          </table:table-cell>
          <table:table-cell office:value-type="float" office:value="-0.034077718573172" calcext:value-type="float">
            <text:p>-0.0340777186</text:p>
          </table:table-cell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0.0255890988712151" calcext:value-type="float">
            <text:p>0.0255890989</text:p>
          </table:table-cell>
          <table:table-cell office:value-type="float" office:value="0.59605" calcext:value-type="float">
            <text:p>0.59605</text:p>
          </table:table-cell>
          <table:table-cell office:value-type="float" office:value="0.0729776247848537" calcext:value-type="float">
            <text:p>0.0729776248</text:p>
          </table:table-cell>
          <table:table-cell office:value-type="float" office:value="9" calcext:value-type="float">
            <text:p>9</text:p>
          </table:table-cell>
          <table:table-cell office:value-type="float" office:value="0.0938573746600419" calcext:value-type="float">
            <text:p>0.0938573747</text:p>
          </table:table-cell>
          <table:table-cell office:value-type="float" office:value="0.76585" calcext:value-type="float">
            <text:p>0.76585</text:p>
          </table:table-cell>
          <table:table-cell office:value-type="float" office:value="0.13836246550138" calcext:value-type="float">
            <text:p>0.1383624655</text:p>
          </table:table-cell>
          <table:table-cell office:value-type="string" calcext:value-type="string">
            <text:p>someone</text:p>
          </table:table-cell>
          <table:table-cell office:value-type="float" office:value="0.0928387584762262" calcext:value-type="float">
            <text:p>0.0928387585</text:p>
          </table:table-cell>
          <table:table-cell office:value-type="float" office:value="0.60905" calcext:value-type="float">
            <text:p>0.60905</text:p>
          </table:table-cell>
          <table:table-cell office:value-type="float" office:value="0.210441280420075" calcext:value-type="float">
            <text:p>0.2104412804</text:p>
          </table:table-cell>
          <table:table-cell office:value-type="string" calcext:value-type="string">
            <text:p>exactly</text:p>
          </table:table-cell>
          <table:table-cell office:value-type="float" office:value="-0.0388174754575542" calcext:value-type="float">
            <text:p>-0.0388174755</text:p>
          </table:table-cell>
          <table:table-cell office:value-type="float" office:value="-0.05505" calcext:value-type="float">
            <text:p>-0.05505</text:p>
          </table:table-cell>
          <table:table-cell office:value-type="float" office:value="-0.035497890210412" calcext:value-type="float">
            <text:p>-0.0354978902</text:p>
          </table:table-cell>
          <table:table-cell office:value-type="string" calcext:value-type="string">
            <text:p>soon</text:p>
          </table:table-cell>
          <table:table-cell office:value-type="float" office:value="-0.0376942243590708" calcext:value-type="float">
            <text:p>-0.0376942244</text:p>
          </table:table-cell>
          <table:table-cell office:value-type="float" office:value="-0.05835" calcext:value-type="float">
            <text:p>-0.05835</text:p>
          </table:table-cell>
          <table:table-cell office:value-type="float" office:value="-0.033744097628029" calcext:value-type="float">
            <text:p>-0.0337440976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0.0359891916294011" calcext:value-type="float">
            <text:p>0.0359891916</text:p>
          </table:table-cell>
          <table:table-cell office:value-type="float" office:value="0.57565" calcext:value-type="float">
            <text:p>0.57565</text:p>
          </table:table-cell>
          <table:table-cell office:value-type="float" office:value="0.145403282650287" calcext:value-type="float">
            <text:p>0.1454032827</text:p>
          </table:table-cell>
          <table:table-cell office:value-type="string" calcext:value-type="string">
            <text:p>face</text:p>
          </table:table-cell>
          <table:table-cell office:value-type="float" office:value="0.0936995911663495" calcext:value-type="float">
            <text:p>0.0936995912</text:p>
          </table:table-cell>
          <table:table-cell office:value-type="float" office:value="0.6637" calcext:value-type="float">
            <text:p>0.6637</text:p>
          </table:table-cell>
          <table:table-cell office:value-type="float" office:value="0.179956108266277" calcext:value-type="float">
            <text:p>0.1799561083</text:p>
          </table:table-cell>
          <table:table-cell office:value-type="string" calcext:value-type="string">
            <text:p>interesting</text:p>
          </table:table-cell>
          <table:table-cell office:value-type="float" office:value="0.0925531938379401" calcext:value-type="float">
            <text:p>0.0925531938</text:p>
          </table:table-cell>
          <table:table-cell office:value-type="float" office:value="0.62595" calcext:value-type="float">
            <text:p>0.62595</text:p>
          </table:table-cell>
          <table:table-cell office:value-type="float" office:value="0.241662442980233" calcext:value-type="float">
            <text:p>0.241662443</text:p>
          </table:table-cell>
          <table:table-cell office:value-type="string" calcext:value-type="string">
            <text:p>house</text:p>
          </table:table-cell>
          <table:table-cell office:value-type="float" office:value="-0.0387335293396447" calcext:value-type="float">
            <text:p>-0.0387335293</text:p>
          </table:table-cell>
          <table:table-cell office:value-type="float" office:value="-0.0542" calcext:value-type="float">
            <text:p>-0.0542</text:p>
          </table:table-cell>
          <table:table-cell office:value-type="float" office:value="-0.033474256824959" calcext:value-type="float">
            <text:p>-0.0334742568</text:p>
          </table:table-cell>
          <table:table-cell office:value-type="string" calcext:value-type="string">
            <text:p>keep</text:p>
          </table:table-cell>
          <table:table-cell office:value-type="float" office:value="-0.0374184801878502" calcext:value-type="float">
            <text:p>-0.0374184802</text:p>
          </table:table-cell>
          <table:table-cell office:value-type="float" office:value="-0.06985" calcext:value-type="float">
            <text:p>-0.06985</text:p>
          </table:table-cell>
          <table:table-cell office:value-type="float" office:value="-0.031351418032662" calcext:value-type="float">
            <text:p>-0.031351418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0.0302978927882904" calcext:value-type="float">
            <text:p>0.0302978928</text:p>
          </table:table-cell>
          <table:table-cell office:value-type="float" office:value="0.61335" calcext:value-type="float">
            <text:p>0.61335</text:p>
          </table:table-cell>
          <table:table-cell office:value-type="float" office:value="0.0792951541850221" calcext:value-type="float">
            <text:p>0.0792951542</text:p>
          </table:table-cell>
          <table:table-cell office:value-type="string" calcext:value-type="string">
            <text:p>simply</text:p>
          </table:table-cell>
          <table:table-cell office:value-type="float" office:value="0.0934576017792793" calcext:value-type="float">
            <text:p>0.0934576018</text:p>
          </table:table-cell>
          <table:table-cell office:value-type="float" office:value="0.65085" calcext:value-type="float">
            <text:p>0.65085</text:p>
          </table:table-cell>
          <table:table-cell office:value-type="float" office:value="0.196709996548947" calcext:value-type="float">
            <text:p>0.1967099965</text:p>
          </table:table-cell>
          <table:table-cell office:value-type="string" calcext:value-type="string">
            <text:p>star</text:p>
          </table:table-cell>
          <table:table-cell office:value-type="float" office:value="0.0925071784766195" calcext:value-type="float">
            <text:p>0.0925071785</text:p>
          </table:table-cell>
          <table:table-cell office:value-type="float" office:value="0.64075" calcext:value-type="float">
            <text:p>0.64075</text:p>
          </table:table-cell>
          <table:table-cell office:value-type="float" office:value="0.191151637960149" calcext:value-type="float">
            <text:p>0.191151638</text:p>
          </table:table-cell>
          <table:table-cell office:value-type="string" calcext:value-type="string">
            <text:p>mother</text:p>
          </table:table-cell>
          <table:table-cell office:value-type="float" office:value="-0.038577530808161" calcext:value-type="float">
            <text:p>-0.0385775308</text:p>
          </table:table-cell>
          <table:table-cell office:value-type="float" office:value="-0.06435" calcext:value-type="float">
            <text:p>-0.06435</text:p>
          </table:table-cell>
          <table:table-cell office:value-type="float" office:value="-0.034698330988617" calcext:value-type="float">
            <text:p>-0.034698331</text:p>
          </table:table-cell>
          <table:table-cell office:value-type="string" calcext:value-type="string">
            <text:p>remember</text:p>
          </table:table-cell>
          <table:table-cell office:value-type="float" office:value="-0.0373810732198355" calcext:value-type="float">
            <text:p>-0.0373810732</text:p>
          </table:table-cell>
          <table:table-cell office:value-type="float" office:value="-0.0459000000000001" calcext:value-type="float">
            <text:p>-0.0459</text:p>
          </table:table-cell>
          <table:table-cell office:value-type="float" office:value="-0.032705871650363" calcext:value-type="float">
            <text:p>-0.0327058717</text:p>
          </table:table-cell>
        </table:table-row>
        <table:table-row table:style-name="ro1">
          <table:table-cell office:value-type="string" calcext:value-type="string">
            <text:p>rating</text:p>
          </table:table-cell>
          <table:table-cell office:value-type="float" office:value="0.0385091831861403" calcext:value-type="float">
            <text:p>0.0385091832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0961347869177403" calcext:value-type="float">
            <text:p>0.0961347869</text:p>
          </table:table-cell>
          <table:table-cell office:value-type="string" calcext:value-type="string">
            <text:p>getting</text:p>
          </table:table-cell>
          <table:table-cell office:value-type="float" office:value="0.0934114773549801" calcext:value-type="float">
            <text:p>0.0934114774</text:p>
          </table:table-cell>
          <table:table-cell office:value-type="float" office:value="0.6583" calcext:value-type="float">
            <text:p>0.6583</text:p>
          </table:table-cell>
          <table:table-cell office:value-type="float" office:value="0.184875954198473" calcext:value-type="float">
            <text:p>0.1848759542</text:p>
          </table:table-cell>
          <table:table-cell office:value-type="string" calcext:value-type="string">
            <text:p>american</text:p>
          </table:table-cell>
          <table:table-cell office:value-type="float" office:value="0.0924904233857837" calcext:value-type="float">
            <text:p>0.0924904234</text:p>
          </table:table-cell>
          <table:table-cell office:value-type="float" office:value="0.63425" calcext:value-type="float">
            <text:p>0.63425</text:p>
          </table:table-cell>
          <table:table-cell office:value-type="float" office:value="0.195535026943803" calcext:value-type="float">
            <text:p>0.1955350269</text:p>
          </table:table-cell>
          <table:table-cell office:value-type="string" calcext:value-type="string">
            <text:p>must</text:p>
          </table:table-cell>
          <table:table-cell office:value-type="float" office:value="-0.0385673105724536" calcext:value-type="float">
            <text:p>-0.0385673106</text:p>
          </table:table-cell>
          <table:table-cell office:value-type="float" office:value="-0.0272500000000001" calcext:value-type="float">
            <text:p>-0.02725</text:p>
          </table:table-cell>
          <table:table-cell office:value-type="float" office:value="-0.030687509025787" calcext:value-type="float">
            <text:p>-0.030687509</text:p>
          </table:table-cell>
          <table:table-cell office:value-type="string" calcext:value-type="string">
            <text:p>second</text:p>
          </table:table-cell>
          <table:table-cell office:value-type="float" office:value="-0.0373207026685011" calcext:value-type="float">
            <text:p>-0.0373207027</text:p>
          </table:table-cell>
          <table:table-cell office:value-type="float" office:value="-0.0651" calcext:value-type="float">
            <text:p>-0.0651</text:p>
          </table:table-cell>
          <table:table-cell office:value-type="float" office:value="-0.030299748024745" calcext:value-type="float">
            <text:p>-0.030299748</text:p>
          </table:table-cell>
        </table:table-row>
        <table:table-row table:style-name="ro1">
          <table:table-cell office:value-type="string" calcext:value-type="string">
            <text:p>rather</text:p>
          </table:table-cell>
          <table:table-cell office:value-type="float" office:value="0.0722845450154315" calcext:value-type="float">
            <text:p>0.072284545</text:p>
          </table:table-cell>
          <table:table-cell office:value-type="float" office:value="0.60675" calcext:value-type="float">
            <text:p>0.60675</text:p>
          </table:table-cell>
          <table:table-cell office:value-type="float" office:value="0.210579142828465" calcext:value-type="float">
            <text:p>0.2105791428</text:p>
          </table:table-cell>
          <table:table-cell office:value-type="string" calcext:value-type="string">
            <text:p>highly</text:p>
          </table:table-cell>
          <table:table-cell office:value-type="float" office:value="0.0934081420129765" calcext:value-type="float">
            <text:p>0.093408142</text:p>
          </table:table-cell>
          <table:table-cell office:value-type="float" office:value="0.7019" calcext:value-type="float">
            <text:p>0.7019</text:p>
          </table:table-cell>
          <table:table-cell office:value-type="float" office:value="0.161462728551336" calcext:value-type="float">
            <text:p>0.1614627286</text:p>
          </table:table-cell>
          <table:table-cell office:value-type="string" calcext:value-type="string">
            <text:p>half</text:p>
          </table:table-cell>
          <table:table-cell office:value-type="float" office:value="0.0924692744499455" calcext:value-type="float">
            <text:p>0.0924692744</text:p>
          </table:table-cell>
          <table:table-cell office:value-type="float" office:value="0.6328" calcext:value-type="float">
            <text:p>0.6328</text:p>
          </table:table-cell>
          <table:table-cell office:value-type="float" office:value="0.197552447552448" calcext:value-type="float">
            <text:p>0.1975524476</text:p>
          </table:table-cell>
          <table:table-cell office:value-type="string" calcext:value-type="string">
            <text:p>already</text:p>
          </table:table-cell>
          <table:table-cell office:value-type="float" office:value="-0.0385493232598285" calcext:value-type="float">
            <text:p>-0.0385493233</text:p>
          </table:table-cell>
          <table:table-cell office:value-type="float" office:value="-0.0572" calcext:value-type="float">
            <text:p>-0.0572</text:p>
          </table:table-cell>
          <table:table-cell office:value-type="float" office:value="-0.033833744470886" calcext:value-type="float">
            <text:p>-0.0338337445</text:p>
          </table:table-cell>
          <table:table-cell office:value-type="string" calcext:value-type="string">
            <text:p>action</text:p>
          </table:table-cell>
          <table:table-cell office:value-type="float" office:value="-0.037233500553329" calcext:value-type="float">
            <text:p>-0.0372335006</text:p>
          </table:table-cell>
          <table:table-cell office:value-type="float" office:value="-0.0467" calcext:value-type="float">
            <text:p>-0.0467</text:p>
          </table:table-cell>
          <table:table-cell office:value-type="float" office:value="-0.028989217395785" calcext:value-type="float">
            <text:p>-0.0289892174</text:p>
          </table:table-cell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0.0214969734799594" calcext:value-type="float">
            <text:p>0.0214969735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0642492090532977" calcext:value-type="float">
            <text:p>0.0642492091</text:p>
          </table:table-cell>
          <table:table-cell office:value-type="string" calcext:value-type="string">
            <text:p>final</text:p>
          </table:table-cell>
          <table:table-cell office:value-type="float" office:value="0.0929815262883448" calcext:value-type="float">
            <text:p>0.0929815263</text:p>
          </table:table-cell>
          <table:table-cell office:value-type="float" office:value="0.6834" calcext:value-type="float">
            <text:p>0.6834</text:p>
          </table:table-cell>
          <table:table-cell office:value-type="float" office:value="0.167499342624244" calcext:value-type="float">
            <text:p>0.1674993426</text:p>
          </table:table-cell>
          <table:table-cell office:value-type="string" calcext:value-type="string">
            <text:p>start</text:p>
          </table:table-cell>
          <table:table-cell office:value-type="float" office:value="0.0919814165790631" calcext:value-type="float">
            <text:p>0.0919814166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186828919112384" calcext:value-type="float">
            <text:p>0.1868289191</text:p>
          </table:table-cell>
          <table:table-cell office:value-type="string" calcext:value-type="string">
            <text:p>earlier</text:p>
          </table:table-cell>
          <table:table-cell office:value-type="float" office:value="-0.0385393566875445" calcext:value-type="float">
            <text:p>-0.0385393567</text:p>
          </table:table-cell>
          <table:table-cell office:value-type="float" office:value="-0.0791500000000001" calcext:value-type="float">
            <text:p>-0.07915</text:p>
          </table:table-cell>
          <table:table-cell office:value-type="float" office:value="-0.0361307590416632" calcext:value-type="float">
            <text:p>-0.036130759</text:p>
          </table:table-cell>
          <table:table-cell office:value-type="string" calcext:value-type="string">
            <text:p>lives</text:p>
          </table:table-cell>
          <table:table-cell office:value-type="float" office:value="-0.0371842757506912" calcext:value-type="float">
            <text:p>-0.0371842758</text:p>
          </table:table-cell>
          <table:table-cell office:value-type="float" office:value="-0.0558" calcext:value-type="float">
            <text:p>-0.0558</text:p>
          </table:table-cell>
          <table:table-cell office:value-type="float" office:value="-0.03273944831083" calcext:value-type="float">
            <text:p>-0.0327394483</text:p>
          </table:table-cell>
        </table:table-row>
        <table:table-row table:style-name="ro1">
          <table:table-cell office:value-type="string" calcext:value-type="string">
            <text:p>quite</text:p>
          </table:table-cell>
          <table:table-cell office:value-type="float" office:value="0.091393091841779" calcext:value-type="float">
            <text:p>0.0913930918</text:p>
          </table:table-cell>
          <table:table-cell office:value-type="float" office:value="0.61415" calcext:value-type="float">
            <text:p>0.61415</text:p>
          </table:table-cell>
          <table:table-cell office:value-type="float" office:value="0.259902177040376" calcext:value-type="float">
            <text:p>0.259902177</text:p>
          </table:table-cell>
          <table:table-cell office:value-type="string" calcext:value-type="string">
            <text:p>unfortunately</text:p>
          </table:table-cell>
          <table:table-cell office:value-type="float" office:value="0.0928995467319943" calcext:value-type="float">
            <text:p>0.0928995467</text:p>
          </table:table-cell>
          <table:table-cell office:value-type="float" office:value="0.6593" calcext:value-type="float">
            <text:p>0.6593</text:p>
          </table:table-cell>
          <table:table-cell office:value-type="float" office:value="0.172455671605538" calcext:value-type="float">
            <text:p>0.1724556716</text:p>
          </table:table-cell>
          <table:table-cell office:value-type="string" calcext:value-type="string">
            <text:p>john</text:p>
          </table:table-cell>
          <table:table-cell office:value-type="float" office:value="0.0919013209618922" calcext:value-type="float">
            <text:p>0.091901321</text:p>
          </table:table-cell>
          <table:table-cell office:value-type="float" office:value="0.64925" calcext:value-type="float">
            <text:p>0.64925</text:p>
          </table:table-cell>
          <table:table-cell office:value-type="float" office:value="0.188548293811452" calcext:value-type="float">
            <text:p>0.1885482938</text:p>
          </table:table-cell>
          <table:table-cell office:value-type="string" calcext:value-type="string">
            <text:p>tell</text:p>
          </table:table-cell>
          <table:table-cell office:value-type="float" office:value="-0.0381030454128544" calcext:value-type="float">
            <text:p>-0.0381030454</text:p>
          </table:table-cell>
          <table:table-cell office:value-type="float" office:value="-0.03055" calcext:value-type="float">
            <text:p>-0.03055</text:p>
          </table:table-cell>
          <table:table-cell office:value-type="float" office:value="-0.033402886121344" calcext:value-type="float">
            <text:p>-0.0334028861</text:p>
          </table:table-cell>
          <table:table-cell office:value-type="string" calcext:value-type="string">
            <text:p>due</text:p>
          </table:table-cell>
          <table:table-cell office:value-type="float" office:value="-0.0366121457222577" calcext:value-type="float">
            <text:p>-0.0366121457</text:p>
          </table:table-cell>
          <table:table-cell office:value-type="float" office:value="-0.06555" calcext:value-type="float">
            <text:p>-0.06555</text:p>
          </table:table-cell>
          <table:table-cell office:value-type="float" office:value="-0.0335270359791947" calcext:value-type="float">
            <text:p>-0.033527036</text:p>
          </table:table-cell>
        </table:table-row>
        <table:table-row table:style-name="ro1">
          <table:table-cell office:value-type="string" calcext:value-type="string">
            <text:p>quickly</text:p>
          </table:table-cell>
          <table:table-cell office:value-type="float" office:value="0.0306383624673886" calcext:value-type="float">
            <text:p>0.0306383625</text:p>
          </table:table-cell>
          <table:table-cell office:value-type="float" office:value="0.63805" calcext:value-type="float">
            <text:p>0.63805</text:p>
          </table:table-cell>
          <table:table-cell office:value-type="float" office:value="0.076775921438592" calcext:value-type="float">
            <text:p>0.0767759214</text:p>
          </table:table-cell>
          <table:table-cell office:value-type="string" calcext:value-type="string">
            <text:p>tries</text:p>
          </table:table-cell>
          <table:table-cell office:value-type="float" office:value="0.0927748527277282" calcext:value-type="float">
            <text:p>0.0927748527</text:p>
          </table:table-cell>
          <table:table-cell office:value-type="float" office:value="0.67805" calcext:value-type="float">
            <text:p>0.67805</text:p>
          </table:table-cell>
          <table:table-cell office:value-type="float" office:value="0.165175677427719" calcext:value-type="float">
            <text:p>0.1651756774</text:p>
          </table:table-cell>
          <table:table-cell office:value-type="string" calcext:value-type="string">
            <text:p>rest</text:p>
          </table:table-cell>
          <table:table-cell office:value-type="float" office:value="0.0917204455824326" calcext:value-type="float">
            <text:p>0.0917204456</text:p>
          </table:table-cell>
          <table:table-cell office:value-type="float" office:value="0.6491" calcext:value-type="float">
            <text:p>0.6491</text:p>
          </table:table-cell>
          <table:table-cell office:value-type="float" office:value="0.192776627559236" calcext:value-type="float">
            <text:p>0.1927766276</text:p>
          </table:table-cell>
          <table:table-cell office:value-type="string" calcext:value-type="string">
            <text:p>idea</text:p>
          </table:table-cell>
          <table:table-cell office:value-type="float" office:value="-0.0379719849645101" calcext:value-type="float">
            <text:p>-0.037971985</text:p>
          </table:table-cell>
          <table:table-cell office:value-type="float" office:value="-0.0387000000000001" calcext:value-type="float">
            <text:p>-0.0387</text:p>
          </table:table-cell>
          <table:table-cell office:value-type="float" office:value="-0.032277090544453" calcext:value-type="float">
            <text:p>-0.0322770905</text:p>
          </table:table-cell>
          <table:table-cell office:value-type="string" calcext:value-type="string">
            <text:p>career</text:p>
          </table:table-cell>
          <table:table-cell office:value-type="float" office:value="-0.0365822667726114" calcext:value-type="float">
            <text:p>-0.0365822668</text:p>
          </table:table-cell>
          <table:table-cell office:value-type="float" office:value="-0.0382" calcext:value-type="float">
            <text:p>-0.0382</text:p>
          </table:table-cell>
          <table:table-cell office:value-type="float" office:value="-0.0338574090062251" calcext:value-type="float">
            <text:p>-0.033857409</text:p>
          </table:table-cell>
        </table:table-row>
        <table:table-row table:style-name="ro1">
          <table:table-cell office:value-type="string" calcext:value-type="string">
            <text:p>question</text:p>
          </table:table-cell>
          <table:table-cell office:value-type="float" office:value="0.0274446633223946" calcext:value-type="float">
            <text:p>0.0274446633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0702489524279024" calcext:value-type="float">
            <text:p>0.0702489524</text:p>
          </table:table-cell>
          <table:table-cell office:value-type="string" calcext:value-type="string">
            <text:p>half</text:p>
          </table:table-cell>
          <table:table-cell office:value-type="float" office:value="0.0926286036635509" calcext:value-type="float">
            <text:p>0.0926286037</text:p>
          </table:table-cell>
          <table:table-cell office:value-type="float" office:value="0.63455" calcext:value-type="float">
            <text:p>0.63455</text:p>
          </table:table-cell>
          <table:table-cell office:value-type="float" office:value="0.19760676254254" calcext:value-type="float">
            <text:p>0.1976067625</text:p>
          </table:table-cell>
          <table:table-cell office:value-type="string" calcext:value-type="string">
            <text:p>saw</text:p>
          </table:table-cell>
          <table:table-cell office:value-type="float" office:value="0.0916555701327901" calcext:value-type="float">
            <text:p>0.0916555701</text:p>
          </table:table-cell>
          <table:table-cell office:value-type="float" office:value="0.57435" calcext:value-type="float">
            <text:p>0.57435</text:p>
          </table:table-cell>
          <table:table-cell office:value-type="float" office:value="0.252261747913922" calcext:value-type="float">
            <text:p>0.2522617479</text:p>
          </table:table-cell>
          <table:table-cell office:value-type="string" calcext:value-type="string">
            <text:p>can't</text:p>
          </table:table-cell>
          <table:table-cell office:value-type="float" office:value="-0.0377976798454686" calcext:value-type="float">
            <text:p>-0.0377976798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-0.031675580370262" calcext:value-type="float">
            <text:p>-0.0316755804</text:p>
          </table:table-cell>
          <table:table-cell office:value-type="string" calcext:value-type="string">
            <text:p>often</text:p>
          </table:table-cell>
          <table:table-cell office:value-type="float" office:value="-0.0365656301239788" calcext:value-type="float">
            <text:p>-0.0365656301</text:p>
          </table:table-cell>
          <table:table-cell office:value-type="float" office:value="-0.0250499999999999" calcext:value-type="float">
            <text:p>-0.02505</text:p>
          </table:table-cell>
          <table:table-cell office:value-type="float" office:value="-0.032702741100469" calcext:value-type="float">
            <text:p>-0.0327027411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float" office:value="0.0351214765664043" calcext:value-type="float">
            <text:p>0.0351214766</text:p>
          </table:table-cell>
          <table:table-cell office:value-type="float" office:value="0.62045" calcext:value-type="float">
            <text:p>0.62045</text:p>
          </table:table-cell>
          <table:table-cell office:value-type="float" office:value="0.114132337495624" calcext:value-type="float">
            <text:p>0.1141323375</text:p>
          </table:table-cell>
          <table:table-cell office:value-type="string" calcext:value-type="string">
            <text:p>american</text:p>
          </table:table-cell>
          <table:table-cell office:value-type="float" office:value="0.092618699901036" calcext:value-type="float">
            <text:p>0.0926186999</text:p>
          </table:table-cell>
          <table:table-cell office:value-type="float" office:value="0.6415" calcext:value-type="float">
            <text:p>0.6415</text:p>
          </table:table-cell>
          <table:table-cell office:value-type="float" office:value="0.195286195286195" calcext:value-type="float">
            <text:p>0.1952861953</text:p>
          </table:table-cell>
          <table:table-cell office:value-type="string" calcext:value-type="string">
            <text:p>put</text:p>
          </table:table-cell>
          <table:table-cell office:value-type="float" office:value="0.0915926270294614" calcext:value-type="float">
            <text:p>0.091592627</text:p>
          </table:table-cell>
          <table:table-cell office:value-type="float" office:value="0.61265" calcext:value-type="float">
            <text:p>0.61265</text:p>
          </table:table-cell>
          <table:table-cell office:value-type="float" office:value="0.219760298116628" calcext:value-type="float">
            <text:p>0.2197602981</text:p>
          </table:table-cell>
          <table:table-cell office:value-type="string" calcext:value-type="string">
            <text:p>herself</text:p>
          </table:table-cell>
          <table:table-cell office:value-type="float" office:value="-0.0377117249761576" calcext:value-type="float">
            <text:p>-0.037711725</text:p>
          </table:table-cell>
          <table:table-cell office:value-type="float" office:value="-0.0661000000000001" calcext:value-type="float">
            <text:p>-0.0661</text:p>
          </table:table-cell>
          <table:table-cell office:value-type="float" office:value="-0.0351588662273379" calcext:value-type="float">
            <text:p>-0.0351588662</text:p>
          </table:table-cell>
          <table:table-cell office:value-type="string" calcext:value-type="string">
            <text:p>tells</text:p>
          </table:table-cell>
          <table:table-cell office:value-type="float" office:value="-0.0364891972550368" calcext:value-type="float">
            <text:p>-0.0364891973</text:p>
          </table:table-cell>
          <table:table-cell office:value-type="float" office:value="-0.0775" calcext:value-type="float">
            <text:p>-0.0775</text:p>
          </table:table-cell>
          <table:table-cell office:value-type="float" office:value="-0.0335268375299692" calcext:value-type="float">
            <text:p>-0.0335268375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float" office:value="0.0524693345234595" calcext:value-type="float">
            <text:p>0.0524693345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18612623512805" calcext:value-type="float">
            <text:p>0.1861262351</text:p>
          </table:table-cell>
          <table:table-cell office:value-type="string" calcext:value-type="string">
            <text:p>wants</text:p>
          </table:table-cell>
          <table:table-cell office:value-type="float" office:value="0.0925315524586111" calcext:value-type="float">
            <text:p>0.0925315525</text:p>
          </table:table-cell>
          <table:table-cell office:value-type="float" office:value="0.6938" calcext:value-type="float">
            <text:p>0.6938</text:p>
          </table:table-cell>
          <table:table-cell office:value-type="float" office:value="0.163616498224529" calcext:value-type="float">
            <text:p>0.1636164982</text:p>
          </table:table-cell>
          <table:table-cell office:value-type="string" calcext:value-type="string">
            <text:p>mean</text:p>
          </table:table-cell>
          <table:table-cell office:value-type="float" office:value="0.0913469573269022" calcext:value-type="float">
            <text:p>0.0913469573</text:p>
          </table:table-cell>
          <table:table-cell office:value-type="float" office:value="0.62675" calcext:value-type="float">
            <text:p>0.62675</text:p>
          </table:table-cell>
          <table:table-cell office:value-type="float" office:value="0.184063832112799" calcext:value-type="float">
            <text:p>0.1840638321</text:p>
          </table:table-cell>
          <table:table-cell office:value-type="string" calcext:value-type="string">
            <text:p>women</text:p>
          </table:table-cell>
          <table:table-cell office:value-type="float" office:value="-0.0376271043452108" calcext:value-type="float">
            <text:p>-0.0376271043</text:p>
          </table:table-cell>
          <table:table-cell office:value-type="float" office:value="-0.0619" calcext:value-type="float">
            <text:p>-0.0619</text:p>
          </table:table-cell>
          <table:table-cell office:value-type="float" office:value="-0.033029024100417" calcext:value-type="float">
            <text:p>-0.0330290241</text:p>
          </table:table-cell>
          <table:table-cell office:value-type="string" calcext:value-type="string">
            <text:p>least</text:p>
          </table:table-cell>
          <table:table-cell office:value-type="float" office:value="-0.036483841634967" calcext:value-type="float">
            <text:p>-0.0364838416</text:p>
          </table:table-cell>
          <table:table-cell office:value-type="float" office:value="0.00149999999999995" calcext:value-type="float">
            <text:p>0.0015</text:p>
          </table:table-cell>
          <table:table-cell office:value-type="float" office:value="-0.032403027956739" calcext:value-type="float">
            <text:p>-0.032403028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0.0492402080228101" calcext:value-type="float">
            <text:p>0.049240208</text:p>
          </table:table-cell>
          <table:table-cell office:value-type="float" office:value="0.6233" calcext:value-type="float">
            <text:p>0.6233</text:p>
          </table:table-cell>
          <table:table-cell office:value-type="float" office:value="0.145223508055366" calcext:value-type="float">
            <text:p>0.1452235081</text:p>
          </table:table-cell>
          <table:table-cell office:value-type="string" calcext:value-type="string">
            <text:p>shows</text:p>
          </table:table-cell>
          <table:table-cell office:value-type="float" office:value="0.0925068558779825" calcext:value-type="float">
            <text:p>0.0925068559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209785804283914" calcext:value-type="float">
            <text:p>0.2097858043</text:p>
          </table:table-cell>
          <table:table-cell office:value-type="string" calcext:value-type="string">
            <text:p>tries</text:p>
          </table:table-cell>
          <table:table-cell office:value-type="float" office:value="0.090807093027653" calcext:value-type="float">
            <text:p>0.090807093</text:p>
          </table:table-cell>
          <table:table-cell office:value-type="float" office:value="0.67975" calcext:value-type="float">
            <text:p>0.67975</text:p>
          </table:table-cell>
          <table:table-cell office:value-type="float" office:value="0.163291966035271" calcext:value-type="float">
            <text:p>0.163291966</text:p>
          </table:table-cell>
          <table:table-cell office:value-type="string" calcext:value-type="string">
            <text:p>picture</text:p>
          </table:table-cell>
          <table:table-cell office:value-type="float" office:value="-0.0375851249405433" calcext:value-type="float">
            <text:p>-0.0375851249</text:p>
          </table:table-cell>
          <table:table-cell office:value-type="float" office:value="-0.0662499999999999" calcext:value-type="float">
            <text:p>-0.06625</text:p>
          </table:table-cell>
          <table:table-cell office:value-type="float" office:value="-0.032771524268904" calcext:value-type="float">
            <text:p>-0.0327715243</text:p>
          </table:table-cell>
          <table:table-cell office:value-type="string" calcext:value-type="string">
            <text:p>several</text:p>
          </table:table-cell>
          <table:table-cell office:value-type="float" office:value="-0.0364468622143675" calcext:value-type="float">
            <text:p>-0.0364468622</text:p>
          </table:table-cell>
          <table:table-cell office:value-type="float" office:value="-0.06825" calcext:value-type="float">
            <text:p>-0.06825</text:p>
          </table:table-cell>
          <table:table-cell office:value-type="float" office:value="-0.031472717398916" calcext:value-type="float">
            <text:p>-0.0314727174</text:p>
          </table:table-cell>
        </table:table-row>
        <table:table-row table:style-name="ro1">
          <table:table-cell office:value-type="string" calcext:value-type="string">
            <text:p>problems</text:p>
          </table:table-cell>
          <table:table-cell office:value-type="float" office:value="0.018051187977693" calcext:value-type="float">
            <text:p>0.018051188</text:p>
          </table:table-cell>
          <table:table-cell office:value-type="float" office:value="0.56175" calcext:value-type="float">
            <text:p>0.56175</text:p>
          </table:table-cell>
          <table:table-cell office:value-type="float" office:value="0.0743478720033794" calcext:value-type="float">
            <text:p>0.074347872</text:p>
          </table:table-cell>
          <table:table-cell office:value-type="string" calcext:value-type="string">
            <text:p>play</text:p>
          </table:table-cell>
          <table:table-cell office:value-type="float" office:value="0.0923825943076715" calcext:value-type="float">
            <text:p>0.0923825943</text:p>
          </table:table-cell>
          <table:table-cell office:value-type="float" office:value="0.64705" calcext:value-type="float">
            <text:p>0.64705</text:p>
          </table:table-cell>
          <table:table-cell office:value-type="float" office:value="0.197932053175776" calcext:value-type="float">
            <text:p>0.1979320532</text:p>
          </table:table-cell>
          <table:table-cell office:value-type="string" calcext:value-type="string">
            <text:p>recommend</text:p>
          </table:table-cell>
          <table:table-cell office:value-type="float" office:value="0.0907102863479732" calcext:value-type="float">
            <text:p>0.0907102863</text:p>
          </table:table-cell>
          <table:table-cell office:value-type="float" office:value="0.64865" calcext:value-type="float">
            <text:p>0.64865</text:p>
          </table:table-cell>
          <table:table-cell office:value-type="float" office:value="0.189597508937839" calcext:value-type="float">
            <text:p>0.1895975089</text:p>
          </table:table-cell>
          <table:table-cell office:value-type="string" calcext:value-type="string">
            <text:p>read</text:p>
          </table:table-cell>
          <table:table-cell office:value-type="float" office:value="-0.0374429091639627" calcext:value-type="float">
            <text:p>-0.0374429092</text:p>
          </table:table-cell>
          <table:table-cell office:value-type="float" office:value="-0.0176500000000001" calcext:value-type="float">
            <text:p>-0.01765</text:p>
          </table:table-cell>
          <table:table-cell office:value-type="float" office:value="-0.033146505271345" calcext:value-type="float">
            <text:p>-0.0331465053</text:p>
          </table:table-cell>
          <table:table-cell office:value-type="string" calcext:value-type="string">
            <text:p>picture</text:p>
          </table:table-cell>
          <table:table-cell office:value-type="float" office:value="-0.0364354871053498" calcext:value-type="float">
            <text:p>-0.0364354871</text:p>
          </table:table-cell>
          <table:table-cell office:value-type="float" office:value="-0.0477" calcext:value-type="float">
            <text:p>-0.0477</text:p>
          </table:table-cell>
          <table:table-cell office:value-type="float" office:value="-0.032310570413151" calcext:value-type="float">
            <text:p>-0.0323105704</text:p>
          </table:table-cell>
        </table:table-row>
        <table:table-row table:style-name="ro1">
          <table:table-cell office:value-type="string" calcext:value-type="string">
            <text:p>problem</text:p>
          </table:table-cell>
          <table:table-cell office:value-type="float" office:value="0.0643872632780501" calcext:value-type="float">
            <text:p>0.0643872633</text:p>
          </table:table-cell>
          <table:table-cell office:value-type="float" office:value="0.64505" calcext:value-type="float">
            <text:p>0.64505</text:p>
          </table:table-cell>
          <table:table-cell office:value-type="float" office:value="0.147062357323081" calcext:value-type="float">
            <text:p>0.1470623573</text:p>
          </table:table-cell>
          <table:table-cell office:value-type="string" calcext:value-type="string">
            <text:p>recommend</text:p>
          </table:table-cell>
          <table:table-cell office:value-type="float" office:value="0.0919258183517786" calcext:value-type="float">
            <text:p>0.0919258184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190476190476191" calcext:value-type="float">
            <text:p>0.1904761905</text:p>
          </table:table-cell>
          <table:table-cell office:value-type="string" calcext:value-type="string">
            <text:p>style</text:p>
          </table:table-cell>
          <table:table-cell office:value-type="float" office:value="0.0903104601099808" calcext:value-type="float">
            <text:p>0.0903104601</text:p>
          </table:table-cell>
          <table:table-cell office:value-type="float" office:value="0.67465" calcext:value-type="float">
            <text:p>0.67465</text:p>
          </table:table-cell>
          <table:table-cell office:value-type="float" office:value="0.174971472042602" calcext:value-type="float">
            <text:p>0.174971472</text:p>
          </table:table-cell>
          <table:table-cell office:value-type="string" calcext:value-type="string">
            <text:p>interesting</text:p>
          </table:table-cell>
          <table:table-cell office:value-type="float" office:value="-0.0373758074897139" calcext:value-type="float">
            <text:p>-0.0373758075</text:p>
          </table:table-cell>
          <table:table-cell office:value-type="float" office:value="-0.03305" calcext:value-type="float">
            <text:p>-0.03305</text:p>
          </table:table-cell>
          <table:table-cell office:value-type="float" office:value="-0.029480908654318" calcext:value-type="float">
            <text:p>-0.0294809087</text:p>
          </table:table-cell>
          <table:table-cell office:value-type="string" calcext:value-type="string">
            <text:p>looks</text:p>
          </table:table-cell>
          <table:table-cell office:value-type="float" office:value="-0.0364210765901832" calcext:value-type="float">
            <text:p>-0.0364210766</text:p>
          </table:table-cell>
          <table:table-cell office:value-type="float" office:value="-0.00390000000000001" calcext:value-type="float">
            <text:p>-0.0039</text:p>
          </table:table-cell>
          <table:table-cell office:value-type="float" office:value="-0.032380804238132" calcext:value-type="float">
            <text:p>-0.0323808042</text:p>
          </table:table-cell>
        </table:table-row>
        <table:table-row table:style-name="ro1">
          <table:table-cell office:value-type="string" calcext:value-type="string">
            <text:p>probably</text:p>
          </table:table-cell>
          <table:table-cell office:value-type="float" office:value="0.059417789031017" calcext:value-type="float">
            <text:p>0.059417789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207203718048025" calcext:value-type="float">
            <text:p>0.207203718</text:p>
          </table:table-cell>
          <table:table-cell office:value-type="string" calcext:value-type="string">
            <text:p>works</text:p>
          </table:table-cell>
          <table:table-cell office:value-type="float" office:value="0.0917231482812435" calcext:value-type="float">
            <text:p>0.0917231483</text:p>
          </table:table-cell>
          <table:table-cell office:value-type="float" office:value="0.69095" calcext:value-type="float">
            <text:p>0.69095</text:p>
          </table:table-cell>
          <table:table-cell office:value-type="float" office:value="0.165519103550695" calcext:value-type="float">
            <text:p>0.1655191036</text:p>
          </table:table-cell>
          <table:table-cell office:value-type="float" office:value="3" calcext:value-type="float">
            <text:p>3</text:p>
          </table:table-cell>
          <table:table-cell office:value-type="float" office:value="0.090114542218524" calcext:value-type="float">
            <text:p>0.0901145422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187931828650392" calcext:value-type="float">
            <text:p>0.1879318287</text:p>
          </table:table-cell>
          <table:table-cell office:value-type="string" calcext:value-type="string">
            <text:p>named</text:p>
          </table:table-cell>
          <table:table-cell office:value-type="float" office:value="-0.0373401413370813" calcext:value-type="float">
            <text:p>-0.0373401413</text:p>
          </table:table-cell>
          <table:table-cell office:value-type="float" office:value="-0.0692999999999999" calcext:value-type="float">
            <text:p>-0.0693</text:p>
          </table:table-cell>
          <table:table-cell office:value-type="float" office:value="-0.0347858677486101" calcext:value-type="float">
            <text:p>-0.0347858677</text:p>
          </table:table-cell>
          <table:table-cell office:value-type="string" calcext:value-type="string">
            <text:p>knows</text:p>
          </table:table-cell>
          <table:table-cell office:value-type="float" office:value="-0.0363175657031452" calcext:value-type="float">
            <text:p>-0.0363175657</text:p>
          </table:table-cell>
          <table:table-cell office:value-type="float" office:value="-0.07615" calcext:value-type="float">
            <text:p>-0.07615</text:p>
          </table:table-cell>
          <table:table-cell office:value-type="float" office:value="-0.0332141346228373" calcext:value-type="float">
            <text:p>-0.0332141346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float" office:value="0.0243286773615686" calcext:value-type="float">
            <text:p>0.0243286774</text:p>
          </table:table-cell>
          <table:table-cell office:value-type="float" office:value="0.6243" calcext:value-type="float">
            <text:p>0.6243</text:p>
          </table:table-cell>
          <table:table-cell office:value-type="float" office:value="0.0675105485232068" calcext:value-type="float">
            <text:p>0.0675105485</text:p>
          </table:table-cell>
          <table:table-cell office:value-type="string" calcext:value-type="string">
            <text:p>itself</text:p>
          </table:table-cell>
          <table:table-cell office:value-type="float" office:value="0.0916547874999998" calcext:value-type="float">
            <text:p>0.0916547875</text:p>
          </table:table-cell>
          <table:table-cell office:value-type="float" office:value="0.6786" calcext:value-type="float">
            <text:p>0.6786</text:p>
          </table:table-cell>
          <table:table-cell office:value-type="float" office:value="0.178635318170202" calcext:value-type="float">
            <text:p>0.1786353182</text:p>
          </table:table-cell>
          <table:table-cell office:value-type="string" calcext:value-type="string">
            <text:p>wants</text:p>
          </table:table-cell>
          <table:table-cell office:value-type="float" office:value="0.0901130621030839" calcext:value-type="float">
            <text:p>0.0901130621</text:p>
          </table:table-cell>
          <table:table-cell office:value-type="float" office:value="0.6871" calcext:value-type="float">
            <text:p>0.6871</text:p>
          </table:table-cell>
          <table:table-cell office:value-type="float" office:value="0.161575562700965" calcext:value-type="float">
            <text:p>0.1615755627</text:p>
          </table:table-cell>
          <table:table-cell office:value-type="string" calcext:value-type="string">
            <text:p>eventually</text:p>
          </table:table-cell>
          <table:table-cell office:value-type="float" office:value="-0.0372868936747932" calcext:value-type="float">
            <text:p>-0.0372868937</text:p>
          </table:table-cell>
          <table:table-cell office:value-type="float" office:value="-0.0807499999999999" calcext:value-type="float">
            <text:p>-0.08075</text:p>
          </table:table-cell>
          <table:table-cell office:value-type="float" office:value="-0.0348164296209513" calcext:value-type="float">
            <text:p>-0.0348164296</text:p>
          </table:table-cell>
          <table:table-cell office:value-type="string" calcext:value-type="string">
            <text:p>throughout</text:p>
          </table:table-cell>
          <table:table-cell office:value-type="float" office:value="-0.0362375329081464" calcext:value-type="float">
            <text:p>-0.0362375329</text:p>
          </table:table-cell>
          <table:table-cell office:value-type="float" office:value="-0.0588500000000001" calcext:value-type="float">
            <text:p>-0.05885</text:p>
          </table:table-cell>
          <table:table-cell office:value-type="float" office:value="-0.031583979698786" calcext:value-type="float">
            <text:p>-0.0315839797</text:p>
          </table:table-cell>
        </table:table-row>
        <table:table-row table:style-name="ro1">
          <table:table-cell office:value-type="string" calcext:value-type="string">
            <text:p>pretty</text:p>
          </table:table-cell>
          <table:table-cell office:value-type="float" office:value="0.0862252975336024" calcext:value-type="float">
            <text:p>0.0862252975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252143413873733" calcext:value-type="float">
            <text:p>0.2521434139</text:p>
          </table:table-cell>
          <table:table-cell office:value-type="string" calcext:value-type="string">
            <text:p>saw</text:p>
          </table:table-cell>
          <table:table-cell office:value-type="float" office:value="0.0912520217388456" calcext:value-type="float">
            <text:p>0.0912520217</text:p>
          </table:table-cell>
          <table:table-cell office:value-type="float" office:value="0.5918" calcext:value-type="float">
            <text:p>0.5918</text:p>
          </table:table-cell>
          <table:table-cell office:value-type="float" office:value="0.250183688464364" calcext:value-type="float">
            <text:p>0.2501836885</text:p>
          </table:table-cell>
          <table:table-cell office:value-type="string" calcext:value-type="string">
            <text:p>highly</text:p>
          </table:table-cell>
          <table:table-cell office:value-type="float" office:value="0.0899299332960478" calcext:value-type="float">
            <text:p>0.0899299333</text:p>
          </table:table-cell>
          <table:table-cell office:value-type="float" office:value="0.6911" calcext:value-type="float">
            <text:p>0.6911</text:p>
          </table:table-cell>
          <table:table-cell office:value-type="float" office:value="0.158539907382185" calcext:value-type="float">
            <text:p>0.1585399074</text:p>
          </table:table-cell>
          <table:table-cell office:value-type="string" calcext:value-type="string">
            <text:p>room</text:p>
          </table:table-cell>
          <table:table-cell office:value-type="float" office:value="-0.0372736580700943" calcext:value-type="float">
            <text:p>-0.0372736581</text:p>
          </table:table-cell>
          <table:table-cell office:value-type="float" office:value="-0.0928" calcext:value-type="float">
            <text:p>-0.0928</text:p>
          </table:table-cell>
          <table:table-cell office:value-type="float" office:value="-0.0342171182970725" calcext:value-type="float">
            <text:p>-0.0342171183</text:p>
          </table:table-cell>
          <table:table-cell office:value-type="string" calcext:value-type="string">
            <text:p>job</text:p>
          </table:table-cell>
          <table:table-cell office:value-type="float" office:value="-0.0362200603603654" calcext:value-type="float">
            <text:p>-0.0362200604</text:p>
          </table:table-cell>
          <table:table-cell office:value-type="float" office:value="-0.0384" calcext:value-type="float">
            <text:p>-0.0384</text:p>
          </table:table-cell>
          <table:table-cell office:value-type="float" office:value="-0.030198627017975" calcext:value-type="float">
            <text:p>-0.030198627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office:value-type="float" office:value="0.0312164359625836" calcext:value-type="float">
            <text:p>0.031216436</text:p>
          </table:table-cell>
          <table:table-cell office:value-type="float" office:value="0.635" calcext:value-type="float">
            <text:p>0.635</text:p>
          </table:table-cell>
          <table:table-cell office:value-type="float" office:value="0.0726626016260163" calcext:value-type="float">
            <text:p>0.0726626016</text:p>
          </table:table-cell>
          <table:table-cell office:value-type="string" calcext:value-type="string">
            <text:p>night</text:p>
          </table:table-cell>
          <table:table-cell office:value-type="float" office:value="0.0906308607080275" calcext:value-type="float">
            <text:p>0.0906308607</text:p>
          </table:table-cell>
          <table:table-cell office:value-type="float" office:value="0.65655" calcext:value-type="float">
            <text:p>0.65655</text:p>
          </table:table-cell>
          <table:table-cell office:value-type="float" office:value="0.192926800610974" calcext:value-type="float">
            <text:p>0.1929268006</text:p>
          </table:table-cell>
          <table:table-cell office:value-type="string" calcext:value-type="string">
            <text:p>second</text:p>
          </table:table-cell>
          <table:table-cell office:value-type="float" office:value="0.0899066156628857" calcext:value-type="float">
            <text:p>0.0899066157</text:p>
          </table:table-cell>
          <table:table-cell office:value-type="float" office:value="0.66635" calcext:value-type="float">
            <text:p>0.66635</text:p>
          </table:table-cell>
          <table:table-cell office:value-type="float" office:value="0.193205174706807" calcext:value-type="float">
            <text:p>0.1932051747</text:p>
          </table:table-cell>
          <table:table-cell office:value-type="string" calcext:value-type="string">
            <text:p>living</text:p>
          </table:table-cell>
          <table:table-cell office:value-type="float" office:value="-0.0371046766641452" calcext:value-type="float">
            <text:p>-0.0371046767</text:p>
          </table:table-cell>
          <table:table-cell office:value-type="float" office:value="-0.0738" calcext:value-type="float">
            <text:p>-0.0738</text:p>
          </table:table-cell>
          <table:table-cell office:value-type="float" office:value="-0.0336165140712919" calcext:value-type="float">
            <text:p>-0.0336165141</text:p>
          </table:table-cell>
          <table:table-cell office:value-type="string" calcext:value-type="string">
            <text:p>human</text:p>
          </table:table-cell>
          <table:table-cell office:value-type="float" office:value="-0.0361970060859866" calcext:value-type="float">
            <text:p>-0.0361970061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-0.031842176189945" calcext:value-type="float">
            <text:p>-0.0318421762</text:p>
          </table:table-cell>
        </table:table-row>
        <table:table-row table:style-name="ro1">
          <table:table-cell office:value-type="string" calcext:value-type="string">
            <text:p>premise</text:p>
          </table:table-cell>
          <table:table-cell office:value-type="float" office:value="0.0300172807493641" calcext:value-type="float">
            <text:p>0.0300172807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0788430137625379" calcext:value-type="float">
            <text:p>0.0788430138</text:p>
          </table:table-cell>
          <table:table-cell office:value-type="string" calcext:value-type="string">
            <text:p>themselves</text:p>
          </table:table-cell>
          <table:table-cell office:value-type="float" office:value="0.0904235639523089" calcext:value-type="float">
            <text:p>0.090423564</text:p>
          </table:table-cell>
          <table:table-cell office:value-type="float" office:value="0.69515" calcext:value-type="float">
            <text:p>0.69515</text:p>
          </table:table-cell>
          <table:table-cell office:value-type="float" office:value="0.160770818995182" calcext:value-type="float">
            <text:p>0.160770819</text:p>
          </table:table-cell>
          <table:table-cell office:value-type="string" calcext:value-type="string">
            <text:p>actors</text:p>
          </table:table-cell>
          <table:table-cell office:value-type="float" office:value="0.0896594986845789" calcext:value-type="float">
            <text:p>0.0896594987</text:p>
          </table:table-cell>
          <table:table-cell office:value-type="float" office:value="0.5645" calcext:value-type="float">
            <text:p>0.5645</text:p>
          </table:table-cell>
          <table:table-cell office:value-type="float" office:value="0.289095657851779" calcext:value-type="float">
            <text:p>0.2890956579</text:p>
          </table:table-cell>
          <table:table-cell office:value-type="string" calcext:value-type="string">
            <text:p>head</text:p>
          </table:table-cell>
          <table:table-cell office:value-type="float" office:value="-0.0370398831587783" calcext:value-type="float">
            <text:p>-0.0370398832</text:p>
          </table:table-cell>
          <table:table-cell office:value-type="float" office:value="-0.0253" calcext:value-type="float">
            <text:p>-0.0253</text:p>
          </table:table-cell>
          <table:table-cell office:value-type="float" office:value="-0.033131146794177" calcext:value-type="float">
            <text:p>-0.0331311468</text:p>
          </table:table-cell>
          <table:table-cell office:value-type="string" calcext:value-type="string">
            <text:p>sense</text:p>
          </table:table-cell>
          <table:table-cell office:value-type="float" office:value="-0.0360076769584795" calcext:value-type="float">
            <text:p>-0.036007677</text:p>
          </table:table-cell>
          <table:table-cell office:value-type="float" office:value="-0.00990000000000002" calcext:value-type="float">
            <text:p>-0.0099</text:p>
          </table:table-cell>
          <table:table-cell office:value-type="float" office:value="-0.031665045556539" calcext:value-type="float">
            <text:p>-0.0316650456</text:p>
          </table:table-cell>
        </table:table-row>
        <table:table-row table:style-name="ro1">
          <table:table-cell office:value-type="string" calcext:value-type="string">
            <text:p>predictable</text:p>
          </table:table-cell>
          <table:table-cell office:value-type="float" office:value="0.0391848451147183" calcext:value-type="float">
            <text:p>0.0391848451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0947834187238007" calcext:value-type="float">
            <text:p>0.0947834187</text:p>
          </table:table-cell>
          <table:table-cell office:value-type="string" calcext:value-type="string">
            <text:p>john</text:p>
          </table:table-cell>
          <table:table-cell office:value-type="float" office:value="0.090290204729997" calcext:value-type="float">
            <text:p>0.0902902047</text:p>
          </table:table-cell>
          <table:table-cell office:value-type="float" office:value="0.65755" calcext:value-type="float">
            <text:p>0.65755</text:p>
          </table:table-cell>
          <table:table-cell office:value-type="float" office:value="0.186676166726042" calcext:value-type="float">
            <text:p>0.1866761667</text:p>
          </table:table-cell>
          <table:table-cell office:value-type="string" calcext:value-type="string">
            <text:p>completely</text:p>
          </table:table-cell>
          <table:table-cell office:value-type="float" office:value="0.0895852634684933" calcext:value-type="float">
            <text:p>0.0895852635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192740638640018" calcext:value-type="float">
            <text:p>0.1927406386</text:p>
          </table:table-cell>
          <table:table-cell office:value-type="string" calcext:value-type="string">
            <text:p>simply</text:p>
          </table:table-cell>
          <table:table-cell office:value-type="float" office:value="-0.0369846779790712" calcext:value-type="float">
            <text:p>-0.036984678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31341384578393" calcext:value-type="float">
            <text:p>-0.0313413846</text:p>
          </table:table-cell>
          <table:table-cell office:value-type="string" calcext:value-type="string">
            <text:p>example</text:p>
          </table:table-cell>
          <table:table-cell office:value-type="float" office:value="-0.0359374947901171" calcext:value-type="float">
            <text:p>-0.0359374948</text:p>
          </table:table-cell>
          <table:table-cell office:value-type="float" office:value="-0.0385500000000001" calcext:value-type="float">
            <text:p>-0.03855</text:p>
          </table:table-cell>
          <table:table-cell office:value-type="float" office:value="-0.031973337756937" calcext:value-type="float">
            <text:p>-0.0319733378</text:p>
          </table:table-cell>
        </table:table-row>
        <table:table-row table:style-name="ro1">
          <table:table-cell office:value-type="string" calcext:value-type="string">
            <text:p>powerful</text:p>
          </table:table-cell>
          <table:table-cell office:value-type="float" office:value="0.0406090932315154" calcext:value-type="float">
            <text:p>0.0406090932</text:p>
          </table:table-cell>
          <table:table-cell office:value-type="float" office:value="0.6594" calcext:value-type="float">
            <text:p>0.6594</text:p>
          </table:table-cell>
          <table:table-cell office:value-type="float" office:value="0.0792105974587727" calcext:value-type="float">
            <text:p>0.0792105975</text:p>
          </table:table-cell>
          <table:table-cell office:value-type="string" calcext:value-type="string">
            <text:p>star</text:p>
          </table:table-cell>
          <table:table-cell office:value-type="float" office:value="0.0897025845295326" calcext:value-type="float">
            <text:p>0.0897025845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188938053097345" calcext:value-type="float">
            <text:p>0.1889380531</text:p>
          </table:table-cell>
          <table:table-cell office:value-type="string" calcext:value-type="string">
            <text:p>unfortunately</text:p>
          </table:table-cell>
          <table:table-cell office:value-type="float" office:value="0.0893880807842974" calcext:value-type="float">
            <text:p>0.0893880808</text:p>
          </table:table-cell>
          <table:table-cell office:value-type="float" office:value="0.65835" calcext:value-type="float">
            <text:p>0.65835</text:p>
          </table:table-cell>
          <table:table-cell office:value-type="float" office:value="0.169240121580547" calcext:value-type="float">
            <text:p>0.1692401216</text:p>
          </table:table-cell>
          <table:table-cell office:value-type="string" calcext:value-type="string">
            <text:p>moments</text:p>
          </table:table-cell>
          <table:table-cell office:value-type="float" office:value="-0.0369706012884463" calcext:value-type="float">
            <text:p>-0.0369706013</text:p>
          </table:table-cell>
          <table:table-cell office:value-type="float" office:value="-0.0487500000000001" calcext:value-type="float">
            <text:p>-0.04875</text:p>
          </table:table-cell>
          <table:table-cell office:value-type="float" office:value="-0.031948348030577" calcext:value-type="float">
            <text:p>-0.031948348</text:p>
          </table:table-cell>
          <table:table-cell office:value-type="string" calcext:value-type="string">
            <text:p>looking</text:p>
          </table:table-cell>
          <table:table-cell office:value-type="float" office:value="-0.0359048935974581" calcext:value-type="float">
            <text:p>-0.0359048936</text:p>
          </table:table-cell>
          <table:table-cell office:value-type="float" office:value="-0.0248499999999999" calcext:value-type="float">
            <text:p>-0.02485</text:p>
          </table:table-cell>
          <table:table-cell office:value-type="float" office:value="-0.029920645921876" calcext:value-type="float">
            <text:p>-0.0299206459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.032358336939992" calcext:value-type="float">
            <text:p>0.0323583369</text:p>
          </table:table-cell>
          <table:table-cell office:value-type="float" office:value="0.6151" calcext:value-type="float">
            <text:p>0.6151</text:p>
          </table:table-cell>
          <table:table-cell office:value-type="float" office:value="0.0855310049893086" calcext:value-type="float">
            <text:p>0.085531005</text:p>
          </table:table-cell>
          <table:table-cell office:value-type="string" calcext:value-type="string">
            <text:p>crap</text:p>
          </table:table-cell>
          <table:table-cell office:value-type="float" office:value="0.0896220329658202" calcext:value-type="float">
            <text:p>0.089622033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14685124864278" calcext:value-type="float">
            <text:p>0.1468512486</text:p>
          </table:table-cell>
          <table:table-cell office:value-type="string" calcext:value-type="string">
            <text:p>tell</text:p>
          </table:table-cell>
          <table:table-cell office:value-type="float" office:value="0.0891189121327867" calcext:value-type="float">
            <text:p>0.0891189121</text:p>
          </table:table-cell>
          <table:table-cell office:value-type="float" office:value="0.63425" calcext:value-type="float">
            <text:p>0.63425</text:p>
          </table:table-cell>
          <table:table-cell office:value-type="float" office:value="0.18568406990983" calcext:value-type="float">
            <text:p>0.1856840699</text:p>
          </table:table-cell>
          <table:table-cell office:value-type="string" calcext:value-type="string">
            <text:p>alone</text:p>
          </table:table-cell>
          <table:table-cell office:value-type="float" office:value="-0.0368254693907695" calcext:value-type="float">
            <text:p>-0.0368254694</text:p>
          </table:table-cell>
          <table:table-cell office:value-type="float" office:value="-0.0901" calcext:value-type="float">
            <text:p>-0.0901</text:p>
          </table:table-cell>
          <table:table-cell office:value-type="float" office:value="-0.0327228238836402" calcext:value-type="float">
            <text:p>-0.0327228239</text:p>
          </table:table-cell>
          <table:table-cell office:value-type="string" calcext:value-type="string">
            <text:p>behind</text:p>
          </table:table-cell>
          <table:table-cell office:value-type="float" office:value="-0.0358479216315598" calcext:value-type="float">
            <text:p>-0.0358479216</text:p>
          </table:table-cell>
          <table:table-cell office:value-type="float" office:value="-0.04555" calcext:value-type="float">
            <text:p>-0.04555</text:p>
          </table:table-cell>
          <table:table-cell office:value-type="float" office:value="-0.032180506058228" calcext:value-type="float">
            <text:p>-0.0321805061</text:p>
          </table:table-cell>
        </table:table-row>
        <table:table-row table:style-name="ro1">
          <table:table-cell office:value-type="string" calcext:value-type="string">
            <text:p>potential</text:p>
          </table:table-cell>
          <table:table-cell office:value-type="float" office:value="0.0286823006060801" calcext:value-type="float">
            <text:p>0.0286823006</text:p>
          </table:table-cell>
          <table:table-cell office:value-type="float" office:value="0.64825" calcext:value-type="float">
            <text:p>0.64825</text:p>
          </table:table-cell>
          <table:table-cell office:value-type="float" office:value="0.0703052728954672" calcext:value-type="float">
            <text:p>0.0703052729</text:p>
          </table:table-cell>
          <table:table-cell office:value-type="string" calcext:value-type="string">
            <text:p>completely</text:p>
          </table:table-cell>
          <table:table-cell office:value-type="float" office:value="0.0895917730264316" calcext:value-type="float">
            <text:p>0.089591773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193318485523385" calcext:value-type="float">
            <text:p>0.1933184855</text:p>
          </table:table-cell>
          <table:table-cell office:value-type="string" calcext:value-type="string">
            <text:p>despite</text:p>
          </table:table-cell>
          <table:table-cell office:value-type="float" office:value="0.0890939124163864" calcext:value-type="float">
            <text:p>0.0890939124</text:p>
          </table:table-cell>
          <table:table-cell office:value-type="float" office:value="0.66545" calcext:value-type="float">
            <text:p>0.66545</text:p>
          </table:table-cell>
          <table:table-cell office:value-type="float" office:value="0.167268201617922" calcext:value-type="float">
            <text:p>0.1672682016</text:p>
          </table:table-cell>
          <table:table-cell office:value-type="string" calcext:value-type="string">
            <text:p>either</text:p>
          </table:table-cell>
          <table:table-cell office:value-type="float" office:value="-0.0367890819688003" calcext:value-type="float">
            <text:p>-0.036789082</text:p>
          </table:table-cell>
          <table:table-cell office:value-type="float" office:value="-0.0303" calcext:value-type="float">
            <text:p>-0.0303</text:p>
          </table:table-cell>
          <table:table-cell office:value-type="float" office:value="-0.031800936924378" calcext:value-type="float">
            <text:p>-0.0318009369</text:p>
          </table:table-cell>
          <table:table-cell office:value-type="string" calcext:value-type="string">
            <text:p>particularly</text:p>
          </table:table-cell>
          <table:table-cell office:value-type="float" office:value="-0.0358475069944601" calcext:value-type="float">
            <text:p>-0.035847507</text:p>
          </table:table-cell>
          <table:table-cell office:value-type="float" office:value="-0.07445" calcext:value-type="float">
            <text:p>-0.07445</text:p>
          </table:table-cell>
          <table:table-cell office:value-type="float" office:value="-0.0323021405899456" calcext:value-type="float">
            <text:p>-0.0323021406</text:p>
          </table:table-cell>
        </table:table-row>
        <table:table-row table:style-name="ro1">
          <table:table-cell office:value-type="string" calcext:value-type="string">
            <text:p>possibly</text:p>
          </table:table-cell>
          <table:table-cell office:value-type="float" office:value="0.0255459506688239" calcext:value-type="float">
            <text:p>0.0255459507</text:p>
          </table:table-cell>
          <table:table-cell office:value-type="float" office:value="0.62375" calcext:value-type="float">
            <text:p>0.62375</text:p>
          </table:table-cell>
          <table:table-cell office:value-type="float" office:value="0.0747571621787778" calcext:value-type="float">
            <text:p>0.0747571622</text:p>
          </table:table-cell>
          <table:table-cell office:value-type="string" calcext:value-type="string">
            <text:p>head</text:p>
          </table:table-cell>
          <table:table-cell office:value-type="float" office:value="0.0892638542696079" calcext:value-type="float">
            <text:p>0.0892638543</text:p>
          </table:table-cell>
          <table:table-cell office:value-type="float" office:value="0.66485" calcext:value-type="float">
            <text:p>0.66485</text:p>
          </table:table-cell>
          <table:table-cell office:value-type="float" office:value="0.174405714989531" calcext:value-type="float">
            <text:p>0.174405715</text:p>
          </table:table-cell>
          <table:table-cell office:value-type="string" calcext:value-type="string">
            <text:p>play</text:p>
          </table:table-cell>
          <table:table-cell office:value-type="float" office:value="0.0889568472354282" calcext:value-type="float">
            <text:p>0.0889568472</text:p>
          </table:table-cell>
          <table:table-cell office:value-type="float" office:value="0.6456" calcext:value-type="float">
            <text:p>0.6456</text:p>
          </table:table-cell>
          <table:table-cell office:value-type="float" office:value="0.194911403907315" calcext:value-type="float">
            <text:p>0.1949114039</text:p>
          </table:table-cell>
          <table:table-cell office:value-type="string" calcext:value-type="string">
            <text:p>knows</text:p>
          </table:table-cell>
          <table:table-cell office:value-type="float" office:value="-0.0366809832233704" calcext:value-type="float">
            <text:p>-0.0366809832</text:p>
          </table:table-cell>
          <table:table-cell office:value-type="float" office:value="-0.07965" calcext:value-type="float">
            <text:p>-0.07965</text:p>
          </table:table-cell>
          <table:table-cell office:value-type="float" office:value="-0.0334937976913643" calcext:value-type="float">
            <text:p>-0.0334937977</text:p>
          </table:table-cell>
          <table:table-cell office:value-type="string" calcext:value-type="string">
            <text:p>women</text:p>
          </table:table-cell>
          <table:table-cell office:value-type="float" office:value="-0.0357318696719904" calcext:value-type="float">
            <text:p>-0.0357318697</text:p>
          </table:table-cell>
          <table:table-cell office:value-type="float" office:value="-0.0558" calcext:value-type="float">
            <text:p>-0.0558</text:p>
          </table:table-cell>
          <table:table-cell office:value-type="float" office:value="-0.031464432698498" calcext:value-type="float">
            <text:p>-0.0314644327</text:p>
          </table:table-cell>
        </table:table-row>
        <table:table-row table:style-name="ro1">
          <table:table-cell office:value-type="string" calcext:value-type="string">
            <text:p>possible</text:p>
          </table:table-cell>
          <table:table-cell office:value-type="float" office:value="0.0291451916623771" calcext:value-type="float">
            <text:p>0.0291451917</text:p>
          </table:table-cell>
          <table:table-cell office:value-type="float" office:value="0.62005" calcext:value-type="float">
            <text:p>0.62005</text:p>
          </table:table-cell>
          <table:table-cell office:value-type="float" office:value="0.0941709381332698" calcext:value-type="float">
            <text:p>0.0941709381</text:p>
          </table:table-cell>
          <table:table-cell office:value-type="string" calcext:value-type="string">
            <text:p>couple</text:p>
          </table:table-cell>
          <table:table-cell office:value-type="float" office:value="0.0892364640432802" calcext:value-type="float">
            <text:p>0.089236464</text:p>
          </table:table-cell>
          <table:table-cell office:value-type="float" office:value="0.64735" calcext:value-type="float">
            <text:p>0.64735</text:p>
          </table:table-cell>
          <table:table-cell office:value-type="float" office:value="0.181121560431905" calcext:value-type="float">
            <text:p>0.1811215604</text:p>
          </table:table-cell>
          <table:table-cell office:value-type="string" calcext:value-type="string">
            <text:p>themselves</text:p>
          </table:table-cell>
          <table:table-cell office:value-type="float" office:value="0.0889537332290476" calcext:value-type="float">
            <text:p>0.0889537332</text:p>
          </table:table-cell>
          <table:table-cell office:value-type="float" office:value="0.69715" calcext:value-type="float">
            <text:p>0.69715</text:p>
          </table:table-cell>
          <table:table-cell office:value-type="float" office:value="0.159333795975017" calcext:value-type="float">
            <text:p>0.159333796</text:p>
          </table:table-cell>
          <table:table-cell office:value-type="string" calcext:value-type="string">
            <text:p>killed</text:p>
          </table:table-cell>
          <table:table-cell office:value-type="float" office:value="-0.036667741836751" calcext:value-type="float">
            <text:p>-0.036667741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-0.033836250868142" calcext:value-type="float">
            <text:p>-0.0338362509</text:p>
          </table:table-cell>
          <table:table-cell office:value-type="string" calcext:value-type="string">
            <text:p>playing</text:p>
          </table:table-cell>
          <table:table-cell office:value-type="float" office:value="-0.0356118595816479" calcext:value-type="float">
            <text:p>-0.0356118596</text:p>
          </table:table-cell>
          <table:table-cell office:value-type="float" office:value="-0.04055" calcext:value-type="float">
            <text:p>-0.04055</text:p>
          </table:table-cell>
          <table:table-cell office:value-type="float" office:value="-0.031126519130578" calcext:value-type="float">
            <text:p>-0.0311265191</text:p>
          </table:table-cell>
        </table:table-row>
        <table:table-row table:style-name="ro1">
          <table:table-cell office:value-type="string" calcext:value-type="string">
            <text:p>portrayed</text:p>
          </table:table-cell>
          <table:table-cell office:value-type="float" office:value="0.0240155451647741" calcext:value-type="float">
            <text:p>0.0240155452</text:p>
          </table:table-cell>
          <table:table-cell office:value-type="float" office:value="0.61285" calcext:value-type="float">
            <text:p>0.61285</text:p>
          </table:table-cell>
          <table:table-cell office:value-type="float" office:value="0.0640638220717999" calcext:value-type="float">
            <text:p>0.0640638221</text:p>
          </table:table-cell>
          <table:table-cell office:value-type="string" calcext:value-type="string">
            <text:p>tell</text:p>
          </table:table-cell>
          <table:table-cell office:value-type="float" office:value="0.0892287141570987" calcext:value-type="float">
            <text:p>0.0892287142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185321100917431" calcext:value-type="float">
            <text:p>0.1853211009</text:p>
          </table:table-cell>
          <table:table-cell office:value-type="string" calcext:value-type="string">
            <text:p>am</text:p>
          </table:table-cell>
          <table:table-cell office:value-type="float" office:value="0.0889093117123684" calcext:value-type="float">
            <text:p>0.0889093117</text:p>
          </table:table-cell>
          <table:table-cell office:value-type="float" office:value="0.585" calcext:value-type="float">
            <text:p>0.585</text:p>
          </table:table-cell>
          <table:table-cell office:value-type="float" office:value="0.22704414229838" calcext:value-type="float">
            <text:p>0.2270441423</text:p>
          </table:table-cell>
          <table:table-cell office:value-type="string" calcext:value-type="string">
            <text:p>version</text:p>
          </table:table-cell>
          <table:table-cell office:value-type="float" office:value="-0.036423323488902" calcext:value-type="float">
            <text:p>-0.0364233235</text:p>
          </table:table-cell>
          <table:table-cell office:value-type="float" office:value="-0.08335" calcext:value-type="float">
            <text:p>-0.08335</text:p>
          </table:table-cell>
          <table:table-cell office:value-type="float" office:value="-0.030488406158281" calcext:value-type="float">
            <text:p>-0.0304884062</text:p>
          </table:table-cell>
          <table:table-cell office:value-type="string" calcext:value-type="string">
            <text:p>went</text:p>
          </table:table-cell>
          <table:table-cell office:value-type="float" office:value="-0.0355308807753067" calcext:value-type="float">
            <text:p>-0.0355308808</text:p>
          </table:table-cell>
          <table:table-cell office:value-type="float" office:value="-0.03385" calcext:value-type="float">
            <text:p>-0.03385</text:p>
          </table:table-cell>
          <table:table-cell office:value-type="float" office:value="-0.031725427836893" calcext:value-type="float">
            <text:p>-0.0317254278</text:p>
          </table:table-cell>
        </table:table-row>
        <table:table-row table:style-name="ro1">
          <table:table-cell office:value-type="string" calcext:value-type="string">
            <text:p>poorly</text:p>
          </table:table-cell>
          <table:table-cell office:value-type="float" office:value="0.080658007863005" calcext:value-type="float">
            <text:p>0.0806580079</text:p>
          </table:table-cell>
          <table:table-cell office:value-type="float" office:value="0.71085" calcext:value-type="float">
            <text:p>0.71085</text:p>
          </table:table-cell>
          <table:table-cell office:value-type="float" office:value="0.122591412532241" calcext:value-type="float">
            <text:p>0.1225914125</text:p>
          </table:table-cell>
          <table:table-cell office:value-type="string" calcext:value-type="string">
            <text:p>ending</text:p>
          </table:table-cell>
          <table:table-cell office:value-type="float" office:value="0.0891072783235166" calcext:value-type="float">
            <text:p>0.0891072783</text:p>
          </table:table-cell>
          <table:table-cell office:value-type="float" office:value="0.63805" calcext:value-type="float">
            <text:p>0.63805</text:p>
          </table:table-cell>
          <table:table-cell office:value-type="float" office:value="0.206858770680399" calcext:value-type="float">
            <text:p>0.2068587707</text:p>
          </table:table-cell>
          <table:table-cell office:value-type="string" calcext:value-type="string">
            <text:p>house</text:p>
          </table:table-cell>
          <table:table-cell office:value-type="float" office:value="0.0888916285498159" calcext:value-type="float">
            <text:p>0.0888916285</text:p>
          </table:table-cell>
          <table:table-cell office:value-type="float" office:value="0.67165" calcext:value-type="float">
            <text:p>0.67165</text:p>
          </table:table-cell>
          <table:table-cell office:value-type="float" office:value="0.176138502070004" calcext:value-type="float">
            <text:p>0.1761385021</text:p>
          </table:table-cell>
          <table:table-cell office:value-type="string" calcext:value-type="string">
            <text:p>job</text:p>
          </table:table-cell>
          <table:table-cell office:value-type="float" office:value="-0.0363960934185784" calcext:value-type="float">
            <text:p>-0.0363960934</text:p>
          </table:table-cell>
          <table:table-cell office:value-type="float" office:value="-0.0491999999999999" calcext:value-type="float">
            <text:p>-0.0492</text:p>
          </table:table-cell>
          <table:table-cell office:value-type="float" office:value="-0.029649143949048" calcext:value-type="float">
            <text:p>-0.0296491439</text:p>
          </table:table-cell>
          <table:table-cell office:value-type="string" calcext:value-type="string">
            <text:p>try</text:p>
          </table:table-cell>
          <table:table-cell office:value-type="float" office:value="-0.0353370279865991" calcext:value-type="float">
            <text:p>-0.035337028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32338306252466" calcext:value-type="float">
            <text:p>-0.0323383063</text:p>
          </table:table-cell>
        </table:table-row>
        <table:table-row table:style-name="ro1">
          <table:table-cell office:value-type="string" calcext:value-type="string">
            <text:p>poor</text:p>
          </table:table-cell>
          <table:table-cell office:value-type="float" office:value="0.103402108862954" calcext:value-type="float">
            <text:p>0.1034021089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200186219739292" calcext:value-type="float">
            <text:p>0.2001862197</text:p>
          </table:table-cell>
          <table:table-cell office:value-type="string" calcext:value-type="string">
            <text:p>anyone</text:p>
          </table:table-cell>
          <table:table-cell office:value-type="float" office:value="0.089063047608733" calcext:value-type="float">
            <text:p>0.0890630476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223011067028607" calcext:value-type="float">
            <text:p>0.223011067</text:p>
          </table:table-cell>
          <table:table-cell office:value-type="string" calcext:value-type="string">
            <text:p>works</text:p>
          </table:table-cell>
          <table:table-cell office:value-type="float" office:value="0.0886237373682358" calcext:value-type="float">
            <text:p>0.0886237374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163138874548271" calcext:value-type="float">
            <text:p>0.1631388745</text:p>
          </table:table-cell>
          <table:table-cell office:value-type="string" calcext:value-type="string">
            <text:p>remember</text:p>
          </table:table-cell>
          <table:table-cell office:value-type="float" office:value="-0.0363590548824938" calcext:value-type="float">
            <text:p>-0.0363590549</text:p>
          </table:table-cell>
          <table:table-cell office:value-type="float" office:value="-0.05925" calcext:value-type="float">
            <text:p>-0.05925</text:p>
          </table:table-cell>
          <table:table-cell office:value-type="float" office:value="-0.03132536209455" calcext:value-type="float">
            <text:p>-0.0313253621</text:p>
          </table:table-cell>
          <table:table-cell office:value-type="string" calcext:value-type="string">
            <text:p>found</text:p>
          </table:table-cell>
          <table:table-cell office:value-type="float" office:value="-0.035149065252385" calcext:value-type="float">
            <text:p>-0.0351490653</text:p>
          </table:table-cell>
          <table:table-cell office:value-type="float" office:value="-0.00959999999999994" calcext:value-type="float">
            <text:p>-0.0096</text:p>
          </table:table-cell>
          <table:table-cell office:value-type="float" office:value="-0.030343288406868" calcext:value-type="float">
            <text:p>-0.0303432884</text:p>
          </table:table-cell>
        </table:table-row>
        <table:table-row table:style-name="ro1">
          <table:table-cell office:value-type="string" calcext:value-type="string">
            <text:p>political</text:p>
          </table:table-cell>
          <table:table-cell office:value-type="float" office:value="0.0236584927428858" calcext:value-type="float">
            <text:p>0.0236584927</text:p>
          </table:table-cell>
          <table:table-cell office:value-type="float" office:value="0.59975" calcext:value-type="float">
            <text:p>0.59975</text:p>
          </table:table-cell>
          <table:table-cell office:value-type="float" office:value="0.0585675643890392" calcext:value-type="float">
            <text:p>0.0585675644</text:p>
          </table:table-cell>
          <table:table-cell office:value-type="string" calcext:value-type="string">
            <text:p>start</text:p>
          </table:table-cell>
          <table:table-cell office:value-type="float" office:value="0.0890392221786812" calcext:value-type="float">
            <text:p>0.0890392222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184554363042464" calcext:value-type="float">
            <text:p>0.184554363</text:p>
          </table:table-cell>
          <table:table-cell office:value-type="string" calcext:value-type="string">
            <text:p>itself</text:p>
          </table:table-cell>
          <table:table-cell office:value-type="float" office:value="0.0884686571025453" calcext:value-type="float">
            <text:p>0.0884686571</text:p>
          </table:table-cell>
          <table:table-cell office:value-type="float" office:value="0.67225" calcext:value-type="float">
            <text:p>0.67225</text:p>
          </table:table-cell>
          <table:table-cell office:value-type="float" office:value="0.175989943431804" calcext:value-type="float">
            <text:p>0.1759899434</text:p>
          </table:table-cell>
          <table:table-cell office:value-type="string" calcext:value-type="string">
            <text:p>anyone</text:p>
          </table:table-cell>
          <table:table-cell office:value-type="float" office:value="-0.036276842261305" calcext:value-type="float">
            <text:p>-0.0362768423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29826957329071" calcext:value-type="float">
            <text:p>-0.0298269573</text:p>
          </table:table-cell>
          <table:table-cell office:value-type="string" calcext:value-type="string">
            <text:p>earlier</text:p>
          </table:table-cell>
          <table:table-cell office:value-type="float" office:value="-0.0351385794915739" calcext:value-type="float">
            <text:p>-0.0351385795</text:p>
          </table:table-cell>
          <table:table-cell office:value-type="float" office:value="-0.07445" calcext:value-type="float">
            <text:p>-0.07445</text:p>
          </table:table-cell>
          <table:table-cell office:value-type="float" office:value="-0.0329279025249242" calcext:value-type="float">
            <text:p>-0.0329279025</text:p>
          </table:table-cell>
        </table:table-row>
        <table:table-row table:style-name="ro1">
          <table:table-cell office:value-type="string" calcext:value-type="string">
            <text:p>police</text:p>
          </table:table-cell>
          <table:table-cell office:value-type="float" office:value="0.0281919710232418" calcext:value-type="float">
            <text:p>0.028191971</text:p>
          </table:table-cell>
          <table:table-cell office:value-type="float" office:value="0.59755" calcext:value-type="float">
            <text:p>0.59755</text:p>
          </table:table-cell>
          <table:table-cell office:value-type="float" office:value="0.0846127601501194" calcext:value-type="float">
            <text:p>0.0846127602</text:p>
          </table:table-cell>
          <table:table-cell office:value-type="string" calcext:value-type="string">
            <text:p>interesting</text:p>
          </table:table-cell>
          <table:table-cell office:value-type="float" office:value="0.0889330421584614" calcext:value-type="float">
            <text:p>0.0889330422</text:p>
          </table:table-cell>
          <table:table-cell office:value-type="float" office:value="0.60895" calcext:value-type="float">
            <text:p>0.60895</text:p>
          </table:table-cell>
          <table:table-cell office:value-type="float" office:value="0.240310830500243" calcext:value-type="float">
            <text:p>0.2403108305</text:p>
          </table:table-cell>
          <table:table-cell office:value-type="string" calcext:value-type="string">
            <text:p>case</text:p>
          </table:table-cell>
          <table:table-cell office:value-type="float" office:value="0.0880069802702418" calcext:value-type="float">
            <text:p>0.0880069803</text:p>
          </table:table-cell>
          <table:table-cell office:value-type="float" office:value="0.67065" calcext:value-type="float">
            <text:p>0.67065</text:p>
          </table:table-cell>
          <table:table-cell office:value-type="float" office:value="0.170089454453824" calcext:value-type="float">
            <text:p>0.1700894545</text:p>
          </table:table-cell>
          <table:table-cell office:value-type="string" calcext:value-type="string">
            <text:p>second</text:p>
          </table:table-cell>
          <table:table-cell office:value-type="float" office:value="-0.0361714819003179" calcext:value-type="float">
            <text:p>-0.0361714819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030042321485051" calcext:value-type="float">
            <text:p>-0.0300423215</text:p>
          </table:table-cell>
          <table:table-cell office:value-type="string" calcext:value-type="string">
            <text:p>named</text:p>
          </table:table-cell>
          <table:table-cell office:value-type="float" office:value="-0.0350609632127181" calcext:value-type="float">
            <text:p>-0.0350609632</text:p>
          </table:table-cell>
          <table:table-cell office:value-type="float" office:value="-0.05485" calcext:value-type="float">
            <text:p>-0.05485</text:p>
          </table:table-cell>
          <table:table-cell office:value-type="float" office:value="-0.0328076678830511" calcext:value-type="float">
            <text:p>-0.0328076679</text:p>
          </table:table-cell>
        </table:table-row>
        <table:table-row table:style-name="ro1">
          <table:table-cell office:value-type="string" calcext:value-type="string">
            <text:p>points</text:p>
          </table:table-cell>
          <table:table-cell office:value-type="float" office:value="0.0292398535908551" calcext:value-type="float">
            <text:p>0.0292398536</text:p>
          </table:table-cell>
          <table:table-cell office:value-type="float" office:value="0.61725" calcext:value-type="float">
            <text:p>0.61725</text:p>
          </table:table-cell>
          <table:table-cell office:value-type="float" office:value="0.0824643413640177" calcext:value-type="float">
            <text:p>0.0824643414</text:p>
          </table:table-cell>
          <table:table-cell office:value-type="string" calcext:value-type="string">
            <text:p>case</text:p>
          </table:table-cell>
          <table:table-cell office:value-type="float" office:value="0.0889178962927008" calcext:value-type="float">
            <text:p>0.0889178963</text:p>
          </table:table-cell>
          <table:table-cell office:value-type="float" office:value="0.66665" calcext:value-type="float">
            <text:p>0.66665</text:p>
          </table:table-cell>
          <table:table-cell office:value-type="float" office:value="0.171080442620913" calcext:value-type="float">
            <text:p>0.1710804426</text:p>
          </table:table-cell>
          <table:table-cell office:value-type="string" calcext:value-type="string">
            <text:p>she's</text:p>
          </table:table-cell>
          <table:table-cell office:value-type="float" office:value="0.0877239190027483" calcext:value-type="float">
            <text:p>0.087723919</text:p>
          </table:table-cell>
          <table:table-cell office:value-type="float" office:value="0.67095" calcext:value-type="float">
            <text:p>0.67095</text:p>
          </table:table-cell>
          <table:table-cell office:value-type="float" office:value="0.157901471529111" calcext:value-type="float">
            <text:p>0.1579014715</text:p>
          </table:table-cell>
          <table:table-cell office:value-type="string" calcext:value-type="string">
            <text:p>behind</text:p>
          </table:table-cell>
          <table:table-cell office:value-type="float" office:value="-0.0360752700891423" calcext:value-type="float">
            <text:p>-0.0360752701</text:p>
          </table:table-cell>
          <table:table-cell office:value-type="float" office:value="-0.0470999999999999" calcext:value-type="float">
            <text:p>-0.0471</text:p>
          </table:table-cell>
          <table:table-cell office:value-type="float" office:value="-0.032349211618944" calcext:value-type="float">
            <text:p>-0.0323492116</text:p>
          </table:table-cell>
          <table:table-cell office:value-type="string" calcext:value-type="string">
            <text:p>working</text:p>
          </table:table-cell>
          <table:table-cell office:value-type="float" office:value="-0.0350275411469013" calcext:value-type="float">
            <text:p>-0.0350275411</text:p>
          </table:table-cell>
          <table:table-cell office:value-type="float" office:value="-0.0489499999999999" calcext:value-type="float">
            <text:p>-0.04895</text:p>
          </table:table-cell>
          <table:table-cell office:value-type="float" office:value="-0.0326580784697717" calcext:value-type="float">
            <text:p>-0.0326580785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float" office:value="0.0857121352093245" calcext:value-type="float">
            <text:p>0.0857121352</text:p>
          </table:table-cell>
          <table:table-cell office:value-type="float" office:value="0.61615" calcext:value-type="float">
            <text:p>0.61615</text:p>
          </table:table-cell>
          <table:table-cell office:value-type="float" office:value="0.235130018929959" calcext:value-type="float">
            <text:p>0.2351300189</text:p>
          </table:table-cell>
          <table:table-cell office:value-type="string" calcext:value-type="string">
            <text:p>poorly</text:p>
          </table:table-cell>
          <table:table-cell office:value-type="float" office:value="0.0888796346369323" calcext:value-type="float">
            <text:p>0.0888796346</text:p>
          </table:table-cell>
          <table:table-cell office:value-type="float" office:value="0.72435" calcext:value-type="float">
            <text:p>0.72435</text:p>
          </table:table-cell>
          <table:table-cell office:value-type="float" office:value="0.130304464426566" calcext:value-type="float">
            <text:p>0.1303044644</text:p>
          </table:table-cell>
          <table:table-cell office:value-type="string" calcext:value-type="string">
            <text:p>whose</text:p>
          </table:table-cell>
          <table:table-cell office:value-type="float" office:value="0.0877144891102125" calcext:value-type="float">
            <text:p>0.0877144891</text:p>
          </table:table-cell>
          <table:table-cell office:value-type="float" office:value="0.69595" calcext:value-type="float">
            <text:p>0.69595</text:p>
          </table:table-cell>
          <table:table-cell office:value-type="float" office:value="0.14291754756871" calcext:value-type="float">
            <text:p>0.1429175476</text:p>
          </table:table-cell>
          <table:table-cell office:value-type="float" office:value="9" calcext:value-type="float">
            <text:p>9</text:p>
          </table:table-cell>
          <table:table-cell office:value-type="float" office:value="-0.036037874359387" calcext:value-type="float">
            <text:p>-0.0360378744</text:p>
          </table:table-cell>
          <table:table-cell office:value-type="float" office:value="-0.05425" calcext:value-type="float">
            <text:p>-0.05425</text:p>
          </table:table-cell>
          <table:table-cell office:value-type="float" office:value="-0.033458679033348" calcext:value-type="float">
            <text:p>-0.033458679</text:p>
          </table:table-cell>
          <table:table-cell office:value-type="string" calcext:value-type="string">
            <text:p>past</text:p>
          </table:table-cell>
          <table:table-cell office:value-type="float" office:value="-0.0349039871001858" calcext:value-type="float">
            <text:p>-0.0349039871</text:p>
          </table:table-cell>
          <table:table-cell office:value-type="float" office:value="-0.06135" calcext:value-type="float">
            <text:p>-0.06135</text:p>
          </table:table-cell>
          <table:table-cell office:value-type="float" office:value="-0.031019062746517" calcext:value-type="float">
            <text:p>-0.0310190627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float" office:value="0.020240049885386" calcext:value-type="float">
            <text:p>0.0202400499</text:p>
          </table:table-cell>
          <table:table-cell office:value-type="float" office:value="0.617" calcext:value-type="float">
            <text:p>0.617</text:p>
          </table:table-cell>
          <table:table-cell office:value-type="float" office:value="0.0624235006119951" calcext:value-type="float">
            <text:p>0.0624235006</text:p>
          </table:table-cell>
          <table:table-cell office:value-type="string" calcext:value-type="string">
            <text:p>second</text:p>
          </table:table-cell>
          <table:table-cell office:value-type="float" office:value="0.0887573948947025" calcext:value-type="float">
            <text:p>0.0887573949</text:p>
          </table:table-cell>
          <table:table-cell office:value-type="float" office:value="0.65325" calcext:value-type="float">
            <text:p>0.65325</text:p>
          </table:table-cell>
          <table:table-cell office:value-type="float" office:value="0.192947748167113" calcext:value-type="float">
            <text:p>0.1929477482</text:p>
          </table:table-cell>
          <table:table-cell office:value-type="string" calcext:value-type="string">
            <text:p>getting</text:p>
          </table:table-cell>
          <table:table-cell office:value-type="float" office:value="0.0874371410675632" calcext:value-type="float">
            <text:p>0.0874371411</text:p>
          </table:table-cell>
          <table:table-cell office:value-type="float" office:value="0.64755" calcext:value-type="float">
            <text:p>0.64755</text:p>
          </table:table-cell>
          <table:table-cell office:value-type="float" office:value="0.179872018615474" calcext:value-type="float">
            <text:p>0.1798720186</text:p>
          </table:table-cell>
          <table:table-cell office:value-type="string" calcext:value-type="string">
            <text:p>example</text:p>
          </table:table-cell>
          <table:table-cell office:value-type="float" office:value="-0.0358814858555738" calcext:value-type="float">
            <text:p>-0.0358814859</text:p>
          </table:table-cell>
          <table:table-cell office:value-type="float" office:value="-0.0389" calcext:value-type="float">
            <text:p>-0.0389</text:p>
          </table:table-cell>
          <table:table-cell office:value-type="float" office:value="-0.031909339985565" calcext:value-type="float">
            <text:p>-0.03190934</text:p>
          </table:table-cell>
          <table:table-cell office:value-type="string" calcext:value-type="string">
            <text:p>early</text:p>
          </table:table-cell>
          <table:table-cell office:value-type="float" office:value="-0.0348852366775931" calcext:value-type="float">
            <text:p>-0.0348852367</text:p>
          </table:table-cell>
          <table:table-cell office:value-type="float" office:value="-0.0615" calcext:value-type="float">
            <text:p>-0.0615</text:p>
          </table:table-cell>
          <table:table-cell office:value-type="float" office:value="-0.03019658516376" calcext:value-type="float">
            <text:p>-0.0301965852</text:p>
          </table:table-cell>
        </table:table-row>
        <table:table-row table:style-name="ro1">
          <table:table-cell office:value-type="string" calcext:value-type="string">
            <text:p>plot</text:p>
          </table:table-cell>
          <table:table-cell office:value-type="float" office:value="0.130218379984423" calcext:value-type="float">
            <text:p>0.13021838</text:p>
          </table:table-cell>
          <table:table-cell office:value-type="float" office:value="0.60335" calcext:value-type="float">
            <text:p>0.60335</text:p>
          </table:table-cell>
          <table:table-cell office:value-type="float" office:value="0.367333918175293" calcext:value-type="float">
            <text:p>0.3673339182</text:p>
          </table:table-cell>
          <table:table-cell office:value-type="string" calcext:value-type="string">
            <text:p>effects</text:p>
          </table:table-cell>
          <table:table-cell office:value-type="float" office:value="0.0887036806009252" calcext:value-type="float">
            <text:p>0.0887036806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197606142728094" calcext:value-type="float">
            <text:p>0.1976061427</text:p>
          </table:table-cell>
          <table:table-cell office:value-type="string" calcext:value-type="string">
            <text:p>full</text:p>
          </table:table-cell>
          <table:table-cell office:value-type="float" office:value="0.0873040407674953" calcext:value-type="float">
            <text:p>0.0873040408</text:p>
          </table:table-cell>
          <table:table-cell office:value-type="float" office:value="0.6728" calcext:value-type="float">
            <text:p>0.6728</text:p>
          </table:table-cell>
          <table:table-cell office:value-type="float" office:value="0.183021223470662" calcext:value-type="float">
            <text:p>0.1830212235</text:p>
          </table:table-cell>
          <table:table-cell office:value-type="string" calcext:value-type="string">
            <text:p>role</text:p>
          </table:table-cell>
          <table:table-cell office:value-type="float" office:value="-0.0358777833008521" calcext:value-type="float">
            <text:p>-0.0358777833</text:p>
          </table:table-cell>
          <table:table-cell office:value-type="float" office:value="-0.0221" calcext:value-type="float">
            <text:p>-0.0221</text:p>
          </table:table-cell>
          <table:table-cell office:value-type="float" office:value="-0.029548717924858" calcext:value-type="float">
            <text:p>-0.0295487179</text:p>
          </table:table-cell>
          <table:table-cell office:value-type="string" calcext:value-type="string">
            <text:p>head</text:p>
          </table:table-cell>
          <table:table-cell office:value-type="float" office:value="-0.0348770040767629" calcext:value-type="float">
            <text:p>-0.0348770041</text:p>
          </table:table-cell>
          <table:table-cell office:value-type="float" office:value="-0.0254" calcext:value-type="float">
            <text:p>-0.0254</text:p>
          </table:table-cell>
          <table:table-cell office:value-type="float" office:value="-0.031134966200101" calcext:value-type="float">
            <text:p>-0.0311349662</text:p>
          </table:table-cell>
        </table:table-row>
        <table:table-row table:style-name="ro1">
          <table:table-cell office:value-type="string" calcext:value-type="string">
            <text:p>plenty</text:p>
          </table:table-cell>
          <table:table-cell office:value-type="float" office:value="0.0233288145405265" calcext:value-type="float">
            <text:p>0.0233288145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0645317806889859" calcext:value-type="float">
            <text:p>0.0645317807</text:p>
          </table:table-cell>
          <table:table-cell office:value-type="string" calcext:value-type="string">
            <text:p>finds</text:p>
          </table:table-cell>
          <table:table-cell office:value-type="float" office:value="0.0886637671287155" calcext:value-type="float">
            <text:p>0.0886637671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144050705848459" calcext:value-type="float">
            <text:p>0.1440507058</text:p>
          </table:table-cell>
          <table:table-cell office:value-type="string" calcext:value-type="string">
            <text:p>head</text:p>
          </table:table-cell>
          <table:table-cell office:value-type="float" office:value="0.0871009751875925" calcext:value-type="float">
            <text:p>0.0871009752</text:p>
          </table:table-cell>
          <table:table-cell office:value-type="float" office:value="0.66495" calcext:value-type="float">
            <text:p>0.66495</text:p>
          </table:table-cell>
          <table:table-cell office:value-type="float" office:value="0.172409534395455" calcext:value-type="float">
            <text:p>0.1724095344</text:p>
          </table:table-cell>
          <table:table-cell office:value-type="string" calcext:value-type="string">
            <text:p>playing</text:p>
          </table:table-cell>
          <table:table-cell office:value-type="float" office:value="-0.0358764429937685" calcext:value-type="float">
            <text:p>-0.035876443</text:p>
          </table:table-cell>
          <table:table-cell office:value-type="float" office:value="-0.0428" calcext:value-type="float">
            <text:p>-0.0428</text:p>
          </table:table-cell>
          <table:table-cell office:value-type="float" office:value="-0.031278857860092" calcext:value-type="float">
            <text:p>-0.0312788579</text:p>
          </table:table-cell>
          <table:table-cell office:value-type="string" calcext:value-type="string">
            <text:p>appears</text:p>
          </table:table-cell>
          <table:table-cell office:value-type="float" office:value="-0.0348295632362497" calcext:value-type="float">
            <text:p>-0.0348295632</text:p>
          </table:table-cell>
          <table:table-cell office:value-type="float" office:value="-0.03795" calcext:value-type="float">
            <text:p>-0.03795</text:p>
          </table:table-cell>
          <table:table-cell office:value-type="float" office:value="-0.0325914127096457" calcext:value-type="float">
            <text:p>-0.0325914127</text:p>
          </table:table-cell>
        </table:table-row>
        <table:table-row table:style-name="ro1">
          <table:table-cell office:value-type="string" calcext:value-type="string">
            <text:p>please</text:p>
          </table:table-cell>
          <table:table-cell office:value-type="float" office:value="0.0309186008435688" calcext:value-type="float">
            <text:p>0.0309186008</text:p>
          </table:table-cell>
          <table:table-cell office:value-type="float" office:value="0.588" calcext:value-type="float">
            <text:p>0.588</text:p>
          </table:table-cell>
          <table:table-cell office:value-type="float" office:value="0.0941072999120492" calcext:value-type="float">
            <text:p>0.0941072999</text:p>
          </table:table-cell>
          <table:table-cell office:value-type="string" calcext:value-type="string">
            <text:p>horrible</text:p>
          </table:table-cell>
          <table:table-cell office:value-type="float" office:value="0.0885537953638095" calcext:value-type="float">
            <text:p>0.0885537954</text:p>
          </table:table-cell>
          <table:table-cell office:value-type="float" office:value="0.6634" calcext:value-type="float">
            <text:p>0.6634</text:p>
          </table:table-cell>
          <table:table-cell office:value-type="float" office:value="0.151927437641723" calcext:value-type="float">
            <text:p>0.1519274376</text:p>
          </table:table-cell>
          <table:table-cell office:value-type="string" calcext:value-type="string">
            <text:p>used</text:p>
          </table:table-cell>
          <table:table-cell office:value-type="float" office:value="0.0869442303433634" calcext:value-type="float">
            <text:p>0.0869442303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189587652614605" calcext:value-type="float">
            <text:p>0.1895876526</text:p>
          </table:table-cell>
          <table:table-cell office:value-type="string" calcext:value-type="string">
            <text:p>soon</text:p>
          </table:table-cell>
          <table:table-cell office:value-type="float" office:value="-0.0358744689055543" calcext:value-type="float">
            <text:p>-0.0358744689</text:p>
          </table:table-cell>
          <table:table-cell office:value-type="float" office:value="-0.0631499999999999" calcext:value-type="float">
            <text:p>-0.06315</text:p>
          </table:table-cell>
          <table:table-cell office:value-type="float" office:value="-0.031913254398035" calcext:value-type="float">
            <text:p>-0.0319132544</text:p>
          </table:table-cell>
          <table:table-cell office:value-type="string" calcext:value-type="string">
            <text:p>room</text:p>
          </table:table-cell>
          <table:table-cell office:value-type="float" office:value="-0.0347918770437038" calcext:value-type="float">
            <text:p>-0.034791877</text:p>
          </table:table-cell>
          <table:table-cell office:value-type="float" office:value="-0.0848" calcext:value-type="float">
            <text:p>-0.0848</text:p>
          </table:table-cell>
          <table:table-cell office:value-type="float" office:value="-0.0319834810053635" calcext:value-type="float">
            <text:p>-0.031983481</text:p>
          </table:table-cell>
        </table:table-row>
        <table:table-row table:style-name="ro1">
          <table:table-cell office:value-type="string" calcext:value-type="string">
            <text:p>plays</text:p>
          </table:table-cell>
          <table:table-cell office:value-type="float" office:value="0.0638617331314869" calcext:value-type="float">
            <text:p>0.0638617331</text:p>
          </table:table-cell>
          <table:table-cell office:value-type="float" office:value="0.60865" calcext:value-type="float">
            <text:p>0.60865</text:p>
          </table:table-cell>
          <table:table-cell office:value-type="float" office:value="0.181019148268285" calcext:value-type="float">
            <text:p>0.1810191483</text:p>
          </table:table-cell>
          <table:table-cell office:value-type="string" calcext:value-type="string">
            <text:p>house</text:p>
          </table:table-cell>
          <table:table-cell office:value-type="float" office:value="0.0885531317718503" calcext:value-type="float">
            <text:p>0.0885531318</text:p>
          </table:table-cell>
          <table:table-cell office:value-type="float" office:value="0.66845" calcext:value-type="float">
            <text:p>0.66845</text:p>
          </table:table-cell>
          <table:table-cell office:value-type="float" office:value="0.175966198583323" calcext:value-type="float">
            <text:p>0.1759661986</text:p>
          </table:table-cell>
          <table:table-cell office:value-type="string" calcext:value-type="string">
            <text:p>night</text:p>
          </table:table-cell>
          <table:table-cell office:value-type="float" office:value="0.0867663543939247" calcext:value-type="float">
            <text:p>0.0867663544</text:p>
          </table:table-cell>
          <table:table-cell office:value-type="float" office:value="0.645" calcext:value-type="float">
            <text:p>0.645</text:p>
          </table:table-cell>
          <table:table-cell office:value-type="float" office:value="0.19005247547342" calcext:value-type="float">
            <text:p>0.1900524755</text:p>
          </table:table-cell>
          <table:table-cell office:value-type="string" calcext:value-type="string">
            <text:p>problem</text:p>
          </table:table-cell>
          <table:table-cell office:value-type="float" office:value="-0.0358619390223159" calcext:value-type="float">
            <text:p>-0.035861939</text:p>
          </table:table-cell>
          <table:table-cell office:value-type="float" office:value="-0.03485" calcext:value-type="float">
            <text:p>-0.03485</text:p>
          </table:table-cell>
          <table:table-cell office:value-type="float" office:value="-0.031957904282459" calcext:value-type="float">
            <text:p>-0.0319579043</text:p>
          </table:table-cell>
          <table:table-cell office:value-type="string" calcext:value-type="string">
            <text:p>loved</text:p>
          </table:table-cell>
          <table:table-cell office:value-type="float" office:value="-0.0347633702717238" calcext:value-type="float">
            <text:p>-0.0347633703</text:p>
          </table:table-cell>
          <table:table-cell office:value-type="float" office:value="-0.0885500000000001" calcext:value-type="float">
            <text:p>-0.08855</text:p>
          </table:table-cell>
          <table:table-cell office:value-type="float" office:value="-0.029437433638723" calcext:value-type="float">
            <text:p>-0.0294374336</text:p>
          </table:table-cell>
        </table:table-row>
        <table:table-row table:style-name="ro1">
          <table:table-cell office:value-type="string" calcext:value-type="string">
            <text:p>playing</text:p>
          </table:table-cell>
          <table:table-cell office:value-type="float" office:value="0.0500743084481961" calcext:value-type="float">
            <text:p>0.0500743084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144047358035519" calcext:value-type="float">
            <text:p>0.144047358</text:p>
          </table:table-cell>
          <table:table-cell office:value-type="string" calcext:value-type="string">
            <text:p>dull</text:p>
          </table:table-cell>
          <table:table-cell office:value-type="float" office:value="0.0884947693054922" calcext:value-type="float">
            <text:p>0.0884947693</text:p>
          </table:table-cell>
          <table:table-cell office:value-type="float" office:value="0.72225" calcext:value-type="float">
            <text:p>0.72225</text:p>
          </table:table-cell>
          <table:table-cell office:value-type="float" office:value="0.134330684120305" calcext:value-type="float">
            <text:p>0.1343306841</text:p>
          </table:table-cell>
          <table:table-cell office:value-type="string" calcext:value-type="string">
            <text:p>hand</text:p>
          </table:table-cell>
          <table:table-cell office:value-type="float" office:value="0.0867653467289677" calcext:value-type="float">
            <text:p>0.0867653467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156523981433729" calcext:value-type="float">
            <text:p>0.1565239814</text:p>
          </table:table-cell>
          <table:table-cell office:value-type="string" calcext:value-type="string">
            <text:p>several</text:p>
          </table:table-cell>
          <table:table-cell office:value-type="float" office:value="-0.0356977180303491" calcext:value-type="float">
            <text:p>-0.035697718</text:p>
          </table:table-cell>
          <table:table-cell office:value-type="float" office:value="-0.05735" calcext:value-type="float">
            <text:p>-0.05735</text:p>
          </table:table-cell>
          <table:table-cell office:value-type="float" office:value="-0.031162367143332" calcext:value-type="float">
            <text:p>-0.0311623671</text:p>
          </table:table-cell>
          <table:table-cell office:value-type="string" calcext:value-type="string">
            <text:p>beginning</text:p>
          </table:table-cell>
          <table:table-cell office:value-type="float" office:value="-0.0346923981034485" calcext:value-type="float">
            <text:p>-0.0346923981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-0.030173019877166" calcext:value-type="float">
            <text:p>-0.0301730199</text:p>
          </table:table-cell>
        </table:table-row>
        <table:table-row table:style-name="ro1">
          <table:table-cell office:value-type="string" calcext:value-type="string">
            <text:p>played</text:p>
          </table:table-cell>
          <table:table-cell office:value-type="float" office:value="0.0761210944742748" calcext:value-type="float">
            <text:p>0.0761210945</text:p>
          </table:table-cell>
          <table:table-cell office:value-type="float" office:value="0.60935" calcext:value-type="float">
            <text:p>0.60935</text:p>
          </table:table-cell>
          <table:table-cell office:value-type="float" office:value="0.205107335435955" calcext:value-type="float">
            <text:p>0.2051073354</text:p>
          </table:table-cell>
          <table:table-cell office:value-type="string" calcext:value-type="string">
            <text:p>style</text:p>
          </table:table-cell>
          <table:table-cell office:value-type="float" office:value="0.0881307179372115" calcext:value-type="float">
            <text:p>0.0881307179</text:p>
          </table:table-cell>
          <table:table-cell office:value-type="float" office:value="0.66785" calcext:value-type="float">
            <text:p>0.66785</text:p>
          </table:table-cell>
          <table:table-cell office:value-type="float" office:value="0.173242065961419" calcext:value-type="float">
            <text:p>0.173242066</text:p>
          </table:table-cell>
          <table:table-cell office:value-type="string" calcext:value-type="string">
            <text:p>next</text:p>
          </table:table-cell>
          <table:table-cell office:value-type="float" office:value="0.0867461373371881" calcext:value-type="float">
            <text:p>0.0867461373</text:p>
          </table:table-cell>
          <table:table-cell office:value-type="float" office:value="0.63905" calcext:value-type="float">
            <text:p>0.63905</text:p>
          </table:table-cell>
          <table:table-cell office:value-type="float" office:value="0.182168347116801" calcext:value-type="float">
            <text:p>0.1821683471</text:p>
          </table:table-cell>
          <table:table-cell office:value-type="string" calcext:value-type="string">
            <text:p>try</text:p>
          </table:table-cell>
          <table:table-cell office:value-type="float" office:value="-0.0356503194166562" calcext:value-type="float">
            <text:p>-0.0356503194</text:p>
          </table:table-cell>
          <table:table-cell office:value-type="float" office:value="0.00814999999999999" calcext:value-type="float">
            <text:p>0.00815</text:p>
          </table:table-cell>
          <table:table-cell office:value-type="float" office:value="-0.032722274467607" calcext:value-type="float">
            <text:p>-0.0327222745</text:p>
          </table:table-cell>
          <table:table-cell office:value-type="string" calcext:value-type="string">
            <text:p>days</text:p>
          </table:table-cell>
          <table:table-cell office:value-type="float" office:value="-0.0346523761818752" calcext:value-type="float">
            <text:p>-0.0346523762</text:p>
          </table:table-cell>
          <table:table-cell office:value-type="float" office:value="-0.0751500000000001" calcext:value-type="float">
            <text:p>-0.07515</text:p>
          </table:table-cell>
          <table:table-cell office:value-type="float" office:value="-0.030416556551931" calcext:value-type="float">
            <text:p>-0.0304165566</text:p>
          </table:table-cell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0.0486387542061707" calcext:value-type="float">
            <text:p>0.0486387542</text:p>
          </table:table-cell>
          <table:table-cell office:value-type="float" office:value="0.58575" calcext:value-type="float">
            <text:p>0.58575</text:p>
          </table:table-cell>
          <table:table-cell office:value-type="float" office:value="0.161522113146443" calcext:value-type="float">
            <text:p>0.1615221131</text:p>
          </table:table-cell>
          <table:table-cell office:value-type="string" calcext:value-type="string">
            <text:p>despite</text:p>
          </table:table-cell>
          <table:table-cell office:value-type="float" office:value="0.0881008227955848" calcext:value-type="float">
            <text:p>0.0881008228</text:p>
          </table:table-cell>
          <table:table-cell office:value-type="float" office:value="0.67175" calcext:value-type="float">
            <text:p>0.67175</text:p>
          </table:table-cell>
          <table:table-cell office:value-type="float" office:value="0.166137431728693" calcext:value-type="float">
            <text:p>0.1661374317</text:p>
          </table:table-cell>
          <table:table-cell office:value-type="string" calcext:value-type="string">
            <text:p>amazing</text:p>
          </table:table-cell>
          <table:table-cell office:value-type="float" office:value="0.0864847597120464" calcext:value-type="float">
            <text:p>0.0864847597</text:p>
          </table:table-cell>
          <table:table-cell office:value-type="float" office:value="0.6538" calcext:value-type="float">
            <text:p>0.6538</text:p>
          </table:table-cell>
          <table:table-cell office:value-type="float" office:value="0.159504734158776" calcext:value-type="float">
            <text:p>0.1595047342</text:p>
          </table:table-cell>
          <table:table-cell office:value-type="string" calcext:value-type="string">
            <text:p>run</text:p>
          </table:table-cell>
          <table:table-cell office:value-type="float" office:value="-0.0356181717809554" calcext:value-type="float">
            <text:p>-0.0356181718</text:p>
          </table:table-cell>
          <table:table-cell office:value-type="float" office:value="-0.0628000000000001" calcext:value-type="float">
            <text:p>-0.0628</text:p>
          </table:table-cell>
          <table:table-cell office:value-type="float" office:value="-0.031522596410512" calcext:value-type="float">
            <text:p>-0.0315225964</text:p>
          </table:table-cell>
          <table:table-cell office:value-type="string" calcext:value-type="string">
            <text:p>production</text:p>
          </table:table-cell>
          <table:table-cell office:value-type="float" office:value="-0.0346369624123921" calcext:value-type="float">
            <text:p>-0.0346369624</text:p>
          </table:table-cell>
          <table:table-cell office:value-type="float" office:value="-0.0185" calcext:value-type="float">
            <text:p>-0.0185</text:p>
          </table:table-cell>
          <table:table-cell office:value-type="float" office:value="-0.030949445026511" calcext:value-type="float">
            <text:p>-0.030949445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float" office:value="0.059483480807118" calcext:value-type="float">
            <text:p>0.0594834808</text:p>
          </table:table-cell>
          <table:table-cell office:value-type="float" office:value="0.59755" calcext:value-type="float">
            <text:p>0.59755</text:p>
          </table:table-cell>
          <table:table-cell office:value-type="float" office:value="0.185735963581184" calcext:value-type="float">
            <text:p>0.1857359636</text:p>
          </table:table-cell>
          <table:table-cell office:value-type="string" calcext:value-type="string">
            <text:p>believe</text:p>
          </table:table-cell>
          <table:table-cell office:value-type="float" office:value="0.0879196038143705" calcext:value-type="float">
            <text:p>0.0879196038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221449275362319" calcext:value-type="float">
            <text:p>0.2214492754</text:p>
          </table:table-cell>
          <table:table-cell office:value-type="string" calcext:value-type="string">
            <text:p>actor</text:p>
          </table:table-cell>
          <table:table-cell office:value-type="float" office:value="0.0862636714680569" calcext:value-type="float">
            <text:p>0.0862636715</text:p>
          </table:table-cell>
          <table:table-cell office:value-type="float" office:value="0.65745" calcext:value-type="float">
            <text:p>0.65745</text:p>
          </table:table-cell>
          <table:table-cell office:value-type="float" office:value="0.201608204172008" calcext:value-type="float">
            <text:p>0.2016082042</text:p>
          </table:table-cell>
          <table:table-cell office:value-type="string" calcext:value-type="string">
            <text:p>high</text:p>
          </table:table-cell>
          <table:table-cell office:value-type="float" office:value="-0.0355406681598571" calcext:value-type="float">
            <text:p>-0.0355406682</text:p>
          </table:table-cell>
          <table:table-cell office:value-type="float" office:value="-0.0231500000000001" calcext:value-type="float">
            <text:p>-0.02315</text:p>
          </table:table-cell>
          <table:table-cell office:value-type="float" office:value="-0.030671421518568" calcext:value-type="float">
            <text:p>-0.0306714215</text:p>
          </table:table-cell>
          <table:table-cell office:value-type="string" calcext:value-type="string">
            <text:p>somewhat</text:p>
          </table:table-cell>
          <table:table-cell office:value-type="float" office:value="-0.034599048140351" calcext:value-type="float">
            <text:p>-0.0345990481</text:p>
          </table:table-cell>
          <table:table-cell office:value-type="float" office:value="-0.0749000000000001" calcext:value-type="float">
            <text:p>-0.0749</text:p>
          </table:table-cell>
          <table:table-cell office:value-type="float" office:value="-0.0313058759986131" calcext:value-type="float">
            <text:p>-0.031305876</text:p>
          </table:table-cell>
        </table:table-row>
        <table:table-row table:style-name="ro1">
          <table:table-cell office:value-type="string" calcext:value-type="string">
            <text:p>piece</text:p>
          </table:table-cell>
          <table:table-cell office:value-type="float" office:value="0.0443324117425543" calcext:value-type="float">
            <text:p>0.0443324117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135880624010852" calcext:value-type="float">
            <text:p>0.135880624</text:p>
          </table:table-cell>
          <table:table-cell office:value-type="string" calcext:value-type="string">
            <text:p>definitely</text:p>
          </table:table-cell>
          <table:table-cell office:value-type="float" office:value="0.0878815129676453" calcext:value-type="float">
            <text:p>0.087881513</text:p>
          </table:table-cell>
          <table:table-cell office:value-type="float" office:value="0.6693" calcext:value-type="float">
            <text:p>0.6693</text:p>
          </table:table-cell>
          <table:table-cell office:value-type="float" office:value="0.175311720698254" calcext:value-type="float">
            <text:p>0.1753117207</text:p>
          </table:table-cell>
          <table:table-cell office:value-type="string" calcext:value-type="string">
            <text:p>finds</text:p>
          </table:table-cell>
          <table:table-cell office:value-type="float" office:value="0.0860604684704804" calcext:value-type="float">
            <text:p>0.0860604685</text:p>
          </table:table-cell>
          <table:table-cell office:value-type="float" office:value="0.69195" calcext:value-type="float">
            <text:p>0.69195</text:p>
          </table:table-cell>
          <table:table-cell office:value-type="float" office:value="0.141802479453963" calcext:value-type="float">
            <text:p>0.1418024795</text:p>
          </table:table-cell>
          <table:table-cell office:value-type="string" calcext:value-type="string">
            <text:p>nice</text:p>
          </table:table-cell>
          <table:table-cell office:value-type="float" office:value="-0.0354684009345343" calcext:value-type="float">
            <text:p>-0.0354684009</text:p>
          </table:table-cell>
          <table:table-cell office:value-type="float" office:value="-0.0357000000000001" calcext:value-type="float">
            <text:p>-0.0357</text:p>
          </table:table-cell>
          <table:table-cell office:value-type="float" office:value="-0.030428340434372" calcext:value-type="float">
            <text:p>-0.0304283404</text:p>
          </table:table-cell>
          <table:table-cell office:value-type="string" calcext:value-type="string">
            <text:p>must</text:p>
          </table:table-cell>
          <table:table-cell office:value-type="float" office:value="-0.0344660407073589" calcext:value-type="float">
            <text:p>-0.0344660407</text:p>
          </table:table-cell>
          <table:table-cell office:value-type="float" office:value="-0.02185" calcext:value-type="float">
            <text:p>-0.02185</text:p>
          </table:table-cell>
          <table:table-cell office:value-type="float" office:value="-0.02771775139051" calcext:value-type="float">
            <text:p>-0.0277177514</text:p>
          </table:table-cell>
        </table:table-row>
        <table:table-row table:style-name="ro1">
          <table:table-cell office:value-type="string" calcext:value-type="string">
            <text:p>picture</text:p>
          </table:table-cell>
          <table:table-cell office:value-type="float" office:value="0.0342966911857926" calcext:value-type="float">
            <text:p>0.0342966912</text:p>
          </table:table-cell>
          <table:table-cell office:value-type="float" office:value="0.59705" calcext:value-type="float">
            <text:p>0.59705</text:p>
          </table:table-cell>
          <table:table-cell office:value-type="float" office:value="0.119331220631625" calcext:value-type="float">
            <text:p>0.1193312206</text:p>
          </table:table-cell>
          <table:table-cell office:value-type="string" calcext:value-type="string">
            <text:p>sort</text:p>
          </table:table-cell>
          <table:table-cell office:value-type="float" office:value="0.087687310306836" calcext:value-type="float">
            <text:p>0.0876873103</text:p>
          </table:table-cell>
          <table:table-cell office:value-type="float" office:value="0.65255" calcext:value-type="float">
            <text:p>0.65255</text:p>
          </table:table-cell>
          <table:table-cell office:value-type="float" office:value="0.170862665553037" calcext:value-type="float">
            <text:p>0.1708626656</text:p>
          </table:table-cell>
          <table:table-cell office:value-type="string" calcext:value-type="string">
            <text:p>lives</text:p>
          </table:table-cell>
          <table:table-cell office:value-type="float" office:value="0.0858827372822092" calcext:value-type="float">
            <text:p>0.0858827373</text:p>
          </table:table-cell>
          <table:table-cell office:value-type="float" office:value="0.66375" calcext:value-type="float">
            <text:p>0.66375</text:p>
          </table:table-cell>
          <table:table-cell office:value-type="float" office:value="0.164700037262452" calcext:value-type="float">
            <text:p>0.1647000373</text:p>
          </table:table-cell>
          <table:table-cell office:value-type="string" calcext:value-type="string">
            <text:p>used</text:p>
          </table:table-cell>
          <table:table-cell office:value-type="float" office:value="-0.0354130681205719" calcext:value-type="float">
            <text:p>-0.0354130681</text:p>
          </table:table-cell>
          <table:table-cell office:value-type="float" office:value="-0.04145" calcext:value-type="float">
            <text:p>-0.04145</text:p>
          </table:table-cell>
          <table:table-cell office:value-type="float" office:value="-0.030095637016347" calcext:value-type="float">
            <text:p>-0.030095637</text:p>
          </table:table-cell>
          <table:table-cell office:value-type="string" calcext:value-type="string">
            <text:p>killed</text:p>
          </table:table-cell>
          <table:table-cell office:value-type="float" office:value="-0.0344335377868622" calcext:value-type="float">
            <text:p>-0.0344335378</text:p>
          </table:table-cell>
          <table:table-cell office:value-type="float" office:value="-0.0248999999999999" calcext:value-type="float">
            <text:p>-0.0249</text:p>
          </table:table-cell>
          <table:table-cell office:value-type="float" office:value="-0.031893893481451" calcext:value-type="float">
            <text:p>-0.0318938935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float" office:value="0.0231144764882133" calcext:value-type="float">
            <text:p>0.0231144765</text:p>
          </table:table-cell>
          <table:table-cell office:value-type="float" office:value="0.61855" calcext:value-type="float">
            <text:p>0.61855</text:p>
          </table:table-cell>
          <table:table-cell office:value-type="float" office:value="0.0665606264529549" calcext:value-type="float">
            <text:p>0.0665606265</text:p>
          </table:table-cell>
          <table:table-cell office:value-type="string" calcext:value-type="string">
            <text:p>mean</text:p>
          </table:table-cell>
          <table:table-cell office:value-type="float" office:value="0.0871179770183983" calcext:value-type="float">
            <text:p>0.087117977</text:p>
          </table:table-cell>
          <table:table-cell office:value-type="float" office:value="0.63525" calcext:value-type="float">
            <text:p>0.63525</text:p>
          </table:table-cell>
          <table:table-cell office:value-type="float" office:value="0.179876335019674" calcext:value-type="float">
            <text:p>0.179876335</text:p>
          </table:table-cell>
          <table:table-cell office:value-type="string" calcext:value-type="string">
            <text:p>playing</text:p>
          </table:table-cell>
          <table:table-cell office:value-type="float" office:value="0.085686168029844" calcext:value-type="float">
            <text:p>0.085686168</text:p>
          </table:table-cell>
          <table:table-cell office:value-type="float" office:value="0.65015" calcext:value-type="float">
            <text:p>0.65015</text:p>
          </table:table-cell>
          <table:table-cell office:value-type="float" office:value="0.175173877166097" calcext:value-type="float">
            <text:p>0.1751738772</text:p>
          </table:table-cell>
          <table:table-cell office:value-type="string" calcext:value-type="string">
            <text:p>came</text:p>
          </table:table-cell>
          <table:table-cell office:value-type="float" office:value="-0.0353796346671813" calcext:value-type="float">
            <text:p>-0.0353796347</text:p>
          </table:table-cell>
          <table:table-cell office:value-type="float" office:value="-0.0515" calcext:value-type="float">
            <text:p>-0.0515</text:p>
          </table:table-cell>
          <table:table-cell office:value-type="float" office:value="-0.030242311478894" calcext:value-type="float">
            <text:p>-0.0302423115</text:p>
          </table:table-cell>
          <table:table-cell office:value-type="string" calcext:value-type="string">
            <text:p>especially</text:p>
          </table:table-cell>
          <table:table-cell office:value-type="float" office:value="-0.0343993529955167" calcext:value-type="float">
            <text:p>-0.034399353</text:p>
          </table:table-cell>
          <table:table-cell office:value-type="float" office:value="-0.0335000000000001" calcext:value-type="float">
            <text:p>-0.0335</text:p>
          </table:table-cell>
          <table:table-cell office:value-type="float" office:value="-0.027947815075808" calcext:value-type="float">
            <text:p>-0.0279478151</text:p>
          </table:table-cell>
        </table:table-row>
        <table:table-row table:style-name="ro1">
          <table:table-cell office:value-type="string" calcext:value-type="string">
            <text:p>personal</text:p>
          </table:table-cell>
          <table:table-cell office:value-type="float" office:value="0.0247061175701269" calcext:value-type="float">
            <text:p>0.0247061176</text:p>
          </table:table-cell>
          <table:table-cell office:value-type="float" office:value="0.61795" calcext:value-type="float">
            <text:p>0.61795</text:p>
          </table:table-cell>
          <table:table-cell office:value-type="float" office:value="0.066006600660066" calcext:value-type="float">
            <text:p>0.0660066007</text:p>
          </table:table-cell>
          <table:table-cell office:value-type="string" calcext:value-type="string">
            <text:p>film's</text:p>
          </table:table-cell>
          <table:table-cell office:value-type="float" office:value="0.0867160745464491" calcext:value-type="float">
            <text:p>0.0867160745</text:p>
          </table:table-cell>
          <table:table-cell office:value-type="float" office:value="0.69775" calcext:value-type="float">
            <text:p>0.69775</text:p>
          </table:table-cell>
          <table:table-cell office:value-type="float" office:value="0.143646408839779" calcext:value-type="float">
            <text:p>0.1436464088</text:p>
          </table:table-cell>
          <table:table-cell office:value-type="string" calcext:value-type="string">
            <text:p>example</text:p>
          </table:table-cell>
          <table:table-cell office:value-type="float" office:value="0.0855472157059289" calcext:value-type="float">
            <text:p>0.0855472157</text:p>
          </table:table-cell>
          <table:table-cell office:value-type="float" office:value="0.66665" calcext:value-type="float">
            <text:p>0.66665</text:p>
          </table:table-cell>
          <table:table-cell office:value-type="float" office:value="0.165477531605958" calcext:value-type="float">
            <text:p>0.1654775316</text:p>
          </table:table-cell>
          <table:table-cell office:value-type="float" office:value="2" calcext:value-type="float">
            <text:p>2</text:p>
          </table:table-cell>
          <table:table-cell office:value-type="float" office:value="-0.035347451841137" calcext:value-type="float">
            <text:p>-0.0353474518</text:p>
          </table:table-cell>
          <table:table-cell office:value-type="float" office:value="-0.0331" calcext:value-type="float">
            <text:p>-0.0331</text:p>
          </table:table-cell>
          <table:table-cell office:value-type="float" office:value="-0.028422555326874" calcext:value-type="float">
            <text:p>-0.0284225553</text:p>
          </table:table-cell>
          <table:table-cell office:value-type="string" calcext:value-type="string">
            <text:p>clear</text:p>
          </table:table-cell>
          <table:table-cell office:value-type="float" office:value="-0.0342686741348681" calcext:value-type="float">
            <text:p>-0.0342686741</text:p>
          </table:table-cell>
          <table:table-cell office:value-type="float" office:value="-0.1001" calcext:value-type="float">
            <text:p>-0.1001</text:p>
          </table:table-cell>
          <table:table-cell office:value-type="float" office:value="-0.0314702631082338" calcext:value-type="float">
            <text:p>-0.0314702631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float" office:value="0.0486503449413913" calcext:value-type="float">
            <text:p>0.0486503449</text:p>
          </table:table-cell>
          <table:table-cell office:value-type="float" office:value="0.59765" calcext:value-type="float">
            <text:p>0.59765</text:p>
          </table:table-cell>
          <table:table-cell office:value-type="float" office:value="0.138713475329123" calcext:value-type="float">
            <text:p>0.1387134753</text:p>
          </table:table-cell>
          <table:table-cell office:value-type="string" calcext:value-type="string">
            <text:p>whose</text:p>
          </table:table-cell>
          <table:table-cell office:value-type="float" office:value="0.0866963811013858" calcext:value-type="float">
            <text:p>0.0866963811</text:p>
          </table:table-cell>
          <table:table-cell office:value-type="float" office:value="0.7" calcext:value-type="float">
            <text:p>0.7</text:p>
          </table:table-cell>
          <table:table-cell office:value-type="float" office:value="0.14187643020595" calcext:value-type="float">
            <text:p>0.1418764302</text:p>
          </table:table-cell>
          <table:table-cell office:value-type="string" calcext:value-type="string">
            <text:p>gives</text:p>
          </table:table-cell>
          <table:table-cell office:value-type="float" office:value="0.0854473533042944" calcext:value-type="float">
            <text:p>0.0854473533</text:p>
          </table:table-cell>
          <table:table-cell office:value-type="float" office:value="0.64635" calcext:value-type="float">
            <text:p>0.64635</text:p>
          </table:table-cell>
          <table:table-cell office:value-type="float" office:value="0.174967922547533" calcext:value-type="float">
            <text:p>0.1749679225</text:p>
          </table:table-cell>
          <table:table-cell office:value-type="string" calcext:value-type="string">
            <text:p>friends</text:p>
          </table:table-cell>
          <table:table-cell office:value-type="float" office:value="-0.0352682153829809" calcext:value-type="float">
            <text:p>-0.0352682154</text:p>
          </table:table-cell>
          <table:table-cell office:value-type="float" office:value="-0.02635" calcext:value-type="float">
            <text:p>-0.02635</text:p>
          </table:table-cell>
          <table:table-cell office:value-type="float" office:value="-0.03123077058199" calcext:value-type="float">
            <text:p>-0.0312307706</text:p>
          </table:table-cell>
          <table:table-cell office:value-type="string" calcext:value-type="string">
            <text:p>felt</text:p>
          </table:table-cell>
          <table:table-cell office:value-type="float" office:value="-0.0341641046975159" calcext:value-type="float">
            <text:p>-0.0341641047</text:p>
          </table:table-cell>
          <table:table-cell office:value-type="float" office:value="-0.02015" calcext:value-type="float">
            <text:p>-0.02015</text:p>
          </table:table-cell>
          <table:table-cell office:value-type="float" office:value="-0.030848490066386" calcext:value-type="float">
            <text:p>-0.0308484901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0.0310077639943014" calcext:value-type="float">
            <text:p>0.031007764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0816037735849057" calcext:value-type="float">
            <text:p>0.0816037736</text:p>
          </table:table-cell>
          <table:table-cell office:value-type="string" calcext:value-type="string">
            <text:p>gives</text:p>
          </table:table-cell>
          <table:table-cell office:value-type="float" office:value="0.0866436132378661" calcext:value-type="float">
            <text:p>0.0866436132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175901909926904" calcext:value-type="float">
            <text:p>0.1759019099</text:p>
          </table:table-cell>
          <table:table-cell office:value-type="string" calcext:value-type="string">
            <text:p>enjoy</text:p>
          </table:table-cell>
          <table:table-cell office:value-type="float" office:value="0.0853214446170391" calcext:value-type="float">
            <text:p>0.0853214446</text:p>
          </table:table-cell>
          <table:table-cell office:value-type="float" office:value="0.6205" calcext:value-type="float">
            <text:p>0.6205</text:p>
          </table:table-cell>
          <table:table-cell office:value-type="float" office:value="0.187887866466938" calcext:value-type="float">
            <text:p>0.1878878665</text:p>
          </table:table-cell>
          <table:table-cell office:value-type="string" calcext:value-type="string">
            <text:p>turns</text:p>
          </table:table-cell>
          <table:table-cell office:value-type="float" office:value="-0.0352646864749789" calcext:value-type="float">
            <text:p>-0.0352646865</text:p>
          </table:table-cell>
          <table:table-cell office:value-type="float" office:value="-0.05445" calcext:value-type="float">
            <text:p>-0.05445</text:p>
          </table:table-cell>
          <table:table-cell office:value-type="float" office:value="-0.031402522502448" calcext:value-type="float">
            <text:p>-0.0314025225</text:p>
          </table:table-cell>
          <table:table-cell office:value-type="string" calcext:value-type="string">
            <text:p>couple</text:p>
          </table:table-cell>
          <table:table-cell office:value-type="float" office:value="-0.0341639729521229" calcext:value-type="float">
            <text:p>-0.034163973</text:p>
          </table:table-cell>
          <table:table-cell office:value-type="float" office:value="-0.04965" calcext:value-type="float">
            <text:p>-0.04965</text:p>
          </table:table-cell>
          <table:table-cell office:value-type="float" office:value="-0.02923993822849" calcext:value-type="float">
            <text:p>-0.0292399382</text:p>
          </table:table-cell>
        </table:table-row>
        <table:table-row table:style-name="ro1">
          <table:table-cell office:value-type="string" calcext:value-type="string">
            <text:p>perhaps</text:p>
          </table:table-cell>
          <table:table-cell office:value-type="float" office:value="0.0473388515120946" calcext:value-type="float">
            <text:p>0.0473388515</text:p>
          </table:table-cell>
          <table:table-cell office:value-type="float" office:value="0.59605" calcext:value-type="float">
            <text:p>0.59605</text:p>
          </table:table-cell>
          <table:table-cell office:value-type="float" office:value="0.143538640941376" calcext:value-type="float">
            <text:p>0.1435386409</text:p>
          </table:table-cell>
          <table:table-cell office:value-type="string" calcext:value-type="string">
            <text:p>early</text:p>
          </table:table-cell>
          <table:table-cell office:value-type="float" office:value="0.0864808227322146" calcext:value-type="float">
            <text:p>0.0864808227</text:p>
          </table:table-cell>
          <table:table-cell office:value-type="float" office:value="0.65235" calcext:value-type="float">
            <text:p>0.65235</text:p>
          </table:table-cell>
          <table:table-cell office:value-type="float" office:value="0.171768910065515" calcext:value-type="float">
            <text:p>0.1717689101</text:p>
          </table:table-cell>
          <table:table-cell office:value-type="string" calcext:value-type="string">
            <text:p>avoid</text:p>
          </table:table-cell>
          <table:table-cell office:value-type="float" office:value="0.0851021089488827" calcext:value-type="float">
            <text:p>0.0851021089</text:p>
          </table:table-cell>
          <table:table-cell office:value-type="float" office:value="0.71735" calcext:value-type="float">
            <text:p>0.71735</text:p>
          </table:table-cell>
          <table:table-cell office:value-type="float" office:value="0.132842460500077" calcext:value-type="float">
            <text:p>0.1328424605</text:p>
          </table:table-cell>
          <table:table-cell office:value-type="string" calcext:value-type="string">
            <text:p>title</text:p>
          </table:table-cell>
          <table:table-cell office:value-type="float" office:value="-0.0351859606387967" calcext:value-type="float">
            <text:p>-0.0351859606</text:p>
          </table:table-cell>
          <table:table-cell office:value-type="float" office:value="-0.0487500000000001" calcext:value-type="float">
            <text:p>-0.04875</text:p>
          </table:table-cell>
          <table:table-cell office:value-type="float" office:value="-0.031009213541547" calcext:value-type="float">
            <text:p>-0.0310092135</text:p>
          </table:table-cell>
          <table:table-cell office:value-type="string" calcext:value-type="string">
            <text:p>herself</text:p>
          </table:table-cell>
          <table:table-cell office:value-type="float" office:value="-0.0341240725409932" calcext:value-type="float">
            <text:p>-0.0341240725</text:p>
          </table:table-cell>
          <table:table-cell office:value-type="float" office:value="-0.06275" calcext:value-type="float">
            <text:p>-0.06275</text:p>
          </table:table-cell>
          <table:table-cell office:value-type="float" office:value="-0.0317840978959229" calcext:value-type="float">
            <text:p>-0.0317840979</text:p>
          </table:table-cell>
        </table:table-row>
        <table:table-row table:style-name="ro1">
          <table:table-cell office:value-type="string" calcext:value-type="string">
            <text:p>performances</text:p>
          </table:table-cell>
          <table:table-cell office:value-type="float" office:value="0.0875058430467142" calcext:value-type="float">
            <text:p>0.087505843</text:p>
          </table:table-cell>
          <table:table-cell office:value-type="float" office:value="0.65975" calcext:value-type="float">
            <text:p>0.65975</text:p>
          </table:table-cell>
          <table:table-cell office:value-type="float" office:value="0.188044386111443" calcext:value-type="float">
            <text:p>0.1880443861</text:p>
          </table:table-cell>
          <table:table-cell office:value-type="string" calcext:value-type="string">
            <text:p>next</text:p>
          </table:table-cell>
          <table:table-cell office:value-type="float" office:value="0.0864185672248437" calcext:value-type="float">
            <text:p>0.0864185672</text:p>
          </table:table-cell>
          <table:table-cell office:value-type="float" office:value="0.64695" calcext:value-type="float">
            <text:p>0.64695</text:p>
          </table:table-cell>
          <table:table-cell office:value-type="float" office:value="0.181523125072447" calcext:value-type="float">
            <text:p>0.1815231251</text:p>
          </table:table-cell>
          <table:table-cell office:value-type="string" calcext:value-type="string">
            <text:p>already</text:p>
          </table:table-cell>
          <table:table-cell office:value-type="float" office:value="0.0848588704359404" calcext:value-type="float">
            <text:p>0.0848588704</text:p>
          </table:table-cell>
          <table:table-cell office:value-type="float" office:value="0.67665" calcext:value-type="float">
            <text:p>0.67665</text:p>
          </table:table-cell>
          <table:table-cell office:value-type="float" office:value="0.163930187459599" calcext:value-type="float">
            <text:p>0.1639301875</text:p>
          </table:table-cell>
          <table:table-cell office:value-type="string" calcext:value-type="string">
            <text:p>days</text:p>
          </table:table-cell>
          <table:table-cell office:value-type="float" office:value="-0.0350453297617627" calcext:value-type="float">
            <text:p>-0.0350453298</text:p>
          </table:table-cell>
          <table:table-cell office:value-type="float" office:value="-0.0739000000000001" calcext:value-type="float">
            <text:p>-0.0739</text:p>
          </table:table-cell>
          <table:table-cell office:value-type="float" office:value="-0.030814510113341" calcext:value-type="float">
            <text:p>-0.0308145101</text:p>
          </table:table-cell>
          <table:table-cell office:value-type="string" calcext:value-type="string">
            <text:p>start</text:p>
          </table:table-cell>
          <table:table-cell office:value-type="float" office:value="-0.0341014968581633" calcext:value-type="float">
            <text:p>-0.0341014969</text:p>
          </table:table-cell>
          <table:table-cell office:value-type="float" office:value="-0.0137499999999999" calcext:value-type="float">
            <text:p>-0.01375</text:p>
          </table:table-cell>
          <table:table-cell office:value-type="float" office:value="-0.030493404537726" calcext:value-type="float">
            <text:p>-0.0304934045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00437110249493" calcext:value-type="float">
            <text:p>0.1004371102</text:p>
          </table:table-cell>
          <table:table-cell office:value-type="float" office:value="0.63815" calcext:value-type="float">
            <text:p>0.63815</text:p>
          </table:table-cell>
          <table:table-cell office:value-type="float" office:value="0.232962374138845" calcext:value-type="float">
            <text:p>0.2329623741</text:p>
          </table:table-cell>
          <table:table-cell office:value-type="string" calcext:value-type="string">
            <text:p>amazing</text:p>
          </table:table-cell>
          <table:table-cell office:value-type="float" office:value="0.0863302167383102" calcext:value-type="float">
            <text:p>0.0863302167</text:p>
          </table:table-cell>
          <table:table-cell office:value-type="float" office:value="0.6579" calcext:value-type="float">
            <text:p>0.6579</text:p>
          </table:table-cell>
          <table:table-cell office:value-type="float" office:value="0.159252887687392" calcext:value-type="float">
            <text:p>0.1592528877</text:p>
          </table:table-cell>
          <table:table-cell office:value-type="string" calcext:value-type="string">
            <text:p>soon</text:p>
          </table:table-cell>
          <table:table-cell office:value-type="float" office:value="0.0847259218852476" calcext:value-type="float">
            <text:p>0.0847259219</text:p>
          </table:table-cell>
          <table:table-cell office:value-type="float" office:value="0.67355" calcext:value-type="float">
            <text:p>0.67355</text:p>
          </table:table-cell>
          <table:table-cell office:value-type="float" office:value="0.154603133497346" calcext:value-type="float">
            <text:p>0.1546031335</text:p>
          </table:table-cell>
          <table:table-cell office:value-type="string" calcext:value-type="string">
            <text:p>production</text:p>
          </table:table-cell>
          <table:table-cell office:value-type="float" office:value="-0.0349852434432182" calcext:value-type="float">
            <text:p>-0.0349852434</text:p>
          </table:table-cell>
          <table:table-cell office:value-type="float" office:value="-0.0276999999999999" calcext:value-type="float">
            <text:p>-0.0277</text:p>
          </table:table-cell>
          <table:table-cell office:value-type="float" office:value="-0.030886029243973" calcext:value-type="float">
            <text:p>-0.0308860292</text:p>
          </table:table-cell>
          <table:table-cell office:value-type="string" calcext:value-type="string">
            <text:p>called</text:p>
          </table:table-cell>
          <table:table-cell office:value-type="float" office:value="-0.0340553333036492" calcext:value-type="float">
            <text:p>-0.0340553333</text:p>
          </table:table-cell>
          <table:table-cell office:value-type="float" office:value="-0.02945" calcext:value-type="float">
            <text:p>-0.02945</text:p>
          </table:table-cell>
          <table:table-cell office:value-type="float" office:value="-0.030492137754879" calcext:value-type="float">
            <text:p>-0.0304921378</text:p>
          </table:table-cell>
        </table:table-row>
        <table:table-row table:style-name="ro1">
          <table:table-cell office:value-type="string" calcext:value-type="string">
            <text:p>perfectly</text:p>
          </table:table-cell>
          <table:table-cell office:value-type="float" office:value="0.0483909627147149" calcext:value-type="float">
            <text:p>0.0483909627</text:p>
          </table:table-cell>
          <table:table-cell office:value-type="float" office:value="0.667" calcext:value-type="float">
            <text:p>0.667</text:p>
          </table:table-cell>
          <table:table-cell office:value-type="float" office:value="0.0906608410704533" calcext:value-type="float">
            <text:p>0.0906608411</text:p>
          </table:table-cell>
          <table:table-cell office:value-type="string" calcext:value-type="string">
            <text:p>family</text:p>
          </table:table-cell>
          <table:table-cell office:value-type="float" office:value="0.08630126851113" calcext:value-type="float">
            <text:p>0.0863012685</text:p>
          </table:table-cell>
          <table:table-cell office:value-type="float" office:value="0.59185" calcext:value-type="float">
            <text:p>0.59185</text:p>
          </table:table-cell>
          <table:table-cell office:value-type="float" office:value="0.215322503124099" calcext:value-type="float">
            <text:p>0.2153225031</text:p>
          </table:table-cell>
          <table:table-cell office:value-type="string" calcext:value-type="string">
            <text:p>black</text:p>
          </table:table-cell>
          <table:table-cell office:value-type="float" office:value="0.0842467823488454" calcext:value-type="float">
            <text:p>0.0842467823</text:p>
          </table:table-cell>
          <table:table-cell office:value-type="float" office:value="0.65755" calcext:value-type="float">
            <text:p>0.65755</text:p>
          </table:table-cell>
          <table:table-cell office:value-type="float" office:value="0.175911442666346" calcext:value-type="float">
            <text:p>0.1759114427</text:p>
          </table:table-cell>
          <table:table-cell office:value-type="string" calcext:value-type="string">
            <text:p>sequence</text:p>
          </table:table-cell>
          <table:table-cell office:value-type="float" office:value="-0.0349155942888059" calcext:value-type="float">
            <text:p>-0.0349155943</text:p>
          </table:table-cell>
          <table:table-cell office:value-type="float" office:value="-0.05585" calcext:value-type="float">
            <text:p>-0.05585</text:p>
          </table:table-cell>
          <table:table-cell office:value-type="float" office:value="-0.0326343666363728" calcext:value-type="float">
            <text:p>-0.0326343666</text:p>
          </table:table-cell>
          <table:table-cell office:value-type="string" calcext:value-type="string">
            <text:p>white</text:p>
          </table:table-cell>
          <table:table-cell office:value-type="float" office:value="-0.033917980195584" calcext:value-type="float">
            <text:p>-0.0339179802</text:p>
          </table:table-cell>
          <table:table-cell office:value-type="float" office:value="-0.0766" calcext:value-type="float">
            <text:p>-0.0766</text:p>
          </table:table-cell>
          <table:table-cell office:value-type="float" office:value="-0.029635038533622" calcext:value-type="float">
            <text:p>-0.0296350385</text:p>
          </table:table-cell>
        </table:table-row>
        <table:table-row table:style-name="ro1">
          <table:table-cell office:value-type="string" calcext:value-type="string">
            <text:p>perfect</text:p>
          </table:table-cell>
          <table:table-cell office:value-type="float" office:value="0.108073158692145" calcext:value-type="float">
            <text:p>0.1080731587</text:p>
          </table:table-cell>
          <table:table-cell office:value-type="float" office:value="0.6767" calcext:value-type="float">
            <text:p>0.6767</text:p>
          </table:table-cell>
          <table:table-cell office:value-type="float" office:value="0.19356447992018" calcext:value-type="float">
            <text:p>0.1935644799</text:p>
          </table:table-cell>
          <table:table-cell office:value-type="string" calcext:value-type="string">
            <text:p>playing</text:p>
          </table:table-cell>
          <table:table-cell office:value-type="float" office:value="0.0859507514419646" calcext:value-type="float">
            <text:p>0.0859507514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175326215895611" calcext:value-type="float">
            <text:p>0.1753262159</text:p>
          </table:table-cell>
          <table:table-cell office:value-type="string" calcext:value-type="string">
            <text:p>human</text:p>
          </table:table-cell>
          <table:table-cell office:value-type="float" office:value="0.0841289053864022" calcext:value-type="float">
            <text:p>0.0841289054</text:p>
          </table:table-cell>
          <table:table-cell office:value-type="float" office:value="0.6371" calcext:value-type="float">
            <text:p>0.6371</text:p>
          </table:table-cell>
          <table:table-cell office:value-type="float" office:value="0.166322076728693" calcext:value-type="float">
            <text:p>0.1663220767</text:p>
          </table:table-cell>
          <table:table-cell office:value-type="string" calcext:value-type="string">
            <text:p>due</text:p>
          </table:table-cell>
          <table:table-cell office:value-type="float" office:value="-0.0349147431893353" calcext:value-type="float">
            <text:p>-0.0349147432</text:p>
          </table:table-cell>
          <table:table-cell office:value-type="float" office:value="-0.0670500000000001" calcext:value-type="float">
            <text:p>-0.06705</text:p>
          </table:table-cell>
          <table:table-cell office:value-type="float" office:value="-0.0318967894878957" calcext:value-type="float">
            <text:p>-0.0318967895</text:p>
          </table:table-cell>
          <table:table-cell office:value-type="string" calcext:value-type="string">
            <text:p>instead</text:p>
          </table:table-cell>
          <table:table-cell office:value-type="float" office:value="-0.0338706147149855" calcext:value-type="float">
            <text:p>-0.0338706147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29742597146992" calcext:value-type="float">
            <text:p>-0.0297425971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0.103250878178523" calcext:value-type="float">
            <text:p>0.1032508782</text:p>
          </table:table-cell>
          <table:table-cell office:value-type="float" office:value="0.57675" calcext:value-type="float">
            <text:p>0.57675</text:p>
          </table:table-cell>
          <table:table-cell office:value-type="float" office:value="0.386371873867343" calcext:value-type="float">
            <text:p>0.3863718739</text:p>
          </table:table-cell>
          <table:table-cell office:value-type="string" calcext:value-type="string">
            <text:p>favorite</text:p>
          </table:table-cell>
          <table:table-cell office:value-type="float" office:value="0.0859101677202253" calcext:value-type="float">
            <text:p>0.0859101677</text:p>
          </table:table-cell>
          <table:table-cell office:value-type="float" office:value="0.65105" calcext:value-type="float">
            <text:p>0.65105</text:p>
          </table:table-cell>
          <table:table-cell office:value-type="float" office:value="0.158243878904837" calcext:value-type="float">
            <text:p>0.1582438789</text:p>
          </table:table-cell>
          <table:table-cell office:value-type="string" calcext:value-type="string">
            <text:p>oh</text:p>
          </table:table-cell>
          <table:table-cell office:value-type="float" office:value="0.0840461925817144" calcext:value-type="float">
            <text:p>0.0840461926</text:p>
          </table:table-cell>
          <table:table-cell office:value-type="float" office:value="0.6678" calcext:value-type="float">
            <text:p>0.6678</text:p>
          </table:table-cell>
          <table:table-cell office:value-type="float" office:value="0.161111111111111" calcext:value-type="float">
            <text:p>0.1611111111</text:p>
          </table:table-cell>
          <table:table-cell office:value-type="string" calcext:value-type="string">
            <text:p>white</text:p>
          </table:table-cell>
          <table:table-cell office:value-type="float" office:value="-0.0348814236217484" calcext:value-type="float">
            <text:p>-0.0348814236</text:p>
          </table:table-cell>
          <table:table-cell office:value-type="float" office:value="-0.06885" calcext:value-type="float">
            <text:p>-0.06885</text:p>
          </table:table-cell>
          <table:table-cell office:value-type="float" office:value="-0.03076475245783" calcext:value-type="float">
            <text:p>-0.0307647525</text:p>
          </table:table-cell>
          <table:table-cell office:value-type="string" calcext:value-type="string">
            <text:p>actor</text:p>
          </table:table-cell>
          <table:table-cell office:value-type="float" office:value="-0.0336481718511697" calcext:value-type="float">
            <text:p>-0.0336481719</text:p>
          </table:table-cell>
          <table:table-cell office:value-type="float" office:value="-0.05835" calcext:value-type="float">
            <text:p>-0.05835</text:p>
          </table:table-cell>
          <table:table-cell office:value-type="float" office:value="-0.02633562651309" calcext:value-type="float">
            <text:p>-0.0263356265</text:p>
          </table:table-cell>
        </table:table-row>
        <table:table-row table:style-name="ro1">
          <table:table-cell office:value-type="string" calcext:value-type="string">
            <text:p>pay</text:p>
          </table:table-cell>
          <table:table-cell office:value-type="float" office:value="0.0215614387398411" calcext:value-type="float">
            <text:p>0.0215614387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0624682579989843" calcext:value-type="float">
            <text:p>0.062468258</text:p>
          </table:table-cell>
          <table:table-cell office:value-type="string" calcext:value-type="string">
            <text:p>example</text:p>
          </table:table-cell>
          <table:table-cell office:value-type="float" office:value="0.0854912067713856" calcext:value-type="float">
            <text:p>0.0854912068</text:p>
          </table:table-cell>
          <table:table-cell office:value-type="float" office:value="0.667" calcext:value-type="float">
            <text:p>0.667</text:p>
          </table:table-cell>
          <table:table-cell office:value-type="float" office:value="0.165413533834586" calcext:value-type="float">
            <text:p>0.1654135338</text:p>
          </table:table-cell>
          <table:table-cell office:value-type="string" calcext:value-type="string">
            <text:p>production</text:p>
          </table:table-cell>
          <table:table-cell office:value-type="float" office:value="0.0838771704352022" calcext:value-type="float">
            <text:p>0.0838771704</text:p>
          </table:table-cell>
          <table:table-cell office:value-type="float" office:value="0.6418" calcext:value-type="float">
            <text:p>0.6418</text:p>
          </table:table-cell>
          <table:table-cell office:value-type="float" office:value="0.176172953081877" calcext:value-type="float">
            <text:p>0.1761729531</text:p>
          </table:table-cell>
          <table:table-cell office:value-type="string" calcext:value-type="string">
            <text:p>particularly</text:p>
          </table:table-cell>
          <table:table-cell office:value-type="float" office:value="-0.034873827530786" calcext:value-type="float">
            <text:p>-0.0348738275</text:p>
          </table:table-cell>
          <table:table-cell office:value-type="float" office:value="-0.09065" calcext:value-type="float">
            <text:p>-0.09065</text:p>
          </table:table-cell>
          <table:table-cell office:value-type="float" office:value="-0.0310364618134376" calcext:value-type="float">
            <text:p>-0.0310364618</text:p>
          </table:table-cell>
          <table:table-cell office:value-type="string" calcext:value-type="string">
            <text:p>your</text:p>
          </table:table-cell>
          <table:table-cell office:value-type="float" office:value="-0.0335909739197861" calcext:value-type="float">
            <text:p>-0.0335909739</text:p>
          </table:table-cell>
          <table:table-cell office:value-type="float" office:value="0.00464999999999993" calcext:value-type="float">
            <text:p>0.00465</text:p>
          </table:table-cell>
          <table:table-cell office:value-type="float" office:value="-0.030288039935608" calcext:value-type="float">
            <text:p>-0.0302880399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float" office:value="0.0305427634107185" calcext:value-type="float">
            <text:p>0.0305427634</text:p>
          </table:table-cell>
          <table:table-cell office:value-type="float" office:value="0.632" calcext:value-type="float">
            <text:p>0.632</text:p>
          </table:table-cell>
          <table:table-cell office:value-type="float" office:value="0.0753768844221106" calcext:value-type="float">
            <text:p>0.0753768844</text:p>
          </table:table-cell>
          <table:table-cell office:value-type="string" calcext:value-type="string">
            <text:p>classic</text:p>
          </table:table-cell>
          <table:table-cell office:value-type="float" office:value="0.0850097074381727" calcext:value-type="float">
            <text:p>0.0850097074</text:p>
          </table:table-cell>
          <table:table-cell office:value-type="float" office:value="0.63255" calcext:value-type="float">
            <text:p>0.63255</text:p>
          </table:table-cell>
          <table:table-cell office:value-type="float" office:value="0.184441238486295" calcext:value-type="float">
            <text:p>0.1844412385</text:p>
          </table:table-cell>
          <table:table-cell office:value-type="string" calcext:value-type="string">
            <text:p>couple</text:p>
          </table:table-cell>
          <table:table-cell office:value-type="float" office:value="0.0833004296082024" calcext:value-type="float">
            <text:p>0.0833004296</text:p>
          </table:table-cell>
          <table:table-cell office:value-type="float" office:value="0.65825" calcext:value-type="float">
            <text:p>0.65825</text:p>
          </table:table-cell>
          <table:table-cell office:value-type="float" office:value="0.175214190901412" calcext:value-type="float">
            <text:p>0.1752141909</text:p>
          </table:table-cell>
          <table:table-cell office:value-type="string" calcext:value-type="string">
            <text:p>sense</text:p>
          </table:table-cell>
          <table:table-cell office:value-type="float" office:value="-0.0347996706801065" calcext:value-type="float">
            <text:p>-0.0347996707</text:p>
          </table:table-cell>
          <table:table-cell office:value-type="float" office:value="-0.0187000000000001" calcext:value-type="float">
            <text:p>-0.0187</text:p>
          </table:table-cell>
          <table:table-cell office:value-type="float" office:value="-0.029961919641893" calcext:value-type="float">
            <text:p>-0.0299619196</text:p>
          </table:table-cell>
          <table:table-cell office:value-type="string" calcext:value-type="string">
            <text:p>including</text:p>
          </table:table-cell>
          <table:table-cell office:value-type="float" office:value="-0.033580357225971" calcext:value-type="float">
            <text:p>-0.0335803572</text:p>
          </table:table-cell>
          <table:table-cell office:value-type="float" office:value="-0.0442499999999999" calcext:value-type="float">
            <text:p>-0.04425</text:p>
          </table:table-cell>
          <table:table-cell office:value-type="float" office:value="-0.03065174551364" calcext:value-type="float">
            <text:p>-0.0306517455</text:p>
          </table:table-cell>
        </table:table-row>
        <table:table-row table:style-name="ro1">
          <table:table-cell office:value-type="string" calcext:value-type="string">
            <text:p>past</text:p>
          </table:table-cell>
          <table:table-cell office:value-type="float" office:value="0.0390233566042909" calcext:value-type="float">
            <text:p>0.0390233566</text:p>
          </table:table-cell>
          <table:table-cell office:value-type="float" office:value="0.59465" calcext:value-type="float">
            <text:p>0.59465</text:p>
          </table:table-cell>
          <table:table-cell office:value-type="float" office:value="0.116017882455566" calcext:value-type="float">
            <text:p>0.1160178825</text:p>
          </table:table-cell>
          <table:table-cell office:value-type="string" calcext:value-type="string">
            <text:p>certainly</text:p>
          </table:table-cell>
          <table:table-cell office:value-type="float" office:value="0.0849222086915503" calcext:value-type="float">
            <text:p>0.0849222087</text:p>
          </table:table-cell>
          <table:table-cell office:value-type="float" office:value="0.66025" calcext:value-type="float">
            <text:p>0.66025</text:p>
          </table:table-cell>
          <table:table-cell office:value-type="float" office:value="0.169213840322778" calcext:value-type="float">
            <text:p>0.1692138403</text:p>
          </table:table-cell>
          <table:table-cell office:value-type="string" calcext:value-type="string">
            <text:p>found</text:p>
          </table:table-cell>
          <table:table-cell office:value-type="float" office:value="0.0832896876513861" calcext:value-type="float">
            <text:p>0.0832896877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220250326919484" calcext:value-type="float">
            <text:p>0.2202503269</text:p>
          </table:table-cell>
          <table:table-cell office:value-type="string" calcext:value-type="string">
            <text:p>town</text:p>
          </table:table-cell>
          <table:table-cell office:value-type="float" office:value="-0.0347379656630099" calcext:value-type="float">
            <text:p>-0.0347379657</text:p>
          </table:table-cell>
          <table:table-cell office:value-type="float" office:value="-0.06715" calcext:value-type="float">
            <text:p>-0.06715</text:p>
          </table:table-cell>
          <table:table-cell office:value-type="float" office:value="-0.0315293858921126" calcext:value-type="float">
            <text:p>-0.0315293859</text:p>
          </table:table-cell>
          <table:table-cell office:value-type="string" calcext:value-type="string">
            <text:p>turns</text:p>
          </table:table-cell>
          <table:table-cell office:value-type="float" office:value="-0.0335654675219367" calcext:value-type="float">
            <text:p>-0.0335654675</text:p>
          </table:table-cell>
          <table:table-cell office:value-type="float" office:value="-0.04095" calcext:value-type="float">
            <text:p>-0.04095</text:p>
          </table:table-cell>
          <table:table-cell office:value-type="float" office:value="-0.03019477285601" calcext:value-type="float">
            <text:p>-0.0301947729</text:p>
          </table:table-cell>
        </table:table-row>
        <table:table-row table:style-name="ro1">
          <table:table-cell office:value-type="string" calcext:value-type="string">
            <text:p>parts</text:p>
          </table:table-cell>
          <table:table-cell office:value-type="float" office:value="0.0273056189025568" calcext:value-type="float">
            <text:p>0.0273056189</text:p>
          </table:table-cell>
          <table:table-cell office:value-type="float" office:value="0.58695" calcext:value-type="float">
            <text:p>0.58695</text:p>
          </table:table-cell>
          <table:table-cell office:value-type="float" office:value="0.102747909199522" calcext:value-type="float">
            <text:p>0.1027479092</text:p>
          </table:table-cell>
          <table:table-cell office:value-type="string" calcext:value-type="string">
            <text:p>already</text:p>
          </table:table-cell>
          <table:table-cell office:value-type="float" office:value="0.0848086708676047" calcext:value-type="float">
            <text:p>0.0848086709</text:p>
          </table:table-cell>
          <table:table-cell office:value-type="float" office:value="0.6742" calcext:value-type="float">
            <text:p>0.6742</text:p>
          </table:table-cell>
          <table:table-cell office:value-type="float" office:value="0.163972286374134" calcext:value-type="float">
            <text:p>0.1639722864</text:p>
          </table:table-cell>
          <table:table-cell office:value-type="string" calcext:value-type="string">
            <text:p>moment</text:p>
          </table:table-cell>
          <table:table-cell office:value-type="float" office:value="0.0832766245626034" calcext:value-type="float">
            <text:p>0.0832766246</text:p>
          </table:table-cell>
          <table:table-cell office:value-type="float" office:value="0.7069" calcext:value-type="float">
            <text:p>0.7069</text:p>
          </table:table-cell>
          <table:table-cell office:value-type="float" office:value="0.14573010784028" calcext:value-type="float">
            <text:p>0.1457301078</text:p>
          </table:table-cell>
          <table:table-cell office:value-type="string" calcext:value-type="string">
            <text:p>able</text:p>
          </table:table-cell>
          <table:table-cell office:value-type="float" office:value="-0.0347155058943625" calcext:value-type="float">
            <text:p>-0.0347155059</text:p>
          </table:table-cell>
          <table:table-cell office:value-type="float" office:value="-0.0487000000000001" calcext:value-type="float">
            <text:p>-0.0487</text:p>
          </table:table-cell>
          <table:table-cell office:value-type="float" office:value="-0.031048854190752" calcext:value-type="float">
            <text:p>-0.0310488542</text:p>
          </table:table-cell>
          <table:table-cell office:value-type="string" calcext:value-type="string">
            <text:p>definitely</text:p>
          </table:table-cell>
          <table:table-cell office:value-type="float" office:value="-0.0335510224267634" calcext:value-type="float">
            <text:p>-0.0335510224</text:p>
          </table:table-cell>
          <table:table-cell office:value-type="float" office:value="-0.05555" calcext:value-type="float">
            <text:p>-0.05555</text:p>
          </table:table-cell>
          <table:table-cell office:value-type="float" office:value="-0.028570138382787" calcext:value-type="float">
            <text:p>-0.0285701384</text:p>
          </table:table-cell>
        </table:table-row>
        <table:table-row table:style-name="ro1">
          <table:table-cell office:value-type="string" calcext:value-type="string">
            <text:p>particularly</text:p>
          </table:table-cell>
          <table:table-cell office:value-type="float" office:value="0.031696933517437" calcext:value-type="float">
            <text:p>0.0316969335</text:p>
          </table:table-cell>
          <table:table-cell office:value-type="float" office:value="0.58615" calcext:value-type="float">
            <text:p>0.58615</text:p>
          </table:table-cell>
          <table:table-cell office:value-type="float" office:value="0.0994451093460994" calcext:value-type="float">
            <text:p>0.0994451093</text:p>
          </table:table-cell>
          <table:table-cell office:value-type="string" calcext:value-type="string">
            <text:p>moment</text:p>
          </table:table-cell>
          <table:table-cell office:value-type="float" office:value="0.0846887428989963" calcext:value-type="float">
            <text:p>0.0846887429</text:p>
          </table:table-cell>
          <table:table-cell office:value-type="float" office:value="0.70545" calcext:value-type="float">
            <text:p>0.70545</text:p>
          </table:table-cell>
          <table:table-cell office:value-type="float" office:value="0.147097147821051" calcext:value-type="float">
            <text:p>0.1470971478</text:p>
          </table:table-cell>
          <table:table-cell office:value-type="string" calcext:value-type="string">
            <text:p>idea</text:p>
          </table:table-cell>
          <table:table-cell office:value-type="float" office:value="0.0831323333435905" calcext:value-type="float">
            <text:p>0.0831323333</text:p>
          </table:table-cell>
          <table:table-cell office:value-type="float" office:value="0.61265" calcext:value-type="float">
            <text:p>0.61265</text:p>
          </table:table-cell>
          <table:table-cell office:value-type="float" office:value="0.192768573512556" calcext:value-type="float">
            <text:p>0.1927685735</text:p>
          </table:table-cell>
          <table:table-cell office:value-type="string" calcext:value-type="string">
            <text:p>tells</text:p>
          </table:table-cell>
          <table:table-cell office:value-type="float" office:value="-0.0345884141552743" calcext:value-type="float">
            <text:p>-0.0345884142</text:p>
          </table:table-cell>
          <table:table-cell office:value-type="float" office:value="-0.0780500000000001" calcext:value-type="float">
            <text:p>-0.07805</text:p>
          </table:table-cell>
          <table:table-cell office:value-type="float" office:value="-0.0317133712005792" calcext:value-type="float">
            <text:p>-0.0317133712</text:p>
          </table:table-cell>
          <table:table-cell office:value-type="string" calcext:value-type="string">
            <text:p>worst</text:p>
          </table:table-cell>
          <table:table-cell office:value-type="float" office:value="-0.033486910872674" calcext:value-type="float">
            <text:p>-0.0334869109</text:p>
          </table:table-cell>
          <table:table-cell office:value-type="float" office:value="-0.01805" calcext:value-type="float">
            <text:p>-0.01805</text:p>
          </table:table-cell>
          <table:table-cell office:value-type="float" office:value="-0.027743024813422" calcext:value-type="float">
            <text:p>-0.0277430248</text:p>
          </table:table-cell>
        </table:table-row>
        <table:table-row table:style-name="ro1">
          <table:table-cell office:value-type="string" calcext:value-type="string">
            <text:p>particular</text:p>
          </table:table-cell>
          <table:table-cell office:value-type="float" office:value="0.0294762968598762" calcext:value-type="float">
            <text:p>0.0294762969</text:p>
          </table:table-cell>
          <table:table-cell office:value-type="float" office:value="0.5993" calcext:value-type="float">
            <text:p>0.5993</text:p>
          </table:table-cell>
          <table:table-cell office:value-type="float" office:value="0.0799081515499426" calcext:value-type="float">
            <text:p>0.0799081515</text:p>
          </table:table-cell>
          <table:table-cell office:value-type="string" calcext:value-type="string">
            <text:p>hand</text:p>
          </table:table-cell>
          <table:table-cell office:value-type="float" office:value="0.0843251121789433" calcext:value-type="float">
            <text:p>0.0843251122</text:p>
          </table:table-cell>
          <table:table-cell office:value-type="float" office:value="0.6737" calcext:value-type="float">
            <text:p>0.6737</text:p>
          </table:table-cell>
          <table:table-cell office:value-type="float" office:value="0.154224987039917" calcext:value-type="float">
            <text:p>0.154224987</text:p>
          </table:table-cell>
          <table:table-cell office:value-type="string" calcext:value-type="string">
            <text:p>let</text:p>
          </table:table-cell>
          <table:table-cell office:value-type="float" office:value="0.0829383503581268" calcext:value-type="float">
            <text:p>0.0829383504</text:p>
          </table:table-cell>
          <table:table-cell office:value-type="float" office:value="0.6411" calcext:value-type="float">
            <text:p>0.6411</text:p>
          </table:table-cell>
          <table:table-cell office:value-type="float" office:value="0.177589367552704" calcext:value-type="float">
            <text:p>0.1775893676</text:p>
          </table:table-cell>
          <table:table-cell office:value-type="string" calcext:value-type="string">
            <text:p>son</text:p>
          </table:table-cell>
          <table:table-cell office:value-type="float" office:value="-0.0343776904595498" calcext:value-type="float">
            <text:p>-0.0343776905</text:p>
          </table:table-cell>
          <table:table-cell office:value-type="float" office:value="-0.0760000000000001" calcext:value-type="float">
            <text:p>-0.076</text:p>
          </table:table-cell>
          <table:table-cell office:value-type="float" office:value="-0.0310893441055602" calcext:value-type="float">
            <text:p>-0.0310893441</text:p>
          </table:table-cell>
          <table:table-cell office:value-type="string" calcext:value-type="string">
            <text:p>eventually</text:p>
          </table:table-cell>
          <table:table-cell office:value-type="float" office:value="-0.0334815069641922" calcext:value-type="float">
            <text:p>-0.033481507</text:p>
          </table:table-cell>
          <table:table-cell office:value-type="float" office:value="-0.0707" calcext:value-type="float">
            <text:p>-0.0707</text:p>
          </table:table-cell>
          <table:table-cell office:value-type="float" office:value="-0.0312982973226323" calcext:value-type="float">
            <text:p>-0.0312982973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float" office:value="0.0753179903553786" calcext:value-type="float">
            <text:p>0.0753179904</text:p>
          </table:table-cell>
          <table:table-cell office:value-type="float" office:value="0.5868" calcext:value-type="float">
            <text:p>0.5868</text:p>
          </table:table-cell>
          <table:table-cell office:value-type="float" office:value="0.256299496040317" calcext:value-type="float">
            <text:p>0.256299496</text:p>
          </table:table-cell>
          <table:table-cell office:value-type="string" calcext:value-type="string">
            <text:p>production</text:p>
          </table:table-cell>
          <table:table-cell office:value-type="float" office:value="0.0842254514660283" calcext:value-type="float">
            <text:p>0.0842254515</text:p>
          </table:table-cell>
          <table:table-cell office:value-type="float" office:value="0.651" calcext:value-type="float">
            <text:p>0.651</text:p>
          </table:table-cell>
          <table:table-cell office:value-type="float" office:value="0.176109537299339" calcext:value-type="float">
            <text:p>0.1761095373</text:p>
          </table:table-cell>
          <table:table-cell office:value-type="string" calcext:value-type="string">
            <text:p>war</text:p>
          </table:table-cell>
          <table:table-cell office:value-type="float" office:value="0.0828595170230224" calcext:value-type="float">
            <text:p>0.082859517</text:p>
          </table:table-cell>
          <table:table-cell office:value-type="float" office:value="0.65265" calcext:value-type="float">
            <text:p>0.65265</text:p>
          </table:table-cell>
          <table:table-cell office:value-type="float" office:value="0.156815147469353" calcext:value-type="float">
            <text:p>0.1568151475</text:p>
          </table:table-cell>
          <table:table-cell office:value-type="string" calcext:value-type="string">
            <text:p>live</text:p>
          </table:table-cell>
          <table:table-cell office:value-type="float" office:value="-0.0343440443542899" calcext:value-type="float">
            <text:p>-0.0343440444</text:p>
          </table:table-cell>
          <table:table-cell office:value-type="float" office:value="-0.07145" calcext:value-type="float">
            <text:p>-0.07145</text:p>
          </table:table-cell>
          <table:table-cell office:value-type="float" office:value="-0.029201857510902" calcext:value-type="float">
            <text:p>-0.0292018575</text:p>
          </table:table-cell>
          <table:table-cell office:value-type="string" calcext:value-type="string">
            <text:p>similar</text:p>
          </table:table-cell>
          <table:table-cell office:value-type="float" office:value="-0.0334749124358387" calcext:value-type="float">
            <text:p>-0.0334749124</text:p>
          </table:table-cell>
          <table:table-cell office:value-type="float" office:value="-0.0862999999999999" calcext:value-type="float">
            <text:p>-0.0863</text:p>
          </table:table-cell>
          <table:table-cell office:value-type="float" office:value="-0.0304306982523561" calcext:value-type="float">
            <text:p>-0.0304306983</text:p>
          </table:table-cell>
        </table:table-row>
        <table:table-row table:style-name="ro1">
          <table:table-cell office:value-type="string" calcext:value-type="string">
            <text:p>parents</text:p>
          </table:table-cell>
          <table:table-cell office:value-type="float" office:value="0.0211104798876423" calcext:value-type="float">
            <text:p>0.0211104799</text:p>
          </table:table-cell>
          <table:table-cell office:value-type="float" office:value="0.603" calcext:value-type="float">
            <text:p>0.603</text:p>
          </table:table-cell>
          <table:table-cell office:value-type="float" office:value="0.0654425612052731" calcext:value-type="float">
            <text:p>0.0654425612</text:p>
          </table:table-cell>
          <table:table-cell office:value-type="string" calcext:value-type="string">
            <text:p>used</text:p>
          </table:table-cell>
          <table:table-cell office:value-type="float" office:value="0.0840317437714858" calcext:value-type="float">
            <text:p>0.0840317438</text:p>
          </table:table-cell>
          <table:table-cell office:value-type="float" office:value="0.63965" calcext:value-type="float">
            <text:p>0.63965</text:p>
          </table:table-cell>
          <table:table-cell office:value-type="float" office:value="0.187394294734468" calcext:value-type="float">
            <text:p>0.1873942947</text:p>
          </table:table-cell>
          <table:table-cell office:value-type="string" calcext:value-type="string">
            <text:p>overall</text:p>
          </table:table-cell>
          <table:table-cell office:value-type="float" office:value="0.0827960046593962" calcext:value-type="float">
            <text:p>0.0827960047</text:p>
          </table:table-cell>
          <table:table-cell office:value-type="float" office:value="0.6665" calcext:value-type="float">
            <text:p>0.6665</text:p>
          </table:table-cell>
          <table:table-cell office:value-type="float" office:value="0.167082917082917" calcext:value-type="float">
            <text:p>0.1670829171</text:p>
          </table:table-cell>
          <table:table-cell office:value-type="string" calcext:value-type="string">
            <text:p>feels</text:p>
          </table:table-cell>
          <table:table-cell office:value-type="float" office:value="-0.0343375171998227" calcext:value-type="float">
            <text:p>-0.0343375172</text:p>
          </table:table-cell>
          <table:table-cell office:value-type="float" office:value="-0.0689500000000001" calcext:value-type="float">
            <text:p>-0.06895</text:p>
          </table:table-cell>
          <table:table-cell office:value-type="float" office:value="-0.0318632562048377" calcext:value-type="float">
            <text:p>-0.0318632562</text:p>
          </table:table-cell>
          <table:table-cell office:value-type="string" calcext:value-type="string">
            <text:p>middle</text:p>
          </table:table-cell>
          <table:table-cell office:value-type="float" office:value="-0.0334660159550189" calcext:value-type="float">
            <text:p>-0.033466016</text:p>
          </table:table-cell>
          <table:table-cell office:value-type="float" office:value="-0.0645" calcext:value-type="float">
            <text:p>-0.0645</text:p>
          </table:table-cell>
          <table:table-cell office:value-type="float" office:value="-0.0304029541933033" calcext:value-type="float">
            <text:p>-0.0304029542</text:p>
          </table:table-cell>
        </table:table-row>
        <table:table-row table:style-name="ro1">
          <table:table-cell office:value-type="string" calcext:value-type="string">
            <text:p>own</text:p>
          </table:table-cell>
          <table:table-cell office:value-type="float" office:value="0.0951293572189513" calcext:value-type="float">
            <text:p>0.0951293572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252485462389795" calcext:value-type="float">
            <text:p>0.2524854624</text:p>
          </table:table-cell>
          <table:table-cell office:value-type="string" calcext:value-type="string">
            <text:p>overall</text:p>
          </table:table-cell>
          <table:table-cell office:value-type="float" office:value="0.0838520793036783" calcext:value-type="float">
            <text:p>0.0838520793</text:p>
          </table:table-cell>
          <table:table-cell office:value-type="float" office:value="0.665" calcext:value-type="float">
            <text:p>0.665</text:p>
          </table:table-cell>
          <table:table-cell office:value-type="float" office:value="0.168115222249814" calcext:value-type="float">
            <text:p>0.1681152222</text:p>
          </table:table-cell>
          <table:table-cell office:value-type="string" calcext:value-type="string">
            <text:p>throughout</text:p>
          </table:table-cell>
          <table:table-cell office:value-type="float" office:value="0.0827841728653449" calcext:value-type="float">
            <text:p>0.0827841729</text:p>
          </table:table-cell>
          <table:table-cell office:value-type="float" office:value="0.6757" calcext:value-type="float">
            <text:p>0.6757</text:p>
          </table:table-cell>
          <table:table-cell office:value-type="float" office:value="0.162664601084431" calcext:value-type="float">
            <text:p>0.1626646011</text:p>
          </table:table-cell>
          <table:table-cell office:value-type="string" calcext:value-type="string">
            <text:p>recommend</text:p>
          </table:table-cell>
          <table:table-cell office:value-type="float" office:value="-0.0343014820748821" calcext:value-type="float">
            <text:p>-0.0343014821</text:p>
          </table:table-cell>
          <table:table-cell office:value-type="float" office:value="-0.0427" calcext:value-type="float">
            <text:p>-0.0427</text:p>
          </table:table-cell>
          <table:table-cell office:value-type="float" office:value="-0.029192814076536" calcext:value-type="float">
            <text:p>-0.0291928141</text:p>
          </table:table-cell>
          <table:table-cell office:value-type="string" calcext:value-type="string">
            <text:p>nice</text:p>
          </table:table-cell>
          <table:table-cell office:value-type="float" office:value="-0.0334361628109248" calcext:value-type="float">
            <text:p>-0.0334361628</text:p>
          </table:table-cell>
          <table:table-cell office:value-type="float" office:value="-0.0379" calcext:value-type="float">
            <text:p>-0.0379</text:p>
          </table:table-cell>
          <table:table-cell office:value-type="float" office:value="-0.028480833727573" calcext:value-type="float">
            <text:p>-0.0284808337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float" office:value="0.0522586781068301" calcext:value-type="float">
            <text:p>0.0522586781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140052046368583" calcext:value-type="float">
            <text:p>0.1400520464</text:p>
          </table:table-cell>
          <table:table-cell office:value-type="string" calcext:value-type="string">
            <text:p>let</text:p>
          </table:table-cell>
          <table:table-cell office:value-type="float" office:value="0.0837229911766034" calcext:value-type="float">
            <text:p>0.0837229912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177908343125734" calcext:value-type="float">
            <text:p>0.1779083431</text:p>
          </table:table-cell>
          <table:table-cell office:value-type="string" calcext:value-type="string">
            <text:p>ending</text:p>
          </table:table-cell>
          <table:table-cell office:value-type="float" office:value="0.0826208550538362" calcext:value-type="float">
            <text:p>0.0826208551</text:p>
          </table:table-cell>
          <table:table-cell office:value-type="float" office:value="0.628" calcext:value-type="float">
            <text:p>0.628</text:p>
          </table:table-cell>
          <table:table-cell office:value-type="float" office:value="0.201716738197425" calcext:value-type="float">
            <text:p>0.2017167382</text:p>
          </table:table-cell>
          <table:table-cell office:value-type="string" calcext:value-type="string">
            <text:p>human</text:p>
          </table:table-cell>
          <table:table-cell office:value-type="float" office:value="-0.0342893354426714" calcext:value-type="float">
            <text:p>-0.0342893354</text:p>
          </table:table-cell>
          <table:table-cell office:value-type="float" office:value="-0.0613" calcext:value-type="float">
            <text:p>-0.0613</text:p>
          </table:table-cell>
          <table:table-cell office:value-type="float" office:value="-0.029881178007559" calcext:value-type="float">
            <text:p>-0.029881178</text:p>
          </table:table-cell>
          <table:table-cell office:value-type="string" calcext:value-type="string">
            <text:p>high</text:p>
          </table:table-cell>
          <table:table-cell office:value-type="float" office:value="-0.0334330777414583" calcext:value-type="float">
            <text:p>-0.0334330777</text:p>
          </table:table-cell>
          <table:table-cell office:value-type="float" office:value="-0.02385" calcext:value-type="float">
            <text:p>-0.02385</text:p>
          </table:table-cell>
          <table:table-cell office:value-type="float" office:value="-0.028737487402809" calcext:value-type="float">
            <text:p>-0.0287374874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0.115101239957796" calcext:value-type="float">
            <text:p>0.11510124</text:p>
          </table:table-cell>
          <table:table-cell office:value-type="float" office:value="0.60565" calcext:value-type="float">
            <text:p>0.60565</text:p>
          </table:table-cell>
          <table:table-cell office:value-type="float" office:value="0.345096736693515" calcext:value-type="float">
            <text:p>0.3450967367</text:p>
          </table:table-cell>
          <table:table-cell office:value-type="string" calcext:value-type="string">
            <text:p>others</text:p>
          </table:table-cell>
          <table:table-cell office:value-type="float" office:value="0.0835837061448272" calcext:value-type="float">
            <text:p>0.0835837061</text:p>
          </table:table-cell>
          <table:table-cell office:value-type="float" office:value="0.6546" calcext:value-type="float">
            <text:p>0.6546</text:p>
          </table:table-cell>
          <table:table-cell office:value-type="float" office:value="0.176442536957558" calcext:value-type="float">
            <text:p>0.176442537</text:p>
          </table:table-cell>
          <table:table-cell office:value-type="string" calcext:value-type="string">
            <text:p>watched</text:p>
          </table:table-cell>
          <table:table-cell office:value-type="float" office:value="0.0822488351844119" calcext:value-type="float">
            <text:p>0.0822488352</text:p>
          </table:table-cell>
          <table:table-cell office:value-type="float" office:value="0.58295" calcext:value-type="float">
            <text:p>0.58295</text:p>
          </table:table-cell>
          <table:table-cell office:value-type="float" office:value="0.207204638342363" calcext:value-type="float">
            <text:p>0.2072046383</text:p>
          </table:table-cell>
          <table:table-cell office:value-type="string" calcext:value-type="string">
            <text:p>found</text:p>
          </table:table-cell>
          <table:table-cell office:value-type="float" office:value="-0.0342623932182701" calcext:value-type="float">
            <text:p>-0.0342623932</text:p>
          </table:table-cell>
          <table:table-cell office:value-type="float" office:value="-0.0232" calcext:value-type="float">
            <text:p>-0.0232</text:p>
          </table:table-cell>
          <table:table-cell office:value-type="float" office:value="-0.028594993614344" calcext:value-type="float">
            <text:p>-0.0285949936</text:p>
          </table:table-cell>
          <table:table-cell office:value-type="string" calcext:value-type="string">
            <text:p>alone</text:p>
          </table:table-cell>
          <table:table-cell office:value-type="float" office:value="-0.0333809503240609" calcext:value-type="float">
            <text:p>-0.0333809503</text:p>
          </table:table-cell>
          <table:table-cell office:value-type="float" office:value="-0.0822499999999999" calcext:value-type="float">
            <text:p>-0.08225</text:p>
          </table:table-cell>
          <table:table-cell office:value-type="float" office:value="-0.0296797121521082" calcext:value-type="float">
            <text:p>-0.0296797122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0.162546278751404" calcext:value-type="float">
            <text:p>0.1625462788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525964306275187" calcext:value-type="float">
            <text:p>0.5259643063</text:p>
          </table:table-cell>
          <table:table-cell office:value-type="string" calcext:value-type="string">
            <text:p>oh</text:p>
          </table:table-cell>
          <table:table-cell office:value-type="float" office:value="0.0834551611237566" calcext:value-type="float">
            <text:p>0.0834551611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161120421355039" calcext:value-type="float">
            <text:p>0.1611204214</text:p>
          </table:table-cell>
          <table:table-cell office:value-type="string" calcext:value-type="string">
            <text:p>effects</text:p>
          </table:table-cell>
          <table:table-cell office:value-type="float" office:value="0.082067187175046" calcext:value-type="float">
            <text:p>0.0820671872</text:p>
          </table:table-cell>
          <table:table-cell office:value-type="float" office:value="0.62995" calcext:value-type="float">
            <text:p>0.62995</text:p>
          </table:table-cell>
          <table:table-cell office:value-type="float" office:value="0.192471358428805" calcext:value-type="float">
            <text:p>0.1924713584</text:p>
          </table:table-cell>
          <table:table-cell office:value-type="string" calcext:value-type="string">
            <text:p>i've</text:p>
          </table:table-cell>
          <table:table-cell office:value-type="float" office:value="-0.0342101741146683" calcext:value-type="float">
            <text:p>-0.0342101741</text:p>
          </table:table-cell>
          <table:table-cell office:value-type="float" office:value="-0.00845000000000007" calcext:value-type="float">
            <text:p>-0.00845</text:p>
          </table:table-cell>
          <table:table-cell office:value-type="float" office:value="-0.028931211296523" calcext:value-type="float">
            <text:p>-0.0289312113</text:p>
          </table:table-cell>
          <table:table-cell office:value-type="string" calcext:value-type="string">
            <text:p>begins</text:p>
          </table:table-cell>
          <table:table-cell office:value-type="float" office:value="-0.0333477307699586" calcext:value-type="float">
            <text:p>-0.0333477308</text:p>
          </table:table-cell>
          <table:table-cell office:value-type="float" office:value="-0.05565" calcext:value-type="float">
            <text:p>-0.05565</text:p>
          </table:table-cell>
          <table:table-cell office:value-type="float" office:value="-0.0310644709815791" calcext:value-type="float">
            <text:p>-0.031064471</text:p>
          </table:table-cell>
        </table:table-row>
        <table:table-row table:style-name="ro1">
          <table:table-cell office:value-type="string" calcext:value-type="string">
            <text:p>our</text:p>
          </table:table-cell>
          <table:table-cell office:value-type="float" office:value="0.0663552297926907" calcext:value-type="float">
            <text:p>0.0663552298</text:p>
          </table:table-cell>
          <table:table-cell office:value-type="float" office:value="0.58215" calcext:value-type="float">
            <text:p>0.58215</text:p>
          </table:table-cell>
          <table:table-cell office:value-type="float" office:value="0.184444227578804" calcext:value-type="float">
            <text:p>0.1844442276</text:p>
          </table:table-cell>
          <table:table-cell office:value-type="string" calcext:value-type="string">
            <text:p>short</text:p>
          </table:table-cell>
          <table:table-cell office:value-type="float" office:value="0.0834308972759006" calcext:value-type="float">
            <text:p>0.0834308973</text:p>
          </table:table-cell>
          <table:table-cell office:value-type="float" office:value="0.6587" calcext:value-type="float">
            <text:p>0.6587</text:p>
          </table:table-cell>
          <table:table-cell office:value-type="float" office:value="0.179961556943777" calcext:value-type="float">
            <text:p>0.1799615569</text:p>
          </table:table-cell>
          <table:table-cell office:value-type="string" calcext:value-type="string">
            <text:p>short</text:p>
          </table:table-cell>
          <table:table-cell office:value-type="float" office:value="0.0818866807169202" calcext:value-type="float">
            <text:p>0.0818866807</text:p>
          </table:table-cell>
          <table:table-cell office:value-type="float" office:value="0.6537" calcext:value-type="float">
            <text:p>0.6537</text:p>
          </table:table-cell>
          <table:table-cell office:value-type="float" office:value="0.178800094854162" calcext:value-type="float">
            <text:p>0.1788000949</text:p>
          </table:table-cell>
          <table:table-cell office:value-type="string" calcext:value-type="string">
            <text:p>throughout</text:p>
          </table:table-cell>
          <table:table-cell office:value-type="float" office:value="-0.0339650654450778" calcext:value-type="float">
            <text:p>-0.0339650654</text:p>
          </table:table-cell>
          <table:table-cell office:value-type="float" office:value="-0.05755" calcext:value-type="float">
            <text:p>-0.05755</text:p>
          </table:table-cell>
          <table:table-cell office:value-type="float" office:value="-0.029527782842249" calcext:value-type="float">
            <text:p>-0.0295277828</text:p>
          </table:table-cell>
          <table:table-cell office:value-type="string" calcext:value-type="string">
            <text:p>american</text:p>
          </table:table-cell>
          <table:table-cell office:value-type="float" office:value="-0.0332373739384108" calcext:value-type="float">
            <text:p>-0.0332373739</text:p>
          </table:table-cell>
          <table:table-cell office:value-type="float" office:value="-0.0439000000000001" calcext:value-type="float">
            <text:p>-0.0439</text:p>
          </table:table-cell>
          <table:table-cell office:value-type="float" office:value="-0.02807237070968" calcext:value-type="float">
            <text:p>-0.0280723707</text:p>
          </table:table-cell>
        </table:table-row>
        <table:table-row table:style-name="ro1">
          <table:table-cell office:value-type="string" calcext:value-type="string">
            <text:p>otherwise</text:p>
          </table:table-cell>
          <table:table-cell office:value-type="float" office:value="0.0246814362415899" calcext:value-type="float">
            <text:p>0.0246814362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0720202485043718" calcext:value-type="float">
            <text:p>0.0720202485</text:p>
          </table:table-cell>
          <table:table-cell office:value-type="string" calcext:value-type="string">
            <text:p>name</text:p>
          </table:table-cell>
          <table:table-cell office:value-type="float" office:value="0.0833851933205977" calcext:value-type="float">
            <text:p>0.0833851933</text:p>
          </table:table-cell>
          <table:table-cell office:value-type="float" office:value="0.65705" calcext:value-type="float">
            <text:p>0.65705</text:p>
          </table:table-cell>
          <table:table-cell office:value-type="float" office:value="0.169914074791238" calcext:value-type="float">
            <text:p>0.1699140748</text:p>
          </table:table-cell>
          <table:table-cell office:value-type="string" calcext:value-type="string">
            <text:p>favorite</text:p>
          </table:table-cell>
          <table:table-cell office:value-type="float" office:value="0.0817462702282551" calcext:value-type="float">
            <text:p>0.0817462702</text:p>
          </table:table-cell>
          <table:table-cell office:value-type="float" office:value="0.65875" calcext:value-type="float">
            <text:p>0.65875</text:p>
          </table:table-cell>
          <table:table-cell office:value-type="float" office:value="0.154170281323584" calcext:value-type="float">
            <text:p>0.1541702813</text:p>
          </table:table-cell>
          <table:table-cell office:value-type="string" calcext:value-type="string">
            <text:p>opening</text:p>
          </table:table-cell>
          <table:table-cell office:value-type="float" office:value="-0.0338892557664964" calcext:value-type="float">
            <text:p>-0.0338892558</text:p>
          </table:table-cell>
          <table:table-cell office:value-type="float" office:value="-0.07075" calcext:value-type="float">
            <text:p>-0.07075</text:p>
          </table:table-cell>
          <table:table-cell office:value-type="float" office:value="-0.0307804902773647" calcext:value-type="float">
            <text:p>-0.0307804903</text:p>
          </table:table-cell>
          <table:table-cell office:value-type="string" calcext:value-type="string">
            <text:p>late</text:p>
          </table:table-cell>
          <table:table-cell office:value-type="float" office:value="-0.0332233054105546" calcext:value-type="float">
            <text:p>-0.0332233054</text:p>
          </table:table-cell>
          <table:table-cell office:value-type="float" office:value="-0.1104" calcext:value-type="float">
            <text:p>-0.1104</text:p>
          </table:table-cell>
          <table:table-cell office:value-type="float" office:value="-0.028192718844152" calcext:value-type="float">
            <text:p>-0.0281927188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.0534351398016232" calcext:value-type="float">
            <text:p>0.0534351398</text:p>
          </table:table-cell>
          <table:table-cell office:value-type="float" office:value="0.61155" calcext:value-type="float">
            <text:p>0.61155</text:p>
          </table:table-cell>
          <table:table-cell office:value-type="float" office:value="0.150650486498305" calcext:value-type="float">
            <text:p>0.1506504865</text:p>
          </table:table-cell>
          <table:table-cell office:value-type="string" calcext:value-type="string">
            <text:p>starts</text:p>
          </table:table-cell>
          <table:table-cell office:value-type="float" office:value="0.0832589744127121" calcext:value-type="float">
            <text:p>0.0832589744</text:p>
          </table:table-cell>
          <table:table-cell office:value-type="float" office:value="0.6809" calcext:value-type="float">
            <text:p>0.6809</text:p>
          </table:table-cell>
          <table:table-cell office:value-type="float" office:value="0.152456839309429" calcext:value-type="float">
            <text:p>0.1524568393</text:p>
          </table:table-cell>
          <table:table-cell office:value-type="string" calcext:value-type="string">
            <text:p>certainly</text:p>
          </table:table-cell>
          <table:table-cell office:value-type="float" office:value="0.0815879264424225" calcext:value-type="float">
            <text:p>0.0815879264</text:p>
          </table:table-cell>
          <table:table-cell office:value-type="float" office:value="0.657" calcext:value-type="float">
            <text:p>0.657</text:p>
          </table:table-cell>
          <table:table-cell office:value-type="float" office:value="0.16626154594069" calcext:value-type="float">
            <text:p>0.1662615459</text:p>
          </table:table-cell>
          <table:table-cell office:value-type="string" calcext:value-type="string">
            <text:p>begins</text:p>
          </table:table-cell>
          <table:table-cell office:value-type="float" office:value="-0.0337246450808372" calcext:value-type="float">
            <text:p>-0.0337246451</text:p>
          </table:table-cell>
          <table:table-cell office:value-type="float" office:value="-0.07165" calcext:value-type="float">
            <text:p>-0.07165</text:p>
          </table:table-cell>
          <table:table-cell office:value-type="float" office:value="-0.0311938478663201" calcext:value-type="float">
            <text:p>-0.0311938479</text:p>
          </table:table-cell>
          <table:table-cell office:value-type="string" calcext:value-type="string">
            <text:p>feels</text:p>
          </table:table-cell>
          <table:table-cell office:value-type="float" office:value="-0.0332095526171036" calcext:value-type="float">
            <text:p>-0.0332095526</text:p>
          </table:table-cell>
          <table:table-cell office:value-type="float" office:value="-0.06645" calcext:value-type="float">
            <text:p>-0.06645</text:p>
          </table:table-cell>
          <table:table-cell office:value-type="float" office:value="-0.0308235670226407" calcext:value-type="float">
            <text:p>-0.030823567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0.13569438153331" calcext:value-type="float">
            <text:p>0.1356943815</text:p>
          </table:table-cell>
          <table:table-cell office:value-type="float" office:value="0.5977" calcext:value-type="float">
            <text:p>0.5977</text:p>
          </table:table-cell>
          <table:table-cell office:value-type="float" office:value="0.418893543261592" calcext:value-type="float">
            <text:p>0.4188935433</text:p>
          </table:table-cell>
          <table:table-cell office:value-type="string" calcext:value-type="string">
            <text:p>special</text:p>
          </table:table-cell>
          <table:table-cell office:value-type="float" office:value="0.0830585429936189" calcext:value-type="float">
            <text:p>0.083058543</text:p>
          </table:table-cell>
          <table:table-cell office:value-type="float" office:value="0.656" calcext:value-type="float">
            <text:p>0.656</text:p>
          </table:table-cell>
          <table:table-cell office:value-type="float" office:value="0.191349318288669" calcext:value-type="float">
            <text:p>0.1913493183</text:p>
          </table:table-cell>
          <table:table-cell office:value-type="string" calcext:value-type="string">
            <text:p>camera</text:p>
          </table:table-cell>
          <table:table-cell office:value-type="float" office:value="0.0814549791522914" calcext:value-type="float">
            <text:p>0.0814549792</text:p>
          </table:table-cell>
          <table:table-cell office:value-type="float" office:value="0.6172" calcext:value-type="float">
            <text:p>0.6172</text:p>
          </table:table-cell>
          <table:table-cell office:value-type="float" office:value="0.174822159948265" calcext:value-type="float">
            <text:p>0.1748221599</text:p>
          </table:table-cell>
          <table:table-cell office:value-type="string" calcext:value-type="string">
            <text:p>plays</text:p>
          </table:table-cell>
          <table:table-cell office:value-type="float" office:value="-0.0336040692066191" calcext:value-type="float">
            <text:p>-0.0336040692</text:p>
          </table:table-cell>
          <table:table-cell office:value-type="float" office:value="-0.0345" calcext:value-type="float">
            <text:p>-0.0345</text:p>
          </table:table-cell>
          <table:table-cell office:value-type="float" office:value="-0.028177527631992" calcext:value-type="float">
            <text:p>-0.0281775276</text:p>
          </table:table-cell>
          <table:table-cell office:value-type="string" calcext:value-type="string">
            <text:p>recommend</text:p>
          </table:table-cell>
          <table:table-cell office:value-type="float" office:value="-0.0330859500710767" calcext:value-type="float">
            <text:p>-0.0330859501</text:p>
          </table:table-cell>
          <table:table-cell office:value-type="float" office:value="-0.03815" calcext:value-type="float">
            <text:p>-0.03815</text:p>
          </table:table-cell>
          <table:table-cell office:value-type="float" office:value="-0.028314132538184" calcext:value-type="float">
            <text:p>-0.0283141325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float" office:value="0.0350472894090309" calcext:value-type="float">
            <text:p>0.0350472894</text:p>
          </table:table-cell>
          <table:table-cell office:value-type="float" office:value="0.627" calcext:value-type="float">
            <text:p>0.627</text:p>
          </table:table-cell>
          <table:table-cell office:value-type="float" office:value="0.081507017975868" calcext:value-type="float">
            <text:p>0.081507018</text:p>
          </table:table-cell>
          <table:table-cell office:value-type="string" calcext:value-type="string">
            <text:p>soon</text:p>
          </table:table-cell>
          <table:table-cell office:value-type="float" office:value="0.0829061664317311" calcext:value-type="float">
            <text:p>0.0829061664</text:p>
          </table:table-cell>
          <table:table-cell office:value-type="float" office:value="0.67835" calcext:value-type="float">
            <text:p>0.67835</text:p>
          </table:table-cell>
          <table:table-cell office:value-type="float" office:value="0.152772290267352" calcext:value-type="float">
            <text:p>0.1527722903</text:p>
          </table:table-cell>
          <table:table-cell office:value-type="string" calcext:value-type="string">
            <text:p>try</text:p>
          </table:table-cell>
          <table:table-cell office:value-type="float" office:value="0.0809540637803984" calcext:value-type="float">
            <text:p>0.0809540638</text:p>
          </table:table-cell>
          <table:table-cell office:value-type="float" office:value="0.623" calcext:value-type="float">
            <text:p>0.623</text:p>
          </table:table-cell>
          <table:table-cell office:value-type="float" office:value="0.186096718480138" calcext:value-type="float">
            <text:p>0.1860967185</text:p>
          </table:table-cell>
          <table:table-cell office:value-type="string" calcext:value-type="string">
            <text:p>looking</text:p>
          </table:table-cell>
          <table:table-cell office:value-type="float" office:value="-0.0335582919238301" calcext:value-type="float">
            <text:p>-0.0335582919</text:p>
          </table:table-cell>
          <table:table-cell office:value-type="float" office:value="-0.0249499999999999" calcext:value-type="float">
            <text:p>-0.02495</text:p>
          </table:table-cell>
          <table:table-cell office:value-type="float" office:value="-0.027818023434001" calcext:value-type="float">
            <text:p>-0.0278180234</text:p>
          </table:table-cell>
          <table:table-cell office:value-type="string" calcext:value-type="string">
            <text:p>close</text:p>
          </table:table-cell>
          <table:table-cell office:value-type="float" office:value="-0.0329703324275571" calcext:value-type="float">
            <text:p>-0.0329703324</text:p>
          </table:table-cell>
          <table:table-cell office:value-type="float" office:value="-0.0651999999999999" calcext:value-type="float">
            <text:p>-0.0652</text:p>
          </table:table-cell>
          <table:table-cell office:value-type="float" office:value="-0.02871041071317" calcext:value-type="float">
            <text:p>-0.0287104107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0526842739444213" calcext:value-type="float">
            <text:p>0.0526842739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196632591701744" calcext:value-type="float">
            <text:p>0.1966325917</text:p>
          </table:table-cell>
          <table:table-cell office:value-type="string" calcext:value-type="string">
            <text:p>camera</text:p>
          </table:table-cell>
          <table:table-cell office:value-type="float" office:value="0.0825968319043925" calcext:value-type="float">
            <text:p>0.0825968319</text:p>
          </table:table-cell>
          <table:table-cell office:value-type="float" office:value="0.633" calcext:value-type="float">
            <text:p>0.633</text:p>
          </table:table-cell>
          <table:table-cell office:value-type="float" office:value="0.175280898876404" calcext:value-type="float">
            <text:p>0.1752808989</text:p>
          </table:table-cell>
          <table:table-cell office:value-type="string" calcext:value-type="string">
            <text:p>special</text:p>
          </table:table-cell>
          <table:table-cell office:value-type="float" office:value="0.0808895828549729" calcext:value-type="float">
            <text:p>0.0808895829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190539937527889" calcext:value-type="float">
            <text:p>0.1905399375</text:p>
          </table:table-cell>
          <table:table-cell office:value-type="string" calcext:value-type="string">
            <text:p>american</text:p>
          </table:table-cell>
          <table:table-cell office:value-type="float" office:value="-0.0333656504536631" calcext:value-type="float">
            <text:p>-0.0333656505</text:p>
          </table:table-cell>
          <table:table-cell office:value-type="float" office:value="-0.05115" calcext:value-type="float">
            <text:p>-0.05115</text:p>
          </table:table-cell>
          <table:table-cell office:value-type="float" office:value="-0.027823539052072" calcext:value-type="float">
            <text:p>-0.0278235391</text:p>
          </table:table-cell>
          <table:table-cell office:value-type="string" calcext:value-type="string">
            <text:p>events</text:p>
          </table:table-cell>
          <table:table-cell office:value-type="float" office:value="-0.0329610735432646" calcext:value-type="float">
            <text:p>-0.0329610735</text:p>
          </table:table-cell>
          <table:table-cell office:value-type="float" office:value="-0.0559500000000001" calcext:value-type="float">
            <text:p>-0.05595</text:p>
          </table:table-cell>
          <table:table-cell office:value-type="float" office:value="-0.0305490635995631" calcext:value-type="float">
            <text:p>-0.0305490636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float" office:value="0.0336200732351967" calcext:value-type="float">
            <text:p>0.0336200732</text:p>
          </table:table-cell>
          <table:table-cell office:value-type="float" office:value="0.62115" calcext:value-type="float">
            <text:p>0.62115</text:p>
          </table:table-cell>
          <table:table-cell office:value-type="float" office:value="0.0920311563810665" calcext:value-type="float">
            <text:p>0.0920311564</text:p>
          </table:table-cell>
          <table:table-cell office:value-type="string" calcext:value-type="string">
            <text:p>turns</text:p>
          </table:table-cell>
          <table:table-cell office:value-type="float" office:value="0.0825776106382616" calcext:value-type="float">
            <text:p>0.0825776106</text:p>
          </table:table-cell>
          <table:table-cell office:value-type="float" office:value="0.67015" calcext:value-type="float">
            <text:p>0.67015</text:p>
          </table:table-cell>
          <table:table-cell office:value-type="float" office:value="0.155205532078371" calcext:value-type="float">
            <text:p>0.1552055321</text:p>
          </table:table-cell>
          <table:table-cell office:value-type="string" calcext:value-type="string">
            <text:p>turns</text:p>
          </table:table-cell>
          <table:table-cell office:value-type="float" office:value="0.0808783916852194" calcext:value-type="float">
            <text:p>0.0808783917</text:p>
          </table:table-cell>
          <table:table-cell office:value-type="float" office:value="0.65665" calcext:value-type="float">
            <text:p>0.65665</text:p>
          </table:table-cell>
          <table:table-cell office:value-type="float" office:value="0.153997782431933" calcext:value-type="float">
            <text:p>0.1539977824</text:p>
          </table:table-cell>
          <table:table-cell office:value-type="string" calcext:value-type="string">
            <text:p>including</text:p>
          </table:table-cell>
          <table:table-cell office:value-type="float" office:value="-0.0332837228860935" calcext:value-type="float">
            <text:p>-0.0332837229</text:p>
          </table:table-cell>
          <table:table-cell office:value-type="float" office:value="-0.0440999999999999" calcext:value-type="float">
            <text:p>-0.0441</text:p>
          </table:table-cell>
          <table:table-cell office:value-type="float" office:value="-0.030376440359446" calcext:value-type="float">
            <text:p>-0.0303764404</text:p>
          </table:table-cell>
          <table:table-cell office:value-type="string" calcext:value-type="string">
            <text:p>ending</text:p>
          </table:table-cell>
          <table:table-cell office:value-type="float" office:value="-0.0329457705135583" calcext:value-type="float">
            <text:p>-0.0329457705</text:p>
          </table:table-cell>
          <table:table-cell office:value-type="float" office:value="-0.0208999999999999" calcext:value-type="float">
            <text:p>-0.0209</text:p>
          </table:table-cell>
          <table:table-cell office:value-type="float" office:value="-0.02817866499591" calcext:value-type="float">
            <text:p>-0.028178665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.196613967156378" calcext:value-type="float">
            <text:p>0.1966139672</text:p>
          </table:table-cell>
          <table:table-cell office:value-type="float" office:value="0.6055" calcext:value-type="float">
            <text:p>0.6055</text:p>
          </table:table-cell>
          <table:table-cell office:value-type="float" office:value="0.542024611098212" calcext:value-type="float">
            <text:p>0.5420246111</text:p>
          </table:table-cell>
          <table:table-cell office:value-type="string" calcext:value-type="string">
            <text:p>found</text:p>
          </table:table-cell>
          <table:table-cell office:value-type="float" office:value="0.0824030156172712" calcext:value-type="float">
            <text:p>0.0824030156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21850203212696" calcext:value-type="float">
            <text:p>0.2185020321</text:p>
          </table:table-cell>
          <table:table-cell office:value-type="string" calcext:value-type="string">
            <text:p>enjoyed</text:p>
          </table:table-cell>
          <table:table-cell office:value-type="float" office:value="0.0808075317302376" calcext:value-type="float">
            <text:p>0.0808075317</text:p>
          </table:table-cell>
          <table:table-cell office:value-type="float" office:value="0.65335" calcext:value-type="float">
            <text:p>0.65335</text:p>
          </table:table-cell>
          <table:table-cell office:value-type="float" office:value="0.156261409273457" calcext:value-type="float">
            <text:p>0.1562614093</text:p>
          </table:table-cell>
          <table:table-cell office:value-type="string" calcext:value-type="string">
            <text:p>let</text:p>
          </table:table-cell>
          <table:table-cell office:value-type="float" office:value="-0.0330942693783573" calcext:value-type="float">
            <text:p>-0.0330942694</text:p>
          </table:table-cell>
          <table:table-cell office:value-type="float" office:value="-0.0403" calcext:value-type="float">
            <text:p>-0.0403</text:p>
          </table:table-cell>
          <table:table-cell office:value-type="float" office:value="-0.028540702480291" calcext:value-type="float">
            <text:p>-0.0285407025</text:p>
          </table:table-cell>
          <table:table-cell office:value-type="string" calcext:value-type="string">
            <text:p>version</text:p>
          </table:table-cell>
          <table:table-cell office:value-type="float" office:value="-0.0328946863618035" calcext:value-type="float">
            <text:p>-0.0328946864</text:p>
          </table:table-cell>
          <table:table-cell office:value-type="float" office:value="-0.07745" calcext:value-type="float">
            <text:p>-0.07745</text:p>
          </table:table-cell>
          <table:table-cell office:value-type="float" office:value="-0.027488161047092" calcext:value-type="float">
            <text:p>-0.027488161</text:p>
          </table:table-cell>
        </table:table-row>
        <table:table-row table:style-name="ro1">
          <table:table-cell office:value-type="string" calcext:value-type="string">
            <text:p>opinion</text:p>
          </table:table-cell>
          <table:table-cell office:value-type="float" office:value="0.0251802771069684" calcext:value-type="float">
            <text:p>0.0251802771</text:p>
          </table:table-cell>
          <table:table-cell office:value-type="float" office:value="0.5922" calcext:value-type="float">
            <text:p>0.5922</text:p>
          </table:table-cell>
          <table:table-cell office:value-type="float" office:value="0.0870830535034699" calcext:value-type="float">
            <text:p>0.0870830535</text:p>
          </table:table-cell>
          <table:table-cell office:value-type="string" calcext:value-type="string">
            <text:p>black</text:p>
          </table:table-cell>
          <table:table-cell office:value-type="float" office:value="0.0823785045340021" calcext:value-type="float">
            <text:p>0.0823785045</text:p>
          </table:table-cell>
          <table:table-cell office:value-type="float" office:value="0.653" calcext:value-type="float">
            <text:p>0.653</text:p>
          </table:table-cell>
          <table:table-cell office:value-type="float" office:value="0.174399238639067" calcext:value-type="float">
            <text:p>0.1743992386</text:p>
          </table:table-cell>
          <table:table-cell office:value-type="string" calcext:value-type="string">
            <text:p>everyone</text:p>
          </table:table-cell>
          <table:table-cell office:value-type="float" office:value="0.0805085415842635" calcext:value-type="float">
            <text:p>0.0805085416</text:p>
          </table:table-cell>
          <table:table-cell office:value-type="float" office:value="0.60985" calcext:value-type="float">
            <text:p>0.60985</text:p>
          </table:table-cell>
          <table:table-cell office:value-type="float" office:value="0.194653731035195" calcext:value-type="float">
            <text:p>0.194653731</text:p>
          </table:table-cell>
          <table:table-cell office:value-type="string" calcext:value-type="string">
            <text:p>person</text:p>
          </table:table-cell>
          <table:table-cell office:value-type="float" office:value="-0.0330466447074544" calcext:value-type="float">
            <text:p>-0.0330466447</text:p>
          </table:table-cell>
          <table:table-cell office:value-type="float" office:value="-0.05445" calcext:value-type="float">
            <text:p>-0.05445</text:p>
          </table:table-cell>
          <table:table-cell office:value-type="float" office:value="-0.028591455259676" calcext:value-type="float">
            <text:p>-0.0285914553</text:p>
          </table:table-cell>
          <table:table-cell office:value-type="string" calcext:value-type="string">
            <text:p>either</text:p>
          </table:table-cell>
          <table:table-cell office:value-type="float" office:value="-0.0327717000221188" calcext:value-type="float">
            <text:p>-0.0327717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28436391398382" calcext:value-type="float">
            <text:p>-0.0284363914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office:value-type="float" office:value="0.0358273266484029" calcext:value-type="float">
            <text:p>0.0358273266</text:p>
          </table:table-cell>
          <table:table-cell office:value-type="float" office:value="0.6143" calcext:value-type="float">
            <text:p>0.6143</text:p>
          </table:table-cell>
          <table:table-cell office:value-type="float" office:value="0.0971441947565543" calcext:value-type="float">
            <text:p>0.0971441948</text:p>
          </table:table-cell>
          <table:table-cell office:value-type="string" calcext:value-type="string">
            <text:p>human</text:p>
          </table:table-cell>
          <table:table-cell office:value-type="float" office:value="0.082221234743087" calcext:value-type="float">
            <text:p>0.0822212347</text:p>
          </table:table-cell>
          <table:table-cell office:value-type="float" office:value="0.6436" calcext:value-type="float">
            <text:p>0.6436</text:p>
          </table:table-cell>
          <table:table-cell office:value-type="float" office:value="0.164361078546307" calcext:value-type="float">
            <text:p>0.1643610785</text:p>
          </table:table-cell>
          <table:table-cell office:value-type="string" calcext:value-type="string">
            <text:p>seeing</text:p>
          </table:table-cell>
          <table:table-cell office:value-type="float" office:value="0.0803169542385597" calcext:value-type="float">
            <text:p>0.0803169542</text:p>
          </table:table-cell>
          <table:table-cell office:value-type="float" office:value="0.6077" calcext:value-type="float">
            <text:p>0.6077</text:p>
          </table:table-cell>
          <table:table-cell office:value-type="float" office:value="0.19709373720835" calcext:value-type="float">
            <text:p>0.1970937372</text:p>
          </table:table-cell>
          <table:table-cell office:value-type="string" calcext:value-type="string">
            <text:p>instead</text:p>
          </table:table-cell>
          <table:table-cell office:value-type="float" office:value="-0.0329592213146455" calcext:value-type="float">
            <text:p>-0.0329592213</text:p>
          </table:table-cell>
          <table:table-cell office:value-type="float" office:value="-0.01645" calcext:value-type="float">
            <text:p>-0.01645</text:p>
          </table:table-cell>
          <table:table-cell office:value-type="float" office:value="-0.028536796662991" calcext:value-type="float">
            <text:p>-0.0285367967</text:p>
          </table:table-cell>
          <table:table-cell office:value-type="string" calcext:value-type="string">
            <text:p>living</text:p>
          </table:table-cell>
          <table:table-cell office:value-type="float" office:value="-0.0326709363523456" calcext:value-type="float">
            <text:p>-0.0326709364</text:p>
          </table:table-cell>
          <table:table-cell office:value-type="float" office:value="-0.0599000000000001" calcext:value-type="float">
            <text:p>-0.0599</text:p>
          </table:table-cell>
          <table:table-cell office:value-type="float" office:value="-0.0297181304575149" calcext:value-type="float">
            <text:p>-0.0297181305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float" office:value="0.0202903888900721" calcext:value-type="float">
            <text:p>0.0202903889</text:p>
          </table:table-cell>
          <table:table-cell office:value-type="float" office:value="0.58315" calcext:value-type="float">
            <text:p>0.58315</text:p>
          </table:table-cell>
          <table:table-cell office:value-type="float" office:value="0.063994610980128" calcext:value-type="float">
            <text:p>0.063994611</text:p>
          </table:table-cell>
          <table:table-cell office:value-type="string" calcext:value-type="string">
            <text:p>live</text:p>
          </table:table-cell>
          <table:table-cell office:value-type="float" office:value="0.0819903686334086" calcext:value-type="float">
            <text:p>0.0819903686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168197196713388" calcext:value-type="float">
            <text:p>0.1681971967</text:p>
          </table:table-cell>
          <table:table-cell office:value-type="string" calcext:value-type="string">
            <text:p>early</text:p>
          </table:table-cell>
          <table:table-cell office:value-type="float" office:value="0.0802542131499838" calcext:value-type="float">
            <text:p>0.0802542131</text:p>
          </table:table-cell>
          <table:table-cell office:value-type="float" office:value="0.63495" calcext:value-type="float">
            <text:p>0.63495</text:p>
          </table:table-cell>
          <table:table-cell office:value-type="float" office:value="0.166647642963132" calcext:value-type="float">
            <text:p>0.166647643</text:p>
          </table:table-cell>
          <table:table-cell office:value-type="string" calcext:value-type="string">
            <text:p>book</text:p>
          </table:table-cell>
          <table:table-cell office:value-type="float" office:value="-0.0329171131808081" calcext:value-type="float">
            <text:p>-0.0329171132</text:p>
          </table:table-cell>
          <table:table-cell office:value-type="float" office:value="-0.07775" calcext:value-type="float">
            <text:p>-0.07775</text:p>
          </table:table-cell>
          <table:table-cell office:value-type="float" office:value="-0.027526973442108" calcext:value-type="float">
            <text:p>-0.0275269734</text:p>
          </table:table-cell>
          <table:table-cell office:value-type="string" calcext:value-type="string">
            <text:p>acting</text:p>
          </table:table-cell>
          <table:table-cell office:value-type="float" office:value="-0.032644837582567" calcext:value-type="float">
            <text:p>-0.0326448376</text:p>
          </table:table-cell>
          <table:table-cell office:value-type="float" office:value="0.00895000000000001" calcext:value-type="float">
            <text:p>0.00895</text:p>
          </table:table-cell>
          <table:table-cell office:value-type="float" office:value="-0.033527126111499" calcext:value-type="float">
            <text:p>-0.0335271261</text:p>
          </table:table-cell>
        </table:table-row>
        <table:table-row table:style-name="ro1">
          <table:table-cell office:value-type="string" calcext:value-type="string">
            <text:p>only</text:p>
          </table:table-cell>
          <table:table-cell office:value-type="float" office:value="0.153614558515061" calcext:value-type="float">
            <text:p>0.1536145585</text:p>
          </table:table-cell>
          <table:table-cell office:value-type="float" office:value="0.595" calcext:value-type="float">
            <text:p>0.595</text:p>
          </table:table-cell>
          <table:table-cell office:value-type="float" office:value="0.472312703583062" calcext:value-type="float">
            <text:p>0.4723127036</text:p>
          </table:table-cell>
          <table:table-cell office:value-type="string" calcext:value-type="string">
            <text:p>person</text:p>
          </table:table-cell>
          <table:table-cell office:value-type="float" office:value="0.0816969896488457" calcext:value-type="float">
            <text:p>0.0816969896</text:p>
          </table:table-cell>
          <table:table-cell office:value-type="float" office:value="0.6521" calcext:value-type="float">
            <text:p>0.6521</text:p>
          </table:table-cell>
          <table:table-cell office:value-type="float" office:value="0.167304930588799" calcext:value-type="float">
            <text:p>0.1673049306</text:p>
          </table:table-cell>
          <table:table-cell office:value-type="string" calcext:value-type="string">
            <text:p>sort</text:p>
          </table:table-cell>
          <table:table-cell office:value-type="float" office:value="0.0802051058757952" calcext:value-type="float">
            <text:p>0.0802051059</text:p>
          </table:table-cell>
          <table:table-cell office:value-type="float" office:value="0.649" calcext:value-type="float">
            <text:p>0.649</text:p>
          </table:table-cell>
          <table:table-cell office:value-type="float" office:value="0.164086687306502" calcext:value-type="float">
            <text:p>0.1640866873</text:p>
          </table:table-cell>
          <table:table-cell office:value-type="string" calcext:value-type="string">
            <text:p>lives</text:p>
          </table:table-cell>
          <table:table-cell office:value-type="float" office:value="-0.0328571199905909" calcext:value-type="float">
            <text:p>-0.03285712</text:p>
          </table:table-cell>
          <table:table-cell office:value-type="float" office:value="-0.0460499999999999" calcext:value-type="float">
            <text:p>-0.04605</text:p>
          </table:table-cell>
          <table:table-cell office:value-type="float" office:value="-0.029048140437321" calcext:value-type="float">
            <text:p>-0.0290481404</text:p>
          </table:table-cell>
          <table:table-cell office:value-type="string" calcext:value-type="string">
            <text:p>let</text:p>
          </table:table-cell>
          <table:table-cell office:value-type="float" office:value="-0.0323096285598807" calcext:value-type="float">
            <text:p>-0.0323096286</text:p>
          </table:table-cell>
          <table:table-cell office:value-type="float" office:value="-0.0312" calcext:value-type="float">
            <text:p>-0.0312</text:p>
          </table:table-cell>
          <table:table-cell office:value-type="float" office:value="-0.028221726907261" calcext:value-type="float">
            <text:p>-0.0282217269</text:p>
          </table:table-cell>
        </table:table-row>
        <table:table-row table:style-name="ro1">
          <table:table-cell office:value-type="string" calcext:value-type="string">
            <text:p>ones</text:p>
          </table:table-cell>
          <table:table-cell office:value-type="float" office:value="0.0231210773193951" calcext:value-type="float">
            <text:p>0.0231210773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0841505131128849" calcext:value-type="float">
            <text:p>0.0841505131</text:p>
          </table:table-cell>
          <table:table-cell office:value-type="string" calcext:value-type="string">
            <text:p>lives</text:p>
          </table:table-cell>
          <table:table-cell office:value-type="float" office:value="0.0815555815221089" calcext:value-type="float">
            <text:p>0.0815555815</text:p>
          </table:table-cell>
          <table:table-cell office:value-type="float" office:value="0.654" calcext:value-type="float">
            <text:p>0.654</text:p>
          </table:table-cell>
          <table:table-cell office:value-type="float" office:value="0.161008729388943" calcext:value-type="float">
            <text:p>0.1610087294</text:p>
          </table:table-cell>
          <table:table-cell office:value-type="string" calcext:value-type="string">
            <text:p>you're</text:p>
          </table:table-cell>
          <table:table-cell office:value-type="float" office:value="0.0797695797781164" calcext:value-type="float">
            <text:p>0.0797695798</text:p>
          </table:table-cell>
          <table:table-cell office:value-type="float" office:value="0.63025" calcext:value-type="float">
            <text:p>0.63025</text:p>
          </table:table-cell>
          <table:table-cell office:value-type="float" office:value="0.180790960451977" calcext:value-type="float">
            <text:p>0.1807909605</text:p>
          </table:table-cell>
          <table:table-cell office:value-type="string" calcext:value-type="string">
            <text:p>great</text:p>
          </table:table-cell>
          <table:table-cell office:value-type="float" office:value="-0.032771175001132" calcext:value-type="float">
            <text:p>-0.032771175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-0.021253696377346" calcext:value-type="float">
            <text:p>-0.0212536964</text:p>
          </table:table-cell>
          <table:table-cell office:value-type="string" calcext:value-type="string">
            <text:p>running</text:p>
          </table:table-cell>
          <table:table-cell office:value-type="float" office:value="-0.0322480812288028" calcext:value-type="float">
            <text:p>-0.0322480812</text:p>
          </table:table-cell>
          <table:table-cell office:value-type="float" office:value="-0.0377" calcext:value-type="float">
            <text:p>-0.0377</text:p>
          </table:table-cell>
          <table:table-cell office:value-type="float" office:value="-0.0297832733741529" calcext:value-type="float">
            <text:p>-0.0297832734</text:p>
          </table:table-cell>
        </table:table-row>
        <table:table-row table:style-name="ro1">
          <table:table-cell office:value-type="string" calcext:value-type="string">
            <text:p>once</text:p>
          </table:table-cell>
          <table:table-cell office:value-type="float" office:value="0.0629598700360923" calcext:value-type="float">
            <text:p>0.06295987</text:p>
          </table:table-cell>
          <table:table-cell office:value-type="float" office:value="0.5892" calcext:value-type="float">
            <text:p>0.5892</text:p>
          </table:table-cell>
          <table:table-cell office:value-type="float" office:value="0.193085837752897" calcext:value-type="float">
            <text:p>0.1930858378</text:p>
          </table:table-cell>
          <table:table-cell office:value-type="string" calcext:value-type="string">
            <text:p>try</text:p>
          </table:table-cell>
          <table:table-cell office:value-type="float" office:value="0.0812673552104555" calcext:value-type="float">
            <text:p>0.0812673552</text:p>
          </table:table-cell>
          <table:table-cell office:value-type="float" office:value="0.6209" calcext:value-type="float">
            <text:p>0.6209</text:p>
          </table:table-cell>
          <table:table-cell office:value-type="float" office:value="0.186480686695279" calcext:value-type="float">
            <text:p>0.1864806867</text:p>
          </table:table-cell>
          <table:table-cell office:value-type="string" calcext:value-type="string">
            <text:p>believe</text:p>
          </table:table-cell>
          <table:table-cell office:value-type="float" office:value="0.0794667713721483" calcext:value-type="float">
            <text:p>0.0794667714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21482602118003" calcext:value-type="float">
            <text:p>0.2148260212</text:p>
          </table:table-cell>
          <table:table-cell office:value-type="string" calcext:value-type="string">
            <text:p>appears</text:p>
          </table:table-cell>
          <table:table-cell office:value-type="float" office:value="-0.0325978602077318" calcext:value-type="float">
            <text:p>-0.0325978602</text:p>
          </table:table-cell>
          <table:table-cell office:value-type="float" office:value="-0.04665" calcext:value-type="float">
            <text:p>-0.04665</text:p>
          </table:table-cell>
          <table:table-cell office:value-type="float" office:value="-0.0303445160729637" calcext:value-type="float">
            <text:p>-0.0303445161</text:p>
          </table:table-cell>
          <table:table-cell office:value-type="string" calcext:value-type="string">
            <text:p>anything</text:p>
          </table:table-cell>
          <table:table-cell office:value-type="float" office:value="-0.0321001539831726" calcext:value-type="float">
            <text:p>-0.032100154</text:p>
          </table:table-cell>
          <table:table-cell office:value-type="float" office:value="0.0192" calcext:value-type="float">
            <text:p>0.0192</text:p>
          </table:table-cell>
          <table:table-cell office:value-type="float" office:value="-0.030397649213821" calcext:value-type="float">
            <text:p>-0.0303976492</text:p>
          </table:table-cell>
        </table:table-row>
        <table:table-row table:style-name="ro1">
          <table:table-cell office:value-type="string" calcext:value-type="string">
            <text:p>older</text:p>
          </table:table-cell>
          <table:table-cell office:value-type="float" office:value="0.0246331407234081" calcext:value-type="float">
            <text:p>0.0246331407</text:p>
          </table:table-cell>
          <table:table-cell office:value-type="float" office:value="0.59245" calcext:value-type="float">
            <text:p>0.59245</text:p>
          </table:table-cell>
          <table:table-cell office:value-type="float" office:value="0.0679245283018868" calcext:value-type="float">
            <text:p>0.0679245283</text:p>
          </table:table-cell>
          <table:table-cell office:value-type="string" calcext:value-type="string">
            <text:p>heart</text:p>
          </table:table-cell>
          <table:table-cell office:value-type="float" office:value="0.0810951458741132" calcext:value-type="float">
            <text:p>0.0810951459</text:p>
          </table:table-cell>
          <table:table-cell office:value-type="float" office:value="0.65525" calcext:value-type="float">
            <text:p>0.65525</text:p>
          </table:table-cell>
          <table:table-cell office:value-type="float" office:value="0.154091522512575" calcext:value-type="float">
            <text:p>0.1540915225</text:p>
          </table:table-cell>
          <table:table-cell office:value-type="string" calcext:value-type="string">
            <text:p>top</text:p>
          </table:table-cell>
          <table:table-cell office:value-type="float" office:value="0.0794564974596855" calcext:value-type="float">
            <text:p>0.0794564975</text:p>
          </table:table-cell>
          <table:table-cell office:value-type="float" office:value="0.636" calcext:value-type="float">
            <text:p>0.636</text:p>
          </table:table-cell>
          <table:table-cell office:value-type="float" office:value="0.181838615419195" calcext:value-type="float">
            <text:p>0.1818386154</text:p>
          </table:table-cell>
          <table:table-cell office:value-type="string" calcext:value-type="string">
            <text:p>performance</text:p>
          </table:table-cell>
          <table:table-cell office:value-type="float" office:value="-0.032458046962868" calcext:value-type="float">
            <text:p>-0.032458047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-0.026480418505137" calcext:value-type="float">
            <text:p>-0.0264804185</text:p>
          </table:table-cell>
          <table:table-cell office:value-type="string" calcext:value-type="string">
            <text:p>town</text:p>
          </table:table-cell>
          <table:table-cell office:value-type="float" office:value="-0.0320429179009599" calcext:value-type="float">
            <text:p>-0.0320429179</text:p>
          </table:table-cell>
          <table:table-cell office:value-type="float" office:value="-0.0514" calcext:value-type="float">
            <text:p>-0.0514</text:p>
          </table:table-cell>
          <table:table-cell office:value-type="float" office:value="-0.0292862708430726" calcext:value-type="float">
            <text:p>-0.0292862708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float" office:value="0.0723110097367289" calcext:value-type="float">
            <text:p>0.0723110097</text:p>
          </table:table-cell>
          <table:table-cell office:value-type="float" office:value="0.59585" calcext:value-type="float">
            <text:p>0.59585</text:p>
          </table:table-cell>
          <table:table-cell office:value-type="float" office:value="0.264713908851087" calcext:value-type="float">
            <text:p>0.2647139089</text:p>
          </table:table-cell>
          <table:table-cell office:value-type="string" calcext:value-type="string">
            <text:p>top</text:p>
          </table:table-cell>
          <table:table-cell office:value-type="float" office:value="0.0807934849278939" calcext:value-type="float">
            <text:p>0.0807934849</text:p>
          </table:table-cell>
          <table:table-cell office:value-type="float" office:value="0.63465" calcext:value-type="float">
            <text:p>0.63465</text:p>
          </table:table-cell>
          <table:table-cell office:value-type="float" office:value="0.183119060927893" calcext:value-type="float">
            <text:p>0.1831190609</text:p>
          </table:table-cell>
          <table:table-cell office:value-type="string" calcext:value-type="string">
            <text:p>behind</text:p>
          </table:table-cell>
          <table:table-cell office:value-type="float" office:value="0.079445546292119" calcext:value-type="float">
            <text:p>0.0794455463</text:p>
          </table:table-cell>
          <table:table-cell office:value-type="float" office:value="0.66095" calcext:value-type="float">
            <text:p>0.66095</text:p>
          </table:table-cell>
          <table:table-cell office:value-type="float" office:value="0.152692740222417" calcext:value-type="float">
            <text:p>0.1526927402</text:p>
          </table:table-cell>
          <table:table-cell office:value-type="string" calcext:value-type="string">
            <text:p>fans</text:p>
          </table:table-cell>
          <table:table-cell office:value-type="float" office:value="-0.0322186402714594" calcext:value-type="float">
            <text:p>-0.0322186403</text:p>
          </table:table-cell>
          <table:table-cell office:value-type="float" office:value="-0.0660000000000001" calcext:value-type="float">
            <text:p>-0.066</text:p>
          </table:table-cell>
          <table:table-cell office:value-type="float" office:value="-0.027861409769792" calcext:value-type="float">
            <text:p>-0.0278614098</text:p>
          </table:table-cell>
          <table:table-cell office:value-type="string" calcext:value-type="string">
            <text:p>everyone</text:p>
          </table:table-cell>
          <table:table-cell office:value-type="float" office:value="-0.0319930547165434" calcext:value-type="float">
            <text:p>-0.0319930547</text:p>
          </table:table-cell>
          <table:table-cell office:value-type="float" office:value="-0.03425" calcext:value-type="float">
            <text:p>-0.03425</text:p>
          </table:table-cell>
          <table:table-cell office:value-type="float" office:value="-0.026973793792598" calcext:value-type="float">
            <text:p>-0.0269737938</text:p>
          </table:table-cell>
        </table:table-row>
        <table:table-row table:style-name="ro1">
          <table:table-cell office:value-type="string" calcext:value-type="string">
            <text:p>okay</text:p>
          </table:table-cell>
          <table:table-cell office:value-type="float" office:value="0.0317374412048984" calcext:value-type="float">
            <text:p>0.0317374412</text:p>
          </table:table-cell>
          <table:table-cell office:value-type="float" office:value="0.6299" calcext:value-type="float">
            <text:p>0.6299</text:p>
          </table:table-cell>
          <table:table-cell office:value-type="float" office:value="0.076366358871974" calcext:value-type="float">
            <text:p>0.0763663589</text:p>
          </table:table-cell>
          <table:table-cell office:value-type="string" calcext:value-type="string">
            <text:p>moments</text:p>
          </table:table-cell>
          <table:table-cell office:value-type="float" office:value="0.0805185465220016" calcext:value-type="float">
            <text:p>0.0805185465</text:p>
          </table:table-cell>
          <table:table-cell office:value-type="float" office:value="0.66375" calcext:value-type="float">
            <text:p>0.66375</text:p>
          </table:table-cell>
          <table:table-cell office:value-type="float" office:value="0.170265268352869" calcext:value-type="float">
            <text:p>0.1702652684</text:p>
          </table:table-cell>
          <table:table-cell office:value-type="string" calcext:value-type="string">
            <text:p>series</text:p>
          </table:table-cell>
          <table:table-cell office:value-type="float" office:value="0.0788890832054028" calcext:value-type="float">
            <text:p>0.0788890832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19833197721725" calcext:value-type="float">
            <text:p>0.1983319772</text:p>
          </table:table-cell>
          <table:table-cell office:value-type="string" calcext:value-type="string">
            <text:p>past</text:p>
          </table:table-cell>
          <table:table-cell office:value-type="float" office:value="-0.0320342334449403" calcext:value-type="float">
            <text:p>-0.0320342334</text:p>
          </table:table-cell>
          <table:table-cell office:value-type="float" office:value="-0.0533" calcext:value-type="float">
            <text:p>-0.0533</text:p>
          </table:table-cell>
          <table:table-cell office:value-type="float" office:value="-0.028557503281283" calcext:value-type="float">
            <text:p>-0.0285575033</text:p>
          </table:table-cell>
          <table:table-cell office:value-type="string" calcext:value-type="string">
            <text:p>moments</text:p>
          </table:table-cell>
          <table:table-cell office:value-type="float" office:value="-0.0319744532910529" calcext:value-type="float">
            <text:p>-0.0319744533</text:p>
          </table:table-cell>
          <table:table-cell office:value-type="float" office:value="-0.0468000000000001" calcext:value-type="float">
            <text:p>-0.0468</text:p>
          </table:table-cell>
          <table:table-cell office:value-type="float" office:value="-0.02744528984051" calcext:value-type="float">
            <text:p>-0.0274452898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0479808979742065" calcext:value-type="float">
            <text:p>0.047980898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108748187530208" calcext:value-type="float">
            <text:p>0.1087481875</text:p>
          </table:table-cell>
          <table:table-cell office:value-type="string" calcext:value-type="string">
            <text:p>throughout</text:p>
          </table:table-cell>
          <table:table-cell office:value-type="float" office:value="0.0805117054022763" calcext:value-type="float">
            <text:p>0.0805117054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160608404227894" calcext:value-type="float">
            <text:p>0.1606084042</text:p>
          </table:table-cell>
          <table:table-cell office:value-type="string" calcext:value-type="string">
            <text:p>apparently</text:p>
          </table:table-cell>
          <table:table-cell office:value-type="float" office:value="0.0786271760189817" calcext:value-type="float">
            <text:p>0.078627176</text:p>
          </table:table-cell>
          <table:table-cell office:value-type="float" office:value="0.68755" calcext:value-type="float">
            <text:p>0.68755</text:p>
          </table:table-cell>
          <table:table-cell office:value-type="float" office:value="0.133647580756967" calcext:value-type="float">
            <text:p>0.1336475808</text:p>
          </table:table-cell>
          <table:table-cell office:value-type="string" calcext:value-type="string">
            <text:p>working</text:p>
          </table:table-cell>
          <table:table-cell office:value-type="float" office:value="-0.0320315791388434" calcext:value-type="float">
            <text:p>-0.0320315791</text:p>
          </table:table-cell>
          <table:table-cell office:value-type="float" office:value="-0.0651" calcext:value-type="float">
            <text:p>-0.0651</text:p>
          </table:table-cell>
          <table:table-cell office:value-type="float" office:value="-0.0295865962658577" calcext:value-type="float">
            <text:p>-0.0295865963</text:p>
          </table:table-cell>
          <table:table-cell office:value-type="string" calcext:value-type="string">
            <text:p>enjoyed</text:p>
          </table:table-cell>
          <table:table-cell office:value-type="float" office:value="-0.0317263510899754" calcext:value-type="float">
            <text:p>-0.0317263511</text:p>
          </table:table-cell>
          <table:table-cell office:value-type="float" office:value="-0.0829000000000001" calcext:value-type="float">
            <text:p>-0.0829</text:p>
          </table:table-cell>
          <table:table-cell office:value-type="float" office:value="-0.027471225722093" calcext:value-type="float">
            <text:p>-0.0274712257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0.0646640499755278" calcext:value-type="float">
            <text:p>0.06466405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144419134396355" calcext:value-type="float">
            <text:p>0.1444191344</text:p>
          </table:table-cell>
          <table:table-cell office:value-type="string" calcext:value-type="string">
            <text:p>annoying</text:p>
          </table:table-cell>
          <table:table-cell office:value-type="float" office:value="0.0804643444864749" calcext:value-type="float">
            <text:p>0.0804643445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139296956977964" calcext:value-type="float">
            <text:p>0.139296957</text:p>
          </table:table-cell>
          <table:table-cell office:value-type="string" calcext:value-type="string">
            <text:p>name</text:p>
          </table:table-cell>
          <table:table-cell office:value-type="float" office:value="0.0784689232768108" calcext:value-type="float">
            <text:p>0.0784689233</text:p>
          </table:table-cell>
          <table:table-cell office:value-type="float" office:value="0.65365" calcext:value-type="float">
            <text:p>0.65365</text:p>
          </table:table-cell>
          <table:table-cell office:value-type="float" office:value="0.165522226237803" calcext:value-type="float">
            <text:p>0.1655222262</text:p>
          </table:table-cell>
          <table:table-cell office:value-type="string" calcext:value-type="string">
            <text:p>side</text:p>
          </table:table-cell>
          <table:table-cell office:value-type="float" office:value="-0.0319566132270842" calcext:value-type="float">
            <text:p>-0.0319566132</text:p>
          </table:table-cell>
          <table:table-cell office:value-type="float" office:value="-0.0747000000000001" calcext:value-type="float">
            <text:p>-0.0747</text:p>
          </table:table-cell>
          <table:table-cell office:value-type="float" office:value="-0.027996346129144" calcext:value-type="float">
            <text:p>-0.0279963461</text:p>
          </table:table-cell>
          <table:table-cell office:value-type="string" calcext:value-type="string">
            <text:p>mean</text:p>
          </table:table-cell>
          <table:table-cell office:value-type="float" office:value="-0.0317001610910153" calcext:value-type="float">
            <text:p>-0.0317001611</text:p>
          </table:table-cell>
          <table:table-cell office:value-type="float" office:value="-0.00285000000000002" calcext:value-type="float">
            <text:p>-0.00285</text:p>
          </table:table-cell>
          <table:table-cell office:value-type="float" office:value="-0.028852691052601" calcext:value-type="float">
            <text:p>-0.0288526911</text:p>
          </table:table-cell>
        </table:table-row>
        <table:table-row table:style-name="ro1">
          <table:table-cell office:value-type="string" calcext:value-type="string">
            <text:p>often</text:p>
          </table:table-cell>
          <table:table-cell office:value-type="float" office:value="0.0563545272485754" calcext:value-type="float">
            <text:p>0.0563545272</text:p>
          </table:table-cell>
          <table:table-cell office:value-type="float" office:value="0.61515" calcext:value-type="float">
            <text:p>0.61515</text:p>
          </table:table-cell>
          <table:table-cell office:value-type="float" office:value="0.147146814404432" calcext:value-type="float">
            <text:p>0.1471468144</text:p>
          </table:table-cell>
          <table:table-cell office:value-type="string" calcext:value-type="string">
            <text:p>nice</text:p>
          </table:table-cell>
          <table:table-cell office:value-type="float" office:value="0.0804195557093588" calcext:value-type="float">
            <text:p>0.0804195557</text:p>
          </table:table-cell>
          <table:table-cell office:value-type="float" office:value="0.6233" calcext:value-type="float">
            <text:p>0.6233</text:p>
          </table:table-cell>
          <table:table-cell office:value-type="float" office:value="0.185865571644694" calcext:value-type="float">
            <text:p>0.1858655716</text:p>
          </table:table-cell>
          <table:table-cell office:value-type="string" calcext:value-type="string">
            <text:p>starts</text:p>
          </table:table-cell>
          <table:table-cell office:value-type="float" office:value="0.0784589564483196" calcext:value-type="float">
            <text:p>0.0784589564</text:p>
          </table:table-cell>
          <table:table-cell office:value-type="float" office:value="0.67025" calcext:value-type="float">
            <text:p>0.67025</text:p>
          </table:table-cell>
          <table:table-cell office:value-type="float" office:value="0.148262947178096" calcext:value-type="float">
            <text:p>0.1482629472</text:p>
          </table:table-cell>
          <table:table-cell office:value-type="string" calcext:value-type="string">
            <text:p>whatever</text:p>
          </table:table-cell>
          <table:table-cell office:value-type="float" office:value="-0.0319422014513668" calcext:value-type="float">
            <text:p>-0.0319422015</text:p>
          </table:table-cell>
          <table:table-cell office:value-type="float" office:value="-0.0496500000000001" calcext:value-type="float">
            <text:p>-0.04965</text:p>
          </table:table-cell>
          <table:table-cell office:value-type="float" office:value="-0.0299002073195626" calcext:value-type="float">
            <text:p>-0.0299002073</text:p>
          </table:table-cell>
          <table:table-cell office:value-type="string" calcext:value-type="string">
            <text:p>history</text:p>
          </table:table-cell>
          <table:table-cell office:value-type="float" office:value="-0.0316816964883894" calcext:value-type="float">
            <text:p>-0.0316816965</text:p>
          </table:table-cell>
          <table:table-cell office:value-type="float" office:value="-0.05955" calcext:value-type="float">
            <text:p>-0.05955</text:p>
          </table:table-cell>
          <table:table-cell office:value-type="float" office:value="-0.028186053344136" calcext:value-type="float">
            <text:p>-0.0281860533</text:p>
          </table:table-cell>
        </table:table-row>
        <table:table-row table:style-name="ro1">
          <table:table-cell office:value-type="string" calcext:value-type="string">
            <text:p>off</text:p>
          </table:table-cell>
          <table:table-cell office:value-type="float" office:value="0.139007021582545" calcext:value-type="float">
            <text:p>0.1390070216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358939726489954" calcext:value-type="float">
            <text:p>0.3589397265</text:p>
          </table:table-cell>
          <table:table-cell office:value-type="string" calcext:value-type="string">
            <text:p>keep</text:p>
          </table:table-cell>
          <table:table-cell office:value-type="float" office:value="0.0800641606256063" calcext:value-type="float">
            <text:p>0.0800641606</text:p>
          </table:table-cell>
          <table:table-cell office:value-type="float" office:value="0.66905" calcext:value-type="float">
            <text:p>0.66905</text:p>
          </table:table-cell>
          <table:table-cell office:value-type="float" office:value="0.172935149319005" calcext:value-type="float">
            <text:p>0.1729351493</text:p>
          </table:table-cell>
          <table:table-cell office:value-type="string" calcext:value-type="string">
            <text:p>nice</text:p>
          </table:table-cell>
          <table:table-cell office:value-type="float" office:value="0.0783873175857493" calcext:value-type="float">
            <text:p>0.0783873176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183918064937895" calcext:value-type="float">
            <text:p>0.1839180649</text:p>
          </table:table-cell>
          <table:table-cell office:value-type="string" calcext:value-type="string">
            <text:p>happened</text:p>
          </table:table-cell>
          <table:table-cell office:value-type="float" office:value="-0.031918154886279" calcext:value-type="float">
            <text:p>-0.0319181549</text:p>
          </table:table-cell>
          <table:table-cell office:value-type="float" office:value="-0.0453" calcext:value-type="float">
            <text:p>-0.0453</text:p>
          </table:table-cell>
          <table:table-cell office:value-type="float" office:value="-0.0290994857954129" calcext:value-type="float">
            <text:p>-0.0290994858</text:p>
          </table:table-cell>
          <table:table-cell office:value-type="string" calcext:value-type="string">
            <text:p>book</text:p>
          </table:table-cell>
          <table:table-cell office:value-type="float" office:value="-0.0316423171998497" calcext:value-type="float">
            <text:p>-0.0316423172</text:p>
          </table:table-cell>
          <table:table-cell office:value-type="float" office:value="-0.08265" calcext:value-type="float">
            <text:p>-0.08265</text:p>
          </table:table-cell>
          <table:table-cell office:value-type="float" office:value="-0.026166122546284" calcext:value-type="float">
            <text:p>-0.0261661225</text:p>
          </table:table-cell>
        </table:table-row>
        <table:table-row table:style-name="ro1">
          <table:table-cell office:value-type="string" calcext:value-type="string">
            <text:p>obviously</text:p>
          </table:table-cell>
          <table:table-cell office:value-type="float" office:value="0.0404387876681239" calcext:value-type="float">
            <text:p>0.0404387877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114259173246633" calcext:value-type="float">
            <text:p>0.1142591732</text:p>
          </table:table-cell>
          <table:table-cell office:value-type="string" calcext:value-type="string">
            <text:p>she's</text:p>
          </table:table-cell>
          <table:table-cell office:value-type="float" office:value="0.0797500708804619" calcext:value-type="float">
            <text:p>0.0797500709</text:p>
          </table:table-cell>
          <table:table-cell office:value-type="float" office:value="0.6682" calcext:value-type="float">
            <text:p>0.6682</text:p>
          </table:table-cell>
          <table:table-cell office:value-type="float" office:value="0.150537634408602" calcext:value-type="float">
            <text:p>0.1505376344</text:p>
          </table:table-cell>
          <table:table-cell office:value-type="string" calcext:value-type="string">
            <text:p>friend</text:p>
          </table:table-cell>
          <table:table-cell office:value-type="float" office:value="0.0783621069536057" calcext:value-type="float">
            <text:p>0.078362107</text:p>
          </table:table-cell>
          <table:table-cell office:value-type="float" office:value="0.65045" calcext:value-type="float">
            <text:p>0.65045</text:p>
          </table:table-cell>
          <table:table-cell office:value-type="float" office:value="0.154143980641258" calcext:value-type="float">
            <text:p>0.1541439806</text:p>
          </table:table-cell>
          <table:table-cell office:value-type="string" calcext:value-type="string">
            <text:p>daughter</text:p>
          </table:table-cell>
          <table:table-cell office:value-type="float" office:value="-0.0318713695703352" calcext:value-type="float">
            <text:p>-0.0318713696</text:p>
          </table:table-cell>
          <table:table-cell office:value-type="float" office:value="-0.06365" calcext:value-type="float">
            <text:p>-0.06365</text:p>
          </table:table-cell>
          <table:table-cell office:value-type="float" office:value="-0.0292616848233781" calcext:value-type="float">
            <text:p>-0.0292616848</text:p>
          </table:table-cell>
          <table:table-cell office:value-type="string" calcext:value-type="string">
            <text:p>believe</text:p>
          </table:table-cell>
          <table:table-cell office:value-type="float" office:value="-0.0315547347525644" calcext:value-type="float">
            <text:p>-0.0315547348</text:p>
          </table:table-cell>
          <table:table-cell office:value-type="float" office:value="0.00235000000000007" calcext:value-type="float">
            <text:p>0.00235</text:p>
          </table:table-cell>
          <table:table-cell office:value-type="float" office:value="-0.028083186549871" calcext:value-type="float">
            <text:p>-0.0280831865</text:p>
          </table:table-cell>
        </table:table-row>
        <table:table-row table:style-name="ro1">
          <table:table-cell office:value-type="string" calcext:value-type="string">
            <text:p>obvious</text:p>
          </table:table-cell>
          <table:table-cell office:value-type="float" office:value="0.0477498560200934" calcext:value-type="float">
            <text:p>0.047749856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116040955631399" calcext:value-type="float">
            <text:p>0.1160409556</text:p>
          </table:table-cell>
          <table:table-cell office:value-type="string" calcext:value-type="string">
            <text:p>behind</text:p>
          </table:table-cell>
          <table:table-cell office:value-type="float" office:value="0.0796728947497015" calcext:value-type="float">
            <text:p>0.0796728947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152861445783133" calcext:value-type="float">
            <text:p>0.1528614458</text:p>
          </table:table-cell>
          <table:table-cell office:value-type="string" calcext:value-type="string">
            <text:p>funny</text:p>
          </table:table-cell>
          <table:table-cell office:value-type="float" office:value="0.0782963674686549" calcext:value-type="float">
            <text:p>0.0782963675</text:p>
          </table:table-cell>
          <table:table-cell office:value-type="float" office:value="0.56675" calcext:value-type="float">
            <text:p>0.56675</text:p>
          </table:table-cell>
          <table:table-cell office:value-type="float" office:value="0.259718069201196" calcext:value-type="float">
            <text:p>0.2597180692</text:p>
          </table:table-cell>
          <table:table-cell office:value-type="string" calcext:value-type="string">
            <text:p>top</text:p>
          </table:table-cell>
          <table:table-cell office:value-type="float" office:value="-0.0317975958428016" calcext:value-type="float">
            <text:p>-0.0317975958</text:p>
          </table:table-cell>
          <table:table-cell office:value-type="float" office:value="-0.0276500000000001" calcext:value-type="float">
            <text:p>-0.02765</text:p>
          </table:table-cell>
          <table:table-cell office:value-type="float" office:value="-0.027553955642117" calcext:value-type="float">
            <text:p>-0.0275539556</text:p>
          </table:table-cell>
          <table:table-cell office:value-type="string" calcext:value-type="string">
            <text:p>came</text:p>
          </table:table-cell>
          <table:table-cell office:value-type="float" office:value="-0.0314130432094571" calcext:value-type="float">
            <text:p>-0.0314130432</text:p>
          </table:table-cell>
          <table:table-cell office:value-type="float" office:value="-0.0283" calcext:value-type="float">
            <text:p>-0.0283</text:p>
          </table:table-cell>
          <table:table-cell office:value-type="float" office:value="-0.02754508006405" calcext:value-type="float">
            <text:p>-0.0275450801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float" office:value="0.0360476468701887" calcext:value-type="float">
            <text:p>0.0360476469</text:p>
          </table:table-cell>
          <table:table-cell office:value-type="float" office:value="0.63255" calcext:value-type="float">
            <text:p>0.63255</text:p>
          </table:table-cell>
          <table:table-cell office:value-type="float" office:value="0.0941698508566498" calcext:value-type="float">
            <text:p>0.0941698509</text:p>
          </table:table-cell>
          <table:table-cell office:value-type="string" calcext:value-type="string">
            <text:p>loved</text:p>
          </table:table-cell>
          <table:table-cell office:value-type="float" office:value="0.0794651046332783" calcext:value-type="float">
            <text:p>0.0794651046</text:p>
          </table:table-cell>
          <table:table-cell office:value-type="float" office:value="0.62305" calcext:value-type="float">
            <text:p>0.62305</text:p>
          </table:table-cell>
          <table:table-cell office:value-type="float" office:value="0.161494828161495" calcext:value-type="float">
            <text:p>0.1614948282</text:p>
          </table:table-cell>
          <table:table-cell office:value-type="string" calcext:value-type="string">
            <text:p>keep</text:p>
          </table:table-cell>
          <table:table-cell office:value-type="float" office:value="0.0781479323638734" calcext:value-type="float">
            <text:p>0.0781479324</text:p>
          </table:table-cell>
          <table:table-cell office:value-type="float" office:value="0.6593" calcext:value-type="float">
            <text:p>0.6593</text:p>
          </table:table-cell>
          <table:table-cell office:value-type="float" office:value="0.171650863116946" calcext:value-type="float">
            <text:p>0.1716508631</text:p>
          </table:table-cell>
          <table:table-cell office:value-type="string" calcext:value-type="string">
            <text:p>history</text:p>
          </table:table-cell>
          <table:table-cell office:value-type="float" office:value="-0.0316872049347035" calcext:value-type="float">
            <text:p>-0.0316872049</text:p>
          </table:table-cell>
          <table:table-cell office:value-type="float" office:value="-0.06775" calcext:value-type="float">
            <text:p>-0.06775</text:p>
          </table:table-cell>
          <table:table-cell office:value-type="float" office:value="-0.0279815694657" calcext:value-type="float">
            <text:p>-0.0279815695</text:p>
          </table:table-cell>
          <table:table-cell office:value-type="string" calcext:value-type="string">
            <text:p>police</text:p>
          </table:table-cell>
          <table:table-cell office:value-type="float" office:value="-0.0313276889129963" calcext:value-type="float">
            <text:p>-0.0313276889</text:p>
          </table:table-cell>
          <table:table-cell office:value-type="float" office:value="-0.05675" calcext:value-type="float">
            <text:p>-0.05675</text:p>
          </table:table-cell>
          <table:table-cell office:value-type="float" office:value="-0.0289769834396246" calcext:value-type="float">
            <text:p>-0.0289769834</text:p>
          </table:table-cell>
        </table:table-row>
        <table:table-row table:style-name="ro1">
          <table:table-cell office:value-type="string" calcext:value-type="string">
            <text:p>now</text:p>
          </table:table-cell>
          <table:table-cell office:value-type="float" office:value="0.0880333117995675" calcext:value-type="float">
            <text:p>0.0880333118</text:p>
          </table:table-cell>
          <table:table-cell office:value-type="float" office:value="0.5844" calcext:value-type="float">
            <text:p>0.5844</text:p>
          </table:table-cell>
          <table:table-cell office:value-type="float" office:value="0.289694069389848" calcext:value-type="float">
            <text:p>0.2896940694</text:p>
          </table:table-cell>
          <table:table-cell office:value-type="string" calcext:value-type="string">
            <text:p>killed</text:p>
          </table:table-cell>
          <table:table-cell office:value-type="float" office:value="0.0794263225492408" calcext:value-type="float">
            <text:p>0.0794263225</text:p>
          </table:table-cell>
          <table:table-cell office:value-type="float" office:value="0.6802" calcext:value-type="float">
            <text:p>0.6802</text:p>
          </table:table-cell>
          <table:table-cell office:value-type="float" office:value="0.140553614619726" calcext:value-type="float">
            <text:p>0.1405536146</text:p>
          </table:table-cell>
          <table:table-cell office:value-type="string" calcext:value-type="string">
            <text:p>others</text:p>
          </table:table-cell>
          <table:table-cell office:value-type="float" office:value="0.0778957409732153" calcext:value-type="float">
            <text:p>0.077895741</text:p>
          </table:table-cell>
          <table:table-cell office:value-type="float" office:value="0.64965" calcext:value-type="float">
            <text:p>0.64965</text:p>
          </table:table-cell>
          <table:table-cell office:value-type="float" office:value="0.171455598912144" calcext:value-type="float">
            <text:p>0.1714555989</text:p>
          </table:table-cell>
          <table:table-cell office:value-type="string" calcext:value-type="string">
            <text:p>lead</text:p>
          </table:table-cell>
          <table:table-cell office:value-type="float" office:value="-0.0316098066157336" calcext:value-type="float">
            <text:p>-0.0316098066</text:p>
          </table:table-cell>
          <table:table-cell office:value-type="float" office:value="-0.03415" calcext:value-type="float">
            <text:p>-0.03415</text:p>
          </table:table-cell>
          <table:table-cell office:value-type="float" office:value="-0.028369589397077" calcext:value-type="float">
            <text:p>-0.0283695894</text:p>
          </table:table-cell>
          <table:table-cell office:value-type="string" calcext:value-type="string">
            <text:p>ones</text:p>
          </table:table-cell>
          <table:table-cell office:value-type="float" office:value="-0.0312259752887893" calcext:value-type="float">
            <text:p>-0.0312259753</text:p>
          </table:table-cell>
          <table:table-cell office:value-type="float" office:value="-0.0511" calcext:value-type="float">
            <text:p>-0.0511</text:p>
          </table:table-cell>
          <table:table-cell office:value-type="float" office:value="-0.0287323013644631" calcext:value-type="float">
            <text:p>-0.0287323014</text:p>
          </table:table-cell>
        </table:table-row>
        <table:table-row table:style-name="ro1">
          <table:table-cell office:value-type="string" calcext:value-type="string">
            <text:p>novel</text:p>
          </table:table-cell>
          <table:table-cell office:value-type="float" office:value="0.0237610336894901" calcext:value-type="float">
            <text:p>0.0237610337</text:p>
          </table:table-cell>
          <table:table-cell office:value-type="float" office:value="0.59085" calcext:value-type="float">
            <text:p>0.59085</text:p>
          </table:table-cell>
          <table:table-cell office:value-type="float" office:value="0.073167969192434" calcext:value-type="float">
            <text:p>0.0731679692</text:p>
          </table:table-cell>
          <table:table-cell office:value-type="string" calcext:value-type="string">
            <text:p>came</text:p>
          </table:table-cell>
          <table:table-cell office:value-type="float" office:value="0.0792272879384253" calcext:value-type="float">
            <text:p>0.0792272879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17602495543672" calcext:value-type="float">
            <text:p>0.1760249554</text:p>
          </table:table-cell>
          <table:table-cell office:value-type="string" calcext:value-type="string">
            <text:p>anyone</text:p>
          </table:table-cell>
          <table:table-cell office:value-type="float" office:value="0.0778824626189781" calcext:value-type="float">
            <text:p>0.0778824626</text:p>
          </table:table-cell>
          <table:table-cell office:value-type="float" office:value="0.6182" calcext:value-type="float">
            <text:p>0.6182</text:p>
          </table:table-cell>
          <table:table-cell office:value-type="float" office:value="0.213918056413424" calcext:value-type="float">
            <text:p>0.2139180564</text:p>
          </table:table-cell>
          <table:table-cell office:value-type="string" calcext:value-type="string">
            <text:p>overall</text:p>
          </table:table-cell>
          <table:table-cell office:value-type="float" office:value="-0.0315934011968482" calcext:value-type="float">
            <text:p>-0.0315934012</text:p>
          </table:table-cell>
          <table:table-cell office:value-type="float" office:value="-0.0285" calcext:value-type="float">
            <text:p>-0.0285</text:p>
          </table:table-cell>
          <table:table-cell office:value-type="float" office:value="-0.028063175881231" calcext:value-type="float">
            <text:p>-0.0280631759</text:p>
          </table:table-cell>
          <table:table-cell office:value-type="string" calcext:value-type="string">
            <text:p>side</text:p>
          </table:table-cell>
          <table:table-cell office:value-type="float" office:value="-0.0311742759341602" calcext:value-type="float">
            <text:p>-0.0311742759</text:p>
          </table:table-cell>
          <table:table-cell office:value-type="float" office:value="-0.0795" calcext:value-type="float">
            <text:p>-0.0795</text:p>
          </table:table-cell>
          <table:table-cell office:value-type="float" office:value="-0.027136268200294" calcext:value-type="float">
            <text:p>-0.0271362682</text:p>
          </table:table-cell>
        </table:table-row>
        <table:table-row table:style-name="ro1">
          <table:table-cell office:value-type="string" calcext:value-type="string">
            <text:p>nothing</text:p>
          </table:table-cell>
          <table:table-cell office:value-type="float" office:value="0.136901751921929" calcext:value-type="float">
            <text:p>0.1369017519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316425992779783" calcext:value-type="float">
            <text:p>0.3164259928</text:p>
          </table:table-cell>
          <table:table-cell office:value-type="string" calcext:value-type="string">
            <text:p>small</text:p>
          </table:table-cell>
          <table:table-cell office:value-type="float" office:value="0.0787917981799933" calcext:value-type="float">
            <text:p>0.0787917982</text:p>
          </table:table-cell>
          <table:table-cell office:value-type="float" office:value="0.62485" calcext:value-type="float">
            <text:p>0.62485</text:p>
          </table:table-cell>
          <table:table-cell office:value-type="float" office:value="0.171762887735953" calcext:value-type="float">
            <text:p>0.1717628877</text:p>
          </table:table-cell>
          <table:table-cell office:value-type="string" calcext:value-type="string">
            <text:p>read</text:p>
          </table:table-cell>
          <table:table-cell office:value-type="float" office:value="0.0778726181825576" calcext:value-type="float">
            <text:p>0.0778726182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182265001023961" calcext:value-type="float">
            <text:p>0.182265001</text:p>
          </table:table-cell>
          <table:table-cell office:value-type="string" calcext:value-type="string">
            <text:p>perfect</text:p>
          </table:table-cell>
          <table:table-cell office:value-type="float" office:value="-0.031520812898674" calcext:value-type="float">
            <text:p>-0.0315208129</text:p>
          </table:table-cell>
          <table:table-cell office:value-type="float" office:value="-0.0348999999999999" calcext:value-type="float">
            <text:p>-0.0349</text:p>
          </table:table-cell>
          <table:table-cell office:value-type="float" office:value="-0.027397162435304" calcext:value-type="float">
            <text:p>-0.0273971624</text:p>
          </table:table-cell>
          <table:table-cell office:value-type="string" calcext:value-type="string">
            <text:p>taken</text:p>
          </table:table-cell>
          <table:table-cell office:value-type="float" office:value="-0.0311357583225071" calcext:value-type="float">
            <text:p>-0.0311357583</text:p>
          </table:table-cell>
          <table:table-cell office:value-type="float" office:value="-0.0545" calcext:value-type="float">
            <text:p>-0.0545</text:p>
          </table:table-cell>
          <table:table-cell office:value-type="float" office:value="-0.02817774389028" calcext:value-type="float">
            <text:p>-0.0281777439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 office:value-type="float" office:value="0.0269817936335186" calcext:value-type="float">
            <text:p>0.0269817936</text:p>
          </table:table-cell>
          <table:table-cell office:value-type="float" office:value="0.60415" calcext:value-type="float">
            <text:p>0.60415</text:p>
          </table:table-cell>
          <table:table-cell office:value-type="float" office:value="0.0758725341426404" calcext:value-type="float">
            <text:p>0.0758725341</text:p>
          </table:table-cell>
          <table:table-cell office:value-type="string" calcext:value-type="string">
            <text:p>everyone</text:p>
          </table:table-cell>
          <table:table-cell office:value-type="float" office:value="0.0785247751976991" calcext:value-type="float">
            <text:p>0.0785247752</text:p>
          </table:table-cell>
          <table:table-cell office:value-type="float" office:value="0.62435" calcext:value-type="float">
            <text:p>0.62435</text:p>
          </table:table-cell>
          <table:table-cell office:value-type="float" office:value="0.192063662759437" calcext:value-type="float">
            <text:p>0.1920636628</text:p>
          </table:table-cell>
          <table:table-cell office:value-type="string" calcext:value-type="string">
            <text:p>live</text:p>
          </table:table-cell>
          <table:table-cell office:value-type="float" office:value="0.0776170931686024" calcext:value-type="float">
            <text:p>0.0776170932</text:p>
          </table:table-cell>
          <table:table-cell office:value-type="float" office:value="0.63355" calcext:value-type="float">
            <text:p>0.63355</text:p>
          </table:table-cell>
          <table:table-cell office:value-type="float" office:value="0.164976643500057" calcext:value-type="float">
            <text:p>0.1649766435</text:p>
          </table:table-cell>
          <table:table-cell office:value-type="string" calcext:value-type="string">
            <text:p>reason</text:p>
          </table:table-cell>
          <table:table-cell office:value-type="float" office:value="-0.0315207029100152" calcext:value-type="float">
            <text:p>-0.0315207029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-0.028831874054177" calcext:value-type="float">
            <text:p>-0.0288318741</text:p>
          </table:table-cell>
          <table:table-cell office:value-type="string" calcext:value-type="string">
            <text:p>told</text:p>
          </table:table-cell>
          <table:table-cell office:value-type="float" office:value="-0.0310877568381046" calcext:value-type="float">
            <text:p>-0.0310877568</text:p>
          </table:table-cell>
          <table:table-cell office:value-type="float" office:value="-0.0877000000000001" calcext:value-type="float">
            <text:p>-0.0877</text:p>
          </table:table-cell>
          <table:table-cell office:value-type="float" office:value="-0.027702784170576" calcext:value-type="float">
            <text:p>-0.0277027842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0.0329658140375569" calcext:value-type="float">
            <text:p>0.032965814</text:p>
          </table:table-cell>
          <table:table-cell office:value-type="float" office:value="0.63105" calcext:value-type="float">
            <text:p>0.63105</text:p>
          </table:table-cell>
          <table:table-cell office:value-type="float" office:value="0.0788915241542879" calcext:value-type="float">
            <text:p>0.0788915242</text:p>
          </table:table-cell>
          <table:table-cell office:value-type="string" calcext:value-type="string">
            <text:p>brilliant</text:p>
          </table:table-cell>
          <table:table-cell office:value-type="float" office:value="0.0780296907695918" calcext:value-type="float">
            <text:p>0.0780296908</text:p>
          </table:table-cell>
          <table:table-cell office:value-type="float" office:value="0.66455" calcext:value-type="float">
            <text:p>0.66455</text:p>
          </table:table-cell>
          <table:table-cell office:value-type="float" office:value="0.146546240936268" calcext:value-type="float">
            <text:p>0.1465462409</text:p>
          </table:table-cell>
          <table:table-cell office:value-type="string" calcext:value-type="string">
            <text:p>title</text:p>
          </table:table-cell>
          <table:table-cell office:value-type="float" office:value="0.0776137994459991" calcext:value-type="float">
            <text:p>0.0776137994</text:p>
          </table:table-cell>
          <table:table-cell office:value-type="float" office:value="0.64345" calcext:value-type="float">
            <text:p>0.64345</text:p>
          </table:table-cell>
          <table:table-cell office:value-type="float" office:value="0.159971728118742" calcext:value-type="float">
            <text:p>0.1599717281</text:p>
          </table:table-cell>
          <table:table-cell office:value-type="string" calcext:value-type="string">
            <text:p>ends</text:p>
          </table:table-cell>
          <table:table-cell office:value-type="float" office:value="-0.0313960188148028" calcext:value-type="float">
            <text:p>-0.0313960188</text:p>
          </table:table-cell>
          <table:table-cell office:value-type="float" office:value="-0.05745" calcext:value-type="float">
            <text:p>-0.05745</text:p>
          </table:table-cell>
          <table:table-cell office:value-type="float" office:value="-0.02864149916784" calcext:value-type="float">
            <text:p>-0.0286414992</text:p>
          </table:table-cell>
          <table:table-cell office:value-type="string" calcext:value-type="string">
            <text:p>genre</text:p>
          </table:table-cell>
          <table:table-cell office:value-type="float" office:value="-0.0308816202683953" calcext:value-type="float">
            <text:p>-0.0308816203</text:p>
          </table:table-cell>
          <table:table-cell office:value-type="float" office:value="-0.0765" calcext:value-type="float">
            <text:p>-0.0765</text:p>
          </table:table-cell>
          <table:table-cell office:value-type="float" office:value="-0.026960503955715" calcext:value-type="float">
            <text:p>-0.026960504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.042166919065709" calcext:value-type="float">
            <text:p>0.0421669191</text:p>
          </table:table-cell>
          <table:table-cell office:value-type="float" office:value="0.63775" calcext:value-type="float">
            <text:p>0.63775</text:p>
          </table:table-cell>
          <table:table-cell office:value-type="float" office:value="0.10720887245841" calcext:value-type="float">
            <text:p>0.1072088725</text:p>
          </table:table-cell>
          <table:table-cell office:value-type="string" calcext:value-type="string">
            <text:p>fans</text:p>
          </table:table-cell>
          <table:table-cell office:value-type="float" office:value="0.0778586134217558" calcext:value-type="float">
            <text:p>0.0778586134</text:p>
          </table:table-cell>
          <table:table-cell office:value-type="float" office:value="0.67565" calcext:value-type="float">
            <text:p>0.67565</text:p>
          </table:table-cell>
          <table:table-cell office:value-type="float" office:value="0.155668358714044" calcext:value-type="float">
            <text:p>0.1556683587</text:p>
          </table:table-cell>
          <table:table-cell office:value-type="string" calcext:value-type="string">
            <text:p>obvious</text:p>
          </table:table-cell>
          <table:table-cell office:value-type="float" office:value="0.0775850732549833" calcext:value-type="float">
            <text:p>0.0775850733</text:p>
          </table:table-cell>
          <table:table-cell office:value-type="float" office:value="0.6598" calcext:value-type="float">
            <text:p>0.6598</text:p>
          </table:table-cell>
          <table:table-cell office:value-type="float" office:value="0.143504531722054" calcext:value-type="float">
            <text:p>0.1435045317</text:p>
          </table:table-cell>
          <table:table-cell office:value-type="string" calcext:value-type="string">
            <text:p>start</text:p>
          </table:table-cell>
          <table:table-cell office:value-type="float" office:value="-0.0311593024577814" calcext:value-type="float">
            <text:p>-0.0311593025</text:p>
          </table:table-cell>
          <table:table-cell office:value-type="float" office:value="-0.00505" calcext:value-type="float">
            <text:p>-0.00505</text:p>
          </table:table-cell>
          <table:table-cell office:value-type="float" office:value="-0.028218848467806" calcext:value-type="float">
            <text:p>-0.0282188485</text:p>
          </table:table-cell>
          <table:table-cell office:value-type="string" calcext:value-type="string">
            <text:p>mother</text:p>
          </table:table-cell>
          <table:table-cell office:value-type="float" office:value="-0.0308763287297407" calcext:value-type="float">
            <text:p>-0.0308763287</text:p>
          </table:table-cell>
          <table:table-cell office:value-type="float" office:value="-0.0528" calcext:value-type="float">
            <text:p>-0.0528</text:p>
          </table:table-cell>
          <table:table-cell office:value-type="float" office:value="-0.027765809713716" calcext:value-type="float">
            <text:p>-0.0277658097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office:value-type="float" office:value="0.0343548213580144" calcext:value-type="float">
            <text:p>0.0343548214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0940808469682387" calcext:value-type="float">
            <text:p>0.094080847</text:p>
          </table:table-cell>
          <table:table-cell office:value-type="string" calcext:value-type="string">
            <text:p>seeing</text:p>
          </table:table-cell>
          <table:table-cell office:value-type="float" office:value="0.0770855586092675" calcext:value-type="float">
            <text:p>0.0770855586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193751310547285" calcext:value-type="float">
            <text:p>0.1937513105</text:p>
          </table:table-cell>
          <table:table-cell office:value-type="string" calcext:value-type="string">
            <text:p>need</text:p>
          </table:table-cell>
          <table:table-cell office:value-type="float" office:value="0.0775439129810644" calcext:value-type="float">
            <text:p>0.077543913</text:p>
          </table:table-cell>
          <table:table-cell office:value-type="float" office:value="0.63295" calcext:value-type="float">
            <text:p>0.63295</text:p>
          </table:table-cell>
          <table:table-cell office:value-type="float" office:value="0.177294631850275" calcext:value-type="float">
            <text:p>0.1772946319</text:p>
          </table:table-cell>
          <table:table-cell office:value-type="string" calcext:value-type="string">
            <text:p>genre</text:p>
          </table:table-cell>
          <table:table-cell office:value-type="float" office:value="-0.0310157718553853" calcext:value-type="float">
            <text:p>-0.0310157719</text:p>
          </table:table-cell>
          <table:table-cell office:value-type="float" office:value="-0.0751000000000001" calcext:value-type="float">
            <text:p>-0.0751</text:p>
          </table:table-cell>
          <table:table-cell office:value-type="float" office:value="-0.027127517489986" calcext:value-type="float">
            <text:p>-0.0271275175</text:p>
          </table:table-cell>
          <table:table-cell office:value-type="string" calcext:value-type="string">
            <text:p>across</text:p>
          </table:table-cell>
          <table:table-cell office:value-type="float" office:value="-0.0307190402927711" calcext:value-type="float">
            <text:p>-0.0307190403</text:p>
          </table:table-cell>
          <table:table-cell office:value-type="float" office:value="-0.0670499999999999" calcext:value-type="float">
            <text:p>-0.06705</text:p>
          </table:table-cell>
          <table:table-cell office:value-type="float" office:value="-0.0277089538744695" calcext:value-type="float">
            <text:p>-0.027708953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0.20040031872979" calcext:value-type="float">
            <text:p>0.2004003187</text:p>
          </table:table-cell>
          <table:table-cell office:value-type="float" office:value="0.624" calcext:value-type="float">
            <text:p>0.624</text:p>
          </table:table-cell>
          <table:table-cell office:value-type="float" office:value="0.492577597840756" calcext:value-type="float">
            <text:p>0.4925775978</text:p>
          </table:table-cell>
          <table:table-cell office:value-type="string" calcext:value-type="string">
            <text:p>mother</text:p>
          </table:table-cell>
          <table:table-cell office:value-type="float" office:value="0.0768317760878867" calcext:value-type="float">
            <text:p>0.0768317761</text:p>
          </table:table-cell>
          <table:table-cell office:value-type="float" office:value="0.66555" calcext:value-type="float">
            <text:p>0.66555</text:p>
          </table:table-cell>
          <table:table-cell office:value-type="float" office:value="0.144519759560046" calcext:value-type="float">
            <text:p>0.1445197596</text:p>
          </table:table-cell>
          <table:table-cell office:value-type="string" calcext:value-type="string">
            <text:p>annoying</text:p>
          </table:table-cell>
          <table:table-cell office:value-type="float" office:value="0.0774237091930238" calcext:value-type="float">
            <text:p>0.0774237092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136482254697286" calcext:value-type="float">
            <text:p>0.1364822547</text:p>
          </table:table-cell>
          <table:table-cell office:value-type="string" calcext:value-type="string">
            <text:p>taken</text:p>
          </table:table-cell>
          <table:table-cell office:value-type="float" office:value="-0.0309876363782621" calcext:value-type="float">
            <text:p>-0.0309876364</text:p>
          </table:table-cell>
          <table:table-cell office:value-type="float" office:value="-0.04775" calcext:value-type="float">
            <text:p>-0.04775</text:p>
          </table:table-cell>
          <table:table-cell office:value-type="float" office:value="-0.028174934288296" calcext:value-type="float">
            <text:p>-0.0281749343</text:p>
          </table:table-cell>
          <table:table-cell office:value-type="string" calcext:value-type="string">
            <text:p>local</text:p>
          </table:table-cell>
          <table:table-cell office:value-type="float" office:value="-0.030688865225967" calcext:value-type="float">
            <text:p>-0.0306888652</text:p>
          </table:table-cell>
          <table:table-cell office:value-type="float" office:value="-0.06435" calcext:value-type="float">
            <text:p>-0.06435</text:p>
          </table:table-cell>
          <table:table-cell office:value-type="float" office:value="-0.0283821679604293" calcext:value-type="float">
            <text:p>-0.028382168</text:p>
          </table:table-cell>
        </table:table-row>
        <table:table-row table:style-name="ro1">
          <table:table-cell office:value-type="string" calcext:value-type="string">
            <text:p>night</text:p>
          </table:table-cell>
          <table:table-cell office:value-type="float" office:value="0.039731358862588" calcext:value-type="float">
            <text:p>0.0397313589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15108759553204" calcext:value-type="float">
            <text:p>0.1510875955</text:p>
          </table:table-cell>
          <table:table-cell office:value-type="string" calcext:value-type="string">
            <text:p>you're</text:p>
          </table:table-cell>
          <table:table-cell office:value-type="float" office:value="0.0766831692851507" calcext:value-type="float">
            <text:p>0.0766831693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177378484220226" calcext:value-type="float">
            <text:p>0.1773784842</text:p>
          </table:table-cell>
          <table:table-cell office:value-type="string" calcext:value-type="string">
            <text:p>killed</text:p>
          </table:table-cell>
          <table:table-cell office:value-type="float" office:value="0.077192118499352" calcext:value-type="float">
            <text:p>0.0771921185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138611257233035" calcext:value-type="float">
            <text:p>0.1386112572</text:p>
          </table:table-cell>
          <table:table-cell office:value-type="string" calcext:value-type="string">
            <text:p>huge</text:p>
          </table:table-cell>
          <table:table-cell office:value-type="float" office:value="-0.0307442974036395" calcext:value-type="float">
            <text:p>-0.0307442974</text:p>
          </table:table-cell>
          <table:table-cell office:value-type="float" office:value="-0.03015" calcext:value-type="float">
            <text:p>-0.03015</text:p>
          </table:table-cell>
          <table:table-cell office:value-type="float" office:value="-0.0284654440570615" calcext:value-type="float">
            <text:p>-0.0284654441</text:p>
          </table:table-cell>
          <table:table-cell office:value-type="string" calcext:value-type="string">
            <text:p>best</text:p>
          </table:table-cell>
          <table:table-cell office:value-type="float" office:value="-0.030686291038805" calcext:value-type="float">
            <text:p>-0.030686291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25326710665829" calcext:value-type="float">
            <text:p>-0.0253267107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0.0449511547748245" calcext:value-type="float">
            <text:p>0.0449511548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155437231210322" calcext:value-type="float">
            <text:p>0.1554372312</text:p>
          </table:table-cell>
          <table:table-cell office:value-type="string" calcext:value-type="string">
            <text:p>obvious</text:p>
          </table:table-cell>
          <table:table-cell office:value-type="float" office:value="0.07639902109406" calcext:value-type="float">
            <text:p>0.0763990211</text:p>
          </table:table-cell>
          <table:table-cell office:value-type="float" office:value="0.65915" calcext:value-type="float">
            <text:p>0.65915</text:p>
          </table:table-cell>
          <table:table-cell office:value-type="float" office:value="0.142407850044031" calcext:value-type="float">
            <text:p>0.14240785</text:p>
          </table:table-cell>
          <table:table-cell office:value-type="float" office:value="4" calcext:value-type="float">
            <text:p>4</text:p>
          </table:table-cell>
          <table:table-cell office:value-type="float" office:value="0.0768654214930643" calcext:value-type="float">
            <text:p>0.0768654215</text:p>
          </table:table-cell>
          <table:table-cell office:value-type="float" office:value="0.65465" calcext:value-type="float">
            <text:p>0.65465</text:p>
          </table:table-cell>
          <table:table-cell office:value-type="float" office:value="0.152203265005524" calcext:value-type="float">
            <text:p>0.152203265</text:p>
          </table:table-cell>
          <table:table-cell office:value-type="string" calcext:value-type="string">
            <text:p>husband</text:p>
          </table:table-cell>
          <table:table-cell office:value-type="float" office:value="-0.0307229575872982" calcext:value-type="float">
            <text:p>-0.0307229576</text:p>
          </table:table-cell>
          <table:table-cell office:value-type="float" office:value="-0.0834999999999999" calcext:value-type="float">
            <text:p>-0.0835</text:p>
          </table:table-cell>
          <table:table-cell office:value-type="float" office:value="-0.0281882301787385" calcext:value-type="float">
            <text:p>-0.0281882302</text:p>
          </table:table-cell>
          <table:table-cell office:value-type="string" calcext:value-type="string">
            <text:p>you're</text:p>
          </table:table-cell>
          <table:table-cell office:value-type="float" office:value="-0.0306150059012055" calcext:value-type="float">
            <text:p>-0.0306150059</text:p>
          </table:table-cell>
          <table:table-cell office:value-type="float" office:value="-0.01085" calcext:value-type="float">
            <text:p>-0.01085</text:p>
          </table:table-cell>
          <table:table-cell office:value-type="float" office:value="-0.027321209562297" calcext:value-type="float">
            <text:p>-0.0273212096</text:p>
          </table:table-cell>
        </table:table-row>
        <table:table-row table:style-name="ro1">
          <table:table-cell office:value-type="string" calcext:value-type="string">
            <text:p>next</text:p>
          </table:table-cell>
          <table:table-cell office:value-type="float" office:value="0.0455473474115217" calcext:value-type="float">
            <text:p>0.0455473474</text:p>
          </table:table-cell>
          <table:table-cell office:value-type="float" office:value="0.5937" calcext:value-type="float">
            <text:p>0.5937</text:p>
          </table:table-cell>
          <table:table-cell office:value-type="float" office:value="0.146428571428571" calcext:value-type="float">
            <text:p>0.1464285714</text:p>
          </table:table-cell>
          <table:table-cell office:value-type="string" calcext:value-type="string">
            <text:p>need</text:p>
          </table:table-cell>
          <table:table-cell office:value-type="float" office:value="0.0763520767812669" calcext:value-type="float">
            <text:p>0.0763520768</text:p>
          </table:table-cell>
          <table:table-cell office:value-type="float" office:value="0.62965" calcext:value-type="float">
            <text:p>0.62965</text:p>
          </table:table-cell>
          <table:table-cell office:value-type="float" office:value="0.176359390637162" calcext:value-type="float">
            <text:p>0.1763593906</text:p>
          </table:table-cell>
          <table:table-cell office:value-type="string" calcext:value-type="string">
            <text:p>small</text:p>
          </table:table-cell>
          <table:table-cell office:value-type="float" office:value="0.0767831476207108" calcext:value-type="float">
            <text:p>0.0767831476</text:p>
          </table:table-cell>
          <table:table-cell office:value-type="float" office:value="0.61995" calcext:value-type="float">
            <text:p>0.61995</text:p>
          </table:table-cell>
          <table:table-cell office:value-type="float" office:value="0.17010590675838" calcext:value-type="float">
            <text:p>0.1701059068</text:p>
          </table:table-cell>
          <table:table-cell office:value-type="string" calcext:value-type="string">
            <text:p>whether</text:p>
          </table:table-cell>
          <table:table-cell office:value-type="float" office:value="-0.0307039846716895" calcext:value-type="float">
            <text:p>-0.0307039847</text:p>
          </table:table-cell>
          <table:table-cell office:value-type="float" office:value="-0.06725" calcext:value-type="float">
            <text:p>-0.06725</text:p>
          </table:table-cell>
          <table:table-cell office:value-type="float" office:value="-0.0281607165888949" calcext:value-type="float">
            <text:p>-0.0281607166</text:p>
          </table:table-cell>
          <table:table-cell office:value-type="string" calcext:value-type="string">
            <text:p>problem</text:p>
          </table:table-cell>
          <table:table-cell office:value-type="float" office:value="-0.0305666693233677" calcext:value-type="float">
            <text:p>-0.0305666693</text:p>
          </table:table-cell>
          <table:table-cell office:value-type="float" office:value="-0.0199" calcext:value-type="float">
            <text:p>-0.0199</text:p>
          </table:table-cell>
          <table:table-cell office:value-type="float" office:value="-0.027589693422085" calcext:value-type="float">
            <text:p>-0.0275896934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0.0855858298589969" calcext:value-type="float">
            <text:p>0.0855858299</text:p>
          </table:table-cell>
          <table:table-cell office:value-type="float" office:value="0.5889" calcext:value-type="float">
            <text:p>0.5889</text:p>
          </table:table-cell>
          <table:table-cell office:value-type="float" office:value="0.266940085592011" calcext:value-type="float">
            <text:p>0.2669400856</text:p>
          </table:table-cell>
          <table:table-cell office:value-type="string" calcext:value-type="string">
            <text:p>am</text:p>
          </table:table-cell>
          <table:table-cell office:value-type="float" office:value="0.0761984762031738" calcext:value-type="float">
            <text:p>0.0761984762</text:p>
          </table:table-cell>
          <table:table-cell office:value-type="float" office:value="0.57955" calcext:value-type="float">
            <text:p>0.57955</text:p>
          </table:table-cell>
          <table:table-cell office:value-type="float" office:value="0.216236368720291" calcext:value-type="float">
            <text:p>0.2162363687</text:p>
          </table:table-cell>
          <table:table-cell office:value-type="string" calcext:value-type="string">
            <text:p>seemed</text:p>
          </table:table-cell>
          <table:table-cell office:value-type="float" office:value="0.0765999934669449" calcext:value-type="float">
            <text:p>0.0765999935</text:p>
          </table:table-cell>
          <table:table-cell office:value-type="float" office:value="0.64" calcext:value-type="float">
            <text:p>0.64</text:p>
          </table:table-cell>
          <table:table-cell office:value-type="float" office:value="0.153737658674189" calcext:value-type="float">
            <text:p>0.1537376587</text:p>
          </table:table-cell>
          <table:table-cell office:value-type="string" calcext:value-type="string">
            <text:p>similar</text:p>
          </table:table-cell>
          <table:table-cell office:value-type="float" office:value="-0.0306505123740845" calcext:value-type="float">
            <text:p>-0.0306505124</text:p>
          </table:table-cell>
          <table:table-cell office:value-type="float" office:value="-0.0802499999999999" calcext:value-type="float">
            <text:p>-0.08025</text:p>
          </table:table-cell>
          <table:table-cell office:value-type="float" office:value="-0.0278600570039491" calcext:value-type="float">
            <text:p>-0.027860057</text:p>
          </table:table-cell>
          <table:table-cell office:value-type="string" calcext:value-type="string">
            <text:p>overall</text:p>
          </table:table-cell>
          <table:table-cell office:value-type="float" office:value="-0.0305373265525661" calcext:value-type="float">
            <text:p>-0.0305373266</text:p>
          </table:table-cell>
          <table:table-cell office:value-type="float" office:value="-0.0299999999999999" calcext:value-type="float">
            <text:p>-0.03</text:p>
          </table:table-cell>
          <table:table-cell office:value-type="float" office:value="-0.027030870714334" calcext:value-type="float">
            <text:p>-0.0270308707</text:p>
          </table:table-cell>
        </table:table-row>
        <table:table-row table:style-name="ro1">
          <table:table-cell office:value-type="string" calcext:value-type="string">
            <text:p>never</text:p>
          </table:table-cell>
          <table:table-cell office:value-type="float" office:value="0.092398599951152" calcext:value-type="float">
            <text:p>0.0923986</text:p>
          </table:table-cell>
          <table:table-cell office:value-type="float" office:value="0.58585" calcext:value-type="float">
            <text:p>0.58585</text:p>
          </table:table-cell>
          <table:table-cell office:value-type="float" office:value="0.338471368101589" calcext:value-type="float">
            <text:p>0.3384713681</text:p>
          </table:table-cell>
          <table:table-cell office:value-type="string" calcext:value-type="string">
            <text:p>dialogue</text:p>
          </table:table-cell>
          <table:table-cell office:value-type="float" office:value="0.0760337341780418" calcext:value-type="float">
            <text:p>0.0760337342</text:p>
          </table:table-cell>
          <table:table-cell office:value-type="float" office:value="0.6406" calcext:value-type="float">
            <text:p>0.6406</text:p>
          </table:table-cell>
          <table:table-cell office:value-type="float" office:value="0.162432999300862" calcext:value-type="float">
            <text:p>0.1624329993</text:p>
          </table:table-cell>
          <table:table-cell office:value-type="string" calcext:value-type="string">
            <text:p>care</text:p>
          </table:table-cell>
          <table:table-cell office:value-type="float" office:value="0.0762565174835097" calcext:value-type="float">
            <text:p>0.0762565175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152763819095477" calcext:value-type="float">
            <text:p>0.1527638191</text:p>
          </table:table-cell>
          <table:table-cell office:value-type="string" calcext:value-type="string">
            <text:p>called</text:p>
          </table:table-cell>
          <table:table-cell office:value-type="float" office:value="-0.030635550081476" calcext:value-type="float">
            <text:p>-0.0306355501</text:p>
          </table:table-cell>
          <table:table-cell office:value-type="float" office:value="-0.0205" calcext:value-type="float">
            <text:p>-0.0205</text:p>
          </table:table-cell>
          <table:table-cell office:value-type="float" office:value="-0.027618880963851" calcext:value-type="float">
            <text:p>-0.027618881</text:p>
          </table:table-cell>
          <table:table-cell office:value-type="string" calcext:value-type="string">
            <text:p>knew</text:p>
          </table:table-cell>
          <table:table-cell office:value-type="float" office:value="-0.0305073266673739" calcext:value-type="float">
            <text:p>-0.0305073267</text:p>
          </table:table-cell>
          <table:table-cell office:value-type="float" office:value="-0.0455" calcext:value-type="float">
            <text:p>-0.0455</text:p>
          </table:table-cell>
          <table:table-cell office:value-type="float" office:value="-0.0281721701119486" calcext:value-type="float">
            <text:p>-0.0281721701</text:p>
          </table:table-cell>
        </table:table-row>
        <table:table-row table:style-name="ro1">
          <table:table-cell office:value-type="string" calcext:value-type="string">
            <text:p>needs</text:p>
          </table:table-cell>
          <table:table-cell office:value-type="float" office:value="0.0277853405473906" calcext:value-type="float">
            <text:p>0.0277853405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0820285113344239" calcext:value-type="float">
            <text:p>0.0820285113</text:p>
          </table:table-cell>
          <table:table-cell office:value-type="string" calcext:value-type="string">
            <text:p>high</text:p>
          </table:table-cell>
          <table:table-cell office:value-type="float" office:value="0.0760087620758841" calcext:value-type="float">
            <text:p>0.0760087621</text:p>
          </table:table-cell>
          <table:table-cell office:value-type="float" office:value="0.61415" calcext:value-type="float">
            <text:p>0.61415</text:p>
          </table:table-cell>
          <table:table-cell office:value-type="float" office:value="0.190835692565796" calcext:value-type="float">
            <text:p>0.1908356926</text:p>
          </table:table-cell>
          <table:table-cell office:value-type="string" calcext:value-type="string">
            <text:p>couldn't</text:p>
          </table:table-cell>
          <table:table-cell office:value-type="float" office:value="0.0760224161726535" calcext:value-type="float">
            <text:p>0.0760224162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165224730955898" calcext:value-type="float">
            <text:p>0.165224731</text:p>
          </table:table-cell>
          <table:table-cell office:value-type="string" calcext:value-type="string">
            <text:p>talk</text:p>
          </table:table-cell>
          <table:table-cell office:value-type="float" office:value="-0.0305288805043007" calcext:value-type="float">
            <text:p>-0.0305288805</text:p>
          </table:table-cell>
          <table:table-cell office:value-type="float" office:value="-0.07475" calcext:value-type="float">
            <text:p>-0.07475</text:p>
          </table:table-cell>
          <table:table-cell office:value-type="float" office:value="-0.0281236505782247" calcext:value-type="float">
            <text:p>-0.0281236506</text:p>
          </table:table-cell>
          <table:table-cell office:value-type="string" calcext:value-type="string">
            <text:p>using</text:p>
          </table:table-cell>
          <table:table-cell office:value-type="float" office:value="-0.0305063851488525" calcext:value-type="float">
            <text:p>-0.0305063851</text:p>
          </table:table-cell>
          <table:table-cell office:value-type="float" office:value="-0.06465" calcext:value-type="float">
            <text:p>-0.06465</text:p>
          </table:table-cell>
          <table:table-cell office:value-type="float" office:value="-0.0281556243048877" calcext:value-type="float">
            <text:p>-0.0281556243</text:p>
          </table:table-cell>
        </table:table-row>
        <table:table-row table:style-name="ro1">
          <table:table-cell office:value-type="string" calcext:value-type="string">
            <text:p>needed</text:p>
          </table:table-cell>
          <table:table-cell office:value-type="float" office:value="0.0261534663518693" calcext:value-type="float">
            <text:p>0.0261534664</text:p>
          </table:table-cell>
          <table:table-cell office:value-type="float" office:value="0.61085" calcext:value-type="float">
            <text:p>0.61085</text:p>
          </table:table-cell>
          <table:table-cell office:value-type="float" office:value="0.0724585865808605" calcext:value-type="float">
            <text:p>0.0724585866</text:p>
          </table:table-cell>
          <table:table-cell office:value-type="string" calcext:value-type="string">
            <text:p>entire</text:p>
          </table:table-cell>
          <table:table-cell office:value-type="float" office:value="0.0760057756018496" calcext:value-type="float">
            <text:p>0.0760057756</text:p>
          </table:table-cell>
          <table:table-cell office:value-type="float" office:value="0.66325" calcext:value-type="float">
            <text:p>0.66325</text:p>
          </table:table-cell>
          <table:table-cell office:value-type="float" office:value="0.159700561447286" calcext:value-type="float">
            <text:p>0.1597005614</text:p>
          </table:table-cell>
          <table:table-cell office:value-type="string" calcext:value-type="string">
            <text:p>several</text:p>
          </table:table-cell>
          <table:table-cell office:value-type="float" office:value="0.0757627164641647" calcext:value-type="float">
            <text:p>0.0757627165</text:p>
          </table:table-cell>
          <table:table-cell office:value-type="float" office:value="0.6608" calcext:value-type="float">
            <text:p>0.6608</text:p>
          </table:table-cell>
          <table:table-cell office:value-type="float" office:value="0.158521458695113" calcext:value-type="float">
            <text:p>0.1585214587</text:p>
          </table:table-cell>
          <table:table-cell office:value-type="string" calcext:value-type="string">
            <text:p>fight</text:p>
          </table:table-cell>
          <table:table-cell office:value-type="float" office:value="-0.0305200672323455" calcext:value-type="float">
            <text:p>-0.0305200672</text:p>
          </table:table-cell>
          <table:table-cell office:value-type="float" office:value="-0.0628" calcext:value-type="float">
            <text:p>-0.0628</text:p>
          </table:table-cell>
          <table:table-cell office:value-type="float" office:value="-0.0275739985235037" calcext:value-type="float">
            <text:p>-0.0275739985</text:p>
          </table:table-cell>
          <table:table-cell office:value-type="string" calcext:value-type="string">
            <text:p>friends</text:p>
          </table:table-cell>
          <table:table-cell office:value-type="float" office:value="-0.0304952256211951" calcext:value-type="float">
            <text:p>-0.030495225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7464567385588" calcext:value-type="float">
            <text:p>-0.0274645674</text:p>
          </table:table-cell>
        </table:table-row>
        <table:table-row table:style-name="ro1">
          <table:table-cell office:value-type="string" calcext:value-type="string">
            <text:p>need</text:p>
          </table:table-cell>
          <table:table-cell office:value-type="float" office:value="0.0523360618537803" calcext:value-type="float">
            <text:p>0.0523360619</text:p>
          </table:table-cell>
          <table:table-cell office:value-type="float" office:value="0.6054" calcext:value-type="float">
            <text:p>0.6054</text:p>
          </table:table-cell>
          <table:table-cell office:value-type="float" office:value="0.155574577359298" calcext:value-type="float">
            <text:p>0.1555745774</text:p>
          </table:table-cell>
          <table:table-cell office:value-type="string" calcext:value-type="string">
            <text:p>gore</text:p>
          </table:table-cell>
          <table:table-cell office:value-type="float" office:value="0.0758716322075697" calcext:value-type="float">
            <text:p>0.0758716322</text:p>
          </table:table-cell>
          <table:table-cell office:value-type="float" office:value="0.70005" calcext:value-type="float">
            <text:p>0.70005</text:p>
          </table:table-cell>
          <table:table-cell office:value-type="float" office:value="0.127164265968282" calcext:value-type="float">
            <text:p>0.127164266</text:p>
          </table:table-cell>
          <table:table-cell office:value-type="string" calcext:value-type="string">
            <text:p>heart</text:p>
          </table:table-cell>
          <table:table-cell office:value-type="float" office:value="0.0757421746710927" calcext:value-type="float">
            <text:p>0.0757421747</text:p>
          </table:table-cell>
          <table:table-cell office:value-type="float" office:value="0.62925" calcext:value-type="float">
            <text:p>0.62925</text:p>
          </table:table-cell>
          <table:table-cell office:value-type="float" office:value="0.149753468638918" calcext:value-type="float">
            <text:p>0.1497534686</text:p>
          </table:table-cell>
          <table:table-cell office:value-type="string" calcext:value-type="string">
            <text:p>known</text:p>
          </table:table-cell>
          <table:table-cell office:value-type="float" office:value="-0.0303526159977491" calcext:value-type="float">
            <text:p>-0.030352616</text:p>
          </table:table-cell>
          <table:table-cell office:value-type="float" office:value="-0.0460499999999999" calcext:value-type="float">
            <text:p>-0.04605</text:p>
          </table:table-cell>
          <table:table-cell office:value-type="float" office:value="-0.027417033864487" calcext:value-type="float">
            <text:p>-0.0274170339</text:p>
          </table:table-cell>
          <table:table-cell office:value-type="string" calcext:value-type="string">
            <text:p>top</text:p>
          </table:table-cell>
          <table:table-cell office:value-type="float" office:value="-0.0304606083745932" calcext:value-type="float">
            <text:p>-0.0304606084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26273510133419" calcext:value-type="float">
            <text:p>-0.0262735101</text:p>
          </table:table-cell>
        </table:table-row>
        <table:table-row table:style-name="ro1">
          <table:table-cell office:value-type="string" calcext:value-type="string">
            <text:p>nearly</text:p>
          </table:table-cell>
          <table:table-cell office:value-type="float" office:value="0.0246739801941439" calcext:value-type="float">
            <text:p>0.0246739802</text:p>
          </table:table-cell>
          <table:table-cell office:value-type="float" office:value="0.5918" calcext:value-type="float">
            <text:p>0.5918</text:p>
          </table:table-cell>
          <table:table-cell office:value-type="float" office:value="0.0785553047404063" calcext:value-type="float">
            <text:p>0.0785553047</text:p>
          </table:table-cell>
          <table:table-cell office:value-type="string" calcext:value-type="string">
            <text:p>low</text:p>
          </table:table-cell>
          <table:table-cell office:value-type="float" office:value="0.0757212215759955" calcext:value-type="float">
            <text:p>0.0757212216</text:p>
          </table:table-cell>
          <table:table-cell office:value-type="float" office:value="0.61045" calcext:value-type="float">
            <text:p>0.61045</text:p>
          </table:table-cell>
          <table:table-cell office:value-type="float" office:value="0.174244833068363" calcext:value-type="float">
            <text:p>0.1742448331</text:p>
          </table:table-cell>
          <table:table-cell office:value-type="string" calcext:value-type="string">
            <text:p>called</text:p>
          </table:table-cell>
          <table:table-cell office:value-type="float" office:value="0.0755604435724309" calcext:value-type="float">
            <text:p>0.0755604436</text:p>
          </table:table-cell>
          <table:table-cell office:value-type="float" office:value="0.64085" calcext:value-type="float">
            <text:p>0.64085</text:p>
          </table:table-cell>
          <table:table-cell office:value-type="float" office:value="0.158800796346176" calcext:value-type="float">
            <text:p>0.1588007963</text:p>
          </table:table-cell>
          <table:table-cell office:value-type="string" calcext:value-type="string">
            <text:p>friend</text:p>
          </table:table-cell>
          <table:table-cell office:value-type="float" office:value="-0.0303216912537883" calcext:value-type="float">
            <text:p>-0.0303216913</text:p>
          </table:table-cell>
          <table:table-cell office:value-type="float" office:value="-0.0428" calcext:value-type="float">
            <text:p>-0.0428</text:p>
          </table:table-cell>
          <table:table-cell office:value-type="float" office:value="-0.02705944744684" calcext:value-type="float">
            <text:p>-0.0270594474</text:p>
          </table:table-cell>
          <table:table-cell office:value-type="string" calcext:value-type="string">
            <text:p>important</text:p>
          </table:table-cell>
          <table:table-cell office:value-type="float" office:value="-0.0304091419652486" calcext:value-type="float">
            <text:p>-0.030409142</text:p>
          </table:table-cell>
          <table:table-cell office:value-type="float" office:value="-0.0836500000000001" calcext:value-type="float">
            <text:p>-0.08365</text:p>
          </table:table-cell>
          <table:table-cell office:value-type="float" office:value="-0.0275622913793542" calcext:value-type="float">
            <text:p>-0.0275622914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 office:value-type="float" office:value="0.0285572162998125" calcext:value-type="float">
            <text:p>0.0285572163</text:p>
          </table:table-cell>
          <table:table-cell office:value-type="float" office:value="0.63285" calcext:value-type="float">
            <text:p>0.63285</text:p>
          </table:table-cell>
          <table:table-cell office:value-type="float" office:value="0.0833853451504182" calcext:value-type="float">
            <text:p>0.0833853452</text:p>
          </table:table-cell>
          <table:table-cell office:value-type="string" calcext:value-type="string">
            <text:p>ridiculous</text:p>
          </table:table-cell>
          <table:table-cell office:value-type="float" office:value="0.0756170285957561" calcext:value-type="float">
            <text:p>0.0756170286</text:p>
          </table:table-cell>
          <table:table-cell office:value-type="float" office:value="0.64895" calcext:value-type="float">
            <text:p>0.64895</text:p>
          </table:table-cell>
          <table:table-cell office:value-type="float" office:value="0.135664163486397" calcext:value-type="float">
            <text:p>0.1356641635</text:p>
          </table:table-cell>
          <table:table-cell office:value-type="string" calcext:value-type="string">
            <text:p>moments</text:p>
          </table:table-cell>
          <table:table-cell office:value-type="float" office:value="0.0755223985246082" calcext:value-type="float">
            <text:p>0.0755223985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165762210162802" calcext:value-type="float">
            <text:p>0.1657622102</text:p>
          </table:table-cell>
          <table:table-cell office:value-type="string" calcext:value-type="string">
            <text:p>leave</text:p>
          </table:table-cell>
          <table:table-cell office:value-type="float" office:value="-0.0303183300825285" calcext:value-type="float">
            <text:p>-0.0303183301</text:p>
          </table:table-cell>
          <table:table-cell office:value-type="float" office:value="-0.0775" calcext:value-type="float">
            <text:p>-0.0775</text:p>
          </table:table-cell>
          <table:table-cell office:value-type="float" office:value="-0.026885058826974" calcext:value-type="float">
            <text:p>-0.0268850588</text:p>
          </table:table-cell>
          <table:table-cell office:value-type="string" calcext:value-type="string">
            <text:p>whether</text:p>
          </table:table-cell>
          <table:table-cell office:value-type="float" office:value="-0.0303493115126614" calcext:value-type="float">
            <text:p>-0.0303493115</text:p>
          </table:table-cell>
          <table:table-cell office:value-type="float" office:value="-0.0684" calcext:value-type="float">
            <text:p>-0.0684</text:p>
          </table:table-cell>
          <table:table-cell office:value-type="float" office:value="-0.0278061890058949" calcext:value-type="float">
            <text:p>-0.027806189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float" office:value="0.0342935877323336" calcext:value-type="float">
            <text:p>0.0342935877</text:p>
          </table:table-cell>
          <table:table-cell office:value-type="float" office:value="0.62065" calcext:value-type="float">
            <text:p>0.62065</text:p>
          </table:table-cell>
          <table:table-cell office:value-type="float" office:value="0.077344035023714" calcext:value-type="float">
            <text:p>0.077344035</text:p>
          </table:table-cell>
          <table:table-cell office:value-type="string" calcext:value-type="string">
            <text:p>friends</text:p>
          </table:table-cell>
          <table:table-cell office:value-type="float" office:value="0.0755650620763432" calcext:value-type="float">
            <text:p>0.0755650621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170063554678939" calcext:value-type="float">
            <text:p>0.1700635547</text:p>
          </table:table-cell>
          <table:table-cell office:value-type="string" calcext:value-type="string">
            <text:p>score</text:p>
          </table:table-cell>
          <table:table-cell office:value-type="float" office:value="0.0755190276146428" calcext:value-type="float">
            <text:p>0.0755190276</text:p>
          </table:table-cell>
          <table:table-cell office:value-type="float" office:value="0.67215" calcext:value-type="float">
            <text:p>0.67215</text:p>
          </table:table-cell>
          <table:table-cell office:value-type="float" office:value="0.136668861092824" calcext:value-type="float">
            <text:p>0.1366688611</text:p>
          </table:table-cell>
          <table:table-cell office:value-type="string" calcext:value-type="string">
            <text:p>knew</text:p>
          </table:table-cell>
          <table:table-cell office:value-type="float" office:value="-0.0302983397524804" calcext:value-type="float">
            <text:p>-0.0302983398</text:p>
          </table:table-cell>
          <table:table-cell office:value-type="float" office:value="-0.0528" calcext:value-type="float">
            <text:p>-0.0528</text:p>
          </table:table-cell>
          <table:table-cell office:value-type="float" office:value="-0.0278612856485936" calcext:value-type="float">
            <text:p>-0.0278612856</text:p>
          </table:table-cell>
          <table:table-cell office:value-type="string" calcext:value-type="string">
            <text:p>won't</text:p>
          </table:table-cell>
          <table:table-cell office:value-type="float" office:value="-0.0303120767629044" calcext:value-type="float">
            <text:p>-0.0303120768</text:p>
          </table:table-cell>
          <table:table-cell office:value-type="float" office:value="-0.0659999999999999" calcext:value-type="float">
            <text:p>-0.066</text:p>
          </table:table-cell>
          <table:table-cell office:value-type="float" office:value="-0.026624998921677" calcext:value-type="float">
            <text:p>-0.0266249989</text:p>
          </table:table-cell>
        </table:table-row>
        <table:table-row table:style-name="ro1">
          <table:table-cell office:value-type="string" calcext:value-type="string">
            <text:p>named</text:p>
          </table:table-cell>
          <table:table-cell office:value-type="float" office:value="0.0369453927467589" calcext:value-type="float">
            <text:p>0.0369453927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0857215318285569" calcext:value-type="float">
            <text:p>0.0857215318</text:p>
          </table:table-cell>
          <table:table-cell office:value-type="string" calcext:value-type="string">
            <text:p>apparently</text:p>
          </table:table-cell>
          <table:table-cell office:value-type="float" office:value="0.0755054970026171" calcext:value-type="float">
            <text:p>0.075505497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130774503084304" calcext:value-type="float">
            <text:p>0.1307745031</text:p>
          </table:table-cell>
          <table:table-cell office:value-type="string" calcext:value-type="string">
            <text:p>came</text:p>
          </table:table-cell>
          <table:table-cell office:value-type="float" office:value="0.0752606964807011" calcext:value-type="float">
            <text:p>0.0752606965</text:p>
          </table:table-cell>
          <table:table-cell office:value-type="float" office:value="0.607" calcext:value-type="float">
            <text:p>0.607</text:p>
          </table:table-cell>
          <table:table-cell office:value-type="float" office:value="0.173327724021876" calcext:value-type="float">
            <text:p>0.173327724</text:p>
          </table:table-cell>
          <table:table-cell office:value-type="string" calcext:value-type="string">
            <text:p>somewhat</text:p>
          </table:table-cell>
          <table:table-cell office:value-type="float" office:value="-0.0302686685581334" calcext:value-type="float">
            <text:p>-0.0302686686</text:p>
          </table:table-cell>
          <table:table-cell office:value-type="float" office:value="-0.0684" calcext:value-type="float">
            <text:p>-0.0684</text:p>
          </table:table-cell>
          <table:table-cell office:value-type="float" office:value="-0.0273537259386321" calcext:value-type="float">
            <text:p>-0.0273537259</text:p>
          </table:table-cell>
          <table:table-cell office:value-type="string" calcext:value-type="string">
            <text:p>seeing</text:p>
          </table:table-cell>
          <table:table-cell office:value-type="float" office:value="-0.0302911735950068" calcext:value-type="float">
            <text:p>-0.0302911736</text:p>
          </table:table-cell>
          <table:table-cell office:value-type="float" office:value="-0.0268499999999999" calcext:value-type="float">
            <text:p>-0.02685</text:p>
          </table:table-cell>
          <table:table-cell office:value-type="float" office:value="-0.025699054990301" calcext:value-type="float">
            <text:p>-0.025699055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0.0365174542771056" calcext:value-type="float">
            <text:p>0.0365174543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128565062388592" calcext:value-type="float">
            <text:p>0.1285650624</text:p>
          </table:table-cell>
          <table:table-cell office:value-type="string" calcext:value-type="string">
            <text:p>lost</text:p>
          </table:table-cell>
          <table:table-cell office:value-type="float" office:value="0.0754624056035899" calcext:value-type="float">
            <text:p>0.0754624056</text:p>
          </table:table-cell>
          <table:table-cell office:value-type="float" office:value="0.6621" calcext:value-type="float">
            <text:p>0.6621</text:p>
          </table:table-cell>
          <table:table-cell office:value-type="float" office:value="0.158615537848606" calcext:value-type="float">
            <text:p>0.1586155378</text:p>
          </table:table-cell>
          <table:table-cell office:value-type="string" calcext:value-type="string">
            <text:p>close</text:p>
          </table:table-cell>
          <table:table-cell office:value-type="float" office:value="0.0749955182523585" calcext:value-type="float">
            <text:p>0.0749955183</text:p>
          </table:table-cell>
          <table:table-cell office:value-type="float" office:value="0.67235" calcext:value-type="float">
            <text:p>0.67235</text:p>
          </table:table-cell>
          <table:table-cell office:value-type="float" office:value="0.151715210355987" calcext:value-type="float">
            <text:p>0.1517152104</text:p>
          </table:table-cell>
          <table:table-cell office:value-type="string" calcext:value-type="string">
            <text:p>nearly</text:p>
          </table:table-cell>
          <table:table-cell office:value-type="float" office:value="-0.0301747671709247" calcext:value-type="float">
            <text:p>-0.0301747672</text:p>
          </table:table-cell>
          <table:table-cell office:value-type="float" office:value="-0.0891000000000001" calcext:value-type="float">
            <text:p>-0.0891</text:p>
          </table:table-cell>
          <table:table-cell office:value-type="float" office:value="-0.0276071602455877" calcext:value-type="float">
            <text:p>-0.0276071602</text:p>
          </table:table-cell>
          <table:table-cell office:value-type="string" calcext:value-type="string">
            <text:p>series</text:p>
          </table:table-cell>
          <table:table-cell office:value-type="float" office:value="-0.0301928781053199" calcext:value-type="float">
            <text:p>-0.0301928781</text:p>
          </table:table-cell>
          <table:table-cell office:value-type="float" office:value="-0.0369499999999999" calcext:value-type="float">
            <text:p>-0.03695</text:p>
          </table:table-cell>
          <table:table-cell office:value-type="float" office:value="-0.024969238699655" calcext:value-type="float">
            <text:p>-0.0249692387</text:p>
          </table:table-cell>
        </table:table-row>
        <table:table-row table:style-name="ro1">
          <table:table-cell office:value-type="string" calcext:value-type="string">
            <text:p>mystery</text:p>
          </table:table-cell>
          <table:table-cell office:value-type="float" office:value="0.0273811515543962" calcext:value-type="float">
            <text:p>0.0273811516</text:p>
          </table:table-cell>
          <table:table-cell office:value-type="float" office:value="0.6046" calcext:value-type="float">
            <text:p>0.6046</text:p>
          </table:table-cell>
          <table:table-cell office:value-type="float" office:value="0.0793946449359721" calcext:value-type="float">
            <text:p>0.0793946449</text:p>
          </table:table-cell>
          <table:table-cell office:value-type="string" calcext:value-type="string">
            <text:p>badly</text:p>
          </table:table-cell>
          <table:table-cell office:value-type="float" office:value="0.0752029942917788" calcext:value-type="float">
            <text:p>0.0752029943</text:p>
          </table:table-cell>
          <table:table-cell office:value-type="float" office:value="0.70865" calcext:value-type="float">
            <text:p>0.70865</text:p>
          </table:table-cell>
          <table:table-cell office:value-type="float" office:value="0.115647290939445" calcext:value-type="float">
            <text:p>0.1156472909</text:p>
          </table:table-cell>
          <table:table-cell office:value-type="string" calcext:value-type="string">
            <text:p>liked</text:p>
          </table:table-cell>
          <table:table-cell office:value-type="float" office:value="0.0749730662105798" calcext:value-type="float">
            <text:p>0.0749730662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158536585365854" calcext:value-type="float">
            <text:p>0.1585365854</text:p>
          </table:table-cell>
          <table:table-cell office:value-type="string" calcext:value-type="string">
            <text:p>male</text:p>
          </table:table-cell>
          <table:table-cell office:value-type="float" office:value="-0.0301515086547026" calcext:value-type="float">
            <text:p>-0.0301515087</text:p>
          </table:table-cell>
          <table:table-cell office:value-type="float" office:value="-0.07235" calcext:value-type="float">
            <text:p>-0.07235</text:p>
          </table:table-cell>
          <table:table-cell office:value-type="float" office:value="-0.0283232135719902" calcext:value-type="float">
            <text:p>-0.0283232136</text:p>
          </table:table-cell>
          <table:table-cell office:value-type="string" calcext:value-type="string">
            <text:p>among</text:p>
          </table:table-cell>
          <table:table-cell office:value-type="float" office:value="-0.0301697570847451" calcext:value-type="float">
            <text:p>-0.0301697571</text:p>
          </table:table-cell>
          <table:table-cell office:value-type="float" office:value="-0.0550999999999999" calcext:value-type="float">
            <text:p>-0.0551</text:p>
          </table:table-cell>
          <table:table-cell office:value-type="float" office:value="-0.0279467480246017" calcext:value-type="float">
            <text:p>-0.027946748</text:p>
          </table:table-cell>
        </table:table-row>
        <table:table-row table:style-name="ro1">
          <table:table-cell office:value-type="string" calcext:value-type="string">
            <text:p>myself</text:p>
          </table:table-cell>
          <table:table-cell office:value-type="float" office:value="0.0293766032817749" calcext:value-type="float">
            <text:p>0.0293766033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103924418604651" calcext:value-type="float">
            <text:p>0.1039244186</text:p>
          </table:table-cell>
          <table:table-cell office:value-type="string" calcext:value-type="string">
            <text:p>budget</text:p>
          </table:table-cell>
          <table:table-cell office:value-type="float" office:value="0.0750749524308484" calcext:value-type="float">
            <text:p>0.0750749524</text:p>
          </table:table-cell>
          <table:table-cell office:value-type="float" office:value="0.62315" calcext:value-type="float">
            <text:p>0.62315</text:p>
          </table:table-cell>
          <table:table-cell office:value-type="float" office:value="0.169476584022039" calcext:value-type="float">
            <text:p>0.169476584</text:p>
          </table:table-cell>
          <table:table-cell office:value-type="string" calcext:value-type="string">
            <text:p>brilliant</text:p>
          </table:table-cell>
          <table:table-cell office:value-type="float" office:value="0.0749428923529723" calcext:value-type="float">
            <text:p>0.0749428924</text:p>
          </table:table-cell>
          <table:table-cell office:value-type="float" office:value="0.6538" calcext:value-type="float">
            <text:p>0.6538</text:p>
          </table:table-cell>
          <table:table-cell office:value-type="float" office:value="0.143916913946588" calcext:value-type="float">
            <text:p>0.1439169139</text:p>
          </table:table-cell>
          <table:table-cell office:value-type="string" calcext:value-type="string">
            <text:p>others</text:p>
          </table:table-cell>
          <table:table-cell office:value-type="float" office:value="-0.030148566343204" calcext:value-type="float">
            <text:p>-0.0301485663</text:p>
          </table:table-cell>
          <table:table-cell office:value-type="float" office:value="-0.04305" calcext:value-type="float">
            <text:p>-0.04305</text:p>
          </table:table-cell>
          <table:table-cell office:value-type="float" office:value="-0.025792050459253" calcext:value-type="float">
            <text:p>-0.0257920505</text:p>
          </table:table-cell>
          <table:table-cell office:value-type="string" calcext:value-type="string">
            <text:p>known</text:p>
          </table:table-cell>
          <table:table-cell office:value-type="float" office:value="-0.0301516259157887" calcext:value-type="float">
            <text:p>-0.0301516259</text:p>
          </table:table-cell>
          <table:table-cell office:value-type="float" office:value="-0.0444" calcext:value-type="float">
            <text:p>-0.0444</text:p>
          </table:table-cell>
          <table:table-cell office:value-type="float" office:value="-0.027267908072224" calcext:value-type="float">
            <text:p>-0.0272679081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0.114820740314448" calcext:value-type="float">
            <text:p>0.1148207403</text:p>
          </table:table-cell>
          <table:table-cell office:value-type="float" office:value="0.57105" calcext:value-type="float">
            <text:p>0.57105</text:p>
          </table:table-cell>
          <table:table-cell office:value-type="float" office:value="0.450381190338907" calcext:value-type="float">
            <text:p>0.4503811903</text:p>
          </table:table-cell>
          <table:table-cell office:value-type="string" calcext:value-type="string">
            <text:p>several</text:p>
          </table:table-cell>
          <table:table-cell office:value-type="float" office:value="0.0750135722801463" calcext:value-type="float">
            <text:p>0.0750135723</text:p>
          </table:table-cell>
          <table:table-cell office:value-type="float" office:value="0.6499" calcext:value-type="float">
            <text:p>0.6499</text:p>
          </table:table-cell>
          <table:table-cell office:value-type="float" office:value="0.158211108439529" calcext:value-type="float">
            <text:p>0.1582111084</text:p>
          </table:table-cell>
          <table:table-cell office:value-type="string" calcext:value-type="string">
            <text:p>dull</text:p>
          </table:table-cell>
          <table:table-cell office:value-type="float" office:value="0.0748545209513202" calcext:value-type="float">
            <text:p>0.074854521</text:p>
          </table:table-cell>
          <table:table-cell office:value-type="float" office:value="0.7031" calcext:value-type="float">
            <text:p>0.7031</text:p>
          </table:table-cell>
          <table:table-cell office:value-type="float" office:value="0.121597633136095" calcext:value-type="float">
            <text:p>0.1215976331</text:p>
          </table:table-cell>
          <table:table-cell office:value-type="string" calcext:value-type="string">
            <text:p>happy</text:p>
          </table:table-cell>
          <table:table-cell office:value-type="float" office:value="-0.030147391856435" calcext:value-type="float">
            <text:p>-0.0301473919</text:p>
          </table:table-cell>
          <table:table-cell office:value-type="float" office:value="-0.07475" calcext:value-type="float">
            <text:p>-0.07475</text:p>
          </table:table-cell>
          <table:table-cell office:value-type="float" office:value="-0.0273739327554334" calcext:value-type="float">
            <text:p>-0.0273739328</text:p>
          </table:table-cell>
          <table:table-cell office:value-type="string" calcext:value-type="string">
            <text:p>problems</text:p>
          </table:table-cell>
          <table:table-cell office:value-type="float" office:value="-0.0300231999617304" calcext:value-type="float">
            <text:p>-0.0300232</text:p>
          </table:table-cell>
          <table:table-cell office:value-type="float" office:value="-0.0898" calcext:value-type="float">
            <text:p>-0.0898</text:p>
          </table:table-cell>
          <table:table-cell office:value-type="float" office:value="-0.0274693724868896" calcext:value-type="float">
            <text:p>-0.0274693725</text:p>
          </table:table-cell>
        </table:table-row>
        <table:table-row table:style-name="ro1">
          <table:table-cell office:value-type="string" calcext:value-type="string">
            <text:p>must</text:p>
          </table:table-cell>
          <table:table-cell office:value-type="float" office:value="0.0631374048570124" calcext:value-type="float">
            <text:p>0.0631374049</text:p>
          </table:table-cell>
          <table:table-cell office:value-type="float" office:value="0.5929" calcext:value-type="float">
            <text:p>0.5929</text:p>
          </table:table-cell>
          <table:table-cell office:value-type="float" office:value="0.225456621004566" calcext:value-type="float">
            <text:p>0.225456621</text:p>
          </table:table-cell>
          <table:table-cell office:value-type="string" calcext:value-type="string">
            <text:p>understand</text:p>
          </table:table-cell>
          <table:table-cell office:value-type="float" office:value="0.0748082941420707" calcext:value-type="float">
            <text:p>0.0748082941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167775992655497" calcext:value-type="float">
            <text:p>0.1677759927</text:p>
          </table:table-cell>
          <table:table-cell office:value-type="string" calcext:value-type="string">
            <text:p>including</text:p>
          </table:table-cell>
          <table:table-cell office:value-type="float" office:value="0.0745462151042245" calcext:value-type="float">
            <text:p>0.0745462151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13829513262941" calcext:value-type="float">
            <text:p>0.1382951326</text:p>
          </table:table-cell>
          <table:table-cell office:value-type="string" calcext:value-type="string">
            <text:p>events</text:p>
          </table:table-cell>
          <table:table-cell office:value-type="float" office:value="-0.0301157294880232" calcext:value-type="float">
            <text:p>-0.0301157295</text:p>
          </table:table-cell>
          <table:table-cell office:value-type="float" office:value="-0.0609999999999999" calcext:value-type="float">
            <text:p>-0.061</text:p>
          </table:table-cell>
          <table:table-cell office:value-type="float" office:value="-0.0277717645918481" calcext:value-type="float">
            <text:p>-0.0277717646</text:p>
          </table:table-cell>
          <table:table-cell office:value-type="string" calcext:value-type="string">
            <text:p>live</text:p>
          </table:table-cell>
          <table:table-cell office:value-type="float" office:value="-0.0299707688894837" calcext:value-type="float">
            <text:p>-0.0299707689</text:p>
          </table:table-cell>
          <table:table-cell office:value-type="float" office:value="-0.0492" calcext:value-type="float">
            <text:p>-0.0492</text:p>
          </table:table-cell>
          <table:table-cell office:value-type="float" office:value="-0.025981304297571" calcext:value-type="float">
            <text:p>-0.0259813043</text:p>
          </table:table-cell>
        </table:table-row>
        <table:table-row table:style-name="ro1">
          <table:table-cell office:value-type="string" calcext:value-type="string">
            <text:p>musical</text:p>
          </table:table-cell>
          <table:table-cell office:value-type="float" office:value="0.033219780234078" calcext:value-type="float">
            <text:p>0.0332197802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0816854990583804" calcext:value-type="float">
            <text:p>0.0816854991</text:p>
          </table:table-cell>
          <table:table-cell office:value-type="string" calcext:value-type="string">
            <text:p>score</text:p>
          </table:table-cell>
          <table:table-cell office:value-type="float" office:value="0.0747770293727117" calcext:value-type="float">
            <text:p>0.0747770294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136031331592689" calcext:value-type="float">
            <text:p>0.1360313316</text:p>
          </table:table-cell>
          <table:table-cell office:value-type="string" calcext:value-type="string">
            <text:p>entire</text:p>
          </table:table-cell>
          <table:table-cell office:value-type="float" office:value="0.0743080316268384" calcext:value-type="float">
            <text:p>0.0743080316</text:p>
          </table:table-cell>
          <table:table-cell office:value-type="float" office:value="0.65185" calcext:value-type="float">
            <text:p>0.65185</text:p>
          </table:table-cell>
          <table:table-cell office:value-type="float" office:value="0.158549848942598" calcext:value-type="float">
            <text:p>0.1585498489</text:p>
          </table:table-cell>
          <table:table-cell office:value-type="string" calcext:value-type="string">
            <text:p>everyone</text:p>
          </table:table-cell>
          <table:table-cell office:value-type="float" office:value="-0.030009288329979" calcext:value-type="float">
            <text:p>-0.0300092883</text:p>
          </table:table-cell>
          <table:table-cell office:value-type="float" office:value="-0.0487500000000001" calcext:value-type="float">
            <text:p>-0.04875</text:p>
          </table:table-cell>
          <table:table-cell office:value-type="float" office:value="-0.02438372551684" calcext:value-type="float">
            <text:p>-0.0243837255</text:p>
          </table:table-cell>
          <table:table-cell office:value-type="string" calcext:value-type="string">
            <text:p>husband</text:p>
          </table:table-cell>
          <table:table-cell office:value-type="float" office:value="-0.0299004289147074" calcext:value-type="float">
            <text:p>-0.0299004289</text:p>
          </table:table-cell>
          <table:table-cell office:value-type="float" office:value="-0.0731499999999999" calcext:value-type="float">
            <text:p>-0.07315</text:p>
          </table:table-cell>
          <table:table-cell office:value-type="float" office:value="-0.0275513658003815" calcext:value-type="float">
            <text:p>-0.0275513658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0.0536973405892149" calcext:value-type="float">
            <text:p>0.0536973406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199459459459459" calcext:value-type="float">
            <text:p>0.1994594595</text:p>
          </table:table-cell>
          <table:table-cell office:value-type="string" calcext:value-type="string">
            <text:p>entertaining</text:p>
          </table:table-cell>
          <table:table-cell office:value-type="float" office:value="0.0745136984372324" calcext:value-type="float">
            <text:p>0.0745136984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159892917984911" calcext:value-type="float">
            <text:p>0.159892918</text:p>
          </table:table-cell>
          <table:table-cell office:value-type="string" calcext:value-type="string">
            <text:p>person</text:p>
          </table:table-cell>
          <table:table-cell office:value-type="float" office:value="0.0740292882005887" calcext:value-type="float">
            <text:p>0.0740292882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160759786889043" calcext:value-type="float">
            <text:p>0.1607597869</text:p>
          </table:table-cell>
          <table:table-cell office:value-type="string" calcext:value-type="string">
            <text:p>went</text:p>
          </table:table-cell>
          <table:table-cell office:value-type="float" office:value="-0.0298666303997265" calcext:value-type="float">
            <text:p>-0.0298666304</text:p>
          </table:table-cell>
          <table:table-cell office:value-type="float" office:value="-0.0382" calcext:value-type="float">
            <text:p>-0.0382</text:p>
          </table:table-cell>
          <table:table-cell office:value-type="float" office:value="-0.026381480995545" calcext:value-type="float">
            <text:p>-0.026381481</text:p>
          </table:table-cell>
          <table:table-cell office:value-type="string" calcext:value-type="string">
            <text:p>feeling</text:p>
          </table:table-cell>
          <table:table-cell office:value-type="float" office:value="-0.0298729476949871" calcext:value-type="float">
            <text:p>-0.0298729477</text:p>
          </table:table-cell>
          <table:table-cell office:value-type="float" office:value="-0.0655500000000001" calcext:value-type="float">
            <text:p>-0.06555</text:p>
          </table:table-cell>
          <table:table-cell office:value-type="float" office:value="-0.026670559002669" calcext:value-type="float">
            <text:p>-0.026670559</text:p>
          </table:table-cell>
        </table:table-row>
        <table:table-row table:style-name="ro1">
          <table:table-cell office:value-type="string" calcext:value-type="string">
            <text:p>murder</text:p>
          </table:table-cell>
          <table:table-cell office:value-type="float" office:value="0.0285981439105412" calcext:value-type="float">
            <text:p>0.0285981439</text:p>
          </table:table-cell>
          <table:table-cell office:value-type="float" office:value="0.60225" calcext:value-type="float">
            <text:p>0.60225</text:p>
          </table:table-cell>
          <table:table-cell office:value-type="float" office:value="0.0859473744685741" calcext:value-type="float">
            <text:p>0.0859473745</text:p>
          </table:table-cell>
          <table:table-cell office:value-type="string" calcext:value-type="string">
            <text:p>couldn't</text:p>
          </table:table-cell>
          <table:table-cell office:value-type="float" office:value="0.0744784612782831" calcext:value-type="float">
            <text:p>0.0744784613</text:p>
          </table:table-cell>
          <table:table-cell office:value-type="float" office:value="0.6246" calcext:value-type="float">
            <text:p>0.6246</text:p>
          </table:table-cell>
          <table:table-cell office:value-type="float" office:value="0.163174320107" calcext:value-type="float">
            <text:p>0.1631743201</text:p>
          </table:table-cell>
          <table:table-cell office:value-type="string" calcext:value-type="string">
            <text:p>run</text:p>
          </table:table-cell>
          <table:table-cell office:value-type="float" office:value="0.0739317670139459" calcext:value-type="float">
            <text:p>0.073931767</text:p>
          </table:table-cell>
          <table:table-cell office:value-type="float" office:value="0.68095" calcext:value-type="float">
            <text:p>0.68095</text:p>
          </table:table-cell>
          <table:table-cell office:value-type="float" office:value="0.145897470218177" calcext:value-type="float">
            <text:p>0.1458974702</text:p>
          </table:table-cell>
          <table:table-cell office:value-type="string" calcext:value-type="string">
            <text:p>gives</text:p>
          </table:table-cell>
          <table:table-cell office:value-type="float" office:value="-0.0297687112472334" calcext:value-type="float">
            <text:p>-0.0297687112</text:p>
          </table:table-cell>
          <table:table-cell office:value-type="float" office:value="-0.05135" calcext:value-type="float">
            <text:p>-0.05135</text:p>
          </table:table-cell>
          <table:table-cell office:value-type="float" office:value="-0.025430361765412" calcext:value-type="float">
            <text:p>-0.0254303618</text:p>
          </table:table-cell>
          <table:table-cell office:value-type="string" calcext:value-type="string">
            <text:p>john</text:p>
          </table:table-cell>
          <table:table-cell office:value-type="float" office:value="-0.0298701466275833" calcext:value-type="float">
            <text:p>-0.0298701466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25569340762342" calcext:value-type="float">
            <text:p>-0.0255693408</text:p>
          </table:table-cell>
        </table:table-row>
        <table:table-row table:style-name="ro1">
          <table:table-cell office:value-type="string" calcext:value-type="string">
            <text:p>much</text:p>
          </table:table-cell>
          <table:table-cell office:value-type="float" office:value="0.140986820882051" calcext:value-type="float">
            <text:p>0.1409868209</text:p>
          </table:table-cell>
          <table:table-cell office:value-type="float" office:value="0.59405" calcext:value-type="float">
            <text:p>0.59405</text:p>
          </table:table-cell>
          <table:table-cell office:value-type="float" office:value="0.437001594896332" calcext:value-type="float">
            <text:p>0.4370015949</text:p>
          </table:table-cell>
          <table:table-cell office:value-type="string" calcext:value-type="string">
            <text:p>direction</text:p>
          </table:table-cell>
          <table:table-cell office:value-type="float" office:value="0.0743433667494564" calcext:value-type="float">
            <text:p>0.0743433667</text:p>
          </table:table-cell>
          <table:table-cell office:value-type="float" office:value="0.64035" calcext:value-type="float">
            <text:p>0.64035</text:p>
          </table:table-cell>
          <table:table-cell office:value-type="float" office:value="0.15604833978646" calcext:value-type="float">
            <text:p>0.1560483398</text:p>
          </table:table-cell>
          <table:table-cell office:value-type="string" calcext:value-type="string">
            <text:p>past</text:p>
          </table:table-cell>
          <table:table-cell office:value-type="float" office:value="0.0739273437044767" calcext:value-type="float">
            <text:p>0.0739273437</text:p>
          </table:table-cell>
          <table:table-cell office:value-type="float" office:value="0.656" calcext:value-type="float">
            <text:p>0.656</text:p>
          </table:table-cell>
          <table:table-cell office:value-type="float" office:value="0.147036945202083" calcext:value-type="float">
            <text:p>0.1470369452</text:p>
          </table:table-cell>
          <table:table-cell office:value-type="string" calcext:value-type="string">
            <text:p>eyes</text:p>
          </table:table-cell>
          <table:table-cell office:value-type="float" office:value="-0.0297027251037984" calcext:value-type="float">
            <text:p>-0.0297027251</text:p>
          </table:table-cell>
          <table:table-cell office:value-type="float" office:value="-0.0482" calcext:value-type="float">
            <text:p>-0.0482</text:p>
          </table:table-cell>
          <table:table-cell office:value-type="float" office:value="-0.026747927396723" calcext:value-type="float">
            <text:p>-0.0267479274</text:p>
          </table:table-cell>
          <table:table-cell office:value-type="string" calcext:value-type="string">
            <text:p>obvious</text:p>
          </table:table-cell>
          <table:table-cell office:value-type="float" office:value="-0.0298352172348899" calcext:value-type="float">
            <text:p>-0.0298352172</text:p>
          </table:table-cell>
          <table:table-cell office:value-type="float" office:value="-0.0224" calcext:value-type="float">
            <text:p>-0.0224</text:p>
          </table:table-cell>
          <table:table-cell office:value-type="float" office:value="-0.027463576090655" calcext:value-type="float">
            <text:p>-0.0274635761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0.0306842579231862" calcext:value-type="float">
            <text:p>0.0306842579</text:p>
          </table:table-cell>
          <table:table-cell office:value-type="float" office:value="0.58155" calcext:value-type="float">
            <text:p>0.58155</text:p>
          </table:table-cell>
          <table:table-cell office:value-type="float" office:value="0.0996234534696073" calcext:value-type="float">
            <text:p>0.0996234535</text:p>
          </table:table-cell>
          <table:table-cell office:value-type="string" calcext:value-type="string">
            <text:p>named</text:p>
          </table:table-cell>
          <table:table-cell office:value-type="float" office:value="0.0742855340838402" calcext:value-type="float">
            <text:p>0.0742855341</text:p>
          </table:table-cell>
          <table:table-cell office:value-type="float" office:value="0.7088" calcext:value-type="float">
            <text:p>0.7088</text:p>
          </table:table-cell>
          <table:table-cell office:value-type="float" office:value="0.120507399577167" calcext:value-type="float">
            <text:p>0.1205073996</text:p>
          </table:table-cell>
          <table:table-cell office:value-type="string" calcext:value-type="string">
            <text:p>high</text:p>
          </table:table-cell>
          <table:table-cell office:value-type="float" office:value="0.0739011716574853" calcext:value-type="float">
            <text:p>0.0739011717</text:p>
          </table:table-cell>
          <table:table-cell office:value-type="float" office:value="0.61485" calcext:value-type="float">
            <text:p>0.61485</text:p>
          </table:table-cell>
          <table:table-cell office:value-type="float" office:value="0.188901758450037" calcext:value-type="float">
            <text:p>0.1889017585</text:p>
          </table:table-cell>
          <table:table-cell office:value-type="string" calcext:value-type="string">
            <text:p>fan</text:p>
          </table:table-cell>
          <table:table-cell office:value-type="float" office:value="-0.0296659188629594" calcext:value-type="float">
            <text:p>-0.0296659189</text:p>
          </table:table-cell>
          <table:table-cell office:value-type="float" office:value="-0.0414" calcext:value-type="float">
            <text:p>-0.0414</text:p>
          </table:table-cell>
          <table:table-cell office:value-type="float" office:value="-0.025121279583466" calcext:value-type="float">
            <text:p>-0.0251212796</text:p>
          </table:table-cell>
          <table:table-cell office:value-type="string" calcext:value-type="string">
            <text:p>eyes</text:p>
          </table:table-cell>
          <table:table-cell office:value-type="float" office:value="-0.0297275411804783" calcext:value-type="float">
            <text:p>-0.0297275412</text:p>
          </table:table-cell>
          <table:table-cell office:value-type="float" office:value="-0.0457000000000001" calcext:value-type="float">
            <text:p>-0.0457</text:p>
          </table:table-cell>
          <table:table-cell office:value-type="float" office:value="-0.026825317289026" calcext:value-type="float">
            <text:p>-0.0268253173</text:p>
          </table:table-cell>
        </table:table-row>
        <table:table-row table:style-name="ro1">
          <table:table-cell office:value-type="string" calcext:value-type="string">
            <text:p>moving</text:p>
          </table:table-cell>
          <table:table-cell office:value-type="float" office:value="0.0426765069144951" calcext:value-type="float">
            <text:p>0.0426765069</text:p>
          </table:table-cell>
          <table:table-cell office:value-type="float" office:value="0.62175" calcext:value-type="float">
            <text:p>0.62175</text:p>
          </table:table-cell>
          <table:table-cell office:value-type="float" office:value="0.098868374032162" calcext:value-type="float">
            <text:p>0.098868374</text:p>
          </table:table-cell>
          <table:table-cell office:value-type="string" calcext:value-type="string">
            <text:p>including</text:p>
          </table:table-cell>
          <table:table-cell office:value-type="float" office:value="0.074249580764347" calcext:value-type="float">
            <text:p>0.0742495808</text:p>
          </table:table-cell>
          <table:table-cell office:value-type="float" office:value="0.66525" calcext:value-type="float">
            <text:p>0.66525</text:p>
          </table:table-cell>
          <table:table-cell office:value-type="float" office:value="0.138019827475216" calcext:value-type="float">
            <text:p>0.1380198275</text:p>
          </table:table-cell>
          <table:table-cell office:value-type="string" calcext:value-type="string">
            <text:p>turn</text:p>
          </table:table-cell>
          <table:table-cell office:value-type="float" office:value="0.0738053797518592" calcext:value-type="float">
            <text:p>0.0738053798</text:p>
          </table:table-cell>
          <table:table-cell office:value-type="float" office:value="0.63535" calcext:value-type="float">
            <text:p>0.63535</text:p>
          </table:table-cell>
          <table:table-cell office:value-type="float" office:value="0.152075340076735" calcext:value-type="float">
            <text:p>0.1520753401</text:p>
          </table:table-cell>
          <table:table-cell office:value-type="string" calcext:value-type="string">
            <text:p>war</text:p>
          </table:table-cell>
          <table:table-cell office:value-type="float" office:value="-0.0296330765186178" calcext:value-type="float">
            <text:p>-0.0296330765</text:p>
          </table:table-cell>
          <table:table-cell office:value-type="float" office:value="-0.06455" calcext:value-type="float">
            <text:p>-0.06455</text:p>
          </table:table-cell>
          <table:table-cell office:value-type="float" office:value="-0.026108140056525" calcext:value-type="float">
            <text:p>-0.0261081401</text:p>
          </table:table-cell>
          <table:table-cell office:value-type="string" calcext:value-type="string">
            <text:p>sequence</text:p>
          </table:table-cell>
          <table:table-cell office:value-type="float" office:value="-0.0297222359744966" calcext:value-type="float">
            <text:p>-0.029722236</text:p>
          </table:table-cell>
          <table:table-cell office:value-type="float" office:value="-0.04545" calcext:value-type="float">
            <text:p>-0.04545</text:p>
          </table:table-cell>
          <table:table-cell office:value-type="float" office:value="-0.0278150848491608" calcext:value-type="float">
            <text:p>-0.0278150848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float" office:value="0.0759133010972233" calcext:value-type="float">
            <text:p>0.0759133011</text:p>
          </table:table-cell>
          <table:table-cell office:value-type="float" office:value="0.5722" calcext:value-type="float">
            <text:p>0.5722</text:p>
          </table:table-cell>
          <table:table-cell office:value-type="float" office:value="0.340933600369743" calcext:value-type="float">
            <text:p>0.3409336004</text:p>
          </table:table-cell>
          <table:table-cell office:value-type="string" calcext:value-type="string">
            <text:p>able</text:p>
          </table:table-cell>
          <table:table-cell office:value-type="float" office:value="0.0742148310321721" calcext:value-type="float">
            <text:p>0.074214831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14793491864831" calcext:value-type="float">
            <text:p>0.1479349186</text:p>
          </table:table-cell>
          <table:table-cell office:value-type="string" calcext:value-type="string">
            <text:p>tells</text:p>
          </table:table-cell>
          <table:table-cell office:value-type="float" office:value="0.0736852543513248" calcext:value-type="float">
            <text:p>0.0736852544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125860091743119" calcext:value-type="float">
            <text:p>0.1258600917</text:p>
          </table:table-cell>
          <table:table-cell office:value-type="string" calcext:value-type="string">
            <text:p>they're</text:p>
          </table:table-cell>
          <table:table-cell office:value-type="float" office:value="-0.0296172261744069" calcext:value-type="float">
            <text:p>-0.0296172262</text:p>
          </table:table-cell>
          <table:table-cell office:value-type="float" office:value="0.000249999999999972" calcext:value-type="float">
            <text:p>0.00025</text:p>
          </table:table-cell>
          <table:table-cell office:value-type="float" office:value="-0.027641287301829" calcext:value-type="float">
            <text:p>-0.0276412873</text:p>
          </table:table-cell>
          <table:table-cell office:value-type="string" calcext:value-type="string">
            <text:p>turn</text:p>
          </table:table-cell>
          <table:table-cell office:value-type="float" office:value="-0.0296973218487017" calcext:value-type="float">
            <text:p>-0.0296973218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27206382592751" calcext:value-type="float">
            <text:p>-0.0272063826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0.0200036738658465" calcext:value-type="float">
            <text:p>0.0200036739</text:p>
          </table:table-cell>
          <table:table-cell office:value-type="float" office:value="0.59545" calcext:value-type="float">
            <text:p>0.59545</text:p>
          </table:table-cell>
          <table:table-cell office:value-type="float" office:value="0.0694652098907418" calcext:value-type="float">
            <text:p>0.0694652099</text:p>
          </table:table-cell>
          <table:table-cell office:value-type="string" calcext:value-type="string">
            <text:p>series</text:p>
          </table:table-cell>
          <table:table-cell office:value-type="float" office:value="0.0738227449962641" calcext:value-type="float">
            <text:p>0.073822745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193831699346405" calcext:value-type="float">
            <text:p>0.1938316993</text:p>
          </table:table-cell>
          <table:table-cell office:value-type="string" calcext:value-type="string">
            <text:p>classic</text:p>
          </table:table-cell>
          <table:table-cell office:value-type="float" office:value="0.0735851171218008" calcext:value-type="float">
            <text:p>0.073585117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174647887323944" calcext:value-type="float">
            <text:p>0.1746478873</text:p>
          </table:table-cell>
          <table:table-cell office:value-type="string" calcext:value-type="string">
            <text:p>small</text:p>
          </table:table-cell>
          <table:table-cell office:value-type="float" office:value="-0.0295750203718215" calcext:value-type="float">
            <text:p>-0.0295750204</text:p>
          </table:table-cell>
          <table:table-cell office:value-type="float" office:value="-0.0466" calcext:value-type="float">
            <text:p>-0.0466</text:p>
          </table:table-cell>
          <table:table-cell office:value-type="float" office:value="-0.025421424321319" calcext:value-type="float">
            <text:p>-0.0254214243</text:p>
          </table:table-cell>
          <table:table-cell office:value-type="string" calcext:value-type="string">
            <text:p>nearly</text:p>
          </table:table-cell>
          <table:table-cell office:value-type="float" office:value="-0.0296157891605375" calcext:value-type="float">
            <text:p>-0.0296157892</text:p>
          </table:table-cell>
          <table:table-cell office:value-type="float" office:value="-0.09465" calcext:value-type="float">
            <text:p>-0.09465</text:p>
          </table:table-cell>
          <table:table-cell office:value-type="float" office:value="-0.0269931191648857" calcext:value-type="float">
            <text:p>-0.0269931192</text:p>
          </table:table-cell>
        </table:table-row>
        <table:table-row table:style-name="ro1">
          <table:table-cell office:value-type="string" calcext:value-type="string">
            <text:p>mother</text:p>
          </table:table-cell>
          <table:table-cell office:value-type="float" office:value="0.0382542452797257" calcext:value-type="float">
            <text:p>0.0382542453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109821428571429" calcext:value-type="float">
            <text:p>0.1098214286</text:p>
          </table:table-cell>
          <table:table-cell office:value-type="string" calcext:value-type="string">
            <text:p>read</text:p>
          </table:table-cell>
          <table:table-cell office:value-type="float" office:value="0.0734321007933638" calcext:value-type="float">
            <text:p>0.0734321008</text:p>
          </table:table-cell>
          <table:table-cell office:value-type="float" office:value="0.5933" calcext:value-type="float">
            <text:p>0.5933</text:p>
          </table:table-cell>
          <table:table-cell office:value-type="float" office:value="0.178549787921632" calcext:value-type="float">
            <text:p>0.1785497879</text:p>
          </table:table-cell>
          <table:table-cell office:value-type="string" calcext:value-type="string">
            <text:p>ridiculous</text:p>
          </table:table-cell>
          <table:table-cell office:value-type="float" office:value="0.0735717286568621" calcext:value-type="float">
            <text:p>0.0735717287</text:p>
          </table:table-cell>
          <table:table-cell office:value-type="float" office:value="0.644" calcext:value-type="float">
            <text:p>0.644</text:p>
          </table:table-cell>
          <table:table-cell office:value-type="float" office:value="0.1338199513382" calcext:value-type="float">
            <text:p>0.1338199513</text:p>
          </table:table-cell>
          <table:table-cell office:value-type="string" calcext:value-type="string">
            <text:p>cut</text:p>
          </table:table-cell>
          <table:table-cell office:value-type="float" office:value="-0.0295160227485863" calcext:value-type="float">
            <text:p>-0.0295160227</text:p>
          </table:table-cell>
          <table:table-cell office:value-type="float" office:value="-0.03695" calcext:value-type="float">
            <text:p>-0.03695</text:p>
          </table:table-cell>
          <table:table-cell office:value-type="float" office:value="-0.027175446868827" calcext:value-type="float">
            <text:p>-0.0271754469</text:p>
          </table:table-cell>
          <table:table-cell office:value-type="string" calcext:value-type="string">
            <text:p>based</text:p>
          </table:table-cell>
          <table:table-cell office:value-type="float" office:value="-0.0295901986115171" calcext:value-type="float">
            <text:p>-0.0295901986</text:p>
          </table:table-cell>
          <table:table-cell office:value-type="float" office:value="-0.0418499999999999" calcext:value-type="float">
            <text:p>-0.04185</text:p>
          </table:table-cell>
          <table:table-cell office:value-type="float" office:value="-0.025874051621512" calcext:value-type="float">
            <text:p>-0.0258740516</text:p>
          </table:table-cell>
        </table:table-row>
        <table:table-row table:style-name="ro1">
          <table:table-cell office:value-type="string" calcext:value-type="string">
            <text:p>mostly</text:p>
          </table:table-cell>
          <table:table-cell office:value-type="float" office:value="0.032651784903719" calcext:value-type="float">
            <text:p>0.0326517849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0931442080378251" calcext:value-type="float">
            <text:p>0.093144208</text:p>
          </table:table-cell>
          <table:table-cell office:value-type="string" calcext:value-type="string">
            <text:p>knows</text:p>
          </table:table-cell>
          <table:table-cell office:value-type="float" office:value="0.0733569607583812" calcext:value-type="float">
            <text:p>0.0733569608</text:p>
          </table:table-cell>
          <table:table-cell office:value-type="float" office:value="0.69855" calcext:value-type="float">
            <text:p>0.69855</text:p>
          </table:table-cell>
          <table:table-cell office:value-type="float" office:value="0.127622630588916" calcext:value-type="float">
            <text:p>0.1276226306</text:p>
          </table:table-cell>
          <table:table-cell office:value-type="string" calcext:value-type="string">
            <text:p>knows</text:p>
          </table:table-cell>
          <table:table-cell office:value-type="float" office:value="0.072993543238156" calcext:value-type="float">
            <text:p>0.0729935432</text:p>
          </table:table-cell>
          <table:table-cell office:value-type="float" office:value="0.69505" calcext:value-type="float">
            <text:p>0.69505</text:p>
          </table:table-cell>
          <table:table-cell office:value-type="float" office:value="0.127342967520389" calcext:value-type="float">
            <text:p>0.1273429675</text:p>
          </table:table-cell>
          <table:table-cell office:value-type="string" calcext:value-type="string">
            <text:p>car</text:p>
          </table:table-cell>
          <table:table-cell office:value-type="float" office:value="-0.0295147445074289" calcext:value-type="float">
            <text:p>-0.0295147445</text:p>
          </table:table-cell>
          <table:table-cell office:value-type="float" office:value="-0.04745" calcext:value-type="float">
            <text:p>-0.04745</text:p>
          </table:table-cell>
          <table:table-cell office:value-type="float" office:value="-0.0270507555970219" calcext:value-type="float">
            <text:p>-0.0270507556</text:p>
          </table:table-cell>
          <table:table-cell office:value-type="string" calcext:value-type="string">
            <text:p>quickly</text:p>
          </table:table-cell>
          <table:table-cell office:value-type="float" office:value="-0.0295839603961192" calcext:value-type="float">
            <text:p>-0.0295839604</text:p>
          </table:table-cell>
          <table:table-cell office:value-type="float" office:value="-0.05105" calcext:value-type="float">
            <text:p>-0.05105</text:p>
          </table:table-cell>
          <table:table-cell office:value-type="float" office:value="-0.027774769805648" calcext:value-type="float">
            <text:p>-0.0277747698</text:p>
          </table:table-cell>
        </table:table-row>
        <table:table-row table:style-name="ro1">
          <table:table-cell office:value-type="string" calcext:value-type="string">
            <text:p>most</text:p>
          </table:table-cell>
          <table:table-cell office:value-type="float" office:value="0.156426898468204" calcext:value-type="float">
            <text:p>0.1564268985</text:p>
          </table:table-cell>
          <table:table-cell office:value-type="float" office:value="0.60795" calcext:value-type="float">
            <text:p>0.60795</text:p>
          </table:table-cell>
          <table:table-cell office:value-type="float" office:value="0.429454995270319" calcext:value-type="float">
            <text:p>0.4294549953</text:p>
          </table:table-cell>
          <table:table-cell office:value-type="string" calcext:value-type="string">
            <text:p>version</text:p>
          </table:table-cell>
          <table:table-cell office:value-type="float" office:value="0.0731973256102614" calcext:value-type="float">
            <text:p>0.0731973256</text:p>
          </table:table-cell>
          <table:table-cell office:value-type="float" office:value="0.64055" calcext:value-type="float">
            <text:p>0.64055</text:p>
          </table:table-cell>
          <table:table-cell office:value-type="float" office:value="0.165137614678899" calcext:value-type="float">
            <text:p>0.1651376147</text:p>
          </table:table-cell>
          <table:table-cell office:value-type="string" calcext:value-type="string">
            <text:p>kill</text:p>
          </table:table-cell>
          <table:table-cell office:value-type="float" office:value="0.0729281814225303" calcext:value-type="float">
            <text:p>0.0729281814</text:p>
          </table:table-cell>
          <table:table-cell office:value-type="float" office:value="0.65905" calcext:value-type="float">
            <text:p>0.65905</text:p>
          </table:table-cell>
          <table:table-cell office:value-type="float" office:value="0.13803564656807" calcext:value-type="float">
            <text:p>0.1380356466</text:p>
          </table:table-cell>
          <table:table-cell office:value-type="string" calcext:value-type="string">
            <text:p>problems</text:p>
          </table:table-cell>
          <table:table-cell office:value-type="float" office:value="-0.0294210058646086" calcext:value-type="float">
            <text:p>-0.0294210059</text:p>
          </table:table-cell>
          <table:table-cell office:value-type="float" office:value="-0.08265" calcext:value-type="float">
            <text:p>-0.08265</text:p>
          </table:table-cell>
          <table:table-cell office:value-type="float" office:value="-0.0269915265308636" calcext:value-type="float">
            <text:p>-0.0269915265</text:p>
          </table:table-cell>
          <table:table-cell office:value-type="string" calcext:value-type="string">
            <text:p>ends</text:p>
          </table:table-cell>
          <table:table-cell office:value-type="float" office:value="-0.0295477139411178" calcext:value-type="float">
            <text:p>-0.0295477139</text:p>
          </table:table-cell>
          <table:table-cell office:value-type="float" office:value="-0.0473" calcext:value-type="float">
            <text:p>-0.0473</text:p>
          </table:table-cell>
          <table:table-cell office:value-type="float" office:value="-0.027077105132038" calcext:value-type="float">
            <text:p>-0.0270771051</text:p>
          </table:table-cell>
        </table:table-row>
        <table:table-row table:style-name="ro1">
          <table:table-cell office:value-type="string" calcext:value-type="string">
            <text:p>more</text:p>
          </table:table-cell>
          <table:table-cell office:value-type="float" office:value="0.157267186526014" calcext:value-type="float">
            <text:p>0.1572671865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495568685376662" calcext:value-type="float">
            <text:p>0.4955686854</text:p>
          </table:table-cell>
          <table:table-cell office:value-type="string" calcext:value-type="string">
            <text:p>kill</text:p>
          </table:table-cell>
          <table:table-cell office:value-type="float" office:value="0.0731026909653766" calcext:value-type="float">
            <text:p>0.073102691</text:p>
          </table:table-cell>
          <table:table-cell office:value-type="float" office:value="0.66655" calcext:value-type="float">
            <text:p>0.66655</text:p>
          </table:table-cell>
          <table:table-cell office:value-type="float" office:value="0.138037999224506" calcext:value-type="float">
            <text:p>0.1380379992</text:p>
          </table:table-cell>
          <table:table-cell office:value-type="string" calcext:value-type="string">
            <text:p>says</text:p>
          </table:table-cell>
          <table:table-cell office:value-type="float" office:value="0.0729142025416878" calcext:value-type="float">
            <text:p>0.0729142025</text:p>
          </table:table-cell>
          <table:table-cell office:value-type="float" office:value="0.67205" calcext:value-type="float">
            <text:p>0.67205</text:p>
          </table:table-cell>
          <table:table-cell office:value-type="float" office:value="0.135722756621426" calcext:value-type="float">
            <text:p>0.1357227566</text:p>
          </table:table-cell>
          <table:table-cell office:value-type="string" calcext:value-type="string">
            <text:p>line</text:p>
          </table:table-cell>
          <table:table-cell office:value-type="float" office:value="-0.0292571861038983" calcext:value-type="float">
            <text:p>-0.0292571861</text:p>
          </table:table-cell>
          <table:table-cell office:value-type="float" office:value="-0.0421" calcext:value-type="float">
            <text:p>-0.0421</text:p>
          </table:table-cell>
          <table:table-cell office:value-type="float" office:value="-0.024648026001278" calcext:value-type="float">
            <text:p>-0.024648026</text:p>
          </table:table-cell>
          <table:table-cell office:value-type="string" calcext:value-type="string">
            <text:p>seemed</text:p>
          </table:table-cell>
          <table:table-cell office:value-type="float" office:value="-0.0295325247282159" calcext:value-type="float">
            <text:p>-0.0295325247</text:p>
          </table:table-cell>
          <table:table-cell office:value-type="float" office:value="-0.0115999999999999" calcext:value-type="float">
            <text:p>-0.0116</text:p>
          </table:table-cell>
          <table:table-cell office:value-type="float" office:value="-0.027063158086645" calcext:value-type="float">
            <text:p>-0.0270631581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office:value-type="float" office:value="0.0241186822234742" calcext:value-type="float">
            <text:p>0.0241186822</text:p>
          </table:table-cell>
          <table:table-cell office:value-type="float" office:value="0.65775" calcext:value-type="float">
            <text:p>0.65775</text:p>
          </table:table-cell>
          <table:table-cell office:value-type="float" office:value="0.0552104899930987" calcext:value-type="float">
            <text:p>0.05521049</text:p>
          </table:table-cell>
          <table:table-cell office:value-type="string" calcext:value-type="string">
            <text:p>written</text:p>
          </table:table-cell>
          <table:table-cell office:value-type="float" office:value="0.0728004520029952" calcext:value-type="float">
            <text:p>0.072800452</text:p>
          </table:table-cell>
          <table:table-cell office:value-type="float" office:value="0.64125" calcext:value-type="float">
            <text:p>0.64125</text:p>
          </table:table-cell>
          <table:table-cell office:value-type="float" office:value="0.165988608624898" calcext:value-type="float">
            <text:p>0.1659886086</text:p>
          </table:table-cell>
          <table:table-cell office:value-type="string" calcext:value-type="string">
            <text:p>low</text:p>
          </table:table-cell>
          <table:table-cell office:value-type="float" office:value="0.072460703482087" calcext:value-type="float">
            <text:p>0.0724607035</text:p>
          </table:table-cell>
          <table:table-cell office:value-type="float" office:value="0.614" calcext:value-type="float">
            <text:p>0.614</text:p>
          </table:table-cell>
          <table:table-cell office:value-type="float" office:value="0.171140219025124" calcext:value-type="float">
            <text:p>0.171140219</text:p>
          </table:table-cell>
          <table:table-cell office:value-type="string" calcext:value-type="string">
            <text:p>won't</text:p>
          </table:table-cell>
          <table:table-cell office:value-type="float" office:value="-0.0292503436914603" calcext:value-type="float">
            <text:p>-0.0292503437</text:p>
          </table:table-cell>
          <table:table-cell office:value-type="float" office:value="-0.0624" calcext:value-type="float">
            <text:p>-0.0624</text:p>
          </table:table-cell>
          <table:table-cell office:value-type="float" office:value="-0.025736214052418" calcext:value-type="float">
            <text:p>-0.0257362141</text:p>
          </table:table-cell>
          <table:table-cell office:value-type="string" calcext:value-type="string">
            <text:p>opening</text:p>
          </table:table-cell>
          <table:table-cell office:value-type="float" office:value="-0.0295236704780737" calcext:value-type="float">
            <text:p>-0.0295236705</text:p>
          </table:table-cell>
          <table:table-cell office:value-type="float" office:value="-0.0547" calcext:value-type="float">
            <text:p>-0.0547</text:p>
          </table:table-cell>
          <table:table-cell office:value-type="float" office:value="-0.0269627118324907" calcext:value-type="float">
            <text:p>-0.0269627118</text:p>
          </table:table-cell>
        </table:table-row>
        <table:table-row table:style-name="ro1">
          <table:table-cell office:value-type="string" calcext:value-type="string">
            <text:p>money</text:p>
          </table:table-cell>
          <table:table-cell office:value-type="float" office:value="0.0952740558350713" calcext:value-type="float">
            <text:p>0.0952740558</text:p>
          </table:table-cell>
          <table:table-cell office:value-type="float" office:value="0.6396" calcext:value-type="float">
            <text:p>0.6396</text:p>
          </table:table-cell>
          <table:table-cell office:value-type="float" office:value="0.211551082914023" calcext:value-type="float">
            <text:p>0.2115510829</text:p>
          </table:table-cell>
          <table:table-cell office:value-type="string" calcext:value-type="string">
            <text:p>says</text:p>
          </table:table-cell>
          <table:table-cell office:value-type="float" office:value="0.0727217933560517" calcext:value-type="float">
            <text:p>0.0727217934</text:p>
          </table:table-cell>
          <table:table-cell office:value-type="float" office:value="0.68" calcext:value-type="float">
            <text:p>0.68</text:p>
          </table:table-cell>
          <table:table-cell office:value-type="float" office:value="0.135368819238044" calcext:value-type="float">
            <text:p>0.1353688192</text:p>
          </table:table-cell>
          <table:table-cell office:value-type="string" calcext:value-type="string">
            <text:p>known</text:p>
          </table:table-cell>
          <table:table-cell office:value-type="float" office:value="0.0724210526315789" calcext:value-type="float">
            <text:p>0.0724210526</text:p>
          </table:table-cell>
          <table:table-cell office:value-type="float" office:value="0.66955" calcext:value-type="float">
            <text:p>0.66955</text:p>
          </table:table-cell>
          <table:table-cell office:value-type="float" office:value="0.138892508143322" calcext:value-type="float">
            <text:p>0.1388925081</text:p>
          </table:table-cell>
          <table:table-cell office:value-type="string" calcext:value-type="string">
            <text:p>using</text:p>
          </table:table-cell>
          <table:table-cell office:value-type="float" office:value="-0.02909049834216" calcext:value-type="float">
            <text:p>-0.0290904983</text:p>
          </table:table-cell>
          <table:table-cell office:value-type="float" office:value="-0.0582999999999999" calcext:value-type="float">
            <text:p>-0.0583</text:p>
          </table:table-cell>
          <table:table-cell office:value-type="float" office:value="-0.0269024994055077" calcext:value-type="float">
            <text:p>-0.0269024994</text:p>
          </table:table-cell>
          <table:table-cell office:value-type="string" calcext:value-type="string">
            <text:p>cast</text:p>
          </table:table-cell>
          <table:table-cell office:value-type="float" office:value="-0.0293898283875132" calcext:value-type="float">
            <text:p>-0.0293898284</text:p>
          </table:table-cell>
          <table:table-cell office:value-type="float" office:value="0.00424999999999998" calcext:value-type="float">
            <text:p>0.00425</text:p>
          </table:table-cell>
          <table:table-cell office:value-type="float" office:value="-0.026252999925367" calcext:value-type="float">
            <text:p>-0.0262529999</text:p>
          </table:table-cell>
        </table:table-row>
        <table:table-row table:style-name="ro1">
          <table:table-cell office:value-type="string" calcext:value-type="string">
            <text:p>moments</text:p>
          </table:table-cell>
          <table:table-cell office:value-type="float" office:value="0.0435479452335553" calcext:value-type="float">
            <text:p>0.0435479452</text:p>
          </table:table-cell>
          <table:table-cell office:value-type="float" office:value="0.615" calcext:value-type="float">
            <text:p>0.615</text:p>
          </table:table-cell>
          <table:table-cell office:value-type="float" office:value="0.138316920322292" calcext:value-type="float">
            <text:p>0.1383169203</text:p>
          </table:table-cell>
          <table:table-cell office:value-type="string" calcext:value-type="string">
            <text:p>fine</text:p>
          </table:table-cell>
          <table:table-cell office:value-type="float" office:value="0.072704979934805" calcext:value-type="float">
            <text:p>0.0727049799</text:p>
          </table:table-cell>
          <table:table-cell office:value-type="float" office:value="0.65665" calcext:value-type="float">
            <text:p>0.65665</text:p>
          </table:table-cell>
          <table:table-cell office:value-type="float" office:value="0.150228932062864" calcext:value-type="float">
            <text:p>0.1502289321</text:p>
          </table:table-cell>
          <table:table-cell office:value-type="string" calcext:value-type="string">
            <text:p>based</text:p>
          </table:table-cell>
          <table:table-cell office:value-type="float" office:value="0.0723705350175136" calcext:value-type="float">
            <text:p>0.072370535</text:p>
          </table:table-cell>
          <table:table-cell office:value-type="float" office:value="0.64185" calcext:value-type="float">
            <text:p>0.64185</text:p>
          </table:table-cell>
          <table:table-cell office:value-type="float" office:value="0.15838326871108" calcext:value-type="float">
            <text:p>0.1583832687</text:p>
          </table:table-cell>
          <table:table-cell office:value-type="string" calcext:value-type="string">
            <text:p>running</text:p>
          </table:table-cell>
          <table:table-cell office:value-type="float" office:value="-0.0290636961716183" calcext:value-type="float">
            <text:p>-0.0290636962</text:p>
          </table:table-cell>
          <table:table-cell office:value-type="float" office:value="-0.0306999999999999" calcext:value-type="float">
            <text:p>-0.0307</text:p>
          </table:table-cell>
          <table:table-cell office:value-type="float" office:value="-0.0269016794895969" calcext:value-type="float">
            <text:p>-0.0269016795</text:p>
          </table:table-cell>
          <table:table-cell office:value-type="string" calcext:value-type="string">
            <text:p>showing</text:p>
          </table:table-cell>
          <table:table-cell office:value-type="float" office:value="-0.0292366217584816" calcext:value-type="float">
            <text:p>-0.0292366218</text:p>
          </table:table-cell>
          <table:table-cell office:value-type="float" office:value="-0.09945" calcext:value-type="float">
            <text:p>-0.09945</text:p>
          </table:table-cell>
          <table:table-cell office:value-type="float" office:value="-0.0267162257965099" calcext:value-type="float">
            <text:p>-0.0267162258</text:p>
          </table:table-cell>
        </table:table-row>
        <table:table-row table:style-name="ro1">
          <table:table-cell office:value-type="string" calcext:value-type="string">
            <text:p>moment</text:p>
          </table:table-cell>
          <table:table-cell office:value-type="float" office:value="0.0369483245038477" calcext:value-type="float">
            <text:p>0.0369483245</text:p>
          </table:table-cell>
          <table:table-cell office:value-type="float" office:value="0.61255" calcext:value-type="float">
            <text:p>0.61255</text:p>
          </table:table-cell>
          <table:table-cell office:value-type="float" office:value="0.104265402843602" calcext:value-type="float">
            <text:p>0.1042654028</text:p>
          </table:table-cell>
          <table:table-cell office:value-type="string" calcext:value-type="string">
            <text:p>they're</text:p>
          </table:table-cell>
          <table:table-cell office:value-type="float" office:value="0.0726909671425126" calcext:value-type="float">
            <text:p>0.0726909671</text:p>
          </table:table-cell>
          <table:table-cell office:value-type="float" office:value="0.6387" calcext:value-type="float">
            <text:p>0.6387</text:p>
          </table:table-cell>
          <table:table-cell office:value-type="float" office:value="0.14282325029656" calcext:value-type="float">
            <text:p>0.1428232503</text:p>
          </table:table-cell>
          <table:table-cell office:value-type="string" calcext:value-type="string">
            <text:p>evil</text:p>
          </table:table-cell>
          <table:table-cell office:value-type="float" office:value="0.0723491401377128" calcext:value-type="float">
            <text:p>0.0723491401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143355771628023" calcext:value-type="float">
            <text:p>0.1433557716</text:p>
          </table:table-cell>
          <table:table-cell office:value-type="string" calcext:value-type="string">
            <text:p>middle</text:p>
          </table:table-cell>
          <table:table-cell office:value-type="float" office:value="-0.0289949452372007" calcext:value-type="float">
            <text:p>-0.0289949452</text:p>
          </table:table-cell>
          <table:table-cell office:value-type="float" office:value="-0.06045" calcext:value-type="float">
            <text:p>-0.06045</text:p>
          </table:table-cell>
          <table:table-cell office:value-type="float" office:value="-0.0262696160017313" calcext:value-type="float">
            <text:p>-0.026269616</text:p>
          </table:table-cell>
          <table:table-cell office:value-type="string" calcext:value-type="string">
            <text:p>shows</text:p>
          </table:table-cell>
          <table:table-cell office:value-type="float" office:value="-0.0289572533500078" calcext:value-type="float">
            <text:p>-0.0289572534</text:p>
          </table:table-cell>
          <table:table-cell office:value-type="float" office:value="-0.0361" calcext:value-type="float">
            <text:p>-0.0361</text:p>
          </table:table-cell>
          <table:table-cell office:value-type="float" office:value="-0.02383175801249" calcext:value-type="float">
            <text:p>-0.023831758</text:p>
          </table:table-cell>
        </table:table-row>
        <table:table-row table:style-name="ro1">
          <table:table-cell office:value-type="string" calcext:value-type="string">
            <text:p>modern</text:p>
          </table:table-cell>
          <table:table-cell office:value-type="float" office:value="0.034418777432737" calcext:value-type="float">
            <text:p>0.0344187774</text:p>
          </table:table-cell>
          <table:table-cell office:value-type="float" office:value="0.60335" calcext:value-type="float">
            <text:p>0.60335</text:p>
          </table:table-cell>
          <table:table-cell office:value-type="float" office:value="0.0911902852560431" calcext:value-type="float">
            <text:p>0.0911902853</text:p>
          </table:table-cell>
          <table:table-cell office:value-type="string" calcext:value-type="string">
            <text:p>known</text:p>
          </table:table-cell>
          <table:table-cell office:value-type="float" office:value="0.0726220427135393" calcext:value-type="float">
            <text:p>0.0726220427</text:p>
          </table:table-cell>
          <table:table-cell office:value-type="float" office:value="0.6712" calcext:value-type="float">
            <text:p>0.6712</text:p>
          </table:table-cell>
          <table:table-cell office:value-type="float" office:value="0.139041633935585" calcext:value-type="float">
            <text:p>0.1390416339</text:p>
          </table:table-cell>
          <table:table-cell office:value-type="string" calcext:value-type="string">
            <text:p>genre</text:p>
          </table:table-cell>
          <table:table-cell office:value-type="float" office:value="0.07213138583537" calcext:value-type="float">
            <text:p>0.0721313858</text:p>
          </table:table-cell>
          <table:table-cell office:value-type="float" office:value="0.69105" calcext:value-type="float">
            <text:p>0.69105</text:p>
          </table:table-cell>
          <table:table-cell office:value-type="float" office:value="0.140970387877103" calcext:value-type="float">
            <text:p>0.1409703879</text:p>
          </table:table-cell>
          <table:table-cell office:value-type="string" calcext:value-type="string">
            <text:p>important</text:p>
          </table:table-cell>
          <table:table-cell office:value-type="float" office:value="-0.0289868323519361" calcext:value-type="float">
            <text:p>-0.0289868324</text:p>
          </table:table-cell>
          <table:table-cell office:value-type="float" office:value="-0.0852000000000001" calcext:value-type="float">
            <text:p>-0.0852</text:p>
          </table:table-cell>
          <table:table-cell office:value-type="float" office:value="-0.0261923714410722" calcext:value-type="float">
            <text:p>-0.0261923714</text:p>
          </table:table-cell>
          <table:table-cell office:value-type="string" calcext:value-type="string">
            <text:p>able</text:p>
          </table:table-cell>
          <table:table-cell office:value-type="float" office:value="-0.0289474660847583" calcext:value-type="float">
            <text:p>-0.0289474661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25865232158891" calcext:value-type="float">
            <text:p>-0.0258652322</text:p>
          </table:table-cell>
        </table:table-row>
        <table:table-row table:style-name="ro1">
          <table:table-cell office:value-type="string" calcext:value-type="string">
            <text:p>miss</text:p>
          </table:table-cell>
          <table:table-cell office:value-type="float" office:value="0.0238950091523624" calcext:value-type="float">
            <text:p>0.0238950092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0802126117419667" calcext:value-type="float">
            <text:p>0.0802126117</text:p>
          </table:table-cell>
          <table:table-cell office:value-type="string" calcext:value-type="string">
            <text:p>today</text:p>
          </table:table-cell>
          <table:table-cell office:value-type="float" office:value="0.0725412372924512" calcext:value-type="float">
            <text:p>0.0725412373</text:p>
          </table:table-cell>
          <table:table-cell office:value-type="float" office:value="0.67185" calcext:value-type="float">
            <text:p>0.67185</text:p>
          </table:table-cell>
          <table:table-cell office:value-type="float" office:value="0.130152418820411" calcext:value-type="float">
            <text:p>0.1301524188</text:p>
          </table:table-cell>
          <table:table-cell office:value-type="string" calcext:value-type="string">
            <text:p>named</text:p>
          </table:table-cell>
          <table:table-cell office:value-type="float" office:value="0.072006355959477" calcext:value-type="float">
            <text:p>0.072006356</text:p>
          </table:table-cell>
          <table:table-cell office:value-type="float" office:value="0.69435" calcext:value-type="float">
            <text:p>0.69435</text:p>
          </table:table-cell>
          <table:table-cell office:value-type="float" office:value="0.118529199711608" calcext:value-type="float">
            <text:p>0.1185291997</text:p>
          </table:table-cell>
          <table:table-cell office:value-type="string" calcext:value-type="string">
            <text:p>hero</text:p>
          </table:table-cell>
          <table:table-cell office:value-type="float" office:value="-0.0289857748532887" calcext:value-type="float">
            <text:p>-0.0289857749</text:p>
          </table:table-cell>
          <table:table-cell office:value-type="float" office:value="-0.0352" calcext:value-type="float">
            <text:p>-0.0352</text:p>
          </table:table-cell>
          <table:table-cell office:value-type="float" office:value="-0.0271622931674775" calcext:value-type="float">
            <text:p>-0.0271622932</text:p>
          </table:table-cell>
          <table:table-cell office:value-type="string" calcext:value-type="string">
            <text:p>whom</text:p>
          </table:table-cell>
          <table:table-cell office:value-type="float" office:value="-0.0289429014002538" calcext:value-type="float">
            <text:p>-0.0289429014</text:p>
          </table:table-cell>
          <table:table-cell office:value-type="float" office:value="-0.0623499999999999" calcext:value-type="float">
            <text:p>-0.06235</text:p>
          </table:table-cell>
          <table:table-cell office:value-type="float" office:value="-0.0271993559351992" calcext:value-type="float">
            <text:p>-0.0271993559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float" office:value="0.111320177867461" calcext:value-type="float">
            <text:p>0.1113201779</text:p>
          </table:table-cell>
          <table:table-cell office:value-type="float" office:value="0.6283" calcext:value-type="float">
            <text:p>0.6283</text:p>
          </table:table-cell>
          <table:table-cell office:value-type="float" office:value="0.24924257725712" calcext:value-type="float">
            <text:p>0.2492425773</text:p>
          </table:table-cell>
          <table:table-cell office:value-type="string" calcext:value-type="string">
            <text:p>white</text:p>
          </table:table-cell>
          <table:table-cell office:value-type="float" office:value="0.0724424177826268" calcext:value-type="float">
            <text:p>0.0724424178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144505638604773" calcext:value-type="float">
            <text:p>0.1445056386</text:p>
          </table:table-cell>
          <table:table-cell office:value-type="string" calcext:value-type="string">
            <text:p>mess</text:p>
          </table:table-cell>
          <table:table-cell office:value-type="float" office:value="0.0719276093939543" calcext:value-type="float">
            <text:p>0.0719276094</text:p>
          </table:table-cell>
          <table:table-cell office:value-type="float" office:value="0.70985" calcext:value-type="float">
            <text:p>0.70985</text:p>
          </table:table-cell>
          <table:table-cell office:value-type="float" office:value="0.112012241775057" calcext:value-type="float">
            <text:p>0.1120122418</text:p>
          </table:table-cell>
          <table:table-cell office:value-type="string" calcext:value-type="string">
            <text:p>usually</text:p>
          </table:table-cell>
          <table:table-cell office:value-type="float" office:value="-0.0289219667519234" calcext:value-type="float">
            <text:p>-0.0289219668</text:p>
          </table:table-cell>
          <table:table-cell office:value-type="float" office:value="-0.0579499999999999" calcext:value-type="float">
            <text:p>-0.05795</text:p>
          </table:table-cell>
          <table:table-cell office:value-type="float" office:value="-0.0263550195815038" calcext:value-type="float">
            <text:p>-0.0263550196</text:p>
          </table:table-cell>
          <table:table-cell office:value-type="string" calcext:value-type="string">
            <text:p>huge</text:p>
          </table:table-cell>
          <table:table-cell office:value-type="float" office:value="-0.0289268256354866" calcext:value-type="float">
            <text:p>-0.0289268256</text:p>
          </table:table-cell>
          <table:table-cell office:value-type="float" office:value="-0.0152" calcext:value-type="float">
            <text:p>-0.0152</text:p>
          </table:table-cell>
          <table:table-cell office:value-type="float" office:value="-0.0269988577955455" calcext:value-type="float">
            <text:p>-0.0269988578</text:p>
          </table:table-cell>
        </table:table-row>
        <table:table-row table:style-name="ro1">
          <table:table-cell office:value-type="string" calcext:value-type="string">
            <text:p>minute</text:p>
          </table:table-cell>
          <table:table-cell office:value-type="float" office:value="0.0367178929340474" calcext:value-type="float">
            <text:p>0.0367178929</text:p>
          </table:table-cell>
          <table:table-cell office:value-type="float" office:value="0.65145" calcext:value-type="float">
            <text:p>0.65145</text:p>
          </table:table-cell>
          <table:table-cell office:value-type="float" office:value="0.0874460007854431" calcext:value-type="float">
            <text:p>0.0874460008</text:p>
          </table:table-cell>
          <table:table-cell office:value-type="string" calcext:value-type="string">
            <text:p>guess</text:p>
          </table:table-cell>
          <table:table-cell office:value-type="float" office:value="0.0722952164995946" calcext:value-type="float">
            <text:p>0.0722952165</text:p>
          </table:table-cell>
          <table:table-cell office:value-type="float" office:value="0.62825" calcext:value-type="float">
            <text:p>0.62825</text:p>
          </table:table-cell>
          <table:table-cell office:value-type="float" office:value="0.151158808083115" calcext:value-type="float">
            <text:p>0.1511588081</text:p>
          </table:table-cell>
          <table:table-cell office:value-type="string" calcext:value-type="string">
            <text:p>understand</text:p>
          </table:table-cell>
          <table:table-cell office:value-type="float" office:value="0.0717805979232099" calcext:value-type="float">
            <text:p>0.0717805979</text:p>
          </table:table-cell>
          <table:table-cell office:value-type="float" office:value="0.60745" calcext:value-type="float">
            <text:p>0.60745</text:p>
          </table:table-cell>
          <table:table-cell office:value-type="float" office:value="0.166117896972916" calcext:value-type="float">
            <text:p>0.166117897</text:p>
          </table:table-cell>
          <table:table-cell office:value-type="string" calcext:value-type="string">
            <text:p>murder</text:p>
          </table:table-cell>
          <table:table-cell office:value-type="float" office:value="-0.0288547616713279" calcext:value-type="float">
            <text:p>-0.0288547617</text:p>
          </table:table-cell>
          <table:table-cell office:value-type="float" office:value="-0.0615" calcext:value-type="float">
            <text:p>-0.0615</text:p>
          </table:table-cell>
          <table:table-cell office:value-type="float" office:value="-0.0264981844597619" calcext:value-type="float">
            <text:p>-0.0264981845</text:p>
          </table:table-cell>
          <table:table-cell office:value-type="string" calcext:value-type="string">
            <text:p>whatever</text:p>
          </table:table-cell>
          <table:table-cell office:value-type="float" office:value="-0.0287505192382925" calcext:value-type="float">
            <text:p>-0.0287505192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-0.0270383185379176" calcext:value-type="float">
            <text:p>-0.0270383185</text:p>
          </table:table-cell>
        </table:table-row>
        <table:table-row table:style-name="ro1">
          <table:table-cell office:value-type="string" calcext:value-type="string">
            <text:p>mind</text:p>
          </table:table-cell>
          <table:table-cell office:value-type="float" office:value="0.0541787387090899" calcext:value-type="float">
            <text:p>0.0541787387</text:p>
          </table:table-cell>
          <table:table-cell office:value-type="float" office:value="0.59765" calcext:value-type="float">
            <text:p>0.59765</text:p>
          </table:table-cell>
          <table:table-cell office:value-type="float" office:value="0.169127516778524" calcext:value-type="float">
            <text:p>0.1691275168</text:p>
          </table:table-cell>
          <table:table-cell office:value-type="string" calcext:value-type="string">
            <text:p>self</text:p>
          </table:table-cell>
          <table:table-cell office:value-type="float" office:value="0.0722768349727473" calcext:value-type="float">
            <text:p>0.072276835</text:p>
          </table:table-cell>
          <table:table-cell office:value-type="float" office:value="0.6882" calcext:value-type="float">
            <text:p>0.6882</text:p>
          </table:table-cell>
          <table:table-cell office:value-type="float" office:value="0.138436032053053" calcext:value-type="float">
            <text:p>0.1384360321</text:p>
          </table:table-cell>
          <table:table-cell office:value-type="string" calcext:value-type="string">
            <text:p>they're</text:p>
          </table:table-cell>
          <table:table-cell office:value-type="float" office:value="0.0717258084551364" calcext:value-type="float">
            <text:p>0.0717258085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141866028708134" calcext:value-type="float">
            <text:p>0.1418660287</text:p>
          </table:table-cell>
          <table:table-cell office:value-type="string" calcext:value-type="string">
            <text:p>close</text:p>
          </table:table-cell>
          <table:table-cell office:value-type="float" office:value="-0.0287566092429874" calcext:value-type="float">
            <text:p>-0.0287566092</text:p>
          </table:table-cell>
          <table:table-cell office:value-type="float" office:value="-0.0473" calcext:value-type="float">
            <text:p>-0.0473</text:p>
          </table:table-cell>
          <table:table-cell office:value-type="float" office:value="-0.0253624215525" calcext:value-type="float">
            <text:p>-0.0253624216</text:p>
          </table:table-cell>
          <table:table-cell office:value-type="string" calcext:value-type="string">
            <text:p>score</text:p>
          </table:table-cell>
          <table:table-cell office:value-type="float" office:value="-0.0287261816555977" calcext:value-type="float">
            <text:p>-0.0287261817</text:p>
          </table:table-cell>
          <table:table-cell office:value-type="float" office:value="-0.0351" calcext:value-type="float">
            <text:p>-0.0351</text:p>
          </table:table-cell>
          <table:table-cell office:value-type="float" office:value="-0.02636122535315" calcext:value-type="float">
            <text:p>-0.0263612254</text:p>
          </table:table-cell>
        </table:table-row>
        <table:table-row table:style-name="ro1">
          <table:table-cell office:value-type="string" calcext:value-type="string">
            <text:p>might</text:p>
          </table:table-cell>
          <table:table-cell office:value-type="float" office:value="0.0830347653918213" calcext:value-type="float">
            <text:p>0.0830347654</text:p>
          </table:table-cell>
          <table:table-cell office:value-type="float" office:value="0.61465" calcext:value-type="float">
            <text:p>0.61465</text:p>
          </table:table-cell>
          <table:table-cell office:value-type="float" office:value="0.226748269288653" calcext:value-type="float">
            <text:p>0.2267482693</text:p>
          </table:table-cell>
          <table:table-cell office:value-type="string" calcext:value-type="string">
            <text:p>living</text:p>
          </table:table-cell>
          <table:table-cell office:value-type="float" office:value="0.0722708911285364" calcext:value-type="float">
            <text:p>0.0722708911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132955771305286" calcext:value-type="float">
            <text:p>0.1329557713</text:p>
          </table:table-cell>
          <table:table-cell office:value-type="string" calcext:value-type="string">
            <text:p>fans</text:p>
          </table:table-cell>
          <table:table-cell office:value-type="float" office:value="0.0714870196050125" calcext:value-type="float">
            <text:p>0.0714870196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15017667844523" calcext:value-type="float">
            <text:p>0.1501766784</text:p>
          </table:table-cell>
          <table:table-cell office:value-type="string" calcext:value-type="string">
            <text:p>awful</text:p>
          </table:table-cell>
          <table:table-cell office:value-type="float" office:value="-0.028729215875049" calcext:value-type="float">
            <text:p>-0.0287292159</text:p>
          </table:table-cell>
          <table:table-cell office:value-type="float" office:value="-0.0230499999999999" calcext:value-type="float">
            <text:p>-0.02305</text:p>
          </table:table-cell>
          <table:table-cell office:value-type="float" office:value="-0.025044861611528" calcext:value-type="float">
            <text:p>-0.0250448616</text:p>
          </table:table-cell>
          <table:table-cell office:value-type="string" calcext:value-type="string">
            <text:p>they're</text:p>
          </table:table-cell>
          <table:table-cell office:value-type="float" office:value="-0.0286520674870307" calcext:value-type="float">
            <text:p>-0.0286520675</text:p>
          </table:table-cell>
          <table:table-cell office:value-type="float" office:value="-0.00234999999999996" calcext:value-type="float">
            <text:p>-0.00235</text:p>
          </table:table-cell>
          <table:table-cell office:value-type="float" office:value="-0.026684065713403" calcext:value-type="float">
            <text:p>-0.0266840657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0.0312580129221272" calcext:value-type="float">
            <text:p>0.0312580129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0947976878612717" calcext:value-type="float">
            <text:p>0.0947976879</text:p>
          </table:table-cell>
          <table:table-cell office:value-type="string" calcext:value-type="string">
            <text:p>genre</text:p>
          </table:table-cell>
          <table:table-cell office:value-type="float" office:value="0.07226553742236" calcext:value-type="float">
            <text:p>0.0722655374</text:p>
          </table:table-cell>
          <table:table-cell office:value-type="float" office:value="0.68965" calcext:value-type="float">
            <text:p>0.68965</text:p>
          </table:table-cell>
          <table:table-cell office:value-type="float" office:value="0.141137401411374" calcext:value-type="float">
            <text:p>0.1411374014</text:p>
          </table:table-cell>
          <table:table-cell office:value-type="string" calcext:value-type="string">
            <text:p>white</text:p>
          </table:table-cell>
          <table:table-cell office:value-type="float" office:value="0.0714789743564624" calcext:value-type="float">
            <text:p>0.0714789744</text:p>
          </table:table-cell>
          <table:table-cell office:value-type="float" office:value="0.68155" calcext:value-type="float">
            <text:p>0.68155</text:p>
          </table:table-cell>
          <table:table-cell office:value-type="float" office:value="0.143375924680565" calcext:value-type="float">
            <text:p>0.1433759247</text:p>
          </table:table-cell>
          <table:table-cell office:value-type="string" calcext:value-type="string">
            <text:p>clear</text:p>
          </table:table-cell>
          <table:table-cell office:value-type="float" office:value="-0.0287106354114247" calcext:value-type="float">
            <text:p>-0.0287106354</text:p>
          </table:table-cell>
          <table:table-cell office:value-type="float" office:value="-0.07765" calcext:value-type="float">
            <text:p>-0.07765</text:p>
          </table:table-cell>
          <table:table-cell office:value-type="float" office:value="-0.0264870386765088" calcext:value-type="float">
            <text:p>-0.0264870387</text:p>
          </table:table-cell>
          <table:table-cell office:value-type="string" calcext:value-type="string">
            <text:p>gives</text:p>
          </table:table-cell>
          <table:table-cell office:value-type="float" office:value="-0.0285724513136617" calcext:value-type="float">
            <text:p>-0.0285724513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-0.024496374386041" calcext:value-type="float">
            <text:p>-0.0244963744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float" office:value="0.0383043912414218" calcext:value-type="float">
            <text:p>0.0383043912</text:p>
          </table:table-cell>
          <table:table-cell office:value-type="float" office:value="0.62505" calcext:value-type="float">
            <text:p>0.62505</text:p>
          </table:table-cell>
          <table:table-cell office:value-type="float" office:value="0.102453620586475" calcext:value-type="float">
            <text:p>0.1024536206</text:p>
          </table:table-cell>
          <table:table-cell office:value-type="string" calcext:value-type="string">
            <text:p>funny</text:p>
          </table:table-cell>
          <table:table-cell office:value-type="float" office:value="0.072197098222794" calcext:value-type="float">
            <text:p>0.0721970982</text:p>
          </table:table-cell>
          <table:table-cell office:value-type="float" office:value="0.59205" calcext:value-type="float">
            <text:p>0.59205</text:p>
          </table:table-cell>
          <table:table-cell office:value-type="float" office:value="0.251124368976595" calcext:value-type="float">
            <text:p>0.251124369</text:p>
          </table:table-cell>
          <table:table-cell office:value-type="string" calcext:value-type="string">
            <text:p>wanted</text:p>
          </table:table-cell>
          <table:table-cell office:value-type="float" office:value="0.071155662869846" calcext:value-type="float">
            <text:p>0.0711556629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151515151515152" calcext:value-type="float">
            <text:p>0.1515151515</text:p>
          </table:table-cell>
          <table:table-cell office:value-type="string" calcext:value-type="string">
            <text:p>told</text:p>
          </table:table-cell>
          <table:table-cell office:value-type="float" office:value="-0.0286500316251618" calcext:value-type="float">
            <text:p>-0.0286500316</text:p>
          </table:table-cell>
          <table:table-cell office:value-type="float" office:value="-0.0888500000000001" calcext:value-type="float">
            <text:p>-0.08885</text:p>
          </table:table-cell>
          <table:table-cell office:value-type="float" office:value="-0.025390602165994" calcext:value-type="float">
            <text:p>-0.0253906022</text:p>
          </table:table-cell>
          <table:table-cell office:value-type="string" calcext:value-type="string">
            <text:p>various</text:p>
          </table:table-cell>
          <table:table-cell office:value-type="float" office:value="-0.0285150472960484" calcext:value-type="float">
            <text:p>-0.0285150473</text:p>
          </table:table-cell>
          <table:table-cell office:value-type="float" office:value="-0.0929" calcext:value-type="float">
            <text:p>-0.0929</text:p>
          </table:table-cell>
          <table:table-cell office:value-type="float" office:value="-0.0266342740173943" calcext:value-type="float">
            <text:p>-0.026634274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float" office:value="0.024279658135159" calcext:value-type="float">
            <text:p>0.0242796581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0724137931034483" calcext:value-type="float">
            <text:p>0.0724137931</text:p>
          </table:table-cell>
          <table:table-cell office:value-type="string" calcext:value-type="string">
            <text:p>called</text:p>
          </table:table-cell>
          <table:table-cell office:value-type="float" office:value="0.0721406603502577" calcext:value-type="float">
            <text:p>0.0721406604</text:p>
          </table:table-cell>
          <table:table-cell office:value-type="float" office:value="0.6319" calcext:value-type="float">
            <text:p>0.6319</text:p>
          </table:table-cell>
          <table:table-cell office:value-type="float" office:value="0.155927539555148" calcext:value-type="float">
            <text:p>0.1559275396</text:p>
          </table:table-cell>
          <table:table-cell office:value-type="string" calcext:value-type="string">
            <text:p>directed</text:p>
          </table:table-cell>
          <table:table-cell office:value-type="float" office:value="0.0710630828195423" calcext:value-type="float">
            <text:p>0.0710630828</text:p>
          </table:table-cell>
          <table:table-cell office:value-type="float" office:value="0.64655" calcext:value-type="float">
            <text:p>0.64655</text:p>
          </table:table-cell>
          <table:table-cell office:value-type="float" office:value="0.143877921763352" calcext:value-type="float">
            <text:p>0.1438779218</text:p>
          </table:table-cell>
          <table:table-cell office:value-type="string" calcext:value-type="string">
            <text:p>obvious</text:p>
          </table:table-cell>
          <table:table-cell office:value-type="float" office:value="-0.0286491650739666" calcext:value-type="float">
            <text:p>-0.0286491651</text:p>
          </table:table-cell>
          <table:table-cell office:value-type="float" office:value="-0.0217499999999999" calcext:value-type="float">
            <text:p>-0.02175</text:p>
          </table:table-cell>
          <table:table-cell office:value-type="float" office:value="-0.026366894412632" calcext:value-type="float">
            <text:p>-0.0263668944</text:p>
          </table:table-cell>
          <table:table-cell office:value-type="string" calcext:value-type="string">
            <text:p>nothing</text:p>
          </table:table-cell>
          <table:table-cell office:value-type="float" office:value="-0.02851172712681" calcext:value-type="float">
            <text:p>-0.0285117271</text:p>
          </table:table-cell>
          <table:table-cell office:value-type="float" office:value="-0.00644999999999996" calcext:value-type="float">
            <text:p>-0.00645</text:p>
          </table:table-cell>
          <table:table-cell office:value-type="float" office:value="-0.023614783747121" calcext:value-type="float">
            <text:p>-0.0236147837</text:p>
          </table:table-cell>
        </table:table-row>
        <table:table-row table:style-name="ro1">
          <table:table-cell office:value-type="string" calcext:value-type="string">
            <text:p>mess</text:p>
          </table:table-cell>
          <table:table-cell office:value-type="float" office:value="0.068309548036978" calcext:value-type="float">
            <text:p>0.068309548</text:p>
          </table:table-cell>
          <table:table-cell office:value-type="float" office:value="0.71245" calcext:value-type="float">
            <text:p>0.71245</text:p>
          </table:table-cell>
          <table:table-cell office:value-type="float" office:value="0.108510308479306" calcext:value-type="float">
            <text:p>0.1085103085</text:p>
          </table:table-cell>
          <table:table-cell office:value-type="string" calcext:value-type="string">
            <text:p>picture</text:p>
          </table:table-cell>
          <table:table-cell office:value-type="float" office:value="0.0718818161263359" calcext:value-type="float">
            <text:p>0.0718818161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152102744900529" calcext:value-type="float">
            <text:p>0.1521027449</text:p>
          </table:table-cell>
          <table:table-cell office:value-type="string" calcext:value-type="string">
            <text:p>gore</text:p>
          </table:table-cell>
          <table:table-cell office:value-type="float" office:value="0.0709821520060228" calcext:value-type="float">
            <text:p>0.070982152</text:p>
          </table:table-cell>
          <table:table-cell office:value-type="float" office:value="0.6965" calcext:value-type="float">
            <text:p>0.6965</text:p>
          </table:table-cell>
          <table:table-cell office:value-type="float" office:value="0.122578779994218" calcext:value-type="float">
            <text:p>0.12257878</text:p>
          </table:table-cell>
          <table:table-cell office:value-type="string" calcext:value-type="string">
            <text:p>felt</text:p>
          </table:table-cell>
          <table:table-cell office:value-type="float" office:value="-0.0286284541187718" calcext:value-type="float">
            <text:p>-0.0286284541</text:p>
          </table:table-cell>
          <table:table-cell office:value-type="float" office:value="-0.02135" calcext:value-type="float">
            <text:p>-0.02135</text:p>
          </table:table-cell>
          <table:table-cell office:value-type="float" office:value="-0.025723148218663" calcext:value-type="float">
            <text:p>-0.0257231482</text:p>
          </table:table-cell>
          <table:table-cell office:value-type="string" calcext:value-type="string">
            <text:p>possible</text:p>
          </table:table-cell>
          <table:table-cell office:value-type="float" office:value="-0.0285026663031994" calcext:value-type="float">
            <text:p>-0.0285026663</text:p>
          </table:table-cell>
          <table:table-cell office:value-type="float" office:value="-0.04045" calcext:value-type="float">
            <text:p>-0.04045</text:p>
          </table:table-cell>
          <table:table-cell office:value-type="float" office:value="-0.0260674655982672" calcext:value-type="float">
            <text:p>-0.0260674656</text:p>
          </table:table-cell>
        </table:table-row>
        <table:table-row table:style-name="ro1">
          <table:table-cell office:value-type="string" calcext:value-type="string">
            <text:p>mention</text:p>
          </table:table-cell>
          <table:table-cell office:value-type="float" office:value="0.0336565287330398" calcext:value-type="float">
            <text:p>0.0336565287</text:p>
          </table:table-cell>
          <table:table-cell office:value-type="float" office:value="0.63435" calcext:value-type="float">
            <text:p>0.63435</text:p>
          </table:table-cell>
          <table:table-cell office:value-type="float" office:value="0.0871301959805268" calcext:value-type="float">
            <text:p>0.087130196</text:p>
          </table:table-cell>
          <table:table-cell office:value-type="string" calcext:value-type="string">
            <text:p>tells</text:p>
          </table:table-cell>
          <table:table-cell office:value-type="float" office:value="0.0717844712515623" calcext:value-type="float">
            <text:p>0.0717844713</text:p>
          </table:table-cell>
          <table:table-cell office:value-type="float" office:value="0.69565" calcext:value-type="float">
            <text:p>0.69565</text:p>
          </table:table-cell>
          <table:table-cell office:value-type="float" office:value="0.124046625413729" calcext:value-type="float">
            <text:p>0.1240466254</text:p>
          </table:table-cell>
          <table:table-cell office:value-type="string" calcext:value-type="string">
            <text:p>won't</text:p>
          </table:table-cell>
          <table:table-cell office:value-type="float" office:value="0.0709575190514296" calcext:value-type="float">
            <text:p>0.0709575191</text:p>
          </table:table-cell>
          <table:table-cell office:value-type="float" office:value="0.67415" calcext:value-type="float">
            <text:p>0.67415</text:p>
          </table:table-cell>
          <table:table-cell office:value-type="float" office:value="0.142387156204764" calcext:value-type="float">
            <text:p>0.1423871562</text:p>
          </table:table-cell>
          <table:table-cell office:value-type="string" calcext:value-type="string">
            <text:p>actors</text:p>
          </table:table-cell>
          <table:table-cell office:value-type="float" office:value="-0.0285261467033211" calcext:value-type="float">
            <text:p>-0.0285261467</text:p>
          </table:table-cell>
          <table:table-cell office:value-type="float" office:value="-0.00869999999999993" calcext:value-type="float">
            <text:p>-0.0087</text:p>
          </table:table-cell>
          <table:table-cell office:value-type="float" office:value="-0.023080052471222" calcext:value-type="float">
            <text:p>-0.0230800525</text:p>
          </table:table-cell>
          <table:table-cell office:value-type="string" calcext:value-type="string">
            <text:p>what's</text:p>
          </table:table-cell>
          <table:table-cell office:value-type="float" office:value="-0.0284911332820727" calcext:value-type="float">
            <text:p>-0.0284911333</text:p>
          </table:table-cell>
          <table:table-cell office:value-type="float" office:value="-0.0592" calcext:value-type="float">
            <text:p>-0.0592</text:p>
          </table:table-cell>
          <table:table-cell office:value-type="float" office:value="-0.0263922893380709" calcext:value-type="float">
            <text:p>-0.0263922893</text:p>
          </table:table-cell>
        </table:table-row>
        <table:table-row table:style-name="ro1">
          <table:table-cell office:value-type="string" calcext:value-type="string">
            <text:p>men</text:p>
          </table:table-cell>
          <table:table-cell office:value-type="float" office:value="0.0474490841553982" calcext:value-type="float">
            <text:p>0.0474490842</text:p>
          </table:table-cell>
          <table:table-cell office:value-type="float" office:value="0.60075" calcext:value-type="float">
            <text:p>0.60075</text:p>
          </table:table-cell>
          <table:table-cell office:value-type="float" office:value="0.136850070262674" calcext:value-type="float">
            <text:p>0.1368500703</text:p>
          </table:table-cell>
          <table:table-cell office:value-type="string" calcext:value-type="string">
            <text:p>evil</text:p>
          </table:table-cell>
          <table:table-cell office:value-type="float" office:value="0.0715561136049439" calcext:value-type="float">
            <text:p>0.0715561136</text:p>
          </table:table-cell>
          <table:table-cell office:value-type="float" office:value="0.65895" calcext:value-type="float">
            <text:p>0.65895</text:p>
          </table:table-cell>
          <table:table-cell office:value-type="float" office:value="0.142551854179761" calcext:value-type="float">
            <text:p>0.1425518542</text:p>
          </table:table-cell>
          <table:table-cell office:value-type="string" calcext:value-type="string">
            <text:p>remember</text:p>
          </table:table-cell>
          <table:table-cell office:value-type="float" office:value="0.0709048086870504" calcext:value-type="float">
            <text:p>0.0709048087</text:p>
          </table:table-cell>
          <table:table-cell office:value-type="float" office:value="0.59915" calcext:value-type="float">
            <text:p>0.59915</text:p>
          </table:table-cell>
          <table:table-cell office:value-type="float" office:value="0.164808834253568" calcext:value-type="float">
            <text:p>0.1648088343</text:p>
          </table:table-cell>
          <table:table-cell office:value-type="string" calcext:value-type="string">
            <text:p>age</text:p>
          </table:table-cell>
          <table:table-cell office:value-type="float" office:value="-0.0284978140886463" calcext:value-type="float">
            <text:p>-0.0284978141</text:p>
          </table:table-cell>
          <table:table-cell office:value-type="float" office:value="-0.0564500000000001" calcext:value-type="float">
            <text:p>-0.05645</text:p>
          </table:table-cell>
          <table:table-cell office:value-type="float" office:value="-0.025759979598481" calcext:value-type="float">
            <text:p>-0.0257599796</text:p>
          </table:table-cell>
          <table:table-cell office:value-type="string" calcext:value-type="string">
            <text:p>line</text:p>
          </table:table-cell>
          <table:table-cell office:value-type="float" office:value="-0.0284120426193688" calcext:value-type="float">
            <text:p>-0.0284120426</text:p>
          </table:table-cell>
          <table:table-cell office:value-type="float" office:value="-0.0416000000000001" calcext:value-type="float">
            <text:p>-0.0416</text:p>
          </table:table-cell>
          <table:table-cell office:value-type="float" office:value="-0.023904633798961" calcext:value-type="float">
            <text:p>-0.0239046338</text:p>
          </table:table-cell>
        </table:table-row>
        <table:table-row table:style-name="ro1">
          <table:table-cell office:value-type="string" calcext:value-type="string">
            <text:p>memorable</text:p>
          </table:table-cell>
          <table:table-cell office:value-type="float" office:value="0.0388813662364937" calcext:value-type="float">
            <text:p>0.0388813662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0837723919915701" calcext:value-type="float">
            <text:p>0.083772392</text:p>
          </table:table-cell>
          <table:table-cell office:value-type="string" calcext:value-type="string">
            <text:p>turn</text:p>
          </table:table-cell>
          <table:table-cell office:value-type="float" office:value="0.0713723637642667" calcext:value-type="float">
            <text:p>0.0713723638</text:p>
          </table:table-cell>
          <table:table-cell office:value-type="float" office:value="0.6383" calcext:value-type="float">
            <text:p>0.6383</text:p>
          </table:table-cell>
          <table:table-cell office:value-type="float" office:value="0.14974141984015" calcext:value-type="float">
            <text:p>0.1497414198</text:p>
          </table:table-cell>
          <table:table-cell office:value-type="string" calcext:value-type="string">
            <text:p>direction</text:p>
          </table:table-cell>
          <table:table-cell office:value-type="float" office:value="0.0708831016252204" calcext:value-type="float">
            <text:p>0.0708831016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153434433541481" calcext:value-type="float">
            <text:p>0.1534344335</text:p>
          </table:table-cell>
          <table:table-cell office:value-type="string" calcext:value-type="string">
            <text:p>camera</text:p>
          </table:table-cell>
          <table:table-cell office:value-type="float" office:value="-0.028491898321815" calcext:value-type="float">
            <text:p>-0.0284918983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-0.02644590125396" calcext:value-type="float">
            <text:p>-0.0264459013</text:p>
          </table:table-cell>
          <table:table-cell office:value-type="string" calcext:value-type="string">
            <text:p>taking</text:p>
          </table:table-cell>
          <table:table-cell office:value-type="float" office:value="-0.0283961626367813" calcext:value-type="float">
            <text:p>-0.0283961626</text:p>
          </table:table-cell>
          <table:table-cell office:value-type="float" office:value="-0.06515" calcext:value-type="float">
            <text:p>-0.06515</text:p>
          </table:table-cell>
          <table:table-cell office:value-type="float" office:value="-0.025638386816801" calcext:value-type="float">
            <text:p>-0.0256383868</text:p>
          </table:table-cell>
        </table:table-row>
        <table:table-row table:style-name="ro1">
          <table:table-cell office:value-type="string" calcext:value-type="string">
            <text:p>meets</text:p>
          </table:table-cell>
          <table:table-cell office:value-type="float" office:value="0.0328972517506974" calcext:value-type="float">
            <text:p>0.0328972518</text:p>
          </table:table-cell>
          <table:table-cell office:value-type="float" office:value="0.6195" calcext:value-type="float">
            <text:p>0.6195</text:p>
          </table:table-cell>
          <table:table-cell office:value-type="float" office:value="0.0771283046325491" calcext:value-type="float">
            <text:p>0.0771283046</text:p>
          </table:table-cell>
          <table:table-cell office:value-type="string" calcext:value-type="string">
            <text:p>career</text:p>
          </table:table-cell>
          <table:table-cell office:value-type="float" office:value="0.071093021582713" calcext:value-type="float">
            <text:p>0.0710930216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12919826652221" calcext:value-type="float">
            <text:p>0.1291982665</text:p>
          </table:table-cell>
          <table:table-cell office:value-type="string" calcext:value-type="string">
            <text:p>friends</text:p>
          </table:table-cell>
          <table:table-cell office:value-type="float" office:value="0.0707920723145574" calcext:value-type="float">
            <text:p>0.0707920723</text:p>
          </table:table-cell>
          <table:table-cell office:value-type="float" office:value="0.60495" calcext:value-type="float">
            <text:p>0.60495</text:p>
          </table:table-cell>
          <table:table-cell office:value-type="float" office:value="0.166297351482537" calcext:value-type="float">
            <text:p>0.1662973515</text:p>
          </table:table-cell>
          <table:table-cell office:value-type="string" calcext:value-type="string">
            <text:p>anyway</text:p>
          </table:table-cell>
          <table:table-cell office:value-type="float" office:value="-0.0283924901076996" calcext:value-type="float">
            <text:p>-0.0283924901</text:p>
          </table:table-cell>
          <table:table-cell office:value-type="float" office:value="-0.0508500000000001" calcext:value-type="float">
            <text:p>-0.05085</text:p>
          </table:table-cell>
          <table:table-cell office:value-type="float" office:value="-0.025522388371241" calcext:value-type="float">
            <text:p>-0.0255223884</text:p>
          </table:table-cell>
          <table:table-cell office:value-type="string" calcext:value-type="string">
            <text:p>heard</text:p>
          </table:table-cell>
          <table:table-cell office:value-type="float" office:value="-0.0283932851897738" calcext:value-type="float">
            <text:p>-0.0283932852</text:p>
          </table:table-cell>
          <table:table-cell office:value-type="float" office:value="-0.04035" calcext:value-type="float">
            <text:p>-0.04035</text:p>
          </table:table-cell>
          <table:table-cell office:value-type="float" office:value="-0.0258511861541549" calcext:value-type="float">
            <text:p>-0.0258511862</text:p>
          </table:table-cell>
        </table:table-row>
        <table:table-row table:style-name="ro1">
          <table:table-cell office:value-type="string" calcext:value-type="string">
            <text:p>meet</text:p>
          </table:table-cell>
          <table:table-cell office:value-type="float" office:value="0.026647341195142" calcext:value-type="float">
            <text:p>0.0266473412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0702137998056366" calcext:value-type="float">
            <text:p>0.0702137998</text:p>
          </table:table-cell>
          <table:table-cell office:value-type="string" calcext:value-type="string">
            <text:p>save</text:p>
          </table:table-cell>
          <table:table-cell office:value-type="float" office:value="0.0710777138024137" calcext:value-type="float">
            <text:p>0.0710777138</text:p>
          </table:table-cell>
          <table:table-cell office:value-type="float" office:value="0.64305" calcext:value-type="float">
            <text:p>0.64305</text:p>
          </table:table-cell>
          <table:table-cell office:value-type="float" office:value="0.13372163572382" calcext:value-type="float">
            <text:p>0.1337216357</text:p>
          </table:table-cell>
          <table:table-cell office:value-type="string" calcext:value-type="string">
            <text:p>picture</text:p>
          </table:table-cell>
          <table:table-cell office:value-type="float" office:value="0.0707321782911424" calcext:value-type="float">
            <text:p>0.0707321783</text:p>
          </table:table-cell>
          <table:table-cell office:value-type="float" office:value="0.64475" calcext:value-type="float">
            <text:p>0.64475</text:p>
          </table:table-cell>
          <table:table-cell office:value-type="float" office:value="0.151641791044776" calcext:value-type="float">
            <text:p>0.151641791</text:p>
          </table:table-cell>
          <table:table-cell office:value-type="string" calcext:value-type="string">
            <text:p>deal</text:p>
          </table:table-cell>
          <table:table-cell office:value-type="float" office:value="-0.0283909983056171" calcext:value-type="float">
            <text:p>-0.0283909983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-0.0265026921145198" calcext:value-type="float">
            <text:p>-0.0265026921</text:p>
          </table:table-cell>
          <table:table-cell office:value-type="string" calcext:value-type="string">
            <text:p>view</text:p>
          </table:table-cell>
          <table:table-cell office:value-type="float" office:value="-0.0283561089621813" calcext:value-type="float">
            <text:p>-0.028356109</text:p>
          </table:table-cell>
          <table:table-cell office:value-type="float" office:value="-0.1151" calcext:value-type="float">
            <text:p>-0.1151</text:p>
          </table:table-cell>
          <table:table-cell office:value-type="float" office:value="-0.0251335760567608" calcext:value-type="float">
            <text:p>-0.0251335761</text:p>
          </table:table-cell>
        </table:table-row>
        <table:table-row table:style-name="ro1">
          <table:table-cell office:value-type="string" calcext:value-type="string">
            <text:p>meant</text:p>
          </table:table-cell>
          <table:table-cell office:value-type="float" office:value="0.0252034168687683" calcext:value-type="float">
            <text:p>0.0252034169</text:p>
          </table:table-cell>
          <table:table-cell office:value-type="float" office:value="0.61455" calcext:value-type="float">
            <text:p>0.61455</text:p>
          </table:table-cell>
          <table:table-cell office:value-type="float" office:value="0.0677228201717257" calcext:value-type="float">
            <text:p>0.0677228202</text:p>
          </table:table-cell>
          <table:table-cell office:value-type="string" calcext:value-type="string">
            <text:p>past</text:p>
          </table:table-cell>
          <table:table-cell office:value-type="float" office:value="0.0710575900492312" calcext:value-type="float">
            <text:p>0.07105759</text:p>
          </table:table-cell>
          <table:table-cell office:value-type="float" office:value="0.64795" calcext:value-type="float">
            <text:p>0.64795</text:p>
          </table:table-cell>
          <table:table-cell office:value-type="float" office:value="0.144575385736849" calcext:value-type="float">
            <text:p>0.1445753857</text:p>
          </table:table-cell>
          <table:table-cell office:value-type="string" calcext:value-type="string">
            <text:p>budget</text:p>
          </table:table-cell>
          <table:table-cell office:value-type="float" office:value="0.0706006693450396" calcext:value-type="float">
            <text:p>0.0706006693</text:p>
          </table:table-cell>
          <table:table-cell office:value-type="float" office:value="0.62305" calcext:value-type="float">
            <text:p>0.62305</text:p>
          </table:table-cell>
          <table:table-cell office:value-type="float" office:value="0.165393556957821" calcext:value-type="float">
            <text:p>0.165393557</text:p>
          </table:table-cell>
          <table:table-cell office:value-type="string" calcext:value-type="string">
            <text:p>means</text:p>
          </table:table-cell>
          <table:table-cell office:value-type="float" office:value="-0.0283334278919661" calcext:value-type="float">
            <text:p>-0.0283334279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0261298905671754" calcext:value-type="float">
            <text:p>-0.0261298906</text:p>
          </table:table-cell>
          <table:table-cell office:value-type="string" calcext:value-type="string">
            <text:p>murder</text:p>
          </table:table-cell>
          <table:table-cell office:value-type="float" office:value="-0.0283028930241861" calcext:value-type="float">
            <text:p>-0.028302893</text:p>
          </table:table-cell>
          <table:table-cell office:value-type="float" office:value="-0.0417" calcext:value-type="float">
            <text:p>-0.0417</text:p>
          </table:table-cell>
          <table:table-cell office:value-type="float" office:value="-0.0262580861971779" calcext:value-type="float">
            <text:p>-0.0262580862</text:p>
          </table:table-cell>
        </table:table-row>
        <table:table-row table:style-name="ro1">
          <table:table-cell office:value-type="string" calcext:value-type="string">
            <text:p>means</text:p>
          </table:table-cell>
          <table:table-cell office:value-type="float" office:value="0.026572707539361" calcext:value-type="float">
            <text:p>0.0265727075</text:p>
          </table:table-cell>
          <table:table-cell office:value-type="float" office:value="0.60435" calcext:value-type="float">
            <text:p>0.60435</text:p>
          </table:table-cell>
          <table:table-cell office:value-type="float" office:value="0.0759079761765736" calcext:value-type="float">
            <text:p>0.0759079762</text:p>
          </table:table-cell>
          <table:table-cell office:value-type="string" calcext:value-type="string">
            <text:p>run</text:p>
          </table:table-cell>
          <table:table-cell office:value-type="float" office:value="0.0710549652090413" calcext:value-type="float">
            <text:p>0.0710549652</text:p>
          </table:table-cell>
          <table:table-cell office:value-type="float" office:value="0.6789" calcext:value-type="float">
            <text:p>0.6789</text:p>
          </table:table-cell>
          <table:table-cell office:value-type="float" office:value="0.143276414087513" calcext:value-type="float">
            <text:p>0.1432764141</text:p>
          </table:table-cell>
          <table:table-cell office:value-type="string" calcext:value-type="string">
            <text:p>badly</text:p>
          </table:table-cell>
          <table:table-cell office:value-type="float" office:value="0.0703812928737242" calcext:value-type="float">
            <text:p>0.0703812929</text:p>
          </table:table-cell>
          <table:table-cell office:value-type="float" office:value="0.7" calcext:value-type="float">
            <text:p>0.7</text:p>
          </table:table-cell>
          <table:table-cell office:value-type="float" office:value="0.111111111111111" calcext:value-type="float">
            <text:p>0.1111111111</text:p>
          </table:table-cell>
          <table:table-cell office:value-type="string" calcext:value-type="string">
            <text:p>complete</text:p>
          </table:table-cell>
          <table:table-cell office:value-type="float" office:value="-0.0282855363375829" calcext:value-type="float">
            <text:p>-0.0282855363</text:p>
          </table:table-cell>
          <table:table-cell office:value-type="float" office:value="-0.00664999999999993" calcext:value-type="float">
            <text:p>-0.00665</text:p>
          </table:table-cell>
          <table:table-cell office:value-type="float" office:value="-0.026397440869642" calcext:value-type="float">
            <text:p>-0.0263974409</text:p>
          </table:table-cell>
          <table:table-cell office:value-type="string" calcext:value-type="string">
            <text:p>sometimes</text:p>
          </table:table-cell>
          <table:table-cell office:value-type="float" office:value="-0.0282022119363294" calcext:value-type="float">
            <text:p>-0.0282022119</text:p>
          </table:table-cell>
          <table:table-cell office:value-type="float" office:value="-0.0677500000000001" calcext:value-type="float">
            <text:p>-0.06775</text:p>
          </table:table-cell>
          <table:table-cell office:value-type="float" office:value="-0.024965430546826" calcext:value-type="float">
            <text:p>-0.024965430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596467962358869" calcext:value-type="float">
            <text:p>0.0596467962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155211141060198" calcext:value-type="float">
            <text:p>0.1552111411</text:p>
          </table:table-cell>
          <table:table-cell office:value-type="string" calcext:value-type="string">
            <text:p>friend</text:p>
          </table:table-cell>
          <table:table-cell office:value-type="float" office:value="0.0708547872040119" calcext:value-type="float">
            <text:p>0.0708547872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147435897435897" calcext:value-type="float">
            <text:p>0.1474358974</text:p>
          </table:table-cell>
          <table:table-cell office:value-type="string" calcext:value-type="string">
            <text:p>late</text:p>
          </table:table-cell>
          <table:table-cell office:value-type="float" office:value="0.0703478065687174" calcext:value-type="float">
            <text:p>0.0703478066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143089872386641" calcext:value-type="float">
            <text:p>0.1430898724</text:p>
          </table:table-cell>
          <table:table-cell office:value-type="string" calcext:value-type="string">
            <text:p>john</text:p>
          </table:table-cell>
          <table:table-cell office:value-type="float" office:value="-0.0282590303956881" calcext:value-type="float">
            <text:p>-0.0282590304</text:p>
          </table:table-cell>
          <table:table-cell office:value-type="float" office:value="-0.0453" calcext:value-type="float">
            <text:p>-0.0453</text:p>
          </table:table-cell>
          <table:table-cell office:value-type="float" office:value="-0.023697213676932" calcext:value-type="float">
            <text:p>-0.0236972137</text:p>
          </table:table-cell>
          <table:table-cell office:value-type="string" calcext:value-type="string">
            <text:p>open</text:p>
          </table:table-cell>
          <table:table-cell office:value-type="float" office:value="-0.0281557514622684" calcext:value-type="float">
            <text:p>-0.0281557515</text:p>
          </table:table-cell>
          <table:table-cell office:value-type="float" office:value="-0.0934499999999999" calcext:value-type="float">
            <text:p>-0.09345</text:p>
          </table:table-cell>
          <table:table-cell office:value-type="float" office:value="-0.026300747669661" calcext:value-type="float">
            <text:p>-0.026300747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0.101216799603348" calcext:value-type="float">
            <text:p>0.1012167996</text:p>
          </table:table-cell>
          <table:table-cell office:value-type="float" office:value="0.5731" calcext:value-type="float">
            <text:p>0.5731</text:p>
          </table:table-cell>
          <table:table-cell office:value-type="float" office:value="0.416962578530456" calcext:value-type="float">
            <text:p>0.4169625785</text:p>
          </table:table-cell>
          <table:table-cell office:value-type="string" calcext:value-type="string">
            <text:p>close</text:p>
          </table:table-cell>
          <table:table-cell office:value-type="float" office:value="0.0707817950677888" calcext:value-type="float">
            <text:p>0.0707817951</text:p>
          </table:table-cell>
          <table:table-cell office:value-type="float" office:value="0.65445" calcext:value-type="float">
            <text:p>0.65445</text:p>
          </table:table-cell>
          <table:table-cell office:value-type="float" office:value="0.148367221195317" calcext:value-type="float">
            <text:p>0.1483672212</text:p>
          </table:table-cell>
          <table:table-cell office:value-type="string" calcext:value-type="string">
            <text:p>felt</text:p>
          </table:table-cell>
          <table:table-cell office:value-type="float" office:value="0.0701108947930981" calcext:value-type="float">
            <text:p>0.0701108948</text:p>
          </table:table-cell>
          <table:table-cell office:value-type="float" office:value="0.61025" calcext:value-type="float">
            <text:p>0.61025</text:p>
          </table:table-cell>
          <table:table-cell office:value-type="float" office:value="0.15592853275582" calcext:value-type="float">
            <text:p>0.1559285328</text:p>
          </table:table-cell>
          <table:table-cell office:value-type="string" calcext:value-type="string">
            <text:p>local</text:p>
          </table:table-cell>
          <table:table-cell office:value-type="float" office:value="-0.0282196890334792" calcext:value-type="float">
            <text:p>-0.028219689</text:p>
          </table:table-cell>
          <table:table-cell office:value-type="float" office:value="-0.06515" calcext:value-type="float">
            <text:p>-0.06515</text:p>
          </table:table-cell>
          <table:table-cell office:value-type="float" office:value="-0.0260270703888223" calcext:value-type="float">
            <text:p>-0.0260270704</text:p>
          </table:table-cell>
          <table:table-cell office:value-type="string" calcext:value-type="string">
            <text:p>within</text:p>
          </table:table-cell>
          <table:table-cell office:value-type="float" office:value="-0.0281553850498774" calcext:value-type="float">
            <text:p>-0.028155385</text:p>
          </table:table-cell>
          <table:table-cell office:value-type="float" office:value="-0.06025" calcext:value-type="float">
            <text:p>-0.06025</text:p>
          </table:table-cell>
          <table:table-cell office:value-type="float" office:value="-0.0259748019441752" calcext:value-type="float">
            <text:p>-0.0259748019</text:p>
          </table:table-cell>
        </table:table-row>
        <table:table-row table:style-name="ro1">
          <table:table-cell office:value-type="string" calcext:value-type="string">
            <text:p>maybe</text:p>
          </table:table-cell>
          <table:table-cell office:value-type="float" office:value="0.0678589375543991" calcext:value-type="float">
            <text:p>0.0678589376</text:p>
          </table:table-cell>
          <table:table-cell office:value-type="float" office:value="0.59985" calcext:value-type="float">
            <text:p>0.59985</text:p>
          </table:table-cell>
          <table:table-cell office:value-type="float" office:value="0.191371122562393" calcext:value-type="float">
            <text:p>0.1913711226</text:p>
          </table:table-cell>
          <table:table-cell office:value-type="string" calcext:value-type="string">
            <text:p>care</text:p>
          </table:table-cell>
          <table:table-cell office:value-type="float" office:value="0.0707701711180491" calcext:value-type="float">
            <text:p>0.0707701711</text:p>
          </table:table-cell>
          <table:table-cell office:value-type="float" office:value="0.66025" calcext:value-type="float">
            <text:p>0.66025</text:p>
          </table:table-cell>
          <table:table-cell office:value-type="float" office:value="0.147748651699486" calcext:value-type="float">
            <text:p>0.1477486517</text:p>
          </table:table-cell>
          <table:table-cell office:value-type="string" calcext:value-type="string">
            <text:p>written</text:p>
          </table:table-cell>
          <table:table-cell office:value-type="float" office:value="0.070040121126203" calcext:value-type="float">
            <text:p>0.0700401211</text:p>
          </table:table-cell>
          <table:table-cell office:value-type="float" office:value="0.6311" calcext:value-type="float">
            <text:p>0.6311</text:p>
          </table:table-cell>
          <table:table-cell office:value-type="float" office:value="0.163871260199456" calcext:value-type="float">
            <text:p>0.1638712602</text:p>
          </table:table-cell>
          <table:table-cell office:value-type="string" calcext:value-type="string">
            <text:p>across</text:p>
          </table:table-cell>
          <table:table-cell office:value-type="float" office:value="-0.0281551481333307" calcext:value-type="float">
            <text:p>-0.0281551481</text:p>
          </table:table-cell>
          <table:table-cell office:value-type="float" office:value="-0.0575" calcext:value-type="float">
            <text:p>-0.0575</text:p>
          </table:table-cell>
          <table:table-cell office:value-type="float" office:value="-0.0254863699334155" calcext:value-type="float">
            <text:p>-0.0254863699</text:p>
          </table:table-cell>
          <table:table-cell office:value-type="string" calcext:value-type="string">
            <text:p>leave</text:p>
          </table:table-cell>
          <table:table-cell office:value-type="float" office:value="-0.0280620669756308" calcext:value-type="float">
            <text:p>-0.028062067</text:p>
          </table:table-cell>
          <table:table-cell office:value-type="float" office:value="-0.06675" calcext:value-type="float">
            <text:p>-0.06675</text:p>
          </table:table-cell>
          <table:table-cell office:value-type="float" office:value="-0.025013528236021" calcext:value-type="float">
            <text:p>-0.0250135282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0.0706794344360495" calcext:value-type="float">
            <text:p>0.0706794344</text:p>
          </table:table-cell>
          <table:table-cell office:value-type="float" office:value="0.5712" calcext:value-type="float">
            <text:p>0.5712</text:p>
          </table:table-cell>
          <table:table-cell office:value-type="float" office:value="0.230989956958393" calcext:value-type="float">
            <text:p>0.230989957</text:p>
          </table:table-cell>
          <table:table-cell office:value-type="string" calcext:value-type="string">
            <text:p>based</text:p>
          </table:table-cell>
          <table:table-cell office:value-type="float" office:value="0.0706910116427773" calcext:value-type="float">
            <text:p>0.0706910116</text:p>
          </table:table-cell>
          <table:table-cell office:value-type="float" office:value="0.63605" calcext:value-type="float">
            <text:p>0.63605</text:p>
          </table:table-cell>
          <table:table-cell office:value-type="float" office:value="0.157035321366532" calcext:value-type="float">
            <text:p>0.1570353214</text:p>
          </table:table-cell>
          <table:table-cell office:value-type="string" calcext:value-type="string">
            <text:p>self</text:p>
          </table:table-cell>
          <table:table-cell office:value-type="float" office:value="0.0698845015401618" calcext:value-type="float">
            <text:p>0.0698845015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136649214659686" calcext:value-type="float">
            <text:p>0.1366492147</text:p>
          </table:table-cell>
          <table:table-cell office:value-type="string" calcext:value-type="string">
            <text:p>ones</text:p>
          </table:table-cell>
          <table:table-cell office:value-type="float" office:value="-0.0280563542043122" calcext:value-type="float">
            <text:p>-0.0280563542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-0.0256574518310511" calcext:value-type="float">
            <text:p>-0.0256574518</text:p>
          </table:table-cell>
          <table:table-cell office:value-type="string" calcext:value-type="string">
            <text:p>single</text:p>
          </table:table-cell>
          <table:table-cell office:value-type="float" office:value="-0.0279397427809273" calcext:value-type="float">
            <text:p>-0.0279397428</text:p>
          </table:table-cell>
          <table:table-cell office:value-type="float" office:value="-0.0333" calcext:value-type="float">
            <text:p>-0.0333</text:p>
          </table:table-cell>
          <table:table-cell office:value-type="float" office:value="-0.0258884256637349" calcext:value-type="float">
            <text:p>-0.0258884257</text:p>
          </table:table-cell>
        </table:table-row>
        <table:table-row table:style-name="ro1">
          <table:table-cell office:value-type="string" calcext:value-type="string">
            <text:p>matter</text:p>
          </table:table-cell>
          <table:table-cell office:value-type="float" office:value="0.0408465073732933" calcext:value-type="float">
            <text:p>0.0408465074</text:p>
          </table:table-cell>
          <table:table-cell office:value-type="float" office:value="0.61795" calcext:value-type="float">
            <text:p>0.61795</text:p>
          </table:table-cell>
          <table:table-cell office:value-type="float" office:value="0.114497624290184" calcext:value-type="float">
            <text:p>0.1144976243</text:p>
          </table:table-cell>
          <table:table-cell office:value-type="string" calcext:value-type="string">
            <text:p>cut</text:p>
          </table:table-cell>
          <table:table-cell office:value-type="float" office:value="0.0706023498773002" calcext:value-type="float">
            <text:p>0.0706023499</text:p>
          </table:table-cell>
          <table:table-cell office:value-type="float" office:value="0.67165" calcext:value-type="float">
            <text:p>0.67165</text:p>
          </table:table-cell>
          <table:table-cell office:value-type="float" office:value="0.129852921690738" calcext:value-type="float">
            <text:p>0.1298529217</text:p>
          </table:table-cell>
          <table:table-cell office:value-type="string" calcext:value-type="string">
            <text:p>appears</text:p>
          </table:table-cell>
          <table:table-cell office:value-type="float" office:value="0.069879844795368" calcext:value-type="float">
            <text:p>0.0698798448</text:p>
          </table:table-cell>
          <table:table-cell office:value-type="float" office:value="0.67855" calcext:value-type="float">
            <text:p>0.67855</text:p>
          </table:table-cell>
          <table:table-cell office:value-type="float" office:value="0.120640131308986" calcext:value-type="float">
            <text:p>0.1206401313</text:p>
          </table:table-cell>
          <table:table-cell office:value-type="string" calcext:value-type="string">
            <text:p>score</text:p>
          </table:table-cell>
          <table:table-cell office:value-type="float" office:value="-0.0279841834136666" calcext:value-type="float">
            <text:p>-0.0279841834</text:p>
          </table:table-cell>
          <table:table-cell office:value-type="float" office:value="-0.03205" calcext:value-type="float">
            <text:p>-0.03205</text:p>
          </table:table-cell>
          <table:table-cell office:value-type="float" office:value="-0.025723695853015" calcext:value-type="float">
            <text:p>-0.0257236959</text:p>
          </table:table-cell>
          <table:table-cell office:value-type="string" calcext:value-type="string">
            <text:p>order</text:p>
          </table:table-cell>
          <table:table-cell office:value-type="float" office:value="-0.0279393047373319" calcext:value-type="float">
            <text:p>-0.0279393047</text:p>
          </table:table-cell>
          <table:table-cell office:value-type="float" office:value="-0.0561999999999999" calcext:value-type="float">
            <text:p>-0.0562</text:p>
          </table:table-cell>
          <table:table-cell office:value-type="float" office:value="-0.0255676402824095" calcext:value-type="float">
            <text:p>-0.0255676403</text:p>
          </table:table-cell>
        </table:table-row>
        <table:table-row table:style-name="ro1">
          <table:table-cell office:value-type="string" calcext:value-type="string">
            <text:p>material</text:p>
          </table:table-cell>
          <table:table-cell office:value-type="float" office:value="0.0304348937915591" calcext:value-type="float">
            <text:p>0.0304348938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0800767202109806" calcext:value-type="float">
            <text:p>0.0800767202</text:p>
          </table:table-cell>
          <table:table-cell office:value-type="string" calcext:value-type="string">
            <text:p>side</text:p>
          </table:table-cell>
          <table:table-cell office:value-type="float" office:value="0.0702099152461726" calcext:value-type="float">
            <text:p>0.0702099152</text:p>
          </table:table-cell>
          <table:table-cell office:value-type="float" office:value="0.6575" calcext:value-type="float">
            <text:p>0.6575</text:p>
          </table:table-cell>
          <table:table-cell office:value-type="float" office:value="0.143535883970993" calcext:value-type="float">
            <text:p>0.143535884</text:p>
          </table:table-cell>
          <table:table-cell office:value-type="string" calcext:value-type="string">
            <text:p>version</text:p>
          </table:table-cell>
          <table:table-cell office:value-type="float" office:value="0.0696686884831629" calcext:value-type="float">
            <text:p>0.0696686885</text:p>
          </table:table-cell>
          <table:table-cell office:value-type="float" office:value="0.63465" calcext:value-type="float">
            <text:p>0.63465</text:p>
          </table:table-cell>
          <table:table-cell office:value-type="float" office:value="0.16213736956771" calcext:value-type="float">
            <text:p>0.1621373696</text:p>
          </table:table-cell>
          <table:table-cell office:value-type="string" calcext:value-type="string">
            <text:p>leads</text:p>
          </table:table-cell>
          <table:table-cell office:value-type="float" office:value="-0.0279803777191982" calcext:value-type="float">
            <text:p>-0.0279803777</text:p>
          </table:table-cell>
          <table:table-cell office:value-type="float" office:value="-0.0614" calcext:value-type="float">
            <text:p>-0.0614</text:p>
          </table:table-cell>
          <table:table-cell office:value-type="float" office:value="-0.0259803078442563" calcext:value-type="float">
            <text:p>-0.0259803078</text:p>
          </table:table-cell>
          <table:table-cell office:value-type="string" calcext:value-type="string">
            <text:p>somehow</text:p>
          </table:table-cell>
          <table:table-cell office:value-type="float" office:value="-0.0279261358866983" calcext:value-type="float">
            <text:p>-0.0279261359</text:p>
          </table:table-cell>
          <table:table-cell office:value-type="float" office:value="-0.0367000000000001" calcext:value-type="float">
            <text:p>-0.0367</text:p>
          </table:table-cell>
          <table:table-cell office:value-type="float" office:value="-0.0262419930810773" calcext:value-type="float">
            <text:p>-0.0262419931</text:p>
          </table:table-cell>
        </table:table-row>
        <table:table-row table:style-name="ro1">
          <table:table-cell office:value-type="string" calcext:value-type="string">
            <text:p>masterpiece</text:p>
          </table:table-cell>
          <table:table-cell office:value-type="float" office:value="0.036431178737547" calcext:value-type="float">
            <text:p>0.0364311787</text:p>
          </table:table-cell>
          <table:table-cell office:value-type="float" office:value="0.6432" calcext:value-type="float">
            <text:p>0.6432</text:p>
          </table:table-cell>
          <table:table-cell office:value-type="float" office:value="0.0780361757105943" calcext:value-type="float">
            <text:p>0.0780361757</text:p>
          </table:table-cell>
          <table:table-cell office:value-type="string" calcext:value-type="string">
            <text:p>directed</text:p>
          </table:table-cell>
          <table:table-cell office:value-type="float" office:value="0.0702033101563231" calcext:value-type="float">
            <text:p>0.0702033102</text:p>
          </table:table-cell>
          <table:table-cell office:value-type="float" office:value="0.6634" calcext:value-type="float">
            <text:p>0.6634</text:p>
          </table:table-cell>
          <table:table-cell office:value-type="float" office:value="0.142638818135507" calcext:value-type="float">
            <text:p>0.1426388181</text:p>
          </table:table-cell>
          <table:table-cell office:value-type="string" calcext:value-type="string">
            <text:p>begins</text:p>
          </table:table-cell>
          <table:table-cell office:value-type="float" office:value="0.0695689736058699" calcext:value-type="float">
            <text:p>0.0695689736</text:p>
          </table:table-cell>
          <table:table-cell office:value-type="float" office:value="0.6859" calcext:value-type="float">
            <text:p>0.6859</text:p>
          </table:table-cell>
          <table:table-cell office:value-type="float" office:value="0.118439517260735" calcext:value-type="float">
            <text:p>0.1184395173</text:p>
          </table:table-cell>
          <table:table-cell office:value-type="string" calcext:value-type="string">
            <text:p>based</text:p>
          </table:table-cell>
          <table:table-cell office:value-type="float" office:value="-0.0279106752367808" calcext:value-type="float">
            <text:p>-0.0279106752</text:p>
          </table:table-cell>
          <table:table-cell office:value-type="float" office:value="-0.0360499999999999" calcext:value-type="float">
            <text:p>-0.03605</text:p>
          </table:table-cell>
          <table:table-cell office:value-type="float" office:value="-0.024526104276964" calcext:value-type="float">
            <text:p>-0.0245261043</text:p>
          </table:table-cell>
          <table:table-cell office:value-type="string" calcext:value-type="string">
            <text:p>major</text:p>
          </table:table-cell>
          <table:table-cell office:value-type="float" office:value="-0.0278136399568025" calcext:value-type="float">
            <text:p>-0.02781364</text:p>
          </table:table-cell>
          <table:table-cell office:value-type="float" office:value="-0.0544" calcext:value-type="float">
            <text:p>-0.0544</text:p>
          </table:table-cell>
          <table:table-cell office:value-type="float" office:value="-0.0255692212609256" calcext:value-type="float">
            <text:p>-0.0255692213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0.0224823429954089" calcext:value-type="float">
            <text:p>0.022482343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0628220858895705" calcext:value-type="float">
            <text:p>0.0628220859</text:p>
          </table:table-cell>
          <table:table-cell office:value-type="string" calcext:value-type="string">
            <text:p>blood</text:p>
          </table:table-cell>
          <table:table-cell office:value-type="float" office:value="0.0701257388730615" calcext:value-type="float">
            <text:p>0.0701257389</text:p>
          </table:table-cell>
          <table:table-cell office:value-type="float" office:value="0.67995" calcext:value-type="float">
            <text:p>0.67995</text:p>
          </table:table-cell>
          <table:table-cell office:value-type="float" office:value="0.12757257734769" calcext:value-type="float">
            <text:p>0.1275725773</text:p>
          </table:table-cell>
          <table:table-cell office:value-type="string" calcext:value-type="string">
            <text:p>side</text:p>
          </table:table-cell>
          <table:table-cell office:value-type="float" office:value="0.0694275779532486" calcext:value-type="float">
            <text:p>0.069427578</text:p>
          </table:table-cell>
          <table:table-cell office:value-type="float" office:value="0.6623" calcext:value-type="float">
            <text:p>0.6623</text:p>
          </table:table-cell>
          <table:table-cell office:value-type="float" office:value="0.142675806042143" calcext:value-type="float">
            <text:p>0.142675806</text:p>
          </table:table-cell>
          <table:table-cell office:value-type="string" calcext:value-type="string">
            <text:p>police</text:p>
          </table:table-cell>
          <table:table-cell office:value-type="float" office:value="-0.0278338320539495" calcext:value-type="float">
            <text:p>-0.0278338321</text:p>
          </table:table-cell>
          <table:table-cell office:value-type="float" office:value="-0.0640500000000001" calcext:value-type="float">
            <text:p>-0.06405</text:p>
          </table:table-cell>
          <table:table-cell office:value-type="float" office:value="-0.0255634165524836" calcext:value-type="float">
            <text:p>-0.0255634166</text:p>
          </table:table-cell>
          <table:table-cell office:value-type="string" calcext:value-type="string">
            <text:p>begin</text:p>
          </table:table-cell>
          <table:table-cell office:value-type="float" office:value="-0.0276758741827328" calcext:value-type="float">
            <text:p>-0.0276758742</text:p>
          </table:table-cell>
          <table:table-cell office:value-type="float" office:value="-0.0581999999999999" calcext:value-type="float">
            <text:p>-0.0582</text:p>
          </table:table-cell>
          <table:table-cell office:value-type="float" office:value="-0.0258131120200962" calcext:value-type="float">
            <text:p>-0.025813112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float" office:value="0.11925668207715" calcext:value-type="float">
            <text:p>0.1192566821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36421875" calcext:value-type="float">
            <text:p>0.36421875</text:p>
          </table:table-cell>
          <table:table-cell office:value-type="string" calcext:value-type="string">
            <text:p>begins</text:p>
          </table:table-cell>
          <table:table-cell office:value-type="float" office:value="0.0699458879167485" calcext:value-type="float">
            <text:p>0.0699458879</text:p>
          </table:table-cell>
          <table:table-cell office:value-type="float" office:value="0.7019" calcext:value-type="float">
            <text:p>0.7019</text:p>
          </table:table-cell>
          <table:table-cell office:value-type="float" office:value="0.118568894145476" calcext:value-type="float">
            <text:p>0.1185688941</text:p>
          </table:table-cell>
          <table:table-cell office:value-type="string" calcext:value-type="string">
            <text:p>lost</text:p>
          </table:table-cell>
          <table:table-cell office:value-type="float" office:value="0.0693092670213405" calcext:value-type="float">
            <text:p>0.069309267</text:p>
          </table:table-cell>
          <table:table-cell office:value-type="float" office:value="0.6485" calcext:value-type="float">
            <text:p>0.6485</text:p>
          </table:table-cell>
          <table:table-cell office:value-type="float" office:value="0.153420038535645" calcext:value-type="float">
            <text:p>0.1534200385</text:p>
          </table:table-cell>
          <table:table-cell office:value-type="string" calcext:value-type="string">
            <text:p>worth</text:p>
          </table:table-cell>
          <table:table-cell office:value-type="float" office:value="-0.0277927132516397" calcext:value-type="float">
            <text:p>-0.0277927133</text:p>
          </table:table-cell>
          <table:table-cell office:value-type="float" office:value="-0.0309499999999999" calcext:value-type="float">
            <text:p>-0.03095</text:p>
          </table:table-cell>
          <table:table-cell office:value-type="float" office:value="-0.022434032153359" calcext:value-type="float">
            <text:p>-0.0224340322</text:p>
          </table:table-cell>
          <table:table-cell office:value-type="string" calcext:value-type="string">
            <text:p>apparently</text:p>
          </table:table-cell>
          <table:table-cell office:value-type="float" office:value="-0.0276475598580866" calcext:value-type="float">
            <text:p>-0.0276475599</text:p>
          </table:table-cell>
          <table:table-cell office:value-type="float" office:value="-0.01075" calcext:value-type="float">
            <text:p>-0.01075</text:p>
          </table:table-cell>
          <table:table-cell office:value-type="float" office:value="-0.025972263252826" calcext:value-type="float">
            <text:p>-0.0259722633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 office:value-type="float" office:value="0.11215652356656" calcext:value-type="float">
            <text:p>0.1121565236</text:p>
          </table:table-cell>
          <table:table-cell office:value-type="float" office:value="0.6052" calcext:value-type="float">
            <text:p>0.6052</text:p>
          </table:table-cell>
          <table:table-cell office:value-type="float" office:value="0.310633839706653" calcext:value-type="float">
            <text:p>0.3106338397</text:p>
          </table:table-cell>
          <table:table-cell office:value-type="string" calcext:value-type="string">
            <text:p>won't</text:p>
          </table:table-cell>
          <table:table-cell office:value-type="float" office:value="0.0698957859799855" calcext:value-type="float">
            <text:p>0.069895786</text:p>
          </table:table-cell>
          <table:table-cell office:value-type="float" office:value="0.67055" calcext:value-type="float">
            <text:p>0.67055</text:p>
          </table:table-cell>
          <table:table-cell office:value-type="float" office:value="0.141498371335505" calcext:value-type="float">
            <text:p>0.1414983713</text:p>
          </table:table-cell>
          <table:table-cell office:value-type="string" calcext:value-type="string">
            <text:p>worth</text:p>
          </table:table-cell>
          <table:table-cell office:value-type="float" office:value="0.0692473610921014" calcext:value-type="float">
            <text:p>0.0692473611</text:p>
          </table:table-cell>
          <table:table-cell office:value-type="float" office:value="0.61905" calcext:value-type="float">
            <text:p>0.61905</text:p>
          </table:table-cell>
          <table:table-cell office:value-type="float" office:value="0.195204394211471" calcext:value-type="float">
            <text:p>0.1952043942</text:p>
          </table:table-cell>
          <table:table-cell office:value-type="string" calcext:value-type="string">
            <text:p>elements</text:p>
          </table:table-cell>
          <table:table-cell office:value-type="float" office:value="-0.0277767059517731" calcext:value-type="float">
            <text:p>-0.027776706</text:p>
          </table:table-cell>
          <table:table-cell office:value-type="float" office:value="-0.05515" calcext:value-type="float">
            <text:p>-0.05515</text:p>
          </table:table-cell>
          <table:table-cell office:value-type="float" office:value="-0.0257945469226422" calcext:value-type="float">
            <text:p>-0.0257945469</text:p>
          </table:table-cell>
          <table:table-cell office:value-type="string" calcext:value-type="string">
            <text:p>small</text:p>
          </table:table-cell>
          <table:table-cell office:value-type="float" office:value="-0.027566369812539" calcext:value-type="float">
            <text:p>-0.0275663698</text:p>
          </table:table-cell>
          <table:table-cell office:value-type="float" office:value="-0.0417" calcext:value-type="float">
            <text:p>-0.0417</text:p>
          </table:table-cell>
          <table:table-cell office:value-type="float" office:value="-0.023764443343746" calcext:value-type="float">
            <text:p>-0.023764443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0.0264837349629338" calcext:value-type="float">
            <text:p>0.026483735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0694376528117359" calcext:value-type="float">
            <text:p>0.0694376528</text:p>
          </table:table-cell>
          <table:table-cell office:value-type="string" calcext:value-type="string">
            <text:p>remember</text:p>
          </table:table-cell>
          <table:table-cell office:value-type="float" office:value="0.0698827903497087" calcext:value-type="float">
            <text:p>0.0698827903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163428324697755" calcext:value-type="float">
            <text:p>0.1634283247</text:p>
          </table:table-cell>
          <table:table-cell office:value-type="string" calcext:value-type="string">
            <text:p>mother</text:p>
          </table:table-cell>
          <table:table-cell office:value-type="float" office:value="0.0691305740094664" calcext:value-type="float">
            <text:p>0.069130574</text:p>
          </table:table-cell>
          <table:table-cell office:value-type="float" office:value="0.654" calcext:value-type="float">
            <text:p>0.654</text:p>
          </table:table-cell>
          <table:table-cell office:value-type="float" office:value="0.137587238285145" calcext:value-type="float">
            <text:p>0.1375872383</text:p>
          </table:table-cell>
          <table:table-cell office:value-type="string" calcext:value-type="string">
            <text:p>gone</text:p>
          </table:table-cell>
          <table:table-cell office:value-type="float" office:value="-0.0277646123395286" calcext:value-type="float">
            <text:p>-0.0277646123</text:p>
          </table:table-cell>
          <table:table-cell office:value-type="float" office:value="-0.0760000000000001" calcext:value-type="float">
            <text:p>-0.076</text:p>
          </table:table-cell>
          <table:table-cell office:value-type="float" office:value="-0.0256815985615639" calcext:value-type="float">
            <text:p>-0.0256815986</text:p>
          </table:table-cell>
          <table:table-cell office:value-type="string" calcext:value-type="string">
            <text:p>lead</text:p>
          </table:table-cell>
          <table:table-cell office:value-type="float" office:value="-0.0275475745861361" calcext:value-type="float">
            <text:p>-0.0275475746</text:p>
          </table:table-cell>
          <table:table-cell office:value-type="float" office:value="-0.0212" calcext:value-type="float">
            <text:p>-0.0212</text:p>
          </table:table-cell>
          <table:table-cell office:value-type="float" office:value="-0.024965932771708" calcext:value-type="float">
            <text:p>-0.0249659328</text:p>
          </table:table-cell>
        </table:table-row>
        <table:table-row table:style-name="ro1">
          <table:table-cell office:value-type="string" calcext:value-type="string">
            <text:p>making</text:p>
          </table:table-cell>
          <table:table-cell office:value-type="float" office:value="0.0716073254357935" calcext:value-type="float">
            <text:p>0.0716073254</text:p>
          </table:table-cell>
          <table:table-cell office:value-type="float" office:value="0.61205" calcext:value-type="float">
            <text:p>0.61205</text:p>
          </table:table-cell>
          <table:table-cell office:value-type="float" office:value="0.223711855927964" calcext:value-type="float">
            <text:p>0.2237118559</text:p>
          </table:table-cell>
          <table:table-cell office:value-type="string" calcext:value-type="string">
            <text:p>title</text:p>
          </table:table-cell>
          <table:table-cell office:value-type="float" office:value="0.0698294222906334" calcext:value-type="float">
            <text:p>0.0698294223</text:p>
          </table:table-cell>
          <table:table-cell office:value-type="float" office:value="0.64345" calcext:value-type="float">
            <text:p>0.64345</text:p>
          </table:table-cell>
          <table:table-cell office:value-type="float" office:value="0.152786028276108" calcext:value-type="float">
            <text:p>0.1527860283</text:p>
          </table:table-cell>
          <table:table-cell office:value-type="string" calcext:value-type="string">
            <text:p>went</text:p>
          </table:table-cell>
          <table:table-cell office:value-type="float" office:value="0.0689722743380264" calcext:value-type="float">
            <text:p>0.0689722743</text:p>
          </table:table-cell>
          <table:table-cell office:value-type="float" office:value="0.61805" calcext:value-type="float">
            <text:p>0.61805</text:p>
          </table:table-cell>
          <table:table-cell office:value-type="float" office:value="0.154510237963475" calcext:value-type="float">
            <text:p>0.154510238</text:p>
          </table:table-cell>
          <table:table-cell office:value-type="string" calcext:value-type="string">
            <text:p>hands</text:p>
          </table:table-cell>
          <table:table-cell office:value-type="float" office:value="-0.027673045936079" calcext:value-type="float">
            <text:p>-0.0276730459</text:p>
          </table:table-cell>
          <table:table-cell office:value-type="float" office:value="-0.0639000000000001" calcext:value-type="float">
            <text:p>-0.0639</text:p>
          </table:table-cell>
          <table:table-cell office:value-type="float" office:value="-0.0259776527243631" calcext:value-type="float">
            <text:p>-0.0259776527</text:p>
          </table:table-cell>
          <table:table-cell office:value-type="string" calcext:value-type="string">
            <text:p>kids</text:p>
          </table:table-cell>
          <table:table-cell office:value-type="float" office:value="-0.0274892679454433" calcext:value-type="float">
            <text:p>-0.0274892679</text:p>
          </table:table-cell>
          <table:table-cell office:value-type="float" office:value="-0.0316999999999999" calcext:value-type="float">
            <text:p>-0.0317</text:p>
          </table:table-cell>
          <table:table-cell office:value-type="float" office:value="-0.024554010490169" calcext:value-type="float">
            <text:p>-0.0245540105</text:p>
          </table:table-cell>
        </table:table-row>
        <table:table-row table:style-name="ro1">
          <table:table-cell office:value-type="string" calcext:value-type="string">
            <text:p>makes</text:p>
          </table:table-cell>
          <table:table-cell office:value-type="float" office:value="0.0936025263215514" calcext:value-type="float">
            <text:p>0.0936025263</text:p>
          </table:table-cell>
          <table:table-cell office:value-type="float" office:value="0.59995" calcext:value-type="float">
            <text:p>0.59995</text:p>
          </table:table-cell>
          <table:table-cell office:value-type="float" office:value="0.285561210822395" calcext:value-type="float">
            <text:p>0.2855612108</text:p>
          </table:table-cell>
          <table:table-cell office:value-type="float" office:value="5" calcext:value-type="float">
            <text:p>5</text:p>
          </table:table-cell>
          <table:table-cell office:value-type="float" office:value="0.0697838655032264" calcext:value-type="float">
            <text:p>0.0697838655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146663149564759" calcext:value-type="float">
            <text:p>0.1466631496</text:p>
          </table:table-cell>
          <table:table-cell office:value-type="string" calcext:value-type="string">
            <text:p>dialogue</text:p>
          </table:table-cell>
          <table:table-cell office:value-type="float" office:value="0.0688843207825069" calcext:value-type="float">
            <text:p>0.0688843208</text:p>
          </table:table-cell>
          <table:table-cell office:value-type="float" office:value="0.61815" calcext:value-type="float">
            <text:p>0.61815</text:p>
          </table:table-cell>
          <table:table-cell office:value-type="float" office:value="0.1565985643291" calcext:value-type="float">
            <text:p>0.1565985643</text:p>
          </table:table-cell>
          <table:table-cell office:value-type="string" calcext:value-type="string">
            <text:p>beginning</text:p>
          </table:table-cell>
          <table:table-cell office:value-type="float" office:value="-0.0275972667163376" calcext:value-type="float">
            <text:p>-0.0275972667</text:p>
          </table:table-cell>
          <table:table-cell office:value-type="float" office:value="-0.0223" calcext:value-type="float">
            <text:p>-0.0223</text:p>
          </table:table-cell>
          <table:table-cell office:value-type="float" office:value="-0.024722663635023" calcext:value-type="float">
            <text:p>-0.0247226636</text:p>
          </table:table-cell>
          <table:table-cell office:value-type="string" calcext:value-type="string">
            <text:p>mention</text:p>
          </table:table-cell>
          <table:table-cell office:value-type="float" office:value="-0.0274680765410932" calcext:value-type="float">
            <text:p>-0.0274680765</text:p>
          </table:table-cell>
          <table:table-cell office:value-type="float" office:value="-0.0668" calcext:value-type="float">
            <text:p>-0.0668</text:p>
          </table:table-cell>
          <table:table-cell office:value-type="float" office:value="-0.0251525902960212" calcext:value-type="float">
            <text:p>-0.0251525903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office:value-type="float" office:value="0.138494638219842" calcext:value-type="float">
            <text:p>0.1384946382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406105042645518" calcext:value-type="float">
            <text:p>0.4061050426</text:p>
          </table:table-cell>
          <table:table-cell office:value-type="string" calcext:value-type="string">
            <text:p>opening</text:p>
          </table:table-cell>
          <table:table-cell office:value-type="float" office:value="0.0697165824148993" calcext:value-type="float">
            <text:p>0.0697165824</text:p>
          </table:table-cell>
          <table:table-cell office:value-type="float" office:value="0.68505" calcext:value-type="float">
            <text:p>0.68505</text:p>
          </table:table-cell>
          <table:table-cell office:value-type="float" office:value="0.127924685033919" calcext:value-type="float">
            <text:p>0.127924685</text:p>
          </table:table-cell>
          <table:table-cell office:value-type="string" calcext:value-type="string">
            <text:p>none</text:p>
          </table:table-cell>
          <table:table-cell office:value-type="float" office:value="0.0688363750628768" calcext:value-type="float">
            <text:p>0.0688363751</text:p>
          </table:table-cell>
          <table:table-cell office:value-type="float" office:value="0.65335" calcext:value-type="float">
            <text:p>0.65335</text:p>
          </table:table-cell>
          <table:table-cell office:value-type="float" office:value="0.131964442218605" calcext:value-type="float">
            <text:p>0.1319644422</text:p>
          </table:table-cell>
          <table:table-cell office:value-type="string" calcext:value-type="string">
            <text:p>classic</text:p>
          </table:table-cell>
          <table:table-cell office:value-type="float" office:value="-0.0275720501970179" calcext:value-type="float">
            <text:p>-0.0275720502</text:p>
          </table:table-cell>
          <table:table-cell office:value-type="float" office:value="-0.0268" calcext:value-type="float">
            <text:p>-0.0268</text:p>
          </table:table-cell>
          <table:table-cell office:value-type="float" office:value="-0.023896151719554" calcext:value-type="float">
            <text:p>-0.0238961517</text:p>
          </table:table-cell>
          <table:table-cell office:value-type="string" calcext:value-type="string">
            <text:p>camera</text:p>
          </table:table-cell>
          <table:table-cell office:value-type="float" office:value="-0.0273500455697139" calcext:value-type="float">
            <text:p>-0.0273500456</text:p>
          </table:table-cell>
          <table:table-cell office:value-type="float" office:value="0.0247999999999999" calcext:value-type="float">
            <text:p>0.0248</text:p>
          </table:table-cell>
          <table:table-cell office:value-type="float" office:value="-0.025987162325821" calcext:value-type="float">
            <text:p>-0.0259871623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float" office:value="0.0259108566384243" calcext:value-type="float">
            <text:p>0.0259108566</text:p>
          </table:table-cell>
          <table:table-cell office:value-type="float" office:value="0.6009" calcext:value-type="float">
            <text:p>0.6009</text:p>
          </table:table-cell>
          <table:table-cell office:value-type="float" office:value="0.0844230328056894" calcext:value-type="float">
            <text:p>0.0844230328</text:p>
          </table:table-cell>
          <table:table-cell office:value-type="string" calcext:value-type="string">
            <text:p>strong</text:p>
          </table:table-cell>
          <table:table-cell office:value-type="float" office:value="0.0696518921359067" calcext:value-type="float">
            <text:p>0.0696518921</text:p>
          </table:table-cell>
          <table:table-cell office:value-type="float" office:value="0.67075" calcext:value-type="float">
            <text:p>0.67075</text:p>
          </table:table-cell>
          <table:table-cell office:value-type="float" office:value="0.133210477820192" calcext:value-type="float">
            <text:p>0.1332104778</text:p>
          </table:table-cell>
          <table:table-cell office:value-type="string" calcext:value-type="string">
            <text:p>career</text:p>
          </table:table-cell>
          <table:table-cell office:value-type="float" office:value="0.0687657571211822" calcext:value-type="float">
            <text:p>0.0687657571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127077747989276" calcext:value-type="float">
            <text:p>0.127077748</text:p>
          </table:table-cell>
          <table:table-cell office:value-type="string" calcext:value-type="string">
            <text:p>relationship</text:p>
          </table:table-cell>
          <table:table-cell office:value-type="float" office:value="-0.0275587884153253" calcext:value-type="float">
            <text:p>-0.0275587884</text:p>
          </table:table-cell>
          <table:table-cell office:value-type="float" office:value="-0.0555" calcext:value-type="float">
            <text:p>-0.0555</text:p>
          </table:table-cell>
          <table:table-cell office:value-type="float" office:value="-0.0252571005535931" calcext:value-type="float">
            <text:p>-0.0252571006</text:p>
          </table:table-cell>
          <table:table-cell office:value-type="string" calcext:value-type="string">
            <text:p>near</text:p>
          </table:table-cell>
          <table:table-cell office:value-type="float" office:value="-0.0273431963060027" calcext:value-type="float">
            <text:p>-0.0273431963</text:p>
          </table:table-cell>
          <table:table-cell office:value-type="float" office:value="-0.02855" calcext:value-type="float">
            <text:p>-0.02855</text:p>
          </table:table-cell>
          <table:table-cell office:value-type="float" office:value="-0.0255620232706348" calcext:value-type="float">
            <text:p>-0.0255620233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0.0589356609811153" calcext:value-type="float">
            <text:p>0.058935661</text:p>
          </table:table-cell>
          <table:table-cell office:value-type="float" office:value="0.61355" calcext:value-type="float">
            <text:p>0.61355</text:p>
          </table:table-cell>
          <table:table-cell office:value-type="float" office:value="0.179598768708205" calcext:value-type="float">
            <text:p>0.1795987687</text:p>
          </table:table-cell>
          <table:table-cell office:value-type="string" calcext:value-type="string">
            <text:p>dark</text:p>
          </table:table-cell>
          <table:table-cell office:value-type="float" office:value="0.0695082359379641" calcext:value-type="float">
            <text:p>0.0695082359</text:p>
          </table:table-cell>
          <table:table-cell office:value-type="float" office:value="0.6658" calcext:value-type="float">
            <text:p>0.6658</text:p>
          </table:table-cell>
          <table:table-cell office:value-type="float" office:value="0.144174135723431" calcext:value-type="float">
            <text:p>0.1441741357</text:p>
          </table:table-cell>
          <table:table-cell office:value-type="string" calcext:value-type="string">
            <text:p>fan</text:p>
          </table:table-cell>
          <table:table-cell office:value-type="float" office:value="0.0686102480585913" calcext:value-type="float">
            <text:p>0.0686102481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174949899799599" calcext:value-type="float">
            <text:p>0.1749498998</text:p>
          </table:table-cell>
          <table:table-cell office:value-type="string" calcext:value-type="string">
            <text:p>am</text:p>
          </table:table-cell>
          <table:table-cell office:value-type="float" office:value="-0.0275411410056016" calcext:value-type="float">
            <text:p>-0.027541141</text:p>
          </table:table-cell>
          <table:table-cell office:value-type="float" office:value="-0.0172" calcext:value-type="float">
            <text:p>-0.0172</text:p>
          </table:table-cell>
          <table:table-cell office:value-type="float" office:value="-0.023038838994049" calcext:value-type="float">
            <text:p>-0.023038839</text:p>
          </table:table-cell>
          <table:table-cell office:value-type="string" calcext:value-type="string">
            <text:p>means</text:p>
          </table:table-cell>
          <table:table-cell office:value-type="float" office:value="-0.0270016708001092" calcext:value-type="float">
            <text:p>-0.0270016708</text:p>
          </table:table-cell>
          <table:table-cell office:value-type="float" office:value="-0.07655" calcext:value-type="float">
            <text:p>-0.07655</text:p>
          </table:table-cell>
          <table:table-cell office:value-type="float" office:value="-0.0249655093122964" calcext:value-type="float">
            <text:p>-0.0249655093</text:p>
          </table:table-cell>
        </table:table-row>
        <table:table-row table:style-name="ro1">
          <table:table-cell office:value-type="string" calcext:value-type="string">
            <text:p>made</text:p>
          </table:table-cell>
          <table:table-cell office:value-type="float" office:value="0.114866249319439" calcext:value-type="float">
            <text:p>0.1148662493</text:p>
          </table:table-cell>
          <table:table-cell office:value-type="float" office:value="0.5905" calcext:value-type="float">
            <text:p>0.5905</text:p>
          </table:table-cell>
          <table:table-cell office:value-type="float" office:value="0.396907216494845" calcext:value-type="float">
            <text:p>0.3969072165</text:p>
          </table:table-cell>
          <table:table-cell office:value-type="string" calcext:value-type="string">
            <text:p>women</text:p>
          </table:table-cell>
          <table:table-cell office:value-type="float" office:value="0.0693664359897317" calcext:value-type="float">
            <text:p>0.069366436</text:p>
          </table:table-cell>
          <table:table-cell office:value-type="float" office:value="0.64485" calcext:value-type="float">
            <text:p>0.64485</text:p>
          </table:table-cell>
          <table:table-cell office:value-type="float" office:value="0.150663637450676" calcext:value-type="float">
            <text:p>0.1506636375</text:p>
          </table:table-cell>
          <table:table-cell office:value-type="string" calcext:value-type="string">
            <text:p>among</text:p>
          </table:table-cell>
          <table:table-cell office:value-type="float" office:value="0.0685948293127185" calcext:value-type="float">
            <text:p>0.0685948293</text:p>
          </table:table-cell>
          <table:table-cell office:value-type="float" office:value="0.6995" calcext:value-type="float">
            <text:p>0.6995</text:p>
          </table:table-cell>
          <table:table-cell office:value-type="float" office:value="0.11825117370892" calcext:value-type="float">
            <text:p>0.1182511737</text:p>
          </table:table-cell>
          <table:table-cell office:value-type="string" calcext:value-type="string">
            <text:p>you're</text:p>
          </table:table-cell>
          <table:table-cell office:value-type="float" office:value="-0.0275285954082398" calcext:value-type="float">
            <text:p>-0.0275285954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023908733330546" calcext:value-type="float">
            <text:p>-0.0239087333</text:p>
          </table:table-cell>
          <table:table-cell office:value-type="string" calcext:value-type="string">
            <text:p>mostly</text:p>
          </table:table-cell>
          <table:table-cell office:value-type="float" office:value="-0.0269794913503893" calcext:value-type="float">
            <text:p>-0.0269794914</text:p>
          </table:table-cell>
          <table:table-cell office:value-type="float" office:value="-0.04615" calcext:value-type="float">
            <text:p>-0.04615</text:p>
          </table:table-cell>
          <table:table-cell office:value-type="float" office:value="-0.0247488778333029" calcext:value-type="float">
            <text:p>-0.0247488778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0.0684027141023289" calcext:value-type="float">
            <text:p>0.0684027141</text:p>
          </table:table-cell>
          <table:table-cell office:value-type="float" office:value="0.62535" calcext:value-type="float">
            <text:p>0.62535</text:p>
          </table:table-cell>
          <table:table-cell office:value-type="float" office:value="0.16698165647582" calcext:value-type="float">
            <text:p>0.1669816565</text:p>
          </table:table-cell>
          <table:table-cell office:value-type="string" calcext:value-type="string">
            <text:p>seemed</text:p>
          </table:table-cell>
          <table:table-cell office:value-type="float" office:value="0.0691563621058585" calcext:value-type="float">
            <text:p>0.0691563621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147058823529412" calcext:value-type="float">
            <text:p>0.1470588235</text:p>
          </table:table-cell>
          <table:table-cell office:value-type="string" calcext:value-type="string">
            <text:p>entertaining</text:p>
          </table:table-cell>
          <table:table-cell office:value-type="float" office:value="0.0685342931245273" calcext:value-type="float">
            <text:p>0.0685342931</text:p>
          </table:table-cell>
          <table:table-cell office:value-type="float" office:value="0.64395" calcext:value-type="float">
            <text:p>0.64395</text:p>
          </table:table-cell>
          <table:table-cell office:value-type="float" office:value="0.154777448071217" calcext:value-type="float">
            <text:p>0.1547774481</text:p>
          </table:table-cell>
          <table:table-cell office:value-type="string" calcext:value-type="string">
            <text:p>famous</text:p>
          </table:table-cell>
          <table:table-cell office:value-type="float" office:value="-0.0274918283672779" calcext:value-type="float">
            <text:p>-0.0274918284</text:p>
          </table:table-cell>
          <table:table-cell office:value-type="float" office:value="-0.0573" calcext:value-type="float">
            <text:p>-0.0573</text:p>
          </table:table-cell>
          <table:table-cell office:value-type="float" office:value="-0.0256104316147509" calcext:value-type="float">
            <text:p>-0.0256104316</text:p>
          </table:table-cell>
          <table:table-cell office:value-type="string" calcext:value-type="string">
            <text:p>famous</text:p>
          </table:table-cell>
          <table:table-cell office:value-type="float" office:value="-0.0268637839545894" calcext:value-type="float">
            <text:p>-0.026863784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-0.0252000907142069" calcext:value-type="float">
            <text:p>-0.0252000907</text:p>
          </table:table-cell>
        </table:table-row>
        <table:table-row table:style-name="ro1">
          <table:table-cell office:value-type="string" calcext:value-type="string">
            <text:p>loved</text:p>
          </table:table-cell>
          <table:table-cell office:value-type="float" office:value="0.0643839484838794" calcext:value-type="float">
            <text:p>0.0643839485</text:p>
          </table:table-cell>
          <table:table-cell office:value-type="float" office:value="0.592" calcext:value-type="float">
            <text:p>0.592</text:p>
          </table:table-cell>
          <table:table-cell office:value-type="float" office:value="0.148403256105197" calcext:value-type="float">
            <text:p>0.1484032561</text:p>
          </table:table-cell>
          <table:table-cell office:value-type="string" calcext:value-type="string">
            <text:p>room</text:p>
          </table:table-cell>
          <table:table-cell office:value-type="float" office:value="0.0689588844113618" calcext:value-type="float">
            <text:p>0.0689588844</text:p>
          </table:table-cell>
          <table:table-cell office:value-type="float" office:value="0.69995" calcext:value-type="float">
            <text:p>0.69995</text:p>
          </table:table-cell>
          <table:table-cell office:value-type="float" office:value="0.119442406456346" calcext:value-type="float">
            <text:p>0.1194424065</text:p>
          </table:table-cell>
          <table:table-cell office:value-type="string" calcext:value-type="string">
            <text:p>able</text:p>
          </table:table-cell>
          <table:table-cell office:value-type="float" office:value="0.0684467912225679" calcext:value-type="float">
            <text:p>0.0684467912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142751296616449" calcext:value-type="float">
            <text:p>0.1427512966</text:p>
          </table:table-cell>
          <table:table-cell office:value-type="string" calcext:value-type="string">
            <text:p>sister</text:p>
          </table:table-cell>
          <table:table-cell office:value-type="float" office:value="-0.0274827166759075" calcext:value-type="float">
            <text:p>-0.0274827167</text:p>
          </table:table-cell>
          <table:table-cell office:value-type="float" office:value="-0.0776" calcext:value-type="float">
            <text:p>-0.0776</text:p>
          </table:table-cell>
          <table:table-cell office:value-type="float" office:value="-0.0257285016509832" calcext:value-type="float">
            <text:p>-0.0257285017</text:p>
          </table:table-cell>
          <table:table-cell office:value-type="string" calcext:value-type="string">
            <text:p>figure</text:p>
          </table:table-cell>
          <table:table-cell office:value-type="float" office:value="-0.0267973523870204" calcext:value-type="float">
            <text:p>-0.0267973524</text:p>
          </table:table-cell>
          <table:table-cell office:value-type="float" office:value="-0.0488999999999999" calcext:value-type="float">
            <text:p>-0.0489</text:p>
          </table:table-cell>
          <table:table-cell office:value-type="float" office:value="-0.0249980113977133" calcext:value-type="float">
            <text:p>-0.0249980114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0.13489879934804" calcext:value-type="float">
            <text:p>0.1348987993</text:p>
          </table:table-cell>
          <table:table-cell office:value-type="float" office:value="0.60455" calcext:value-type="float">
            <text:p>0.60455</text:p>
          </table:table-cell>
          <table:table-cell office:value-type="float" office:value="0.352835283528353" calcext:value-type="float">
            <text:p>0.3528352835</text:p>
          </table:table-cell>
          <table:table-cell office:value-type="string" calcext:value-type="string">
            <text:p>herself</text:p>
          </table:table-cell>
          <table:table-cell office:value-type="float" office:value="0.068683975050825" calcext:value-type="float">
            <text:p>0.0686839751</text:p>
          </table:table-cell>
          <table:table-cell office:value-type="float" office:value="0.69185" calcext:value-type="float">
            <text:p>0.69185</text:p>
          </table:table-cell>
          <table:table-cell office:value-type="float" office:value="0.116415770609319" calcext:value-type="float">
            <text:p>0.1164157706</text:p>
          </table:table-cell>
          <table:table-cell office:value-type="string" calcext:value-type="string">
            <text:p>son</text:p>
          </table:table-cell>
          <table:table-cell office:value-type="float" office:value="0.0683257275983287" calcext:value-type="float">
            <text:p>0.0683257276</text:p>
          </table:table-cell>
          <table:table-cell office:value-type="float" office:value="0.6697" calcext:value-type="float">
            <text:p>0.6697</text:p>
          </table:table-cell>
          <table:table-cell office:value-type="float" office:value="0.129873551106428" calcext:value-type="float">
            <text:p>0.1298735511</text:p>
          </table:table-cell>
          <table:table-cell office:value-type="string" calcext:value-type="string">
            <text:p>mean</text:p>
          </table:table-cell>
          <table:table-cell office:value-type="float" office:value="-0.0274711807825114" calcext:value-type="float">
            <text:p>-0.0274711808</text:p>
          </table:table-cell>
          <table:table-cell office:value-type="float" office:value="-0.0113500000000001" calcext:value-type="float">
            <text:p>-0.01135</text:p>
          </table:table-cell>
          <table:table-cell office:value-type="float" office:value="-0.024665193959476" calcext:value-type="float">
            <text:p>-0.024665194</text:p>
          </table:table-cell>
          <table:table-cell office:value-type="string" calcext:value-type="string">
            <text:p>evil</text:p>
          </table:table-cell>
          <table:table-cell office:value-type="float" office:value="-0.0266929769652539" calcext:value-type="float">
            <text:p>-0.026692977</text:p>
          </table:table-cell>
          <table:table-cell office:value-type="float" office:value="-0.0365" calcext:value-type="float">
            <text:p>-0.0365</text:p>
          </table:table-cell>
          <table:table-cell office:value-type="float" office:value="-0.024032323991322" calcext:value-type="float">
            <text:p>-0.024032324</text:p>
          </table:table-cell>
        </table:table-row>
        <table:table-row table:style-name="ro1">
          <table:table-cell office:value-type="string" calcext:value-type="string">
            <text:p>lots</text:p>
          </table:table-cell>
          <table:table-cell office:value-type="float" office:value="0.0169784168763384" calcext:value-type="float">
            <text:p>0.0169784169</text:p>
          </table:table-cell>
          <table:table-cell office:value-type="float" office:value="0.59365" calcext:value-type="float">
            <text:p>0.59365</text:p>
          </table:table-cell>
          <table:table-cell office:value-type="float" office:value="0.0687521485046408" calcext:value-type="float">
            <text:p>0.0687521485</text:p>
          </table:table-cell>
          <table:table-cell office:value-type="string" calcext:value-type="string">
            <text:p>sequence</text:p>
          </table:table-cell>
          <table:table-cell office:value-type="float" office:value="0.0685995453743421" calcext:value-type="float">
            <text:p>0.0685995454</text:p>
          </table:table-cell>
          <table:table-cell office:value-type="float" office:value="0.69025" calcext:value-type="float">
            <text:p>0.69025</text:p>
          </table:table-cell>
          <table:table-cell office:value-type="float" office:value="0.115884115884116" calcext:value-type="float">
            <text:p>0.1158841159</text:p>
          </table:table-cell>
          <table:table-cell office:value-type="string" calcext:value-type="string">
            <text:p>truly</text:p>
          </table:table-cell>
          <table:table-cell office:value-type="float" office:value="0.0683072432756406" calcext:value-type="float">
            <text:p>0.0683072433</text:p>
          </table:table-cell>
          <table:table-cell office:value-type="float" office:value="0.60895" calcext:value-type="float">
            <text:p>0.60895</text:p>
          </table:table-cell>
          <table:table-cell office:value-type="float" office:value="0.166293572113847" calcext:value-type="float">
            <text:p>0.1662935721</text:p>
          </table:table-cell>
          <table:table-cell office:value-type="string" calcext:value-type="string">
            <text:p>interest</text:p>
          </table:table-cell>
          <table:table-cell office:value-type="float" office:value="-0.0274441799468546" calcext:value-type="float">
            <text:p>-0.0274441799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25086590421621" calcext:value-type="float">
            <text:p>-0.0250865904</text:p>
          </table:table-cell>
          <table:table-cell office:value-type="string" calcext:value-type="string">
            <text:p>leads</text:p>
          </table:table-cell>
          <table:table-cell office:value-type="float" office:value="-0.0266731342015057" calcext:value-type="float">
            <text:p>-0.0266731342</text:p>
          </table:table-cell>
          <table:table-cell office:value-type="float" office:value="-0.05075" calcext:value-type="float">
            <text:p>-0.05075</text:p>
          </table:table-cell>
          <table:table-cell office:value-type="float" office:value="-0.0248681819505443" calcext:value-type="float">
            <text:p>-0.024868182</text:p>
          </table:table-cell>
        </table:table-row>
        <table:table-row table:style-name="ro1">
          <table:table-cell office:value-type="string" calcext:value-type="string">
            <text:p>lot</text:p>
          </table:table-cell>
          <table:table-cell office:value-type="float" office:value="0.0740907454087144" calcext:value-type="float">
            <text:p>0.0740907454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25713253882268" calcext:value-type="float">
            <text:p>0.2571325388</text:p>
          </table:table-cell>
          <table:table-cell office:value-type="string" calcext:value-type="string">
            <text:p>truly</text:p>
          </table:table-cell>
          <table:table-cell office:value-type="float" office:value="0.0685959794763469" calcext:value-type="float">
            <text:p>0.0685959795</text:p>
          </table:table-cell>
          <table:table-cell office:value-type="float" office:value="0.606" calcext:value-type="float">
            <text:p>0.606</text:p>
          </table:table-cell>
          <table:table-cell office:value-type="float" office:value="0.166666666666667" calcext:value-type="float">
            <text:p>0.1666666667</text:p>
          </table:table-cell>
          <table:table-cell office:value-type="string" calcext:value-type="string">
            <text:p>fine</text:p>
          </table:table-cell>
          <table:table-cell office:value-type="float" office:value="0.0682715024140485" calcext:value-type="float">
            <text:p>0.0682715024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146412176854313" calcext:value-type="float">
            <text:p>0.1464121769</text:p>
          </table:table-cell>
          <table:table-cell office:value-type="string" calcext:value-type="string">
            <text:p>fine</text:p>
          </table:table-cell>
          <table:table-cell office:value-type="float" office:value="-0.0274225173705838" calcext:value-type="float">
            <text:p>-0.0274225174</text:p>
          </table:table-cell>
          <table:table-cell office:value-type="float" office:value="-0.0640000000000001" calcext:value-type="float">
            <text:p>-0.064</text:p>
          </table:table-cell>
          <table:table-cell office:value-type="float" office:value="-0.023714511563239" calcext:value-type="float">
            <text:p>-0.0237145116</text:p>
          </table:table-cell>
          <table:table-cell office:value-type="string" calcext:value-type="string">
            <text:p>yes</text:p>
          </table:table-cell>
          <table:table-cell office:value-type="float" office:value="-0.0266727467075472" calcext:value-type="float">
            <text:p>-0.0266727467</text:p>
          </table:table-cell>
          <table:table-cell office:value-type="float" office:value="-0.03195" calcext:value-type="float">
            <text:p>-0.03195</text:p>
          </table:table-cell>
          <table:table-cell office:value-type="float" office:value="-0.023544405808215" calcext:value-type="float">
            <text:p>-0.0235444058</text:p>
          </table:table-cell>
        </table:table-row>
        <table:table-row table:style-name="ro1">
          <table:table-cell office:value-type="string" calcext:value-type="string">
            <text:p>lost</text:p>
          </table:table-cell>
          <table:table-cell office:value-type="float" office:value="0.0313947277846193" calcext:value-type="float">
            <text:p>0.0313947278</text:p>
          </table:table-cell>
          <table:table-cell office:value-type="float" office:value="0.5871" calcext:value-type="float">
            <text:p>0.5871</text:p>
          </table:table-cell>
          <table:table-cell office:value-type="float" office:value="0.12036642522369" calcext:value-type="float">
            <text:p>0.1203664252</text:p>
          </table:table-cell>
          <table:table-cell office:value-type="string" calcext:value-type="string">
            <text:p>exactly</text:p>
          </table:table-cell>
          <table:table-cell office:value-type="float" office:value="0.0683735243487527" calcext:value-type="float">
            <text:p>0.0683735243</text:p>
          </table:table-cell>
          <table:table-cell office:value-type="float" office:value="0.67045" calcext:value-type="float">
            <text:p>0.67045</text:p>
          </table:table-cell>
          <table:table-cell office:value-type="float" office:value="0.130130658571994" calcext:value-type="float">
            <text:p>0.1301306586</text:p>
          </table:table-cell>
          <table:table-cell office:value-type="string" calcext:value-type="string">
            <text:p>exactly</text:p>
          </table:table-cell>
          <table:table-cell office:value-type="float" office:value="0.0679954435589839" calcext:value-type="float">
            <text:p>0.0679954436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129624628679449" calcext:value-type="float">
            <text:p>0.1296246287</text:p>
          </table:table-cell>
          <table:table-cell office:value-type="string" calcext:value-type="string">
            <text:p>nothing</text:p>
          </table:table-cell>
          <table:table-cell office:value-type="float" office:value="-0.027405414803696" calcext:value-type="float">
            <text:p>-0.0274054148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-0.02237864593565" calcext:value-type="float">
            <text:p>-0.0223786459</text:p>
          </table:table-cell>
          <table:table-cell office:value-type="string" calcext:value-type="string">
            <text:p>none</text:p>
          </table:table-cell>
          <table:table-cell office:value-type="float" office:value="-0.0266694559971678" calcext:value-type="float">
            <text:p>-0.026669456</text:p>
          </table:table-cell>
          <table:table-cell office:value-type="float" office:value="-0.0156000000000001" calcext:value-type="float">
            <text:p>-0.0156</text:p>
          </table:table-cell>
          <table:table-cell office:value-type="float" office:value="-0.024755569760195" calcext:value-type="float">
            <text:p>-0.0247555698</text:p>
          </table:table-cell>
        </table:table-row>
        <table:table-row table:style-name="ro1">
          <table:table-cell office:value-type="string" calcext:value-type="string">
            <text:p>looks</text:p>
          </table:table-cell>
          <table:table-cell office:value-type="float" office:value="0.0755690776100558" calcext:value-type="float">
            <text:p>0.0755690776</text:p>
          </table:table-cell>
          <table:table-cell office:value-type="float" office:value="0.642" calcext:value-type="float">
            <text:p>0.642</text:p>
          </table:table-cell>
          <table:table-cell office:value-type="float" office:value="0.197669206633797" calcext:value-type="float">
            <text:p>0.1976692066</text:p>
          </table:table-cell>
          <table:table-cell office:value-type="string" calcext:value-type="string">
            <text:p>wanted</text:p>
          </table:table-cell>
          <table:table-cell office:value-type="float" office:value="0.068098096122631" calcext:value-type="float">
            <text:p>0.0680980961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148234200743494" calcext:value-type="float">
            <text:p>0.1482342007</text:p>
          </table:table-cell>
          <table:table-cell office:value-type="string" calcext:value-type="string">
            <text:p>beginning</text:p>
          </table:table-cell>
          <table:table-cell office:value-type="float" office:value="0.0678850250648073" calcext:value-type="float">
            <text:p>0.0678850251</text:p>
          </table:table-cell>
          <table:table-cell office:value-type="float" office:value="0.65375" calcext:value-type="float">
            <text:p>0.65375</text:p>
          </table:table-cell>
          <table:table-cell office:value-type="float" office:value="0.152697907745014" calcext:value-type="float">
            <text:p>0.1526979077</text:p>
          </table:table-cell>
          <table:table-cell office:value-type="string" calcext:value-type="string">
            <text:p>leading</text:p>
          </table:table-cell>
          <table:table-cell office:value-type="float" office:value="-0.027284470368782" calcext:value-type="float">
            <text:p>-0.0272844704</text:p>
          </table:table-cell>
          <table:table-cell office:value-type="float" office:value="-0.0745" calcext:value-type="float">
            <text:p>-0.0745</text:p>
          </table:table-cell>
          <table:table-cell office:value-type="float" office:value="-0.0256645182344783" calcext:value-type="float">
            <text:p>-0.0256645182</text:p>
          </table:table-cell>
          <table:table-cell office:value-type="string" calcext:value-type="string">
            <text:p>family</text:p>
          </table:table-cell>
          <table:table-cell office:value-type="float" office:value="-0.0266628990586458" calcext:value-type="float">
            <text:p>-0.026662899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3878247707247" calcext:value-type="float">
            <text:p>-0.0238782477</text:p>
          </table:table-cell>
        </table:table-row>
        <table:table-row table:style-name="ro1">
          <table:table-cell office:value-type="string" calcext:value-type="string">
            <text:p>looking</text:p>
          </table:table-cell>
          <table:table-cell office:value-type="float" office:value="0.0703002377464009" calcext:value-type="float">
            <text:p>0.0703002377</text:p>
          </table:table-cell>
          <table:table-cell office:value-type="float" office:value="0.61905" calcext:value-type="float">
            <text:p>0.61905</text:p>
          </table:table-cell>
          <table:table-cell office:value-type="float" office:value="0.203283488445049" calcext:value-type="float">
            <text:p>0.2032834884</text:p>
          </table:table-cell>
          <table:table-cell office:value-type="string" calcext:value-type="string">
            <text:p>relationship</text:p>
          </table:table-cell>
          <table:table-cell office:value-type="float" office:value="0.0680636821660614" calcext:value-type="float">
            <text:p>0.0680636822</text:p>
          </table:table-cell>
          <table:table-cell office:value-type="float" office:value="0.68725" calcext:value-type="float">
            <text:p>0.68725</text:p>
          </table:table-cell>
          <table:table-cell office:value-type="float" office:value="0.122351620597727" calcext:value-type="float">
            <text:p>0.1223516206</text:p>
          </table:table-cell>
          <table:table-cell office:value-type="string" calcext:value-type="string">
            <text:p>living</text:p>
          </table:table-cell>
          <table:table-cell office:value-type="float" office:value="0.0678371508167368" calcext:value-type="float">
            <text:p>0.0678371508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129057387691509" calcext:value-type="float">
            <text:p>0.1290573877</text:p>
          </table:table-cell>
          <table:table-cell office:value-type="string" calcext:value-type="string">
            <text:p>turn</text:p>
          </table:table-cell>
          <table:table-cell office:value-type="float" office:value="-0.0272643058611092" calcext:value-type="float">
            <text:p>-0.0272643059</text:p>
          </table:table-cell>
          <table:table-cell office:value-type="float" office:value="-0.0139499999999999" calcext:value-type="float">
            <text:p>-0.01395</text:p>
          </table:table-cell>
          <table:table-cell office:value-type="float" office:value="-0.024872462356166" calcext:value-type="float">
            <text:p>-0.0248724624</text:p>
          </table:table-cell>
          <table:table-cell office:value-type="string" calcext:value-type="string">
            <text:p>tv</text:p>
          </table:table-cell>
          <table:table-cell office:value-type="float" office:value="-0.0265931959035012" calcext:value-type="float">
            <text:p>-0.0265931959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-0.022023960029501" calcext:value-type="float">
            <text:p>-0.02202396</text:p>
          </table:table-cell>
        </table:table-row>
        <table:table-row table:style-name="ro1">
          <table:table-cell office:value-type="string" calcext:value-type="string">
            <text:p>looked</text:p>
          </table:table-cell>
          <table:table-cell office:value-type="float" office:value="0.0441526761066614" calcext:value-type="float">
            <text:p>0.0441526761</text:p>
          </table:table-cell>
          <table:table-cell office:value-type="float" office:value="0.64045" calcext:value-type="float">
            <text:p>0.64045</text:p>
          </table:table-cell>
          <table:table-cell office:value-type="float" office:value="0.106819028692088" calcext:value-type="float">
            <text:p>0.1068190287</text:p>
          </table:table-cell>
          <table:table-cell office:value-type="string" calcext:value-type="string">
            <text:p>watched</text:p>
          </table:table-cell>
          <table:table-cell office:value-type="float" office:value="0.0679744969199522" calcext:value-type="float">
            <text:p>0.0679744969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194567520708919" calcext:value-type="float">
            <text:p>0.1945675207</text:p>
          </table:table-cell>
          <table:table-cell office:value-type="string" calcext:value-type="string">
            <text:p>particularly</text:p>
          </table:table-cell>
          <table:table-cell office:value-type="float" office:value="0.0675444405118971" calcext:value-type="float">
            <text:p>0.0675444405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131747249936045" calcext:value-type="float">
            <text:p>0.1317472499</text:p>
          </table:table-cell>
          <table:table-cell office:value-type="string" calcext:value-type="string">
            <text:p>hit</text:p>
          </table:table-cell>
          <table:table-cell office:value-type="float" office:value="-0.0272394752746418" calcext:value-type="float">
            <text:p>-0.0272394753</text:p>
          </table:table-cell>
          <table:table-cell office:value-type="float" office:value="-0.04625" calcext:value-type="float">
            <text:p>-0.04625</text:p>
          </table:table-cell>
          <table:table-cell office:value-type="float" office:value="-0.024840084661309" calcext:value-type="float">
            <text:p>-0.0248400847</text:p>
          </table:table-cell>
          <table:table-cell office:value-type="string" calcext:value-type="string">
            <text:p>novel</text:p>
          </table:table-cell>
          <table:table-cell office:value-type="float" office:value="-0.026547414403705" calcext:value-type="float">
            <text:p>-0.0265474144</text:p>
          </table:table-cell>
          <table:table-cell office:value-type="float" office:value="-0.0689" calcext:value-type="float">
            <text:p>-0.0689</text:p>
          </table:table-cell>
          <table:table-cell office:value-type="float" office:value="-0.0246710868860494" calcext:value-type="float">
            <text:p>-0.0246710869</text:p>
          </table:table-cell>
        </table:table-row>
        <table:table-row table:style-name="ro1">
          <table:table-cell office:value-type="string" calcext:value-type="string">
            <text:p>look</text:p>
          </table:table-cell>
          <table:table-cell office:value-type="float" office:value="0.0865740916112386" calcext:value-type="float">
            <text:p>0.0865740916</text:p>
          </table:table-cell>
          <table:table-cell office:value-type="float" office:value="0.60695" calcext:value-type="float">
            <text:p>0.60695</text:p>
          </table:table-cell>
          <table:table-cell office:value-type="float" office:value="0.274212907395439" calcext:value-type="float">
            <text:p>0.2742129074</text:p>
          </table:table-cell>
          <table:table-cell office:value-type="string" calcext:value-type="string">
            <text:p>eventually</text:p>
          </table:table-cell>
          <table:table-cell office:value-type="float" office:value="0.0679131687037312" calcext:value-type="float">
            <text:p>0.0679131687</text:p>
          </table:table-cell>
          <table:table-cell office:value-type="float" office:value="0.7018" calcext:value-type="float">
            <text:p>0.7018</text:p>
          </table:table-cell>
          <table:table-cell office:value-type="float" office:value="0.112235784459661" calcext:value-type="float">
            <text:p>0.1122357845</text:p>
          </table:table-cell>
          <table:table-cell office:value-type="string" calcext:value-type="string">
            <text:p>women</text:p>
          </table:table-cell>
          <table:table-cell office:value-type="float" office:value="0.0674712013165113" calcext:value-type="float">
            <text:p>0.0674712013</text:p>
          </table:table-cell>
          <table:table-cell office:value-type="float" office:value="0.63875" calcext:value-type="float">
            <text:p>0.63875</text:p>
          </table:table-cell>
          <table:table-cell office:value-type="float" office:value="0.149099046048757" calcext:value-type="float">
            <text:p>0.149099046</text:p>
          </table:table-cell>
          <table:table-cell office:value-type="string" calcext:value-type="string">
            <text:p>chance</text:p>
          </table:table-cell>
          <table:table-cell office:value-type="float" office:value="-0.0271660858122494" calcext:value-type="float">
            <text:p>-0.0271660858</text:p>
          </table:table-cell>
          <table:table-cell office:value-type="float" office:value="-0.0498500000000001" calcext:value-type="float">
            <text:p>-0.04985</text:p>
          </table:table-cell>
          <table:table-cell office:value-type="float" office:value="-0.024494262071424" calcext:value-type="float">
            <text:p>-0.0244942621</text:p>
          </table:table-cell>
          <table:table-cell office:value-type="string" calcext:value-type="string">
            <text:p>level</text:p>
          </table:table-cell>
          <table:table-cell office:value-type="float" office:value="-0.0265422395169464" calcext:value-type="float">
            <text:p>-0.0265422395</text:p>
          </table:table-cell>
          <table:table-cell office:value-type="float" office:value="-0.0411" calcext:value-type="float">
            <text:p>-0.0411</text:p>
          </table:table-cell>
          <table:table-cell office:value-type="float" office:value="-0.0243276378478206" calcext:value-type="float">
            <text:p>-0.0243276378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0.0694503731398207" calcext:value-type="float">
            <text:p>0.0694503731</text:p>
          </table:table-cell>
          <table:table-cell office:value-type="float" office:value="0.5954" calcext:value-type="float">
            <text:p>0.5954</text:p>
          </table:table-cell>
          <table:table-cell office:value-type="float" office:value="0.238184899265675" calcext:value-type="float">
            <text:p>0.2381848993</text:p>
          </table:table-cell>
          <table:table-cell office:value-type="string" calcext:value-type="string">
            <text:p>appears</text:p>
          </table:table-cell>
          <table:table-cell office:value-type="float" office:value="0.0676481417668501" calcext:value-type="float">
            <text:p>0.0676481418</text:p>
          </table:table-cell>
          <table:table-cell office:value-type="float" office:value="0.68725" calcext:value-type="float">
            <text:p>0.68725</text:p>
          </table:table-cell>
          <table:table-cell office:value-type="float" office:value="0.118393234672304" calcext:value-type="float">
            <text:p>0.1183932347</text:p>
          </table:table-cell>
          <table:table-cell office:value-type="string" calcext:value-type="string">
            <text:p>cut</text:p>
          </table:table-cell>
          <table:table-cell office:value-type="float" office:value="0.0672012263763044" calcext:value-type="float">
            <text:p>0.0672012264</text:p>
          </table:table-cell>
          <table:table-cell office:value-type="float" office:value="0.65215" calcext:value-type="float">
            <text:p>0.65215</text:p>
          </table:table-cell>
          <table:table-cell office:value-type="float" office:value="0.126992094365667" calcext:value-type="float">
            <text:p>0.1269920944</text:p>
          </table:table-cell>
          <table:table-cell office:value-type="string" calcext:value-type="string">
            <text:p>towards</text:p>
          </table:table-cell>
          <table:table-cell office:value-type="float" office:value="-0.0271602576922995" calcext:value-type="float">
            <text:p>-0.0271602577</text:p>
          </table:table-cell>
          <table:table-cell office:value-type="float" office:value="-0.0849" calcext:value-type="float">
            <text:p>-0.0849</text:p>
          </table:table-cell>
          <table:table-cell office:value-type="float" office:value="-0.0253651531746866" calcext:value-type="float">
            <text:p>-0.0253651532</text:p>
          </table:table-cell>
          <table:table-cell office:value-type="string" calcext:value-type="string">
            <text:p>relationship</text:p>
          </table:table-cell>
          <table:table-cell office:value-type="float" office:value="-0.0265368259237936" calcext:value-type="float">
            <text:p>-0.0265368259</text:p>
          </table:table-cell>
          <table:table-cell office:value-type="float" office:value="-0.05555" calcext:value-type="float">
            <text:p>-0.05555</text:p>
          </table:table-cell>
          <table:table-cell office:value-type="float" office:value="-0.0242878907454141" calcext:value-type="float">
            <text:p>-0.0242878907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float" office:value="0.0264235781104513" calcext:value-type="float">
            <text:p>0.0264235781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0808471874288317" calcext:value-type="float">
            <text:p>0.0808471874</text:p>
          </table:table-cell>
          <table:table-cell office:value-type="string" calcext:value-type="string">
            <text:p>town</text:p>
          </table:table-cell>
          <table:table-cell office:value-type="float" office:value="0.0675784109886015" calcext:value-type="float">
            <text:p>0.067578411</text:p>
          </table:table-cell>
          <table:table-cell office:value-type="float" office:value="0.66435" calcext:value-type="float">
            <text:p>0.66435</text:p>
          </table:table-cell>
          <table:table-cell office:value-type="float" office:value="0.12919963678817" calcext:value-type="float">
            <text:p>0.1291996368</text:p>
          </table:table-cell>
          <table:table-cell office:value-type="string" calcext:value-type="string">
            <text:p>relationship</text:p>
          </table:table-cell>
          <table:table-cell office:value-type="float" office:value="0.0670417196745297" calcext:value-type="float">
            <text:p>0.0670417197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121382410789548" calcext:value-type="float">
            <text:p>0.1213824108</text:p>
          </table:table-cell>
          <table:table-cell office:value-type="string" calcext:value-type="string">
            <text:p>level</text:p>
          </table:table-cell>
          <table:table-cell office:value-type="float" office:value="-0.0271209931601452" calcext:value-type="float">
            <text:p>-0.0271209932</text:p>
          </table:table-cell>
          <table:table-cell office:value-type="float" office:value="-0.03855" calcext:value-type="float">
            <text:p>-0.03855</text:p>
          </table:table-cell>
          <table:table-cell office:value-type="float" office:value="-0.0249202287776996" calcext:value-type="float">
            <text:p>-0.0249202288</text:p>
          </table:table-cell>
          <table:table-cell office:value-type="string" calcext:value-type="string">
            <text:p>sound</text:p>
          </table:table-cell>
          <table:table-cell office:value-type="float" office:value="-0.026513037722551" calcext:value-type="float">
            <text:p>-0.0265130377</text:p>
          </table:table-cell>
          <table:table-cell office:value-type="float" office:value="-0.03335" calcext:value-type="float">
            <text:p>-0.03335</text:p>
          </table:table-cell>
          <table:table-cell office:value-type="float" office:value="-0.023906922584178" calcext:value-type="float">
            <text:p>-0.0239069226</text:p>
          </table:table-cell>
        </table:table-row>
        <table:table-row table:style-name="ro1">
          <table:table-cell office:value-type="string" calcext:value-type="string">
            <text:p>living</text:p>
          </table:table-cell>
          <table:table-cell office:value-type="float" office:value="0.0351662144643912" calcext:value-type="float">
            <text:p>0.0351662145</text:p>
          </table:table-cell>
          <table:table-cell office:value-type="float" office:value="0.6047" calcext:value-type="float">
            <text:p>0.6047</text:p>
          </table:table-cell>
          <table:table-cell office:value-type="float" office:value="0.0993392572339941" calcext:value-type="float">
            <text:p>0.0993392572</text:p>
          </table:table-cell>
          <table:table-cell office:value-type="string" calcext:value-type="string">
            <text:p>complete</text:p>
          </table:table-cell>
          <table:table-cell office:value-type="float" office:value="0.067268001917584" calcext:value-type="float">
            <text:p>0.0672680019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132104066683506" calcext:value-type="float">
            <text:p>0.1321040667</text:p>
          </table:table-cell>
          <table:table-cell office:value-type="string" calcext:value-type="string">
            <text:p>strong</text:p>
          </table:table-cell>
          <table:table-cell office:value-type="float" office:value="0.0669265587225105" calcext:value-type="float">
            <text:p>0.0669265587</text:p>
          </table:table-cell>
          <table:table-cell office:value-type="float" office:value="0.665" calcext:value-type="float">
            <text:p>0.665</text:p>
          </table:table-cell>
          <table:table-cell office:value-type="float" office:value="0.130773222625843" calcext:value-type="float">
            <text:p>0.1307732226</text:p>
          </table:table-cell>
          <table:table-cell office:value-type="string" calcext:value-type="string">
            <text:p>seeing</text:p>
          </table:table-cell>
          <table:table-cell office:value-type="float" office:value="-0.0270597779657146" calcext:value-type="float">
            <text:p>-0.027059778</text:p>
          </table:table-cell>
          <table:table-cell office:value-type="float" office:value="-0.03465" calcext:value-type="float">
            <text:p>-0.03465</text:p>
          </table:table-cell>
          <table:table-cell office:value-type="float" office:value="-0.022356628329236" calcext:value-type="float">
            <text:p>-0.0223566283</text:p>
          </table:table-cell>
          <table:table-cell office:value-type="string" calcext:value-type="string">
            <text:p>hero</text:p>
          </table:table-cell>
          <table:table-cell office:value-type="float" office:value="-0.0264058857215646" calcext:value-type="float">
            <text:p>-0.0264058857</text:p>
          </table:table-cell>
          <table:table-cell office:value-type="float" office:value="-0.04035" calcext:value-type="float">
            <text:p>-0.04035</text:p>
          </table:table-cell>
          <table:table-cell office:value-type="float" office:value="-0.0246485382552935" calcext:value-type="float">
            <text:p>-0.0246485383</text:p>
          </table:table-cell>
        </table:table-row>
        <table:table-row table:style-name="ro1">
          <table:table-cell office:value-type="string" calcext:value-type="string">
            <text:p>lives</text:p>
          </table:table-cell>
          <table:table-cell office:value-type="float" office:value="0.048698461531518" calcext:value-type="float">
            <text:p>0.0486984615</text:p>
          </table:table-cell>
          <table:table-cell office:value-type="float" office:value="0.60795" calcext:value-type="float">
            <text:p>0.60795</text:p>
          </table:table-cell>
          <table:table-cell office:value-type="float" office:value="0.131960588951622" calcext:value-type="float">
            <text:p>0.131960589</text:p>
          </table:table-cell>
          <table:table-cell office:value-type="string" calcext:value-type="string">
            <text:p>mess</text:p>
          </table:table-cell>
          <table:table-cell office:value-type="float" office:value="0.0672382940293926" calcext:value-type="float">
            <text:p>0.067238294</text:p>
          </table:table-cell>
          <table:table-cell office:value-type="float" office:value="0.6974" calcext:value-type="float">
            <text:p>0.6974</text:p>
          </table:table-cell>
          <table:table-cell office:value-type="float" office:value="0.107637864936597" calcext:value-type="float">
            <text:p>0.1076378649</text:p>
          </table:table-cell>
          <table:table-cell office:value-type="string" calcext:value-type="string">
            <text:p>lack</text:p>
          </table:table-cell>
          <table:table-cell office:value-type="float" office:value="0.0667612305798284" calcext:value-type="float">
            <text:p>0.0667612306</text:p>
          </table:table-cell>
          <table:table-cell office:value-type="float" office:value="0.6513" calcext:value-type="float">
            <text:p>0.6513</text:p>
          </table:table-cell>
          <table:table-cell office:value-type="float" office:value="0.13020703417311" calcext:value-type="float">
            <text:p>0.1302070342</text:p>
          </table:table-cell>
          <table:table-cell office:value-type="string" calcext:value-type="string">
            <text:p>late</text:p>
          </table:table-cell>
          <table:table-cell office:value-type="float" office:value="-0.0270448381758862" calcext:value-type="float">
            <text:p>-0.0270448382</text:p>
          </table:table-cell>
          <table:table-cell office:value-type="float" office:value="-0.0822999999999999" calcext:value-type="float">
            <text:p>-0.0823</text:p>
          </table:table-cell>
          <table:table-cell office:value-type="float" office:value="-0.023267339937952" calcext:value-type="float">
            <text:p>-0.0232673399</text:p>
          </table:table-cell>
          <table:table-cell office:value-type="string" calcext:value-type="string">
            <text:p>clearly</text:p>
          </table:table-cell>
          <table:table-cell office:value-type="float" office:value="-0.0263393160201254" calcext:value-type="float">
            <text:p>-0.026339316</text:p>
          </table:table-cell>
          <table:table-cell office:value-type="float" office:value="-0.0138999999999999" calcext:value-type="float">
            <text:p>-0.0139</text:p>
          </table:table-cell>
          <table:table-cell office:value-type="float" office:value="-0.0246898693432831" calcext:value-type="float">
            <text:p>-0.0246898693</text:p>
          </table:table-cell>
        </table:table-row>
        <table:table-row table:style-name="ro1">
          <table:table-cell office:value-type="string" calcext:value-type="string">
            <text:p>live</text:p>
          </table:table-cell>
          <table:table-cell office:value-type="float" office:value="0.0476463242791187" calcext:value-type="float">
            <text:p>0.0476463243</text:p>
          </table:table-cell>
          <table:table-cell office:value-type="float" office:value="0.58435" calcext:value-type="float">
            <text:p>0.58435</text:p>
          </table:table-cell>
          <table:table-cell office:value-type="float" office:value="0.138995339202486" calcext:value-type="float">
            <text:p>0.1389953392</text:p>
          </table:table-cell>
          <table:table-cell office:value-type="string" calcext:value-type="string">
            <text:p>comedy</text:p>
          </table:table-cell>
          <table:table-cell office:value-type="float" office:value="0.067131251209255" calcext:value-type="float">
            <text:p>0.0671312512</text:p>
          </table:table-cell>
          <table:table-cell office:value-type="float" office:value="0.609" calcext:value-type="float">
            <text:p>0.609</text:p>
          </table:table-cell>
          <table:table-cell office:value-type="float" office:value="0.208502024291498" calcext:value-type="float">
            <text:p>0.2085020243</text:p>
          </table:table-cell>
          <table:table-cell office:value-type="string" calcext:value-type="string">
            <text:p>blood</text:p>
          </table:table-cell>
          <table:table-cell office:value-type="float" office:value="0.0667577774926867" calcext:value-type="float">
            <text:p>0.0667577775</text:p>
          </table:table-cell>
          <table:table-cell office:value-type="float" office:value="0.66705" calcext:value-type="float">
            <text:p>0.66705</text:p>
          </table:table-cell>
          <table:table-cell office:value-type="float" office:value="0.124622058630209" calcext:value-type="float">
            <text:p>0.1246220586</text:p>
          </table:table-cell>
          <table:table-cell office:value-type="float" office:value="4" calcext:value-type="float">
            <text:p>4</text:p>
          </table:table-cell>
          <table:table-cell office:value-type="float" office:value="-0.0270116663616725" calcext:value-type="float">
            <text:p>-0.0270116664</text:p>
          </table:table-cell>
          <table:table-cell office:value-type="float" office:value="-0.0261500000000001" calcext:value-type="float">
            <text:p>-0.02615</text:p>
          </table:table-cell>
          <table:table-cell office:value-type="float" office:value="-0.024227411186259" calcext:value-type="float">
            <text:p>-0.0242274112</text:p>
          </table:table-cell>
          <table:table-cell office:value-type="string" calcext:value-type="string">
            <text:p>power</text:p>
          </table:table-cell>
          <table:table-cell office:value-type="float" office:value="-0.0263129452025027" calcext:value-type="float">
            <text:p>-0.0263129452</text:p>
          </table:table-cell>
          <table:table-cell office:value-type="float" office:value="-0.0505000000000001" calcext:value-type="float">
            <text:p>-0.0505</text:p>
          </table:table-cell>
          <table:table-cell office:value-type="float" office:value="-0.0243971291602784" calcext:value-type="float">
            <text:p>-0.0243971292</text:p>
          </table:table-cell>
        </table:table-row>
        <table:table-row table:style-name="ro1">
          <table:table-cell office:value-type="string" calcext:value-type="string">
            <text:p>little</text:p>
          </table:table-cell>
          <table:table-cell office:value-type="float" office:value="0.110629669798575" calcext:value-type="float">
            <text:p>0.1106296698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348938223938224" calcext:value-type="float">
            <text:p>0.3489382239</text:p>
          </table:table-cell>
          <table:table-cell office:value-type="string" calcext:value-type="string">
            <text:p>lead</text:p>
          </table:table-cell>
          <table:table-cell office:value-type="float" office:value="0.0668018914531837" calcext:value-type="float">
            <text:p>0.0668018915</text:p>
          </table:table-cell>
          <table:table-cell office:value-type="float" office:value="0.6485" calcext:value-type="float">
            <text:p>0.6485</text:p>
          </table:table-cell>
          <table:table-cell office:value-type="float" office:value="0.14456072036992" calcext:value-type="float">
            <text:p>0.1445607204</text:p>
          </table:table-cell>
          <table:table-cell office:value-type="string" calcext:value-type="string">
            <text:p>room</text:p>
          </table:table-cell>
          <table:table-cell office:value-type="float" office:value="0.0664771033849713" calcext:value-type="float">
            <text:p>0.0664771034</text:p>
          </table:table-cell>
          <table:table-cell office:value-type="float" office:value="0.69195" calcext:value-type="float">
            <text:p>0.69195</text:p>
          </table:table-cell>
          <table:table-cell office:value-type="float" office:value="0.117208769164637" calcext:value-type="float">
            <text:p>0.1172087692</text:p>
          </table:table-cell>
          <table:table-cell office:value-type="string" calcext:value-type="string">
            <text:p>happen</text:p>
          </table:table-cell>
          <table:table-cell office:value-type="float" office:value="-0.0269271009053211" calcext:value-type="float">
            <text:p>-0.0269271009</text:p>
          </table:table-cell>
          <table:table-cell office:value-type="float" office:value="-0.0565" calcext:value-type="float">
            <text:p>-0.0565</text:p>
          </table:table-cell>
          <table:table-cell office:value-type="float" office:value="-0.0243201003139911" calcext:value-type="float">
            <text:p>-0.0243201003</text:p>
          </table:table-cell>
          <table:table-cell office:value-type="string" calcext:value-type="string">
            <text:p>mr</text:p>
          </table:table-cell>
          <table:table-cell office:value-type="float" office:value="-0.0263107763891877" calcext:value-type="float">
            <text:p>-0.0263107764</text:p>
          </table:table-cell>
          <table:table-cell office:value-type="float" office:value="-0.0632" calcext:value-type="float">
            <text:p>-0.0632</text:p>
          </table:table-cell>
          <table:table-cell office:value-type="float" office:value="-0.0235408066809547" calcext:value-type="float">
            <text:p>-0.0235408067</text:p>
          </table:table-cell>
        </table:table-row>
        <table:table-row table:style-name="ro1">
          <table:table-cell office:value-type="string" calcext:value-type="string">
            <text:p>lines</text:p>
          </table:table-cell>
          <table:table-cell office:value-type="float" office:value="0.0450922851587953" calcext:value-type="float">
            <text:p>0.0450922852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133191388691744" calcext:value-type="float">
            <text:p>0.1331913887</text:p>
          </table:table-cell>
          <table:table-cell office:value-type="string" calcext:value-type="string">
            <text:p>leave</text:p>
          </table:table-cell>
          <table:table-cell office:value-type="float" office:value="0.0666995664941519" calcext:value-type="float">
            <text:p>0.0666995665</text:p>
          </table:table-cell>
          <table:table-cell office:value-type="float" office:value="0.67305" calcext:value-type="float">
            <text:p>0.67305</text:p>
          </table:table-cell>
          <table:table-cell office:value-type="float" office:value="0.132183145321831" calcext:value-type="float">
            <text:p>0.1321831453</text:p>
          </table:table-cell>
          <table:table-cell office:value-type="string" calcext:value-type="string">
            <text:p>dvd</text:p>
          </table:table-cell>
          <table:table-cell office:value-type="float" office:value="0.0663910559346357" calcext:value-type="float">
            <text:p>0.0663910559</text:p>
          </table:table-cell>
          <table:table-cell office:value-type="float" office:value="0.5723" calcext:value-type="float">
            <text:p>0.5723</text:p>
          </table:table-cell>
          <table:table-cell office:value-type="float" office:value="0.186727514736642" calcext:value-type="float">
            <text:p>0.1867275147</text:p>
          </table:table-cell>
          <table:table-cell office:value-type="string" calcext:value-type="string">
            <text:p>what's</text:p>
          </table:table-cell>
          <table:table-cell office:value-type="float" office:value="-0.0267153876385953" calcext:value-type="float">
            <text:p>-0.0267153876</text:p>
          </table:table-cell>
          <table:table-cell office:value-type="float" office:value="-0.06085" calcext:value-type="float">
            <text:p>-0.06085</text:p>
          </table:table-cell>
          <table:table-cell office:value-type="float" office:value="-0.0246810206487829" calcext:value-type="float">
            <text:p>-0.0246810206</text:p>
          </table:table-cell>
          <table:table-cell office:value-type="string" calcext:value-type="string">
            <text:p>hands</text:p>
          </table:table-cell>
          <table:table-cell office:value-type="float" office:value="-0.0263090273471055" calcext:value-type="float">
            <text:p>-0.0263090273</text:p>
          </table:table-cell>
          <table:table-cell office:value-type="float" office:value="-0.05635" calcext:value-type="float">
            <text:p>-0.05635</text:p>
          </table:table-cell>
          <table:table-cell office:value-type="float" office:value="-0.024744294883452" calcext:value-type="float">
            <text:p>-0.0247442949</text:p>
          </table:table-cell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0.033507889568944" calcext:value-type="float">
            <text:p>0.0335078896</text:p>
          </table:table-cell>
          <table:table-cell office:value-type="float" office:value="0.58445" calcext:value-type="float">
            <text:p>0.58445</text:p>
          </table:table-cell>
          <table:table-cell office:value-type="float" office:value="0.142223139642894" calcext:value-type="float">
            <text:p>0.1422231396</text:p>
          </table:table-cell>
          <table:table-cell office:value-type="string" calcext:value-type="string">
            <text:p>roles</text:p>
          </table:table-cell>
          <table:table-cell office:value-type="float" office:value="0.0666576160738528" calcext:value-type="float">
            <text:p>0.0666576161</text:p>
          </table:table-cell>
          <table:table-cell office:value-type="float" office:value="0.6546" calcext:value-type="float">
            <text:p>0.6546</text:p>
          </table:table-cell>
          <table:table-cell office:value-type="float" office:value="0.135635635635636" calcext:value-type="float">
            <text:p>0.1356356356</text:p>
          </table:table-cell>
          <table:table-cell office:value-type="string" calcext:value-type="string">
            <text:p>due</text:p>
          </table:table-cell>
          <table:table-cell office:value-type="float" office:value="0.0661320073047702" calcext:value-type="float">
            <text:p>0.0661320073</text:p>
          </table:table-cell>
          <table:table-cell office:value-type="float" office:value="0.67405" calcext:value-type="float">
            <text:p>0.67405</text:p>
          </table:table-cell>
          <table:table-cell office:value-type="float" office:value="0.123908076871388" calcext:value-type="float">
            <text:p>0.1239080769</text:p>
          </table:table-cell>
          <table:table-cell office:value-type="string" calcext:value-type="string">
            <text:p>country</text:p>
          </table:table-cell>
          <table:table-cell office:value-type="float" office:value="-0.0266658194327672" calcext:value-type="float">
            <text:p>-0.0266658194</text:p>
          </table:table-cell>
          <table:table-cell office:value-type="float" office:value="-0.0829000000000001" calcext:value-type="float">
            <text:p>-0.0829</text:p>
          </table:table-cell>
          <table:table-cell office:value-type="float" office:value="-0.0242363022174584" calcext:value-type="float">
            <text:p>-0.0242363022</text:p>
          </table:table-cell>
          <table:table-cell office:value-type="string" calcext:value-type="string">
            <text:p>cut</text:p>
          </table:table-cell>
          <table:table-cell office:value-type="float" office:value="-0.0261148992475905" calcext:value-type="float">
            <text:p>-0.0261148992</text:p>
          </table:table-cell>
          <table:table-cell office:value-type="float" office:value="-0.01745" calcext:value-type="float">
            <text:p>-0.01745</text:p>
          </table:table-cell>
          <table:table-cell office:value-type="float" office:value="-0.024314619543756" calcext:value-type="float">
            <text:p>-0.0243146195</text:p>
          </table:table-cell>
        </table:table-row>
        <table:table-row table:style-name="ro1">
          <table:table-cell office:value-type="string" calcext:value-type="string">
            <text:p>liked</text:p>
          </table:table-cell>
          <table:table-cell office:value-type="float" office:value="0.0359712584442269" calcext:value-type="float">
            <text:p>0.0359712584</text:p>
          </table:table-cell>
          <table:table-cell office:value-type="float" office:value="0.5301" calcext:value-type="float">
            <text:p>0.5301</text:p>
          </table:table-cell>
          <table:table-cell office:value-type="float" office:value="0.125279225614296" calcext:value-type="float">
            <text:p>0.1252792256</text:p>
          </table:table-cell>
          <table:table-cell office:value-type="string" calcext:value-type="string">
            <text:p>particularly</text:p>
          </table:table-cell>
          <table:table-cell office:value-type="float" office:value="0.066570761048223" calcext:value-type="float">
            <text:p>0.066570761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130481571159537" calcext:value-type="float">
            <text:p>0.1304815712</text:p>
          </table:table-cell>
          <table:table-cell office:value-type="string" calcext:value-type="string">
            <text:p>matter</text:p>
          </table:table-cell>
          <table:table-cell office:value-type="float" office:value="0.0659319136337443" calcext:value-type="float">
            <text:p>0.0659319136</text:p>
          </table:table-cell>
          <table:table-cell office:value-type="float" office:value="0.64375" calcext:value-type="float">
            <text:p>0.64375</text:p>
          </table:table-cell>
          <table:table-cell office:value-type="float" office:value="0.137304758445332" calcext:value-type="float">
            <text:p>0.1373047584</text:p>
          </table:table-cell>
          <table:table-cell office:value-type="string" calcext:value-type="string">
            <text:p>number</text:p>
          </table:table-cell>
          <table:table-cell office:value-type="float" office:value="-0.0266325913170112" calcext:value-type="float">
            <text:p>-0.0266325913</text:p>
          </table:table-cell>
          <table:table-cell office:value-type="float" office:value="-0.0211" calcext:value-type="float">
            <text:p>-0.0211</text:p>
          </table:table-cell>
          <table:table-cell office:value-type="float" office:value="-0.0248686840536902" calcext:value-type="float">
            <text:p>-0.0248686841</text:p>
          </table:table-cell>
          <table:table-cell office:value-type="string" calcext:value-type="string">
            <text:p>form</text:p>
          </table:table-cell>
          <table:table-cell office:value-type="float" office:value="-0.0261142731206939" calcext:value-type="float">
            <text:p>-0.0261142731</text:p>
          </table:table-cell>
          <table:table-cell office:value-type="float" office:value="-0.0545" calcext:value-type="float">
            <text:p>-0.0545</text:p>
          </table:table-cell>
          <table:table-cell office:value-type="float" office:value="-0.0242612619181451" calcext:value-type="float">
            <text:p>-0.0242612619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float" office:value="0.164109872677047" calcext:value-type="float">
            <text:p>0.1641098727</text:p>
          </table:table-cell>
          <table:table-cell office:value-type="float" office:value="0.58495" calcext:value-type="float">
            <text:p>0.58495</text:p>
          </table:table-cell>
          <table:table-cell office:value-type="float" office:value="0.54532508079093" calcext:value-type="float">
            <text:p>0.5453250808</text:p>
          </table:table-cell>
          <table:table-cell office:value-type="string" calcext:value-type="string">
            <text:p>alone</text:p>
          </table:table-cell>
          <table:table-cell office:value-type="float" office:value="0.0664277418224609" calcext:value-type="float">
            <text:p>0.0664277418</text:p>
          </table:table-cell>
          <table:table-cell office:value-type="float" office:value="0.68905" calcext:value-type="float">
            <text:p>0.68905</text:p>
          </table:table-cell>
          <table:table-cell office:value-type="float" office:value="0.130574584090591" calcext:value-type="float">
            <text:p>0.1305745841</text:p>
          </table:table-cell>
          <table:table-cell office:value-type="string" calcext:value-type="string">
            <text:p>events</text:p>
          </table:table-cell>
          <table:table-cell office:value-type="float" office:value="0.0654043079223976" calcext:value-type="float">
            <text:p>0.0654043079</text:p>
          </table:table-cell>
          <table:table-cell office:value-type="float" office:value="0.67755" calcext:value-type="float">
            <text:p>0.67755</text:p>
          </table:table-cell>
          <table:table-cell office:value-type="float" office:value="0.11742165047215" calcext:value-type="float">
            <text:p>0.1174216505</text:p>
          </table:table-cell>
          <table:table-cell office:value-type="string" calcext:value-type="string">
            <text:p>open</text:p>
          </table:table-cell>
          <table:table-cell office:value-type="float" office:value="-0.0265814391416198" calcext:value-type="float">
            <text:p>-0.0265814391</text:p>
          </table:table-cell>
          <table:table-cell office:value-type="float" office:value="-0.08465" calcext:value-type="float">
            <text:p>-0.08465</text:p>
          </table:table-cell>
          <table:table-cell office:value-type="float" office:value="-0.0248698980708868" calcext:value-type="float">
            <text:p>-0.0248698981</text:p>
          </table:table-cell>
          <table:table-cell office:value-type="string" calcext:value-type="string">
            <text:p>lack</text:p>
          </table:table-cell>
          <table:table-cell office:value-type="float" office:value="-0.0260433334114081" calcext:value-type="float">
            <text:p>-0.0260433334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2423855173112" calcext:value-type="float">
            <text:p>-0.0242385517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0.0320624988157275" calcext:value-type="float">
            <text:p>0.0320624988</text:p>
          </table:table-cell>
          <table:table-cell office:value-type="float" office:value="0.58725" calcext:value-type="float">
            <text:p>0.58725</text:p>
          </table:table-cell>
          <table:table-cell office:value-type="float" office:value="0.0949457296349084" calcext:value-type="float">
            <text:p>0.0949457296</text:p>
          </table:table-cell>
          <table:table-cell office:value-type="string" calcext:value-type="string">
            <text:p>piece</text:p>
          </table:table-cell>
          <table:table-cell office:value-type="float" office:value="0.0661731541051281" calcext:value-type="float">
            <text:p>0.0661731541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155292479108635" calcext:value-type="float">
            <text:p>0.1552924791</text:p>
          </table:table-cell>
          <table:table-cell office:value-type="string" calcext:value-type="string">
            <text:p>opening</text:p>
          </table:table-cell>
          <table:table-cell office:value-type="float" office:value="0.0653509971264766" calcext:value-type="float">
            <text:p>0.0653509971</text:p>
          </table:table-cell>
          <table:table-cell office:value-type="float" office:value="0.669" calcext:value-type="float">
            <text:p>0.669</text:p>
          </table:table-cell>
          <table:table-cell office:value-type="float" office:value="0.124106906589045" calcext:value-type="float">
            <text:p>0.1241069066</text:p>
          </table:table-cell>
          <table:table-cell office:value-type="string" calcext:value-type="string">
            <text:p>i'll</text:p>
          </table:table-cell>
          <table:table-cell office:value-type="float" office:value="-0.0265752391701994" calcext:value-type="float">
            <text:p>-0.0265752392</text:p>
          </table:table-cell>
          <table:table-cell office:value-type="float" office:value="-0.0554" calcext:value-type="float">
            <text:p>-0.0554</text:p>
          </table:table-cell>
          <table:table-cell office:value-type="float" office:value="-0.024086983635817" calcext:value-type="float">
            <text:p>-0.0240869836</text:p>
          </table:table-cell>
          <table:table-cell office:value-type="string" calcext:value-type="string">
            <text:p>hear</text:p>
          </table:table-cell>
          <table:table-cell office:value-type="float" office:value="-0.02600109703602" calcext:value-type="float">
            <text:p>-0.026001097</text:p>
          </table:table-cell>
          <table:table-cell office:value-type="float" office:value="-0.0822" calcext:value-type="float">
            <text:p>-0.0822</text:p>
          </table:table-cell>
          <table:table-cell office:value-type="float" office:value="-0.0239375506166949" calcext:value-type="float">
            <text:p>-0.0239375506</text:p>
          </table:table-cell>
        </table:table-row>
        <table:table-row table:style-name="ro1">
          <table:table-cell office:value-type="string" calcext:value-type="string">
            <text:p>life</text:p>
          </table:table-cell>
          <table:table-cell office:value-type="float" office:value="0.122269473751586" calcext:value-type="float">
            <text:p>0.1222694738</text:p>
          </table:table-cell>
          <table:table-cell office:value-type="float" office:value="0.61055" calcext:value-type="float">
            <text:p>0.61055</text:p>
          </table:table-cell>
          <table:table-cell office:value-type="float" office:value="0.345846980767616" calcext:value-type="float">
            <text:p>0.3458469808</text:p>
          </table:table-cell>
          <table:table-cell office:value-type="string" calcext:value-type="string">
            <text:p>anyway</text:p>
          </table:table-cell>
          <table:table-cell office:value-type="float" office:value="0.0659756778585894" calcext:value-type="float">
            <text:p>0.0659756779</text:p>
          </table:table-cell>
          <table:table-cell office:value-type="float" office:value="0.65935" calcext:value-type="float">
            <text:p>0.65935</text:p>
          </table:table-cell>
          <table:table-cell office:value-type="float" office:value="0.133316371962855" calcext:value-type="float">
            <text:p>0.133316372</text:p>
          </table:table-cell>
          <table:table-cell office:value-type="string" calcext:value-type="string">
            <text:p>history</text:p>
          </table:table-cell>
          <table:table-cell office:value-type="float" office:value="0.0652829926713901" calcext:value-type="float">
            <text:p>0.0652829927</text:p>
          </table:table-cell>
          <table:table-cell office:value-type="float" office:value="0.651" calcext:value-type="float">
            <text:p>0.651</text:p>
          </table:table-cell>
          <table:table-cell office:value-type="float" office:value="0.137419673751854" calcext:value-type="float">
            <text:p>0.1374196738</text:p>
          </table:table-cell>
          <table:table-cell office:value-type="string" calcext:value-type="string">
            <text:p>meets</text:p>
          </table:table-cell>
          <table:table-cell office:value-type="float" office:value="-0.0265462018622324" calcext:value-type="float">
            <text:p>-0.0265462019</text:p>
          </table:table-cell>
          <table:table-cell office:value-type="float" office:value="-0.07805" calcext:value-type="float">
            <text:p>-0.07805</text:p>
          </table:table-cell>
          <table:table-cell office:value-type="float" office:value="-0.0247276716109549" calcext:value-type="float">
            <text:p>-0.0247276716</text:p>
          </table:table-cell>
          <table:table-cell office:value-type="string" calcext:value-type="string">
            <text:p>daughter</text:p>
          </table:table-cell>
          <table:table-cell office:value-type="float" office:value="-0.0259413431470084" calcext:value-type="float">
            <text:p>-0.0259413431</text:p>
          </table:table-cell>
          <table:table-cell office:value-type="float" office:value="-0.05405" calcext:value-type="float">
            <text:p>-0.05405</text:p>
          </table:table-cell>
          <table:table-cell office:value-type="float" office:value="-0.0237995572657411" calcext:value-type="float">
            <text:p>-0.0237995573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float" office:value="0.0331412960116351" calcext:value-type="float">
            <text:p>0.033141296</text:p>
          </table:table-cell>
          <table:table-cell office:value-type="float" office:value="0.6277" calcext:value-type="float">
            <text:p>0.6277</text:p>
          </table:table-cell>
          <table:table-cell office:value-type="float" office:value="0.0948212983223924" calcext:value-type="float">
            <text:p>0.0948212983</text:p>
          </table:table-cell>
          <table:table-cell office:value-type="string" calcext:value-type="string">
            <text:p>lack</text:p>
          </table:table-cell>
          <table:table-cell office:value-type="float" office:value="0.0657976515320213" calcext:value-type="float">
            <text:p>0.0657976515</text:p>
          </table:table-cell>
          <table:table-cell office:value-type="float" office:value="0.64865" calcext:value-type="float">
            <text:p>0.64865</text:p>
          </table:table-cell>
          <table:table-cell office:value-type="float" office:value="0.129352000991203" calcext:value-type="float">
            <text:p>0.129352001</text:p>
          </table:table-cell>
          <table:table-cell office:value-type="string" calcext:value-type="string">
            <text:p>cinema</text:p>
          </table:table-cell>
          <table:table-cell office:value-type="float" office:value="0.0651996053087828" calcext:value-type="float">
            <text:p>0.0651996053</text:p>
          </table:table-cell>
          <table:table-cell office:value-type="float" office:value="0.636" calcext:value-type="float">
            <text:p>0.636</text:p>
          </table:table-cell>
          <table:table-cell office:value-type="float" office:value="0.142318567389255" calcext:value-type="float">
            <text:p>0.1423185674</text:p>
          </table:table-cell>
          <table:table-cell office:value-type="string" calcext:value-type="string">
            <text:p>yes</text:p>
          </table:table-cell>
          <table:table-cell office:value-type="float" office:value="-0.0264524145960018" calcext:value-type="float">
            <text:p>-0.0264524146</text:p>
          </table:table-cell>
          <table:table-cell office:value-type="float" office:value="-0.02525" calcext:value-type="float">
            <text:p>-0.02525</text:p>
          </table:table-cell>
          <table:table-cell office:value-type="float" office:value="-0.023555858051297" calcext:value-type="float">
            <text:p>-0.0235558581</text:p>
          </table:table-cell>
          <table:table-cell office:value-type="string" calcext:value-type="string">
            <text:p>idea</text:p>
          </table:table-cell>
          <table:table-cell office:value-type="float" office:value="-0.0258908431114965" calcext:value-type="float">
            <text:p>-0.0258908431</text:p>
          </table:table-cell>
          <table:table-cell office:value-type="float" office:value="-0.0171" calcext:value-type="float">
            <text:p>-0.0171</text:p>
          </table:table-cell>
          <table:table-cell office:value-type="float" office:value="-0.022494699269044" calcext:value-type="float">
            <text:p>-0.0224946993</text:p>
          </table:table-cell>
        </table:table-row>
        <table:table-row table:style-name="ro1">
          <table:table-cell office:value-type="string" calcext:value-type="string">
            <text:p>let's</text:p>
          </table:table-cell>
          <table:table-cell office:value-type="float" office:value="0.0325497345115672" calcext:value-type="float">
            <text:p>0.0325497345</text:p>
          </table:table-cell>
          <table:table-cell office:value-type="float" office:value="0.68105" calcext:value-type="float">
            <text:p>0.68105</text:p>
          </table:table-cell>
          <table:table-cell office:value-type="float" office:value="0.0748368382886149" calcext:value-type="float">
            <text:p>0.0748368383</text:p>
          </table:table-cell>
          <table:table-cell office:value-type="string" calcext:value-type="string">
            <text:p>attempt</text:p>
          </table:table-cell>
          <table:table-cell office:value-type="float" office:value="0.0657806497659031" calcext:value-type="float">
            <text:p>0.0657806498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130290061816453" calcext:value-type="float">
            <text:p>0.1302900618</text:p>
          </table:table-cell>
          <table:table-cell office:value-type="string" calcext:value-type="string">
            <text:p>herself</text:p>
          </table:table-cell>
          <table:table-cell office:value-type="float" office:value="0.0650963226156606" calcext:value-type="float">
            <text:p>0.0650963226</text:p>
          </table:table-cell>
          <table:table-cell office:value-type="float" office:value="0.6885" calcext:value-type="float">
            <text:p>0.6885</text:p>
          </table:table-cell>
          <table:table-cell office:value-type="float" office:value="0.113041002277904" calcext:value-type="float">
            <text:p>0.1130410023</text:p>
          </table:table-cell>
          <table:table-cell office:value-type="string" calcext:value-type="string">
            <text:p>guys</text:p>
          </table:table-cell>
          <table:table-cell office:value-type="float" office:value="-0.0264078827194699" calcext:value-type="float">
            <text:p>-0.0264078827</text:p>
          </table:table-cell>
          <table:table-cell office:value-type="float" office:value="-0.02665" calcext:value-type="float">
            <text:p>-0.02665</text:p>
          </table:table-cell>
          <table:table-cell office:value-type="float" office:value="-0.024162412710596" calcext:value-type="float">
            <text:p>-0.0241624127</text:p>
          </table:table-cell>
          <table:table-cell office:value-type="string" calcext:value-type="string">
            <text:p>female</text:p>
          </table:table-cell>
          <table:table-cell office:value-type="float" office:value="-0.0258490746764475" calcext:value-type="float">
            <text:p>-0.0258490747</text:p>
          </table:table-cell>
          <table:table-cell office:value-type="float" office:value="-0.0262" calcext:value-type="float">
            <text:p>-0.0262</text:p>
          </table:table-cell>
          <table:table-cell office:value-type="float" office:value="-0.0241419324224299" calcext:value-type="float">
            <text:p>-0.0241419324</text:p>
          </table:table-cell>
        </table:table-row>
        <table:table-row table:style-name="ro1">
          <table:table-cell office:value-type="string" calcext:value-type="string">
            <text:p>let</text:p>
          </table:table-cell>
          <table:table-cell office:value-type="float" office:value="0.0506287217982461" calcext:value-type="float">
            <text:p>0.0506287218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149367640645443" calcext:value-type="float">
            <text:p>0.1493676406</text:p>
          </table:table-cell>
          <table:table-cell office:value-type="string" calcext:value-type="string">
            <text:p>hollywood</text:p>
          </table:table-cell>
          <table:table-cell office:value-type="float" office:value="0.0655461698189165" calcext:value-type="float">
            <text:p>0.0655461698</text:p>
          </table:table-cell>
          <table:table-cell office:value-type="float" office:value="0.6289" calcext:value-type="float">
            <text:p>0.6289</text:p>
          </table:table-cell>
          <table:table-cell office:value-type="float" office:value="0.159075458871516" calcext:value-type="float">
            <text:p>0.1590754589</text:p>
          </table:table-cell>
          <table:table-cell office:value-type="string" calcext:value-type="string">
            <text:p>days</text:p>
          </table:table-cell>
          <table:table-cell office:value-type="float" office:value="0.0650522478859966" calcext:value-type="float">
            <text:p>0.0650522479</text:p>
          </table:table-cell>
          <table:table-cell office:value-type="float" office:value="0.64165" calcext:value-type="float">
            <text:p>0.64165</text:p>
          </table:table-cell>
          <table:table-cell office:value-type="float" office:value="0.141368156223793" calcext:value-type="float">
            <text:p>0.1413681562</text:p>
          </table:table-cell>
          <table:table-cell office:value-type="string" calcext:value-type="string">
            <text:p>order</text:p>
          </table:table-cell>
          <table:table-cell office:value-type="float" office:value="-0.0263258614550991" calcext:value-type="float">
            <text:p>-0.0263258615</text:p>
          </table:table-cell>
          <table:table-cell office:value-type="float" office:value="-0.0552499999999999" calcext:value-type="float">
            <text:p>-0.05525</text:p>
          </table:table-cell>
          <table:table-cell office:value-type="float" office:value="-0.0240573440286575" calcext:value-type="float">
            <text:p>-0.024057344</text:p>
          </table:table-cell>
          <table:table-cell office:value-type="string" calcext:value-type="string">
            <text:p>fans</text:p>
          </table:table-cell>
          <table:table-cell office:value-type="float" office:value="-0.0258470464547161" calcext:value-type="float">
            <text:p>-0.0258470465</text:p>
          </table:table-cell>
          <table:table-cell office:value-type="float" office:value="-0.05365" calcext:value-type="float">
            <text:p>-0.05365</text:p>
          </table:table-cell>
          <table:table-cell office:value-type="float" office:value="-0.022369729500978" calcext:value-type="float">
            <text:p>-0.0223697295</text:p>
          </table:table-cell>
        </table:table-row>
        <table:table-row table:style-name="ro1">
          <table:table-cell office:value-type="string" calcext:value-type="string">
            <text:p>less</text:p>
          </table:table-cell>
          <table:table-cell office:value-type="float" office:value="0.0594590840333941" calcext:value-type="float">
            <text:p>0.059459084</text:p>
          </table:table-cell>
          <table:table-cell office:value-type="float" office:value="0.61595" calcext:value-type="float">
            <text:p>0.61595</text:p>
          </table:table-cell>
          <table:table-cell office:value-type="float" office:value="0.168812899036901" calcext:value-type="float">
            <text:p>0.168812899</text:p>
          </table:table-cell>
          <table:table-cell office:value-type="string" calcext:value-type="string">
            <text:p>days</text:p>
          </table:table-cell>
          <table:table-cell office:value-type="float" office:value="0.0654452014658841" calcext:value-type="float">
            <text:p>0.0654452015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141766109785203" calcext:value-type="float">
            <text:p>0.1417661098</text:p>
          </table:table-cell>
          <table:table-cell office:value-type="string" calcext:value-type="string">
            <text:p>guess</text:p>
          </table:table-cell>
          <table:table-cell office:value-type="float" office:value="0.064959262727066" calcext:value-type="float">
            <text:p>0.0649592627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145033254666381" calcext:value-type="float">
            <text:p>0.1450332547</text:p>
          </table:table-cell>
          <table:table-cell office:value-type="string" calcext:value-type="string">
            <text:p>guess</text:p>
          </table:table-cell>
          <table:table-cell office:value-type="float" office:value="-0.0262876412302637" calcext:value-type="float">
            <text:p>-0.0262876412</text:p>
          </table:table-cell>
          <table:table-cell office:value-type="float" office:value="-0.0403500000000001" calcext:value-type="float">
            <text:p>-0.04035</text:p>
          </table:table-cell>
          <table:table-cell office:value-type="float" office:value="-0.023328120252427" calcext:value-type="float">
            <text:p>-0.0233281203</text:p>
          </table:table-cell>
          <table:table-cell office:value-type="string" calcext:value-type="string">
            <text:p>talk</text:p>
          </table:table-cell>
          <table:table-cell office:value-type="float" office:value="-0.0258097020366323" calcext:value-type="float">
            <text:p>-0.025809702</text:p>
          </table:table-cell>
          <table:table-cell office:value-type="float" office:value="-0.07185" calcext:value-type="float">
            <text:p>-0.07185</text:p>
          </table:table-cell>
          <table:table-cell office:value-type="float" office:value="-0.0236748321207037" calcext:value-type="float">
            <text:p>-0.023674832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0.0530765062824361" calcext:value-type="float">
            <text:p>0.0530765063</text:p>
          </table:table-cell>
          <table:table-cell office:value-type="float" office:value="0.60175" calcext:value-type="float">
            <text:p>0.60175</text:p>
          </table:table-cell>
          <table:table-cell office:value-type="float" office:value="0.170571696344892" calcext:value-type="float">
            <text:p>0.1705716963</text:p>
          </table:table-cell>
          <table:table-cell office:value-type="string" calcext:value-type="string">
            <text:p>history</text:p>
          </table:table-cell>
          <table:table-cell office:value-type="float" office:value="0.0652885011177042" calcext:value-type="float">
            <text:p>0.0652885011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137215189873418" calcext:value-type="float">
            <text:p>0.1372151899</text:p>
          </table:table-cell>
          <table:table-cell office:value-type="string" calcext:value-type="string">
            <text:p>town</text:p>
          </table:table-cell>
          <table:table-cell office:value-type="float" office:value="0.0648833632265515" calcext:value-type="float">
            <text:p>0.0648833632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12695652173913" calcext:value-type="float">
            <text:p>0.1269565217</text:p>
          </table:table-cell>
          <table:table-cell office:value-type="string" calcext:value-type="string">
            <text:p>coming</text:p>
          </table:table-cell>
          <table:table-cell office:value-type="float" office:value="-0.0262121701447024" calcext:value-type="float">
            <text:p>-0.0262121701</text:p>
          </table:table-cell>
          <table:table-cell office:value-type="float" office:value="-0.0720999999999999" calcext:value-type="float">
            <text:p>-0.0721</text:p>
          </table:table-cell>
          <table:table-cell office:value-type="float" office:value="-0.023351482934419" calcext:value-type="float">
            <text:p>-0.0233514829</text:p>
          </table:table-cell>
          <table:table-cell office:value-type="string" calcext:value-type="string">
            <text:p>country</text:p>
          </table:table-cell>
          <table:table-cell office:value-type="float" office:value="-0.0257833697249696" calcext:value-type="float">
            <text:p>-0.0257833697</text:p>
          </table:table-cell>
          <table:table-cell office:value-type="float" office:value="-0.07645" calcext:value-type="float">
            <text:p>-0.07645</text:p>
          </table:table-cell>
          <table:table-cell office:value-type="float" office:value="-0.0234954606819504" calcext:value-type="float">
            <text:p>-0.0234954607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float" office:value="0.0210676246536432" calcext:value-type="float">
            <text:p>0.0210676247</text:p>
          </table:table-cell>
          <table:table-cell office:value-type="float" office:value="0.62015" calcext:value-type="float">
            <text:p>0.62015</text:p>
          </table:table-cell>
          <table:table-cell office:value-type="float" office:value="0.0561560442290968" calcext:value-type="float">
            <text:p>0.0561560442</text:p>
          </table:table-cell>
          <table:table-cell office:value-type="string" calcext:value-type="string">
            <text:p>none</text:p>
          </table:table-cell>
          <table:table-cell office:value-type="float" office:value="0.0652647410517424" calcext:value-type="float">
            <text:p>0.0652647411</text:p>
          </table:table-cell>
          <table:table-cell office:value-type="float" office:value="0.65375" calcext:value-type="float">
            <text:p>0.65375</text:p>
          </table:table-cell>
          <table:table-cell office:value-type="float" office:value="0.128601988171637" calcext:value-type="float">
            <text:p>0.1286019882</text:p>
          </table:table-cell>
          <table:table-cell office:value-type="string" calcext:value-type="string">
            <text:p>middle</text:p>
          </table:table-cell>
          <table:table-cell office:value-type="float" office:value="0.0647240288771461" calcext:value-type="float">
            <text:p>0.0647240289</text:p>
          </table:table-cell>
          <table:table-cell office:value-type="float" office:value="0.673" calcext:value-type="float">
            <text:p>0.673</text:p>
          </table:table-cell>
          <table:table-cell office:value-type="float" office:value="0.125200642054575" calcext:value-type="float">
            <text:p>0.1252006421</text:p>
          </table:table-cell>
          <table:table-cell office:value-type="string" calcext:value-type="string">
            <text:p>situation</text:p>
          </table:table-cell>
          <table:table-cell office:value-type="float" office:value="-0.026162203789485" calcext:value-type="float">
            <text:p>-0.0261622038</text:p>
          </table:table-cell>
          <table:table-cell office:value-type="float" office:value="-0.0674" calcext:value-type="float">
            <text:p>-0.0674</text:p>
          </table:table-cell>
          <table:table-cell office:value-type="float" office:value="-0.0245582379517533" calcext:value-type="float">
            <text:p>-0.024558238</text:p>
          </table:table-cell>
          <table:table-cell office:value-type="string" calcext:value-type="string">
            <text:p>myself</text:p>
          </table:table-cell>
          <table:table-cell office:value-type="float" office:value="-0.0257607982008258" calcext:value-type="float">
            <text:p>-0.0257607982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-0.024554296608197" calcext:value-type="float">
            <text:p>-0.0245542966</text:p>
          </table:table-cell>
        </table:table-row>
        <table:table-row table:style-name="ro1">
          <table:table-cell office:value-type="string" calcext:value-type="string">
            <text:p>leaves</text:p>
          </table:table-cell>
          <table:table-cell office:value-type="float" office:value="0.0199788701127042" calcext:value-type="float">
            <text:p>0.0199788701</text:p>
          </table:table-cell>
          <table:table-cell office:value-type="float" office:value="0.58735" calcext:value-type="float">
            <text:p>0.58735</text:p>
          </table:table-cell>
          <table:table-cell office:value-type="float" office:value="0.0677736360555744" calcext:value-type="float">
            <text:p>0.0677736361</text:p>
          </table:table-cell>
          <table:table-cell office:value-type="string" calcext:value-type="string">
            <text:p>age</text:p>
          </table:table-cell>
          <table:table-cell office:value-type="float" office:value="0.0652299649222574" calcext:value-type="float">
            <text:p>0.0652299649</text:p>
          </table:table-cell>
          <table:table-cell office:value-type="float" office:value="0.65435" calcext:value-type="float">
            <text:p>0.65435</text:p>
          </table:table-cell>
          <table:table-cell office:value-type="float" office:value="0.129016001007937" calcext:value-type="float">
            <text:p>0.129016001</text:p>
          </table:table-cell>
          <table:table-cell office:value-type="string" calcext:value-type="string">
            <text:p>yes</text:p>
          </table:table-cell>
          <table:table-cell office:value-type="float" office:value="0.064646100195534" calcext:value-type="float">
            <text:p>0.0646461002</text:p>
          </table:table-cell>
          <table:table-cell office:value-type="float" office:value="0.62965" calcext:value-type="float">
            <text:p>0.62965</text:p>
          </table:table-cell>
          <table:table-cell office:value-type="float" office:value="0.15125472671021" calcext:value-type="float">
            <text:p>0.1512547267</text:p>
          </table:table-cell>
          <table:table-cell office:value-type="string" calcext:value-type="string">
            <text:p>somehow</text:p>
          </table:table-cell>
          <table:table-cell office:value-type="float" office:value="-0.0261349565739083" calcext:value-type="float">
            <text:p>-0.026134956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45527922645493" calcext:value-type="float">
            <text:p>-0.0245527923</text:p>
          </table:table-cell>
          <table:table-cell office:value-type="string" calcext:value-type="string">
            <text:p>nature</text:p>
          </table:table-cell>
          <table:table-cell office:value-type="float" office:value="-0.0257274612421309" calcext:value-type="float">
            <text:p>-0.0257274612</text:p>
          </table:table-cell>
          <table:table-cell office:value-type="float" office:value="-0.0753" calcext:value-type="float">
            <text:p>-0.0753</text:p>
          </table:table-cell>
          <table:table-cell office:value-type="float" office:value="-0.024030281512417" calcext:value-type="float">
            <text:p>-0.0240302815</text:p>
          </table:table-cell>
        </table:table-row>
        <table:table-row table:style-name="ro1">
          <table:table-cell office:value-type="string" calcext:value-type="string">
            <text:p>leave</text:p>
          </table:table-cell>
          <table:table-cell office:value-type="float" office:value="0.0363812364116234" calcext:value-type="float">
            <text:p>0.0363812364</text:p>
          </table:table-cell>
          <table:table-cell office:value-type="float" office:value="0.59555" calcext:value-type="float">
            <text:p>0.59555</text:p>
          </table:table-cell>
          <table:table-cell office:value-type="float" office:value="0.105298086494857" calcext:value-type="float">
            <text:p>0.1052980865</text:p>
          </table:table-cell>
          <table:table-cell office:value-type="string" calcext:value-type="string">
            <text:p>decent</text:p>
          </table:table-cell>
          <table:table-cell office:value-type="float" office:value="0.0651848507738423" calcext:value-type="float">
            <text:p>0.0651848508</text:p>
          </table:table-cell>
          <table:table-cell office:value-type="float" office:value="0.62935" calcext:value-type="float">
            <text:p>0.62935</text:p>
          </table:table-cell>
          <table:table-cell office:value-type="float" office:value="0.134500875656743" calcext:value-type="float">
            <text:p>0.1345008757</text:p>
          </table:table-cell>
          <table:table-cell office:value-type="string" calcext:value-type="string">
            <text:p>wouldn't</text:p>
          </table:table-cell>
          <table:table-cell office:value-type="float" office:value="0.0646414504786593" calcext:value-type="float">
            <text:p>0.0646414505</text:p>
          </table:table-cell>
          <table:table-cell office:value-type="float" office:value="0.61955" calcext:value-type="float">
            <text:p>0.61955</text:p>
          </table:table-cell>
          <table:table-cell office:value-type="float" office:value="0.132877492877493" calcext:value-type="float">
            <text:p>0.1328774929</text:p>
          </table:table-cell>
          <table:table-cell office:value-type="string" calcext:value-type="string">
            <text:p>entire</text:p>
          </table:table-cell>
          <table:table-cell office:value-type="float" office:value="-0.026115879273479" calcext:value-type="float">
            <text:p>-0.0261158793</text:p>
          </table:table-cell>
          <table:table-cell office:value-type="float" office:value="-0.02335" calcext:value-type="float">
            <text:p>-0.02335</text:p>
          </table:table-cell>
          <table:table-cell office:value-type="float" office:value="-0.023249722118749" calcext:value-type="float">
            <text:p>-0.0232497221</text:p>
          </table:table-cell>
          <table:table-cell office:value-type="string" calcext:value-type="string">
            <text:p>easily</text:p>
          </table:table-cell>
          <table:table-cell office:value-type="float" office:value="-0.0256909478504167" calcext:value-type="float">
            <text:p>-0.0256909479</text:p>
          </table:table-cell>
          <table:table-cell office:value-type="float" office:value="-0.0794" calcext:value-type="float">
            <text:p>-0.0794</text:p>
          </table:table-cell>
          <table:table-cell office:value-type="float" office:value="-0.0231694270796318" calcext:value-type="float">
            <text:p>-0.0231694271</text:p>
          </table:table-cell>
        </table:table-row>
        <table:table-row table:style-name="ro1">
          <table:table-cell office:value-type="string" calcext:value-type="string">
            <text:p>least</text:p>
          </table:table-cell>
          <table:table-cell office:value-type="float" office:value="0.116658050323935" calcext:value-type="float">
            <text:p>0.1166580503</text:p>
          </table:table-cell>
          <table:table-cell office:value-type="float" office:value="0.6514" calcext:value-type="float">
            <text:p>0.6514</text:p>
          </table:table-cell>
          <table:table-cell office:value-type="float" office:value="0.264867144664698" calcext:value-type="float">
            <text:p>0.2648671447</text:p>
          </table:table-cell>
          <table:table-cell office:value-type="string" calcext:value-type="string">
            <text:p>obviously</text:p>
          </table:table-cell>
          <table:table-cell office:value-type="float" office:value="0.0651321032913923" calcext:value-type="float">
            <text:p>0.0651321033</text:p>
          </table:table-cell>
          <table:table-cell office:value-type="float" office:value="0.63735" calcext:value-type="float">
            <text:p>0.63735</text:p>
          </table:table-cell>
          <table:table-cell office:value-type="float" office:value="0.136855884803047" calcext:value-type="float">
            <text:p>0.1368558848</text:p>
          </table:table-cell>
          <table:table-cell office:value-type="string" calcext:value-type="string">
            <text:p>across</text:p>
          </table:table-cell>
          <table:table-cell office:value-type="float" office:value="0.0645260036642253" calcext:value-type="float">
            <text:p>0.0645260037</text:p>
          </table:table-cell>
          <table:table-cell office:value-type="float" office:value="0.6724" calcext:value-type="float">
            <text:p>0.6724</text:p>
          </table:table-cell>
          <table:table-cell office:value-type="float" office:value="0.126166977860763" calcext:value-type="float">
            <text:p>0.1261669779</text:p>
          </table:table-cell>
          <table:table-cell office:value-type="string" calcext:value-type="string">
            <text:p>personal</text:p>
          </table:table-cell>
          <table:table-cell office:value-type="float" office:value="-0.0261114019963842" calcext:value-type="float">
            <text:p>-0.026111402</text:p>
          </table:table-cell>
          <table:table-cell office:value-type="float" office:value="-0.0785" calcext:value-type="float">
            <text:p>-0.0785</text:p>
          </table:table-cell>
          <table:table-cell office:value-type="float" office:value="-0.0244802907257018" calcext:value-type="float">
            <text:p>-0.0244802907</text:p>
          </table:table-cell>
          <table:table-cell office:value-type="string" calcext:value-type="string">
            <text:p>someone</text:p>
          </table:table-cell>
          <table:table-cell office:value-type="float" office:value="-0.025686560878126" calcext:value-type="float">
            <text:p>-0.0256865609</text:p>
          </table:table-cell>
          <table:table-cell office:value-type="float" office:value="0.00819999999999999" calcext:value-type="float">
            <text:p>0.0082</text:p>
          </table:table-cell>
          <table:table-cell office:value-type="float" office:value="-0.023505539580988" calcext:value-type="float">
            <text:p>-0.0235055396</text:p>
          </table:table-cell>
        </table:table-row>
        <table:table-row table:style-name="ro1">
          <table:table-cell office:value-type="string" calcext:value-type="string">
            <text:p>learn</text:p>
          </table:table-cell>
          <table:table-cell office:value-type="float" office:value="0.0272210648473008" calcext:value-type="float">
            <text:p>0.0272210648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0743932864595146" calcext:value-type="float">
            <text:p>0.0743932865</text:p>
          </table:table-cell>
          <table:table-cell office:value-type="string" calcext:value-type="string">
            <text:p>cinematography</text:p>
          </table:table-cell>
          <table:table-cell office:value-type="float" office:value="0.0651150880274695" calcext:value-type="float">
            <text:p>0.065115088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127608982826948" calcext:value-type="float">
            <text:p>0.1276089828</text:p>
          </table:table-cell>
          <table:table-cell office:value-type="string" calcext:value-type="string">
            <text:p>leave</text:p>
          </table:table-cell>
          <table:table-cell office:value-type="float" office:value="0.0644433033872542" calcext:value-type="float">
            <text:p>0.0644433034</text:p>
          </table:table-cell>
          <table:table-cell office:value-type="float" office:value="0.6623" calcext:value-type="float">
            <text:p>0.6623</text:p>
          </table:table-cell>
          <table:table-cell office:value-type="float" office:value="0.130311614730878" calcext:value-type="float">
            <text:p>0.1303116147</text:p>
          </table:table-cell>
          <table:table-cell office:value-type="string" calcext:value-type="string">
            <text:p>various</text:p>
          </table:table-cell>
          <table:table-cell office:value-type="float" office:value="-0.026044390204071" calcext:value-type="float">
            <text:p>-0.0260443902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024329713496553" calcext:value-type="float">
            <text:p>-0.0243297135</text:p>
          </table:table-cell>
          <table:table-cell office:value-type="string" calcext:value-type="string">
            <text:p>car</text:p>
          </table:table-cell>
          <table:table-cell office:value-type="float" office:value="-0.0256276082778665" calcext:value-type="float">
            <text:p>-0.0256276083</text:p>
          </table:table-cell>
          <table:table-cell office:value-type="float" office:value="-0.02915" calcext:value-type="float">
            <text:p>-0.02915</text:p>
          </table:table-cell>
          <table:table-cell office:value-type="float" office:value="-0.0237056117856529" calcext:value-type="float">
            <text:p>-0.0237056118</text:p>
          </table:table-cell>
        </table:table-row>
        <table:table-row table:style-name="ro1">
          <table:table-cell office:value-type="string" calcext:value-type="string">
            <text:p>leads</text:p>
          </table:table-cell>
          <table:table-cell office:value-type="float" office:value="0.0292726035488252" calcext:value-type="float">
            <text:p>0.0292726035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0789667896678967" calcext:value-type="float">
            <text:p>0.0789667897</text:p>
          </table:table-cell>
          <table:table-cell office:value-type="string" calcext:value-type="string">
            <text:p>enjoy</text:p>
          </table:table-cell>
          <table:table-cell office:value-type="float" office:value="0.0651071120395047" calcext:value-type="float">
            <text:p>0.065107112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169976510783686" calcext:value-type="float">
            <text:p>0.1699765108</text:p>
          </table:table-cell>
          <table:table-cell office:value-type="float" office:value="9" calcext:value-type="float">
            <text:p>9</text:p>
          </table:table-cell>
          <table:table-cell office:value-type="float" office:value="0.0643451847405799" calcext:value-type="float">
            <text:p>0.0643451847</text:p>
          </table:table-cell>
          <table:table-cell office:value-type="float" office:value="0.70285" calcext:value-type="float">
            <text:p>0.70285</text:p>
          </table:table-cell>
          <table:table-cell office:value-type="float" office:value="0.111260655002243" calcext:value-type="float">
            <text:p>0.111260655</text:p>
          </table:table-cell>
          <table:table-cell office:value-type="string" calcext:value-type="string">
            <text:p>move</text:p>
          </table:table-cell>
          <table:table-cell office:value-type="float" office:value="-0.0260123765416883" calcext:value-type="float">
            <text:p>-0.0260123765</text:p>
          </table:table-cell>
          <table:table-cell office:value-type="float" office:value="-0.08435" calcext:value-type="float">
            <text:p>-0.08435</text:p>
          </table:table-cell>
          <table:table-cell office:value-type="float" office:value="-0.0239662736879672" calcext:value-type="float">
            <text:p>-0.0239662737</text:p>
          </table:table-cell>
          <table:table-cell office:value-type="string" calcext:value-type="string">
            <text:p>interest</text:p>
          </table:table-cell>
          <table:table-cell office:value-type="float" office:value="-0.0255772947820991" calcext:value-type="float">
            <text:p>-0.0255772948</text:p>
          </table:table-cell>
          <table:table-cell office:value-type="float" office:value="-0.03305" calcext:value-type="float">
            <text:p>-0.03305</text:p>
          </table:table-cell>
          <table:table-cell office:value-type="float" office:value="-0.023409323589951" calcext:value-type="float">
            <text:p>-0.0234093236</text:p>
          </table:table-cell>
        </table:table-row>
        <table:table-row table:style-name="ro1">
          <table:table-cell office:value-type="string" calcext:value-type="string">
            <text:p>leading</text:p>
          </table:table-cell>
          <table:table-cell office:value-type="float" office:value="0.0196773291056608" calcext:value-type="float">
            <text:p>0.0196773291</text:p>
          </table:table-cell>
          <table:table-cell office:value-type="float" office:value="0.6058" calcext:value-type="float">
            <text:p>0.6058</text:p>
          </table:table-cell>
          <table:table-cell office:value-type="float" office:value="0.0614285714285714" calcext:value-type="float">
            <text:p>0.0614285714</text:p>
          </table:table-cell>
          <table:table-cell office:value-type="string" calcext:value-type="string">
            <text:p>guys</text:p>
          </table:table-cell>
          <table:table-cell office:value-type="float" office:value="0.0649480329738925" calcext:value-type="float">
            <text:p>0.064948033</text:p>
          </table:table-cell>
          <table:table-cell office:value-type="float" office:value="0.65315" calcext:value-type="float">
            <text:p>0.65315</text:p>
          </table:table-cell>
          <table:table-cell office:value-type="float" office:value="0.132115601151007" calcext:value-type="float">
            <text:p>0.1321156012</text:p>
          </table:table-cell>
          <table:table-cell office:value-type="string" calcext:value-type="string">
            <text:p>clearly</text:p>
          </table:table-cell>
          <table:table-cell office:value-type="float" office:value="0.0642028584873781" calcext:value-type="float">
            <text:p>0.0642028585</text:p>
          </table:table-cell>
          <table:table-cell office:value-type="float" office:value="0.65305" calcext:value-type="float">
            <text:p>0.65305</text:p>
          </table:table-cell>
          <table:table-cell office:value-type="float" office:value="0.120643771385122" calcext:value-type="float">
            <text:p>0.1206437714</text:p>
          </table:table-cell>
          <table:table-cell office:value-type="string" calcext:value-type="string">
            <text:p>quickly</text:p>
          </table:table-cell>
          <table:table-cell office:value-type="float" office:value="-0.0260004834270381" calcext:value-type="float">
            <text:p>-0.0260004834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2442549198897" calcext:value-type="float">
            <text:p>-0.024425492</text:p>
          </table:table-cell>
          <table:table-cell office:value-type="string" calcext:value-type="string">
            <text:p>indeed</text:p>
          </table:table-cell>
          <table:table-cell office:value-type="float" office:value="-0.0255520955854598" calcext:value-type="float">
            <text:p>-0.0255520956</text:p>
          </table:table-cell>
          <table:table-cell office:value-type="float" office:value="-0.0708000000000001" calcext:value-type="float">
            <text:p>-0.0708</text:p>
          </table:table-cell>
          <table:table-cell office:value-type="float" office:value="-0.0235653075698664" calcext:value-type="float">
            <text:p>-0.0235653076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0.0351920848374501" calcext:value-type="float">
            <text:p>0.0351920848</text:p>
          </table:table-cell>
          <table:table-cell office:value-type="float" office:value="0.61435" calcext:value-type="float">
            <text:p>0.61435</text:p>
          </table:table-cell>
          <table:table-cell office:value-type="float" office:value="0.116191130972843" calcext:value-type="float">
            <text:p>0.116191131</text:p>
          </table:table-cell>
          <table:table-cell office:value-type="string" calcext:value-type="string">
            <text:p>felt</text:p>
          </table:table-cell>
          <table:table-cell office:value-type="float" office:value="0.064575244214354" calcext:value-type="float">
            <text:p>0.0645752442</text:p>
          </table:table-cell>
          <table:table-cell office:value-type="float" office:value="0.61145" calcext:value-type="float">
            <text:p>0.61145</text:p>
          </table:table-cell>
          <table:table-cell office:value-type="float" office:value="0.150803190908097" calcext:value-type="float">
            <text:p>0.1508031909</text:p>
          </table:table-cell>
          <table:table-cell office:value-type="string" calcext:value-type="string">
            <text:p>eventually</text:p>
          </table:table-cell>
          <table:table-cell office:value-type="float" office:value="0.0641077819931302" calcext:value-type="float">
            <text:p>0.064107782</text:p>
          </table:table-cell>
          <table:table-cell office:value-type="float" office:value="0.69175" calcext:value-type="float">
            <text:p>0.69175</text:p>
          </table:table-cell>
          <table:table-cell office:value-type="float" office:value="0.108717652161342" calcext:value-type="float">
            <text:p>0.1087176522</text:p>
          </table:table-cell>
          <table:table-cell office:value-type="string" calcext:value-type="string">
            <text:p>within</text:p>
          </table:table-cell>
          <table:table-cell office:value-type="float" office:value="-0.0259926451717296" calcext:value-type="float">
            <text:p>-0.0259926452</text:p>
          </table:table-cell>
          <table:table-cell office:value-type="float" office:value="-0.0651" calcext:value-type="float">
            <text:p>-0.0651</text:p>
          </table:table-cell>
          <table:table-cell office:value-type="float" office:value="-0.0238521029591182" calcext:value-type="float">
            <text:p>-0.023852103</text:p>
          </table:table-cell>
          <table:table-cell office:value-type="string" calcext:value-type="string">
            <text:p>fight</text:p>
          </table:table-cell>
          <table:table-cell office:value-type="float" office:value="-0.0255394289156045" calcext:value-type="float">
            <text:p>-0.0255394289</text:p>
          </table:table-cell>
          <table:table-cell office:value-type="float" office:value="-0.05225" calcext:value-type="float">
            <text:p>-0.05225</text:p>
          </table:table-cell>
          <table:table-cell office:value-type="float" office:value="-0.0230982631994837" calcext:value-type="float">
            <text:p>-0.0230982632</text:p>
          </table:table-cell>
        </table:table-row>
        <table:table-row table:style-name="ro1">
          <table:table-cell office:value-type="string" calcext:value-type="string">
            <text:p>laughs</text:p>
          </table:table-cell>
          <table:table-cell office:value-type="float" office:value="0.0228187402746525" calcext:value-type="float">
            <text:p>0.0228187403</text:p>
          </table:table-cell>
          <table:table-cell office:value-type="float" office:value="0.59385" calcext:value-type="float">
            <text:p>0.59385</text:p>
          </table:table-cell>
          <table:table-cell office:value-type="float" office:value="0.0683564628971212" calcext:value-type="float">
            <text:p>0.0683564629</text:p>
          </table:table-cell>
          <table:table-cell office:value-type="string" calcext:value-type="string">
            <text:p>war</text:p>
          </table:table-cell>
          <table:table-cell office:value-type="float" office:value="0.0644950921343156" calcext:value-type="float">
            <text:p>0.0644950921</text:p>
          </table:table-cell>
          <table:table-cell office:value-type="float" office:value="0.62885" calcext:value-type="float">
            <text:p>0.62885</text:p>
          </table:table-cell>
          <table:table-cell office:value-type="float" office:value="0.140359004053272" calcext:value-type="float">
            <text:p>0.1403590041</text:p>
          </table:table-cell>
          <table:table-cell office:value-type="string" calcext:value-type="string">
            <text:p>lame</text:p>
          </table:table-cell>
          <table:table-cell office:value-type="float" office:value="0.0639987964529237" calcext:value-type="float">
            <text:p>0.0639987965</text:p>
          </table:table-cell>
          <table:table-cell office:value-type="float" office:value="0.66845" calcext:value-type="float">
            <text:p>0.66845</text:p>
          </table:table-cell>
          <table:table-cell office:value-type="float" office:value="0.108137188971083" calcext:value-type="float">
            <text:p>0.108137189</text:p>
          </table:table-cell>
          <table:table-cell office:value-type="string" calcext:value-type="string">
            <text:p>shows</text:p>
          </table:table-cell>
          <table:table-cell office:value-type="float" office:value="-0.0259893299474628" calcext:value-type="float">
            <text:p>-0.0259893299</text:p>
          </table:table-cell>
          <table:table-cell office:value-type="float" office:value="-0.0377000000000001" calcext:value-type="float">
            <text:p>-0.0377</text:p>
          </table:table-cell>
          <table:table-cell office:value-type="float" office:value="-0.021073282238059" calcext:value-type="float">
            <text:p>-0.0210732822</text:p>
          </table:table-cell>
          <table:table-cell office:value-type="string" calcext:value-type="string">
            <text:p>person</text:p>
          </table:table-cell>
          <table:table-cell office:value-type="float" office:value="-0.0253789432591974" calcext:value-type="float">
            <text:p>-0.0253789433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-0.02204631155992" calcext:value-type="float">
            <text:p>-0.0220463116</text:p>
          </table:table-cell>
        </table:table-row>
        <table:table-row table:style-name="ro1">
          <table:table-cell office:value-type="string" calcext:value-type="string">
            <text:p>laugh</text:p>
          </table:table-cell>
          <table:table-cell office:value-type="float" office:value="0.0335050912961045" calcext:value-type="float">
            <text:p>0.0335050913</text:p>
          </table:table-cell>
          <table:table-cell office:value-type="float" office:value="0.60675" calcext:value-type="float">
            <text:p>0.60675</text:p>
          </table:table-cell>
          <table:table-cell office:value-type="float" office:value="0.117581061371031" calcext:value-type="float">
            <text:p>0.1175810614</text:p>
          </table:table-cell>
          <table:table-cell office:value-type="string" calcext:value-type="string">
            <text:p>due</text:p>
          </table:table-cell>
          <table:table-cell office:value-type="float" office:value="0.0644346047718478" calcext:value-type="float">
            <text:p>0.0644346048</text:p>
          </table:table-cell>
          <table:table-cell office:value-type="float" office:value="0.67555" calcext:value-type="float">
            <text:p>0.67555</text:p>
          </table:table-cell>
          <table:table-cell office:value-type="float" office:value="0.122277830380089" calcext:value-type="float">
            <text:p>0.1222778304</text:p>
          </table:table-cell>
          <table:table-cell office:value-type="string" calcext:value-type="string">
            <text:p>taken</text:p>
          </table:table-cell>
          <table:table-cell office:value-type="float" office:value="0.0639535467116063" calcext:value-type="float">
            <text:p>0.0639535467</text:p>
          </table:table-cell>
          <table:table-cell office:value-type="float" office:value="0.65485" calcext:value-type="float">
            <text:p>0.65485</text:p>
          </table:table-cell>
          <table:table-cell office:value-type="float" office:value="0.129178756149868" calcext:value-type="float">
            <text:p>0.1291787561</text:p>
          </table:table-cell>
          <table:table-cell office:value-type="string" calcext:value-type="string">
            <text:p>apart</text:p>
          </table:table-cell>
          <table:table-cell office:value-type="float" office:value="-0.0259124991768817" calcext:value-type="float">
            <text:p>-0.0259124992</text:p>
          </table:table-cell>
          <table:table-cell office:value-type="float" office:value="-0.0629500000000001" calcext:value-type="float">
            <text:p>-0.06295</text:p>
          </table:table-cell>
          <table:table-cell office:value-type="float" office:value="-0.0243211334120425" calcext:value-type="float">
            <text:p>-0.0243211334</text:p>
          </table:table-cell>
          <table:table-cell office:value-type="string" calcext:value-type="string">
            <text:p>wanted</text:p>
          </table:table-cell>
          <table:table-cell office:value-type="float" office:value="-0.0253617875304513" calcext:value-type="float">
            <text:p>-0.0253617875</text:p>
          </table:table-cell>
          <table:table-cell office:value-type="float" office:value="0.00339999999999996" calcext:value-type="float">
            <text:p>0.0034</text:p>
          </table:table-cell>
          <table:table-cell office:value-type="float" office:value="-0.023533500139005" calcext:value-type="float">
            <text:p>-0.0235335001</text:p>
          </table:table-cell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.0610966313285892" calcext:value-type="float">
            <text:p>0.0610966313</text:p>
          </table:table-cell>
          <table:table-cell office:value-type="float" office:value="0.59105" calcext:value-type="float">
            <text:p>0.59105</text:p>
          </table:table-cell>
          <table:table-cell office:value-type="float" office:value="0.179556625539171" calcext:value-type="float">
            <text:p>0.1795566255</text:p>
          </table:table-cell>
          <table:table-cell office:value-type="string" calcext:value-type="string">
            <text:p>yes</text:p>
          </table:table-cell>
          <table:table-cell office:value-type="float" office:value="0.0644257680839886" calcext:value-type="float">
            <text:p>0.0644257681</text:p>
          </table:table-cell>
          <table:table-cell office:value-type="float" office:value="0.62295" calcext:value-type="float">
            <text:p>0.62295</text:p>
          </table:table-cell>
          <table:table-cell office:value-type="float" office:value="0.151266178953292" calcext:value-type="float">
            <text:p>0.151266179</text:p>
          </table:table-cell>
          <table:table-cell office:value-type="string" calcext:value-type="string">
            <text:p>obviously</text:p>
          </table:table-cell>
          <table:table-cell office:value-type="float" office:value="0.0637290481933437" calcext:value-type="float">
            <text:p>0.0637290482</text:p>
          </table:table-cell>
          <table:table-cell office:value-type="float" office:value="0.63535" calcext:value-type="float">
            <text:p>0.63535</text:p>
          </table:table-cell>
          <table:table-cell office:value-type="float" office:value="0.135593220338983" calcext:value-type="float">
            <text:p>0.1355932203</text:p>
          </table:table-cell>
          <table:table-cell office:value-type="string" calcext:value-type="string">
            <text:p>excellent</text:p>
          </table:table-cell>
          <table:table-cell office:value-type="float" office:value="-0.025909055408921" calcext:value-type="float">
            <text:p>-0.0259090554</text:p>
          </table:table-cell>
          <table:table-cell office:value-type="float" office:value="-0.0253" calcext:value-type="float">
            <text:p>-0.0253</text:p>
          </table:table-cell>
          <table:table-cell office:value-type="float" office:value="-0.021719954894767" calcext:value-type="float">
            <text:p>-0.0217199549</text:p>
          </table:table-cell>
          <table:table-cell office:value-type="string" calcext:value-type="string">
            <text:p>english</text:p>
          </table:table-cell>
          <table:table-cell office:value-type="float" office:value="-0.0253447738533055" calcext:value-type="float">
            <text:p>-0.0253447739</text:p>
          </table:table-cell>
          <table:table-cell office:value-type="float" office:value="-0.0585" calcext:value-type="float">
            <text:p>-0.0585</text:p>
          </table:table-cell>
          <table:table-cell office:value-type="float" office:value="-0.0231720659933835" calcext:value-type="float">
            <text:p>-0.023172066</text:p>
          </table:table-cell>
        </table:table-row>
        <table:table-row table:style-name="ro1">
          <table:table-cell office:value-type="string" calcext:value-type="string">
            <text:p>late</text:p>
          </table:table-cell>
          <table:table-cell office:value-type="float" office:value="0.0371245011581628" calcext:value-type="float">
            <text:p>0.0371245012</text:p>
          </table:table-cell>
          <table:table-cell office:value-type="float" office:value="0.574" calcext:value-type="float">
            <text:p>0.574</text:p>
          </table:table-cell>
          <table:table-cell office:value-type="float" office:value="0.114897153542489" calcext:value-type="float">
            <text:p>0.1148971535</text:p>
          </table:table-cell>
          <table:table-cell office:value-type="string" calcext:value-type="string">
            <text:p>rating</text:p>
          </table:table-cell>
          <table:table-cell office:value-type="float" office:value="0.0643701988865472" calcext:value-type="float">
            <text:p>0.0643701989</text:p>
          </table:table-cell>
          <table:table-cell office:value-type="float" office:value="0.7023" calcext:value-type="float">
            <text:p>0.7023</text:p>
          </table:table-cell>
          <table:table-cell office:value-type="float" office:value="0.119491274770778" calcext:value-type="float">
            <text:p>0.1194912748</text:p>
          </table:table-cell>
          <table:table-cell office:value-type="string" calcext:value-type="string">
            <text:p>running</text:p>
          </table:table-cell>
          <table:table-cell office:value-type="float" office:value="0.0635185561175065" calcext:value-type="float">
            <text:p>0.0635185561</text:p>
          </table:table-cell>
          <table:table-cell office:value-type="float" office:value="0.6644" calcext:value-type="float">
            <text:p>0.6644</text:p>
          </table:table-cell>
          <table:table-cell office:value-type="float" office:value="0.122614379084967" calcext:value-type="float">
            <text:p>0.1226143791</text:p>
          </table:table-cell>
          <table:table-cell office:value-type="string" calcext:value-type="string">
            <text:p>badly</text:p>
          </table:table-cell>
          <table:table-cell office:value-type="float" office:value="-0.0259053442505417" calcext:value-type="float">
            <text:p>-0.0259053443</text:p>
          </table:table-cell>
          <table:table-cell office:value-type="float" office:value="-0.0569000000000001" calcext:value-type="float">
            <text:p>-0.0569</text:p>
          </table:table-cell>
          <table:table-cell office:value-type="float" office:value="-0.024323090026203" calcext:value-type="float">
            <text:p>-0.02432309</text:p>
          </table:table-cell>
          <table:table-cell office:value-type="string" calcext:value-type="string">
            <text:p>sister</text:p>
          </table:table-cell>
          <table:table-cell office:value-type="float" office:value="-0.0253300395478507" calcext:value-type="float">
            <text:p>-0.0253300395</text:p>
          </table:table-cell>
          <table:table-cell office:value-type="float" office:value="-0.0764" calcext:value-type="float">
            <text:p>-0.0764</text:p>
          </table:table-cell>
          <table:table-cell office:value-type="float" office:value="-0.023676496230105" calcext:value-type="float">
            <text:p>-0.0236764962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0.0610300990193647" calcext:value-type="float">
            <text:p>0.061030099</text:p>
          </table:table-cell>
          <table:table-cell office:value-type="float" office:value="0.58545" calcext:value-type="float">
            <text:p>0.58545</text:p>
          </table:table-cell>
          <table:table-cell office:value-type="float" office:value="0.210606493382843" calcext:value-type="float">
            <text:p>0.2106064934</text:p>
          </table:table-cell>
          <table:table-cell office:value-type="string" calcext:value-type="string">
            <text:p>interest</text:p>
          </table:table-cell>
          <table:table-cell office:value-type="float" office:value="0.0642377828062293" calcext:value-type="float">
            <text:p>0.0642377828</text:p>
          </table:table-cell>
          <table:table-cell office:value-type="float" office:value="0.6491" calcext:value-type="float">
            <text:p>0.6491</text:p>
          </table:table-cell>
          <table:table-cell office:value-type="float" office:value="0.128415300546448" calcext:value-type="float">
            <text:p>0.1284153005</text:p>
          </table:table-cell>
          <table:table-cell office:value-type="string" calcext:value-type="string">
            <text:p>sequence</text:p>
          </table:table-cell>
          <table:table-cell office:value-type="float" office:value="0.0634061870600328" calcext:value-type="float">
            <text:p>0.0634061871</text:p>
          </table:table-cell>
          <table:table-cell office:value-type="float" office:value="0.67985" calcext:value-type="float">
            <text:p>0.67985</text:p>
          </table:table-cell>
          <table:table-cell office:value-type="float" office:value="0.111064834096904" calcext:value-type="float">
            <text:p>0.1110648341</text:p>
          </table:table-cell>
          <table:table-cell office:value-type="string" calcext:value-type="string">
            <text:p>evil</text:p>
          </table:table-cell>
          <table:table-cell office:value-type="float" office:value="-0.025899950432485" calcext:value-type="float">
            <text:p>-0.0258999504</text:p>
          </table:table-cell>
          <table:table-cell office:value-type="float" office:value="-0.03905" calcext:value-type="float">
            <text:p>-0.03905</text:p>
          </table:table-cell>
          <table:table-cell office:value-type="float" office:value="-0.02322840654306" calcext:value-type="float">
            <text:p>-0.0232284065</text:p>
          </table:table-cell>
          <table:table-cell office:value-type="string" calcext:value-type="string">
            <text:p>care</text:p>
          </table:table-cell>
          <table:table-cell office:value-type="float" office:value="-0.0252913967922793" calcext:value-type="float">
            <text:p>-0.0252913968</text:p>
          </table:table-cell>
          <table:table-cell office:value-type="float" office:value="-0.00144999999999995" calcext:value-type="float">
            <text:p>-0.00145</text:p>
          </table:table-cell>
          <table:table-cell office:value-type="float" office:value="-0.023441284065267" calcext:value-type="float">
            <text:p>-0.0234412841</text:p>
          </table:table-cell>
        </table:table-row>
        <table:table-row table:style-name="ro1">
          <table:table-cell office:value-type="string" calcext:value-type="string">
            <text:p>lame</text:p>
          </table:table-cell>
          <table:table-cell office:value-type="float" office:value="0.0653545546946774" calcext:value-type="float">
            <text:p>0.0653545547</text:p>
          </table:table-cell>
          <table:table-cell office:value-type="float" office:value="0.67035" calcext:value-type="float">
            <text:p>0.67035</text:p>
          </table:table-cell>
          <table:table-cell office:value-type="float" office:value="0.109415101985681" calcext:value-type="float">
            <text:p>0.109415102</text:p>
          </table:table-cell>
          <table:table-cell office:value-type="string" calcext:value-type="string">
            <text:p>late</text:p>
          </table:table-cell>
          <table:table-cell office:value-type="float" office:value="0.064169339334049" calcext:value-type="float">
            <text:p>0.0641693393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138164493480441" calcext:value-type="float">
            <text:p>0.1381644935</text:p>
          </table:table-cell>
          <table:table-cell office:value-type="string" calcext:value-type="string">
            <text:p>tv</text:p>
          </table:table-cell>
          <table:table-cell office:value-type="float" office:value="0.0633759559815899" calcext:value-type="float">
            <text:p>0.063375956</text:p>
          </table:table-cell>
          <table:table-cell office:value-type="float" office:value="0.56695" calcext:value-type="float">
            <text:p>0.56695</text:p>
          </table:table-cell>
          <table:table-cell office:value-type="float" office:value="0.196194895591647" calcext:value-type="float">
            <text:p>0.1961948956</text:p>
          </table:table-cell>
          <table:table-cell office:value-type="string" calcext:value-type="string">
            <text:p>unfortunately</text:p>
          </table:table-cell>
          <table:table-cell office:value-type="float" office:value="-0.0258832134877235" calcext:value-type="float">
            <text:p>-0.0258832135</text:p>
          </table:table-cell>
          <table:table-cell office:value-type="float" office:value="-0.0197999999999999" calcext:value-type="float">
            <text:p>-0.0198</text:p>
          </table:table-cell>
          <table:table-cell office:value-type="float" office:value="-0.023293528579812" calcext:value-type="float">
            <text:p>-0.0232935286</text:p>
          </table:table-cell>
          <table:table-cell office:value-type="string" calcext:value-type="string">
            <text:p>feature</text:p>
          </table:table-cell>
          <table:table-cell office:value-type="float" office:value="-0.0252395710170571" calcext:value-type="float">
            <text:p>-0.025239571</text:p>
          </table:table-cell>
          <table:table-cell office:value-type="float" office:value="-0.0463500000000001" calcext:value-type="float">
            <text:p>-0.04635</text:p>
          </table:table-cell>
          <table:table-cell office:value-type="float" office:value="-0.0234995472286923" calcext:value-type="float">
            <text:p>-0.0234995472</text:p>
          </table:table-cell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0.0234044861579439" calcext:value-type="float">
            <text:p>0.0234044862</text:p>
          </table:table-cell>
          <table:table-cell office:value-type="float" office:value="0.6025" calcext:value-type="float">
            <text:p>0.6025</text:p>
          </table:table-cell>
          <table:table-cell office:value-type="float" office:value="0.0671203942736447" calcext:value-type="float">
            <text:p>0.0671203943</text:p>
          </table:table-cell>
          <table:table-cell office:value-type="string" calcext:value-type="string">
            <text:p>matter</text:p>
          </table:table-cell>
          <table:table-cell office:value-type="float" office:value="0.0641641460701611" calcext:value-type="float">
            <text:p>0.0641641461</text:p>
          </table:table-cell>
          <table:table-cell office:value-type="float" office:value="0.6349" calcext:value-type="float">
            <text:p>0.6349</text:p>
          </table:table-cell>
          <table:table-cell office:value-type="float" office:value="0.13585798816568" calcext:value-type="float">
            <text:p>0.1358579882</text:p>
          </table:table-cell>
          <table:table-cell office:value-type="string" calcext:value-type="string">
            <text:p>whether</text:p>
          </table:table-cell>
          <table:table-cell office:value-type="float" office:value="0.0633572304862111" calcext:value-type="float">
            <text:p>0.0633572305</text:p>
          </table:table-cell>
          <table:table-cell office:value-type="float" office:value="0.6783" calcext:value-type="float">
            <text:p>0.6783</text:p>
          </table:table-cell>
          <table:table-cell office:value-type="float" office:value="0.117421124828532" calcext:value-type="float">
            <text:p>0.1174211248</text:p>
          </table:table-cell>
          <table:table-cell office:value-type="string" calcext:value-type="string">
            <text:p>rating</text:p>
          </table:table-cell>
          <table:table-cell office:value-type="float" office:value="-0.0258610157004069" calcext:value-type="float">
            <text:p>-0.0258610157</text:p>
          </table:table-cell>
          <table:table-cell office:value-type="float" office:value="-0.0671" calcext:value-type="float">
            <text:p>-0.0671</text:p>
          </table:table-cell>
          <table:table-cell office:value-type="float" office:value="-0.0233564878530377" calcext:value-type="float">
            <text:p>-0.0233564879</text:p>
          </table:table-cell>
          <table:table-cell office:value-type="string" calcext:value-type="string">
            <text:p>actual</text:p>
          </table:table-cell>
          <table:table-cell office:value-type="float" office:value="-0.0252272920809264" calcext:value-type="float">
            <text:p>-0.0252272921</text:p>
          </table:table-cell>
          <table:table-cell office:value-type="float" office:value="-0.05285" calcext:value-type="float">
            <text:p>-0.05285</text:p>
          </table:table-cell>
          <table:table-cell office:value-type="float" office:value="-0.0233335586719049" calcext:value-type="float">
            <text:p>-0.0233335587</text:p>
          </table:table-cell>
        </table:table-row>
        <table:table-row table:style-name="ro1">
          <table:table-cell office:value-type="string" calcext:value-type="string">
            <text:p>lack</text:p>
          </table:table-cell>
          <table:table-cell office:value-type="float" office:value="0.0407178971684203" calcext:value-type="float">
            <text:p>0.0407178972</text:p>
          </table:table-cell>
          <table:table-cell office:value-type="float" office:value="0.63975" calcext:value-type="float">
            <text:p>0.63975</text:p>
          </table:table-cell>
          <table:table-cell office:value-type="float" office:value="0.10596848244199" calcext:value-type="float">
            <text:p>0.1059684824</text:p>
          </table:table-cell>
          <table:table-cell office:value-type="string" calcext:value-type="string">
            <text:p>book</text:p>
          </table:table-cell>
          <table:table-cell office:value-type="float" office:value="0.0641339282105621" calcext:value-type="float">
            <text:p>0.0641339282</text:p>
          </table:table-cell>
          <table:table-cell office:value-type="float" office:value="0.6338" calcext:value-type="float">
            <text:p>0.6338</text:p>
          </table:table-cell>
          <table:table-cell office:value-type="float" office:value="0.15660985720866" calcext:value-type="float">
            <text:p>0.1566098572</text:p>
          </table:table-cell>
          <table:table-cell office:value-type="string" calcext:value-type="string">
            <text:p>somewhat</text:p>
          </table:table-cell>
          <table:table-cell office:value-type="float" office:value="0.0633293897091626" calcext:value-type="float">
            <text:p>0.0633293897</text:p>
          </table:table-cell>
          <table:table-cell office:value-type="float" office:value="0.6708" calcext:value-type="float">
            <text:p>0.6708</text:p>
          </table:table-cell>
          <table:table-cell office:value-type="float" office:value="0.124235168927906" calcext:value-type="float">
            <text:p>0.1242351689</text:p>
          </table:table-cell>
          <table:table-cell office:value-type="string" calcext:value-type="string">
            <text:p>effects</text:p>
          </table:table-cell>
          <table:table-cell office:value-type="float" office:value="-0.0258073974578077" calcext:value-type="float">
            <text:p>-0.0258073975</text:p>
          </table:table-cell>
          <table:table-cell office:value-type="float" office:value="-0.00744999999999996" calcext:value-type="float">
            <text:p>-0.00745</text:p>
          </table:table-cell>
          <table:table-cell office:value-type="float" office:value="-0.022881993029539" calcext:value-type="float">
            <text:p>-0.022881993</text:p>
          </table:table-cell>
          <table:table-cell office:value-type="string" calcext:value-type="string">
            <text:p>need</text:p>
          </table:table-cell>
          <table:table-cell office:value-type="float" office:value="-0.0252078511272841" calcext:value-type="float">
            <text:p>-0.0252078511</text:p>
          </table:table-cell>
          <table:table-cell office:value-type="float" office:value="-0.02755" calcext:value-type="float">
            <text:p>-0.02755</text:p>
          </table:table-cell>
          <table:table-cell office:value-type="float" office:value="-0.021720054490977" calcext:value-type="float">
            <text:p>-0.0217200545</text:p>
          </table:table-cell>
        </table:table-row>
        <table:table-row table:style-name="ro1">
          <table:table-cell office:value-type="string" calcext:value-type="string">
            <text:p>knows</text:p>
          </table:table-cell>
          <table:table-cell office:value-type="float" office:value="0.0366759775350108" calcext:value-type="float">
            <text:p>0.0366759775</text:p>
          </table:table-cell>
          <table:table-cell office:value-type="float" office:value="0.6189" calcext:value-type="float">
            <text:p>0.6189</text:p>
          </table:table-cell>
          <table:table-cell office:value-type="float" office:value="0.0941288328975517" calcext:value-type="float">
            <text:p>0.0941288329</text:p>
          </table:table-cell>
          <table:table-cell office:value-type="string" calcext:value-type="string">
            <text:p>perfectly</text:p>
          </table:table-cell>
          <table:table-cell office:value-type="float" office:value="0.0640680645296166" calcext:value-type="float">
            <text:p>0.0640680645</text:p>
          </table:table-cell>
          <table:table-cell office:value-type="float" office:value="0.7118" calcext:value-type="float">
            <text:p>0.7118</text:p>
          </table:table-cell>
          <table:table-cell office:value-type="float" office:value="0.10524681775846" calcext:value-type="float">
            <text:p>0.1052468178</text:p>
          </table:table-cell>
          <table:table-cell office:value-type="string" calcext:value-type="string">
            <text:p>important</text:p>
          </table:table-cell>
          <table:table-cell office:value-type="float" office:value="0.0631666374236053" calcext:value-type="float">
            <text:p>0.0631666374</text:p>
          </table:table-cell>
          <table:table-cell office:value-type="float" office:value="0.66565" calcext:value-type="float">
            <text:p>0.66565</text:p>
          </table:table-cell>
          <table:table-cell office:value-type="float" office:value="0.120247335876858" calcext:value-type="float">
            <text:p>0.1202473359</text:p>
          </table:table-cell>
          <table:table-cell office:value-type="string" calcext:value-type="string">
            <text:p>older</text:p>
          </table:table-cell>
          <table:table-cell office:value-type="float" office:value="-0.0257316620406303" calcext:value-type="float">
            <text:p>-0.025731662</text:p>
          </table:table-cell>
          <table:table-cell office:value-type="float" office:value="-0.08945" calcext:value-type="float">
            <text:p>-0.08945</text:p>
          </table:table-cell>
          <table:table-cell office:value-type="float" office:value="-0.0239966820892066" calcext:value-type="float">
            <text:p>-0.0239966821</text:p>
          </table:table-cell>
          <table:table-cell office:value-type="string" calcext:value-type="string">
            <text:p>strange</text:p>
          </table:table-cell>
          <table:table-cell office:value-type="float" office:value="-0.0251615311040197" calcext:value-type="float">
            <text:p>-0.0251615311</text:p>
          </table:table-cell>
          <table:table-cell office:value-type="float" office:value="-0.0988500000000001" calcext:value-type="float">
            <text:p>-0.09885</text:p>
          </table:table-cell>
          <table:table-cell office:value-type="float" office:value="-0.0224647818359933" calcext:value-type="float">
            <text:p>-0.0224647818</text:p>
          </table:table-cell>
        </table:table-row>
        <table:table-row table:style-name="ro1">
          <table:table-cell office:value-type="string" calcext:value-type="string">
            <text:p>known</text:p>
          </table:table-cell>
          <table:table-cell office:value-type="float" office:value="0.0422694267157902" calcext:value-type="float">
            <text:p>0.0422694267</text:p>
          </table:table-cell>
          <table:table-cell office:value-type="float" office:value="0.62515" calcext:value-type="float">
            <text:p>0.62515</text:p>
          </table:table-cell>
          <table:table-cell office:value-type="float" office:value="0.111624600071098" calcext:value-type="float">
            <text:p>0.1116246001</text:p>
          </table:table-cell>
          <table:table-cell office:value-type="string" calcext:value-type="string">
            <text:p>stars</text:p>
          </table:table-cell>
          <table:table-cell office:value-type="float" office:value="0.0640253220554161" calcext:value-type="float">
            <text:p>0.0640253221</text:p>
          </table:table-cell>
          <table:table-cell office:value-type="float" office:value="0.60985" calcext:value-type="float">
            <text:p>0.60985</text:p>
          </table:table-cell>
          <table:table-cell office:value-type="float" office:value="0.15852474927208" calcext:value-type="float">
            <text:p>0.1585247493</text:p>
          </table:table-cell>
          <table:table-cell office:value-type="string" calcext:value-type="string">
            <text:p>alone</text:p>
          </table:table-cell>
          <table:table-cell office:value-type="float" office:value="0.0629832227557523" calcext:value-type="float">
            <text:p>0.0629832228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127531472359059" calcext:value-type="float">
            <text:p>0.1275314724</text:p>
          </table:table-cell>
          <table:table-cell office:value-type="string" calcext:value-type="string">
            <text:p>serious</text:p>
          </table:table-cell>
          <table:table-cell office:value-type="float" office:value="-0.025692853321972" calcext:value-type="float">
            <text:p>-0.0256928533</text:p>
          </table:table-cell>
          <table:table-cell office:value-type="float" office:value="-0.0509500000000001" calcext:value-type="float">
            <text:p>-0.05095</text:p>
          </table:table-cell>
          <table:table-cell office:value-type="float" office:value="-0.0233143230078827" calcext:value-type="float">
            <text:p>-0.023314323</text:p>
          </table:table-cell>
          <table:table-cell office:value-type="string" calcext:value-type="string">
            <text:p>anyone</text:p>
          </table:table-cell>
          <table:table-cell office:value-type="float" office:value="-0.0250962572715501" calcext:value-type="float">
            <text:p>-0.0250962573</text:p>
          </table:table-cell>
          <table:table-cell office:value-type="float" office:value="-0.0183000000000001" calcext:value-type="float">
            <text:p>-0.0183</text:p>
          </table:table-cell>
          <table:table-cell office:value-type="float" office:value="-0.020733946713888" calcext:value-type="float">
            <text:p>-0.0207339467</text:p>
          </table:table-cell>
        </table:table-row>
        <table:table-row table:style-name="ro1">
          <table:table-cell office:value-type="string" calcext:value-type="string">
            <text:p>know</text:p>
          </table:table-cell>
          <table:table-cell office:value-type="float" office:value="0.116055249676201" calcext:value-type="float">
            <text:p>0.1160552497</text:p>
          </table:table-cell>
          <table:table-cell office:value-type="float" office:value="0.60595" calcext:value-type="float">
            <text:p>0.60595</text:p>
          </table:table-cell>
          <table:table-cell office:value-type="float" office:value="0.345920823304839" calcext:value-type="float">
            <text:p>0.3459208233</text:p>
          </table:table-cell>
          <table:table-cell office:value-type="string" calcext:value-type="string">
            <text:p>taken</text:p>
          </table:table-cell>
          <table:table-cell office:value-type="float" office:value="0.0638054247673613" calcext:value-type="float">
            <text:p>0.0638054248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129175946547884" calcext:value-type="float">
            <text:p>0.1291759465</text:p>
          </table:table-cell>
          <table:table-cell office:value-type="string" calcext:value-type="string">
            <text:p>book</text:p>
          </table:table-cell>
          <table:table-cell office:value-type="float" office:value="0.0628591322296037" calcext:value-type="float">
            <text:p>0.0628591322</text:p>
          </table:table-cell>
          <table:table-cell office:value-type="float" office:value="0.6387" calcext:value-type="float">
            <text:p>0.6387</text:p>
          </table:table-cell>
          <table:table-cell office:value-type="float" office:value="0.155249006312836" calcext:value-type="float">
            <text:p>0.1552490063</text:p>
          </table:table-cell>
          <table:table-cell office:value-type="string" calcext:value-type="string">
            <text:p>shown</text:p>
          </table:table-cell>
          <table:table-cell office:value-type="float" office:value="-0.0256408080059522" calcext:value-type="float">
            <text:p>-0.025640808</text:p>
          </table:table-cell>
          <table:table-cell office:value-type="float" office:value="-0.0555000000000001" calcext:value-type="float">
            <text:p>-0.0555</text:p>
          </table:table-cell>
          <table:table-cell office:value-type="float" office:value="-0.023343041754369" calcext:value-type="float">
            <text:p>-0.0233430418</text:p>
          </table:table-cell>
          <table:table-cell office:value-type="string" calcext:value-type="string">
            <text:p>matter</text:p>
          </table:table-cell>
          <table:table-cell office:value-type="float" office:value="-0.025085406260451" calcext:value-type="float">
            <text:p>-0.0250854063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-0.022807134155148" calcext:value-type="float">
            <text:p>-0.0228071342</text:p>
          </table:table-cell>
        </table:table-row>
        <table:table-row table:style-name="ro1">
          <table:table-cell office:value-type="string" calcext:value-type="string">
            <text:p>knew</text:p>
          </table:table-cell>
          <table:table-cell office:value-type="float" office:value="0.0287530205190414" calcext:value-type="float">
            <text:p>0.0287530205</text:p>
          </table:table-cell>
          <table:table-cell office:value-type="float" office:value="0.60535" calcext:value-type="float">
            <text:p>0.60535</text:p>
          </table:table-cell>
          <table:table-cell office:value-type="float" office:value="0.0884628710012704" calcext:value-type="float">
            <text:p>0.088462871</text:p>
          </table:table-cell>
          <table:table-cell office:value-type="string" calcext:value-type="string">
            <text:p>whether</text:p>
          </table:table-cell>
          <table:table-cell office:value-type="float" office:value="0.0637119036452392" calcext:value-type="float">
            <text:p>0.0637119036</text:p>
          </table:table-cell>
          <table:table-cell office:value-type="float" office:value="0.67715" calcext:value-type="float">
            <text:p>0.67715</text:p>
          </table:table-cell>
          <table:table-cell office:value-type="float" office:value="0.117775652411532" calcext:value-type="float">
            <text:p>0.1177756524</text:p>
          </table:table-cell>
          <table:table-cell office:value-type="string" calcext:value-type="string">
            <text:p>decent</text:p>
          </table:table-cell>
          <table:table-cell office:value-type="float" office:value="0.062856542554293" calcext:value-type="float">
            <text:p>0.0628565426</text:p>
          </table:table-cell>
          <table:table-cell office:value-type="float" office:value="0.6289" calcext:value-type="float">
            <text:p>0.6289</text:p>
          </table:table-cell>
          <table:table-cell office:value-type="float" office:value="0.132335749357026" calcext:value-type="float">
            <text:p>0.1323357494</text:p>
          </table:table-cell>
          <table:table-cell office:value-type="string" calcext:value-type="string">
            <text:p>sometimes</text:p>
          </table:table-cell>
          <table:table-cell office:value-type="float" office:value="-0.0256270636692152" calcext:value-type="float">
            <text:p>-0.0256270637</text:p>
          </table:table-cell>
          <table:table-cell office:value-type="float" office:value="-0.0677500000000001" calcext:value-type="float">
            <text:p>-0.06775</text:p>
          </table:table-cell>
          <table:table-cell office:value-type="float" office:value="-0.022558249665271" calcext:value-type="float">
            <text:p>-0.0225582497</text:p>
          </table:table-cell>
          <table:table-cell office:value-type="string" calcext:value-type="string">
            <text:p>brother</text:p>
          </table:table-cell>
          <table:table-cell office:value-type="float" office:value="-0.0250413619867253" calcext:value-type="float">
            <text:p>-0.025041362</text:p>
          </table:table-cell>
          <table:table-cell office:value-type="float" office:value="-0.0445" calcext:value-type="float">
            <text:p>-0.0445</text:p>
          </table:table-cell>
          <table:table-cell office:value-type="float" office:value="-0.0231725262286741" calcext:value-type="float">
            <text:p>-0.0231725262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float" office:value="0.0255803062929313" calcext:value-type="float">
            <text:p>0.0255803063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0661440470357668" calcext:value-type="float">
            <text:p>0.066144047</text:p>
          </table:table-cell>
          <table:table-cell office:value-type="string" calcext:value-type="string">
            <text:p>enjoyed</text:p>
          </table:table-cell>
          <table:table-cell office:value-type="float" office:value="0.0635125060966057" calcext:value-type="float">
            <text:p>0.0635125061</text:p>
          </table:table-cell>
          <table:table-cell office:value-type="float" office:value="0.6167" calcext:value-type="float">
            <text:p>0.6167</text:p>
          </table:table-cell>
          <table:table-cell office:value-type="float" office:value="0.141160654268429" calcext:value-type="float">
            <text:p>0.1411606543</text:p>
          </table:table-cell>
          <table:table-cell office:value-type="string" calcext:value-type="string">
            <text:p>sometimes</text:p>
          </table:table-cell>
          <table:table-cell office:value-type="float" office:value="0.0627636952687931" calcext:value-type="float">
            <text:p>0.0627636953</text:p>
          </table:table-cell>
          <table:table-cell office:value-type="float" office:value="0.65475" calcext:value-type="float">
            <text:p>0.65475</text:p>
          </table:table-cell>
          <table:table-cell office:value-type="float" office:value="0.131992457573853" calcext:value-type="float">
            <text:p>0.1319924576</text:p>
          </table:table-cell>
          <table:table-cell office:value-type="string" calcext:value-type="string">
            <text:p>possible</text:p>
          </table:table-cell>
          <table:table-cell office:value-type="float" office:value="-0.0255362359787381" calcext:value-type="float">
            <text:p>-0.025536236</text:p>
          </table:table-cell>
          <table:table-cell office:value-type="float" office:value="-0.0276" calcext:value-type="float">
            <text:p>-0.0276</text:p>
          </table:table-cell>
          <table:table-cell office:value-type="float" office:value="-0.0235203101451832" calcext:value-type="float">
            <text:p>-0.0235203101</text:p>
          </table:table-cell>
          <table:table-cell office:value-type="string" calcext:value-type="string">
            <text:p>sets</text:p>
          </table:table-cell>
          <table:table-cell office:value-type="float" office:value="-0.0249541608481267" calcext:value-type="float">
            <text:p>-0.0249541608</text:p>
          </table:table-cell>
          <table:table-cell office:value-type="float" office:value="-0.0347499999999999" calcext:value-type="float">
            <text:p>-0.03475</text:p>
          </table:table-cell>
          <table:table-cell office:value-type="float" office:value="-0.023168867560273" calcext:value-type="float">
            <text:p>-0.0231688676</text:p>
          </table:table-cell>
        </table:table-row>
        <table:table-row table:style-name="ro1">
          <table:table-cell office:value-type="string" calcext:value-type="string">
            <text:p>kind</text:p>
          </table:table-cell>
          <table:table-cell office:value-type="float" office:value="0.0579352928159301" calcext:value-type="float">
            <text:p>0.0579352928</text:p>
          </table:table-cell>
          <table:table-cell office:value-type="float" office:value="0.5811" calcext:value-type="float">
            <text:p>0.5811</text:p>
          </table:table-cell>
          <table:table-cell office:value-type="float" office:value="0.202247191011236" calcext:value-type="float">
            <text:p>0.202247191</text:p>
          </table:table-cell>
          <table:table-cell office:value-type="string" calcext:value-type="string">
            <text:p>atmosphere</text:p>
          </table:table-cell>
          <table:table-cell office:value-type="float" office:value="0.063345102092037" calcext:value-type="float">
            <text:p>0.0633451021</text:p>
          </table:table-cell>
          <table:table-cell office:value-type="float" office:value="0.69215" calcext:value-type="float">
            <text:p>0.69215</text:p>
          </table:table-cell>
          <table:table-cell office:value-type="float" office:value="0.109101432498915" calcext:value-type="float">
            <text:p>0.1091014325</text:p>
          </table:table-cell>
          <table:table-cell office:value-type="string" calcext:value-type="string">
            <text:p>lead</text:p>
          </table:table-cell>
          <table:table-cell office:value-type="float" office:value="0.0627396594235862" calcext:value-type="float">
            <text:p>0.0627396594</text:p>
          </table:table-cell>
          <table:table-cell office:value-type="float" office:value="0.63555" calcext:value-type="float">
            <text:p>0.63555</text:p>
          </table:table-cell>
          <table:table-cell office:value-type="float" office:value="0.141157063744551" calcext:value-type="float">
            <text:p>0.1411570637</text:p>
          </table:table-cell>
          <table:table-cell office:value-type="string" calcext:value-type="string">
            <text:p>slow</text:p>
          </table:table-cell>
          <table:table-cell office:value-type="float" office:value="-0.0255349879533044" calcext:value-type="float">
            <text:p>-0.025534988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-0.023272709501354" calcext:value-type="float">
            <text:p>-0.0232727095</text:p>
          </table:table-cell>
          <table:table-cell office:value-type="string" calcext:value-type="string">
            <text:p>number</text:p>
          </table:table-cell>
          <table:table-cell office:value-type="float" office:value="-0.024937244323858" calcext:value-type="float">
            <text:p>-0.0249372443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232674182810392" calcext:value-type="float">
            <text:p>-0.0232674183</text:p>
          </table:table-cell>
        </table:table-row>
        <table:table-row table:style-name="ro1">
          <table:table-cell office:value-type="string" calcext:value-type="string">
            <text:p>killing</text:p>
          </table:table-cell>
          <table:table-cell office:value-type="float" office:value="0.0348150071191771" calcext:value-type="float">
            <text:p>0.0348150071</text:p>
          </table:table-cell>
          <table:table-cell office:value-type="float" office:value="0.64625" calcext:value-type="float">
            <text:p>0.64625</text:p>
          </table:table-cell>
          <table:table-cell office:value-type="float" office:value="0.0784160479353914" calcext:value-type="float">
            <text:p>0.0784160479</text:p>
          </table:table-cell>
          <table:table-cell office:value-type="string" calcext:value-type="string">
            <text:p>went</text:p>
          </table:table-cell>
          <table:table-cell office:value-type="float" office:value="0.0633080239624462" calcext:value-type="float">
            <text:p>0.063308024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149166291122127" calcext:value-type="float">
            <text:p>0.1491662911</text:p>
          </table:table-cell>
          <table:table-cell office:value-type="string" calcext:value-type="string">
            <text:p>dark</text:p>
          </table:table-cell>
          <table:table-cell office:value-type="float" office:value="0.0625691700832114" calcext:value-type="float">
            <text:p>0.0625691701</text:p>
          </table:table-cell>
          <table:table-cell office:value-type="float" office:value="0.65585" calcext:value-type="float">
            <text:p>0.65585</text:p>
          </table:table-cell>
          <table:table-cell office:value-type="float" office:value="0.13800876643707" calcext:value-type="float">
            <text:p>0.1380087664</text:p>
          </table:table-cell>
          <table:table-cell office:value-type="string" calcext:value-type="string">
            <text:p>expect</text:p>
          </table:table-cell>
          <table:table-cell office:value-type="float" office:value="-0.0254986050914613" calcext:value-type="float">
            <text:p>-0.0254986051</text:p>
          </table:table-cell>
          <table:table-cell office:value-type="float" office:value="-0.0496" calcext:value-type="float">
            <text:p>-0.0496</text:p>
          </table:table-cell>
          <table:table-cell office:value-type="float" office:value="-0.022711460735137" calcext:value-type="float">
            <text:p>-0.0227114607</text:p>
          </table:table-cell>
          <table:table-cell office:value-type="string" calcext:value-type="string">
            <text:p>happy</text:p>
          </table:table-cell>
          <table:table-cell office:value-type="float" office:value="-0.0248854927753194" calcext:value-type="float">
            <text:p>-0.0248854928</text:p>
          </table:table-cell>
          <table:table-cell office:value-type="float" office:value="-0.0532" calcext:value-type="float">
            <text:p>-0.0532</text:p>
          </table:table-cell>
          <table:table-cell office:value-type="float" office:value="-0.0227489537759014" calcext:value-type="float">
            <text:p>-0.0227489538</text:p>
          </table:table-cell>
        </table:table-row>
        <table:table-row table:style-name="ro1">
          <table:table-cell office:value-type="string" calcext:value-type="string">
            <text:p>killer</text:p>
          </table:table-cell>
          <table:table-cell office:value-type="float" office:value="0.0345873017372923" calcext:value-type="float">
            <text:p>0.0345873017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0981809701492537" calcext:value-type="float">
            <text:p>0.0981809701</text:p>
          </table:table-cell>
          <table:table-cell office:value-type="string" calcext:value-type="string">
            <text:p>earlier</text:p>
          </table:table-cell>
          <table:table-cell office:value-type="float" office:value="0.0632974772040941" calcext:value-type="float">
            <text:p>0.0632974772</text:p>
          </table:table-cell>
          <table:table-cell office:value-type="float" office:value="0.689" calcext:value-type="float">
            <text:p>0.689</text:p>
          </table:table-cell>
          <table:table-cell office:value-type="float" office:value="0.107091587711743" calcext:value-type="float">
            <text:p>0.1070915877</text:p>
          </table:table-cell>
          <table:table-cell office:value-type="string" calcext:value-type="string">
            <text:p>similar</text:p>
          </table:table-cell>
          <table:table-cell office:value-type="float" office:value="0.0624844401784858" calcext:value-type="float">
            <text:p>0.0624844402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119343741730617" calcext:value-type="float">
            <text:p>0.1193437417</text:p>
          </table:table-cell>
          <table:table-cell office:value-type="string" calcext:value-type="string">
            <text:p>earth</text:p>
          </table:table-cell>
          <table:table-cell office:value-type="float" office:value="-0.0254811195674266" calcext:value-type="float">
            <text:p>-0.0254811196</text:p>
          </table:table-cell>
          <table:table-cell office:value-type="float" office:value="-0.0842000000000001" calcext:value-type="float">
            <text:p>-0.0842</text:p>
          </table:table-cell>
          <table:table-cell office:value-type="float" office:value="-0.0236319315800392" calcext:value-type="float">
            <text:p>-0.0236319316</text:p>
          </table:table-cell>
          <table:table-cell office:value-type="string" calcext:value-type="string">
            <text:p>attention</text:p>
          </table:table-cell>
          <table:table-cell office:value-type="float" office:value="-0.024879908084278" calcext:value-type="float">
            <text:p>-0.0248799081</text:p>
          </table:table-cell>
          <table:table-cell office:value-type="float" office:value="-0.0679500000000001" calcext:value-type="float">
            <text:p>-0.06795</text:p>
          </table:table-cell>
          <table:table-cell office:value-type="float" office:value="-0.0226036301790869" calcext:value-type="float">
            <text:p>-0.0226036302</text:p>
          </table:table-cell>
        </table:table-row>
        <table:table-row table:style-name="ro1">
          <table:table-cell office:value-type="string" calcext:value-type="string">
            <text:p>killed</text:p>
          </table:table-cell>
          <table:table-cell office:value-type="float" office:value="0.0427585807124898" calcext:value-type="float">
            <text:p>0.0427585807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106717363751584" calcext:value-type="float">
            <text:p>0.1067173638</text:p>
          </table:table-cell>
          <table:table-cell office:value-type="string" calcext:value-type="string">
            <text:p>lame</text:p>
          </table:table-cell>
          <table:table-cell office:value-type="float" office:value="0.0631729075197851" calcext:value-type="float">
            <text:p>0.0631729075</text:p>
          </table:table-cell>
          <table:table-cell office:value-type="float" office:value="0.665" calcext:value-type="float">
            <text:p>0.665</text:p>
          </table:table-cell>
          <table:table-cell office:value-type="float" office:value="0.107380762057021" calcext:value-type="float">
            <text:p>0.1073807621</text:p>
          </table:table-cell>
          <table:table-cell office:value-type="string" calcext:value-type="string">
            <text:p>interest</text:p>
          </table:table-cell>
          <table:table-cell office:value-type="float" office:value="0.0623708976414738" calcext:value-type="float">
            <text:p>0.0623708976</text:p>
          </table:table-cell>
          <table:table-cell office:value-type="float" office:value="0.64515" calcext:value-type="float">
            <text:p>0.64515</text:p>
          </table:table-cell>
          <table:table-cell office:value-type="float" office:value="0.126738033714778" calcext:value-type="float">
            <text:p>0.1267380337</text:p>
          </table:table-cell>
          <table:table-cell office:value-type="string" calcext:value-type="string">
            <text:p>four</text:p>
          </table:table-cell>
          <table:table-cell office:value-type="float" office:value="-0.025400643276358" calcext:value-type="float">
            <text:p>-0.0254006433</text:p>
          </table:table-cell>
          <table:table-cell office:value-type="float" office:value="-0.04075" calcext:value-type="float">
            <text:p>-0.04075</text:p>
          </table:table-cell>
          <table:table-cell office:value-type="float" office:value="-0.0236212121748226" calcext:value-type="float">
            <text:p>-0.0236212122</text:p>
          </table:table-cell>
          <table:table-cell office:value-type="string" calcext:value-type="string">
            <text:p>follow</text:p>
          </table:table-cell>
          <table:table-cell office:value-type="float" office:value="-0.0247743742335362" calcext:value-type="float">
            <text:p>-0.0247743742</text:p>
          </table:table-cell>
          <table:table-cell office:value-type="float" office:value="-0.0878" calcext:value-type="float">
            <text:p>-0.0878</text:p>
          </table:table-cell>
          <table:table-cell office:value-type="float" office:value="-0.0225320436783633" calcext:value-type="float">
            <text:p>-0.0225320437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0.0481931577400318" calcext:value-type="float">
            <text:p>0.0481931577</text:p>
          </table:table-cell>
          <table:table-cell office:value-type="float" office:value="0.65715" calcext:value-type="float">
            <text:p>0.65715</text:p>
          </table:table-cell>
          <table:table-cell office:value-type="float" office:value="0.114883180586033" calcext:value-type="float">
            <text:p>0.1148831806</text:p>
          </table:table-cell>
          <table:table-cell office:value-type="string" calcext:value-type="string">
            <text:p>feels</text:p>
          </table:table-cell>
          <table:table-cell office:value-type="float" office:value="0.0631412865186106" calcext:value-type="float">
            <text:p>0.0631412865</text:p>
          </table:table-cell>
          <table:table-cell office:value-type="float" office:value="0.68675" calcext:value-type="float">
            <text:p>0.68675</text:p>
          </table:table-cell>
          <table:table-cell office:value-type="float" office:value="0.112228992489727" calcext:value-type="float">
            <text:p>0.1122289925</text:p>
          </table:table-cell>
          <table:table-cell office:value-type="string" calcext:value-type="string">
            <text:p>taking</text:p>
          </table:table-cell>
          <table:table-cell office:value-type="float" office:value="0.0623069208521002" calcext:value-type="float">
            <text:p>0.0623069209</text:p>
          </table:table-cell>
          <table:table-cell office:value-type="float" office:value="0.6649" calcext:value-type="float">
            <text:p>0.6649</text:p>
          </table:table-cell>
          <table:table-cell office:value-type="float" office:value="0.12346324875752" calcext:value-type="float">
            <text:p>0.1234632488</text:p>
          </table:table-cell>
          <table:table-cell office:value-type="string" calcext:value-type="string">
            <text:p>figure</text:p>
          </table:table-cell>
          <table:table-cell office:value-type="float" office:value="-0.025376693232416" calcext:value-type="float">
            <text:p>-0.0253766932</text:p>
          </table:table-cell>
          <table:table-cell office:value-type="float" office:value="-0.04765" calcext:value-type="float">
            <text:p>-0.04765</text:p>
          </table:table-cell>
          <table:table-cell office:value-type="float" office:value="-0.0236590682615063" calcext:value-type="float">
            <text:p>-0.0236590683</text:p>
          </table:table-cell>
          <table:table-cell office:value-type="string" calcext:value-type="string">
            <text:p>upon</text:p>
          </table:table-cell>
          <table:table-cell office:value-type="float" office:value="-0.0247696916411775" calcext:value-type="float">
            <text:p>-0.0247696916</text:p>
          </table:table-cell>
          <table:table-cell office:value-type="float" office:value="-0.05185" calcext:value-type="float">
            <text:p>-0.05185</text:p>
          </table:table-cell>
          <table:table-cell office:value-type="float" office:value="-0.0228144940356389" calcext:value-type="float">
            <text:p>-0.022814494</text:p>
          </table:table-cell>
        </table:table-row>
        <table:table-row table:style-name="ro1">
          <table:table-cell office:value-type="string" calcext:value-type="string">
            <text:p>kids</text:p>
          </table:table-cell>
          <table:table-cell office:value-type="float" office:value="0.0277170321215351" calcext:value-type="float">
            <text:p>0.0277170321</text:p>
          </table:table-cell>
          <table:table-cell office:value-type="float" office:value="0.5709" calcext:value-type="float">
            <text:p>0.5709</text:p>
          </table:table-cell>
          <table:table-cell office:value-type="float" office:value="0.114527445315724" calcext:value-type="float">
            <text:p>0.1145274453</text:p>
          </table:table-cell>
          <table:table-cell office:value-type="string" calcext:value-type="string">
            <text:p>whatever</text:p>
          </table:table-cell>
          <table:table-cell office:value-type="float" office:value="0.06297995436002" calcext:value-type="float">
            <text:p>0.0629799544</text:p>
          </table:table-cell>
          <table:table-cell office:value-type="float" office:value="0.68145" calcext:value-type="float">
            <text:p>0.68145</text:p>
          </table:table-cell>
          <table:table-cell office:value-type="float" office:value="0.110319787739143" calcext:value-type="float">
            <text:p>0.1103197877</text:p>
          </table:table-cell>
          <table:table-cell office:value-type="string" calcext:value-type="string">
            <text:p>using</text:p>
          </table:table-cell>
          <table:table-cell office:value-type="float" office:value="0.0621894742778311" calcext:value-type="float">
            <text:p>0.0621894743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113148984198646" calcext:value-type="float">
            <text:p>0.1131489842</text:p>
          </table:table-cell>
          <table:table-cell office:value-type="string" calcext:value-type="string">
            <text:p>hear</text:p>
          </table:table-cell>
          <table:table-cell office:value-type="float" office:value="-0.0253718721004639" calcext:value-type="float">
            <text:p>-0.0253718721</text:p>
          </table:table-cell>
          <table:table-cell office:value-type="float" office:value="-0.0844" calcext:value-type="float">
            <text:p>-0.0844</text:p>
          </table:table-cell>
          <table:table-cell office:value-type="float" office:value="-0.0233108512274319" calcext:value-type="float">
            <text:p>-0.0233108512</text:p>
          </table:table-cell>
          <table:table-cell office:value-type="string" calcext:value-type="string">
            <text:p>deal</text:p>
          </table:table-cell>
          <table:table-cell office:value-type="float" office:value="-0.0247358696455097" calcext:value-type="float">
            <text:p>-0.0247358696</text:p>
          </table:table-cell>
          <table:table-cell office:value-type="float" office:value="-0.0619999999999999" calcext:value-type="float">
            <text:p>-0.062</text:p>
          </table:table-cell>
          <table:table-cell office:value-type="float" office:value="-0.0230324850250858" calcext:value-type="float">
            <text:p>-0.023032485</text:p>
          </table:table-cell>
        </table:table-row>
        <table:table-row table:style-name="ro1">
          <table:table-cell office:value-type="string" calcext:value-type="string">
            <text:p>kid</text:p>
          </table:table-cell>
          <table:table-cell office:value-type="float" office:value="0.0267678860216909" calcext:value-type="float">
            <text:p>0.026767886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0893501805054152" calcext:value-type="float">
            <text:p>0.0893501805</text:p>
          </table:table-cell>
          <table:table-cell office:value-type="string" calcext:value-type="string">
            <text:p>line</text:p>
          </table:table-cell>
          <table:table-cell office:value-type="float" office:value="0.0627650756728423" calcext:value-type="float">
            <text:p>0.0627650757</text:p>
          </table:table-cell>
          <table:table-cell office:value-type="float" office:value="0.62655" calcext:value-type="float">
            <text:p>0.62655</text:p>
          </table:table-cell>
          <table:table-cell office:value-type="float" office:value="0.166871165644172" calcext:value-type="float">
            <text:p>0.1668711656</text:p>
          </table:table-cell>
          <table:table-cell office:value-type="string" calcext:value-type="string">
            <text:p>attempt</text:p>
          </table:table-cell>
          <table:table-cell office:value-type="float" office:value="0.0621540143657229" calcext:value-type="float">
            <text:p>0.0621540144</text:p>
          </table:table-cell>
          <table:table-cell office:value-type="float" office:value="0.62355" calcext:value-type="float">
            <text:p>0.62355</text:p>
          </table:table-cell>
          <table:table-cell office:value-type="float" office:value="0.127072463768116" calcext:value-type="float">
            <text:p>0.1270724638</text:p>
          </table:table-cell>
          <table:table-cell office:value-type="string" calcext:value-type="string">
            <text:p>whom</text:p>
          </table:table-cell>
          <table:table-cell office:value-type="float" office:value="-0.0253564122803403" calcext:value-type="float">
            <text:p>-0.0253564123</text:p>
          </table:table-cell>
          <table:table-cell office:value-type="float" office:value="-0.0542499999999999" calcext:value-type="float">
            <text:p>-0.05425</text:p>
          </table:table-cell>
          <table:table-cell office:value-type="float" office:value="-0.0238407652174637" calcext:value-type="float">
            <text:p>-0.0238407652</text:p>
          </table:table-cell>
          <table:table-cell office:value-type="string" calcext:value-type="string">
            <text:p>kill</text:p>
          </table:table-cell>
          <table:table-cell office:value-type="float" office:value="-0.0247350236824985" calcext:value-type="float">
            <text:p>-0.0247350237</text:p>
          </table:table-cell>
          <table:table-cell office:value-type="float" office:value="-0.00190000000000001" calcext:value-type="float">
            <text:p>-0.0019</text:p>
          </table:table-cell>
          <table:table-cell office:value-type="float" office:value="-0.023152465982037" calcext:value-type="float">
            <text:p>-0.023152466</text:p>
          </table:table-cell>
        </table:table-row>
        <table:table-row table:style-name="ro1">
          <table:table-cell office:value-type="string" calcext:value-type="string">
            <text:p>kept</text:p>
          </table:table-cell>
          <table:table-cell office:value-type="float" office:value="0.0226453252272679" calcext:value-type="float">
            <text:p>0.0226453252</text:p>
          </table:table-cell>
          <table:table-cell office:value-type="float" office:value="0.6071" calcext:value-type="float">
            <text:p>0.6071</text:p>
          </table:table-cell>
          <table:table-cell office:value-type="float" office:value="0.0729117508258613" calcext:value-type="float">
            <text:p>0.0729117508</text:p>
          </table:table-cell>
          <table:table-cell office:value-type="string" calcext:value-type="string">
            <text:p>number</text:p>
          </table:table-cell>
          <table:table-cell office:value-type="float" office:value="0.0626802381871999" calcext:value-type="float">
            <text:p>0.0626802382</text:p>
          </table:table-cell>
          <table:table-cell office:value-type="float" office:value="0.65365" calcext:value-type="float">
            <text:p>0.65365</text:p>
          </table:table-cell>
          <table:table-cell office:value-type="float" office:value="0.11903853491034" calcext:value-type="float">
            <text:p>0.1190385349</text:p>
          </table:table-cell>
          <table:table-cell office:value-type="string" calcext:value-type="string">
            <text:p>saying</text:p>
          </table:table-cell>
          <table:table-cell office:value-type="float" office:value="0.0621199913306321" calcext:value-type="float">
            <text:p>0.0621199913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121061771272637" calcext:value-type="float">
            <text:p>0.1210617713</text:p>
          </table:table-cell>
          <table:table-cell office:value-type="string" calcext:value-type="string">
            <text:p>sound</text:p>
          </table:table-cell>
          <table:table-cell office:value-type="float" office:value="-0.0253319475272269" calcext:value-type="float">
            <text:p>-0.0253319475</text:p>
          </table:table-cell>
          <table:table-cell office:value-type="float" office:value="-0.0337000000000001" calcext:value-type="float">
            <text:p>-0.0337</text:p>
          </table:table-cell>
          <table:table-cell office:value-type="float" office:value="-0.022800184001139" calcext:value-type="float">
            <text:p>-0.022800184</text:p>
          </table:table-cell>
          <table:table-cell office:value-type="string" calcext:value-type="string">
            <text:p>earth</text:p>
          </table:table-cell>
          <table:table-cell office:value-type="float" office:value="-0.0246852472154514" calcext:value-type="float">
            <text:p>-0.0246852472</text:p>
          </table:table-cell>
          <table:table-cell office:value-type="float" office:value="-0.0831000000000001" calcext:value-type="float">
            <text:p>-0.0831</text:p>
          </table:table-cell>
          <table:table-cell office:value-type="float" office:value="-0.0228824718150104" calcext:value-type="float">
            <text:p>-0.0228824718</text:p>
          </table:table-cell>
        </table:table-row>
        <table:table-row table:style-name="ro1">
          <table:table-cell office:value-type="string" calcext:value-type="string">
            <text:p>keeps</text:p>
          </table:table-cell>
          <table:table-cell office:value-type="float" office:value="0.0258264293003757" calcext:value-type="float">
            <text:p>0.0258264293</text:p>
          </table:table-cell>
          <table:table-cell office:value-type="float" office:value="0.60825" calcext:value-type="float">
            <text:p>0.60825</text:p>
          </table:table-cell>
          <table:table-cell office:value-type="float" office:value="0.0711321873147599" calcext:value-type="float">
            <text:p>0.0711321873</text:p>
          </table:table-cell>
          <table:table-cell office:value-type="string" calcext:value-type="string">
            <text:p>wouldn't</text:p>
          </table:table-cell>
          <table:table-cell office:value-type="float" office:value="0.0626030846700422" calcext:value-type="float">
            <text:p>0.0626030847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130529897909577" calcext:value-type="float">
            <text:p>0.1305298979</text:p>
          </table:table-cell>
          <table:table-cell office:value-type="string" calcext:value-type="string">
            <text:p>piece</text:p>
          </table:table-cell>
          <table:table-cell office:value-type="float" office:value="0.06205236816884" calcext:value-type="float">
            <text:p>0.0620523682</text:p>
          </table:table-cell>
          <table:table-cell office:value-type="float" office:value="0.62685" calcext:value-type="float">
            <text:p>0.62685</text:p>
          </table:table-cell>
          <table:table-cell office:value-type="float" office:value="0.151835435844982" calcext:value-type="float">
            <text:p>0.1518354358</text:p>
          </table:table-cell>
          <table:table-cell office:value-type="string" calcext:value-type="string">
            <text:p>showing</text:p>
          </table:table-cell>
          <table:table-cell office:value-type="float" office:value="-0.0253045936820681" calcext:value-type="float">
            <text:p>-0.0253045937</text:p>
          </table:table-cell>
          <table:table-cell office:value-type="float" office:value="-0.0902500000000001" calcext:value-type="float">
            <text:p>-0.09025</text:p>
          </table:table-cell>
          <table:table-cell office:value-type="float" office:value="-0.0230986524320059" calcext:value-type="float">
            <text:p>-0.0230986524</text:p>
          </table:table-cell>
          <table:table-cell office:value-type="string" calcext:value-type="string">
            <text:p>situation</text:p>
          </table:table-cell>
          <table:table-cell office:value-type="float" office:value="-0.0246479913821939" calcext:value-type="float">
            <text:p>-0.0246479914</text:p>
          </table:table-cell>
          <table:table-cell office:value-type="float" office:value="-0.0575" calcext:value-type="float">
            <text:p>-0.0575</text:p>
          </table:table-cell>
          <table:table-cell office:value-type="float" office:value="-0.0231897870596989" calcext:value-type="float">
            <text:p>-0.0231897871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float" office:value="0.0407294521760232" calcext:value-type="float">
            <text:p>0.0407294522</text:p>
          </table:table-cell>
          <table:table-cell office:value-type="float" office:value="0.58945" calcext:value-type="float">
            <text:p>0.58945</text:p>
          </table:table-cell>
          <table:table-cell office:value-type="float" office:value="0.140299445084284" calcext:value-type="float">
            <text:p>0.1402994451</text:p>
          </table:table-cell>
          <table:table-cell office:value-type="string" calcext:value-type="string">
            <text:p>hit</text:p>
          </table:table-cell>
          <table:table-cell office:value-type="float" office:value="0.0625727990464453" calcext:value-type="float">
            <text:p>0.062572799</text:p>
          </table:table-cell>
          <table:table-cell office:value-type="float" office:value="0.65345" calcext:value-type="float">
            <text:p>0.65345</text:p>
          </table:table-cell>
          <table:table-cell office:value-type="float" office:value="0.124542124542125" calcext:value-type="float">
            <text:p>0.1245421245</text:p>
          </table:table-cell>
          <table:table-cell office:value-type="string" calcext:value-type="string">
            <text:p>save</text:p>
          </table:table-cell>
          <table:table-cell office:value-type="float" office:value="0.0620503533416346" calcext:value-type="float">
            <text:p>0.0620503533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125759280089989" calcext:value-type="float">
            <text:p>0.1257592801</text:p>
          </table:table-cell>
          <table:table-cell office:value-type="string" calcext:value-type="string">
            <text:p>today</text:p>
          </table:table-cell>
          <table:table-cell office:value-type="float" office:value="-0.0252688986407043" calcext:value-type="float">
            <text:p>-0.0252688986</text:p>
          </table:table-cell>
          <table:table-cell office:value-type="float" office:value="-0.06615" calcext:value-type="float">
            <text:p>-0.06615</text:p>
          </table:table-cell>
          <table:table-cell office:value-type="float" office:value="-0.022839763171781" calcext:value-type="float">
            <text:p>-0.0228397632</text:p>
          </table:table-cell>
          <table:table-cell office:value-type="string" calcext:value-type="string">
            <text:p>others</text:p>
          </table:table-cell>
          <table:table-cell office:value-type="float" office:value="-0.0244606011715921" calcext:value-type="float">
            <text:p>-0.0244606012</text:p>
          </table:table-cell>
          <table:table-cell office:value-type="float" office:value="-0.0381" calcext:value-type="float">
            <text:p>-0.0381</text:p>
          </table:table-cell>
          <table:table-cell office:value-type="float" office:value="-0.020805112413839" calcext:value-type="float">
            <text:p>-0.0208051124</text:p>
          </table:table-cell>
        </table:table-row>
        <table:table-row table:style-name="ro1">
          <table:table-cell office:value-type="string" calcext:value-type="string">
            <text:p>just</text:p>
          </table:table-cell>
          <table:table-cell office:value-type="float" office:value="0.179439939331429" calcext:value-type="float">
            <text:p>0.1794399393</text:p>
          </table:table-cell>
          <table:table-cell office:value-type="float" office:value="0.59805" calcext:value-type="float">
            <text:p>0.59805</text:p>
          </table:table-cell>
          <table:table-cell office:value-type="float" office:value="0.530952797712819" calcext:value-type="float">
            <text:p>0.5309527977</text:p>
          </table:table-cell>
          <table:table-cell office:value-type="string" calcext:value-type="string">
            <text:p>events</text:p>
          </table:table-cell>
          <table:table-cell office:value-type="float" office:value="0.0625589638671562" calcext:value-type="float">
            <text:p>0.0625589639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114644351464435" calcext:value-type="float">
            <text:p>0.1146443515</text:p>
          </table:table-cell>
          <table:table-cell office:value-type="string" calcext:value-type="string">
            <text:p>feels</text:p>
          </table:table-cell>
          <table:table-cell office:value-type="float" office:value="0.0620133219358915" calcext:value-type="float">
            <text:p>0.0620133219</text:p>
          </table:table-cell>
          <table:table-cell office:value-type="float" office:value="0.68425" calcext:value-type="float">
            <text:p>0.68425</text:p>
          </table:table-cell>
          <table:table-cell office:value-type="float" office:value="0.11118930330753" calcext:value-type="float">
            <text:p>0.1111893033</text:p>
          </table:table-cell>
          <table:table-cell office:value-type="string" calcext:value-type="string">
            <text:p>series</text:p>
          </table:table-cell>
          <table:table-cell office:value-type="float" office:value="-0.0251265398961812" calcext:value-type="float">
            <text:p>-0.0251265399</text:p>
          </table:table-cell>
          <table:table-cell office:value-type="float" office:value="-0.03635" calcext:value-type="float">
            <text:p>-0.03635</text:p>
          </table:table-cell>
          <table:table-cell office:value-type="float" office:value="-0.02046896082881" calcext:value-type="float">
            <text:p>-0.0204689608</text:p>
          </table:table-cell>
          <table:table-cell office:value-type="string" calcext:value-type="string">
            <text:p>entire</text:p>
          </table:table-cell>
          <table:table-cell office:value-type="float" office:value="-0.0244181352984678" calcext:value-type="float">
            <text:p>-0.0244181353</text:p>
          </table:table-cell>
          <table:table-cell office:value-type="float" office:value="-0.01195" calcext:value-type="float">
            <text:p>-0.01195</text:p>
          </table:table-cell>
          <table:table-cell office:value-type="float" office:value="-0.022099009614061" calcext:value-type="float">
            <text:p>-0.0220990096</text:p>
          </table:table-cell>
        </table:table-row>
        <table:table-row table:style-name="ro1">
          <table:table-cell office:value-type="string" calcext:value-type="string">
            <text:p>jokes</text:p>
          </table:table-cell>
          <table:table-cell office:value-type="float" office:value="0.0250098328270026" calcext:value-type="float">
            <text:p>0.0250098328</text:p>
          </table:table-cell>
          <table:table-cell office:value-type="float" office:value="0.58555" calcext:value-type="float">
            <text:p>0.58555</text:p>
          </table:table-cell>
          <table:table-cell office:value-type="float" office:value="0.0791023219642262" calcext:value-type="float">
            <text:p>0.079102322</text:p>
          </table:table-cell>
          <table:table-cell office:value-type="string" calcext:value-type="string">
            <text:p>saying</text:p>
          </table:table-cell>
          <table:table-cell office:value-type="float" office:value="0.0625086519461367" calcext:value-type="float">
            <text:p>0.0625086519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12126627521062" calcext:value-type="float">
            <text:p>0.1212662752</text:p>
          </table:table-cell>
          <table:table-cell office:value-type="string" calcext:value-type="string">
            <text:p>told</text:p>
          </table:table-cell>
          <table:table-cell office:value-type="float" office:value="0.0620073874768975" calcext:value-type="float">
            <text:p>0.0620073875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126176545408293" calcext:value-type="float">
            <text:p>0.1261765454</text:p>
          </table:table-cell>
          <table:table-cell office:value-type="string" calcext:value-type="string">
            <text:p>air</text:p>
          </table:table-cell>
          <table:table-cell office:value-type="float" office:value="-0.025082576313393" calcext:value-type="float">
            <text:p>-0.0250825763</text:p>
          </table:table-cell>
          <table:table-cell office:value-type="float" office:value="-0.10925" calcext:value-type="float">
            <text:p>-0.10925</text:p>
          </table:table-cell>
          <table:table-cell office:value-type="float" office:value="-0.0233486195960714" calcext:value-type="float">
            <text:p>-0.0233486196</text:p>
          </table:table-cell>
          <table:table-cell office:value-type="string" calcext:value-type="string">
            <text:p>happens</text:p>
          </table:table-cell>
          <table:table-cell office:value-type="float" office:value="-0.0244175088469855" calcext:value-type="float">
            <text:p>-0.0244175088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-0.022564553813358" calcext:value-type="float">
            <text:p>-0.0225645538</text:p>
          </table:table-cell>
        </table:table-row>
        <table:table-row table:style-name="ro1">
          <table:table-cell office:value-type="string" calcext:value-type="string">
            <text:p>joke</text:p>
          </table:table-cell>
          <table:table-cell office:value-type="float" office:value="0.0365007794550561" calcext:value-type="float">
            <text:p>0.0365007795</text:p>
          </table:table-cell>
          <table:table-cell office:value-type="float" office:value="0.6527" calcext:value-type="float">
            <text:p>0.6527</text:p>
          </table:table-cell>
          <table:table-cell office:value-type="float" office:value="0.0743603411513859" calcext:value-type="float">
            <text:p>0.0743603412</text:p>
          </table:table-cell>
          <table:table-cell office:value-type="string" calcext:value-type="string">
            <text:p>cinema</text:p>
          </table:table-cell>
          <table:table-cell office:value-type="float" office:value="0.0623791907991256" calcext:value-type="float">
            <text:p>0.0623791908</text:p>
          </table:table-cell>
          <table:table-cell office:value-type="float" office:value="0.63035" calcext:value-type="float">
            <text:p>0.63035</text:p>
          </table:table-cell>
          <table:table-cell office:value-type="float" office:value="0.139848749272833" calcext:value-type="float">
            <text:p>0.1398487493</text:p>
          </table:table-cell>
          <table:table-cell office:value-type="string" calcext:value-type="string">
            <text:p>line</text:p>
          </table:table-cell>
          <table:table-cell office:value-type="float" office:value="0.0619199321883128" calcext:value-type="float">
            <text:p>0.0619199322</text:p>
          </table:table-cell>
          <table:table-cell office:value-type="float" office:value="0.62605" calcext:value-type="float">
            <text:p>0.62605</text:p>
          </table:table-cell>
          <table:table-cell office:value-type="float" office:value="0.166127773441855" calcext:value-type="float">
            <text:p>0.1661277734</text:p>
          </table:table-cell>
          <table:table-cell office:value-type="string" calcext:value-type="string">
            <text:p>lack</text:p>
          </table:table-cell>
          <table:table-cell office:value-type="float" office:value="-0.025079754363601" calcext:value-type="float">
            <text:p>-0.0250797544</text:p>
          </table:table-cell>
          <table:table-cell office:value-type="float" office:value="-0.00890000000000002" calcext:value-type="float">
            <text:p>-0.0089</text:p>
          </table:table-cell>
          <table:table-cell office:value-type="float" office:value="-0.023383518549213" calcext:value-type="float">
            <text:p>-0.0233835185</text:p>
          </table:table-cell>
          <table:table-cell office:value-type="string" calcext:value-type="string">
            <text:p>leaves</text:p>
          </table:table-cell>
          <table:table-cell office:value-type="float" office:value="-0.0243309707379311" calcext:value-type="float">
            <text:p>-0.0243309707</text:p>
          </table:table-cell>
          <table:table-cell office:value-type="float" office:value="-0.0696" calcext:value-type="float">
            <text:p>-0.0696</text:p>
          </table:table-cell>
          <table:table-cell office:value-type="float" office:value="-0.0226413182066555" calcext:value-type="float">
            <text:p>-0.0226413182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0.0620311743343089" calcext:value-type="float">
            <text:p>0.0620311743</text:p>
          </table:table-cell>
          <table:table-cell office:value-type="float" office:value="0.61225" calcext:value-type="float">
            <text:p>0.61225</text:p>
          </table:table-cell>
          <table:table-cell office:value-type="float" office:value="0.16297895304911" calcext:value-type="float">
            <text:p>0.162978953</text:p>
          </table:table-cell>
          <table:table-cell office:value-type="string" calcext:value-type="string">
            <text:p>huge</text:p>
          </table:table-cell>
          <table:table-cell office:value-type="float" office:value="0.0623695109520318" calcext:value-type="float">
            <text:p>0.062369511</text:p>
          </table:table-cell>
          <table:table-cell office:value-type="float" office:value="0.65285" calcext:value-type="float">
            <text:p>0.65285</text:p>
          </table:table-cell>
          <table:table-cell office:value-type="float" office:value="0.122583091115885" calcext:value-type="float">
            <text:p>0.1225830911</text:p>
          </table:table-cell>
          <table:table-cell office:value-type="string" calcext:value-type="string">
            <text:p>within</text:p>
          </table:table-cell>
          <table:table-cell office:value-type="float" office:value="0.0617001126741781" calcext:value-type="float">
            <text:p>0.0617001127</text:p>
          </table:table-cell>
          <table:table-cell office:value-type="float" office:value="0.67" calcext:value-type="float">
            <text:p>0.67</text:p>
          </table:table-cell>
          <table:table-cell office:value-type="float" office:value="0.113856068743287" calcext:value-type="float">
            <text:p>0.1138560687</text:p>
          </table:table-cell>
          <table:table-cell office:value-type="string" calcext:value-type="string">
            <text:p>dull</text:p>
          </table:table-cell>
          <table:table-cell office:value-type="float" office:value="-0.0250529113605288" calcext:value-type="float">
            <text:p>-0.0250529114</text:p>
          </table:table-cell>
          <table:table-cell office:value-type="float" office:value="-0.0679500000000001" calcext:value-type="float">
            <text:p>-0.06795</text:p>
          </table:table-cell>
          <table:table-cell office:value-type="float" office:value="-0.023019630135729" calcext:value-type="float">
            <text:p>-0.0230196301</text:p>
          </table:table-cell>
          <table:table-cell office:value-type="string" calcext:value-type="string">
            <text:p>towards</text:p>
          </table:table-cell>
          <table:table-cell office:value-type="float" office:value="-0.0243170212991785" calcext:value-type="float">
            <text:p>-0.0243170213</text:p>
          </table:table-cell>
          <table:table-cell office:value-type="float" office:value="-0.08155" calcext:value-type="float">
            <text:p>-0.08155</text:p>
          </table:table-cell>
          <table:table-cell office:value-type="float" office:value="-0.0226706108268439" calcext:value-type="float">
            <text:p>-0.0226706108</text:p>
          </table:table-cell>
        </table:table-row>
        <table:table-row table:style-name="ro1">
          <table:table-cell office:value-type="string" calcext:value-type="string">
            <text:p>joe</text:p>
          </table:table-cell>
          <table:table-cell office:value-type="float" office:value="0.0218902761093376" calcext:value-type="float">
            <text:p>0.0218902761</text:p>
          </table:table-cell>
          <table:table-cell office:value-type="float" office:value="0.64775" calcext:value-type="float">
            <text:p>0.64775</text:p>
          </table:table-cell>
          <table:table-cell office:value-type="float" office:value="0.0521996502085295" calcext:value-type="float">
            <text:p>0.0521996502</text:p>
          </table:table-cell>
          <table:table-cell office:value-type="string" calcext:value-type="string">
            <text:p>among</text:p>
          </table:table-cell>
          <table:table-cell office:value-type="float" office:value="0.0622609905242845" calcext:value-type="float">
            <text:p>0.0622609905</text:p>
          </table:table-cell>
          <table:table-cell office:value-type="float" office:value="0.6858" calcext:value-type="float">
            <text:p>0.6858</text:p>
          </table:table-cell>
          <table:table-cell office:value-type="float" office:value="0.112429378531073" calcext:value-type="float">
            <text:p>0.1124293785</text:p>
          </table:table-cell>
          <table:table-cell office:value-type="string" calcext:value-type="string">
            <text:p>roles</text:p>
          </table:table-cell>
          <table:table-cell office:value-type="float" office:value="0.0615902726947984" calcext:value-type="float">
            <text:p>0.0615902727</text:p>
          </table:table-cell>
          <table:table-cell office:value-type="float" office:value="0.6442" calcext:value-type="float">
            <text:p>0.6442</text:p>
          </table:table-cell>
          <table:table-cell office:value-type="float" office:value="0.131135531135531" calcext:value-type="float">
            <text:p>0.1311355311</text:p>
          </table:table-cell>
          <table:table-cell office:value-type="string" calcext:value-type="string">
            <text:p>definitely</text:p>
          </table:table-cell>
          <table:table-cell office:value-type="float" office:value="-0.0249954042042397" calcext:value-type="float">
            <text:p>-0.0249954042</text:p>
          </table:table-cell>
          <table:table-cell office:value-type="float" office:value="-0.04225" calcext:value-type="float">
            <text:p>-0.04225</text:p>
          </table:table-cell>
          <table:table-cell office:value-type="float" office:value="-0.02129107875655" calcext:value-type="float">
            <text:p>-0.0212910788</text:p>
          </table:table-cell>
          <table:table-cell office:value-type="string" calcext:value-type="string">
            <text:p>coming</text:p>
          </table:table-cell>
          <table:table-cell office:value-type="float" office:value="-0.0242327256877109" calcext:value-type="float">
            <text:p>-0.0242327257</text:p>
          </table:table-cell>
          <table:table-cell office:value-type="float" office:value="-0.05765" calcext:value-type="float">
            <text:p>-0.05765</text:p>
          </table:table-cell>
          <table:table-cell office:value-type="float" office:value="-0.021772048195818" calcext:value-type="float">
            <text:p>-0.0217720482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0.0725210961052176" calcext:value-type="float">
            <text:p>0.0725210961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191855753646678" calcext:value-type="float">
            <text:p>0.1918557536</text:p>
          </table:table-cell>
          <table:table-cell office:value-type="string" calcext:value-type="string">
            <text:p>city</text:p>
          </table:table-cell>
          <table:table-cell office:value-type="float" office:value="0.0620965457369146" calcext:value-type="float">
            <text:p>0.0620965457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12241292276628" calcext:value-type="float">
            <text:p>0.1224129228</text:p>
          </table:table-cell>
          <table:table-cell office:value-type="string" calcext:value-type="string">
            <text:p>order</text:p>
          </table:table-cell>
          <table:table-cell office:value-type="float" office:value="0.0615593779725286" calcext:value-type="float">
            <text:p>0.061559378</text:p>
          </table:table-cell>
          <table:table-cell office:value-type="float" office:value="0.67735" calcext:value-type="float">
            <text:p>0.67735</text:p>
          </table:table-cell>
          <table:table-cell office:value-type="float" office:value="0.117598796663476" calcext:value-type="float">
            <text:p>0.1175987967</text:p>
          </table:table-cell>
          <table:table-cell office:value-type="string" calcext:value-type="string">
            <text:p>heart</text:p>
          </table:table-cell>
          <table:table-cell office:value-type="float" office:value="-0.0249637929006828" calcext:value-type="float">
            <text:p>-0.0249637929</text:p>
          </table:table-cell>
          <table:table-cell office:value-type="float" office:value="-0.0379499999999999" calcext:value-type="float">
            <text:p>-0.03795</text:p>
          </table:table-cell>
          <table:table-cell office:value-type="float" office:value="-0.02228571489007" calcext:value-type="float">
            <text:p>-0.0222857149</text:p>
          </table:table-cell>
          <table:table-cell office:value-type="string" calcext:value-type="string">
            <text:p>setting</text:p>
          </table:table-cell>
          <table:table-cell office:value-type="float" office:value="-0.0242113218481348" calcext:value-type="float">
            <text:p>-0.0242113218</text:p>
          </table:table-cell>
          <table:table-cell office:value-type="float" office:value="-0.0619999999999999" calcext:value-type="float">
            <text:p>-0.062</text:p>
          </table:table-cell>
          <table:table-cell office:value-type="float" office:value="-0.0226691958720347" calcext:value-type="float">
            <text:p>-0.0226691959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float" office:value="0.017738144596035" calcext:value-type="float">
            <text:p>0.0177381446</text:p>
          </table:table-cell>
          <table:table-cell office:value-type="float" office:value="0.5802" calcext:value-type="float">
            <text:p>0.5802</text:p>
          </table:table-cell>
          <table:table-cell office:value-type="float" office:value="0.047208352246936" calcext:value-type="float">
            <text:p>0.0472083522</text:p>
          </table:table-cell>
          <table:table-cell office:value-type="string" calcext:value-type="string">
            <text:p>fight</text:p>
          </table:table-cell>
          <table:table-cell office:value-type="float" office:value="0.0620335892837682" calcext:value-type="float">
            <text:p>0.0620335893</text:p>
          </table:table-cell>
          <table:table-cell office:value-type="float" office:value="0.66615" calcext:value-type="float">
            <text:p>0.66615</text:p>
          </table:table-cell>
          <table:table-cell office:value-type="float" office:value="0.12455749311656" calcext:value-type="float">
            <text:p>0.1245574931</text:p>
          </table:table-cell>
          <table:table-cell office:value-type="string" calcext:value-type="string">
            <text:p>perfectly</text:p>
          </table:table-cell>
          <table:table-cell office:value-type="float" office:value="0.0613410276267876" calcext:value-type="float">
            <text:p>0.0613410276</text:p>
          </table:table-cell>
          <table:table-cell office:value-type="float" office:value="0.6929" calcext:value-type="float">
            <text:p>0.6929</text:p>
          </table:table-cell>
          <table:table-cell office:value-type="float" office:value="0.102833771545428" calcext:value-type="float">
            <text:p>0.1028337715</text:p>
          </table:table-cell>
          <table:table-cell office:value-type="string" calcext:value-type="string">
            <text:p>kill</text:p>
          </table:table-cell>
          <table:table-cell office:value-type="float" office:value="-0.0249095332253448" calcext:value-type="float">
            <text:p>-0.0249095332</text:p>
          </table:table-cell>
          <table:table-cell office:value-type="float" office:value="-0.00940000000000008" calcext:value-type="float">
            <text:p>-0.0094</text:p>
          </table:table-cell>
          <table:table-cell office:value-type="float" office:value="-0.023154818638473" calcext:value-type="float">
            <text:p>-0.0231548186</text:p>
          </table:table-cell>
          <table:table-cell office:value-type="string" calcext:value-type="string">
            <text:p>move</text:p>
          </table:table-cell>
          <table:table-cell office:value-type="float" office:value="-0.0241623129091667" calcext:value-type="float">
            <text:p>-0.0241623129</text:p>
          </table:table-cell>
          <table:table-cell office:value-type="float" office:value="-0.0788" calcext:value-type="float">
            <text:p>-0.0788</text:p>
          </table:table-cell>
          <table:table-cell office:value-type="float" office:value="-0.0222676773252069" calcext:value-type="float">
            <text:p>-0.0222676773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0.0373866600422307" calcext:value-type="float">
            <text:p>0.03738666</text:p>
          </table:table-cell>
          <table:table-cell office:value-type="float" office:value="0.628" calcext:value-type="float">
            <text:p>0.628</text:p>
          </table:table-cell>
          <table:table-cell office:value-type="float" office:value="0.0909090909090909" calcext:value-type="float">
            <text:p>0.0909090909</text:p>
          </table:table-cell>
          <table:table-cell office:value-type="string" calcext:value-type="string">
            <text:p>chance</text:p>
          </table:table-cell>
          <table:table-cell office:value-type="float" office:value="0.0619950961366004" calcext:value-type="float">
            <text:p>0.0619950961</text:p>
          </table:table-cell>
          <table:table-cell office:value-type="float" office:value="0.64965" calcext:value-type="float">
            <text:p>0.64965</text:p>
          </table:table-cell>
          <table:table-cell office:value-type="float" office:value="0.12859097127223" calcext:value-type="float">
            <text:p>0.1285909713</text:p>
          </table:table-cell>
          <table:table-cell office:value-type="string" calcext:value-type="string">
            <text:p>happens</text:p>
          </table:table-cell>
          <table:table-cell office:value-type="float" office:value="0.0613389198823868" calcext:value-type="float">
            <text:p>0.0613389199</text:p>
          </table:table-cell>
          <table:table-cell office:value-type="float" office:value="0.6346" calcext:value-type="float">
            <text:p>0.6346</text:p>
          </table:table-cell>
          <table:table-cell office:value-type="float" office:value="0.127507163323782" calcext:value-type="float">
            <text:p>0.1275071633</text:p>
          </table:table-cell>
          <table:table-cell office:value-type="string" calcext:value-type="string">
            <text:p>special</text:p>
          </table:table-cell>
          <table:table-cell office:value-type="float" office:value="-0.02481639700147" calcext:value-type="float">
            <text:p>-0.024816397</text:p>
          </table:table-cell>
          <table:table-cell office:value-type="float" office:value="-0.0287499999999999" calcext:value-type="float">
            <text:p>-0.02875</text:p>
          </table:table-cell>
          <table:table-cell office:value-type="float" office:value="-0.020696297930453" calcext:value-type="float">
            <text:p>-0.0206962979</text:p>
          </table:table-cell>
          <table:table-cell office:value-type="string" calcext:value-type="string">
            <text:p>particular</text:p>
          </table:table-cell>
          <table:table-cell office:value-type="float" office:value="-0.0241415951673026" calcext:value-type="float">
            <text:p>-0.0241415952</text:p>
          </table:table-cell>
          <table:table-cell office:value-type="float" office:value="-0.0838" calcext:value-type="float">
            <text:p>-0.0838</text:p>
          </table:table-cell>
          <table:table-cell office:value-type="float" office:value="-0.0221037498385524" calcext:value-type="float">
            <text:p>-0.0221037498</text:p>
          </table:table-cell>
        </table:table-row>
        <table:table-row table:style-name="ro1">
          <table:table-cell office:value-type="string" calcext:value-type="string">
            <text:p>jack</text:p>
          </table:table-cell>
          <table:table-cell office:value-type="float" office:value="0.0261987158014938" calcext:value-type="float">
            <text:p>0.0261987158</text:p>
          </table:table-cell>
          <table:table-cell office:value-type="float" office:value="0.623" calcext:value-type="float">
            <text:p>0.623</text:p>
          </table:table-cell>
          <table:table-cell office:value-type="float" office:value="0.0677546983184965" calcext:value-type="float">
            <text:p>0.0677546983</text:p>
          </table:table-cell>
          <table:table-cell office:value-type="string" calcext:value-type="string">
            <text:p>across</text:p>
          </table:table-cell>
          <table:table-cell office:value-type="float" office:value="0.0619621115047849" calcext:value-type="float">
            <text:p>0.0619621115</text:p>
          </table:table-cell>
          <table:table-cell office:value-type="float" office:value="0.66285" calcext:value-type="float">
            <text:p>0.66285</text:p>
          </table:table-cell>
          <table:table-cell office:value-type="float" office:value="0.123944393919709" calcext:value-type="float">
            <text:p>0.1239443939</text:p>
          </table:table-cell>
          <table:table-cell office:value-type="string" calcext:value-type="string">
            <text:p>mention</text:p>
          </table:table-cell>
          <table:table-cell office:value-type="float" office:value="0.061124605274133" calcext:value-type="float">
            <text:p>0.0611246053</text:p>
          </table:table-cell>
          <table:table-cell office:value-type="float" office:value="0.70115" calcext:value-type="float">
            <text:p>0.70115</text:p>
          </table:table-cell>
          <table:table-cell office:value-type="float" office:value="0.112282786276548" calcext:value-type="float">
            <text:p>0.1122827863</text:p>
          </table:table-cell>
          <table:table-cell office:value-type="string" calcext:value-type="string">
            <text:p>kids</text:p>
          </table:table-cell>
          <table:table-cell office:value-type="float" office:value="-0.0247518465817766" calcext:value-type="float">
            <text:p>-0.0247518466</text:p>
          </table:table-cell>
          <table:table-cell office:value-type="float" office:value="-0.0506" calcext:value-type="float">
            <text:p>-0.0506</text:p>
          </table:table-cell>
          <table:table-cell office:value-type="float" office:value="-0.021514554227759" calcext:value-type="float">
            <text:p>-0.0215145542</text:p>
          </table:table-cell>
          <table:table-cell office:value-type="string" calcext:value-type="string">
            <text:p>happened</text:p>
          </table:table-cell>
          <table:table-cell office:value-type="float" office:value="-0.023989210446063" calcext:value-type="float">
            <text:p>-0.0239892104</text:p>
          </table:table-cell>
          <table:table-cell office:value-type="float" office:value="0.00265000000000004" calcext:value-type="float">
            <text:p>0.00265</text:p>
          </table:table-cell>
          <table:table-cell office:value-type="float" office:value="-0.0224984978061839" calcext:value-type="float">
            <text:p>-0.0224984978</text:p>
          </table:table-cell>
        </table:table-row>
        <table:table-row table:style-name="ro1">
          <table:table-cell office:value-type="string" calcext:value-type="string">
            <text:p>itself</text:p>
          </table:table-cell>
          <table:table-cell office:value-type="float" office:value="0.0472884723774875" calcext:value-type="float">
            <text:p>0.0472884724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140774586597041" calcext:value-type="float">
            <text:p>0.1407745866</text:p>
          </table:table-cell>
          <table:table-cell office:value-type="string" calcext:value-type="string">
            <text:p>daughter</text:p>
          </table:table-cell>
          <table:table-cell office:value-type="float" office:value="0.0618649547385922" calcext:value-type="float">
            <text:p>0.0618649547</text:p>
          </table:table-cell>
          <table:table-cell office:value-type="float" office:value="0.6685" calcext:value-type="float">
            <text:p>0.6685</text:p>
          </table:table-cell>
          <table:table-cell office:value-type="float" office:value="0.11741214057508" calcext:value-type="float">
            <text:p>0.1174121406</text:p>
          </table:table-cell>
          <table:table-cell office:value-type="string" calcext:value-type="string">
            <text:p>sound</text:p>
          </table:table-cell>
          <table:table-cell office:value-type="float" office:value="0.0610790647752152" calcext:value-type="float">
            <text:p>0.0610790648</text:p>
          </table:table-cell>
          <table:table-cell office:value-type="float" office:value="0.63095" calcext:value-type="float">
            <text:p>0.63095</text:p>
          </table:table-cell>
          <table:table-cell office:value-type="float" office:value="0.13541056577252" calcext:value-type="float">
            <text:p>0.1354105658</text:p>
          </table:table-cell>
          <table:table-cell office:value-type="string" calcext:value-type="string">
            <text:p>supposed</text:p>
          </table:table-cell>
          <table:table-cell office:value-type="float" office:value="-0.0247331019513142" calcext:value-type="float">
            <text:p>-0.024733102</text:p>
          </table:table-cell>
          <table:table-cell office:value-type="float" office:value="-0.0305000000000001" calcext:value-type="float">
            <text:p>-0.0305</text:p>
          </table:table-cell>
          <table:table-cell office:value-type="float" office:value="-0.021734963067237" calcext:value-type="float">
            <text:p>-0.0217349631</text:p>
          </table:table-cell>
          <table:table-cell office:value-type="string" calcext:value-type="string">
            <text:p>personal</text:p>
          </table:table-cell>
          <table:table-cell office:value-type="float" office:value="-0.0239355971590439" calcext:value-type="float">
            <text:p>-0.0239355972</text:p>
          </table:table-cell>
          <table:table-cell office:value-type="float" office:value="-0.0768500000000001" calcext:value-type="float">
            <text:p>-0.07685</text:p>
          </table:table-cell>
          <table:table-cell office:value-type="float" office:value="-0.0224043909767321" calcext:value-type="float">
            <text:p>-0.022404391</text:p>
          </table:table-cell>
        </table:table-row>
        <table:table-row table:style-name="ro1">
          <table:table-cell office:value-type="string" calcext:value-type="string">
            <text:p>its</text:p>
          </table:table-cell>
          <table:table-cell office:value-type="float" office:value="0.115288330555955" calcext:value-type="float">
            <text:p>0.1152883306</text:p>
          </table:table-cell>
          <table:table-cell office:value-type="float" office:value="0.59465" calcext:value-type="float">
            <text:p>0.59465</text:p>
          </table:table-cell>
          <table:table-cell office:value-type="float" office:value="0.362807513951112" calcext:value-type="float">
            <text:p>0.362807514</text:p>
          </table:table-cell>
          <table:table-cell office:value-type="string" calcext:value-type="string">
            <text:p>falls</text:p>
          </table:table-cell>
          <table:table-cell office:value-type="float" office:value="0.0617898514881985" calcext:value-type="float">
            <text:p>0.0617898515</text:p>
          </table:table-cell>
          <table:table-cell office:value-type="float" office:value="0.65355" calcext:value-type="float">
            <text:p>0.65355</text:p>
          </table:table-cell>
          <table:table-cell office:value-type="float" office:value="0.114957210371695" calcext:value-type="float">
            <text:p>0.1149572104</text:p>
          </table:table-cell>
          <table:table-cell office:value-type="string" calcext:value-type="string">
            <text:p>james</text:p>
          </table:table-cell>
          <table:table-cell office:value-type="float" office:value="0.0610767624050935" calcext:value-type="float">
            <text:p>0.0610767624</text:p>
          </table:table-cell>
          <table:table-cell office:value-type="float" office:value="0.67365" calcext:value-type="float">
            <text:p>0.67365</text:p>
          </table:table-cell>
          <table:table-cell office:value-type="float" office:value="0.112817724616012" calcext:value-type="float">
            <text:p>0.1128177246</text:p>
          </table:table-cell>
          <table:table-cell office:value-type="string" calcext:value-type="string">
            <text:p>power</text:p>
          </table:table-cell>
          <table:table-cell office:value-type="float" office:value="-0.0247306408095728" calcext:value-type="float">
            <text:p>-0.0247306408</text:p>
          </table:table-cell>
          <table:table-cell office:value-type="float" office:value="-0.0581" calcext:value-type="float">
            <text:p>-0.0581</text:p>
          </table:table-cell>
          <table:table-cell office:value-type="float" office:value="-0.0227909595400234" calcext:value-type="float">
            <text:p>-0.0227909595</text:p>
          </table:table-cell>
          <table:table-cell office:value-type="string" calcext:value-type="string">
            <text:p>hope</text:p>
          </table:table-cell>
          <table:table-cell office:value-type="float" office:value="-0.023891105315598" calcext:value-type="float">
            <text:p>-0.023891105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0931967686995" calcext:value-type="float">
            <text:p>-0.0209319677</text:p>
          </table:table-cell>
        </table:table-row>
        <table:table-row table:style-name="ro1">
          <table:table-cell office:value-type="string" calcext:value-type="string">
            <text:p>it's</text:p>
          </table:table-cell>
          <table:table-cell office:value-type="float" office:value="0.143517724712876" calcext:value-type="float">
            <text:p>0.1435177247</text:p>
          </table:table-cell>
          <table:table-cell office:value-type="float" office:value="0.58615" calcext:value-type="float">
            <text:p>0.58615</text:p>
          </table:table-cell>
          <table:table-cell office:value-type="float" office:value="0.48631539750512" calcext:value-type="float">
            <text:p>0.4863153975</text:p>
          </table:table-cell>
          <table:table-cell office:value-type="string" calcext:value-type="string">
            <text:p>ends</text:p>
          </table:table-cell>
          <table:table-cell office:value-type="float" office:value="0.0617544848956844" calcext:value-type="float">
            <text:p>0.0617544849</text:p>
          </table:table-cell>
          <table:table-cell office:value-type="float" office:value="0.65725" calcext:value-type="float">
            <text:p>0.65725</text:p>
          </table:table-cell>
          <table:table-cell office:value-type="float" office:value="0.12239149916784" calcext:value-type="float">
            <text:p>0.1223914992</text:p>
          </table:table-cell>
          <table:table-cell office:value-type="string" calcext:value-type="string">
            <text:p>hollywood</text:p>
          </table:table-cell>
          <table:table-cell office:value-type="float" office:value="0.0610432873491918" calcext:value-type="float">
            <text:p>0.0610432873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155298822483892" calcext:value-type="float">
            <text:p>0.1552988225</text:p>
          </table:table-cell>
          <table:table-cell office:value-type="string" calcext:value-type="string">
            <text:p>minutes</text:p>
          </table:table-cell>
          <table:table-cell office:value-type="float" office:value="-0.024710196271613" calcext:value-type="float">
            <text:p>-0.0247101963</text:p>
          </table:table-cell>
          <table:table-cell office:value-type="float" office:value="-0.00764999999999993" calcext:value-type="float">
            <text:p>-0.00765</text:p>
          </table:table-cell>
          <table:table-cell office:value-type="float" office:value="-0.021125195064756" calcext:value-type="float">
            <text:p>-0.0211251951</text:p>
          </table:table-cell>
          <table:table-cell office:value-type="string" calcext:value-type="string">
            <text:p>awful</text:p>
          </table:table-cell>
          <table:table-cell office:value-type="float" office:value="-0.02387834501705" calcext:value-type="float">
            <text:p>-0.023878345</text:p>
          </table:table-cell>
          <table:table-cell office:value-type="float" office:value="-0.0232" calcext:value-type="float">
            <text:p>-0.0232</text:p>
          </table:table-cell>
          <table:table-cell office:value-type="float" office:value="-0.020555630553942" calcext:value-type="float">
            <text:p>-0.0205556306</text:p>
          </table:table-cell>
        </table:table-row>
        <table:table-row table:style-name="ro1">
          <table:table-cell office:value-type="string" calcext:value-type="string">
            <text:p>isn't</text:p>
          </table:table-cell>
          <table:table-cell office:value-type="float" office:value="0.0850894850446297" calcext:value-type="float">
            <text:p>0.085089485</text:p>
          </table:table-cell>
          <table:table-cell office:value-type="float" office:value="0.62845" calcext:value-type="float">
            <text:p>0.62845</text:p>
          </table:table-cell>
          <table:table-cell office:value-type="float" office:value="0.233680519748376" calcext:value-type="float">
            <text:p>0.2336805197</text:p>
          </table:table-cell>
          <table:table-cell office:value-type="string" calcext:value-type="string">
            <text:p>important</text:p>
          </table:table-cell>
          <table:table-cell office:value-type="float" office:value="0.0617443278102928" calcext:value-type="float">
            <text:p>0.0617443278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118877415938576" calcext:value-type="float">
            <text:p>0.1188774159</text:p>
          </table:table-cell>
          <table:table-cell office:value-type="string" calcext:value-type="string">
            <text:p>working</text:p>
          </table:table-cell>
          <table:table-cell office:value-type="float" office:value="0.0610366236595862" calcext:value-type="float">
            <text:p>0.0610366237</text:p>
          </table:table-cell>
          <table:table-cell office:value-type="float" office:value="0.6635" calcext:value-type="float">
            <text:p>0.6635</text:p>
          </table:table-cell>
          <table:table-cell office:value-type="float" office:value="0.112839441075666" calcext:value-type="float">
            <text:p>0.1128394411</text:p>
          </table:table-cell>
          <table:table-cell office:value-type="string" calcext:value-type="string">
            <text:p>obviously</text:p>
          </table:table-cell>
          <table:table-cell office:value-type="float" office:value="-0.0246933156232684" calcext:value-type="float">
            <text:p>-0.0246933156</text:p>
          </table:table-cell>
          <table:table-cell office:value-type="float" office:value="-0.01875" calcext:value-type="float">
            <text:p>-0.01875</text:p>
          </table:table-cell>
          <table:table-cell office:value-type="float" office:value="-0.022596711556414" calcext:value-type="float">
            <text:p>-0.0225967116</text:p>
          </table:table-cell>
          <table:table-cell office:value-type="string" calcext:value-type="string">
            <text:p>actors</text:p>
          </table:table-cell>
          <table:table-cell office:value-type="float" office:value="-0.0238611982490613" calcext:value-type="float">
            <text:p>-0.0238611982</text:p>
          </table:table-cell>
          <table:table-cell office:value-type="float" office:value="0.00440000000000007" calcext:value-type="float">
            <text:p>0.0044</text:p>
          </table:table-cell>
          <table:table-cell office:value-type="float" office:value="-0.02113844949722" calcext:value-type="float">
            <text:p>-0.0211384495</text:p>
          </table:table-cell>
        </table:table-row>
        <table:table-row table:style-name="ro1">
          <table:table-cell office:value-type="string" calcext:value-type="string">
            <text:p>involved</text:p>
          </table:table-cell>
          <table:table-cell office:value-type="float" office:value="0.0293668710502792" calcext:value-type="float">
            <text:p>0.0293668711</text:p>
          </table:table-cell>
          <table:table-cell office:value-type="float" office:value="0.58665" calcext:value-type="float">
            <text:p>0.58665</text:p>
          </table:table-cell>
          <table:table-cell office:value-type="float" office:value="0.100337359886821" calcext:value-type="float">
            <text:p>0.1003373599</text:p>
          </table:table-cell>
          <table:table-cell office:value-type="string" calcext:value-type="string">
            <text:p>drama</text:p>
          </table:table-cell>
          <table:table-cell office:value-type="float" office:value="0.0615283256724845" calcext:value-type="float">
            <text:p>0.0615283257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140253748558247" calcext:value-type="float">
            <text:p>0.1402537486</text:p>
          </table:table-cell>
          <table:table-cell office:value-type="string" calcext:value-type="string">
            <text:p>number</text:p>
          </table:table-cell>
          <table:table-cell office:value-type="float" office:value="0.0609848911940467" calcext:value-type="float">
            <text:p>0.0609848912</text:p>
          </table:table-cell>
          <table:table-cell office:value-type="float" office:value="0.65355" calcext:value-type="float">
            <text:p>0.65355</text:p>
          </table:table-cell>
          <table:table-cell office:value-type="float" office:value="0.117437269137689" calcext:value-type="float">
            <text:p>0.1174372691</text:p>
          </table:table-cell>
          <table:table-cell office:value-type="string" calcext:value-type="string">
            <text:p>apparently</text:p>
          </table:table-cell>
          <table:table-cell office:value-type="float" office:value="-0.024525880841722" calcext:value-type="float">
            <text:p>-0.0245258808</text:p>
          </table:table-cell>
          <table:table-cell office:value-type="float" office:value="-0.00614999999999999" calcext:value-type="float">
            <text:p>-0.00615</text:p>
          </table:table-cell>
          <table:table-cell office:value-type="float" office:value="-0.023099185580163" calcext:value-type="float">
            <text:p>-0.0230991856</text:p>
          </table:table-cell>
          <table:table-cell office:value-type="string" calcext:value-type="string">
            <text:p>happen</text:p>
          </table:table-cell>
          <table:table-cell office:value-type="float" office:value="-0.0238569339763553" calcext:value-type="float">
            <text:p>-0.023856934</text:p>
          </table:table-cell>
          <table:table-cell office:value-type="float" office:value="-0.0528500000000001" calcext:value-type="float">
            <text:p>-0.05285</text:p>
          </table:table-cell>
          <table:table-cell office:value-type="float" office:value="-0.0215055442373251" calcext:value-type="float">
            <text:p>-0.0215055442</text:p>
          </table:table-cell>
        </table:table-row>
        <table:table-row table:style-name="ro1">
          <table:table-cell office:value-type="string" calcext:value-type="string">
            <text:p>into</text:p>
          </table:table-cell>
          <table:table-cell office:value-type="float" office:value="0.15798320127696" calcext:value-type="float">
            <text:p>0.1579832013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426016260162602" calcext:value-type="float">
            <text:p>0.4260162602</text:p>
          </table:table-cell>
          <table:table-cell office:value-type="string" calcext:value-type="string">
            <text:p>viewer</text:p>
          </table:table-cell>
          <table:table-cell office:value-type="float" office:value="0.0612884169532557" calcext:value-type="float">
            <text:p>0.061288417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132645718397697" calcext:value-type="float">
            <text:p>0.1326457184</text:p>
          </table:table-cell>
          <table:table-cell office:value-type="string" calcext:value-type="string">
            <text:p>except</text:p>
          </table:table-cell>
          <table:table-cell office:value-type="float" office:value="0.0609547274435465" calcext:value-type="float">
            <text:p>0.0609547274</text:p>
          </table:table-cell>
          <table:table-cell office:value-type="float" office:value="0.63235" calcext:value-type="float">
            <text:p>0.63235</text:p>
          </table:table-cell>
          <table:table-cell office:value-type="float" office:value="0.130337078651685" calcext:value-type="float">
            <text:p>0.1303370787</text:p>
          </table:table-cell>
          <table:table-cell office:value-type="string" calcext:value-type="string">
            <text:p>script</text:p>
          </table:table-cell>
          <table:table-cell office:value-type="float" office:value="-0.024500027516343" calcext:value-type="float">
            <text:p>-0.0245000275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20207501197308" calcext:value-type="float">
            <text:p>-0.0202075012</text:p>
          </table:table-cell>
          <table:table-cell office:value-type="string" calcext:value-type="string">
            <text:p>ways</text:p>
          </table:table-cell>
          <table:table-cell office:value-type="float" office:value="-0.0238400739144844" calcext:value-type="float">
            <text:p>-0.0238400739</text:p>
          </table:table-cell>
          <table:table-cell office:value-type="float" office:value="-0.0669" calcext:value-type="float">
            <text:p>-0.0669</text:p>
          </table:table-cell>
          <table:table-cell office:value-type="float" office:value="-0.0218707006551809" calcext:value-type="float">
            <text:p>-0.0218707007</text:p>
          </table:table-cell>
        </table:table-row>
        <table:table-row table:style-name="ro1">
          <table:table-cell office:value-type="string" calcext:value-type="string">
            <text:p>interesting</text:p>
          </table:table-cell>
          <table:table-cell office:value-type="float" office:value="0.0515572346687475" calcext:value-type="float">
            <text:p>0.0515572347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210829921845925" calcext:value-type="float">
            <text:p>0.2108299218</text:p>
          </table:table-cell>
          <table:table-cell office:value-type="string" calcext:value-type="string">
            <text:p>slow</text:p>
          </table:table-cell>
          <table:table-cell office:value-type="float" office:value="0.0611801094296999" calcext:value-type="float">
            <text:p>0.0611801094</text:p>
          </table:table-cell>
          <table:table-cell office:value-type="float" office:value="0.65235" calcext:value-type="float">
            <text:p>0.65235</text:p>
          </table:table-cell>
          <table:table-cell office:value-type="float" office:value="0.128150470219436" calcext:value-type="float">
            <text:p>0.1281504702</text:p>
          </table:table-cell>
          <table:table-cell office:value-type="string" calcext:value-type="string">
            <text:p>anyway</text:p>
          </table:table-cell>
          <table:table-cell office:value-type="float" office:value="0.060889662174185" calcext:value-type="float">
            <text:p>0.0608896622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129139072847682" calcext:value-type="float">
            <text:p>0.1291390728</text:p>
          </table:table-cell>
          <table:table-cell office:value-type="string" calcext:value-type="string">
            <text:p>light</text:p>
          </table:table-cell>
          <table:table-cell office:value-type="float" office:value="-0.0244711017145827" calcext:value-type="float">
            <text:p>-0.0244711017</text:p>
          </table:table-cell>
          <table:table-cell office:value-type="float" office:value="-0.06775" calcext:value-type="float">
            <text:p>-0.06775</text:p>
          </table:table-cell>
          <table:table-cell office:value-type="float" office:value="-0.0220238122130566" calcext:value-type="float">
            <text:p>-0.0220238122</text:p>
          </table:table-cell>
          <table:table-cell office:value-type="string" calcext:value-type="string">
            <text:p>child</text:p>
          </table:table-cell>
          <table:table-cell office:value-type="float" office:value="-0.0237063977864194" calcext:value-type="float">
            <text:p>-0.0237063978</text:p>
          </table:table-cell>
          <table:table-cell office:value-type="float" office:value="-0.0633499999999999" calcext:value-type="float">
            <text:p>-0.06335</text:p>
          </table:table-cell>
          <table:table-cell office:value-type="float" office:value="-0.0210341255434307" calcext:value-type="float">
            <text:p>-0.0210341255</text:p>
          </table:table-cell>
        </table:table-row>
        <table:table-row table:style-name="ro1">
          <table:table-cell office:value-type="string" calcext:value-type="string">
            <text:p>interested</text:p>
          </table:table-cell>
          <table:table-cell office:value-type="float" office:value="0.0194072878846938" calcext:value-type="float">
            <text:p>0.0194072879</text:p>
          </table:table-cell>
          <table:table-cell office:value-type="float" office:value="0.59025" calcext:value-type="float">
            <text:p>0.59025</text:p>
          </table:table-cell>
          <table:table-cell office:value-type="float" office:value="0.065031374786081" calcext:value-type="float">
            <text:p>0.0650313748</text:p>
          </table:table-cell>
          <table:table-cell office:value-type="string" calcext:value-type="string">
            <text:p>son</text:p>
          </table:table-cell>
          <table:table-cell office:value-type="float" office:value="0.0610424246864111" calcext:value-type="float">
            <text:p>0.0610424247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123277182235835" calcext:value-type="float">
            <text:p>0.1232771822</text:p>
          </table:table-cell>
          <table:table-cell office:value-type="string" calcext:value-type="string">
            <text:p>michael</text:p>
          </table:table-cell>
          <table:table-cell office:value-type="float" office:value="0.0607595589216489" calcext:value-type="float">
            <text:p>0.0607595589</text:p>
          </table:table-cell>
          <table:table-cell office:value-type="float" office:value="0.6631" calcext:value-type="float">
            <text:p>0.6631</text:p>
          </table:table-cell>
          <table:table-cell office:value-type="float" office:value="0.122884665451705" calcext:value-type="float">
            <text:p>0.1228846655</text:p>
          </table:table-cell>
          <table:table-cell office:value-type="string" calcext:value-type="string">
            <text:p>upon</text:p>
          </table:table-cell>
          <table:table-cell office:value-type="float" office:value="-0.0244460861882725" calcext:value-type="float">
            <text:p>-0.0244460862</text:p>
          </table:table-cell>
          <table:table-cell office:value-type="float" office:value="-0.0563" calcext:value-type="float">
            <text:p>-0.0563</text:p>
          </table:table-cell>
          <table:table-cell office:value-type="float" office:value="-0.0224442878032759" calcext:value-type="float">
            <text:p>-0.0224442878</text:p>
          </table:table-cell>
          <table:table-cell office:value-type="string" calcext:value-type="string">
            <text:p>james</text:p>
          </table:table-cell>
          <table:table-cell office:value-type="float" office:value="-0.0236901023628628" calcext:value-type="float">
            <text:p>-0.0236901024</text:p>
          </table:table-cell>
          <table:table-cell office:value-type="float" office:value="-0.0456500000000001" calcext:value-type="float">
            <text:p>-0.04565</text:p>
          </table:table-cell>
          <table:table-cell office:value-type="float" office:value="-0.0219086337069211" calcext:value-type="float">
            <text:p>-0.0219086337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office:value-type="float" office:value="0.0367936028593747" calcext:value-type="float">
            <text:p>0.0367936029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103328710124827" calcext:value-type="float">
            <text:p>0.1033287101</text:p>
          </table:table-cell>
          <table:table-cell office:value-type="string" calcext:value-type="string">
            <text:p>talk</text:p>
          </table:table-cell>
          <table:table-cell office:value-type="float" office:value="0.060995242616898" calcext:value-type="float">
            <text:p>0.0609952426</text:p>
          </table:table-cell>
          <table:table-cell office:value-type="float" office:value="0.6883" calcext:value-type="float">
            <text:p>0.6883</text:p>
          </table:table-cell>
          <table:table-cell office:value-type="float" office:value="0.11095265259555" calcext:value-type="float">
            <text:p>0.1109526526</text:p>
          </table:table-cell>
          <table:table-cell office:value-type="string" calcext:value-type="string">
            <text:p>city</text:p>
          </table:table-cell>
          <table:table-cell office:value-type="float" office:value="0.0607401160434977" calcext:value-type="float">
            <text:p>0.060740116</text:p>
          </table:table-cell>
          <table:table-cell office:value-type="float" office:value="0.6559" calcext:value-type="float">
            <text:p>0.6559</text:p>
          </table:table-cell>
          <table:table-cell office:value-type="float" office:value="0.121072796934866" calcext:value-type="float">
            <text:p>0.1210727969</text:p>
          </table:table-cell>
          <table:table-cell office:value-type="string" calcext:value-type="string">
            <text:p>indeed</text:p>
          </table:table-cell>
          <table:table-cell office:value-type="float" office:value="-0.0244153920203214" calcext:value-type="float">
            <text:p>-0.024415392</text:p>
          </table:table-cell>
          <table:table-cell office:value-type="float" office:value="-0.0609000000000001" calcext:value-type="float">
            <text:p>-0.0609</text:p>
          </table:table-cell>
          <table:table-cell office:value-type="float" office:value="-0.0226104698537764" calcext:value-type="float">
            <text:p>-0.0226104699</text:p>
          </table:table-cell>
          <table:table-cell office:value-type="string" calcext:value-type="string">
            <text:p>cinema</text:p>
          </table:table-cell>
          <table:table-cell office:value-type="float" office:value="-0.0235195490911646" calcext:value-type="float">
            <text:p>-0.0235195491</text:p>
          </table:table-cell>
          <table:table-cell office:value-type="float" office:value="-0.03755" calcext:value-type="float">
            <text:p>-0.03755</text:p>
          </table:table-cell>
          <table:table-cell office:value-type="float" office:value="-0.020887651734513" calcext:value-type="float">
            <text:p>-0.0208876517</text:p>
          </table:table-cell>
        </table:table-row>
        <table:table-row table:style-name="ro1">
          <table:table-cell office:value-type="string" calcext:value-type="string">
            <text:p>instead</text:p>
          </table:table-cell>
          <table:table-cell office:value-type="float" office:value="0.0878133855321095" calcext:value-type="float">
            <text:p>0.0878133855</text:p>
          </table:table-cell>
          <table:table-cell office:value-type="float" office:value="0.62815" calcext:value-type="float">
            <text:p>0.62815</text:p>
          </table:table-cell>
          <table:table-cell office:value-type="float" office:value="0.204854057521651" calcext:value-type="float">
            <text:p>0.2048540575</text:p>
          </table:table-cell>
          <table:table-cell office:value-type="string" calcext:value-type="string">
            <text:p>boy</text:p>
          </table:table-cell>
          <table:table-cell office:value-type="float" office:value="0.0609885553143532" calcext:value-type="float">
            <text:p>0.0609885553</text:p>
          </table:table-cell>
          <table:table-cell office:value-type="float" office:value="0.61535" calcext:value-type="float">
            <text:p>0.61535</text:p>
          </table:table-cell>
          <table:table-cell office:value-type="float" office:value="0.139003917179631" calcext:value-type="float">
            <text:p>0.1390039172</text:p>
          </table:table-cell>
          <table:table-cell office:value-type="string" calcext:value-type="string">
            <text:p>single</text:p>
          </table:table-cell>
          <table:table-cell office:value-type="float" office:value="0.0606357333850736" calcext:value-type="float">
            <text:p>0.0606357334</text:p>
          </table:table-cell>
          <table:table-cell office:value-type="float" office:value="0.6733" calcext:value-type="float">
            <text:p>0.6733</text:p>
          </table:table-cell>
          <table:table-cell office:value-type="float" office:value="0.117027027027027" calcext:value-type="float">
            <text:p>0.117027027</text:p>
          </table:table-cell>
          <table:table-cell office:value-type="string" calcext:value-type="string">
            <text:p>cast</text:p>
          </table:table-cell>
          <table:table-cell office:value-type="float" office:value="-0.0243942367404302" calcext:value-type="float">
            <text:p>-0.0243942367</text:p>
          </table:table-cell>
          <table:table-cell office:value-type="float" office:value="-0.00409999999999999" calcext:value-type="float">
            <text:p>-0.0041</text:p>
          </table:table-cell>
          <table:table-cell office:value-type="float" office:value="-0.020642448860271" calcext:value-type="float">
            <text:p>-0.0206424489</text:p>
          </table:table-cell>
          <table:table-cell office:value-type="string" calcext:value-type="string">
            <text:p>gone</text:p>
          </table:table-cell>
          <table:table-cell office:value-type="float" office:value="-0.0235163642851326" calcext:value-type="float">
            <text:p>-0.0235163643</text:p>
          </table:table-cell>
          <table:table-cell office:value-type="float" office:value="-0.0627500000000001" calcext:value-type="float">
            <text:p>-0.06275</text:p>
          </table:table-cell>
          <table:table-cell office:value-type="float" office:value="-0.0217874610938195" calcext:value-type="float">
            <text:p>-0.0217874611</text:p>
          </table:table-cell>
        </table:table-row>
        <table:table-row table:style-name="ro1">
          <table:table-cell office:value-type="string" calcext:value-type="string">
            <text:p>indeed</text:p>
          </table:table-cell>
          <table:table-cell office:value-type="float" office:value="0.0333885948177964" calcext:value-type="float">
            <text:p>0.0333885948</text:p>
          </table:table-cell>
          <table:table-cell office:value-type="float" office:value="0.62375" calcext:value-type="float">
            <text:p>0.62375</text:p>
          </table:table-cell>
          <table:table-cell office:value-type="float" office:value="0.0826526880409606" calcext:value-type="float">
            <text:p>0.082652688</text:p>
          </table:table-cell>
          <table:table-cell office:value-type="string" calcext:value-type="string">
            <text:p>i'll</text:p>
          </table:table-cell>
          <table:table-cell office:value-type="float" office:value="0.0609536839278049" calcext:value-type="float">
            <text:p>0.0609536839</text:p>
          </table:table-cell>
          <table:table-cell office:value-type="float" office:value="0.67205" calcext:value-type="float">
            <text:p>0.67205</text:p>
          </table:table-cell>
          <table:table-cell office:value-type="float" office:value="0.121130912501675" calcext:value-type="float">
            <text:p>0.1211309125</text:p>
          </table:table-cell>
          <table:table-cell office:value-type="string" calcext:value-type="string">
            <text:p>huge</text:p>
          </table:table-cell>
          <table:table-cell office:value-type="float" office:value="0.0605520391838789" calcext:value-type="float">
            <text:p>0.0605520392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121116504854369" calcext:value-type="float">
            <text:p>0.1211165049</text:p>
          </table:table-cell>
          <table:table-cell office:value-type="string" calcext:value-type="string">
            <text:p>took</text:p>
          </table:table-cell>
          <table:table-cell office:value-type="float" office:value="-0.0242841556718222" calcext:value-type="float">
            <text:p>-0.0242841557</text:p>
          </table:table-cell>
          <table:table-cell office:value-type="float" office:value="-0.0284" calcext:value-type="float">
            <text:p>-0.0284</text:p>
          </table:table-cell>
          <table:table-cell office:value-type="float" office:value="-0.0221592471997078" calcext:value-type="float">
            <text:p>-0.0221592472</text:p>
          </table:table-cell>
          <table:table-cell office:value-type="string" calcext:value-type="string">
            <text:p>older</text:p>
          </table:table-cell>
          <table:table-cell office:value-type="float" office:value="-0.023394255161128" calcext:value-type="float">
            <text:p>-0.0233942552</text:p>
          </table:table-cell>
          <table:table-cell office:value-type="float" office:value="-0.09275" calcext:value-type="float">
            <text:p>-0.09275</text:p>
          </table:table-cell>
          <table:table-cell office:value-type="float" office:value="-0.021722666608466" calcext:value-type="float">
            <text:p>-0.0217226666</text:p>
          </table:table-cell>
        </table:table-row>
        <table:table-row table:style-name="ro1">
          <table:table-cell office:value-type="string" calcext:value-type="string">
            <text:p>incredibly</text:p>
          </table:table-cell>
          <table:table-cell office:value-type="float" office:value="0.0359867988026414" calcext:value-type="float">
            <text:p>0.0359867988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0770728992765721" calcext:value-type="float">
            <text:p>0.0770728993</text:p>
          </table:table-cell>
          <table:table-cell office:value-type="string" calcext:value-type="string">
            <text:p>beginning</text:p>
          </table:table-cell>
          <table:table-cell office:value-type="float" office:value="0.0607898936776964" calcext:value-type="float">
            <text:p>0.0607898937</text:p>
          </table:table-cell>
          <table:table-cell office:value-type="float" office:value="0.62125" calcext:value-type="float">
            <text:p>0.62125</text:p>
          </table:table-cell>
          <table:table-cell office:value-type="float" office:value="0.147247551502871" calcext:value-type="float">
            <text:p>0.1472475515</text:p>
          </table:table-cell>
          <table:table-cell office:value-type="string" calcext:value-type="string">
            <text:p>thinking</text:p>
          </table:table-cell>
          <table:table-cell office:value-type="float" office:value="0.0604983626953645" calcext:value-type="float">
            <text:p>0.0604983627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135045384104494" calcext:value-type="float">
            <text:p>0.1350453841</text:p>
          </table:table-cell>
          <table:table-cell office:value-type="string" calcext:value-type="string">
            <text:p>quality</text:p>
          </table:table-cell>
          <table:table-cell office:value-type="float" office:value="-0.0242606579587463" calcext:value-type="float">
            <text:p>-0.024260658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21865712711541" calcext:value-type="float">
            <text:p>-0.0218657127</text:p>
          </table:table-cell>
          <table:table-cell office:value-type="string" calcext:value-type="string">
            <text:p>leading</text:p>
          </table:table-cell>
          <table:table-cell office:value-type="float" office:value="-0.0233351013307047" calcext:value-type="float">
            <text:p>-0.0233351013</text:p>
          </table:table-cell>
          <table:table-cell office:value-type="float" office:value="-0.0538000000000001" calcext:value-type="float">
            <text:p>-0.0538</text:p>
          </table:table-cell>
          <table:table-cell office:value-type="float" office:value="-0.0220393876452035" calcext:value-type="float">
            <text:p>-0.0220393876</text:p>
          </table:table-cell>
        </table:table-row>
        <table:table-row table:style-name="ro1">
          <table:table-cell office:value-type="string" calcext:value-type="string">
            <text:p>including</text:p>
          </table:table-cell>
          <table:table-cell office:value-type="float" office:value="0.0409658578782535" calcext:value-type="float">
            <text:p>0.0409658579</text:p>
          </table:table-cell>
          <table:table-cell office:value-type="float" office:value="0.62115" calcext:value-type="float">
            <text:p>0.62115</text:p>
          </table:table-cell>
          <table:table-cell office:value-type="float" office:value="0.10764338711577" calcext:value-type="float">
            <text:p>0.1076433871</text:p>
          </table:table-cell>
          <table:table-cell office:value-type="string" calcext:value-type="string">
            <text:p>using</text:p>
          </table:table-cell>
          <table:table-cell office:value-type="float" office:value="0.0607735874711386" calcext:value-type="float">
            <text:p>0.0607735875</text:p>
          </table:table-cell>
          <table:table-cell office:value-type="float" office:value="0.67935" calcext:value-type="float">
            <text:p>0.67935</text:p>
          </table:table-cell>
          <table:table-cell office:value-type="float" office:value="0.111895859299266" calcext:value-type="float">
            <text:p>0.1118958593</text:p>
          </table:table-cell>
          <table:table-cell office:value-type="string" calcext:value-type="string">
            <text:p>atmosphere</text:p>
          </table:table-cell>
          <table:table-cell office:value-type="float" office:value="0.0604104645161879" calcext:value-type="float">
            <text:p>0.0604104645</text:p>
          </table:table-cell>
          <table:table-cell office:value-type="float" office:value="0.67935" calcext:value-type="float">
            <text:p>0.67935</text:p>
          </table:table-cell>
          <table:table-cell office:value-type="float" office:value="0.106451163438763" calcext:value-type="float">
            <text:p>0.1064511634</text:p>
          </table:table-cell>
          <table:table-cell office:value-type="string" calcext:value-type="string">
            <text:p>actual</text:p>
          </table:table-cell>
          <table:table-cell office:value-type="float" office:value="-0.0242010746169748" calcext:value-type="float">
            <text:p>-0.0242010746</text:p>
          </table:table-cell>
          <table:table-cell office:value-type="float" office:value="-0.0415" calcext:value-type="float">
            <text:p>-0.0415</text:p>
          </table:table-cell>
          <table:table-cell office:value-type="float" office:value="-0.0225141016312489" calcext:value-type="float">
            <text:p>-0.0225141016</text:p>
          </table:table-cell>
          <table:table-cell office:value-type="string" calcext:value-type="string">
            <text:p>anyway</text:p>
          </table:table-cell>
          <table:table-cell office:value-type="float" office:value="-0.0233064744232952" calcext:value-type="float">
            <text:p>-0.0233064744</text:p>
          </table:table-cell>
          <table:table-cell office:value-type="float" office:value="-0.0233" calcext:value-type="float">
            <text:p>-0.0233</text:p>
          </table:table-cell>
          <table:table-cell office:value-type="float" office:value="-0.021345089256068" calcext:value-type="float">
            <text:p>-0.0213450893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float" office:value="0.0327574954583567" calcext:value-type="float">
            <text:p>0.0327574955</text:p>
          </table:table-cell>
          <table:table-cell office:value-type="float" office:value="0.582" calcext:value-type="float">
            <text:p>0.582</text:p>
          </table:table-cell>
          <table:table-cell office:value-type="float" office:value="0.0926850444975038" calcext:value-type="float">
            <text:p>0.0926850445</text:p>
          </table:table-cell>
          <table:table-cell office:value-type="string" calcext:value-type="string">
            <text:p>car</text:p>
          </table:table-cell>
          <table:table-cell office:value-type="float" office:value="0.0606374260046479" calcext:value-type="float">
            <text:p>0.060637426</text:p>
          </table:table-cell>
          <table:table-cell office:value-type="float" office:value="0.6743" calcext:value-type="float">
            <text:p>0.6743</text:p>
          </table:table-cell>
          <table:table-cell office:value-type="float" office:value="0.119253650621958" calcext:value-type="float">
            <text:p>0.1192536506</text:p>
          </table:table-cell>
          <table:table-cell office:value-type="float" office:value="5" calcext:value-type="float">
            <text:p>5</text:p>
          </table:table-cell>
          <table:table-cell office:value-type="float" office:value="0.0603252940731599" calcext:value-type="float">
            <text:p>0.0603252941</text:p>
          </table:table-cell>
          <table:table-cell office:value-type="float" office:value="0.64415" calcext:value-type="float">
            <text:p>0.64415</text:p>
          </table:table-cell>
          <table:table-cell office:value-type="float" office:value="0.138898971566848" calcext:value-type="float">
            <text:p>0.1388989716</text:p>
          </table:table-cell>
          <table:table-cell office:value-type="string" calcext:value-type="string">
            <text:p>stand</text:p>
          </table:table-cell>
          <table:table-cell office:value-type="float" office:value="-0.0241281952505387" calcext:value-type="float">
            <text:p>-0.0241281953</text:p>
          </table:table-cell>
          <table:table-cell office:value-type="float" office:value="-0.0635" calcext:value-type="float">
            <text:p>-0.0635</text:p>
          </table:table-cell>
          <table:table-cell office:value-type="float" office:value="-0.0222054096641278" calcext:value-type="float">
            <text:p>-0.0222054097</text:p>
          </table:table-cell>
          <table:table-cell office:value-type="string" calcext:value-type="string">
            <text:p>effect</text:p>
          </table:table-cell>
          <table:table-cell office:value-type="float" office:value="-0.0232999621698964" calcext:value-type="float">
            <text:p>-0.0232999622</text:p>
          </table:table-cell>
          <table:table-cell office:value-type="float" office:value="-0.04595" calcext:value-type="float">
            <text:p>-0.04595</text:p>
          </table:table-cell>
          <table:table-cell office:value-type="float" office:value="-0.0219963993779841" calcext:value-type="float">
            <text:p>-0.0219963994</text:p>
          </table:table-cell>
        </table:table-row>
        <table:table-row table:style-name="ro1">
          <table:table-cell office:value-type="string" calcext:value-type="string">
            <text:p>imdb</text:p>
          </table:table-cell>
          <table:table-cell office:value-type="float" office:value="0.0257128101981464" calcext:value-type="float">
            <text:p>0.0257128102</text:p>
          </table:table-cell>
          <table:table-cell office:value-type="float" office:value="0.64155" calcext:value-type="float">
            <text:p>0.64155</text:p>
          </table:table-cell>
          <table:table-cell office:value-type="float" office:value="0.0695652173913043" calcext:value-type="float">
            <text:p>0.0695652174</text:p>
          </table:table-cell>
          <table:table-cell office:value-type="string" calcext:value-type="string">
            <text:p>except</text:p>
          </table:table-cell>
          <table:table-cell office:value-type="float" office:value="0.0606263219442359" calcext:value-type="float">
            <text:p>0.0606263219</text:p>
          </table:table-cell>
          <table:table-cell office:value-type="float" office:value="0.62765" calcext:value-type="float">
            <text:p>0.62765</text:p>
          </table:table-cell>
          <table:table-cell office:value-type="float" office:value="0.130124985398902" calcext:value-type="float">
            <text:p>0.1301249854</text:p>
          </table:table-cell>
          <table:table-cell office:value-type="string" calcext:value-type="string">
            <text:p>easily</text:p>
          </table:table-cell>
          <table:table-cell office:value-type="float" office:value="0.0603248358577126" calcext:value-type="float">
            <text:p>0.0603248359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114801030632694" calcext:value-type="float">
            <text:p>0.1148010306</text:p>
          </table:table-cell>
          <table:table-cell office:value-type="string" calcext:value-type="string">
            <text:p>novel</text:p>
          </table:table-cell>
          <table:table-cell office:value-type="float" office:value="-0.0241197785928768" calcext:value-type="float">
            <text:p>-0.0241197786</text:p>
          </table:table-cell>
          <table:table-cell office:value-type="float" office:value="-0.0846499999999999" calcext:value-type="float">
            <text:p>-0.08465</text:p>
          </table:table-cell>
          <table:table-cell office:value-type="float" office:value="-0.0221763296645496" calcext:value-type="float">
            <text:p>-0.0221763297</text:p>
          </table:table-cell>
          <table:table-cell office:value-type="string" calcext:value-type="string">
            <text:p>obviously</text:p>
          </table:table-cell>
          <table:table-cell office:value-type="float" office:value="-0.0232902605252198" calcext:value-type="float">
            <text:p>-0.0232902605</text:p>
          </table:table-cell>
          <table:table-cell office:value-type="float" office:value="-0.01675" calcext:value-type="float">
            <text:p>-0.01675</text:p>
          </table:table-cell>
          <table:table-cell office:value-type="float" office:value="-0.02133404709235" calcext:value-type="float">
            <text:p>-0.0213340471</text:p>
          </table:table-cell>
        </table:table-row>
        <table:table-row table:style-name="ro1">
          <table:table-cell office:value-type="string" calcext:value-type="string">
            <text:p>imagine</text:p>
          </table:table-cell>
          <table:table-cell office:value-type="float" office:value="0.0243008441324943" calcext:value-type="float">
            <text:p>0.0243008441</text:p>
          </table:table-cell>
          <table:table-cell office:value-type="float" office:value="0.6071" calcext:value-type="float">
            <text:p>0.6071</text:p>
          </table:table-cell>
          <table:table-cell office:value-type="float" office:value="0.074658502119642" calcext:value-type="float">
            <text:p>0.0746585021</text:p>
          </table:table-cell>
          <table:table-cell office:value-type="string" calcext:value-type="string">
            <text:p>fan</text:p>
          </table:table-cell>
          <table:table-cell office:value-type="float" office:value="0.0604335977578288" calcext:value-type="float">
            <text:p>0.0604335978</text:p>
          </table:table-cell>
          <table:table-cell office:value-type="float" office:value="0.60325" calcext:value-type="float">
            <text:p>0.60325</text:p>
          </table:table-cell>
          <table:table-cell office:value-type="float" office:value="0.166929133858268" calcext:value-type="float">
            <text:p>0.1669291339</text:p>
          </table:table-cell>
          <table:table-cell office:value-type="string" calcext:value-type="string">
            <text:p>quickly</text:p>
          </table:table-cell>
          <table:table-cell office:value-type="float" office:value="0.0602223228635078" calcext:value-type="float">
            <text:p>0.0602223229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10455069124424" calcext:value-type="float">
            <text:p>0.1045506912</text:p>
          </table:table-cell>
          <table:table-cell office:value-type="string" calcext:value-type="string">
            <text:p>viewer</text:p>
          </table:table-cell>
          <table:table-cell office:value-type="float" office:value="-0.0240741536096102" calcext:value-type="float">
            <text:p>-0.0240741536</text:p>
          </table:table-cell>
          <table:table-cell office:value-type="float" office:value="-0.0373" calcext:value-type="float">
            <text:p>-0.0373</text:p>
          </table:table-cell>
          <table:table-cell office:value-type="float" office:value="-0.021658421762974" calcext:value-type="float">
            <text:p>-0.0216584218</text:p>
          </table:table-cell>
          <table:table-cell office:value-type="string" calcext:value-type="string">
            <text:p>hit</text:p>
          </table:table-cell>
          <table:table-cell office:value-type="float" office:value="-0.0231876985435479" calcext:value-type="float">
            <text:p>-0.0231876985</text:p>
          </table:table-cell>
          <table:table-cell office:value-type="float" office:value="-0.0509499999999999" calcext:value-type="float">
            <text:p>-0.05095</text:p>
          </table:table-cell>
          <table:table-cell office:value-type="float" office:value="-0.020941046935904" calcext:value-type="float">
            <text:p>-0.0209410469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0.169097157341436" calcext:value-type="float">
            <text:p>0.1690971573</text:p>
          </table:table-cell>
          <table:table-cell office:value-type="float" office:value="0.5909" calcext:value-type="float">
            <text:p>0.5909</text:p>
          </table:table-cell>
          <table:table-cell office:value-type="float" office:value="0.53218982275586" calcext:value-type="float">
            <text:p>0.5321898228</text:p>
          </table:table-cell>
          <table:table-cell office:value-type="string" calcext:value-type="string">
            <text:p>running</text:p>
          </table:table-cell>
          <table:table-cell office:value-type="float" office:value="0.060334171060322" calcext:value-type="float">
            <text:p>0.0603341711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119732785200411" calcext:value-type="float">
            <text:p>0.1197327852</text:p>
          </table:table-cell>
          <table:table-cell office:value-type="string" calcext:value-type="string">
            <text:p>boy</text:p>
          </table:table-cell>
          <table:table-cell office:value-type="float" office:value="0.0600226830470226" calcext:value-type="float">
            <text:p>0.060022683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138131426016987" calcext:value-type="float">
            <text:p>0.138131426</text:p>
          </table:table-cell>
          <table:table-cell office:value-type="string" calcext:value-type="string">
            <text:p>feature</text:p>
          </table:table-cell>
          <table:table-cell office:value-type="float" office:value="-0.0240342229448317" calcext:value-type="float">
            <text:p>-0.0240342229</text:p>
          </table:table-cell>
          <table:table-cell office:value-type="float" office:value="-0.0423500000000001" calcext:value-type="float">
            <text:p>-0.04235</text:p>
          </table:table-cell>
          <table:table-cell office:value-type="float" office:value="-0.0224016097438393" calcext:value-type="float">
            <text:p>-0.0224016097</text:p>
          </table:table-cell>
          <table:table-cell office:value-type="string" calcext:value-type="string">
            <text:p>expect</text:p>
          </table:table-cell>
          <table:table-cell office:value-type="float" office:value="-0.0231693484479131" calcext:value-type="float">
            <text:p>-0.0231693484</text:p>
          </table:table-cell>
          <table:table-cell office:value-type="float" office:value="-0.04175" calcext:value-type="float">
            <text:p>-0.04175</text:p>
          </table:table-cell>
          <table:table-cell office:value-type="float" office:value="-0.020719255286296" calcext:value-type="float">
            <text:p>-0.0207192553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0.057241490232094" calcext:value-type="float">
            <text:p>0.0572414902</text:p>
          </table:table-cell>
          <table:table-cell office:value-type="float" office:value="0.59555" calcext:value-type="float">
            <text:p>0.59555</text:p>
          </table:table-cell>
          <table:table-cell office:value-type="float" office:value="0.170273874243512" calcext:value-type="float">
            <text:p>0.1702738742</text:p>
          </table:table-cell>
          <table:table-cell office:value-type="string" calcext:value-type="string">
            <text:p>happens</text:p>
          </table:table-cell>
          <table:table-cell office:value-type="float" office:value="0.0602770583669445" calcext:value-type="float">
            <text:p>0.0602770584</text:p>
          </table:table-cell>
          <table:table-cell office:value-type="float" office:value="0.63475" calcext:value-type="float">
            <text:p>0.63475</text:p>
          </table:table-cell>
          <table:table-cell office:value-type="float" office:value="0.126509625732393" calcext:value-type="float">
            <text:p>0.1265096257</text:p>
          </table:table-cell>
          <table:table-cell office:value-type="string" calcext:value-type="string">
            <text:p>nature</text:p>
          </table:table-cell>
          <table:table-cell office:value-type="float" office:value="0.0600210489744645" calcext:value-type="float">
            <text:p>0.060021049</text:p>
          </table:table-cell>
          <table:table-cell office:value-type="float" office:value="0.69595" calcext:value-type="float">
            <text:p>0.69595</text:p>
          </table:table-cell>
          <table:table-cell office:value-type="float" office:value="0.101374316536131" calcext:value-type="float">
            <text:p>0.1013743165</text:p>
          </table:table-cell>
          <table:table-cell office:value-type="string" calcext:value-type="string">
            <text:p>need</text:p>
          </table:table-cell>
          <table:table-cell office:value-type="float" office:value="-0.0240160149274866" calcext:value-type="float">
            <text:p>-0.0240160149</text:p>
          </table:table-cell>
          <table:table-cell office:value-type="float" office:value="-0.02425" calcext:value-type="float">
            <text:p>-0.02425</text:p>
          </table:table-cell>
          <table:table-cell office:value-type="float" office:value="-0.020784813277864" calcext:value-type="float">
            <text:p>-0.0207848133</text:p>
          </table:table-cell>
          <table:table-cell office:value-type="string" calcext:value-type="string">
            <text:p>points</text:p>
          </table:table-cell>
          <table:table-cell office:value-type="float" office:value="-0.0231284489056108" calcext:value-type="float">
            <text:p>-0.0231284489</text:p>
          </table:table-cell>
          <table:table-cell office:value-type="float" office:value="-0.0381" calcext:value-type="float">
            <text:p>-0.0381</text:p>
          </table:table-cell>
          <table:table-cell office:value-type="float" office:value="-0.0215262994783063" calcext:value-type="float">
            <text:p>-0.0215262995</text:p>
          </table:table-cell>
        </table:table-row>
        <table:table-row table:style-name="ro1">
          <table:table-cell office:value-type="string" calcext:value-type="string">
            <text:p>i've</text:p>
          </table:table-cell>
          <table:table-cell office:value-type="float" office:value="0.0602955985501544" calcext:value-type="float">
            <text:p>0.0602955986</text:p>
          </table:table-cell>
          <table:table-cell office:value-type="float" office:value="0.5929" calcext:value-type="float">
            <text:p>0.5929</text:p>
          </table:table-cell>
          <table:table-cell office:value-type="float" office:value="0.22516178149981" calcext:value-type="float">
            <text:p>0.2251617815</text:p>
          </table:table-cell>
          <table:table-cell office:value-type="string" calcext:value-type="string">
            <text:p>level</text:p>
          </table:table-cell>
          <table:table-cell office:value-type="float" office:value="0.0602622891717803" calcext:value-type="float">
            <text:p>0.0602622892</text:p>
          </table:table-cell>
          <table:table-cell office:value-type="float" office:value="0.66625" calcext:value-type="float">
            <text:p>0.66625</text:p>
          </table:table-cell>
          <table:table-cell office:value-type="float" office:value="0.119741527100092" calcext:value-type="float">
            <text:p>0.1197415271</text:p>
          </table:table-cell>
          <table:table-cell office:value-type="string" calcext:value-type="string">
            <text:p>viewer</text:p>
          </table:table-cell>
          <table:table-cell office:value-type="float" office:value="0.0599208087762611" calcext:value-type="float">
            <text:p>0.0599208088</text:p>
          </table:table-cell>
          <table:table-cell office:value-type="float" office:value="0.6266" calcext:value-type="float">
            <text:p>0.6266</text:p>
          </table:table-cell>
          <table:table-cell office:value-type="float" office:value="0.131627906976744" calcext:value-type="float">
            <text:p>0.131627907</text:p>
          </table:table-cell>
          <table:table-cell office:value-type="string" calcext:value-type="string">
            <text:p>effect</text:p>
          </table:table-cell>
          <table:table-cell office:value-type="float" office:value="-0.0240030888558638" calcext:value-type="float">
            <text:p>-0.0240030889</text:p>
          </table:table-cell>
          <table:table-cell office:value-type="float" office:value="-0.0507500000000001" calcext:value-type="float">
            <text:p>-0.05075</text:p>
          </table:table-cell>
          <table:table-cell office:value-type="float" office:value="-0.0226299484251301" calcext:value-type="float">
            <text:p>-0.0226299484</text:p>
          </table:table-cell>
          <table:table-cell office:value-type="string" calcext:value-type="string">
            <text:p>body</text:p>
          </table:table-cell>
          <table:table-cell office:value-type="float" office:value="-0.0230919180805798" calcext:value-type="float">
            <text:p>-0.0230919181</text:p>
          </table:table-cell>
          <table:table-cell office:value-type="float" office:value="-0.0379" calcext:value-type="float">
            <text:p>-0.0379</text:p>
          </table:table-cell>
          <table:table-cell office:value-type="float" office:value="-0.0213336387164001" calcext:value-type="float">
            <text:p>-0.0213336387</text:p>
          </table:table-cell>
        </table:table-row>
        <table:table-row table:style-name="ro1">
          <table:table-cell office:value-type="string" calcext:value-type="string">
            <text:p>i'm</text:p>
          </table:table-cell>
          <table:table-cell office:value-type="float" office:value="0.0955994063514503" calcext:value-type="float">
            <text:p>0.0955994064</text:p>
          </table:table-cell>
          <table:table-cell office:value-type="float" office:value="0.615" calcext:value-type="float">
            <text:p>0.615</text:p>
          </table:table-cell>
          <table:table-cell office:value-type="float" office:value="0.287169042769857" calcext:value-type="float">
            <text:p>0.2871690428</text:p>
          </table:table-cell>
          <table:table-cell office:value-type="string" calcext:value-type="string">
            <text:p>middle</text:p>
          </table:table-cell>
          <table:table-cell office:value-type="float" office:value="0.0602529581593279" calcext:value-type="float">
            <text:p>0.0602529582</text:p>
          </table:table-cell>
          <table:table-cell office:value-type="float" office:value="0.66895" calcext:value-type="float">
            <text:p>0.66895</text:p>
          </table:table-cell>
          <table:table-cell office:value-type="float" office:value="0.121067303863003" calcext:value-type="float">
            <text:p>0.1210673039</text:p>
          </table:table-cell>
          <table:table-cell office:value-type="string" calcext:value-type="string">
            <text:p>ends</text:p>
          </table:table-cell>
          <table:table-cell office:value-type="float" office:value="0.0599061800219994" calcext:value-type="float">
            <text:p>0.05990618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120827105132038" calcext:value-type="float">
            <text:p>0.1208271051</text:p>
          </table:table-cell>
          <table:table-cell office:value-type="string" calcext:value-type="string">
            <text:p>theme</text:p>
          </table:table-cell>
          <table:table-cell office:value-type="float" office:value="-0.0239745354799632" calcext:value-type="float">
            <text:p>-0.0239745355</text:p>
          </table:table-cell>
          <table:table-cell office:value-type="float" office:value="-0.0508" calcext:value-type="float">
            <text:p>-0.0508</text:p>
          </table:table-cell>
          <table:table-cell office:value-type="float" office:value="-0.0223210722785738" calcext:value-type="float">
            <text:p>-0.0223210723</text:p>
          </table:table-cell>
          <table:table-cell office:value-type="string" calcext:value-type="string">
            <text:p>fine</text:p>
          </table:table-cell>
          <table:table-cell office:value-type="float" office:value="-0.0229890398498273" calcext:value-type="float">
            <text:p>-0.0229890398</text:p>
          </table:table-cell>
          <table:table-cell office:value-type="float" office:value="-0.05405" calcext:value-type="float">
            <text:p>-0.05405</text:p>
          </table:table-cell>
          <table:table-cell office:value-type="float" office:value="-0.019897756354688" calcext:value-type="float">
            <text:p>-0.0198977564</text:p>
          </table:table-cell>
        </table:table-row>
        <table:table-row table:style-name="ro1">
          <table:table-cell office:value-type="string" calcext:value-type="string">
            <text:p>i'll</text:p>
          </table:table-cell>
          <table:table-cell office:value-type="float" office:value="0.0343784447576055" calcext:value-type="float">
            <text:p>0.0343784448</text:p>
          </table:table-cell>
          <table:table-cell office:value-type="float" office:value="0.61665" calcext:value-type="float">
            <text:p>0.61665</text:p>
          </table:table-cell>
          <table:table-cell office:value-type="float" office:value="0.097043928865858" calcext:value-type="float">
            <text:p>0.0970439289</text:p>
          </table:table-cell>
          <table:table-cell office:value-type="string" calcext:value-type="string">
            <text:p>sometimes</text:p>
          </table:table-cell>
          <table:table-cell office:value-type="float" office:value="0.0601885470016789" calcext:value-type="float">
            <text:p>0.060188547</text:p>
          </table:table-cell>
          <table:table-cell office:value-type="float" office:value="0.65475" calcext:value-type="float">
            <text:p>0.65475</text:p>
          </table:table-cell>
          <table:table-cell office:value-type="float" office:value="0.129585276692298" calcext:value-type="float">
            <text:p>0.1295852767</text:p>
          </table:table-cell>
          <table:table-cell office:value-type="string" calcext:value-type="string">
            <text:p>earlier</text:p>
          </table:table-cell>
          <table:table-cell office:value-type="float" office:value="0.0598967000081235" calcext:value-type="float">
            <text:p>0.0598967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103888731195004" calcext:value-type="float">
            <text:p>0.1038887312</text:p>
          </table:table-cell>
          <table:table-cell office:value-type="string" calcext:value-type="string">
            <text:p>body</text:p>
          </table:table-cell>
          <table:table-cell office:value-type="float" office:value="-0.0239530592955892" calcext:value-type="float">
            <text:p>-0.0239530593</text:p>
          </table:table-cell>
          <table:table-cell office:value-type="float" office:value="-0.03445" calcext:value-type="float">
            <text:p>-0.03445</text:p>
          </table:table-cell>
          <table:table-cell office:value-type="float" office:value="-0.0222011805502351" calcext:value-type="float">
            <text:p>-0.0222011806</text:p>
          </table:table-cell>
          <table:table-cell office:value-type="string" calcext:value-type="string">
            <text:p>stop</text:p>
          </table:table-cell>
          <table:table-cell office:value-type="float" office:value="-0.022888893140191" calcext:value-type="float">
            <text:p>-0.0228888931</text:p>
          </table:table-cell>
          <table:table-cell office:value-type="float" office:value="-0.0583" calcext:value-type="float">
            <text:p>-0.0583</text:p>
          </table:table-cell>
          <table:table-cell office:value-type="float" office:value="-0.020104842195138" calcext:value-type="float">
            <text:p>-0.0201048422</text:p>
          </table:table-cell>
        </table:table-row>
        <table:table-row table:style-name="ro1">
          <table:table-cell office:value-type="string" calcext:value-type="string">
            <text:p>i'd</text:p>
          </table:table-cell>
          <table:table-cell office:value-type="float" office:value="0.0569660042588919" calcext:value-type="float">
            <text:p>0.0569660043</text:p>
          </table:table-cell>
          <table:table-cell office:value-type="float" office:value="0.61725" calcext:value-type="float">
            <text:p>0.61725</text:p>
          </table:table-cell>
          <table:table-cell office:value-type="float" office:value="0.159068438976162" calcext:value-type="float">
            <text:p>0.159068439</text:p>
          </table:table-cell>
          <table:table-cell office:value-type="string" calcext:value-type="string">
            <text:p>clearly</text:p>
          </table:table-cell>
          <table:table-cell office:value-type="float" office:value="0.0601470875190926" calcext:value-type="float">
            <text:p>0.0601470875</text:p>
          </table:table-cell>
          <table:table-cell office:value-type="float" office:value="0.6508" calcext:value-type="float">
            <text:p>0.6508</text:p>
          </table:table-cell>
          <table:table-cell office:value-type="float" office:value="0.116843702579666" calcext:value-type="float">
            <text:p>0.1168437026</text:p>
          </table:table-cell>
          <table:table-cell office:value-type="string" calcext:value-type="string">
            <text:p>whatever</text:p>
          </table:table-cell>
          <table:table-cell office:value-type="float" office:value="0.0597882721469457" calcext:value-type="float">
            <text:p>0.0597882721</text:p>
          </table:table-cell>
          <table:table-cell office:value-type="float" office:value="0.6661" calcext:value-type="float">
            <text:p>0.6661</text:p>
          </table:table-cell>
          <table:table-cell office:value-type="float" office:value="0.107457898957498" calcext:value-type="float">
            <text:p>0.107457899</text:p>
          </table:table-cell>
          <table:table-cell office:value-type="string" calcext:value-type="string">
            <text:p>single</text:p>
          </table:table-cell>
          <table:table-cell office:value-type="float" office:value="-0.023934394934451" calcext:value-type="float">
            <text:p>-0.0239343949</text:p>
          </table:table-cell>
          <table:table-cell office:value-type="float" office:value="-0.02825" calcext:value-type="float">
            <text:p>-0.02825</text:p>
          </table:table-cell>
          <table:table-cell office:value-type="float" office:value="-0.0221849319789499" calcext:value-type="float">
            <text:p>-0.022184932</text:p>
          </table:table-cell>
          <table:table-cell office:value-type="string" calcext:value-type="string">
            <text:p>stand</text:p>
          </table:table-cell>
          <table:table-cell office:value-type="float" office:value="-0.0228100281707867" calcext:value-type="float">
            <text:p>-0.0228100282</text:p>
          </table:table-cell>
          <table:table-cell office:value-type="float" office:value="-0.06845" calcext:value-type="float">
            <text:p>-0.06845</text:p>
          </table:table-cell>
          <table:table-cell office:value-type="float" office:value="-0.0208900427660134" calcext:value-type="float">
            <text:p>-0.0208900428</text:p>
          </table:table-cell>
        </table:table-row>
        <table:table-row table:style-name="ro1">
          <table:table-cell office:value-type="string" calcext:value-type="string">
            <text:p>husband</text:p>
          </table:table-cell>
          <table:table-cell office:value-type="float" office:value="0.0269347541875633" calcext:value-type="float">
            <text:p>0.0269347542</text:p>
          </table:table-cell>
          <table:table-cell office:value-type="float" office:value="0.59585" calcext:value-type="float">
            <text:p>0.59585</text:p>
          </table:table-cell>
          <table:table-cell office:value-type="float" office:value="0.0807460479927215" calcext:value-type="float">
            <text:p>0.080746048</text:p>
          </table:table-cell>
          <table:table-cell office:value-type="string" calcext:value-type="string">
            <text:p>absolutely</text:p>
          </table:table-cell>
          <table:table-cell office:value-type="float" office:value="0.0600843159296355" calcext:value-type="float">
            <text:p>0.0600843159</text:p>
          </table:table-cell>
          <table:table-cell office:value-type="float" office:value="0.61755" calcext:value-type="float">
            <text:p>0.61755</text:p>
          </table:table-cell>
          <table:table-cell office:value-type="float" office:value="0.151713430187424" calcext:value-type="float">
            <text:p>0.1517134302</text:p>
          </table:table-cell>
          <table:table-cell office:value-type="string" calcext:value-type="string">
            <text:p>level</text:p>
          </table:table-cell>
          <table:table-cell office:value-type="float" office:value="0.0596835355285815" calcext:value-type="float">
            <text:p>0.0596835355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119148936170213" calcext:value-type="float">
            <text:p>0.1191489362</text:p>
          </table:table-cell>
          <table:table-cell office:value-type="string" calcext:value-type="string">
            <text:p>heard</text:p>
          </table:table-cell>
          <table:table-cell office:value-type="float" office:value="-0.0238637776233913" calcext:value-type="float">
            <text:p>-0.0238637776</text:p>
          </table:table-cell>
          <table:table-cell office:value-type="float" office:value="-0.0479000000000001" calcext:value-type="float">
            <text:p>-0.0479</text:p>
          </table:table-cell>
          <table:table-cell office:value-type="float" office:value="-0.0214771437699029" calcext:value-type="float">
            <text:p>-0.0214771438</text:p>
          </table:table-cell>
          <table:table-cell office:value-type="string" calcext:value-type="string">
            <text:p>four</text:p>
          </table:table-cell>
          <table:table-cell office:value-type="float" office:value="-0.022709900012558" calcext:value-type="float">
            <text:p>-0.0227099</text:p>
          </table:table-cell>
          <table:table-cell office:value-type="float" office:value="-0.0247999999999999" calcext:value-type="float">
            <text:p>-0.0248</text:p>
          </table:table-cell>
          <table:table-cell office:value-type="float" office:value="-0.0212676672660546" calcext:value-type="float">
            <text:p>-0.0212676673</text:p>
          </table:table-cell>
        </table:table-row>
        <table:table-row table:style-name="ro1">
          <table:table-cell office:value-type="string" calcext:value-type="string">
            <text:p>humor</text:p>
          </table:table-cell>
          <table:table-cell office:value-type="float" office:value="0.0318338581771618" calcext:value-type="float">
            <text:p>0.0318338582</text:p>
          </table:table-cell>
          <table:table-cell office:value-type="float" office:value="0.60955" calcext:value-type="float">
            <text:p>0.60955</text:p>
          </table:table-cell>
          <table:table-cell office:value-type="float" office:value="0.106828319798696" calcext:value-type="float">
            <text:p>0.1068283198</text:p>
          </table:table-cell>
          <table:table-cell office:value-type="string" calcext:value-type="string">
            <text:p>order</text:p>
          </table:table-cell>
          <table:table-cell office:value-type="float" office:value="0.0599459346902958" calcext:value-type="float">
            <text:p>0.0599459347</text:p>
          </table:table-cell>
          <table:table-cell office:value-type="float" office:value="0.6764" calcext:value-type="float">
            <text:p>0.6764</text:p>
          </table:table-cell>
          <table:table-cell office:value-type="float" office:value="0.116088500409724" calcext:value-type="float">
            <text:p>0.1160885004</text:p>
          </table:table-cell>
          <table:table-cell office:value-type="string" calcext:value-type="string">
            <text:p>mostly</text:p>
          </table:table-cell>
          <table:table-cell office:value-type="float" office:value="0.0596312762541083" calcext:value-type="float">
            <text:p>0.0596312763</text:p>
          </table:table-cell>
          <table:table-cell office:value-type="float" office:value="0.66255" calcext:value-type="float">
            <text:p>0.66255</text:p>
          </table:table-cell>
          <table:table-cell office:value-type="float" office:value="0.117893085871128" calcext:value-type="float">
            <text:p>0.1178930859</text:p>
          </table:table-cell>
          <table:table-cell office:value-type="string" calcext:value-type="string">
            <text:p>among</text:p>
          </table:table-cell>
          <table:table-cell office:value-type="float" office:value="-0.0238359182963111" calcext:value-type="float">
            <text:p>-0.0238359183</text:p>
          </table:table-cell>
          <table:table-cell office:value-type="float" office:value="-0.0414" calcext:value-type="float">
            <text:p>-0.0414</text:p>
          </table:table-cell>
          <table:table-cell office:value-type="float" office:value="-0.0221249528467547" calcext:value-type="float">
            <text:p>-0.0221249528</text:p>
          </table:table-cell>
          <table:table-cell office:value-type="string" calcext:value-type="string">
            <text:p>viewer</text:p>
          </table:table-cell>
          <table:table-cell office:value-type="float" office:value="-0.0227065454326156" calcext:value-type="float">
            <text:p>-0.0227065454</text:p>
          </table:table-cell>
          <table:table-cell office:value-type="float" office:value="-0.0255" calcext:value-type="float">
            <text:p>-0.0255</text:p>
          </table:table-cell>
          <table:table-cell office:value-type="float" office:value="-0.020640610342021" calcext:value-type="float">
            <text:p>-0.0206406103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0.0479318993004156" calcext:value-type="float">
            <text:p>0.0479318993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134479900538748" calcext:value-type="float">
            <text:p>0.1344799005</text:p>
          </table:table-cell>
          <table:table-cell office:value-type="string" calcext:value-type="string">
            <text:p>cheap</text:p>
          </table:table-cell>
          <table:table-cell office:value-type="float" office:value="0.0599440721858197" calcext:value-type="float">
            <text:p>0.0599440722</text:p>
          </table:table-cell>
          <table:table-cell office:value-type="float" office:value="0.659" calcext:value-type="float">
            <text:p>0.659</text:p>
          </table:table-cell>
          <table:table-cell office:value-type="float" office:value="0.113133940182055" calcext:value-type="float">
            <text:p>0.1131339402</text:p>
          </table:table-cell>
          <table:table-cell office:value-type="string" calcext:value-type="string">
            <text:p>police</text:p>
          </table:table-cell>
          <table:table-cell office:value-type="float" office:value="0.0595196599362381" calcext:value-type="float">
            <text:p>0.0595196599</text:p>
          </table:table-cell>
          <table:table-cell office:value-type="float" office:value="0.6543" calcext:value-type="float">
            <text:p>0.6543</text:p>
          </table:table-cell>
          <table:table-cell office:value-type="float" office:value="0.113589743589744" calcext:value-type="float">
            <text:p>0.1135897436</text:p>
          </table:table-cell>
          <table:table-cell office:value-type="string" calcext:value-type="string">
            <text:p>appear</text:p>
          </table:table-cell>
          <table:table-cell office:value-type="float" office:value="-0.0237752564289592" calcext:value-type="float">
            <text:p>-0.0237752564</text:p>
          </table:table-cell>
          <table:table-cell office:value-type="float" office:value="-0.0555" calcext:value-type="float">
            <text:p>-0.0555</text:p>
          </table:table-cell>
          <table:table-cell office:value-type="float" office:value="-0.0223357545617535" calcext:value-type="float">
            <text:p>-0.0223357546</text:p>
          </table:table-cell>
          <table:table-cell office:value-type="string" calcext:value-type="string">
            <text:p>special</text:p>
          </table:table-cell>
          <table:table-cell office:value-type="float" office:value="-0.022647436862824" calcext:value-type="float">
            <text:p>-0.0226474369</text:p>
          </table:table-cell>
          <table:table-cell office:value-type="float" office:value="-0.0099499999999999" calcext:value-type="float">
            <text:p>-0.00995</text:p>
          </table:table-cell>
          <table:table-cell office:value-type="float" office:value="-0.019886917169673" calcext:value-type="float">
            <text:p>-0.0198869172</text:p>
          </table:table-cell>
        </table:table-row>
        <table:table-row table:style-name="ro1">
          <table:table-cell office:value-type="string" calcext:value-type="string">
            <text:p>huge</text:p>
          </table:table-cell>
          <table:table-cell office:value-type="float" office:value="0.0316252135483923" calcext:value-type="float">
            <text:p>0.0316252135</text:p>
          </table:table-cell>
          <table:table-cell office:value-type="float" office:value="0.6227" calcext:value-type="float">
            <text:p>0.6227</text:p>
          </table:table-cell>
          <table:table-cell office:value-type="float" office:value="0.0941176470588235" calcext:value-type="float">
            <text:p>0.0941176471</text:p>
          </table:table-cell>
          <table:table-cell office:value-type="string" calcext:value-type="string">
            <text:p>sound</text:p>
          </table:table-cell>
          <table:table-cell office:value-type="float" office:value="0.0598979745798911" calcext:value-type="float">
            <text:p>0.0598979746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134303827189481" calcext:value-type="float">
            <text:p>0.1343038272</text:p>
          </table:table-cell>
          <table:table-cell office:value-type="string" calcext:value-type="string">
            <text:p>complete</text:p>
          </table:table-cell>
          <table:table-cell office:value-type="float" office:value="0.059455216987373" calcext:value-type="float">
            <text:p>0.059455217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124937779990045" calcext:value-type="float">
            <text:p>0.12493778</text:p>
          </table:table-cell>
          <table:table-cell office:value-type="string" calcext:value-type="string">
            <text:p>hate</text:p>
          </table:table-cell>
          <table:table-cell office:value-type="float" office:value="-0.0237162365403361" calcext:value-type="float">
            <text:p>-0.0237162365</text:p>
          </table:table-cell>
          <table:table-cell office:value-type="float" office:value="-0.0348000000000001" calcext:value-type="float">
            <text:p>-0.0348</text:p>
          </table:table-cell>
          <table:table-cell office:value-type="float" office:value="-0.0221584758043512" calcext:value-type="float">
            <text:p>-0.0221584758</text:p>
          </table:table-cell>
          <table:table-cell office:value-type="string" calcext:value-type="string">
            <text:p>society</text:p>
          </table:table-cell>
          <table:table-cell office:value-type="float" office:value="-0.0226092815366321" calcext:value-type="float">
            <text:p>-0.0226092815</text:p>
          </table:table-cell>
          <table:table-cell office:value-type="float" office:value="-0.0688000000000001" calcext:value-type="float">
            <text:p>-0.0688</text:p>
          </table:table-cell>
          <table:table-cell office:value-type="float" office:value="-0.02135696934095" calcext:value-type="float">
            <text:p>-0.0213569693</text:p>
          </table:table-cell>
        </table:table-row>
        <table:table-row table:style-name="ro1">
          <table:table-cell office:value-type="string" calcext:value-type="string">
            <text:p>however</text:p>
          </table:table-cell>
          <table:table-cell office:value-type="float" office:value="0.0797561031104026" calcext:value-type="float">
            <text:p>0.0797561031</text:p>
          </table:table-cell>
          <table:table-cell office:value-type="float" office:value="0.6006" calcext:value-type="float">
            <text:p>0.6006</text:p>
          </table:table-cell>
          <table:table-cell office:value-type="float" office:value="0.245703493862134" calcext:value-type="float">
            <text:p>0.2457034939</text:p>
          </table:table-cell>
          <table:table-cell office:value-type="string" calcext:value-type="string">
            <text:p>writer</text:p>
          </table:table-cell>
          <table:table-cell office:value-type="float" office:value="0.0598369437959881" calcext:value-type="float">
            <text:p>0.0598369438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125718570357411" calcext:value-type="float">
            <text:p>0.1257185704</text:p>
          </table:table-cell>
          <table:table-cell office:value-type="string" calcext:value-type="string">
            <text:p>view</text:p>
          </table:table-cell>
          <table:table-cell office:value-type="float" office:value="0.0594059668971926" calcext:value-type="float">
            <text:p>0.0594059669</text:p>
          </table:table-cell>
          <table:table-cell office:value-type="float" office:value="0.6902" calcext:value-type="float">
            <text:p>0.6902</text:p>
          </table:table-cell>
          <table:table-cell office:value-type="float" office:value="0.115867579908676" calcext:value-type="float">
            <text:p>0.1158675799</text:p>
          </table:table-cell>
          <table:table-cell office:value-type="string" calcext:value-type="string">
            <text:p>sets</text:p>
          </table:table-cell>
          <table:table-cell office:value-type="float" office:value="-0.0237162036077886" calcext:value-type="float">
            <text:p>-0.0237162036</text:p>
          </table:table-cell>
          <table:table-cell office:value-type="float" office:value="-0.0393" calcext:value-type="float">
            <text:p>-0.0393</text:p>
          </table:table-cell>
          <table:table-cell office:value-type="float" office:value="-0.02192888032109" calcext:value-type="float">
            <text:p>-0.0219288803</text:p>
          </table:table-cell>
          <table:table-cell office:value-type="string" calcext:value-type="string">
            <text:p>air</text:p>
          </table:table-cell>
          <table:table-cell office:value-type="float" office:value="-0.0226084098370595" calcext:value-type="float">
            <text:p>-0.0226084098</text:p>
          </table:table-cell>
          <table:table-cell office:value-type="float" office:value="-0.09365" calcext:value-type="float">
            <text:p>-0.09365</text:p>
          </table:table-cell>
          <table:table-cell office:value-type="float" office:value="-0.0211013748234275" calcext:value-type="float">
            <text:p>-0.0211013748</text:p>
          </table:table-cell>
        </table:table-row>
        <table:table-row table:style-name="ro1">
          <table:table-cell office:value-type="string" calcext:value-type="string">
            <text:p>how</text:p>
          </table:table-cell>
          <table:table-cell office:value-type="float" office:value="0.130959505188779" calcext:value-type="float">
            <text:p>0.1309595052</text:p>
          </table:table-cell>
          <table:table-cell office:value-type="float" office:value="0.59985" calcext:value-type="float">
            <text:p>0.59985</text:p>
          </table:table-cell>
          <table:table-cell office:value-type="float" office:value="0.406173480744973" calcext:value-type="float">
            <text:p>0.4061734807</text:p>
          </table:table-cell>
          <table:table-cell office:value-type="string" calcext:value-type="string">
            <text:p>similar</text:p>
          </table:table-cell>
          <table:table-cell office:value-type="float" office:value="0.0596600401167316" calcext:value-type="float">
            <text:p>0.0596600401</text:p>
          </table:table-cell>
          <table:table-cell office:value-type="float" office:value="0.66115" calcext:value-type="float">
            <text:p>0.66115</text:p>
          </table:table-cell>
          <table:table-cell office:value-type="float" office:value="0.11677310048221" calcext:value-type="float">
            <text:p>0.1167731005</text:p>
          </table:table-cell>
          <table:table-cell office:value-type="string" calcext:value-type="string">
            <text:p>knew</text:p>
          </table:table-cell>
          <table:table-cell office:value-type="float" office:value="0.0592603471864153" calcext:value-type="float">
            <text:p>0.0592603472</text:p>
          </table:table-cell>
          <table:table-cell office:value-type="float" office:value="0.65085" calcext:value-type="float">
            <text:p>0.65085</text:p>
          </table:table-cell>
          <table:table-cell office:value-type="float" office:value="0.116635041113219" calcext:value-type="float">
            <text:p>0.1166350411</text:p>
          </table:table-cell>
          <table:table-cell office:value-type="string" calcext:value-type="string">
            <text:p>taking</text:p>
          </table:table-cell>
          <table:table-cell office:value-type="float" office:value="-0.023691038062586" calcext:value-type="float">
            <text:p>-0.0236910381</text:p>
          </table:table-cell>
          <table:table-cell office:value-type="float" office:value="-0.05105" calcext:value-type="float">
            <text:p>-0.05105</text:p>
          </table:table-cell>
          <table:table-cell office:value-type="float" office:value="-0.021468958992446" calcext:value-type="float">
            <text:p>-0.021468959</text:p>
          </table:table-cell>
          <table:table-cell office:value-type="string" calcext:value-type="string">
            <text:p>robert</text:p>
          </table:table-cell>
          <table:table-cell office:value-type="float" office:value="-0.0225490232969283" calcext:value-type="float">
            <text:p>-0.0225490233</text:p>
          </table:table-cell>
          <table:table-cell office:value-type="float" office:value="-0.03035" calcext:value-type="float">
            <text:p>-0.03035</text:p>
          </table:table-cell>
          <table:table-cell office:value-type="float" office:value="-0.0209817131913642" calcext:value-type="float">
            <text:p>-0.0209817132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0.0498196024322056" calcext:value-type="float">
            <text:p>0.0498196024</text:p>
          </table:table-cell>
          <table:table-cell office:value-type="float" office:value="0.61425" calcext:value-type="float">
            <text:p>0.61425</text:p>
          </table:table-cell>
          <table:table-cell office:value-type="float" office:value="0.142491941758364" calcext:value-type="float">
            <text:p>0.1424919418</text:p>
          </table:table-cell>
          <table:table-cell office:value-type="string" calcext:value-type="string">
            <text:p>told</text:p>
          </table:table-cell>
          <table:table-cell office:value-type="float" office:value="0.0595696622639547" calcext:value-type="float">
            <text:p>0.0595696623</text:p>
          </table:table-cell>
          <table:table-cell office:value-type="float" office:value="0.65765" calcext:value-type="float">
            <text:p>0.65765</text:p>
          </table:table-cell>
          <table:table-cell office:value-type="float" office:value="0.123864363403711" calcext:value-type="float">
            <text:p>0.1238643634</text:p>
          </table:table-cell>
          <table:table-cell office:value-type="string" calcext:value-type="string">
            <text:p>clear</text:p>
          </table:table-cell>
          <table:table-cell office:value-type="float" office:value="0.058965542517747" calcext:value-type="float">
            <text:p>0.0589655425</text:p>
          </table:table-cell>
          <table:table-cell office:value-type="float" office:value="0.7003" calcext:value-type="float">
            <text:p>0.7003</text:p>
          </table:table-cell>
          <table:table-cell office:value-type="float" office:value="0.10750446694461" calcext:value-type="float">
            <text:p>0.1075044669</text:p>
          </table:table-cell>
          <table:table-cell office:value-type="string" calcext:value-type="string">
            <text:p>feeling</text:p>
          </table:table-cell>
          <table:table-cell office:value-type="float" office:value="-0.0236906859289112" calcext:value-type="float">
            <text:p>-0.0236906859</text:p>
          </table:table-cell>
          <table:table-cell office:value-type="float" office:value="-0.03685" calcext:value-type="float">
            <text:p>-0.03685</text:p>
          </table:table-cell>
          <table:table-cell office:value-type="float" office:value="-0.021474900789542" calcext:value-type="float">
            <text:p>-0.0214749008</text:p>
          </table:table-cell>
          <table:table-cell office:value-type="string" calcext:value-type="string">
            <text:p>free</text:p>
          </table:table-cell>
          <table:table-cell office:value-type="float" office:value="-0.0225115513660619" calcext:value-type="float">
            <text:p>-0.0225115514</text:p>
          </table:table-cell>
          <table:table-cell office:value-type="float" office:value="-0.0537" calcext:value-type="float">
            <text:p>-0.0537</text:p>
          </table:table-cell>
          <table:table-cell office:value-type="float" office:value="-0.021056296142427" calcext:value-type="float">
            <text:p>-0.0210562961</text:p>
          </table:table-cell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0.0302593560577327" calcext:value-type="float">
            <text:p>0.0302593561</text:p>
          </table:table-cell>
          <table:table-cell office:value-type="float" office:value="0.595" calcext:value-type="float">
            <text:p>0.595</text:p>
          </table:table-cell>
          <table:table-cell office:value-type="float" office:value="0.0931482310792656" calcext:value-type="float">
            <text:p>0.0931482311</text:p>
          </table:table-cell>
          <table:table-cell office:value-type="string" calcext:value-type="string">
            <text:p>within</text:p>
          </table:table-cell>
          <table:table-cell office:value-type="float" office:value="0.0595373727960303" calcext:value-type="float">
            <text:p>0.0595373728</text:p>
          </table:table-cell>
          <table:table-cell office:value-type="float" office:value="0.67485" calcext:value-type="float">
            <text:p>0.67485</text:p>
          </table:table-cell>
          <table:table-cell office:value-type="float" office:value="0.11173336975823" calcext:value-type="float">
            <text:p>0.1117333698</text:p>
          </table:table-cell>
          <table:table-cell office:value-type="string" calcext:value-type="string">
            <text:p>indeed</text:p>
          </table:table-cell>
          <table:table-cell office:value-type="float" office:value="0.0589406904032562" calcext:value-type="float">
            <text:p>0.0589406904</text:p>
          </table:table-cell>
          <table:table-cell office:value-type="float" office:value="0.69455" calcext:value-type="float">
            <text:p>0.69455</text:p>
          </table:table-cell>
          <table:table-cell office:value-type="float" office:value="0.106217995610827" calcext:value-type="float">
            <text:p>0.1062179956</text:p>
          </table:table-cell>
          <table:table-cell office:value-type="float" office:value="5" calcext:value-type="float">
            <text:p>5</text:p>
          </table:table-cell>
          <table:table-cell office:value-type="float" office:value="-0.0236399441032548" calcext:value-type="float">
            <text:p>-0.0236399441</text:p>
          </table:table-cell>
          <table:table-cell office:value-type="float" office:value="-0.0267499999999999" calcext:value-type="float">
            <text:p>-0.02675</text:p>
          </table:table-cell>
          <table:table-cell office:value-type="float" office:value="-0.021085818395117" calcext:value-type="float">
            <text:p>-0.0210858184</text:p>
          </table:table-cell>
          <table:table-cell office:value-type="string" calcext:value-type="string">
            <text:p>realize</text:p>
          </table:table-cell>
          <table:table-cell office:value-type="float" office:value="-0.0224928680900111" calcext:value-type="float">
            <text:p>-0.0224928681</text:p>
          </table:table-cell>
          <table:table-cell office:value-type="float" office:value="-0.0765" calcext:value-type="float">
            <text:p>-0.0765</text:p>
          </table:table-cell>
          <table:table-cell office:value-type="float" office:value="-0.020932221516133" calcext:value-type="float">
            <text:p>-0.0209322215</text:p>
          </table:table-cell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0.0451542025748986" calcext:value-type="float">
            <text:p>0.0451542026</text:p>
          </table:table-cell>
          <table:table-cell office:value-type="float" office:value="0.63395" calcext:value-type="float">
            <text:p>0.63395</text:p>
          </table:table-cell>
          <table:table-cell office:value-type="float" office:value="0.11592802801594" calcext:value-type="float">
            <text:p>0.115928028</text:p>
          </table:table-cell>
          <table:table-cell office:value-type="string" calcext:value-type="string">
            <text:p>happened</text:p>
          </table:table-cell>
          <table:table-cell office:value-type="float" office:value="0.059535480983281" calcext:value-type="float">
            <text:p>0.059535481</text:p>
          </table:table-cell>
          <table:table-cell office:value-type="float" office:value="0.6436" calcext:value-type="float">
            <text:p>0.6436</text:p>
          </table:table-cell>
          <table:table-cell office:value-type="float" office:value="0.125184094256259" calcext:value-type="float">
            <text:p>0.1251840943</text:p>
          </table:table-cell>
          <table:table-cell office:value-type="string" calcext:value-type="string">
            <text:p>superb</text:p>
          </table:table-cell>
          <table:table-cell office:value-type="float" office:value="0.0588689217393185" calcext:value-type="float">
            <text:p>0.0588689217</text:p>
          </table:table-cell>
          <table:table-cell office:value-type="float" office:value="0.675" calcext:value-type="float">
            <text:p>0.675</text:p>
          </table:table-cell>
          <table:table-cell office:value-type="float" office:value="0.100470523110988" calcext:value-type="float">
            <text:p>0.1004705231</text:p>
          </table:table-cell>
          <table:table-cell office:value-type="string" calcext:value-type="string">
            <text:p>near</text:p>
          </table:table-cell>
          <table:table-cell office:value-type="float" office:value="-0.0236213083650372" calcext:value-type="float">
            <text:p>-0.0236213084</text:p>
          </table:table-cell>
          <table:table-cell office:value-type="float" office:value="-0.01885" calcext:value-type="float">
            <text:p>-0.01885</text:p>
          </table:table-cell>
          <table:table-cell office:value-type="float" office:value="-0.0221616502270858" calcext:value-type="float">
            <text:p>-0.0221616502</text:p>
          </table:table-cell>
          <table:table-cell office:value-type="string" calcext:value-type="string">
            <text:p>michael</text:p>
          </table:table-cell>
          <table:table-cell office:value-type="float" office:value="-0.0224551676802271" calcext:value-type="float">
            <text:p>-0.0224551677</text:p>
          </table:table-cell>
          <table:table-cell office:value-type="float" office:value="-0.0380499999999999" calcext:value-type="float">
            <text:p>-0.03805</text:p>
          </table:table-cell>
          <table:table-cell office:value-type="float" office:value="-0.02043104486523" calcext:value-type="float">
            <text:p>-0.0204310449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float" office:value="0.0233913774018488" calcext:value-type="float">
            <text:p>0.0233913774</text:p>
          </table:table-cell>
          <table:table-cell office:value-type="float" office:value="0.62635" calcext:value-type="float">
            <text:p>0.62635</text:p>
          </table:table-cell>
          <table:table-cell office:value-type="float" office:value="0.0659917510311211" calcext:value-type="float">
            <text:p>0.065991751</text:p>
          </table:table-cell>
          <table:table-cell office:value-type="string" calcext:value-type="string">
            <text:p>video</text:p>
          </table:table-cell>
          <table:table-cell office:value-type="float" office:value="0.0595276435217227" calcext:value-type="float">
            <text:p>0.0595276435</text:p>
          </table:table-cell>
          <table:table-cell office:value-type="float" office:value="0.63655" calcext:value-type="float">
            <text:p>0.63655</text:p>
          </table:table-cell>
          <table:table-cell office:value-type="float" office:value="0.148529928546328" calcext:value-type="float">
            <text:p>0.1485299285</text:p>
          </table:table-cell>
          <table:table-cell office:value-type="string" calcext:value-type="string">
            <text:p>female</text:p>
          </table:table-cell>
          <table:table-cell office:value-type="float" office:value="0.0588548432243088" calcext:value-type="float">
            <text:p>0.0588548432</text:p>
          </table:table-cell>
          <table:table-cell office:value-type="float" office:value="0.64655" calcext:value-type="float">
            <text:p>0.64655</text:p>
          </table:table-cell>
          <table:table-cell office:value-type="float" office:value="0.113382666499436" calcext:value-type="float">
            <text:p>0.1133826665</text:p>
          </table:table-cell>
          <table:table-cell office:value-type="string" calcext:value-type="string">
            <text:p>actress</text:p>
          </table:table-cell>
          <table:table-cell office:value-type="float" office:value="-0.0235444844463989" calcext:value-type="float">
            <text:p>-0.0235444844</text:p>
          </table:table-cell>
          <table:table-cell office:value-type="float" office:value="-0.04975" calcext:value-type="float">
            <text:p>-0.04975</text:p>
          </table:table-cell>
          <table:table-cell office:value-type="float" office:value="-0.020879481047943" calcext:value-type="float">
            <text:p>-0.020879481</text:p>
          </table:table-cell>
          <table:table-cell office:value-type="string" calcext:value-type="string">
            <text:p>wouldn't</text:p>
          </table:table-cell>
          <table:table-cell office:value-type="float" office:value="-0.0223855514044663" calcext:value-type="float">
            <text:p>-0.0223855514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-0.020698368146067" calcext:value-type="float">
            <text:p>-0.0206983681</text:p>
          </table:table-cell>
        </table:table-row>
        <table:table-row table:style-name="ro1">
          <table:table-cell office:value-type="string" calcext:value-type="string">
            <text:p>horror</text:p>
          </table:table-cell>
          <table:table-cell office:value-type="float" office:value="0.0740888054820652" calcext:value-type="float">
            <text:p>0.0740888055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20146750524109" calcext:value-type="float">
            <text:p>0.2014675052</text:p>
          </table:table-cell>
          <table:table-cell office:value-type="string" calcext:value-type="string">
            <text:p>tv</text:p>
          </table:table-cell>
          <table:table-cell office:value-type="float" office:value="0.0594894873778216" calcext:value-type="float">
            <text:p>0.0594894874</text:p>
          </table:table-cell>
          <table:table-cell office:value-type="float" office:value="0.572" calcext:value-type="float">
            <text:p>0.572</text:p>
          </table:table-cell>
          <table:table-cell office:value-type="float" office:value="0.192452830188679" calcext:value-type="float">
            <text:p>0.1924528302</text:p>
          </table:table-cell>
          <table:table-cell office:value-type="string" calcext:value-type="string">
            <text:p>cheap</text:p>
          </table:table-cell>
          <table:table-cell office:value-type="float" office:value="0.0587770452639106" calcext:value-type="float">
            <text:p>0.0587770453</text:p>
          </table:table-cell>
          <table:table-cell office:value-type="float" office:value="0.6584" calcext:value-type="float">
            <text:p>0.6584</text:p>
          </table:table-cell>
          <table:table-cell office:value-type="float" office:value="0.112035352222511" calcext:value-type="float">
            <text:p>0.1120353522</text:p>
          </table:table-cell>
          <table:table-cell office:value-type="string" calcext:value-type="string">
            <text:p>team</text:p>
          </table:table-cell>
          <table:table-cell office:value-type="float" office:value="-0.023536584688329" calcext:value-type="float">
            <text:p>-0.0235365847</text:p>
          </table:table-cell>
          <table:table-cell office:value-type="float" office:value="-0.04265" calcext:value-type="float">
            <text:p>-0.04265</text:p>
          </table:table-cell>
          <table:table-cell office:value-type="float" office:value="-0.0221673034834891" calcext:value-type="float">
            <text:p>-0.0221673035</text:p>
          </table:table-cell>
          <table:table-cell office:value-type="string" calcext:value-type="string">
            <text:p>unfortunately</text:p>
          </table:table-cell>
          <table:table-cell office:value-type="float" office:value="-0.0223717475400266" calcext:value-type="float">
            <text:p>-0.0223717475</text:p>
          </table:table-cell>
          <table:table-cell office:value-type="float" office:value="-0.01885" calcext:value-type="float">
            <text:p>-0.01885</text:p>
          </table:table-cell>
          <table:table-cell office:value-type="float" office:value="-0.020077978554821" calcext:value-type="float">
            <text:p>-0.0200779786</text:p>
          </table:table-cell>
        </table:table-row>
        <table:table-row table:style-name="ro1">
          <table:table-cell office:value-type="string" calcext:value-type="string">
            <text:p>horrible</text:p>
          </table:table-cell>
          <table:table-cell office:value-type="float" office:value="0.0853408963714904" calcext:value-type="float">
            <text:p>0.08534089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148743197719616" calcext:value-type="float">
            <text:p>0.1487431977</text:p>
          </table:table-cell>
          <table:table-cell office:value-type="string" calcext:value-type="string">
            <text:p>meets</text:p>
          </table:table-cell>
          <table:table-cell office:value-type="float" office:value="0.0594434536129298" calcext:value-type="float">
            <text:p>0.0594434536</text:p>
          </table:table-cell>
          <table:table-cell office:value-type="float" office:value="0.69755" calcext:value-type="float">
            <text:p>0.69755</text:p>
          </table:table-cell>
          <table:table-cell office:value-type="float" office:value="0.101855976243504" calcext:value-type="float">
            <text:p>0.1018559762</text:p>
          </table:table-cell>
          <table:table-cell office:value-type="string" calcext:value-type="string">
            <text:p>whom</text:p>
          </table:table-cell>
          <table:table-cell office:value-type="float" office:value="0.0587268669798813" calcext:value-type="float">
            <text:p>0.058726867</text:p>
          </table:table-cell>
          <table:table-cell office:value-type="float" office:value="0.6927" calcext:value-type="float">
            <text:p>0.6927</text:p>
          </table:table-cell>
          <table:table-cell office:value-type="float" office:value="0.100409836065574" calcext:value-type="float">
            <text:p>0.1004098361</text:p>
          </table:table-cell>
          <table:table-cell office:value-type="string" calcext:value-type="string">
            <text:p>strange</text:p>
          </table:table-cell>
          <table:table-cell office:value-type="float" office:value="-0.0235339763168926" calcext:value-type="float">
            <text:p>-0.0235339763</text:p>
          </table:table-cell>
          <table:table-cell office:value-type="float" office:value="-0.0889500000000001" calcext:value-type="float">
            <text:p>-0.08895</text:p>
          </table:table-cell>
          <table:table-cell office:value-type="float" office:value="-0.0210878350212193" calcext:value-type="float">
            <text:p>-0.021087835</text:p>
          </table:table-cell>
          <table:table-cell office:value-type="string" calcext:value-type="string">
            <text:p>elements</text:p>
          </table:table-cell>
          <table:table-cell office:value-type="float" office:value="-0.0223136442191614" calcext:value-type="float">
            <text:p>-0.0223136442</text:p>
          </table:table-cell>
          <table:table-cell office:value-type="float" office:value="-0.02095" calcext:value-type="float">
            <text:p>-0.02095</text:p>
          </table:table-cell>
          <table:table-cell office:value-type="float" office:value="-0.0210019573965222" calcext:value-type="float">
            <text:p>-0.0210019574</text:p>
          </table:table-cell>
        </table:table-row>
        <table:table-row table:style-name="ro1">
          <table:table-cell office:value-type="string" calcext:value-type="string">
            <text:p>hope</text:p>
          </table:table-cell>
          <table:table-cell office:value-type="float" office:value="0.0345672351446158" calcext:value-type="float">
            <text:p>0.0345672351</text:p>
          </table:table-cell>
          <table:table-cell office:value-type="float" office:value="0.5684" calcext:value-type="float">
            <text:p>0.5684</text:p>
          </table:table-cell>
          <table:table-cell office:value-type="float" office:value="0.123298801543774" calcext:value-type="float">
            <text:p>0.1232988015</text:p>
          </table:table-cell>
          <table:table-cell office:value-type="string" calcext:value-type="string">
            <text:p>quality</text:p>
          </table:table-cell>
          <table:table-cell office:value-type="float" office:value="0.0593821345251506" calcext:value-type="float">
            <text:p>0.0593821345</text:p>
          </table:table-cell>
          <table:table-cell office:value-type="float" office:value="0.6455" calcext:value-type="float">
            <text:p>0.6455</text:p>
          </table:table-cell>
          <table:table-cell office:value-type="float" office:value="0.135998050207165" calcext:value-type="float">
            <text:p>0.1359980502</text:p>
          </table:table-cell>
          <table:table-cell office:value-type="string" calcext:value-type="string">
            <text:p>age</text:p>
          </table:table-cell>
          <table:table-cell office:value-type="float" office:value="0.0587035956505854" calcext:value-type="float">
            <text:p>0.0587035957</text:p>
          </table:table-cell>
          <table:table-cell office:value-type="float" office:value="0.6297" calcext:value-type="float">
            <text:p>0.6297</text:p>
          </table:table-cell>
          <table:table-cell office:value-type="float" office:value="0.123342803030303" calcext:value-type="float">
            <text:p>0.123342803</text:p>
          </table:table-cell>
          <table:table-cell office:value-type="string" calcext:value-type="string">
            <text:p>talking</text:p>
          </table:table-cell>
          <table:table-cell office:value-type="float" office:value="-0.0235060637342892" calcext:value-type="float">
            <text:p>-0.0235060637</text:p>
          </table:table-cell>
          <table:table-cell office:value-type="float" office:value="-0.0454000000000001" calcext:value-type="float">
            <text:p>-0.0454</text:p>
          </table:table-cell>
          <table:table-cell office:value-type="float" office:value="-0.0216313602687228" calcext:value-type="float">
            <text:p>-0.0216313603</text:p>
          </table:table-cell>
          <table:table-cell office:value-type="string" calcext:value-type="string">
            <text:p>male</text:p>
          </table:table-cell>
          <table:table-cell office:value-type="float" office:value="-0.0223097959054994" calcext:value-type="float">
            <text:p>-0.0223097959</text:p>
          </table:table-cell>
          <table:table-cell office:value-type="float" office:value="-0.05655" calcext:value-type="float">
            <text:p>-0.05655</text:p>
          </table:table-cell>
          <table:table-cell office:value-type="float" office:value="-0.0209483121005448" calcext:value-type="float">
            <text:p>-0.0209483121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0.0401510378304506" calcext:value-type="float">
            <text:p>0.0401510378</text:p>
          </table:table-cell>
          <table:table-cell office:value-type="float" office:value="0.56735" calcext:value-type="float">
            <text:p>0.56735</text:p>
          </table:table-cell>
          <table:table-cell office:value-type="float" office:value="0.141993058998513" calcext:value-type="float">
            <text:p>0.141993059</text:p>
          </table:table-cell>
          <table:table-cell office:value-type="string" calcext:value-type="string">
            <text:p>experience</text:p>
          </table:table-cell>
          <table:table-cell office:value-type="float" office:value="0.0592051231620269" calcext:value-type="float">
            <text:p>0.0592051232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123668925459826" calcext:value-type="float">
            <text:p>0.1236689255</text:p>
          </table:table-cell>
          <table:table-cell office:value-type="string" calcext:value-type="string">
            <text:p>power</text:p>
          </table:table-cell>
          <table:table-cell office:value-type="float" office:value="0.0586712821424947" calcext:value-type="float">
            <text:p>0.0586712821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109928134149587" calcext:value-type="float">
            <text:p>0.1099281341</text:p>
          </table:table-cell>
          <table:table-cell office:value-type="string" calcext:value-type="string">
            <text:p>totally</text:p>
          </table:table-cell>
          <table:table-cell office:value-type="float" office:value="-0.0234784922376381" calcext:value-type="float">
            <text:p>-0.0234784922</text:p>
          </table:table-cell>
          <table:table-cell office:value-type="float" office:value="-0.0305500000000001" calcext:value-type="float">
            <text:p>-0.03055</text:p>
          </table:table-cell>
          <table:table-cell office:value-type="float" office:value="-0.021021682178597" calcext:value-type="float">
            <text:p>-0.0210216822</text:p>
          </table:table-cell>
          <table:table-cell office:value-type="string" calcext:value-type="string">
            <text:p>completely</text:p>
          </table:table-cell>
          <table:table-cell office:value-type="float" office:value="-0.0222649799279668" calcext:value-type="float">
            <text:p>-0.0222649799</text:p>
          </table:table-cell>
          <table:table-cell office:value-type="float" office:value="0.00319999999999998" calcext:value-type="float">
            <text:p>0.0032</text:p>
          </table:table-cell>
          <table:table-cell office:value-type="float" office:value="-0.020408810734147" calcext:value-type="float">
            <text:p>-0.0204088107</text:p>
          </table:table-cell>
        </table:table-row>
        <table:table-row table:style-name="ro1">
          <table:table-cell office:value-type="string" calcext:value-type="string">
            <text:p>hollywood</text:p>
          </table:table-cell>
          <table:table-cell office:value-type="float" office:value="0.042161614422729" calcext:value-type="float">
            <text:p>0.0421616144</text:p>
          </table:table-cell>
          <table:table-cell office:value-type="float" office:value="0.5891" calcext:value-type="float">
            <text:p>0.5891</text:p>
          </table:table-cell>
          <table:table-cell office:value-type="float" office:value="0.139115860046093" calcext:value-type="float">
            <text:p>0.13911586</text:p>
          </table:table-cell>
          <table:table-cell office:value-type="string" calcext:value-type="string">
            <text:p>coming</text:p>
          </table:table-cell>
          <table:table-cell office:value-type="float" office:value="0.0591428645911881" calcext:value-type="float">
            <text:p>0.0591428646</text:p>
          </table:table-cell>
          <table:table-cell office:value-type="float" office:value="0.65425" calcext:value-type="float">
            <text:p>0.65425</text:p>
          </table:table-cell>
          <table:table-cell office:value-type="float" office:value="0.123685210999873" calcext:value-type="float">
            <text:p>0.123685211</text:p>
          </table:table-cell>
          <table:table-cell office:value-type="string" calcext:value-type="string">
            <text:p>what's</text:p>
          </table:table-cell>
          <table:table-cell office:value-type="float" office:value="0.0586494715420053" calcext:value-type="float">
            <text:p>0.0586494715</text:p>
          </table:table-cell>
          <table:table-cell office:value-type="float" office:value="0.67385" calcext:value-type="float">
            <text:p>0.67385</text:p>
          </table:table-cell>
          <table:table-cell office:value-type="float" office:value="0.109001502526977" calcext:value-type="float">
            <text:p>0.1090015025</text:p>
          </table:table-cell>
          <table:table-cell office:value-type="string" calcext:value-type="string">
            <text:p>brother</text:p>
          </table:table-cell>
          <table:table-cell office:value-type="float" office:value="-0.0234489184481649" calcext:value-type="float">
            <text:p>-0.0234489184</text:p>
          </table:table-cell>
          <table:table-cell office:value-type="float" office:value="-0.04235" calcext:value-type="float">
            <text:p>-0.04235</text:p>
          </table:table-cell>
          <table:table-cell office:value-type="float" office:value="-0.0216924427635581" calcext:value-type="float">
            <text:p>-0.0216924428</text:p>
          </table:table-cell>
          <table:table-cell office:value-type="string" calcext:value-type="string">
            <text:p>meets</text:p>
          </table:table-cell>
          <table:table-cell office:value-type="float" office:value="-0.022263423702418" calcext:value-type="float">
            <text:p>-0.0222634237</text:p>
          </table:table-cell>
          <table:table-cell office:value-type="float" office:value="-0.0582" calcext:value-type="float">
            <text:p>-0.0582</text:p>
          </table:table-cell>
          <table:table-cell office:value-type="float" office:value="-0.0208285943319065" calcext:value-type="float">
            <text:p>-0.0208285943</text:p>
          </table:table-cell>
        </table:table-row>
        <table:table-row table:style-name="ro1">
          <table:table-cell office:value-type="string" calcext:value-type="string">
            <text:p>hit</text:p>
          </table:table-cell>
          <table:table-cell office:value-type="float" office:value="0.0353333237718035" calcext:value-type="float">
            <text:p>0.0353333238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099702039880816" calcext:value-type="float">
            <text:p>0.0997020399</text:p>
          </table:table-cell>
          <table:table-cell office:value-type="string" calcext:value-type="string">
            <text:p>knew</text:p>
          </table:table-cell>
          <table:table-cell office:value-type="float" office:value="0.0590513602715218" calcext:value-type="float">
            <text:p>0.0590513603</text:p>
          </table:table-cell>
          <table:table-cell office:value-type="float" office:value="0.65815" calcext:value-type="float">
            <text:p>0.65815</text:p>
          </table:table-cell>
          <table:table-cell office:value-type="float" office:value="0.116324156649864" calcext:value-type="float">
            <text:p>0.1163241566</text:p>
          </table:table-cell>
          <table:table-cell office:value-type="string" calcext:value-type="string">
            <text:p>change</text:p>
          </table:table-cell>
          <table:table-cell office:value-type="float" office:value="0.058646939638733" calcext:value-type="float">
            <text:p>0.0586469396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117046979865772" calcext:value-type="float">
            <text:p>0.1170469799</text:p>
          </table:table-cell>
          <table:table-cell office:value-type="string" calcext:value-type="string">
            <text:p>nature</text:p>
          </table:table-cell>
          <table:table-cell office:value-type="float" office:value="-0.0234346052323405" calcext:value-type="float">
            <text:p>-0.0234346052</text:p>
          </table:table-cell>
          <table:table-cell office:value-type="float" office:value="-0.0680499999999999" calcext:value-type="float">
            <text:p>-0.06805</text:p>
          </table:table-cell>
          <table:table-cell office:value-type="float" office:value="-0.0219036501614712" calcext:value-type="float">
            <text:p>-0.0219036502</text:p>
          </table:table-cell>
          <table:table-cell office:value-type="string" calcext:value-type="string">
            <text:p>quality</text:p>
          </table:table-cell>
          <table:table-cell office:value-type="float" office:value="-0.0222416494100502" calcext:value-type="float">
            <text:p>-0.0222416494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-0.020275627420816" calcext:value-type="float">
            <text:p>-0.0202756274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float" office:value="0.0336012961830007" calcext:value-type="float">
            <text:p>0.0336012962</text:p>
          </table:table-cell>
          <table:table-cell office:value-type="float" office:value="0.59145" calcext:value-type="float">
            <text:p>0.59145</text:p>
          </table:table-cell>
          <table:table-cell office:value-type="float" office:value="0.109233620407718" calcext:value-type="float">
            <text:p>0.1092336204</text:p>
          </table:table-cell>
          <table:table-cell office:value-type="string" calcext:value-type="string">
            <text:p>somewhat</text:p>
          </table:table-cell>
          <table:table-cell office:value-type="float" office:value="0.058999010126945" calcext:value-type="float">
            <text:p>0.0589990101</text:p>
          </table:table-cell>
          <table:table-cell office:value-type="float" office:value="0.6643" calcext:value-type="float">
            <text:p>0.6643</text:p>
          </table:table-cell>
          <table:table-cell office:value-type="float" office:value="0.120283018867925" calcext:value-type="float">
            <text:p>0.1202830189</text:p>
          </table:table-cell>
          <table:table-cell office:value-type="string" calcext:value-type="string">
            <text:p>feeling</text:p>
          </table:table-cell>
          <table:table-cell office:value-type="float" office:value="0.0585612005199633" calcext:value-type="float">
            <text:p>0.0585612005</text:p>
          </table:table-cell>
          <table:table-cell office:value-type="float" office:value="0.64955" calcext:value-type="float">
            <text:p>0.64955</text:p>
          </table:table-cell>
          <table:table-cell office:value-type="float" office:value="0.126821975831568" calcext:value-type="float">
            <text:p>0.1268219758</text:p>
          </table:table-cell>
          <table:table-cell office:value-type="string" calcext:value-type="string">
            <text:p>especially</text:p>
          </table:table-cell>
          <table:table-cell office:value-type="float" office:value="-0.0234041949778397" calcext:value-type="float">
            <text:p>-0.023404195</text:p>
          </table:table-cell>
          <table:table-cell office:value-type="float" office:value="-0.0322000000000001" calcext:value-type="float">
            <text:p>-0.0322</text:p>
          </table:table-cell>
          <table:table-cell office:value-type="float" office:value="-0.018305969642869" calcext:value-type="float">
            <text:p>-0.0183059696</text:p>
          </table:table-cell>
          <table:table-cell office:value-type="string" calcext:value-type="string">
            <text:p>shown</text:p>
          </table:table-cell>
          <table:table-cell office:value-type="float" office:value="-0.0221258050241446" calcext:value-type="float">
            <text:p>-0.022125805</text:p>
          </table:table-cell>
          <table:table-cell office:value-type="float" office:value="-0.0467500000000001" calcext:value-type="float">
            <text:p>-0.04675</text:p>
          </table:table-cell>
          <table:table-cell office:value-type="float" office:value="-0.020171274866507" calcext:value-type="float">
            <text:p>-0.0201712749</text:p>
          </table:table-cell>
        </table:table-row>
        <table:table-row table:style-name="ro1">
          <table:table-cell office:value-type="string" calcext:value-type="string">
            <text:p>himself</text:p>
          </table:table-cell>
          <table:table-cell office:value-type="float" office:value="0.0643914080047597" calcext:value-type="float">
            <text:p>0.064391408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178354615867699" calcext:value-type="float">
            <text:p>0.1783546159</text:p>
          </table:table-cell>
          <table:table-cell office:value-type="string" calcext:value-type="string">
            <text:p>deal</text:p>
          </table:table-cell>
          <table:table-cell office:value-type="float" office:value="0.05898392652124" calcext:value-type="float">
            <text:p>0.0589839265</text:p>
          </table:table-cell>
          <table:table-cell office:value-type="float" office:value="0.67215" calcext:value-type="float">
            <text:p>0.67215</text:p>
          </table:table-cell>
          <table:table-cell office:value-type="float" office:value="0.104846416382253" calcext:value-type="float">
            <text:p>0.1048464164</text:p>
          </table:table-cell>
          <table:table-cell office:value-type="string" calcext:value-type="string">
            <text:p>hit</text:p>
          </table:table-cell>
          <table:table-cell office:value-type="float" office:value="0.0585210223153514" calcext:value-type="float">
            <text:p>0.0585210223</text:p>
          </table:table-cell>
          <table:table-cell office:value-type="float" office:value="0.65815" calcext:value-type="float">
            <text:p>0.65815</text:p>
          </table:table-cell>
          <table:table-cell office:value-type="float" office:value="0.12064308681672" calcext:value-type="float">
            <text:p>0.1206430868</text:p>
          </table:table-cell>
          <table:table-cell office:value-type="string" calcext:value-type="string">
            <text:p>performances</text:p>
          </table:table-cell>
          <table:table-cell office:value-type="float" office:value="-0.0234018917194238" calcext:value-type="float">
            <text:p>-0.0234018917</text:p>
          </table:table-cell>
          <table:table-cell office:value-type="float" office:value="-0.0166499999999999" calcext:value-type="float">
            <text:p>-0.01665</text:p>
          </table:table-cell>
          <table:table-cell office:value-type="float" office:value="-0.020370486686991" calcext:value-type="float">
            <text:p>-0.0203704867</text:p>
          </table:table-cell>
          <table:table-cell office:value-type="string" calcext:value-type="string">
            <text:p>stupid</text:p>
          </table:table-cell>
          <table:table-cell office:value-type="float" office:value="-0.0221166750831232" calcext:value-type="float">
            <text:p>-0.0221166751</text:p>
          </table:table-cell>
          <table:table-cell office:value-type="float" office:value="-0.0343500000000001" calcext:value-type="float">
            <text:p>-0.03435</text:p>
          </table:table-cell>
          <table:table-cell office:value-type="float" office:value="-0.019124006569957" calcext:value-type="float">
            <text:p>-0.0191240066</text:p>
          </table:table-cell>
        </table:table-row>
        <table:table-row table:style-name="ro1">
          <table:table-cell office:value-type="string" calcext:value-type="string">
            <text:p>him</text:p>
          </table:table-cell>
          <table:table-cell office:value-type="float" office:value="0.151516642742079" calcext:value-type="float">
            <text:p>0.1515166427</text:p>
          </table:table-cell>
          <table:table-cell office:value-type="float" office:value="0.61585" calcext:value-type="float">
            <text:p>0.61585</text:p>
          </table:table-cell>
          <table:table-cell office:value-type="float" office:value="0.385310824865989" calcext:value-type="float">
            <text:p>0.3853108249</text:p>
          </table:table-cell>
          <table:table-cell office:value-type="string" calcext:value-type="string">
            <text:p>straight</text:p>
          </table:table-cell>
          <table:table-cell office:value-type="float" office:value="0.0588211292818004" calcext:value-type="float">
            <text:p>0.0588211293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111173340800896" calcext:value-type="float">
            <text:p>0.1111733408</text:p>
          </table:table-cell>
          <table:table-cell office:value-type="string" calcext:value-type="string">
            <text:p>hope</text:p>
          </table:table-cell>
          <table:table-cell office:value-type="float" office:value="0.0584583404602138" calcext:value-type="float">
            <text:p>0.0584583405</text:p>
          </table:table-cell>
          <table:table-cell office:value-type="float" office:value="0.6084" calcext:value-type="float">
            <text:p>0.6084</text:p>
          </table:table-cell>
          <table:table-cell office:value-type="float" office:value="0.144230769230769" calcext:value-type="float">
            <text:p>0.1442307692</text:p>
          </table:table-cell>
          <table:table-cell office:value-type="string" calcext:value-type="string">
            <text:p>hollywood</text:p>
          </table:table-cell>
          <table:table-cell office:value-type="float" office:value="-0.0233845553961875" calcext:value-type="float">
            <text:p>-0.0233845554</text:p>
          </table:table-cell>
          <table:table-cell office:value-type="float" office:value="-0.0397999999999999" calcext:value-type="float">
            <text:p>-0.0398</text:p>
          </table:table-cell>
          <table:table-cell office:value-type="float" office:value="-0.019959598825423" calcext:value-type="float">
            <text:p>-0.0199595988</text:p>
          </table:table-cell>
          <table:table-cell office:value-type="string" calcext:value-type="string">
            <text:p>change</text:p>
          </table:table-cell>
          <table:table-cell office:value-type="float" office:value="-0.0220908267726178" calcext:value-type="float">
            <text:p>-0.0220908268</text:p>
          </table:table-cell>
          <table:table-cell office:value-type="float" office:value="-0.06225" calcext:value-type="float">
            <text:p>-0.06225</text:p>
          </table:table-cell>
          <table:table-cell office:value-type="float" office:value="-0.0198744466863144" calcext:value-type="float">
            <text:p>-0.0198744467</text:p>
          </table:table-cell>
        </table:table-row>
        <table:table-row table:style-name="ro1">
          <table:table-cell office:value-type="string" calcext:value-type="string">
            <text:p>hilarious</text:p>
          </table:table-cell>
          <table:table-cell office:value-type="float" office:value="0.0354891804124575" calcext:value-type="float">
            <text:p>0.0354891804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0977747808496292" calcext:value-type="float">
            <text:p>0.0977747808</text:p>
          </table:table-cell>
          <table:table-cell office:value-type="string" calcext:value-type="string">
            <text:p>thinking</text:p>
          </table:table-cell>
          <table:table-cell office:value-type="float" office:value="0.0588017262081162" calcext:value-type="float">
            <text:p>0.0588017262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13340782122905" calcext:value-type="float">
            <text:p>0.1334078212</text:p>
          </table:table-cell>
          <table:table-cell office:value-type="string" calcext:value-type="string">
            <text:p>falls</text:p>
          </table:table-cell>
          <table:table-cell office:value-type="float" office:value="0.0584418567392461" calcext:value-type="float">
            <text:p>0.0584418567</text:p>
          </table:table-cell>
          <table:table-cell office:value-type="float" office:value="0.649" calcext:value-type="float">
            <text:p>0.649</text:p>
          </table:table-cell>
          <table:table-cell office:value-type="float" office:value="0.111842105263158" calcext:value-type="float">
            <text:p>0.1118421053</text:p>
          </table:table-cell>
          <table:table-cell office:value-type="string" calcext:value-type="string">
            <text:p>happens</text:p>
          </table:table-cell>
          <table:table-cell office:value-type="float" office:value="-0.0233556473315432" calcext:value-type="float">
            <text:p>-0.0233556473</text:p>
          </table:table-cell>
          <table:table-cell office:value-type="float" office:value="-0.01685" calcext:value-type="float">
            <text:p>-0.01685</text:p>
          </table:table-cell>
          <table:table-cell office:value-type="float" office:value="-0.021567016221969" calcext:value-type="float">
            <text:p>-0.0215670162</text:p>
          </table:table-cell>
          <table:table-cell office:value-type="string" calcext:value-type="string">
            <text:p>general</text:p>
          </table:table-cell>
          <table:table-cell office:value-type="float" office:value="-0.0220215098097112" calcext:value-type="float">
            <text:p>-0.0220215098</text:p>
          </table:table-cell>
          <table:table-cell office:value-type="float" office:value="-0.0499000000000001" calcext:value-type="float">
            <text:p>-0.0499</text:p>
          </table:table-cell>
          <table:table-cell office:value-type="float" office:value="-0.020502005453183" calcext:value-type="float">
            <text:p>-0.0205020055</text:p>
          </table:table-cell>
        </table:table-row>
        <table:table-row table:style-name="ro1">
          <table:table-cell office:value-type="string" calcext:value-type="string">
            <text:p>highly</text:p>
          </table:table-cell>
          <table:table-cell office:value-type="float" office:value="0.0938995621851123" calcext:value-type="float">
            <text:p>0.0938995622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161442933175636" calcext:value-type="float">
            <text:p>0.1614429332</text:p>
          </table:table-cell>
          <table:table-cell office:value-type="string" calcext:value-type="string">
            <text:p>aren't</text:p>
          </table:table-cell>
          <table:table-cell office:value-type="float" office:value="0.0586010569150711" calcext:value-type="float">
            <text:p>0.0586010569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115312416197372" calcext:value-type="float">
            <text:p>0.1153124162</text:p>
          </table:table-cell>
          <table:table-cell office:value-type="string" calcext:value-type="string">
            <text:p>various</text:p>
          </table:table-cell>
          <table:table-cell office:value-type="float" office:value="0.0583434416194677" calcext:value-type="float">
            <text:p>0.0583434416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0982853643600735" calcext:value-type="float">
            <text:p>0.0982853644</text:p>
          </table:table-cell>
          <table:table-cell office:value-type="string" calcext:value-type="string">
            <text:p>words</text:p>
          </table:table-cell>
          <table:table-cell office:value-type="float" office:value="-0.0233266039337653" calcext:value-type="float">
            <text:p>-0.0233266039</text:p>
          </table:table-cell>
          <table:table-cell office:value-type="float" office:value="-0.0707" calcext:value-type="float">
            <text:p>-0.0707</text:p>
          </table:table-cell>
          <table:table-cell office:value-type="float" office:value="-0.021133741064272" calcext:value-type="float">
            <text:p>-0.0211337411</text:p>
          </table:table-cell>
          <table:table-cell office:value-type="string" calcext:value-type="string">
            <text:p>theme</text:p>
          </table:table-cell>
          <table:table-cell office:value-type="float" office:value="-0.0220053044516831" calcext:value-type="float">
            <text:p>-0.0220053045</text:p>
          </table:table-cell>
          <table:table-cell office:value-type="float" office:value="-0.0456" calcext:value-type="float">
            <text:p>-0.0456</text:p>
          </table:table-cell>
          <table:table-cell office:value-type="float" office:value="-0.0205029087934242" calcext:value-type="float">
            <text:p>-0.020502908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0.040468093916027" calcext:value-type="float">
            <text:p>0.0404680939</text:p>
          </table:table-cell>
          <table:table-cell office:value-type="float" office:value="0.591" calcext:value-type="float">
            <text:p>0.591</text:p>
          </table:table-cell>
          <table:table-cell office:value-type="float" office:value="0.160164271047228" calcext:value-type="float">
            <text:p>0.160164271</text:p>
          </table:table-cell>
          <table:table-cell office:value-type="string" calcext:value-type="string">
            <text:p>country</text:p>
          </table:table-cell>
          <table:table-cell office:value-type="float" office:value="0.0583978018991309" calcext:value-type="float">
            <text:p>0.0583978019</text:p>
          </table:table-cell>
          <table:table-cell office:value-type="float" office:value="0.67365" calcext:value-type="float">
            <text:p>0.67365</text:p>
          </table:table-cell>
          <table:table-cell office:value-type="float" office:value="0.111851952646619" calcext:value-type="float">
            <text:p>0.1118519526</text:p>
          </table:table-cell>
          <table:table-cell office:value-type="string" calcext:value-type="string">
            <text:p>drama</text:p>
          </table:table-cell>
          <table:table-cell office:value-type="float" office:value="0.0582828575405909" calcext:value-type="float">
            <text:p>0.0582828575</text:p>
          </table:table-cell>
          <table:table-cell office:value-type="float" office:value="0.5982" calcext:value-type="float">
            <text:p>0.5982</text:p>
          </table:table-cell>
          <table:table-cell office:value-type="float" office:value="0.137953228920832" calcext:value-type="float">
            <text:p>0.1379532289</text:p>
          </table:table-cell>
          <table:table-cell office:value-type="string" calcext:value-type="string">
            <text:p>matter</text:p>
          </table:table-cell>
          <table:table-cell office:value-type="float" office:value="-0.0233176386968678" calcext:value-type="float">
            <text:p>-0.0233176387</text:p>
          </table:table-cell>
          <table:table-cell office:value-type="float" office:value="-0.01695" calcext:value-type="float">
            <text:p>-0.01695</text:p>
          </table:table-cell>
          <table:table-cell office:value-type="float" office:value="-0.021360363875496" calcext:value-type="float">
            <text:p>-0.0213603639</text:p>
          </table:table-cell>
          <table:table-cell office:value-type="string" calcext:value-type="string">
            <text:p>age</text:p>
          </table:table-cell>
          <table:table-cell office:value-type="float" office:value="-0.0219714448169743" calcext:value-type="float">
            <text:p>-0.0219714448</text:p>
          </table:table-cell>
          <table:table-cell office:value-type="float" office:value="-0.0318" calcext:value-type="float">
            <text:p>-0.0318</text:p>
          </table:table-cell>
          <table:table-cell office:value-type="float" office:value="-0.020086781620847" calcext:value-type="float">
            <text:p>-0.0200867816</text:p>
          </table:table-cell>
        </table:table-row>
        <table:table-row table:style-name="ro1">
          <table:table-cell office:value-type="string" calcext:value-type="string">
            <text:p>herself</text:p>
          </table:table-cell>
          <table:table-cell office:value-type="float" office:value="0.0309722500746674" calcext:value-type="float">
            <text:p>0.0309722501</text:p>
          </table:table-cell>
          <table:table-cell office:value-type="float" office:value="0.62575" calcext:value-type="float">
            <text:p>0.62575</text:p>
          </table:table-cell>
          <table:table-cell office:value-type="float" office:value="0.0812569043819811" calcext:value-type="float">
            <text:p>0.0812569044</text:p>
          </table:table-cell>
          <table:table-cell office:value-type="string" calcext:value-type="string">
            <text:p>change</text:p>
          </table:table-cell>
          <table:table-cell office:value-type="float" office:value="0.0581972505948755" calcext:value-type="float">
            <text:p>0.0581972506</text:p>
          </table:table-cell>
          <table:table-cell office:value-type="float" office:value="0.67125" calcext:value-type="float">
            <text:p>0.67125</text:p>
          </table:table-cell>
          <table:table-cell office:value-type="float" office:value="0.116619642617224" calcext:value-type="float">
            <text:p>0.1166196426</text:p>
          </table:table-cell>
          <table:table-cell office:value-type="string" calcext:value-type="string">
            <text:p>absolutely</text:p>
          </table:table-cell>
          <table:table-cell office:value-type="float" office:value="0.0582192184031901" calcext:value-type="float">
            <text:p>0.0582192184</text:p>
          </table:table-cell>
          <table:table-cell office:value-type="float" office:value="0.60005" calcext:value-type="float">
            <text:p>0.60005</text:p>
          </table:table-cell>
          <table:table-cell office:value-type="float" office:value="0.150578740575555" calcext:value-type="float">
            <text:p>0.1505787406</text:p>
          </table:table-cell>
          <table:table-cell office:value-type="string" calcext:value-type="string">
            <text:p>falls</text:p>
          </table:table-cell>
          <table:table-cell office:value-type="float" office:value="-0.0233093574662006" calcext:value-type="float">
            <text:p>-0.0233093575</text:p>
          </table:table-cell>
          <table:table-cell office:value-type="float" office:value="-0.00960000000000005" calcext:value-type="float">
            <text:p>-0.0096</text:p>
          </table:table-cell>
          <table:table-cell office:value-type="float" office:value="-0.0219754246119192" calcext:value-type="float">
            <text:p>-0.0219754246</text:p>
          </table:table-cell>
          <table:table-cell office:value-type="string" calcext:value-type="string">
            <text:p>city</text:p>
          </table:table-cell>
          <table:table-cell office:value-type="float" office:value="-0.0219253708406377" calcext:value-type="float">
            <text:p>-0.0219253708</text:p>
          </table:table-cell>
          <table:table-cell office:value-type="float" office:value="-0.0552" calcext:value-type="float">
            <text:p>-0.0552</text:p>
          </table:table-cell>
          <table:table-cell office:value-type="float" office:value="-0.019789879986858" calcext:value-type="float">
            <text:p>-0.01978988</text:p>
          </table:table-cell>
        </table:table-row>
        <table:table-row table:style-name="ro1">
          <table:table-cell office:value-type="string" calcext:value-type="string">
            <text:p>hero</text:p>
          </table:table-cell>
          <table:table-cell office:value-type="float" office:value="0.0273758005032113" calcext:value-type="float">
            <text:p>0.0273758005</text:p>
          </table:table-cell>
          <table:table-cell office:value-type="float" office:value="0.61525" calcext:value-type="float">
            <text:p>0.61525</text:p>
          </table:table-cell>
          <table:table-cell office:value-type="float" office:value="0.0798756427119455" calcext:value-type="float">
            <text:p>0.0798756427</text:p>
          </table:table-cell>
          <table:table-cell office:value-type="string" calcext:value-type="string">
            <text:p>unless</text:p>
          </table:table-cell>
          <table:table-cell office:value-type="float" office:value="0.0581629097074753" calcext:value-type="float">
            <text:p>0.0581629097</text:p>
          </table:table-cell>
          <table:table-cell office:value-type="float" office:value="0.66125" calcext:value-type="float">
            <text:p>0.66125</text:p>
          </table:table-cell>
          <table:table-cell office:value-type="float" office:value="0.104664992731598" calcext:value-type="float">
            <text:p>0.1046649927</text:p>
          </table:table-cell>
          <table:table-cell office:value-type="string" calcext:value-type="string">
            <text:p>begin</text:p>
          </table:table-cell>
          <table:table-cell office:value-type="float" office:value="0.0581758851847497" calcext:value-type="float">
            <text:p>0.0581758852</text:p>
          </table:table-cell>
          <table:table-cell office:value-type="float" office:value="0.71365" calcext:value-type="float">
            <text:p>0.71365</text:p>
          </table:table-cell>
          <table:table-cell office:value-type="float" office:value="0.102210377802163" calcext:value-type="float">
            <text:p>0.1022103778</text:p>
          </table:table-cell>
          <table:table-cell office:value-type="string" calcext:value-type="string">
            <text:p>setting</text:p>
          </table:table-cell>
          <table:table-cell office:value-type="float" office:value="-0.0233026285408539" calcext:value-type="float">
            <text:p>-0.0233026285</text:p>
          </table:table-cell>
          <table:table-cell office:value-type="float" office:value="-0.05985" calcext:value-type="float">
            <text:p>-0.05985</text:p>
          </table:table-cell>
          <table:table-cell office:value-type="float" office:value="-0.0218195001904316" calcext:value-type="float">
            <text:p>-0.0218195002</text:p>
          </table:table-cell>
          <table:table-cell office:value-type="string" calcext:value-type="string">
            <text:p>enjoy</text:p>
          </table:table-cell>
          <table:table-cell office:value-type="float" office:value="-0.0219062329074226" calcext:value-type="float">
            <text:p>-0.0219062329</text:p>
          </table:table-cell>
          <table:table-cell office:value-type="float" office:value="-0.01475" calcext:value-type="float">
            <text:p>-0.01475</text:p>
          </table:table-cell>
          <table:table-cell office:value-type="float" office:value="-0.019200465307212" calcext:value-type="float">
            <text:p>-0.0192004653</text:p>
          </table:table-cell>
        </table:table-row>
        <table:table-row table:style-name="ro1">
          <table:table-cell office:value-type="string" calcext:value-type="string">
            <text:p>here</text:p>
          </table:table-cell>
          <table:table-cell office:value-type="float" office:value="0.127122638727957" calcext:value-type="float">
            <text:p>0.1271226387</text:p>
          </table:table-cell>
          <table:table-cell office:value-type="float" office:value="0.62105" calcext:value-type="float">
            <text:p>0.62105</text:p>
          </table:table-cell>
          <table:table-cell office:value-type="float" office:value="0.333128024637044" calcext:value-type="float">
            <text:p>0.3331280246</text:p>
          </table:table-cell>
          <table:table-cell office:value-type="string" calcext:value-type="string">
            <text:p>working</text:p>
          </table:table-cell>
          <table:table-cell office:value-type="float" office:value="0.0580406616515283" calcext:value-type="float">
            <text:p>0.0580406617</text:p>
          </table:table-cell>
          <table:table-cell office:value-type="float" office:value="0.67965" calcext:value-type="float">
            <text:p>0.67965</text:p>
          </table:table-cell>
          <table:table-cell office:value-type="float" office:value="0.109767958871752" calcext:value-type="float">
            <text:p>0.1097679589</text:p>
          </table:table-cell>
          <table:table-cell office:value-type="string" calcext:value-type="string">
            <text:p>stars</text:p>
          </table:table-cell>
          <table:table-cell office:value-type="float" office:value="0.0581248613164019" calcext:value-type="float">
            <text:p>0.0581248613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153814432989691" calcext:value-type="float">
            <text:p>0.153814433</text:p>
          </table:table-cell>
          <table:table-cell office:value-type="string" calcext:value-type="string">
            <text:p>city</text:p>
          </table:table-cell>
          <table:table-cell office:value-type="float" office:value="-0.0232818005340546" calcext:value-type="float">
            <text:p>-0.0232818005</text:p>
          </table:table-cell>
          <table:table-cell office:value-type="float" office:value="-0.0516" calcext:value-type="float">
            <text:p>-0.0516</text:p>
          </table:table-cell>
          <table:table-cell office:value-type="float" office:value="-0.021130005818272" calcext:value-type="float">
            <text:p>-0.0211300058</text:p>
          </table:table-cell>
          <table:table-cell office:value-type="string" calcext:value-type="string">
            <text:p>appear</text:p>
          </table:table-cell>
          <table:table-cell office:value-type="float" office:value="-0.021893124100482" calcext:value-type="float">
            <text:p>-0.0218931241</text:p>
          </table:table-cell>
          <table:table-cell office:value-type="float" office:value="-0.0566" calcext:value-type="float">
            <text:p>-0.0566</text:p>
          </table:table-cell>
          <table:table-cell office:value-type="float" office:value="-0.0205189351438302" calcext:value-type="float">
            <text:p>-0.0205189351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float" office:value="0.158243856669611" calcext:value-type="float">
            <text:p>0.1582438567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431935669155658" calcext:value-type="float">
            <text:p>0.4319356692</text:p>
          </table:table-cell>
          <table:table-cell office:value-type="string" calcext:value-type="string">
            <text:p>school</text:p>
          </table:table-cell>
          <table:table-cell office:value-type="float" office:value="0.0580219572921931" calcext:value-type="float">
            <text:p>0.0580219573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140425531914894" calcext:value-type="float">
            <text:p>0.1404255319</text:p>
          </table:table-cell>
          <table:table-cell office:value-type="string" calcext:value-type="string">
            <text:p>sets</text:p>
          </table:table-cell>
          <table:table-cell office:value-type="float" office:value="0.0579592452853714" calcext:value-type="float">
            <text:p>0.0579592453</text:p>
          </table:table-cell>
          <table:table-cell office:value-type="float" office:value="0.6615" calcext:value-type="float">
            <text:p>0.6615</text:p>
          </table:table-cell>
          <table:table-cell office:value-type="float" office:value="0.112247574088644" calcext:value-type="float">
            <text:p>0.1122475741</text:p>
          </table:table-cell>
          <table:table-cell office:value-type="string" calcext:value-type="string">
            <text:p>form</text:p>
          </table:table-cell>
          <table:table-cell office:value-type="float" office:value="-0.0232718119737627" calcext:value-type="float">
            <text:p>-0.023271812</text:p>
          </table:table-cell>
          <table:table-cell office:value-type="float" office:value="-0.0547" calcext:value-type="float">
            <text:p>-0.0547</text:p>
          </table:table-cell>
          <table:table-cell office:value-type="float" office:value="-0.0215495611992301" calcext:value-type="float">
            <text:p>-0.0215495612</text:p>
          </table:table-cell>
          <table:table-cell office:value-type="string" calcext:value-type="string">
            <text:p>release</text:p>
          </table:table-cell>
          <table:table-cell office:value-type="float" office:value="-0.0218928208475584" calcext:value-type="float">
            <text:p>-0.0218928208</text:p>
          </table:table-cell>
          <table:table-cell office:value-type="float" office:value="-0.05025" calcext:value-type="float">
            <text:p>-0.05025</text:p>
          </table:table-cell>
          <table:table-cell office:value-type="float" office:value="-0.0203597803772458" calcext:value-type="float">
            <text:p>-0.0203597804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float" office:value="0.0620435962039173" calcext:value-type="float">
            <text:p>0.0620435962</text:p>
          </table:table-cell>
          <table:table-cell office:value-type="float" office:value="0.61445" calcext:value-type="float">
            <text:p>0.61445</text:p>
          </table:table-cell>
          <table:table-cell office:value-type="float" office:value="0.165747051823001" calcext:value-type="float">
            <text:p>0.1657470518</text:p>
          </table:table-cell>
          <table:table-cell office:value-type="string" calcext:value-type="string">
            <text:p>actress</text:p>
          </table:table-cell>
          <table:table-cell office:value-type="float" office:value="0.0579947641236581" calcext:value-type="float">
            <text:p>0.0579947641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129335976214073" calcext:value-type="float">
            <text:p>0.1293359762</text:p>
          </table:table-cell>
          <table:table-cell office:value-type="string" calcext:value-type="string">
            <text:p>looked</text:p>
          </table:table-cell>
          <table:table-cell office:value-type="float" office:value="0.057756133625851" calcext:value-type="float">
            <text:p>0.0577561336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119868637110016" calcext:value-type="float">
            <text:p>0.1198686371</text:p>
          </table:table-cell>
          <table:table-cell office:value-type="string" calcext:value-type="string">
            <text:p>killer</text:p>
          </table:table-cell>
          <table:table-cell office:value-type="float" office:value="-0.0232475110477178" calcext:value-type="float">
            <text:p>-0.023247511</text:p>
          </table:table-cell>
          <table:table-cell office:value-type="float" office:value="-0.0463" calcext:value-type="float">
            <text:p>-0.0463</text:p>
          </table:table-cell>
          <table:table-cell office:value-type="float" office:value="-0.0210945796566973" calcext:value-type="float">
            <text:p>-0.0210945797</text:p>
          </table:table-cell>
          <table:table-cell office:value-type="string" calcext:value-type="string">
            <text:p>needs</text:p>
          </table:table-cell>
          <table:table-cell office:value-type="float" office:value="-0.0218889265535866" calcext:value-type="float">
            <text:p>-0.0218889266</text:p>
          </table:table-cell>
          <table:table-cell office:value-type="float" office:value="-0.0427" calcext:value-type="float">
            <text:p>-0.0427</text:p>
          </table:table-cell>
          <table:table-cell office:value-type="float" office:value="-0.0202791809732681" calcext:value-type="float">
            <text:p>-0.020279181</text:p>
          </table:table-cell>
        </table:table-row>
        <table:table-row table:style-name="ro1">
          <table:table-cell office:value-type="string" calcext:value-type="string">
            <text:p>hell</text:p>
          </table:table-cell>
          <table:table-cell office:value-type="float" office:value="0.0440801739945292" calcext:value-type="float">
            <text:p>0.044080174</text:p>
          </table:table-cell>
          <table:table-cell office:value-type="float" office:value="0.64825" calcext:value-type="float">
            <text:p>0.64825</text:p>
          </table:table-cell>
          <table:table-cell office:value-type="float" office:value="0.108025865348041" calcext:value-type="float">
            <text:p>0.1080258653</text:p>
          </table:table-cell>
          <table:table-cell office:value-type="string" calcext:value-type="string">
            <text:p>killer</text:p>
          </table:table-cell>
          <table:table-cell office:value-type="float" office:value="0.0578348127850101" calcext:value-type="float">
            <text:p>0.0578348128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119275549805951" calcext:value-type="float">
            <text:p>0.1192755498</text:p>
          </table:table-cell>
          <table:table-cell office:value-type="string" calcext:value-type="string">
            <text:p>possible</text:p>
          </table:table-cell>
          <table:table-cell office:value-type="float" office:value="0.0576478579655765" calcext:value-type="float">
            <text:p>0.057647858</text:p>
          </table:table-cell>
          <table:table-cell office:value-type="float" office:value="0.6605" calcext:value-type="float">
            <text:p>0.6605</text:p>
          </table:table-cell>
          <table:table-cell office:value-type="float" office:value="0.120238403731537" calcext:value-type="float">
            <text:p>0.1202384037</text:p>
          </table:table-cell>
          <table:table-cell office:value-type="string" calcext:value-type="string">
            <text:p>children</text:p>
          </table:table-cell>
          <table:table-cell office:value-type="float" office:value="-0.0232031139706584" calcext:value-type="float">
            <text:p>-0.023203114</text:p>
          </table:table-cell>
          <table:table-cell office:value-type="float" office:value="-0.0599500000000001" calcext:value-type="float">
            <text:p>-0.05995</text:p>
          </table:table-cell>
          <table:table-cell office:value-type="float" office:value="-0.0206470874153231" calcext:value-type="float">
            <text:p>-0.0206470874</text:p>
          </table:table-cell>
          <table:table-cell office:value-type="string" calcext:value-type="string">
            <text:p>de</text:p>
          </table:table-cell>
          <table:table-cell office:value-type="float" office:value="-0.0218537806116384" calcext:value-type="float">
            <text:p>-0.0218537806</text:p>
          </table:table-cell>
          <table:table-cell office:value-type="float" office:value="-0.05535" calcext:value-type="float">
            <text:p>-0.05535</text:p>
          </table:table-cell>
          <table:table-cell office:value-type="float" office:value="-0.0208375486863624" calcext:value-type="float">
            <text:p>-0.0208375487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0561313529734304" calcext:value-type="float">
            <text:p>0.056131353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131805807622505" calcext:value-type="float">
            <text:p>0.1318058076</text:p>
          </table:table-cell>
          <table:table-cell office:value-type="string" calcext:value-type="string">
            <text:p>hell</text:p>
          </table:table-cell>
          <table:table-cell office:value-type="float" office:value="0.0578215372625096" calcext:value-type="float">
            <text:p>0.0578215373</text:p>
          </table:table-cell>
          <table:table-cell office:value-type="float" office:value="0.6441" calcext:value-type="float">
            <text:p>0.6441</text:p>
          </table:table-cell>
          <table:table-cell office:value-type="float" office:value="0.121017535193875" calcext:value-type="float">
            <text:p>0.1210175352</text:p>
          </table:table-cell>
          <table:table-cell office:value-type="string" calcext:value-type="string">
            <text:p>memorable</text:p>
          </table:table-cell>
          <table:table-cell office:value-type="float" office:value="0.0575245531629355" calcext:value-type="float">
            <text:p>0.0575245532</text:p>
          </table:table-cell>
          <table:table-cell office:value-type="float" office:value="0.691" calcext:value-type="float">
            <text:p>0.691</text:p>
          </table:table-cell>
          <table:table-cell office:value-type="float" office:value="0.101221640488656" calcext:value-type="float">
            <text:p>0.1012216405</text:p>
          </table:table-cell>
          <table:table-cell office:value-type="string" calcext:value-type="string">
            <text:p>eye</text:p>
          </table:table-cell>
          <table:table-cell office:value-type="float" office:value="-0.0231968816958673" calcext:value-type="float">
            <text:p>-0.0231968817</text:p>
          </table:table-cell>
          <table:table-cell office:value-type="float" office:value="-0.0441499999999999" calcext:value-type="float">
            <text:p>-0.04415</text:p>
          </table:table-cell>
          <table:table-cell office:value-type="float" office:value="-0.0215551600791213" calcext:value-type="float">
            <text:p>-0.0215551601</text:p>
          </table:table-cell>
          <table:table-cell office:value-type="string" calcext:value-type="string">
            <text:p>certain</text:p>
          </table:table-cell>
          <table:table-cell office:value-type="float" office:value="-0.0218005587116595" calcext:value-type="float">
            <text:p>-0.0218005587</text:p>
          </table:table-cell>
          <table:table-cell office:value-type="float" office:value="-0.0680000000000001" calcext:value-type="float">
            <text:p>-0.068</text:p>
          </table:table-cell>
          <table:table-cell office:value-type="float" office:value="-0.0201328501050243" calcext:value-type="float">
            <text:p>-0.0201328501</text:p>
          </table:table-cell>
        </table:table-row>
        <table:table-row table:style-name="ro1">
          <table:table-cell office:value-type="string" calcext:value-type="string">
            <text:p>heard</text:p>
          </table:table-cell>
          <table:table-cell office:value-type="float" office:value="0.0266007994910142" calcext:value-type="float">
            <text:p>0.0266007995</text:p>
          </table:table-cell>
          <table:table-cell office:value-type="float" office:value="0.57515" calcext:value-type="float">
            <text:p>0.57515</text:p>
          </table:table-cell>
          <table:table-cell office:value-type="float" office:value="0.0976956567909101" calcext:value-type="float">
            <text:p>0.0976956568</text:p>
          </table:table-cell>
          <table:table-cell office:value-type="string" calcext:value-type="string">
            <text:p>happy</text:p>
          </table:table-cell>
          <table:table-cell office:value-type="float" office:value="0.0578186269367942" calcext:value-type="float">
            <text:p>0.0578186269</text:p>
          </table:table-cell>
          <table:table-cell office:value-type="float" office:value="0.6589" calcext:value-type="float">
            <text:p>0.6589</text:p>
          </table:table-cell>
          <table:table-cell office:value-type="float" office:value="0.116321243523316" calcext:value-type="float">
            <text:p>0.1163212435</text:p>
          </table:table-cell>
          <table:table-cell office:value-type="string" calcext:value-type="string">
            <text:p>country</text:p>
          </table:table-cell>
          <table:table-cell office:value-type="float" office:value="0.0575153521913333" calcext:value-type="float">
            <text:p>0.0575153522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111111111111111" calcext:value-type="float">
            <text:p>0.1111111111</text:p>
          </table:table-cell>
          <table:table-cell office:value-type="string" calcext:value-type="string">
            <text:p>none</text:p>
          </table:table-cell>
          <table:table-cell office:value-type="float" office:value="-0.0230978219860334" calcext:value-type="float">
            <text:p>-0.023097822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21393115713227" calcext:value-type="float">
            <text:p>-0.0213931157</text:p>
          </table:table-cell>
          <table:table-cell office:value-type="string" calcext:value-type="string">
            <text:p>performance</text:p>
          </table:table-cell>
          <table:table-cell office:value-type="float" office:value="-0.021779912297871" calcext:value-type="float">
            <text:p>-0.0217799123</text:p>
          </table:table-cell>
          <table:table-cell office:value-type="float" office:value="-0.00459999999999994" calcext:value-type="float">
            <text:p>-0.0046</text:p>
          </table:table-cell>
          <table:table-cell office:value-type="float" office:value="-0.01894842054234" calcext:value-type="float">
            <text:p>-0.0189484205</text:p>
          </table:table-cell>
        </table:table-row>
        <table:table-row table:style-name="ro1">
          <table:table-cell office:value-type="string" calcext:value-type="string">
            <text:p>hear</text:p>
          </table:table-cell>
          <table:table-cell office:value-type="float" office:value="0.0265613088480928" calcext:value-type="float">
            <text:p>0.0265613088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0771306498763211" calcext:value-type="float">
            <text:p>0.0771306499</text:p>
          </table:table-cell>
          <table:table-cell office:value-type="string" calcext:value-type="string">
            <text:p>indeed</text:p>
          </table:table-cell>
          <table:table-cell office:value-type="float" office:value="0.0578039868381178" calcext:value-type="float">
            <text:p>0.0578039868</text:p>
          </table:table-cell>
          <table:table-cell office:value-type="float" office:value="0.68465" calcext:value-type="float">
            <text:p>0.68465</text:p>
          </table:table-cell>
          <table:table-cell office:value-type="float" office:value="0.105263157894737" calcext:value-type="float">
            <text:p>0.1052631579</text:p>
          </table:table-cell>
          <table:table-cell office:value-type="string" calcext:value-type="string">
            <text:p>hour</text:p>
          </table:table-cell>
          <table:table-cell office:value-type="float" office:value="0.0574240796319766" calcext:value-type="float">
            <text:p>0.0574240796</text:p>
          </table:table-cell>
          <table:table-cell office:value-type="float" office:value="0.6233" calcext:value-type="float">
            <text:p>0.6233</text:p>
          </table:table-cell>
          <table:table-cell office:value-type="float" office:value="0.127605372857805" calcext:value-type="float">
            <text:p>0.1276053729</text:p>
          </table:table-cell>
          <table:table-cell office:value-type="string" calcext:value-type="string">
            <text:p>game</text:p>
          </table:table-cell>
          <table:table-cell office:value-type="float" office:value="-0.0230436027240812" calcext:value-type="float">
            <text:p>-0.0230436027</text:p>
          </table:table-cell>
          <table:table-cell office:value-type="float" office:value="-0.0442499999999999" calcext:value-type="float">
            <text:p>-0.04425</text:p>
          </table:table-cell>
          <table:table-cell office:value-type="float" office:value="-0.0213799684797292" calcext:value-type="float">
            <text:p>-0.0213799685</text:p>
          </table:table-cell>
          <table:table-cell office:value-type="string" calcext:value-type="string">
            <text:p>minutes</text:p>
          </table:table-cell>
          <table:table-cell office:value-type="float" office:value="-0.021775942996422" calcext:value-type="float">
            <text:p>-0.021775943</text:p>
          </table:table-cell>
          <table:table-cell office:value-type="float" office:value="0.000200000000000089" calcext:value-type="float">
            <text:p>0.0002</text:p>
          </table:table-cell>
          <table:table-cell office:value-type="float" office:value="-0.019246801185052" calcext:value-type="float">
            <text:p>-0.0192468012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0.0522239711108296" calcext:value-type="float">
            <text:p>0.0522239711</text:p>
          </table:table-cell>
          <table:table-cell office:value-type="float" office:value="0.63955" calcext:value-type="float">
            <text:p>0.63955</text:p>
          </table:table-cell>
          <table:table-cell office:value-type="float" office:value="0.141274568195354" calcext:value-type="float">
            <text:p>0.1412745682</text:p>
          </table:table-cell>
          <table:table-cell office:value-type="string" calcext:value-type="string">
            <text:p>nature</text:p>
          </table:table-cell>
          <table:table-cell office:value-type="float" office:value="0.0577281929646741" calcext:value-type="float">
            <text:p>0.057728193</text:p>
          </table:table-cell>
          <table:table-cell office:value-type="float" office:value="0.6887" calcext:value-type="float">
            <text:p>0.6887</text:p>
          </table:table-cell>
          <table:table-cell office:value-type="float" office:value="0.0992476851851852" calcext:value-type="float">
            <text:p>0.0992476852</text:p>
          </table:table-cell>
          <table:table-cell office:value-type="string" calcext:value-type="string">
            <text:p>quality</text:p>
          </table:table-cell>
          <table:table-cell office:value-type="float" office:value="0.0573631259764545" calcext:value-type="float">
            <text:p>0.057363126</text:p>
          </table:table-cell>
          <table:table-cell office:value-type="float" office:value="0.63485" calcext:value-type="float">
            <text:p>0.63485</text:p>
          </table:table-cell>
          <table:table-cell office:value-type="float" office:value="0.13440796491644" calcext:value-type="float">
            <text:p>0.1344079649</text:p>
          </table:table-cell>
          <table:table-cell office:value-type="string" calcext:value-type="string">
            <text:p>follow</text:p>
          </table:table-cell>
          <table:table-cell office:value-type="float" office:value="-0.0230011469465013" calcext:value-type="float">
            <text:p>-0.0230011469</text:p>
          </table:table-cell>
          <table:table-cell office:value-type="float" office:value="-0.0779500000000001" calcext:value-type="float">
            <text:p>-0.07795</text:p>
          </table:table-cell>
          <table:table-cell office:value-type="float" office:value="-0.0209851069359503" calcext:value-type="float">
            <text:p>-0.0209851069</text:p>
          </table:table-cell>
          <table:table-cell office:value-type="string" calcext:value-type="string">
            <text:p>eye</text:p>
          </table:table-cell>
          <table:table-cell office:value-type="float" office:value="-0.0215805617174527" calcext:value-type="float">
            <text:p>-0.0215805617</text:p>
          </table:table-cell>
          <table:table-cell office:value-type="float" office:value="-0.0592499999999999" calcext:value-type="float">
            <text:p>-0.05925</text:p>
          </table:table-cell>
          <table:table-cell office:value-type="float" office:value="-0.0198314332051945" calcext:value-type="float">
            <text:p>-0.0198314332</text:p>
          </table:table-cell>
        </table:table-row>
        <table:table-row table:style-name="ro1">
          <table:table-cell office:value-type="string" calcext:value-type="string">
            <text:p>he's</text:p>
          </table:table-cell>
          <table:table-cell office:value-type="float" office:value="0.0723791349027788" calcext:value-type="float">
            <text:p>0.0723791349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196756756756757" calcext:value-type="float">
            <text:p>0.1967567568</text:p>
          </table:table-cell>
          <table:table-cell office:value-type="string" calcext:value-type="string">
            <text:p>husband</text:p>
          </table:table-cell>
          <table:table-cell office:value-type="float" office:value="0.0576577117748615" calcext:value-type="float">
            <text:p>0.0576577118</text:p>
          </table:table-cell>
          <table:table-cell office:value-type="float" office:value="0.67935" calcext:value-type="float">
            <text:p>0.67935</text:p>
          </table:table-cell>
          <table:table-cell office:value-type="float" office:value="0.10893427817146" calcext:value-type="float">
            <text:p>0.1089342782</text:p>
          </table:table-cell>
          <table:table-cell office:value-type="string" calcext:value-type="string">
            <text:p>aren't</text:p>
          </table:table-cell>
          <table:table-cell office:value-type="float" office:value="0.0572441307578635" calcext:value-type="float">
            <text:p>0.0572441308</text:p>
          </table:table-cell>
          <table:table-cell office:value-type="float" office:value="0.66465" calcext:value-type="float">
            <text:p>0.66465</text:p>
          </table:table-cell>
          <table:table-cell office:value-type="float" office:value="0.114119667150971" calcext:value-type="float">
            <text:p>0.1141196672</text:p>
          </table:table-cell>
          <table:table-cell office:value-type="string" calcext:value-type="string">
            <text:p>major</text:p>
          </table:table-cell>
          <table:table-cell office:value-type="float" office:value="-0.0229756390414676" calcext:value-type="float">
            <text:p>-0.022975639</text:p>
          </table:table-cell>
          <table:table-cell office:value-type="float" office:value="-0.0449" calcext:value-type="float">
            <text:p>-0.0449</text:p>
          </table:table-cell>
          <table:table-cell office:value-type="float" office:value="-0.0211325227498666" calcext:value-type="float">
            <text:p>-0.0211325227</text:p>
          </table:table-cell>
          <table:table-cell office:value-type="string" calcext:value-type="string">
            <text:p>hate</text:p>
          </table:table-cell>
          <table:table-cell office:value-type="float" office:value="-0.0215220095940827" calcext:value-type="float">
            <text:p>-0.0215220096</text:p>
          </table:table-cell>
          <table:table-cell office:value-type="float" office:value="-0.00745000000000007" calcext:value-type="float">
            <text:p>-0.00745</text:p>
          </table:table-cell>
          <table:table-cell office:value-type="float" office:value="-0.0203730406559843" calcext:value-type="float">
            <text:p>-0.0203730407</text:p>
          </table:table-cell>
        </table:table-row>
        <table:table-row table:style-name="ro1">
          <table:table-cell office:value-type="string" calcext:value-type="string">
            <text:p>having</text:p>
          </table:table-cell>
          <table:table-cell office:value-type="float" office:value="0.0650915528196364" calcext:value-type="float">
            <text:p>0.0650915528</text:p>
          </table:table-cell>
          <table:table-cell office:value-type="float" office:value="0.60045" calcext:value-type="float">
            <text:p>0.60045</text:p>
          </table:table-cell>
          <table:table-cell office:value-type="float" office:value="0.202733712461339" calcext:value-type="float">
            <text:p>0.2027337125</text:p>
          </table:table-cell>
          <table:table-cell office:value-type="string" calcext:value-type="string">
            <text:p>taking</text:p>
          </table:table-cell>
          <table:table-cell office:value-type="float" office:value="0.0576017962779049" calcext:value-type="float">
            <text:p>0.0576017963</text:p>
          </table:table-cell>
          <table:table-cell office:value-type="float" office:value="0.6508" calcext:value-type="float">
            <text:p>0.6508</text:p>
          </table:table-cell>
          <table:table-cell office:value-type="float" office:value="0.119293820933165" calcext:value-type="float">
            <text:p>0.1192938209</text:p>
          </table:table-cell>
          <table:table-cell office:value-type="string" calcext:value-type="string">
            <text:p>coming</text:p>
          </table:table-cell>
          <table:table-cell office:value-type="float" office:value="0.0571634201341966" calcext:value-type="float">
            <text:p>0.0571634201</text:p>
          </table:table-cell>
          <table:table-cell office:value-type="float" office:value="0.6398" calcext:value-type="float">
            <text:p>0.6398</text:p>
          </table:table-cell>
          <table:table-cell office:value-type="float" office:value="0.122105776261272" calcext:value-type="float">
            <text:p>0.1221057763</text:p>
          </table:table-cell>
          <table:table-cell office:value-type="string" calcext:value-type="string">
            <text:p>particular</text:p>
          </table:table-cell>
          <table:table-cell office:value-type="float" office:value="-0.0229747577537158" calcext:value-type="float">
            <text:p>-0.0229747578</text:p>
          </table:table-cell>
          <table:table-cell office:value-type="float" office:value="-0.0673" calcext:value-type="float">
            <text:p>-0.0673</text:p>
          </table:table-cell>
          <table:table-cell office:value-type="float" office:value="-0.0211972677005294" calcext:value-type="float">
            <text:p>-0.0211972677</text:p>
          </table:table-cell>
          <table:table-cell office:value-type="string" calcext:value-type="string">
            <text:p>scary</text:p>
          </table:table-cell>
          <table:table-cell office:value-type="float" office:value="-0.021521604706014" calcext:value-type="float">
            <text:p>-0.0215216047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-0.0206009206606583" calcext:value-type="float">
            <text:p>-0.0206009207</text:p>
          </table:table-cell>
        </table:table-row>
        <table:table-row table:style-name="ro1">
          <table:table-cell office:value-type="string" calcext:value-type="string">
            <text:p>haven't</text:p>
          </table:table-cell>
          <table:table-cell office:value-type="float" office:value="0.0252067191783314" calcext:value-type="float">
            <text:p>0.0252067192</text:p>
          </table:table-cell>
          <table:table-cell office:value-type="float" office:value="0.58225" calcext:value-type="float">
            <text:p>0.58225</text:p>
          </table:table-cell>
          <table:table-cell office:value-type="float" office:value="0.0797444652494768" calcext:value-type="float">
            <text:p>0.0797444652</text:p>
          </table:table-cell>
          <table:table-cell office:value-type="string" calcext:value-type="string">
            <text:p>writing</text:p>
          </table:table-cell>
          <table:table-cell office:value-type="float" office:value="0.0574882233011316" calcext:value-type="float">
            <text:p>0.0574882233</text:p>
          </table:table-cell>
          <table:table-cell office:value-type="float" office:value="0.61885" calcext:value-type="float">
            <text:p>0.61885</text:p>
          </table:table-cell>
          <table:table-cell office:value-type="float" office:value="0.135224049914918" calcext:value-type="float">
            <text:p>0.1352240499</text:p>
          </table:table-cell>
          <table:table-cell office:value-type="string" calcext:value-type="string">
            <text:p>local</text:p>
          </table:table-cell>
          <table:table-cell office:value-type="float" office:value="0.0571124433364183" calcext:value-type="float">
            <text:p>0.0571124433</text:p>
          </table:table-cell>
          <table:table-cell office:value-type="float" office:value="0.66075" calcext:value-type="float">
            <text:p>0.66075</text:p>
          </table:table-cell>
          <table:table-cell office:value-type="float" office:value="0.109229355389261" calcext:value-type="float">
            <text:p>0.1092293554</text:p>
          </table:table-cell>
          <table:table-cell office:value-type="string" calcext:value-type="string">
            <text:p>period</text:p>
          </table:table-cell>
          <table:table-cell office:value-type="float" office:value="-0.0229741600854056" calcext:value-type="float">
            <text:p>-0.0229741601</text:p>
          </table:table-cell>
          <table:table-cell office:value-type="float" office:value="-0.07135" calcext:value-type="float">
            <text:p>-0.07135</text:p>
          </table:table-cell>
          <table:table-cell office:value-type="float" office:value="-0.0210905415512203" calcext:value-type="float">
            <text:p>-0.0210905416</text:p>
          </table:table-cell>
          <table:table-cell office:value-type="string" calcext:value-type="string">
            <text:p>parts</text:p>
          </table:table-cell>
          <table:table-cell office:value-type="float" office:value="-0.021485261807714" calcext:value-type="float">
            <text:p>-0.0214852618</text:p>
          </table:table-cell>
          <table:table-cell office:value-type="float" office:value="-0.0099499999999999" calcext:value-type="float">
            <text:p>-0.00995</text:p>
          </table:table-cell>
          <table:table-cell office:value-type="float" office:value="-0.019803244479189" calcext:value-type="float">
            <text:p>-0.0198032445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office:value-type="float" office:value="0.0250030149936041" calcext:value-type="float">
            <text:p>0.025003015</text:p>
          </table:table-cell>
          <table:table-cell office:value-type="float" office:value="0.6157" calcext:value-type="float">
            <text:p>0.6157</text:p>
          </table:table-cell>
          <table:table-cell office:value-type="float" office:value="0.0775324051848296" calcext:value-type="float">
            <text:p>0.0775324052</text:p>
          </table:table-cell>
          <table:table-cell office:value-type="string" calcext:value-type="string">
            <text:p>murder</text:p>
          </table:table-cell>
          <table:table-cell office:value-type="float" office:value="0.0574529055818691" calcext:value-type="float">
            <text:p>0.0574529056</text:p>
          </table:table-cell>
          <table:table-cell office:value-type="float" office:value="0.66375" calcext:value-type="float">
            <text:p>0.66375</text:p>
          </table:table-cell>
          <table:table-cell office:value-type="float" office:value="0.112445558928336" calcext:value-type="float">
            <text:p>0.1124455589</text:p>
          </table:table-cell>
          <table:table-cell office:value-type="string" calcext:value-type="string">
            <text:p>fight</text:p>
          </table:table-cell>
          <table:table-cell office:value-type="float" office:value="0.0570529509670272" calcext:value-type="float">
            <text:p>0.057052951</text:p>
          </table:table-cell>
          <table:table-cell office:value-type="float" office:value="0.6556" calcext:value-type="float">
            <text:p>0.6556</text:p>
          </table:table-cell>
          <table:table-cell office:value-type="float" office:value="0.12008175779254" calcext:value-type="float">
            <text:p>0.1200817578</text:p>
          </table:table-cell>
          <table:table-cell office:value-type="string" calcext:value-type="string">
            <text:p>points</text:p>
          </table:table-cell>
          <table:table-cell office:value-type="float" office:value="-0.0228309445958445" calcext:value-type="float">
            <text:p>-0.0228309446</text:p>
          </table:table-cell>
          <table:table-cell office:value-type="float" office:value="-0.03875" calcext:value-type="float">
            <text:p>-0.03875</text:p>
          </table:table-cell>
          <table:table-cell office:value-type="float" office:value="-0.0212355023045593" calcext:value-type="float">
            <text:p>-0.0212355023</text:p>
          </table:table-cell>
          <table:table-cell office:value-type="string" calcext:value-type="string">
            <text:p>usually</text:p>
          </table:table-cell>
          <table:table-cell office:value-type="float" office:value="-0.0212312063986537" calcext:value-type="float">
            <text:p>-0.0212312064</text:p>
          </table:table-cell>
          <table:table-cell office:value-type="float" office:value="-0.0203" calcext:value-type="float">
            <text:p>-0.0203</text:p>
          </table:table-cell>
          <table:table-cell office:value-type="float" office:value="-0.0196988861918718" calcext:value-type="float">
            <text:p>-0.0196988862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office:value-type="float" office:value="0.181491282631867" calcext:value-type="float">
            <text:p>0.1814912826</text:p>
          </table:table-cell>
          <table:table-cell office:value-type="float" office:value="0.5994" calcext:value-type="float">
            <text:p>0.5994</text:p>
          </table:table-cell>
          <table:table-cell office:value-type="float" office:value="0.527761405163268" calcext:value-type="float">
            <text:p>0.5277614052</text:p>
          </table:table-cell>
          <table:table-cell office:value-type="string" calcext:value-type="string">
            <text:p>james</text:p>
          </table:table-cell>
          <table:table-cell office:value-type="float" office:value="0.0573997938681437" calcext:value-type="float">
            <text:p>0.0573997939</text:p>
          </table:table-cell>
          <table:table-cell office:value-type="float" office:value="0.6671" calcext:value-type="float">
            <text:p>0.6671</text:p>
          </table:table-cell>
          <table:table-cell office:value-type="float" office:value="0.109416800428036" calcext:value-type="float">
            <text:p>0.1094168004</text:p>
          </table:table-cell>
          <table:table-cell office:value-type="string" calcext:value-type="string">
            <text:p>mr</text:p>
          </table:table-cell>
          <table:table-cell office:value-type="float" office:value="0.0569950343123739" calcext:value-type="float">
            <text:p>0.0569950343</text:p>
          </table:table-cell>
          <table:table-cell office:value-type="float" office:value="0.64475" calcext:value-type="float">
            <text:p>0.64475</text:p>
          </table:table-cell>
          <table:table-cell office:value-type="float" office:value="0.123164260150562" calcext:value-type="float">
            <text:p>0.1231642602</text:p>
          </table:table-cell>
          <table:table-cell office:value-type="string" calcext:value-type="string">
            <text:p>type</text:p>
          </table:table-cell>
          <table:table-cell office:value-type="float" office:value="-0.0227936145808061" calcext:value-type="float">
            <text:p>-0.0227936146</text:p>
          </table:table-cell>
          <table:table-cell office:value-type="float" office:value="-0.0488500000000001" calcext:value-type="float">
            <text:p>-0.04885</text:p>
          </table:table-cell>
          <table:table-cell office:value-type="float" office:value="-0.020367221763276" calcext:value-type="float">
            <text:p>-0.0203672218</text:p>
          </table:table-cell>
          <table:table-cell office:value-type="string" calcext:value-type="string">
            <text:p>serious</text:p>
          </table:table-cell>
          <table:table-cell office:value-type="float" office:value="-0.0212081632852283" calcext:value-type="float">
            <text:p>-0.0212081633</text:p>
          </table:table-cell>
          <table:table-cell office:value-type="float" office:value="-0.0401" calcext:value-type="float">
            <text:p>-0.0401</text:p>
          </table:table-cell>
          <table:table-cell office:value-type="float" office:value="-0.0192915558911437" calcext:value-type="float">
            <text:p>-0.0192915559</text:p>
          </table:table-cell>
        </table:table-row>
        <table:table-row table:style-name="ro1">
          <table:table-cell office:value-type="string" calcext:value-type="string">
            <text:p>hardly</text:p>
          </table:table-cell>
          <table:table-cell office:value-type="float" office:value="0.0277390994871858" calcext:value-type="float">
            <text:p>0.0277390995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0677877036258539" calcext:value-type="float">
            <text:p>0.0677877036</text:p>
          </table:table-cell>
          <table:table-cell office:value-type="string" calcext:value-type="string">
            <text:p>leads</text:p>
          </table:table-cell>
          <table:table-cell office:value-type="float" office:value="0.0572529812680234" calcext:value-type="float">
            <text:p>0.0572529813</text:p>
          </table:table-cell>
          <table:table-cell office:value-type="float" office:value="0.687" calcext:value-type="float">
            <text:p>0.687</text:p>
          </table:table-cell>
          <table:table-cell office:value-type="float" office:value="0.104947097512153" calcext:value-type="float">
            <text:p>0.1049470975</text:p>
          </table:table-cell>
          <table:table-cell office:value-type="string" calcext:value-type="string">
            <text:p>murder</text:p>
          </table:table-cell>
          <table:table-cell office:value-type="float" office:value="0.0569010369347273" calcext:value-type="float">
            <text:p>0.0569010369</text:p>
          </table:table-cell>
          <table:table-cell office:value-type="float" office:value="0.64395" calcext:value-type="float">
            <text:p>0.64395</text:p>
          </table:table-cell>
          <table:table-cell office:value-type="float" office:value="0.112205460665752" calcext:value-type="float">
            <text:p>0.1122054607</text:p>
          </table:table-cell>
          <table:table-cell office:value-type="string" calcext:value-type="string">
            <text:p>mostly</text:p>
          </table:table-cell>
          <table:table-cell office:value-type="float" office:value="-0.0227802118312532" calcext:value-type="float">
            <text:p>-0.0227802118</text:p>
          </table:table-cell>
          <table:table-cell office:value-type="float" office:value="-0.03135" calcext:value-type="float">
            <text:p>-0.03135</text:p>
          </table:table-cell>
          <table:table-cell office:value-type="float" office:value="-0.0210265451370779" calcext:value-type="float">
            <text:p>-0.0210265451</text:p>
          </table:table-cell>
          <table:table-cell office:value-type="string" calcext:value-type="string">
            <text:p>aren't</text:p>
          </table:table-cell>
          <table:table-cell office:value-type="float" office:value="-0.0212045079264263" calcext:value-type="float">
            <text:p>-0.0212045079</text:p>
          </table:table-cell>
          <table:table-cell office:value-type="float" office:value="-0.01605" calcext:value-type="float">
            <text:p>-0.01605</text:p>
          </table:table-cell>
          <table:table-cell office:value-type="float" office:value="-0.0197897702437545" calcext:value-type="float">
            <text:p>-0.0197897702</text:p>
          </table:table-cell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0.0607391779447263" calcext:value-type="float">
            <text:p>0.0607391779</text:p>
          </table:table-cell>
          <table:table-cell office:value-type="float" office:value="0.5979" calcext:value-type="float">
            <text:p>0.5979</text:p>
          </table:table-cell>
          <table:table-cell office:value-type="float" office:value="0.204235107856719" calcext:value-type="float">
            <text:p>0.2042351079</text:p>
          </table:table-cell>
          <table:table-cell office:value-type="string" calcext:value-type="string">
            <text:p>michael</text:p>
          </table:table-cell>
          <table:table-cell office:value-type="float" office:value="0.0570985969474426" calcext:value-type="float">
            <text:p>0.0570985969</text:p>
          </table:table-cell>
          <table:table-cell office:value-type="float" office:value="0.66655" calcext:value-type="float">
            <text:p>0.66655</text:p>
          </table:table-cell>
          <table:table-cell office:value-type="float" office:value="0.11937145120824" calcext:value-type="float">
            <text:p>0.1193714512</text:p>
          </table:table-cell>
          <table:table-cell office:value-type="string" calcext:value-type="string">
            <text:p>husband</text:p>
          </table:table-cell>
          <table:table-cell office:value-type="float" office:value="0.0568351831022707" calcext:value-type="float">
            <text:p>0.0568351831</text:p>
          </table:table-cell>
          <table:table-cell office:value-type="float" office:value="0.669" calcext:value-type="float">
            <text:p>0.669</text:p>
          </table:table-cell>
          <table:table-cell office:value-type="float" office:value="0.108297413793103" calcext:value-type="float">
            <text:p>0.1082974138</text:p>
          </table:table-cell>
          <table:table-cell office:value-type="string" calcext:value-type="string">
            <text:p>tv</text:p>
          </table:table-cell>
          <table:table-cell office:value-type="float" office:value="-0.0227067272997329" calcext:value-type="float">
            <text:p>-0.0227067273</text:p>
          </table:table-cell>
          <table:table-cell office:value-type="float" office:value="-0.03145" calcext:value-type="float">
            <text:p>-0.03145</text:p>
          </table:table-cell>
          <table:table-cell office:value-type="float" office:value="-0.018281894626533" calcext:value-type="float">
            <text:p>-0.0182818946</text:p>
          </table:table-cell>
          <table:table-cell office:value-type="string" calcext:value-type="string">
            <text:p>screenplay</text:p>
          </table:table-cell>
          <table:table-cell office:value-type="float" office:value="-0.0210910774011254" calcext:value-type="float">
            <text:p>-0.0210910774</text:p>
          </table:table-cell>
          <table:table-cell office:value-type="float" office:value="-0.02935" calcext:value-type="float">
            <text:p>-0.02935</text:p>
          </table:table-cell>
          <table:table-cell office:value-type="float" office:value="-0.0198888724343359" calcext:value-type="float">
            <text:p>-0.0198888724</text:p>
          </table:table-cell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0276712350803592" calcext:value-type="float">
            <text:p>0.0276712351</text:p>
          </table:table-cell>
          <table:table-cell office:value-type="float" office:value="0.58415" calcext:value-type="float">
            <text:p>0.58415</text:p>
          </table:table-cell>
          <table:table-cell office:value-type="float" office:value="0.0889473107678826" calcext:value-type="float">
            <text:p>0.0889473108</text:p>
          </table:table-cell>
          <table:table-cell office:value-type="string" calcext:value-type="string">
            <text:p>power</text:p>
          </table:table-cell>
          <table:table-cell office:value-type="float" office:value="0.0570889777495648" calcext:value-type="float">
            <text:p>0.0570889777</text:p>
          </table:table-cell>
          <table:table-cell office:value-type="float" office:value="0.6732" calcext:value-type="float">
            <text:p>0.6732</text:p>
          </table:table-cell>
          <table:table-cell office:value-type="float" office:value="0.108321964529332" calcext:value-type="float">
            <text:p>0.1083219645</text:p>
          </table:table-cell>
          <table:table-cell office:value-type="string" calcext:value-type="string">
            <text:p>car</text:p>
          </table:table-cell>
          <table:table-cell office:value-type="float" office:value="0.0567502897750855" calcext:value-type="float">
            <text:p>0.0567502898</text:p>
          </table:table-cell>
          <table:table-cell office:value-type="float" office:value="0.656" calcext:value-type="float">
            <text:p>0.656</text:p>
          </table:table-cell>
          <table:table-cell office:value-type="float" office:value="0.115908506810589" calcext:value-type="float">
            <text:p>0.1159085068</text:p>
          </table:table-cell>
          <table:table-cell office:value-type="string" calcext:value-type="string">
            <text:p>stage</text:p>
          </table:table-cell>
          <table:table-cell office:value-type="float" office:value="-0.0226936500586304" calcext:value-type="float">
            <text:p>-0.0226936501</text:p>
          </table:table-cell>
          <table:table-cell office:value-type="float" office:value="-0.05515" calcext:value-type="float">
            <text:p>-0.05515</text:p>
          </table:table-cell>
          <table:table-cell office:value-type="float" office:value="-0.0213747191174479" calcext:value-type="float">
            <text:p>-0.0213747191</text:p>
          </table:table-cell>
          <table:table-cell office:value-type="string" calcext:value-type="string">
            <text:p>totally</text:p>
          </table:table-cell>
          <table:table-cell office:value-type="float" office:value="-0.0210844615228696" calcext:value-type="float">
            <text:p>-0.0210844615</text:p>
          </table:table-cell>
          <table:table-cell office:value-type="float" office:value="-0.00945000000000007" calcext:value-type="float">
            <text:p>-0.00945</text:p>
          </table:table-cell>
          <table:table-cell office:value-type="float" office:value="-0.0193189161214" calcext:value-type="float">
            <text:p>-0.0193189161</text:p>
          </table:table-cell>
        </table:table-row>
        <table:table-row table:style-name="ro1">
          <table:table-cell office:value-type="string" calcext:value-type="string">
            <text:p>happens</text:p>
          </table:table-cell>
          <table:table-cell office:value-type="float" office:value="0.0369214110354013" calcext:value-type="float">
            <text:p>0.036921411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104942609510424" calcext:value-type="float">
            <text:p>0.1049426095</text:p>
          </table:table-cell>
          <table:table-cell office:value-type="string" calcext:value-type="string">
            <text:p>lines</text:p>
          </table:table-cell>
          <table:table-cell office:value-type="float" office:value="0.0570789609295956" calcext:value-type="float">
            <text:p>0.0570789609</text:p>
          </table:table-cell>
          <table:table-cell office:value-type="float" office:value="0.6107" calcext:value-type="float">
            <text:p>0.6107</text:p>
          </table:table-cell>
          <table:table-cell office:value-type="float" office:value="0.144959367450033" calcext:value-type="float">
            <text:p>0.1449593675</text:p>
          </table:table-cell>
          <table:table-cell office:value-type="string" calcext:value-type="string">
            <text:p>screenplay</text:p>
          </table:table-cell>
          <table:table-cell office:value-type="float" office:value="0.0564294504094703" calcext:value-type="float">
            <text:p>0.0564294504</text:p>
          </table:table-cell>
          <table:table-cell office:value-type="float" office:value="0.694" calcext:value-type="float">
            <text:p>0.694</text:p>
          </table:table-cell>
          <table:table-cell office:value-type="float" office:value="0.0997352162400706" calcext:value-type="float">
            <text:p>0.0997352162</text:p>
          </table:table-cell>
          <table:table-cell office:value-type="string" calcext:value-type="string">
            <text:p>dialogue</text:p>
          </table:table-cell>
          <table:table-cell office:value-type="float" office:value="-0.0226847601101011" calcext:value-type="float">
            <text:p>-0.0226847601</text:p>
          </table:table-cell>
          <table:table-cell office:value-type="float" office:value="0.000900000000000012" calcext:value-type="float">
            <text:p>0.0009</text:p>
          </table:table-cell>
          <table:table-cell office:value-type="float" office:value="-0.020910010795115" calcext:value-type="float">
            <text:p>-0.0209100108</text:p>
          </table:table-cell>
          <table:table-cell office:value-type="string" calcext:value-type="string">
            <text:p>badly</text:p>
          </table:table-cell>
          <table:table-cell office:value-type="float" office:value="-0.0210836428324871" calcext:value-type="float">
            <text:p>-0.0210836428</text:p>
          </table:table-cell>
          <table:table-cell office:value-type="float" office:value="-0.04825" calcext:value-type="float">
            <text:p>-0.04825</text:p>
          </table:table-cell>
          <table:table-cell office:value-type="float" office:value="-0.019786910197869" calcext:value-type="float">
            <text:p>-0.0197869102</text:p>
          </table:table-cell>
        </table:table-row>
        <table:table-row table:style-name="ro1">
          <table:table-cell office:value-type="string" calcext:value-type="string">
            <text:p>happened</text:p>
          </table:table-cell>
          <table:table-cell office:value-type="float" office:value="0.027617326097002" calcext:value-type="float">
            <text:p>0.0276173261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0960846084608461" calcext:value-type="float">
            <text:p>0.0960846085</text:p>
          </table:table-cell>
          <table:table-cell office:value-type="string" calcext:value-type="string">
            <text:p>expect</text:p>
          </table:table-cell>
          <table:table-cell office:value-type="float" office:value="0.0570182721337624" calcext:value-type="float">
            <text:p>0.0570182721</text:p>
          </table:table-cell>
          <table:table-cell office:value-type="float" office:value="0.63995" calcext:value-type="float">
            <text:p>0.63995</text:p>
          </table:table-cell>
          <table:table-cell office:value-type="float" office:value="0.129157092756077" calcext:value-type="float">
            <text:p>0.1291570928</text:p>
          </table:table-cell>
          <table:table-cell office:value-type="string" calcext:value-type="string">
            <text:p>somehow</text:p>
          </table:table-cell>
          <table:table-cell office:value-type="float" office:value="0.0563753509983678" calcext:value-type="float">
            <text:p>0.056375351</text:p>
          </table:table-cell>
          <table:table-cell office:value-type="float" office:value="0.66975" calcext:value-type="float">
            <text:p>0.66975</text:p>
          </table:table-cell>
          <table:table-cell office:value-type="float" office:value="0.103677568191071" calcext:value-type="float">
            <text:p>0.1036775682</text:p>
          </table:table-cell>
          <table:table-cell office:value-type="string" calcext:value-type="string">
            <text:p>roles</text:p>
          </table:table-cell>
          <table:table-cell office:value-type="float" office:value="-0.0226695973771484" calcext:value-type="float">
            <text:p>-0.0226695974</text:p>
          </table:table-cell>
          <table:table-cell office:value-type="float" office:value="-0.0297500000000001" calcext:value-type="float">
            <text:p>-0.02975</text:p>
          </table:table-cell>
          <table:table-cell office:value-type="float" office:value="-0.020527721966571" calcext:value-type="float">
            <text:p>-0.020527722</text:p>
          </table:table-cell>
          <table:table-cell office:value-type="string" calcext:value-type="string">
            <text:p>team</text:p>
          </table:table-cell>
          <table:table-cell office:value-type="float" office:value="-0.0209822594148302" calcext:value-type="float">
            <text:p>-0.0209822594</text:p>
          </table:table-cell>
          <table:table-cell office:value-type="float" office:value="-0.0245" calcext:value-type="float">
            <text:p>-0.0245</text:p>
          </table:table-cell>
          <table:table-cell office:value-type="float" office:value="-0.0198854668424359" calcext:value-type="float">
            <text:p>-0.0198854668</text:p>
          </table:table-cell>
        </table:table-row>
        <table:table-row table:style-name="ro1">
          <table:table-cell office:value-type="string" calcext:value-type="string">
            <text:p>happen</text:p>
          </table:table-cell>
          <table:table-cell office:value-type="float" office:value="0.0273386922345313" calcext:value-type="float">
            <text:p>0.0273386922</text:p>
          </table:table-cell>
          <table:table-cell office:value-type="float" office:value="0.58965" calcext:value-type="float">
            <text:p>0.58965</text:p>
          </table:table-cell>
          <table:table-cell office:value-type="float" office:value="0.0942500827723209" calcext:value-type="float">
            <text:p>0.0942500828</text:p>
          </table:table-cell>
          <table:table-cell office:value-type="string" calcext:value-type="string">
            <text:p>famous</text:p>
          </table:table-cell>
          <table:table-cell office:value-type="float" office:value="0.0569885110053466" calcext:value-type="float">
            <text:p>0.056988511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104733405875952" calcext:value-type="float">
            <text:p>0.1047334059</text:p>
          </table:table-cell>
          <table:table-cell office:value-type="string" calcext:value-type="string">
            <text:p>famous</text:p>
          </table:table-cell>
          <table:table-cell office:value-type="float" office:value="0.0563604665926581" calcext:value-type="float">
            <text:p>0.0563604666</text:p>
          </table:table-cell>
          <table:table-cell office:value-type="float" office:value="0.654" calcext:value-type="float">
            <text:p>0.654</text:p>
          </table:table-cell>
          <table:table-cell office:value-type="float" office:value="0.104323064975408" calcext:value-type="float">
            <text:p>0.104323065</text:p>
          </table:table-cell>
          <table:table-cell office:value-type="string" calcext:value-type="string">
            <text:p>aren't</text:p>
          </table:table-cell>
          <table:table-cell office:value-type="float" office:value="-0.0225614340836339" calcext:value-type="float">
            <text:p>-0.0225614341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-0.0209825192901555" calcext:value-type="float">
            <text:p>-0.0209825193</text:p>
          </table:table-cell>
          <table:table-cell office:value-type="string" calcext:value-type="string">
            <text:p>took</text:p>
          </table:table-cell>
          <table:table-cell office:value-type="float" office:value="-0.0207876577070669" calcext:value-type="float">
            <text:p>-0.0207876577</text:p>
          </table:table-cell>
          <table:table-cell office:value-type="float" office:value="-0.0177499999999999" calcext:value-type="float">
            <text:p>-0.01775</text:p>
          </table:table-cell>
          <table:table-cell office:value-type="float" office:value="-0.0190913605757498" calcext:value-type="float">
            <text:p>-0.0190913606</text:p>
          </table:table-cell>
        </table:table-row>
        <table:table-row table:style-name="ro1">
          <table:table-cell office:value-type="string" calcext:value-type="string">
            <text:p>hands</text:p>
          </table:table-cell>
          <table:table-cell office:value-type="float" office:value="0.0234816985863768" calcext:value-type="float">
            <text:p>0.0234816986</text:p>
          </table:table-cell>
          <table:table-cell office:value-type="float" office:value="0.62695" calcext:value-type="float">
            <text:p>0.62695</text:p>
          </table:table-cell>
          <table:table-cell office:value-type="float" office:value="0.0670251344254095" calcext:value-type="float">
            <text:p>0.0670251344</text:p>
          </table:table-cell>
          <table:table-cell office:value-type="string" calcext:value-type="string">
            <text:p>what's</text:p>
          </table:table-cell>
          <table:table-cell office:value-type="float" office:value="0.0568737258985279" calcext:value-type="float">
            <text:p>0.0568737259</text:p>
          </table:table-cell>
          <table:table-cell office:value-type="float" office:value="0.6755" calcext:value-type="float">
            <text:p>0.6755</text:p>
          </table:table-cell>
          <table:table-cell office:value-type="float" office:value="0.107290233837689" calcext:value-type="float">
            <text:p>0.1072902338</text:p>
          </table:table-cell>
          <table:table-cell office:value-type="string" calcext:value-type="string">
            <text:p>powerful</text:p>
          </table:table-cell>
          <table:table-cell office:value-type="float" office:value="0.0562898869414659" calcext:value-type="float">
            <text:p>0.0562898869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0941176470588235" calcext:value-type="float">
            <text:p>0.0941176471</text:p>
          </table:table-cell>
          <table:table-cell office:value-type="string" calcext:value-type="string">
            <text:p>violence</text:p>
          </table:table-cell>
          <table:table-cell office:value-type="float" office:value="-0.0224825395792786" calcext:value-type="float">
            <text:p>-0.0224825396</text:p>
          </table:table-cell>
          <table:table-cell office:value-type="float" office:value="-0.0537000000000001" calcext:value-type="float">
            <text:p>-0.0537</text:p>
          </table:table-cell>
          <table:table-cell office:value-type="float" office:value="-0.0202849139427702" calcext:value-type="float">
            <text:p>-0.0202849139</text:p>
          </table:table-cell>
          <table:table-cell office:value-type="string" calcext:value-type="string">
            <text:p>i'll</text:p>
          </table:table-cell>
          <table:table-cell office:value-type="float" office:value="-0.020688873096503" calcext:value-type="float">
            <text:p>-0.0206888731</text:p>
          </table:table-cell>
          <table:table-cell office:value-type="float" office:value="-0.00975000000000004" calcext:value-type="float">
            <text:p>-0.00975</text:p>
          </table:table-cell>
          <table:table-cell office:value-type="float" office:value="-0.019323147766119" calcext:value-type="float">
            <text:p>-0.0193231478</text:p>
          </table:table-cell>
        </table:table-row>
        <table:table-row table:style-name="ro1">
          <table:table-cell office:value-type="string" calcext:value-type="string">
            <text:p>hand</text:p>
          </table:table-cell>
          <table:table-cell office:value-type="float" office:value="0.0393936224671251" calcext:value-type="float">
            <text:p>0.0393936225</text:p>
          </table:table-cell>
          <table:table-cell office:value-type="float" office:value="0.61295" calcext:value-type="float">
            <text:p>0.61295</text:p>
          </table:table-cell>
          <table:table-cell office:value-type="float" office:value="0.113795077275329" calcext:value-type="float">
            <text:p>0.1137950773</text:p>
          </table:table-cell>
          <table:table-cell office:value-type="string" calcext:value-type="string">
            <text:p>looked</text:p>
          </table:table-cell>
          <table:table-cell office:value-type="float" office:value="0.0567668285444489" calcext:value-type="float">
            <text:p>0.0567668285</text:p>
          </table:table-cell>
          <table:table-cell office:value-type="float" office:value="0.642" calcext:value-type="float">
            <text:p>0.642</text:p>
          </table:table-cell>
          <table:table-cell office:value-type="float" office:value="0.118660758247169" calcext:value-type="float">
            <text:p>0.1186607582</text:p>
          </table:table-cell>
          <table:table-cell office:value-type="string" calcext:value-type="string">
            <text:p>talk</text:p>
          </table:table-cell>
          <table:table-cell office:value-type="float" office:value="0.0562760641492296" calcext:value-type="float">
            <text:p>0.0562760641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106503834138029" calcext:value-type="float">
            <text:p>0.1065038341</text:p>
          </table:table-cell>
          <table:table-cell office:value-type="string" calcext:value-type="string">
            <text:p>wanted</text:p>
          </table:table-cell>
          <table:table-cell office:value-type="float" office:value="-0.0223042207832363" calcext:value-type="float">
            <text:p>-0.0223042208</text:p>
          </table:table-cell>
          <table:table-cell office:value-type="float" office:value="-0.0136000000000001" calcext:value-type="float">
            <text:p>-0.0136</text:p>
          </table:table-cell>
          <table:table-cell office:value-type="float" office:value="-0.020252549367347" calcext:value-type="float">
            <text:p>-0.0202525494</text:p>
          </table:table-cell>
          <table:table-cell office:value-type="string" calcext:value-type="string">
            <text:p>haven't</text:p>
          </table:table-cell>
          <table:table-cell office:value-type="float" office:value="-0.02068308716521" calcext:value-type="float">
            <text:p>-0.0206830872</text:p>
          </table:table-cell>
          <table:table-cell office:value-type="float" office:value="-0.0468499999999999" calcext:value-type="float">
            <text:p>-0.04685</text:p>
          </table:table-cell>
          <table:table-cell office:value-type="float" office:value="-0.0191379448574231" calcext:value-type="float">
            <text:p>-0.0191379449</text:p>
          </table:table-cell>
        </table:table-row>
        <table:table-row table:style-name="ro1">
          <table:table-cell office:value-type="string" calcext:value-type="string">
            <text:p>half</text:p>
          </table:table-cell>
          <table:table-cell office:value-type="float" office:value="0.072381545106832" calcext:value-type="float">
            <text:p>0.0723815451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178978568171455" calcext:value-type="float">
            <text:p>0.1789785682</text:p>
          </table:table-cell>
          <table:table-cell office:value-type="string" calcext:value-type="string">
            <text:p>sets</text:p>
          </table:table-cell>
          <table:table-cell office:value-type="float" office:value="0.0567212880450333" calcext:value-type="float">
            <text:p>0.056721288</text:p>
          </table:table-cell>
          <table:table-cell office:value-type="float" office:value="0.66605" calcext:value-type="float">
            <text:p>0.66605</text:p>
          </table:table-cell>
          <table:table-cell office:value-type="float" office:value="0.111007586849461" calcext:value-type="float">
            <text:p>0.1110075868</text:p>
          </table:table-cell>
          <table:table-cell office:value-type="string" calcext:value-type="string">
            <text:p>writing</text:p>
          </table:table-cell>
          <table:table-cell office:value-type="float" office:value="0.0562595228591006" calcext:value-type="float">
            <text:p>0.0562595229</text:p>
          </table:table-cell>
          <table:table-cell office:value-type="float" office:value="0.6076" calcext:value-type="float">
            <text:p>0.6076</text:p>
          </table:table-cell>
          <table:table-cell office:value-type="float" office:value="0.134348113831899" calcext:value-type="float">
            <text:p>0.1343481138</text:p>
          </table:table-cell>
          <table:table-cell office:value-type="string" calcext:value-type="string">
            <text:p>question</text:p>
          </table:table-cell>
          <table:table-cell office:value-type="float" office:value="-0.0223020679711963" calcext:value-type="float">
            <text:p>-0.022302068</text:p>
          </table:table-cell>
          <table:table-cell office:value-type="float" office:value="-0.05725" calcext:value-type="float">
            <text:p>-0.05725</text:p>
          </table:table-cell>
          <table:table-cell office:value-type="float" office:value="-0.020931277653052" calcext:value-type="float">
            <text:p>-0.0209312777</text:p>
          </table:table-cell>
          <table:table-cell office:value-type="string" calcext:value-type="string">
            <text:p>french</text:p>
          </table:table-cell>
          <table:table-cell office:value-type="float" office:value="-0.0205997440489565" calcext:value-type="float">
            <text:p>-0.020599744</text:p>
          </table:table-cell>
          <table:table-cell office:value-type="float" office:value="-0.0955" calcext:value-type="float">
            <text:p>-0.0955</text:p>
          </table:table-cell>
          <table:table-cell office:value-type="float" office:value="-0.019166331133446" calcext:value-type="float">
            <text:p>-0.0191663311</text:p>
          </table:table-cell>
        </table:table-row>
        <table:table-row table:style-name="ro1">
          <table:table-cell office:value-type="string" calcext:value-type="string">
            <text:p>had</text:p>
          </table:table-cell>
          <table:table-cell office:value-type="float" office:value="0.148331248298516" calcext:value-type="float">
            <text:p>0.1483312483</text:p>
          </table:table-cell>
          <table:table-cell office:value-type="float" office:value="0.598" calcext:value-type="float">
            <text:p>0.598</text:p>
          </table:table-cell>
          <table:table-cell office:value-type="float" office:value="0.448105436573311" calcext:value-type="float">
            <text:p>0.4481054366</text:p>
          </table:table-cell>
          <table:table-cell office:value-type="string" calcext:value-type="string">
            <text:p>quickly</text:p>
          </table:table-cell>
          <table:table-cell office:value-type="float" office:value="0.0566388458944267" calcext:value-type="float">
            <text:p>0.0566388459</text:p>
          </table:table-cell>
          <table:table-cell office:value-type="float" office:value="0.68205" calcext:value-type="float">
            <text:p>0.68205</text:p>
          </table:table-cell>
          <table:table-cell office:value-type="float" office:value="0.101201413427562" calcext:value-type="float">
            <text:p>0.1012014134</text:p>
          </table:table-cell>
          <table:table-cell office:value-type="string" calcext:value-type="string">
            <text:p>school</text:p>
          </table:table-cell>
          <table:table-cell office:value-type="float" office:value="0.0562559033893395" calcext:value-type="float">
            <text:p>0.0562559034</text:p>
          </table:table-cell>
          <table:table-cell office:value-type="float" office:value="0.62165" calcext:value-type="float">
            <text:p>0.62165</text:p>
          </table:table-cell>
          <table:table-cell office:value-type="float" office:value="0.138645418326693" calcext:value-type="float">
            <text:p>0.1386454183</text:p>
          </table:table-cell>
          <table:table-cell office:value-type="string" calcext:value-type="string">
            <text:p>clearly</text:p>
          </table:table-cell>
          <table:table-cell office:value-type="float" office:value="-0.0222835450518399" calcext:value-type="float">
            <text:p>-0.0222835451</text:p>
          </table:table-cell>
          <table:table-cell office:value-type="float" office:value="-0.0116499999999999" calcext:value-type="float">
            <text:p>-0.01165</text:p>
          </table:table-cell>
          <table:table-cell office:value-type="float" office:value="-0.0208898005378271" calcext:value-type="float">
            <text:p>-0.0208898005</text:p>
          </table:table-cell>
          <table:table-cell office:value-type="string" calcext:value-type="string">
            <text:p>bring</text:p>
          </table:table-cell>
          <table:table-cell office:value-type="float" office:value="-0.0205072540256174" calcext:value-type="float">
            <text:p>-0.020507254</text:p>
          </table:table-cell>
          <table:table-cell office:value-type="float" office:value="-0.0357499999999999" calcext:value-type="float">
            <text:p>-0.03575</text:p>
          </table:table-cell>
          <table:table-cell office:value-type="float" office:value="-0.018892806615446" calcext:value-type="float">
            <text:p>-0.0188928066</text:p>
          </table:table-cell>
        </table:table-row>
        <table:table-row table:style-name="ro1">
          <table:table-cell office:value-type="string" calcext:value-type="string">
            <text:p>guys</text:p>
          </table:table-cell>
          <table:table-cell office:value-type="float" office:value="0.0385401502544226" calcext:value-type="float">
            <text:p>0.0385401503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107953188440411" calcext:value-type="float">
            <text:p>0.1079531884</text:p>
          </table:table-cell>
          <table:table-cell office:value-type="string" calcext:value-type="string">
            <text:p>male</text:p>
          </table:table-cell>
          <table:table-cell office:value-type="float" office:value="0.0566352436176364" calcext:value-type="float">
            <text:p>0.0566352436</text:p>
          </table:table-cell>
          <table:table-cell office:value-type="float" office:value="0.69175" calcext:value-type="float">
            <text:p>0.69175</text:p>
          </table:table-cell>
          <table:table-cell office:value-type="float" office:value="0.0977608663837261" calcext:value-type="float">
            <text:p>0.0977608664</text:p>
          </table:table-cell>
          <table:table-cell office:value-type="string" calcext:value-type="string">
            <text:p>eyes</text:p>
          </table:table-cell>
          <table:table-cell office:value-type="float" office:value="0.0561079100919997" calcext:value-type="float">
            <text:p>0.0561079101</text:p>
          </table:table-cell>
          <table:table-cell office:value-type="float" office:value="0.63445" calcext:value-type="float">
            <text:p>0.63445</text:p>
          </table:table-cell>
          <table:table-cell office:value-type="float" office:value="0.126836259405231" calcext:value-type="float">
            <text:p>0.1268362594</text:p>
          </table:table-cell>
          <table:table-cell office:value-type="string" calcext:value-type="string">
            <text:p>completely</text:p>
          </table:table-cell>
          <table:table-cell office:value-type="float" office:value="-0.0222714894859051" calcext:value-type="float">
            <text:p>-0.0222714895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20986657617514" calcext:value-type="float">
            <text:p>-0.0209866576</text:p>
          </table:table-cell>
          <table:table-cell office:value-type="string" calcext:value-type="string">
            <text:p>thinking</text:p>
          </table:table-cell>
          <table:table-cell office:value-type="float" office:value="-0.0204963113068591" calcext:value-type="float">
            <text:p>-0.0204963113</text:p>
          </table:table-cell>
          <table:table-cell office:value-type="float" office:value="-0.00165000000000004" calcext:value-type="float">
            <text:p>-0.00165</text:p>
          </table:table-cell>
          <table:table-cell office:value-type="float" office:value="-0.019015193724861" calcext:value-type="float">
            <text:p>-0.0190151937</text:p>
          </table:table-cell>
        </table:table-row>
        <table:table-row table:style-name="ro1">
          <table:table-cell office:value-type="string" calcext:value-type="string">
            <text:p>guy</text:p>
          </table:table-cell>
          <table:table-cell office:value-type="float" office:value="0.079442682031854" calcext:value-type="float">
            <text:p>0.079442682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209247311827957" calcext:value-type="float">
            <text:p>0.2092473118</text:p>
          </table:table-cell>
          <table:table-cell office:value-type="string" calcext:value-type="string">
            <text:p>single</text:p>
          </table:table-cell>
          <table:table-cell office:value-type="float" office:value="0.0566303855385973" calcext:value-type="float">
            <text:p>0.0566303855</text:p>
          </table:table-cell>
          <table:table-cell office:value-type="float" office:value="0.66825" calcext:value-type="float">
            <text:p>0.66825</text:p>
          </table:table-cell>
          <table:table-cell office:value-type="float" office:value="0.113323533342242" calcext:value-type="float">
            <text:p>0.1133235333</text:p>
          </table:table-cell>
          <table:table-cell office:value-type="string" calcext:value-type="string">
            <text:p>leads</text:p>
          </table:table-cell>
          <table:table-cell office:value-type="float" office:value="0.0559457377503309" calcext:value-type="float">
            <text:p>0.0559457378</text:p>
          </table:table-cell>
          <table:table-cell office:value-type="float" office:value="0.67635" calcext:value-type="float">
            <text:p>0.67635</text:p>
          </table:table-cell>
          <table:table-cell office:value-type="float" office:value="0.103834971618441" calcext:value-type="float">
            <text:p>0.1038349716</text:p>
          </table:table-cell>
          <table:table-cell office:value-type="string" calcext:value-type="string">
            <text:p>subject</text:p>
          </table:table-cell>
          <table:table-cell office:value-type="float" office:value="-0.0222203282157034" calcext:value-type="float">
            <text:p>-0.0222203282</text:p>
          </table:table-cell>
          <table:table-cell office:value-type="float" office:value="-0.0991" calcext:value-type="float">
            <text:p>-0.0991</text:p>
          </table:table-cell>
          <table:table-cell office:value-type="float" office:value="-0.0205249474676811" calcext:value-type="float">
            <text:p>-0.0205249475</text:p>
          </table:table-cell>
          <table:table-cell office:value-type="string" calcext:value-type="string">
            <text:p>complete</text:p>
          </table:table-cell>
          <table:table-cell office:value-type="float" office:value="-0.0204727514073719" calcext:value-type="float">
            <text:p>-0.0204727514</text:p>
          </table:table-cell>
          <table:table-cell office:value-type="float" office:value="0.00135000000000007" calcext:value-type="float">
            <text:p>0.00135</text:p>
          </table:table-cell>
          <table:table-cell office:value-type="float" office:value="-0.019231154176181" calcext:value-type="float">
            <text:p>-0.0192311542</text:p>
          </table:table-cell>
        </table:table-row>
        <table:table-row table:style-name="ro1">
          <table:table-cell office:value-type="string" calcext:value-type="string">
            <text:p>guess</text:p>
          </table:table-cell>
          <table:table-cell office:value-type="float" office:value="0.0460075752693309" calcext:value-type="float">
            <text:p>0.0460075753</text:p>
          </table:table-cell>
          <table:table-cell office:value-type="float" office:value="0.5879" calcext:value-type="float">
            <text:p>0.5879</text:p>
          </table:table-cell>
          <table:table-cell office:value-type="float" office:value="0.127830687830688" calcext:value-type="float">
            <text:p>0.1278306878</text:p>
          </table:table-cell>
          <table:table-cell office:value-type="string" calcext:value-type="string">
            <text:p>light</text:p>
          </table:table-cell>
          <table:table-cell office:value-type="float" office:value="0.0565336005303102" calcext:value-type="float">
            <text:p>0.05653360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116969541847965" calcext:value-type="float">
            <text:p>0.1169695418</text:p>
          </table:table-cell>
          <table:table-cell office:value-type="string" calcext:value-type="string">
            <text:p>daughter</text:p>
          </table:table-cell>
          <table:table-cell office:value-type="float" office:value="0.0559349283152654" calcext:value-type="float">
            <text:p>0.0559349283</text:p>
          </table:table-cell>
          <table:table-cell office:value-type="float" office:value="0.6589" calcext:value-type="float">
            <text:p>0.6589</text:p>
          </table:table-cell>
          <table:table-cell office:value-type="float" office:value="0.111950013017443" calcext:value-type="float">
            <text:p>0.111950013</text:p>
          </table:table-cell>
          <table:table-cell office:value-type="string" calcext:value-type="string">
            <text:p>straight</text:p>
          </table:table-cell>
          <table:table-cell office:value-type="float" office:value="-0.0221548377892759" calcext:value-type="float">
            <text:p>-0.0221548378</text:p>
          </table:table-cell>
          <table:table-cell office:value-type="float" office:value="-0.0119499999999999" calcext:value-type="float">
            <text:p>-0.01195</text:p>
          </table:table-cell>
          <table:table-cell office:value-type="float" office:value="-0.0208543240904969" calcext:value-type="float">
            <text:p>-0.0208543241</text:p>
          </table:table-cell>
          <table:table-cell office:value-type="string" calcext:value-type="string">
            <text:p>forget</text:p>
          </table:table-cell>
          <table:table-cell office:value-type="float" office:value="-0.0204595901336984" calcext:value-type="float">
            <text:p>-0.0204595901</text:p>
          </table:table-cell>
          <table:table-cell office:value-type="float" office:value="-0.0576" calcext:value-type="float">
            <text:p>-0.0576</text:p>
          </table:table-cell>
          <table:table-cell office:value-type="float" office:value="-0.0189386237546112" calcext:value-type="float">
            <text:p>-0.0189386238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0.0415778125354892" calcext:value-type="float">
            <text:p>0.0415778125</text:p>
          </table:table-cell>
          <table:table-cell office:value-type="float" office:value="0.63255" calcext:value-type="float">
            <text:p>0.63255</text:p>
          </table:table-cell>
          <table:table-cell office:value-type="float" office:value="0.103014768704992" calcext:value-type="float">
            <text:p>0.1030147687</text:p>
          </table:table-cell>
          <table:table-cell office:value-type="string" calcext:value-type="string">
            <text:p>body</text:p>
          </table:table-cell>
          <table:table-cell office:value-type="float" office:value="0.0565205182718921" calcext:value-type="float">
            <text:p>0.0565205183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111432325886991" calcext:value-type="float">
            <text:p>0.1114323259</text:p>
          </table:table-cell>
          <table:table-cell office:value-type="string" calcext:value-type="string">
            <text:p>near</text:p>
          </table:table-cell>
          <table:table-cell office:value-type="float" office:value="0.0559004126058152" calcext:value-type="float">
            <text:p>0.0559004126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108947368421053" calcext:value-type="float">
            <text:p>0.1089473684</text:p>
          </table:table-cell>
          <table:table-cell office:value-type="string" calcext:value-type="string">
            <text:p>seemed</text:p>
          </table:table-cell>
          <table:table-cell office:value-type="float" office:value="-0.0220888933671295" calcext:value-type="float">
            <text:p>-0.0220888934</text:p>
          </table:table-cell>
          <table:table-cell office:value-type="float" office:value="-0.00329999999999997" calcext:value-type="float">
            <text:p>-0.0033</text:p>
          </table:table-cell>
          <table:table-cell office:value-type="float" office:value="-0.020384322941868" calcext:value-type="float">
            <text:p>-0.0203843229</text:p>
          </table:table-cell>
          <table:table-cell office:value-type="string" calcext:value-type="string">
            <text:p>saying</text:p>
          </table:table-cell>
          <table:table-cell office:value-type="float" office:value="-0.0203455483955032" calcext:value-type="float">
            <text:p>-0.0203455484</text:p>
          </table:table-cell>
          <table:table-cell office:value-type="float" office:value="-0.01835" calcext:value-type="float">
            <text:p>-0.01835</text:p>
          </table:table-cell>
          <table:table-cell office:value-type="float" office:value="-0.01890540456983" calcext:value-type="float">
            <text:p>-0.0189054046</text:p>
          </table:table-cell>
        </table:table-row>
        <table:table-row table:style-name="ro1">
          <table:table-cell office:value-type="string" calcext:value-type="string">
            <text:p>greatest</text:p>
          </table:table-cell>
          <table:table-cell office:value-type="float" office:value="0.0352189383315231" calcext:value-type="float">
            <text:p>0.0352189383</text:p>
          </table:table-cell>
          <table:table-cell office:value-type="float" office:value="0.633" calcext:value-type="float">
            <text:p>0.633</text:p>
          </table:table-cell>
          <table:table-cell office:value-type="float" office:value="0.0820410205102552" calcext:value-type="float">
            <text:p>0.0820410205</text:p>
          </table:table-cell>
          <table:table-cell office:value-type="string" calcext:value-type="string">
            <text:p>easily</text:p>
          </table:table-cell>
          <table:table-cell office:value-type="float" office:value="0.0564554734052529" calcext:value-type="float">
            <text:p>0.0564554734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111297071129707" calcext:value-type="float">
            <text:p>0.1112970711</text:p>
          </table:table-cell>
          <table:table-cell office:value-type="string" calcext:value-type="string">
            <text:p>body</text:p>
          </table:table-cell>
          <table:table-cell office:value-type="float" office:value="0.0556593770568827" calcext:value-type="float">
            <text:p>0.0556593771</text:p>
          </table:table-cell>
          <table:table-cell office:value-type="float" office:value="0.66535" calcext:value-type="float">
            <text:p>0.66535</text:p>
          </table:table-cell>
          <table:table-cell office:value-type="float" office:value="0.110564784053156" calcext:value-type="float">
            <text:p>0.1105647841</text:p>
          </table:table-cell>
          <table:table-cell office:value-type="string" calcext:value-type="string">
            <text:p>dark</text:p>
          </table:table-cell>
          <table:table-cell office:value-type="float" office:value="-0.0220617685790072" calcext:value-type="float">
            <text:p>-0.0220617686</text:p>
          </table:table-cell>
          <table:table-cell office:value-type="float" office:value="-0.0611" calcext:value-type="float">
            <text:p>-0.0611</text:p>
          </table:table-cell>
          <table:table-cell office:value-type="float" office:value="-0.018925186840935" calcext:value-type="float">
            <text:p>-0.0189251868</text:p>
          </table:table-cell>
          <table:table-cell office:value-type="string" calcext:value-type="string">
            <text:p>cool</text:p>
          </table:table-cell>
          <table:table-cell office:value-type="float" office:value="-0.020244763344388" calcext:value-type="float">
            <text:p>-0.0202447633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189154431955477" calcext:value-type="float">
            <text:p>-0.0189154432</text:p>
          </table:table-cell>
        </table:table-row>
        <table:table-row table:style-name="ro1">
          <table:table-cell office:value-type="string" calcext:value-type="string">
            <text:p>great</text:p>
          </table:table-cell>
          <table:table-cell office:value-type="float" office:value="0.210338942217984" calcext:value-type="float">
            <text:p>0.2103389422</text:p>
          </table:table-cell>
          <table:table-cell office:value-type="float" office:value="0.62145" calcext:value-type="float">
            <text:p>0.62145</text:p>
          </table:table-cell>
          <table:table-cell office:value-type="float" office:value="0.467093686211023" calcext:value-type="float">
            <text:p>0.4670936862</text:p>
          </table:table-cell>
          <table:table-cell office:value-type="string" calcext:value-type="string">
            <text:p>hour</text:p>
          </table:table-cell>
          <table:table-cell office:value-type="float" office:value="0.0564189079583428" calcext:value-type="float">
            <text:p>0.056418908</text:p>
          </table:table-cell>
          <table:table-cell office:value-type="float" office:value="0.63645" calcext:value-type="float">
            <text:p>0.63645</text:p>
          </table:table-cell>
          <table:table-cell office:value-type="float" office:value="0.126396731947615" calcext:value-type="float">
            <text:p>0.1263967319</text:p>
          </table:table-cell>
          <table:table-cell office:value-type="string" calcext:value-type="string">
            <text:p>robert</text:p>
          </table:table-cell>
          <table:table-cell office:value-type="float" office:value="0.0555666001721553" calcext:value-type="float">
            <text:p>0.0555666002</text:p>
          </table:table-cell>
          <table:table-cell office:value-type="float" office:value="0.6419" calcext:value-type="float">
            <text:p>0.6419</text:p>
          </table:table-cell>
          <table:table-cell office:value-type="float" office:value="0.110089463220676" calcext:value-type="float">
            <text:p>0.1100894632</text:p>
          </table:table-cell>
          <table:table-cell office:value-type="string" calcext:value-type="string">
            <text:p>english</text:p>
          </table:table-cell>
          <table:table-cell office:value-type="float" office:value="-0.0219310333030324" calcext:value-type="float">
            <text:p>-0.0219310333</text:p>
          </table:table-cell>
          <table:table-cell office:value-type="float" office:value="-0.0426" calcext:value-type="float">
            <text:p>-0.0426</text:p>
          </table:table-cell>
          <table:table-cell office:value-type="float" office:value="-0.0201811319287325" calcext:value-type="float">
            <text:p>-0.0201811319</text:p>
          </table:table-cell>
          <table:table-cell office:value-type="string" calcext:value-type="string">
            <text:p>stories</text:p>
          </table:table-cell>
          <table:table-cell office:value-type="float" office:value="-0.0202214688370829" calcext:value-type="float">
            <text:p>-0.0202214688</text:p>
          </table:table-cell>
          <table:table-cell office:value-type="float" office:value="-0.0731499999999999" calcext:value-type="float">
            <text:p>-0.07315</text:p>
          </table:table-cell>
          <table:table-cell office:value-type="float" office:value="-0.0178891983815978" calcext:value-type="float">
            <text:p>-0.0178891984</text:p>
          </table:table-cell>
        </table:table-row>
        <table:table-row table:style-name="ro1">
          <table:table-cell office:value-type="string" calcext:value-type="string">
            <text:p>got</text:p>
          </table:table-cell>
          <table:table-cell office:value-type="float" office:value="0.0717340440766638" calcext:value-type="float">
            <text:p>0.0717340441</text:p>
          </table:table-cell>
          <table:table-cell office:value-type="float" office:value="0.59455" calcext:value-type="float">
            <text:p>0.59455</text:p>
          </table:table-cell>
          <table:table-cell office:value-type="float" office:value="0.246305418719212" calcext:value-type="float">
            <text:p>0.2463054187</text:p>
          </table:table-cell>
          <table:table-cell office:value-type="string" calcext:value-type="string">
            <text:p>dvd</text:p>
          </table:table-cell>
          <table:table-cell office:value-type="float" office:value="0.0563954751504462" calcext:value-type="float">
            <text:p>0.0563954752</text:p>
          </table:table-cell>
          <table:table-cell office:value-type="float" office:value="0.56255" calcext:value-type="float">
            <text:p>0.56255</text:p>
          </table:table-cell>
          <table:table-cell office:value-type="float" office:value="0.178266178266178" calcext:value-type="float">
            <text:p>0.1782661783</text:p>
          </table:table-cell>
          <table:table-cell office:value-type="string" calcext:value-type="string">
            <text:p>fails</text:p>
          </table:table-cell>
          <table:table-cell office:value-type="float" office:value="0.0555388067216095" calcext:value-type="float">
            <text:p>0.0555388067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0953296703296703" calcext:value-type="float">
            <text:p>0.0953296703</text:p>
          </table:table-cell>
          <table:table-cell office:value-type="string" calcext:value-type="string">
            <text:p>experience</text:p>
          </table:table-cell>
          <table:table-cell office:value-type="float" office:value="-0.0219098907148463" calcext:value-type="float">
            <text:p>-0.0219098907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-0.020124797593252" calcext:value-type="float">
            <text:p>-0.0201247976</text:p>
          </table:table-cell>
          <table:table-cell office:value-type="string" calcext:value-type="string">
            <text:p>became</text:p>
          </table:table-cell>
          <table:table-cell office:value-type="float" office:value="-0.02018950784817" calcext:value-type="float">
            <text:p>-0.0201895078</text:p>
          </table:table-cell>
          <table:table-cell office:value-type="float" office:value="-0.0854499999999999" calcext:value-type="float">
            <text:p>-0.08545</text:p>
          </table:table-cell>
          <table:table-cell office:value-type="float" office:value="-0.0184818236033763" calcext:value-type="float">
            <text:p>-0.0184818236</text:p>
          </table:table-cell>
        </table:table-row>
        <table:table-row table:style-name="ro1">
          <table:table-cell office:value-type="string" calcext:value-type="string">
            <text:p>gore</text:p>
          </table:table-cell>
          <table:table-cell office:value-type="float" office:value="0.0546454676878867" calcext:value-type="float">
            <text:p>0.0546454677</text:p>
          </table:table-cell>
          <table:table-cell office:value-type="float" office:value="0.68375" calcext:value-type="float">
            <text:p>0.68375</text:p>
          </table:table-cell>
          <table:table-cell office:value-type="float" office:value="0.10726887791108" calcext:value-type="float">
            <text:p>0.1072688779</text:p>
          </table:table-cell>
          <table:table-cell office:value-type="string" calcext:value-type="string">
            <text:p>hero</text:p>
          </table:table-cell>
          <table:table-cell office:value-type="float" office:value="0.0563615753565" calcext:value-type="float">
            <text:p>0.0563615754</text:p>
          </table:table-cell>
          <table:table-cell office:value-type="float" office:value="0.65045" calcext:value-type="float">
            <text:p>0.65045</text:p>
          </table:table-cell>
          <table:table-cell office:value-type="float" office:value="0.107037935879423" calcext:value-type="float">
            <text:p>0.1070379359</text:p>
          </table:table-cell>
          <table:table-cell office:value-type="string" calcext:value-type="string">
            <text:p>form</text:p>
          </table:table-cell>
          <table:table-cell office:value-type="float" office:value="0.0554487166055157" calcext:value-type="float">
            <text:p>0.0554487166</text:p>
          </table:table-cell>
          <table:table-cell office:value-type="float" office:value="0.67995" calcext:value-type="float">
            <text:p>0.67995</text:p>
          </table:table-cell>
          <table:table-cell office:value-type="float" office:value="0.103877922441551" calcext:value-type="float">
            <text:p>0.1038779224</text:p>
          </table:table-cell>
          <table:table-cell office:value-type="string" calcext:value-type="string">
            <text:p>female</text:p>
          </table:table-cell>
          <table:table-cell office:value-type="float" office:value="-0.0219098434731502" calcext:value-type="float">
            <text:p>-0.0219098435</text:p>
          </table:table-cell>
          <table:table-cell office:value-type="float" office:value="-0.0318499999999999" calcext:value-type="float">
            <text:p>-0.03185</text:p>
          </table:table-cell>
          <table:table-cell office:value-type="float" office:value="-0.0203342787238129" calcext:value-type="float">
            <text:p>-0.0203342787</text:p>
          </table:table-cell>
          <table:table-cell office:value-type="string" calcext:value-type="string">
            <text:p>half</text:p>
          </table:table-cell>
          <table:table-cell office:value-type="float" office:value="-0.0200877293431135" calcext:value-type="float">
            <text:p>-0.0200877293</text:p>
          </table:table-cell>
          <table:table-cell office:value-type="float" office:value="0.0071" calcext:value-type="float">
            <text:p>0.0071</text:p>
          </table:table-cell>
          <table:table-cell office:value-type="float" office:value="-0.018573879380993" calcext:value-type="float">
            <text:p>-0.0185738794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0.139306030321217" calcext:value-type="float">
            <text:p>0.139306030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499288425047438" calcext:value-type="float">
            <text:p>0.499288425</text:p>
          </table:table-cell>
          <table:table-cell office:value-type="string" calcext:value-type="string">
            <text:p>shown</text:p>
          </table:table-cell>
          <table:table-cell office:value-type="float" office:value="0.0563424828242183" calcext:value-type="float">
            <text:p>0.0563424828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11608497723824" calcext:value-type="float">
            <text:p>0.1160849772</text:p>
          </table:table-cell>
          <table:table-cell office:value-type="string" calcext:value-type="string">
            <text:p>unless</text:p>
          </table:table-cell>
          <table:table-cell office:value-type="float" office:value="0.0553533304625032" calcext:value-type="float">
            <text:p>0.0553533305</text:p>
          </table:table-cell>
          <table:table-cell office:value-type="float" office:value="0.6415" calcext:value-type="float">
            <text:p>0.6415</text:p>
          </table:table-cell>
          <table:table-cell office:value-type="float" office:value="0.102178812922615" calcext:value-type="float">
            <text:p>0.1021788129</text:p>
          </table:table-cell>
          <table:table-cell office:value-type="string" calcext:value-type="string">
            <text:p>piece</text:p>
          </table:table-cell>
          <table:table-cell office:value-type="float" office:value="-0.0218407423625738" calcext:value-type="float">
            <text:p>-0.0218407424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-0.019411855097783" calcext:value-type="float">
            <text:p>-0.0194118551</text:p>
          </table:table-cell>
          <table:table-cell office:value-type="string" calcext:value-type="string">
            <text:p>actress</text:p>
          </table:table-cell>
          <table:table-cell office:value-type="float" office:value="-0.0200144158230024" calcext:value-type="float">
            <text:p>-0.0200144158</text:p>
          </table:table-cell>
          <table:table-cell office:value-type="float" office:value="-0.0406" calcext:value-type="float">
            <text:p>-0.0406</text:p>
          </table:table-cell>
          <table:table-cell office:value-type="float" office:value="-0.017800623457401" calcext:value-type="float">
            <text:p>-0.0178006235</text:p>
          </table:table-cell>
        </table:table-row>
        <table:table-row table:style-name="ro1">
          <table:table-cell office:value-type="string" calcext:value-type="string">
            <text:p>gone</text:p>
          </table:table-cell>
          <table:table-cell office:value-type="float" office:value="0.0202303423841627" calcext:value-type="float">
            <text:p>0.0202303424</text:p>
          </table:table-cell>
          <table:table-cell office:value-type="float" office:value="0.598" calcext:value-type="float">
            <text:p>0.598</text:p>
          </table:table-cell>
          <table:table-cell office:value-type="float" office:value="0.0705202312138728" calcext:value-type="float">
            <text:p>0.0705202312</text:p>
          </table:table-cell>
          <table:table-cell office:value-type="string" calcext:value-type="string">
            <text:p>simple</text:p>
          </table:table-cell>
          <table:table-cell office:value-type="float" office:value="0.0561404299048757" calcext:value-type="float">
            <text:p>0.0561404299</text:p>
          </table:table-cell>
          <table:table-cell office:value-type="float" office:value="0.63625" calcext:value-type="float">
            <text:p>0.63625</text:p>
          </table:table-cell>
          <table:table-cell office:value-type="float" office:value="0.118715929739552" calcext:value-type="float">
            <text:p>0.1187159297</text:p>
          </table:table-cell>
          <table:table-cell office:value-type="string" calcext:value-type="string">
            <text:p>comedy</text:p>
          </table:table-cell>
          <table:table-cell office:value-type="float" office:value="0.0553430489569702" calcext:value-type="float">
            <text:p>0.055343049</text:p>
          </table:table-cell>
          <table:table-cell office:value-type="float" office:value="0.58935" calcext:value-type="float">
            <text:p>0.58935</text:p>
          </table:table-cell>
          <table:table-cell office:value-type="float" office:value="0.199746662769171" calcext:value-type="float">
            <text:p>0.1997466628</text:p>
          </table:table-cell>
          <table:table-cell office:value-type="string" calcext:value-type="string">
            <text:p>easily</text:p>
          </table:table-cell>
          <table:table-cell office:value-type="float" office:value="-0.021821585397957" calcext:value-type="float">
            <text:p>-0.0218215854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96654675766448" calcext:value-type="float">
            <text:p>-0.0196654676</text:p>
          </table:table-cell>
          <table:table-cell office:value-type="string" calcext:value-type="string">
            <text:p>word</text:p>
          </table:table-cell>
          <table:table-cell office:value-type="float" office:value="-0.0199744517908232" calcext:value-type="float">
            <text:p>-0.0199744518</text:p>
          </table:table-cell>
          <table:table-cell office:value-type="float" office:value="-0.0322" calcext:value-type="float">
            <text:p>-0.0322</text:p>
          </table:table-cell>
          <table:table-cell office:value-type="float" office:value="-0.0183987147712552" calcext:value-type="float">
            <text:p>-0.0183987148</text:p>
          </table:table-cell>
        </table:table-row>
        <table:table-row table:style-name="ro1">
          <table:table-cell office:value-type="string" calcext:value-type="string">
            <text:p>going</text:p>
          </table:table-cell>
          <table:table-cell office:value-type="float" office:value="0.0851411462706927" calcext:value-type="float">
            <text:p>0.0851411463</text:p>
          </table:table-cell>
          <table:table-cell office:value-type="float" office:value="0.60765" calcext:value-type="float">
            <text:p>0.60765</text:p>
          </table:table-cell>
          <table:table-cell office:value-type="float" office:value="0.269570883365913" calcext:value-type="float">
            <text:p>0.2695708834</text:p>
          </table:table-cell>
          <table:table-cell office:value-type="string" calcext:value-type="string">
            <text:p>elements</text:p>
          </table:table-cell>
          <table:table-cell office:value-type="float" office:value="0.0560850998821704" calcext:value-type="float">
            <text:p>0.0560850999</text:p>
          </table:table-cell>
          <table:table-cell office:value-type="float" office:value="0.675" calcext:value-type="float">
            <text:p>0.675</text:p>
          </table:table-cell>
          <table:table-cell office:value-type="float" office:value="0.105668684645019" calcext:value-type="float">
            <text:p>0.1056686846</text:p>
          </table:table-cell>
          <table:table-cell office:value-type="string" calcext:value-type="string">
            <text:p>deal</text:p>
          </table:table-cell>
          <table:table-cell office:value-type="float" office:value="0.0553287978611326" calcext:value-type="float">
            <text:p>0.0553287979</text:p>
          </table:table-cell>
          <table:table-cell office:value-type="float" office:value="0.67025" calcext:value-type="float">
            <text:p>0.67025</text:p>
          </table:table-cell>
          <table:table-cell office:value-type="float" office:value="0.101376209292819" calcext:value-type="float">
            <text:p>0.1013762093</text:p>
          </table:table-cell>
          <table:table-cell office:value-type="string" calcext:value-type="string">
            <text:p>forget</text:p>
          </table:table-cell>
          <table:table-cell office:value-type="float" office:value="-0.0217809434722101" calcext:value-type="float">
            <text:p>-0.0217809435</text:p>
          </table:table-cell>
          <table:table-cell office:value-type="float" office:value="-0.0624" calcext:value-type="float">
            <text:p>-0.0624</text:p>
          </table:table-cell>
          <table:table-cell office:value-type="float" office:value="-0.0201437552376347" calcext:value-type="float">
            <text:p>-0.0201437552</text:p>
          </table:table-cell>
          <table:table-cell office:value-type="string" calcext:value-type="string">
            <text:p>falls</text:p>
          </table:table-cell>
          <table:table-cell office:value-type="float" office:value="-0.0199613627172482" calcext:value-type="float">
            <text:p>-0.0199613627</text:p>
          </table:table-cell>
          <table:table-cell office:value-type="float" office:value="-0.00505" calcext:value-type="float">
            <text:p>-0.00505</text:p>
          </table:table-cell>
          <table:table-cell office:value-type="float" office:value="-0.0188603195033822" calcext:value-type="float">
            <text:p>-0.0188603195</text:p>
          </table:table-cell>
        </table:table-row>
        <table:table-row table:style-name="ro1">
          <table:table-cell office:value-type="string" calcext:value-type="string">
            <text:p>goes</text:p>
          </table:table-cell>
          <table:table-cell office:value-type="float" office:value="0.0692640203408207" calcext:value-type="float">
            <text:p>0.0692640203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198779974758098" calcext:value-type="float">
            <text:p>0.1987799748</text:p>
          </table:table-cell>
          <table:table-cell office:value-type="string" calcext:value-type="string">
            <text:p>eyes</text:p>
          </table:table-cell>
          <table:table-cell office:value-type="float" office:value="0.0560830940153198" calcext:value-type="float">
            <text:p>0.056083094</text:p>
          </table:table-cell>
          <table:table-cell office:value-type="float" office:value="0.63695" calcext:value-type="float">
            <text:p>0.63695</text:p>
          </table:table-cell>
          <table:table-cell office:value-type="float" office:value="0.126758869512928" calcext:value-type="float">
            <text:p>0.1267588695</text:p>
          </table:table-cell>
          <table:table-cell office:value-type="string" calcext:value-type="string">
            <text:p>experience</text:p>
          </table:table-cell>
          <table:table-cell office:value-type="float" office:value="0.0552513111350298" calcext:value-type="float">
            <text:p>0.0552513111</text:p>
          </table:table-cell>
          <table:table-cell office:value-type="float" office:value="0.62725" calcext:value-type="float">
            <text:p>0.62725</text:p>
          </table:table-cell>
          <table:table-cell office:value-type="float" office:value="0.120146347220583" calcext:value-type="float">
            <text:p>0.1201463472</text:p>
          </table:table-cell>
          <table:table-cell office:value-type="string" calcext:value-type="string">
            <text:p>attention</text:p>
          </table:table-cell>
          <table:table-cell office:value-type="float" office:value="-0.0217387064821535" calcext:value-type="float">
            <text:p>-0.0217387065</text:p>
          </table:table-cell>
          <table:table-cell office:value-type="float" office:value="-0.0566" calcext:value-type="float">
            <text:p>-0.0566</text:p>
          </table:table-cell>
          <table:table-cell office:value-type="float" office:value="-0.0198033203874199" calcext:value-type="float">
            <text:p>-0.0198033204</text:p>
          </table:table-cell>
          <table:table-cell office:value-type="string" calcext:value-type="string">
            <text:p>giving</text:p>
          </table:table-cell>
          <table:table-cell office:value-type="float" office:value="-0.0199072095460956" calcext:value-type="float">
            <text:p>-0.0199072095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-0.0184827960972492" calcext:value-type="float">
            <text:p>-0.0184827961</text:p>
          </table:table-cell>
        </table:table-row>
        <table:table-row table:style-name="ro1">
          <table:table-cell office:value-type="string" calcext:value-type="string">
            <text:p>god</text:p>
          </table:table-cell>
          <table:table-cell office:value-type="float" office:value="0.0419685164233382" calcext:value-type="float">
            <text:p>0.0419685164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100308641975309" calcext:value-type="float">
            <text:p>0.100308642</text:p>
          </table:table-cell>
          <table:table-cell office:value-type="string" calcext:value-type="string">
            <text:p>police</text:p>
          </table:table-cell>
          <table:table-cell office:value-type="float" office:value="0.0560258030771913" calcext:value-type="float">
            <text:p>0.0560258031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110176176702603" calcext:value-type="float">
            <text:p>0.1101761767</text:p>
          </table:table-cell>
          <table:table-cell office:value-type="string" calcext:value-type="string">
            <text:p>figure</text:p>
          </table:table-cell>
          <table:table-cell office:value-type="float" office:value="0.0552326171207212" calcext:value-type="float">
            <text:p>0.0552326171</text:p>
          </table:table-cell>
          <table:table-cell office:value-type="float" office:value="0.67405" calcext:value-type="float">
            <text:p>0.67405</text:p>
          </table:table-cell>
          <table:table-cell office:value-type="float" office:value="0.103424563333792" calcext:value-type="float">
            <text:p>0.1034245633</text:p>
          </table:table-cell>
          <table:table-cell office:value-type="string" calcext:value-type="string">
            <text:p>change</text:p>
          </table:table-cell>
          <table:table-cell office:value-type="float" office:value="-0.0216411377287603" calcext:value-type="float">
            <text:p>-0.0216411377</text:p>
          </table:table-cell>
          <table:table-cell office:value-type="float" office:value="-0.0624" calcext:value-type="float">
            <text:p>-0.0624</text:p>
          </table:table-cell>
          <table:table-cell office:value-type="float" office:value="-0.0194471094377664" calcext:value-type="float">
            <text:p>-0.0194471094</text:p>
          </table:table-cell>
          <table:table-cell office:value-type="string" calcext:value-type="string">
            <text:p>subject</text:p>
          </table:table-cell>
          <table:table-cell office:value-type="float" office:value="-0.0198679860741634" calcext:value-type="float">
            <text:p>-0.0198679861</text:p>
          </table:table-cell>
          <table:table-cell office:value-type="float" office:value="-0.0925999999999999" calcext:value-type="float">
            <text:p>-0.0926</text:p>
          </table:table-cell>
          <table:table-cell office:value-type="float" office:value="-0.0183328375832635" calcext:value-type="float">
            <text:p>-0.0183328376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0.09722125057404" calcext:value-type="float">
            <text:p>0.0972212506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314498392826933" calcext:value-type="float">
            <text:p>0.3144983928</text:p>
          </table:table-cell>
          <table:table-cell office:value-type="string" calcext:value-type="string">
            <text:p>call</text:p>
          </table:table-cell>
          <table:table-cell office:value-type="float" office:value="0.0559578881083467" calcext:value-type="float">
            <text:p>0.0559578881</text:p>
          </table:table-cell>
          <table:table-cell office:value-type="float" office:value="0.65405" calcext:value-type="float">
            <text:p>0.65405</text:p>
          </table:table-cell>
          <table:table-cell office:value-type="float" office:value="0.112834978843441" calcext:value-type="float">
            <text:p>0.1128349788</text:p>
          </table:table-cell>
          <table:table-cell office:value-type="string" calcext:value-type="string">
            <text:p>kids</text:p>
          </table:table-cell>
          <table:table-cell office:value-type="float" office:value="0.0552063000669784" calcext:value-type="float">
            <text:p>0.0552063001</text:p>
          </table:table-cell>
          <table:table-cell office:value-type="float" office:value="0.6026" calcext:value-type="float">
            <text:p>0.6026</text:p>
          </table:table-cell>
          <table:table-cell office:value-type="float" office:value="0.139081455805893" calcext:value-type="float">
            <text:p>0.1390814558</text:p>
          </table:table-cell>
          <table:table-cell office:value-type="string" calcext:value-type="string">
            <text:p>society</text:p>
          </table:table-cell>
          <table:table-cell office:value-type="float" office:value="-0.0213856812218859" calcext:value-type="float">
            <text:p>-0.0213856812</text:p>
          </table:table-cell>
          <table:table-cell office:value-type="float" office:value="-0.0822500000000001" calcext:value-type="float">
            <text:p>-0.08225</text:p>
          </table:table-cell>
          <table:table-cell office:value-type="float" office:value="-0.0200816539303251" calcext:value-type="float">
            <text:p>-0.0200816539</text:p>
          </table:table-cell>
          <table:table-cell office:value-type="string" calcext:value-type="string">
            <text:p>fun</text:p>
          </table:table-cell>
          <table:table-cell office:value-type="float" office:value="-0.0198281954056981" calcext:value-type="float">
            <text:p>-0.0198281954</text:p>
          </table:table-cell>
          <table:table-cell office:value-type="float" office:value="-0.0128" calcext:value-type="float">
            <text:p>-0.0128</text:p>
          </table:table-cell>
          <table:table-cell office:value-type="float" office:value="-0.016743112275996" calcext:value-type="float">
            <text:p>-0.0167431123</text:p>
          </table:table-cell>
        </table:table-row>
        <table:table-row table:style-name="ro1">
          <table:table-cell office:value-type="string" calcext:value-type="string">
            <text:p>giving</text:p>
          </table:table-cell>
          <table:table-cell office:value-type="float" office:value="0.0351437962703065" calcext:value-type="float">
            <text:p>0.0351437963</text:p>
          </table:table-cell>
          <table:table-cell office:value-type="float" office:value="0.62965" calcext:value-type="float">
            <text:p>0.62965</text:p>
          </table:table-cell>
          <table:table-cell office:value-type="float" office:value="0.0917228694052728" calcext:value-type="float">
            <text:p>0.0917228694</text:p>
          </table:table-cell>
          <table:table-cell office:value-type="string" calcext:value-type="string">
            <text:p>various</text:p>
          </table:table-cell>
          <table:table-cell office:value-type="float" office:value="0.0558727845274903" calcext:value-type="float">
            <text:p>0.0558727845</text:p>
          </table:table-cell>
          <table:table-cell office:value-type="float" office:value="0.6986" calcext:value-type="float">
            <text:p>0.6986</text:p>
          </table:table-cell>
          <table:table-cell office:value-type="float" office:value="0.0959808038392322" calcext:value-type="float">
            <text:p>0.0959808038</text:p>
          </table:table-cell>
          <table:table-cell office:value-type="string" calcext:value-type="string">
            <text:p>call</text:p>
          </table:table-cell>
          <table:table-cell office:value-type="float" office:value="0.0551970862579547" calcext:value-type="float">
            <text:p>0.0551970863</text:p>
          </table:table-cell>
          <table:table-cell office:value-type="float" office:value="0.64265" calcext:value-type="float">
            <text:p>0.64265</text:p>
          </table:table-cell>
          <table:table-cell office:value-type="float" office:value="0.11228418829959" calcext:value-type="float">
            <text:p>0.1122841883</text:p>
          </table:table-cell>
          <table:table-cell office:value-type="string" calcext:value-type="string">
            <text:p>french</text:p>
          </table:table-cell>
          <table:table-cell office:value-type="float" office:value="-0.0212954510600773" calcext:value-type="float">
            <text:p>-0.0212954511</text:p>
          </table:table-cell>
          <table:table-cell office:value-type="float" office:value="-0.10245" calcext:value-type="float">
            <text:p>-0.10245</text:p>
          </table:table-cell>
          <table:table-cell office:value-type="float" office:value="-0.019777387131082" calcext:value-type="float">
            <text:p>-0.0197773871</text:p>
          </table:table-cell>
          <table:table-cell office:value-type="string" calcext:value-type="string">
            <text:p>lady</text:p>
          </table:table-cell>
          <table:table-cell office:value-type="float" office:value="-0.0197940716318636" calcext:value-type="float">
            <text:p>-0.0197940716</text:p>
          </table:table-cell>
          <table:table-cell office:value-type="float" office:value="-0.0529" calcext:value-type="float">
            <text:p>-0.0529</text:p>
          </table:table-cell>
          <table:table-cell office:value-type="float" office:value="-0.0185787301625453" calcext:value-type="float">
            <text:p>-0.0185787302</text:p>
          </table:table-cell>
        </table:table-row>
        <table:table-row table:style-name="ro1">
          <table:table-cell office:value-type="string" calcext:value-type="string">
            <text:p>gives</text:p>
          </table:table-cell>
          <table:table-cell office:value-type="float" office:value="0.0568749019906327" calcext:value-type="float">
            <text:p>0.056874902</text:p>
          </table:table-cell>
          <table:table-cell office:value-type="float" office:value="0.59915" calcext:value-type="float">
            <text:p>0.59915</text:p>
          </table:table-cell>
          <table:table-cell office:value-type="float" office:value="0.150471548161492" calcext:value-type="float">
            <text:p>0.1504715482</text:p>
          </table:table-cell>
          <table:table-cell office:value-type="string" calcext:value-type="string">
            <text:p>supporting</text:p>
          </table:table-cell>
          <table:table-cell office:value-type="float" office:value="0.0555543604451455" calcext:value-type="float">
            <text:p>0.0555543604</text:p>
          </table:table-cell>
          <table:table-cell office:value-type="float" office:value="0.65975" calcext:value-type="float">
            <text:p>0.65975</text:p>
          </table:table-cell>
          <table:table-cell office:value-type="float" office:value="0.111734760475134" calcext:value-type="float">
            <text:p>0.1117347605</text:p>
          </table:table-cell>
          <table:table-cell office:value-type="string" calcext:value-type="string">
            <text:p>meets</text:p>
          </table:table-cell>
          <table:table-cell office:value-type="float" office:value="0.0551606754531154" calcext:value-type="float">
            <text:p>0.0551606755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0979568989644556" calcext:value-type="float">
            <text:p>0.097956899</text:p>
          </table:table-cell>
          <table:table-cell office:value-type="string" calcext:value-type="string">
            <text:p>gore</text:p>
          </table:table-cell>
          <table:table-cell office:value-type="float" office:value="-0.021226164519683" calcext:value-type="float">
            <text:p>-0.0212261645</text:p>
          </table:table-cell>
          <table:table-cell office:value-type="float" office:value="-0.0163" calcext:value-type="float">
            <text:p>-0.0163</text:p>
          </table:table-cell>
          <table:table-cell office:value-type="float" office:value="-0.019895388057202" calcext:value-type="float">
            <text:p>-0.0198953881</text:p>
          </table:table-cell>
          <table:table-cell office:value-type="string" calcext:value-type="string">
            <text:p>footage</text:p>
          </table:table-cell>
          <table:table-cell office:value-type="float" office:value="-0.0196713832468825" calcext:value-type="float">
            <text:p>-0.0196713832</text:p>
          </table:table-cell>
          <table:table-cell office:value-type="float" office:value="-0.0489499999999999" calcext:value-type="float">
            <text:p>-0.04895</text:p>
          </table:table-cell>
          <table:table-cell office:value-type="float" office:value="-0.0187395860101403" calcext:value-type="float">
            <text:p>-0.018739586</text:p>
          </table:table-cell>
        </table:table-row>
        <table:table-row table:style-name="ro1">
          <table:table-cell office:value-type="string" calcext:value-type="string">
            <text:p>given</text:p>
          </table:table-cell>
          <table:table-cell office:value-type="float" office:value="0.0619041723900287" calcext:value-type="float">
            <text:p>0.0619041724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168414154652687" calcext:value-type="float">
            <text:p>0.1684141547</text:p>
          </table:table-cell>
          <table:table-cell office:value-type="string" calcext:value-type="string">
            <text:p>art</text:p>
          </table:table-cell>
          <table:table-cell office:value-type="float" office:value="0.0554756105611409" calcext:value-type="float">
            <text:p>0.0554756106</text:p>
          </table:table-cell>
          <table:table-cell office:value-type="float" office:value="0.64745" calcext:value-type="float">
            <text:p>0.64745</text:p>
          </table:table-cell>
          <table:table-cell office:value-type="float" office:value="0.122682593007341" calcext:value-type="float">
            <text:p>0.122682593</text:p>
          </table:table-cell>
          <table:table-cell office:value-type="string" calcext:value-type="string">
            <text:p>myself</text:p>
          </table:table-cell>
          <table:table-cell office:value-type="float" office:value="0.0551374014826007" calcext:value-type="float">
            <text:p>0.0551374015</text:p>
          </table:table-cell>
          <table:table-cell office:value-type="float" office:value="0.60385" calcext:value-type="float">
            <text:p>0.60385</text:p>
          </table:table-cell>
          <table:table-cell office:value-type="float" office:value="0.128478715212848" calcext:value-type="float">
            <text:p>0.1284787152</text:p>
          </table:table-cell>
          <table:table-cell office:value-type="string" calcext:value-type="string">
            <text:p>class</text:p>
          </table:table-cell>
          <table:table-cell office:value-type="float" office:value="-0.021224848667479" calcext:value-type="float">
            <text:p>-0.0212248487</text:p>
          </table:table-cell>
          <table:table-cell office:value-type="float" office:value="-0.06955" calcext:value-type="float">
            <text:p>-0.06955</text:p>
          </table:table-cell>
          <table:table-cell office:value-type="float" office:value="-0.0193359754840774" calcext:value-type="float">
            <text:p>-0.0193359755</text:p>
          </table:table-cell>
          <table:table-cell office:value-type="string" calcext:value-type="string">
            <text:p>funny</text:p>
          </table:table-cell>
          <table:table-cell office:value-type="float" office:value="-0.0196472856936989" calcext:value-type="float">
            <text:p>-0.0196472857</text:p>
          </table:table-cell>
          <table:table-cell office:value-type="float" office:value="0.0415" calcext:value-type="float">
            <text:p>0.0415</text:p>
          </table:table-cell>
          <table:table-cell office:value-type="float" office:value="-0.022842643078668" calcext:value-type="float">
            <text:p>-0.0228426431</text:p>
          </table:table-cell>
        </table:table-row>
        <table:table-row table:style-name="ro1">
          <table:table-cell office:value-type="string" calcext:value-type="string">
            <text:p>give</text:p>
          </table:table-cell>
          <table:table-cell office:value-type="float" office:value="0.0700667869320197" calcext:value-type="float">
            <text:p>0.0700667869</text:p>
          </table:table-cell>
          <table:table-cell office:value-type="float" office:value="0.59765" calcext:value-type="float">
            <text:p>0.59765</text:p>
          </table:table-cell>
          <table:table-cell office:value-type="float" office:value="0.239773264052905" calcext:value-type="float">
            <text:p>0.2397732641</text:p>
          </table:table-cell>
          <table:table-cell office:value-type="string" calcext:value-type="string">
            <text:p>wonder</text:p>
          </table:table-cell>
          <table:table-cell office:value-type="float" office:value="0.0554746903297103" calcext:value-type="float">
            <text:p>0.0554746903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122576011491501" calcext:value-type="float">
            <text:p>0.1225760115</text:p>
          </table:table-cell>
          <table:table-cell office:value-type="string" calcext:value-type="string">
            <text:p>actual</text:p>
          </table:table-cell>
          <table:table-cell office:value-type="float" office:value="0.0550848039916496" calcext:value-type="float">
            <text:p>0.055084804</text:p>
          </table:table-cell>
          <table:table-cell office:value-type="float" office:value="0.68645" calcext:value-type="float">
            <text:p>0.68645</text:p>
          </table:table-cell>
          <table:table-cell office:value-type="float" office:value="0.105037819323534" calcext:value-type="float">
            <text:p>0.1050378193</text:p>
          </table:table-cell>
          <table:table-cell office:value-type="string" calcext:value-type="string">
            <text:p>credits</text:p>
          </table:table-cell>
          <table:table-cell office:value-type="float" office:value="-0.0211256315336758" calcext:value-type="float">
            <text:p>-0.0211256315</text:p>
          </table:table-cell>
          <table:table-cell office:value-type="float" office:value="-0.04785" calcext:value-type="float">
            <text:p>-0.04785</text:p>
          </table:table-cell>
          <table:table-cell office:value-type="float" office:value="-0.0198131082572435" calcext:value-type="float">
            <text:p>-0.0198131083</text:p>
          </table:table-cell>
          <table:table-cell office:value-type="string" calcext:value-type="string">
            <text:p>present</text:p>
          </table:table-cell>
          <table:table-cell office:value-type="float" office:value="-0.0196148620742008" calcext:value-type="float">
            <text:p>-0.019614862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82464892830746" calcext:value-type="float">
            <text:p>-0.0182464893</text:p>
          </table:table-cell>
        </table:table-row>
        <table:table-row table:style-name="ro1">
          <table:table-cell office:value-type="string" calcext:value-type="string">
            <text:p>girls</text:p>
          </table:table-cell>
          <table:table-cell office:value-type="float" office:value="0.0281428874073051" calcext:value-type="float">
            <text:p>0.0281428874</text:p>
          </table:table-cell>
          <table:table-cell office:value-type="float" office:value="0.61025" calcext:value-type="float">
            <text:p>0.61025</text:p>
          </table:table-cell>
          <table:table-cell office:value-type="float" office:value="0.08434159520733" calcext:value-type="float">
            <text:p>0.0843415952</text:p>
          </table:table-cell>
          <table:table-cell office:value-type="string" calcext:value-type="string">
            <text:p>mostly</text:p>
          </table:table-cell>
          <table:table-cell office:value-type="float" office:value="0.0554319967349722" calcext:value-type="float">
            <text:p>0.0554319967</text:p>
          </table:table-cell>
          <table:table-cell office:value-type="float" office:value="0.64775" calcext:value-type="float">
            <text:p>0.64775</text:p>
          </table:table-cell>
          <table:table-cell office:value-type="float" office:value="0.114170753174903" calcext:value-type="float">
            <text:p>0.1141707532</text:p>
          </table:table-cell>
          <table:table-cell office:value-type="string" calcext:value-type="string">
            <text:p>i'll</text:p>
          </table:table-cell>
          <table:table-cell office:value-type="float" office:value="0.0550673178541085" calcext:value-type="float">
            <text:p>0.0550673179</text:p>
          </table:table-cell>
          <table:table-cell office:value-type="float" office:value="0.6264" calcext:value-type="float">
            <text:p>0.6264</text:p>
          </table:table-cell>
          <table:table-cell office:value-type="float" office:value="0.116367076631977" calcext:value-type="float">
            <text:p>0.1163670766</text:p>
          </table:table-cell>
          <table:table-cell office:value-type="string" calcext:value-type="string">
            <text:p>child</text:p>
          </table:table-cell>
          <table:table-cell office:value-type="float" office:value="-0.0211197700591454" calcext:value-type="float">
            <text:p>-0.0211197701</text:p>
          </table:table-cell>
          <table:table-cell office:value-type="float" office:value="-0.04665" calcext:value-type="float">
            <text:p>-0.04665</text:p>
          </table:table-cell>
          <table:table-cell office:value-type="float" office:value="-0.0189545947172687" calcext:value-type="float">
            <text:p>-0.0189545947</text:p>
          </table:table-cell>
          <table:table-cell office:value-type="string" calcext:value-type="string">
            <text:p>heart</text:p>
          </table:table-cell>
          <table:table-cell office:value-type="float" office:value="-0.0196108216976623" calcext:value-type="float">
            <text:p>-0.0196108217</text:p>
          </table:table-cell>
          <table:table-cell office:value-type="float" office:value="-0.01195" calcext:value-type="float">
            <text:p>-0.01195</text:p>
          </table:table-cell>
          <table:table-cell office:value-type="float" office:value="-0.017947661016413" calcext:value-type="float">
            <text:p>-0.017947661</text:p>
          </table:table-cell>
        </table:table-row>
        <table:table-row table:style-name="ro1">
          <table:table-cell office:value-type="string" calcext:value-type="string">
            <text:p>girlfriend</text:p>
          </table:table-cell>
          <table:table-cell office:value-type="float" office:value="0.0227147087462992" calcext:value-type="float">
            <text:p>0.0227147087</text:p>
          </table:table-cell>
          <table:table-cell office:value-type="float" office:value="0.63595" calcext:value-type="float">
            <text:p>0.63595</text:p>
          </table:table-cell>
          <table:table-cell office:value-type="float" office:value="0.0613639293541318" calcext:value-type="float">
            <text:p>0.0613639294</text:p>
          </table:table-cell>
          <table:table-cell office:value-type="string" calcext:value-type="string">
            <text:p>giving</text:p>
          </table:table-cell>
          <table:table-cell office:value-type="float" office:value="0.0552017206475405" calcext:value-type="float">
            <text:p>0.0552017206</text:p>
          </table:table-cell>
          <table:table-cell office:value-type="float" office:value="0.64655" calcext:value-type="float">
            <text:p>0.64655</text:p>
          </table:table-cell>
          <table:table-cell office:value-type="float" office:value="0.110481942871524" calcext:value-type="float">
            <text:p>0.1104819429</text:p>
          </table:table-cell>
          <table:table-cell office:value-type="string" calcext:value-type="string">
            <text:p>giving</text:p>
          </table:table-cell>
          <table:table-cell office:value-type="float" office:value="0.0550510058164021" calcext:value-type="float">
            <text:p>0.0550510058</text:p>
          </table:table-cell>
          <table:table-cell office:value-type="float" office:value="0.65605" calcext:value-type="float">
            <text:p>0.65605</text:p>
          </table:table-cell>
          <table:table-cell office:value-type="float" office:value="0.110205665502522" calcext:value-type="float">
            <text:p>0.1102056655</text:p>
          </table:table-cell>
          <table:table-cell office:value-type="string" calcext:value-type="string">
            <text:p>who's</text:p>
          </table:table-cell>
          <table:table-cell office:value-type="float" office:value="-0.0210147648664211" calcext:value-type="float">
            <text:p>-0.0210147649</text:p>
          </table:table-cell>
          <table:table-cell office:value-type="float" office:value="-0.06215" calcext:value-type="float">
            <text:p>-0.06215</text:p>
          </table:table-cell>
          <table:table-cell office:value-type="float" office:value="-0.0196179018256369" calcext:value-type="float">
            <text:p>-0.0196179018</text:p>
          </table:table-cell>
          <table:table-cell office:value-type="string" calcext:value-type="string">
            <text:p>parents</text:p>
          </table:table-cell>
          <table:table-cell office:value-type="float" office:value="-0.0195476682104591" calcext:value-type="float">
            <text:p>-0.0195476682</text:p>
          </table:table-cell>
          <table:table-cell office:value-type="float" office:value="-0.0335000000000001" calcext:value-type="float">
            <text:p>-0.0335</text:p>
          </table:table-cell>
          <table:table-cell office:value-type="float" office:value="-0.0184788097624689" calcext:value-type="float">
            <text:p>-0.0184788098</text:p>
          </table:table-cell>
        </table:table-row>
        <table:table-row table:style-name="ro1">
          <table:table-cell office:value-type="string" calcext:value-type="string">
            <text:p>girl</text:p>
          </table:table-cell>
          <table:table-cell office:value-type="float" office:value="0.0518016547595768" calcext:value-type="float">
            <text:p>0.0518016548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180271419890622" calcext:value-type="float">
            <text:p>0.1802714199</text:p>
          </table:table-cell>
          <table:table-cell office:value-type="string" calcext:value-type="string">
            <text:p>superb</text:p>
          </table:table-cell>
          <table:table-cell office:value-type="float" office:value="0.0551477644315207" calcext:value-type="float">
            <text:p>0.0551477644</text:p>
          </table:table-cell>
          <table:table-cell office:value-type="float" office:value="0.67385" calcext:value-type="float">
            <text:p>0.67385</text:p>
          </table:table-cell>
          <table:table-cell office:value-type="float" office:value="0.0969126401772117" calcext:value-type="float">
            <text:p>0.0969126402</text:p>
          </table:table-cell>
          <table:table-cell office:value-type="string" calcext:value-type="string">
            <text:p>stop</text:p>
          </table:table-cell>
          <table:table-cell office:value-type="float" office:value="0.0550361174735782" calcext:value-type="float">
            <text:p>0.0550361175</text:p>
          </table:table-cell>
          <table:table-cell office:value-type="float" office:value="0.67015" calcext:value-type="float">
            <text:p>0.67015</text:p>
          </table:table-cell>
          <table:table-cell office:value-type="float" office:value="0.123788019657325" calcext:value-type="float">
            <text:p>0.1237880197</text:p>
          </table:table-cell>
          <table:table-cell office:value-type="string" calcext:value-type="string">
            <text:p>blood</text:p>
          </table:table-cell>
          <table:table-cell office:value-type="float" office:value="-0.0209209012983969" calcext:value-type="float">
            <text:p>-0.0209209013</text:p>
          </table:table-cell>
          <table:table-cell office:value-type="float" office:value="0.00990000000000002" calcext:value-type="float">
            <text:p>0.0099</text:p>
          </table:table-cell>
          <table:table-cell office:value-type="float" office:value="-0.019962161580175" calcext:value-type="float">
            <text:p>-0.0199621616</text:p>
          </table:table-cell>
          <table:table-cell office:value-type="string" calcext:value-type="string">
            <text:p>worse</text:p>
          </table:table-cell>
          <table:table-cell office:value-type="float" office:value="-0.019458414770589" calcext:value-type="float">
            <text:p>-0.0194584148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-0.01744385080639" calcext:value-type="float">
            <text:p>-0.0174438508</text:p>
          </table:table-cell>
        </table:table-row>
        <table:table-row table:style-name="ro1">
          <table:table-cell office:value-type="string" calcext:value-type="string">
            <text:p>getting</text:p>
          </table:table-cell>
          <table:table-cell office:value-type="float" office:value="0.0451546313357403" calcext:value-type="float">
            <text:p>0.0451546313</text:p>
          </table:table-cell>
          <table:table-cell office:value-type="float" office:value="0.61175" calcext:value-type="float">
            <text:p>0.61175</text:p>
          </table:table-cell>
          <table:table-cell office:value-type="float" office:value="0.142652092304295" calcext:value-type="float">
            <text:p>0.1426520923</text:p>
          </table:table-cell>
          <table:table-cell office:value-type="string" calcext:value-type="string">
            <text:p>whom</text:p>
          </table:table-cell>
          <table:table-cell office:value-type="float" office:value="0.0551403778599678" calcext:value-type="float">
            <text:p>0.0551403779</text:p>
          </table:table-cell>
          <table:table-cell office:value-type="float" office:value="0.6846" calcext:value-type="float">
            <text:p>0.6846</text:p>
          </table:table-cell>
          <table:table-cell office:value-type="float" office:value="0.0970512453478385" calcext:value-type="float">
            <text:p>0.0970512453</text:p>
          </table:table-cell>
          <table:table-cell office:value-type="string" calcext:value-type="string">
            <text:p>heard</text:p>
          </table:table-cell>
          <table:table-cell office:value-type="float" office:value="0.054994084680788" calcext:value-type="float">
            <text:p>0.0549940847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123546842945065" calcext:value-type="float">
            <text:p>0.1235468429</text:p>
          </table:table-cell>
          <table:table-cell office:value-type="string" calcext:value-type="string">
            <text:p>released</text:p>
          </table:table-cell>
          <table:table-cell office:value-type="float" office:value="-0.0209165260425246" calcext:value-type="float">
            <text:p>-0.020916526</text:p>
          </table:table-cell>
          <table:table-cell office:value-type="float" office:value="-0.0360999999999999" calcext:value-type="float">
            <text:p>-0.0361</text:p>
          </table:table-cell>
          <table:table-cell office:value-type="float" office:value="-0.0191304842147356" calcext:value-type="float">
            <text:p>-0.0191304842</text:p>
          </table:table-cell>
          <table:table-cell office:value-type="string" calcext:value-type="string">
            <text:p>oh</text:p>
          </table:table-cell>
          <table:table-cell office:value-type="float" office:value="-0.0193821426061866" calcext:value-type="float">
            <text:p>-0.0193821426</text:p>
          </table:table-cell>
          <table:table-cell office:value-type="float" office:value="-0.0434" calcext:value-type="float">
            <text:p>-0.0434</text:p>
          </table:table-cell>
          <table:table-cell office:value-type="float" office:value="-0.016691976714756" calcext:value-type="float">
            <text:p>-0.0166919767</text:p>
          </table:table-cell>
        </table:table-row>
        <table:table-row table:style-name="ro1">
          <table:table-cell office:value-type="string" calcext:value-type="string">
            <text:p>gets</text:p>
          </table:table-cell>
          <table:table-cell office:value-type="float" office:value="0.0818916303807731" calcext:value-type="float">
            <text:p>0.0818916304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235847208619001" calcext:value-type="float">
            <text:p>0.2358472086</text:p>
          </table:table-cell>
          <table:table-cell office:value-type="string" calcext:value-type="string">
            <text:p>bunch</text:p>
          </table:table-cell>
          <table:table-cell office:value-type="float" office:value="0.0550248648499433" calcext:value-type="float">
            <text:p>0.0550248648</text:p>
          </table:table-cell>
          <table:table-cell office:value-type="float" office:value="0.6611" calcext:value-type="float">
            <text:p>0.6611</text:p>
          </table:table-cell>
          <table:table-cell office:value-type="float" office:value="0.106040622527038" calcext:value-type="float">
            <text:p>0.1060406225</text:p>
          </table:table-cell>
          <table:table-cell office:value-type="string" calcext:value-type="string">
            <text:p>supporting</text:p>
          </table:table-cell>
          <table:table-cell office:value-type="float" office:value="0.0549771116891122" calcext:value-type="float">
            <text:p>0.0549771117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111416437671746" calcext:value-type="float">
            <text:p>0.1114164377</text:p>
          </table:table-cell>
          <table:table-cell office:value-type="string" calcext:value-type="string">
            <text:p>mention</text:p>
          </table:table-cell>
          <table:table-cell office:value-type="float" office:value="-0.0208731696421468" calcext:value-type="float">
            <text:p>-0.0208731696</text:p>
          </table:table-cell>
          <table:table-cell office:value-type="float" office:value="-0.0478999999999999" calcext:value-type="float">
            <text:p>-0.0479</text:p>
          </table:table-cell>
          <table:table-cell office:value-type="float" office:value="-0.0191839651782412" calcext:value-type="float">
            <text:p>-0.0191839652</text:p>
          </table:table-cell>
          <table:table-cell office:value-type="string" calcext:value-type="string">
            <text:p>third</text:p>
          </table:table-cell>
          <table:table-cell office:value-type="float" office:value="-0.0192614822571791" calcext:value-type="float">
            <text:p>-0.0192614823</text:p>
          </table:table-cell>
          <table:table-cell office:value-type="float" office:value="-0.0224" calcext:value-type="float">
            <text:p>-0.0224</text:p>
          </table:table-cell>
          <table:table-cell office:value-type="float" office:value="-0.018163587944913" calcext:value-type="float">
            <text:p>-0.0181635879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0.128989834845426" calcext:value-type="float">
            <text:p>0.1289898348</text:p>
          </table:table-cell>
          <table:table-cell office:value-type="float" office:value="0.59155" calcext:value-type="float">
            <text:p>0.59155</text:p>
          </table:table-cell>
          <table:table-cell office:value-type="float" office:value="0.419196587273374" calcext:value-type="float">
            <text:p>0.4191965873</text:p>
          </table:table-cell>
          <table:table-cell office:value-type="string" calcext:value-type="string">
            <text:p>female</text:p>
          </table:table-cell>
          <table:table-cell office:value-type="float" office:value="0.0549156120210115" calcext:value-type="float">
            <text:p>0.054915612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109575012800819" calcext:value-type="float">
            <text:p>0.1095750128</text:p>
          </table:table-cell>
          <table:table-cell office:value-type="string" calcext:value-type="string">
            <text:p>lines</text:p>
          </table:table-cell>
          <table:table-cell office:value-type="float" office:value="0.054853758742311" calcext:value-type="float">
            <text:p>0.0548537587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143370691478114" calcext:value-type="float">
            <text:p>0.1433706915</text:p>
          </table:table-cell>
          <table:table-cell office:value-type="string" calcext:value-type="string">
            <text:p>'</text:p>
          </table:table-cell>
          <table:table-cell office:value-type="float" office:value="-0.0208016881160364" calcext:value-type="float">
            <text:p>-0.0208016881</text:p>
          </table:table-cell>
          <table:table-cell office:value-type="float" office:value="-0.06045" calcext:value-type="float">
            <text:p>-0.06045</text:p>
          </table:table-cell>
          <table:table-cell office:value-type="float" office:value="-0.0197113327820945" calcext:value-type="float">
            <text:p>-0.0197113328</text:p>
          </table:table-cell>
          <table:table-cell office:value-type="string" calcext:value-type="string">
            <text:p>apart</text:p>
          </table:table-cell>
          <table:table-cell office:value-type="float" office:value="-0.0192520106999841" calcext:value-type="float">
            <text:p>-0.0192520107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-0.0182149588848154" calcext:value-type="float">
            <text:p>-0.0182149589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float" office:value="0.0260212372005515" calcext:value-type="float">
            <text:p>0.0260212372</text:p>
          </table:table-cell>
          <table:table-cell office:value-type="float" office:value="0.59195" calcext:value-type="float">
            <text:p>0.59195</text:p>
          </table:table-cell>
          <table:table-cell office:value-type="float" office:value="0.0722973741048085" calcext:value-type="float">
            <text:p>0.0722973741</text:p>
          </table:table-cell>
          <table:table-cell office:value-type="string" calcext:value-type="string">
            <text:p>means</text:p>
          </table:table-cell>
          <table:table-cell office:value-type="float" office:value="0.0549061354313271" calcext:value-type="float">
            <text:p>0.0549061354</text:p>
          </table:table-cell>
          <table:table-cell office:value-type="float" office:value="0.68935" calcext:value-type="float">
            <text:p>0.68935</text:p>
          </table:table-cell>
          <table:table-cell office:value-type="float" office:value="0.102037866743749" calcext:value-type="float">
            <text:p>0.1020378667</text:p>
          </table:table-cell>
          <table:table-cell office:value-type="string" calcext:value-type="string">
            <text:p>today</text:p>
          </table:table-cell>
          <table:table-cell office:value-type="float" office:value="0.054826861210008" calcext:value-type="float">
            <text:p>0.0548268612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11421200750469" calcext:value-type="float">
            <text:p>0.1142120075</text:p>
          </table:table-cell>
          <table:table-cell office:value-type="string" calcext:value-type="string">
            <text:p>saying</text:p>
          </table:table-cell>
          <table:table-cell office:value-type="float" office:value="-0.0207342090110078" calcext:value-type="float">
            <text:p>-0.020734209</text:p>
          </table:table-cell>
          <table:table-cell office:value-type="float" office:value="-0.02845" calcext:value-type="float">
            <text:p>-0.02845</text:p>
          </table:table-cell>
          <table:table-cell office:value-type="float" office:value="-0.019109908507813" calcext:value-type="float">
            <text:p>-0.0191099085</text:p>
          </table:table-cell>
          <table:table-cell office:value-type="string" calcext:value-type="string">
            <text:p>effects</text:p>
          </table:table-cell>
          <table:table-cell office:value-type="float" office:value="-0.0191709040319285" calcext:value-type="float">
            <text:p>-0.019170904</text:p>
          </table:table-cell>
          <table:table-cell office:value-type="float" office:value="0.00730000000000008" calcext:value-type="float">
            <text:p>0.0073</text:p>
          </table:table-cell>
          <table:table-cell office:value-type="float" office:value="-0.01774720873025" calcext:value-type="float">
            <text:p>-0.0177472087</text:p>
          </table:table-cell>
        </table:table-row>
        <table:table-row table:style-name="ro1">
          <table:table-cell office:value-type="string" calcext:value-type="string">
            <text:p>genre</text:p>
          </table:table-cell>
          <table:table-cell office:value-type="float" office:value="0.0412497655669747" calcext:value-type="float">
            <text:p>0.0412497656</text:p>
          </table:table-cell>
          <table:table-cell office:value-type="float" office:value="0.61455" calcext:value-type="float">
            <text:p>0.61455</text:p>
          </table:table-cell>
          <table:table-cell office:value-type="float" office:value="0.114009883921388" calcext:value-type="float">
            <text:p>0.1140098839</text:p>
          </table:table-cell>
          <table:table-cell office:value-type="string" calcext:value-type="string">
            <text:p>god</text:p>
          </table:table-cell>
          <table:table-cell office:value-type="float" office:value="0.0548735346661819" calcext:value-type="float">
            <text:p>0.0548735347</text:p>
          </table:table-cell>
          <table:table-cell office:value-type="float" office:value="0.65575" calcext:value-type="float">
            <text:p>0.65575</text:p>
          </table:table-cell>
          <table:table-cell office:value-type="float" office:value="0.112414593270594" calcext:value-type="float">
            <text:p>0.1124145933</text:p>
          </table:table-cell>
          <table:table-cell office:value-type="string" calcext:value-type="string">
            <text:p>cinematography</text:p>
          </table:table-cell>
          <table:table-cell office:value-type="float" office:value="0.054726130634588" calcext:value-type="float">
            <text:p>0.0547261306</text:p>
          </table:table-cell>
          <table:table-cell office:value-type="float" office:value="0.6446" calcext:value-type="float">
            <text:p>0.6446</text:p>
          </table:table-cell>
          <table:table-cell office:value-type="float" office:value="0.118332919871" calcext:value-type="float">
            <text:p>0.1183329199</text:p>
          </table:table-cell>
          <table:table-cell office:value-type="string" calcext:value-type="string">
            <text:p>cinema</text:p>
          </table:table-cell>
          <table:table-cell office:value-type="float" office:value="-0.0206991345815074" calcext:value-type="float">
            <text:p>-0.0206991346</text:p>
          </table:table-cell>
          <table:table-cell office:value-type="float" office:value="-0.0319" calcext:value-type="float">
            <text:p>-0.0319</text:p>
          </table:table-cell>
          <table:table-cell office:value-type="float" office:value="-0.018417833618091" calcext:value-type="float">
            <text:p>-0.0184178336</text:p>
          </table:table-cell>
          <table:table-cell office:value-type="string" calcext:value-type="string">
            <text:p>george</text:p>
          </table:table-cell>
          <table:table-cell office:value-type="float" office:value="-0.0191535790363784" calcext:value-type="float">
            <text:p>-0.019153579</text:p>
          </table:table-cell>
          <table:table-cell office:value-type="float" office:value="-0.0656" calcext:value-type="float">
            <text:p>-0.0656</text:p>
          </table:table-cell>
          <table:table-cell office:value-type="float" office:value="-0.0177783532766184" calcext:value-type="float">
            <text:p>-0.0177783533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0.0267073875906922" calcext:value-type="float">
            <text:p>0.0267073876</text:p>
          </table:table-cell>
          <table:table-cell office:value-type="float" office:value="0.612" calcext:value-type="float">
            <text:p>0.612</text:p>
          </table:table-cell>
          <table:table-cell office:value-type="float" office:value="0.0759704691593237" calcext:value-type="float">
            <text:p>0.0759704692</text:p>
          </table:table-cell>
          <table:table-cell office:value-type="string" calcext:value-type="string">
            <text:p>nearly</text:p>
          </table:table-cell>
          <table:table-cell office:value-type="float" office:value="0.0548487473650686" calcext:value-type="float">
            <text:p>0.0548487474</text:p>
          </table:table-cell>
          <table:table-cell office:value-type="float" office:value="0.6809" calcext:value-type="float">
            <text:p>0.6809</text:p>
          </table:table-cell>
          <table:table-cell office:value-type="float" office:value="0.106162464985994" calcext:value-type="float">
            <text:p>0.106162465</text:p>
          </table:table-cell>
          <table:table-cell office:value-type="string" calcext:value-type="string">
            <text:p>expect</text:p>
          </table:table-cell>
          <table:table-cell office:value-type="float" office:value="0.0546890154902142" calcext:value-type="float">
            <text:p>0.0546890155</text:p>
          </table:table-cell>
          <table:table-cell office:value-type="float" office:value="0.6321" calcext:value-type="float">
            <text:p>0.6321</text:p>
          </table:table-cell>
          <table:table-cell office:value-type="float" office:value="0.127164887307236" calcext:value-type="float">
            <text:p>0.1271648873</text:p>
          </table:table-cell>
          <table:table-cell office:value-type="string" calcext:value-type="string">
            <text:p>strong</text:p>
          </table:table-cell>
          <table:table-cell office:value-type="float" office:value="-0.0206893277743122" calcext:value-type="float">
            <text:p>-0.0206893278</text:p>
          </table:table-cell>
          <table:table-cell office:value-type="float" office:value="-0.03795" calcext:value-type="float">
            <text:p>-0.03795</text:p>
          </table:table-cell>
          <table:table-cell office:value-type="float" office:value="-0.018669846038181" calcext:value-type="float">
            <text:p>-0.018669846</text:p>
          </table:table-cell>
          <table:table-cell office:value-type="string" calcext:value-type="string">
            <text:p>paul</text:p>
          </table:table-cell>
          <table:table-cell office:value-type="float" office:value="-0.0191451528685945" calcext:value-type="float">
            <text:p>-0.0191451529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181445366855174" calcext:value-type="float">
            <text:p>-0.0181445367</text:p>
          </table:table-cell>
        </table:table-row>
        <table:table-row table:style-name="ro1">
          <table:table-cell office:value-type="string" calcext:value-type="string">
            <text:p>gay</text:p>
          </table:table-cell>
          <table:table-cell office:value-type="float" office:value="0.0149915263507829" calcext:value-type="float">
            <text:p>0.0149915264</text:p>
          </table:table-cell>
          <table:table-cell office:value-type="float" office:value="0.6387" calcext:value-type="float">
            <text:p>0.6387</text:p>
          </table:table-cell>
          <table:table-cell office:value-type="float" office:value="0.0429139072847682" calcext:value-type="float">
            <text:p>0.0429139073</text:p>
          </table:table-cell>
          <table:table-cell office:value-type="string" calcext:value-type="string">
            <text:p>type</text:p>
          </table:table-cell>
          <table:table-cell office:value-type="float" office:value="0.0547869150565483" calcext:value-type="float">
            <text:p>0.0547869151</text:p>
          </table:table-cell>
          <table:table-cell office:value-type="float" office:value="0.63545" calcext:value-type="float">
            <text:p>0.63545</text:p>
          </table:table-cell>
          <table:table-cell office:value-type="float" office:value="0.124204204204204" calcext:value-type="float">
            <text:p>0.1242042042</text:p>
          </table:table-cell>
          <table:table-cell office:value-type="string" calcext:value-type="string">
            <text:p>upon</text:p>
          </table:table-cell>
          <table:table-cell office:value-type="float" office:value="0.0546065454136762" calcext:value-type="float">
            <text:p>0.0546065454</text:p>
          </table:table-cell>
          <table:table-cell office:value-type="float" office:value="0.65815" calcext:value-type="float">
            <text:p>0.65815</text:p>
          </table:table-cell>
          <table:table-cell office:value-type="float" office:value="0.10872115760657" calcext:value-type="float">
            <text:p>0.1087211576</text:p>
          </table:table-cell>
          <table:table-cell office:value-type="string" calcext:value-type="string">
            <text:p>myself</text:p>
          </table:table-cell>
          <table:table-cell office:value-type="float" office:value="-0.0206820103988113" calcext:value-type="float">
            <text:p>-0.0206820104</text:p>
          </table:table-cell>
          <table:table-cell office:value-type="float" office:value="0.0146999999999999" calcext:value-type="float">
            <text:p>0.0147</text:p>
          </table:table-cell>
          <table:table-cell office:value-type="float" office:value="-0.019594268724428" calcext:value-type="float">
            <text:p>-0.0195942687</text:p>
          </table:table-cell>
          <table:table-cell office:value-type="string" calcext:value-type="string">
            <text:p>guess</text:p>
          </table:table-cell>
          <table:table-cell office:value-type="float" office:value="-0.0189516874577351" calcext:value-type="float">
            <text:p>-0.0189516875</text:p>
          </table:table-cell>
          <table:table-cell office:value-type="float" office:value="-0.0136000000000001" calcext:value-type="float">
            <text:p>-0.0136</text:p>
          </table:table-cell>
          <table:table-cell office:value-type="float" office:value="-0.017202566835693" calcext:value-type="float">
            <text:p>-0.0172025668</text:p>
          </table:table-cell>
        </table:table-row>
        <table:table-row table:style-name="ro1">
          <table:table-cell office:value-type="string" calcext:value-type="string">
            <text:p>gave</text:p>
          </table:table-cell>
          <table:table-cell office:value-type="float" office:value="0.0254189651119572" calcext:value-type="float">
            <text:p>0.0254189651</text:p>
          </table:table-cell>
          <table:table-cell office:value-type="float" office:value="0.5894" calcext:value-type="float">
            <text:p>0.5894</text:p>
          </table:table-cell>
          <table:table-cell office:value-type="float" office:value="0.103493449781659" calcext:value-type="float">
            <text:p>0.1034934498</text:p>
          </table:table-cell>
          <table:table-cell office:value-type="string" calcext:value-type="string">
            <text:p>powerful</text:p>
          </table:table-cell>
          <table:table-cell office:value-type="float" office:value="0.0547198255109198" calcext:value-type="float">
            <text:p>0.0547198255</text:p>
          </table:table-cell>
          <table:table-cell office:value-type="float" office:value="0.6921" calcext:value-type="float">
            <text:p>0.6921</text:p>
          </table:table-cell>
          <table:table-cell office:value-type="float" office:value="0.0925434718538167" calcext:value-type="float">
            <text:p>0.0925434719</text:p>
          </table:table-cell>
          <table:table-cell office:value-type="string" calcext:value-type="string">
            <text:p>guys</text:p>
          </table:table-cell>
          <table:table-cell office:value-type="float" office:value="0.0545319873241181" calcext:value-type="float">
            <text:p>0.0545319873</text:p>
          </table:table-cell>
          <table:table-cell office:value-type="float" office:value="0.63815" calcext:value-type="float">
            <text:p>0.63815</text:p>
          </table:table-cell>
          <table:table-cell office:value-type="float" office:value="0.122681537156019" calcext:value-type="float">
            <text:p>0.1226815372</text:p>
          </table:table-cell>
          <table:table-cell office:value-type="string" calcext:value-type="string">
            <text:p>david</text:p>
          </table:table-cell>
          <table:table-cell office:value-type="float" office:value="-0.0206646943767933" calcext:value-type="float">
            <text:p>-0.0206646944</text:p>
          </table:table-cell>
          <table:table-cell office:value-type="float" office:value="-0.0454" calcext:value-type="float">
            <text:p>-0.0454</text:p>
          </table:table-cell>
          <table:table-cell office:value-type="float" office:value="-0.0191205957681768" calcext:value-type="float">
            <text:p>-0.0191205958</text:p>
          </table:table-cell>
          <table:table-cell office:value-type="string" calcext:value-type="string">
            <text:p>forced</text:p>
          </table:table-cell>
          <table:table-cell office:value-type="float" office:value="-0.0189281377055764" calcext:value-type="float">
            <text:p>-0.0189281377</text:p>
          </table:table-cell>
          <table:table-cell office:value-type="float" office:value="-0.0176999999999999" calcext:value-type="float">
            <text:p>-0.0177</text:p>
          </table:table-cell>
          <table:table-cell office:value-type="float" office:value="-0.0179457317599531" calcext:value-type="float">
            <text:p>-0.0179457318</text:p>
          </table:table-cell>
        </table:table-row>
        <table:table-row table:style-name="ro1">
          <table:table-cell office:value-type="string" calcext:value-type="string">
            <text:p>game</text:p>
          </table:table-cell>
          <table:table-cell office:value-type="float" office:value="0.0306399013086659" calcext:value-type="float">
            <text:p>0.0306399013</text:p>
          </table:table-cell>
          <table:table-cell office:value-type="float" office:value="0.62525" calcext:value-type="float">
            <text:p>0.62525</text:p>
          </table:table-cell>
          <table:table-cell office:value-type="float" office:value="0.0829560748807048" calcext:value-type="float">
            <text:p>0.0829560749</text:p>
          </table:table-cell>
          <table:table-cell office:value-type="string" calcext:value-type="string">
            <text:p>possible</text:p>
          </table:table-cell>
          <table:table-cell office:value-type="float" office:value="0.0546814276411152" calcext:value-type="float">
            <text:p>0.0546814276</text:p>
          </table:table-cell>
          <table:table-cell office:value-type="float" office:value="0.64765" calcext:value-type="float">
            <text:p>0.64765</text:p>
          </table:table-cell>
          <table:table-cell office:value-type="float" office:value="0.117691248278453" calcext:value-type="float">
            <text:p>0.1176912483</text:p>
          </table:table-cell>
          <table:table-cell office:value-type="string" calcext:value-type="string">
            <text:p>actress</text:p>
          </table:table-cell>
          <table:table-cell office:value-type="float" office:value="0.0544646955002616" calcext:value-type="float">
            <text:p>0.0544646955</text:p>
          </table:table-cell>
          <table:table-cell office:value-type="float" office:value="0.63945" calcext:value-type="float">
            <text:p>0.63945</text:p>
          </table:table-cell>
          <table:table-cell office:value-type="float" office:value="0.126257118623531" calcext:value-type="float">
            <text:p>0.1262571186</text:p>
          </table:table-cell>
          <table:table-cell office:value-type="string" calcext:value-type="string">
            <text:p>stop</text:p>
          </table:table-cell>
          <table:table-cell office:value-type="float" office:value="-0.020540528615555" calcext:value-type="float">
            <text:p>-0.0205405286</text:p>
          </table:table-cell>
          <table:table-cell office:value-type="float" office:value="-0.0366000000000001" calcext:value-type="float">
            <text:p>-0.0366</text:p>
          </table:table-cell>
          <table:table-cell office:value-type="float" office:value="-0.018429445836602" calcext:value-type="float">
            <text:p>-0.0184294458</text:p>
          </table:table-cell>
          <table:table-cell office:value-type="string" calcext:value-type="string">
            <text:p>hollywood</text:p>
          </table:table-cell>
          <table:table-cell office:value-type="float" office:value="-0.0188816729264628" calcext:value-type="float">
            <text:p>-0.0188816729</text:p>
          </table:table-cell>
          <table:table-cell office:value-type="float" office:value="-0.0306999999999999" calcext:value-type="float">
            <text:p>-0.0307</text:p>
          </table:table-cell>
          <table:table-cell office:value-type="float" office:value="-0.016182962437799" calcext:value-type="float">
            <text:p>-0.0161829624</text:p>
          </table:table-cell>
        </table:table-row>
        <table:table-row table:style-name="ro1">
          <table:table-cell office:value-type="string" calcext:value-type="string">
            <text:p>future</text:p>
          </table:table-cell>
          <table:table-cell office:value-type="float" office:value="0.0284445469968783" calcext:value-type="float">
            <text:p>0.028444547</text:p>
          </table:table-cell>
          <table:table-cell office:value-type="float" office:value="0.57945" calcext:value-type="float">
            <text:p>0.57945</text:p>
          </table:table-cell>
          <table:table-cell office:value-type="float" office:value="0.0826698658523285" calcext:value-type="float">
            <text:p>0.0826698659</text:p>
          </table:table-cell>
          <table:table-cell office:value-type="string" calcext:value-type="string">
            <text:p>local</text:p>
          </table:table-cell>
          <table:table-cell office:value-type="float" office:value="0.0546432671439305" calcext:value-type="float">
            <text:p>0.0546432671</text:p>
          </table:table-cell>
          <table:table-cell office:value-type="float" office:value="0.66155" calcext:value-type="float">
            <text:p>0.66155</text:p>
          </table:table-cell>
          <table:table-cell office:value-type="float" office:value="0.106874257817654" calcext:value-type="float">
            <text:p>0.1068742578</text:p>
          </table:table-cell>
          <table:table-cell office:value-type="string" calcext:value-type="string">
            <text:p>ones</text:p>
          </table:table-cell>
          <table:table-cell office:value-type="float" office:value="0.0543470526081844" calcext:value-type="float">
            <text:p>0.0543470526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112882814477348" calcext:value-type="float">
            <text:p>0.1128828145</text:p>
          </table:table-cell>
          <table:table-cell office:value-type="string" calcext:value-type="string">
            <text:p>favorite</text:p>
          </table:table-cell>
          <table:table-cell office:value-type="float" office:value="-0.0205144393541569" calcext:value-type="float">
            <text:p>-0.0205144394</text:p>
          </table:table-cell>
          <table:table-cell office:value-type="float" office:value="-0.03445" calcext:value-type="float">
            <text:p>-0.03445</text:p>
          </table:table-cell>
          <table:table-cell office:value-type="float" office:value="-0.018270796805241" calcext:value-type="float">
            <text:p>-0.0182707968</text:p>
          </table:table-cell>
          <table:table-cell office:value-type="string" calcext:value-type="string">
            <text:p>violence</text:p>
          </table:table-cell>
          <table:table-cell office:value-type="float" office:value="-0.0188620229327943" calcext:value-type="float">
            <text:p>-0.0188620229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-0.0172274557962422" calcext:value-type="float">
            <text:p>-0.0172274558</text:p>
          </table:table-cell>
        </table:table-row>
        <table:table-row table:style-name="ro1">
          <table:table-cell office:value-type="string" calcext:value-type="string">
            <text:p>funny</text:p>
          </table:table-cell>
          <table:table-cell office:value-type="float" office:value="0.058649081774956" calcext:value-type="float">
            <text:p>0.0586490818</text:p>
          </table:table-cell>
          <table:table-cell office:value-type="float" office:value="0.60825" calcext:value-type="float">
            <text:p>0.60825</text:p>
          </table:table-cell>
          <table:table-cell office:value-type="float" office:value="0.236875426122528" calcext:value-type="float">
            <text:p>0.2368754261</text:p>
          </table:table-cell>
          <table:table-cell office:value-type="string" calcext:value-type="string">
            <text:p>somehow</text:p>
          </table:table-cell>
          <table:table-cell office:value-type="float" office:value="0.0545841716855778" calcext:value-type="float">
            <text:p>0.0545841717</text:p>
          </table:table-cell>
          <table:table-cell office:value-type="float" office:value="0.66805" calcext:value-type="float">
            <text:p>0.66805</text:p>
          </table:table-cell>
          <table:table-cell office:value-type="float" office:value="0.101988367374543" calcext:value-type="float">
            <text:p>0.1019883674</text:p>
          </table:table-cell>
          <table:table-cell office:value-type="string" calcext:value-type="string">
            <text:p>nearly</text:p>
          </table:table-cell>
          <table:table-cell office:value-type="float" office:value="0.0542897693546814" calcext:value-type="float">
            <text:p>0.0542897694</text:p>
          </table:table-cell>
          <table:table-cell office:value-type="float" office:value="0.68645" calcext:value-type="float">
            <text:p>0.68645</text:p>
          </table:table-cell>
          <table:table-cell office:value-type="float" office:value="0.105548423905292" calcext:value-type="float">
            <text:p>0.1055484239</text:p>
          </table:table-cell>
          <table:table-cell office:value-type="string" calcext:value-type="string">
            <text:p>art</text:p>
          </table:table-cell>
          <table:table-cell office:value-type="float" office:value="-0.0205096278614911" calcext:value-type="float">
            <text:p>-0.0205096279</text:p>
          </table:table-cell>
          <table:table-cell office:value-type="float" office:value="-0.0529000000000001" calcext:value-type="float">
            <text:p>-0.0529</text:p>
          </table:table-cell>
          <table:table-cell office:value-type="float" office:value="-0.018209925972554" calcext:value-type="float">
            <text:p>-0.018209926</text:p>
          </table:table-cell>
          <table:table-cell office:value-type="string" calcext:value-type="string">
            <text:p>song</text:p>
          </table:table-cell>
          <table:table-cell office:value-type="float" office:value="-0.018781623575946" calcext:value-type="float">
            <text:p>-0.0187816236</text:p>
          </table:table-cell>
          <table:table-cell office:value-type="float" office:value="-0.0438000000000001" calcext:value-type="float">
            <text:p>-0.0438</text:p>
          </table:table-cell>
          <table:table-cell office:value-type="float" office:value="-0.0173855730651916" calcext:value-type="float">
            <text:p>-0.0173855731</text:p>
          </table:table-cell>
        </table:table-row>
        <table:table-row table:style-name="ro1">
          <table:table-cell office:value-type="string" calcext:value-type="string">
            <text:p>fun</text:p>
          </table:table-cell>
          <table:table-cell office:value-type="float" office:value="0.0765715134419789" calcext:value-type="float">
            <text:p>0.0765715134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206814580031696" calcext:value-type="float">
            <text:p>0.20681458</text:p>
          </table:table-cell>
          <table:table-cell office:value-type="string" calcext:value-type="string">
            <text:p>mention</text:p>
          </table:table-cell>
          <table:table-cell office:value-type="float" office:value="0.0545296983751866" calcext:value-type="float">
            <text:p>0.0545296984</text:p>
          </table:table-cell>
          <table:table-cell office:value-type="float" office:value="0.68225" calcext:value-type="float">
            <text:p>0.68225</text:p>
          </table:table-cell>
          <table:table-cell office:value-type="float" office:value="0.106314161158768" calcext:value-type="float">
            <text:p>0.1063141612</text:p>
          </table:table-cell>
          <table:table-cell office:value-type="string" calcext:value-type="string">
            <text:p>straight</text:p>
          </table:table-cell>
          <table:table-cell office:value-type="float" office:value="0.0542599200466225" calcext:value-type="float">
            <text:p>0.05425992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106966538672518" calcext:value-type="float">
            <text:p>0.1069665387</text:p>
          </table:table-cell>
          <table:table-cell office:value-type="string" calcext:value-type="string">
            <text:p>present</text:p>
          </table:table-cell>
          <table:table-cell office:value-type="float" office:value="-0.0204499649253572" calcext:value-type="float">
            <text:p>-0.0204499649</text:p>
          </table:table-cell>
          <table:table-cell office:value-type="float" office:value="-0.0660500000000001" calcext:value-type="float">
            <text:p>-0.06605</text:p>
          </table:table-cell>
          <table:table-cell office:value-type="float" office:value="-0.0190888794616337" calcext:value-type="float">
            <text:p>-0.0190888795</text:p>
          </table:table-cell>
          <table:table-cell office:value-type="string" calcext:value-type="string">
            <text:p>truth</text:p>
          </table:table-cell>
          <table:table-cell office:value-type="float" office:value="-0.0187711232399223" calcext:value-type="float">
            <text:p>-0.0187711232</text:p>
          </table:table-cell>
          <table:table-cell office:value-type="float" office:value="-0.06145" calcext:value-type="float">
            <text:p>-0.06145</text:p>
          </table:table-cell>
          <table:table-cell office:value-type="float" office:value="-0.0175034427220144" calcext:value-type="float">
            <text:p>-0.0175034427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0.0463729451188232" calcext:value-type="float">
            <text:p>0.0463729451</text:p>
          </table:table-cell>
          <table:table-cell office:value-type="float" office:value="0.604" calcext:value-type="float">
            <text:p>0.604</text:p>
          </table:table-cell>
          <table:table-cell office:value-type="float" office:value="0.148936170212766" calcext:value-type="float">
            <text:p>0.1489361702</text:p>
          </table:table-cell>
          <table:table-cell office:value-type="string" calcext:value-type="string">
            <text:p>violence</text:p>
          </table:table-cell>
          <table:table-cell office:value-type="float" office:value="0.0545227850332037" calcext:value-type="float">
            <text:p>0.054522785</text:p>
          </table:table-cell>
          <table:table-cell office:value-type="float" office:value="0.6678" calcext:value-type="float">
            <text:p>0.6678</text:p>
          </table:table-cell>
          <table:table-cell office:value-type="float" office:value="0.114841460165201" calcext:value-type="float">
            <text:p>0.1148414602</text:p>
          </table:table-cell>
          <table:table-cell office:value-type="string" calcext:value-type="string">
            <text:p>release</text:p>
          </table:table-cell>
          <table:table-cell office:value-type="float" office:value="0.0540942104319132" calcext:value-type="float">
            <text:p>0.0540942104</text:p>
          </table:table-cell>
          <table:table-cell office:value-type="float" office:value="0.6608" calcext:value-type="float">
            <text:p>0.6608</text:p>
          </table:table-cell>
          <table:table-cell office:value-type="float" office:value="0.102170460561143" calcext:value-type="float">
            <text:p>0.1021704606</text:p>
          </table:table-cell>
          <table:table-cell office:value-type="string" calcext:value-type="string">
            <text:p>gave</text:p>
          </table:table-cell>
          <table:table-cell office:value-type="float" office:value="-0.0204203916269592" calcext:value-type="float">
            <text:p>-0.0204203916</text:p>
          </table:table-cell>
          <table:table-cell office:value-type="float" office:value="-0.03395" calcext:value-type="float">
            <text:p>-0.03395</text:p>
          </table:table-cell>
          <table:table-cell office:value-type="float" office:value="-0.018227431645413" calcext:value-type="float">
            <text:p>-0.0182274316</text:p>
          </table:table-cell>
          <table:table-cell office:value-type="string" calcext:value-type="string">
            <text:p>perfect</text:p>
          </table:table-cell>
          <table:table-cell office:value-type="float" office:value="-0.01876981126372" calcext:value-type="float">
            <text:p>-0.0187698113</text:p>
          </table:table-cell>
          <table:table-cell office:value-type="float" office:value="-0.0178999999999999" calcext:value-type="float">
            <text:p>-0.0179</text:p>
          </table:table-cell>
          <table:table-cell office:value-type="float" office:value="-0.016471733220017" calcext:value-type="float">
            <text:p>-0.0164717332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float" office:value="0.20320905443818" calcext:value-type="float">
            <text:p>0.2032090544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574737293587819" calcext:value-type="float">
            <text:p>0.5747372936</text:p>
          </table:table-cell>
          <table:table-cell office:value-type="string" calcext:value-type="string">
            <text:p>upon</text:p>
          </table:table-cell>
          <table:table-cell office:value-type="float" office:value="0.0542829399607712" calcext:value-type="float">
            <text:p>0.05428294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108350951374207" calcext:value-type="float">
            <text:p>0.1083509514</text:p>
          </table:table-cell>
          <table:table-cell office:value-type="string" calcext:value-type="string">
            <text:p>writer</text:p>
          </table:table-cell>
          <table:table-cell office:value-type="float" office:value="0.0540812893759977" calcext:value-type="float">
            <text:p>0.0540812894</text:p>
          </table:table-cell>
          <table:table-cell office:value-type="float" office:value="0.65325" calcext:value-type="float">
            <text:p>0.65325</text:p>
          </table:table-cell>
          <table:table-cell office:value-type="float" office:value="0.120258784726627" calcext:value-type="float">
            <text:p>0.1202587847</text:p>
          </table:table-cell>
          <table:table-cell office:value-type="string" calcext:value-type="string">
            <text:p>cinematography</text:p>
          </table:table-cell>
          <table:table-cell office:value-type="float" office:value="-0.0203779433951622" calcext:value-type="float">
            <text:p>-0.0203779434</text:p>
          </table:table-cell>
          <table:table-cell office:value-type="float" office:value="-0.0156000000000001" calcext:value-type="float">
            <text:p>-0.0156</text:p>
          </table:table-cell>
          <table:table-cell office:value-type="float" office:value="-0.01884609622901" calcext:value-type="float">
            <text:p>-0.0188460962</text:p>
          </table:table-cell>
          <table:table-cell office:value-type="string" calcext:value-type="string">
            <text:p>children</text:p>
          </table:table-cell>
          <table:table-cell office:value-type="float" office:value="-0.0187458107258623" calcext:value-type="float">
            <text:p>-0.0187458107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-0.0168299936736961" calcext:value-type="float">
            <text:p>-0.0168299937</text:p>
          </table:table-cell>
        </table:table-row>
        <table:table-row table:style-name="ro1">
          <table:table-cell office:value-type="string" calcext:value-type="string">
            <text:p>friends</text:p>
          </table:table-cell>
          <table:table-cell office:value-type="float" office:value="0.0402968466933623" calcext:value-type="float">
            <text:p>0.0402968467</text:p>
          </table:table-cell>
          <table:table-cell office:value-type="float" office:value="0.59495" calcext:value-type="float">
            <text:p>0.59495</text:p>
          </table:table-cell>
          <table:table-cell office:value-type="float" office:value="0.138832784096949" calcext:value-type="float">
            <text:p>0.1388327841</text:p>
          </table:table-cell>
          <table:table-cell office:value-type="string" calcext:value-type="string">
            <text:p>happen</text:p>
          </table:table-cell>
          <table:table-cell office:value-type="float" office:value="0.0542657931398524" calcext:value-type="float">
            <text:p>0.0542657931</text:p>
          </table:table-cell>
          <table:table-cell office:value-type="float" office:value="0.64615" calcext:value-type="float">
            <text:p>0.64615</text:p>
          </table:table-cell>
          <table:table-cell office:value-type="float" office:value="0.118570183086312" calcext:value-type="float">
            <text:p>0.1185701831</text:p>
          </table:table-cell>
          <table:table-cell office:value-type="string" calcext:value-type="string">
            <text:p>hell</text:p>
          </table:table-cell>
          <table:table-cell office:value-type="float" office:value="0.0540712376321578" calcext:value-type="float">
            <text:p>0.0540712376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0.117717430314631" calcext:value-type="float">
            <text:p>0.1177174303</text:p>
          </table:table-cell>
          <table:table-cell office:value-type="string" calcext:value-type="string">
            <text:p>wouldn't</text:p>
          </table:table-cell>
          <table:table-cell office:value-type="float" office:value="-0.0203471855958492" calcext:value-type="float">
            <text:p>-0.0203471856</text:p>
          </table:table-cell>
          <table:table-cell office:value-type="float" office:value="-0.0348499999999999" calcext:value-type="float">
            <text:p>-0.03485</text:p>
          </table:table-cell>
          <table:table-cell office:value-type="float" office:value="-0.018350773178151" calcext:value-type="float">
            <text:p>-0.0183507732</text:p>
          </table:table-cell>
          <table:table-cell office:value-type="string" calcext:value-type="string">
            <text:p>gave</text:p>
          </table:table-cell>
          <table:table-cell office:value-type="float" office:value="-0.0187304839739217" calcext:value-type="float">
            <text:p>-0.018730484</text:p>
          </table:table-cell>
          <table:table-cell office:value-type="float" office:value="0.000950000000000006" calcext:value-type="float">
            <text:p>0.00095</text:p>
          </table:table-cell>
          <table:table-cell office:value-type="float" office:value="-0.017407970703228" calcext:value-type="float">
            <text:p>-0.0174079707</text:p>
          </table:table-cell>
        </table:table-row>
        <table:table-row table:style-name="ro1">
          <table:table-cell office:value-type="string" calcext:value-type="string">
            <text:p>friend</text:p>
          </table:table-cell>
          <table:table-cell office:value-type="float" office:value="0.0405330959502236" calcext:value-type="float">
            <text:p>0.040533096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120376449989057" calcext:value-type="float">
            <text:p>0.12037645</text:p>
          </table:table-cell>
          <table:table-cell office:value-type="string" calcext:value-type="string">
            <text:p>seriously</text:p>
          </table:table-cell>
          <table:table-cell office:value-type="float" office:value="0.0542438172413883" calcext:value-type="float">
            <text:p>0.0542438172</text:p>
          </table:table-cell>
          <table:table-cell office:value-type="float" office:value="0.62825" calcext:value-type="float">
            <text:p>0.62825</text:p>
          </table:table-cell>
          <table:table-cell office:value-type="float" office:value="0.116038520984425" calcext:value-type="float">
            <text:p>0.116038521</text:p>
          </table:table-cell>
          <table:table-cell office:value-type="string" calcext:value-type="string">
            <text:p>brother</text:p>
          </table:table-cell>
          <table:table-cell office:value-type="float" office:value="0.0540446888753516" calcext:value-type="float">
            <text:p>0.0540446889</text:p>
          </table:table-cell>
          <table:table-cell office:value-type="float" office:value="0.6462" calcext:value-type="float">
            <text:p>0.6462</text:p>
          </table:table-cell>
          <table:table-cell office:value-type="float" office:value="0.108591584782061" calcext:value-type="float">
            <text:p>0.1085915848</text:p>
          </table:table-cell>
          <table:table-cell office:value-type="string" calcext:value-type="string">
            <text:p>ways</text:p>
          </table:table-cell>
          <table:table-cell office:value-type="float" office:value="-0.0203101191234054" calcext:value-type="float">
            <text:p>-0.0203101191</text:p>
          </table:table-cell>
          <table:table-cell office:value-type="float" office:value="-0.0593" calcext:value-type="float">
            <text:p>-0.0593</text:p>
          </table:table-cell>
          <table:table-cell office:value-type="float" office:value="-0.0186168550384249" calcext:value-type="float">
            <text:p>-0.018616855</text:p>
          </table:table-cell>
          <table:table-cell office:value-type="string" calcext:value-type="string">
            <text:p>stuff</text:p>
          </table:table-cell>
          <table:table-cell office:value-type="float" office:value="-0.0187132566158188" calcext:value-type="float">
            <text:p>-0.0187132566</text:p>
          </table:table-cell>
          <table:table-cell office:value-type="float" office:value="-0.0187499999999999" calcext:value-type="float">
            <text:p>-0.01875</text:p>
          </table:table-cell>
          <table:table-cell office:value-type="float" office:value="-0.017090690959397" calcext:value-type="float">
            <text:p>-0.017090691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0.0229770689247932" calcext:value-type="float">
            <text:p>0.0229770689</text:p>
          </table:table-cell>
          <table:table-cell office:value-type="float" office:value="0.57345" calcext:value-type="float">
            <text:p>0.57345</text:p>
          </table:table-cell>
          <table:table-cell office:value-type="float" office:value="0.0646858897050762" calcext:value-type="float">
            <text:p>0.0646858897</text:p>
          </table:table-cell>
          <table:table-cell office:value-type="string" calcext:value-type="string">
            <text:p>actual</text:p>
          </table:table-cell>
          <table:table-cell office:value-type="float" office:value="0.054058586527698" calcext:value-type="float">
            <text:p>0.0540585865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104218362282878" calcext:value-type="float">
            <text:p>0.1042183623</text:p>
          </table:table-cell>
          <table:table-cell office:value-type="string" calcext:value-type="string">
            <text:p>hero</text:p>
          </table:table-cell>
          <table:table-cell office:value-type="float" office:value="0.0537816862247759" calcext:value-type="float">
            <text:p>0.0537816862</text:p>
          </table:table-cell>
          <table:table-cell office:value-type="float" office:value="0.6556" calcext:value-type="float">
            <text:p>0.6556</text:p>
          </table:table-cell>
          <table:table-cell office:value-type="float" office:value="0.104524180967239" calcext:value-type="float">
            <text:p>0.104524181</text:p>
          </table:table-cell>
          <table:table-cell office:value-type="string" calcext:value-type="string">
            <text:p>america</text:p>
          </table:table-cell>
          <table:table-cell office:value-type="float" office:value="-0.0202726534772618" calcext:value-type="float">
            <text:p>-0.0202726535</text:p>
          </table:table-cell>
          <table:table-cell office:value-type="float" office:value="-0.0538" calcext:value-type="float">
            <text:p>-0.0538</text:p>
          </table:table-cell>
          <table:table-cell office:value-type="float" office:value="-0.0190865773095042" calcext:value-type="float">
            <text:p>-0.0190865773</text:p>
          </table:table-cell>
          <table:table-cell office:value-type="string" calcext:value-type="string">
            <text:p>poorly</text:p>
          </table:table-cell>
          <table:table-cell office:value-type="float" office:value="-0.0186947473673192" calcext:value-type="float">
            <text:p>-0.0186947474</text:p>
          </table:table-cell>
          <table:table-cell office:value-type="float" office:value="-0.03435" calcext:value-type="float">
            <text:p>-0.03435</text:p>
          </table:table-cell>
          <table:table-cell office:value-type="float" office:value="-0.017469336708394" calcext:value-type="float">
            <text:p>-0.0174693367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0.0191076385096581" calcext:value-type="float">
            <text:p>0.0191076385</text:p>
          </table:table-cell>
          <table:table-cell office:value-type="float" office:value="0.59325" calcext:value-type="float">
            <text:p>0.59325</text:p>
          </table:table-cell>
          <table:table-cell office:value-type="float" office:value="0.0665519219736087" calcext:value-type="float">
            <text:p>0.066551922</text:p>
          </table:table-cell>
          <table:table-cell office:value-type="string" calcext:value-type="string">
            <text:p>period</text:p>
          </table:table-cell>
          <table:table-cell office:value-type="float" office:value="0.053981924079707" calcext:value-type="float">
            <text:p>0.0539819241</text:p>
          </table:table-cell>
          <table:table-cell office:value-type="float" office:value="0.68195" calcext:value-type="float">
            <text:p>0.68195</text:p>
          </table:table-cell>
          <table:table-cell office:value-type="float" office:value="0.102694315136126" calcext:value-type="float">
            <text:p>0.1026943151</text:p>
          </table:table-cell>
          <table:table-cell office:value-type="string" calcext:value-type="string">
            <text:p>major</text:p>
          </table:table-cell>
          <table:table-cell office:value-type="float" office:value="0.0537244965952268" calcext:value-type="float">
            <text:p>0.0537244966</text:p>
          </table:table-cell>
          <table:table-cell office:value-type="float" office:value="0.6553" calcext:value-type="float">
            <text:p>0.6553</text:p>
          </table:table-cell>
          <table:table-cell office:value-type="float" office:value="0.109992254066615" calcext:value-type="float">
            <text:p>0.1099922541</text:p>
          </table:table-cell>
          <table:table-cell office:value-type="string" calcext:value-type="string">
            <text:p>half</text:p>
          </table:table-cell>
          <table:table-cell office:value-type="float" office:value="-0.0202470585567189" calcext:value-type="float">
            <text:p>-0.0202470586</text:p>
          </table:table-cell>
          <table:table-cell office:value-type="float" office:value="0.00534999999999997" calcext:value-type="float">
            <text:p>0.00535</text:p>
          </table:table-cell>
          <table:table-cell office:value-type="float" office:value="-0.018628194371085" calcext:value-type="float">
            <text:p>-0.0186281944</text:p>
          </table:table-cell>
          <table:table-cell office:value-type="string" calcext:value-type="string">
            <text:p>etc</text:p>
          </table:table-cell>
          <table:table-cell office:value-type="float" office:value="-0.0186597652512786" calcext:value-type="float">
            <text:p>-0.0186597653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-0.016766933973024" calcext:value-type="float">
            <text:p>-0.016766934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float" office:value="0.0258049229247793" calcext:value-type="float">
            <text:p>0.0258049229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0797679477882524" calcext:value-type="float">
            <text:p>0.0797679478</text:p>
          </table:table-cell>
          <table:table-cell office:value-type="string" calcext:value-type="string">
            <text:p>talking</text:p>
          </table:table-cell>
          <table:table-cell office:value-type="float" office:value="0.0539370755905804" calcext:value-type="float">
            <text:p>0.0539370756</text:p>
          </table:table-cell>
          <table:table-cell office:value-type="float" office:value="0.6595" calcext:value-type="float">
            <text:p>0.6595</text:p>
          </table:table-cell>
          <table:table-cell office:value-type="float" office:value="0.109338216060685" calcext:value-type="float">
            <text:p>0.1093382161</text:p>
          </table:table-cell>
          <table:table-cell office:value-type="string" calcext:value-type="string">
            <text:p>particular</text:p>
          </table:table-cell>
          <table:table-cell office:value-type="float" office:value="0.0536178920271788" calcext:value-type="float">
            <text:p>0.053617892</text:p>
          </table:table-cell>
          <table:table-cell office:value-type="float" office:value="0.6831" calcext:value-type="float">
            <text:p>0.6831</text:p>
          </table:table-cell>
          <table:table-cell office:value-type="float" office:value="0.102011901388495" calcext:value-type="float">
            <text:p>0.1020119014</text:p>
          </table:table-cell>
          <table:table-cell office:value-type="string" calcext:value-type="string">
            <text:p>george</text:p>
          </table:table-cell>
          <table:table-cell office:value-type="float" office:value="-0.0202399052198298" calcext:value-type="float">
            <text:p>-0.0202399052</text:p>
          </table:table-cell>
          <table:table-cell office:value-type="float" office:value="-0.06685" calcext:value-type="float">
            <text:p>-0.06685</text:p>
          </table:table-cell>
          <table:table-cell office:value-type="float" office:value="-0.0188054495499598" calcext:value-type="float">
            <text:p>-0.0188054495</text:p>
          </table:table-cell>
          <table:table-cell office:value-type="string" calcext:value-type="string">
            <text:p>memorable</text:p>
          </table:table-cell>
          <table:table-cell office:value-type="float" office:value="-0.0186431869264418" calcext:value-type="float">
            <text:p>-0.0186431869</text:p>
          </table:table-cell>
          <table:table-cell office:value-type="float" office:value="-0.0388000000000001" calcext:value-type="float">
            <text:p>-0.0388</text:p>
          </table:table-cell>
          <table:table-cell office:value-type="float" office:value="-0.0174492484970859" calcext:value-type="float">
            <text:p>-0.0174492485</text:p>
          </table:table-cell>
        </table:table-row>
        <table:table-row table:style-name="ro1">
          <table:table-cell office:value-type="string" calcext:value-type="string">
            <text:p>found</text:p>
          </table:table-cell>
          <table:table-cell office:value-type="float" office:value="0.0481406223990011" calcext:value-type="float">
            <text:p>0.0481406224</text:p>
          </table:table-cell>
          <table:table-cell office:value-type="float" office:value="0.573" calcext:value-type="float">
            <text:p>0.573</text:p>
          </table:table-cell>
          <table:table-cell office:value-type="float" office:value="0.189907038512616" calcext:value-type="float">
            <text:p>0.1899070385</text:p>
          </table:table-cell>
          <table:table-cell office:value-type="string" calcext:value-type="string">
            <text:p>figure</text:p>
          </table:table-cell>
          <table:table-cell office:value-type="float" office:value="0.0538119579661168" calcext:value-type="float">
            <text:p>0.053811958</text:p>
          </table:table-cell>
          <table:table-cell office:value-type="float" office:value="0.6728" calcext:value-type="float">
            <text:p>0.6728</text:p>
          </table:table-cell>
          <table:table-cell office:value-type="float" office:value="0.102085620197585" calcext:value-type="float">
            <text:p>0.1020856202</text:p>
          </table:table-cell>
          <table:table-cell office:value-type="string" calcext:value-type="string">
            <text:p>means</text:p>
          </table:table-cell>
          <table:table-cell office:value-type="float" office:value="0.0535743783394702" calcext:value-type="float">
            <text:p>0.0535743783</text:p>
          </table:table-cell>
          <table:table-cell office:value-type="float" office:value="0.6809" calcext:value-type="float">
            <text:p>0.6809</text:p>
          </table:table-cell>
          <table:table-cell office:value-type="float" office:value="0.10087348548887" calcext:value-type="float">
            <text:p>0.1008734855</text:p>
          </table:table-cell>
          <table:table-cell office:value-type="string" calcext:value-type="string">
            <text:p>giving</text:p>
          </table:table-cell>
          <table:table-cell office:value-type="float" office:value="-0.020057924377234" calcext:value-type="float">
            <text:p>-0.0200579244</text:p>
          </table:table-cell>
          <table:table-cell office:value-type="float" office:value="-0.0169" calcext:value-type="float">
            <text:p>-0.0169</text:p>
          </table:table-cell>
          <table:table-cell office:value-type="float" office:value="-0.0187590734662512" calcext:value-type="float">
            <text:p>-0.0187590735</text:p>
          </table:table-cell>
          <table:table-cell office:value-type="string" calcext:value-type="string">
            <text:p>credits</text:p>
          </table:table-cell>
          <table:table-cell office:value-type="float" office:value="-0.0186337984278912" calcext:value-type="float">
            <text:p>-0.0186337984</text:p>
          </table:table-cell>
          <table:table-cell office:value-type="float" office:value="-0.0228999999999999" calcext:value-type="float">
            <text:p>-0.0229</text:p>
          </table:table-cell>
          <table:table-cell office:value-type="float" office:value="-0.0176566225113843" calcext:value-type="float">
            <text:p>-0.017656622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.028336262465358" calcext:value-type="float">
            <text:p>0.0283362625</text:p>
          </table:table-cell>
          <table:table-cell office:value-type="float" office:value="0.61635" calcext:value-type="float">
            <text:p>0.61635</text:p>
          </table:table-cell>
          <table:table-cell office:value-type="float" office:value="0.0736448146806712" calcext:value-type="float">
            <text:p>0.0736448147</text:p>
          </table:table-cell>
          <table:table-cell office:value-type="string" calcext:value-type="string">
            <text:p>game</text:p>
          </table:table-cell>
          <table:table-cell office:value-type="float" office:value="0.0536835040327471" calcext:value-type="float">
            <text:p>0.053683504</text:p>
          </table:table-cell>
          <table:table-cell office:value-type="float" office:value="0.6695" calcext:value-type="float">
            <text:p>0.6695</text:p>
          </table:table-cell>
          <table:table-cell office:value-type="float" office:value="0.104336043360434" calcext:value-type="float">
            <text:p>0.1043360434</text:p>
          </table:table-cell>
          <table:table-cell office:value-type="string" calcext:value-type="string">
            <text:p>seriously</text:p>
          </table:table-cell>
          <table:table-cell office:value-type="float" office:value="0.0534930931464258" calcext:value-type="float">
            <text:p>0.0534930931</text:p>
          </table:table-cell>
          <table:table-cell office:value-type="float" office:value="0.63525" calcext:value-type="float">
            <text:p>0.63525</text:p>
          </table:table-cell>
          <table:table-cell office:value-type="float" office:value="0.115221346270467" calcext:value-type="float">
            <text:p>0.1152213463</text:p>
          </table:table-cell>
          <table:table-cell office:value-type="string" calcext:value-type="string">
            <text:p>james</text:p>
          </table:table-cell>
          <table:table-cell office:value-type="float" office:value="-0.020013133825913" calcext:value-type="float">
            <text:p>-0.0200131338</text:p>
          </table:table-cell>
          <table:table-cell office:value-type="float" office:value="-0.0391" calcext:value-type="float">
            <text:p>-0.0391</text:p>
          </table:table-cell>
          <table:table-cell office:value-type="float" office:value="-0.0185077095189451" calcext:value-type="float">
            <text:p>-0.0185077095</text:p>
          </table:table-cell>
          <table:table-cell office:value-type="string" calcext:value-type="string">
            <text:p>boring</text:p>
          </table:table-cell>
          <table:table-cell office:value-type="float" office:value="-0.018571116523692" calcext:value-type="float">
            <text:p>-0.0185711165</text:p>
          </table:table-cell>
          <table:table-cell office:value-type="float" office:value="-0.0218499999999999" calcext:value-type="float">
            <text:p>-0.02185</text:p>
          </table:table-cell>
          <table:table-cell office:value-type="float" office:value="-0.015957483903596" calcext:value-type="float">
            <text:p>-0.0159574839</text:p>
          </table:table-cell>
        </table:table-row>
        <table:table-row table:style-name="ro1">
          <table:table-cell office:value-type="string" calcext:value-type="string">
            <text:p>form</text:p>
          </table:table-cell>
          <table:table-cell office:value-type="float" office:value="0.0293344434848218" calcext:value-type="float">
            <text:p>0.0293344435</text:p>
          </table:table-cell>
          <table:table-cell office:value-type="float" office:value="0.62545" calcext:value-type="float">
            <text:p>0.62545</text:p>
          </table:table-cell>
          <table:table-cell office:value-type="float" office:value="0.0796166605234059" calcext:value-type="float">
            <text:p>0.0796166605</text:p>
          </table:table-cell>
          <table:table-cell office:value-type="string" calcext:value-type="string">
            <text:p>usually</text:p>
          </table:table-cell>
          <table:table-cell office:value-type="float" office:value="0.0536342451893053" calcext:value-type="float">
            <text:p>0.0536342452</text:p>
          </table:table-cell>
          <table:table-cell office:value-type="float" office:value="0.65105" calcext:value-type="float">
            <text:p>0.65105</text:p>
          </table:table-cell>
          <table:table-cell office:value-type="float" office:value="0.11422769386978" calcext:value-type="float">
            <text:p>0.1142276939</text:p>
          </table:table-cell>
          <table:table-cell office:value-type="string" calcext:value-type="string">
            <text:p>fantastic</text:p>
          </table:table-cell>
          <table:table-cell office:value-type="float" office:value="0.0534425832291222" calcext:value-type="float">
            <text:p>0.0534425832</text:p>
          </table:table-cell>
          <table:table-cell office:value-type="float" office:value="0.62935" calcext:value-type="float">
            <text:p>0.62935</text:p>
          </table:table-cell>
          <table:table-cell office:value-type="float" office:value="0.10416918429003" calcext:value-type="float">
            <text:p>0.1041691843</text:p>
          </table:table-cell>
          <table:table-cell office:value-type="string" calcext:value-type="string">
            <text:p>writer</text:p>
          </table:table-cell>
          <table:table-cell office:value-type="float" office:value="-0.0199837734060145" calcext:value-type="float">
            <text:p>-0.0199837734</text:p>
          </table:table-cell>
          <table:table-cell office:value-type="float" office:value="-0.01855" calcext:value-type="float">
            <text:p>-0.01855</text:p>
          </table:table-cell>
          <table:table-cell office:value-type="float" office:value="-0.01836366910938" calcext:value-type="float">
            <text:p>-0.0183636691</text:p>
          </table:table-cell>
          <table:table-cell office:value-type="string" calcext:value-type="string">
            <text:p>light</text:p>
          </table:table-cell>
          <table:table-cell office:value-type="float" office:value="-0.0184782197779243" calcext:value-type="float">
            <text:p>-0.0184782198</text:p>
          </table:table-cell>
          <table:table-cell office:value-type="float" office:value="-0.0566" calcext:value-type="float">
            <text:p>-0.0566</text:p>
          </table:table-cell>
          <table:table-cell office:value-type="float" office:value="-0.0165673051661396" calcext:value-type="float">
            <text:p>-0.0165673052</text:p>
          </table:table-cell>
        </table:table-row>
        <table:table-row table:style-name="ro1">
          <table:table-cell office:value-type="string" calcext:value-type="string">
            <text:p>forget</text:p>
          </table:table-cell>
          <table:table-cell office:value-type="float" office:value="0.0220111481659661" calcext:value-type="float">
            <text:p>0.0220111482</text:p>
          </table:table-cell>
          <table:table-cell office:value-type="float" office:value="0.6118" calcext:value-type="float">
            <text:p>0.6118</text:p>
          </table:table-cell>
          <table:table-cell office:value-type="float" office:value="0.0710696338837042" calcext:value-type="float">
            <text:p>0.0710696339</text:p>
          </table:table-cell>
          <table:table-cell office:value-type="string" calcext:value-type="string">
            <text:p>clear</text:p>
          </table:table-cell>
          <table:table-cell office:value-type="float" office:value="0.0534075037943036" calcext:value-type="float">
            <text:p>0.0534075038</text:p>
          </table:table-cell>
          <table:table-cell office:value-type="float" office:value="0.67785" calcext:value-type="float">
            <text:p>0.67785</text:p>
          </table:table-cell>
          <table:table-cell office:value-type="float" office:value="0.102521242512885" calcext:value-type="float">
            <text:p>0.1025212425</text:p>
          </table:table-cell>
          <table:table-cell office:value-type="string" calcext:value-type="string">
            <text:p>sex</text:p>
          </table:table-cell>
          <table:table-cell office:value-type="float" office:value="0.0533898686692881" calcext:value-type="float">
            <text:p>0.0533898687</text:p>
          </table:table-cell>
          <table:table-cell office:value-type="float" office:value="0.60605" calcext:value-type="float">
            <text:p>0.60605</text:p>
          </table:table-cell>
          <table:table-cell office:value-type="float" office:value="0.133699835074217" calcext:value-type="float">
            <text:p>0.1336998351</text:p>
          </table:table-cell>
          <table:table-cell office:value-type="string" calcext:value-type="string">
            <text:p>certain</text:p>
          </table:table-cell>
          <table:table-cell office:value-type="float" office:value="-0.0199149056490379" calcext:value-type="float">
            <text:p>-0.0199149056</text:p>
          </table:table-cell>
          <table:table-cell office:value-type="float" office:value="-0.0568000000000001" calcext:value-type="float">
            <text:p>-0.0568</text:p>
          </table:table-cell>
          <table:table-cell office:value-type="float" office:value="-0.0184578541391229" calcext:value-type="float">
            <text:p>-0.0184578541</text:p>
          </table:table-cell>
          <table:table-cell office:value-type="string" calcext:value-type="string">
            <text:p>fails</text:p>
          </table:table-cell>
          <table:table-cell office:value-type="float" office:value="-0.0184667528420757" calcext:value-type="float">
            <text:p>-0.0184667528</text:p>
          </table:table-cell>
          <table:table-cell office:value-type="float" office:value="-0.0504" calcext:value-type="float">
            <text:p>-0.0504</text:p>
          </table:table-cell>
          <table:table-cell office:value-type="float" office:value="-0.0173792089406465" calcext:value-type="float">
            <text:p>-0.0173792089</text:p>
          </table:table-cell>
        </table:table-row>
        <table:table-row table:style-name="ro1">
          <table:table-cell office:value-type="string" calcext:value-type="string">
            <text:p>forced</text:p>
          </table:table-cell>
          <table:table-cell office:value-type="float" office:value="0.0261011823931124" calcext:value-type="float">
            <text:p>0.0261011824</text:p>
          </table:table-cell>
          <table:table-cell office:value-type="float" office:value="0.62115" calcext:value-type="float">
            <text:p>0.62115</text:p>
          </table:table-cell>
          <table:table-cell office:value-type="float" office:value="0.0722419493081915" calcext:value-type="float">
            <text:p>0.0722419493</text:p>
          </table:table-cell>
          <table:table-cell office:value-type="string" calcext:value-type="string">
            <text:p>totally</text:p>
          </table:table-cell>
          <table:table-cell office:value-type="float" office:value="0.0530105629557147" calcext:value-type="float">
            <text:p>0.053010563</text:p>
          </table:table-cell>
          <table:table-cell office:value-type="float" office:value="0.6293" calcext:value-type="float">
            <text:p>0.6293</text:p>
          </table:table-cell>
          <table:table-cell office:value-type="float" office:value="0.13103609939053" calcext:value-type="float">
            <text:p>0.1310360994</text:p>
          </table:table-cell>
          <table:table-cell office:value-type="string" calcext:value-type="string">
            <text:p>ok</text:p>
          </table:table-cell>
          <table:table-cell office:value-type="float" office:value="0.0531621465924882" calcext:value-type="float">
            <text:p>0.0531621466</text:p>
          </table:table-cell>
          <table:table-cell office:value-type="float" office:value="0.62365" calcext:value-type="float">
            <text:p>0.62365</text:p>
          </table:table-cell>
          <table:table-cell office:value-type="float" office:value="0.113740727658071" calcext:value-type="float">
            <text:p>0.1137407277</text:p>
          </table:table-cell>
          <table:table-cell office:value-type="string" calcext:value-type="string">
            <text:p>begin</text:p>
          </table:table-cell>
          <table:table-cell office:value-type="float" office:value="-0.0198450652484709" calcext:value-type="float">
            <text:p>-0.0198450652</text:p>
          </table:table-cell>
          <table:table-cell office:value-type="float" office:value="-0.02765" calcext:value-type="float">
            <text:p>-0.02765</text:p>
          </table:table-cell>
          <table:table-cell office:value-type="float" office:value="-0.0186912550631645" calcext:value-type="float">
            <text:p>-0.0186912551</text:p>
          </table:table-cell>
          <table:table-cell office:value-type="string" calcext:value-type="string">
            <text:p>stage</text:p>
          </table:table-cell>
          <table:table-cell office:value-type="float" office:value="-0.0184510330847486" calcext:value-type="float">
            <text:p>-0.0184510331</text:p>
          </table:table-cell>
          <table:table-cell office:value-type="float" office:value="-0.0281" calcext:value-type="float">
            <text:p>-0.0281</text:p>
          </table:table-cell>
          <table:table-cell office:value-type="float" office:value="-0.0175212728002314" calcext:value-type="float">
            <text:p>-0.0175212728</text:p>
          </table:table-cell>
        </table:table-row>
        <table:table-row table:style-name="ro1">
          <table:table-cell office:value-type="string" calcext:value-type="string">
            <text:p>footage</text:p>
          </table:table-cell>
          <table:table-cell office:value-type="float" office:value="0.0201305663917475" calcext:value-type="float">
            <text:p>0.0201305664</text:p>
          </table:table-cell>
          <table:table-cell office:value-type="float" office:value="0.62555" calcext:value-type="float">
            <text:p>0.62555</text:p>
          </table:table-cell>
          <table:table-cell office:value-type="float" office:value="0.0554924959011225" calcext:value-type="float">
            <text:p>0.0554924959</text:p>
          </table:table-cell>
          <table:table-cell office:value-type="string" calcext:value-type="string">
            <text:p>fails</text:p>
          </table:table-cell>
          <table:table-cell office:value-type="float" office:value="0.0528617743522188" calcext:value-type="float">
            <text:p>0.0528617744</text:p>
          </table:table-cell>
          <table:table-cell office:value-type="float" office:value="0.66945" calcext:value-type="float">
            <text:p>0.66945</text:p>
          </table:table-cell>
          <table:table-cell office:value-type="float" office:value="0.0927679429120351" calcext:value-type="float">
            <text:p>0.0927679429</text:p>
          </table:table-cell>
          <table:table-cell office:value-type="string" calcext:value-type="string">
            <text:p>god</text:p>
          </table:table-cell>
          <table:table-cell office:value-type="float" office:value="0.0531203143494964" calcext:value-type="float">
            <text:p>0.0531203143</text:p>
          </table:table-cell>
          <table:table-cell office:value-type="float" office:value="0.6358" calcext:value-type="float">
            <text:p>0.6358</text:p>
          </table:table-cell>
          <table:table-cell office:value-type="float" office:value="0.111056870881133" calcext:value-type="float">
            <text:p>0.1110568709</text:p>
          </table:table-cell>
          <table:table-cell office:value-type="string" calcext:value-type="string">
            <text:p>care</text:p>
          </table:table-cell>
          <table:table-cell office:value-type="float" office:value="-0.0198050504268187" calcext:value-type="float">
            <text:p>-0.0198050504</text:p>
          </table:table-cell>
          <table:table-cell office:value-type="float" office:value="0.0011000000000001" calcext:value-type="float">
            <text:p>0.0011</text:p>
          </table:table-cell>
          <table:table-cell office:value-type="float" office:value="-0.018426116669276" calcext:value-type="float">
            <text:p>-0.0184261167</text:p>
          </table:table-cell>
          <table:table-cell office:value-type="string" calcext:value-type="string">
            <text:p>cannot</text:p>
          </table:table-cell>
          <table:table-cell office:value-type="float" office:value="-0.0183979483502149" calcext:value-type="float">
            <text:p>-0.0183979484</text:p>
          </table:table-cell>
          <table:table-cell office:value-type="float" office:value="-0.0258499999999999" calcext:value-type="float">
            <text:p>-0.02585</text:p>
          </table:table-cell>
          <table:table-cell office:value-type="float" office:value="-0.016773481525921" calcext:value-type="float">
            <text:p>-0.0167734815</text:p>
          </table:table-cell>
        </table:table-row>
        <table:table-row table:style-name="ro1">
          <table:table-cell office:value-type="string" calcext:value-type="string">
            <text:p>follow</text:p>
          </table:table-cell>
          <table:table-cell office:value-type="float" office:value="0.0265419528170389" calcext:value-type="float">
            <text:p>0.0265419528</text:p>
          </table:table-cell>
          <table:table-cell office:value-type="float" office:value="0.6038" calcext:value-type="float">
            <text:p>0.6038</text:p>
          </table:table-cell>
          <table:table-cell office:value-type="float" office:value="0.0786046511627907" calcext:value-type="float">
            <text:p>0.0786046512</text:p>
          </table:table-cell>
          <table:table-cell office:value-type="string" calcext:value-type="string">
            <text:p>memorable</text:p>
          </table:table-cell>
          <table:table-cell office:value-type="float" office:value="0.0527502629567691" calcext:value-type="float">
            <text:p>0.052750263</text:p>
          </table:table-cell>
          <table:table-cell office:value-type="float" office:value="0.68705" calcext:value-type="float">
            <text:p>0.68705</text:p>
          </table:table-cell>
          <table:table-cell office:value-type="float" office:value="0.0966950497907346" calcext:value-type="float">
            <text:p>0.0966950498</text:p>
          </table:table-cell>
          <table:table-cell office:value-type="string" calcext:value-type="string">
            <text:p>child</text:p>
          </table:table-cell>
          <table:table-cell office:value-type="float" office:value="0.0530819442079013" calcext:value-type="float">
            <text:p>0.0530819442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118688183237897" calcext:value-type="float">
            <text:p>0.1186881832</text:p>
          </table:table-cell>
          <table:table-cell office:value-type="string" calcext:value-type="string">
            <text:p>attempt</text:p>
          </table:table-cell>
          <table:table-cell office:value-type="float" office:value="-0.019738274010937" calcext:value-type="float">
            <text:p>-0.019738274</text:p>
          </table:table-cell>
          <table:table-cell office:value-type="float" office:value="-0.0198499999999999" calcext:value-type="float">
            <text:p>-0.01985</text:p>
          </table:table-cell>
          <table:table-cell office:value-type="float" office:value="-0.018168500863305" calcext:value-type="float">
            <text:p>-0.0181685009</text:p>
          </table:table-cell>
          <table:table-cell office:value-type="string" calcext:value-type="string">
            <text:p>york</text:p>
          </table:table-cell>
          <table:table-cell office:value-type="float" office:value="-0.0182625590974052" calcext:value-type="float">
            <text:p>-0.0182625591</text:p>
          </table:table-cell>
          <table:table-cell office:value-type="float" office:value="-0.05225" calcext:value-type="float">
            <text:p>-0.05225</text:p>
          </table:table-cell>
          <table:table-cell office:value-type="float" office:value="-0.0171057525450174" calcext:value-type="float">
            <text:p>-0.0171057525</text:p>
          </table:table-cell>
        </table:table-row>
        <table:table-row table:style-name="ro1">
          <table:table-cell office:value-type="string" calcext:value-type="string">
            <text:p>flick</text:p>
          </table:table-cell>
          <table:table-cell office:value-type="float" office:value="0.0389681789389824" calcext:value-type="float">
            <text:p>0.0389681789</text:p>
          </table:table-cell>
          <table:table-cell office:value-type="float" office:value="0.59075" calcext:value-type="float">
            <text:p>0.59075</text:p>
          </table:table-cell>
          <table:table-cell office:value-type="float" office:value="0.111388557159917" calcext:value-type="float">
            <text:p>0.1113885572</text:p>
          </table:table-cell>
          <table:table-cell office:value-type="string" calcext:value-type="string">
            <text:p>modern</text:p>
          </table:table-cell>
          <table:table-cell office:value-type="float" office:value="0.0527446421230821" calcext:value-type="float">
            <text:p>0.0527446421</text:p>
          </table:table-cell>
          <table:table-cell office:value-type="float" office:value="0.6402" calcext:value-type="float">
            <text:p>0.6402</text:p>
          </table:table-cell>
          <table:table-cell office:value-type="float" office:value="0.108081308874566" calcext:value-type="float">
            <text:p>0.1080813089</text:p>
          </table:table-cell>
          <table:table-cell office:value-type="string" calcext:value-type="string">
            <text:p>enjoyable</text:p>
          </table:table-cell>
          <table:table-cell office:value-type="float" office:value="0.0529982549388322" calcext:value-type="float">
            <text:p>0.0529982549</text:p>
          </table:table-cell>
          <table:table-cell office:value-type="float" office:value="0.66645" calcext:value-type="float">
            <text:p>0.66645</text:p>
          </table:table-cell>
          <table:table-cell office:value-type="float" office:value="0.105883929768128" calcext:value-type="float">
            <text:p>0.1058839298</text:p>
          </table:table-cell>
          <table:table-cell office:value-type="string" calcext:value-type="string">
            <text:p>stuff</text:p>
          </table:table-cell>
          <table:table-cell office:value-type="float" office:value="-0.0197355509085289" calcext:value-type="float">
            <text:p>-0.0197355509</text:p>
          </table:table-cell>
          <table:table-cell office:value-type="float" office:value="-0.0265" calcext:value-type="float">
            <text:p>-0.0265</text:p>
          </table:table-cell>
          <table:table-cell office:value-type="float" office:value="-0.01788483434053" calcext:value-type="float">
            <text:p>-0.0178848343</text:p>
          </table:table-cell>
          <table:table-cell office:value-type="string" calcext:value-type="string">
            <text:p>you'll</text:p>
          </table:table-cell>
          <table:table-cell office:value-type="float" office:value="-0.0182236864747552" calcext:value-type="float">
            <text:p>-0.0182236865</text:p>
          </table:table-cell>
          <table:table-cell office:value-type="float" office:value="-0.00900000000000001" calcext:value-type="float">
            <text:p>-0.009</text:p>
          </table:table-cell>
          <table:table-cell office:value-type="float" office:value="-0.016688962133938" calcext:value-type="float">
            <text:p>-0.0166889621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float" office:value="0.0337983147504646" calcext:value-type="float">
            <text:p>0.0337983148</text:p>
          </table:table-cell>
          <table:table-cell office:value-type="float" office:value="0.63505" calcext:value-type="float">
            <text:p>0.63505</text:p>
          </table:table-cell>
          <table:table-cell office:value-type="float" office:value="0.0895596856679556" calcext:value-type="float">
            <text:p>0.0895596857</text:p>
          </table:table-cell>
          <table:table-cell office:value-type="string" calcext:value-type="string">
            <text:p>stop</text:p>
          </table:table-cell>
          <table:table-cell office:value-type="float" office:value="0.0526877529489422" calcext:value-type="float">
            <text:p>0.0526877529</text:p>
          </table:table-cell>
          <table:table-cell office:value-type="float" office:value="0.64845" calcext:value-type="float">
            <text:p>0.64845</text:p>
          </table:table-cell>
          <table:table-cell office:value-type="float" office:value="0.122112623298789" calcext:value-type="float">
            <text:p>0.1221126233</text:p>
          </table:table-cell>
          <table:table-cell office:value-type="string" calcext:value-type="string">
            <text:p>ways</text:p>
          </table:table-cell>
          <table:table-cell office:value-type="float" office:value="0.0529573236937727" calcext:value-type="float">
            <text:p>0.0529573237</text:p>
          </table:table-cell>
          <table:table-cell office:value-type="float" office:value="0.66415" calcext:value-type="float">
            <text:p>0.66415</text:p>
          </table:table-cell>
          <table:table-cell office:value-type="float" office:value="0.104758096761295" calcext:value-type="float">
            <text:p>0.1047580968</text:p>
          </table:table-cell>
          <table:table-cell office:value-type="string" calcext:value-type="string">
            <text:p>atmosphere</text:p>
          </table:table-cell>
          <table:table-cell office:value-type="float" office:value="-0.0196731564642451" calcext:value-type="float">
            <text:p>-0.0196731565</text:p>
          </table:table-cell>
          <table:table-cell office:value-type="float" office:value="-0.0292" calcext:value-type="float">
            <text:p>-0.0292</text:p>
          </table:table-cell>
          <table:table-cell office:value-type="float" office:value="-0.0184498744252606" calcext:value-type="float">
            <text:p>-0.0184498744</text:p>
          </table:table-cell>
          <table:table-cell office:value-type="string" calcext:value-type="string">
            <text:p>comic</text:p>
          </table:table-cell>
          <table:table-cell office:value-type="float" office:value="-0.0181774883286233" calcext:value-type="float">
            <text:p>-0.0181774883</text:p>
          </table:table-cell>
          <table:table-cell office:value-type="float" office:value="-0.02685" calcext:value-type="float">
            <text:p>-0.02685</text:p>
          </table:table-cell>
          <table:table-cell office:value-type="float" office:value="-0.0170208437439823" calcext:value-type="float">
            <text:p>-0.0170208437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float" office:value="0.11471403954601" calcext:value-type="float">
            <text:p>0.1147140395</text:p>
          </table:table-cell>
          <table:table-cell office:value-type="float" office:value="0.58065" calcext:value-type="float">
            <text:p>0.58065</text:p>
          </table:table-cell>
          <table:table-cell office:value-type="float" office:value="0.403697120511909" calcext:value-type="float">
            <text:p>0.4036971205</text:p>
          </table:table-cell>
          <table:table-cell office:value-type="string" calcext:value-type="string">
            <text:p>act</text:p>
          </table:table-cell>
          <table:table-cell office:value-type="float" office:value="0.0526137751219123" calcext:value-type="float">
            <text:p>0.0526137751</text:p>
          </table:table-cell>
          <table:table-cell office:value-type="float" office:value="0.61715" calcext:value-type="float">
            <text:p>0.61715</text:p>
          </table:table-cell>
          <table:table-cell office:value-type="float" office:value="0.125014284081819" calcext:value-type="float">
            <text:p>0.1250142841</text:p>
          </table:table-cell>
          <table:table-cell office:value-type="string" calcext:value-type="string">
            <text:p>shown</text:p>
          </table:table-cell>
          <table:table-cell office:value-type="float" office:value="0.0528274798424107" calcext:value-type="float">
            <text:p>0.0528274798</text:p>
          </table:table-cell>
          <table:table-cell office:value-type="float" office:value="0.64175" calcext:value-type="float">
            <text:p>0.64175</text:p>
          </table:table-cell>
          <table:table-cell office:value-type="float" office:value="0.112913210350378" calcext:value-type="float">
            <text:p>0.1129132104</text:p>
          </table:table-cell>
          <table:table-cell office:value-type="string" calcext:value-type="string">
            <text:p>written</text:p>
          </table:table-cell>
          <table:table-cell office:value-type="float" office:value="-0.0194931759821778" calcext:value-type="float">
            <text:p>-0.01949317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7982381825712" calcext:value-type="float">
            <text:p>-0.0179823818</text:p>
          </table:table-cell>
          <table:table-cell office:value-type="string" calcext:value-type="string">
            <text:p>e</text:p>
          </table:table-cell>
          <table:table-cell office:value-type="float" office:value="-0.0181322822252632" calcext:value-type="float">
            <text:p>-0.0181322822</text:p>
          </table:table-cell>
          <table:table-cell office:value-type="float" office:value="-0.0692" calcext:value-type="float">
            <text:p>-0.0692</text:p>
          </table:table-cell>
          <table:table-cell office:value-type="float" office:value="-0.016983175851158" calcext:value-type="float">
            <text:p>-0.0169831759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0.0249769232440369" calcext:value-type="float">
            <text:p>0.0249769232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0639621702339472" calcext:value-type="float">
            <text:p>0.0639621702</text:p>
          </table:table-cell>
          <table:table-cell office:value-type="string" calcext:value-type="string">
            <text:p>form</text:p>
          </table:table-cell>
          <table:table-cell office:value-type="float" office:value="0.0526062554585845" calcext:value-type="float">
            <text:p>0.0526062555</text:p>
          </table:table-cell>
          <table:table-cell office:value-type="float" office:value="0.68015" calcext:value-type="float">
            <text:p>0.68015</text:p>
          </table:table-cell>
          <table:table-cell office:value-type="float" office:value="0.101166221722636" calcext:value-type="float">
            <text:p>0.1011662217</text:p>
          </table:table-cell>
          <table:table-cell office:value-type="string" calcext:value-type="string">
            <text:p>bunch</text:p>
          </table:table-cell>
          <table:table-cell office:value-type="float" office:value="0.0528199544657657" calcext:value-type="float">
            <text:p>0.0528199545</text:p>
          </table:table-cell>
          <table:table-cell office:value-type="float" office:value="0.64885" calcext:value-type="float">
            <text:p>0.64885</text:p>
          </table:table-cell>
          <table:table-cell office:value-type="float" office:value="0.104094910065059" calcext:value-type="float">
            <text:p>0.1040949101</text:p>
          </table:table-cell>
          <table:table-cell office:value-type="string" calcext:value-type="string">
            <text:p>general</text:p>
          </table:table-cell>
          <table:table-cell office:value-type="float" office:value="-0.0194170666555624" calcext:value-type="float">
            <text:p>-0.0194170667</text:p>
          </table:table-cell>
          <table:table-cell office:value-type="float" office:value="-0.0552" calcext:value-type="float">
            <text:p>-0.0552</text:p>
          </table:table-cell>
          <table:table-cell office:value-type="float" office:value="-0.0179581995038944" calcext:value-type="float">
            <text:p>-0.0179581995</text:p>
          </table:table-cell>
          <table:table-cell office:value-type="string" calcext:value-type="string">
            <text:p>decided</text:p>
          </table:table-cell>
          <table:table-cell office:value-type="float" office:value="-0.0180741793878581" calcext:value-type="float">
            <text:p>-0.0180741794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-0.0173547894956333" calcext:value-type="float">
            <text:p>-0.0173547895</text:p>
          </table:table-cell>
        </table:table-row>
        <table:table-row table:style-name="ro1">
          <table:table-cell office:value-type="string" calcext:value-type="string">
            <text:p>fine</text:p>
          </table:table-cell>
          <table:table-cell office:value-type="float" office:value="0.0452824625642212" calcext:value-type="float">
            <text:p>0.0452824626</text:p>
          </table:table-cell>
          <table:table-cell office:value-type="float" office:value="0.59265" calcext:value-type="float">
            <text:p>0.59265</text:p>
          </table:table-cell>
          <table:table-cell office:value-type="float" office:value="0.126514420499625" calcext:value-type="float">
            <text:p>0.1265144205</text:p>
          </table:table-cell>
          <table:table-cell office:value-type="string" calcext:value-type="string">
            <text:p>appear</text:p>
          </table:table-cell>
          <table:table-cell office:value-type="float" office:value="0.0525571111279546" calcext:value-type="float">
            <text:p>0.0525571111</text:p>
          </table:table-cell>
          <table:table-cell office:value-type="float" office:value="0.68825" calcext:value-type="float">
            <text:p>0.68825</text:p>
          </table:table-cell>
          <table:table-cell office:value-type="float" office:value="0.093881703240808" calcext:value-type="float">
            <text:p>0.0938817032</text:p>
          </table:table-cell>
          <table:table-cell office:value-type="string" calcext:value-type="string">
            <text:p>showing</text:p>
          </table:table-cell>
          <table:table-cell office:value-type="float" office:value="0.052662117238336" calcext:value-type="float">
            <text:p>0.0526621172</text:p>
          </table:table-cell>
          <table:table-cell office:value-type="float" office:value="0.68515" calcext:value-type="float">
            <text:p>0.68515</text:p>
          </table:table-cell>
          <table:table-cell office:value-type="float" office:value="0.102352102637206" calcext:value-type="float">
            <text:p>0.1023521026</text:p>
          </table:table-cell>
          <table:table-cell office:value-type="string" calcext:value-type="string">
            <text:p>mr</text:p>
          </table:table-cell>
          <table:table-cell office:value-type="float" office:value="-0.0193856465216539" calcext:value-type="float">
            <text:p>-0.0193856465</text:p>
          </table:table-cell>
          <table:table-cell office:value-type="float" office:value="-0.05345" calcext:value-type="float">
            <text:p>-0.05345</text:p>
          </table:table-cell>
          <table:table-cell office:value-type="float" office:value="-0.0172408097774287" calcext:value-type="float">
            <text:p>-0.0172408098</text:p>
          </table:table-cell>
          <table:table-cell office:value-type="string" calcext:value-type="string">
            <text:p>question</text:p>
          </table:table-cell>
          <table:table-cell office:value-type="float" office:value="-0.0180641203844403" calcext:value-type="float">
            <text:p>-0.0180641204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-0.0170139202008239" calcext:value-type="float">
            <text:p>-0.0170139202</text:p>
          </table:table-cell>
        </table:table-row>
        <table:table-row table:style-name="ro1">
          <table:table-cell office:value-type="string" calcext:value-type="string">
            <text:p>finds</text:p>
          </table:table-cell>
          <table:table-cell office:value-type="float" office:value="0.0447954921359854" calcext:value-type="float">
            <text:p>0.044795492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103688933200399" calcext:value-type="float">
            <text:p>0.1036889332</text:p>
          </table:table-cell>
          <table:table-cell office:value-type="string" calcext:value-type="string">
            <text:p>serious</text:p>
          </table:table-cell>
          <table:table-cell office:value-type="float" office:value="0.0524945971000933" calcext:value-type="float">
            <text:p>0.0524945971</text:p>
          </table:table-cell>
          <table:table-cell office:value-type="float" office:value="0.65795" calcext:value-type="float">
            <text:p>0.65795</text:p>
          </table:table-cell>
          <table:table-cell office:value-type="float" office:value="0.114433656957929" calcext:value-type="float">
            <text:p>0.114433657</text:p>
          </table:table-cell>
          <table:table-cell office:value-type="string" calcext:value-type="string">
            <text:p>hear</text:p>
          </table:table-cell>
          <table:table-cell office:value-type="float" office:value="0.0525624058841128" calcext:value-type="float">
            <text:p>0.0525624059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101068200493016" calcext:value-type="float">
            <text:p>0.1010682005</text:p>
          </table:table-cell>
          <table:table-cell office:value-type="string" calcext:value-type="string">
            <text:p>drama</text:p>
          </table:table-cell>
          <table:table-cell office:value-type="float" office:value="-0.019283416928583" calcext:value-type="float">
            <text:p>-0.0192834169</text:p>
          </table:table-cell>
          <table:table-cell office:value-type="float" office:value="-0.00935000000000008" calcext:value-type="float">
            <text:p>-0.00935</text:p>
          </table:table-cell>
          <table:table-cell office:value-type="float" office:value="-0.017621988310228" calcext:value-type="float">
            <text:p>-0.0176219883</text:p>
          </table:table-cell>
          <table:table-cell office:value-type="string" calcext:value-type="string">
            <text:p>dance</text:p>
          </table:table-cell>
          <table:table-cell office:value-type="float" office:value="-0.0180417009692676" calcext:value-type="float">
            <text:p>-0.018041701</text:p>
          </table:table-cell>
          <table:table-cell office:value-type="float" office:value="-0.07145" calcext:value-type="float">
            <text:p>-0.07145</text:p>
          </table:table-cell>
          <table:table-cell office:value-type="float" office:value="-0.0170787017864202" calcext:value-type="float">
            <text:p>-0.0170787018</text:p>
          </table:table-cell>
        </table:table-row>
        <table:table-row table:style-name="ro1">
          <table:table-cell office:value-type="string" calcext:value-type="string">
            <text:p>find</text:p>
          </table:table-cell>
          <table:table-cell office:value-type="float" office:value="0.0883479615217238" calcext:value-type="float">
            <text:p>0.0883479615</text:p>
          </table:table-cell>
          <table:table-cell office:value-type="float" office:value="0.597" calcext:value-type="float">
            <text:p>0.597</text:p>
          </table:table-cell>
          <table:table-cell office:value-type="float" office:value="0.27596119295724" calcext:value-type="float">
            <text:p>0.275961193</text:p>
          </table:table-cell>
          <table:table-cell office:value-type="string" calcext:value-type="string">
            <text:p>stuff</text:p>
          </table:table-cell>
          <table:table-cell office:value-type="float" office:value="0.0524757553869563" calcext:value-type="float">
            <text:p>0.0524757554</text:p>
          </table:table-cell>
          <table:table-cell office:value-type="float" office:value="0.6307" calcext:value-type="float">
            <text:p>0.6307</text:p>
          </table:table-cell>
          <table:table-cell office:value-type="float" office:value="0.123219373219373" calcext:value-type="float">
            <text:p>0.1232193732</text:p>
          </table:table-cell>
          <table:table-cell office:value-type="string" calcext:value-type="string">
            <text:p>happy</text:p>
          </table:table-cell>
          <table:table-cell office:value-type="float" office:value="0.0525567278556786" calcext:value-type="float">
            <text:p>0.0525567279</text:p>
          </table:table-cell>
          <table:table-cell office:value-type="float" office:value="0.63735" calcext:value-type="float">
            <text:p>0.63735</text:p>
          </table:table-cell>
          <table:table-cell office:value-type="float" office:value="0.111696264543784" calcext:value-type="float">
            <text:p>0.1116962645</text:p>
          </table:table-cell>
          <table:table-cell office:value-type="string" calcext:value-type="string">
            <text:p>parents</text:p>
          </table:table-cell>
          <table:table-cell office:value-type="float" office:value="-0.019259617153159" calcext:value-type="float">
            <text:p>-0.0192596172</text:p>
          </table:table-cell>
          <table:table-cell office:value-type="float" office:value="-0.0417500000000001" calcext:value-type="float">
            <text:p>-0.04175</text:p>
          </table:table-cell>
          <table:table-cell office:value-type="float" office:value="-0.0181379882594502" calcext:value-type="float">
            <text:p>-0.0181379883</text:p>
          </table:table-cell>
          <table:table-cell office:value-type="string" calcext:value-type="string">
            <text:p>'</text:p>
          </table:table-cell>
          <table:table-cell office:value-type="float" office:value="-0.0180267063909321" calcext:value-type="float">
            <text:p>-0.0180267064</text:p>
          </table:table-cell>
          <table:table-cell office:value-type="float" office:value="-0.0629" calcext:value-type="float">
            <text:p>-0.0629</text:p>
          </table:table-cell>
          <table:table-cell office:value-type="float" office:value="-0.0170154276610457" calcext:value-type="float">
            <text:p>-0.0170154277</text:p>
          </table:table-cell>
        </table:table-row>
        <table:table-row table:style-name="ro1">
          <table:table-cell office:value-type="string" calcext:value-type="string">
            <text:p>finally</text:p>
          </table:table-cell>
          <table:table-cell office:value-type="float" office:value="0.0537729918468336" calcext:value-type="float">
            <text:p>0.0537729918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145647927067506" calcext:value-type="float">
            <text:p>0.1456479271</text:p>
          </table:table-cell>
          <table:table-cell office:value-type="string" calcext:value-type="string">
            <text:p>kids</text:p>
          </table:table-cell>
          <table:table-cell office:value-type="float" office:value="0.0524688787033117" calcext:value-type="float">
            <text:p>0.0524688787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136041999543483" calcext:value-type="float">
            <text:p>0.1360419995</text:p>
          </table:table-cell>
          <table:table-cell office:value-type="string" calcext:value-type="string">
            <text:p>killer</text:p>
          </table:table-cell>
          <table:table-cell office:value-type="float" office:value="0.0524202384769844" calcext:value-type="float">
            <text:p>0.0524202385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114663461538462" calcext:value-type="float">
            <text:p>0.1146634615</text:p>
          </table:table-cell>
          <table:table-cell office:value-type="string" calcext:value-type="string">
            <text:p>british</text:p>
          </table:table-cell>
          <table:table-cell office:value-type="float" office:value="-0.0192264889195122" calcext:value-type="float">
            <text:p>-0.0192264889</text:p>
          </table:table-cell>
          <table:table-cell office:value-type="float" office:value="-0.07035" calcext:value-type="float">
            <text:p>-0.07035</text:p>
          </table:table-cell>
          <table:table-cell office:value-type="float" office:value="-0.0177319838622976" calcext:value-type="float">
            <text:p>-0.0177319839</text:p>
          </table:table-cell>
          <table:table-cell office:value-type="string" calcext:value-type="string">
            <text:p>strong</text:p>
          </table:table-cell>
          <table:table-cell office:value-type="float" office:value="-0.017963994360916" calcext:value-type="float">
            <text:p>-0.0179639944</text:p>
          </table:table-cell>
          <table:table-cell office:value-type="float" office:value="-0.0322" calcext:value-type="float">
            <text:p>-0.0322</text:p>
          </table:table-cell>
          <table:table-cell office:value-type="float" office:value="-0.016232590843832" calcext:value-type="float">
            <text:p>-0.0162325908</text:p>
          </table:table-cell>
        </table:table-row>
        <table:table-row table:style-name="ro1">
          <table:table-cell office:value-type="string" calcext:value-type="string">
            <text:p>final</text:p>
          </table:table-cell>
          <table:table-cell office:value-type="float" office:value="0.0408464420943461" calcext:value-type="float">
            <text:p>0.0408464421</text:p>
          </table:table-cell>
          <table:table-cell office:value-type="float" office:value="0.61135" calcext:value-type="float">
            <text:p>0.61135</text:p>
          </table:table-cell>
          <table:table-cell office:value-type="float" office:value="0.12119841718485" calcext:value-type="float">
            <text:p>0.1211984172</text:p>
          </table:table-cell>
          <table:table-cell office:value-type="string" calcext:value-type="string">
            <text:p>brother</text:p>
          </table:table-cell>
          <table:table-cell office:value-type="float" office:value="0.0524522453367912" calcext:value-type="float">
            <text:p>0.0524522453</text:p>
          </table:table-cell>
          <table:table-cell office:value-type="float" office:value="0.64405" calcext:value-type="float">
            <text:p>0.64405</text:p>
          </table:table-cell>
          <table:table-cell office:value-type="float" office:value="0.107111501316945" calcext:value-type="float">
            <text:p>0.1071115013</text:p>
          </table:table-cell>
          <table:table-cell office:value-type="string" calcext:value-type="string">
            <text:p>stories</text:p>
          </table:table-cell>
          <table:table-cell office:value-type="float" office:value="0.0523961475422153" calcext:value-type="float">
            <text:p>0.0523961475</text:p>
          </table:table-cell>
          <table:table-cell office:value-type="float" office:value="0.66325" calcext:value-type="float">
            <text:p>0.66325</text:p>
          </table:table-cell>
          <table:table-cell office:value-type="float" office:value="0.113232389730086" calcext:value-type="float">
            <text:p>0.1132323897</text:p>
          </table:table-cell>
          <table:table-cell office:value-type="string" calcext:value-type="string">
            <text:p>robert</text:p>
          </table:table-cell>
          <table:table-cell office:value-type="float" office:value="-0.0191957812800475" calcext:value-type="float">
            <text:p>-0.0191957813</text:p>
          </table:table-cell>
          <table:table-cell office:value-type="float" office:value="-0.04205" calcext:value-type="float">
            <text:p>-0.04205</text:p>
          </table:table-cell>
          <table:table-cell office:value-type="float" office:value="-0.0176483097953402" calcext:value-type="float">
            <text:p>-0.0176483098</text:p>
          </table:table-cell>
          <table:table-cell office:value-type="string" calcext:value-type="string">
            <text:p>experience</text:p>
          </table:table-cell>
          <table:table-cell office:value-type="float" office:value="-0.0179560786878492" calcext:value-type="float">
            <text:p>-0.0179560787</text:p>
          </table:table-cell>
          <table:table-cell office:value-type="float" office:value="-0.0142500000000001" calcext:value-type="float">
            <text:p>-0.01425</text:p>
          </table:table-cell>
          <table:table-cell office:value-type="float" office:value="-0.016602219354009" calcext:value-type="float">
            <text:p>-0.0166022194</text:p>
          </table:table-cell>
        </table:table-row>
        <table:table-row table:style-name="ro1">
          <table:table-cell office:value-type="string" calcext:value-type="string">
            <text:p>films</text:p>
          </table:table-cell>
          <table:table-cell office:value-type="float" office:value="0.0919403861211449" calcext:value-type="float">
            <text:p>0.0919403861</text:p>
          </table:table-cell>
          <table:table-cell office:value-type="float" office:value="0.58425" calcext:value-type="float">
            <text:p>0.58425</text:p>
          </table:table-cell>
          <table:table-cell office:value-type="float" office:value="0.327102047422514" calcext:value-type="float">
            <text:p>0.3271020474</text:p>
          </table:table-cell>
          <table:table-cell office:value-type="string" calcext:value-type="string">
            <text:p>particular</text:p>
          </table:table-cell>
          <table:table-cell office:value-type="float" office:value="0.052451054613592" calcext:value-type="float">
            <text:p>0.0524510546</text:p>
          </table:table-cell>
          <table:table-cell office:value-type="float" office:value="0.6666" calcext:value-type="float">
            <text:p>0.6666</text:p>
          </table:table-cell>
          <table:table-cell office:value-type="float" office:value="0.101105419250472" calcext:value-type="float">
            <text:p>0.1011054193</text:p>
          </table:table-cell>
          <table:table-cell office:value-type="string" calcext:value-type="string">
            <text:p>points</text:p>
          </table:table-cell>
          <table:table-cell office:value-type="float" office:value="0.0523683024964659" calcext:value-type="float">
            <text:p>0.0523683025</text:p>
          </table:table-cell>
          <table:table-cell office:value-type="float" office:value="0.65535" calcext:value-type="float">
            <text:p>0.65535</text:p>
          </table:table-cell>
          <table:table-cell office:value-type="float" office:value="0.103990640842324" calcext:value-type="float">
            <text:p>0.1039906408</text:p>
          </table:table-cell>
          <table:table-cell office:value-type="string" calcext:value-type="string">
            <text:p>ago</text:p>
          </table:table-cell>
          <table:table-cell office:value-type="float" office:value="-0.0191799677013045" calcext:value-type="float">
            <text:p>-0.0191799677</text:p>
          </table:table-cell>
          <table:table-cell office:value-type="float" office:value="-0.03205" calcext:value-type="float">
            <text:p>-0.03205</text:p>
          </table:table-cell>
          <table:table-cell office:value-type="float" office:value="-0.017385173115556" calcext:value-type="float">
            <text:p>-0.0173851731</text:p>
          </table:table-cell>
          <table:table-cell office:value-type="string" calcext:value-type="string">
            <text:p>killer</text:p>
          </table:table-cell>
          <table:table-cell office:value-type="float" office:value="-0.0178329367396921" calcext:value-type="float">
            <text:p>-0.0178329367</text:p>
          </table:table-cell>
          <table:table-cell office:value-type="float" office:value="-0.0184" calcext:value-type="float">
            <text:p>-0.0184</text:p>
          </table:table-cell>
          <table:table-cell office:value-type="float" office:value="-0.0164824913892083" calcext:value-type="float">
            <text:p>-0.0164824914</text:p>
          </table:table-cell>
        </table:table-row>
        <table:table-row table:style-name="ro1">
          <table:table-cell office:value-type="string" calcext:value-type="string">
            <text:p>filmed</text:p>
          </table:table-cell>
          <table:table-cell office:value-type="float" office:value="0.0246070729830308" calcext:value-type="float">
            <text:p>0.024607073</text:p>
          </table:table-cell>
          <table:table-cell office:value-type="float" office:value="0.60225" calcext:value-type="float">
            <text:p>0.60225</text:p>
          </table:table-cell>
          <table:table-cell office:value-type="float" office:value="0.0766105629715612" calcext:value-type="float">
            <text:p>0.076610563</text:p>
          </table:table-cell>
          <table:table-cell office:value-type="string" calcext:value-type="string">
            <text:p>feeling</text:p>
          </table:table-cell>
          <table:table-cell office:value-type="float" office:value="0.0523789387538874" calcext:value-type="float">
            <text:p>0.0523789388</text:p>
          </table:table-cell>
          <table:table-cell office:value-type="float" office:value="0.62085" calcext:value-type="float">
            <text:p>0.62085</text:p>
          </table:table-cell>
          <table:table-cell office:value-type="float" office:value="0.121626317618441" calcext:value-type="float">
            <text:p>0.1216263176</text:p>
          </table:table-cell>
          <table:table-cell office:value-type="string" calcext:value-type="string">
            <text:p>feature</text:p>
          </table:table-cell>
          <table:table-cell office:value-type="float" office:value="0.0521260563002791" calcext:value-type="float">
            <text:p>0.0521260563</text:p>
          </table:table-cell>
          <table:table-cell office:value-type="float" office:value="0.67145" calcext:value-type="float">
            <text:p>0.67145</text:p>
          </table:table-cell>
          <table:table-cell office:value-type="float" office:value="0.101463147818953" calcext:value-type="float">
            <text:p>0.1014631478</text:p>
          </table:table-cell>
          <table:table-cell office:value-type="string" calcext:value-type="string">
            <text:p>view</text:p>
          </table:table-cell>
          <table:table-cell office:value-type="float" office:value="-0.0191690783986863" calcext:value-type="float">
            <text:p>-0.0191690784</text:p>
          </table:table-cell>
          <table:table-cell office:value-type="float" office:value="-0.0868" calcext:value-type="float">
            <text:p>-0.0868</text:p>
          </table:table-cell>
          <table:table-cell office:value-type="float" office:value="-0.0169461228305868" calcext:value-type="float">
            <text:p>-0.0169461228</text:p>
          </table:table-cell>
          <table:table-cell office:value-type="string" calcext:value-type="string">
            <text:p>stay</text:p>
          </table:table-cell>
          <table:table-cell office:value-type="float" office:value="-0.0178316424718613" calcext:value-type="float">
            <text:p>-0.0178316425</text:p>
          </table:table-cell>
          <table:table-cell office:value-type="float" office:value="-0.0382" calcext:value-type="float">
            <text:p>-0.0382</text:p>
          </table:table-cell>
          <table:table-cell office:value-type="float" office:value="-0.0165525924387735" calcext:value-type="float">
            <text:p>-0.0165525924</text:p>
          </table:table-cell>
        </table:table-row>
        <table:table-row table:style-name="ro1">
          <table:table-cell office:value-type="string" calcext:value-type="string">
            <text:p>film's</text:p>
          </table:table-cell>
          <table:table-cell office:value-type="float" office:value="0.0429909902333334" calcext:value-type="float">
            <text:p>0.0429909902</text:p>
          </table:table-cell>
          <table:table-cell office:value-type="float" office:value="0.6329" calcext:value-type="float">
            <text:p>0.6329</text:p>
          </table:table-cell>
          <table:table-cell office:value-type="float" office:value="0.103540903540904" calcext:value-type="float">
            <text:p>0.1035409035</text:p>
          </table:table-cell>
          <table:table-cell office:value-type="string" calcext:value-type="string">
            <text:p>robert</text:p>
          </table:table-cell>
          <table:table-cell office:value-type="float" office:value="0.0522133581552745" calcext:value-type="float">
            <text:p>0.0522133582</text:p>
          </table:table-cell>
          <table:table-cell office:value-type="float" office:value="0.6536" calcext:value-type="float">
            <text:p>0.6536</text:p>
          </table:table-cell>
          <table:table-cell office:value-type="float" office:value="0.106756059824652" calcext:value-type="float">
            <text:p>0.1067560598</text:p>
          </table:table-cell>
          <table:table-cell office:value-type="string" calcext:value-type="string">
            <text:p>voice</text:p>
          </table:table-cell>
          <table:table-cell office:value-type="float" office:value="0.0518234819998976" calcext:value-type="float">
            <text:p>0.051823482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11336717428088" calcext:value-type="float">
            <text:p>0.1133671743</text:p>
          </table:table-cell>
          <table:table-cell office:value-type="string" calcext:value-type="string">
            <text:p>family</text:p>
          </table:table-cell>
          <table:table-cell office:value-type="float" office:value="-0.0190023667053341" calcext:value-type="float">
            <text:p>-0.0190023667</text:p>
          </table:table-cell>
          <table:table-cell office:value-type="float" office:value="0.0071" calcext:value-type="float">
            <text:p>0.0071</text:p>
          </table:table-cell>
          <table:table-cell office:value-type="float" office:value="-0.017342301144297" calcext:value-type="float">
            <text:p>-0.0173423011</text:p>
          </table:table-cell>
          <table:table-cell office:value-type="string" calcext:value-type="string">
            <text:p>performances</text:p>
          </table:table-cell>
          <table:table-cell office:value-type="float" office:value="-0.0178256505154938" calcext:value-type="float">
            <text:p>-0.0178256505</text:p>
          </table:table-cell>
          <table:table-cell office:value-type="float" office:value="0.00685000000000002" calcext:value-type="float">
            <text:p>0.00685</text:p>
          </table:table-cell>
          <table:table-cell office:value-type="float" office:value="-0.016584394823479" calcext:value-type="float">
            <text:p>-0.0165843948</text:p>
          </table:table-cell>
        </table:table-row>
        <table:table-row table:style-name="ro1">
          <table:table-cell office:value-type="string" calcext:value-type="string">
            <text:p>figure</text:p>
          </table:table-cell>
          <table:table-cell office:value-type="float" office:value="0.0284352647337008" calcext:value-type="float">
            <text:p>0.0284352647</text:p>
          </table:table-cell>
          <table:table-cell office:value-type="float" office:value="0.62515" calcext:value-type="float">
            <text:p>0.62515</text:p>
          </table:table-cell>
          <table:table-cell office:value-type="float" office:value="0.0784265519360787" calcext:value-type="float">
            <text:p>0.0784265519</text:p>
          </table:table-cell>
          <table:table-cell office:value-type="string" calcext:value-type="string">
            <text:p>killing</text:p>
          </table:table-cell>
          <table:table-cell office:value-type="float" office:value="0.052206803927969" calcext:value-type="float">
            <text:p>0.0522068039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0946146980065457" calcext:value-type="float">
            <text:p>0.094614698</text:p>
          </table:table-cell>
          <table:table-cell office:value-type="string" calcext:value-type="string">
            <text:p>simple</text:p>
          </table:table-cell>
          <table:table-cell office:value-type="float" office:value="0.0517706228003062" calcext:value-type="float">
            <text:p>0.0517706228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114989733059548" calcext:value-type="float">
            <text:p>0.1149897331</text:p>
          </table:table-cell>
          <table:table-cell office:value-type="string" calcext:value-type="string">
            <text:p>worse</text:p>
          </table:table-cell>
          <table:table-cell office:value-type="float" office:value="-0.018927411520474" calcext:value-type="float">
            <text:p>-0.0189274115</text:p>
          </table:table-cell>
          <table:table-cell office:value-type="float" office:value="-0.01915" calcext:value-type="float">
            <text:p>-0.01915</text:p>
          </table:table-cell>
          <table:table-cell office:value-type="float" office:value="-0.01679655037781" calcext:value-type="float">
            <text:p>-0.0167965504</text:p>
          </table:table-cell>
          <table:table-cell office:value-type="string" calcext:value-type="string">
            <text:p>america</text:p>
          </table:table-cell>
          <table:table-cell office:value-type="float" office:value="-0.0177885701036692" calcext:value-type="float">
            <text:p>-0.0177885701</text:p>
          </table:table-cell>
          <table:table-cell office:value-type="float" office:value="-0.05575" calcext:value-type="float">
            <text:p>-0.05575</text:p>
          </table:table-cell>
          <table:table-cell office:value-type="float" office:value="-0.016681627089713" calcext:value-type="float">
            <text:p>-0.0166816271</text:p>
          </table:table-cell>
        </table:table-row>
        <table:table-row table:style-name="ro1">
          <table:table-cell office:value-type="string" calcext:value-type="string">
            <text:p>fighting</text:p>
          </table:table-cell>
          <table:table-cell office:value-type="float" office:value="0.0195887072552626" calcext:value-type="float">
            <text:p>0.0195887073</text:p>
          </table:table-cell>
          <table:table-cell office:value-type="float" office:value="0.6062" calcext:value-type="float">
            <text:p>0.6062</text:p>
          </table:table-cell>
          <table:table-cell office:value-type="float" office:value="0.0583452893352463" calcext:value-type="float">
            <text:p>0.0583452893</text:p>
          </table:table-cell>
          <table:table-cell office:value-type="string" calcext:value-type="string">
            <text:p>ago</text:p>
          </table:table-cell>
          <table:table-cell office:value-type="float" office:value="0.0521886490810542" calcext:value-type="float">
            <text:p>0.0521886491</text:p>
          </table:table-cell>
          <table:table-cell office:value-type="float" office:value="0.61975" calcext:value-type="float">
            <text:p>0.61975</text:p>
          </table:table-cell>
          <table:table-cell office:value-type="float" office:value="0.120300751879699" calcext:value-type="float">
            <text:p>0.1203007519</text:p>
          </table:table-cell>
          <table:table-cell office:value-type="string" calcext:value-type="string">
            <text:p>happened</text:p>
          </table:table-cell>
          <table:table-cell office:value-type="float" office:value="0.051606536543065" calcext:value-type="float">
            <text:p>0.0516065365</text:p>
          </table:table-cell>
          <table:table-cell office:value-type="float" office:value="0.59565" calcext:value-type="float">
            <text:p>0.59565</text:p>
          </table:table-cell>
          <table:table-cell office:value-type="float" office:value="0.11858310626703" calcext:value-type="float">
            <text:p>0.1185831063</text:p>
          </table:table-cell>
          <table:table-cell office:value-type="string" calcext:value-type="string">
            <text:p>school</text:p>
          </table:table-cell>
          <table:table-cell office:value-type="float" office:value="-0.01891055952132" calcext:value-type="float">
            <text:p>-0.0189105595</text:p>
          </table:table-cell>
          <table:table-cell office:value-type="float" office:value="-0.00125000000000008" calcext:value-type="float">
            <text:p>-0.00125</text:p>
          </table:table-cell>
          <table:table-cell office:value-type="float" office:value="-0.017432706496377" calcext:value-type="float">
            <text:p>-0.0174327065</text:p>
          </table:table-cell>
          <table:table-cell office:value-type="string" calcext:value-type="string">
            <text:p>reviews</text:p>
          </table:table-cell>
          <table:table-cell office:value-type="float" office:value="-0.0177561840554365" calcext:value-type="float">
            <text:p>-0.0177561841</text:p>
          </table:table-cell>
          <table:table-cell office:value-type="float" office:value="0.000300000000000078" calcext:value-type="float">
            <text:p>0.0003</text:p>
          </table:table-cell>
          <table:table-cell office:value-type="float" office:value="-0.0169741560541641" calcext:value-type="float">
            <text:p>-0.0169741561</text:p>
          </table:table-cell>
        </table:table-row>
        <table:table-row table:style-name="ro1">
          <table:table-cell office:value-type="string" calcext:value-type="string">
            <text:p>fight</text:p>
          </table:table-cell>
          <table:table-cell office:value-type="float" office:value="0.0315135220514227" calcext:value-type="float">
            <text:p>0.0315135221</text:p>
          </table:table-cell>
          <table:table-cell office:value-type="float" office:value="0.60335" calcext:value-type="float">
            <text:p>0.60335</text:p>
          </table:table-cell>
          <table:table-cell office:value-type="float" office:value="0.0969834945930563" calcext:value-type="float">
            <text:p>0.0969834946</text:p>
          </table:table-cell>
          <table:table-cell office:value-type="string" calcext:value-type="string">
            <text:p>near</text:p>
          </table:table-cell>
          <table:table-cell office:value-type="float" office:value="0.0521785246648497" calcext:value-type="float">
            <text:p>0.0521785247</text:p>
          </table:table-cell>
          <table:table-cell office:value-type="float" office:value="0.6517" calcext:value-type="float">
            <text:p>0.6517</text:p>
          </table:table-cell>
          <table:table-cell office:value-type="float" office:value="0.105546995377504" calcext:value-type="float">
            <text:p>0.1055469954</text:p>
          </table:table-cell>
          <table:table-cell office:value-type="string" calcext:value-type="string">
            <text:p>stuff</text:p>
          </table:table-cell>
          <table:table-cell office:value-type="float" office:value="0.0514534610942462" calcext:value-type="float">
            <text:p>0.0514534611</text:p>
          </table:table-cell>
          <table:table-cell office:value-type="float" office:value="0.62295" calcext:value-type="float">
            <text:p>0.62295</text:p>
          </table:table-cell>
          <table:table-cell office:value-type="float" office:value="0.12242522983824" calcext:value-type="float">
            <text:p>0.1224252298</text:p>
          </table:table-cell>
          <table:table-cell office:value-type="string" calcext:value-type="string">
            <text:p>soundtrack</text:p>
          </table:table-cell>
          <table:table-cell office:value-type="float" office:value="-0.01891028219503" calcext:value-type="float">
            <text:p>-0.0189102822</text:p>
          </table:table-cell>
          <table:table-cell office:value-type="float" office:value="-0.0600499999999999" calcext:value-type="float">
            <text:p>-0.06005</text:p>
          </table:table-cell>
          <table:table-cell office:value-type="float" office:value="-0.0174494919621623" calcext:value-type="float">
            <text:p>-0.017449492</text:p>
          </table:table-cell>
          <table:table-cell office:value-type="string" calcext:value-type="string">
            <text:p>piece</text:p>
          </table:table-cell>
          <table:table-cell office:value-type="float" office:value="-0.0177199564262857" calcext:value-type="float">
            <text:p>-0.0177199564</text:p>
          </table:table-cell>
          <table:table-cell office:value-type="float" office:value="-0.00905" calcext:value-type="float">
            <text:p>-0.00905</text:p>
          </table:table-cell>
          <table:table-cell office:value-type="float" office:value="-0.01595481183413" calcext:value-type="float">
            <text:p>-0.0159548118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0.0172535389036393" calcext:value-type="float">
            <text:p>0.0172535389</text:p>
          </table:table-cell>
          <table:table-cell office:value-type="float" office:value="0.60115" calcext:value-type="float">
            <text:p>0.60115</text:p>
          </table:table-cell>
          <table:table-cell office:value-type="float" office:value="0.0545217494370037" calcext:value-type="float">
            <text:p>0.0545217494</text:p>
          </table:table-cell>
          <table:table-cell office:value-type="string" calcext:value-type="string">
            <text:p>voice</text:p>
          </table:table-cell>
          <table:table-cell office:value-type="float" office:value="0.0521434015057182" calcext:value-type="float">
            <text:p>0.0521434015</text:p>
          </table:table-cell>
          <table:table-cell office:value-type="float" office:value="0.63055" calcext:value-type="float">
            <text:p>0.63055</text:p>
          </table:table-cell>
          <table:table-cell office:value-type="float" office:value="0.11370996761425" calcext:value-type="float">
            <text:p>0.1137099676</text:p>
          </table:table-cell>
          <table:table-cell office:value-type="string" calcext:value-type="string">
            <text:p>english</text:p>
          </table:table-cell>
          <table:table-cell office:value-type="float" office:value="0.0514238722578468" calcext:value-type="float">
            <text:p>0.0514238723</text:p>
          </table:table-cell>
          <table:table-cell office:value-type="float" office:value="0.66595" calcext:value-type="float">
            <text:p>0.66595</text:p>
          </table:table-cell>
          <table:table-cell office:value-type="float" office:value="0.107176266203394" calcext:value-type="float">
            <text:p>0.1071762662</text:p>
          </table:table-cell>
          <table:table-cell office:value-type="string" calcext:value-type="string">
            <text:p>footage</text:p>
          </table:table-cell>
          <table:table-cell office:value-type="float" office:value="-0.01885156843264" calcext:value-type="float">
            <text:p>-0.0188515684</text:p>
          </table:table-cell>
          <table:table-cell office:value-type="float" office:value="-0.0563" calcext:value-type="float">
            <text:p>-0.0563</text:p>
          </table:table-cell>
          <table:table-cell office:value-type="float" office:value="-0.0179019995117215" calcext:value-type="float">
            <text:p>-0.0179019995</text:p>
          </table:table-cell>
          <table:table-cell office:value-type="string" calcext:value-type="string">
            <text:p>doubt</text:p>
          </table:table-cell>
          <table:table-cell office:value-type="float" office:value="-0.0177051217828202" calcext:value-type="float">
            <text:p>-0.0177051218</text:p>
          </table:table-cell>
          <table:table-cell office:value-type="float" office:value="-0.0264500000000001" calcext:value-type="float">
            <text:p>-0.02645</text:p>
          </table:table-cell>
          <table:table-cell office:value-type="float" office:value="-0.0165570467755929" calcext:value-type="float">
            <text:p>-0.0165570468</text:p>
          </table:table-cell>
        </table:table-row>
        <table:table-row table:style-name="ro1">
          <table:table-cell office:value-type="string" calcext:value-type="string">
            <text:p>few</text:p>
          </table:table-cell>
          <table:table-cell office:value-type="float" office:value="0.0818779609435759" calcext:value-type="float">
            <text:p>0.0818779609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271102100995208" calcext:value-type="float">
            <text:p>0.271102101</text:p>
          </table:table-cell>
          <table:table-cell office:value-type="string" calcext:value-type="string">
            <text:p>group</text:p>
          </table:table-cell>
          <table:table-cell office:value-type="float" office:value="0.0520877048080318" calcext:value-type="float">
            <text:p>0.0520877048</text:p>
          </table:table-cell>
          <table:table-cell office:value-type="float" office:value="0.6249" calcext:value-type="float">
            <text:p>0.6249</text:p>
          </table:table-cell>
          <table:table-cell office:value-type="float" office:value="0.113029084890045" calcext:value-type="float">
            <text:p>0.1130290849</text:p>
          </table:table-cell>
          <table:table-cell office:value-type="string" calcext:value-type="string">
            <text:p>follow</text:p>
          </table:table-cell>
          <table:table-cell office:value-type="float" office:value="0.0513163270505751" calcext:value-type="float">
            <text:p>0.0513163271</text:p>
          </table:table-cell>
          <table:table-cell office:value-type="float" office:value="0.6916" calcext:value-type="float">
            <text:p>0.6916</text:p>
          </table:table-cell>
          <table:table-cell office:value-type="float" office:value="0.101136694841154" calcext:value-type="float">
            <text:p>0.1011366948</text:p>
          </table:table-cell>
          <table:table-cell office:value-type="string" calcext:value-type="string">
            <text:p>bring</text:p>
          </table:table-cell>
          <table:table-cell office:value-type="float" office:value="-0.0188477379095916" calcext:value-type="float">
            <text:p>-0.0188477379</text:p>
          </table:table-cell>
          <table:table-cell office:value-type="float" office:value="-0.0396" calcext:value-type="float">
            <text:p>-0.0396</text:p>
          </table:table-cell>
          <table:table-cell office:value-type="float" office:value="-0.017272335609704" calcext:value-type="float">
            <text:p>-0.0172723356</text:p>
          </table:table-cell>
          <table:table-cell office:value-type="string" calcext:value-type="string">
            <text:p>period</text:p>
          </table:table-cell>
          <table:table-cell office:value-type="float" office:value="-0.017688090480315" calcext:value-type="float">
            <text:p>-0.0176880905</text:p>
          </table:table-cell>
          <table:table-cell office:value-type="float" office:value="-0.05655" calcext:value-type="float">
            <text:p>-0.05655</text:p>
          </table:table-cell>
          <table:table-cell office:value-type="float" office:value="-0.0162414628970024" calcext:value-type="float">
            <text:p>-0.016241462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0.0330057685478613" calcext:value-type="float">
            <text:p>0.0330057685</text:p>
          </table:table-cell>
          <table:table-cell office:value-type="float" office:value="0.62035" calcext:value-type="float">
            <text:p>0.62035</text:p>
          </table:table-cell>
          <table:table-cell office:value-type="float" office:value="0.0892407340770061" calcext:value-type="float">
            <text:p>0.0892407341</text:p>
          </table:table-cell>
          <table:table-cell office:value-type="string" calcext:value-type="string">
            <text:p>points</text:p>
          </table:table-cell>
          <table:table-cell office:value-type="float" office:value="0.0520707981866996" calcext:value-type="float">
            <text:p>0.0520707982</text:p>
          </table:table-cell>
          <table:table-cell office:value-type="float" office:value="0.656" calcext:value-type="float">
            <text:p>0.656</text:p>
          </table:table-cell>
          <table:table-cell office:value-type="float" office:value="0.103699843668577" calcext:value-type="float">
            <text:p>0.1036998437</text:p>
          </table:table-cell>
          <table:table-cell office:value-type="string" calcext:value-type="string">
            <text:p>setting</text:p>
          </table:table-cell>
          <table:table-cell office:value-type="float" office:value="0.0512170642599478" calcext:value-type="float">
            <text:p>0.0512170643</text:p>
          </table:table-cell>
          <table:table-cell office:value-type="float" office:value="0.69135" calcext:value-type="float">
            <text:p>0.69135</text:p>
          </table:table-cell>
          <table:table-cell office:value-type="float" office:value="0.0931394153077714" calcext:value-type="float">
            <text:p>0.0931394153</text:p>
          </table:table-cell>
          <table:table-cell office:value-type="string" calcext:value-type="string">
            <text:p>emotional</text:p>
          </table:table-cell>
          <table:table-cell office:value-type="float" office:value="-0.0188285386101879" calcext:value-type="float">
            <text:p>-0.0188285386</text:p>
          </table:table-cell>
          <table:table-cell office:value-type="float" office:value="-0.0613" calcext:value-type="float">
            <text:p>-0.0613</text:p>
          </table:table-cell>
          <table:table-cell office:value-type="float" office:value="-0.0175519583222483" calcext:value-type="float">
            <text:p>-0.0175519583</text:p>
          </table:table-cell>
          <table:table-cell office:value-type="string" calcext:value-type="string">
            <text:p>era</text:p>
          </table:table-cell>
          <table:table-cell office:value-type="float" office:value="-0.0176740340730962" calcext:value-type="float">
            <text:p>-0.0176740341</text:p>
          </table:table-cell>
          <table:table-cell office:value-type="float" office:value="-0.0406" calcext:value-type="float">
            <text:p>-0.0406</text:p>
          </table:table-cell>
          <table:table-cell office:value-type="float" office:value="-0.0168055675590795" calcext:value-type="float">
            <text:p>-0.0168055676</text:p>
          </table:table-cell>
        </table:table-row>
        <table:table-row table:style-name="ro1">
          <table:table-cell office:value-type="string" calcext:value-type="string">
            <text:p>felt</text:p>
          </table:table-cell>
          <table:table-cell office:value-type="float" office:value="0.0359467900955822" calcext:value-type="float">
            <text:p>0.0359467901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125080042689434" calcext:value-type="float">
            <text:p>0.1250800427</text:p>
          </table:table-cell>
          <table:table-cell office:value-type="string" calcext:value-type="string">
            <text:p>hear</text:p>
          </table:table-cell>
          <table:table-cell office:value-type="float" office:value="0.0519331809485567" calcext:value-type="float">
            <text:p>0.0519331809</text:p>
          </table:table-cell>
          <table:table-cell office:value-type="float" office:value="0.674" calcext:value-type="float">
            <text:p>0.674</text:p>
          </table:table-cell>
          <table:table-cell office:value-type="float" office:value="0.100441501103753" calcext:value-type="float">
            <text:p>0.1004415011</text:p>
          </table:table-cell>
          <table:table-cell office:value-type="string" calcext:value-type="string">
            <text:p>happen</text:p>
          </table:table-cell>
          <table:table-cell office:value-type="float" office:value="0.0511956262108866" calcext:value-type="float">
            <text:p>0.0511956262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115755627009646" calcext:value-type="float">
            <text:p>0.115755627</text:p>
          </table:table-cell>
          <table:table-cell office:value-type="string" calcext:value-type="string">
            <text:p>thinking</text:p>
          </table:table-cell>
          <table:table-cell office:value-type="float" office:value="-0.0187996748196108" calcext:value-type="float">
            <text:p>-0.0187996748</text:p>
          </table:table-cell>
          <table:table-cell office:value-type="float" office:value="-0.00455000000000005" calcext:value-type="float">
            <text:p>-0.00455</text:p>
          </table:table-cell>
          <table:table-cell office:value-type="float" office:value="-0.017377630849417" calcext:value-type="float">
            <text:p>-0.0173776308</text:p>
          </table:table-cell>
          <table:table-cell office:value-type="string" calcext:value-type="string">
            <text:p>roles</text:p>
          </table:table-cell>
          <table:table-cell office:value-type="float" office:value="-0.017602253998094" calcext:value-type="float">
            <text:p>-0.017602254</text:p>
          </table:table-cell>
          <table:table-cell office:value-type="float" office:value="-0.01935" calcext:value-type="float">
            <text:p>-0.01935</text:p>
          </table:table-cell>
          <table:table-cell office:value-type="float" office:value="-0.016027617466466" calcext:value-type="float">
            <text:p>-0.0160276175</text:p>
          </table:table-cell>
        </table:table-row>
        <table:table-row table:style-name="ro1">
          <table:table-cell office:value-type="string" calcext:value-type="string">
            <text:p>feels</text:p>
          </table:table-cell>
          <table:table-cell office:value-type="float" office:value="0.0288037693187879" calcext:value-type="float">
            <text:p>0.0288037693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0803657362848893" calcext:value-type="float">
            <text:p>0.0803657363</text:p>
          </table:table-cell>
          <table:table-cell office:value-type="string" calcext:value-type="string">
            <text:p>present</text:p>
          </table:table-cell>
          <table:table-cell office:value-type="float" office:value="0.0516664008879408" calcext:value-type="float">
            <text:p>0.0516664009</text:p>
          </table:table-cell>
          <table:table-cell office:value-type="float" office:value="0.70105" calcext:value-type="float">
            <text:p>0.70105</text:p>
          </table:table-cell>
          <table:table-cell office:value-type="float" office:value="0.09175148108765" calcext:value-type="float">
            <text:p>0.0917514811</text:p>
          </table:table-cell>
          <table:table-cell office:value-type="string" calcext:value-type="string">
            <text:p>non</text:p>
          </table:table-cell>
          <table:table-cell office:value-type="float" office:value="0.0511017123961215" calcext:value-type="float">
            <text:p>0.0511017124</text:p>
          </table:table-cell>
          <table:table-cell office:value-type="float" office:value="0.6649" calcext:value-type="float">
            <text:p>0.6649</text:p>
          </table:table-cell>
          <table:table-cell office:value-type="float" office:value="0.109250398724083" calcext:value-type="float">
            <text:p>0.1092503987</text:p>
          </table:table-cell>
          <table:table-cell office:value-type="string" calcext:value-type="string">
            <text:p>forced</text:p>
          </table:table-cell>
          <table:table-cell office:value-type="float" office:value="-0.018797317064391" calcext:value-type="float">
            <text:p>-0.0187973171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178660313297631" calcext:value-type="float">
            <text:p>-0.0178660313</text:p>
          </table:table-cell>
          <table:table-cell office:value-type="string" calcext:value-type="string">
            <text:p>straight</text:p>
          </table:table-cell>
          <table:table-cell office:value-type="float" office:value="-0.017593628554098" calcext:value-type="float">
            <text:p>-0.0175936286</text:p>
          </table:table-cell>
          <table:table-cell office:value-type="float" office:value="-0.00374999999999992" calcext:value-type="float">
            <text:p>-0.00375</text:p>
          </table:table-cell>
          <table:table-cell office:value-type="float" office:value="-0.0166475219621189" calcext:value-type="float">
            <text:p>-0.016647522</text:p>
          </table:table-cell>
        </table:table-row>
        <table:table-row table:style-name="ro1">
          <table:table-cell office:value-type="string" calcext:value-type="string">
            <text:p>feeling</text:p>
          </table:table-cell>
          <table:table-cell office:value-type="float" office:value="0.0286882528249762" calcext:value-type="float">
            <text:p>0.0286882528</text:p>
          </table:table-cell>
          <table:table-cell office:value-type="float" office:value="0.584" calcext:value-type="float">
            <text:p>0.584</text:p>
          </table:table-cell>
          <table:table-cell office:value-type="float" office:value="0.100151416828899" calcext:value-type="float">
            <text:p>0.1001514168</text:p>
          </table:table-cell>
          <table:table-cell office:value-type="string" calcext:value-type="string">
            <text:p>above</text:p>
          </table:table-cell>
          <table:table-cell office:value-type="float" office:value="0.0516590341035973" calcext:value-type="float">
            <text:p>0.0516590341</text:p>
          </table:table-cell>
          <table:table-cell office:value-type="float" office:value="0.65275" calcext:value-type="float">
            <text:p>0.65275</text:p>
          </table:table-cell>
          <table:table-cell office:value-type="float" office:value="0.10560206052801" calcext:value-type="float">
            <text:p>0.1056020605</text:p>
          </table:table-cell>
          <table:table-cell office:value-type="string" calcext:value-type="string">
            <text:p>cannot</text:p>
          </table:table-cell>
          <table:table-cell office:value-type="float" office:value="0.0510359265936141" calcext:value-type="float">
            <text:p>0.0510359266</text:p>
          </table:table-cell>
          <table:table-cell office:value-type="float" office:value="0.636" calcext:value-type="float">
            <text:p>0.636</text:p>
          </table:table-cell>
          <table:table-cell office:value-type="float" office:value="0.117361784675073" calcext:value-type="float">
            <text:p>0.1173617847</text:p>
          </table:table-cell>
          <table:table-cell office:value-type="string" calcext:value-type="string">
            <text:p>michael</text:p>
          </table:table-cell>
          <table:table-cell office:value-type="float" office:value="-0.0187942057060208" calcext:value-type="float">
            <text:p>-0.0187942057</text:p>
          </table:table-cell>
          <table:table-cell office:value-type="float" office:value="-0.0415" calcext:value-type="float">
            <text:p>-0.0415</text:p>
          </table:table-cell>
          <table:table-cell office:value-type="float" office:value="-0.016917830621765" calcext:value-type="float">
            <text:p>-0.0169178306</text:p>
          </table:table-cell>
          <table:table-cell office:value-type="string" calcext:value-type="string">
            <text:p>blood</text:p>
          </table:table-cell>
          <table:table-cell office:value-type="float" office:value="-0.0175529399180221" calcext:value-type="float">
            <text:p>-0.0175529399</text:p>
          </table:table-cell>
          <table:table-cell office:value-type="float" office:value="0.0228" calcext:value-type="float">
            <text:p>0.0228</text:p>
          </table:table-cell>
          <table:table-cell office:value-type="float" office:value="-0.017011642862694" calcext:value-type="float">
            <text:p>-0.0170116429</text:p>
          </table:table-cell>
        </table:table-row>
        <table:table-row table:style-name="ro1">
          <table:table-cell office:value-type="string" calcext:value-type="string">
            <text:p>feel</text:p>
          </table:table-cell>
          <table:table-cell office:value-type="float" office:value="0.0635022318281874" calcext:value-type="float">
            <text:p>0.0635022318</text:p>
          </table:table-cell>
          <table:table-cell office:value-type="float" office:value="0.59045" calcext:value-type="float">
            <text:p>0.59045</text:p>
          </table:table-cell>
          <table:table-cell office:value-type="float" office:value="0.214593920797775" calcext:value-type="float">
            <text:p>0.2145939208</text:p>
          </table:table-cell>
          <table:table-cell office:value-type="string" calcext:value-type="string">
            <text:p>towards</text:p>
          </table:table-cell>
          <table:table-cell office:value-type="float" office:value="0.051504106441624" calcext:value-type="float">
            <text:p>0.0515041064</text:p>
          </table:table-cell>
          <table:table-cell office:value-type="float" office:value="0.6836" calcext:value-type="float">
            <text:p>0.6836</text:p>
          </table:table-cell>
          <table:table-cell office:value-type="float" office:value="0.0934097421203438" calcext:value-type="float">
            <text:p>0.0934097421</text:p>
          </table:table-cell>
          <table:table-cell office:value-type="string" calcext:value-type="string">
            <text:p>group</text:p>
          </table:table-cell>
          <table:table-cell office:value-type="float" office:value="0.0509930243060381" calcext:value-type="float">
            <text:p>0.0509930243</text:p>
          </table:table-cell>
          <table:table-cell office:value-type="float" office:value="0.60995" calcext:value-type="float">
            <text:p>0.60995</text:p>
          </table:table-cell>
          <table:table-cell office:value-type="float" office:value="0.112211221122112" calcext:value-type="float">
            <text:p>0.1122112211</text:p>
          </table:table-cell>
          <table:table-cell office:value-type="string" calcext:value-type="string">
            <text:p>oh</text:p>
          </table:table-cell>
          <table:table-cell office:value-type="float" office:value="-0.0187911111482288" calcext:value-type="float">
            <text:p>-0.0187911111</text:p>
          </table:table-cell>
          <table:table-cell office:value-type="float" office:value="-0.0252" calcext:value-type="float">
            <text:p>-0.0252</text:p>
          </table:table-cell>
          <table:table-cell office:value-type="float" office:value="-0.016701286958684" calcext:value-type="float">
            <text:p>-0.016701287</text:p>
          </table:table-cell>
          <table:table-cell office:value-type="string" calcext:value-type="string">
            <text:p>words</text:p>
          </table:table-cell>
          <table:table-cell office:value-type="float" office:value="-0.0174653249461279" calcext:value-type="float">
            <text:p>-0.0174653249</text:p>
          </table:table-cell>
          <table:table-cell office:value-type="float" office:value="-0.05935" calcext:value-type="float">
            <text:p>-0.05935</text:p>
          </table:table-cell>
          <table:table-cell office:value-type="float" office:value="-0.015757691353131" calcext:value-type="float">
            <text:p>-0.0157576914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float" office:value="0.0259769514249929" calcext:value-type="float">
            <text:p>0.0259769514</text:p>
          </table:table-cell>
          <table:table-cell office:value-type="float" office:value="0.62165" calcext:value-type="float">
            <text:p>0.62165</text:p>
          </table:table-cell>
          <table:table-cell office:value-type="float" office:value="0.0686769230769231" calcext:value-type="float">
            <text:p>0.0686769231</text:p>
          </table:table-cell>
          <table:table-cell office:value-type="string" calcext:value-type="string">
            <text:p>emotional</text:p>
          </table:table-cell>
          <table:table-cell office:value-type="float" office:value="0.0514294951380552" calcext:value-type="float">
            <text:p>0.0514294951</text:p>
          </table:table-cell>
          <table:table-cell office:value-type="float" office:value="0.6904" calcext:value-type="float">
            <text:p>0.6904</text:p>
          </table:table-cell>
          <table:table-cell office:value-type="float" office:value="0.0926143024618992" calcext:value-type="float">
            <text:p>0.0926143025</text:p>
          </table:table-cell>
          <table:table-cell office:value-type="string" calcext:value-type="string">
            <text:p>shots</text:p>
          </table:table-cell>
          <table:table-cell office:value-type="float" office:value="0.050915587315766" calcext:value-type="float">
            <text:p>0.0509155873</text:p>
          </table:table-cell>
          <table:table-cell office:value-type="float" office:value="0.62855" calcext:value-type="float">
            <text:p>0.62855</text:p>
          </table:table-cell>
          <table:table-cell office:value-type="float" office:value="0.106984012501503" calcext:value-type="float">
            <text:p>0.1069840125</text:p>
          </table:table-cell>
          <table:table-cell office:value-type="string" calcext:value-type="string">
            <text:p>stories</text:p>
          </table:table-cell>
          <table:table-cell office:value-type="float" office:value="-0.0185649230199268" calcext:value-type="float">
            <text:p>-0.018564923</text:p>
          </table:table-cell>
          <table:table-cell office:value-type="float" office:value="-0.0539499999999999" calcext:value-type="float">
            <text:p>-0.05395</text:p>
          </table:table-cell>
          <table:table-cell office:value-type="float" office:value="-0.0166687832055848" calcext:value-type="float">
            <text:p>-0.0166687832</text:p>
          </table:table-cell>
          <table:table-cell office:value-type="string" calcext:value-type="string">
            <text:p>usual</text:p>
          </table:table-cell>
          <table:table-cell office:value-type="float" office:value="-0.0174041549108889" calcext:value-type="float">
            <text:p>-0.0174041549</text:p>
          </table:table-cell>
          <table:table-cell office:value-type="float" office:value="-0.00185000000000002" calcext:value-type="float">
            <text:p>-0.00185</text:p>
          </table:table-cell>
          <table:table-cell office:value-type="float" office:value="-0.0163533192510897" calcext:value-type="float">
            <text:p>-0.0163533193</text:p>
          </table:table-cell>
        </table:table-row>
        <table:table-row table:style-name="ro1">
          <table:table-cell office:value-type="string" calcext:value-type="string">
            <text:p>feature</text:p>
          </table:table-cell>
          <table:table-cell office:value-type="float" office:value="0.026886485283222" calcext:value-type="float">
            <text:p>0.0268864853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0779636005902607" calcext:value-type="float">
            <text:p>0.0779636006</text:p>
          </table:table-cell>
          <table:table-cell office:value-type="string" calcext:value-type="string">
            <text:p>fantastic</text:p>
          </table:table-cell>
          <table:table-cell office:value-type="float" office:value="0.0514286951197124" calcext:value-type="float">
            <text:p>0.0514286951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102191578428958" calcext:value-type="float">
            <text:p>0.1021915784</text:p>
          </table:table-cell>
          <table:table-cell office:value-type="string" calcext:value-type="string">
            <text:p>violence</text:p>
          </table:table-cell>
          <table:table-cell office:value-type="float" office:value="0.0509022683867194" calcext:value-type="float">
            <text:p>0.0509022684</text:p>
          </table:table-cell>
          <table:table-cell office:value-type="float" office:value="0.648" calcext:value-type="float">
            <text:p>0.648</text:p>
          </table:table-cell>
          <table:table-cell office:value-type="float" office:value="0.111784002018673" calcext:value-type="float">
            <text:p>0.111784002</text:p>
          </table:table-cell>
          <table:table-cell office:value-type="string" calcext:value-type="string">
            <text:p>third</text:p>
          </table:table-cell>
          <table:table-cell office:value-type="float" office:value="-0.0185204903353502" calcext:value-type="float">
            <text:p>-0.0185204903</text:p>
          </table:table-cell>
          <table:table-cell office:value-type="float" office:value="-0.0177999999999999" calcext:value-type="float">
            <text:p>-0.0178</text:p>
          </table:table-cell>
          <table:table-cell office:value-type="float" office:value="-0.0175028546712974" calcext:value-type="float">
            <text:p>-0.0175028547</text:p>
          </table:table-cell>
          <table:table-cell office:value-type="string" calcext:value-type="string">
            <text:p>meet</text:p>
          </table:table-cell>
          <table:table-cell office:value-type="float" office:value="-0.0173657619372362" calcext:value-type="float">
            <text:p>-0.0173657619</text:p>
          </table:table-cell>
          <table:table-cell office:value-type="float" office:value="-0.03155" calcext:value-type="float">
            <text:p>-0.03155</text:p>
          </table:table-cell>
          <table:table-cell office:value-type="float" office:value="-0.0164034456098921" calcext:value-type="float">
            <text:p>-0.0164034456</text:p>
          </table:table-cell>
        </table:table-row>
        <table:table-row table:style-name="ro1">
          <table:table-cell office:value-type="string" calcext:value-type="string">
            <text:p>favorite</text:p>
          </table:table-cell>
          <table:table-cell office:value-type="float" office:value="0.0653957283660684" calcext:value-type="float">
            <text:p>0.0653957284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139973082099596" calcext:value-type="float">
            <text:p>0.1399730821</text:p>
          </table:table-cell>
          <table:table-cell office:value-type="string" calcext:value-type="string">
            <text:p>four</text:p>
          </table:table-cell>
          <table:table-cell office:value-type="float" office:value="0.0512055662011373" calcext:value-type="float">
            <text:p>0.0512055662</text:p>
          </table:table-cell>
          <table:table-cell office:value-type="float" office:value="0.66005" calcext:value-type="float">
            <text:p>0.66005</text:p>
          </table:table-cell>
          <table:table-cell office:value-type="float" office:value="0.103389159963075" calcext:value-type="float">
            <text:p>0.10338916</text:p>
          </table:table-cell>
          <table:table-cell office:value-type="string" calcext:value-type="string">
            <text:p>rating</text:p>
          </table:table-cell>
          <table:table-cell office:value-type="float" office:value="0.0508862749005938" calcext:value-type="float">
            <text:p>0.0508862749</text:p>
          </table:table-cell>
          <table:table-cell office:value-type="float" office:value="0.6556" calcext:value-type="float">
            <text:p>0.6556</text:p>
          </table:table-cell>
          <table:table-cell office:value-type="float" office:value="0.107540813682301" calcext:value-type="float">
            <text:p>0.1075408137</text:p>
          </table:table-cell>
          <table:table-cell office:value-type="string" calcext:value-type="string">
            <text:p>lady</text:p>
          </table:table-cell>
          <table:table-cell office:value-type="float" office:value="-0.0184925722752976" calcext:value-type="float">
            <text:p>-0.0184925723</text:p>
          </table:table-cell>
          <table:table-cell office:value-type="float" office:value="-0.04335" calcext:value-type="float">
            <text:p>-0.04335</text:p>
          </table:table-cell>
          <table:table-cell office:value-type="float" office:value="-0.0174084928919234" calcext:value-type="float">
            <text:p>-0.0174084929</text:p>
          </table:table-cell>
          <table:table-cell office:value-type="string" calcext:value-type="string">
            <text:p>game</text:p>
          </table:table-cell>
          <table:table-cell office:value-type="float" office:value="-0.0173136772622812" calcext:value-type="float">
            <text:p>-0.0173136773</text:p>
          </table:table-cell>
          <table:table-cell office:value-type="float" office:value="-0.0309499999999999" calcext:value-type="float">
            <text:p>-0.03095</text:p>
          </table:table-cell>
          <table:table-cell office:value-type="float" office:value="-0.0161005288928801" calcext:value-type="float">
            <text:p>-0.0161005289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float" office:value="0.0530804878255313" calcext:value-type="float">
            <text:p>0.0530804878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142580228300668" calcext:value-type="float">
            <text:p>0.1425802283</text:p>
          </table:table-cell>
          <table:table-cell office:value-type="string" calcext:value-type="string">
            <text:p>ones</text:p>
          </table:table-cell>
          <table:table-cell office:value-type="float" office:value="0.0511774315237073" calcext:value-type="float">
            <text:p>0.0511774315</text:p>
          </table:table-cell>
          <table:table-cell office:value-type="float" office:value="0.65465" calcext:value-type="float">
            <text:p>0.65465</text:p>
          </table:table-cell>
          <table:table-cell office:value-type="float" office:value="0.109807964943936" calcext:value-type="float">
            <text:p>0.1098079649</text:p>
          </table:table-cell>
          <table:table-cell office:value-type="string" calcext:value-type="string">
            <text:p>modern</text:p>
          </table:table-cell>
          <table:table-cell office:value-type="float" office:value="0.0508602076576155" calcext:value-type="float">
            <text:p>0.0508602077</text:p>
          </table:table-cell>
          <table:table-cell office:value-type="float" office:value="0.62895" calcext:value-type="float">
            <text:p>0.62895</text:p>
          </table:table-cell>
          <table:table-cell office:value-type="float" office:value="0.106441902468393" calcext:value-type="float">
            <text:p>0.1064419025</text:p>
          </table:table-cell>
          <table:table-cell office:value-type="string" calcext:value-type="string">
            <text:p>future</text:p>
          </table:table-cell>
          <table:table-cell office:value-type="float" office:value="-0.018491605824234" calcext:value-type="float">
            <text:p>-0.0184916058</text:p>
          </table:table-cell>
          <table:table-cell office:value-type="float" office:value="-0.0581" calcext:value-type="float">
            <text:p>-0.0581</text:p>
          </table:table-cell>
          <table:table-cell office:value-type="float" office:value="-0.0169450888116884" calcext:value-type="float">
            <text:p>-0.0169450888</text:p>
          </table:table-cell>
          <table:table-cell office:value-type="string" calcext:value-type="string">
            <text:p>enjoyable</text:p>
          </table:table-cell>
          <table:table-cell office:value-type="float" office:value="-0.0173012075507533" calcext:value-type="float">
            <text:p>-0.0173012076</text:p>
          </table:table-cell>
          <table:table-cell office:value-type="float" office:value="-0.0454" calcext:value-type="float">
            <text:p>-0.0454</text:p>
          </table:table-cell>
          <table:table-cell office:value-type="float" office:value="-0.0158371054194667" calcext:value-type="float">
            <text:p>-0.015837105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0324398579181655" calcext:value-type="float">
            <text:p>0.0324398579</text:p>
          </table:table-cell>
          <table:table-cell office:value-type="float" office:value="0.6227" calcext:value-type="float">
            <text:p>0.6227</text:p>
          </table:table-cell>
          <table:table-cell office:value-type="float" office:value="0.0897466827503016" calcext:value-type="float">
            <text:p>0.0897466828</text:p>
          </table:table-cell>
          <table:table-cell office:value-type="string" calcext:value-type="string">
            <text:p>hands</text:p>
          </table:table-cell>
          <table:table-cell office:value-type="float" office:value="0.0511547445224558" calcext:value-type="float">
            <text:p>0.0511547445</text:p>
          </table:table-cell>
          <table:table-cell office:value-type="float" office:value="0.69085" calcext:value-type="float">
            <text:p>0.69085</text:p>
          </table:table-cell>
          <table:table-cell office:value-type="float" office:value="0.0930027871497726" calcext:value-type="float">
            <text:p>0.0930027871</text:p>
          </table:table-cell>
          <table:table-cell office:value-type="string" calcext:value-type="string">
            <text:p>moving</text:p>
          </table:table-cell>
          <table:table-cell office:value-type="float" office:value="0.050831876380304" calcext:value-type="float">
            <text:p>0.0508318764</text:p>
          </table:table-cell>
          <table:table-cell office:value-type="float" office:value="0.61715" calcext:value-type="float">
            <text:p>0.61715</text:p>
          </table:table-cell>
          <table:table-cell office:value-type="float" office:value="0.106638665266597" calcext:value-type="float">
            <text:p>0.1066386653</text:p>
          </table:table-cell>
          <table:table-cell office:value-type="string" calcext:value-type="string">
            <text:p>modern</text:p>
          </table:table-cell>
          <table:table-cell office:value-type="float" office:value="-0.0183258646903451" calcext:value-type="float">
            <text:p>-0.0183258647</text:p>
          </table:table-cell>
          <table:table-cell office:value-type="float" office:value="-0.0368499999999999" calcext:value-type="float">
            <text:p>-0.03685</text:p>
          </table:table-cell>
          <table:table-cell office:value-type="float" office:value="-0.0168910236185229" calcext:value-type="float">
            <text:p>-0.0168910236</text:p>
          </table:table-cell>
          <table:table-cell office:value-type="string" calcext:value-type="string">
            <text:p>british</text:p>
          </table:table-cell>
          <table:table-cell office:value-type="float" office:value="-0.0172322929935028" calcext:value-type="float">
            <text:p>-0.017232293</text:p>
          </table:table-cell>
          <table:table-cell office:value-type="float" office:value="-0.06235" calcext:value-type="float">
            <text:p>-0.06235</text:p>
          </table:table-cell>
          <table:table-cell office:value-type="float" office:value="-0.0159086707789999" calcext:value-type="float">
            <text:p>-0.0159086708</text:p>
          </table:table-cell>
        </table:table-row>
        <table:table-row table:style-name="ro1">
          <table:table-cell office:value-type="string" calcext:value-type="string">
            <text:p>far</text:p>
          </table:table-cell>
          <table:table-cell office:value-type="float" office:value="0.0675661686304464" calcext:value-type="float">
            <text:p>0.0675661686</text:p>
          </table:table-cell>
          <table:table-cell office:value-type="float" office:value="0.604" calcext:value-type="float">
            <text:p>0.604</text:p>
          </table:table-cell>
          <table:table-cell office:value-type="float" office:value="0.218780824620241" calcext:value-type="float">
            <text:p>0.2187808246</text:p>
          </table:table-cell>
          <table:table-cell office:value-type="string" calcext:value-type="string">
            <text:p>reality</text:p>
          </table:table-cell>
          <table:table-cell office:value-type="float" office:value="0.0510116228396665" calcext:value-type="float">
            <text:p>0.0510116228</text:p>
          </table:table-cell>
          <table:table-cell office:value-type="float" office:value="0.6527" calcext:value-type="float">
            <text:p>0.6527</text:p>
          </table:table-cell>
          <table:table-cell office:value-type="float" office:value="0.106508875739645" calcext:value-type="float">
            <text:p>0.1065088757</text:p>
          </table:table-cell>
          <table:table-cell office:value-type="string" calcext:value-type="string">
            <text:p>present</text:p>
          </table:table-cell>
          <table:table-cell office:value-type="float" office:value="0.0508312980367844" calcext:value-type="float">
            <text:p>0.050831298</text:p>
          </table:table-cell>
          <table:table-cell office:value-type="float" office:value="0.705" calcext:value-type="float">
            <text:p>0.705</text:p>
          </table:table-cell>
          <table:table-cell office:value-type="float" office:value="0.0909090909090909" calcext:value-type="float">
            <text:p>0.0909090909</text:p>
          </table:table-cell>
          <table:table-cell office:value-type="string" calcext:value-type="string">
            <text:p>comic</text:p>
          </table:table-cell>
          <table:table-cell office:value-type="float" office:value="-0.0182792035643662" calcext:value-type="float">
            <text:p>-0.0182792036</text:p>
          </table:table-cell>
          <table:table-cell office:value-type="float" office:value="-0.0245500000000001" calcext:value-type="float">
            <text:p>-0.02455</text:p>
          </table:table-cell>
          <table:table-cell office:value-type="float" office:value="-0.0171426765678671" calcext:value-type="float">
            <text:p>-0.0171426766</text:p>
          </table:table-cell>
          <table:table-cell office:value-type="string" calcext:value-type="string">
            <text:p>richard</text:p>
          </table:table-cell>
          <table:table-cell office:value-type="float" office:value="-0.0171868403160048" calcext:value-type="float">
            <text:p>-0.0171868403</text:p>
          </table:table-cell>
          <table:table-cell office:value-type="float" office:value="-0.0276500000000001" calcext:value-type="float">
            <text:p>-0.02765</text:p>
          </table:table-cell>
          <table:table-cell office:value-type="float" office:value="-0.0161342317696632" calcext:value-type="float">
            <text:p>-0.0161342318</text:p>
          </table:table-cell>
        </table:table-row>
        <table:table-row table:style-name="ro1">
          <table:table-cell office:value-type="string" calcext:value-type="string">
            <text:p>fantasy</text:p>
          </table:table-cell>
          <table:table-cell office:value-type="float" office:value="0.0260994875645224" calcext:value-type="float">
            <text:p>0.0260994876</text:p>
          </table:table-cell>
          <table:table-cell office:value-type="float" office:value="0.64625" calcext:value-type="float">
            <text:p>0.64625</text:p>
          </table:table-cell>
          <table:table-cell office:value-type="float" office:value="0.0622929092113983" calcext:value-type="float">
            <text:p>0.0622929092</text:p>
          </table:table-cell>
          <table:table-cell office:value-type="string" calcext:value-type="string">
            <text:p>sex</text:p>
          </table:table-cell>
          <table:table-cell office:value-type="float" office:value="0.0509900797333727" calcext:value-type="float">
            <text:p>0.0509900797</text:p>
          </table:table-cell>
          <table:table-cell office:value-type="float" office:value="0.59835" calcext:value-type="float">
            <text:p>0.59835</text:p>
          </table:table-cell>
          <table:table-cell office:value-type="float" office:value="0.13166144200627" calcext:value-type="float">
            <text:p>0.131661442</text:p>
          </table:table-cell>
          <table:table-cell office:value-type="string" calcext:value-type="string">
            <text:p>act</text:p>
          </table:table-cell>
          <table:table-cell office:value-type="float" office:value="0.0507669206562997" calcext:value-type="float">
            <text:p>0.0507669207</text:p>
          </table:table-cell>
          <table:table-cell office:value-type="float" office:value="0.6214" calcext:value-type="float">
            <text:p>0.6214</text:p>
          </table:table-cell>
          <table:table-cell office:value-type="float" office:value="0.123205187586846" calcext:value-type="float">
            <text:p>0.1232051876</text:p>
          </table:table-cell>
          <table:table-cell office:value-type="string" calcext:value-type="string">
            <text:p>die</text:p>
          </table:table-cell>
          <table:table-cell office:value-type="float" office:value="-0.0181596002628798" calcext:value-type="float">
            <text:p>-0.0181596003</text:p>
          </table:table-cell>
          <table:table-cell office:value-type="float" office:value="-0.03215" calcext:value-type="float">
            <text:p>-0.03215</text:p>
          </table:table-cell>
          <table:table-cell office:value-type="float" office:value="-0.016927334922217" calcext:value-type="float">
            <text:p>-0.0169273349</text:p>
          </table:table-cell>
          <table:table-cell office:value-type="string" calcext:value-type="string">
            <text:p>break</text:p>
          </table:table-cell>
          <table:table-cell office:value-type="float" office:value="-0.0171828296931669" calcext:value-type="float">
            <text:p>-0.0171828297</text:p>
          </table:table-cell>
          <table:table-cell office:value-type="float" office:value="-0.0469999999999999" calcext:value-type="float">
            <text:p>-0.047</text:p>
          </table:table-cell>
          <table:table-cell office:value-type="float" office:value="-0.0162098513758799" calcext:value-type="float">
            <text:p>-0.0162098514</text:p>
          </table:table-cell>
        </table:table-row>
        <table:table-row table:style-name="ro1">
          <table:table-cell office:value-type="string" calcext:value-type="string">
            <text:p>fantastic</text:p>
          </table:table-cell>
          <table:table-cell office:value-type="float" office:value="0.0457755913681217" calcext:value-type="float">
            <text:p>0.0457755914</text:p>
          </table:table-cell>
          <table:table-cell office:value-type="float" office:value="0.62365" calcext:value-type="float">
            <text:p>0.62365</text:p>
          </table:table-cell>
          <table:table-cell office:value-type="float" office:value="0.0969406118776245" calcext:value-type="float">
            <text:p>0.0969406119</text:p>
          </table:table-cell>
          <table:table-cell office:value-type="string" calcext:value-type="string">
            <text:p>feature</text:p>
          </table:table-cell>
          <table:table-cell office:value-type="float" office:value="0.0509207082280537" calcext:value-type="float">
            <text:p>0.0509207082</text:p>
          </table:table-cell>
          <table:table-cell office:value-type="float" office:value="0.66745" calcext:value-type="float">
            <text:p>0.66745</text:p>
          </table:table-cell>
          <table:table-cell office:value-type="float" office:value="0.1003652103341" calcext:value-type="float">
            <text:p>0.1003652103</text:p>
          </table:table-cell>
          <table:table-cell office:value-type="string" calcext:value-type="string">
            <text:p>appear</text:p>
          </table:table-cell>
          <table:table-cell office:value-type="float" office:value="0.0506749787994774" calcext:value-type="float">
            <text:p>0.0506749788</text:p>
          </table:table-cell>
          <table:table-cell office:value-type="float" office:value="0.68935" calcext:value-type="float">
            <text:p>0.68935</text:p>
          </table:table-cell>
          <table:table-cell office:value-type="float" office:value="0.0920648838228847" calcext:value-type="float">
            <text:p>0.0920648838</text:p>
          </table:table-cell>
          <table:table-cell office:value-type="string" calcext:value-type="string">
            <text:p>leaves</text:p>
          </table:table-cell>
          <table:table-cell office:value-type="float" office:value="-0.0180404226926933" calcext:value-type="float">
            <text:p>-0.0180404227</text:p>
          </table:table-cell>
          <table:table-cell office:value-type="float" office:value="-0.04805" calcext:value-type="float">
            <text:p>-0.04805</text:p>
          </table:table-cell>
          <table:table-cell office:value-type="float" office:value="-0.0168359547051587" calcext:value-type="float">
            <text:p>-0.0168359547</text:p>
          </table:table-cell>
          <table:table-cell office:value-type="string" calcext:value-type="string">
            <text:p>school</text:p>
          </table:table-cell>
          <table:table-cell office:value-type="float" office:value="-0.0171445056184664" calcext:value-type="float">
            <text:p>-0.0171445056</text:p>
          </table:table-cell>
          <table:table-cell office:value-type="float" office:value="-0.00670000000000004" calcext:value-type="float">
            <text:p>-0.0067</text:p>
          </table:table-cell>
          <table:table-cell office:value-type="float" office:value="-0.015652592908176" calcext:value-type="float">
            <text:p>-0.0156525929</text:p>
          </table:table-cell>
        </table:table-row>
        <table:table-row table:style-name="ro1">
          <table:table-cell office:value-type="string" calcext:value-type="string">
            <text:p>fans</text:p>
          </table:table-cell>
          <table:table-cell office:value-type="float" office:value="0.0456399731502964" calcext:value-type="float">
            <text:p>0.0456399732</text:p>
          </table:table-cell>
          <table:table-cell office:value-type="float" office:value="0.60965" calcext:value-type="float">
            <text:p>0.60965</text:p>
          </table:table-cell>
          <table:table-cell office:value-type="float" office:value="0.127806948944252" calcext:value-type="float">
            <text:p>0.1278069489</text:p>
          </table:table-cell>
          <table:table-cell office:value-type="string" calcext:value-type="string">
            <text:p>personal</text:p>
          </table:table-cell>
          <table:table-cell office:value-type="float" office:value="0.0508175195665111" calcext:value-type="float">
            <text:p>0.0508175196</text:p>
          </table:table-cell>
          <table:table-cell office:value-type="float" office:value="0.69645" calcext:value-type="float">
            <text:p>0.69645</text:p>
          </table:table-cell>
          <table:table-cell office:value-type="float" office:value="0.0904868913857678" calcext:value-type="float">
            <text:p>0.0904868914</text:p>
          </table:table-cell>
          <table:table-cell office:value-type="string" calcext:value-type="string">
            <text:p>elements</text:p>
          </table:table-cell>
          <table:table-cell office:value-type="float" office:value="0.0506220381495587" calcext:value-type="float">
            <text:p>0.0506220381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100876095118899" calcext:value-type="float">
            <text:p>0.1008760951</text:p>
          </table:table-cell>
          <table:table-cell office:value-type="string" calcext:value-type="string">
            <text:p>release</text:p>
          </table:table-cell>
          <table:table-cell office:value-type="float" office:value="-0.0179869553899292" calcext:value-type="float">
            <text:p>-0.0179869554</text:p>
          </table:table-cell>
          <table:table-cell office:value-type="float" office:value="-0.0506" calcext:value-type="float">
            <text:p>-0.0506</text:p>
          </table:table-cell>
          <table:table-cell office:value-type="float" office:value="-0.0166328478192956" calcext:value-type="float">
            <text:p>-0.0166328478</text:p>
          </table:table-cell>
          <table:table-cell office:value-type="string" calcext:value-type="string">
            <text:p>let's</text:p>
          </table:table-cell>
          <table:table-cell office:value-type="float" office:value="-0.0171347357285217" calcext:value-type="float">
            <text:p>-0.0171347357</text:p>
          </table:table-cell>
          <table:table-cell office:value-type="float" office:value="-0.0263" calcext:value-type="float">
            <text:p>-0.0263</text:p>
          </table:table-cell>
          <table:table-cell office:value-type="float" office:value="-0.0161710821959324" calcext:value-type="float">
            <text:p>-0.0161710822</text:p>
          </table:table-cell>
        </table:table-row>
        <table:table-row table:style-name="ro1">
          <table:table-cell office:value-type="string" calcext:value-type="string">
            <text:p>fan</text:p>
          </table:table-cell>
          <table:table-cell office:value-type="float" office:value="0.0307676788948694" calcext:value-type="float">
            <text:p>0.0307676789</text:p>
          </table:table-cell>
          <table:table-cell office:value-type="float" office:value="0.56185" calcext:value-type="float">
            <text:p>0.56185</text:p>
          </table:table-cell>
          <table:table-cell office:value-type="float" office:value="0.141807854274802" calcext:value-type="float">
            <text:p>0.1418078543</text:p>
          </table:table-cell>
          <table:table-cell office:value-type="string" calcext:value-type="string">
            <text:p>stories</text:p>
          </table:table-cell>
          <table:table-cell office:value-type="float" office:value="0.0507396017250592" calcext:value-type="float">
            <text:p>0.0507396017</text:p>
          </table:table-cell>
          <table:table-cell office:value-type="float" office:value="0.64405" calcext:value-type="float">
            <text:p>0.64405</text:p>
          </table:table-cell>
          <table:table-cell office:value-type="float" office:value="0.112011974554073" calcext:value-type="float">
            <text:p>0.1120119746</text:p>
          </table:table-cell>
          <table:table-cell office:value-type="string" calcext:value-type="string">
            <text:p>totally</text:p>
          </table:table-cell>
          <table:table-cell office:value-type="float" office:value="0.0506165322409462" calcext:value-type="float">
            <text:p>0.0506165322</text:p>
          </table:table-cell>
          <table:table-cell office:value-type="float" office:value="0.6082" calcext:value-type="float">
            <text:p>0.6082</text:p>
          </table:table-cell>
          <table:table-cell office:value-type="float" office:value="0.129333333333333" calcext:value-type="float">
            <text:p>0.1293333333</text:p>
          </table:table-cell>
          <table:table-cell office:value-type="string" calcext:value-type="string">
            <text:p>realize</text:p>
          </table:table-cell>
          <table:table-cell office:value-type="float" office:value="-0.0179646651183332" calcext:value-type="float">
            <text:p>-0.0179646651</text:p>
          </table:table-cell>
          <table:table-cell office:value-type="float" office:value="-0.06565" calcext:value-type="float">
            <text:p>-0.06565</text:p>
          </table:table-cell>
          <table:table-cell office:value-type="float" office:value="-0.016694966956055" calcext:value-type="float">
            <text:p>-0.016694967</text:p>
          </table:table-cell>
          <table:table-cell office:value-type="string" calcext:value-type="string">
            <text:p>die</text:p>
          </table:table-cell>
          <table:table-cell office:value-type="float" office:value="-0.0170616159931693" calcext:value-type="float">
            <text:p>-0.017061616</text:p>
          </table:table-cell>
          <table:table-cell office:value-type="float" office:value="-0.0354500000000001" calcext:value-type="float">
            <text:p>-0.03545</text:p>
          </table:table-cell>
          <table:table-cell office:value-type="float" office:value="-0.0158403376886808" calcext:value-type="float">
            <text:p>-0.0158403377</text:p>
          </table:table-cell>
        </table:table-row>
        <table:table-row table:style-name="ro1">
          <table:table-cell office:value-type="string" calcext:value-type="string">
            <text:p>famous</text:p>
          </table:table-cell>
          <table:table-cell office:value-type="float" office:value="0.0294966826380687" calcext:value-type="float">
            <text:p>0.0294966826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0791229742612011" calcext:value-type="float">
            <text:p>0.0791229743</text:p>
          </table:table-cell>
          <table:table-cell office:value-type="string" calcext:value-type="string">
            <text:p>released</text:p>
          </table:table-cell>
          <table:table-cell office:value-type="float" office:value="0.0506599890315002" calcext:value-type="float">
            <text:p>0.050659989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111966236345581" calcext:value-type="float">
            <text:p>0.1119662363</text:p>
          </table:table-cell>
          <table:table-cell office:value-type="string" calcext:value-type="string">
            <text:p>scary</text:p>
          </table:table-cell>
          <table:table-cell office:value-type="float" office:value="0.0505450650202582" calcext:value-type="float">
            <text:p>0.050545065</text:p>
          </table:table-cell>
          <table:table-cell office:value-type="float" office:value="0.64405" calcext:value-type="float">
            <text:p>0.64405</text:p>
          </table:table-cell>
          <table:table-cell office:value-type="float" office:value="0.103287567703741" calcext:value-type="float">
            <text:p>0.1032875677</text:p>
          </table:table-cell>
          <table:table-cell office:value-type="string" calcext:value-type="string">
            <text:p>reality</text:p>
          </table:table-cell>
          <table:table-cell office:value-type="float" office:value="-0.0179136885276567" calcext:value-type="float">
            <text:p>-0.0179136885</text:p>
          </table:table-cell>
          <table:table-cell office:value-type="float" office:value="-0.05585" calcext:value-type="float">
            <text:p>-0.05585</text:p>
          </table:table-cell>
          <table:table-cell office:value-type="float" office:value="-0.0162459850705713" calcext:value-type="float">
            <text:p>-0.0162459851</text:p>
          </table:table-cell>
          <table:table-cell office:value-type="string" calcext:value-type="string">
            <text:p>david</text:p>
          </table:table-cell>
          <table:table-cell office:value-type="float" office:value="-0.017019132327392" calcext:value-type="float">
            <text:p>-0.0170191323</text:p>
          </table:table-cell>
          <table:table-cell office:value-type="float" office:value="-0.0256500000000001" calcext:value-type="float">
            <text:p>-0.02565</text:p>
          </table:table-cell>
          <table:table-cell office:value-type="float" office:value="-0.0158920320819482" calcext:value-type="float">
            <text:p>-0.0158920321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0.0672989018057959" calcext:value-type="float">
            <text:p>0.0672989018</text:p>
          </table:table-cell>
          <table:table-cell office:value-type="float" office:value="0.59895" calcext:value-type="float">
            <text:p>0.59895</text:p>
          </table:table-cell>
          <table:table-cell office:value-type="float" office:value="0.197980201979802" calcext:value-type="float">
            <text:p>0.197980202</text:p>
          </table:table-cell>
          <table:table-cell office:value-type="string" calcext:value-type="string">
            <text:p>child</text:p>
          </table:table-cell>
          <table:table-cell office:value-type="float" office:value="0.0504953164806273" calcext:value-type="float">
            <text:p>0.0504953165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116608652411735" calcext:value-type="float">
            <text:p>0.1166086524</text:p>
          </table:table-cell>
          <table:table-cell office:value-type="string" calcext:value-type="string">
            <text:p>light</text:p>
          </table:table-cell>
          <table:table-cell office:value-type="float" office:value="0.0505407185936518" calcext:value-type="float">
            <text:p>0.0505407186</text:p>
          </table:table-cell>
          <table:table-cell office:value-type="float" office:value="0.64385" calcext:value-type="float">
            <text:p>0.64385</text:p>
          </table:table-cell>
          <table:table-cell office:value-type="float" office:value="0.111513034801048" calcext:value-type="float">
            <text:p>0.1115130348</text:p>
          </table:table-cell>
          <table:table-cell office:value-type="string" calcext:value-type="string">
            <text:p>beautiful</text:p>
          </table:table-cell>
          <table:table-cell office:value-type="float" office:value="-0.017828588960417" calcext:value-type="float">
            <text:p>-0.017828589</text:p>
          </table:table-cell>
          <table:table-cell office:value-type="float" office:value="-0.0246499999999999" calcext:value-type="float">
            <text:p>-0.02465</text:p>
          </table:table-cell>
          <table:table-cell office:value-type="float" office:value="-0.014720834294714" calcext:value-type="float">
            <text:p>-0.0147208343</text:p>
          </table:table-cell>
          <table:table-cell office:value-type="string" calcext:value-type="string">
            <text:p>admit</text:p>
          </table:table-cell>
          <table:table-cell office:value-type="float" office:value="-0.0169826215313539" calcext:value-type="float">
            <text:p>-0.0169826215</text:p>
          </table:table-cell>
          <table:table-cell office:value-type="float" office:value="-0.02725" calcext:value-type="float">
            <text:p>-0.02725</text:p>
          </table:table-cell>
          <table:table-cell office:value-type="float" office:value="-0.0160579084261139" calcext:value-type="float">
            <text:p>-0.0160579084</text:p>
          </table:table-cell>
        </table:table-row>
        <table:table-row table:style-name="ro1">
          <table:table-cell office:value-type="string" calcext:value-type="string">
            <text:p>falls</text:p>
          </table:table-cell>
          <table:table-cell office:value-type="float" office:value="0.0384804940219979" calcext:value-type="float">
            <text:p>0.038480494</text:p>
          </table:table-cell>
          <table:table-cell office:value-type="float" office:value="0.64395" calcext:value-type="float">
            <text:p>0.64395</text:p>
          </table:table-cell>
          <table:table-cell office:value-type="float" office:value="0.0929817857597758" calcext:value-type="float">
            <text:p>0.0929817858</text:p>
          </table:table-cell>
          <table:table-cell office:value-type="string" calcext:value-type="string">
            <text:p>brings</text:p>
          </table:table-cell>
          <table:table-cell office:value-type="float" office:value="0.0504743032336102" calcext:value-type="float">
            <text:p>0.0504743032</text:p>
          </table:table-cell>
          <table:table-cell office:value-type="float" office:value="0.67875" calcext:value-type="float">
            <text:p>0.67875</text:p>
          </table:table-cell>
          <table:table-cell office:value-type="float" office:value="0.0923859302161323" calcext:value-type="float">
            <text:p>0.0923859302</text:p>
          </table:table-cell>
          <table:table-cell office:value-type="string" calcext:value-type="string">
            <text:p>five</text:p>
          </table:table-cell>
          <table:table-cell office:value-type="float" office:value="0.0504634754768458" calcext:value-type="float">
            <text:p>0.0504634755</text:p>
          </table:table-cell>
          <table:table-cell office:value-type="float" office:value="0.65345" calcext:value-type="float">
            <text:p>0.65345</text:p>
          </table:table-cell>
          <table:table-cell office:value-type="float" office:value="0.105100064557779" calcext:value-type="float">
            <text:p>0.1051000646</text:p>
          </table:table-cell>
          <table:table-cell office:value-type="string" calcext:value-type="string">
            <text:p>sexual</text:p>
          </table:table-cell>
          <table:table-cell office:value-type="float" office:value="-0.0177655011896457" calcext:value-type="float">
            <text:p>-0.0177655012</text:p>
          </table:table-cell>
          <table:table-cell office:value-type="float" office:value="-0.0549999999999999" calcext:value-type="float">
            <text:p>-0.055</text:p>
          </table:table-cell>
          <table:table-cell office:value-type="float" office:value="-0.0166912189625607" calcext:value-type="float">
            <text:p>-0.016691219</text:p>
          </table:table-cell>
          <table:table-cell office:value-type="string" calcext:value-type="string">
            <text:p>hours</text:p>
          </table:table-cell>
          <table:table-cell office:value-type="float" office:value="-0.016945383079023" calcext:value-type="float">
            <text:p>-0.0169453831</text:p>
          </table:table-cell>
          <table:table-cell office:value-type="float" office:value="-0.0317000000000001" calcext:value-type="float">
            <text:p>-0.0317</text:p>
          </table:table-cell>
          <table:table-cell office:value-type="float" office:value="-0.0154955129512984" calcext:value-type="float">
            <text:p>-0.015495513</text:p>
          </table:table-cell>
        </table:table-row>
        <table:table-row table:style-name="ro1">
          <table:table-cell office:value-type="string" calcext:value-type="string">
            <text:p>fall</text:p>
          </table:table-cell>
          <table:table-cell office:value-type="float" office:value="0.0312411233334264" calcext:value-type="float">
            <text:p>0.0312411233</text:p>
          </table:table-cell>
          <table:table-cell office:value-type="float" office:value="0.63235" calcext:value-type="float">
            <text:p>0.63235</text:p>
          </table:table-cell>
          <table:table-cell office:value-type="float" office:value="0.0823661549981281" calcext:value-type="float">
            <text:p>0.082366155</text:p>
          </table:table-cell>
          <table:table-cell office:value-type="string" calcext:value-type="string">
            <text:p>david</text:p>
          </table:table-cell>
          <table:table-cell office:value-type="float" office:value="0.0504707234785564" calcext:value-type="float">
            <text:p>0.0504707235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101560433747686" calcext:value-type="float">
            <text:p>0.1015604337</text:p>
          </table:table-cell>
          <table:table-cell office:value-type="string" calcext:value-type="string">
            <text:p>chance</text:p>
          </table:table-cell>
          <table:table-cell office:value-type="float" office:value="0.0503110583320606" calcext:value-type="float">
            <text:p>0.0503110583</text:p>
          </table:table-cell>
          <table:table-cell office:value-type="float" office:value="0.61895" calcext:value-type="float">
            <text:p>0.61895</text:p>
          </table:table-cell>
          <table:table-cell office:value-type="float" office:value="0.118245979405299" calcext:value-type="float">
            <text:p>0.1182459794</text:p>
          </table:table-cell>
          <table:table-cell office:value-type="string" calcext:value-type="string">
            <text:p>otherwise</text:p>
          </table:table-cell>
          <table:table-cell office:value-type="float" office:value="-0.0177171814337301" calcext:value-type="float">
            <text:p>-0.0177171814</text:p>
          </table:table-cell>
          <table:table-cell office:value-type="float" office:value="-0.03825" calcext:value-type="float">
            <text:p>-0.03825</text:p>
          </table:table-cell>
          <table:table-cell office:value-type="float" office:value="-0.0166078878081984" calcext:value-type="float">
            <text:p>-0.0166078878</text:p>
          </table:table-cell>
          <table:table-cell office:value-type="string" calcext:value-type="string">
            <text:p>surprise</text:p>
          </table:table-cell>
          <table:table-cell office:value-type="float" office:value="-0.0169208499122104" calcext:value-type="float">
            <text:p>-0.0169208499</text:p>
          </table:table-cell>
          <table:table-cell office:value-type="float" office:value="-0.06345" calcext:value-type="float">
            <text:p>-0.06345</text:p>
          </table:table-cell>
          <table:table-cell office:value-type="float" office:value="-0.015704012724347" calcext:value-type="float">
            <text:p>-0.0157040127</text:p>
          </table:table-cell>
        </table:table-row>
        <table:table-row table:style-name="ro1">
          <table:table-cell office:value-type="string" calcext:value-type="string">
            <text:p>fails</text:p>
          </table:table-cell>
          <table:table-cell office:value-type="float" office:value="0.0370720538795338" calcext:value-type="float">
            <text:p>0.0370720539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0779504613890238" calcext:value-type="float">
            <text:p>0.0779504614</text:p>
          </table:table-cell>
          <table:table-cell office:value-type="string" calcext:value-type="string">
            <text:p>heard</text:p>
          </table:table-cell>
          <table:table-cell office:value-type="float" office:value="0.0504645771144055" calcext:value-type="float">
            <text:p>0.0504645771</text:p>
          </table:table-cell>
          <table:table-cell office:value-type="float" office:value="0.62305" calcext:value-type="float">
            <text:p>0.62305</text:p>
          </table:table-cell>
          <table:table-cell office:value-type="float" office:value="0.119172800560813" calcext:value-type="float">
            <text:p>0.1191728006</text:p>
          </table:table-cell>
          <table:table-cell office:value-type="string" calcext:value-type="string">
            <text:p>novel</text:p>
          </table:table-cell>
          <table:table-cell office:value-type="float" office:value="0.0503084480931951" calcext:value-type="float">
            <text:p>0.0503084481</text:p>
          </table:table-cell>
          <table:table-cell office:value-type="float" office:value="0.65975" calcext:value-type="float">
            <text:p>0.65975</text:p>
          </table:table-cell>
          <table:table-cell office:value-type="float" office:value="0.0978390560784834" calcext:value-type="float">
            <text:p>0.0978390561</text:p>
          </table:table-cell>
          <table:table-cell office:value-type="string" calcext:value-type="string">
            <text:p>dance</text:p>
          </table:table-cell>
          <table:table-cell office:value-type="float" office:value="-0.0177138343406731" calcext:value-type="float">
            <text:p>-0.0177138343</text:p>
          </table:table-cell>
          <table:table-cell office:value-type="float" office:value="-0.06845" calcext:value-type="float">
            <text:p>-0.06845</text:p>
          </table:table-cell>
          <table:table-cell office:value-type="float" office:value="-0.0167784439942491" calcext:value-type="float">
            <text:p>-0.016778444</text:p>
          </table:table-cell>
          <table:table-cell office:value-type="string" calcext:value-type="string">
            <text:p>worked</text:p>
          </table:table-cell>
          <table:table-cell office:value-type="float" office:value="-0.0168921936866179" calcext:value-type="float">
            <text:p>-0.0168921937</text:p>
          </table:table-cell>
          <table:table-cell office:value-type="float" office:value="-0.05005" calcext:value-type="float">
            <text:p>-0.05005</text:p>
          </table:table-cell>
          <table:table-cell office:value-type="float" office:value="-0.015833959234178" calcext:value-type="float">
            <text:p>-0.0158339592</text:p>
          </table:table-cell>
        </table:table-row>
        <table:table-row table:style-name="ro1">
          <table:table-cell office:value-type="string" calcext:value-type="string">
            <text:p>fact</text:p>
          </table:table-cell>
          <table:table-cell office:value-type="float" office:value="0.0911204186035602" calcext:value-type="float">
            <text:p>0.0911204186</text:p>
          </table:table-cell>
          <table:table-cell office:value-type="float" office:value="0.61715" calcext:value-type="float">
            <text:p>0.61715</text:p>
          </table:table-cell>
          <table:table-cell office:value-type="float" office:value="0.258401937046005" calcext:value-type="float">
            <text:p>0.258401937</text:p>
          </table:table-cell>
          <table:table-cell office:value-type="string" calcext:value-type="string">
            <text:p>older</text:p>
          </table:table-cell>
          <table:table-cell office:value-type="float" office:value="0.0503648027640384" calcext:value-type="float">
            <text:p>0.0503648028</text:p>
          </table:table-cell>
          <table:table-cell office:value-type="float" office:value="0.6819" calcext:value-type="float">
            <text:p>0.6819</text:p>
          </table:table-cell>
          <table:table-cell office:value-type="float" office:value="0.0919212103910934" calcext:value-type="float">
            <text:p>0.0919212104</text:p>
          </table:table-cell>
          <table:table-cell office:value-type="string" calcext:value-type="string">
            <text:p>attention</text:p>
          </table:table-cell>
          <table:table-cell office:value-type="float" office:value="0.0502094754961883" calcext:value-type="float">
            <text:p>0.0502094755</text:p>
          </table:table-cell>
          <table:table-cell office:value-type="float" office:value="0.64855" calcext:value-type="float">
            <text:p>0.64855</text:p>
          </table:table-cell>
          <table:table-cell office:value-type="float" office:value="0.107881710877015" calcext:value-type="float">
            <text:p>0.1078817109</text:p>
          </table:table-cell>
          <table:table-cell office:value-type="string" calcext:value-type="string">
            <text:p>direction</text:p>
          </table:table-cell>
          <table:table-cell office:value-type="float" office:value="-0.0177092361048141" calcext:value-type="float">
            <text:p>-0.0177092361</text:p>
          </table:table-cell>
          <table:table-cell office:value-type="float" office:value="0.00784999999999991" calcext:value-type="float">
            <text:p>0.00785</text:p>
          </table:table-cell>
          <table:table-cell office:value-type="float" office:value="-0.016615854463564" calcext:value-type="float">
            <text:p>-0.0166158545</text:p>
          </table:table-cell>
          <table:table-cell office:value-type="string" calcext:value-type="string">
            <text:p>sexual</text:p>
          </table:table-cell>
          <table:table-cell office:value-type="float" office:value="-0.0168172157710617" calcext:value-type="float">
            <text:p>-0.0168172158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-0.0157783028014188" calcext:value-type="float">
            <text:p>-0.0157783028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float" office:value="0.0454818477963978" calcext:value-type="float">
            <text:p>0.0454818478</text:p>
          </table:table-cell>
          <table:table-cell office:value-type="float" office:value="0.60235" calcext:value-type="float">
            <text:p>0.60235</text:p>
          </table:table-cell>
          <table:table-cell office:value-type="float" office:value="0.137886178861789" calcext:value-type="float">
            <text:p>0.1378861789</text:p>
          </table:table-cell>
          <table:table-cell office:value-type="string" calcext:value-type="string">
            <text:p>begin</text:p>
          </table:table-cell>
          <table:table-cell office:value-type="float" office:value="0.0503450762504878" calcext:value-type="float">
            <text:p>0.0503450763</text:p>
          </table:table-cell>
          <table:table-cell office:value-type="float" office:value="0.6831" calcext:value-type="float">
            <text:p>0.6831</text:p>
          </table:table-cell>
          <table:table-cell office:value-type="float" office:value="0.0950885208452313" calcext:value-type="float">
            <text:p>0.0950885208</text:p>
          </table:table-cell>
          <table:table-cell office:value-type="string" calcext:value-type="string">
            <text:p>basically</text:p>
          </table:table-cell>
          <table:table-cell office:value-type="float" office:value="0.0501254677694271" calcext:value-type="float">
            <text:p>0.0501254678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109040074557316" calcext:value-type="float">
            <text:p>0.1090400746</text:p>
          </table:table-cell>
          <table:table-cell office:value-type="string" calcext:value-type="string">
            <text:p>boy</text:p>
          </table:table-cell>
          <table:table-cell office:value-type="float" office:value="-0.017599906501635" calcext:value-type="float">
            <text:p>-0.0175999065</text:p>
          </table:table-cell>
          <table:table-cell office:value-type="float" office:value="-0.000700000000000034" calcext:value-type="float">
            <text:p>-0.0007</text:p>
          </table:table-cell>
          <table:table-cell office:value-type="float" office:value="-0.016294753833017" calcext:value-type="float">
            <text:p>-0.0162947538</text:p>
          </table:table-cell>
          <table:table-cell office:value-type="string" calcext:value-type="string">
            <text:p>business</text:p>
          </table:table-cell>
          <table:table-cell office:value-type="float" office:value="-0.0167571560996165" calcext:value-type="float">
            <text:p>-0.0167571561</text:p>
          </table:table-cell>
          <table:table-cell office:value-type="float" office:value="-0.04855" calcext:value-type="float">
            <text:p>-0.04855</text:p>
          </table:table-cell>
          <table:table-cell office:value-type="float" office:value="-0.0158272109758686" calcext:value-type="float">
            <text:p>-0.015827211</text:p>
          </table:table-cell>
        </table:table-row>
        <table:table-row table:style-name="ro1">
          <table:table-cell office:value-type="string" calcext:value-type="string">
            <text:p>eyes</text:p>
          </table:table-cell>
          <table:table-cell office:value-type="float" office:value="0.0263803689115214" calcext:value-type="float">
            <text:p>0.0263803689</text:p>
          </table:table-cell>
          <table:table-cell office:value-type="float" office:value="0.58875" calcext:value-type="float">
            <text:p>0.58875</text:p>
          </table:table-cell>
          <table:table-cell office:value-type="float" office:value="0.100010942116205" calcext:value-type="float">
            <text:p>0.1000109421</text:p>
          </table:table-cell>
          <table:table-cell office:value-type="string" calcext:value-type="string">
            <text:p>theme</text:p>
          </table:table-cell>
          <table:table-cell office:value-type="float" office:value="0.0503419663374669" calcext:value-type="float">
            <text:p>0.0503419663</text:p>
          </table:table-cell>
          <table:table-cell office:value-type="float" office:value="0.66025" calcext:value-type="float">
            <text:p>0.66025</text:p>
          </table:table-cell>
          <table:table-cell office:value-type="float" office:value="0.0989258719002785" calcext:value-type="float">
            <text:p>0.0989258719</text:p>
          </table:table-cell>
          <table:table-cell office:value-type="string" calcext:value-type="string">
            <text:p>strange</text:p>
          </table:table-cell>
          <table:table-cell office:value-type="float" office:value="0.0501143164367516" calcext:value-type="float">
            <text:p>0.0501143164</text:p>
          </table:table-cell>
          <table:table-cell office:value-type="float" office:value="0.67345" calcext:value-type="float">
            <text:p>0.67345</text:p>
          </table:table-cell>
          <table:table-cell office:value-type="float" office:value="0.106444110001368" calcext:value-type="float">
            <text:p>0.10644411</text:p>
          </table:table-cell>
          <table:table-cell office:value-type="string" calcext:value-type="string">
            <text:p>decided</text:p>
          </table:table-cell>
          <table:table-cell office:value-type="float" office:value="-0.0175398615455677" calcext:value-type="float">
            <text:p>-0.0175398615</text:p>
          </table:table-cell>
          <table:table-cell office:value-type="float" office:value="0.0011500000000001" calcext:value-type="float">
            <text:p>0.00115</text:p>
          </table:table-cell>
          <table:table-cell office:value-type="float" office:value="-0.0167339741056983" calcext:value-type="float">
            <text:p>-0.0167339741</text:p>
          </table:table-cell>
          <table:table-cell office:value-type="string" calcext:value-type="string">
            <text:p>non</text:p>
          </table:table-cell>
          <table:table-cell office:value-type="float" office:value="-0.0167468910381071" calcext:value-type="float">
            <text:p>-0.016746891</text:p>
          </table:table-cell>
          <table:table-cell office:value-type="float" office:value="-0.0414" calcext:value-type="float">
            <text:p>-0.0414</text:p>
          </table:table-cell>
          <table:table-cell office:value-type="float" office:value="-0.0151695517558443" calcext:value-type="float">
            <text:p>-0.0151695518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float" office:value="0.025477387772554" calcext:value-type="float">
            <text:p>0.0254773878</text:p>
          </table:table-cell>
          <table:table-cell office:value-type="float" office:value="0.60315" calcext:value-type="float">
            <text:p>0.60315</text:p>
          </table:table-cell>
          <table:table-cell office:value-type="float" office:value="0.0786999419616947" calcext:value-type="float">
            <text:p>0.078699942</text:p>
          </table:table-cell>
          <table:table-cell office:value-type="string" calcext:value-type="string">
            <text:p>setting</text:p>
          </table:table-cell>
          <table:table-cell office:value-type="float" office:value="0.0503083709526669" calcext:value-type="float">
            <text:p>0.050308371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0922897196261683" calcext:value-type="float">
            <text:p>0.0922897196</text:p>
          </table:table-cell>
          <table:table-cell office:value-type="string" calcext:value-type="string">
            <text:p>slow</text:p>
          </table:table-cell>
          <table:table-cell office:value-type="float" office:value="0.0500764905727854" calcext:value-type="float">
            <text:p>0.0500764906</text:p>
          </table:table-cell>
          <table:table-cell office:value-type="float" office:value="0.6328" calcext:value-type="float">
            <text:p>0.6328</text:p>
          </table:table-cell>
          <table:table-cell office:value-type="float" office:value="0.118155619596542" calcext:value-type="float">
            <text:p>0.1181556196</text:p>
          </table:table-cell>
          <table:table-cell office:value-type="string" calcext:value-type="string">
            <text:p>paul</text:p>
          </table:table-cell>
          <table:table-cell office:value-type="float" office:value="-0.0175216829773215" calcext:value-type="float">
            <text:p>-0.017521683</text:p>
          </table:table-cell>
          <table:table-cell office:value-type="float" office:value="-0.02905" calcext:value-type="float">
            <text:p>-0.02905</text:p>
          </table:table-cell>
          <table:table-cell office:value-type="float" office:value="-0.0165186279690481" calcext:value-type="float">
            <text:p>-0.016518628</text:p>
          </table:table-cell>
          <table:table-cell office:value-type="string" calcext:value-type="string">
            <text:p>atmosphere</text:p>
          </table:table-cell>
          <table:table-cell office:value-type="float" office:value="-0.016738518888396" calcext:value-type="float">
            <text:p>-0.0167385189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-0.0157996053651086" calcext:value-type="float">
            <text:p>-0.0157996054</text:p>
          </table:table-cell>
        </table:table-row>
        <table:table-row table:style-name="ro1">
          <table:table-cell office:value-type="string" calcext:value-type="string">
            <text:p>extremely</text:p>
          </table:table-cell>
          <table:table-cell office:value-type="float" office:value="0.0368733239671699" calcext:value-type="float">
            <text:p>0.036873324</text:p>
          </table:table-cell>
          <table:table-cell office:value-type="float" office:value="0.63585" calcext:value-type="float">
            <text:p>0.63585</text:p>
          </table:table-cell>
          <table:table-cell office:value-type="float" office:value="0.102747320438586" calcext:value-type="float">
            <text:p>0.1027473204</text:p>
          </table:table-cell>
          <table:table-cell office:value-type="string" calcext:value-type="string">
            <text:p>words</text:p>
          </table:table-cell>
          <table:table-cell office:value-type="float" office:value="0.0502803983934782" calcext:value-type="float">
            <text:p>0.0502803984</text:p>
          </table:table-cell>
          <table:table-cell office:value-type="float" office:value="0.65995" calcext:value-type="float">
            <text:p>0.65995</text:p>
          </table:table-cell>
          <table:table-cell office:value-type="float" office:value="0.106424911312574" calcext:value-type="float">
            <text:p>0.1064249113</text:p>
          </table:table-cell>
          <table:table-cell office:value-type="string" calcext:value-type="string">
            <text:p>laugh</text:p>
          </table:table-cell>
          <table:table-cell office:value-type="float" office:value="0.0498139924956175" calcext:value-type="float">
            <text:p>0.0498139925</text:p>
          </table:table-cell>
          <table:table-cell office:value-type="float" office:value="0.613" calcext:value-type="float">
            <text:p>0.613</text:p>
          </table:table-cell>
          <table:table-cell office:value-type="float" office:value="0.132481506388702" calcext:value-type="float">
            <text:p>0.1324815064</text:p>
          </table:table-cell>
          <table:table-cell office:value-type="string" calcext:value-type="string">
            <text:p>free</text:p>
          </table:table-cell>
          <table:table-cell office:value-type="float" office:value="-0.0174513274193045" calcext:value-type="float">
            <text:p>-0.0174513274</text:p>
          </table:table-cell>
          <table:table-cell office:value-type="float" office:value="-0.0416" calcext:value-type="float">
            <text:p>-0.0416</text:p>
          </table:table-cell>
          <table:table-cell office:value-type="float" office:value="-0.0163314134527382" calcext:value-type="float">
            <text:p>-0.0163314135</text:p>
          </table:table-cell>
          <table:table-cell office:value-type="string" calcext:value-type="string">
            <text:p>written</text:p>
          </table:table-cell>
          <table:table-cell office:value-type="float" office:value="-0.0167328451053856" calcext:value-type="float">
            <text:p>-0.0167328451</text:p>
          </table:table-cell>
          <table:table-cell office:value-type="float" office:value="0.0131500000000001" calcext:value-type="float">
            <text:p>0.01315</text:p>
          </table:table-cell>
          <table:table-cell office:value-type="float" office:value="-0.01586503340027" calcext:value-type="float">
            <text:p>-0.0158650334</text:p>
          </table:table-cell>
        </table:table-row>
        <table:table-row table:style-name="ro1">
          <table:table-cell office:value-type="string" calcext:value-type="string">
            <text:p>experience</text:p>
          </table:table-cell>
          <table:table-cell office:value-type="float" office:value="0.0372952324471806" calcext:value-type="float">
            <text:p>0.0372952324</text:p>
          </table:table-cell>
          <table:table-cell office:value-type="float" office:value="0.613" calcext:value-type="float">
            <text:p>0.613</text:p>
          </table:table-cell>
          <table:table-cell office:value-type="float" office:value="0.103544127866574" calcext:value-type="float">
            <text:p>0.1035441279</text:p>
          </table:table-cell>
          <table:table-cell office:value-type="string" calcext:value-type="string">
            <text:p>view</text:p>
          </table:table-cell>
          <table:table-cell office:value-type="float" office:value="0.0502189363336976" calcext:value-type="float">
            <text:p>0.0502189363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107680126682502" calcext:value-type="float">
            <text:p>0.1076801267</text:p>
          </table:table-cell>
          <table:table-cell office:value-type="string" calcext:value-type="string">
            <text:p>hands</text:p>
          </table:table-cell>
          <table:table-cell office:value-type="float" office:value="0.0497907259334823" calcext:value-type="float">
            <text:p>0.0497907259</text:p>
          </table:table-cell>
          <table:table-cell office:value-type="float" office:value="0.6833" calcext:value-type="float">
            <text:p>0.6833</text:p>
          </table:table-cell>
          <table:table-cell office:value-type="float" office:value="0.0917694293088615" calcext:value-type="float">
            <text:p>0.0917694293</text:p>
          </table:table-cell>
          <table:table-cell office:value-type="string" calcext:value-type="string">
            <text:p>surprised</text:p>
          </table:table-cell>
          <table:table-cell office:value-type="float" office:value="-0.0174470590901727" calcext:value-type="float">
            <text:p>-0.0174470591</text:p>
          </table:table-cell>
          <table:table-cell office:value-type="float" office:value="-0.0358999999999999" calcext:value-type="float">
            <text:p>-0.0359</text:p>
          </table:table-cell>
          <table:table-cell office:value-type="float" office:value="-0.0160776419068983" calcext:value-type="float">
            <text:p>-0.0160776419</text:p>
          </table:table-cell>
          <table:table-cell office:value-type="string" calcext:value-type="string">
            <text:p>possibly</text:p>
          </table:table-cell>
          <table:table-cell office:value-type="float" office:value="-0.0167143246680987" calcext:value-type="float">
            <text:p>-0.0167143247</text:p>
          </table:table-cell>
          <table:table-cell office:value-type="float" office:value="-0.0166000000000001" calcext:value-type="float">
            <text:p>-0.0166</text:p>
          </table:table-cell>
          <table:table-cell office:value-type="float" office:value="-0.0157726140255464" calcext:value-type="float">
            <text:p>-0.015772614</text:p>
          </table:table-cell>
        </table:table-row>
        <table:table-row table:style-name="ro1">
          <table:table-cell office:value-type="string" calcext:value-type="string">
            <text:p>expected</text:p>
          </table:table-cell>
          <table:table-cell office:value-type="float" office:value="0.0196623887100542" calcext:value-type="float">
            <text:p>0.0196623887</text:p>
          </table:table-cell>
          <table:table-cell office:value-type="float" office:value="0.5994" calcext:value-type="float">
            <text:p>0.5994</text:p>
          </table:table-cell>
          <table:table-cell office:value-type="float" office:value="0.0690216128282594" calcext:value-type="float">
            <text:p>0.0690216128</text:p>
          </table:table-cell>
          <table:table-cell office:value-type="string" calcext:value-type="string">
            <text:p>nor</text:p>
          </table:table-cell>
          <table:table-cell office:value-type="float" office:value="0.0502043704480587" calcext:value-type="float">
            <text:p>0.0502043704</text:p>
          </table:table-cell>
          <table:table-cell office:value-type="float" office:value="0.675" calcext:value-type="float">
            <text:p>0.675</text:p>
          </table:table-cell>
          <table:table-cell office:value-type="float" office:value="0.0949596212754107" calcext:value-type="float">
            <text:p>0.0949596213</text:p>
          </table:table-cell>
          <table:table-cell office:value-type="string" calcext:value-type="string">
            <text:p>above</text:p>
          </table:table-cell>
          <table:table-cell office:value-type="float" office:value="0.0497473949105092" calcext:value-type="float">
            <text:p>0.0497473949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103970223325062" calcext:value-type="float">
            <text:p>0.1039702233</text:p>
          </table:table-cell>
          <table:table-cell office:value-type="string" calcext:value-type="string">
            <text:p>song</text:p>
          </table:table-cell>
          <table:table-cell office:value-type="float" office:value="-0.0174113926853356" calcext:value-type="float">
            <text:p>-0.0174113927</text:p>
          </table:table-cell>
          <table:table-cell office:value-type="float" office:value="-0.0402500000000001" calcext:value-type="float">
            <text:p>-0.04025</text:p>
          </table:table-cell>
          <table:table-cell office:value-type="float" office:value="-0.016123407041069" calcext:value-type="float">
            <text:p>-0.016123407</text:p>
          </table:table-cell>
          <table:table-cell office:value-type="string" calcext:value-type="string">
            <text:p>surprised</text:p>
          </table:table-cell>
          <table:table-cell office:value-type="float" office:value="-0.0166882129168449" calcext:value-type="float">
            <text:p>-0.0166882129</text:p>
          </table:table-cell>
          <table:table-cell office:value-type="float" office:value="-0.01915" calcext:value-type="float">
            <text:p>-0.01915</text:p>
          </table:table-cell>
          <table:table-cell office:value-type="float" office:value="-0.0155739530533373" calcext:value-type="float">
            <text:p>-0.0155739531</text:p>
          </table:table-cell>
        </table:table-row>
        <table:table-row table:style-name="ro1">
          <table:table-cell office:value-type="string" calcext:value-type="string">
            <text:p>expect</text:p>
          </table:table-cell>
          <table:table-cell office:value-type="float" office:value="0.0315196670423011" calcext:value-type="float">
            <text:p>0.031519667</text:p>
          </table:table-cell>
          <table:table-cell office:value-type="float" office:value="0.59035" calcext:value-type="float">
            <text:p>0.59035</text:p>
          </table:table-cell>
          <table:table-cell office:value-type="float" office:value="0.10644563202094" calcext:value-type="float">
            <text:p>0.106445632</text:p>
          </table:table-cell>
          <table:table-cell office:value-type="string" calcext:value-type="string">
            <text:p>release</text:p>
          </table:table-cell>
          <table:table-cell office:value-type="float" office:value="0.050188344974284" calcext:value-type="float">
            <text:p>0.050188345</text:p>
          </table:table-cell>
          <table:table-cell office:value-type="float" office:value="0.66115" calcext:value-type="float">
            <text:p>0.66115</text:p>
          </table:table-cell>
          <table:table-cell office:value-type="float" office:value="0.0984435280031928" calcext:value-type="float">
            <text:p>0.098443528</text:p>
          </table:table-cell>
          <table:table-cell office:value-type="string" calcext:value-type="string">
            <text:p>paul</text:p>
          </table:table-cell>
          <table:table-cell office:value-type="float" office:value="0.049687916279313" calcext:value-type="float">
            <text:p>0.0496879163</text:p>
          </table:table-cell>
          <table:table-cell office:value-type="float" office:value="0.653" calcext:value-type="float">
            <text:p>0.653</text:p>
          </table:table-cell>
          <table:table-cell office:value-type="float" office:value="0.093521421107628" calcext:value-type="float">
            <text:p>0.0935214211</text:p>
          </table:table-cell>
          <table:table-cell office:value-type="string" calcext:value-type="string">
            <text:p>killing</text:p>
          </table:table-cell>
          <table:table-cell office:value-type="float" office:value="-0.0173917968087919" calcext:value-type="float">
            <text:p>-0.0173917968</text:p>
          </table:table-cell>
          <table:table-cell office:value-type="float" office:value="-0.0494499999999999" calcext:value-type="float">
            <text:p>-0.04945</text:p>
          </table:table-cell>
          <table:table-cell office:value-type="float" office:value="-0.0161986500711543" calcext:value-type="float">
            <text:p>-0.0161986501</text:p>
          </table:table-cell>
          <table:table-cell office:value-type="string" calcext:value-type="string">
            <text:p>five</text:p>
          </table:table-cell>
          <table:table-cell office:value-type="float" office:value="-0.0166651607263812" calcext:value-type="float">
            <text:p>-0.0166651607</text:p>
          </table:table-cell>
          <table:table-cell office:value-type="float" office:value="-0.0184000000000001" calcext:value-type="float">
            <text:p>-0.0184</text:p>
          </table:table-cell>
          <table:table-cell office:value-type="float" office:value="-0.0155403788898234" calcext:value-type="float">
            <text:p>-0.0155403789</text:p>
          </table:table-cell>
        </table:table-row>
        <table:table-row table:style-name="ro1">
          <table:table-cell office:value-type="string" calcext:value-type="string">
            <text:p>except</text:p>
          </table:table-cell>
          <table:table-cell office:value-type="float" office:value="0.0465041200842327" calcext:value-type="float">
            <text:p>0.0465041201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116904761904762" calcext:value-type="float">
            <text:p>0.1169047619</text:p>
          </table:table-cell>
          <table:table-cell office:value-type="string" calcext:value-type="string">
            <text:p>enjoyable</text:p>
          </table:table-cell>
          <table:table-cell office:value-type="float" office:value="0.0501389783370559" calcext:value-type="float">
            <text:p>0.0501389783</text:p>
          </table:table-cell>
          <table:table-cell office:value-type="float" office:value="0.66125" calcext:value-type="float">
            <text:p>0.66125</text:p>
          </table:table-cell>
          <table:table-cell office:value-type="float" office:value="0.103242885506287" calcext:value-type="float">
            <text:p>0.1032428855</text:p>
          </table:table-cell>
          <table:table-cell office:value-type="string" calcext:value-type="string">
            <text:p>let's</text:p>
          </table:table-cell>
          <table:table-cell office:value-type="float" office:value="0.0496844702400889" calcext:value-type="float">
            <text:p>0.0496844702</text:p>
          </table:table-cell>
          <table:table-cell office:value-type="float" office:value="0.70735" calcext:value-type="float">
            <text:p>0.70735</text:p>
          </table:table-cell>
          <table:table-cell office:value-type="float" office:value="0.0910079204845473" calcext:value-type="float">
            <text:p>0.0910079205</text:p>
          </table:table-cell>
          <table:table-cell office:value-type="string" calcext:value-type="string">
            <text:p>note</text:p>
          </table:table-cell>
          <table:table-cell office:value-type="float" office:value="-0.0173487710555561" calcext:value-type="float">
            <text:p>-0.0173487711</text:p>
          </table:table-cell>
          <table:table-cell office:value-type="float" office:value="-0.0502" calcext:value-type="float">
            <text:p>-0.0502</text:p>
          </table:table-cell>
          <table:table-cell office:value-type="float" office:value="-0.0160754495694311" calcext:value-type="float">
            <text:p>-0.0160754496</text:p>
          </table:table-cell>
          <table:table-cell office:value-type="string" calcext:value-type="string">
            <text:p>talking</text:p>
          </table:table-cell>
          <table:table-cell office:value-type="float" office:value="-0.0166517292052439" calcext:value-type="float">
            <text:p>-0.0166517292</text:p>
          </table:table-cell>
          <table:table-cell office:value-type="float" office:value="-0.0209" calcext:value-type="float">
            <text:p>-0.0209</text:p>
          </table:table-cell>
          <table:table-cell office:value-type="float" office:value="-0.0154872474021408" calcext:value-type="float">
            <text:p>-0.0154872474</text:p>
          </table:table-cell>
        </table:table-row>
        <table:table-row table:style-name="ro1">
          <table:table-cell office:value-type="string" calcext:value-type="string">
            <text:p>excellent</text:p>
          </table:table-cell>
          <table:table-cell office:value-type="float" office:value="0.148668693737582" calcext:value-type="float">
            <text:p>0.1486686937</text:p>
          </table:table-cell>
          <table:table-cell office:value-type="float" office:value="0.69025" calcext:value-type="float">
            <text:p>0.69025</text:p>
          </table:table-cell>
          <table:table-cell office:value-type="float" office:value="0.248453233046221" calcext:value-type="float">
            <text:p>0.248453233</text:p>
          </table:table-cell>
          <table:table-cell office:value-type="string" calcext:value-type="string">
            <text:p>took</text:p>
          </table:table-cell>
          <table:table-cell office:value-type="float" office:value="0.0501118442724586" calcext:value-type="float">
            <text:p>0.0501118443</text:p>
          </table:table-cell>
          <table:table-cell office:value-type="float" office:value="0.61735" calcext:value-type="float">
            <text:p>0.61735</text:p>
          </table:table-cell>
          <table:table-cell office:value-type="float" office:value="0.120041393583994" calcext:value-type="float">
            <text:p>0.1200413936</text:p>
          </table:table-cell>
          <table:table-cell office:value-type="string" calcext:value-type="string">
            <text:p>needs</text:p>
          </table:table-cell>
          <table:table-cell office:value-type="float" office:value="0.0496742671009772" calcext:value-type="float">
            <text:p>0.0496742671</text:p>
          </table:table-cell>
          <table:table-cell office:value-type="float" office:value="0.6499" calcext:value-type="float">
            <text:p>0.6499</text:p>
          </table:table-cell>
          <table:table-cell office:value-type="float" office:value="0.102307692307692" calcext:value-type="float">
            <text:p>0.1023076923</text:p>
          </table:table-cell>
          <table:table-cell office:value-type="string" calcext:value-type="string">
            <text:p>difficult</text:p>
          </table:table-cell>
          <table:table-cell office:value-type="float" office:value="-0.0173458469029903" calcext:value-type="float">
            <text:p>-0.0173458469</text:p>
          </table:table-cell>
          <table:table-cell office:value-type="float" office:value="-0.05355" calcext:value-type="float">
            <text:p>-0.05355</text:p>
          </table:table-cell>
          <table:table-cell office:value-type="float" office:value="-0.0160827462352241" calcext:value-type="float">
            <text:p>-0.0160827462</text:p>
          </table:table-cell>
          <table:table-cell office:value-type="string" calcext:value-type="string">
            <text:p>boy</text:p>
          </table:table-cell>
          <table:table-cell office:value-type="float" office:value="-0.0166340342343044" calcext:value-type="float">
            <text:p>-0.0166340342</text:p>
          </table:table-cell>
          <table:table-cell office:value-type="float" office:value="0.000249999999999972" calcext:value-type="float">
            <text:p>0.00025</text:p>
          </table:table-cell>
          <table:table-cell office:value-type="float" office:value="-0.015422262670373" calcext:value-type="float">
            <text:p>-0.0154222627</text:p>
          </table:table-cell>
        </table:table-row>
        <table:table-row table:style-name="ro1">
          <table:table-cell office:value-type="string" calcext:value-type="string">
            <text:p>example</text:p>
          </table:table-cell>
          <table:table-cell office:value-type="float" office:value="0.0496097209158118" calcext:value-type="float">
            <text:p>0.0496097209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133504193849021" calcext:value-type="float">
            <text:p>0.1335041938</text:p>
          </table:table-cell>
          <table:table-cell office:value-type="string" calcext:value-type="string">
            <text:p>mr</text:p>
          </table:table-cell>
          <table:table-cell office:value-type="float" office:value="0.0500699044448401" calcext:value-type="float">
            <text:p>0.0500699044</text:p>
          </table:table-cell>
          <table:table-cell office:value-type="float" office:value="0.635" calcext:value-type="float">
            <text:p>0.635</text:p>
          </table:table-cell>
          <table:table-cell office:value-type="float" office:value="0.116864263247036" calcext:value-type="float">
            <text:p>0.1168642632</text:p>
          </table:table-cell>
          <table:table-cell office:value-type="string" calcext:value-type="string">
            <text:p>video</text:p>
          </table:table-cell>
          <table:table-cell office:value-type="float" office:value="0.0495509394496563" calcext:value-type="float">
            <text:p>0.0495509394</text:p>
          </table:table-cell>
          <table:table-cell office:value-type="float" office:value="0.60295" calcext:value-type="float">
            <text:p>0.60295</text:p>
          </table:table-cell>
          <table:table-cell office:value-type="float" office:value="0.140491395172638" calcext:value-type="float">
            <text:p>0.1404913952</text:p>
          </table:table-cell>
          <table:table-cell office:value-type="string" calcext:value-type="string">
            <text:p>girls</text:p>
          </table:table-cell>
          <table:table-cell office:value-type="float" office:value="-0.0173454098226956" calcext:value-type="float">
            <text:p>-0.0173454098</text:p>
          </table:table-cell>
          <table:table-cell office:value-type="float" office:value="-0.0364" calcext:value-type="float">
            <text:p>-0.0364</text:p>
          </table:table-cell>
          <table:table-cell office:value-type="float" office:value="-0.015976673411384" calcext:value-type="float">
            <text:p>-0.0159766734</text:p>
          </table:table-cell>
          <table:table-cell office:value-type="string" calcext:value-type="string">
            <text:p>previous</text:p>
          </table:table-cell>
          <table:table-cell office:value-type="float" office:value="-0.0165652156880937" calcext:value-type="float">
            <text:p>-0.0165652157</text:p>
          </table:table-cell>
          <table:table-cell office:value-type="float" office:value="-0.0018999999999999" calcext:value-type="float">
            <text:p>-0.0019</text:p>
          </table:table-cell>
          <table:table-cell office:value-type="float" office:value="-0.0158636545174994" calcext:value-type="float">
            <text:p>-0.0158636545</text:p>
          </table:table-cell>
        </table:table-row>
        <table:table-row table:style-name="ro1">
          <table:table-cell office:value-type="string" calcext:value-type="string">
            <text:p>exactly</text:p>
          </table:table-cell>
          <table:table-cell office:value-type="float" office:value="0.0295560488911985" calcext:value-type="float">
            <text:p>0.0295560489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094632768361582" calcext:value-type="float">
            <text:p>0.0946327684</text:p>
          </table:table-cell>
          <table:table-cell office:value-type="string" calcext:value-type="string">
            <text:p>stage</text:p>
          </table:table-cell>
          <table:table-cell office:value-type="float" office:value="0.0500654123095963" calcext:value-type="float">
            <text:p>0.0500654123</text:p>
          </table:table-cell>
          <table:table-cell office:value-type="float" office:value="0.68865" calcext:value-type="float">
            <text:p>0.68865</text:p>
          </table:table-cell>
          <table:table-cell office:value-type="float" office:value="0.0897529600935536" calcext:value-type="float">
            <text:p>0.0897529601</text:p>
          </table:table-cell>
          <table:table-cell office:value-type="string" calcext:value-type="string">
            <text:p>etc</text:p>
          </table:table-cell>
          <table:table-cell office:value-type="float" office:value="0.049383925576008" calcext:value-type="float">
            <text:p>0.0493839256</text:p>
          </table:table-cell>
          <table:table-cell office:value-type="float" office:value="0.6227" calcext:value-type="float">
            <text:p>0.6227</text:p>
          </table:table-cell>
          <table:table-cell office:value-type="float" office:value="0.11886968706212" calcext:value-type="float">
            <text:p>0.1188696871</text:p>
          </table:table-cell>
          <table:table-cell office:value-type="string" calcext:value-type="string">
            <text:p>doubt</text:p>
          </table:table-cell>
          <table:table-cell office:value-type="float" office:value="-0.0173142971890541" calcext:value-type="float">
            <text:p>-0.0173142972</text:p>
          </table:table-cell>
          <table:table-cell office:value-type="float" office:value="-0.0367000000000001" calcext:value-type="float">
            <text:p>-0.0367</text:p>
          </table:table-cell>
          <table:table-cell office:value-type="float" office:value="-0.0160602920737355" calcext:value-type="float">
            <text:p>-0.0160602921</text:p>
          </table:table-cell>
          <table:table-cell office:value-type="string" calcext:value-type="string">
            <text:p>note</text:p>
          </table:table-cell>
          <table:table-cell office:value-type="float" office:value="-0.0165604984230714" calcext:value-type="float">
            <text:p>-0.0165604984</text:p>
          </table:table-cell>
          <table:table-cell office:value-type="float" office:value="-0.0386" calcext:value-type="float">
            <text:p>-0.0386</text:p>
          </table:table-cell>
          <table:table-cell office:value-type="float" office:value="-0.0154412137907184" calcext:value-type="float">
            <text:p>-0.0154412138</text:p>
          </table:table-cell>
        </table:table-row>
        <table:table-row table:style-name="ro1">
          <table:table-cell office:value-type="string" calcext:value-type="string">
            <text:p>evil</text:p>
          </table:table-cell>
          <table:table-cell office:value-type="float" office:value="0.0456561631724589" calcext:value-type="float">
            <text:p>0.0456561632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119323447636701" calcext:value-type="float">
            <text:p>0.1193234476</text:p>
          </table:table-cell>
          <table:table-cell office:value-type="string" calcext:value-type="string">
            <text:p>myself</text:p>
          </table:table-cell>
          <table:table-cell office:value-type="float" office:value="0.0500586136805862" calcext:value-type="float">
            <text:p>0.0500586137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123518687329079" calcext:value-type="float">
            <text:p>0.1235186873</text:p>
          </table:table-cell>
          <table:table-cell office:value-type="string" calcext:value-type="string">
            <text:p>art</text:p>
          </table:table-cell>
          <table:table-cell office:value-type="float" office:value="0.0493296319712854" calcext:value-type="float">
            <text:p>0.049329632</text:p>
          </table:table-cell>
          <table:table-cell office:value-type="float" office:value="0.629" calcext:value-type="float">
            <text:p>0.629</text:p>
          </table:table-cell>
          <table:table-cell office:value-type="float" office:value="0.117297168689032" calcext:value-type="float">
            <text:p>0.1172971687</text:p>
          </table:table-cell>
          <table:table-cell office:value-type="string" calcext:value-type="string">
            <text:p>word</text:p>
          </table:table-cell>
          <table:table-cell office:value-type="float" office:value="-0.0172472830529316" calcext:value-type="float">
            <text:p>-0.0172472831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-0.0157975484703982" calcext:value-type="float">
            <text:p>-0.0157975485</text:p>
          </table:table-cell>
          <table:table-cell office:value-type="string" calcext:value-type="string">
            <text:p>ten</text:p>
          </table:table-cell>
          <table:table-cell office:value-type="float" office:value="-0.0165347523401669" calcext:value-type="float">
            <text:p>-0.0165347523</text:p>
          </table:table-cell>
          <table:table-cell office:value-type="float" office:value="-0.02735" calcext:value-type="float">
            <text:p>-0.02735</text:p>
          </table:table-cell>
          <table:table-cell office:value-type="float" office:value="-0.0153638001828672" calcext:value-type="float">
            <text:p>-0.0153638002</text:p>
          </table:table-cell>
        </table:table-row>
        <table:table-row table:style-name="ro1">
          <table:table-cell office:value-type="string" calcext:value-type="string">
            <text:p>everything</text:p>
          </table:table-cell>
          <table:table-cell office:value-type="float" office:value="0.0555330701256344" calcext:value-type="float">
            <text:p>0.0555330701</text:p>
          </table:table-cell>
          <table:table-cell office:value-type="float" office:value="0.60085" calcext:value-type="float">
            <text:p>0.60085</text:p>
          </table:table-cell>
          <table:table-cell office:value-type="float" office:value="0.183825784684593" calcext:value-type="float">
            <text:p>0.1838257847</text:p>
          </table:table-cell>
          <table:table-cell office:value-type="string" calcext:value-type="string">
            <text:p>screenplay</text:p>
          </table:table-cell>
          <table:table-cell office:value-type="float" office:value="0.0499974962283409" calcext:value-type="float">
            <text:p>0.0499974962</text:p>
          </table:table-cell>
          <table:table-cell office:value-type="float" office:value="0.6846" calcext:value-type="float">
            <text:p>0.6846</text:p>
          </table:table-cell>
          <table:table-cell office:value-type="float" office:value="0.0936781609195402" calcext:value-type="float">
            <text:p>0.0936781609</text:p>
          </table:table-cell>
          <table:table-cell office:value-type="string" calcext:value-type="string">
            <text:p>certain</text:p>
          </table:table-cell>
          <table:table-cell office:value-type="float" office:value="0.0492756159696487" calcext:value-type="float">
            <text:p>0.049275616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0963921784632333" calcext:value-type="float">
            <text:p>0.0963921785</text:p>
          </table:table-cell>
          <table:table-cell office:value-type="string" calcext:value-type="string">
            <text:p>nor</text:p>
          </table:table-cell>
          <table:table-cell office:value-type="float" office:value="-0.0172385564105018" calcext:value-type="float">
            <text:p>-0.0172385564</text:p>
          </table:table-cell>
          <table:table-cell office:value-type="float" office:value="-0.04395" calcext:value-type="float">
            <text:p>-0.04395</text:p>
          </table:table-cell>
          <table:table-cell office:value-type="float" office:value="-0.0160680971211228" calcext:value-type="float">
            <text:p>-0.0160680971</text:p>
          </table:table-cell>
          <table:table-cell office:value-type="string" calcext:value-type="string">
            <text:p>shots</text:p>
          </table:table-cell>
          <table:table-cell office:value-type="float" office:value="-0.0165309521937614" calcext:value-type="float">
            <text:p>-0.0165309522</text:p>
          </table:table-cell>
          <table:table-cell office:value-type="float" office:value="0.00414999999999999" calcext:value-type="float">
            <text:p>0.00415</text:p>
          </table:table-cell>
          <table:table-cell office:value-type="float" office:value="-0.0156925726202561" calcext:value-type="float">
            <text:p>-0.0156925726</text:p>
          </table:table-cell>
        </table:table-row>
        <table:table-row table:style-name="ro1">
          <table:table-cell office:value-type="string" calcext:value-type="string">
            <text:p>everyone</text:p>
          </table:table-cell>
          <table:table-cell office:value-type="float" office:value="0.0485154868677201" calcext:value-type="float">
            <text:p>0.0485154869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167679937242597" calcext:value-type="float">
            <text:p>0.1676799372</text:p>
          </table:table-cell>
          <table:table-cell office:value-type="string" calcext:value-type="string">
            <text:p>five</text:p>
          </table:table-cell>
          <table:table-cell office:value-type="float" office:value="0.0498642836555968" calcext:value-type="float">
            <text:p>0.0498642837</text:p>
          </table:table-cell>
          <table:table-cell office:value-type="float" office:value="0.65145" calcext:value-type="float">
            <text:p>0.65145</text:p>
          </table:table-cell>
          <table:table-cell office:value-type="float" office:value="0.104560051380861" calcext:value-type="float">
            <text:p>0.1045600514</text:p>
          </table:table-cell>
          <table:table-cell office:value-type="string" calcext:value-type="string">
            <text:p>reality</text:p>
          </table:table-cell>
          <table:table-cell office:value-type="float" office:value="0.0492498837153233" calcext:value-type="float">
            <text:p>0.0492498837</text:p>
          </table:table-cell>
          <table:table-cell office:value-type="float" office:value="0.64845" calcext:value-type="float">
            <text:p>0.64845</text:p>
          </table:table-cell>
          <table:table-cell office:value-type="float" office:value="0.104901336728199" calcext:value-type="float">
            <text:p>0.1049013367</text:p>
          </table:table-cell>
          <table:table-cell office:value-type="string" calcext:value-type="string">
            <text:p>add</text:p>
          </table:table-cell>
          <table:table-cell office:value-type="float" office:value="-0.0172144613060596" calcext:value-type="float">
            <text:p>-0.0172144613</text:p>
          </table:table-cell>
          <table:table-cell office:value-type="float" office:value="-0.0198999999999999" calcext:value-type="float">
            <text:p>-0.0199</text:p>
          </table:table-cell>
          <table:table-cell office:value-type="float" office:value="-0.0160660467219397" calcext:value-type="float">
            <text:p>-0.0160660467</text:p>
          </table:table-cell>
          <table:table-cell office:value-type="string" calcext:value-type="string">
            <text:p>future</text:p>
          </table:table-cell>
          <table:table-cell office:value-type="float" office:value="-0.0165266109717854" calcext:value-type="float">
            <text:p>-0.016526611</text:p>
          </table:table-cell>
          <table:table-cell office:value-type="float" office:value="-0.0631" calcext:value-type="float">
            <text:p>-0.0631</text:p>
          </table:table-cell>
          <table:table-cell office:value-type="float" office:value="-0.015020402985233" calcext:value-type="float">
            <text:p>-0.015020403</text:p>
          </table:table-cell>
        </table:table-row>
        <table:table-row table:style-name="ro1">
          <table:table-cell office:value-type="string" calcext:value-type="string">
            <text:p>every</text:p>
          </table:table-cell>
          <table:table-cell office:value-type="float" office:value="0.07874271338638" calcext:value-type="float">
            <text:p>0.0787427134</text:p>
          </table:table-cell>
          <table:table-cell office:value-type="float" office:value="0.60655" calcext:value-type="float">
            <text:p>0.60655</text:p>
          </table:table-cell>
          <table:table-cell office:value-type="float" office:value="0.261612085952895" calcext:value-type="float">
            <text:p>0.261612086</text:p>
          </table:table-cell>
          <table:table-cell office:value-type="string" calcext:value-type="string">
            <text:p>flick</text:p>
          </table:table-cell>
          <table:table-cell office:value-type="float" office:value="0.0498132862031868" calcext:value-type="float">
            <text:p>0.0498132862</text:p>
          </table:table-cell>
          <table:table-cell office:value-type="float" office:value="0.62805" calcext:value-type="float">
            <text:p>0.62805</text:p>
          </table:table-cell>
          <table:table-cell office:value-type="float" office:value="0.120789504786668" calcext:value-type="float">
            <text:p>0.1207895048</text:p>
          </table:table-cell>
          <table:table-cell office:value-type="string" calcext:value-type="string">
            <text:p>word</text:p>
          </table:table-cell>
          <table:table-cell office:value-type="float" office:value="0.0491622266428946" calcext:value-type="float">
            <text:p>0.0491622266</text:p>
          </table:table-cell>
          <table:table-cell office:value-type="float" office:value="0.6538" calcext:value-type="float">
            <text:p>0.6538</text:p>
          </table:table-cell>
          <table:table-cell office:value-type="float" office:value="0.106811145510836" calcext:value-type="float">
            <text:p>0.1068111455</text:p>
          </table:table-cell>
          <table:table-cell office:value-type="string" calcext:value-type="string">
            <text:p>sequences</text:p>
          </table:table-cell>
          <table:table-cell office:value-type="float" office:value="-0.0170611321107954" calcext:value-type="float">
            <text:p>-0.0170611321</text:p>
          </table:table-cell>
          <table:table-cell office:value-type="float" office:value="-0.0319" calcext:value-type="float">
            <text:p>-0.0319</text:p>
          </table:table-cell>
          <table:table-cell office:value-type="float" office:value="-0.016031773037579" calcext:value-type="float">
            <text:p>-0.016031773</text:p>
          </table:table-cell>
          <table:table-cell office:value-type="string" calcext:value-type="string">
            <text:p>class</text:p>
          </table:table-cell>
          <table:table-cell office:value-type="float" office:value="-0.0165132792768932" calcext:value-type="float">
            <text:p>-0.0165132793</text:p>
          </table:table-cell>
          <table:table-cell office:value-type="float" office:value="-0.0490499999999999" calcext:value-type="float">
            <text:p>-0.04905</text:p>
          </table:table-cell>
          <table:table-cell office:value-type="float" office:value="-0.0151272581321937" calcext:value-type="float">
            <text:p>-0.0151272581</text:p>
          </table:table-cell>
        </table:table-row>
        <table:table-row table:style-name="ro1">
          <table:table-cell office:value-type="string" calcext:value-type="string">
            <text:p>ever</text:p>
          </table:table-cell>
          <table:table-cell office:value-type="float" office:value="0.116460913366951" calcext:value-type="float">
            <text:p>0.1164609134</text:p>
          </table:table-cell>
          <table:table-cell office:value-type="float" office:value="0.617" calcext:value-type="float">
            <text:p>0.617</text:p>
          </table:table-cell>
          <table:table-cell office:value-type="float" office:value="0.344963229006328" calcext:value-type="float">
            <text:p>0.344963229</text:p>
          </table:table-cell>
          <table:table-cell office:value-type="string" calcext:value-type="string">
            <text:p>die</text:p>
          </table:table-cell>
          <table:table-cell office:value-type="float" office:value="0.0497969032425865" calcext:value-type="float">
            <text:p>0.0497969032</text:p>
          </table:table-cell>
          <table:table-cell office:value-type="float" office:value="0.66915" calcext:value-type="float">
            <text:p>0.66915</text:p>
          </table:table-cell>
          <table:table-cell office:value-type="float" office:value="0.0988696717962686" calcext:value-type="float">
            <text:p>0.0988696718</text:p>
          </table:table-cell>
          <table:table-cell office:value-type="string" calcext:value-type="string">
            <text:p>started</text:p>
          </table:table-cell>
          <table:table-cell office:value-type="float" office:value="0.0491472824591564" calcext:value-type="float">
            <text:p>0.0491472825</text:p>
          </table:table-cell>
          <table:table-cell office:value-type="float" office:value="0.5972" calcext:value-type="float">
            <text:p>0.5972</text:p>
          </table:table-cell>
          <table:table-cell office:value-type="float" office:value="0.111209179170344" calcext:value-type="float">
            <text:p>0.1112091792</text:p>
          </table:table-cell>
          <table:table-cell office:value-type="string" calcext:value-type="string">
            <text:p>became</text:p>
          </table:table-cell>
          <table:table-cell office:value-type="float" office:value="-0.0169708670734841" calcext:value-type="float">
            <text:p>-0.0169708671</text:p>
          </table:table-cell>
          <table:table-cell office:value-type="float" office:value="-0.0641499999999999" calcext:value-type="float">
            <text:p>-0.06415</text:p>
          </table:table-cell>
          <table:table-cell office:value-type="float" office:value="-0.0156421057618857" calcext:value-type="float">
            <text:p>-0.0156421058</text:p>
          </table:table-cell>
          <table:table-cell office:value-type="string" calcext:value-type="string">
            <text:p>modern</text:p>
          </table:table-cell>
          <table:table-cell office:value-type="float" office:value="-0.0164414302248785" calcext:value-type="float">
            <text:p>-0.0164414302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-0.0152516172123499" calcext:value-type="float">
            <text:p>-0.0152516172</text:p>
          </table:table-cell>
        </table:table-row>
        <table:table-row table:style-name="ro1">
          <table:table-cell office:value-type="string" calcext:value-type="string">
            <text:p>eventually</text:p>
          </table:table-cell>
          <table:table-cell office:value-type="float" office:value="0.030626275028938" calcext:value-type="float">
            <text:p>0.030626275</text:p>
          </table:table-cell>
          <table:table-cell office:value-type="float" office:value="0.62105" calcext:value-type="float">
            <text:p>0.62105</text:p>
          </table:table-cell>
          <table:table-cell office:value-type="float" office:value="0.0774193548387097" calcext:value-type="float">
            <text:p>0.0774193548</text:p>
          </table:table-cell>
          <table:table-cell office:value-type="string" calcext:value-type="string">
            <text:p>beauty</text:p>
          </table:table-cell>
          <table:table-cell office:value-type="float" office:value="0.0497825507062009" calcext:value-type="float">
            <text:p>0.0497825507</text:p>
          </table:table-cell>
          <table:table-cell office:value-type="float" office:value="0.6739" calcext:value-type="float">
            <text:p>0.6739</text:p>
          </table:table-cell>
          <table:table-cell office:value-type="float" office:value="0.0891061452513967" calcext:value-type="float">
            <text:p>0.0891061453</text:p>
          </table:table-cell>
          <table:table-cell office:value-type="string" calcext:value-type="string">
            <text:p>beauty</text:p>
          </table:table-cell>
          <table:table-cell office:value-type="float" office:value="0.049147242091012" calcext:value-type="float">
            <text:p>0.0491472421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0884906188742649" calcext:value-type="float">
            <text:p>0.0884906189</text:p>
          </table:table-cell>
          <table:table-cell office:value-type="string" calcext:value-type="string">
            <text:p>worked</text:p>
          </table:table-cell>
          <table:table-cell office:value-type="float" office:value="-0.0169362048731914" calcext:value-type="float">
            <text:p>-0.0169362049</text:p>
          </table:table-cell>
          <table:table-cell office:value-type="float" office:value="-0.0458500000000001" calcext:value-type="float">
            <text:p>-0.04585</text:p>
          </table:table-cell>
          <table:table-cell office:value-type="float" office:value="-0.0159092565638313" calcext:value-type="float">
            <text:p>-0.0159092566</text:p>
          </table:table-cell>
          <table:table-cell office:value-type="string" calcext:value-type="string">
            <text:p>favorite</text:p>
          </table:table-cell>
          <table:table-cell office:value-type="float" office:value="-0.0163505418621867" calcext:value-type="float">
            <text:p>-0.0163505419</text:p>
          </table:table-cell>
          <table:table-cell office:value-type="float" office:value="-0.04215" calcext:value-type="float">
            <text:p>-0.04215</text:p>
          </table:table-cell>
          <table:table-cell office:value-type="float" office:value="-0.014197199223988" calcext:value-type="float">
            <text:p>-0.0141971992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0.032443234379133" calcext:value-type="float">
            <text:p>0.0324432344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0868725868725869" calcext:value-type="float">
            <text:p>0.0868725869</text:p>
          </table:table-cell>
          <table:table-cell office:value-type="string" calcext:value-type="string">
            <text:p>question</text:p>
          </table:table-cell>
          <table:table-cell office:value-type="float" office:value="0.0497467312935909" calcext:value-type="float">
            <text:p>0.0497467313</text:p>
          </table:table-cell>
          <table:table-cell office:value-type="float" office:value="0.68005" calcext:value-type="float">
            <text:p>0.68005</text:p>
          </table:table-cell>
          <table:table-cell office:value-type="float" office:value="0.0911802300809544" calcext:value-type="float">
            <text:p>0.0911802301</text:p>
          </table:table-cell>
          <table:table-cell office:value-type="string" calcext:value-type="string">
            <text:p>richard</text:p>
          </table:table-cell>
          <table:table-cell office:value-type="float" office:value="0.0491343874926698" calcext:value-type="float">
            <text:p>0.0491343875</text:p>
          </table:table-cell>
          <table:table-cell office:value-type="float" office:value="0.65455" calcext:value-type="float">
            <text:p>0.65455</text:p>
          </table:table-cell>
          <table:table-cell office:value-type="float" office:value="0.0960355881198482" calcext:value-type="float">
            <text:p>0.0960355881</text:p>
          </table:table-cell>
          <table:table-cell office:value-type="string" calcext:value-type="string">
            <text:p>meet</text:p>
          </table:table-cell>
          <table:table-cell office:value-type="float" office:value="-0.0167972213549502" calcext:value-type="float">
            <text:p>-0.0167972214</text:p>
          </table:table-cell>
          <table:table-cell office:value-type="float" office:value="-0.0251" calcext:value-type="float">
            <text:p>-0.0251</text:p>
          </table:table-cell>
          <table:table-cell office:value-type="float" office:value="-0.0159093793407984" calcext:value-type="float">
            <text:p>-0.0159093793</text:p>
          </table:table-cell>
          <table:table-cell office:value-type="string" calcext:value-type="string">
            <text:p>gore</text:p>
          </table:table-cell>
          <table:table-cell office:value-type="float" office:value="-0.0163366843181361" calcext:value-type="float">
            <text:p>-0.0163366843</text:p>
          </table:table-cell>
          <table:table-cell office:value-type="float" office:value="-0.0127499999999999" calcext:value-type="float">
            <text:p>-0.01275</text:p>
          </table:table-cell>
          <table:table-cell office:value-type="float" office:value="-0.015309902083138" calcext:value-type="float">
            <text:p>-0.0153099021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office:value-type="float" office:value="0.200379020344357" calcext:value-type="float">
            <text:p>0.2003790203</text:p>
          </table:table-cell>
          <table:table-cell office:value-type="float" office:value="0.624" calcext:value-type="float">
            <text:p>0.624</text:p>
          </table:table-cell>
          <table:table-cell office:value-type="float" office:value="0.494487765528368" calcext:value-type="float">
            <text:p>0.4944877655</text:p>
          </table:table-cell>
          <table:table-cell office:value-type="string" calcext:value-type="string">
            <text:p>sequences</text:p>
          </table:table-cell>
          <table:table-cell office:value-type="float" office:value="0.0497409174270225" calcext:value-type="float">
            <text:p>0.0497409174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0937240807298867" calcext:value-type="float">
            <text:p>0.0937240807</text:p>
          </table:table-cell>
          <table:table-cell office:value-type="string" calcext:value-type="string">
            <text:p>brought</text:p>
          </table:table-cell>
          <table:table-cell office:value-type="float" office:value="0.049128161682711" calcext:value-type="float">
            <text:p>0.0491281617</text:p>
          </table:table-cell>
          <table:table-cell office:value-type="float" office:value="0.64885" calcext:value-type="float">
            <text:p>0.64885</text:p>
          </table:table-cell>
          <table:table-cell office:value-type="float" office:value="0.0976487215726584" calcext:value-type="float">
            <text:p>0.0976487216</text:p>
          </table:table-cell>
          <table:table-cell office:value-type="string" calcext:value-type="string">
            <text:p>space</text:p>
          </table:table-cell>
          <table:table-cell office:value-type="float" office:value="-0.0167970288432547" calcext:value-type="float">
            <text:p>-0.0167970288</text:p>
          </table:table-cell>
          <table:table-cell office:value-type="float" office:value="-0.04305" calcext:value-type="float">
            <text:p>-0.04305</text:p>
          </table:table-cell>
          <table:table-cell office:value-type="float" office:value="-0.0158224350957999" calcext:value-type="float">
            <text:p>-0.0158224351</text:p>
          </table:table-cell>
          <table:table-cell office:value-type="string" calcext:value-type="string">
            <text:p>laugh</text:p>
          </table:table-cell>
          <table:table-cell office:value-type="float" office:value="-0.016308901199513" calcext:value-type="float">
            <text:p>-0.0163089012</text:p>
          </table:table-cell>
          <table:table-cell office:value-type="float" office:value="-0.00624999999999998" calcext:value-type="float">
            <text:p>-0.00625</text:p>
          </table:table-cell>
          <table:table-cell office:value-type="float" office:value="-0.014900445017671" calcext:value-type="float">
            <text:p>-0.014900445</text:p>
          </table:table-cell>
        </table:table-row>
        <table:table-row table:style-name="ro1">
          <table:table-cell office:value-type="string" calcext:value-type="string">
            <text:p>etc</text:p>
          </table:table-cell>
          <table:table-cell office:value-type="float" office:value="0.0307241603247294" calcext:value-type="float">
            <text:p>0.0307241603</text:p>
          </table:table-cell>
          <table:table-cell office:value-type="float" office:value="0.5858" calcext:value-type="float">
            <text:p>0.5858</text:p>
          </table:table-cell>
          <table:table-cell office:value-type="float" office:value="0.102102753089096" calcext:value-type="float">
            <text:p>0.1021027531</text:p>
          </table:table-cell>
          <table:table-cell office:value-type="string" calcext:value-type="string">
            <text:p>team</text:p>
          </table:table-cell>
          <table:table-cell office:value-type="float" office:value="0.0496990766721914" calcext:value-type="float">
            <text:p>0.0496990767</text:p>
          </table:table-cell>
          <table:table-cell office:value-type="float" office:value="0.67115" calcext:value-type="float">
            <text:p>0.67115</text:p>
          </table:table-cell>
          <table:table-cell office:value-type="float" office:value="0.0929526961798373" calcext:value-type="float">
            <text:p>0.0929526962</text:p>
          </table:table-cell>
          <table:table-cell office:value-type="string" calcext:value-type="string">
            <text:p>male</text:p>
          </table:table-cell>
          <table:table-cell office:value-type="float" office:value="0.0487935308684332" calcext:value-type="float">
            <text:p>0.0487935309</text:p>
          </table:table-cell>
          <table:table-cell office:value-type="float" office:value="0.67595" calcext:value-type="float">
            <text:p>0.67595</text:p>
          </table:table-cell>
          <table:table-cell office:value-type="float" office:value="0.0903859649122807" calcext:value-type="float">
            <text:p>0.0903859649</text:p>
          </table:table-cell>
          <table:table-cell office:value-type="string" calcext:value-type="string">
            <text:p>comedy</text:p>
          </table:table-cell>
          <table:table-cell office:value-type="float" office:value="-0.0166384037548255" calcext:value-type="float">
            <text:p>-0.0166384038</text:p>
          </table:table-cell>
          <table:table-cell office:value-type="float" office:value="-0.00044999999999995" calcext:value-type="float">
            <text:p>-0.00045</text:p>
          </table:table-cell>
          <table:table-cell office:value-type="float" office:value="-0.014701179888244" calcext:value-type="float">
            <text:p>-0.0147011799</text:p>
          </table:table-cell>
          <table:table-cell office:value-type="string" calcext:value-type="string">
            <text:p>jack</text:p>
          </table:table-cell>
          <table:table-cell office:value-type="float" office:value="-0.0162933521060499" calcext:value-type="float">
            <text:p>-0.0162933521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-0.0153515687114762" calcext:value-type="float">
            <text:p>-0.0153515687</text:p>
          </table:table-cell>
        </table:table-row>
        <table:table-row table:style-name="ro1">
          <table:table-cell office:value-type="string" calcext:value-type="string">
            <text:p>especially</text:p>
          </table:table-cell>
          <table:table-cell office:value-type="float" office:value="0.0715954321916403" calcext:value-type="float">
            <text:p>0.0715954322</text:p>
          </table:table-cell>
          <table:table-cell office:value-type="float" office:value="0.583" calcext:value-type="float">
            <text:p>0.583</text:p>
          </table:table-cell>
          <table:table-cell office:value-type="float" office:value="0.209778283115406" calcext:value-type="float">
            <text:p>0.2097782831</text:p>
          </table:table-cell>
          <table:table-cell office:value-type="string" calcext:value-type="string">
            <text:p>shots</text:p>
          </table:table-cell>
          <table:table-cell office:value-type="float" office:value="0.0495472095053723" calcext:value-type="float">
            <text:p>0.0495472095</text:p>
          </table:table-cell>
          <table:table-cell office:value-type="float" office:value="0.61725" calcext:value-type="float">
            <text:p>0.61725</text:p>
          </table:table-cell>
          <table:table-cell office:value-type="float" office:value="0.105828758322626" calcext:value-type="float">
            <text:p>0.1058287583</text:p>
          </table:table-cell>
          <table:table-cell office:value-type="string" calcext:value-type="string">
            <text:p>parts</text:p>
          </table:table-cell>
          <table:table-cell office:value-type="float" office:value="0.0487908807102708" calcext:value-type="float">
            <text:p>0.0487908807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122551153678711" calcext:value-type="float">
            <text:p>0.1225511537</text:p>
          </table:table-cell>
          <table:table-cell office:value-type="string" calcext:value-type="string">
            <text:p>let's</text:p>
          </table:table-cell>
          <table:table-cell office:value-type="float" office:value="-0.0165584616011783" calcext:value-type="float">
            <text:p>-0.0165584616</text:p>
          </table:table-cell>
          <table:table-cell office:value-type="float" office:value="-0.0128" calcext:value-type="float">
            <text:p>-0.0128</text:p>
          </table:table-cell>
          <table:table-cell office:value-type="float" office:value="-0.0157617061937852" calcext:value-type="float">
            <text:p>-0.0157617062</text:p>
          </table:table-cell>
          <table:table-cell office:value-type="string" calcext:value-type="string">
            <text:p>girls</text:p>
          </table:table-cell>
          <table:table-cell office:value-type="float" office:value="-0.0162129287190836" calcext:value-type="float">
            <text:p>-0.0162129287</text:p>
          </table:table-cell>
          <table:table-cell office:value-type="float" office:value="-0.0384" calcext:value-type="float">
            <text:p>-0.0384</text:p>
          </table:table-cell>
          <table:table-cell office:value-type="float" office:value="-0.014876453760751" calcext:value-type="float">
            <text:p>-0.0148764538</text:p>
          </table:table-cell>
        </table:table-row>
        <table:table-row table:style-name="ro1">
          <table:table-cell office:value-type="string" calcext:value-type="string">
            <text:p>era</text:p>
          </table:table-cell>
          <table:table-cell office:value-type="float" office:value="0.0196395993631869" calcext:value-type="float">
            <text:p>0.0196395994</text:p>
          </table:table-cell>
          <table:table-cell office:value-type="float" office:value="0.59625" calcext:value-type="float">
            <text:p>0.59625</text:p>
          </table:table-cell>
          <table:table-cell office:value-type="float" office:value="0.058089350285781" calcext:value-type="float">
            <text:p>0.0580893503</text:p>
          </table:table-cell>
          <table:table-cell office:value-type="string" calcext:value-type="string">
            <text:p>follow</text:p>
          </table:table-cell>
          <table:table-cell office:value-type="float" office:value="0.0495430997635402" calcext:value-type="float">
            <text:p>0.0495430998</text:p>
          </table:table-cell>
          <table:table-cell office:value-type="float" office:value="0.68175" calcext:value-type="float">
            <text:p>0.68175</text:p>
          </table:table-cell>
          <table:table-cell office:value-type="float" office:value="0.099589758098741" calcext:value-type="float">
            <text:p>0.0995897581</text:p>
          </table:table-cell>
          <table:table-cell office:value-type="string" calcext:value-type="string">
            <text:p>general</text:p>
          </table:table-cell>
          <table:table-cell office:value-type="float" office:value="0.0487288974004034" calcext:value-type="float">
            <text:p>0.0487288974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0964724746125067" calcext:value-type="float">
            <text:p>0.0964724746</text:p>
          </table:table-cell>
          <table:table-cell office:value-type="string" calcext:value-type="string">
            <text:p>beauty</text:p>
          </table:table-cell>
          <table:table-cell office:value-type="float" office:value="-0.0165336792498513" calcext:value-type="float">
            <text:p>-0.0165336792</text:p>
          </table:table-cell>
          <table:table-cell office:value-type="float" office:value="-0.06625" calcext:value-type="float">
            <text:p>-0.06625</text:p>
          </table:table-cell>
          <table:table-cell office:value-type="float" office:value="-0.0154430594291797" calcext:value-type="float">
            <text:p>-0.0154430594</text:p>
          </table:table-cell>
          <table:table-cell office:value-type="string" calcext:value-type="string">
            <text:p>crap</text:p>
          </table:table-cell>
          <table:table-cell office:value-type="float" office:value="-0.0161741860683326" calcext:value-type="float">
            <text:p>-0.0161741861</text:p>
          </table:table-cell>
          <table:table-cell office:value-type="float" office:value="-0.0233" calcext:value-type="float">
            <text:p>-0.0233</text:p>
          </table:table-cell>
          <table:table-cell office:value-type="float" office:value="-0.014818339929926" calcext:value-type="float">
            <text:p>-0.0148183399</text:p>
          </table:table-cell>
        </table:table-row>
        <table:table-row table:style-name="ro1">
          <table:table-cell office:value-type="string" calcext:value-type="string">
            <text:p>episodes</text:p>
          </table:table-cell>
          <table:table-cell office:value-type="float" office:value="0.0301324331302092" calcext:value-type="float">
            <text:p>0.0301324331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0785582255083179" calcext:value-type="float">
            <text:p>0.0785582255</text:p>
          </table:table-cell>
          <table:table-cell office:value-type="string" calcext:value-type="string">
            <text:p>america</text:p>
          </table:table-cell>
          <table:table-cell office:value-type="float" office:value="0.0495154028451303" calcext:value-type="float">
            <text:p>0.0495154028</text:p>
          </table:table-cell>
          <table:table-cell office:value-type="float" office:value="0.68315" calcext:value-type="float">
            <text:p>0.68315</text:p>
          </table:table-cell>
          <table:table-cell office:value-type="float" office:value="0.0888569374550683" calcext:value-type="float">
            <text:p>0.0888569375</text:p>
          </table:table-cell>
          <table:table-cell office:value-type="string" calcext:value-type="string">
            <text:p>die</text:p>
          </table:table-cell>
          <table:table-cell office:value-type="float" office:value="0.048698918972876" calcext:value-type="float">
            <text:p>0.048698919</text:p>
          </table:table-cell>
          <table:table-cell office:value-type="float" office:value="0.67245" calcext:value-type="float">
            <text:p>0.67245</text:p>
          </table:table-cell>
          <table:table-cell office:value-type="float" office:value="0.0977826745627324" calcext:value-type="float">
            <text:p>0.0977826746</text:p>
          </table:table-cell>
          <table:table-cell office:value-type="string" calcext:value-type="string">
            <text:p>imagine</text:p>
          </table:table-cell>
          <table:table-cell office:value-type="float" office:value="-0.0165229918559211" calcext:value-type="float">
            <text:p>-0.0165229919</text:p>
          </table:table-cell>
          <table:table-cell office:value-type="float" office:value="-0.0265" calcext:value-type="float">
            <text:p>-0.0265</text:p>
          </table:table-cell>
          <table:table-cell office:value-type="float" office:value="-0.0154830424544826" calcext:value-type="float">
            <text:p>-0.0154830425</text:p>
          </table:table-cell>
          <table:table-cell office:value-type="string" calcext:value-type="string">
            <text:p>reality</text:p>
          </table:table-cell>
          <table:table-cell office:value-type="float" office:value="-0.0161519494033135" calcext:value-type="float">
            <text:p>-0.0161519494</text:p>
          </table:table-cell>
          <table:table-cell office:value-type="float" office:value="-0.0516" calcext:value-type="float">
            <text:p>-0.0516</text:p>
          </table:table-cell>
          <table:table-cell office:value-type="float" office:value="-0.0146384460591253" calcext:value-type="float">
            <text:p>-0.014638446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0.0286195245567374" calcext:value-type="float">
            <text:p>0.0286195246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0992922564529559" calcext:value-type="float">
            <text:p>0.0992922565</text:p>
          </table:table-cell>
          <table:table-cell office:value-type="string" calcext:value-type="string">
            <text:p>ways</text:p>
          </table:table-cell>
          <table:table-cell office:value-type="float" office:value="0.0494273689026937" calcext:value-type="float">
            <text:p>0.0494273689</text:p>
          </table:table-cell>
          <table:table-cell office:value-type="float" office:value="0.65655" calcext:value-type="float">
            <text:p>0.65655</text:p>
          </table:table-cell>
          <table:table-cell office:value-type="float" office:value="0.101504251144539" calcext:value-type="float">
            <text:p>0.1015042511</text:p>
          </table:table-cell>
          <table:table-cell office:value-type="string" calcext:value-type="string">
            <text:p>period</text:p>
          </table:table-cell>
          <table:table-cell office:value-type="float" office:value="0.0486958544746164" calcext:value-type="float">
            <text:p>0.0486958545</text:p>
          </table:table-cell>
          <table:table-cell office:value-type="float" office:value="0.66715" calcext:value-type="float">
            <text:p>0.66715</text:p>
          </table:table-cell>
          <table:table-cell office:value-type="float" office:value="0.0978452364819081" calcext:value-type="float">
            <text:p>0.0978452365</text:p>
          </table:table-cell>
          <table:table-cell office:value-type="string" calcext:value-type="string">
            <text:p>brings</text:p>
          </table:table-cell>
          <table:table-cell office:value-type="float" office:value="-0.0164990743605734" calcext:value-type="float">
            <text:p>-0.0164990744</text:p>
          </table:table-cell>
          <table:table-cell office:value-type="float" office:value="-0.0331" calcext:value-type="float">
            <text:p>-0.0331</text:p>
          </table:table-cell>
          <table:table-cell office:value-type="float" office:value="-0.0155329928708151" calcext:value-type="float">
            <text:p>-0.0155329929</text:p>
          </table:table-cell>
          <table:table-cell office:value-type="string" calcext:value-type="string">
            <text:p>classic</text:p>
          </table:table-cell>
          <table:table-cell office:value-type="float" office:value="-0.016147459880646" calcext:value-type="float">
            <text:p>-0.0161474599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14102800557203" calcext:value-type="float">
            <text:p>-0.0141028006</text:p>
          </table:table-cell>
        </table:table-row>
        <table:table-row table:style-name="ro1">
          <table:table-cell office:value-type="string" calcext:value-type="string">
            <text:p>entire</text:p>
          </table:table-cell>
          <table:table-cell office:value-type="float" office:value="0.0498898963283706" calcext:value-type="float">
            <text:p>0.049889896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136450839328537" calcext:value-type="float">
            <text:p>0.1364508393</text:p>
          </table:table-cell>
          <table:table-cell office:value-type="string" calcext:value-type="string">
            <text:p>children</text:p>
          </table:table-cell>
          <table:table-cell office:value-type="float" office:value="0.0493407257272781" calcext:value-type="float">
            <text:p>0.0493407257</text:p>
          </table:table-cell>
          <table:table-cell office:value-type="float" office:value="0.63155" calcext:value-type="float">
            <text:p>0.63155</text:p>
          </table:table-cell>
          <table:table-cell office:value-type="float" office:value="0.117801987309949" calcext:value-type="float">
            <text:p>0.1178019873</text:p>
          </table:table-cell>
          <table:table-cell office:value-type="string" calcext:value-type="string">
            <text:p>towards</text:p>
          </table:table-cell>
          <table:table-cell office:value-type="float" office:value="0.048660870048503" calcext:value-type="float">
            <text:p>0.04866087</text:p>
          </table:table-cell>
          <table:table-cell office:value-type="float" office:value="0.68025" calcext:value-type="float">
            <text:p>0.68025</text:p>
          </table:table-cell>
          <table:table-cell office:value-type="float" office:value="0.0907151997725011" calcext:value-type="float">
            <text:p>0.0907151998</text:p>
          </table:table-cell>
          <table:table-cell office:value-type="string" calcext:value-type="string">
            <text:p>romantic</text:p>
          </table:table-cell>
          <table:table-cell office:value-type="float" office:value="-0.0163295418505672" calcext:value-type="float">
            <text:p>-0.0163295419</text:p>
          </table:table-cell>
          <table:table-cell office:value-type="float" office:value="-0.0494" calcext:value-type="float">
            <text:p>-0.0494</text:p>
          </table:table-cell>
          <table:table-cell office:value-type="float" office:value="-0.0150794464377242" calcext:value-type="float">
            <text:p>-0.0150794464</text:p>
          </table:table-cell>
          <table:table-cell office:value-type="string" calcext:value-type="string">
            <text:p>attempt</text:p>
          </table:table-cell>
          <table:table-cell office:value-type="float" office:value="-0.0161116386107568" calcext:value-type="float">
            <text:p>-0.0161116386</text:p>
          </table:table-cell>
          <table:table-cell office:value-type="float" office:value="-0.00919999999999999" calcext:value-type="float">
            <text:p>-0.0092</text:p>
          </table:table-cell>
          <table:table-cell office:value-type="float" office:value="-0.014950902814968" calcext:value-type="float">
            <text:p>-0.0149509028</text:p>
          </table:table-cell>
        </table:table-row>
        <table:table-row table:style-name="ro1">
          <table:table-cell office:value-type="string" calcext:value-type="string">
            <text:p>entertainment</text:p>
          </table:table-cell>
          <table:table-cell office:value-type="float" office:value="0.0272193139957346" calcext:value-type="float">
            <text:p>0.027219314</text:p>
          </table:table-cell>
          <table:table-cell office:value-type="float" office:value="0.5961" calcext:value-type="float">
            <text:p>0.5961</text:p>
          </table:table-cell>
          <table:table-cell office:value-type="float" office:value="0.0841269841269841" calcext:value-type="float">
            <text:p>0.0841269841</text:p>
          </table:table-cell>
          <table:table-cell office:value-type="string" calcext:value-type="string">
            <text:p>basically</text:p>
          </table:table-cell>
          <table:table-cell office:value-type="float" office:value="0.0492643301144317" calcext:value-type="float">
            <text:p>0.0492643301</text:p>
          </table:table-cell>
          <table:table-cell office:value-type="float" office:value="0.62785" calcext:value-type="float">
            <text:p>0.62785</text:p>
          </table:table-cell>
          <table:table-cell office:value-type="float" office:value="0.108088675853805" calcext:value-type="float">
            <text:p>0.1080886759</text:p>
          </table:table-cell>
          <table:table-cell office:value-type="string" calcext:value-type="string">
            <text:p>personal</text:p>
          </table:table-cell>
          <table:table-cell office:value-type="float" office:value="0.0486417147291708" calcext:value-type="float">
            <text:p>0.0486417147</text:p>
          </table:table-cell>
          <table:table-cell office:value-type="float" office:value="0.6948" calcext:value-type="float">
            <text:p>0.6948</text:p>
          </table:table-cell>
          <table:table-cell office:value-type="float" office:value="0.0884109916367981" calcext:value-type="float">
            <text:p>0.0884109916</text:p>
          </table:table-cell>
          <table:table-cell office:value-type="string" calcext:value-type="string">
            <text:p>street</text:p>
          </table:table-cell>
          <table:table-cell office:value-type="float" office:value="-0.016326699392163" calcext:value-type="float">
            <text:p>-0.0163266994</text:p>
          </table:table-cell>
          <table:table-cell office:value-type="float" office:value="-0.02825" calcext:value-type="float">
            <text:p>-0.02825</text:p>
          </table:table-cell>
          <table:table-cell office:value-type="float" office:value="-0.015489006973115" calcext:value-type="float">
            <text:p>-0.015489007</text:p>
          </table:table-cell>
          <table:table-cell office:value-type="string" calcext:value-type="string">
            <text:p>released</text:p>
          </table:table-cell>
          <table:table-cell office:value-type="float" office:value="-0.0160446952167642" calcext:value-type="float">
            <text:p>-0.0160446952</text:p>
          </table:table-cell>
          <table:table-cell office:value-type="float" office:value="-0.03555" calcext:value-type="float">
            <text:p>-0.03555</text:p>
          </table:table-cell>
          <table:table-cell office:value-type="float" office:value="-0.0145518148306596" calcext:value-type="float">
            <text:p>-0.0145518148</text:p>
          </table:table-cell>
        </table:table-row>
        <table:table-row table:style-name="ro1">
          <table:table-cell office:value-type="string" calcext:value-type="string">
            <text:p>entertaining</text:p>
          </table:table-cell>
          <table:table-cell office:value-type="float" office:value="0.0597018388922225" calcext:value-type="float">
            <text:p>0.0597018389</text:p>
          </table:table-cell>
          <table:table-cell office:value-type="float" office:value="0.64545" calcext:value-type="float">
            <text:p>0.64545</text:p>
          </table:table-cell>
          <table:table-cell office:value-type="float" office:value="0.146588037068239" calcext:value-type="float">
            <text:p>0.1465880371</text:p>
          </table:table-cell>
          <table:table-cell office:value-type="string" calcext:value-type="string">
            <text:p>tried</text:p>
          </table:table-cell>
          <table:table-cell office:value-type="float" office:value="0.0492103369862809" calcext:value-type="float">
            <text:p>0.049210337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0979550618530674" calcext:value-type="float">
            <text:p>0.0979550619</text:p>
          </table:table-cell>
          <table:table-cell office:value-type="string" calcext:value-type="string">
            <text:p>four</text:p>
          </table:table-cell>
          <table:table-cell office:value-type="float" office:value="0.0485148229373373" calcext:value-type="float">
            <text:p>0.0485148229</text:p>
          </table:table-cell>
          <table:table-cell office:value-type="float" office:value="0.6441" calcext:value-type="float">
            <text:p>0.6441</text:p>
          </table:table-cell>
          <table:table-cell office:value-type="float" office:value="0.101035615054307" calcext:value-type="float">
            <text:p>0.1010356151</text:p>
          </table:table-cell>
          <table:table-cell office:value-type="string" calcext:value-type="string">
            <text:p>talent</text:p>
          </table:table-cell>
          <table:table-cell office:value-type="float" office:value="-0.0162732545189459" calcext:value-type="float">
            <text:p>-0.0162732545</text:p>
          </table:table-cell>
          <table:table-cell office:value-type="float" office:value="-0.0407500000000001" calcext:value-type="float">
            <text:p>-0.04075</text:p>
          </table:table-cell>
          <table:table-cell office:value-type="float" office:value="-0.0147925024098741" calcext:value-type="float">
            <text:p>-0.0147925024</text:p>
          </table:table-cell>
          <table:table-cell office:value-type="string" calcext:value-type="string">
            <text:p>drama</text:p>
          </table:table-cell>
          <table:table-cell office:value-type="float" office:value="-0.0160379487966894" calcext:value-type="float">
            <text:p>-0.0160379488</text:p>
          </table:table-cell>
          <table:table-cell office:value-type="float" office:value="0.0197499999999999" calcext:value-type="float">
            <text:p>0.01975</text:p>
          </table:table-cell>
          <table:table-cell office:value-type="float" office:value="-0.015321468672813" calcext:value-type="float">
            <text:p>-0.0153214687</text:p>
          </table:table-cell>
        </table:table-row>
        <table:table-row table:style-name="ro1">
          <table:table-cell office:value-type="string" calcext:value-type="string">
            <text:p>enough</text:p>
          </table:table-cell>
          <table:table-cell office:value-type="float" office:value="0.0858969055371927" calcext:value-type="float">
            <text:p>0.0858969055</text:p>
          </table:table-cell>
          <table:table-cell office:value-type="float" office:value="0.6202" calcext:value-type="float">
            <text:p>0.6202</text:p>
          </table:table-cell>
          <table:table-cell office:value-type="float" office:value="0.246578059908748" calcext:value-type="float">
            <text:p>0.2465780599</text:p>
          </table:table-cell>
          <table:table-cell office:value-type="string" calcext:value-type="string">
            <text:p>musical</text:p>
          </table:table-cell>
          <table:table-cell office:value-type="float" office:value="0.0492009352545891" calcext:value-type="float">
            <text:p>0.0492009353</text:p>
          </table:table-cell>
          <table:table-cell office:value-type="float" office:value="0.66175" calcext:value-type="float">
            <text:p>0.66175</text:p>
          </table:table-cell>
          <table:table-cell office:value-type="float" office:value="0.0964338186189395" calcext:value-type="float">
            <text:p>0.0964338186</text:p>
          </table:table-cell>
          <table:table-cell office:value-type="string" calcext:value-type="string">
            <text:p>open</text:p>
          </table:table-cell>
          <table:table-cell office:value-type="float" office:value="0.0484461403523405" calcext:value-type="float">
            <text:p>0.0484461404</text:p>
          </table:table-cell>
          <table:table-cell office:value-type="float" office:value="0.6766" calcext:value-type="float">
            <text:p>0.6766</text:p>
          </table:table-cell>
          <table:table-cell office:value-type="float" office:value="0.090295358649789" calcext:value-type="float">
            <text:p>0.0902953586</text:p>
          </table:table-cell>
          <table:table-cell office:value-type="string" calcext:value-type="string">
            <text:p>possibly</text:p>
          </table:table-cell>
          <table:table-cell office:value-type="float" office:value="-0.0162073593018999" calcext:value-type="float">
            <text:p>-0.0162073593</text:p>
          </table:table-cell>
          <table:table-cell office:value-type="float" office:value="-0.00585000000000002" calcext:value-type="float">
            <text:p>-0.00585</text:p>
          </table:table-cell>
          <table:table-cell office:value-type="float" office:value="-0.0153926781552925" calcext:value-type="float">
            <text:p>-0.0153926782</text:p>
          </table:table-cell>
          <table:table-cell office:value-type="string" calcext:value-type="string">
            <text:p>guys</text:p>
          </table:table-cell>
          <table:table-cell office:value-type="float" office:value="-0.0159918370696955" calcext:value-type="float">
            <text:p>-0.0159918371</text:p>
          </table:table-cell>
          <table:table-cell office:value-type="float" office:value="-0.0116500000000001" calcext:value-type="float">
            <text:p>-0.01165</text:p>
          </table:table-cell>
          <table:table-cell office:value-type="float" office:value="-0.014728348715608" calcext:value-type="float">
            <text:p>-0.0147283487</text:p>
          </table:table-cell>
        </table:table-row>
        <table:table-row table:style-name="ro1">
          <table:table-cell office:value-type="string" calcext:value-type="string">
            <text:p>enjoyed</text:p>
          </table:table-cell>
          <table:table-cell office:value-type="float" office:value="0.0490811806402622" calcext:value-type="float">
            <text:p>0.0490811806</text:p>
          </table:table-cell>
          <table:table-cell office:value-type="float" office:value="0.57045" calcext:value-type="float">
            <text:p>0.57045</text:p>
          </table:table-cell>
          <table:table-cell office:value-type="float" office:value="0.128790183551364" calcext:value-type="float">
            <text:p>0.1287901836</text:p>
          </table:table-cell>
          <table:table-cell office:value-type="string" calcext:value-type="string">
            <text:p>let's</text:p>
          </table:table-cell>
          <table:table-cell office:value-type="float" office:value="0.0491081961127455" calcext:value-type="float">
            <text:p>0.0491081961</text:p>
          </table:table-cell>
          <table:table-cell office:value-type="float" office:value="0.69385" calcext:value-type="float">
            <text:p>0.69385</text:p>
          </table:table-cell>
          <table:table-cell office:value-type="float" office:value="0.0905985444824001" calcext:value-type="float">
            <text:p>0.0905985445</text:p>
          </table:table-cell>
          <table:table-cell office:value-type="string" calcext:value-type="string">
            <text:p>beyond</text:p>
          </table:table-cell>
          <table:table-cell office:value-type="float" office:value="0.0484049845086918" calcext:value-type="float">
            <text:p>0.0484049845</text:p>
          </table:table-cell>
          <table:table-cell office:value-type="float" office:value="0.63875" calcext:value-type="float">
            <text:p>0.63875</text:p>
          </table:table-cell>
          <table:table-cell office:value-type="float" office:value="0.104153750774953" calcext:value-type="float">
            <text:p>0.1041537508</text:p>
          </table:table-cell>
          <table:table-cell office:value-type="string" calcext:value-type="string">
            <text:p>usual</text:p>
          </table:table-cell>
          <table:table-cell office:value-type="float" office:value="-0.016130741202141" calcext:value-type="float">
            <text:p>-0.0161307412</text:p>
          </table:table-cell>
          <table:table-cell office:value-type="float" office:value="-0.02095" calcext:value-type="float">
            <text:p>-0.02095</text:p>
          </table:table-cell>
          <table:table-cell office:value-type="float" office:value="-0.0149026943002427" calcext:value-type="float">
            <text:p>-0.0149026943</text:p>
          </table:table-cell>
          <table:table-cell office:value-type="string" calcext:value-type="string">
            <text:p>mystery</text:p>
          </table:table-cell>
          <table:table-cell office:value-type="float" office:value="-0.0159251081695751" calcext:value-type="float">
            <text:p>-0.0159251082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146927586629996" calcext:value-type="float">
            <text:p>-0.0146927587</text:p>
          </table:table-cell>
        </table:table-row>
        <table:table-row table:style-name="ro1">
          <table:table-cell office:value-type="string" calcext:value-type="string">
            <text:p>enjoyable</text:p>
          </table:table-cell>
          <table:table-cell office:value-type="float" office:value="0.0356970473880789" calcext:value-type="float">
            <text:p>0.0356970474</text:p>
          </table:table-cell>
          <table:table-cell office:value-type="float" office:value="0.62105" calcext:value-type="float">
            <text:p>0.62105</text:p>
          </table:table-cell>
          <table:table-cell office:value-type="float" office:value="0.0900468243486613" calcext:value-type="float">
            <text:p>0.0900468243</text:p>
          </table:table-cell>
          <table:table-cell office:value-type="string" calcext:value-type="string">
            <text:p>major</text:p>
          </table:table-cell>
          <table:table-cell office:value-type="float" office:value="0.0488864956798919" calcext:value-type="float">
            <text:p>0.048886495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105555555555556" calcext:value-type="float">
            <text:p>0.1055555556</text:p>
          </table:table-cell>
          <table:table-cell office:value-type="string" calcext:value-type="string">
            <text:p>emotional</text:p>
          </table:table-cell>
          <table:table-cell office:value-type="float" office:value="0.048392510594664" calcext:value-type="float">
            <text:p>0.0483925106</text:p>
          </table:table-cell>
          <table:table-cell office:value-type="float" office:value="0.66895" calcext:value-type="float">
            <text:p>0.66895</text:p>
          </table:table-cell>
          <table:table-cell office:value-type="float" office:value="0.0898969072164949" calcext:value-type="float">
            <text:p>0.0898969072</text:p>
          </table:table-cell>
          <table:table-cell office:value-type="string" calcext:value-type="string">
            <text:p>lots</text:p>
          </table:table-cell>
          <table:table-cell office:value-type="float" office:value="-0.0161002824079592" calcext:value-type="float">
            <text:p>-0.0161002824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150729749447149" calcext:value-type="float">
            <text:p>-0.0150729749</text:p>
          </table:table-cell>
          <table:table-cell office:value-type="string" calcext:value-type="string">
            <text:p>dramatic</text:p>
          </table:table-cell>
          <table:table-cell office:value-type="float" office:value="-0.0159200141487161" calcext:value-type="float">
            <text:p>-0.0159200141</text:p>
          </table:table-cell>
          <table:table-cell office:value-type="float" office:value="-0.0428999999999999" calcext:value-type="float">
            <text:p>-0.0429</text:p>
          </table:table-cell>
          <table:table-cell office:value-type="float" office:value="-0.0149425908640438" calcext:value-type="float">
            <text:p>-0.0149425909</text:p>
          </table:table-cell>
        </table:table-row>
        <table:table-row table:style-name="ro1">
          <table:table-cell office:value-type="string" calcext:value-type="string">
            <text:p>enjoy</text:p>
          </table:table-cell>
          <table:table-cell office:value-type="float" office:value="0.0634152117096165" calcext:value-type="float">
            <text:p>0.0634152117</text:p>
          </table:table-cell>
          <table:table-cell office:value-type="float" office:value="0.60575" calcext:value-type="float">
            <text:p>0.60575</text:p>
          </table:table-cell>
          <table:table-cell office:value-type="float" office:value="0.168687401159726" calcext:value-type="float">
            <text:p>0.1686874012</text:p>
          </table:table-cell>
          <table:table-cell office:value-type="string" calcext:value-type="string">
            <text:p>showing</text:p>
          </table:table-cell>
          <table:table-cell office:value-type="float" office:value="0.0487300891619225" calcext:value-type="float">
            <text:p>0.0487300892</text:p>
          </table:table-cell>
          <table:table-cell office:value-type="float" office:value="0.67595" calcext:value-type="float">
            <text:p>0.67595</text:p>
          </table:table-cell>
          <table:table-cell office:value-type="float" office:value="0.098734529272702" calcext:value-type="float">
            <text:p>0.0987345293</text:p>
          </table:table-cell>
          <table:table-cell office:value-type="string" calcext:value-type="string">
            <text:p>theme</text:p>
          </table:table-cell>
          <table:table-cell office:value-type="float" office:value="0.0483727353091868" calcext:value-type="float">
            <text:p>0.0483727353</text:p>
          </table:table-cell>
          <table:table-cell office:value-type="float" office:value="0.65505" calcext:value-type="float">
            <text:p>0.65505</text:p>
          </table:table-cell>
          <table:table-cell office:value-type="float" office:value="0.0971077084151289" calcext:value-type="float">
            <text:p>0.0971077084</text:p>
          </table:table-cell>
          <table:table-cell office:value-type="string" calcext:value-type="string">
            <text:p>act</text:p>
          </table:table-cell>
          <table:table-cell office:value-type="float" office:value="-0.0160879261307631" calcext:value-type="float">
            <text:p>-0.0160879261</text:p>
          </table:table-cell>
          <table:table-cell office:value-type="float" office:value="-0.00950000000000006" calcext:value-type="float">
            <text:p>-0.0095</text:p>
          </table:table-cell>
          <table:table-cell office:value-type="float" office:value="-0.014797706238526" calcext:value-type="float">
            <text:p>-0.0147977062</text:p>
          </table:table-cell>
          <table:table-cell office:value-type="string" calcext:value-type="string">
            <text:p>wish</text:p>
          </table:table-cell>
          <table:table-cell office:value-type="float" office:value="-0.0159108033459434" calcext:value-type="float">
            <text:p>-0.0159108033</text:p>
          </table:table-cell>
          <table:table-cell office:value-type="float" office:value="-0.01625" calcext:value-type="float">
            <text:p>-0.01625</text:p>
          </table:table-cell>
          <table:table-cell office:value-type="float" office:value="-0.0147660577445481" calcext:value-type="float">
            <text:p>-0.0147660577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0.0260790984045413" calcext:value-type="float">
            <text:p>0.0260790984</text:p>
          </table:table-cell>
          <table:table-cell office:value-type="float" office:value="0.60745" calcext:value-type="float">
            <text:p>0.60745</text:p>
          </table:table-cell>
          <table:table-cell office:value-type="float" office:value="0.0840042002100105" calcext:value-type="float">
            <text:p>0.0840042002</text:p>
          </table:table-cell>
          <table:table-cell office:value-type="string" calcext:value-type="string">
            <text:p>hate</text:p>
          </table:table-cell>
          <table:table-cell office:value-type="float" office:value="0.0487192515339402" calcext:value-type="float">
            <text:p>0.0487192515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0996908809891808" calcext:value-type="float">
            <text:p>0.099690881</text:p>
          </table:table-cell>
          <table:table-cell office:value-type="string" calcext:value-type="string">
            <text:p>killing</text:p>
          </table:table-cell>
          <table:table-cell office:value-type="float" office:value="0.0482869399620441" calcext:value-type="float">
            <text:p>0.04828694</text:p>
          </table:table-cell>
          <table:table-cell office:value-type="float" office:value="0.6756" calcext:value-type="float">
            <text:p>0.6756</text:p>
          </table:table-cell>
          <table:table-cell office:value-type="float" office:value="0.0910619221070328" calcext:value-type="float">
            <text:p>0.0910619221</text:p>
          </table:table-cell>
          <table:table-cell office:value-type="string" calcext:value-type="string">
            <text:p>five</text:p>
          </table:table-cell>
          <table:table-cell office:value-type="float" office:value="-0.0160659689051322" calcext:value-type="float">
            <text:p>-0.0160659689</text:p>
          </table:table-cell>
          <table:table-cell office:value-type="float" office:value="-0.0164000000000001" calcext:value-type="float">
            <text:p>-0.0164</text:p>
          </table:table-cell>
          <table:table-cell office:value-type="float" office:value="-0.0150003657129054" calcext:value-type="float">
            <text:p>-0.0150003657</text:p>
          </table:table-cell>
          <table:table-cell office:value-type="string" calcext:value-type="string">
            <text:p>beauty</text:p>
          </table:table-cell>
          <table:table-cell office:value-type="float" office:value="-0.0158983706346624" calcext:value-type="float">
            <text:p>-0.0158983706</text:p>
          </table:table-cell>
          <table:table-cell office:value-type="float" office:value="-0.06685" calcext:value-type="float">
            <text:p>-0.06685</text:p>
          </table:table-cell>
          <table:table-cell office:value-type="float" office:value="-0.0148275330520479" calcext:value-type="float">
            <text:p>-0.0148275331</text:p>
          </table:table-cell>
        </table:table-row>
        <table:table-row table:style-name="ro1">
          <table:table-cell office:value-type="string" calcext:value-type="string">
            <text:p>ends</text:p>
          </table:table-cell>
          <table:table-cell office:value-type="float" office:value="0.0303584660808816" calcext:value-type="float">
            <text:p>0.0303584661</text:p>
          </table:table-cell>
          <table:table-cell office:value-type="float" office:value="0.5998" calcext:value-type="float">
            <text:p>0.5998</text:p>
          </table:table-cell>
          <table:table-cell office:value-type="float" office:value="0.09375" calcext:value-type="float">
            <text:p>0.09375</text:p>
          </table:table-cell>
          <table:table-cell office:value-type="string" calcext:value-type="string">
            <text:p>eye</text:p>
          </table:table-cell>
          <table:table-cell office:value-type="float" office:value="0.0486742694684213" calcext:value-type="float">
            <text:p>0.0486742695</text:p>
          </table:table-cell>
          <table:table-cell office:value-type="float" office:value="0.6473" calcext:value-type="float">
            <text:p>0.6473</text:p>
          </table:table-cell>
          <table:table-cell office:value-type="float" office:value="0.100255102040816" calcext:value-type="float">
            <text:p>0.100255102</text:p>
          </table:table-cell>
          <table:table-cell office:value-type="string" calcext:value-type="string">
            <text:p>problems</text:p>
          </table:table-cell>
          <table:table-cell office:value-type="float" office:value="0.0480743879394234" calcext:value-type="float">
            <text:p>0.0480743879</text:p>
          </table:table-cell>
          <table:table-cell office:value-type="float" office:value="0.65155" calcext:value-type="float">
            <text:p>0.65155</text:p>
          </table:table-cell>
          <table:table-cell office:value-type="float" office:value="0.101817244490269" calcext:value-type="float">
            <text:p>0.1018172445</text:p>
          </table:table-cell>
          <table:table-cell office:value-type="string" calcext:value-type="string">
            <text:p>musical</text:p>
          </table:table-cell>
          <table:table-cell office:value-type="float" office:value="-0.0159811550205111" calcext:value-type="float">
            <text:p>-0.015981155</text:p>
          </table:table-cell>
          <table:table-cell office:value-type="float" office:value="-0.0518500000000001" calcext:value-type="float">
            <text:p>-0.05185</text:p>
          </table:table-cell>
          <table:table-cell office:value-type="float" office:value="-0.0147483195605591" calcext:value-type="float">
            <text:p>-0.0147483196</text:p>
          </table:table-cell>
          <table:table-cell office:value-type="string" calcext:value-type="string">
            <text:p>emotional</text:p>
          </table:table-cell>
          <table:table-cell office:value-type="float" office:value="-0.0157915540667967" calcext:value-type="float">
            <text:p>-0.0157915541</text:p>
          </table:table-cell>
          <table:table-cell office:value-type="float" office:value="-0.0398500000000001" calcext:value-type="float">
            <text:p>-0.03985</text:p>
          </table:table-cell>
          <table:table-cell office:value-type="float" office:value="-0.014834563076844" calcext:value-type="float">
            <text:p>-0.0148345631</text:p>
          </table:table-cell>
        </table:table-row>
        <table:table-row table:style-name="ro1">
          <table:table-cell office:value-type="string" calcext:value-type="string">
            <text:p>ending</text:p>
          </table:table-cell>
          <table:table-cell office:value-type="float" office:value="0.0496750845402779" calcext:value-type="float">
            <text:p>0.0496750845</text:p>
          </table:table-cell>
          <table:table-cell office:value-type="float" office:value="0.6071" calcext:value-type="float">
            <text:p>0.6071</text:p>
          </table:table-cell>
          <table:table-cell office:value-type="float" office:value="0.173538073201515" calcext:value-type="float">
            <text:p>0.1735380732</text:p>
          </table:table-cell>
          <table:table-cell office:value-type="string" calcext:value-type="string">
            <text:p>surprised</text:p>
          </table:table-cell>
          <table:table-cell office:value-type="float" office:value="0.0486522911051213" calcext:value-type="float">
            <text:p>0.0486522911</text:p>
          </table:table-cell>
          <table:table-cell office:value-type="float" office:value="0.64705" calcext:value-type="float">
            <text:p>0.64705</text:p>
          </table:table-cell>
          <table:table-cell office:value-type="float" office:value="0.103391337482535" calcext:value-type="float">
            <text:p>0.1033913375</text:p>
          </table:table-cell>
          <table:table-cell office:value-type="string" calcext:value-type="string">
            <text:p>older</text:p>
          </table:table-cell>
          <table:table-cell office:value-type="float" office:value="0.0480273958845361" calcext:value-type="float">
            <text:p>0.0480273959</text:p>
          </table:table-cell>
          <table:table-cell office:value-type="float" office:value="0.6852" calcext:value-type="float">
            <text:p>0.6852</text:p>
          </table:table-cell>
          <table:table-cell office:value-type="float" office:value="0.0896471949103528" calcext:value-type="float">
            <text:p>0.0896471949</text:p>
          </table:table-cell>
          <table:table-cell office:value-type="string" calcext:value-type="string">
            <text:p>etc</text:p>
          </table:table-cell>
          <table:table-cell office:value-type="float" office:value="-0.015962322715555" calcext:value-type="float">
            <text:p>-0.0159623227</text:p>
          </table:table-cell>
          <table:table-cell office:value-type="float" office:value="-0.0211500000000001" calcext:value-type="float">
            <text:p>-0.02115</text:p>
          </table:table-cell>
          <table:table-cell office:value-type="float" office:value="-0.01453956627263" calcext:value-type="float">
            <text:p>-0.0145395663</text:p>
          </table:table-cell>
          <table:table-cell office:value-type="string" calcext:value-type="string">
            <text:p>political</text:p>
          </table:table-cell>
          <table:table-cell office:value-type="float" office:value="-0.0157908603323472" calcext:value-type="float">
            <text:p>-0.0157908603</text:p>
          </table:table-cell>
          <table:table-cell office:value-type="float" office:value="-0.06135" calcext:value-type="float">
            <text:p>-0.06135</text:p>
          </table:table-cell>
          <table:table-cell office:value-type="float" office:value="-0.0149698877706109" calcext:value-type="float">
            <text:p>-0.0149698878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0.0932343837488321" calcext:value-type="float">
            <text:p>0.0932343837</text:p>
          </table:table-cell>
          <table:table-cell office:value-type="float" office:value="0.59365" calcext:value-type="float">
            <text:p>0.59365</text:p>
          </table:table-cell>
          <table:table-cell office:value-type="float" office:value="0.32258064516129" calcext:value-type="float">
            <text:p>0.3225806452</text:p>
          </table:table-cell>
          <table:table-cell office:value-type="string" calcext:value-type="string">
            <text:p>strange</text:p>
          </table:table-cell>
          <table:table-cell office:value-type="float" office:value="0.0484867616496245" calcext:value-type="float">
            <text:p>0.0484867616</text:p>
          </table:table-cell>
          <table:table-cell office:value-type="float" office:value="0.66355" calcext:value-type="float">
            <text:p>0.66355</text:p>
          </table:table-cell>
          <table:table-cell office:value-type="float" office:value="0.105067163186594" calcext:value-type="float">
            <text:p>0.1050671632</text:p>
          </table:table-cell>
          <table:table-cell office:value-type="string" calcext:value-type="string">
            <text:p>serious</text:p>
          </table:table-cell>
          <table:table-cell office:value-type="float" office:value="0.0480099070633496" calcext:value-type="float">
            <text:p>0.0480099071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11041088984119" calcext:value-type="float">
            <text:p>0.1104108898</text:p>
          </table:table-cell>
          <table:table-cell office:value-type="string" calcext:value-type="string">
            <text:p>imdb</text:p>
          </table:table-cell>
          <table:table-cell office:value-type="float" office:value="-0.0159465443154886" calcext:value-type="float">
            <text:p>-0.0159465443</text:p>
          </table:table-cell>
          <table:table-cell office:value-type="float" office:value="-0.00239999999999996" calcext:value-type="float">
            <text:p>-0.0024</text:p>
          </table:table-cell>
          <table:table-cell office:value-type="float" office:value="-0.0152567849220231" calcext:value-type="float">
            <text:p>-0.0152567849</text:p>
          </table:table-cell>
          <table:table-cell office:value-type="string" calcext:value-type="string">
            <text:p>powerful</text:p>
          </table:table-cell>
          <table:table-cell office:value-type="float" office:value="-0.0156807937099505" calcext:value-type="float">
            <text:p>-0.0156807937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-0.0149070496000508" calcext:value-type="float">
            <text:p>-0.0149070496</text:p>
          </table:table-cell>
        </table:table-row>
        <table:table-row table:style-name="ro1">
          <table:table-cell office:value-type="string" calcext:value-type="string">
            <text:p>emotional</text:p>
          </table:table-cell>
          <table:table-cell office:value-type="float" office:value="0.0326009565278673" calcext:value-type="float">
            <text:p>0.0326009565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0750623441396509" calcext:value-type="float">
            <text:p>0.0750623441</text:p>
          </table:table-cell>
          <table:table-cell office:value-type="string" calcext:value-type="string">
            <text:p>masterpiece</text:p>
          </table:table-cell>
          <table:table-cell office:value-type="float" office:value="0.0482410189221671" calcext:value-type="float">
            <text:p>0.048241018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0892082429501085" calcext:value-type="float">
            <text:p>0.089208243</text:p>
          </table:table-cell>
          <table:table-cell office:value-type="string" calcext:value-type="string">
            <text:p>sorry</text:p>
          </table:table-cell>
          <table:table-cell office:value-type="float" office:value="0.0479883343393724" calcext:value-type="float">
            <text:p>0.0479883343</text:p>
          </table:table-cell>
          <table:table-cell office:value-type="float" office:value="0.62585" calcext:value-type="float">
            <text:p>0.62585</text:p>
          </table:table-cell>
          <table:table-cell office:value-type="float" office:value="0.0998436184289667" calcext:value-type="float">
            <text:p>0.0998436184</text:p>
          </table:table-cell>
          <table:table-cell office:value-type="string" calcext:value-type="string">
            <text:p>e</text:p>
          </table:table-cell>
          <table:table-cell office:value-type="float" office:value="-0.0159412714065994" calcext:value-type="float">
            <text:p>-0.0159412714</text:p>
          </table:table-cell>
          <table:table-cell office:value-type="float" office:value="-0.0563" calcext:value-type="float">
            <text:p>-0.0563</text:p>
          </table:table-cell>
          <table:table-cell office:value-type="float" office:value="-0.0149698495815466" calcext:value-type="float">
            <text:p>-0.0149698496</text:p>
          </table:table-cell>
          <table:table-cell office:value-type="string" calcext:value-type="string">
            <text:p>difficult</text:p>
          </table:table-cell>
          <table:table-cell office:value-type="float" office:value="-0.0155461173882744" calcext:value-type="float">
            <text:p>-0.0155461174</text:p>
          </table:table-cell>
          <table:table-cell office:value-type="float" office:value="-0.04515" calcext:value-type="float">
            <text:p>-0.04515</text:p>
          </table:table-cell>
          <table:table-cell office:value-type="float" office:value="-0.0144469154150712" calcext:value-type="float">
            <text:p>-0.0144469154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office:value-type="float" office:value="0.0525577759102882" calcext:value-type="float">
            <text:p>0.0525577759</text:p>
          </table:table-cell>
          <table:table-cell office:value-type="float" office:value="0.60535" calcext:value-type="float">
            <text:p>0.60535</text:p>
          </table:table-cell>
          <table:table-cell office:value-type="float" office:value="0.165909331078939" calcext:value-type="float">
            <text:p>0.1659093311</text:p>
          </table:table-cell>
          <table:table-cell office:value-type="string" calcext:value-type="string">
            <text:p>brought</text:p>
          </table:table-cell>
          <table:table-cell office:value-type="float" office:value="0.0482328546294099" calcext:value-type="float">
            <text:p>0.0482328546</text:p>
          </table:table-cell>
          <table:table-cell office:value-type="float" office:value="0.64735" calcext:value-type="float">
            <text:p>0.64735</text:p>
          </table:table-cell>
          <table:table-cell office:value-type="float" office:value="0.0968113714944295" calcext:value-type="float">
            <text:p>0.0968113715</text:p>
          </table:table-cell>
          <table:table-cell office:value-type="string" calcext:value-type="string">
            <text:p>game</text:p>
          </table:table-cell>
          <table:table-cell office:value-type="float" office:value="0.0479535785709471" calcext:value-type="float">
            <text:p>0.0479535786</text:p>
          </table:table-cell>
          <table:table-cell office:value-type="float" office:value="0.6562" calcext:value-type="float">
            <text:p>0.6562</text:p>
          </table:table-cell>
          <table:table-cell office:value-type="float" office:value="0.0990566037735849" calcext:value-type="float">
            <text:p>0.0990566038</text:p>
          </table:table-cell>
          <table:table-cell office:value-type="string" calcext:value-type="string">
            <text:p>learn</text:p>
          </table:table-cell>
          <table:table-cell office:value-type="float" office:value="-0.0159268189994771" calcext:value-type="float">
            <text:p>-0.015926819</text:p>
          </table:table-cell>
          <table:table-cell office:value-type="float" office:value="-0.0664" calcext:value-type="float">
            <text:p>-0.0664</text:p>
          </table:table-cell>
          <table:table-cell office:value-type="float" office:value="-0.0146496354279821" calcext:value-type="float">
            <text:p>-0.0146496354</text:p>
          </table:table-cell>
          <table:table-cell office:value-type="string" calcext:value-type="string">
            <text:p>dialogue</text:p>
          </table:table-cell>
          <table:table-cell office:value-type="float" office:value="-0.0155353467145662" calcext:value-type="float">
            <text:p>-0.0155353467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-0.015075575823353" calcext:value-type="float">
            <text:p>-0.0150755758</text:p>
          </table:table-cell>
        </table:table-row>
        <table:table-row table:style-name="ro1">
          <table:table-cell office:value-type="string" calcext:value-type="string">
            <text:p>elements</text:p>
          </table:table-cell>
          <table:table-cell office:value-type="float" office:value="0.0283083939303973" calcext:value-type="float">
            <text:p>0.0283083939</text:p>
          </table:table-cell>
          <table:table-cell office:value-type="float" office:value="0.61985" calcext:value-type="float">
            <text:p>0.61985</text:p>
          </table:table-cell>
          <table:table-cell office:value-type="float" office:value="0.0798741377223768" calcext:value-type="float">
            <text:p>0.0798741377</text:p>
          </table:table-cell>
          <table:table-cell office:value-type="string" calcext:value-type="string">
            <text:p>paul</text:p>
          </table:table-cell>
          <table:table-cell office:value-type="float" office:value="0.04806444638804" calcext:value-type="float">
            <text:p>0.0480644464</text:p>
          </table:table-cell>
          <table:table-cell office:value-type="float" office:value="0.66105" calcext:value-type="float">
            <text:p>0.66105</text:p>
          </table:table-cell>
          <table:table-cell office:value-type="float" office:value="0.0918955123911587" calcext:value-type="float">
            <text:p>0.0918955124</text:p>
          </table:table-cell>
          <table:table-cell office:value-type="string" calcext:value-type="string">
            <text:p>surprised</text:p>
          </table:table-cell>
          <table:table-cell office:value-type="float" office:value="0.0478934449317935" calcext:value-type="float">
            <text:p>0.0478934449</text:p>
          </table:table-cell>
          <table:table-cell office:value-type="float" office:value="0.6303" calcext:value-type="float">
            <text:p>0.6303</text:p>
          </table:table-cell>
          <table:table-cell office:value-type="float" office:value="0.102887648628974" calcext:value-type="float">
            <text:p>0.1028876486</text:p>
          </table:table-cell>
          <table:table-cell office:value-type="string" calcext:value-type="string">
            <text:p>potential</text:p>
          </table:table-cell>
          <table:table-cell office:value-type="float" office:value="-0.0159173547700754" calcext:value-type="float">
            <text:p>-0.0159173548</text:p>
          </table:table-cell>
          <table:table-cell office:value-type="float" office:value="-0.0115999999999999" calcext:value-type="float">
            <text:p>-0.0116</text:p>
          </table:table-cell>
          <table:table-cell office:value-type="float" office:value="-0.0151900893844091" calcext:value-type="float">
            <text:p>-0.0151900894</text:p>
          </table:table-cell>
          <table:table-cell office:value-type="string" calcext:value-type="string">
            <text:p>who's</text:p>
          </table:table-cell>
          <table:table-cell office:value-type="float" office:value="-0.0154992758001909" calcext:value-type="float">
            <text:p>-0.0154992758</text:p>
          </table:table-cell>
          <table:table-cell office:value-type="float" office:value="-0.0452" calcext:value-type="float">
            <text:p>-0.0452</text:p>
          </table:table-cell>
          <table:table-cell office:value-type="float" office:value="-0.0144868362869936" calcext:value-type="float">
            <text:p>-0.0144868363</text:p>
          </table:table-cell>
        </table:table-row>
        <table:table-row table:style-name="ro1">
          <table:table-cell office:value-type="string" calcext:value-type="string">
            <text:p>either</text:p>
          </table:table-cell>
          <table:table-cell office:value-type="float" office:value="0.0666606729502457" calcext:value-type="float">
            <text:p>0.066660673</text:p>
          </table:table-cell>
          <table:table-cell office:value-type="float" office:value="0.62565" calcext:value-type="float">
            <text:p>0.62565</text:p>
          </table:table-cell>
          <table:table-cell office:value-type="float" office:value="0.172615758647364" calcext:value-type="float">
            <text:p>0.1726157586</text:p>
          </table:table-cell>
          <table:table-cell office:value-type="string" calcext:value-type="string">
            <text:p>english</text:p>
          </table:table-cell>
          <table:table-cell office:value-type="float" office:value="0.0480101317075737" calcext:value-type="float">
            <text:p>0.0480101317</text:p>
          </table:table-cell>
          <table:table-cell office:value-type="float" office:value="0.65005" calcext:value-type="float">
            <text:p>0.65005</text:p>
          </table:table-cell>
          <table:table-cell office:value-type="float" office:value="0.104185332138743" calcext:value-type="float">
            <text:p>0.1041853321</text:p>
          </table:table-cell>
          <table:table-cell office:value-type="string" calcext:value-type="string">
            <text:p>york</text:p>
          </table:table-cell>
          <table:table-cell office:value-type="float" office:value="0.0478160394853214" calcext:value-type="float">
            <text:p>0.0478160395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090647105056327" calcext:value-type="float">
            <text:p>0.0906471051</text:p>
          </table:table-cell>
          <table:table-cell office:value-type="string" calcext:value-type="string">
            <text:p>york</text:p>
          </table:table-cell>
          <table:table-cell office:value-type="float" office:value="-0.0159154275644199" calcext:value-type="float">
            <text:p>-0.0159154276</text:p>
          </table:table-cell>
          <table:table-cell office:value-type="float" office:value="-0.0598000000000001" calcext:value-type="float">
            <text:p>-0.0598</text:p>
          </table:table-cell>
          <table:table-cell office:value-type="float" office:value="-0.0147926520530615" calcext:value-type="float">
            <text:p>-0.0147926521</text:p>
          </table:table-cell>
          <table:table-cell office:value-type="string" calcext:value-type="string">
            <text:p>chance</text:p>
          </table:table-cell>
          <table:table-cell office:value-type="float" office:value="-0.0154820480077096" calcext:value-type="float">
            <text:p>-0.015482048</text:p>
          </table:table-cell>
          <table:table-cell office:value-type="float" office:value="-0.01915" calcext:value-type="float">
            <text:p>-0.01915</text:p>
          </table:table-cell>
          <table:table-cell office:value-type="float" office:value="-0.014149270204493" calcext:value-type="float">
            <text:p>-0.0141492702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0.0434950739857807" calcext:value-type="float">
            <text:p>0.043495074</text:p>
          </table:table-cell>
          <table:table-cell office:value-type="float" office:value="0.6547" calcext:value-type="float">
            <text:p>0.6547</text:p>
          </table:table-cell>
          <table:table-cell office:value-type="float" office:value="0.0939385987929677" calcext:value-type="float">
            <text:p>0.0939385988</text:p>
          </table:table-cell>
          <table:table-cell office:value-type="string" calcext:value-type="string">
            <text:p>gone</text:p>
          </table:table-cell>
          <table:table-cell office:value-type="float" office:value="0.0479949547236913" calcext:value-type="float">
            <text:p>0.0479949547</text:p>
          </table:table-cell>
          <table:table-cell office:value-type="float" office:value="0.674" calcext:value-type="float">
            <text:p>0.674</text:p>
          </table:table-cell>
          <table:table-cell office:value-type="float" office:value="0.0962018297754367" calcext:value-type="float">
            <text:p>0.0962018298</text:p>
          </table:table-cell>
          <table:table-cell office:value-type="string" calcext:value-type="string">
            <text:p>third</text:p>
          </table:table-cell>
          <table:table-cell office:value-type="float" office:value="0.0477062794209078" calcext:value-type="float">
            <text:p>0.0477062794</text:p>
          </table:table-cell>
          <table:table-cell office:value-type="float" office:value="0.6569" calcext:value-type="float">
            <text:p>0.6569</text:p>
          </table:table-cell>
          <table:table-cell office:value-type="float" office:value="0.094484032726313" calcext:value-type="float">
            <text:p>0.0944840327</text:p>
          </table:table-cell>
          <table:table-cell office:value-type="string" calcext:value-type="string">
            <text:p>telling</text:p>
          </table:table-cell>
          <table:table-cell office:value-type="float" office:value="-0.0159038648636531" calcext:value-type="float">
            <text:p>-0.0159038649</text:p>
          </table:table-cell>
          <table:table-cell office:value-type="float" office:value="-0.0676" calcext:value-type="float">
            <text:p>-0.0676</text:p>
          </table:table-cell>
          <table:table-cell office:value-type="float" office:value="-0.0147885777588748" calcext:value-type="float">
            <text:p>-0.0147885778</text:p>
          </table:table-cell>
          <table:table-cell office:value-type="string" calcext:value-type="string">
            <text:p>red</text:p>
          </table:table-cell>
          <table:table-cell office:value-type="float" office:value="-0.0154644233341637" calcext:value-type="float">
            <text:p>-0.0154644233</text:p>
          </table:table-cell>
          <table:table-cell office:value-type="float" office:value="-0.00814999999999999" calcext:value-type="float">
            <text:p>-0.00815</text:p>
          </table:table-cell>
          <table:table-cell office:value-type="float" office:value="-0.0147836031517463" calcext:value-type="float">
            <text:p>-0.0147836032</text:p>
          </table:table-cell>
        </table:table-row>
        <table:table-row table:style-name="ro1">
          <table:table-cell office:value-type="string" calcext:value-type="string">
            <text:p>effects</text:p>
          </table:table-cell>
          <table:table-cell office:value-type="float" office:value="0.0628962831431175" calcext:value-type="float">
            <text:p>0.0628962831</text:p>
          </table:table-cell>
          <table:table-cell office:value-type="float" office:value="0.63725" calcext:value-type="float">
            <text:p>0.63725</text:p>
          </table:table-cell>
          <table:table-cell office:value-type="float" office:value="0.174724149698555" calcext:value-type="float">
            <text:p>0.1747241497</text:p>
          </table:table-cell>
          <table:table-cell office:value-type="string" calcext:value-type="string">
            <text:p>result</text:p>
          </table:table-cell>
          <table:table-cell office:value-type="float" office:value="0.0479604197825222" calcext:value-type="float">
            <text:p>0.0479604198</text:p>
          </table:table-cell>
          <table:table-cell office:value-type="float" office:value="0.65365" calcext:value-type="float">
            <text:p>0.65365</text:p>
          </table:table-cell>
          <table:table-cell office:value-type="float" office:value="0.0917792054543071" calcext:value-type="float">
            <text:p>0.0917792055</text:p>
          </table:table-cell>
          <table:table-cell office:value-type="string" calcext:value-type="string">
            <text:p>wonder</text:p>
          </table:table-cell>
          <table:table-cell office:value-type="float" office:value="0.0476612504807497" calcext:value-type="float">
            <text:p>0.0476612505</text:p>
          </table:table-cell>
          <table:table-cell office:value-type="float" office:value="0.61015" calcext:value-type="float">
            <text:p>0.61015</text:p>
          </table:table-cell>
          <table:table-cell office:value-type="float" office:value="0.115685607349439" calcext:value-type="float">
            <text:p>0.1156856073</text:p>
          </table:table-cell>
          <table:table-cell office:value-type="string" calcext:value-type="string">
            <text:p>hours</text:p>
          </table:table-cell>
          <table:table-cell office:value-type="float" office:value="-0.01587553190537" calcext:value-type="float">
            <text:p>-0.0158755319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145440766130424" calcext:value-type="float">
            <text:p>-0.0145440766</text:p>
          </table:table-cell>
          <table:table-cell office:value-type="string" calcext:value-type="string">
            <text:p>telling</text:p>
          </table:table-cell>
          <table:table-cell office:value-type="float" office:value="-0.0154201358329799" calcext:value-type="float">
            <text:p>-0.0154201358</text:p>
          </table:table-cell>
          <table:table-cell office:value-type="float" office:value="-0.07335" calcext:value-type="float">
            <text:p>-0.07335</text:p>
          </table:table-cell>
          <table:table-cell office:value-type="float" office:value="-0.0142747147524893" calcext:value-type="float">
            <text:p>-0.0142747148</text:p>
          </table:table-cell>
        </table:table-row>
        <table:table-row table:style-name="ro1">
          <table:table-cell office:value-type="string" calcext:value-type="string">
            <text:p>effect</text:p>
          </table:table-cell>
          <table:table-cell office:value-type="float" office:value="0.0209353747633843" calcext:value-type="float">
            <text:p>0.0209353748</text:p>
          </table:table-cell>
          <table:table-cell office:value-type="float" office:value="0.618" calcext:value-type="float">
            <text:p>0.618</text:p>
          </table:table-cell>
          <table:table-cell office:value-type="float" office:value="0.0639549130115168" calcext:value-type="float">
            <text:p>0.063954913</text:p>
          </table:table-cell>
          <table:table-cell office:value-type="string" calcext:value-type="string">
            <text:p>novel</text:p>
          </table:table-cell>
          <table:table-cell office:value-type="float" office:value="0.0478808122823669" calcext:value-type="float">
            <text:p>0.0478808123</text:p>
          </table:table-cell>
          <table:table-cell office:value-type="float" office:value="0.6755" calcext:value-type="float">
            <text:p>0.6755</text:p>
          </table:table-cell>
          <table:table-cell office:value-type="float" office:value="0.0953442988569836" calcext:value-type="float">
            <text:p>0.0953442989</text:p>
          </table:table-cell>
          <table:table-cell office:value-type="string" calcext:value-type="string">
            <text:p>you'll</text:p>
          </table:table-cell>
          <table:table-cell office:value-type="float" office:value="0.0476008953809581" calcext:value-type="float">
            <text:p>0.0476008954</text:p>
          </table:table-cell>
          <table:table-cell office:value-type="float" office:value="0.59875" calcext:value-type="float">
            <text:p>0.59875</text:p>
          </table:table-cell>
          <table:table-cell office:value-type="float" office:value="0.126292868807839" calcext:value-type="float">
            <text:p>0.1262928688</text:p>
          </table:table-cell>
          <table:table-cell office:value-type="string" calcext:value-type="string">
            <text:p>fails</text:p>
          </table:table-cell>
          <table:table-cell office:value-type="float" office:value="-0.015789720472685" calcext:value-type="float">
            <text:p>-0.0157897205</text:p>
          </table:table-cell>
          <table:table-cell office:value-type="float" office:value="-0.04915" calcext:value-type="float">
            <text:p>-0.04915</text:p>
          </table:table-cell>
          <table:table-cell office:value-type="float" office:value="-0.0148174815230113" calcext:value-type="float">
            <text:p>-0.0148174815</text:p>
          </table:table-cell>
          <table:table-cell office:value-type="string" calcext:value-type="string">
            <text:p>sounds</text:p>
          </table:table-cell>
          <table:table-cell office:value-type="float" office:value="-0.0152859826608028" calcext:value-type="float">
            <text:p>-0.0152859827</text:p>
          </table:table-cell>
          <table:table-cell office:value-type="float" office:value="0.00324999999999998" calcext:value-type="float">
            <text:p>0.00325</text:p>
          </table:table-cell>
          <table:table-cell office:value-type="float" office:value="-0.0146944652396776" calcext:value-type="float">
            <text:p>-0.0146944652</text:p>
          </table:table-cell>
        </table:table-row>
        <table:table-row table:style-name="ro1">
          <table:table-cell office:value-type="string" calcext:value-type="string">
            <text:p>editing</text:p>
          </table:table-cell>
          <table:table-cell office:value-type="float" office:value="0.0305715328642916" calcext:value-type="float">
            <text:p>0.0305715329</text:p>
          </table:table-cell>
          <table:table-cell office:value-type="float" office:value="0.65095" calcext:value-type="float">
            <text:p>0.65095</text:p>
          </table:table-cell>
          <table:table-cell office:value-type="float" office:value="0.0803583190620472" calcext:value-type="float">
            <text:p>0.0803583191</text:p>
          </table:table-cell>
          <table:table-cell office:value-type="string" calcext:value-type="string">
            <text:p>who's</text:p>
          </table:table-cell>
          <table:table-cell office:value-type="float" office:value="0.0478660236112456" calcext:value-type="float">
            <text:p>0.0478660236</text:p>
          </table:table-cell>
          <table:table-cell office:value-type="float" office:value="0.65935" calcext:value-type="float">
            <text:p>0.65935</text:p>
          </table:table-cell>
          <table:table-cell office:value-type="float" office:value="0.0917211038528196" calcext:value-type="float">
            <text:p>0.0917211039</text:p>
          </table:table-cell>
          <table:table-cell office:value-type="string" calcext:value-type="string">
            <text:p>bring</text:p>
          </table:table-cell>
          <table:table-cell office:value-type="float" office:value="0.0473764566982829" calcext:value-type="float">
            <text:p>0.0473764567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105820105820106" calcext:value-type="float">
            <text:p>0.1058201058</text:p>
          </table:table-cell>
          <table:table-cell office:value-type="string" calcext:value-type="string">
            <text:p>mystery</text:p>
          </table:table-cell>
          <table:table-cell office:value-type="float" office:value="-0.0157600151663255" calcext:value-type="float">
            <text:p>-0.0157600152</text:p>
          </table:table-cell>
          <table:table-cell office:value-type="float" office:value="-0.0433" calcext:value-type="float">
            <text:p>-0.0433</text:p>
          </table:table-cell>
          <table:table-cell office:value-type="float" office:value="-0.0145322722024736" calcext:value-type="float">
            <text:p>-0.0145322722</text:p>
          </table:table-cell>
          <table:table-cell office:value-type="string" calcext:value-type="string">
            <text:p>beyond</text:p>
          </table:table-cell>
          <table:table-cell office:value-type="float" office:value="-0.0152753447085037" calcext:value-type="float">
            <text:p>-0.0152753447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-0.0142688325435781" calcext:value-type="float">
            <text:p>-0.0142688325</text:p>
          </table:table-cell>
        </table:table-row>
        <table:table-row table:style-name="ro1">
          <table:table-cell office:value-type="string" calcext:value-type="string">
            <text:p>easy</text:p>
          </table:table-cell>
          <table:table-cell office:value-type="float" office:value="0.0303281383481935" calcext:value-type="float">
            <text:p>0.0303281383</text:p>
          </table:table-cell>
          <table:table-cell office:value-type="float" office:value="0.5815" calcext:value-type="float">
            <text:p>0.5815</text:p>
          </table:table-cell>
          <table:table-cell office:value-type="float" office:value="0.0838441330998249" calcext:value-type="float">
            <text:p>0.0838441331</text:p>
          </table:table-cell>
          <table:table-cell office:value-type="string" calcext:value-type="string">
            <text:p>unique</text:p>
          </table:table-cell>
          <table:table-cell office:value-type="float" office:value="0.0478539680980951" calcext:value-type="float">
            <text:p>0.0478539681</text:p>
          </table:table-cell>
          <table:table-cell office:value-type="float" office:value="0.65715" calcext:value-type="float">
            <text:p>0.65715</text:p>
          </table:table-cell>
          <table:table-cell office:value-type="float" office:value="0.0899800928998009" calcext:value-type="float">
            <text:p>0.0899800929</text:p>
          </table:table-cell>
          <table:table-cell office:value-type="string" calcext:value-type="string">
            <text:p>silly</text:p>
          </table:table-cell>
          <table:table-cell office:value-type="float" office:value="0.0473304125183588" calcext:value-type="float">
            <text:p>0.0473304125</text:p>
          </table:table-cell>
          <table:table-cell office:value-type="float" office:value="0.6397" calcext:value-type="float">
            <text:p>0.6397</text:p>
          </table:table-cell>
          <table:table-cell office:value-type="float" office:value="0.103285216525635" calcext:value-type="float">
            <text:p>0.1032852165</text:p>
          </table:table-cell>
          <table:table-cell office:value-type="string" calcext:value-type="string">
            <text:p>episode</text:p>
          </table:table-cell>
          <table:table-cell office:value-type="float" office:value="-0.0156854023333729" calcext:value-type="float">
            <text:p>-0.0156854023</text:p>
          </table:table-cell>
          <table:table-cell office:value-type="float" office:value="-0.0362" calcext:value-type="float">
            <text:p>-0.0362</text:p>
          </table:table-cell>
          <table:table-cell office:value-type="float" office:value="-0.0140798365703001" calcext:value-type="float">
            <text:p>-0.0140798366</text:p>
          </table:table-cell>
          <table:table-cell office:value-type="string" calcext:value-type="string">
            <text:p>needed</text:p>
          </table:table-cell>
          <table:table-cell office:value-type="float" office:value="-0.0152024373648937" calcext:value-type="float">
            <text:p>-0.015202437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43688716751692" calcext:value-type="float">
            <text:p>-0.0143688717</text:p>
          </table:table-cell>
        </table:table-row>
        <table:table-row table:style-name="ro1">
          <table:table-cell office:value-type="string" calcext:value-type="string">
            <text:p>easily</text:p>
          </table:table-cell>
          <table:table-cell office:value-type="float" office:value="0.0346338880072959" calcext:value-type="float">
            <text:p>0.034633888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0916316035530622" calcext:value-type="float">
            <text:p>0.0916316036</text:p>
          </table:table-cell>
          <table:table-cell office:value-type="string" calcext:value-type="string">
            <text:p>situation</text:p>
          </table:table-cell>
          <table:table-cell office:value-type="float" office:value="0.0475494127798662" calcext:value-type="float">
            <text:p>0.0475494128</text:p>
          </table:table-cell>
          <table:table-cell office:value-type="float" office:value="0.65545" calcext:value-type="float">
            <text:p>0.65545</text:p>
          </table:table-cell>
          <table:table-cell office:value-type="float" office:value="0.0905371519070872" calcext:value-type="float">
            <text:p>0.0905371519</text:p>
          </table:table-cell>
          <table:table-cell office:value-type="string" calcext:value-type="string">
            <text:p>musical</text:p>
          </table:table-cell>
          <table:table-cell office:value-type="float" office:value="0.0473251863227551" calcext:value-type="float">
            <text:p>0.0473251863</text:p>
          </table:table-cell>
          <table:table-cell office:value-type="float" office:value="0.6623" calcext:value-type="float">
            <text:p>0.6623</text:p>
          </table:table-cell>
          <table:table-cell office:value-type="float" office:value="0.0946380697050938" calcext:value-type="float">
            <text:p>0.0946380697</text:p>
          </table:table-cell>
          <table:table-cell office:value-type="string" calcext:value-type="string">
            <text:p>perfectly</text:p>
          </table:table-cell>
          <table:table-cell office:value-type="float" office:value="-0.0156771018149017" calcext:value-type="float">
            <text:p>-0.0156771018</text:p>
          </table:table-cell>
          <table:table-cell office:value-type="float" office:value="-0.0448" calcext:value-type="float">
            <text:p>-0.0448</text:p>
          </table:table-cell>
          <table:table-cell office:value-type="float" office:value="-0.0145859766880067" calcext:value-type="float">
            <text:p>-0.0145859767</text:p>
          </table:table-cell>
          <table:table-cell office:value-type="string" calcext:value-type="string">
            <text:p>soundtrack</text:p>
          </table:table-cell>
          <table:table-cell office:value-type="float" office:value="-0.015197839098144" calcext:value-type="float">
            <text:p>-0.0151978391</text:p>
          </table:table-cell>
          <table:table-cell office:value-type="float" office:value="-0.0246499999999999" calcext:value-type="float">
            <text:p>-0.02465</text:p>
          </table:table-cell>
          <table:table-cell office:value-type="float" office:value="-0.014263109868455" calcext:value-type="float">
            <text:p>-0.0142631099</text:p>
          </table:table-cell>
        </table:table-row>
        <table:table-row table:style-name="ro1">
          <table:table-cell office:value-type="string" calcext:value-type="string">
            <text:p>earth</text:p>
          </table:table-cell>
          <table:table-cell office:value-type="float" office:value="0.0147148914297577" calcext:value-type="float">
            <text:p>0.0147148914</text:p>
          </table:table-cell>
          <table:table-cell office:value-type="float" office:value="0.57825" calcext:value-type="float">
            <text:p>0.57825</text:p>
          </table:table-cell>
          <table:table-cell office:value-type="float" office:value="0.0624652661998444" calcext:value-type="float">
            <text:p>0.0624652662</text:p>
          </table:table-cell>
          <table:table-cell office:value-type="string" calcext:value-type="string">
            <text:p>problems</text:p>
          </table:table-cell>
          <table:table-cell office:value-type="float" office:value="0.0474721938423016" calcext:value-type="float">
            <text:p>0.0474721938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101339398534243" calcext:value-type="float">
            <text:p>0.1013393985</text:p>
          </table:table-cell>
          <table:table-cell office:value-type="string" calcext:value-type="string">
            <text:p>comic</text:p>
          </table:table-cell>
          <table:table-cell office:value-type="float" office:value="0.0472472272411569" calcext:value-type="float">
            <text:p>0.0472472272</text:p>
          </table:table-cell>
          <table:table-cell office:value-type="float" office:value="0.64695" calcext:value-type="float">
            <text:p>0.64695</text:p>
          </table:table-cell>
          <table:table-cell office:value-type="float" office:value="0.0969433431385088" calcext:value-type="float">
            <text:p>0.0969433431</text:p>
          </table:table-cell>
          <table:table-cell office:value-type="string" calcext:value-type="string">
            <text:p>battle</text:p>
          </table:table-cell>
          <table:table-cell office:value-type="float" office:value="-0.0156516557768151" calcext:value-type="float">
            <text:p>-0.0156516558</text:p>
          </table:table-cell>
          <table:table-cell office:value-type="float" office:value="-0.0567" calcext:value-type="float">
            <text:p>-0.0567</text:p>
          </table:table-cell>
          <table:table-cell office:value-type="float" office:value="-0.0147993530337471" calcext:value-type="float">
            <text:p>-0.014799353</text:p>
          </table:table-cell>
          <table:table-cell office:value-type="string" calcext:value-type="string">
            <text:p>imagine</text:p>
          </table:table-cell>
          <table:table-cell office:value-type="float" office:value="-0.0151747869091276" calcext:value-type="float">
            <text:p>-0.0151747869</text:p>
          </table:table-cell>
          <table:table-cell office:value-type="float" office:value="-0.0277999999999999" calcext:value-type="float">
            <text:p>-0.0278</text:p>
          </table:table-cell>
          <table:table-cell office:value-type="float" office:value="-0.0141860199667069" calcext:value-type="float">
            <text:p>-0.01418602</text:p>
          </table:table-cell>
        </table:table-row>
        <table:table-row table:style-name="ro1">
          <table:table-cell office:value-type="string" calcext:value-type="string">
            <text:p>early</text:p>
          </table:table-cell>
          <table:table-cell office:value-type="float" office:value="0.0453689764723907" calcext:value-type="float">
            <text:p>0.0453689765</text:p>
          </table:table-cell>
          <table:table-cell office:value-type="float" office:value="0.57345" calcext:value-type="float">
            <text:p>0.57345</text:p>
          </table:table-cell>
          <table:table-cell office:value-type="float" office:value="0.136451057799372" calcext:value-type="float">
            <text:p>0.1364510578</text:p>
          </table:table-cell>
          <table:table-cell office:value-type="string" calcext:value-type="string">
            <text:p>certain</text:p>
          </table:table-cell>
          <table:table-cell office:value-type="float" office:value="0.0473899629070271" calcext:value-type="float">
            <text:p>0.0473899629</text:p>
          </table:table-cell>
          <table:table-cell office:value-type="float" office:value="0.6607" calcext:value-type="float">
            <text:p>0.6607</text:p>
          </table:table-cell>
          <table:table-cell office:value-type="float" office:value="0.0947171824973319" calcext:value-type="float">
            <text:p>0.0947171825</text:p>
          </table:table-cell>
          <table:table-cell office:value-type="string" calcext:value-type="string">
            <text:p>hours</text:p>
          </table:table-cell>
          <table:table-cell office:value-type="float" office:value="0.0472047391367557" calcext:value-type="float">
            <text:p>0.0472047391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108643744030564" calcext:value-type="float">
            <text:p>0.108643744</text:p>
          </table:table-cell>
          <table:table-cell office:value-type="string" calcext:value-type="string">
            <text:p>directors</text:p>
          </table:table-cell>
          <table:table-cell office:value-type="float" office:value="-0.0156027588895176" calcext:value-type="float">
            <text:p>-0.0156027589</text:p>
          </table:table-cell>
          <table:table-cell office:value-type="float" office:value="-0.0396500000000001" calcext:value-type="float">
            <text:p>-0.03965</text:p>
          </table:table-cell>
          <table:table-cell office:value-type="float" office:value="-0.0147353411404919" calcext:value-type="float">
            <text:p>-0.0147353411</text:p>
          </table:table-cell>
          <table:table-cell office:value-type="string" calcext:value-type="string">
            <text:p>involved</text:p>
          </table:table-cell>
          <table:table-cell office:value-type="float" office:value="-0.0151311799849654" calcext:value-type="float">
            <text:p>-0.0151311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3611559563081" calcext:value-type="float">
            <text:p>-0.0136115596</text:p>
          </table:table-cell>
        </table:table-row>
        <table:table-row table:style-name="ro1">
          <table:table-cell office:value-type="string" calcext:value-type="string">
            <text:p>earlier</text:p>
          </table:table-cell>
          <table:table-cell office:value-type="float" office:value="0.0247581205165496" calcext:value-type="float">
            <text:p>0.0247581205</text:p>
          </table:table-cell>
          <table:table-cell office:value-type="float" office:value="0.60985" calcext:value-type="float">
            <text:p>0.60985</text:p>
          </table:table-cell>
          <table:table-cell office:value-type="float" office:value="0.0709608286700798" calcext:value-type="float">
            <text:p>0.0709608287</text:p>
          </table:table-cell>
          <table:table-cell office:value-type="string" calcext:value-type="string">
            <text:p>comic</text:p>
          </table:table-cell>
          <table:table-cell office:value-type="float" office:value="0.0473489424768998" calcext:value-type="float">
            <text:p>0.0473489425</text:p>
          </table:table-cell>
          <table:table-cell office:value-type="float" office:value="0.64465" calcext:value-type="float">
            <text:p>0.64465</text:p>
          </table:table-cell>
          <table:table-cell office:value-type="float" office:value="0.0970651759623936" calcext:value-type="float">
            <text:p>0.097065176</text:p>
          </table:table-cell>
          <table:table-cell office:value-type="string" calcext:value-type="string">
            <text:p>ago</text:p>
          </table:table-cell>
          <table:table-cell office:value-type="float" office:value="0.0471488248046085" calcext:value-type="float">
            <text:p>0.0471488248</text:p>
          </table:table-cell>
          <table:table-cell office:value-type="float" office:value="0.59895" calcext:value-type="float">
            <text:p>0.59895</text:p>
          </table:table-cell>
          <table:table-cell office:value-type="float" office:value="0.115948418384217" calcext:value-type="float">
            <text:p>0.1159484184</text:p>
          </table:table-cell>
          <table:table-cell office:value-type="string" calcext:value-type="string">
            <text:p>cool</text:p>
          </table:table-cell>
          <table:table-cell office:value-type="float" office:value="-0.0155530289209537" calcext:value-type="float">
            <text:p>-0.0155530289</text:p>
          </table:table-cell>
          <table:table-cell office:value-type="float" office:value="-0.0146000000000001" calcext:value-type="float">
            <text:p>-0.0146</text:p>
          </table:table-cell>
          <table:table-cell office:value-type="float" office:value="-0.0144491005535297" calcext:value-type="float">
            <text:p>-0.0144491006</text:p>
          </table:table-cell>
          <table:table-cell office:value-type="string" calcext:value-type="string">
            <text:p>dark</text:p>
          </table:table-cell>
          <table:table-cell office:value-type="float" office:value="-0.0151227027242545" calcext:value-type="float">
            <text:p>-0.0151227027</text:p>
          </table:table-cell>
          <table:table-cell office:value-type="float" office:value="-0.05115" calcext:value-type="float">
            <text:p>-0.05115</text:p>
          </table:table-cell>
          <table:table-cell office:value-type="float" office:value="-0.012759817554574" calcext:value-type="float">
            <text:p>-0.0127598176</text:p>
          </table:table-cell>
        </table:table-row>
        <table:table-row table:style-name="ro1">
          <table:table-cell office:value-type="string" calcext:value-type="string">
            <text:p>each</text:p>
          </table:table-cell>
          <table:table-cell office:value-type="float" office:value="0.0695603832249595" calcext:value-type="float">
            <text:p>0.0695603832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198548165587601" calcext:value-type="float">
            <text:p>0.1985481656</text:p>
          </table:table-cell>
          <table:table-cell office:value-type="string" calcext:value-type="string">
            <text:p>started</text:p>
          </table:table-cell>
          <table:table-cell office:value-type="float" office:value="0.0473275094362931" calcext:value-type="float">
            <text:p>0.0473275094</text:p>
          </table:table-cell>
          <table:table-cell office:value-type="float" office:value="0.61285" calcext:value-type="float">
            <text:p>0.61285</text:p>
          </table:table-cell>
          <table:table-cell office:value-type="float" office:value="0.109283331416082" calcext:value-type="float">
            <text:p>0.1092833314</text:p>
          </table:table-cell>
          <table:table-cell office:value-type="string" calcext:value-type="string">
            <text:p>team</text:p>
          </table:table-cell>
          <table:table-cell office:value-type="float" office:value="0.0471447513986926" calcext:value-type="float">
            <text:p>0.0471447514</text:p>
          </table:table-cell>
          <table:table-cell office:value-type="float" office:value="0.653" calcext:value-type="float">
            <text:p>0.653</text:p>
          </table:table-cell>
          <table:table-cell office:value-type="float" office:value="0.0906708595387841" calcext:value-type="float">
            <text:p>0.0906708595</text:p>
          </table:table-cell>
          <table:table-cell office:value-type="string" calcext:value-type="string">
            <text:p>needs</text:p>
          </table:table-cell>
          <table:table-cell office:value-type="float" office:value="-0.0155513623972997" calcext:value-type="float">
            <text:p>-0.0155513624</text:p>
          </table:table-cell>
          <table:table-cell office:value-type="float" office:value="-0.02845" calcext:value-type="float">
            <text:p>-0.02845</text:p>
          </table:table-cell>
          <table:table-cell office:value-type="float" office:value="-0.0144377006928545" calcext:value-type="float">
            <text:p>-0.0144377007</text:p>
          </table:table-cell>
          <table:table-cell office:value-type="string" calcext:value-type="string">
            <text:p>fighting</text:p>
          </table:table-cell>
          <table:table-cell office:value-type="float" office:value="-0.0150536170904916" calcext:value-type="float">
            <text:p>-0.0150536171</text:p>
          </table:table-cell>
          <table:table-cell office:value-type="float" office:value="-0.05115" calcext:value-type="float">
            <text:p>-0.05115</text:p>
          </table:table-cell>
          <table:table-cell office:value-type="float" office:value="-0.0141949732171965" calcext:value-type="float">
            <text:p>-0.014194973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3475229286908" calcext:value-type="float">
            <text:p>0.0163475229</text:p>
          </table:table-cell>
          <table:table-cell office:value-type="float" office:value="0.5845" calcext:value-type="float">
            <text:p>0.5845</text:p>
          </table:table-cell>
          <table:table-cell office:value-type="float" office:value="0.0578231292517007" calcext:value-type="float">
            <text:p>0.0578231293</text:p>
          </table:table-cell>
          <table:table-cell office:value-type="string" calcext:value-type="string">
            <text:p>attention</text:p>
          </table:table-cell>
          <table:table-cell office:value-type="float" office:value="0.0470682738940638" calcext:value-type="float">
            <text:p>0.0470682739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105081401085348" calcext:value-type="float">
            <text:p>0.1050814011</text:p>
          </table:table-cell>
          <table:table-cell office:value-type="string" calcext:value-type="string">
            <text:p>talking</text:p>
          </table:table-cell>
          <table:table-cell office:value-type="float" office:value="0.0470827410615351" calcext:value-type="float">
            <text:p>0.0470827411</text:p>
          </table:table-cell>
          <table:table-cell office:value-type="float" office:value="0.635" calcext:value-type="float">
            <text:p>0.635</text:p>
          </table:table-cell>
          <table:table-cell office:value-type="float" office:value="0.103194103194103" calcext:value-type="float">
            <text:p>0.1031941032</text:p>
          </table:table-cell>
          <table:table-cell office:value-type="string" calcext:value-type="string">
            <text:p>easy</text:p>
          </table:table-cell>
          <table:table-cell office:value-type="float" office:value="-0.0155374999217778" calcext:value-type="float">
            <text:p>-0.0155374999</text:p>
          </table:table-cell>
          <table:table-cell office:value-type="float" office:value="-0.0507" calcext:value-type="float">
            <text:p>-0.0507</text:p>
          </table:table-cell>
          <table:table-cell office:value-type="float" office:value="-0.0142431645951236" calcext:value-type="float">
            <text:p>-0.0142431646</text:p>
          </table:table-cell>
          <table:table-cell office:value-type="string" calcext:value-type="string">
            <text:p>pay</text:p>
          </table:table-cell>
          <table:table-cell office:value-type="float" office:value="-0.0150390495661601" calcext:value-type="float">
            <text:p>-0.0150390496</text:p>
          </table:table-cell>
          <table:table-cell office:value-type="float" office:value="-0.01235" calcext:value-type="float">
            <text:p>-0.01235</text:p>
          </table:table-cell>
          <table:table-cell office:value-type="float" office:value="-0.014365269358408" calcext:value-type="float">
            <text:p>-0.0143652694</text:p>
          </table:table-cell>
        </table:table-row>
        <table:table-row table:style-name="ro1">
          <table:table-cell office:value-type="string" calcext:value-type="string">
            <text:p>dvd</text:p>
          </table:table-cell>
          <table:table-cell office:value-type="float" office:value="0.052238906561708" calcext:value-type="float">
            <text:p>0.0522389066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174072642967542" calcext:value-type="float">
            <text:p>0.174072643</text:p>
          </table:table-cell>
          <table:table-cell office:value-type="string" calcext:value-type="string">
            <text:p>third</text:p>
          </table:table-cell>
          <table:table-cell office:value-type="float" office:value="0.0469652874990789" calcext:value-type="float">
            <text:p>0.0469652875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0938232994526974" calcext:value-type="float">
            <text:p>0.0938232995</text:p>
          </table:table-cell>
          <table:table-cell office:value-type="string" calcext:value-type="string">
            <text:p>eye</text:p>
          </table:table-cell>
          <table:table-cell office:value-type="float" office:value="0.0470579494900067" calcext:value-type="float">
            <text:p>0.0470579495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0985313751668892" calcext:value-type="float">
            <text:p>0.0985313752</text:p>
          </table:table-cell>
          <table:table-cell office:value-type="string" calcext:value-type="string">
            <text:p>expected</text:p>
          </table:table-cell>
          <table:table-cell office:value-type="float" office:value="-0.0154590273492964" calcext:value-type="float">
            <text:p>-0.0154590273</text:p>
          </table:table-cell>
          <table:table-cell office:value-type="float" office:value="-0.0191" calcext:value-type="float">
            <text:p>-0.0191</text:p>
          </table:table-cell>
          <table:table-cell office:value-type="float" office:value="-0.0145719495065953" calcext:value-type="float">
            <text:p>-0.0145719495</text:p>
          </table:table-cell>
          <table:table-cell office:value-type="string" calcext:value-type="string">
            <text:p>sex</text:p>
          </table:table-cell>
          <table:table-cell office:value-type="float" office:value="-0.0150380586611533" calcext:value-type="float">
            <text:p>-0.0150380587</text:p>
          </table:table-cell>
          <table:table-cell office:value-type="float" office:value="-0.0214500000000001" calcext:value-type="float">
            <text:p>-0.02145</text:p>
          </table:table-cell>
          <table:table-cell office:value-type="float" office:value="-0.013411821520638" calcext:value-type="float">
            <text:p>-0.0134118215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float" office:value="0.0581995102926681" calcext:value-type="float">
            <text:p>0.0581995103</text:p>
          </table:table-cell>
          <table:table-cell office:value-type="float" office:value="0.60925" calcext:value-type="float">
            <text:p>0.60925</text:p>
          </table:table-cell>
          <table:table-cell office:value-type="float" office:value="0.172753255001588" calcext:value-type="float">
            <text:p>0.172753255</text:p>
          </table:table-cell>
          <table:table-cell office:value-type="string" calcext:value-type="string">
            <text:p>leading</text:p>
          </table:table-cell>
          <table:table-cell office:value-type="float" office:value="0.0469617994744428" calcext:value-type="float">
            <text:p>0.0469617995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0870930896630497" calcext:value-type="float">
            <text:p>0.0870930897</text:p>
          </table:table-cell>
          <table:table-cell office:value-type="string" calcext:value-type="string">
            <text:p>doubt</text:p>
          </table:table-cell>
          <table:table-cell office:value-type="float" office:value="0.0470485960853745" calcext:value-type="float">
            <text:p>0.0470485961</text:p>
          </table:table-cell>
          <table:table-cell office:value-type="float" office:value="0.65845" calcext:value-type="float">
            <text:p>0.65845</text:p>
          </table:table-cell>
          <table:table-cell office:value-type="float" office:value="0.0967869892899643" calcext:value-type="float">
            <text:p>0.0967869893</text:p>
          </table:table-cell>
          <table:table-cell office:value-type="string" calcext:value-type="string">
            <text:p>you've</text:p>
          </table:table-cell>
          <table:table-cell office:value-type="float" office:value="-0.0154439336923005" calcext:value-type="float">
            <text:p>-0.0154439337</text:p>
          </table:table-cell>
          <table:table-cell office:value-type="float" office:value="-0.0466" calcext:value-type="float">
            <text:p>-0.0466</text:p>
          </table:table-cell>
          <table:table-cell office:value-type="float" office:value="-0.0143671488503246" calcext:value-type="float">
            <text:p>-0.0143671489</text:p>
          </table:table-cell>
          <table:table-cell office:value-type="string" calcext:value-type="string">
            <text:p>please</text:p>
          </table:table-cell>
          <table:table-cell office:value-type="float" office:value="-0.0149860200715283" calcext:value-type="float">
            <text:p>-0.0149860201</text:p>
          </table:table-cell>
          <table:table-cell office:value-type="float" office:value="-0.0257000000000001" calcext:value-type="float">
            <text:p>-0.0257</text:p>
          </table:table-cell>
          <table:table-cell office:value-type="float" office:value="-0.0137448940833318" calcext:value-type="float">
            <text:p>-0.0137448941</text:p>
          </table:table-cell>
        </table:table-row>
        <table:table-row table:style-name="ro1">
          <table:table-cell office:value-type="string" calcext:value-type="string">
            <text:p>dumb</text:p>
          </table:table-cell>
          <table:table-cell office:value-type="float" office:value="0.0296796822374821" calcext:value-type="float">
            <text:p>0.0296796822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0675609756097561" calcext:value-type="float">
            <text:p>0.0675609756</text:p>
          </table:table-cell>
          <table:table-cell office:value-type="string" calcext:value-type="string">
            <text:p>future</text:p>
          </table:table-cell>
          <table:table-cell office:value-type="float" office:value="0.0469361528211123" calcext:value-type="float">
            <text:p>0.0469361528</text:p>
          </table:table-cell>
          <table:table-cell office:value-type="float" office:value="0.63755" calcext:value-type="float">
            <text:p>0.63755</text:p>
          </table:table-cell>
          <table:table-cell office:value-type="float" office:value="0.0996149546640169" calcext:value-type="float">
            <text:p>0.0996149547</text:p>
          </table:table-cell>
          <table:table-cell office:value-type="string" calcext:value-type="string">
            <text:p>america</text:p>
          </table:table-cell>
          <table:table-cell office:value-type="float" office:value="0.0470313194715377" calcext:value-type="float">
            <text:p>0.0470313195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0864519872352771" calcext:value-type="float">
            <text:p>0.0864519872</text:p>
          </table:table-cell>
          <table:table-cell office:value-type="string" calcext:value-type="string">
            <text:p>you'll</text:p>
          </table:table-cell>
          <table:table-cell office:value-type="float" office:value="-0.015416082951434" calcext:value-type="float">
            <text:p>-0.015416083</text:p>
          </table:table-cell>
          <table:table-cell office:value-type="float" office:value="-0.0243000000000001" calcext:value-type="float">
            <text:p>-0.0243</text:p>
          </table:table-cell>
          <table:table-cell office:value-type="float" office:value="-0.013735105251142" calcext:value-type="float">
            <text:p>-0.0137351053</text:p>
          </table:table-cell>
          <table:table-cell office:value-type="string" calcext:value-type="string">
            <text:p>brought</text:p>
          </table:table-cell>
          <table:table-cell office:value-type="float" office:value="-0.0149484508154365" calcext:value-type="float">
            <text:p>-0.0149484508</text:p>
          </table:table-cell>
          <table:table-cell office:value-type="float" office:value="-0.04865" calcext:value-type="float">
            <text:p>-0.04865</text:p>
          </table:table-cell>
          <table:table-cell office:value-type="float" office:value="-0.013780710573575" calcext:value-type="float">
            <text:p>-0.0137807106</text:p>
          </table:table-cell>
        </table:table-row>
        <table:table-row table:style-name="ro1">
          <table:table-cell office:value-type="string" calcext:value-type="string">
            <text:p>dull</text:p>
          </table:table-cell>
          <table:table-cell office:value-type="float" office:value="0.0634418579449634" calcext:value-type="float">
            <text:p>0.0634418579</text:p>
          </table:table-cell>
          <table:table-cell office:value-type="float" office:value="0.6543" calcext:value-type="float">
            <text:p>0.6543</text:p>
          </table:table-cell>
          <table:table-cell office:value-type="float" office:value="0.111311053984576" calcext:value-type="float">
            <text:p>0.111311054</text:p>
          </table:table-cell>
          <table:table-cell office:value-type="string" calcext:value-type="string">
            <text:p>open</text:p>
          </table:table-cell>
          <table:table-cell office:value-type="float" office:value="0.0468718280316919" calcext:value-type="float">
            <text:p>0.046871828</text:p>
          </table:table-cell>
          <table:table-cell office:value-type="float" office:value="0.6678" calcext:value-type="float">
            <text:p>0.6678</text:p>
          </table:table-cell>
          <table:table-cell office:value-type="float" office:value="0.0888645090510148" calcext:value-type="float">
            <text:p>0.0888645091</text:p>
          </table:table-cell>
          <table:table-cell office:value-type="string" calcext:value-type="string">
            <text:p>stay</text:p>
          </table:table-cell>
          <table:table-cell office:value-type="float" office:value="0.0469886938730223" calcext:value-type="float">
            <text:p>0.0469886939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0966015520470966" calcext:value-type="float">
            <text:p>0.096601552</text:p>
          </table:table-cell>
          <table:table-cell office:value-type="string" calcext:value-type="string">
            <text:p>sounds</text:p>
          </table:table-cell>
          <table:table-cell office:value-type="float" office:value="-0.0153986236914435" calcext:value-type="float">
            <text:p>-0.0153986237</text:p>
          </table:table-cell>
          <table:table-cell office:value-type="float" office:value="0.00280000000000002" calcext:value-type="float">
            <text:p>0.0028</text:p>
          </table:table-cell>
          <table:table-cell office:value-type="float" office:value="-0.0147988204893813" calcext:value-type="float">
            <text:p>-0.0147988205</text:p>
          </table:table-cell>
          <table:table-cell office:value-type="string" calcext:value-type="string">
            <text:p>premise</text:p>
          </table:table-cell>
          <table:table-cell office:value-type="float" office:value="-0.0149393905600937" calcext:value-type="float">
            <text:p>-0.0149393906</text:p>
          </table:table-cell>
          <table:table-cell office:value-type="float" office:value="-0.0199999999999999" calcext:value-type="float">
            <text:p>-0.02</text:p>
          </table:table-cell>
          <table:table-cell office:value-type="float" office:value="-0.0140677048438013" calcext:value-type="float">
            <text:p>-0.0140677048</text:p>
          </table:table-cell>
        </table:table-row>
        <table:table-row table:style-name="ro1">
          <table:table-cell office:value-type="string" calcext:value-type="string">
            <text:p>due</text:p>
          </table:table-cell>
          <table:table-cell office:value-type="float" office:value="0.0295198615825125" calcext:value-type="float">
            <text:p>0.0295198616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0903810408921933" calcext:value-type="float">
            <text:p>0.0903810409</text:p>
          </table:table-cell>
          <table:table-cell office:value-type="string" calcext:value-type="string">
            <text:p>stand</text:p>
          </table:table-cell>
          <table:table-cell office:value-type="float" office:value="0.0467980391704377" calcext:value-type="float">
            <text:p>0.0467980392</text:p>
          </table:table-cell>
          <table:table-cell office:value-type="float" office:value="0.652" calcext:value-type="float">
            <text:p>0.652</text:p>
          </table:table-cell>
          <table:table-cell office:value-type="float" office:value="0.0991457416515661" calcext:value-type="float">
            <text:p>0.0991457417</text:p>
          </table:table-cell>
          <table:table-cell office:value-type="string" calcext:value-type="string">
            <text:p>david</text:p>
          </table:table-cell>
          <table:table-cell office:value-type="float" office:value="0.0468251614291551" calcext:value-type="float">
            <text:p>0.0468251614</text:p>
          </table:table-cell>
          <table:table-cell office:value-type="float" office:value="0.64055" calcext:value-type="float">
            <text:p>0.64055</text:p>
          </table:table-cell>
          <table:table-cell office:value-type="float" office:value="0.0983318700614574" calcext:value-type="float">
            <text:p>0.0983318701</text:p>
          </table:table-cell>
          <table:table-cell office:value-type="string" calcext:value-type="string">
            <text:p>above</text:p>
          </table:table-cell>
          <table:table-cell office:value-type="float" office:value="-0.0153985485615864" calcext:value-type="float">
            <text:p>-0.0153985486</text:p>
          </table:table-cell>
          <table:table-cell office:value-type="float" office:value="-0.0135500000000001" calcext:value-type="float">
            <text:p>-0.01355</text:p>
          </table:table-cell>
          <table:table-cell office:value-type="float" office:value="-0.014418181434811" calcext:value-type="float">
            <text:p>-0.0144181814</text:p>
          </table:table-cell>
          <table:table-cell office:value-type="string" calcext:value-type="string">
            <text:p>learn</text:p>
          </table:table-cell>
          <table:table-cell office:value-type="float" office:value="-0.014917548674223" calcext:value-type="float">
            <text:p>-0.0149175487</text:p>
          </table:table-cell>
          <table:table-cell office:value-type="float" office:value="-0.0565" calcext:value-type="float">
            <text:p>-0.0565</text:p>
          </table:table-cell>
          <table:table-cell office:value-type="float" office:value="-0.0137809873994066" calcext:value-type="float">
            <text:p>-0.0137809874</text:p>
          </table:table-cell>
        </table:table-row>
        <table:table-row table:style-name="ro1">
          <table:table-cell office:value-type="string" calcext:value-type="string">
            <text:p>dream</text:p>
          </table:table-cell>
          <table:table-cell office:value-type="float" office:value="0.0330402721931996" calcext:value-type="float">
            <text:p>0.0330402722</text:p>
          </table:table-cell>
          <table:table-cell office:value-type="float" office:value="0.64735" calcext:value-type="float">
            <text:p>0.64735</text:p>
          </table:table-cell>
          <table:table-cell office:value-type="float" office:value="0.0720957768714643" calcext:value-type="float">
            <text:p>0.0720957769</text:p>
          </table:table-cell>
          <table:table-cell office:value-type="string" calcext:value-type="string">
            <text:p>effort</text:p>
          </table:table-cell>
          <table:table-cell office:value-type="float" office:value="0.0467925913706625" calcext:value-type="float">
            <text:p>0.0467925914</text:p>
          </table:table-cell>
          <table:table-cell office:value-type="float" office:value="0.63625" calcext:value-type="float">
            <text:p>0.63625</text:p>
          </table:table-cell>
          <table:table-cell office:value-type="float" office:value="0.0972825412582207" calcext:value-type="float">
            <text:p>0.0972825413</text:p>
          </table:table-cell>
          <table:table-cell office:value-type="string" calcext:value-type="string">
            <text:p>cool</text:p>
          </table:table-cell>
          <table:table-cell office:value-type="float" office:value="0.0467282229859684" calcext:value-type="float">
            <text:p>0.046728223</text:p>
          </table:table-cell>
          <table:table-cell office:value-type="float" office:value="0.6284" calcext:value-type="float">
            <text:p>0.6284</text:p>
          </table:table-cell>
          <table:table-cell office:value-type="float" office:value="0.106730769230769" calcext:value-type="float">
            <text:p>0.1067307692</text:p>
          </table:table-cell>
          <table:table-cell office:value-type="string" calcext:value-type="string">
            <text:p>previous</text:p>
          </table:table-cell>
          <table:table-cell office:value-type="float" office:value="-0.0153561336158423" calcext:value-type="float">
            <text:p>-0.0153561336</text:p>
          </table:table-cell>
          <table:table-cell office:value-type="float" office:value="-0.01145" calcext:value-type="float">
            <text:p>-0.01145</text:p>
          </table:table-cell>
          <table:table-cell office:value-type="float" office:value="-0.0146363583685659" calcext:value-type="float">
            <text:p>-0.0146363584</text:p>
          </table:table-cell>
          <table:table-cell office:value-type="string" calcext:value-type="string">
            <text:p>filmed</text:p>
          </table:table-cell>
          <table:table-cell office:value-type="float" office:value="-0.0149045509314596" calcext:value-type="float">
            <text:p>-0.0149045509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-0.0138329098579204" calcext:value-type="float">
            <text:p>-0.0138329099</text:p>
          </table:table-cell>
        </table:table-row>
        <table:table-row table:style-name="ro1">
          <table:table-cell office:value-type="string" calcext:value-type="string">
            <text:p>dramatic</text:p>
          </table:table-cell>
          <table:table-cell office:value-type="float" office:value="0.0280662586713675" calcext:value-type="float">
            <text:p>0.0280662587</text:p>
          </table:table-cell>
          <table:table-cell office:value-type="float" office:value="0.59815" calcext:value-type="float">
            <text:p>0.59815</text:p>
          </table:table-cell>
          <table:table-cell office:value-type="float" office:value="0.0720471077242813" calcext:value-type="float">
            <text:p>0.0720471077</text:p>
          </table:table-cell>
          <table:table-cell office:value-type="string" calcext:value-type="string">
            <text:p>review</text:p>
          </table:table-cell>
          <table:table-cell office:value-type="float" office:value="0.0467123232410616" calcext:value-type="float">
            <text:p>0.0467123232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0992753623188406" calcext:value-type="float">
            <text:p>0.0992753623</text:p>
          </table:table-cell>
          <table:table-cell office:value-type="string" calcext:value-type="string">
            <text:p>type</text:p>
          </table:table-cell>
          <table:table-cell office:value-type="float" office:value="0.0467261081220088" calcext:value-type="float">
            <text:p>0.0467261081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116991643454039" calcext:value-type="float">
            <text:p>0.1169916435</text:p>
          </table:table-cell>
          <table:table-cell office:value-type="string" calcext:value-type="string">
            <text:p>absolutely</text:p>
          </table:table-cell>
          <table:table-cell office:value-type="float" office:value="-0.0152965963328663" calcext:value-type="float">
            <text:p>-0.0152965963</text:p>
          </table:table-cell>
          <table:table-cell office:value-type="float" office:value="-0.00129999999999997" calcext:value-type="float">
            <text:p>-0.0013</text:p>
          </table:table-cell>
          <table:table-cell office:value-type="float" office:value="-0.013976097303478" calcext:value-type="float">
            <text:p>-0.0139760973</text:p>
          </table:table-cell>
          <table:table-cell office:value-type="string" calcext:value-type="string">
            <text:p>type</text:p>
          </table:table-cell>
          <table:table-cell office:value-type="float" office:value="-0.0147328076462666" calcext:value-type="float">
            <text:p>-0.0147328076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13154661013111" calcext:value-type="float">
            <text:p>-0.013154661</text:p>
          </table:table-cell>
        </table:table-row>
        <table:table-row table:style-name="ro1">
          <table:table-cell office:value-type="string" calcext:value-type="string">
            <text:p>drama</text:p>
          </table:table-cell>
          <table:table-cell office:value-type="float" office:value="0.0422449087439015" calcext:value-type="float">
            <text:p>0.0422449087</text:p>
          </table:table-cell>
          <table:table-cell office:value-type="float" office:value="0.61795" calcext:value-type="float">
            <text:p>0.61795</text:p>
          </table:table-cell>
          <table:table-cell office:value-type="float" office:value="0.122631760248019" calcext:value-type="float">
            <text:p>0.1226317602</text:p>
          </table:table-cell>
          <table:table-cell office:value-type="string" calcext:value-type="string">
            <text:p>etc</text:p>
          </table:table-cell>
          <table:table-cell office:value-type="float" office:value="0.0466864830402844" calcext:value-type="float">
            <text:p>0.046686483</text:p>
          </table:table-cell>
          <table:table-cell office:value-type="float" office:value="0.60695" calcext:value-type="float">
            <text:p>0.60695</text:p>
          </table:table-cell>
          <table:table-cell office:value-type="float" office:value="0.116642319361726" calcext:value-type="float">
            <text:p>0.1166423194</text:p>
          </table:table-cell>
          <table:table-cell office:value-type="string" calcext:value-type="string">
            <text:p>took</text:p>
          </table:table-cell>
          <table:table-cell office:value-type="float" office:value="0.0466153463077033" calcext:value-type="float">
            <text:p>0.0466153463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116973506960036" calcext:value-type="float">
            <text:p>0.116973507</text:p>
          </table:table-cell>
          <table:table-cell office:value-type="string" calcext:value-type="string">
            <text:p>portrayed</text:p>
          </table:table-cell>
          <table:table-cell office:value-type="float" office:value="-0.0152912589936288" calcext:value-type="float">
            <text:p>-0.015291259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146059880783428" calcext:value-type="float">
            <text:p>-0.0146059881</text:p>
          </table:table-cell>
          <table:table-cell office:value-type="string" calcext:value-type="string">
            <text:p>started</text:p>
          </table:table-cell>
          <table:table-cell office:value-type="float" office:value="-0.0146406148275516" calcext:value-type="float">
            <text:p>-0.0146406148</text:p>
          </table:table-cell>
          <table:table-cell office:value-type="float" office:value="0.02605" calcext:value-type="float">
            <text:p>0.02605</text:p>
          </table:table-cell>
          <table:table-cell office:value-type="float" office:value="-0.0141450689246879" calcext:value-type="float">
            <text:p>-0.0141450689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0.0252100099591216" calcext:value-type="float">
            <text:p>0.02521001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0620039682539683" calcext:value-type="float">
            <text:p>0.0620039683</text:p>
          </table:table-cell>
          <table:table-cell office:value-type="string" calcext:value-type="string">
            <text:p>doubt</text:p>
          </table:table-cell>
          <table:table-cell office:value-type="float" office:value="0.0466577714916084" calcext:value-type="float">
            <text:p>0.0466577715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0962902345881069" calcext:value-type="float">
            <text:p>0.0962902346</text:p>
          </table:table-cell>
          <table:table-cell office:value-type="string" calcext:value-type="string">
            <text:p>result</text:p>
          </table:table-cell>
          <table:table-cell office:value-type="float" office:value="0.0465805281055013" calcext:value-type="float">
            <text:p>0.0465805281</text:p>
          </table:table-cell>
          <table:table-cell office:value-type="float" office:value="0.64925" calcext:value-type="float">
            <text:p>0.64925</text:p>
          </table:table-cell>
          <table:table-cell office:value-type="float" office:value="0.0904965642421885" calcext:value-type="float">
            <text:p>0.0904965642</text:p>
          </table:table-cell>
          <table:table-cell office:value-type="string" calcext:value-type="string">
            <text:p>video</text:p>
          </table:table-cell>
          <table:table-cell office:value-type="float" office:value="-0.0151896739414542" calcext:value-type="float">
            <text:p>-0.0151896739</text:p>
          </table:table-cell>
          <table:table-cell office:value-type="float" office:value="-0.00685000000000002" calcext:value-type="float">
            <text:p>-0.00685</text:p>
          </table:table-cell>
          <table:table-cell office:value-type="float" office:value="-0.013716844434178" calcext:value-type="float">
            <text:p>-0.0137168444</text:p>
          </table:table-cell>
          <table:table-cell office:value-type="string" calcext:value-type="string">
            <text:p>buy</text:p>
          </table:table-cell>
          <table:table-cell office:value-type="float" office:value="-0.0144670137134352" calcext:value-type="float">
            <text:p>-0.0144670137</text:p>
          </table:table-cell>
          <table:table-cell office:value-type="float" office:value="-0.0376000000000001" calcext:value-type="float">
            <text:p>-0.0376</text:p>
          </table:table-cell>
          <table:table-cell office:value-type="float" office:value="-0.0134401785006464" calcext:value-type="float">
            <text:p>-0.013440178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0.0914025832272148" calcext:value-type="float">
            <text:p>0.0914025832</text:p>
          </table:table-cell>
          <table:table-cell office:value-type="float" office:value="0.6098" calcext:value-type="float">
            <text:p>0.6098</text:p>
          </table:table-cell>
          <table:table-cell office:value-type="float" office:value="0.26377358490566" calcext:value-type="float">
            <text:p>0.2637735849</text:p>
          </table:table-cell>
          <table:table-cell office:value-type="string" calcext:value-type="string">
            <text:p>word</text:p>
          </table:table-cell>
          <table:table-cell office:value-type="float" office:value="0.046435057905003" calcext:value-type="float">
            <text:p>0.0464350579</text:p>
          </table:table-cell>
          <table:table-cell office:value-type="float" office:value="0.6553" calcext:value-type="float">
            <text:p>0.6553</text:p>
          </table:table-cell>
          <table:table-cell office:value-type="float" office:value="0.104209979209979" calcext:value-type="float">
            <text:p>0.1042099792</text:p>
          </table:table-cell>
          <table:table-cell office:value-type="string" calcext:value-type="string">
            <text:p>hate</text:p>
          </table:table-cell>
          <table:table-cell office:value-type="float" office:value="0.0465250245876868" calcext:value-type="float">
            <text:p>0.0465250246</text:p>
          </table:table-cell>
          <table:table-cell office:value-type="float" office:value="0.62315" calcext:value-type="float">
            <text:p>0.62315</text:p>
          </table:table-cell>
          <table:table-cell office:value-type="float" office:value="0.0979054458408139" calcext:value-type="float">
            <text:p>0.0979054458</text:p>
          </table:table-cell>
          <table:table-cell office:value-type="string" calcext:value-type="string">
            <text:p>shots</text:p>
          </table:table-cell>
          <table:table-cell office:value-type="float" office:value="-0.0151625743833677" calcext:value-type="float">
            <text:p>-0.0151625744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145373184413791" calcext:value-type="float">
            <text:p>-0.0145373184</text:p>
          </table:table-cell>
          <table:table-cell office:value-type="string" calcext:value-type="string">
            <text:p>except</text:p>
          </table:table-cell>
          <table:table-cell office:value-type="float" office:value="-0.0144506073593138" calcext:value-type="float">
            <text:p>-0.0144506074</text:p>
          </table:table-cell>
          <table:table-cell office:value-type="float" office:value="-0.00325000000000009" calcext:value-type="float">
            <text:p>-0.00325</text:p>
          </table:table-cell>
          <table:table-cell office:value-type="float" office:value="-0.013432316746923" calcext:value-type="float">
            <text:p>-0.0134323167</text:p>
          </table:table-cell>
        </table:table-row>
        <table:table-row table:style-name="ro1">
          <table:table-cell office:value-type="string" calcext:value-type="string">
            <text:p>doubt</text:p>
          </table:table-cell>
          <table:table-cell office:value-type="float" office:value="0.0293434743025543" calcext:value-type="float">
            <text:p>0.0293434743</text:p>
          </table:table-cell>
          <table:table-cell office:value-type="float" office:value="0.632" calcext:value-type="float">
            <text:p>0.632</text:p>
          </table:table-cell>
          <table:table-cell office:value-type="float" office:value="0.0802299425143714" calcext:value-type="float">
            <text:p>0.0802299425</text:p>
          </table:table-cell>
          <table:table-cell office:value-type="string" calcext:value-type="string">
            <text:p>cannot</text:p>
          </table:table-cell>
          <table:table-cell office:value-type="float" office:value="0.0464022042568381" calcext:value-type="float">
            <text:p>0.0464022043</text:p>
          </table:table-cell>
          <table:table-cell office:value-type="float" office:value="0.62705" calcext:value-type="float">
            <text:p>0.62705</text:p>
          </table:table-cell>
          <table:table-cell office:value-type="float" office:value="0.11318511473071" calcext:value-type="float">
            <text:p>0.1131851147</text:p>
          </table:table-cell>
          <table:table-cell office:value-type="string" calcext:value-type="string">
            <text:p>extremely</text:p>
          </table:table-cell>
          <table:table-cell office:value-type="float" office:value="0.0463649466753988" calcext:value-type="float">
            <text:p>0.0463649467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111577388299185" calcext:value-type="float">
            <text:p>0.1115773883</text:p>
          </table:table-cell>
          <table:table-cell office:value-type="string" calcext:value-type="string">
            <text:p>surprise</text:p>
          </table:table-cell>
          <table:table-cell office:value-type="float" office:value="-0.0151310875259363" calcext:value-type="float">
            <text:p>-0.0151310875</text:p>
          </table:table-cell>
          <table:table-cell office:value-type="float" office:value="-0.0695" calcext:value-type="float">
            <text:p>-0.0695</text:p>
          </table:table-cell>
          <table:table-cell office:value-type="float" office:value="-0.0139407425201622" calcext:value-type="float">
            <text:p>-0.0139407425</text:p>
          </table:table-cell>
          <table:table-cell office:value-type="string" calcext:value-type="string">
            <text:p>slow</text:p>
          </table:table-cell>
          <table:table-cell office:value-type="float" office:value="-0.0144313690963899" calcext:value-type="float">
            <text:p>-0.0144313691</text:p>
          </table:table-cell>
          <table:table-cell office:value-type="float" office:value="-0.0117499999999999" calcext:value-type="float">
            <text:p>-0.01175</text:p>
          </table:table-cell>
          <table:table-cell office:value-type="float" office:value="-0.01327785887846" calcext:value-type="float">
            <text:p>-0.0132778589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0.0608185910091439" calcext:value-type="float">
            <text:p>0.060818591</text:p>
          </table:table-cell>
          <table:table-cell office:value-type="float" office:value="0.58095" calcext:value-type="float">
            <text:p>0.58095</text:p>
          </table:table-cell>
          <table:table-cell office:value-type="float" office:value="0.220734542073454" calcext:value-type="float">
            <text:p>0.2207345421</text:p>
          </table:table-cell>
          <table:table-cell office:value-type="string" calcext:value-type="string">
            <text:p>sister</text:p>
          </table:table-cell>
          <table:table-cell office:value-type="float" office:value="0.0463992289138803" calcext:value-type="float">
            <text:p>0.0463992289</text:p>
          </table:table-cell>
          <table:table-cell office:value-type="float" office:value="0.66995" calcext:value-type="float">
            <text:p>0.66995</text:p>
          </table:table-cell>
          <table:table-cell office:value-type="float" office:value="0.0891403339312819" calcext:value-type="float">
            <text:p>0.0891403339</text:p>
          </table:table-cell>
          <table:table-cell office:value-type="string" calcext:value-type="string">
            <text:p>b</text:p>
          </table:table-cell>
          <table:table-cell office:value-type="float" office:value="0.0463234013467825" calcext:value-type="float">
            <text:p>0.0463234013</text:p>
          </table:table-cell>
          <table:table-cell office:value-type="float" office:value="0.60165" calcext:value-type="float">
            <text:p>0.60165</text:p>
          </table:table-cell>
          <table:table-cell office:value-type="float" office:value="0.118206972883232" calcext:value-type="float">
            <text:p>0.1182069729</text:p>
          </table:table-cell>
          <table:table-cell office:value-type="string" calcext:value-type="string">
            <text:p>ten</text:p>
          </table:table-cell>
          <table:table-cell office:value-type="float" office:value="-0.0151132408610999" calcext:value-type="float">
            <text:p>-0.0151132409</text:p>
          </table:table-cell>
          <table:table-cell office:value-type="float" office:value="-0.02105" calcext:value-type="float">
            <text:p>-0.02105</text:p>
          </table:table-cell>
          <table:table-cell office:value-type="float" office:value="-0.0140924185984051" calcext:value-type="float">
            <text:p>-0.0140924186</text:p>
          </table:table-cell>
          <table:table-cell office:value-type="string" calcext:value-type="string">
            <text:p>king</text:p>
          </table:table-cell>
          <table:table-cell office:value-type="float" office:value="-0.0144283888136061" calcext:value-type="float">
            <text:p>-0.0144283888</text:p>
          </table:table-cell>
          <table:table-cell office:value-type="float" office:value="-0.0385" calcext:value-type="float">
            <text:p>-0.0385</text:p>
          </table:table-cell>
          <table:table-cell office:value-type="float" office:value="-0.0136089067773374" calcext:value-type="float">
            <text:p>-0.0136089068</text:p>
          </table:table-cell>
        </table:table-row>
        <table:table-row table:style-name="ro1">
          <table:table-cell office:value-type="string" calcext:value-type="string">
            <text:p>don't</text:p>
          </table:table-cell>
          <table:table-cell office:value-type="float" office:value="0.132054968044483" calcext:value-type="float">
            <text:p>0.132054968</text:p>
          </table:table-cell>
          <table:table-cell office:value-type="float" office:value="0.59985" calcext:value-type="float">
            <text:p>0.59985</text:p>
          </table:table-cell>
          <table:table-cell office:value-type="float" office:value="0.405202526941657" calcext:value-type="float">
            <text:p>0.4052025269</text:p>
          </table:table-cell>
          <table:table-cell office:value-type="string" calcext:value-type="string">
            <text:p>non</text:p>
          </table:table-cell>
          <table:table-cell office:value-type="float" office:value="0.0463949437854745" calcext:value-type="float">
            <text:p>0.0463949438</text:p>
          </table:table-cell>
          <table:table-cell office:value-type="float" office:value="0.64665" calcext:value-type="float">
            <text:p>0.64665</text:p>
          </table:table-cell>
          <table:table-cell office:value-type="float" office:value="0.105103203748259" calcext:value-type="float">
            <text:p>0.1051032037</text:p>
          </table:table-cell>
          <table:table-cell office:value-type="string" calcext:value-type="string">
            <text:p>sequences</text:p>
          </table:table-cell>
          <table:table-cell office:value-type="float" office:value="0.0462764979077576" calcext:value-type="float">
            <text:p>0.0462764979</text:p>
          </table:table-cell>
          <table:table-cell office:value-type="float" office:value="0.66815" calcext:value-type="float">
            <text:p>0.66815</text:p>
          </table:table-cell>
          <table:table-cell office:value-type="float" office:value="0.0904481293682335" calcext:value-type="float">
            <text:p>0.0904481294</text:p>
          </table:table-cell>
          <table:table-cell office:value-type="string" calcext:value-type="string">
            <text:p>reviews</text:p>
          </table:table-cell>
          <table:table-cell office:value-type="float" office:value="-0.015108686621415" calcext:value-type="float">
            <text:p>-0.0151086866</text:p>
          </table:table-cell>
          <table:table-cell office:value-type="float" office:value="-0.00759999999999994" calcext:value-type="float">
            <text:p>-0.0076</text:p>
          </table:table-cell>
          <table:table-cell office:value-type="float" office:value="-0.0143851896946213" calcext:value-type="float">
            <text:p>-0.0143851897</text:p>
          </table:table-cell>
          <table:table-cell office:value-type="string" calcext:value-type="string">
            <text:p>mark</text:p>
          </table:table-cell>
          <table:table-cell office:value-type="float" office:value="-0.0143736512248965" calcext:value-type="float">
            <text:p>-0.0143736512</text:p>
          </table:table-cell>
          <table:table-cell office:value-type="float" office:value="-0.0572" calcext:value-type="float">
            <text:p>-0.0572</text:p>
          </table:table-cell>
          <table:table-cell office:value-type="float" office:value="-0.0134225798287795" calcext:value-type="float">
            <text:p>-0.0134225798</text:p>
          </table:table-cell>
        </table:table-row>
        <table:table-row table:style-name="ro1">
          <table:table-cell office:value-type="string" calcext:value-type="string">
            <text:p>doing</text:p>
          </table:table-cell>
          <table:table-cell office:value-type="float" office:value="0.0502332011347845" calcext:value-type="float">
            <text:p>0.0502332011</text:p>
          </table:table-cell>
          <table:table-cell office:value-type="float" office:value="0.63515" calcext:value-type="float">
            <text:p>0.63515</text:p>
          </table:table-cell>
          <table:table-cell office:value-type="float" office:value="0.145650392225735" calcext:value-type="float">
            <text:p>0.1456503922</text:p>
          </table:table-cell>
          <table:table-cell office:value-type="string" calcext:value-type="string">
            <text:p>george</text:p>
          </table:table-cell>
          <table:table-cell office:value-type="float" office:value="0.0462611424203813" calcext:value-type="float">
            <text:p>0.0462611424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0911028236547683" calcext:value-type="float">
            <text:p>0.0911028237</text:p>
          </table:table-cell>
          <table:table-cell office:value-type="string" calcext:value-type="string">
            <text:p>flick</text:p>
          </table:table-cell>
          <table:table-cell office:value-type="float" office:value="0.0462026844930412" calcext:value-type="float">
            <text:p>0.0462026845</text:p>
          </table:table-cell>
          <table:table-cell office:value-type="float" office:value="0.62235" calcext:value-type="float">
            <text:p>0.62235</text:p>
          </table:table-cell>
          <table:table-cell office:value-type="float" office:value="0.117537095455077" calcext:value-type="float">
            <text:p>0.1175370955</text:p>
          </table:table-cell>
          <table:table-cell office:value-type="string" calcext:value-type="string">
            <text:p>loved</text:p>
          </table:table-cell>
          <table:table-cell office:value-type="float" office:value="-0.0150811561493989" calcext:value-type="float">
            <text:p>-0.0150811561</text:p>
          </table:table-cell>
          <table:table-cell office:value-type="float" office:value="-0.0310500000000001" calcext:value-type="float">
            <text:p>-0.03105</text:p>
          </table:table-cell>
          <table:table-cell office:value-type="float" office:value="-0.013091572056298" calcext:value-type="float">
            <text:p>-0.0130915721</text:p>
          </table:table-cell>
          <table:table-cell office:value-type="string" calcext:value-type="string">
            <text:p>art</text:p>
          </table:table-cell>
          <table:table-cell office:value-type="float" office:value="-0.0143636492716356" calcext:value-type="float">
            <text:p>-0.0143636493</text:p>
          </table:table-cell>
          <table:table-cell office:value-type="float" office:value="-0.03445" calcext:value-type="float">
            <text:p>-0.03445</text:p>
          </table:table-cell>
          <table:table-cell office:value-type="float" office:value="-0.012824501654245" calcext:value-type="float">
            <text:p>-0.0128245017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0225136062614986" calcext:value-type="float">
            <text:p>0.0225136063</text:p>
          </table:table-cell>
          <table:table-cell office:value-type="float" office:value="0.6262" calcext:value-type="float">
            <text:p>0.6262</text:p>
          </table:table-cell>
          <table:table-cell office:value-type="float" office:value="0.0586753966255351" calcext:value-type="float">
            <text:p>0.0586753966</text:p>
          </table:table-cell>
          <table:table-cell office:value-type="string" calcext:value-type="string">
            <text:p>ok</text:p>
          </table:table-cell>
          <table:table-cell office:value-type="float" office:value="0.046236773529456" calcext:value-type="float">
            <text:p>0.0462367735</text:p>
          </table:table-cell>
          <table:table-cell office:value-type="float" office:value="0.6071" calcext:value-type="float">
            <text:p>0.6071</text:p>
          </table:table-cell>
          <table:table-cell office:value-type="float" office:value="0.107451158564289" calcext:value-type="float">
            <text:p>0.1074511586</text:p>
          </table:table-cell>
          <table:table-cell office:value-type="string" calcext:value-type="string">
            <text:p>predictable</text:p>
          </table:table-cell>
          <table:table-cell office:value-type="float" office:value="0.0461723949203227" calcext:value-type="float">
            <text:p>0.0461723949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101354507239608" calcext:value-type="float">
            <text:p>0.1013545072</text:p>
          </table:table-cell>
          <table:table-cell office:value-type="string" calcext:value-type="string">
            <text:p>call</text:p>
          </table:table-cell>
          <table:table-cell office:value-type="float" office:value="-0.0150708871204465" calcext:value-type="float">
            <text:p>-0.0150708871</text:p>
          </table:table-cell>
          <table:table-cell office:value-type="float" office:value="-0.000549999999999939" calcext:value-type="float">
            <text:p>-0.00055</text:p>
          </table:table-cell>
          <table:table-cell office:value-type="float" office:value="-0.0142397655239821" calcext:value-type="float">
            <text:p>-0.0142397655</text:p>
          </table:table-cell>
          <table:table-cell office:value-type="string" calcext:value-type="string">
            <text:p>material</text:p>
          </table:table-cell>
          <table:table-cell office:value-type="float" office:value="-0.0143520639083114" calcext:value-type="float">
            <text:p>-0.0143520639</text:p>
          </table:table-cell>
          <table:table-cell office:value-type="float" office:value="-0.0277999999999999" calcext:value-type="float">
            <text:p>-0.0278</text:p>
          </table:table-cell>
          <table:table-cell office:value-type="float" office:value="-0.0134026481028248" calcext:value-type="float">
            <text:p>-0.0134026481</text:p>
          </table:table-cell>
        </table:table-row>
        <table:table-row table:style-name="ro1">
          <table:table-cell office:value-type="string" calcext:value-type="string">
            <text:p>doesn't</text:p>
          </table:table-cell>
          <table:table-cell office:value-type="float" office:value="0.106399640506527" calcext:value-type="float">
            <text:p>0.1063996405</text:p>
          </table:table-cell>
          <table:table-cell office:value-type="float" office:value="0.62225" calcext:value-type="float">
            <text:p>0.62225</text:p>
          </table:table-cell>
          <table:table-cell office:value-type="float" office:value="0.294913672421839" calcext:value-type="float">
            <text:p>0.2949136724</text:p>
          </table:table-cell>
          <table:table-cell office:value-type="string" calcext:value-type="string">
            <text:p>b</text:p>
          </table:table-cell>
          <table:table-cell office:value-type="float" office:value="0.0462310776827236" calcext:value-type="float">
            <text:p>0.0462310777</text:p>
          </table:table-cell>
          <table:table-cell office:value-type="float" office:value="0.59925" calcext:value-type="float">
            <text:p>0.59925</text:p>
          </table:table-cell>
          <table:table-cell office:value-type="float" office:value="0.118164814611068" calcext:value-type="float">
            <text:p>0.1181648146</text:p>
          </table:table-cell>
          <table:table-cell office:value-type="string" calcext:value-type="string">
            <text:p>review</text:p>
          </table:table-cell>
          <table:table-cell office:value-type="float" office:value="0.046155666678022" calcext:value-type="float">
            <text:p>0.0461556667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0987415295256534" calcext:value-type="float">
            <text:p>0.0987415295</text:p>
          </table:table-cell>
          <table:table-cell office:value-type="string" calcext:value-type="string">
            <text:p>rate</text:p>
          </table:table-cell>
          <table:table-cell office:value-type="float" office:value="-0.0150486128002395" calcext:value-type="float">
            <text:p>-0.0150486128</text:p>
          </table:table-cell>
          <table:table-cell office:value-type="float" office:value="-0.05475" calcext:value-type="float">
            <text:p>-0.05475</text:p>
          </table:table-cell>
          <table:table-cell office:value-type="float" office:value="-0.0140177371381768" calcext:value-type="float">
            <text:p>-0.0140177371</text:p>
          </table:table-cell>
          <table:table-cell office:value-type="string" calcext:value-type="string">
            <text:p>typical</text:p>
          </table:table-cell>
          <table:table-cell office:value-type="float" office:value="-0.0143414141495905" calcext:value-type="float">
            <text:p>-0.0143414141</text:p>
          </table:table-cell>
          <table:table-cell office:value-type="float" office:value="-0.0223" calcext:value-type="float">
            <text:p>-0.0223</text:p>
          </table:table-cell>
          <table:table-cell office:value-type="float" office:value="-0.0133986609464379" calcext:value-type="float">
            <text:p>-0.0133986609</text:p>
          </table:table-cell>
        </table:table-row>
        <table:table-row table:style-name="ro1">
          <table:table-cell office:value-type="string" calcext:value-type="string">
            <text:p>does</text:p>
          </table:table-cell>
          <table:table-cell office:value-type="float" office:value="0.113496637138655" calcext:value-type="float">
            <text:p>0.1134966371</text:p>
          </table:table-cell>
          <table:table-cell office:value-type="float" office:value="0.60155" calcext:value-type="float">
            <text:p>0.60155</text:p>
          </table:table-cell>
          <table:table-cell office:value-type="float" office:value="0.337847943498131" calcext:value-type="float">
            <text:p>0.3378479435</text:p>
          </table:table-cell>
          <table:table-cell office:value-type="string" calcext:value-type="string">
            <text:p>hours</text:p>
          </table:table-cell>
          <table:table-cell office:value-type="float" office:value="0.0461348879631027" calcext:value-type="float">
            <text:p>0.046134888</text:p>
          </table:table-cell>
          <table:table-cell office:value-type="float" office:value="0.623" calcext:value-type="float">
            <text:p>0.623</text:p>
          </table:table-cell>
          <table:table-cell office:value-type="float" office:value="0.107692307692308" calcext:value-type="float">
            <text:p>0.1076923077</text:p>
          </table:table-cell>
          <table:table-cell office:value-type="string" calcext:value-type="string">
            <text:p>situation</text:p>
          </table:table-cell>
          <table:table-cell office:value-type="float" office:value="0.0460352003725751" calcext:value-type="float">
            <text:p>0.0460352004</text:p>
          </table:table-cell>
          <table:table-cell office:value-type="float" office:value="0.64555" calcext:value-type="float">
            <text:p>0.64555</text:p>
          </table:table-cell>
          <table:table-cell office:value-type="float" office:value="0.0891687010150328" calcext:value-type="float">
            <text:p>0.089168701</text:p>
          </table:table-cell>
          <table:table-cell office:value-type="string" calcext:value-type="string">
            <text:p>songs</text:p>
          </table:table-cell>
          <table:table-cell office:value-type="float" office:value="-0.0150401023304259" calcext:value-type="float">
            <text:p>-0.0150401023</text:p>
          </table:table-cell>
          <table:table-cell office:value-type="float" office:value="-0.03845" calcext:value-type="float">
            <text:p>-0.03845</text:p>
          </table:table-cell>
          <table:table-cell office:value-type="float" office:value="-0.013975014218908" calcext:value-type="float">
            <text:p>-0.0139750142</text:p>
          </table:table-cell>
          <table:table-cell office:value-type="string" calcext:value-type="string">
            <text:p>call</text:p>
          </table:table-cell>
          <table:table-cell office:value-type="float" office:value="-0.0143100852700545" calcext:value-type="float">
            <text:p>-0.0143100853</text:p>
          </table:table-cell>
          <table:table-cell office:value-type="float" office:value="0.01085" calcext:value-type="float">
            <text:p>0.01085</text:p>
          </table:table-cell>
          <table:table-cell office:value-type="float" office:value="-0.0136889749801311" calcext:value-type="float">
            <text:p>-0.013688975</text:p>
          </table:table-cell>
        </table:table-row>
        <table:table-row table:style-name="ro1">
          <table:table-cell office:value-type="string" calcext:value-type="string">
            <text:p>documentary</text:p>
          </table:table-cell>
          <table:table-cell office:value-type="float" office:value="0.0222082774345439" calcext:value-type="float">
            <text:p>0.0222082774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0692207226817588" calcext:value-type="float">
            <text:p>0.0692207227</text:p>
          </table:table-cell>
          <table:table-cell office:value-type="string" calcext:value-type="string">
            <text:p>general</text:p>
          </table:table-cell>
          <table:table-cell office:value-type="float" office:value="0.0461244542462546" calcext:value-type="float">
            <text:p>0.0461244542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0939286686632181" calcext:value-type="float">
            <text:p>0.0939286687</text:p>
          </table:table-cell>
          <table:table-cell office:value-type="string" calcext:value-type="string">
            <text:p>tale</text:p>
          </table:table-cell>
          <table:table-cell office:value-type="float" office:value="0.0460036922109243" calcext:value-type="float">
            <text:p>0.0460036922</text:p>
          </table:table-cell>
          <table:table-cell office:value-type="float" office:value="0.63235" calcext:value-type="float">
            <text:p>0.63235</text:p>
          </table:table-cell>
          <table:table-cell office:value-type="float" office:value="0.0936768149882904" calcext:value-type="float">
            <text:p>0.093676815</text:p>
          </table:table-cell>
          <table:table-cell office:value-type="string" calcext:value-type="string">
            <text:p>terrible</text:p>
          </table:table-cell>
          <table:table-cell office:value-type="float" office:value="-0.015003258380596" calcext:value-type="float">
            <text:p>-0.0150032584</text:p>
          </table:table-cell>
          <table:table-cell office:value-type="float" office:value="-0.0198999999999999" calcext:value-type="float">
            <text:p>-0.0199</text:p>
          </table:table-cell>
          <table:table-cell office:value-type="float" office:value="-0.013088596308942" calcext:value-type="float">
            <text:p>-0.0130885963</text:p>
          </table:table-cell>
          <table:table-cell office:value-type="string" calcext:value-type="string">
            <text:p>direction</text:p>
          </table:table-cell>
          <table:table-cell office:value-type="float" office:value="-0.0142489709805781" calcext:value-type="float">
            <text:p>-0.014248971</text:p>
          </table:table-cell>
          <table:table-cell office:value-type="float" office:value="0.0277999999999999" calcext:value-type="float">
            <text:p>0.0278</text:p>
          </table:table-cell>
          <table:table-cell office:value-type="float" office:value="-0.014001948218585" calcext:value-type="float">
            <text:p>-0.0140019482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0.144305170964389" calcext:value-type="float">
            <text:p>0.144305171</text:p>
          </table:table-cell>
          <table:table-cell office:value-type="float" office:value="0.60175" calcext:value-type="float">
            <text:p>0.60175</text:p>
          </table:table-cell>
          <table:table-cell office:value-type="float" office:value="0.42428623057463" calcext:value-type="float">
            <text:p>0.4242862306</text:p>
          </table:table-cell>
          <table:table-cell office:value-type="string" calcext:value-type="string">
            <text:p>hope</text:p>
          </table:table-cell>
          <table:table-cell office:value-type="float" office:value="0.0460787232660761" calcext:value-type="float">
            <text:p>0.0460787233</text:p>
          </table:table-cell>
          <table:table-cell office:value-type="float" office:value="0.60415" calcext:value-type="float">
            <text:p>0.60415</text:p>
          </table:table-cell>
          <table:table-cell office:value-type="float" office:value="0.132953674296353" calcext:value-type="float">
            <text:p>0.1329536743</text:p>
          </table:table-cell>
          <table:table-cell office:value-type="string" calcext:value-type="string">
            <text:p>usually</text:p>
          </table:table-cell>
          <table:table-cell office:value-type="float" office:value="0.0459434848360356" calcext:value-type="float">
            <text:p>0.0459434848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107571560480148" calcext:value-type="float">
            <text:p>0.1075715605</text:p>
          </table:table-cell>
          <table:table-cell office:value-type="string" calcext:value-type="string">
            <text:p>result</text:p>
          </table:table-cell>
          <table:table-cell office:value-type="float" office:value="-0.0149471385950046" calcext:value-type="float">
            <text:p>-0.0149471386</text:p>
          </table:table-cell>
          <table:table-cell office:value-type="float" office:value="-0.00814999999999999" calcext:value-type="float">
            <text:p>-0.00815</text:p>
          </table:table-cell>
          <table:table-cell office:value-type="float" office:value="-0.0142356197140001" calcext:value-type="float">
            <text:p>-0.0142356197</text:p>
          </table:table-cell>
          <table:table-cell office:value-type="string" calcext:value-type="string">
            <text:p>act</text:p>
          </table:table-cell>
          <table:table-cell office:value-type="float" office:value="-0.0142410716651505" calcext:value-type="float">
            <text:p>-0.0142410717</text:p>
          </table:table-cell>
          <table:table-cell office:value-type="float" office:value="-0.01375" calcext:value-type="float">
            <text:p>-0.01375</text:p>
          </table:table-cell>
          <table:table-cell office:value-type="float" office:value="-0.012988609743553" calcext:value-type="float">
            <text:p>-0.0129886097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float" office:value="0.0113530267015379" calcext:value-type="float">
            <text:p>0.0113530267</text:p>
          </table:table-cell>
          <table:table-cell office:value-type="float" office:value="0.54915" calcext:value-type="float">
            <text:p>0.54915</text:p>
          </table:table-cell>
          <table:table-cell office:value-type="float" office:value="0.0394162139128582" calcext:value-type="float">
            <text:p>0.0394162139</text:p>
          </table:table-cell>
          <table:table-cell office:value-type="string" calcext:value-type="string">
            <text:p>romantic</text:p>
          </table:table-cell>
          <table:table-cell office:value-type="float" office:value="0.0460649456329287" calcext:value-type="float">
            <text:p>0.0460649456</text:p>
          </table:table-cell>
          <table:table-cell office:value-type="float" office:value="0.6469" calcext:value-type="float">
            <text:p>0.6469</text:p>
          </table:table-cell>
          <table:table-cell office:value-type="float" office:value="0.0950794464377242" calcext:value-type="float">
            <text:p>0.0950794464</text:p>
          </table:table-cell>
          <table:table-cell office:value-type="string" calcext:value-type="string">
            <text:p>please</text:p>
          </table:table-cell>
          <table:table-cell office:value-type="float" office:value="0.0459046209150971" calcext:value-type="float">
            <text:p>0.0459046209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107852193995381" calcext:value-type="float">
            <text:p>0.107852194</text:p>
          </table:table-cell>
          <table:table-cell office:value-type="string" calcext:value-type="string">
            <text:p>boring</text:p>
          </table:table-cell>
          <table:table-cell office:value-type="float" office:value="-0.01491107549861" calcext:value-type="float">
            <text:p>-0.0149110755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-0.012766969936972" calcext:value-type="float">
            <text:p>-0.0127669699</text:p>
          </table:table-cell>
          <table:table-cell office:value-type="string" calcext:value-type="string">
            <text:p>writer</text:p>
          </table:table-cell>
          <table:table-cell office:value-type="float" office:value="-0.0142281189860241" calcext:value-type="float">
            <text:p>-0.014228119</text:p>
          </table:table-cell>
          <table:table-cell office:value-type="float" office:value="-0.0216000000000001" calcext:value-type="float">
            <text:p>-0.0216</text:p>
          </table:table-cell>
          <table:table-cell office:value-type="float" office:value="-0.012903883478596" calcext:value-type="float">
            <text:p>-0.0129038835</text:p>
          </table:table-cell>
        </table:table-row>
        <table:table-row table:style-name="ro1">
          <table:table-cell office:value-type="string" calcext:value-type="string">
            <text:p>disappointed</text:p>
          </table:table-cell>
          <table:table-cell office:value-type="float" office:value="0.0286759167369799" calcext:value-type="float">
            <text:p>0.0286759167</text:p>
          </table:table-cell>
          <table:table-cell office:value-type="float" office:value="0.59225" calcext:value-type="float">
            <text:p>0.59225</text:p>
          </table:table-cell>
          <table:table-cell office:value-type="float" office:value="0.0891321344800626" calcext:value-type="float">
            <text:p>0.0891321345</text:p>
          </table:table-cell>
          <table:table-cell office:value-type="string" calcext:value-type="string">
            <text:p>move</text:p>
          </table:table-cell>
          <table:table-cell office:value-type="float" office:value="0.0460160504075348" calcext:value-type="float">
            <text:p>0.0460160504</text:p>
          </table:table-cell>
          <table:table-cell office:value-type="float" office:value="0.6798" calcext:value-type="float">
            <text:p>0.6798</text:p>
          </table:table-cell>
          <table:table-cell office:value-type="float" office:value="0.093431483578709" calcext:value-type="float">
            <text:p>0.0934314836</text:p>
          </table:table-cell>
          <table:table-cell office:value-type="string" calcext:value-type="string">
            <text:p>haven't</text:p>
          </table:table-cell>
          <table:table-cell office:value-type="float" office:value="0.0458898063435414" calcext:value-type="float">
            <text:p>0.0458898063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0988824101068999" calcext:value-type="float">
            <text:p>0.0988824101</text:p>
          </table:table-cell>
          <table:table-cell office:value-type="string" calcext:value-type="string">
            <text:p>de</text:p>
          </table:table-cell>
          <table:table-cell office:value-type="float" office:value="-0.0148370026096091" calcext:value-type="float">
            <text:p>-0.0148370026</text:p>
          </table:table-cell>
          <table:table-cell office:value-type="float" office:value="-0.0579999999999999" calcext:value-type="float">
            <text:p>-0.058</text:p>
          </table:table-cell>
          <table:table-cell office:value-type="float" office:value="-0.0140406338097168" calcext:value-type="float">
            <text:p>-0.0140406338</text:p>
          </table:table-cell>
          <table:table-cell office:value-type="string" calcext:value-type="string">
            <text:p>kept</text:p>
          </table:table-cell>
          <table:table-cell office:value-type="float" office:value="-0.0142194835977326" calcext:value-type="float">
            <text:p>-0.0142194836</text:p>
          </table:table-cell>
          <table:table-cell office:value-type="float" office:value="0.00425000000000009" calcext:value-type="float">
            <text:p>0.00425</text:p>
          </table:table-cell>
          <table:table-cell office:value-type="float" office:value="-0.0135747356606252" calcext:value-type="float">
            <text:p>-0.0135747357</text:p>
          </table:table-cell>
        </table:table-row>
        <table:table-row table:style-name="ro1">
          <table:table-cell office:value-type="string" calcext:value-type="string">
            <text:p>directors</text:p>
          </table:table-cell>
          <table:table-cell office:value-type="float" office:value="0.0182790036875605" calcext:value-type="float">
            <text:p>0.0182790037</text:p>
          </table:table-cell>
          <table:table-cell office:value-type="float" office:value="0.5989" calcext:value-type="float">
            <text:p>0.5989</text:p>
          </table:table-cell>
          <table:table-cell office:value-type="float" office:value="0.059774964838256" calcext:value-type="float">
            <text:p>0.0597749648</text:p>
          </table:table-cell>
          <table:table-cell office:value-type="string" calcext:value-type="string">
            <text:p>easy</text:p>
          </table:table-cell>
          <table:table-cell office:value-type="float" office:value="0.0458656382699713" calcext:value-type="float">
            <text:p>0.0458656383</text:p>
          </table:table-cell>
          <table:table-cell office:value-type="float" office:value="0.6322" calcext:value-type="float">
            <text:p>0.6322</text:p>
          </table:table-cell>
          <table:table-cell office:value-type="float" office:value="0.0980872976949485" calcext:value-type="float">
            <text:p>0.0980872977</text:p>
          </table:table-cell>
          <table:table-cell office:value-type="string" calcext:value-type="string">
            <text:p>became</text:p>
          </table:table-cell>
          <table:table-cell office:value-type="float" office:value="0.0458636540086428" calcext:value-type="float">
            <text:p>0.045863654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0910425844346549" calcext:value-type="float">
            <text:p>0.0910425844</text:p>
          </table:table-cell>
          <table:table-cell office:value-type="string" calcext:value-type="string">
            <text:p>entertaining</text:p>
          </table:table-cell>
          <table:table-cell office:value-type="float" office:value="-0.0148118595450099" calcext:value-type="float">
            <text:p>-0.0148118595</text:p>
          </table:table-cell>
          <table:table-cell office:value-type="float" office:value="-0.00934999999999997" calcext:value-type="float">
            <text:p>-0.00935</text:p>
          </table:table-cell>
          <table:table-cell office:value-type="float" office:value="-0.013304880916672" calcext:value-type="float">
            <text:p>-0.0133048809</text:p>
          </table:table-cell>
          <table:table-cell office:value-type="string" calcext:value-type="string">
            <text:p>disappointed</text:p>
          </table:table-cell>
          <table:table-cell office:value-type="float" office:value="-0.0141962463002912" calcext:value-type="float">
            <text:p>-0.0141962463</text:p>
          </table:table-cell>
          <table:table-cell office:value-type="float" office:value="-0.00895000000000001" calcext:value-type="float">
            <text:p>-0.00895</text:p>
          </table:table-cell>
          <table:table-cell office:value-type="float" office:value="-0.0132761482118124" calcext:value-type="float">
            <text:p>-0.0132761482</text:p>
          </table:table-cell>
        </table:table-row>
        <table:table-row table:style-name="ro1">
          <table:table-cell office:value-type="string" calcext:value-type="string">
            <text:p>director</text:p>
          </table:table-cell>
          <table:table-cell office:value-type="float" office:value="0.104029958044421" calcext:value-type="float">
            <text:p>0.104029958</text:p>
          </table:table-cell>
          <table:table-cell office:value-type="float" office:value="0.60725" calcext:value-type="float">
            <text:p>0.60725</text:p>
          </table:table-cell>
          <table:table-cell office:value-type="float" office:value="0.285324356291511" calcext:value-type="float">
            <text:p>0.2853243563</text:p>
          </table:table-cell>
          <table:table-cell office:value-type="string" calcext:value-type="string">
            <text:p>moving</text:p>
          </table:table-cell>
          <table:table-cell office:value-type="float" office:value="0.0458483125603788" calcext:value-type="float">
            <text:p>0.0458483126</text:p>
          </table:table-cell>
          <table:table-cell office:value-type="float" office:value="0.62345" calcext:value-type="float">
            <text:p>0.62345</text:p>
          </table:table-cell>
          <table:table-cell office:value-type="float" office:value="0.101848539057841" calcext:value-type="float">
            <text:p>0.1018485391</text:p>
          </table:table-cell>
          <table:table-cell office:value-type="string" calcext:value-type="string">
            <text:p>stage</text:p>
          </table:table-cell>
          <table:table-cell office:value-type="float" office:value="0.0458227953357145" calcext:value-type="float">
            <text:p>0.0458227953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0858995137763371" calcext:value-type="float">
            <text:p>0.0858995138</text:p>
          </table:table-cell>
          <table:table-cell office:value-type="string" calcext:value-type="string">
            <text:p>tried</text:p>
          </table:table-cell>
          <table:table-cell office:value-type="float" office:value="-0.0147986823386908" calcext:value-type="float">
            <text:p>-0.0147986823</text:p>
          </table:table-cell>
          <table:table-cell office:value-type="float" office:value="-0.03015" calcext:value-type="float">
            <text:p>-0.03015</text:p>
          </table:table-cell>
          <table:table-cell office:value-type="float" office:value="-0.013804252256093" calcext:value-type="float">
            <text:p>-0.0138042523</text:p>
          </table:table-cell>
          <table:table-cell office:value-type="string" calcext:value-type="string">
            <text:p>talent</text:p>
          </table:table-cell>
          <table:table-cell office:value-type="float" office:value="-0.0141820084025387" calcext:value-type="float">
            <text:p>-0.0141820084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-0.0129565528733078" calcext:value-type="float">
            <text:p>-0.0129565529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 office:value-type="float" office:value="0.0566341306446423" calcext:value-type="float">
            <text:p>0.0566341306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139432485322896" calcext:value-type="float">
            <text:p>0.1394324853</text:p>
          </table:table-cell>
          <table:table-cell office:value-type="string" calcext:value-type="string">
            <text:p>gave</text:p>
          </table:table-cell>
          <table:table-cell office:value-type="float" office:value="0.0458393567389164" calcext:value-type="float">
            <text:p>0.0458393567</text:p>
          </table:table-cell>
          <table:table-cell office:value-type="float" office:value="0.62335" calcext:value-type="float">
            <text:p>0.62335</text:p>
          </table:table-cell>
          <table:table-cell office:value-type="float" office:value="0.121720881427072" calcext:value-type="float">
            <text:p>0.1217208814</text:p>
          </table:table-cell>
          <table:table-cell office:value-type="string" calcext:value-type="string">
            <text:p>released</text:p>
          </table:table-cell>
          <table:table-cell office:value-type="float" office:value="0.0457881582057398" calcext:value-type="float">
            <text:p>0.0457881582</text:p>
          </table:table-cell>
          <table:table-cell office:value-type="float" office:value="0.64175" calcext:value-type="float">
            <text:p>0.64175</text:p>
          </table:table-cell>
          <table:table-cell office:value-type="float" office:value="0.107387566961505" calcext:value-type="float">
            <text:p>0.107387567</text:p>
          </table:table-cell>
          <table:table-cell office:value-type="string" calcext:value-type="string">
            <text:p>material</text:p>
          </table:table-cell>
          <table:table-cell office:value-type="float" office:value="-0.0147841336606595" calcext:value-type="float">
            <text:p>-0.0147841337</text:p>
          </table:table-cell>
          <table:table-cell office:value-type="float" office:value="-0.0276" calcext:value-type="float">
            <text:p>-0.0276</text:p>
          </table:table-cell>
          <table:table-cell office:value-type="float" office:value="-0.0138164095600118" calcext:value-type="float">
            <text:p>-0.0138164096</text:p>
          </table:table-cell>
          <table:table-cell office:value-type="float" office:value="5" calcext:value-type="float">
            <text:p>5</text:p>
          </table:table-cell>
          <table:table-cell office:value-type="float" office:value="-0.0141813726731883" calcext:value-type="float">
            <text:p>-0.0141813727</text:p>
          </table:table-cell>
          <table:table-cell office:value-type="float" office:value="0.00560000000000005" calcext:value-type="float">
            <text:p>0.0056</text:p>
          </table:table-cell>
          <table:table-cell office:value-type="float" office:value="-0.013321640397206" calcext:value-type="float">
            <text:p>-0.0133216404</text:p>
          </table:table-cell>
        </table:table-row>
        <table:table-row table:style-name="ro1">
          <table:table-cell office:value-type="string" calcext:value-type="string">
            <text:p>directing</text:p>
          </table:table-cell>
          <table:table-cell office:value-type="float" office:value="0.0254891498741556" calcext:value-type="float">
            <text:p>0.0254891499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069310951671856" calcext:value-type="float">
            <text:p>0.0693109517</text:p>
          </table:table-cell>
          <table:table-cell office:value-type="string" calcext:value-type="string">
            <text:p>bring</text:p>
          </table:table-cell>
          <table:table-cell office:value-type="float" office:value="0.0457169405822571" calcext:value-type="float">
            <text:p>0.0457169406</text:p>
          </table:table-cell>
          <table:table-cell office:value-type="float" office:value="0.63205" calcext:value-type="float">
            <text:p>0.63205</text:p>
          </table:table-cell>
          <table:table-cell office:value-type="float" office:value="0.104199634814364" calcext:value-type="float">
            <text:p>0.1041996348</text:p>
          </table:table-cell>
          <table:table-cell office:value-type="string" calcext:value-type="string">
            <text:p>nor</text:p>
          </table:table-cell>
          <table:table-cell office:value-type="float" office:value="0.0457097610440295" calcext:value-type="float">
            <text:p>0.045709761</text:p>
          </table:table-cell>
          <table:table-cell office:value-type="float" office:value="0.68465" calcext:value-type="float">
            <text:p>0.68465</text:p>
          </table:table-cell>
          <table:table-cell office:value-type="float" office:value="0.0905551550108147" calcext:value-type="float">
            <text:p>0.090555155</text:p>
          </table:table-cell>
          <table:table-cell office:value-type="string" calcext:value-type="string">
            <text:p>mark</text:p>
          </table:table-cell>
          <table:table-cell office:value-type="float" office:value="-0.0147666419373435" calcext:value-type="float">
            <text:p>-0.0147666419</text:p>
          </table:table-cell>
          <table:table-cell office:value-type="float" office:value="-0.0472500000000001" calcext:value-type="float">
            <text:p>-0.04725</text:p>
          </table:table-cell>
          <table:table-cell office:value-type="float" office:value="-0.013878148625535" calcext:value-type="float">
            <text:p>-0.0138781486</text:p>
          </table:table-cell>
          <table:table-cell office:value-type="string" calcext:value-type="string">
            <text:p>dvd</text:p>
          </table:table-cell>
          <table:table-cell office:value-type="float" office:value="-0.0141521493729277" calcext:value-type="float">
            <text:p>-0.0141521494</text:p>
          </table:table-cell>
          <table:table-cell office:value-type="float" office:value="0.000199999999999978" calcext:value-type="float">
            <text:p>0.0002</text:p>
          </table:table-cell>
          <table:table-cell office:value-type="float" office:value="-0.0126548717691" calcext:value-type="float">
            <text:p>-0.0126548718</text:p>
          </table:table-cell>
        </table:table-row>
        <table:table-row table:style-name="ro1">
          <table:table-cell office:value-type="string" calcext:value-type="string">
            <text:p>directed</text:p>
          </table:table-cell>
          <table:table-cell office:value-type="float" office:value="0.0577239453398597" calcext:value-type="float">
            <text:p>0.0577239453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131488736532811" calcext:value-type="float">
            <text:p>0.1314887365</text:p>
          </table:table-cell>
          <table:table-cell office:value-type="string" calcext:value-type="string">
            <text:p>soundtrack</text:p>
          </table:table-cell>
          <table:table-cell office:value-type="float" office:value="0.0455645405916888" calcext:value-type="float">
            <text:p>0.0455645406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0938447344141294" calcext:value-type="float">
            <text:p>0.0938447344</text:p>
          </table:table-cell>
          <table:table-cell office:value-type="string" calcext:value-type="string">
            <text:p>brings</text:p>
          </table:table-cell>
          <table:table-cell office:value-type="float" office:value="0.0455606131503705" calcext:value-type="float">
            <text:p>0.0455606132</text:p>
          </table:table-cell>
          <table:table-cell office:value-type="float" office:value="0.6514" calcext:value-type="float">
            <text:p>0.6514</text:p>
          </table:table-cell>
          <table:table-cell office:value-type="float" office:value="0.0879120879120879" calcext:value-type="float">
            <text:p>0.0879120879</text:p>
          </table:table-cell>
          <table:table-cell office:value-type="string" calcext:value-type="string">
            <text:p>lee</text:p>
          </table:table-cell>
          <table:table-cell office:value-type="float" office:value="-0.0147159450285767" calcext:value-type="float">
            <text:p>-0.014715945</text:p>
          </table:table-cell>
          <table:table-cell office:value-type="float" office:value="-0.0483499999999999" calcext:value-type="float">
            <text:p>-0.04835</text:p>
          </table:table-cell>
          <table:table-cell office:value-type="float" office:value="-0.0139701829798794" calcext:value-type="float">
            <text:p>-0.013970183</text:p>
          </table:table-cell>
          <table:table-cell office:value-type="string" calcext:value-type="string">
            <text:p>ago</text:p>
          </table:table-cell>
          <table:table-cell office:value-type="float" office:value="-0.0141401434248588" calcext:value-type="float">
            <text:p>-0.0141401434</text:p>
          </table:table-cell>
          <table:table-cell office:value-type="float" office:value="-0.0112500000000001" calcext:value-type="float">
            <text:p>-0.01125</text:p>
          </table:table-cell>
          <table:table-cell office:value-type="float" office:value="-0.013032839620074" calcext:value-type="float">
            <text:p>-0.0130328396</text:p>
          </table:table-cell>
        </table:table-row>
        <table:table-row table:style-name="ro1">
          <table:table-cell office:value-type="string" calcext:value-type="string">
            <text:p>difficult</text:p>
          </table:table-cell>
          <table:table-cell office:value-type="float" office:value="0.0220463118536697" calcext:value-type="float">
            <text:p>0.0220463119</text:p>
          </table:table-cell>
          <table:table-cell office:value-type="float" office:value="0.60135" calcext:value-type="float">
            <text:p>0.60135</text:p>
          </table:table-cell>
          <table:table-cell office:value-type="float" office:value="0.0699871690190132" calcext:value-type="float">
            <text:p>0.069987169</text:p>
          </table:table-cell>
          <table:table-cell office:value-type="string" calcext:value-type="string">
            <text:p>silly</text:p>
          </table:table-cell>
          <table:table-cell office:value-type="float" office:value="0.0455230811704439" calcext:value-type="float">
            <text:p>0.0455230812</text:p>
          </table:table-cell>
          <table:table-cell office:value-type="float" office:value="0.65175" calcext:value-type="float">
            <text:p>0.65175</text:p>
          </table:table-cell>
          <table:table-cell office:value-type="float" office:value="0.101406270158689" calcext:value-type="float">
            <text:p>0.1014062702</text:p>
          </table:table-cell>
          <table:table-cell office:value-type="string" calcext:value-type="string">
            <text:p>question</text:p>
          </table:table-cell>
          <table:table-cell office:value-type="float" office:value="0.0455087837068349" calcext:value-type="float">
            <text:p>0.0455087837</text:p>
          </table:table-cell>
          <table:table-cell office:value-type="float" office:value="0.6632" calcext:value-type="float">
            <text:p>0.6632</text:p>
          </table:table-cell>
          <table:table-cell office:value-type="float" office:value="0.0872628726287263" calcext:value-type="float">
            <text:p>0.0872628726</text:p>
          </table:table-cell>
          <table:table-cell office:value-type="string" calcext:value-type="string">
            <text:p>background</text:p>
          </table:table-cell>
          <table:table-cell office:value-type="float" office:value="-0.0147043085195078" calcext:value-type="float">
            <text:p>-0.0147043085</text:p>
          </table:table-cell>
          <table:table-cell office:value-type="float" office:value="-0.0398000000000001" calcext:value-type="float">
            <text:p>-0.0398</text:p>
          </table:table-cell>
          <table:table-cell office:value-type="float" office:value="-0.0138856642961568" calcext:value-type="float">
            <text:p>-0.0138856643</text:p>
          </table:table-cell>
          <table:table-cell office:value-type="string" calcext:value-type="string">
            <text:p>musical</text:p>
          </table:table-cell>
          <table:table-cell office:value-type="float" office:value="-0.0141054060886771" calcext:value-type="float">
            <text:p>-0.0141054061</text:p>
          </table:table-cell>
          <table:table-cell office:value-type="float" office:value="-0.0524" calcext:value-type="float">
            <text:p>-0.0524</text:p>
          </table:table-cell>
          <table:table-cell office:value-type="float" office:value="-0.0129525706467134" calcext:value-type="float">
            <text:p>-0.0129525706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float" office:value="0.0650680789575868" calcext:value-type="float">
            <text:p>0.065068079</text:p>
          </table:table-cell>
          <table:table-cell office:value-type="float" office:value="0.58875" calcext:value-type="float">
            <text:p>0.58875</text:p>
          </table:table-cell>
          <table:table-cell office:value-type="float" office:value="0.188135425920442" calcext:value-type="float">
            <text:p>0.1881354259</text:p>
          </table:table-cell>
          <table:table-cell office:value-type="string" calcext:value-type="string">
            <text:p>girls</text:p>
          </table:table-cell>
          <table:table-cell office:value-type="float" office:value="0.0454882972300007" calcext:value-type="float">
            <text:p>0.0454882972</text:p>
          </table:table-cell>
          <table:table-cell office:value-type="float" office:value="0.64665" calcext:value-type="float">
            <text:p>0.64665</text:p>
          </table:table-cell>
          <table:table-cell office:value-type="float" office:value="0.100318268618714" calcext:value-type="float">
            <text:p>0.1003182686</text:p>
          </table:table-cell>
          <table:table-cell office:value-type="string" calcext:value-type="string">
            <text:p>stand</text:p>
          </table:table-cell>
          <table:table-cell office:value-type="float" office:value="0.0454798720906857" calcext:value-type="float">
            <text:p>0.0454798721</text:p>
          </table:table-cell>
          <table:table-cell office:value-type="float" office:value="0.65695" calcext:value-type="float">
            <text:p>0.65695</text:p>
          </table:table-cell>
          <table:table-cell office:value-type="float" office:value="0.0978303747534517" calcext:value-type="float">
            <text:p>0.0978303748</text:p>
          </table:table-cell>
          <table:table-cell office:value-type="string" calcext:value-type="string">
            <text:p>thriller</text:p>
          </table:table-cell>
          <table:table-cell office:value-type="float" office:value="-0.0146857323313133" calcext:value-type="float">
            <text:p>-0.0146857323</text:p>
          </table:table-cell>
          <table:table-cell office:value-type="float" office:value="-0.04745" calcext:value-type="float">
            <text:p>-0.04745</text:p>
          </table:table-cell>
          <table:table-cell office:value-type="float" office:value="-0.0134045046155799" calcext:value-type="float">
            <text:p>-0.0134045046</text:p>
          </table:table-cell>
          <table:table-cell office:value-type="string" calcext:value-type="string">
            <text:p>otherwise</text:p>
          </table:table-cell>
          <table:table-cell office:value-type="float" office:value="-0.0140822351110763" calcext:value-type="float">
            <text:p>-0.0140822351</text:p>
          </table:table-cell>
          <table:table-cell office:value-type="float" office:value="-0.0236000000000001" calcext:value-type="float">
            <text:p>-0.0236</text:p>
          </table:table-cell>
          <table:table-cell office:value-type="float" office:value="-0.0132604067594201" calcext:value-type="float">
            <text:p>-0.0132604068</text:p>
          </table:table-cell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0.0316373029797067" calcext:value-type="float">
            <text:p>0.031637303</text:p>
          </table:table-cell>
          <table:table-cell office:value-type="float" office:value="0.637" calcext:value-type="float">
            <text:p>0.637</text:p>
          </table:table-cell>
          <table:table-cell office:value-type="float" office:value="0.0819423368740516" calcext:value-type="float">
            <text:p>0.0819423369</text:p>
          </table:table-cell>
          <table:table-cell office:value-type="string" calcext:value-type="string">
            <text:p>york</text:p>
          </table:table-cell>
          <table:table-cell office:value-type="float" office:value="0.0454689079523361" calcext:value-type="float">
            <text:p>0.045468908</text:p>
          </table:table-cell>
          <table:table-cell office:value-type="float" office:value="0.66045" calcext:value-type="float">
            <text:p>0.66045</text:p>
          </table:table-cell>
          <table:table-cell office:value-type="float" office:value="0.0883340045643711" calcext:value-type="float">
            <text:p>0.0883340046</text:p>
          </table:table-cell>
          <table:table-cell office:value-type="string" calcext:value-type="string">
            <text:p>oscar</text:p>
          </table:table-cell>
          <table:table-cell office:value-type="float" office:value="0.0453320033464901" calcext:value-type="float">
            <text:p>0.0453320033</text:p>
          </table:table-cell>
          <table:table-cell office:value-type="float" office:value="0.67295" calcext:value-type="float">
            <text:p>0.67295</text:p>
          </table:table-cell>
          <table:table-cell office:value-type="float" office:value="0.0908964558721334" calcext:value-type="float">
            <text:p>0.0908964559</text:p>
          </table:table-cell>
          <table:table-cell office:value-type="string" calcext:value-type="string">
            <text:p>screenplay</text:p>
          </table:table-cell>
          <table:table-cell office:value-type="float" office:value="-0.014659123219996" calcext:value-type="float">
            <text:p>-0.0146591232</text:p>
          </table:table-cell>
          <table:table-cell office:value-type="float" office:value="-0.0199499999999999" calcext:value-type="float">
            <text:p>-0.01995</text:p>
          </table:table-cell>
          <table:table-cell office:value-type="float" office:value="-0.0138318171138055" calcext:value-type="float">
            <text:p>-0.0138318171</text:p>
          </table:table-cell>
          <table:table-cell office:value-type="string" calcext:value-type="string">
            <text:p>battle</text:p>
          </table:table-cell>
          <table:table-cell office:value-type="float" office:value="-0.0140610073688746" calcext:value-type="float">
            <text:p>-0.0140610074</text:p>
          </table:table-cell>
          <table:table-cell office:value-type="float" office:value="-0.04625" calcext:value-type="float">
            <text:p>-0.04625</text:p>
          </table:table-cell>
          <table:table-cell office:value-type="float" office:value="-0.0133282466207802" calcext:value-type="float">
            <text:p>-0.0133282466</text:p>
          </table:table-cell>
        </table:table-row>
        <table:table-row table:style-name="ro1">
          <table:table-cell office:value-type="string" calcext:value-type="string">
            <text:p>didn't</text:p>
          </table:table-cell>
          <table:table-cell office:value-type="float" office:value="0.100447800342255" calcext:value-type="float">
            <text:p>0.1004478003</text:p>
          </table:table-cell>
          <table:table-cell office:value-type="float" office:value="0.62165" calcext:value-type="float">
            <text:p>0.62165</text:p>
          </table:table-cell>
          <table:table-cell office:value-type="float" office:value="0.283495881071868" calcext:value-type="float">
            <text:p>0.2834958811</text:p>
          </table:table-cell>
          <table:table-cell office:value-type="string" calcext:value-type="string">
            <text:p>'</text:p>
          </table:table-cell>
          <table:table-cell office:value-type="float" office:value="0.0453610857459212" calcext:value-type="float">
            <text:p>0.0453610857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0807069219440353" calcext:value-type="float">
            <text:p>0.0807069219</text:p>
          </table:table-cell>
          <table:table-cell office:value-type="string" calcext:value-type="string">
            <text:p>weak</text:p>
          </table:table-cell>
          <table:table-cell office:value-type="float" office:value="0.0452447559597063" calcext:value-type="float">
            <text:p>0.045244756</text:p>
          </table:table-cell>
          <table:table-cell office:value-type="float" office:value="0.61245" calcext:value-type="float">
            <text:p>0.61245</text:p>
          </table:table-cell>
          <table:table-cell office:value-type="float" office:value="0.09270747980803" calcext:value-type="float">
            <text:p>0.0927074798</text:p>
          </table:table-cell>
          <table:table-cell office:value-type="string" calcext:value-type="string">
            <text:p>red</text:p>
          </table:table-cell>
          <table:table-cell office:value-type="float" office:value="-0.0146480909973422" calcext:value-type="float">
            <text:p>-0.014648091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139557545489978" calcext:value-type="float">
            <text:p>-0.0139557545</text:p>
          </table:table-cell>
          <table:table-cell office:value-type="string" calcext:value-type="string">
            <text:p>voice</text:p>
          </table:table-cell>
          <table:table-cell office:value-type="float" office:value="-0.0139472968622619" calcext:value-type="float">
            <text:p>-0.0139472969</text:p>
          </table:table-cell>
          <table:table-cell office:value-type="float" office:value="-0.0163" calcext:value-type="float">
            <text:p>-0.0163</text:p>
          </table:table-cell>
          <table:table-cell office:value-type="float" office:value="-0.01287410078945" calcext:value-type="float">
            <text:p>-0.0128741008</text:p>
          </table:table-cell>
        </table:table-row>
        <table:table-row table:style-name="ro1">
          <table:table-cell office:value-type="string" calcext:value-type="string">
            <text:p>did</text:p>
          </table:table-cell>
          <table:table-cell office:value-type="float" office:value="0.10115696556766" calcext:value-type="float">
            <text:p>0.1011569656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335031219191587" calcext:value-type="float">
            <text:p>0.3350312192</text:p>
          </table:table-cell>
          <table:table-cell office:value-type="string" calcext:value-type="string">
            <text:p>apart</text:p>
          </table:table-cell>
          <table:table-cell office:value-type="float" office:value="0.0453285559965263" calcext:value-type="float">
            <text:p>0.045328556</text:p>
          </table:table-cell>
          <table:table-cell office:value-type="float" office:value="0.66655" calcext:value-type="float">
            <text:p>0.66655</text:p>
          </table:table-cell>
          <table:table-cell office:value-type="float" office:value="0.0883116883116883" calcext:value-type="float">
            <text:p>0.0883116883</text:p>
          </table:table-cell>
          <table:table-cell office:value-type="string" calcext:value-type="string">
            <text:p>george</text:p>
          </table:table-cell>
          <table:table-cell office:value-type="float" office:value="0.0451748162369299" calcext:value-type="float">
            <text:p>0.0451748162</text:p>
          </table:table-cell>
          <table:table-cell office:value-type="float" office:value="0.65755" calcext:value-type="float">
            <text:p>0.65755</text:p>
          </table:table-cell>
          <table:table-cell office:value-type="float" office:value="0.0900757273814269" calcext:value-type="float">
            <text:p>0.0900757274</text:p>
          </table:table-cell>
          <table:table-cell office:value-type="string" calcext:value-type="string">
            <text:p>truth</text:p>
          </table:table-cell>
          <table:table-cell office:value-type="float" office:value="-0.0146001764287917" calcext:value-type="float">
            <text:p>-0.0146001764</text:p>
          </table:table-cell>
          <table:table-cell office:value-type="float" office:value="-0.0551499999999999" calcext:value-type="float">
            <text:p>-0.05515</text:p>
          </table:table-cell>
          <table:table-cell office:value-type="float" office:value="-0.0135623971745786" calcext:value-type="float">
            <text:p>-0.0135623972</text:p>
          </table:table-cell>
          <table:table-cell office:value-type="string" calcext:value-type="string">
            <text:p>truly</text:p>
          </table:table-cell>
          <table:table-cell office:value-type="float" office:value="-0.0139194600322361" calcext:value-type="float">
            <text:p>-0.01391946</text:p>
          </table:table-cell>
          <table:table-cell office:value-type="float" office:value="0.00134999999999996" calcext:value-type="float">
            <text:p>0.00135</text:p>
          </table:table-cell>
          <table:table-cell office:value-type="float" office:value="-0.012731452218104" calcext:value-type="float">
            <text:p>-0.0127314522</text:p>
          </table:table-cell>
        </table:table-row>
        <table:table-row table:style-name="ro1">
          <table:table-cell office:value-type="string" calcext:value-type="string">
            <text:p>dialogue</text:p>
          </table:table-cell>
          <table:table-cell office:value-type="float" office:value="0.0533489740679407" calcext:value-type="float">
            <text:p>0.0533489741</text:p>
          </table:table-cell>
          <table:table-cell office:value-type="float" office:value="0.6415" calcext:value-type="float">
            <text:p>0.6415</text:p>
          </table:table-cell>
          <table:table-cell office:value-type="float" office:value="0.141522988505747" calcext:value-type="float">
            <text:p>0.1415229885</text:p>
          </table:table-cell>
          <table:table-cell office:value-type="string" calcext:value-type="string">
            <text:p>hilarious</text:p>
          </table:table-cell>
          <table:table-cell office:value-type="float" office:value="0.0453000051719567" calcext:value-type="float">
            <text:p>0.0453000052</text:p>
          </table:table-cell>
          <table:table-cell office:value-type="float" office:value="0.61125" calcext:value-type="float">
            <text:p>0.61125</text:p>
          </table:table-cell>
          <table:table-cell office:value-type="float" office:value="0.106835152211373" calcext:value-type="float">
            <text:p>0.1068351522</text:p>
          </table:table-cell>
          <table:table-cell office:value-type="string" calcext:value-type="string">
            <text:p>incredibly</text:p>
          </table:table-cell>
          <table:table-cell office:value-type="float" office:value="0.0451636571149064" calcext:value-type="float">
            <text:p>0.0451636571</text:p>
          </table:table-cell>
          <table:table-cell office:value-type="float" office:value="0.67205" calcext:value-type="float">
            <text:p>0.67205</text:p>
          </table:table-cell>
          <table:table-cell office:value-type="float" office:value="0.0858536585365854" calcext:value-type="float">
            <text:p>0.0858536585</text:p>
          </table:table-cell>
          <table:table-cell office:value-type="string" calcext:value-type="string">
            <text:p>meant</text:p>
          </table:table-cell>
          <table:table-cell office:value-type="float" office:value="-0.0144618756262235" calcext:value-type="float">
            <text:p>-0.0144618756</text:p>
          </table:table-cell>
          <table:table-cell office:value-type="float" office:value="-0.0408000000000001" calcext:value-type="float">
            <text:p>-0.0408</text:p>
          </table:table-cell>
          <table:table-cell office:value-type="float" office:value="-0.0135779928364044" calcext:value-type="float">
            <text:p>-0.0135779928</text:p>
          </table:table-cell>
          <table:table-cell office:value-type="string" calcext:value-type="string">
            <text:p>s</text:p>
          </table:table-cell>
          <table:table-cell office:value-type="float" office:value="-0.0139019333703839" calcext:value-type="float">
            <text:p>-0.0139019334</text:p>
          </table:table-cell>
          <table:table-cell office:value-type="float" office:value="-0.0324" calcext:value-type="float">
            <text:p>-0.0324</text:p>
          </table:table-cell>
          <table:table-cell office:value-type="float" office:value="-0.0127962240046144" calcext:value-type="float">
            <text:p>-0.012796224</text:p>
          </table:table-cell>
        </table:table-row>
        <table:table-row table:style-name="ro1">
          <table:table-cell office:value-type="string" calcext:value-type="string">
            <text:p>dialog</text:p>
          </table:table-cell>
          <table:table-cell office:value-type="float" office:value="0.0321695172926529" calcext:value-type="float">
            <text:p>0.0321695173</text:p>
          </table:table-cell>
          <table:table-cell office:value-type="float" office:value="0.64865" calcext:value-type="float">
            <text:p>0.64865</text:p>
          </table:table-cell>
          <table:table-cell office:value-type="float" office:value="0.0791508321320928" calcext:value-type="float">
            <text:p>0.0791508321</text:p>
          </table:table-cell>
          <table:table-cell office:value-type="string" calcext:value-type="string">
            <text:p>richard</text:p>
          </table:table-cell>
          <table:table-cell office:value-type="float" office:value="0.0452353799330062" calcext:value-type="float">
            <text:p>0.0452353799</text:p>
          </table:table-cell>
          <table:table-cell office:value-type="float" office:value="0.6426" calcext:value-type="float">
            <text:p>0.6426</text:p>
          </table:table-cell>
          <table:table-cell office:value-type="float" office:value="0.0924327069578466" calcext:value-type="float">
            <text:p>0.092432707</text:p>
          </table:table-cell>
          <table:table-cell office:value-type="string" calcext:value-type="string">
            <text:p>effort</text:p>
          </table:table-cell>
          <table:table-cell office:value-type="float" office:value="0.0451572896134754" calcext:value-type="float">
            <text:p>0.0451572896</text:p>
          </table:table-cell>
          <table:table-cell office:value-type="float" office:value="0.62275" calcext:value-type="float">
            <text:p>0.62275</text:p>
          </table:table-cell>
          <table:table-cell office:value-type="float" office:value="0.0958657878969443" calcext:value-type="float">
            <text:p>0.0958657879</text:p>
          </table:table-cell>
          <table:table-cell office:value-type="string" calcext:value-type="string">
            <text:p>enjoyable</text:p>
          </table:table-cell>
          <table:table-cell office:value-type="float" office:value="-0.014441930948977" calcext:value-type="float">
            <text:p>-0.0144419309</text:p>
          </table:table-cell>
          <table:table-cell office:value-type="float" office:value="-0.0401999999999999" calcext:value-type="float">
            <text:p>-0.0402</text:p>
          </table:table-cell>
          <table:table-cell office:value-type="float" office:value="-0.0131960611576257" calcext:value-type="float">
            <text:p>-0.0131960612</text:p>
          </table:table-cell>
          <table:table-cell office:value-type="string" calcext:value-type="string">
            <text:p>comment</text:p>
          </table:table-cell>
          <table:table-cell office:value-type="float" office:value="-0.0138961322023959" calcext:value-type="float">
            <text:p>-0.0138961322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-0.0131606482976041" calcext:value-type="float">
            <text:p>-0.0131606483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float" office:value="0.0250805183954022" calcext:value-type="float">
            <text:p>0.0250805184</text:p>
          </table:table-cell>
          <table:table-cell office:value-type="float" office:value="0.6283" calcext:value-type="float">
            <text:p>0.6283</text:p>
          </table:table-cell>
          <table:table-cell office:value-type="float" office:value="0.0672521957340025" calcext:value-type="float">
            <text:p>0.0672521957</text:p>
          </table:table-cell>
          <table:table-cell office:value-type="string" calcext:value-type="string">
            <text:p>material</text:p>
          </table:table-cell>
          <table:table-cell office:value-type="float" office:value="0.0452190274522186" calcext:value-type="float">
            <text:p>0.0452190275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0938931297709924" calcext:value-type="float">
            <text:p>0.0938931298</text:p>
          </table:table-cell>
          <table:table-cell office:value-type="string" calcext:value-type="string">
            <text:p>forced</text:p>
          </table:table-cell>
          <table:table-cell office:value-type="float" office:value="0.0450293200986888" calcext:value-type="float">
            <text:p>0.0450293201</text:p>
          </table:table-cell>
          <table:table-cell office:value-type="float" office:value="0.63885" calcext:value-type="float">
            <text:p>0.63885</text:p>
          </table:table-cell>
          <table:table-cell office:value-type="float" office:value="0.0901876810681446" calcext:value-type="float">
            <text:p>0.0901876811</text:p>
          </table:table-cell>
          <table:table-cell office:value-type="string" calcext:value-type="string">
            <text:p>plenty</text:p>
          </table:table-cell>
          <table:table-cell office:value-type="float" office:value="-0.0144329063316961" calcext:value-type="float">
            <text:p>-0.0144329063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136990770382287" calcext:value-type="float">
            <text:p>-0.013699077</text:p>
          </table:table-cell>
          <table:table-cell office:value-type="float" office:value="8" calcext:value-type="float">
            <text:p>8</text:p>
          </table:table-cell>
          <table:table-cell office:value-type="float" office:value="-0.013788137431674" calcext:value-type="float">
            <text:p>-0.0137881374</text:p>
          </table:table-cell>
          <table:table-cell office:value-type="float" office:value="0.00954999999999995" calcext:value-type="float">
            <text:p>0.00955</text:p>
          </table:table-cell>
          <table:table-cell office:value-type="float" office:value="-0.013384205149629" calcext:value-type="float">
            <text:p>-0.0133842051</text:p>
          </table:table-cell>
        </table:table-row>
        <table:table-row table:style-name="ro1">
          <table:table-cell office:value-type="string" calcext:value-type="string">
            <text:p>despite</text:p>
          </table:table-cell>
          <table:table-cell office:value-type="float" office:value="0.0433512191095433" calcext:value-type="float">
            <text:p>0.0433512191</text:p>
          </table:table-cell>
          <table:table-cell office:value-type="float" office:value="0.61395" calcext:value-type="float">
            <text:p>0.61395</text:p>
          </table:table-cell>
          <table:table-cell office:value-type="float" office:value="0.126484896481502" calcext:value-type="float">
            <text:p>0.1264848965</text:p>
          </table:table-cell>
          <table:table-cell office:value-type="string" calcext:value-type="string">
            <text:p>extremely</text:p>
          </table:table-cell>
          <table:table-cell office:value-type="float" office:value="0.0451819277783483" calcext:value-type="float">
            <text:p>0.0451819278</text:p>
          </table:table-cell>
          <table:table-cell office:value-type="float" office:value="0.63855" calcext:value-type="float">
            <text:p>0.63855</text:p>
          </table:table-cell>
          <table:table-cell office:value-type="float" office:value="0.110495877937738" calcext:value-type="float">
            <text:p>0.1104958779</text:p>
          </table:table-cell>
          <table:table-cell office:value-type="string" calcext:value-type="string">
            <text:p>society</text:p>
          </table:table-cell>
          <table:table-cell office:value-type="float" office:value="0.044971252107898" calcext:value-type="float">
            <text:p>0.0449712521</text:p>
          </table:table-cell>
          <table:table-cell office:value-type="float" office:value="0.66535" calcext:value-type="float">
            <text:p>0.66535</text:p>
          </table:table-cell>
          <table:table-cell office:value-type="float" office:value="0.0827737426339592" calcext:value-type="float">
            <text:p>0.0827737426</text:p>
          </table:table-cell>
          <table:table-cell office:value-type="string" calcext:value-type="string">
            <text:p>enjoyed</text:p>
          </table:table-cell>
          <table:table-cell office:value-type="float" office:value="-0.0144313254563435" calcext:value-type="float">
            <text:p>-0.0144313255</text:p>
          </table:table-cell>
          <table:table-cell office:value-type="float" office:value="-0.04625" calcext:value-type="float">
            <text:p>-0.04625</text:p>
          </table:table-cell>
          <table:table-cell office:value-type="float" office:value="-0.012370470717065" calcext:value-type="float">
            <text:p>-0.0123704707</text:p>
          </table:table-cell>
          <table:table-cell office:value-type="string" calcext:value-type="string">
            <text:p>kid</text:p>
          </table:table-cell>
          <table:table-cell office:value-type="float" office:value="-0.0137599061012974" calcext:value-type="float">
            <text:p>-0.0137599061</text:p>
          </table:table-cell>
          <table:table-cell office:value-type="float" office:value="-0.0124" calcext:value-type="float">
            <text:p>-0.0124</text:p>
          </table:table-cell>
          <table:table-cell office:value-type="float" office:value="-0.0127843157075758" calcext:value-type="float">
            <text:p>-0.0127843157</text:p>
          </table:table-cell>
        </table:table-row>
        <table:table-row table:style-name="ro1">
          <table:table-cell office:value-type="string" calcext:value-type="string">
            <text:p>definitely</text:p>
          </table:table-cell>
          <table:table-cell office:value-type="float" office:value="0.0628861087634056" calcext:value-type="float">
            <text:p>0.0628861088</text:p>
          </table:table-cell>
          <table:table-cell office:value-type="float" office:value="0.62705" calcext:value-type="float">
            <text:p>0.62705</text:p>
          </table:table-cell>
          <table:table-cell office:value-type="float" office:value="0.154020641941704" calcext:value-type="float">
            <text:p>0.1540206419</text:p>
          </table:table-cell>
          <table:table-cell office:value-type="string" calcext:value-type="string">
            <text:p>effect</text:p>
          </table:table-cell>
          <table:table-cell office:value-type="float" office:value="0.0449384636192481" calcext:value-type="float">
            <text:p>0.0449384636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0.0865848614366469" calcext:value-type="float">
            <text:p>0.0865848614</text:p>
          </table:table-cell>
          <table:table-cell office:value-type="string" calcext:value-type="string">
            <text:p>future</text:p>
          </table:table-cell>
          <table:table-cell office:value-type="float" office:value="0.0449711579686637" calcext:value-type="float">
            <text:p>0.044971158</text:p>
          </table:table-cell>
          <table:table-cell office:value-type="float" office:value="0.64255" calcext:value-type="float">
            <text:p>0.64255</text:p>
          </table:table-cell>
          <table:table-cell office:value-type="float" office:value="0.0976902688375615" calcext:value-type="float">
            <text:p>0.0976902688</text:p>
          </table:table-cell>
          <table:table-cell office:value-type="string" calcext:value-type="string">
            <text:p>miss</text:p>
          </table:table-cell>
          <table:table-cell office:value-type="float" office:value="-0.0144243002907682" calcext:value-type="float">
            <text:p>-0.0144243003</text:p>
          </table:table-cell>
          <table:table-cell office:value-type="float" office:value="-0.0186999999999999" calcext:value-type="float">
            <text:p>-0.0187</text:p>
          </table:table-cell>
          <table:table-cell office:value-type="float" office:value="-0.0134278489490699" calcext:value-type="float">
            <text:p>-0.0134278489</text:p>
          </table:table-cell>
          <table:table-cell office:value-type="string" calcext:value-type="string">
            <text:p>imdb</text:p>
          </table:table-cell>
          <table:table-cell office:value-type="float" office:value="-0.0137579821139227" calcext:value-type="float">
            <text:p>-0.0137579821</text:p>
          </table:table-cell>
          <table:table-cell office:value-type="float" office:value="0.0156500000000001" calcext:value-type="float">
            <text:p>0.01565</text:p>
          </table:table-cell>
          <table:table-cell office:value-type="float" office:value="-0.0132982295319612" calcext:value-type="float">
            <text:p>-0.0132982295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float" office:value="0.0287666053740042" calcext:value-type="float">
            <text:p>0.0287666054</text:p>
          </table:table-cell>
          <table:table-cell office:value-type="float" office:value="0.61305" calcext:value-type="float">
            <text:p>0.61305</text:p>
          </table:table-cell>
          <table:table-cell office:value-type="float" office:value="0.0726183343319353" calcext:value-type="float">
            <text:p>0.0726183343</text:p>
          </table:table-cell>
          <table:table-cell office:value-type="string" calcext:value-type="string">
            <text:p>forced</text:p>
          </table:table-cell>
          <table:table-cell office:value-type="float" office:value="0.0448984994575034" calcext:value-type="float">
            <text:p>0.0448984995</text:p>
          </table:table-cell>
          <table:table-cell office:value-type="float" office:value="0.63345" calcext:value-type="float">
            <text:p>0.63345</text:p>
          </table:table-cell>
          <table:table-cell office:value-type="float" office:value="0.0901079806379546" calcext:value-type="float">
            <text:p>0.0901079806</text:p>
          </table:table-cell>
          <table:table-cell office:value-type="string" calcext:value-type="string">
            <text:p>premise</text:p>
          </table:table-cell>
          <table:table-cell office:value-type="float" office:value="0.0449566713094578" calcext:value-type="float">
            <text:p>0.0449566713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0929107186063392" calcext:value-type="float">
            <text:p>0.0929107186</text:p>
          </table:table-cell>
          <table:table-cell office:value-type="string" calcext:value-type="string">
            <text:p>stay</text:p>
          </table:table-cell>
          <table:table-cell office:value-type="float" office:value="-0.0143814632937777" calcext:value-type="float">
            <text:p>-0.0143814633</text:p>
          </table:table-cell>
          <table:table-cell office:value-type="float" office:value="-0.0256500000000001" calcext:value-type="float">
            <text:p>-0.02565</text:p>
          </table:table-cell>
          <table:table-cell office:value-type="float" office:value="-0.0134138235631979" calcext:value-type="float">
            <text:p>-0.0134138236</text:p>
          </table:table-cell>
          <table:table-cell office:value-type="string" calcext:value-type="string">
            <text:p>couldn't</text:p>
          </table:table-cell>
          <table:table-cell office:value-type="float" office:value="-0.0136692078040393" calcext:value-type="float">
            <text:p>-0.0136692078</text:p>
          </table:table-cell>
          <table:table-cell office:value-type="float" office:value="0.04005" calcext:value-type="float">
            <text:p>0.04005</text:p>
          </table:table-cell>
          <table:table-cell office:value-type="float" office:value="-0.013894023234213" calcext:value-type="float">
            <text:p>-0.0138940232</text:p>
          </table:table-cell>
        </table:table-row>
        <table:table-row table:style-name="ro1">
          <table:table-cell office:value-type="string" calcext:value-type="string">
            <text:p>decided</text:p>
          </table:table-cell>
          <table:table-cell office:value-type="float" office:value="0.0206281978901273" calcext:value-type="float">
            <text:p>0.0206281979</text:p>
          </table:table-cell>
          <table:table-cell office:value-type="float" office:value="0.61425" calcext:value-type="float">
            <text:p>0.61425</text:p>
          </table:table-cell>
          <table:table-cell office:value-type="float" office:value="0.0694729224460258" calcext:value-type="float">
            <text:p>0.0694729224</text:p>
          </table:table-cell>
          <table:table-cell office:value-type="string" calcext:value-type="string">
            <text:p>fall</text:p>
          </table:table-cell>
          <table:table-cell office:value-type="float" office:value="0.0448225692796702" calcext:value-type="float">
            <text:p>0.0448225693</text:p>
          </table:table-cell>
          <table:table-cell office:value-type="float" office:value="0.648" calcext:value-type="float">
            <text:p>0.648</text:p>
          </table:table-cell>
          <table:table-cell office:value-type="float" office:value="0.0951156812339332" calcext:value-type="float">
            <text:p>0.0951156812</text:p>
          </table:table-cell>
          <table:table-cell office:value-type="string" calcext:value-type="string">
            <text:p>children</text:p>
          </table:table-cell>
          <table:table-cell office:value-type="float" office:value="0.044883422482482" calcext:value-type="float">
            <text:p>0.0448834225</text:p>
          </table:table-cell>
          <table:table-cell office:value-type="float" office:value="0.6129" calcext:value-type="float">
            <text:p>0.6129</text:p>
          </table:table-cell>
          <table:table-cell office:value-type="float" office:value="0.113984893568322" calcext:value-type="float">
            <text:p>0.1139848936</text:p>
          </table:table-cell>
          <table:table-cell office:value-type="string" calcext:value-type="string">
            <text:p>fighting</text:p>
          </table:table-cell>
          <table:table-cell office:value-type="float" office:value="-0.0143422530366273" calcext:value-type="float">
            <text:p>-0.014342253</text:p>
          </table:table-cell>
          <table:table-cell office:value-type="float" office:value="-0.0377499999999999" calcext:value-type="float">
            <text:p>-0.03775</text:p>
          </table:table-cell>
          <table:table-cell office:value-type="float" office:value="-0.013595281497544" calcext:value-type="float">
            <text:p>-0.0135952815</text:p>
          </table:table-cell>
          <table:table-cell office:value-type="string" calcext:value-type="string">
            <text:p>looked</text:p>
          </table:table-cell>
          <table:table-cell office:value-type="float" office:value="-0.0136034575191896" calcext:value-type="float">
            <text:p>-0.0136034575</text:p>
          </table:table-cell>
          <table:table-cell office:value-type="float" office:value="0.0156500000000001" calcext:value-type="float">
            <text:p>0.01565</text:p>
          </table:table-cell>
          <table:table-cell office:value-type="float" office:value="-0.013049608417928" calcext:value-type="float">
            <text:p>-0.0130496084</text:p>
          </table:table-cell>
        </table:table-row>
        <table:table-row table:style-name="ro1">
          <table:table-cell office:value-type="string" calcext:value-type="string">
            <text:p>decent</text:p>
          </table:table-cell>
          <table:table-cell office:value-type="float" office:value="0.0520032313793799" calcext:value-type="float">
            <text:p>0.0520032314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122232689590203" calcext:value-type="float">
            <text:p>0.1222326896</text:p>
          </table:table-cell>
          <table:table-cell office:value-type="string" calcext:value-type="string">
            <text:p>you'll</text:p>
          </table:table-cell>
          <table:table-cell office:value-type="float" office:value="0.0447932918576369" calcext:value-type="float">
            <text:p>0.0447932919</text:p>
          </table:table-cell>
          <table:table-cell office:value-type="float" office:value="0.61405" calcext:value-type="float">
            <text:p>0.61405</text:p>
          </table:table-cell>
          <table:table-cell office:value-type="float" office:value="0.123339011925043" calcext:value-type="float">
            <text:p>0.1233390119</text:p>
          </table:table-cell>
          <table:table-cell office:value-type="string" calcext:value-type="string">
            <text:p>material</text:p>
          </table:table-cell>
          <table:table-cell office:value-type="float" office:value="0.0447869576998705" calcext:value-type="float">
            <text:p>0.0447869577</text:p>
          </table:table-cell>
          <table:table-cell office:value-type="float" office:value="0.6441" calcext:value-type="float">
            <text:p>0.6441</text:p>
          </table:table-cell>
          <table:table-cell office:value-type="float" office:value="0.0934793683138054" calcext:value-type="float">
            <text:p>0.0934793683</text:p>
          </table:table-cell>
          <table:table-cell office:value-type="string" calcext:value-type="string">
            <text:p>creepy</text:p>
          </table:table-cell>
          <table:table-cell office:value-type="float" office:value="-0.0142992333428082" calcext:value-type="float">
            <text:p>-0.0142992333</text:p>
          </table:table-cell>
          <table:table-cell office:value-type="float" office:value="-0.02705" calcext:value-type="float">
            <text:p>-0.02705</text:p>
          </table:table-cell>
          <table:table-cell office:value-type="float" office:value="-0.0135701407575305" calcext:value-type="float">
            <text:p>-0.0135701408</text:p>
          </table:table-cell>
          <table:table-cell office:value-type="string" calcext:value-type="string">
            <text:p>sequences</text:p>
          </table:table-cell>
          <table:table-cell office:value-type="float" office:value="-0.0135967125915305" calcext:value-type="float">
            <text:p>-0.0135967126</text:p>
          </table:table-cell>
          <table:table-cell office:value-type="float" office:value="-0.02785" calcext:value-type="float">
            <text:p>-0.02785</text:p>
          </table:table-cell>
          <table:table-cell office:value-type="float" office:value="-0.0127558216759258" calcext:value-type="float">
            <text:p>-0.0127558217</text:p>
          </table:table-cell>
        </table:table-row>
        <table:table-row table:style-name="ro1">
          <table:table-cell office:value-type="string" calcext:value-type="string">
            <text:p>death</text:p>
          </table:table-cell>
          <table:table-cell office:value-type="float" office:value="0.0419551284324112" calcext:value-type="float">
            <text:p>0.0419551284</text:p>
          </table:table-cell>
          <table:table-cell office:value-type="float" office:value="0.6055" calcext:value-type="float">
            <text:p>0.6055</text:p>
          </table:table-cell>
          <table:table-cell office:value-type="float" office:value="0.142204827136334" calcext:value-type="float">
            <text:p>0.1422048271</text:p>
          </table:table-cell>
          <table:table-cell office:value-type="string" calcext:value-type="string">
            <text:p>greatest</text:p>
          </table:table-cell>
          <table:table-cell office:value-type="float" office:value="0.0446395163050467" calcext:value-type="float">
            <text:p>0.0446395163</text:p>
          </table:table-cell>
          <table:table-cell office:value-type="float" office:value="0.647" calcext:value-type="float">
            <text:p>0.647</text:p>
          </table:table-cell>
          <table:table-cell office:value-type="float" office:value="0.0909090909090909" calcext:value-type="float">
            <text:p>0.0909090909</text:p>
          </table:table-cell>
          <table:table-cell office:value-type="string" calcext:value-type="string">
            <text:p>realize</text:p>
          </table:table-cell>
          <table:table-cell office:value-type="float" office:value="0.0447588212472442" calcext:value-type="float">
            <text:p>0.0447588212</text:p>
          </table:table-cell>
          <table:table-cell office:value-type="float" office:value="0.6657" calcext:value-type="float">
            <text:p>0.6657</text:p>
          </table:table-cell>
          <table:table-cell office:value-type="float" office:value="0.0883556040359968" calcext:value-type="float">
            <text:p>0.088355604</text:p>
          </table:table-cell>
          <table:table-cell office:value-type="string" calcext:value-type="string">
            <text:p>voice</text:p>
          </table:table-cell>
          <table:table-cell office:value-type="float" office:value="-0.0142672163680825" calcext:value-type="float">
            <text:p>-0.0142672164</text:p>
          </table:table-cell>
          <table:table-cell office:value-type="float" office:value="-0.0136500000000001" calcext:value-type="float">
            <text:p>-0.01365</text:p>
          </table:table-cell>
          <table:table-cell office:value-type="float" office:value="-0.01321689412282" calcext:value-type="float">
            <text:p>-0.0132168941</text:p>
          </table:table-cell>
          <table:table-cell office:value-type="string" calcext:value-type="string">
            <text:p>result</text:p>
          </table:table-cell>
          <table:table-cell office:value-type="float" office:value="-0.0135672469179837" calcext:value-type="float">
            <text:p>-0.0135672469</text:p>
          </table:table-cell>
          <table:table-cell office:value-type="float" office:value="-0.00375000000000003" calcext:value-type="float">
            <text:p>-0.00375</text:p>
          </table:table-cell>
          <table:table-cell office:value-type="float" office:value="-0.0129529785018815" calcext:value-type="float">
            <text:p>-0.0129529785</text:p>
          </table:table-cell>
        </table:table-row>
        <table:table-row table:style-name="ro1">
          <table:table-cell office:value-type="string" calcext:value-type="string">
            <text:p>deal</text:p>
          </table:table-cell>
          <table:table-cell office:value-type="float" office:value="0.0305929282156229" calcext:value-type="float">
            <text:p>0.0305929282</text:p>
          </table:table-cell>
          <table:table-cell office:value-type="float" office:value="0.60825" calcext:value-type="float">
            <text:p>0.60825</text:p>
          </table:table-cell>
          <table:table-cell office:value-type="float" office:value="0.0783437242677332" calcext:value-type="float">
            <text:p>0.0783437243</text:p>
          </table:table-cell>
          <table:table-cell office:value-type="string" calcext:value-type="string">
            <text:p>potential</text:p>
          </table:table-cell>
          <table:table-cell office:value-type="float" office:value="0.0445996553761555" calcext:value-type="float">
            <text:p>0.0445996554</text:p>
          </table:table-cell>
          <table:table-cell office:value-type="float" office:value="0.65985" calcext:value-type="float">
            <text:p>0.65985</text:p>
          </table:table-cell>
          <table:table-cell office:value-type="float" office:value="0.0854953622798763" calcext:value-type="float">
            <text:p>0.0854953623</text:p>
          </table:table-cell>
          <table:table-cell office:value-type="string" calcext:value-type="string">
            <text:p>involved</text:p>
          </table:table-cell>
          <table:table-cell office:value-type="float" office:value="0.0444980510352446" calcext:value-type="float">
            <text:p>0.044498051</text:p>
          </table:table-cell>
          <table:table-cell office:value-type="float" office:value="0.61665" calcext:value-type="float">
            <text:p>0.61665</text:p>
          </table:table-cell>
          <table:table-cell office:value-type="float" office:value="0.113948919449902" calcext:value-type="float">
            <text:p>0.1139489194</text:p>
          </table:table-cell>
          <table:table-cell office:value-type="string" calcext:value-type="string">
            <text:p>business</text:p>
          </table:table-cell>
          <table:table-cell office:value-type="float" office:value="-0.0142106979006287" calcext:value-type="float">
            <text:p>-0.0142106979</text:p>
          </table:table-cell>
          <table:table-cell office:value-type="float" office:value="-0.0474" calcext:value-type="float">
            <text:p>-0.0474</text:p>
          </table:table-cell>
          <table:table-cell office:value-type="float" office:value="-0.0133848655747904" calcext:value-type="float">
            <text:p>-0.0133848656</text:p>
          </table:table-cell>
          <table:table-cell office:value-type="string" calcext:value-type="string">
            <text:p>above</text:p>
          </table:table-cell>
          <table:table-cell office:value-type="float" office:value="-0.0134869093684983" calcext:value-type="float">
            <text:p>-0.0134869094</text:p>
          </table:table-cell>
          <table:table-cell office:value-type="float" office:value="0.000299999999999967" calcext:value-type="float">
            <text:p>0.0003</text:p>
          </table:table-cell>
          <table:table-cell office:value-type="float" office:value="-0.012786344231863" calcext:value-type="float">
            <text:p>-0.0127863442</text:p>
          </table:table-cell>
        </table:table-row>
        <table:table-row table:style-name="ro1">
          <table:table-cell office:value-type="string" calcext:value-type="string">
            <text:p>dead</text:p>
          </table:table-cell>
          <table:table-cell office:value-type="float" office:value="0.0566585403335366" calcext:value-type="float">
            <text:p>0.0566585403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15075034106412" calcext:value-type="float">
            <text:p>0.1507503411</text:p>
          </table:table-cell>
          <table:table-cell office:value-type="string" calcext:value-type="string">
            <text:p>humor</text:p>
          </table:table-cell>
          <table:table-cell office:value-type="float" office:value="0.0445239831975127" calcext:value-type="float">
            <text:p>0.0445239832</text:p>
          </table:table-cell>
          <table:table-cell office:value-type="float" office:value="0.61755" calcext:value-type="float">
            <text:p>0.61755</text:p>
          </table:table-cell>
          <table:table-cell office:value-type="float" office:value="0.11847412700242" calcext:value-type="float">
            <text:p>0.118474127</text:p>
          </table:table-cell>
          <table:table-cell office:value-type="string" calcext:value-type="string">
            <text:p>words</text:p>
          </table:table-cell>
          <table:table-cell office:value-type="float" office:value="0.0444191194058408" calcext:value-type="float">
            <text:p>0.0444191194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101048861601433" calcext:value-type="float">
            <text:p>0.1010488616</text:p>
          </table:table-cell>
          <table:table-cell office:value-type="string" calcext:value-type="string">
            <text:p>truly</text:p>
          </table:table-cell>
          <table:table-cell office:value-type="float" office:value="-0.0142081962329424" calcext:value-type="float">
            <text:p>-0.0142081962</text:p>
          </table:table-cell>
          <table:table-cell office:value-type="float" office:value="0.00430000000000008" calcext:value-type="float">
            <text:p>0.0043</text:p>
          </table:table-cell>
          <table:table-cell office:value-type="float" office:value="-0.013104546770924" calcext:value-type="float">
            <text:p>-0.0131045468</text:p>
          </table:table-cell>
          <table:table-cell office:value-type="string" calcext:value-type="string">
            <text:p>easy</text:p>
          </table:table-cell>
          <table:table-cell office:value-type="float" office:value="-0.0134740357206045" calcext:value-type="float">
            <text:p>-0.0134740357</text:p>
          </table:table-cell>
          <table:table-cell office:value-type="float" office:value="-0.04815" calcext:value-type="float">
            <text:p>-0.04815</text:p>
          </table:table-cell>
          <table:table-cell office:value-type="float" office:value="-0.0123120597006632" calcext:value-type="float">
            <text:p>-0.012312059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019086559318344" calcext:value-type="float">
            <text:p>0.0190865593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0541799460652121" calcext:value-type="float">
            <text:p>0.0541799461</text:p>
          </table:table-cell>
          <table:table-cell office:value-type="string" calcext:value-type="string">
            <text:p>credits</text:p>
          </table:table-cell>
          <table:table-cell office:value-type="float" office:value="0.0444840594936968" calcext:value-type="float">
            <text:p>0.0444840595</text:p>
          </table:table-cell>
          <table:table-cell office:value-type="float" office:value="0.679" calcext:value-type="float">
            <text:p>0.679</text:p>
          </table:table-cell>
          <table:table-cell office:value-type="float" office:value="0.0875497441728255" calcext:value-type="float">
            <text:p>0.0875497442</text:p>
          </table:table-cell>
          <table:table-cell office:value-type="string" calcext:value-type="string">
            <text:p>girls</text:p>
          </table:table-cell>
          <table:table-cell office:value-type="float" office:value="0.0443558161263887" calcext:value-type="float">
            <text:p>0.0443558161</text:p>
          </table:table-cell>
          <table:table-cell office:value-type="float" office:value="0.64865" calcext:value-type="float">
            <text:p>0.64865</text:p>
          </table:table-cell>
          <table:table-cell office:value-type="float" office:value="0.099218048968081" calcext:value-type="float">
            <text:p>0.099218049</text:p>
          </table:table-cell>
          <table:table-cell office:value-type="string" calcext:value-type="string">
            <text:p>needed</text:p>
          </table:table-cell>
          <table:table-cell office:value-type="float" office:value="-0.0141871962276376" calcext:value-type="float">
            <text:p>-0.0141871962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132777676930839" calcext:value-type="float">
            <text:p>-0.0132777677</text:p>
          </table:table-cell>
          <table:table-cell office:value-type="string" calcext:value-type="string">
            <text:p>killing</text:p>
          </table:table-cell>
          <table:table-cell office:value-type="float" office:value="-0.013471932842867" calcext:value-type="float">
            <text:p>-0.0134719328</text:p>
          </table:table-cell>
          <table:table-cell office:value-type="float" office:value="-0.0293499999999999" calcext:value-type="float">
            <text:p>-0.02935</text:p>
          </table:table-cell>
          <table:table-cell office:value-type="float" office:value="-0.0126458741716414" calcext:value-type="float">
            <text:p>-0.0126458742</text:p>
          </table:table-cell>
        </table:table-row>
        <table:table-row table:style-name="ro1">
          <table:table-cell office:value-type="string" calcext:value-type="string">
            <text:p>days</text:p>
          </table:table-cell>
          <table:table-cell office:value-type="float" office:value="0.0303998717041214" calcext:value-type="float">
            <text:p>0.0303998717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110951599671862" calcext:value-type="float">
            <text:p>0.1109515997</text:p>
          </table:table-cell>
          <table:table-cell office:value-type="string" calcext:value-type="string">
            <text:p>oscar</text:p>
          </table:table-cell>
          <table:table-cell office:value-type="float" office:value="0.044359772284825" calcext:value-type="float">
            <text:p>0.0443597723</text:p>
          </table:table-cell>
          <table:table-cell office:value-type="float" office:value="0.65775" calcext:value-type="float">
            <text:p>0.65775</text:p>
          </table:table-cell>
          <table:table-cell office:value-type="float" office:value="0.0901236208959192" calcext:value-type="float">
            <text:p>0.0901236209</text:p>
          </table:table-cell>
          <table:table-cell office:value-type="string" calcext:value-type="string">
            <text:p>leaves</text:p>
          </table:table-cell>
          <table:table-cell office:value-type="float" office:value="0.0443098408506353" calcext:value-type="float">
            <text:p>0.0443098409</text:p>
          </table:table-cell>
          <table:table-cell office:value-type="float" office:value="0.65695" calcext:value-type="float">
            <text:p>0.65695</text:p>
          </table:table-cell>
          <table:table-cell office:value-type="float" office:value="0.0904149542622299" calcext:value-type="float">
            <text:p>0.0904149543</text:p>
          </table:table-cell>
          <table:table-cell office:value-type="string" calcext:value-type="string">
            <text:p>budget</text:p>
          </table:table-cell>
          <table:table-cell office:value-type="float" office:value="-0.0141778088277101" calcext:value-type="float">
            <text:p>-0.0141778088</text:p>
          </table:table-cell>
          <table:table-cell office:value-type="float" office:value="0.00839999999999996" calcext:value-type="float">
            <text:p>0.0084</text:p>
          </table:table-cell>
          <table:table-cell office:value-type="float" office:value="-0.013287416496561" calcext:value-type="float">
            <text:p>-0.0132874165</text:p>
          </table:table-cell>
          <table:table-cell office:value-type="string" calcext:value-type="string">
            <text:p>sorry</text:p>
          </table:table-cell>
          <table:table-cell office:value-type="float" office:value="-0.0134560603397969" calcext:value-type="float">
            <text:p>-0.0134560603</text:p>
          </table:table-cell>
          <table:table-cell office:value-type="float" office:value="-0.0351" calcext:value-type="float">
            <text:p>-0.0351</text:p>
          </table:table-cell>
          <table:table-cell office:value-type="float" office:value="-0.012431420859561" calcext:value-type="float">
            <text:p>-0.0124314209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0.0639252418130009" calcext:value-type="float">
            <text:p>0.0639252418</text:p>
          </table:table-cell>
          <table:table-cell office:value-type="float" office:value="0.59215" calcext:value-type="float">
            <text:p>0.59215</text:p>
          </table:table-cell>
          <table:table-cell office:value-type="float" office:value="0.203028822667318" calcext:value-type="float">
            <text:p>0.2030288227</text:p>
          </table:table-cell>
          <table:table-cell office:value-type="string" calcext:value-type="string">
            <text:p>note</text:p>
          </table:table-cell>
          <table:table-cell office:value-type="float" office:value="0.0443305646890747" calcext:value-type="float">
            <text:p>0.0443305647</text:p>
          </table:table-cell>
          <table:table-cell office:value-type="float" office:value="0.65435" calcext:value-type="float">
            <text:p>0.65435</text:p>
          </table:table-cell>
          <table:table-cell office:value-type="float" office:value="0.0919479837120715" calcext:value-type="float">
            <text:p>0.0919479837</text:p>
          </table:table-cell>
          <table:table-cell office:value-type="string" calcext:value-type="string">
            <text:p>sister</text:p>
          </table:table-cell>
          <table:table-cell office:value-type="float" office:value="0.0442465517858235" calcext:value-type="float">
            <text:p>0.0442465518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0.0870883285104037" calcext:value-type="float">
            <text:p>0.0870883285</text:p>
          </table:table-cell>
          <table:table-cell office:value-type="string" calcext:value-type="string">
            <text:p>involved</text:p>
          </table:table-cell>
          <table:table-cell office:value-type="float" office:value="-0.0141394201122745" calcext:value-type="float">
            <text:p>-0.0141394201</text:p>
          </table:table-cell>
          <table:table-cell office:value-type="float" office:value="-0.03035" calcext:value-type="float">
            <text:p>-0.03035</text:p>
          </table:table-cell>
          <table:table-cell office:value-type="float" office:value="-0.012677924967278" calcext:value-type="float">
            <text:p>-0.012677925</text:p>
          </table:table-cell>
          <table:table-cell office:value-type="string" calcext:value-type="string">
            <text:p>absolutely</text:p>
          </table:table-cell>
          <table:table-cell office:value-type="float" office:value="-0.0134314988064209" calcext:value-type="float">
            <text:p>-0.0134314988</text:p>
          </table:table-cell>
          <table:table-cell office:value-type="float" office:value="0.0162" calcext:value-type="float">
            <text:p>0.0162</text:p>
          </table:table-cell>
          <table:table-cell office:value-type="float" office:value="-0.012841407691609" calcext:value-type="float">
            <text:p>-0.0128414077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0.0298060291017631" calcext:value-type="float">
            <text:p>0.0298060291</text:p>
          </table:table-cell>
          <table:table-cell office:value-type="float" office:value="0.6149" calcext:value-type="float">
            <text:p>0.6149</text:p>
          </table:table-cell>
          <table:table-cell office:value-type="float" office:value="0.0824398379795092" calcext:value-type="float">
            <text:p>0.082439838</text:p>
          </table:table-cell>
          <table:table-cell office:value-type="string" calcext:value-type="string">
            <text:p>episode</text:p>
          </table:table-cell>
          <table:table-cell office:value-type="float" office:value="0.0443049268901103" calcext:value-type="float">
            <text:p>0.0443049269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113372093023256" calcext:value-type="float">
            <text:p>0.113372093</text:p>
          </table:table-cell>
          <table:table-cell office:value-type="string" calcext:value-type="string">
            <text:p>effect</text:p>
          </table:table-cell>
          <table:table-cell office:value-type="float" office:value="0.0442353369332807" calcext:value-type="float">
            <text:p>0.0442353369</text:p>
          </table:table-cell>
          <table:table-cell office:value-type="float" office:value="0.66395" calcext:value-type="float">
            <text:p>0.66395</text:p>
          </table:table-cell>
          <table:table-cell office:value-type="float" office:value="0.0859513123895009" calcext:value-type="float">
            <text:p>0.0859513124</text:p>
          </table:table-cell>
          <table:table-cell office:value-type="string" calcext:value-type="string">
            <text:p>except</text:p>
          </table:table-cell>
          <table:table-cell office:value-type="float" office:value="-0.0141222018600032" calcext:value-type="float">
            <text:p>-0.0141222019</text:p>
          </table:table-cell>
          <table:table-cell office:value-type="float" office:value="0.00144999999999995" calcext:value-type="float">
            <text:p>0.00145</text:p>
          </table:table-cell>
          <table:table-cell office:value-type="float" office:value="-0.01322022349414" calcext:value-type="float">
            <text:p>-0.0132202235</text:p>
          </table:table-cell>
          <table:table-cell office:value-type="string" calcext:value-type="string">
            <text:p>potential</text:p>
          </table:table-cell>
          <table:table-cell office:value-type="float" office:value="-0.0133810353313099" calcext:value-type="float">
            <text:p>-0.0133810353</text:p>
          </table:table-cell>
          <table:table-cell office:value-type="float" office:value="-0.00639999999999996" calcext:value-type="float">
            <text:p>-0.0064</text:p>
          </table:table-cell>
          <table:table-cell office:value-type="float" office:value="-0.0127957492736553" calcext:value-type="float">
            <text:p>-0.0127957493</text:p>
          </table:table-cell>
        </table:table-row>
        <table:table-row table:style-name="ro1">
          <table:table-cell office:value-type="string" calcext:value-type="string">
            <text:p>daughter</text:p>
          </table:table-cell>
          <table:table-cell office:value-type="float" office:value="0.029993585168257" calcext:value-type="float">
            <text:p>0.0299935852</text:p>
          </table:table-cell>
          <table:table-cell office:value-type="float" office:value="0.60485" calcext:value-type="float">
            <text:p>0.60485</text:p>
          </table:table-cell>
          <table:table-cell office:value-type="float" office:value="0.0881504557517019" calcext:value-type="float">
            <text:p>0.0881504558</text:p>
          </table:table-cell>
          <table:table-cell office:value-type="string" calcext:value-type="string">
            <text:p>french</text:p>
          </table:table-cell>
          <table:table-cell office:value-type="float" office:value="0.0442725199848705" calcext:value-type="float">
            <text:p>0.04427252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0844632768361582" calcext:value-type="float">
            <text:p>0.0844632768</text:p>
          </table:table-cell>
          <table:table-cell office:value-type="string" calcext:value-type="string">
            <text:p>move</text:p>
          </table:table-cell>
          <table:table-cell office:value-type="float" office:value="0.0441659867750132" calcext:value-type="float">
            <text:p>0.0441659868</text:p>
          </table:table-cell>
          <table:table-cell office:value-type="float" office:value="0.67425" calcext:value-type="float">
            <text:p>0.67425</text:p>
          </table:table-cell>
          <table:table-cell office:value-type="float" office:value="0.0917328872159487" calcext:value-type="float">
            <text:p>0.0917328872</text:p>
          </table:table-cell>
          <table:table-cell office:value-type="string" calcext:value-type="string">
            <text:p>viewers</text:p>
          </table:table-cell>
          <table:table-cell office:value-type="float" office:value="-0.0141216417759236" calcext:value-type="float">
            <text:p>-0.0141216418</text:p>
          </table:table-cell>
          <table:table-cell office:value-type="float" office:value="-0.0204" calcext:value-type="float">
            <text:p>-0.0204</text:p>
          </table:table-cell>
          <table:table-cell office:value-type="float" office:value="-0.0132521308977547" calcext:value-type="float">
            <text:p>-0.0132521309</text:p>
          </table:table-cell>
          <table:table-cell office:value-type="string" calcext:value-type="string">
            <text:p>directed</text:p>
          </table:table-cell>
          <table:table-cell office:value-type="float" office:value="-0.0133391374796826" calcext:value-type="float">
            <text:p>-0.0133391375</text:p>
          </table:table-cell>
          <table:table-cell office:value-type="float" office:value="-0.00125000000000008" calcext:value-type="float">
            <text:p>-0.00125</text:p>
          </table:table-cell>
          <table:table-cell office:value-type="float" office:value="-0.012389185230541" calcext:value-type="float">
            <text:p>-0.0123891852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0.0474464673589569" calcext:value-type="float">
            <text:p>0.0474464674</text:p>
          </table:table-cell>
          <table:table-cell office:value-type="float" office:value="0.6047" calcext:value-type="float">
            <text:p>0.6047</text:p>
          </table:table-cell>
          <table:table-cell office:value-type="float" office:value="0.125248948882496" calcext:value-type="float">
            <text:p>0.1252489489</text:p>
          </table:table-cell>
          <table:table-cell office:value-type="string" calcext:value-type="string">
            <text:p>sounds</text:p>
          </table:table-cell>
          <table:table-cell office:value-type="float" office:value="0.0442282932871212" calcext:value-type="float">
            <text:p>0.0442282933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0857916102841678" calcext:value-type="float">
            <text:p>0.0857916103</text:p>
          </table:table-cell>
          <table:table-cell office:value-type="string" calcext:value-type="string">
            <text:p>gave</text:p>
          </table:table-cell>
          <table:table-cell office:value-type="float" office:value="0.0441494490858789" calcext:value-type="float">
            <text:p>0.0441494491</text:p>
          </table:table-cell>
          <table:table-cell office:value-type="float" office:value="0.58845" calcext:value-type="float">
            <text:p>0.58845</text:p>
          </table:table-cell>
          <table:table-cell office:value-type="float" office:value="0.120901420484887" calcext:value-type="float">
            <text:p>0.1209014205</text:p>
          </table:table-cell>
          <table:table-cell office:value-type="string" calcext:value-type="string">
            <text:p>powerful</text:p>
          </table:table-cell>
          <table:table-cell office:value-type="float" office:value="-0.0141107322794044" calcext:value-type="float">
            <text:p>-0.0141107323</text:p>
          </table:table-cell>
          <table:table-cell office:value-type="float" office:value="-0.0327000000000001" calcext:value-type="float">
            <text:p>-0.0327</text:p>
          </table:table-cell>
          <table:table-cell office:value-type="float" office:value="-0.013332874395044" calcext:value-type="float">
            <text:p>-0.0133328744</text:p>
          </table:table-cell>
          <table:table-cell office:value-type="string" calcext:value-type="string">
            <text:p>features</text:p>
          </table:table-cell>
          <table:table-cell office:value-type="float" office:value="-0.0132184000818454" calcext:value-type="float">
            <text:p>-0.0132184001</text:p>
          </table:table-cell>
          <table:table-cell office:value-type="float" office:value="-0.02845" calcext:value-type="float">
            <text:p>-0.02845</text:p>
          </table:table-cell>
          <table:table-cell office:value-type="float" office:value="-0.0124680349062702" calcext:value-type="float">
            <text:p>-0.0124680349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float" office:value="0.0156949138271729" calcext:value-type="float">
            <text:p>0.0156949138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0522321428571429" calcext:value-type="float">
            <text:p>0.0522321429</text:p>
          </table:table-cell>
          <table:table-cell office:value-type="string" calcext:value-type="string">
            <text:p>weak</text:p>
          </table:table-cell>
          <table:table-cell office:value-type="float" office:value="0.0439951332968765" calcext:value-type="float">
            <text:p>0.0439951333</text:p>
          </table:table-cell>
          <table:table-cell office:value-type="float" office:value="0.62335" calcext:value-type="float">
            <text:p>0.62335</text:p>
          </table:table-cell>
          <table:table-cell office:value-type="float" office:value="0.0914244361355687" calcext:value-type="float">
            <text:p>0.0914244361</text:p>
          </table:table-cell>
          <table:table-cell office:value-type="string" calcext:value-type="string">
            <text:p>sounds</text:p>
          </table:table-cell>
          <table:table-cell office:value-type="float" office:value="0.0441156522564805" calcext:value-type="float">
            <text:p>0.0441156523</text:p>
          </table:table-cell>
          <table:table-cell office:value-type="float" office:value="0.66175" calcext:value-type="float">
            <text:p>0.66175</text:p>
          </table:table-cell>
          <table:table-cell office:value-type="float" office:value="0.0856872550344641" calcext:value-type="float">
            <text:p>0.085687255</text:p>
          </table:table-cell>
          <table:table-cell office:value-type="string" calcext:value-type="string">
            <text:p>kid</text:p>
          </table:table-cell>
          <table:table-cell office:value-type="float" office:value="-0.0140841581628415" calcext:value-type="float">
            <text:p>-0.0140841582</text:p>
          </table:table-cell>
          <table:table-cell office:value-type="float" office:value="-0.00534999999999997" calcext:value-type="float">
            <text:p>-0.00535</text:p>
          </table:table-cell>
          <table:table-cell office:value-type="float" office:value="-0.0131850307621908" calcext:value-type="float">
            <text:p>-0.0131850308</text:p>
          </table:table-cell>
          <table:table-cell office:value-type="string" calcext:value-type="string">
            <text:p>review</text:p>
          </table:table-cell>
          <table:table-cell office:value-type="float" office:value="-0.0130647147179808" calcext:value-type="float">
            <text:p>-0.0130647147</text:p>
          </table:table-cell>
          <table:table-cell office:value-type="float" office:value="-0.01415" calcext:value-type="float">
            <text:p>-0.01415</text:p>
          </table:table-cell>
          <table:table-cell office:value-type="float" office:value="-0.0122473785153733" calcext:value-type="float">
            <text:p>-0.0122473785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0.0410863271287139" calcext:value-type="float">
            <text:p>0.0410863271</text:p>
          </table:table-cell>
          <table:table-cell office:value-type="float" office:value="0.6347" calcext:value-type="float">
            <text:p>0.6347</text:p>
          </table:table-cell>
          <table:table-cell office:value-type="float" office:value="0.102677474821911" calcext:value-type="float">
            <text:p>0.1026774748</text:p>
          </table:table-cell>
          <table:table-cell office:value-type="string" calcext:value-type="string">
            <text:p>okay</text:p>
          </table:table-cell>
          <table:table-cell office:value-type="float" office:value="0.0439131704516799" calcext:value-type="float">
            <text:p>0.0439131705</text:p>
          </table:table-cell>
          <table:table-cell office:value-type="float" office:value="0.6451" calcext:value-type="float">
            <text:p>0.6451</text:p>
          </table:table-cell>
          <table:table-cell office:value-type="float" office:value="0.0878951426368543" calcext:value-type="float">
            <text:p>0.0878951426</text:p>
          </table:table-cell>
          <table:table-cell office:value-type="string" calcext:value-type="string">
            <text:p>meet</text:p>
          </table:table-cell>
          <table:table-cell office:value-type="float" office:value="0.0440131031323782" calcext:value-type="float">
            <text:p>0.0440131031</text:p>
          </table:table-cell>
          <table:table-cell office:value-type="float" office:value="0.64885" calcext:value-type="float">
            <text:p>0.64885</text:p>
          </table:table-cell>
          <table:table-cell office:value-type="float" office:value="0.0866172454155287" calcext:value-type="float">
            <text:p>0.0866172454</text:p>
          </table:table-cell>
          <table:table-cell office:value-type="string" calcext:value-type="string">
            <text:p>features</text:p>
          </table:table-cell>
          <table:table-cell office:value-type="float" office:value="-0.0140649896848926" calcext:value-type="float">
            <text:p>-0.0140649897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-0.013162409070333" calcext:value-type="float">
            <text:p>-0.0131624091</text:p>
          </table:table-cell>
          <table:table-cell office:value-type="string" calcext:value-type="string">
            <text:p>dumb</text:p>
          </table:table-cell>
          <table:table-cell office:value-type="float" office:value="-0.012999340628653" calcext:value-type="float">
            <text:p>-0.0129993406</text:p>
          </table:table-cell>
          <table:table-cell office:value-type="float" office:value="-0.0367" calcext:value-type="float">
            <text:p>-0.0367</text:p>
          </table:table-cell>
          <table:table-cell office:value-type="float" office:value="-0.0123112288630874" calcext:value-type="float">
            <text:p>-0.0123112289</text:p>
          </table:table-cell>
        </table:table-row>
        <table:table-row table:style-name="ro1">
          <table:table-cell office:value-type="string" calcext:value-type="string">
            <text:p>crime</text:p>
          </table:table-cell>
          <table:table-cell office:value-type="float" office:value="0.0329003156151192" calcext:value-type="float">
            <text:p>0.0329003156</text:p>
          </table:table-cell>
          <table:table-cell office:value-type="float" office:value="0.63005" calcext:value-type="float">
            <text:p>0.63005</text:p>
          </table:table-cell>
          <table:table-cell office:value-type="float" office:value="0.0766254835891676" calcext:value-type="float">
            <text:p>0.0766254836</text:p>
          </table:table-cell>
          <table:table-cell office:value-type="string" calcext:value-type="string">
            <text:p>forget</text:p>
          </table:table-cell>
          <table:table-cell office:value-type="float" office:value="0.0437920916381762" calcext:value-type="float">
            <text:p>0.0437920916</text:p>
          </table:table-cell>
          <table:table-cell office:value-type="float" office:value="0.6742" calcext:value-type="float">
            <text:p>0.6742</text:p>
          </table:table-cell>
          <table:table-cell office:value-type="float" office:value="0.0912133891213389" calcext:value-type="float">
            <text:p>0.0912133891</text:p>
          </table:table-cell>
          <table:table-cell office:value-type="string" calcext:value-type="string">
            <text:p>dramatic</text:p>
          </table:table-cell>
          <table:table-cell office:value-type="float" office:value="0.0439862728200836" calcext:value-type="float">
            <text:p>0.0439862728</text:p>
          </table:table-cell>
          <table:table-cell office:value-type="float" office:value="0.64105" calcext:value-type="float">
            <text:p>0.64105</text:p>
          </table:table-cell>
          <table:table-cell office:value-type="float" office:value="0.0869896985883251" calcext:value-type="float">
            <text:p>0.0869896986</text:p>
          </table:table-cell>
          <table:table-cell office:value-type="string" calcext:value-type="string">
            <text:p>brought</text:p>
          </table:table-cell>
          <table:table-cell office:value-type="float" office:value="-0.0140531437621354" calcext:value-type="float">
            <text:p>-0.0140531438</text:p>
          </table:table-cell>
          <table:table-cell office:value-type="float" office:value="-0.04715" calcext:value-type="float">
            <text:p>-0.04715</text:p>
          </table:table-cell>
          <table:table-cell office:value-type="float" office:value="-0.0129433604953461" calcext:value-type="float">
            <text:p>-0.0129433605</text:p>
          </table:table-cell>
          <table:table-cell office:value-type="string" calcext:value-type="string">
            <text:p>perfectly</text:p>
          </table:table-cell>
          <table:table-cell office:value-type="float" office:value="-0.0129500649120727" calcext:value-type="float">
            <text:p>-0.0129500649</text:p>
          </table:table-cell>
          <table:table-cell office:value-type="float" office:value="-0.0259" calcext:value-type="float">
            <text:p>-0.0259</text:p>
          </table:table-cell>
          <table:table-cell office:value-type="float" office:value="-0.0121729304749747" calcext:value-type="float">
            <text:p>-0.0121729305</text:p>
          </table:table-cell>
        </table:table-row>
        <table:table-row table:style-name="ro1">
          <table:table-cell office:value-type="string" calcext:value-type="string">
            <text:p>creepy</text:p>
          </table:table-cell>
          <table:table-cell office:value-type="float" office:value="0.027207578217431" calcext:value-type="float">
            <text:p>0.0272075782</text:p>
          </table:table-cell>
          <table:table-cell office:value-type="float" office:value="0.64215" calcext:value-type="float">
            <text:p>0.64215</text:p>
          </table:table-cell>
          <table:table-cell office:value-type="float" office:value="0.0665188470066519" calcext:value-type="float">
            <text:p>0.066518847</text:p>
          </table:table-cell>
          <table:table-cell office:value-type="string" calcext:value-type="string">
            <text:p>laugh</text:p>
          </table:table-cell>
          <table:table-cell office:value-type="float" office:value="0.0437807923531033" calcext:value-type="float">
            <text:p>0.0437807924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126795895096921" calcext:value-type="float">
            <text:p>0.1267958951</text:p>
          </table:table-cell>
          <table:table-cell office:value-type="string" calcext:value-type="string">
            <text:p>song</text:p>
          </table:table-cell>
          <table:table-cell office:value-type="float" office:value="0.0439337668315647" calcext:value-type="float">
            <text:p>0.0439337668</text:p>
          </table:table-cell>
          <table:table-cell office:value-type="float" office:value="0.6287" calcext:value-type="float">
            <text:p>0.6287</text:p>
          </table:table-cell>
          <table:table-cell office:value-type="float" office:value="0.0963738135799464" calcext:value-type="float">
            <text:p>0.0963738136</text:p>
          </table:table-cell>
          <table:table-cell office:value-type="string" calcext:value-type="string">
            <text:p>fire</text:p>
          </table:table-cell>
          <table:table-cell office:value-type="float" office:value="-0.0140270541941768" calcext:value-type="float">
            <text:p>-0.0140270542</text:p>
          </table:table-cell>
          <table:table-cell office:value-type="float" office:value="-0.0414" calcext:value-type="float">
            <text:p>-0.0414</text:p>
          </table:table-cell>
          <table:table-cell office:value-type="float" office:value="-0.013236616642259" calcext:value-type="float">
            <text:p>-0.0132366166</text:p>
          </table:table-cell>
          <table:table-cell office:value-type="string" calcext:value-type="string">
            <text:p>baby</text:p>
          </table:table-cell>
          <table:table-cell office:value-type="float" office:value="-0.0129491082927431" calcext:value-type="float">
            <text:p>-0.0129491083</text:p>
          </table:table-cell>
          <table:table-cell office:value-type="float" office:value="-0.0397" calcext:value-type="float">
            <text:p>-0.0397</text:p>
          </table:table-cell>
          <table:table-cell office:value-type="float" office:value="-0.0122625239315212" calcext:value-type="float">
            <text:p>-0.0122625239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float" office:value="0.023358427960021" calcext:value-type="float">
            <text:p>0.023358428</text:p>
          </table:table-cell>
          <table:table-cell office:value-type="float" office:value="0.63115" calcext:value-type="float">
            <text:p>0.63115</text:p>
          </table:table-cell>
          <table:table-cell office:value-type="float" office:value="0.067736635915582" calcext:value-type="float">
            <text:p>0.0677366359</text:p>
          </table:table-cell>
          <table:table-cell office:value-type="string" calcext:value-type="string">
            <text:p>society</text:p>
          </table:table-cell>
          <table:table-cell office:value-type="float" office:value="0.0437476517931518" calcext:value-type="float">
            <text:p>0.0437476518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0814984272233343" calcext:value-type="float">
            <text:p>0.0814984272</text:p>
          </table:table-cell>
          <table:table-cell office:value-type="string" calcext:value-type="string">
            <text:p>truth</text:p>
          </table:table-cell>
          <table:table-cell office:value-type="float" office:value="0.043803428075162" calcext:value-type="float">
            <text:p>0.043803428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0865990682378734" calcext:value-type="float">
            <text:p>0.0865990682</text:p>
          </table:table-cell>
          <table:table-cell office:value-type="string" calcext:value-type="string">
            <text:p>stars</text:p>
          </table:table-cell>
          <table:table-cell office:value-type="float" office:value="-0.0139416235894754" calcext:value-type="float">
            <text:p>-0.0139416236</text:p>
          </table:table-cell>
          <table:table-cell office:value-type="float" office:value="0.00150000000000006" calcext:value-type="float">
            <text:p>0.0015</text:p>
          </table:table-cell>
          <table:table-cell office:value-type="float" office:value="-0.012794449239109" calcext:value-type="float">
            <text:p>-0.0127944492</text:p>
          </table:table-cell>
          <table:table-cell office:value-type="string" calcext:value-type="string">
            <text:p>peter</text:p>
          </table:table-cell>
          <table:table-cell office:value-type="float" office:value="-0.0129290588851341" calcext:value-type="float">
            <text:p>-0.0129290589</text:p>
          </table:table-cell>
          <table:table-cell office:value-type="float" office:value="-0.0101" calcext:value-type="float">
            <text:p>-0.0101</text:p>
          </table:table-cell>
          <table:table-cell office:value-type="float" office:value="-0.0123182027669385" calcext:value-type="float">
            <text:p>-0.0123182028</text:p>
          </table:table-cell>
        </table:table-row>
        <table:table-row table:style-name="ro1">
          <table:table-cell office:value-type="string" calcext:value-type="string">
            <text:p>create</text:p>
          </table:table-cell>
          <table:table-cell office:value-type="float" office:value="0.0277937141981123" calcext:value-type="float">
            <text:p>0.0277937142</text:p>
          </table:table-cell>
          <table:table-cell office:value-type="float" office:value="0.64905" calcext:value-type="float">
            <text:p>0.64905</text:p>
          </table:table-cell>
          <table:table-cell office:value-type="float" office:value="0.0679856592749967" calcext:value-type="float">
            <text:p>0.0679856593</text:p>
          </table:table-cell>
          <table:table-cell office:value-type="string" calcext:value-type="string">
            <text:p>add</text:p>
          </table:table-cell>
          <table:table-cell office:value-type="float" office:value="0.043724846190236" calcext:value-type="float">
            <text:p>0.0437248462</text:p>
          </table:table-cell>
          <table:table-cell office:value-type="float" office:value="0.63505" calcext:value-type="float">
            <text:p>0.63505</text:p>
          </table:table-cell>
          <table:table-cell office:value-type="float" office:value="0.0985550203779178" calcext:value-type="float">
            <text:p>0.0985550204</text:p>
          </table:table-cell>
          <table:table-cell office:value-type="string" calcext:value-type="string">
            <text:p>easy</text:p>
          </table:table-cell>
          <table:table-cell office:value-type="float" office:value="0.043802174068798" calcext:value-type="float">
            <text:p>0.0438021741</text:p>
          </table:table-cell>
          <table:table-cell office:value-type="float" office:value="0.62965" calcext:value-type="float">
            <text:p>0.62965</text:p>
          </table:table-cell>
          <table:table-cell office:value-type="float" office:value="0.0961561928004881" calcext:value-type="float">
            <text:p>0.0961561928</text:p>
          </table:table-cell>
          <table:table-cell office:value-type="string" calcext:value-type="string">
            <text:p>wonder</text:p>
          </table:table-cell>
          <table:table-cell office:value-type="float" office:value="-0.0139101783018844" calcext:value-type="float">
            <text:p>-0.0139101783</text:p>
          </table:table-cell>
          <table:table-cell office:value-type="float" office:value="-0.0243" calcext:value-type="float">
            <text:p>-0.0243</text:p>
          </table:table-cell>
          <table:table-cell office:value-type="float" office:value="-0.012578288877062" calcext:value-type="float">
            <text:p>-0.0125782889</text:p>
          </table:table-cell>
          <table:table-cell office:value-type="string" calcext:value-type="string">
            <text:p>viewing</text:p>
          </table:table-cell>
          <table:table-cell office:value-type="float" office:value="-0.0129231284491163" calcext:value-type="float">
            <text:p>-0.0129231284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-0.0121837363484133" calcext:value-type="float">
            <text:p>-0.0121837363</text:p>
          </table:table-cell>
        </table:table-row>
        <table:table-row table:style-name="ro1">
          <table:table-cell office:value-type="string" calcext:value-type="string">
            <text:p>crazy</text:p>
          </table:table-cell>
          <table:table-cell office:value-type="float" office:value="0.0247360157746747" calcext:value-type="float">
            <text:p>0.0247360158</text:p>
          </table:table-cell>
          <table:table-cell office:value-type="float" office:value="0.61825" calcext:value-type="float">
            <text:p>0.61825</text:p>
          </table:table-cell>
          <table:table-cell office:value-type="float" office:value="0.0655978460408763" calcext:value-type="float">
            <text:p>0.065597846</text:p>
          </table:table-cell>
          <table:table-cell office:value-type="string" calcext:value-type="string">
            <text:p>thriller</text:p>
          </table:table-cell>
          <table:table-cell office:value-type="float" office:value="0.0436958559484914" calcext:value-type="float">
            <text:p>0.0436958559</text:p>
          </table:table-cell>
          <table:table-cell office:value-type="float" office:value="0.664" calcext:value-type="float">
            <text:p>0.664</text:p>
          </table:table-cell>
          <table:table-cell office:value-type="float" office:value="0.0950713708591436" calcext:value-type="float">
            <text:p>0.0950713709</text:p>
          </table:table-cell>
          <table:table-cell office:value-type="string" calcext:value-type="string">
            <text:p>minute</text:p>
          </table:table-cell>
          <table:table-cell office:value-type="float" office:value="0.0437491456016789" calcext:value-type="float">
            <text:p>0.0437491456</text:p>
          </table:table-cell>
          <table:table-cell office:value-type="float" office:value="0.61765" calcext:value-type="float">
            <text:p>0.61765</text:p>
          </table:table-cell>
          <table:table-cell office:value-type="float" office:value="0.09449378330373" calcext:value-type="float">
            <text:p>0.0944937833</text:p>
          </table:table-cell>
          <table:table-cell office:value-type="string" calcext:value-type="string">
            <text:p>memorable</text:p>
          </table:table-cell>
          <table:table-cell office:value-type="float" office:value="-0.0138688967202754" calcext:value-type="float">
            <text:p>-0.0138688967</text:p>
          </table:table-cell>
          <table:table-cell office:value-type="float" office:value="-0.03485" calcext:value-type="float">
            <text:p>-0.03485</text:p>
          </table:table-cell>
          <table:table-cell office:value-type="float" office:value="-0.0129226577991645" calcext:value-type="float">
            <text:p>-0.0129226578</text:p>
          </table:table-cell>
          <table:table-cell office:value-type="string" calcext:value-type="string">
            <text:p>background</text:p>
          </table:table-cell>
          <table:table-cell office:value-type="float" office:value="-0.0128024813147583" calcext:value-type="float">
            <text:p>-0.0128024813</text:p>
          </table:table-cell>
          <table:table-cell office:value-type="float" office:value="-0.0459000000000001" calcext:value-type="float">
            <text:p>-0.0459</text:p>
          </table:table-cell>
          <table:table-cell office:value-type="float" office:value="-0.0120181957951539" calcext:value-type="float">
            <text:p>-0.0120181958</text:p>
          </table:table-cell>
        </table:table-row>
        <table:table-row table:style-name="ro1">
          <table:table-cell office:value-type="string" calcext:value-type="string">
            <text:p>crap</text:p>
          </table:table-cell>
          <table:table-cell office:value-type="float" office:value="0.0805784852882541" calcext:value-type="float">
            <text:p>0.0805784853</text:p>
          </table:table-cell>
          <table:table-cell office:value-type="float" office:value="0.67415" calcext:value-type="float">
            <text:p>0.67415</text:p>
          </table:table-cell>
          <table:table-cell office:value-type="float" office:value="0.138532716457369" calcext:value-type="float">
            <text:p>0.1385327165</text:p>
          </table:table-cell>
          <table:table-cell office:value-type="string" calcext:value-type="string">
            <text:p>stay</text:p>
          </table:table-cell>
          <table:table-cell office:value-type="float" office:value="0.0435385146949387" calcext:value-type="float">
            <text:p>0.0435385147</text:p>
          </table:table-cell>
          <table:table-cell office:value-type="float" office:value="0.64985" calcext:value-type="float">
            <text:p>0.64985</text:p>
          </table:table-cell>
          <table:table-cell office:value-type="float" office:value="0.093462783171521" calcext:value-type="float">
            <text:p>0.0934627832</text:p>
          </table:table-cell>
          <table:table-cell office:value-type="string" calcext:value-type="string">
            <text:p>gone</text:p>
          </table:table-cell>
          <table:table-cell office:value-type="float" office:value="0.0437467066692953" calcext:value-type="float">
            <text:p>0.0437467067</text:p>
          </table:table-cell>
          <table:table-cell office:value-type="float" office:value="0.66075" calcext:value-type="float">
            <text:p>0.66075</text:p>
          </table:table-cell>
          <table:table-cell office:value-type="float" office:value="0.0923076923076923" calcext:value-type="float">
            <text:p>0.0923076923</text:p>
          </table:table-cell>
          <table:table-cell office:value-type="string" calcext:value-type="string">
            <text:p>cannot</text:p>
          </table:table-cell>
          <table:table-cell office:value-type="float" office:value="-0.0137642260134389" calcext:value-type="float">
            <text:p>-0.013764226</text:p>
          </table:table-cell>
          <table:table-cell office:value-type="float" office:value="-0.0168999999999999" calcext:value-type="float">
            <text:p>-0.0169</text:p>
          </table:table-cell>
          <table:table-cell office:value-type="float" office:value="-0.012596811581558" calcext:value-type="float">
            <text:p>-0.0125968116</text:p>
          </table:table-cell>
          <table:table-cell office:value-type="string" calcext:value-type="string">
            <text:p>plenty</text:p>
          </table:table-cell>
          <table:table-cell office:value-type="float" office:value="-0.0127759048039111" calcext:value-type="float">
            <text:p>-0.0127759048</text:p>
          </table:table-cell>
          <table:table-cell office:value-type="float" office:value="-0.00905" calcext:value-type="float">
            <text:p>-0.00905</text:p>
          </table:table-cell>
          <table:table-cell office:value-type="float" office:value="-0.0122121202549886" calcext:value-type="float">
            <text:p>-0.0122121203</text:p>
          </table:table-cell>
        </table:table-row>
        <table:table-row table:style-name="ro1">
          <table:table-cell office:value-type="string" calcext:value-type="string">
            <text:p>course</text:p>
          </table:table-cell>
          <table:table-cell office:value-type="float" office:value="0.0729532297628859" calcext:value-type="float">
            <text:p>0.0729532298</text:p>
          </table:table-cell>
          <table:table-cell office:value-type="float" office:value="0.605" calcext:value-type="float">
            <text:p>0.605</text:p>
          </table:table-cell>
          <table:table-cell office:value-type="float" office:value="0.208416833667335" calcext:value-type="float">
            <text:p>0.2084168337</text:p>
          </table:table-cell>
          <table:table-cell office:value-type="string" calcext:value-type="string">
            <text:p>involved</text:p>
          </table:table-cell>
          <table:table-cell office:value-type="float" office:value="0.0435062911625537" calcext:value-type="float">
            <text:p>0.0435062912</text:p>
          </table:table-cell>
          <table:table-cell office:value-type="float" office:value="0.617" calcext:value-type="float">
            <text:p>0.617</text:p>
          </table:table-cell>
          <table:table-cell office:value-type="float" office:value="0.113015284854099" calcext:value-type="float">
            <text:p>0.1130152849</text:p>
          </table:table-cell>
          <table:table-cell office:value-type="string" calcext:value-type="string">
            <text:p>french</text:p>
          </table:table-cell>
          <table:table-cell office:value-type="float" office:value="0.0435768129737497" calcext:value-type="float">
            <text:p>0.043576813</text:p>
          </table:table-cell>
          <table:table-cell office:value-type="float" office:value="0.66895" calcext:value-type="float">
            <text:p>0.66895</text:p>
          </table:table-cell>
          <table:table-cell office:value-type="float" office:value="0.0838522208385222" calcext:value-type="float">
            <text:p>0.0838522208</text:p>
          </table:table-cell>
          <table:table-cell office:value-type="string" calcext:value-type="string">
            <text:p>hell</text:p>
          </table:table-cell>
          <table:table-cell office:value-type="float" office:value="-0.0137413632679804" calcext:value-type="float">
            <text:p>-0.0137413633</text:p>
          </table:table-cell>
          <table:table-cell office:value-type="float" office:value="0.0041500000000001" calcext:value-type="float">
            <text:p>0.00415</text:p>
          </table:table-cell>
          <table:table-cell office:value-type="float" office:value="-0.012991669845834" calcext:value-type="float">
            <text:p>-0.0129916698</text:p>
          </table:table-cell>
          <table:table-cell office:value-type="string" calcext:value-type="string">
            <text:p>nor</text:p>
          </table:table-cell>
          <table:table-cell office:value-type="float" office:value="-0.0127439470064726" calcext:value-type="float">
            <text:p>-0.012743947</text:p>
          </table:table-cell>
          <table:table-cell office:value-type="float" office:value="-0.0536000000000001" calcext:value-type="float">
            <text:p>-0.0536</text:p>
          </table:table-cell>
          <table:table-cell office:value-type="float" office:value="-0.0116636308565268" calcext:value-type="float">
            <text:p>-0.0116636309</text:p>
          </table:table-cell>
        </table:table-row>
        <table:table-row table:style-name="ro1">
          <table:table-cell office:value-type="string" calcext:value-type="string">
            <text:p>couple</text:p>
          </table:table-cell>
          <table:table-cell office:value-type="float" office:value="0.0491364566560795" calcext:value-type="float">
            <text:p>0.0491364567</text:p>
          </table:table-cell>
          <table:table-cell office:value-type="float" office:value="0.6086" calcext:value-type="float">
            <text:p>0.6086</text:p>
          </table:table-cell>
          <table:table-cell office:value-type="float" office:value="0.145974252672922" calcext:value-type="float">
            <text:p>0.1459742527</text:p>
          </table:table-cell>
          <table:table-cell office:value-type="string" calcext:value-type="string">
            <text:p>predictable</text:p>
          </table:table-cell>
          <table:table-cell office:value-type="float" office:value="0.0434842353289441" calcext:value-type="float">
            <text:p>0.0434842353</text:p>
          </table:table-cell>
          <table:table-cell office:value-type="float" office:value="0.60295" calcext:value-type="float">
            <text:p>0.60295</text:p>
          </table:table-cell>
          <table:table-cell office:value-type="float" office:value="0.0989447407239305" calcext:value-type="float">
            <text:p>0.0989447407</text:p>
          </table:table-cell>
          <table:table-cell office:value-type="string" calcext:value-type="string">
            <text:p>note</text:p>
          </table:table-cell>
          <table:table-cell office:value-type="float" office:value="0.04354229205659" calcext:value-type="float">
            <text:p>0.0435422921</text:p>
          </table:table-cell>
          <table:table-cell office:value-type="float" office:value="0.64275" calcext:value-type="float">
            <text:p>0.64275</text:p>
          </table:table-cell>
          <table:table-cell office:value-type="float" office:value="0.0913137479333588" calcext:value-type="float">
            <text:p>0.0913137479</text:p>
          </table:table-cell>
          <table:table-cell office:value-type="string" calcext:value-type="string">
            <text:p>total</text:p>
          </table:table-cell>
          <table:table-cell office:value-type="float" office:value="-0.0136946117548742" calcext:value-type="float">
            <text:p>-0.0136946118</text:p>
          </table:table-cell>
          <table:table-cell office:value-type="float" office:value="-0.03605" calcext:value-type="float">
            <text:p>-0.03605</text:p>
          </table:table-cell>
          <table:table-cell office:value-type="float" office:value="-0.0128228330476725" calcext:value-type="float">
            <text:p>-0.012822833</text:p>
          </table:table-cell>
          <table:table-cell office:value-type="string" calcext:value-type="string">
            <text:p>street</text:p>
          </table:table-cell>
          <table:table-cell office:value-type="float" office:value="-0.0126599999869706" calcext:value-type="float">
            <text:p>-0.01266</text:p>
          </table:table-cell>
          <table:table-cell office:value-type="float" office:value="-0.0216999999999999" calcext:value-type="float">
            <text:p>-0.0217</text:p>
          </table:table-cell>
          <table:table-cell office:value-type="float" office:value="-0.0120134393246332" calcext:value-type="float">
            <text:p>-0.0120134393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float" office:value="0.0317319824663637" calcext:value-type="float">
            <text:p>0.0317319825</text:p>
          </table:table-cell>
          <table:table-cell office:value-type="float" office:value="0.59075" calcext:value-type="float">
            <text:p>0.59075</text:p>
          </table:table-cell>
          <table:table-cell office:value-type="float" office:value="0.0876156504291606" calcext:value-type="float">
            <text:p>0.0876156504</text:p>
          </table:table-cell>
          <table:table-cell office:value-type="string" calcext:value-type="string">
            <text:p>meet</text:p>
          </table:table-cell>
          <table:table-cell office:value-type="float" office:value="0.0434445625500922" calcext:value-type="float">
            <text:p>0.0434445626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086123179146435" calcext:value-type="float">
            <text:p>0.0861231791</text:p>
          </table:table-cell>
          <table:table-cell office:value-type="string" calcext:value-type="string">
            <text:p>greatest</text:p>
          </table:table-cell>
          <table:table-cell office:value-type="float" office:value="0.0433865602528225" calcext:value-type="float">
            <text:p>0.0433865603</text:p>
          </table:table-cell>
          <table:table-cell office:value-type="float" office:value="0.63325" calcext:value-type="float">
            <text:p>0.63325</text:p>
          </table:table-cell>
          <table:table-cell office:value-type="float" office:value="0.0898374488149895" calcext:value-type="float">
            <text:p>0.0898374488</text:p>
          </table:table-cell>
          <table:table-cell office:value-type="string" calcext:value-type="string">
            <text:p>review</text:p>
          </table:table-cell>
          <table:table-cell office:value-type="float" office:value="-0.0136213712810204" calcext:value-type="float">
            <text:p>-0.0136213713</text:p>
          </table:table-cell>
          <table:table-cell office:value-type="float" office:value="-0.0136499999999999" calcext:value-type="float">
            <text:p>-0.01365</text:p>
          </table:table-cell>
          <table:table-cell office:value-type="float" office:value="-0.0127812113085605" calcext:value-type="float">
            <text:p>-0.0127812113</text:p>
          </table:table-cell>
          <table:table-cell office:value-type="string" calcext:value-type="string">
            <text:p>add</text:p>
          </table:table-cell>
          <table:table-cell office:value-type="float" office:value="-0.0126506117598648" calcext:value-type="float">
            <text:p>-0.0126506118</text:p>
          </table:table-cell>
          <table:table-cell office:value-type="float" office:value="-0.00409999999999999" calcext:value-type="float">
            <text:p>-0.0041</text:p>
          </table:table-cell>
          <table:table-cell office:value-type="float" office:value="-0.0119336687509668" calcext:value-type="float">
            <text:p>-0.0119336688</text:p>
          </table:table-cell>
        </table:table-row>
        <table:table-row table:style-name="ro1">
          <table:table-cell office:value-type="string" calcext:value-type="string">
            <text:p>couldn't</text:p>
          </table:table-cell>
          <table:table-cell office:value-type="float" office:value="0.0623532083686142" calcext:value-type="float">
            <text:p>0.0623532084</text:p>
          </table:table-cell>
          <table:table-cell office:value-type="float" office:value="0.64445" calcext:value-type="float">
            <text:p>0.64445</text:p>
          </table:table-cell>
          <table:table-cell office:value-type="float" office:value="0.151330707721685" calcext:value-type="float">
            <text:p>0.1513307077</text:p>
          </table:table-cell>
          <table:table-cell office:value-type="string" calcext:value-type="string">
            <text:p>incredibly</text:p>
          </table:table-cell>
          <table:table-cell office:value-type="float" office:value="0.0434166877638317" calcext:value-type="float">
            <text:p>0.0434166878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08417225950783" calcext:value-type="float">
            <text:p>0.0841722595</text:p>
          </table:table-cell>
          <table:table-cell office:value-type="string" calcext:value-type="string">
            <text:p>mystery</text:p>
          </table:table-cell>
          <table:table-cell office:value-type="float" office:value="0.0433062597239713" calcext:value-type="float">
            <text:p>0.0433062597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0940874035989717" calcext:value-type="float">
            <text:p>0.0940874036</text:p>
          </table:table-cell>
          <table:table-cell office:value-type="string" calcext:value-type="string">
            <text:p>filmed</text:p>
          </table:table-cell>
          <table:table-cell office:value-type="float" office:value="-0.0136166406701133" calcext:value-type="float">
            <text:p>-0.0136166407</text:p>
          </table:table-cell>
          <table:table-cell office:value-type="float" office:value="-0.0528" calcext:value-type="float">
            <text:p>-0.0528</text:p>
          </table:table-cell>
          <table:table-cell office:value-type="float" office:value="-0.0123898331726353" calcext:value-type="float">
            <text:p>-0.0123898332</text:p>
          </table:table-cell>
          <table:table-cell office:value-type="string" calcext:value-type="string">
            <text:p>lots</text:p>
          </table:table-cell>
          <table:table-cell office:value-type="float" office:value="-0.0124790588742193" calcext:value-type="float">
            <text:p>-0.0124790589</text:p>
          </table:table-cell>
          <table:table-cell office:value-type="float" office:value="-0.0352" calcext:value-type="float">
            <text:p>-0.0352</text:p>
          </table:table-cell>
          <table:table-cell office:value-type="float" office:value="-0.0115353003864508" calcext:value-type="float">
            <text:p>-0.0115353004</text:p>
          </table:table-cell>
        </table:table-row>
        <table:table-row table:style-name="ro1">
          <table:table-cell office:value-type="string" calcext:value-type="string">
            <text:p>could</text:p>
          </table:table-cell>
          <table:table-cell office:value-type="float" office:value="0.131857123124852" calcext:value-type="float">
            <text:p>0.1318571231</text:p>
          </table:table-cell>
          <table:table-cell office:value-type="float" office:value="0.60215" calcext:value-type="float">
            <text:p>0.60215</text:p>
          </table:table-cell>
          <table:table-cell office:value-type="float" office:value="0.392734488285126" calcext:value-type="float">
            <text:p>0.3927344883</text:p>
          </table:table-cell>
          <table:table-cell office:value-type="string" calcext:value-type="string">
            <text:p>minute</text:p>
          </table:table-cell>
          <table:table-cell office:value-type="float" office:value="0.0433585976281555" calcext:value-type="float">
            <text:p>0.0433585976</text:p>
          </table:table-cell>
          <table:table-cell office:value-type="float" office:value="0.63635" calcext:value-type="float">
            <text:p>0.63635</text:p>
          </table:table-cell>
          <table:table-cell office:value-type="float" office:value="0.0939329762053071" calcext:value-type="float">
            <text:p>0.0939329762</text:p>
          </table:table-cell>
          <table:table-cell office:value-type="string" calcext:value-type="string">
            <text:p>unique</text:p>
          </table:table-cell>
          <table:table-cell office:value-type="float" office:value="0.0433037798779778" calcext:value-type="float">
            <text:p>0.0433037799</text:p>
          </table:table-cell>
          <table:table-cell office:value-type="float" office:value="0.64275" calcext:value-type="float">
            <text:p>0.64275</text:p>
          </table:table-cell>
          <table:table-cell office:value-type="float" office:value="0.0857325655790147" calcext:value-type="float">
            <text:p>0.0857325656</text:p>
          </table:table-cell>
          <table:table-cell office:value-type="string" calcext:value-type="string">
            <text:p>simple</text:p>
          </table:table-cell>
          <table:table-cell office:value-type="float" office:value="-0.0136064247605523" calcext:value-type="float">
            <text:p>-0.0136064248</text:p>
          </table:table-cell>
          <table:table-cell office:value-type="float" office:value="-0.0285500000000001" calcext:value-type="float">
            <text:p>-0.02855</text:p>
          </table:table-cell>
          <table:table-cell office:value-type="float" office:value="-0.012337797621101" calcext:value-type="float">
            <text:p>-0.0123377976</text:p>
          </table:table-cell>
          <table:table-cell office:value-type="string" calcext:value-type="string">
            <text:p>directors</text:p>
          </table:table-cell>
          <table:table-cell office:value-type="float" office:value="-0.0124626163108328" calcext:value-type="float">
            <text:p>-0.0124626163</text:p>
          </table:table-cell>
          <table:table-cell office:value-type="float" office:value="-0.04505" calcext:value-type="float">
            <text:p>-0.04505</text:p>
          </table:table-cell>
          <table:table-cell office:value-type="float" office:value="-0.0116815483968464" calcext:value-type="float">
            <text:p>-0.0116815484</text:p>
          </table:table-cell>
        </table:table-row>
        <table:table-row table:style-name="ro1">
          <table:table-cell office:value-type="string" calcext:value-type="string">
            <text:p>cool</text:p>
          </table:table-cell>
          <table:table-cell office:value-type="float" office:value="0.0264834596415804" calcext:value-type="float">
            <text:p>0.0264834596</text:p>
          </table:table-cell>
          <table:table-cell office:value-type="float" office:value="0.6167" calcext:value-type="float">
            <text:p>0.6167</text:p>
          </table:table-cell>
          <table:table-cell office:value-type="float" office:value="0.0878153260352213" calcext:value-type="float">
            <text:p>0.087815326</text:p>
          </table:table-cell>
          <table:table-cell office:value-type="string" calcext:value-type="string">
            <text:p>needs</text:p>
          </table:table-cell>
          <table:table-cell office:value-type="float" office:value="0.0433367029446903" calcext:value-type="float">
            <text:p>0.0433367029</text:p>
          </table:table-cell>
          <table:table-cell office:value-type="float" office:value="0.63565" calcext:value-type="float">
            <text:p>0.63565</text:p>
          </table:table-cell>
          <table:table-cell office:value-type="float" office:value="0.0964662120272784" calcext:value-type="float">
            <text:p>0.096466212</text:p>
          </table:table-cell>
          <table:table-cell office:value-type="string" calcext:value-type="string">
            <text:p>lady</text:p>
          </table:table-cell>
          <table:table-cell office:value-type="float" office:value="0.0431985577898075" calcext:value-type="float">
            <text:p>0.0431985578</text:p>
          </table:table-cell>
          <table:table-cell office:value-type="float" office:value="0.6554" calcext:value-type="float">
            <text:p>0.6554</text:p>
          </table:table-cell>
          <table:table-cell office:value-type="float" office:value="0.08569912443619" calcext:value-type="float">
            <text:p>0.0856991244</text:p>
          </table:table-cell>
          <table:table-cell office:value-type="string" calcext:value-type="string">
            <text:p>fall</text:p>
          </table:table-cell>
          <table:table-cell office:value-type="float" office:value="-0.0135814459462438" calcext:value-type="float">
            <text:p>-0.0135814459</text:p>
          </table:table-cell>
          <table:table-cell office:value-type="float" office:value="-0.0156499999999999" calcext:value-type="float">
            <text:p>-0.01565</text:p>
          </table:table-cell>
          <table:table-cell office:value-type="float" office:value="-0.0127495262358051" calcext:value-type="float">
            <text:p>-0.0127495262</text:p>
          </table:table-cell>
          <table:table-cell office:value-type="string" calcext:value-type="string">
            <text:p>miss</text:p>
          </table:table-cell>
          <table:table-cell office:value-type="float" office:value="-0.0124398036276973" calcext:value-type="float">
            <text:p>-0.0124398036</text:p>
          </table:table-cell>
          <table:table-cell office:value-type="float" office:value="-0.00439999999999996" calcext:value-type="float">
            <text:p>-0.0044</text:p>
          </table:table-cell>
          <table:table-cell office:value-type="float" office:value="-0.0117275426981878" calcext:value-type="float">
            <text:p>-0.0117275427</text:p>
          </table:table-cell>
        </table:table-row>
        <table:table-row table:style-name="ro1">
          <table:table-cell office:value-type="string" calcext:value-type="string">
            <text:p>completely</text:p>
          </table:table-cell>
          <table:table-cell office:value-type="float" office:value="0.0673202835405265" calcext:value-type="float">
            <text:p>0.0673202835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172331827905871" calcext:value-type="float">
            <text:p>0.1723318279</text:p>
          </table:table-cell>
          <table:table-cell office:value-type="string" calcext:value-type="string">
            <text:p>episodes</text:p>
          </table:table-cell>
          <table:table-cell office:value-type="float" office:value="0.0431860893882539" calcext:value-type="float">
            <text:p>0.0431860894</text:p>
          </table:table-cell>
          <table:table-cell office:value-type="float" office:value="0.6284" calcext:value-type="float">
            <text:p>0.6284</text:p>
          </table:table-cell>
          <table:table-cell office:value-type="float" office:value="0.0907756300464889" calcext:value-type="float">
            <text:p>0.09077563</text:p>
          </table:table-cell>
          <table:table-cell office:value-type="string" calcext:value-type="string">
            <text:p>turned</text:p>
          </table:table-cell>
          <table:table-cell office:value-type="float" office:value="0.043193265453072" calcext:value-type="float">
            <text:p>0.0431932655</text:p>
          </table:table-cell>
          <table:table-cell office:value-type="float" office:value="0.59845" calcext:value-type="float">
            <text:p>0.59845</text:p>
          </table:table-cell>
          <table:table-cell office:value-type="float" office:value="0.104782075576859" calcext:value-type="float">
            <text:p>0.1047820756</text:p>
          </table:table-cell>
          <table:table-cell office:value-type="string" calcext:value-type="string">
            <text:p>funny</text:p>
          </table:table-cell>
          <table:table-cell office:value-type="float" office:value="-0.013548016447838" calcext:value-type="float">
            <text:p>-0.0135480164</text:p>
          </table:table-cell>
          <table:table-cell office:value-type="float" office:value="0.0162" calcext:value-type="float">
            <text:p>0.0162</text:p>
          </table:table-cell>
          <table:table-cell office:value-type="float" office:value="-0.014248942854067" calcext:value-type="float">
            <text:p>-0.0142489429</text:p>
          </table:table-cell>
          <table:table-cell office:value-type="string" calcext:value-type="string">
            <text:p>rating</text:p>
          </table:table-cell>
          <table:table-cell office:value-type="float" office:value="-0.0123770917144535" calcext:value-type="float">
            <text:p>-0.0123770917</text:p>
          </table:table-cell>
          <table:table-cell office:value-type="float" office:value="-0.0204000000000001" calcext:value-type="float">
            <text:p>-0.0204</text:p>
          </table:table-cell>
          <table:table-cell office:value-type="float" office:value="-0.0114060267645607" calcext:value-type="float">
            <text:p>-0.0114060268</text:p>
          </table:table-cell>
        </table:table-row>
        <table:table-row table:style-name="ro1">
          <table:table-cell office:value-type="string" calcext:value-type="string">
            <text:p>complete</text:p>
          </table:table-cell>
          <table:table-cell office:value-type="float" office:value="0.0389824655800011" calcext:value-type="float">
            <text:p>0.0389824656</text:p>
          </table:table-cell>
          <table:table-cell office:value-type="float" office:value="0.64975" calcext:value-type="float">
            <text:p>0.64975</text:p>
          </table:table-cell>
          <table:table-cell office:value-type="float" office:value="0.105706625813864" calcext:value-type="float">
            <text:p>0.1057066258</text:p>
          </table:table-cell>
          <table:table-cell office:value-type="string" calcext:value-type="string">
            <text:p>learn</text:p>
          </table:table-cell>
          <table:table-cell office:value-type="float" office:value="0.0431478838467779" calcext:value-type="float">
            <text:p>0.0431478838</text:p>
          </table:table-cell>
          <table:table-cell office:value-type="float" office:value="0.6583" calcext:value-type="float">
            <text:p>0.6583</text:p>
          </table:table-cell>
          <table:table-cell office:value-type="float" office:value="0.0890429218874967" calcext:value-type="float">
            <text:p>0.0890429219</text:p>
          </table:table-cell>
          <table:table-cell office:value-type="string" calcext:value-type="string">
            <text:p>leading</text:p>
          </table:table-cell>
          <table:table-cell office:value-type="float" office:value="0.0430124304363655" calcext:value-type="float">
            <text:p>0.0430124304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0834679590737749" calcext:value-type="float">
            <text:p>0.0834679591</text:p>
          </table:table-cell>
          <table:table-cell office:value-type="string" calcext:value-type="string">
            <text:p>television</text:p>
          </table:table-cell>
          <table:table-cell office:value-type="float" office:value="-0.0135185227743535" calcext:value-type="float">
            <text:p>-0.0135185228</text:p>
          </table:table-cell>
          <table:table-cell office:value-type="float" office:value="-0.0471" calcext:value-type="float">
            <text:p>-0.0471</text:p>
          </table:table-cell>
          <table:table-cell office:value-type="float" office:value="-0.0123788918879155" calcext:value-type="float">
            <text:p>-0.0123788919</text:p>
          </table:table-cell>
          <table:table-cell office:value-type="string" calcext:value-type="string">
            <text:p>space</text:p>
          </table:table-cell>
          <table:table-cell office:value-type="float" office:value="-0.0122879496979355" calcext:value-type="float">
            <text:p>-0.0122879497</text:p>
          </table:table-cell>
          <table:table-cell office:value-type="float" office:value="-0.00905" calcext:value-type="float">
            <text:p>-0.00905</text:p>
          </table:table-cell>
          <table:table-cell office:value-type="float" office:value="-0.0117273140040216" calcext:value-type="float">
            <text:p>-0.011727314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float" office:value="0.0225440929412484" calcext:value-type="float">
            <text:p>0.0225440929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0747867920402362" calcext:value-type="float">
            <text:p>0.074786792</text:p>
          </table:table-cell>
          <table:table-cell office:value-type="string" calcext:value-type="string">
            <text:p>mystery</text:p>
          </table:table-cell>
          <table:table-cell office:value-type="float" office:value="0.0431411667207217" calcext:value-type="float">
            <text:p>0.0431411667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0939269171384457" calcext:value-type="float">
            <text:p>0.0939269171</text:p>
          </table:table-cell>
          <table:table-cell office:value-type="string" calcext:value-type="string">
            <text:p>okay</text:p>
          </table:table-cell>
          <table:table-cell office:value-type="float" office:value="0.0428961259653831" calcext:value-type="float">
            <text:p>0.042896126</text:p>
          </table:table-cell>
          <table:table-cell office:value-type="float" office:value="0.64495" calcext:value-type="float">
            <text:p>0.64495</text:p>
          </table:table-cell>
          <table:table-cell office:value-type="float" office:value="0.0869229780120869" calcext:value-type="float">
            <text:p>0.086922978</text:p>
          </table:table-cell>
          <table:table-cell office:value-type="string" calcext:value-type="string">
            <text:p>baby</text:p>
          </table:table-cell>
          <table:table-cell office:value-type="float" office:value="-0.0135101388720465" calcext:value-type="float">
            <text:p>-0.0135101389</text:p>
          </table:table-cell>
          <table:table-cell office:value-type="float" office:value="-0.0437999999999999" calcext:value-type="float">
            <text:p>-0.0438</text:p>
          </table:table-cell>
          <table:table-cell office:value-type="float" office:value="-0.012778525480762" calcext:value-type="float">
            <text:p>-0.0127785255</text:p>
          </table:table-cell>
          <table:table-cell office:value-type="string" calcext:value-type="string">
            <text:p>hour</text:p>
          </table:table-cell>
          <table:table-cell office:value-type="float" office:value="-0.012269877057078" calcext:value-type="float">
            <text:p>-0.0122698771</text:p>
          </table:table-cell>
          <table:table-cell office:value-type="float" office:value="0.0106499999999999" calcext:value-type="float">
            <text:p>0.01065</text:p>
          </table:table-cell>
          <table:table-cell office:value-type="float" office:value="-0.011677344841865" calcext:value-type="float">
            <text:p>-0.0116773448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float" office:value="0.0158600788019871" calcext:value-type="float">
            <text:p>0.0158600788</text:p>
          </table:table-cell>
          <table:table-cell office:value-type="float" office:value="0.56905" calcext:value-type="float">
            <text:p>0.56905</text:p>
          </table:table-cell>
          <table:table-cell office:value-type="float" office:value="0.0608041843739784" calcext:value-type="float">
            <text:p>0.0608041844</text:p>
          </table:table-cell>
          <table:table-cell office:value-type="string" calcext:value-type="string">
            <text:p>turned</text:p>
          </table:table-cell>
          <table:table-cell office:value-type="float" office:value="0.0428704645325628" calcext:value-type="float">
            <text:p>0.0428704645</text:p>
          </table:table-cell>
          <table:table-cell office:value-type="float" office:value="0.61345" calcext:value-type="float">
            <text:p>0.61345</text:p>
          </table:table-cell>
          <table:table-cell office:value-type="float" office:value="0.104275286757039" calcext:value-type="float">
            <text:p>0.1042752868</text:p>
          </table:table-cell>
          <table:table-cell office:value-type="string" calcext:value-type="string">
            <text:p>disappointed</text:p>
          </table:table-cell>
          <table:table-cell office:value-type="float" office:value="0.0428721630372711" calcext:value-type="float">
            <text:p>0.042872163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102408282691875" calcext:value-type="float">
            <text:p>0.1024082827</text:p>
          </table:table-cell>
          <table:table-cell office:value-type="string" calcext:value-type="string">
            <text:p>kept</text:p>
          </table:table-cell>
          <table:table-cell office:value-type="float" office:value="-0.0133096651979562" calcext:value-type="float">
            <text:p>-0.0133096652</text:p>
          </table:table-cell>
          <table:table-cell office:value-type="float" office:value="-0.02225" calcext:value-type="float">
            <text:p>-0.02225</text:p>
          </table:table-cell>
          <table:table-cell office:value-type="float" office:value="-0.0124676446090554" calcext:value-type="float">
            <text:p>-0.0124676446</text:p>
          </table:table-cell>
          <table:table-cell office:value-type="string" calcext:value-type="string">
            <text:p>television</text:p>
          </table:table-cell>
          <table:table-cell office:value-type="float" office:value="-0.0122024298193869" calcext:value-type="float">
            <text:p>-0.0122024298</text:p>
          </table:table-cell>
          <table:table-cell office:value-type="float" office:value="-0.0587" calcext:value-type="float">
            <text:p>-0.0587</text:p>
          </table:table-cell>
          <table:table-cell office:value-type="float" office:value="-0.0110015017625353" calcext:value-type="float">
            <text:p>-0.0110015018</text:p>
          </table:table-cell>
        </table:table-row>
        <table:table-row table:style-name="ro1">
          <table:table-cell office:value-type="string" calcext:value-type="string">
            <text:p>coming</text:p>
          </table:table-cell>
          <table:table-cell office:value-type="float" office:value="0.0329306944464857" calcext:value-type="float">
            <text:p>0.0329306944</text:p>
          </table:table-cell>
          <table:table-cell office:value-type="float" office:value="0.58215" calcext:value-type="float">
            <text:p>0.58215</text:p>
          </table:table-cell>
          <table:table-cell office:value-type="float" office:value="0.100333728065454" calcext:value-type="float">
            <text:p>0.1003337281</text:p>
          </table:table-cell>
          <table:table-cell office:value-type="string" calcext:value-type="string">
            <text:p>ask</text:p>
          </table:table-cell>
          <table:table-cell office:value-type="float" office:value="0.04269712961534" calcext:value-type="float">
            <text:p>0.0426971296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0838095238095238" calcext:value-type="float">
            <text:p>0.0838095238</text:p>
          </table:table-cell>
          <table:table-cell office:value-type="string" calcext:value-type="string">
            <text:p>dumb</text:p>
          </table:table-cell>
          <table:table-cell office:value-type="float" office:value="0.0426790228661351" calcext:value-type="float">
            <text:p>0.0426790229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0798722044728435" calcext:value-type="float">
            <text:p>0.0798722045</text:p>
          </table:table-cell>
          <table:table-cell office:value-type="string" calcext:value-type="string">
            <text:p>richard</text:p>
          </table:table-cell>
          <table:table-cell office:value-type="float" office:value="-0.0132878327563412" calcext:value-type="float">
            <text:p>-0.0132878328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0125313506076616" calcext:value-type="float">
            <text:p>-0.0125313506</text:p>
          </table:table-cell>
          <table:table-cell office:value-type="string" calcext:value-type="string">
            <text:p>you've</text:p>
          </table:table-cell>
          <table:table-cell office:value-type="float" office:value="-0.0121801345057344" calcext:value-type="float">
            <text:p>-0.0121801345</text:p>
          </table:table-cell>
          <table:table-cell office:value-type="float" office:value="-0.0208499999999999" calcext:value-type="float">
            <text:p>-0.02085</text:p>
          </table:table-cell>
          <table:table-cell office:value-type="float" office:value="-0.0114752021498583" calcext:value-type="float">
            <text:p>-0.0114752021</text:p>
          </table:table-cell>
        </table:table-row>
        <table:table-row table:style-name="ro1">
          <table:table-cell office:value-type="string" calcext:value-type="string">
            <text:p>comic</text:p>
          </table:table-cell>
          <table:table-cell office:value-type="float" office:value="0.0290697389125336" calcext:value-type="float">
            <text:p>0.0290697389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0799224993945265" calcext:value-type="float">
            <text:p>0.0799224994</text:p>
          </table:table-cell>
          <table:table-cell office:value-type="string" calcext:value-type="string">
            <text:p>became</text:p>
          </table:table-cell>
          <table:table-cell office:value-type="float" office:value="0.0426450132339569" calcext:value-type="float">
            <text:p>0.0426450132</text:p>
          </table:table-cell>
          <table:table-cell office:value-type="float" office:value="0.6692" calcext:value-type="float">
            <text:p>0.6692</text:p>
          </table:table-cell>
          <table:table-cell office:value-type="float" office:value="0.0882028665931643" calcext:value-type="float">
            <text:p>0.0882028666</text:p>
          </table:table-cell>
          <table:table-cell office:value-type="string" calcext:value-type="string">
            <text:p>'</text:p>
          </table:table-cell>
          <table:table-cell office:value-type="float" office:value="0.0425861040208169" calcext:value-type="float">
            <text:p>0.042586104</text:p>
          </table:table-cell>
          <table:table-cell office:value-type="float" office:value="0.69035" calcext:value-type="float">
            <text:p>0.69035</text:p>
          </table:table-cell>
          <table:table-cell office:value-type="float" office:value="0.0780110168229865" calcext:value-type="float">
            <text:p>0.0780110168</text:p>
          </table:table-cell>
          <table:table-cell office:value-type="string" calcext:value-type="string">
            <text:p>s</text:p>
          </table:table-cell>
          <table:table-cell office:value-type="float" office:value="-0.0132499209214489" calcext:value-type="float">
            <text:p>-0.0132499209</text:p>
          </table:table-cell>
          <table:table-cell office:value-type="float" office:value="-0.02985" calcext:value-type="float">
            <text:p>-0.02985</text:p>
          </table:table-cell>
          <table:table-cell office:value-type="float" office:value="-0.01220963751595" calcext:value-type="float">
            <text:p>-0.0122096375</text:p>
          </table:table-cell>
          <table:table-cell office:value-type="float" office:value="20" calcext:value-type="float">
            <text:p>20</text:p>
          </table:table-cell>
          <table:table-cell office:value-type="float" office:value="-0.0121447701762893" calcext:value-type="float">
            <text:p>-0.0121447702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116921399970101" calcext:value-type="float">
            <text:p>-0.01169214</text:p>
          </table:table-cell>
        </table:table-row>
        <table:table-row table:style-name="ro1">
          <table:table-cell office:value-type="string" calcext:value-type="string">
            <text:p>comes</text:p>
          </table:table-cell>
          <table:table-cell office:value-type="float" office:value="0.0645872714787985" calcext:value-type="float">
            <text:p>0.0645872715</text:p>
          </table:table-cell>
          <table:table-cell office:value-type="float" office:value="0.59865" calcext:value-type="float">
            <text:p>0.59865</text:p>
          </table:table-cell>
          <table:table-cell office:value-type="float" office:value="0.197059117735321" calcext:value-type="float">
            <text:p>0.1970591177</text:p>
          </table:table-cell>
          <table:table-cell office:value-type="string" calcext:value-type="string">
            <text:p>beyond</text:p>
          </table:table-cell>
          <table:table-cell office:value-type="float" office:value="0.0425917191324997" calcext:value-type="float">
            <text:p>0.0425917191</text:p>
          </table:table-cell>
          <table:table-cell office:value-type="float" office:value="0.63735" calcext:value-type="float">
            <text:p>0.63735</text:p>
          </table:table-cell>
          <table:table-cell office:value-type="float" office:value="0.0986703119174848" calcext:value-type="float">
            <text:p>0.0986703119</text:p>
          </table:table-cell>
          <table:table-cell office:value-type="string" calcext:value-type="string">
            <text:p>tried</text:p>
          </table:table-cell>
          <table:table-cell office:value-type="float" office:value="0.042541569622007" calcext:value-type="float">
            <text:p>0.0425415696</text:p>
          </table:table-cell>
          <table:table-cell office:value-type="float" office:value="0.6202" calcext:value-type="float">
            <text:p>0.6202</text:p>
          </table:table-cell>
          <table:table-cell office:value-type="float" office:value="0.0918220946915351" calcext:value-type="float">
            <text:p>0.0918220947</text:p>
          </table:table-cell>
          <table:table-cell office:value-type="string" calcext:value-type="string">
            <text:p>decent</text:p>
          </table:table-cell>
          <table:table-cell office:value-type="float" office:value="-0.0131816193944624" calcext:value-type="float">
            <text:p>-0.0131816194</text:p>
          </table:table-cell>
          <table:table-cell office:value-type="float" office:value="-0.00205" calcext:value-type="float">
            <text:p>-0.00205</text:p>
          </table:table-cell>
          <table:table-cell office:value-type="float" office:value="-0.01226818606654" calcext:value-type="float">
            <text:p>-0.0122681861</text:p>
          </table:table-cell>
          <table:table-cell office:value-type="string" calcext:value-type="string">
            <text:p>portrayed</text:p>
          </table:table-cell>
          <table:table-cell office:value-type="float" office:value="-0.0121255314073335" calcext:value-type="float">
            <text:p>-0.0121255314</text:p>
          </table:table-cell>
          <table:table-cell office:value-type="float" office:value="-0.0144000000000001" calcext:value-type="float">
            <text:p>-0.0144</text:p>
          </table:table-cell>
          <table:table-cell office:value-type="float" office:value="-0.0115716398004878" calcext:value-type="float">
            <text:p>-0.0115716398</text:p>
          </table:table-cell>
        </table:table-row>
        <table:table-row table:style-name="ro1">
          <table:table-cell office:value-type="string" calcext:value-type="string">
            <text:p>comedy</text:p>
          </table:table-cell>
          <table:table-cell office:value-type="float" office:value="0.0504928474544295" calcext:value-type="float">
            <text:p>0.0504928475</text:p>
          </table:table-cell>
          <table:table-cell office:value-type="float" office:value="0.60855" calcext:value-type="float">
            <text:p>0.60855</text:p>
          </table:table-cell>
          <table:table-cell office:value-type="float" office:value="0.193800844403254" calcext:value-type="float">
            <text:p>0.1938008444</text:p>
          </table:table-cell>
          <table:table-cell office:value-type="string" calcext:value-type="string">
            <text:p>song</text:p>
          </table:table-cell>
          <table:table-cell office:value-type="float" office:value="0.0425635359409543" calcext:value-type="float">
            <text:p>0.0425635359</text:p>
          </table:table-cell>
          <table:table-cell office:value-type="float" office:value="0.62515" calcext:value-type="float">
            <text:p>0.62515</text:p>
          </table:table-cell>
          <table:table-cell office:value-type="float" office:value="0.0951116475558238" calcext:value-type="float">
            <text:p>0.0951116476</text:p>
          </table:table-cell>
          <table:table-cell office:value-type="string" calcext:value-type="string">
            <text:p>jack</text:p>
          </table:table-cell>
          <table:table-cell office:value-type="float" office:value="0.0424920679075437" calcext:value-type="float">
            <text:p>0.0424920679</text:p>
          </table:table-cell>
          <table:table-cell office:value-type="float" office:value="0.6635" calcext:value-type="float">
            <text:p>0.6635</text:p>
          </table:table-cell>
          <table:table-cell office:value-type="float" office:value="0.0831062670299727" calcext:value-type="float">
            <text:p>0.083106267</text:p>
          </table:table-cell>
          <table:table-cell office:value-type="string" calcext:value-type="string">
            <text:p>ask</text:p>
          </table:table-cell>
          <table:table-cell office:value-type="float" office:value="-0.0131653289428063" calcext:value-type="float">
            <text:p>-0.0131653289</text:p>
          </table:table-cell>
          <table:table-cell office:value-type="float" office:value="-0.03255" calcext:value-type="float">
            <text:p>-0.03255</text:p>
          </table:table-cell>
          <table:table-cell office:value-type="float" office:value="-0.0123899337177345" calcext:value-type="float">
            <text:p>-0.0123899337</text:p>
          </table:table-cell>
          <table:table-cell office:value-type="string" calcext:value-type="string">
            <text:p>ask</text:p>
          </table:table-cell>
          <table:table-cell office:value-type="float" office:value="-0.0120599844628695" calcext:value-type="float">
            <text:p>-0.0120599845</text:p>
          </table:table-cell>
          <table:table-cell office:value-type="float" office:value="-0.0387000000000001" calcext:value-type="float">
            <text:p>-0.0387</text:p>
          </table:table-cell>
          <table:table-cell office:value-type="float" office:value="-0.0112777874578153" calcext:value-type="float">
            <text:p>-0.0112777875</text:p>
          </table:table-cell>
        </table:table-row>
        <table:table-row table:style-name="ro1">
          <table:table-cell office:value-type="string" calcext:value-type="string">
            <text:p>come</text:p>
          </table:table-cell>
          <table:table-cell office:value-type="float" office:value="0.072633816717149" calcext:value-type="float">
            <text:p>0.0726338167</text:p>
          </table:table-cell>
          <table:table-cell office:value-type="float" office:value="0.59745" calcext:value-type="float">
            <text:p>0.59745</text:p>
          </table:table-cell>
          <table:table-cell office:value-type="float" office:value="0.236220472440945" calcext:value-type="float">
            <text:p>0.2362204724</text:p>
          </table:table-cell>
          <table:table-cell office:value-type="string" calcext:value-type="string">
            <text:p>otherwise</text:p>
          </table:table-cell>
          <table:table-cell office:value-type="float" office:value="0.04239861767532" calcext:value-type="float">
            <text:p>0.0423986177</text:p>
          </table:table-cell>
          <table:table-cell office:value-type="float" office:value="0.63495" calcext:value-type="float">
            <text:p>0.63495</text:p>
          </table:table-cell>
          <table:table-cell office:value-type="float" office:value="0.0886281363125702" calcext:value-type="float">
            <text:p>0.0886281363</text:p>
          </table:table-cell>
          <table:table-cell office:value-type="string" calcext:value-type="string">
            <text:p>forget</text:p>
          </table:table-cell>
          <table:table-cell office:value-type="float" office:value="0.0424707382996645" calcext:value-type="float">
            <text:p>0.0424707383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0900082576383154" calcext:value-type="float">
            <text:p>0.0900082576</text:p>
          </table:table-cell>
          <table:table-cell office:value-type="string" calcext:value-type="string">
            <text:p>wonderful</text:p>
          </table:table-cell>
          <table:table-cell office:value-type="float" office:value="-0.013156641130233" calcext:value-type="float">
            <text:p>-0.0131566411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-0.010985551783759" calcext:value-type="float">
            <text:p>-0.0109855518</text:p>
          </table:table-cell>
          <table:table-cell office:value-type="string" calcext:value-type="string">
            <text:p>meant</text:p>
          </table:table-cell>
          <table:table-cell office:value-type="float" office:value="-0.0120142512167" calcext:value-type="float">
            <text:p>-0.0120142512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-0.0113295810127728" calcext:value-type="float">
            <text:p>-0.011329581</text:p>
          </table:table-cell>
        </table:table-row>
        <table:table-row table:style-name="ro1">
          <table:table-cell office:value-type="string" calcext:value-type="string">
            <text:p>close</text:p>
          </table:table-cell>
          <table:table-cell office:value-type="float" office:value="0.0420251858248014" calcext:value-type="float">
            <text:p>0.0420251858</text:p>
          </table:table-cell>
          <table:table-cell office:value-type="float" office:value="0.60715" calcext:value-type="float">
            <text:p>0.60715</text:p>
          </table:table-cell>
          <table:table-cell office:value-type="float" office:value="0.123004799642817" calcext:value-type="float">
            <text:p>0.1230047996</text:p>
          </table:table-cell>
          <table:table-cell office:value-type="string" calcext:value-type="string">
            <text:p>total</text:p>
          </table:table-cell>
          <table:table-cell office:value-type="float" office:value="0.0423555632215376" calcext:value-type="float">
            <text:p>0.0423555632</text:p>
          </table:table-cell>
          <table:table-cell office:value-type="float" office:value="0.63845" calcext:value-type="float">
            <text:p>0.63845</text:p>
          </table:table-cell>
          <table:table-cell office:value-type="float" office:value="0.0868796565222882" calcext:value-type="float">
            <text:p>0.0868796565</text:p>
          </table:table-cell>
          <table:table-cell office:value-type="string" calcext:value-type="string">
            <text:p>who's</text:p>
          </table:table-cell>
          <table:table-cell office:value-type="float" office:value="0.0423505345450154" calcext:value-type="float">
            <text:p>0.0423505345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0865900383141763" calcext:value-type="float">
            <text:p>0.0865900383</text:p>
          </table:table-cell>
          <table:table-cell office:value-type="string" calcext:value-type="string">
            <text:p>episodes</text:p>
          </table:table-cell>
          <table:table-cell office:value-type="float" office:value="-0.0130536562580447" calcext:value-type="float">
            <text:p>-0.0130536563</text:p>
          </table:table-cell>
          <table:table-cell office:value-type="float" office:value="-0.0272" calcext:value-type="float">
            <text:p>-0.0272</text:p>
          </table:table-cell>
          <table:table-cell office:value-type="float" office:value="-0.012217404538171" calcext:value-type="float">
            <text:p>-0.0122174045</text:p>
          </table:table-cell>
          <table:table-cell office:value-type="string" calcext:value-type="string">
            <text:p>terrible</text:p>
          </table:table-cell>
          <table:table-cell office:value-type="float" office:value="-0.01183487243446" calcext:value-type="float">
            <text:p>-0.0118348724</text:p>
          </table:table-cell>
          <table:table-cell office:value-type="float" office:value="-0.0182499999999999" calcext:value-type="float">
            <text:p>-0.01825</text:p>
          </table:table-cell>
          <table:table-cell office:value-type="float" office:value="-0.010229100342628" calcext:value-type="float">
            <text:p>-0.0102291003</text:p>
          </table:table-cell>
        </table:table-row>
        <table:table-row table:style-name="ro1">
          <table:table-cell office:value-type="string" calcext:value-type="string">
            <text:p>clearly</text:p>
          </table:table-cell>
          <table:table-cell office:value-type="float" office:value="0.0378635424672527" calcext:value-type="float">
            <text:p>0.0378635425</text:p>
          </table:table-cell>
          <table:table-cell office:value-type="float" office:value="0.63915" calcext:value-type="float">
            <text:p>0.63915</text:p>
          </table:table-cell>
          <table:table-cell office:value-type="float" office:value="0.0959539020418389" calcext:value-type="float">
            <text:p>0.095953902</text:p>
          </table:table-cell>
          <table:table-cell office:value-type="string" calcext:value-type="string">
            <text:p>tale</text:p>
          </table:table-cell>
          <table:table-cell office:value-type="float" office:value="0.042286889129503" calcext:value-type="float">
            <text:p>0.0422868891</text:p>
          </table:table-cell>
          <table:table-cell office:value-type="float" office:value="0.63545" calcext:value-type="float">
            <text:p>0.63545</text:p>
          </table:table-cell>
          <table:table-cell office:value-type="float" office:value="0.0901035816797704" calcext:value-type="float">
            <text:p>0.0901035817</text:p>
          </table:table-cell>
          <table:table-cell office:value-type="string" calcext:value-type="string">
            <text:p>masterpiece</text:p>
          </table:table-cell>
          <table:table-cell office:value-type="float" office:value="0.0423267448029753" calcext:value-type="float">
            <text:p>0.0423267448</text:p>
          </table:table-cell>
          <table:table-cell office:value-type="float" office:value="0.63885" calcext:value-type="float">
            <text:p>0.63885</text:p>
          </table:table-cell>
          <table:table-cell office:value-type="float" office:value="0.0837244703792972" calcext:value-type="float">
            <text:p>0.0837244704</text:p>
          </table:table-cell>
          <table:table-cell office:value-type="string" calcext:value-type="string">
            <text:p>stupid</text:p>
          </table:table-cell>
          <table:table-cell office:value-type="float" office:value="-0.0130511008579232" calcext:value-type="float">
            <text:p>-0.0130511009</text:p>
          </table:table-cell>
          <table:table-cell office:value-type="float" office:value="-0.0236000000000001" calcext:value-type="float">
            <text:p>-0.0236</text:p>
          </table:table-cell>
          <table:table-cell office:value-type="float" office:value="-0.011183082911412" calcext:value-type="float">
            <text:p>-0.0111830829</text:p>
          </table:table-cell>
          <table:table-cell office:value-type="string" calcext:value-type="string">
            <text:p>lee</text:p>
          </table:table-cell>
          <table:table-cell office:value-type="float" office:value="-0.0117926288916059" calcext:value-type="float">
            <text:p>-0.0117926289</text:p>
          </table:table-cell>
          <table:table-cell office:value-type="float" office:value="-0.0539999999999999" calcext:value-type="float">
            <text:p>-0.054</text:p>
          </table:table-cell>
          <table:table-cell office:value-type="float" office:value="-0.0111117387965222" calcext:value-type="float">
            <text:p>-0.0111117388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float" office:value="0.0246968683828789" calcext:value-type="float">
            <text:p>0.0246968684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0760342038363762" calcext:value-type="float">
            <text:p>0.0760342038</text:p>
          </table:table-cell>
          <table:table-cell office:value-type="string" calcext:value-type="string">
            <text:p>air</text:p>
          </table:table-cell>
          <table:table-cell office:value-type="float" office:value="0.0420474227727989" calcext:value-type="float">
            <text:p>0.0420474228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0828402366863905" calcext:value-type="float">
            <text:p>0.0828402367</text:p>
          </table:table-cell>
          <table:table-cell office:value-type="string" calcext:value-type="string">
            <text:p>possibly</text:p>
          </table:table-cell>
          <table:table-cell office:value-type="float" office:value="0.0422602753369226" calcext:value-type="float">
            <text:p>0.0422602753</text:p>
          </table:table-cell>
          <table:table-cell office:value-type="float" office:value="0.64035" calcext:value-type="float">
            <text:p>0.64035</text:p>
          </table:table-cell>
          <table:table-cell office:value-type="float" office:value="0.0905297762043242" calcext:value-type="float">
            <text:p>0.0905297762</text:p>
          </table:table-cell>
          <table:table-cell office:value-type="string" calcext:value-type="string">
            <text:p>season</text:p>
          </table:table-cell>
          <table:table-cell office:value-type="float" office:value="-0.0130386240424988" calcext:value-type="float">
            <text:p>-0.013038624</text:p>
          </table:table-cell>
          <table:table-cell office:value-type="float" office:value="-0.0391" calcext:value-type="float">
            <text:p>-0.0391</text:p>
          </table:table-cell>
          <table:table-cell office:value-type="float" office:value="-0.0124349538176266" calcext:value-type="float">
            <text:p>-0.0124349538</text:p>
          </table:table-cell>
          <table:table-cell office:value-type="string" calcext:value-type="string">
            <text:p>interested</text:p>
          </table:table-cell>
          <table:table-cell office:value-type="float" office:value="-0.0116601204039096" calcext:value-type="float">
            <text:p>-0.0116601204</text:p>
          </table:table-cell>
          <table:table-cell office:value-type="float" office:value="-0.0489499999999999" calcext:value-type="float">
            <text:p>-0.04895</text:p>
          </table:table-cell>
          <table:table-cell office:value-type="float" office:value="-0.0107882973450665" calcext:value-type="float">
            <text:p>-0.0107882973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0.0574376572411548" calcext:value-type="float">
            <text:p>0.0574376572</text:p>
          </table:table-cell>
          <table:table-cell office:value-type="float" office:value="0.60575" calcext:value-type="float">
            <text:p>0.60575</text:p>
          </table:table-cell>
          <table:table-cell office:value-type="float" office:value="0.160545086766741" calcext:value-type="float">
            <text:p>0.1605450868</text:p>
          </table:table-cell>
          <table:table-cell office:value-type="string" calcext:value-type="string">
            <text:p>cool</text:p>
          </table:table-cell>
          <table:table-cell office:value-type="float" office:value="0.0420364885625341" calcext:value-type="float">
            <text:p>0.0420364886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102264426588751" calcext:value-type="float">
            <text:p>0.1022644266</text:p>
          </table:table-cell>
          <table:table-cell office:value-type="string" calcext:value-type="string">
            <text:p>learn</text:p>
          </table:table-cell>
          <table:table-cell office:value-type="float" office:value="0.0421386135215238" calcext:value-type="float">
            <text:p>0.0421386135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0881742738589212" calcext:value-type="float">
            <text:p>0.0881742739</text:p>
          </table:table-cell>
          <table:table-cell office:value-type="string" calcext:value-type="string">
            <text:p>era</text:p>
          </table:table-cell>
          <table:table-cell office:value-type="float" office:value="-0.0129598417182711" calcext:value-type="float">
            <text:p>-0.0129598417</text:p>
          </table:table-cell>
          <table:table-cell office:value-type="float" office:value="-0.0455" calcext:value-type="float">
            <text:p>-0.0455</text:p>
          </table:table-cell>
          <table:table-cell office:value-type="float" office:value="-0.0122363276693248" calcext:value-type="float">
            <text:p>-0.0122363277</text:p>
          </table:table-cell>
          <table:table-cell office:value-type="string" calcext:value-type="string">
            <text:p>plus</text:p>
          </table:table-cell>
          <table:table-cell office:value-type="float" office:value="-0.0116540977917481" calcext:value-type="float">
            <text:p>-0.0116540978</text:p>
          </table:table-cell>
          <table:table-cell office:value-type="float" office:value="-0.0307500000000001" calcext:value-type="float">
            <text:p>-0.03075</text:p>
          </table:table-cell>
          <table:table-cell office:value-type="float" office:value="-0.0109685814608709" calcext:value-type="float">
            <text:p>-0.0109685815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float" office:value="0.0206340965744649" calcext:value-type="float">
            <text:p>0.0206340966</text:p>
          </table:table-cell>
          <table:table-cell office:value-type="float" office:value="0.58915" calcext:value-type="float">
            <text:p>0.58915</text:p>
          </table:table-cell>
          <table:table-cell office:value-type="float" office:value="0.0755990550118123" calcext:value-type="float">
            <text:p>0.075599055</text:p>
          </table:table-cell>
          <table:table-cell office:value-type="string" calcext:value-type="string">
            <text:p>scary</text:p>
          </table:table-cell>
          <table:table-cell office:value-type="float" office:value="0.0419366259029913" calcext:value-type="float">
            <text:p>0.0419366259</text:p>
          </table:table-cell>
          <table:table-cell office:value-type="float" office:value="0.6451" calcext:value-type="float">
            <text:p>0.6451</text:p>
          </table:table-cell>
          <table:table-cell office:value-type="float" office:value="0.0951045385007649" calcext:value-type="float">
            <text:p>0.0951045385</text:p>
          </table:table-cell>
          <table:table-cell office:value-type="string" calcext:value-type="string">
            <text:p>red</text:p>
          </table:table-cell>
          <table:table-cell office:value-type="float" office:value="0.0420736449287736" calcext:value-type="float">
            <text:p>0.0420736449</text:p>
          </table:table-cell>
          <table:table-cell office:value-type="float" office:value="0.6419" calcext:value-type="float">
            <text:p>0.6419</text:p>
          </table:table-cell>
          <table:table-cell office:value-type="float" office:value="0.083205325140809" calcext:value-type="float">
            <text:p>0.0832053251</text:p>
          </table:table-cell>
          <table:table-cell office:value-type="string" calcext:value-type="string">
            <text:p>scary</text:p>
          </table:table-cell>
          <table:table-cell office:value-type="float" office:value="-0.0129131655887471" calcext:value-type="float">
            <text:p>-0.0129131656</text:p>
          </table:table-cell>
          <table:table-cell office:value-type="float" office:value="0.0121" calcext:value-type="float">
            <text:p>0.0121</text:p>
          </table:table-cell>
          <table:table-cell office:value-type="float" office:value="-0.0124178914576822" calcext:value-type="float">
            <text:p>-0.0124178915</text:p>
          </table:table-cell>
          <table:table-cell office:value-type="string" calcext:value-type="string">
            <text:p>turned</text:p>
          </table:table-cell>
          <table:table-cell office:value-type="float" office:value="-0.0116145528771644" calcext:value-type="float">
            <text:p>-0.0116145529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110791879507428" calcext:value-type="float">
            <text:p>-0.011079188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0.03881474520286" calcext:value-type="float">
            <text:p>0.0388147452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101282916948008" calcext:value-type="float">
            <text:p>0.1012829169</text:p>
          </table:table-cell>
          <table:table-cell office:value-type="string" calcext:value-type="string">
            <text:p>believable</text:p>
          </table:table-cell>
          <table:table-cell office:value-type="float" office:value="0.041904176722932" calcext:value-type="float">
            <text:p>0.0419041767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089171974522293" calcext:value-type="float">
            <text:p>0.0891719745</text:p>
          </table:table-cell>
          <table:table-cell office:value-type="string" calcext:value-type="string">
            <text:p>fast</text:p>
          </table:table-cell>
          <table:table-cell office:value-type="float" office:value="0.042068425554934" calcext:value-type="float">
            <text:p>0.0420684256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0988538681948424" calcext:value-type="float">
            <text:p>0.0988538682</text:p>
          </table:table-cell>
          <table:table-cell office:value-type="string" calcext:value-type="string">
            <text:p>god</text:p>
          </table:table-cell>
          <table:table-cell office:value-type="float" office:value="-0.0129050182428437" calcext:value-type="float">
            <text:p>-0.0129050182</text:p>
          </table:table-cell>
          <table:table-cell office:value-type="float" office:value="-0.00555000000000006" calcext:value-type="float">
            <text:p>-0.00555</text:p>
          </table:table-cell>
          <table:table-cell office:value-type="float" office:value="-0.012105951295285" calcext:value-type="float">
            <text:p>-0.0121059513</text:p>
          </table:table-cell>
          <table:table-cell office:value-type="string" calcext:value-type="string">
            <text:p>keeps</text:p>
          </table:table-cell>
          <table:table-cell office:value-type="float" office:value="-0.0115884004871016" calcext:value-type="float">
            <text:p>-0.0115884005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108619921107747" calcext:value-type="float">
            <text:p>-0.0108619921</text:p>
          </table:table-cell>
        </table:table-row>
        <table:table-row table:style-name="ro1">
          <table:table-cell office:value-type="string" calcext:value-type="string">
            <text:p>cinematography</text:p>
          </table:table-cell>
          <table:table-cell office:value-type="float" office:value="0.0447371446323073" calcext:value-type="float">
            <text:p>0.0447371446</text:p>
          </table:table-cell>
          <table:table-cell office:value-type="float" office:value="0.6542" calcext:value-type="float">
            <text:p>0.6542</text:p>
          </table:table-cell>
          <table:table-cell office:value-type="float" office:value="0.108762886597938" calcext:value-type="float">
            <text:p>0.1087628866</text:p>
          </table:table-cell>
          <table:table-cell office:value-type="string" calcext:value-type="string">
            <text:p>lady</text:p>
          </table:table-cell>
          <table:table-cell office:value-type="float" office:value="0.0418970584332415" calcext:value-type="float">
            <text:p>0.0418970584</text:p>
          </table:table-cell>
          <table:table-cell office:value-type="float" office:value="0.64585" calcext:value-type="float">
            <text:p>0.64585</text:p>
          </table:table-cell>
          <table:table-cell office:value-type="float" office:value="0.0845288871655681" calcext:value-type="float">
            <text:p>0.0845288872</text:p>
          </table:table-cell>
          <table:table-cell office:value-type="string" calcext:value-type="string">
            <text:p>potential</text:p>
          </table:table-cell>
          <table:table-cell office:value-type="float" office:value="0.04206333593739" calcext:value-type="float">
            <text:p>0.0420633359</text:p>
          </table:table-cell>
          <table:table-cell office:value-type="float" office:value="0.65465" calcext:value-type="float">
            <text:p>0.65465</text:p>
          </table:table-cell>
          <table:table-cell office:value-type="float" office:value="0.0831010221691225" calcext:value-type="float">
            <text:p>0.0831010222</text:p>
          </table:table-cell>
          <table:table-cell office:value-type="string" calcext:value-type="string">
            <text:p>dramatic</text:p>
          </table:table-cell>
          <table:table-cell office:value-type="float" office:value="-0.0128958336442362" calcext:value-type="float">
            <text:p>-0.0128958336</text:p>
          </table:table-cell>
          <table:table-cell office:value-type="float" office:value="-0.0529499999999999" calcext:value-type="float">
            <text:p>-0.05295</text:p>
          </table:table-cell>
          <table:table-cell office:value-type="float" office:value="-0.0119644438640621" calcext:value-type="float">
            <text:p>-0.0119644439</text:p>
          </table:table-cell>
          <table:table-cell office:value-type="string" calcext:value-type="string">
            <text:p>brings</text:p>
          </table:table-cell>
          <table:table-cell office:value-type="float" office:value="-0.0115853842773337" calcext:value-type="float">
            <text:p>-0.0115853843</text:p>
          </table:table-cell>
          <table:table-cell office:value-type="float" office:value="-0.00574999999999992" calcext:value-type="float">
            <text:p>-0.00575</text:p>
          </table:table-cell>
          <table:table-cell office:value-type="float" office:value="-0.0110591505667707" calcext:value-type="float">
            <text:p>-0.0110591506</text:p>
          </table:table-cell>
        </table:table-row>
        <table:table-row table:style-name="ro1">
          <table:table-cell office:value-type="string" calcext:value-type="string">
            <text:p>cinema</text:p>
          </table:table-cell>
          <table:table-cell office:value-type="float" office:value="0.0416800562176182" calcext:value-type="float">
            <text:p>0.0416800562</text:p>
          </table:table-cell>
          <table:table-cell office:value-type="float" office:value="0.59845" calcext:value-type="float">
            <text:p>0.59845</text:p>
          </table:table-cell>
          <table:table-cell office:value-type="float" office:value="0.121430915654742" calcext:value-type="float">
            <text:p>0.1214309157</text:p>
          </table:table-cell>
          <table:table-cell office:value-type="string" calcext:value-type="string">
            <text:p>crime</text:p>
          </table:table-cell>
          <table:table-cell office:value-type="float" office:value="0.0418652109597497" calcext:value-type="float">
            <text:p>0.041865211</text:p>
          </table:table-cell>
          <table:table-cell office:value-type="float" office:value="0.65245" calcext:value-type="float">
            <text:p>0.65245</text:p>
          </table:table-cell>
          <table:table-cell office:value-type="float" office:value="0.0850335658812689" calcext:value-type="float">
            <text:p>0.0850335659</text:p>
          </table:table-cell>
          <table:table-cell office:value-type="string" calcext:value-type="string">
            <text:p>credits</text:p>
          </table:table-cell>
          <table:table-cell office:value-type="float" office:value="0.0419922263879122" calcext:value-type="float">
            <text:p>0.0419922264</text:p>
          </table:table-cell>
          <table:table-cell office:value-type="float" office:value="0.65405" calcext:value-type="float">
            <text:p>0.65405</text:p>
          </table:table-cell>
          <table:table-cell office:value-type="float" office:value="0.0853932584269663" calcext:value-type="float">
            <text:p>0.0853932584</text:p>
          </table:table-cell>
          <table:table-cell office:value-type="string" calcext:value-type="string">
            <text:p>break</text:p>
          </table:table-cell>
          <table:table-cell office:value-type="float" office:value="-0.0128417902528117" calcext:value-type="float">
            <text:p>-0.0128417903</text:p>
          </table:table-cell>
          <table:table-cell office:value-type="float" office:value="-0.0395" calcext:value-type="float">
            <text:p>-0.0395</text:p>
          </table:table-cell>
          <table:table-cell office:value-type="float" office:value="-0.0120894111582251" calcext:value-type="float">
            <text:p>-0.0120894112</text:p>
          </table:table-cell>
          <table:table-cell office:value-type="string" calcext:value-type="string">
            <text:p>deep</text:p>
          </table:table-cell>
          <table:table-cell office:value-type="float" office:value="-0.0115550735586533" calcext:value-type="float">
            <text:p>-0.0115550736</text:p>
          </table:table-cell>
          <table:table-cell office:value-type="float" office:value="-0.0353499999999999" calcext:value-type="float">
            <text:p>-0.03535</text:p>
          </table:table-cell>
          <table:table-cell office:value-type="float" office:value="-0.0108018950736956" calcext:value-type="float">
            <text:p>-0.0108018951</text:p>
          </table:table-cell>
        </table:table-row>
        <table:table-row table:style-name="ro1">
          <table:table-cell office:value-type="string" calcext:value-type="string">
            <text:p>christmas</text:p>
          </table:table-cell>
          <table:table-cell office:value-type="float" office:value="0.0141754725672067" calcext:value-type="float">
            <text:p>0.0141754726</text:p>
          </table:table-cell>
          <table:table-cell office:value-type="float" office:value="0.60085" calcext:value-type="float">
            <text:p>0.60085</text:p>
          </table:table-cell>
          <table:table-cell office:value-type="float" office:value="0.0403894698882077" calcext:value-type="float">
            <text:p>0.0403894699</text:p>
          </table:table-cell>
          <table:table-cell office:value-type="string" calcext:value-type="string">
            <text:p>class</text:p>
          </table:table-cell>
          <table:table-cell office:value-type="float" office:value="0.0418589452419439" calcext:value-type="float">
            <text:p>0.0418589452</text:p>
          </table:table-cell>
          <table:table-cell office:value-type="float" office:value="0.6587" calcext:value-type="float">
            <text:p>0.6587</text:p>
          </table:table-cell>
          <table:table-cell office:value-type="float" office:value="0.0949350304958897" calcext:value-type="float">
            <text:p>0.0949350305</text:p>
          </table:table-cell>
          <table:table-cell office:value-type="string" calcext:value-type="string">
            <text:p>dream</text:p>
          </table:table-cell>
          <table:table-cell office:value-type="float" office:value="0.0419901228313378" calcext:value-type="float">
            <text:p>0.0419901228</text:p>
          </table:table-cell>
          <table:table-cell office:value-type="float" office:value="0.669" calcext:value-type="float">
            <text:p>0.669</text:p>
          </table:table-cell>
          <table:table-cell office:value-type="float" office:value="0.0805555555555556" calcext:value-type="float">
            <text:p>0.0805555556</text:p>
          </table:table-cell>
          <table:table-cell office:value-type="string" calcext:value-type="string">
            <text:p>started</text:p>
          </table:table-cell>
          <table:table-cell office:value-type="float" office:value="-0.0128208418046883" calcext:value-type="float">
            <text:p>-0.0128208418</text:p>
          </table:table-cell>
          <table:table-cell office:value-type="float" office:value="0.0104000000000001" calcext:value-type="float">
            <text:p>0.0104</text:p>
          </table:table-cell>
          <table:table-cell office:value-type="float" office:value="-0.0122192211704259" calcext:value-type="float">
            <text:p>-0.0122192212</text:p>
          </table:table-cell>
          <table:table-cell office:value-type="string" calcext:value-type="string">
            <text:p>wait</text:p>
          </table:table-cell>
          <table:table-cell office:value-type="float" office:value="-0.0115149941521545" calcext:value-type="float">
            <text:p>-0.0115149942</text:p>
          </table:table-cell>
          <table:table-cell office:value-type="float" office:value="-0.0221" calcext:value-type="float">
            <text:p>-0.0221</text:p>
          </table:table-cell>
          <table:table-cell office:value-type="float" office:value="-0.0107906904497306" calcext:value-type="float">
            <text:p>-0.0107906904</text:p>
          </table:table-cell>
        </table:table-row>
        <table:table-row table:style-name="ro1">
          <table:table-cell office:value-type="string" calcext:value-type="string">
            <text:p>children</text:p>
          </table:table-cell>
          <table:table-cell office:value-type="float" office:value="0.0261376117566197" calcext:value-type="float">
            <text:p>0.0261376118</text:p>
          </table:table-cell>
          <table:table-cell office:value-type="float" office:value="0.5716" calcext:value-type="float">
            <text:p>0.5716</text:p>
          </table:table-cell>
          <table:table-cell office:value-type="float" office:value="0.0971548998946259" calcext:value-type="float">
            <text:p>0.0971548999</text:p>
          </table:table-cell>
          <table:table-cell office:value-type="string" calcext:value-type="string">
            <text:p>battle</text:p>
          </table:table-cell>
          <table:table-cell office:value-type="float" office:value="0.041797316788186" calcext:value-type="float">
            <text:p>0.0417973168</text:p>
          </table:table-cell>
          <table:table-cell office:value-type="float" office:value="0.6823" calcext:value-type="float">
            <text:p>0.6823</text:p>
          </table:table-cell>
          <table:table-cell office:value-type="float" office:value="0.076453488372093" calcext:value-type="float">
            <text:p>0.0764534884</text:p>
          </table:table-cell>
          <table:table-cell office:value-type="string" calcext:value-type="string">
            <text:p>soundtrack</text:p>
          </table:table-cell>
          <table:table-cell office:value-type="float" office:value="0.0418520974948028" calcext:value-type="float">
            <text:p>0.0418520975</text:p>
          </table:table-cell>
          <table:table-cell office:value-type="float" office:value="0.62085" calcext:value-type="float">
            <text:p>0.62085</text:p>
          </table:table-cell>
          <table:table-cell office:value-type="float" office:value="0.0906583523204221" calcext:value-type="float">
            <text:p>0.0906583523</text:p>
          </table:table-cell>
          <table:table-cell office:value-type="string" calcext:value-type="string">
            <text:p>fi</text:p>
          </table:table-cell>
          <table:table-cell office:value-type="float" office:value="-0.0127289985255238" calcext:value-type="float">
            <text:p>-0.0127289985</text:p>
          </table:table-cell>
          <table:table-cell office:value-type="float" office:value="-0.0549499999999999" calcext:value-type="float">
            <text:p>-0.05495</text:p>
          </table:table-cell>
          <table:table-cell office:value-type="float" office:value="-0.0119820507801516" calcext:value-type="float">
            <text:p>-0.0119820508</text:p>
          </table:table-cell>
          <table:table-cell office:value-type="string" calcext:value-type="string">
            <text:p>rock</text:p>
          </table:table-cell>
          <table:table-cell office:value-type="float" office:value="-0.0115149382289339" calcext:value-type="float">
            <text:p>-0.0115149382</text:p>
          </table:table-cell>
          <table:table-cell office:value-type="float" office:value="-0.03195" calcext:value-type="float">
            <text:p>-0.03195</text:p>
          </table:table-cell>
          <table:table-cell office:value-type="float" office:value="-0.0108558114459907" calcext:value-type="float">
            <text:p>-0.0108558114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office:value-type="float" office:value="0.0293755464214819" calcext:value-type="float">
            <text:p>0.0293755464</text:p>
          </table:table-cell>
          <table:table-cell office:value-type="float" office:value="0.59805" calcext:value-type="float">
            <text:p>0.59805</text:p>
          </table:table-cell>
          <table:table-cell office:value-type="float" office:value="0.0976540576944663" calcext:value-type="float">
            <text:p>0.0976540577</text:p>
          </table:table-cell>
          <table:table-cell office:value-type="string" calcext:value-type="string">
            <text:p>possibly</text:p>
          </table:table-cell>
          <table:table-cell office:value-type="float" office:value="0.0417533099707238" calcext:value-type="float">
            <text:p>0.04175331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0901498403340703" calcext:value-type="float">
            <text:p>0.0901498403</text:p>
          </table:table-cell>
          <table:table-cell office:value-type="string" calcext:value-type="string">
            <text:p>ten</text:p>
          </table:table-cell>
          <table:table-cell office:value-type="float" office:value="0.0416991023461859" calcext:value-type="float">
            <text:p>0.0416991023</text:p>
          </table:table-cell>
          <table:table-cell office:value-type="float" office:value="0.64395" calcext:value-type="float">
            <text:p>0.64395</text:p>
          </table:table-cell>
          <table:table-cell office:value-type="float" office:value="0.0950565510230016" calcext:value-type="float">
            <text:p>0.095056551</text:p>
          </table:table-cell>
          <table:table-cell office:value-type="string" calcext:value-type="string">
            <text:p>parts</text:p>
          </table:table-cell>
          <table:table-cell office:value-type="float" office:value="-0.0127164983850048" calcext:value-type="float">
            <text:p>-0.0127164984</text:p>
          </table:table-cell>
          <table:table-cell office:value-type="float" office:value="-0.00539999999999996" calcext:value-type="float">
            <text:p>-0.0054</text:p>
          </table:table-cell>
          <table:table-cell office:value-type="float" office:value="-0.011730205278593" calcext:value-type="float">
            <text:p>-0.0117302053</text:p>
          </table:table-cell>
          <table:table-cell office:value-type="string" calcext:value-type="string">
            <text:p>creepy</text:p>
          </table:table-cell>
          <table:table-cell office:value-type="float" office:value="-0.0114832933228823" calcext:value-type="float">
            <text:p>-0.0114832933</text:p>
          </table:table-cell>
          <table:table-cell office:value-type="float" office:value="-0.02525" calcext:value-type="float">
            <text:p>-0.02525</text:p>
          </table:table-cell>
          <table:table-cell office:value-type="float" office:value="-0.0108736633955672" calcext:value-type="float">
            <text:p>-0.0108736634</text:p>
          </table:table-cell>
        </table:table-row>
        <table:table-row table:style-name="ro1">
          <table:table-cell office:value-type="string" calcext:value-type="string">
            <text:p>cheesy</text:p>
          </table:table-cell>
          <table:table-cell office:value-type="float" office:value="0.0200546902352697" calcext:value-type="float">
            <text:p>0.0200546902</text:p>
          </table:table-cell>
          <table:table-cell office:value-type="float" office:value="0.5927" calcext:value-type="float">
            <text:p>0.5927</text:p>
          </table:table-cell>
          <table:table-cell office:value-type="float" office:value="0.0595705379819903" calcext:value-type="float">
            <text:p>0.059570538</text:p>
          </table:table-cell>
          <table:table-cell office:value-type="string" calcext:value-type="string">
            <text:p>please</text:p>
          </table:table-cell>
          <table:table-cell office:value-type="float" office:value="0.0417319805689703" calcext:value-type="float">
            <text:p>0.0417319806</text:p>
          </table:table-cell>
          <table:table-cell office:value-type="float" office:value="0.61535" calcext:value-type="float">
            <text:p>0.61535</text:p>
          </table:table-cell>
          <table:table-cell office:value-type="float" office:value="0.103902154921375" calcext:value-type="float">
            <text:p>0.1039021549</text:p>
          </table:table-cell>
          <table:table-cell office:value-type="string" calcext:value-type="string">
            <text:p>free</text:p>
          </table:table-cell>
          <table:table-cell office:value-type="float" office:value="0.04161918987572" calcext:value-type="float">
            <text:p>0.0416191899</text:p>
          </table:table-cell>
          <table:table-cell office:value-type="float" office:value="0.64695" calcext:value-type="float">
            <text:p>0.64695</text:p>
          </table:table-cell>
          <table:table-cell office:value-type="float" office:value="0.0876082181160357" calcext:value-type="float">
            <text:p>0.0876082181</text:p>
          </table:table-cell>
          <table:table-cell office:value-type="string" calcext:value-type="string">
            <text:p>humor</text:p>
          </table:table-cell>
          <table:table-cell office:value-type="float" office:value="-0.0126901250203509" calcext:value-type="float">
            <text:p>-0.012690125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-0.011645807203724" calcext:value-type="float">
            <text:p>-0.0116458072</text:p>
          </table:table-cell>
          <table:table-cell office:value-type="string" calcext:value-type="string">
            <text:p>documentary</text:p>
          </table:table-cell>
          <table:table-cell office:value-type="float" office:value="-0.011444210212227" calcext:value-type="float">
            <text:p>-0.0114442102</text:p>
          </table:table-cell>
          <table:table-cell office:value-type="float" office:value="-0.0659500000000001" calcext:value-type="float">
            <text:p>-0.06595</text:p>
          </table:table-cell>
          <table:table-cell office:value-type="float" office:value="-0.0104331773055169" calcext:value-type="float">
            <text:p>-0.0104331773</text:p>
          </table:table-cell>
        </table:table-row>
        <table:table-row table:style-name="ro1">
          <table:table-cell office:value-type="string" calcext:value-type="string">
            <text:p>check</text:p>
          </table:table-cell>
          <table:table-cell office:value-type="float" office:value="0.0272362867320711" calcext:value-type="float">
            <text:p>0.0272362867</text:p>
          </table:table-cell>
          <table:table-cell office:value-type="float" office:value="0.60105" calcext:value-type="float">
            <text:p>0.60105</text:p>
          </table:table-cell>
          <table:table-cell office:value-type="float" office:value="0.0742545538925629" calcext:value-type="float">
            <text:p>0.0742545539</text:p>
          </table:table-cell>
          <table:table-cell office:value-type="string" calcext:value-type="string">
            <text:p>imdb</text:p>
          </table:table-cell>
          <table:table-cell office:value-type="float" office:value="0.041659354513635" calcext:value-type="float">
            <text:p>0.0416593545</text:p>
          </table:table-cell>
          <table:table-cell office:value-type="float" office:value="0.64395" calcext:value-type="float">
            <text:p>0.64395</text:p>
          </table:table-cell>
          <table:table-cell office:value-type="float" office:value="0.0848220023133274" calcext:value-type="float">
            <text:p>0.0848220023</text:p>
          </table:table-cell>
          <table:table-cell office:value-type="string" calcext:value-type="string">
            <text:p>ask</text:p>
          </table:table-cell>
          <table:table-cell office:value-type="float" office:value="0.0415917851354032" calcext:value-type="float">
            <text:p>0.0415917851</text:p>
          </table:table-cell>
          <table:table-cell office:value-type="float" office:value="0.66945" calcext:value-type="float">
            <text:p>0.66945</text:p>
          </table:table-cell>
          <table:table-cell office:value-type="float" office:value="0.0826973775496046" calcext:value-type="float">
            <text:p>0.0826973775</text:p>
          </table:table-cell>
          <table:table-cell office:value-type="string" calcext:value-type="string">
            <text:p>sex</text:p>
          </table:table-cell>
          <table:table-cell office:value-type="float" office:value="-0.0126382697252379" calcext:value-type="float">
            <text:p>-0.0126382697</text:p>
          </table:table-cell>
          <table:table-cell office:value-type="float" office:value="-0.01375" calcext:value-type="float">
            <text:p>-0.01375</text:p>
          </table:table-cell>
          <table:table-cell office:value-type="float" office:value="-0.011373428452691" calcext:value-type="float">
            <text:p>-0.0113734285</text:p>
          </table:table-cell>
          <table:table-cell office:value-type="string" calcext:value-type="string">
            <text:p>message</text:p>
          </table:table-cell>
          <table:table-cell office:value-type="float" office:value="-0.0114243120808297" calcext:value-type="float">
            <text:p>-0.0114243121</text:p>
          </table:table-cell>
          <table:table-cell office:value-type="float" office:value="-0.0325" calcext:value-type="float">
            <text:p>-0.0325</text:p>
          </table:table-cell>
          <table:table-cell office:value-type="float" office:value="-0.0106311895955136" calcext:value-type="float">
            <text:p>-0.0106311896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float" office:value="0.050089044279133" calcext:value-type="float">
            <text:p>0.0500890443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104047678172337" calcext:value-type="float">
            <text:p>0.1040476782</text:p>
          </table:table-cell>
          <table:table-cell office:value-type="string" calcext:value-type="string">
            <text:p>creepy</text:p>
          </table:table-cell>
          <table:table-cell office:value-type="float" office:value="0.0415068115602392" calcext:value-type="float">
            <text:p>0.0415068116</text:p>
          </table:table-cell>
          <table:table-cell office:value-type="float" office:value="0.6692" calcext:value-type="float">
            <text:p>0.6692</text:p>
          </table:table-cell>
          <table:table-cell office:value-type="float" office:value="0.0800889877641824" calcext:value-type="float">
            <text:p>0.0800889878</text:p>
          </table:table-cell>
          <table:table-cell office:value-type="string" calcext:value-type="string">
            <text:p>wish</text:p>
          </table:table-cell>
          <table:table-cell office:value-type="float" office:value="0.0414888758564175" calcext:value-type="float">
            <text:p>0.0414888759</text:p>
          </table:table-cell>
          <table:table-cell office:value-type="float" office:value="0.58045" calcext:value-type="float">
            <text:p>0.58045</text:p>
          </table:table-cell>
          <table:table-cell office:value-type="float" office:value="0.103812880487023" calcext:value-type="float">
            <text:p>0.1038128805</text:p>
          </table:table-cell>
          <table:table-cell office:value-type="string" calcext:value-type="string">
            <text:p>poor</text:p>
          </table:table-cell>
          <table:table-cell office:value-type="float" office:value="-0.012630690818353" calcext:value-type="float">
            <text:p>-0.0126306908</text:p>
          </table:table-cell>
          <table:table-cell office:value-type="float" office:value="0.00619999999999998" calcext:value-type="float">
            <text:p>0.0062</text:p>
          </table:table-cell>
          <table:table-cell office:value-type="float" office:value="-0.01179846149522" calcext:value-type="float">
            <text:p>-0.0117984615</text:p>
          </table:table-cell>
          <table:table-cell office:value-type="string" calcext:value-type="string">
            <text:p>dull</text:p>
          </table:table-cell>
          <table:table-cell office:value-type="float" office:value="-0.0114126630063568" calcext:value-type="float">
            <text:p>-0.011412663</text:p>
          </table:table-cell>
          <table:table-cell office:value-type="float" office:value="-0.0488000000000001" calcext:value-type="float">
            <text:p>-0.0488</text:p>
          </table:table-cell>
          <table:table-cell office:value-type="float" office:value="-0.010286579151519" calcext:value-type="float">
            <text:p>-0.0102865792</text:p>
          </table:table-cell>
        </table:table-row>
        <table:table-row table:style-name="ro1">
          <table:table-cell office:value-type="string" calcext:value-type="string">
            <text:p>characters</text:p>
          </table:table-cell>
          <table:table-cell office:value-type="float" office:value="0.109940810840344" calcext:value-type="float">
            <text:p>0.1099408108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351839791598828" calcext:value-type="float">
            <text:p>0.3518397916</text:p>
          </table:table-cell>
          <table:table-cell office:value-type="string" calcext:value-type="string">
            <text:p>fast</text:p>
          </table:table-cell>
          <table:table-cell office:value-type="float" office:value="0.041496221788904" calcext:value-type="float">
            <text:p>0.0414962218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0981836033382425" calcext:value-type="float">
            <text:p>0.0981836033</text:p>
          </table:table-cell>
          <table:table-cell office:value-type="string" calcext:value-type="string">
            <text:p>crime</text:p>
          </table:table-cell>
          <table:table-cell office:value-type="float" office:value="0.0413880446192174" calcext:value-type="float">
            <text:p>0.0413880446</text:p>
          </table:table-cell>
          <table:table-cell office:value-type="float" office:value="0.639" calcext:value-type="float">
            <text:p>0.639</text:p>
          </table:table-cell>
          <table:table-cell office:value-type="float" office:value="0.084685598377282" calcext:value-type="float">
            <text:p>0.0846855984</text:p>
          </table:table-cell>
          <table:table-cell office:value-type="string" calcext:value-type="string">
            <text:p>looked</text:p>
          </table:table-cell>
          <table:table-cell office:value-type="float" office:value="-0.0126141524377875" calcext:value-type="float">
            <text:p>-0.0126141524</text:p>
          </table:table-cell>
          <table:table-cell office:value-type="float" office:value="-0.00154999999999994" calcext:value-type="float">
            <text:p>-0.00155</text:p>
          </table:table-cell>
          <table:table-cell office:value-type="float" office:value="-0.011841729555081" calcext:value-type="float">
            <text:p>-0.0118417296</text:p>
          </table:table-cell>
          <table:table-cell office:value-type="string" calcext:value-type="string">
            <text:p>development</text:p>
          </table:table-cell>
          <table:table-cell office:value-type="float" office:value="-0.0113796387427572" calcext:value-type="float">
            <text:p>-0.0113796387</text:p>
          </table:table-cell>
          <table:table-cell office:value-type="float" office:value="-0.00249999999999995" calcext:value-type="float">
            <text:p>-0.0025</text:p>
          </table:table-cell>
          <table:table-cell office:value-type="float" office:value="-0.0109001138789813" calcext:value-type="float">
            <text:p>-0.0109001139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0.120437466840633" calcext:value-type="float">
            <text:p>0.1204374668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347573138297872" calcext:value-type="float">
            <text:p>0.3475731383</text:p>
          </table:table-cell>
          <table:table-cell office:value-type="string" calcext:value-type="string">
            <text:p>premise</text:p>
          </table:table-cell>
          <table:table-cell office:value-type="float" office:value="0.0414916911741863" calcext:value-type="float">
            <text:p>0.0414916912</text:p>
          </table:table-cell>
          <table:table-cell office:value-type="float" office:value="0.61925" calcext:value-type="float">
            <text:p>0.61925</text:p>
          </table:table-cell>
          <table:table-cell office:value-type="float" office:value="0.0896592946802152" calcext:value-type="float">
            <text:p>0.0896592947</text:p>
          </table:table-cell>
          <table:table-cell office:value-type="string" calcext:value-type="string">
            <text:p>episodes</text:p>
          </table:table-cell>
          <table:table-cell office:value-type="float" office:value="0.0413753955511007" calcext:value-type="float">
            <text:p>0.0413753956</text:p>
          </table:table-cell>
          <table:table-cell office:value-type="float" office:value="0.6257" calcext:value-type="float">
            <text:p>0.6257</text:p>
          </table:table-cell>
          <table:table-cell office:value-type="float" office:value="0.0890727670966172" calcext:value-type="float">
            <text:p>0.0890727671</text:p>
          </table:table-cell>
          <table:table-cell office:value-type="string" calcext:value-type="string">
            <text:p>haven't</text:p>
          </table:table-cell>
          <table:table-cell office:value-type="float" office:value="-0.0125622432114343" calcext:value-type="float">
            <text:p>-0.0125622432</text:p>
          </table:table-cell>
          <table:table-cell office:value-type="float" office:value="-0.04505" calcext:value-type="float">
            <text:p>-0.04505</text:p>
          </table:table-cell>
          <table:table-cell office:value-type="float" office:value="-0.0114528037093137" calcext:value-type="float">
            <text:p>-0.0114528037</text:p>
          </table:table-cell>
          <table:table-cell office:value-type="string" calcext:value-type="string">
            <text:p>cheesy</text:p>
          </table:table-cell>
          <table:table-cell office:value-type="float" office:value="-0.0112999933178833" calcext:value-type="float">
            <text:p>-0.0112999933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-0.0107919353655577" calcext:value-type="float">
            <text:p>-0.0107919354</text:p>
          </table:table-cell>
        </table:table-row>
        <table:table-row table:style-name="ro1">
          <table:table-cell office:value-type="string" calcext:value-type="string">
            <text:p>change</text:p>
          </table:table-cell>
          <table:table-cell office:value-type="float" office:value="0.0365561128661152" calcext:value-type="float">
            <text:p>0.0365561129</text:p>
          </table:table-cell>
          <table:table-cell office:value-type="float" office:value="0.60885" calcext:value-type="float">
            <text:p>0.60885</text:p>
          </table:table-cell>
          <table:table-cell office:value-type="float" office:value="0.0971725331794576" calcext:value-type="float">
            <text:p>0.0971725332</text:p>
          </table:table-cell>
          <table:table-cell office:value-type="string" calcext:value-type="string">
            <text:p>songs</text:p>
          </table:table-cell>
          <table:table-cell office:value-type="float" office:value="0.0413875642148381" calcext:value-type="float">
            <text:p>0.0413875642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0908203125" calcext:value-type="float">
            <text:p>0.0908203125</text:p>
          </table:table-cell>
          <table:table-cell office:value-type="string" calcext:value-type="string">
            <text:p>usual</text:p>
          </table:table-cell>
          <table:table-cell office:value-type="float" office:value="0.0413674808015371" calcext:value-type="float">
            <text:p>0.0413674808</text:p>
          </table:table-cell>
          <table:table-cell office:value-type="float" office:value="0.59055" calcext:value-type="float">
            <text:p>0.59055</text:p>
          </table:table-cell>
          <table:table-cell office:value-type="float" office:value="0.103165042164056" calcext:value-type="float">
            <text:p>0.1031650422</text:p>
          </table:table-cell>
          <table:table-cell office:value-type="string" calcext:value-type="string">
            <text:p>directed</text:p>
          </table:table-cell>
          <table:table-cell office:value-type="float" office:value="-0.0124793648164634" calcext:value-type="float">
            <text:p>-0.0124793648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-0.011150081602696" calcext:value-type="float">
            <text:p>-0.0111500816</text:p>
          </table:table-cell>
          <table:table-cell office:value-type="string" calcext:value-type="string">
            <text:p>dog</text:p>
          </table:table-cell>
          <table:table-cell office:value-type="float" office:value="-0.0112854891297337" calcext:value-type="float">
            <text:p>-0.0112854891</text:p>
          </table:table-cell>
          <table:table-cell office:value-type="float" office:value="-0.05005" calcext:value-type="float">
            <text:p>-0.05005</text:p>
          </table:table-cell>
          <table:table-cell office:value-type="float" office:value="-0.0106073401863091" calcext:value-type="float">
            <text:p>-0.0106073402</text:p>
          </table:table-cell>
        </table:table-row>
        <table:table-row table:style-name="ro1">
          <table:table-cell office:value-type="string" calcext:value-type="string">
            <text:p>chance</text:p>
          </table:table-cell>
          <table:table-cell office:value-type="float" office:value="0.034829010324351" calcext:value-type="float">
            <text:p>0.0348290103</text:p>
          </table:table-cell>
          <table:table-cell office:value-type="float" office:value="0.5998" calcext:value-type="float">
            <text:p>0.5998</text:p>
          </table:table-cell>
          <table:table-cell office:value-type="float" office:value="0.104096709200806" calcext:value-type="float">
            <text:p>0.1040967092</text:p>
          </table:table-cell>
          <table:table-cell office:value-type="string" calcext:value-type="string">
            <text:p>british</text:p>
          </table:table-cell>
          <table:table-cell office:value-type="float" office:value="0.0413691564526717" calcext:value-type="float">
            <text:p>0.0413691565</text:p>
          </table:table-cell>
          <table:table-cell office:value-type="float" office:value="0.65315" calcext:value-type="float">
            <text:p>0.65315</text:p>
          </table:table-cell>
          <table:table-cell office:value-type="float" office:value="0.0885560373144134" calcext:value-type="float">
            <text:p>0.0885560373</text:p>
          </table:table-cell>
          <table:table-cell office:value-type="string" calcext:value-type="string">
            <text:p>needed</text:p>
          </table:table-cell>
          <table:table-cell office:value-type="float" office:value="0.041355903716763" calcext:value-type="float">
            <text:p>0.0413559037</text:p>
          </table:table-cell>
          <table:table-cell office:value-type="float" office:value="0.63085" calcext:value-type="float">
            <text:p>0.63085</text:p>
          </table:table-cell>
          <table:table-cell office:value-type="float" office:value="0.0868274582560297" calcext:value-type="float">
            <text:p>0.0868274583</text:p>
          </table:table-cell>
          <table:table-cell office:value-type="string" calcext:value-type="string">
            <text:p>keeps</text:p>
          </table:table-cell>
          <table:table-cell office:value-type="float" office:value="-0.0124163977009964" calcext:value-type="float">
            <text:p>-0.0124163977</text:p>
          </table:table-cell>
          <table:table-cell office:value-type="float" office:value="-0.0433" calcext:value-type="float">
            <text:p>-0.0433</text:p>
          </table:table-cell>
          <table:table-cell office:value-type="float" office:value="-0.011532022241644" calcext:value-type="float">
            <text:p>-0.0115320222</text:p>
          </table:table-cell>
          <table:table-cell office:value-type="string" calcext:value-type="string">
            <text:p>episode</text:p>
          </table:table-cell>
          <table:table-cell office:value-type="float" office:value="-0.0112490645533702" calcext:value-type="float">
            <text:p>-0.0112490646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02792634788281" calcext:value-type="float">
            <text:p>-0.0102792635</text:p>
          </table:table-cell>
        </table:table-row>
        <table:table-row table:style-name="ro1">
          <table:table-cell office:value-type="string" calcext:value-type="string">
            <text:p>certainly</text:p>
          </table:table-cell>
          <table:table-cell office:value-type="float" office:value="0.0436044874249" calcext:value-type="float">
            <text:p>0.0436044874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133232563161304" calcext:value-type="float">
            <text:p>0.1332325632</text:p>
          </table:table-cell>
          <table:table-cell office:value-type="string" calcext:value-type="string">
            <text:p>editing</text:p>
          </table:table-cell>
          <table:table-cell office:value-type="float" office:value="0.0412819070080243" calcext:value-type="float">
            <text:p>0.041281907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090727816550349" calcext:value-type="float">
            <text:p>0.0907278166</text:p>
          </table:table-cell>
          <table:table-cell office:value-type="string" calcext:value-type="string">
            <text:p>humor</text:p>
          </table:table-cell>
          <table:table-cell office:value-type="float" office:value="0.0411812250603515" calcext:value-type="float">
            <text:p>0.0411812251</text:p>
          </table:table-cell>
          <table:table-cell office:value-type="float" office:value="0.59395" calcext:value-type="float">
            <text:p>0.59395</text:p>
          </table:table-cell>
          <table:table-cell office:value-type="float" office:value="0.115841045182363" calcext:value-type="float">
            <text:p>0.1158410452</text:p>
          </table:table-cell>
          <table:table-cell office:value-type="string" calcext:value-type="string">
            <text:p>message</text:p>
          </table:table-cell>
          <table:table-cell office:value-type="float" office:value="-0.0122964675048658" calcext:value-type="float">
            <text:p>-0.0122964675</text:p>
          </table:table-cell>
          <table:table-cell office:value-type="float" office:value="-0.03635" calcext:value-type="float">
            <text:p>-0.03635</text:p>
          </table:table-cell>
          <table:table-cell office:value-type="float" office:value="-0.011429001656377" calcext:value-type="float">
            <text:p>-0.0114290017</text:p>
          </table:table-cell>
          <table:table-cell office:value-type="string" calcext:value-type="string">
            <text:p>episodes</text:p>
          </table:table-cell>
          <table:table-cell office:value-type="float" office:value="-0.0112429624208915" calcext:value-type="float">
            <text:p>-0.0112429624</text:p>
          </table:table-cell>
          <table:table-cell office:value-type="float" office:value="-0.0245" calcext:value-type="float">
            <text:p>-0.0245</text:p>
          </table:table-cell>
          <table:table-cell office:value-type="float" office:value="-0.0105145415882993" calcext:value-type="float">
            <text:p>-0.0105145416</text:p>
          </table:table-cell>
        </table:table-row>
        <table:table-row table:style-name="ro1">
          <table:table-cell office:value-type="string" calcext:value-type="string">
            <text:p>certain</text:p>
          </table:table-cell>
          <table:table-cell office:value-type="float" office:value="0.0274750572579892" calcext:value-type="float">
            <text:p>0.0274750573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076259328358209" calcext:value-type="float">
            <text:p>0.0762593284</text:p>
          </table:table-cell>
          <table:table-cell office:value-type="string" calcext:value-type="string">
            <text:p>red</text:p>
          </table:table-cell>
          <table:table-cell office:value-type="float" office:value="0.0412573125919521" calcext:value-type="float">
            <text:p>0.0412573126</text:p>
          </table:table-cell>
          <table:table-cell office:value-type="float" office:value="0.648" calcext:value-type="float">
            <text:p>0.648</text:p>
          </table:table-cell>
          <table:table-cell office:value-type="float" office:value="0.0823774765380605" calcext:value-type="float">
            <text:p>0.0823774765</text:p>
          </table:table-cell>
          <table:table-cell office:value-type="string" calcext:value-type="string">
            <text:p>typical</text:p>
          </table:table-cell>
          <table:table-cell office:value-type="float" office:value="0.0410789272730545" calcext:value-type="float">
            <text:p>0.0410789273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0915236609464379" calcext:value-type="float">
            <text:p>0.0915236609</text:p>
          </table:table-cell>
          <table:table-cell office:value-type="string" calcext:value-type="string">
            <text:p>okay</text:p>
          </table:table-cell>
          <table:table-cell office:value-type="float" office:value="-0.0121757292467815" calcext:value-type="float">
            <text:p>-0.0121757292</text:p>
          </table:table-cell>
          <table:table-cell office:value-type="float" office:value="-0.0152" calcext:value-type="float">
            <text:p>-0.0152</text:p>
          </table:table-cell>
          <table:table-cell office:value-type="float" office:value="-0.0115287837648803" calcext:value-type="float">
            <text:p>-0.0115287838</text:p>
          </table:table-cell>
          <table:table-cell office:value-type="string" calcext:value-type="string">
            <text:p>songs</text:p>
          </table:table-cell>
          <table:table-cell office:value-type="float" office:value="-0.0112074411349118" calcext:value-type="float">
            <text:p>-0.0112074411</text:p>
          </table:table-cell>
          <table:table-cell office:value-type="float" office:value="-0.02305" calcext:value-type="float">
            <text:p>-0.02305</text:p>
          </table:table-cell>
          <table:table-cell office:value-type="float" office:value="-0.0104693639923841" calcext:value-type="float">
            <text:p>-0.010469364</text:p>
          </table:table-cell>
        </table:table-row>
        <table:table-row table:style-name="ro1">
          <table:table-cell office:value-type="string" calcext:value-type="string">
            <text:p>casting</text:p>
          </table:table-cell>
          <table:table-cell office:value-type="float" office:value="0.0250372495598213" calcext:value-type="float">
            <text:p>0.0250372496</text:p>
          </table:table-cell>
          <table:table-cell office:value-type="float" office:value="0.61215" calcext:value-type="float">
            <text:p>0.61215</text:p>
          </table:table-cell>
          <table:table-cell office:value-type="float" office:value="0.0668831949957897" calcext:value-type="float">
            <text:p>0.066883195</text:p>
          </table:table-cell>
          <table:table-cell office:value-type="string" calcext:value-type="string">
            <text:p>subject</text:p>
          </table:table-cell>
          <table:table-cell office:value-type="float" office:value="0.0410351789801677" calcext:value-type="float">
            <text:p>0.041035179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0852608929532007" calcext:value-type="float">
            <text:p>0.085260893</text:p>
          </table:table-cell>
          <table:table-cell office:value-type="string" calcext:value-type="string">
            <text:p>re</text:p>
          </table:table-cell>
          <table:table-cell office:value-type="float" office:value="0.041045256517279" calcext:value-type="float">
            <text:p>0.0410452565</text:p>
          </table:table-cell>
          <table:table-cell office:value-type="float" office:value="0.65365" calcext:value-type="float">
            <text:p>0.65365</text:p>
          </table:table-cell>
          <table:table-cell office:value-type="float" office:value="0.0891518737672584" calcext:value-type="float">
            <text:p>0.0891518738</text:p>
          </table:table-cell>
          <table:table-cell office:value-type="string" calcext:value-type="string">
            <text:p>writing</text:p>
          </table:table-cell>
          <table:table-cell office:value-type="float" office:value="-0.0121547358526474" calcext:value-type="float">
            <text:p>-0.0121547359</text:p>
          </table:table-cell>
          <table:table-cell office:value-type="float" office:value="0.0184000000000001" calcext:value-type="float">
            <text:p>0.0184</text:p>
          </table:table-cell>
          <table:table-cell office:value-type="float" office:value="-0.011749361017975" calcext:value-type="float">
            <text:p>-0.011749361</text:p>
          </table:table-cell>
          <table:table-cell office:value-type="string" calcext:value-type="string">
            <text:p>okay</text:p>
          </table:table-cell>
          <table:table-cell office:value-type="float" office:value="-0.0111586847604847" calcext:value-type="float">
            <text:p>-0.0111586848</text:p>
          </table:table-cell>
          <table:table-cell office:value-type="float" office:value="-0.01505" calcext:value-type="float">
            <text:p>-0.01505</text:p>
          </table:table-cell>
          <table:table-cell office:value-type="float" office:value="-0.0105566191401129" calcext:value-type="float">
            <text:p>-0.0105566191</text:p>
          </table:table-cell>
        </table:table-row>
        <table:table-row table:style-name="ro1">
          <table:table-cell office:value-type="string" calcext:value-type="string">
            <text:p>cast</text:p>
          </table:table-cell>
          <table:table-cell office:value-type="float" office:value="0.0842293902574768" calcext:value-type="float">
            <text:p>0.0842293903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262185833968012" calcext:value-type="float">
            <text:p>0.262185834</text:p>
          </table:table-cell>
          <table:table-cell office:value-type="string" calcext:value-type="string">
            <text:p>dramatic</text:p>
          </table:table-cell>
          <table:table-cell office:value-type="float" office:value="0.0409620923156037" calcext:value-type="float">
            <text:p>0.0409620923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0840115515883434" calcext:value-type="float">
            <text:p>0.0840115516</text:p>
          </table:table-cell>
          <table:table-cell office:value-type="string" calcext:value-type="string">
            <text:p>de</text:p>
          </table:table-cell>
          <table:table-cell office:value-type="float" office:value="0.0409403399299824" calcext:value-type="float">
            <text:p>0.0409403399</text:p>
          </table:table-cell>
          <table:table-cell office:value-type="float" office:value="0.66955" calcext:value-type="float">
            <text:p>0.66955</text:p>
          </table:table-cell>
          <table:table-cell office:value-type="float" office:value="0.0750174947515745" calcext:value-type="float">
            <text:p>0.0750174948</text:p>
          </table:table-cell>
          <table:table-cell office:value-type="string" calcext:value-type="string">
            <text:p>couldn't</text:p>
          </table:table-cell>
          <table:table-cell office:value-type="float" office:value="-0.0121252529096689" calcext:value-type="float">
            <text:p>-0.0121252529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-0.011843612385315" calcext:value-type="float">
            <text:p>-0.0118436124</text:p>
          </table:table-cell>
          <table:table-cell office:value-type="string" calcext:value-type="string">
            <text:p>god</text:p>
          </table:table-cell>
          <table:table-cell office:value-type="float" office:value="-0.0111517979261582" calcext:value-type="float">
            <text:p>-0.0111517979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10748228905824" calcext:value-type="float">
            <text:p>-0.0107482289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float" office:value="0.045923097917281" calcext:value-type="float">
            <text:p>0.0459230979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133029612756264" calcext:value-type="float">
            <text:p>0.1330296128</text:p>
          </table:table-cell>
          <table:table-cell office:value-type="string" calcext:value-type="string">
            <text:p>sexual</text:p>
          </table:table-cell>
          <table:table-cell office:value-type="float" office:value="0.0409214480393316" calcext:value-type="float">
            <text:p>0.040921448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0815838426787138" calcext:value-type="float">
            <text:p>0.0815838427</text:p>
          </table:table-cell>
          <table:table-cell office:value-type="string" calcext:value-type="string">
            <text:p>previous</text:p>
          </table:table-cell>
          <table:table-cell office:value-type="float" office:value="0.0408938930496623" calcext:value-type="float">
            <text:p>0.040893893</text:p>
          </table:table-cell>
          <table:table-cell office:value-type="float" office:value="0.6262" calcext:value-type="float">
            <text:p>0.6262</text:p>
          </table:table-cell>
          <table:table-cell office:value-type="float" office:value="0.0833742030407062" calcext:value-type="float">
            <text:p>0.083374203</text:p>
          </table:table-cell>
          <table:table-cell office:value-type="string" calcext:value-type="string">
            <text:p>cheesy</text:p>
          </table:table-cell>
          <table:table-cell office:value-type="float" office:value="-0.0120422697173228" calcext:value-type="float">
            <text:p>-0.0120422697</text:p>
          </table:table-cell>
          <table:table-cell office:value-type="float" office:value="-0.02915" calcext:value-type="float">
            <text:p>-0.02915</text:p>
          </table:table-cell>
          <table:table-cell office:value-type="float" office:value="-0.0114281108326516" calcext:value-type="float">
            <text:p>-0.0114281108</text:p>
          </table:table-cell>
          <table:table-cell office:value-type="string" calcext:value-type="string">
            <text:p>amazing</text:p>
          </table:table-cell>
          <table:table-cell office:value-type="float" office:value="-0.0111329672547802" calcext:value-type="float">
            <text:p>-0.0111329673</text:p>
          </table:table-cell>
          <table:table-cell office:value-type="float" office:value="-0.0224" calcext:value-type="float">
            <text:p>-0.0224</text:p>
          </table:table-cell>
          <table:table-cell office:value-type="float" office:value="-0.009793084793147" calcext:value-type="float">
            <text:p>-0.0097930848</text:p>
          </table:table-cell>
        </table:table-row>
        <table:table-row table:style-name="ro1">
          <table:table-cell office:value-type="string" calcext:value-type="string">
            <text:p>career</text:p>
          </table:table-cell>
          <table:table-cell office:value-type="float" office:value="0.0321834903485708" calcext:value-type="float">
            <text:p>0.0321834903</text:p>
          </table:table-cell>
          <table:table-cell office:value-type="float" office:value="0.6362" calcext:value-type="float">
            <text:p>0.6362</text:p>
          </table:table-cell>
          <table:table-cell office:value-type="float" office:value="0.0932203389830509" calcext:value-type="float">
            <text:p>0.093220339</text:p>
          </table:table-cell>
          <table:table-cell office:value-type="string" calcext:value-type="string">
            <text:p>kid</text:p>
          </table:table-cell>
          <table:table-cell office:value-type="float" office:value="0.0408520441845324" calcext:value-type="float">
            <text:p>0.0408520442</text:p>
          </table:table-cell>
          <table:table-cell office:value-type="float" office:value="0.60175" calcext:value-type="float">
            <text:p>0.60175</text:p>
          </table:table-cell>
          <table:table-cell office:value-type="float" office:value="0.102535211267606" calcext:value-type="float">
            <text:p>0.1025352113</text:p>
          </table:table-cell>
          <table:table-cell office:value-type="string" calcext:value-type="string">
            <text:p>parents</text:p>
          </table:table-cell>
          <table:table-cell office:value-type="float" office:value="0.0406581480981014" calcext:value-type="float">
            <text:p>0.0406581481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083921370967742" calcext:value-type="float">
            <text:p>0.083921371</text:p>
          </table:table-cell>
          <table:table-cell office:value-type="string" calcext:value-type="string">
            <text:p>non</text:p>
          </table:table-cell>
          <table:table-cell office:value-type="float" office:value="-0.0120401224274601" calcext:value-type="float">
            <text:p>-0.0120401224</text:p>
          </table:table-cell>
          <table:table-cell office:value-type="float" office:value="-0.02315" calcext:value-type="float">
            <text:p>-0.02315</text:p>
          </table:table-cell>
          <table:table-cell office:value-type="float" office:value="-0.0110223567800203" calcext:value-type="float">
            <text:p>-0.0110223568</text:p>
          </table:table-cell>
          <table:table-cell office:value-type="string" calcext:value-type="string">
            <text:p>hot</text:p>
          </table:table-cell>
          <table:table-cell office:value-type="float" office:value="-0.0109825878188481" calcext:value-type="float">
            <text:p>-0.0109825878</text:p>
          </table:table-cell>
          <table:table-cell office:value-type="float" office:value="-0.02635" calcext:value-type="float">
            <text:p>-0.02635</text:p>
          </table:table-cell>
          <table:table-cell office:value-type="float" office:value="-0.0103380362029215" calcext:value-type="float">
            <text:p>-0.0103380362</text:p>
          </table:table-cell>
        </table:table-row>
        <table:table-row table:style-name="ro1">
          <table:table-cell office:value-type="string" calcext:value-type="string">
            <text:p>care</text:p>
          </table:table-cell>
          <table:table-cell office:value-type="float" office:value="0.0509651206912304" calcext:value-type="float">
            <text:p>0.0509651207</text:p>
          </table:table-cell>
          <table:table-cell office:value-type="float" office:value="0.66135" calcext:value-type="float">
            <text:p>0.66135</text:p>
          </table:table-cell>
          <table:table-cell office:value-type="float" office:value="0.12932253503021" calcext:value-type="float">
            <text:p>0.129322535</text:p>
          </table:table-cell>
          <table:table-cell office:value-type="string" calcext:value-type="string">
            <text:p>imagine</text:p>
          </table:table-cell>
          <table:table-cell office:value-type="float" office:value="0.0408238359884154" calcext:value-type="float">
            <text:p>0.040823836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0901415445741246" calcext:value-type="float">
            <text:p>0.0901415446</text:p>
          </table:table-cell>
          <table:table-cell office:value-type="string" calcext:value-type="string">
            <text:p>fall</text:p>
          </table:table-cell>
          <table:table-cell office:value-type="float" office:value="0.0406420009838725" calcext:value-type="float">
            <text:p>0.040642001</text:p>
          </table:table-cell>
          <table:table-cell office:value-type="float" office:value="0.62705" calcext:value-type="float">
            <text:p>0.62705</text:p>
          </table:table-cell>
          <table:table-cell office:value-type="float" office:value="0.0913631380192472" calcext:value-type="float">
            <text:p>0.091363138</text:p>
          </table:table-cell>
          <table:table-cell office:value-type="string" calcext:value-type="string">
            <text:p>lines</text:p>
          </table:table-cell>
          <table:table-cell office:value-type="float" office:value="-0.0119866757708003" calcext:value-type="float">
            <text:p>-0.0119866758</text:p>
          </table:table-cell>
          <table:table-cell office:value-type="float" office:value="0.0229" calcext:value-type="float">
            <text:p>0.0229</text:p>
          </table:table-cell>
          <table:table-cell office:value-type="float" office:value="-0.011767978758289" calcext:value-type="float">
            <text:p>-0.0117679788</text:p>
          </table:table-cell>
          <table:table-cell office:value-type="string" calcext:value-type="string">
            <text:p>expected</text:p>
          </table:table-cell>
          <table:table-cell office:value-type="float" office:value="-0.0109401853463264" calcext:value-type="float">
            <text:p>-0.0109401853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-0.0106443042934881" calcext:value-type="float">
            <text:p>-0.0106443043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0.031122681497219" calcext:value-type="float">
            <text:p>0.0311226815</text:p>
          </table:table-cell>
          <table:table-cell office:value-type="float" office:value="0.62685" calcext:value-type="float">
            <text:p>0.62685</text:p>
          </table:table-cell>
          <table:table-cell office:value-type="float" office:value="0.0922028950249361" calcext:value-type="float">
            <text:p>0.092202895</text:p>
          </table:table-cell>
          <table:table-cell office:value-type="string" calcext:value-type="string">
            <text:p>viewers</text:p>
          </table:table-cell>
          <table:table-cell office:value-type="float" office:value="0.0408121636054678" calcext:value-type="float">
            <text:p>0.0408121636</text:p>
          </table:table-cell>
          <table:table-cell office:value-type="float" office:value="0.61935" calcext:value-type="float">
            <text:p>0.61935</text:p>
          </table:table-cell>
          <table:table-cell office:value-type="float" office:value="0.0907679445837812" calcext:value-type="float">
            <text:p>0.0907679446</text:p>
          </table:table-cell>
          <table:table-cell office:value-type="string" calcext:value-type="string">
            <text:p>kid</text:p>
          </table:table-cell>
          <table:table-cell office:value-type="float" office:value="0.0405277921229883" calcext:value-type="float">
            <text:p>0.0405277921</text:p>
          </table:table-cell>
          <table:table-cell office:value-type="float" office:value="0.6088" calcext:value-type="float">
            <text:p>0.6088</text:p>
          </table:table-cell>
          <table:table-cell office:value-type="float" office:value="0.102134496212991" calcext:value-type="float">
            <text:p>0.1021344962</text:p>
          </table:table-cell>
          <table:table-cell office:value-type="string" calcext:value-type="string">
            <text:p>typical</text:p>
          </table:table-cell>
          <table:table-cell office:value-type="float" office:value="-0.0118591111510966" calcext:value-type="float">
            <text:p>-0.0118591112</text:p>
          </table:table-cell>
          <table:table-cell office:value-type="float" office:value="-0.0106499999999999" calcext:value-type="float">
            <text:p>-0.01065</text:p>
          </table:table-cell>
          <table:table-cell office:value-type="float" office:value="-0.0111674706772607" calcext:value-type="float">
            <text:p>-0.0111674707</text:p>
          </table:table-cell>
          <table:table-cell office:value-type="string" calcext:value-type="string">
            <text:p>writing</text:p>
          </table:table-cell>
          <table:table-cell office:value-type="float" office:value="-0.0109260354106164" calcext:value-type="float">
            <text:p>-0.0109260354</text:p>
          </table:table-cell>
          <table:table-cell office:value-type="float" office:value="0.0296500000000001" calcext:value-type="float">
            <text:p>0.02965</text:p>
          </table:table-cell>
          <table:table-cell office:value-type="float" office:value="-0.010873424934956" calcext:value-type="float">
            <text:p>-0.0108734249</text:p>
          </table:table-cell>
        </table:table-row>
        <table:table-row table:style-name="ro1">
          <table:table-cell office:value-type="string" calcext:value-type="string">
            <text:p>cannot</text:p>
          </table:table-cell>
          <table:table-cell office:value-type="float" office:value="0.0326379782433992" calcext:value-type="float">
            <text:p>0.0326379782</text:p>
          </table:table-cell>
          <table:table-cell office:value-type="float" office:value="0.61015" calcext:value-type="float">
            <text:p>0.61015</text:p>
          </table:table-cell>
          <table:table-cell office:value-type="float" office:value="0.100588303149152" calcext:value-type="float">
            <text:p>0.1005883031</text:p>
          </table:table-cell>
          <table:table-cell office:value-type="string" calcext:value-type="string">
            <text:p>season</text:p>
          </table:table-cell>
          <table:table-cell office:value-type="float" office:value="0.0407035493523525" calcext:value-type="float">
            <text:p>0.0407035494</text:p>
          </table:table-cell>
          <table:table-cell office:value-type="float" office:value="0.67675" calcext:value-type="float">
            <text:p>0.67675</text:p>
          </table:table-cell>
          <table:table-cell office:value-type="float" office:value="0.0728524308045318" calcext:value-type="float">
            <text:p>0.0728524308</text:p>
          </table:table-cell>
          <table:table-cell office:value-type="string" calcext:value-type="string">
            <text:p>deep</text:p>
          </table:table-cell>
          <table:table-cell office:value-type="float" office:value="0.0403216789326575" calcext:value-type="float">
            <text:p>0.0403216789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0834202294056309" calcext:value-type="float">
            <text:p>0.0834202294</text:p>
          </table:table-cell>
          <table:table-cell office:value-type="string" calcext:value-type="string">
            <text:p>masterpiece</text:p>
          </table:table-cell>
          <table:table-cell office:value-type="float" office:value="-0.0118098401846201" calcext:value-type="float">
            <text:p>-0.0118098402</text:p>
          </table:table-cell>
          <table:table-cell office:value-type="float" office:value="-0.0209" calcext:value-type="float">
            <text:p>-0.0209</text:p>
          </table:table-cell>
          <table:table-cell office:value-type="float" office:value="-0.0111720672395142" calcext:value-type="float">
            <text:p>-0.0111720672</text:p>
          </table:table-cell>
          <table:table-cell office:value-type="string" calcext:value-type="string">
            <text:p>decent</text:p>
          </table:table-cell>
          <table:table-cell office:value-type="float" office:value="-0.0108533111749131" calcext:value-type="float">
            <text:p>-0.0108533112</text:p>
          </table:table-cell>
          <table:table-cell office:value-type="float" office:value="-0.00159999999999993" calcext:value-type="float">
            <text:p>-0.0016</text:p>
          </table:table-cell>
          <table:table-cell office:value-type="float" office:value="-0.010103059766823" calcext:value-type="float">
            <text:p>-0.0101030598</text:p>
          </table:table-cell>
        </table:table-row>
        <table:table-row table:style-name="ro1">
          <table:table-cell office:value-type="string" calcext:value-type="string">
            <text:p>can't</text:p>
          </table:table-cell>
          <table:table-cell office:value-type="float" office:value="0.0813229907760754" calcext:value-type="float">
            <text:p>0.0813229908</text:p>
          </table:table-cell>
          <table:table-cell office:value-type="float" office:value="0.61675" calcext:value-type="float">
            <text:p>0.61675</text:p>
          </table:table-cell>
          <table:table-cell office:value-type="float" office:value="0.249191889509256" calcext:value-type="float">
            <text:p>0.2491918895</text:p>
          </table:table-cell>
          <table:table-cell office:value-type="string" calcext:value-type="string">
            <text:p>re</text:p>
          </table:table-cell>
          <table:table-cell office:value-type="float" office:value="0.0406459180812485" calcext:value-type="float">
            <text:p>0.0406459181</text:p>
          </table:table-cell>
          <table:table-cell office:value-type="float" office:value="0.6462" calcext:value-type="float">
            <text:p>0.6462</text:p>
          </table:table-cell>
          <table:table-cell office:value-type="float" office:value="0.0888488282255988" calcext:value-type="float">
            <text:p>0.0888488282</text:p>
          </table:table-cell>
          <table:table-cell office:value-type="string" calcext:value-type="string">
            <text:p>battle</text:p>
          </table:table-cell>
          <table:table-cell office:value-type="float" office:value="0.0402066683802455" calcext:value-type="float">
            <text:p>0.0402066684</text:p>
          </table:table-cell>
          <table:table-cell office:value-type="float" office:value="0.67185" calcext:value-type="float">
            <text:p>0.67185</text:p>
          </table:table-cell>
          <table:table-cell office:value-type="float" office:value="0.0749823819591261" calcext:value-type="float">
            <text:p>0.074982382</text:p>
          </table:table-cell>
          <table:table-cell office:value-type="string" calcext:value-type="string">
            <text:p>deep</text:p>
          </table:table-cell>
          <table:table-cell office:value-type="float" office:value="-0.0117051332111645" calcext:value-type="float">
            <text:p>-0.0117051332</text:p>
          </table:table-cell>
          <table:table-cell office:value-type="float" office:value="-0.0380999999999999" calcext:value-type="float">
            <text:p>-0.0381</text:p>
          </table:table-cell>
          <table:table-cell office:value-type="float" office:value="-0.0109229765836039" calcext:value-type="float">
            <text:p>-0.0109229766</text:p>
          </table:table-cell>
          <table:table-cell office:value-type="string" calcext:value-type="string">
            <text:p>sequel</text:p>
          </table:table-cell>
          <table:table-cell office:value-type="float" office:value="-0.0108422394886107" calcext:value-type="float">
            <text:p>-0.0108422395</text:p>
          </table:table-cell>
          <table:table-cell office:value-type="float" office:value="-0.0519999999999999" calcext:value-type="float">
            <text:p>-0.052</text:p>
          </table:table-cell>
          <table:table-cell office:value-type="float" office:value="-0.0099859235473219" calcext:value-type="float">
            <text:p>-0.0099859235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0.147761136317363" calcext:value-type="float">
            <text:p>0.1477611363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457406911331369" calcext:value-type="float">
            <text:p>0.4574069113</text:p>
          </table:table-cell>
          <table:table-cell office:value-type="string" calcext:value-type="string">
            <text:p>talent</text:p>
          </table:table-cell>
          <table:table-cell office:value-type="float" office:value="0.0405852403941271" calcext:value-type="float">
            <text:p>0.0405852404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100318081722535" calcext:value-type="float">
            <text:p>0.1003180817</text:p>
          </table:table-cell>
          <table:table-cell office:value-type="string" calcext:value-type="string">
            <text:p>editing</text:p>
          </table:table-cell>
          <table:table-cell office:value-type="float" office:value="0.0401262694098731" calcext:value-type="float">
            <text:p>0.0401262694</text:p>
          </table:table-cell>
          <table:table-cell office:value-type="float" office:value="0.6266" calcext:value-type="float">
            <text:p>0.6266</text:p>
          </table:table-cell>
          <table:table-cell office:value-type="float" office:value="0.0897123354461239" calcext:value-type="float">
            <text:p>0.0897123354</text:p>
          </table:table-cell>
          <table:table-cell office:value-type="string" calcext:value-type="string">
            <text:p>sequel</text:p>
          </table:table-cell>
          <table:table-cell office:value-type="float" office:value="-0.0116976157766267" calcext:value-type="float">
            <text:p>-0.0116976158</text:p>
          </table:table-cell>
          <table:table-cell office:value-type="float" office:value="-0.05235" calcext:value-type="float">
            <text:p>-0.05235</text:p>
          </table:table-cell>
          <table:table-cell office:value-type="float" office:value="-0.0108024878295383" calcext:value-type="float">
            <text:p>-0.0108024878</text:p>
          </table:table-cell>
          <table:table-cell office:value-type="string" calcext:value-type="string">
            <text:p>dr</text:p>
          </table:table-cell>
          <table:table-cell office:value-type="float" office:value="-0.01083883595104" calcext:value-type="float">
            <text:p>-0.010838836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-0.0103230757711889" calcext:value-type="float">
            <text:p>-0.0103230758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0.0541049335825775" calcext:value-type="float">
            <text:p>0.05410493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148834997622444" calcext:value-type="float">
            <text:p>0.1488349976</text:p>
          </table:table-cell>
          <table:table-cell office:value-type="string" calcext:value-type="string">
            <text:p>dream</text:p>
          </table:table-cell>
          <table:table-cell office:value-type="float" office:value="0.0405666363745838" calcext:value-type="float">
            <text:p>0.0405666364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0792214912280702" calcext:value-type="float">
            <text:p>0.0792214912</text:p>
          </table:table-cell>
          <table:table-cell office:value-type="string" calcext:value-type="string">
            <text:p>king</text:p>
          </table:table-cell>
          <table:table-cell office:value-type="float" office:value="0.0400086951065374" calcext:value-type="float">
            <text:p>0.0400086951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0797529538131042" calcext:value-type="float">
            <text:p>0.0797529538</text:p>
          </table:table-cell>
          <table:table-cell office:value-type="string" calcext:value-type="string">
            <text:p>weird</text:p>
          </table:table-cell>
          <table:table-cell office:value-type="float" office:value="-0.011680069988485" calcext:value-type="float">
            <text:p>-0.01168007</text:p>
          </table:table-cell>
          <table:table-cell office:value-type="float" office:value="-0.0145" calcext:value-type="float">
            <text:p>-0.0145</text:p>
          </table:table-cell>
          <table:table-cell office:value-type="float" office:value="-0.0111168324138375" calcext:value-type="float">
            <text:p>-0.0111168324</text:p>
          </table:table-cell>
          <table:table-cell office:value-type="string" calcext:value-type="string">
            <text:p>fire</text:p>
          </table:table-cell>
          <table:table-cell office:value-type="float" office:value="-0.0108253845900517" calcext:value-type="float">
            <text:p>-0.0108253846</text:p>
          </table:table-cell>
          <table:table-cell office:value-type="float" office:value="-0.0232" calcext:value-type="float">
            <text:p>-0.0232</text:p>
          </table:table-cell>
          <table:table-cell office:value-type="float" office:value="-0.0102770742571336" calcext:value-type="float">
            <text:p>-0.0102770743</text:p>
          </table:table-cell>
        </table:table-row>
        <table:table-row table:style-name="ro1">
          <table:table-cell office:value-type="string" calcext:value-type="string">
            <text:p>came</text:p>
          </table:table-cell>
          <table:table-cell office:value-type="float" office:value="0.043847653271244" calcext:value-type="float">
            <text:p>0.0438476533</text:p>
          </table:table-cell>
          <table:table-cell office:value-type="float" office:value="0.5787" calcext:value-type="float">
            <text:p>0.5787</text:p>
          </table:table-cell>
          <table:table-cell office:value-type="float" office:value="0.145782643957826" calcext:value-type="float">
            <text:p>0.145782644</text:p>
          </table:table-cell>
          <table:table-cell office:value-type="string" calcext:value-type="string">
            <text:p>deep</text:p>
          </table:table-cell>
          <table:table-cell office:value-type="float" office:value="0.0404717385851687" calcext:value-type="float">
            <text:p>0.0404717386</text:p>
          </table:table-cell>
          <table:table-cell office:value-type="float" office:value="0.65115" calcext:value-type="float">
            <text:p>0.65115</text:p>
          </table:table-cell>
          <table:table-cell office:value-type="float" office:value="0.0835413109155392" calcext:value-type="float">
            <text:p>0.0835413109</text:p>
          </table:table-cell>
          <table:table-cell office:value-type="string" calcext:value-type="string">
            <text:p>business</text:p>
          </table:table-cell>
          <table:table-cell office:value-type="float" office:value="0.0399941563417005" calcext:value-type="float">
            <text:p>0.0399941563</text:p>
          </table:table-cell>
          <table:table-cell office:value-type="float" office:value="0.6533" calcext:value-type="float">
            <text:p>0.6533</text:p>
          </table:table-cell>
          <table:table-cell office:value-type="float" office:value="0.0786606431039065" calcext:value-type="float">
            <text:p>0.0786606431</text:p>
          </table:table-cell>
          <table:table-cell office:value-type="string" calcext:value-type="string">
            <text:p>annoying</text:p>
          </table:table-cell>
          <table:table-cell office:value-type="float" office:value="-0.0115774414003887" calcext:value-type="float">
            <text:p>-0.0115774414</text:p>
          </table:table-cell>
          <table:table-cell office:value-type="float" office:value="-0.01205" calcext:value-type="float">
            <text:p>-0.01205</text:p>
          </table:table-cell>
          <table:table-cell office:value-type="float" office:value="-0.010694420792489" calcext:value-type="float">
            <text:p>-0.0106944208</text:p>
          </table:table-cell>
          <table:table-cell office:value-type="string" calcext:value-type="string">
            <text:p>viewers</text:p>
          </table:table-cell>
          <table:table-cell office:value-type="float" office:value="-0.0107499099602776" calcext:value-type="float">
            <text:p>-0.01074991</text:p>
          </table:table-cell>
          <table:table-cell office:value-type="float" office:value="-0.0126999999999999" calcext:value-type="float">
            <text:p>-0.0127</text:p>
          </table:table-cell>
          <table:table-cell office:value-type="float" office:value="-0.0101148687995838" calcext:value-type="float">
            <text:p>-0.0101148688</text:p>
          </table:table-cell>
        </table:table-row>
        <table:table-row table:style-name="ro1">
          <table:table-cell office:value-type="string" calcext:value-type="string">
            <text:p>called</text:p>
          </table:table-cell>
          <table:table-cell office:value-type="float" office:value="0.0415051102687817" calcext:value-type="float">
            <text:p>0.0415051103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128308658591297" calcext:value-type="float">
            <text:p>0.1283086586</text:p>
          </table:table-cell>
          <table:table-cell office:value-type="string" calcext:value-type="string">
            <text:p>parents</text:p>
          </table:table-cell>
          <table:table-cell office:value-type="float" office:value="0.0403700970408013" calcext:value-type="float">
            <text:p>0.040370097</text:p>
          </table:table-cell>
          <table:table-cell office:value-type="float" office:value="0.64475" calcext:value-type="float">
            <text:p>0.64475</text:p>
          </table:table-cell>
          <table:table-cell office:value-type="float" office:value="0.0835805494647233" calcext:value-type="float">
            <text:p>0.0835805495</text:p>
          </table:table-cell>
          <table:table-cell office:value-type="string" calcext:value-type="string">
            <text:p>sexual</text:p>
          </table:table-cell>
          <table:table-cell office:value-type="float" office:value="0.0399731626207476" calcext:value-type="float">
            <text:p>0.0399731626</text:p>
          </table:table-cell>
          <table:table-cell office:value-type="float" office:value="0.6547" calcext:value-type="float">
            <text:p>0.6547</text:p>
          </table:table-cell>
          <table:table-cell office:value-type="float" office:value="0.0806709265175719" calcext:value-type="float">
            <text:p>0.0806709265</text:p>
          </table:table-cell>
          <table:table-cell office:value-type="string" calcext:value-type="string">
            <text:p>create</text:p>
          </table:table-cell>
          <table:table-cell office:value-type="float" office:value="-0.0115366690821447" calcext:value-type="float">
            <text:p>-0.0115366691</text:p>
          </table:table-cell>
          <table:table-cell office:value-type="float" office:value="-0.0387000000000001" calcext:value-type="float">
            <text:p>-0.0387</text:p>
          </table:table-cell>
          <table:table-cell office:value-type="float" office:value="-0.0107870210613361" calcext:value-type="float">
            <text:p>-0.0107870211</text:p>
          </table:table-cell>
          <table:table-cell office:value-type="string" calcext:value-type="string">
            <text:p>re</text:p>
          </table:table-cell>
          <table:table-cell office:value-type="float" office:value="-0.0107473637289886" calcext:value-type="float">
            <text:p>-0.0107473637</text:p>
          </table:table-cell>
          <table:table-cell office:value-type="float" office:value="-0.0403" calcext:value-type="float">
            <text:p>-0.0403</text:p>
          </table:table-cell>
          <table:table-cell office:value-type="float" office:value="-0.0098567195822363" calcext:value-type="float">
            <text:p>-0.0098567196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0.0408870009879002" calcext:value-type="float">
            <text:p>0.040887001</text:p>
          </table:table-cell>
          <table:table-cell office:value-type="float" office:value="0.6535" calcext:value-type="float">
            <text:p>0.6535</text:p>
          </table:table-cell>
          <table:table-cell office:value-type="float" office:value="0.0985952133194589" calcext:value-type="float">
            <text:p>0.0985952133</text:p>
          </table:table-cell>
          <table:table-cell office:value-type="string" calcext:value-type="string">
            <text:p>dumb</text:p>
          </table:table-cell>
          <table:table-cell office:value-type="float" office:value="0.0403655322475054" calcext:value-type="float">
            <text:p>0.0403655322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0776724591890469" calcext:value-type="float">
            <text:p>0.0776724592</text:p>
          </table:table-cell>
          <table:table-cell office:value-type="string" calcext:value-type="string">
            <text:p>episode</text:p>
          </table:table-cell>
          <table:table-cell office:value-type="float" office:value="0.0398685891101076" calcext:value-type="float">
            <text:p>0.0398685891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109571519931784" calcext:value-type="float">
            <text:p>0.1095715199</text:p>
          </table:table-cell>
          <table:table-cell office:value-type="string" calcext:value-type="string">
            <text:p>hope</text:p>
          </table:table-cell>
          <table:table-cell office:value-type="float" office:value="-0.0115114881214603" calcext:value-type="float">
            <text:p>-0.0115114881</text:p>
          </table:table-cell>
          <table:table-cell office:value-type="float" office:value="-0.0357500000000001" calcext:value-type="float">
            <text:p>-0.03575</text:p>
          </table:table-cell>
          <table:table-cell office:value-type="float" office:value="-0.00965487275257901" calcext:value-type="float">
            <text:p>-0.0096548728</text:p>
          </table:table-cell>
          <table:table-cell office:value-type="string" calcext:value-type="string">
            <text:p>silly</text:p>
          </table:table-cell>
          <table:table-cell office:value-type="float" office:value="-0.0107397899294333" calcext:value-type="float">
            <text:p>-0.0107397899</text:p>
          </table:table-cell>
          <table:table-cell office:value-type="float" office:value="-0.00554999999999994" calcext:value-type="float">
            <text:p>-0.00555</text:p>
          </table:table-cell>
          <table:table-cell office:value-type="float" office:value="-0.0100890336033398" calcext:value-type="float">
            <text:p>-0.0100890336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float" office:value="0.210252588886337" calcext:value-type="float">
            <text:p>0.2102525889</text:p>
          </table:table-cell>
          <table:table-cell office:value-type="float" office:value="0.6069" calcext:value-type="float">
            <text:p>0.6069</text:p>
          </table:table-cell>
          <table:table-cell office:value-type="float" office:value="0.578580617495712" calcext:value-type="float">
            <text:p>0.5785806175</text:p>
          </table:table-cell>
          <table:table-cell office:value-type="string" calcext:value-type="string">
            <text:p>needed</text:p>
          </table:table-cell>
          <table:table-cell office:value-type="float" office:value="0.0403406625795069" calcext:value-type="float">
            <text:p>0.0403406626</text:p>
          </table:table-cell>
          <table:table-cell office:value-type="float" office:value="0.6449" calcext:value-type="float">
            <text:p>0.6449</text:p>
          </table:table-cell>
          <table:table-cell office:value-type="float" office:value="0.0857363542739444" calcext:value-type="float">
            <text:p>0.0857363543</text:p>
          </table:table-cell>
          <table:table-cell office:value-type="string" calcext:value-type="string">
            <text:p>footage</text:p>
          </table:table-cell>
          <table:table-cell office:value-type="float" office:value="0.03980194963863" calcext:value-type="float">
            <text:p>0.0398019496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0742320819112628" calcext:value-type="float">
            <text:p>0.0742320819</text:p>
          </table:table-cell>
          <table:table-cell office:value-type="string" calcext:value-type="string">
            <text:p>premise</text:p>
          </table:table-cell>
          <table:table-cell office:value-type="float" office:value="-0.0114744104248222" calcext:value-type="float">
            <text:p>-0.0114744104</text:p>
          </table:table-cell>
          <table:table-cell office:value-type="float" office:value="-0.01415" calcext:value-type="float">
            <text:p>-0.01415</text:p>
          </table:table-cell>
          <table:table-cell office:value-type="float" office:value="-0.0108162809176773" calcext:value-type="float">
            <text:p>-0.0108162809</text:p>
          </table:table-cell>
          <table:table-cell office:value-type="string" calcext:value-type="string">
            <text:p>total</text:p>
          </table:table-cell>
          <table:table-cell office:value-type="float" office:value="-0.0107105489712359" calcext:value-type="float">
            <text:p>-0.010710549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-0.0100391448657256" calcext:value-type="float">
            <text:p>-0.0100391449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float" office:value="0.0193681821513747" calcext:value-type="float">
            <text:p>0.0193681822</text:p>
          </table:table-cell>
          <table:table-cell office:value-type="float" office:value="0.56455" calcext:value-type="float">
            <text:p>0.56455</text:p>
          </table:table-cell>
          <table:table-cell office:value-type="float" office:value="0.0714361872267832" calcext:value-type="float">
            <text:p>0.0714361872</text:p>
          </table:table-cell>
          <table:table-cell office:value-type="string" calcext:value-type="string">
            <text:p>ten</text:p>
          </table:table-cell>
          <table:table-cell office:value-type="float" office:value="0.0402775908671189" calcext:value-type="float">
            <text:p>0.0402775909</text:p>
          </table:table-cell>
          <table:table-cell office:value-type="float" office:value="0.63765" calcext:value-type="float">
            <text:p>0.63765</text:p>
          </table:table-cell>
          <table:table-cell office:value-type="float" office:value="0.0937851694385395" calcext:value-type="float">
            <text:p>0.0937851694</text:p>
          </table:table-cell>
          <table:table-cell office:value-type="string" calcext:value-type="string">
            <text:p>break</text:p>
          </table:table-cell>
          <table:table-cell office:value-type="float" office:value="0.0395764539397249" calcext:value-type="float">
            <text:p>0.0395764539</text:p>
          </table:table-cell>
          <table:table-cell office:value-type="float" office:value="0.66815" calcext:value-type="float">
            <text:p>0.66815</text:p>
          </table:table-cell>
          <table:table-cell office:value-type="float" office:value="0.0785783701235596" calcext:value-type="float">
            <text:p>0.0785783701</text:p>
          </table:table-cell>
          <table:table-cell office:value-type="string" calcext:value-type="string">
            <text:p>brilliant</text:p>
          </table:table-cell>
          <table:table-cell office:value-type="float" office:value="-0.0113968696829093" calcext:value-type="float">
            <text:p>-0.01139686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010277639288254" calcext:value-type="float">
            <text:p>-0.0102776393</text:p>
          </table:table-cell>
          <table:table-cell office:value-type="string" calcext:value-type="string">
            <text:p>crazy</text:p>
          </table:table-cell>
          <table:table-cell office:value-type="float" office:value="-0.0104618314462396" calcext:value-type="float">
            <text:p>-0.0104618314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-0.0099173209884338" calcext:value-type="float">
            <text:p>-0.009917321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float" office:value="0.023237000242084" calcext:value-type="float">
            <text:p>0.0232370002</text:p>
          </table:table-cell>
          <table:table-cell office:value-type="float" office:value="0.60475" calcext:value-type="float">
            <text:p>0.60475</text:p>
          </table:table-cell>
          <table:table-cell office:value-type="float" office:value="0.0628334321280379" calcext:value-type="float">
            <text:p>0.0628334321</text:p>
          </table:table-cell>
          <table:table-cell office:value-type="string" calcext:value-type="string">
            <text:p>realize</text:p>
          </table:table-cell>
          <table:table-cell office:value-type="float" office:value="0.0402306182755663" calcext:value-type="float">
            <text:p>0.0402306183</text:p>
          </table:table-cell>
          <table:table-cell office:value-type="float" office:value="0.65485" calcext:value-type="float">
            <text:p>0.65485</text:p>
          </table:table-cell>
          <table:table-cell office:value-type="float" office:value="0.0841183494759188" calcext:value-type="float">
            <text:p>0.0841183495</text:p>
          </table:table-cell>
          <table:table-cell office:value-type="string" calcext:value-type="string">
            <text:p>air</text:p>
          </table:table-cell>
          <table:table-cell office:value-type="float" office:value="0.0395732562964654" calcext:value-type="float">
            <text:p>0.0395732563</text:p>
          </table:table-cell>
          <table:table-cell office:value-type="float" office:value="0.6589" calcext:value-type="float">
            <text:p>0.6589</text:p>
          </table:table-cell>
          <table:table-cell office:value-type="float" office:value="0.0805929919137466" calcext:value-type="float">
            <text:p>0.0805929919</text:p>
          </table:table-cell>
          <table:table-cell office:value-type="string" calcext:value-type="string">
            <text:p>turned</text:p>
          </table:table-cell>
          <table:table-cell office:value-type="float" office:value="-0.0112917519566552" calcext:value-type="float">
            <text:p>-0.011291752</text:p>
          </table:table-cell>
          <table:table-cell office:value-type="float" office:value="-0.00419999999999998" calcext:value-type="float">
            <text:p>-0.0042</text:p>
          </table:table-cell>
          <table:table-cell office:value-type="float" office:value="-0.0105723991309228" calcext:value-type="float">
            <text:p>-0.0105723991</text:p>
          </table:table-cell>
          <table:table-cell office:value-type="string" calcext:value-type="string">
            <text:p>rent</text:p>
          </table:table-cell>
          <table:table-cell office:value-type="float" office:value="-0.010379188949836" calcext:value-type="float">
            <text:p>-0.0103791889</text:p>
          </table:table-cell>
          <table:table-cell office:value-type="float" office:value="-0.0101" calcext:value-type="float">
            <text:p>-0.0101</text:p>
          </table:table-cell>
          <table:table-cell office:value-type="float" office:value="-0.0098292204706448" calcext:value-type="float">
            <text:p>-0.0098292205</text:p>
          </table:table-cell>
        </table:table-row>
        <table:table-row table:style-name="ro1">
          <table:table-cell office:value-type="string" calcext:value-type="string">
            <text:p>bunch</text:p>
          </table:table-cell>
          <table:table-cell office:value-type="float" office:value="0.0511029576254135" calcext:value-type="float">
            <text:p>0.0511029576</text:p>
          </table:table-cell>
          <table:table-cell office:value-type="float" office:value="0.67975" calcext:value-type="float">
            <text:p>0.67975</text:p>
          </table:table-cell>
          <table:table-cell office:value-type="float" office:value="0.102060843964671" calcext:value-type="float">
            <text:p>0.102060844</text:p>
          </table:table-cell>
          <table:table-cell office:value-type="string" calcext:value-type="string">
            <text:p>earth</text:p>
          </table:table-cell>
          <table:table-cell office:value-type="float" office:value="0.0401960109971843" calcext:value-type="float">
            <text:p>0.040196011</text:p>
          </table:table-cell>
          <table:table-cell office:value-type="float" office:value="0.66245" calcext:value-type="float">
            <text:p>0.66245</text:p>
          </table:table-cell>
          <table:table-cell office:value-type="float" office:value="0.0860971977798836" calcext:value-type="float">
            <text:p>0.0860971978</text:p>
          </table:table-cell>
          <table:table-cell office:value-type="string" calcext:value-type="string">
            <text:p>filmed</text:p>
          </table:table-cell>
          <table:table-cell office:value-type="float" office:value="0.0395116239144904" calcext:value-type="float">
            <text:p>0.0395116239</text:p>
          </table:table-cell>
          <table:table-cell office:value-type="float" office:value="0.63595" calcext:value-type="float">
            <text:p>0.63595</text:p>
          </table:table-cell>
          <table:table-cell office:value-type="float" office:value="0.0904434728294816" calcext:value-type="float">
            <text:p>0.0904434728</text:p>
          </table:table-cell>
          <table:table-cell office:value-type="string" calcext:value-type="string">
            <text:p>gay</text:p>
          </table:table-cell>
          <table:table-cell office:value-type="float" office:value="-0.0112724542112675" calcext:value-type="float">
            <text:p>-0.0112724542</text:p>
          </table:table-cell>
          <table:table-cell office:value-type="float" office:value="-0.00644999999999996" calcext:value-type="float">
            <text:p>-0.00645</text:p>
          </table:table-cell>
          <table:table-cell office:value-type="float" office:value="-0.0109455781171782" calcext:value-type="float">
            <text:p>-0.0109455781</text:p>
          </table:table-cell>
          <table:table-cell office:value-type="string" calcext:value-type="string">
            <text:p>oscar</text:p>
          </table:table-cell>
          <table:table-cell office:value-type="float" office:value="-0.0102847139374592" calcext:value-type="float">
            <text:p>-0.0102847139</text:p>
          </table:table-cell>
          <table:table-cell office:value-type="float" office:value="-0.04595" calcext:value-type="float">
            <text:p>-0.04595</text:p>
          </table:table-cell>
          <table:table-cell office:value-type="float" office:value="-0.00938943789626538" calcext:value-type="float">
            <text:p>-0.0093894379</text:p>
          </table:table-cell>
        </table:table-row>
        <table:table-row table:style-name="ro1">
          <table:table-cell office:value-type="string" calcext:value-type="string">
            <text:p>budget</text:p>
          </table:table-cell>
          <table:table-cell office:value-type="float" office:value="0.0608971436031383" calcext:value-type="float">
            <text:p>0.0608971436</text:p>
          </table:table-cell>
          <table:table-cell office:value-type="float" office:value="0.63155" calcext:value-type="float">
            <text:p>0.63155</text:p>
          </table:table-cell>
          <table:table-cell office:value-type="float" office:value="0.156189167525478" calcext:value-type="float">
            <text:p>0.1561891675</text:p>
          </table:table-cell>
          <table:table-cell office:value-type="string" calcext:value-type="string">
            <text:p>street</text:p>
          </table:table-cell>
          <table:table-cell office:value-type="float" office:value="0.0401496649486776" calcext:value-type="float">
            <text:p>0.0401496649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0806451612903226" calcext:value-type="float">
            <text:p>0.0806451613</text:p>
          </table:table-cell>
          <table:table-cell office:value-type="string" calcext:value-type="string">
            <text:p>imagine</text:p>
          </table:table-cell>
          <table:table-cell office:value-type="float" office:value="0.0394756310416219" calcext:value-type="float">
            <text:p>0.039475631</text:p>
          </table:table-cell>
          <table:table-cell office:value-type="float" office:value="0.6349" calcext:value-type="float">
            <text:p>0.6349</text:p>
          </table:table-cell>
          <table:table-cell office:value-type="float" office:value="0.0888445220863489" calcext:value-type="float">
            <text:p>0.0888445221</text:p>
          </table:table-cell>
          <table:table-cell office:value-type="string" calcext:value-type="string">
            <text:p>hour</text:p>
          </table:table-cell>
          <table:table-cell office:value-type="float" office:value="-0.0112647053834442" calcext:value-type="float">
            <text:p>-0.0112647054</text:p>
          </table:table-cell>
          <table:table-cell office:value-type="float" office:value="-0.00250000000000006" calcext:value-type="float">
            <text:p>-0.0025</text:p>
          </table:table-cell>
          <table:table-cell office:value-type="float" office:value="-0.010468703931675" calcext:value-type="float">
            <text:p>-0.0104687039</text:p>
          </table:table-cell>
          <table:table-cell office:value-type="string" calcext:value-type="string">
            <text:p>fi</text:p>
          </table:table-cell>
          <table:table-cell office:value-type="float" office:value="-0.010215354758852" calcext:value-type="float">
            <text:p>-0.0102153548</text:p>
          </table:table-cell>
          <table:table-cell office:value-type="float" office:value="-0.03725" calcext:value-type="float">
            <text:p>-0.03725</text:p>
          </table:table-cell>
          <table:table-cell office:value-type="float" office:value="-0.00966044517997351" calcext:value-type="float">
            <text:p>-0.0096604452</text:p>
          </table:table-cell>
        </table:table-row>
        <table:table-row table:style-name="ro1">
          <table:table-cell office:value-type="string" calcext:value-type="string">
            <text:p>brought</text:p>
          </table:table-cell>
          <table:table-cell office:value-type="float" office:value="0.0341797108672745" calcext:value-type="float">
            <text:p>0.0341797109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0838680109990834" calcext:value-type="float">
            <text:p>0.083868011</text:p>
          </table:table-cell>
          <table:table-cell office:value-type="string" calcext:value-type="string">
            <text:p>usual</text:p>
          </table:table-cell>
          <table:table-cell office:value-type="float" office:value="0.0400940670927892" calcext:value-type="float">
            <text:p>0.0400940671</text:p>
          </table:table-cell>
          <table:table-cell office:value-type="float" office:value="0.60965" calcext:value-type="float">
            <text:p>0.60965</text:p>
          </table:table-cell>
          <table:table-cell office:value-type="float" office:value="0.101714417213209" calcext:value-type="float">
            <text:p>0.1017144172</text:p>
          </table:table-cell>
          <table:table-cell office:value-type="string" calcext:value-type="string">
            <text:p>imdb</text:p>
          </table:table-cell>
          <table:table-cell office:value-type="float" office:value="0.0394707923120691" calcext:value-type="float">
            <text:p>0.0394707923</text:p>
          </table:table-cell>
          <table:table-cell office:value-type="float" office:value="0.6259" calcext:value-type="float">
            <text:p>0.6259</text:p>
          </table:table-cell>
          <table:table-cell office:value-type="float" office:value="0.0828634469232655" calcext:value-type="float">
            <text:p>0.0828634469</text:p>
          </table:table-cell>
          <table:table-cell office:value-type="string" calcext:value-type="string">
            <text:p>interested</text:p>
          </table:table-cell>
          <table:table-cell office:value-type="float" office:value="-0.0112546277965395" calcext:value-type="float">
            <text:p>-0.0112546278</text:p>
          </table:table-cell>
          <table:table-cell office:value-type="float" office:value="-0.0482" calcext:value-type="float">
            <text:p>-0.0482</text:p>
          </table:table-cell>
          <table:table-cell office:value-type="float" office:value="-0.0104065487531084" calcext:value-type="float">
            <text:p>-0.0104065488</text:p>
          </table:table-cell>
          <table:table-cell office:value-type="string" calcext:value-type="string">
            <text:p>tale</text:p>
          </table:table-cell>
          <table:table-cell office:value-type="float" office:value="-0.0101112563949814" calcext:value-type="float">
            <text:p>-0.0101112564</text:p>
          </table:table-cell>
          <table:table-cell office:value-type="float" office:value="0.00969999999999993" calcext:value-type="float">
            <text:p>0.0097</text:p>
          </table:table-cell>
          <table:table-cell office:value-type="float" office:value="-0.0097356761527178" calcext:value-type="float">
            <text:p>-0.0097356762</text:p>
          </table:table-cell>
        </table:table-row>
        <table:table-row table:style-name="ro1">
          <table:table-cell office:value-type="string" calcext:value-type="string">
            <text:p>brother</text:p>
          </table:table-cell>
          <table:table-cell office:value-type="float" office:value="0.0290033268886263" calcext:value-type="float">
            <text:p>0.0290033269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0854190585533869" calcext:value-type="float">
            <text:p>0.0854190586</text:p>
          </table:table-cell>
          <table:table-cell office:value-type="string" calcext:value-type="string">
            <text:p>dialog</text:p>
          </table:table-cell>
          <table:table-cell office:value-type="float" office:value="0.0400899066561273" calcext:value-type="float">
            <text:p>0.0400899067</text:p>
          </table:table-cell>
          <table:table-cell office:value-type="float" office:value="0.623" calcext:value-type="float">
            <text:p>0.623</text:p>
          </table:table-cell>
          <table:table-cell office:value-type="float" office:value="0.0869459917655607" calcext:value-type="float">
            <text:p>0.0869459918</text:p>
          </table:table-cell>
          <table:table-cell office:value-type="string" calcext:value-type="string">
            <text:p>political</text:p>
          </table:table-cell>
          <table:table-cell office:value-type="float" office:value="0.039449353075233" calcext:value-type="float">
            <text:p>0.0394493531</text:p>
          </table:table-cell>
          <table:table-cell office:value-type="float" office:value="0.6611" calcext:value-type="float">
            <text:p>0.6611</text:p>
          </table:table-cell>
          <table:table-cell office:value-type="float" office:value="0.0735374521596501" calcext:value-type="float">
            <text:p>0.0735374522</text:p>
          </table:table-cell>
          <table:table-cell office:value-type="string" calcext:value-type="string">
            <text:p>believable</text:p>
          </table:table-cell>
          <table:table-cell office:value-type="float" office:value="-0.0112389203881916" calcext:value-type="float">
            <text:p>-0.0112389204</text:p>
          </table:table-cell>
          <table:table-cell office:value-type="float" office:value="-0.0276500000000001" calcext:value-type="float">
            <text:p>-0.02765</text:p>
          </table:table-cell>
          <table:table-cell office:value-type="float" office:value="-0.0104732542735189" calcext:value-type="float">
            <text:p>-0.0104732543</text:p>
          </table:table-cell>
          <table:table-cell office:value-type="string" calcext:value-type="string">
            <text:p>seriously</text:p>
          </table:table-cell>
          <table:table-cell office:value-type="float" office:value="-0.0100650792626692" calcext:value-type="float">
            <text:p>-0.0100650793</text:p>
          </table:table-cell>
          <table:table-cell office:value-type="float" office:value="-0.0132500000000001" calcext:value-type="float">
            <text:p>-0.01325</text:p>
          </table:table-cell>
          <table:table-cell office:value-type="float" office:value="-0.00926108136980501" calcext:value-type="float">
            <text:p>-0.0092610814</text:p>
          </table:table-cell>
        </table:table-row>
        <table:table-row table:style-name="ro1">
          <table:table-cell office:value-type="string" calcext:value-type="string">
            <text:p>british</text:p>
          </table:table-cell>
          <table:table-cell office:value-type="float" office:value="0.0221426675331595" calcext:value-type="float">
            <text:p>0.0221426675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0708240534521158" calcext:value-type="float">
            <text:p>0.0708240535</text:p>
          </table:table-cell>
          <table:table-cell office:value-type="string" calcext:value-type="string">
            <text:p>features</text:p>
          </table:table-cell>
          <table:table-cell office:value-type="float" office:value="0.0400419411098855" calcext:value-type="float">
            <text:p>0.0400419411</text:p>
          </table:table-cell>
          <table:table-cell office:value-type="float" office:value="0.66455" calcext:value-type="float">
            <text:p>0.66455</text:p>
          </table:table-cell>
          <table:table-cell office:value-type="float" office:value="0.0818393321472561" calcext:value-type="float">
            <text:p>0.0818393321</text:p>
          </table:table-cell>
          <table:table-cell office:value-type="string" calcext:value-type="string">
            <text:p>earth</text:p>
          </table:table-cell>
          <table:table-cell office:value-type="float" office:value="0.0394001386452091" calcext:value-type="float">
            <text:p>0.0394001386</text:p>
          </table:table-cell>
          <table:table-cell office:value-type="float" office:value="0.66135" calcext:value-type="float">
            <text:p>0.66135</text:p>
          </table:table-cell>
          <table:table-cell office:value-type="float" office:value="0.0853477380148548" calcext:value-type="float">
            <text:p>0.085347738</text:p>
          </table:table-cell>
          <table:table-cell office:value-type="string" calcext:value-type="string">
            <text:p>crazy</text:p>
          </table:table-cell>
          <table:table-cell office:value-type="float" office:value="-0.0112183434385724" calcext:value-type="float">
            <text:p>-0.0112183434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-0.0106196969122305" calcext:value-type="float">
            <text:p>-0.0106196969</text:p>
          </table:table-cell>
          <table:table-cell office:value-type="string" calcext:value-type="string">
            <text:p>hell</text:p>
          </table:table-cell>
          <table:table-cell office:value-type="float" office:value="-0.0099910636376286" calcext:value-type="float">
            <text:p>-0.0099910636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0969156496659" calcext:value-type="float">
            <text:p>-0.009691565</text:p>
          </table:table-cell>
        </table:table-row>
        <table:table-row table:style-name="ro1">
          <table:table-cell office:value-type="string" calcext:value-type="string">
            <text:p>brings</text:p>
          </table:table-cell>
          <table:table-cell office:value-type="float" office:value="0.0339752288730368" calcext:value-type="float">
            <text:p>0.0339752289</text:p>
          </table:table-cell>
          <table:table-cell office:value-type="float" office:value="0.64565" calcext:value-type="float">
            <text:p>0.64565</text:p>
          </table:table-cell>
          <table:table-cell office:value-type="float" office:value="0.0768529373453172" calcext:value-type="float">
            <text:p>0.0768529373</text:p>
          </table:table-cell>
          <table:table-cell office:value-type="string" calcext:value-type="string">
            <text:p>parts</text:p>
          </table:table-cell>
          <table:table-cell office:value-type="float" office:value="0.0400221172875616" calcext:value-type="float">
            <text:p>0.0400221173</text:p>
          </table:table-cell>
          <table:table-cell office:value-type="float" office:value="0.59235" calcext:value-type="float">
            <text:p>0.59235</text:p>
          </table:table-cell>
          <table:table-cell office:value-type="float" office:value="0.114478114478115" calcext:value-type="float">
            <text:p>0.1144781145</text:p>
          </table:table-cell>
          <table:table-cell office:value-type="string" calcext:value-type="string">
            <text:p>british</text:p>
          </table:table-cell>
          <table:table-cell office:value-type="float" office:value="0.0393749605266623" calcext:value-type="float">
            <text:p>0.0393749605</text:p>
          </table:table-cell>
          <table:table-cell office:value-type="float" office:value="0.64515" calcext:value-type="float">
            <text:p>0.64515</text:p>
          </table:table-cell>
          <table:table-cell office:value-type="float" office:value="0.0867327242311157" calcext:value-type="float">
            <text:p>0.0867327242</text:p>
          </table:table-cell>
          <table:table-cell office:value-type="string" calcext:value-type="string">
            <text:p>hot</text:p>
          </table:table-cell>
          <table:table-cell office:value-type="float" office:value="-0.0112043018229478" calcext:value-type="float">
            <text:p>-0.0112043018</text:p>
          </table:table-cell>
          <table:table-cell office:value-type="float" office:value="-0.02155" calcext:value-type="float">
            <text:p>-0.02155</text:p>
          </table:table-cell>
          <table:table-cell office:value-type="float" office:value="-0.010588369608795" calcext:value-type="float">
            <text:p>-0.0105883696</text:p>
          </table:table-cell>
          <table:table-cell office:value-type="string" calcext:value-type="string">
            <text:p>cinematography</text:p>
          </table:table-cell>
          <table:table-cell office:value-type="float" office:value="-0.00998898600228071" calcext:value-type="float">
            <text:p>-0.009988986</text:p>
          </table:table-cell>
          <table:table-cell office:value-type="float" office:value="0.00959999999999994" calcext:value-type="float">
            <text:p>0.0096</text:p>
          </table:table-cell>
          <table:table-cell office:value-type="float" office:value="-0.009570033273062" calcext:value-type="float">
            <text:p>-0.0095700333</text:p>
          </table:table-cell>
        </table:table-row>
        <table:table-row table:style-name="ro1">
          <table:table-cell office:value-type="string" calcext:value-type="string">
            <text:p>bring</text:p>
          </table:table-cell>
          <table:table-cell office:value-type="float" office:value="0.0268692026726655" calcext:value-type="float">
            <text:p>0.0268692027</text:p>
          </table:table-cell>
          <table:table-cell office:value-type="float" office:value="0.59245" calcext:value-type="float">
            <text:p>0.59245</text:p>
          </table:table-cell>
          <table:table-cell office:value-type="float" office:value="0.08692729920466" calcext:value-type="float">
            <text:p>0.0869272992</text:p>
          </table:table-cell>
          <table:table-cell office:value-type="string" calcext:value-type="string">
            <text:p>suspense</text:p>
          </table:table-cell>
          <table:table-cell office:value-type="float" office:value="0.0400144464603066" calcext:value-type="float">
            <text:p>0.0400144465</text:p>
          </table:table-cell>
          <table:table-cell office:value-type="float" office:value="0.66785" calcext:value-type="float">
            <text:p>0.66785</text:p>
          </table:table-cell>
          <table:table-cell office:value-type="float" office:value="0.0858676207513417" calcext:value-type="float">
            <text:p>0.0858676208</text:p>
          </table:table-cell>
          <table:table-cell office:value-type="string" calcext:value-type="string">
            <text:p>total</text:p>
          </table:table-cell>
          <table:table-cell office:value-type="float" office:value="0.0393715004378993" calcext:value-type="float">
            <text:p>0.0393715004</text:p>
          </table:table-cell>
          <table:table-cell office:value-type="float" office:value="0.6297" calcext:value-type="float">
            <text:p>0.6297</text:p>
          </table:table-cell>
          <table:table-cell office:value-type="float" office:value="0.0840959683403413" calcext:value-type="float">
            <text:p>0.0840959683</text:p>
          </table:table-cell>
          <table:table-cell office:value-type="string" calcext:value-type="string">
            <text:p>opinion</text:p>
          </table:table-cell>
          <table:table-cell office:value-type="float" office:value="-0.0111246741673873" calcext:value-type="float">
            <text:p>-0.0111246742</text:p>
          </table:table-cell>
          <table:table-cell office:value-type="float" office:value="-0.00424999999999998" calcext:value-type="float">
            <text:p>-0.00425</text:p>
          </table:table-cell>
          <table:table-cell office:value-type="float" office:value="-0.0104233761062807" calcext:value-type="float">
            <text:p>-0.0104233761</text:p>
          </table:table-cell>
          <table:table-cell office:value-type="string" calcext:value-type="string">
            <text:p>thriller</text:p>
          </table:table-cell>
          <table:table-cell office:value-type="float" office:value="-0.0097843181954519" calcext:value-type="float">
            <text:p>-0.0097843182</text:p>
          </table:table-cell>
          <table:table-cell office:value-type="float" office:value="-0.0207000000000001" calcext:value-type="float">
            <text:p>-0.0207</text:p>
          </table:table-cell>
          <table:table-cell office:value-type="float" office:value="-0.0090713214992612" calcext:value-type="float">
            <text:p>-0.0090713215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 office:value-type="float" office:value="0.0666328210866825" calcext:value-type="float">
            <text:p>0.0666328211</text:p>
          </table:table-cell>
          <table:table-cell office:value-type="float" office:value="0.64885" calcext:value-type="float">
            <text:p>0.64885</text:p>
          </table:table-cell>
          <table:table-cell office:value-type="float" office:value="0.136268601648014" calcext:value-type="float">
            <text:p>0.1362686016</text:p>
          </table:table-cell>
          <table:table-cell office:value-type="string" calcext:value-type="string">
            <text:p>sorry</text:p>
          </table:table-cell>
          <table:table-cell office:value-type="float" office:value="0.0399420680347552" calcext:value-type="float">
            <text:p>0.039942068</text:p>
          </table:table-cell>
          <table:table-cell office:value-type="float" office:value="0.60895" calcext:value-type="float">
            <text:p>0.60895</text:p>
          </table:table-cell>
          <table:table-cell office:value-type="float" office:value="0.0923755367297203" calcext:value-type="float">
            <text:p>0.0923755367</text:p>
          </table:table-cell>
          <table:table-cell office:value-type="string" calcext:value-type="string">
            <text:p>believable</text:p>
          </table:table-cell>
          <table:table-cell office:value-type="float" office:value="0.0393596766486204" calcext:value-type="float">
            <text:p>0.0393596766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0869142995872785" calcext:value-type="float">
            <text:p>0.0869142996</text:p>
          </table:table-cell>
          <table:table-cell office:value-type="string" calcext:value-type="string">
            <text:p>documentary</text:p>
          </table:table-cell>
          <table:table-cell office:value-type="float" office:value="-0.0111039715547954" calcext:value-type="float">
            <text:p>-0.0111039716</text:p>
          </table:table-cell>
          <table:table-cell office:value-type="float" office:value="-0.0544" calcext:value-type="float">
            <text:p>-0.0544</text:p>
          </table:table-cell>
          <table:table-cell office:value-type="float" office:value="-0.0102070030212506" calcext:value-type="float">
            <text:p>-0.010207003</text:p>
          </table:table-cell>
          <table:table-cell office:value-type="string" calcext:value-type="string">
            <text:p>lines</text:p>
          </table:table-cell>
          <table:table-cell office:value-type="float" office:value="-0.00976147358351571" calcext:value-type="float">
            <text:p>-0.0097614736</text:p>
          </table:table-cell>
          <table:table-cell office:value-type="float" office:value="0.0387000000000001" calcext:value-type="float">
            <text:p>0.0387</text:p>
          </table:table-cell>
          <table:table-cell office:value-type="float" office:value="-0.01017930278637" calcext:value-type="float">
            <text:p>-0.0101793028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0.022393624246558" calcext:value-type="float">
            <text:p>0.0223936242</text:p>
          </table:table-cell>
          <table:table-cell office:value-type="float" office:value="0.62115" calcext:value-type="float">
            <text:p>0.62115</text:p>
          </table:table-cell>
          <table:table-cell office:value-type="float" office:value="0.0623685187476797" calcext:value-type="float">
            <text:p>0.0623685187</text:p>
          </table:table-cell>
          <table:table-cell office:value-type="string" calcext:value-type="string">
            <text:p>telling</text:p>
          </table:table-cell>
          <table:table-cell office:value-type="float" office:value="0.0398190150859563" calcext:value-type="float">
            <text:p>0.0398190151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0805594405594406" calcext:value-type="float">
            <text:p>0.0805594406</text:p>
          </table:table-cell>
          <table:table-cell office:value-type="string" calcext:value-type="string">
            <text:p>realistic</text:p>
          </table:table-cell>
          <table:table-cell office:value-type="float" office:value="0.0393397384337686" calcext:value-type="float">
            <text:p>0.0393397384</text:p>
          </table:table-cell>
          <table:table-cell office:value-type="float" office:value="0.60585" calcext:value-type="float">
            <text:p>0.60585</text:p>
          </table:table-cell>
          <table:table-cell office:value-type="float" office:value="0.0864526596361108" calcext:value-type="float">
            <text:p>0.0864526596</text:p>
          </table:table-cell>
          <table:table-cell office:value-type="string" calcext:value-type="string">
            <text:p>amazing</text:p>
          </table:table-cell>
          <table:table-cell office:value-type="float" office:value="-0.010978424281044" calcext:value-type="float">
            <text:p>-0.0109784243</text:p>
          </table:table-cell>
          <table:table-cell office:value-type="float" office:value="-0.0265" calcext:value-type="float">
            <text:p>-0.0265</text:p>
          </table:table-cell>
          <table:table-cell office:value-type="float" office:value="-0.00954123832176301" calcext:value-type="float">
            <text:p>-0.0095412383</text:p>
          </table:table-cell>
          <table:table-cell office:value-type="string" calcext:value-type="string">
            <text:p>budget</text:p>
          </table:table-cell>
          <table:table-cell office:value-type="float" office:value="-0.0097035257419013" calcext:value-type="float">
            <text:p>-0.0097035257</text:p>
          </table:table-cell>
          <table:table-cell office:value-type="float" office:value="0.00849999999999995" calcext:value-type="float">
            <text:p>0.0085</text:p>
          </table:table-cell>
          <table:table-cell office:value-type="float" office:value="-0.009204389432343" calcext:value-type="float">
            <text:p>-0.0092043894</text:p>
          </table:table-cell>
        </table:table-row>
        <table:table-row table:style-name="ro1">
          <table:table-cell office:value-type="string" calcext:value-type="string">
            <text:p>boy</text:p>
          </table:table-cell>
          <table:table-cell office:value-type="float" office:value="0.0433886488127182" calcext:value-type="float">
            <text:p>0.0433886488</text:p>
          </table:table-cell>
          <table:table-cell office:value-type="float" office:value="0.61465" calcext:value-type="float">
            <text:p>0.61465</text:p>
          </table:table-cell>
          <table:table-cell office:value-type="float" office:value="0.122709163346614" calcext:value-type="float">
            <text:p>0.1227091633</text:p>
          </table:table-cell>
          <table:table-cell office:value-type="string" calcext:value-type="string">
            <text:p>previous</text:p>
          </table:table-cell>
          <table:table-cell office:value-type="float" office:value="0.0396848109774109" calcext:value-type="float">
            <text:p>0.039684811</text:p>
          </table:table-cell>
          <table:table-cell office:value-type="float" office:value="0.63575" calcext:value-type="float">
            <text:p>0.63575</text:p>
          </table:table-cell>
          <table:table-cell office:value-type="float" office:value="0.0821469068917727" calcext:value-type="float">
            <text:p>0.0821469069</text:p>
          </table:table-cell>
          <table:table-cell office:value-type="string" calcext:value-type="string">
            <text:p>telling</text:p>
          </table:table-cell>
          <table:table-cell office:value-type="float" office:value="0.0393352860552831" calcext:value-type="float">
            <text:p>0.0393352861</text:p>
          </table:table-cell>
          <table:table-cell office:value-type="float" office:value="0.67705" calcext:value-type="float">
            <text:p>0.67705</text:p>
          </table:table-cell>
          <table:table-cell office:value-type="float" office:value="0.0800455775530551" calcext:value-type="float">
            <text:p>0.0800455776</text:p>
          </table:table-cell>
          <table:table-cell office:value-type="string" calcext:value-type="string">
            <text:p>jack</text:p>
          </table:table-cell>
          <table:table-cell office:value-type="float" office:value="-0.0109455972590277" calcext:value-type="float">
            <text:p>-0.0109455973</text:p>
          </table:table-cell>
          <table:table-cell office:value-type="float" office:value="-0.0229" calcext:value-type="float">
            <text:p>-0.0229</text:p>
          </table:table-cell>
          <table:table-cell office:value-type="float" office:value="-0.0103499619262314" calcext:value-type="float">
            <text:p>-0.0103499619</text:p>
          </table:table-cell>
          <table:table-cell office:value-type="string" calcext:value-type="string">
            <text:p>fast</text:p>
          </table:table-cell>
          <table:table-cell office:value-type="float" office:value="-0.0096285676367685" calcext:value-type="float">
            <text:p>-0.0096285676</text:p>
          </table:table-cell>
          <table:table-cell office:value-type="float" office:value="0.000099999999999989" calcext:value-type="float">
            <text:p>0.0001</text:p>
          </table:table-cell>
          <table:table-cell office:value-type="float" office:value="-0.00910718544454081" calcext:value-type="float">
            <text:p>-0.0091071854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0.0280290901082049" calcext:value-type="float">
            <text:p>0.0280290901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0693887775551102" calcext:value-type="float">
            <text:p>0.0693887776</text:p>
          </table:table-cell>
          <table:table-cell office:value-type="string" calcext:value-type="string">
            <text:p>meant</text:p>
          </table:table-cell>
          <table:table-cell office:value-type="float" office:value="0.0396652924949918" calcext:value-type="float">
            <text:p>0.0396652925</text:p>
          </table:table-cell>
          <table:table-cell office:value-type="float" office:value="0.65535" calcext:value-type="float">
            <text:p>0.65535</text:p>
          </table:table-cell>
          <table:table-cell office:value-type="float" office:value="0.0813008130081301" calcext:value-type="float">
            <text:p>0.081300813</text:p>
          </table:table-cell>
          <table:table-cell office:value-type="string" calcext:value-type="string">
            <text:p>s</text:p>
          </table:table-cell>
          <table:table-cell office:value-type="float" office:value="0.0393327610041288" calcext:value-type="float">
            <text:p>0.039332761</text:p>
          </table:table-cell>
          <table:table-cell office:value-type="float" office:value="0.6311" calcext:value-type="float">
            <text:p>0.6311</text:p>
          </table:table-cell>
          <table:table-cell office:value-type="float" office:value="0.0942794009329733" calcext:value-type="float">
            <text:p>0.0942794009</text:p>
          </table:table-cell>
          <table:table-cell office:value-type="string" calcext:value-type="string">
            <text:p>flick</text:p>
          </table:table-cell>
          <table:table-cell office:value-type="float" office:value="-0.0108451072642044" calcext:value-type="float">
            <text:p>-0.0108451073</text:p>
          </table:table-cell>
          <table:table-cell office:value-type="float" office:value="-0.0373" calcext:value-type="float">
            <text:p>-0.0373</text:p>
          </table:table-cell>
          <table:table-cell office:value-type="float" office:value="-0.00940094762675101" calcext:value-type="float">
            <text:p>-0.0094009476</text:p>
          </table:table-cell>
          <table:table-cell office:value-type="string" calcext:value-type="string">
            <text:p>reading</text:p>
          </table:table-cell>
          <table:table-cell office:value-type="float" office:value="-0.0096017646506275" calcext:value-type="float">
            <text:p>-0.0096017647</text:p>
          </table:table-cell>
          <table:table-cell office:value-type="float" office:value="-0.01345" calcext:value-type="float">
            <text:p>-0.01345</text:p>
          </table:table-cell>
          <table:table-cell office:value-type="float" office:value="-0.00906280774923189" calcext:value-type="float">
            <text:p>-0.0090628077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float" office:value="0.0997757155497026" calcext:value-type="float">
            <text:p>0.0997757155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254195738261361" calcext:value-type="float">
            <text:p>0.2541957383</text:p>
          </table:table-cell>
          <table:table-cell office:value-type="string" calcext:value-type="string">
            <text:p>truth</text:p>
          </table:table-cell>
          <table:table-cell office:value-type="float" office:value="0.0396324812640314" calcext:value-type="float">
            <text:p>0.0396324813</text:p>
          </table:table-cell>
          <table:table-cell office:value-type="float" office:value="0.6604" calcext:value-type="float">
            <text:p>0.6604</text:p>
          </table:table-cell>
          <table:table-cell office:value-type="float" office:value="0.0826580226904376" calcext:value-type="float">
            <text:p>0.0826580227</text:p>
          </table:table-cell>
          <table:table-cell office:value-type="string" calcext:value-type="string">
            <text:p>return</text:p>
          </table:table-cell>
          <table:table-cell office:value-type="float" office:value="0.0392900281243994" calcext:value-type="float">
            <text:p>0.0392900281</text:p>
          </table:table-cell>
          <table:table-cell office:value-type="float" office:value="0.66005" calcext:value-type="float">
            <text:p>0.66005</text:p>
          </table:table-cell>
          <table:table-cell office:value-type="float" office:value="0.0778516207785162" calcext:value-type="float">
            <text:p>0.0778516208</text:p>
          </table:table-cell>
          <table:table-cell office:value-type="string" calcext:value-type="string">
            <text:p>seriously</text:p>
          </table:table-cell>
          <table:table-cell office:value-type="float" office:value="-0.0108158033576317" calcext:value-type="float">
            <text:p>-0.0108158034</text:p>
          </table:table-cell>
          <table:table-cell office:value-type="float" office:value="-0.00625000000000009" calcext:value-type="float">
            <text:p>-0.00625</text:p>
          </table:table-cell>
          <table:table-cell office:value-type="float" office:value="-0.010078256083763" calcext:value-type="float">
            <text:p>-0.0100782561</text:p>
          </table:table-cell>
          <table:table-cell office:value-type="string" calcext:value-type="string">
            <text:p>editing</text:p>
          </table:table-cell>
          <table:table-cell office:value-type="float" office:value="-0.0095547365455815" calcext:value-type="float">
            <text:p>-0.0095547365</text:p>
          </table:table-cell>
          <table:table-cell office:value-type="float" office:value="0.02435" calcext:value-type="float">
            <text:p>0.02435</text:p>
          </table:table-cell>
          <table:table-cell office:value-type="float" office:value="-0.00935401638407669" calcext:value-type="float">
            <text:p>-0.0093540164</text:p>
          </table:table-cell>
        </table:table-row>
        <table:table-row table:style-name="ro1">
          <table:table-cell office:value-type="string" calcext:value-type="string">
            <text:p>boring</text:p>
          </table:table-cell>
          <table:table-cell office:value-type="float" office:value="0.106791861881408" calcext:value-type="float">
            <text:p>0.1067918619</text:p>
          </table:table-cell>
          <table:table-cell office:value-type="float" office:value="0.6535" calcext:value-type="float">
            <text:p>0.6535</text:p>
          </table:table-cell>
          <table:table-cell office:value-type="float" office:value="0.199769053117783" calcext:value-type="float">
            <text:p>0.1997690531</text:p>
          </table:table-cell>
          <table:table-cell office:value-type="string" calcext:value-type="string">
            <text:p>return</text:p>
          </table:table-cell>
          <table:table-cell office:value-type="float" office:value="0.0394238286151045" calcext:value-type="float">
            <text:p>0.0394238286</text:p>
          </table:table-cell>
          <table:table-cell office:value-type="float" office:value="0.65835" calcext:value-type="float">
            <text:p>0.65835</text:p>
          </table:table-cell>
          <table:table-cell office:value-type="float" office:value="0.0779921737957091" calcext:value-type="float">
            <text:p>0.0779921738</text:p>
          </table:table-cell>
          <table:table-cell office:value-type="string" calcext:value-type="string">
            <text:p>features</text:p>
          </table:table-cell>
          <table:table-cell office:value-type="float" office:value="0.0391953515068383" calcext:value-type="float">
            <text:p>0.0391953515</text:p>
          </table:table-cell>
          <table:table-cell office:value-type="float" office:value="0.6501" calcext:value-type="float">
            <text:p>0.6501</text:p>
          </table:table-cell>
          <table:table-cell office:value-type="float" office:value="0.0811449579831933" calcext:value-type="float">
            <text:p>0.081144958</text:p>
          </table:table-cell>
          <table:table-cell office:value-type="string" calcext:value-type="string">
            <text:p>please</text:p>
          </table:table-cell>
          <table:table-cell office:value-type="float" office:value="-0.0108133797254015" calcext:value-type="float">
            <text:p>-0.0108133797</text:p>
          </table:table-cell>
          <table:table-cell office:value-type="float" office:value="-0.0273500000000001" calcext:value-type="float">
            <text:p>-0.02735</text:p>
          </table:table-cell>
          <table:table-cell office:value-type="float" office:value="-0.00979485500932582" calcext:value-type="float">
            <text:p>-0.009794855</text:p>
          </table:table-cell>
          <table:table-cell office:value-type="string" calcext:value-type="string">
            <text:p>supposed</text:p>
          </table:table-cell>
          <table:table-cell office:value-type="float" office:value="-0.00954862551870241" calcext:value-type="float">
            <text:p>-0.0095486255</text:p>
          </table:table-cell>
          <table:table-cell office:value-type="float" office:value="-0.000600000000000045" calcext:value-type="float">
            <text:p>-0.0006</text:p>
          </table:table-cell>
          <table:table-cell office:value-type="float" office:value="-0.00879205742220301" calcext:value-type="float">
            <text:p>-0.0087920574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0.031216815029754" calcext:value-type="float">
            <text:p>0.031216815</text:p>
          </table:table-cell>
          <table:table-cell office:value-type="float" office:value="0.55605" calcext:value-type="float">
            <text:p>0.55605</text:p>
          </table:table-cell>
          <table:table-cell office:value-type="float" office:value="0.129082883766552" calcext:value-type="float">
            <text:p>0.1290828838</text:p>
          </table:table-cell>
          <table:table-cell office:value-type="string" calcext:value-type="string">
            <text:p>difficult</text:p>
          </table:table-cell>
          <table:table-cell office:value-type="float" office:value="0.03939215875666" calcext:value-type="float">
            <text:p>0.0393921588</text:p>
          </table:table-cell>
          <table:table-cell office:value-type="float" office:value="0.6549" calcext:value-type="float">
            <text:p>0.6549</text:p>
          </table:table-cell>
          <table:table-cell office:value-type="float" office:value="0.0860699152542373" calcext:value-type="float">
            <text:p>0.0860699153</text:p>
          </table:table-cell>
          <table:table-cell office:value-type="string" calcext:value-type="string">
            <text:p>writers</text:p>
          </table:table-cell>
          <table:table-cell office:value-type="float" office:value="0.0391752609641795" calcext:value-type="float">
            <text:p>0.039175261</text:p>
          </table:table-cell>
          <table:table-cell office:value-type="float" office:value="0.63225" calcext:value-type="float">
            <text:p>0.63225</text:p>
          </table:table-cell>
          <table:table-cell office:value-type="float" office:value="0.0814287498438866" calcext:value-type="float">
            <text:p>0.0814287498</text:p>
          </table:table-cell>
          <table:table-cell office:value-type="string" calcext:value-type="string">
            <text:p>wish</text:p>
          </table:table-cell>
          <table:table-cell office:value-type="float" office:value="-0.0107812638258152" calcext:value-type="float">
            <text:p>-0.0107812638</text:p>
          </table:table-cell>
          <table:table-cell office:value-type="float" office:value="-0.0205" calcext:value-type="float">
            <text:p>-0.0205</text:p>
          </table:table-cell>
          <table:table-cell office:value-type="float" office:value="-0.0098900399175381" calcext:value-type="float">
            <text:p>-0.0098900399</text:p>
          </table:table-cell>
          <table:table-cell office:value-type="string" calcext:value-type="string">
            <text:p>extremely</text:p>
          </table:table-cell>
          <table:table-cell office:value-type="float" office:value="-0.0094916227082289" calcext:value-type="float">
            <text:p>-0.0094916227</text:p>
          </table:table-cell>
          <table:table-cell office:value-type="float" office:value="-0.00424999999999998" calcext:value-type="float">
            <text:p>-0.00425</text:p>
          </table:table-cell>
          <table:table-cell office:value-type="float" office:value="-0.00883006786059901" calcext:value-type="float">
            <text:p>-0.0088300679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float" office:value="0.0325674589763029" calcext:value-type="float">
            <text:p>0.032567459</text:p>
          </table:table-cell>
          <table:table-cell office:value-type="float" office:value="0.62745" calcext:value-type="float">
            <text:p>0.62745</text:p>
          </table:table-cell>
          <table:table-cell office:value-type="float" office:value="0.0892311453367559" calcext:value-type="float">
            <text:p>0.0892311453</text:p>
          </table:table-cell>
          <table:table-cell office:value-type="string" calcext:value-type="string">
            <text:p>create</text:p>
          </table:table-cell>
          <table:table-cell office:value-type="float" office:value="0.039330383280257" calcext:value-type="float">
            <text:p>0.0393303833</text:p>
          </table:table-cell>
          <table:table-cell office:value-type="float" office:value="0.68775" calcext:value-type="float">
            <text:p>0.68775</text:p>
          </table:table-cell>
          <table:table-cell office:value-type="float" office:value="0.0787726803363328" calcext:value-type="float">
            <text:p>0.0787726803</text:p>
          </table:table-cell>
          <table:table-cell office:value-type="string" calcext:value-type="string">
            <text:p>add</text:p>
          </table:table-cell>
          <table:table-cell office:value-type="float" office:value="0.0391609966440412" calcext:value-type="float">
            <text:p>0.0391609966</text:p>
          </table:table-cell>
          <table:table-cell office:value-type="float" office:value="0.61925" calcext:value-type="float">
            <text:p>0.61925</text:p>
          </table:table-cell>
          <table:table-cell office:value-type="float" office:value="0.0944226424069449" calcext:value-type="float">
            <text:p>0.0944226424</text:p>
          </table:table-cell>
          <table:table-cell office:value-type="string" calcext:value-type="string">
            <text:p>editing</text:p>
          </table:table-cell>
          <table:table-cell office:value-type="float" office:value="-0.0107103741437327" calcext:value-type="float">
            <text:p>-0.010710374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103694974883018" calcext:value-type="float">
            <text:p>-0.0103694975</text:p>
          </table:table-cell>
          <table:table-cell office:value-type="string" calcext:value-type="string">
            <text:p>group</text:p>
          </table:table-cell>
          <table:table-cell office:value-type="float" office:value="-0.0094152117705489" calcext:value-type="float">
            <text:p>-0.0094152118</text:p>
          </table:table-cell>
          <table:table-cell office:value-type="float" office:value="0.0226" calcext:value-type="float">
            <text:p>0.0226</text:p>
          </table:table-cell>
          <table:table-cell office:value-type="float" office:value="-0.00919645241712001" calcext:value-type="float">
            <text:p>-0.0091964524</text:p>
          </table:table-cell>
        </table:table-row>
        <table:table-row table:style-name="ro1">
          <table:table-cell office:value-type="string" calcext:value-type="string">
            <text:p>blood</text:p>
          </table:table-cell>
          <table:table-cell office:value-type="float" office:value="0.0492048375746646" calcext:value-type="float">
            <text:p>0.0492048376</text:p>
          </table:table-cell>
          <table:table-cell office:value-type="float" office:value="0.68985" calcext:value-type="float">
            <text:p>0.68985</text:p>
          </table:table-cell>
          <table:table-cell office:value-type="float" office:value="0.107610415767515" calcext:value-type="float">
            <text:p>0.1076104158</text:p>
          </table:table-cell>
          <table:table-cell office:value-type="string" calcext:value-type="string">
            <text:p>portrayed</text:p>
          </table:table-cell>
          <table:table-cell office:value-type="float" office:value="0.0393068041584029" calcext:value-type="float">
            <text:p>0.0393068042</text:p>
          </table:table-cell>
          <table:table-cell office:value-type="float" office:value="0.62875" calcext:value-type="float">
            <text:p>0.62875</text:p>
          </table:table-cell>
          <table:table-cell office:value-type="float" office:value="0.0786698101501427" calcext:value-type="float">
            <text:p>0.0786698102</text:p>
          </table:table-cell>
          <table:table-cell office:value-type="string" calcext:value-type="string">
            <text:p>viewing</text:p>
          </table:table-cell>
          <table:table-cell office:value-type="float" office:value="0.0388916007332021" calcext:value-type="float">
            <text:p>0.0388916007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0888730045270432" calcext:value-type="float">
            <text:p>0.0888730045</text:p>
          </table:table-cell>
          <table:table-cell office:value-type="string" calcext:value-type="string">
            <text:p>dumb</text:p>
          </table:table-cell>
          <table:table-cell office:value-type="float" office:value="-0.0106858500100233" calcext:value-type="float">
            <text:p>-0.01068585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101114835792908" calcext:value-type="float">
            <text:p>-0.0101114836</text:p>
          </table:table-cell>
          <table:table-cell office:value-type="string" calcext:value-type="string">
            <text:p>fall</text:p>
          </table:table-cell>
          <table:table-cell office:value-type="float" office:value="-0.0094008776504461" calcext:value-type="float">
            <text:p>-0.0094008777</text:p>
          </table:table-cell>
          <table:table-cell office:value-type="float" office:value="0.00530000000000008" calcext:value-type="float">
            <text:p>0.0053</text:p>
          </table:table-cell>
          <table:table-cell office:value-type="float" office:value="-0.00899698302111909" calcext:value-type="float">
            <text:p>-0.008996983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0.0394275621960676" calcext:value-type="float">
            <text:p>0.0394275622</text:p>
          </table:table-cell>
          <table:table-cell office:value-type="float" office:value="0.60285" calcext:value-type="float">
            <text:p>0.60285</text:p>
          </table:table-cell>
          <table:table-cell office:value-type="float" office:value="0.137099402498642" calcext:value-type="float">
            <text:p>0.1370994025</text:p>
          </table:table-cell>
          <table:table-cell office:value-type="string" calcext:value-type="string">
            <text:p>liked</text:p>
          </table:table-cell>
          <table:table-cell office:value-type="float" office:value="0.0391708041848944" calcext:value-type="float">
            <text:p>0.0391708042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127536808595304" calcext:value-type="float">
            <text:p>0.1275368086</text:p>
          </table:table-cell>
          <table:table-cell office:value-type="string" calcext:value-type="string">
            <text:p>thriller</text:p>
          </table:table-cell>
          <table:table-cell office:value-type="float" office:value="0.03879444181263" calcext:value-type="float">
            <text:p>0.0387944418</text:p>
          </table:table-cell>
          <table:table-cell office:value-type="float" office:value="0.63725" calcext:value-type="float">
            <text:p>0.63725</text:p>
          </table:table-cell>
          <table:table-cell office:value-type="float" office:value="0.0907381877428249" calcext:value-type="float">
            <text:p>0.0907381877</text:p>
          </table:table-cell>
          <table:table-cell office:value-type="string" calcext:value-type="string">
            <text:p>dog</text:p>
          </table:table-cell>
          <table:table-cell office:value-type="float" office:value="-0.0106828166528108" calcext:value-type="float">
            <text:p>-0.0106828167</text:p>
          </table:table-cell>
          <table:table-cell office:value-type="float" office:value="-0.0314500000000001" calcext:value-type="float">
            <text:p>-0.03145</text:p>
          </table:table-cell>
          <table:table-cell office:value-type="float" office:value="-0.0101400528508691" calcext:value-type="float">
            <text:p>-0.0101400529</text:p>
          </table:table-cell>
          <table:table-cell office:value-type="string" calcext:value-type="string">
            <text:p>humor</text:p>
          </table:table-cell>
          <table:table-cell office:value-type="float" office:value="-0.0093473668831897" calcext:value-type="float">
            <text:p>-0.0093473669</text:p>
          </table:table-cell>
          <table:table-cell office:value-type="float" office:value="0.0155999999999999" calcext:value-type="float">
            <text:p>0.0156</text:p>
          </table:table-cell>
          <table:table-cell office:value-type="float" office:value="-0.009012725383667" calcext:value-type="float">
            <text:p>-0.0090127254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0.0775957707485893" calcext:value-type="float">
            <text:p>0.0775957707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229545029020783" calcext:value-type="float">
            <text:p>0.229545029</text:p>
          </table:table-cell>
          <table:table-cell office:value-type="string" calcext:value-type="string">
            <text:p>you've</text:p>
          </table:table-cell>
          <table:table-cell office:value-type="float" office:value="0.039075546839029" calcext:value-type="float">
            <text:p>0.0390755468</text:p>
          </table:table-cell>
          <table:table-cell office:value-type="float" office:value="0.65585" calcext:value-type="float">
            <text:p>0.65585</text:p>
          </table:table-cell>
          <table:table-cell office:value-type="float" office:value="0.0843421577757084" calcext:value-type="float">
            <text:p>0.0843421578</text:p>
          </table:table-cell>
          <table:table-cell office:value-type="string" calcext:value-type="string">
            <text:p>otherwise</text:p>
          </table:table-cell>
          <table:table-cell office:value-type="float" office:value="0.0387636713526662" calcext:value-type="float">
            <text:p>0.0387636714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0852806552637919" calcext:value-type="float">
            <text:p>0.0852806553</text:p>
          </table:table-cell>
          <table:table-cell office:value-type="string" calcext:value-type="string">
            <text:p>money</text:p>
          </table:table-cell>
          <table:table-cell office:value-type="float" office:value="-0.0105621147891727" calcext:value-type="float">
            <text:p>-0.0105621148</text:p>
          </table:table-cell>
          <table:table-cell office:value-type="float" office:value="0.0307500000000001" calcext:value-type="float">
            <text:p>0.03075</text:p>
          </table:table-cell>
          <table:table-cell office:value-type="float" office:value="-0.011355443359941" calcext:value-type="float">
            <text:p>-0.0113554434</text:p>
          </table:table-cell>
          <table:table-cell office:value-type="string" calcext:value-type="string">
            <text:p>weird</text:p>
          </table:table-cell>
          <table:table-cell office:value-type="float" office:value="-0.0092375934837687" calcext:value-type="float">
            <text:p>-0.0092375935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87969815168555" calcext:value-type="float">
            <text:p>-0.0087969815</text:p>
          </table:table-cell>
        </table:table-row>
        <table:table-row table:style-name="ro1">
          <table:table-cell office:value-type="string" calcext:value-type="string">
            <text:p>bill</text:p>
          </table:table-cell>
          <table:table-cell office:value-type="float" office:value="0.0199033017689488" calcext:value-type="float">
            <text:p>0.0199033018</text:p>
          </table:table-cell>
          <table:table-cell office:value-type="float" office:value="0.62005" calcext:value-type="float">
            <text:p>0.62005</text:p>
          </table:table-cell>
          <table:table-cell office:value-type="float" office:value="0.0519026824703681" calcext:value-type="float">
            <text:p>0.0519026825</text:p>
          </table:table-cell>
          <table:table-cell office:value-type="string" calcext:value-type="string">
            <text:p>fire</text:p>
          </table:table-cell>
          <table:table-cell office:value-type="float" office:value="0.0390039774382137" calcext:value-type="float">
            <text:p>0.0390039774</text:p>
          </table:table-cell>
          <table:table-cell office:value-type="float" office:value="0.6653" calcext:value-type="float">
            <text:p>0.6653</text:p>
          </table:table-cell>
          <table:table-cell office:value-type="float" office:value="0.0771987868762062" calcext:value-type="float">
            <text:p>0.0771987869</text:p>
          </table:table-cell>
          <table:table-cell office:value-type="string" calcext:value-type="string">
            <text:p>decided</text:p>
          </table:table-cell>
          <table:table-cell office:value-type="float" office:value="0.0387023772779854" calcext:value-type="float">
            <text:p>0.0387023773</text:p>
          </table:table-cell>
          <table:table-cell office:value-type="float" office:value="0.5993" calcext:value-type="float">
            <text:p>0.5993</text:p>
          </table:table-cell>
          <table:table-cell office:value-type="float" office:value="0.0868277119416591" calcext:value-type="float">
            <text:p>0.0868277119</text:p>
          </table:table-cell>
          <table:table-cell office:value-type="string" calcext:value-type="string">
            <text:p>animation</text:p>
          </table:table-cell>
          <table:table-cell office:value-type="float" office:value="-0.010556424403371" calcext:value-type="float">
            <text:p>-0.0105564244</text:p>
          </table:table-cell>
          <table:table-cell office:value-type="float" office:value="-0.0588500000000001" calcext:value-type="float">
            <text:p>-0.05885</text:p>
          </table:table-cell>
          <table:table-cell office:value-type="float" office:value="-0.0097959821170494" calcext:value-type="float">
            <text:p>-0.0097959821</text:p>
          </table:table-cell>
          <table:table-cell office:value-type="string" calcext:value-type="string">
            <text:p>simple</text:p>
          </table:table-cell>
          <table:table-cell office:value-type="float" office:value="-0.0092366176559828" calcext:value-type="float">
            <text:p>-0.0092366177</text:p>
          </table:table-cell>
          <table:table-cell office:value-type="float" office:value="-0.00439999999999996" calcext:value-type="float">
            <text:p>-0.0044</text:p>
          </table:table-cell>
          <table:table-cell office:value-type="float" office:value="-0.00861160094109699" calcext:value-type="float">
            <text:p>-0.0086116009</text:p>
          </table:table-cell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0.0622759621655722" calcext:value-type="float">
            <text:p>0.0622759622</text:p>
          </table:table-cell>
          <table:table-cell office:value-type="float" office:value="0.59145" calcext:value-type="float">
            <text:p>0.59145</text:p>
          </table:table-cell>
          <table:table-cell office:value-type="float" office:value="0.224689249454407" calcext:value-type="float">
            <text:p>0.2246892495</text:p>
          </table:table-cell>
          <table:table-cell office:value-type="string" calcext:value-type="string">
            <text:p>footage</text:p>
          </table:table-cell>
          <table:table-cell office:value-type="float" office:value="0.0389821348243875" calcext:value-type="float">
            <text:p>0.0389821348</text:p>
          </table:table-cell>
          <table:table-cell office:value-type="float" office:value="0.68185" calcext:value-type="float">
            <text:p>0.68185</text:p>
          </table:table-cell>
          <table:table-cell office:value-type="float" office:value="0.073394495412844" calcext:value-type="float">
            <text:p>0.0733944954</text:p>
          </table:table-cell>
          <table:table-cell office:value-type="string" calcext:value-type="string">
            <text:p>creepy</text:p>
          </table:table-cell>
          <table:table-cell office:value-type="float" office:value="0.0386908715403133" calcext:value-type="float">
            <text:p>0.0386908715</text:p>
          </table:table-cell>
          <table:table-cell office:value-type="float" office:value="0.6674" calcext:value-type="float">
            <text:p>0.6674</text:p>
          </table:table-cell>
          <table:table-cell office:value-type="float" office:value="0.0773925104022191" calcext:value-type="float">
            <text:p>0.0773925104</text:p>
          </table:table-cell>
          <table:table-cell office:value-type="string" calcext:value-type="string">
            <text:p>comment</text:p>
          </table:table-cell>
          <table:table-cell office:value-type="float" office:value="-0.0105358631611301" calcext:value-type="float">
            <text:p>-0.0105358632</text:p>
          </table:table-cell>
          <table:table-cell office:value-type="float" office:value="-0.0427" calcext:value-type="float">
            <text:p>-0.0427</text:p>
          </table:table-cell>
          <table:table-cell office:value-type="float" office:value="-0.0098122129928678" calcext:value-type="float">
            <text:p>-0.009812213</text:p>
          </table:table-cell>
          <table:table-cell office:value-type="string" calcext:value-type="string">
            <text:p>opinion</text:p>
          </table:table-cell>
          <table:table-cell office:value-type="float" office:value="-0.0092187785699464" calcext:value-type="float">
            <text:p>-0.0092187786</text:p>
          </table:table-cell>
          <table:table-cell office:value-type="float" office:value="0.0215000000000001" calcext:value-type="float">
            <text:p>0.0215</text:p>
          </table:table-cell>
          <table:table-cell office:value-type="float" office:value="-0.0089371612785895" calcext:value-type="float">
            <text:p>-0.0089371613</text:p>
          </table:table-cell>
        </table:table-row>
        <table:table-row table:style-name="ro1">
          <table:table-cell office:value-type="string" calcext:value-type="string">
            <text:p>beyond</text:p>
          </table:table-cell>
          <table:table-cell office:value-type="float" office:value="0.0331296398001881" calcext:value-type="float">
            <text:p>0.0331296398</text:p>
          </table:table-cell>
          <table:table-cell office:value-type="float" office:value="0.62435" calcext:value-type="float">
            <text:p>0.62435</text:p>
          </table:table-cell>
          <table:table-cell office:value-type="float" office:value="0.0898849182313749" calcext:value-type="float">
            <text:p>0.0898849182</text:p>
          </table:table-cell>
          <table:table-cell office:value-type="string" calcext:value-type="string">
            <text:p>writers</text:p>
          </table:table-cell>
          <table:table-cell office:value-type="float" office:value="0.0388922601835847" calcext:value-type="float">
            <text:p>0.0388922602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0810949091839345" calcext:value-type="float">
            <text:p>0.0810949092</text:p>
          </table:table-cell>
          <table:table-cell office:value-type="string" calcext:value-type="string">
            <text:p>subject</text:p>
          </table:table-cell>
          <table:table-cell office:value-type="float" office:value="0.0386828368386277" calcext:value-type="float">
            <text:p>0.0386828368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0830687830687831" calcext:value-type="float">
            <text:p>0.0830687831</text:p>
          </table:table-cell>
          <table:table-cell office:value-type="string" calcext:value-type="string">
            <text:p>group</text:p>
          </table:table-cell>
          <table:table-cell office:value-type="float" office:value="-0.0105098922725426" calcext:value-type="float">
            <text:p>-0.0105098923</text:p>
          </table:table-cell>
          <table:table-cell office:value-type="float" office:value="0.00765000000000005" calcext:value-type="float">
            <text:p>0.00765</text:p>
          </table:table-cell>
          <table:table-cell office:value-type="float" office:value="-0.010014316185053" calcext:value-type="float">
            <text:p>-0.0100143162</text:p>
          </table:table-cell>
          <table:table-cell office:value-type="string" calcext:value-type="string">
            <text:p>directing</text:p>
          </table:table-cell>
          <table:table-cell office:value-type="float" office:value="-0.00921714999206511" calcext:value-type="float">
            <text:p>-0.00921715</text:p>
          </table:table-cell>
          <table:table-cell office:value-type="float" office:value="0.0426" calcext:value-type="float">
            <text:p>0.0426</text:p>
          </table:table-cell>
          <table:table-cell office:value-type="float" office:value="-0.00916251284812018" calcext:value-type="float">
            <text:p>-0.0091625128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office:value-type="float" office:value="0.0841842078581108" calcext:value-type="float">
            <text:p>0.0841842079</text:p>
          </table:table-cell>
          <table:table-cell office:value-type="float" office:value="0.61025" calcext:value-type="float">
            <text:p>0.61025</text:p>
          </table:table-cell>
          <table:table-cell office:value-type="float" office:value="0.242983393221327" calcext:value-type="float">
            <text:p>0.2429833932</text:p>
          </table:table-cell>
          <table:table-cell office:value-type="string" calcext:value-type="string">
            <text:p>s</text:p>
          </table:table-cell>
          <table:table-cell office:value-type="float" office:value="0.0386807485551938" calcext:value-type="float">
            <text:p>0.0386807486</text:p>
          </table:table-cell>
          <table:table-cell office:value-type="float" office:value="0.62855" calcext:value-type="float">
            <text:p>0.62855</text:p>
          </table:table-cell>
          <table:table-cell office:value-type="float" office:value="0.0936928144443089" calcext:value-type="float">
            <text:p>0.0936928144</text:p>
          </table:table-cell>
          <table:table-cell office:value-type="string" calcext:value-type="string">
            <text:p>apart</text:p>
          </table:table-cell>
          <table:table-cell office:value-type="float" office:value="0.0386680675196287" calcext:value-type="float">
            <text:p>0.0386680675</text:p>
          </table:table-cell>
          <table:table-cell office:value-type="float" office:value="0.6338" calcext:value-type="float">
            <text:p>0.6338</text:p>
          </table:table-cell>
          <table:table-cell office:value-type="float" office:value="0.0822055137844612" calcext:value-type="float">
            <text:p>0.0822055138</text:p>
          </table:table-cell>
          <table:table-cell office:value-type="string" calcext:value-type="string">
            <text:p>political</text:p>
          </table:table-cell>
          <table:table-cell office:value-type="float" office:value="-0.0103809779802277" calcext:value-type="float">
            <text:p>-0.010380978</text:p>
          </table:table-cell>
          <table:table-cell office:value-type="float" office:value="-0.0527000000000001" calcext:value-type="float">
            <text:p>-0.0527</text:p>
          </table:table-cell>
          <table:table-cell office:value-type="float" office:value="-0.0097878839422837" calcext:value-type="float">
            <text:p>-0.0097878839</text:p>
          </table:table-cell>
          <table:table-cell office:value-type="string" calcext:value-type="string">
            <text:p>incredibly</text:p>
          </table:table-cell>
          <table:table-cell office:value-type="float" office:value="-0.009176858312265" calcext:value-type="float">
            <text:p>-0.0091768583</text:p>
          </table:table-cell>
          <table:table-cell office:value-type="float" office:value="-0.00375000000000003" calcext:value-type="float">
            <text:p>-0.00375</text:p>
          </table:table-cell>
          <table:table-cell office:value-type="float" office:value="-0.0087807592600133" calcext:value-type="float">
            <text:p>-0.0087807593</text:p>
          </table:table-cell>
        </table:table-row>
        <table:table-row table:style-name="ro1">
          <table:table-cell office:value-type="string" calcext:value-type="string">
            <text:p>better</text:p>
          </table:table-cell>
          <table:table-cell office:value-type="float" office:value="0.107729665347931" calcext:value-type="float">
            <text:p>0.1077296653</text:p>
          </table:table-cell>
          <table:table-cell office:value-type="float" office:value="0.59605" calcext:value-type="float">
            <text:p>0.59605</text:p>
          </table:table-cell>
          <table:table-cell office:value-type="float" office:value="0.337406708767326" calcext:value-type="float">
            <text:p>0.3374067088</text:p>
          </table:table-cell>
          <table:table-cell office:value-type="string" calcext:value-type="string">
            <text:p>typical</text:p>
          </table:table-cell>
          <table:table-cell office:value-type="float" office:value="0.0385966242745606" calcext:value-type="float">
            <text:p>0.0385966243</text:p>
          </table:table-cell>
          <table:table-cell office:value-type="float" office:value="0.63895" calcext:value-type="float">
            <text:p>0.63895</text:p>
          </table:table-cell>
          <table:table-cell office:value-type="float" office:value="0.0892924706772607" calcext:value-type="float">
            <text:p>0.0892924707</text:p>
          </table:table-cell>
          <table:table-cell office:value-type="string" calcext:value-type="string">
            <text:p>talent</text:p>
          </table:table-cell>
          <table:table-cell office:value-type="float" office:value="0.0384939942777199" calcext:value-type="float">
            <text:p>0.0384939943</text:p>
          </table:table-cell>
          <table:table-cell office:value-type="float" office:value="0.62285" calcext:value-type="float">
            <text:p>0.62285</text:p>
          </table:table-cell>
          <table:table-cell office:value-type="float" office:value="0.0984821321859687" calcext:value-type="float">
            <text:p>0.0984821322</text:p>
          </table:table-cell>
          <table:table-cell office:value-type="string" calcext:value-type="string">
            <text:p>re</text:p>
          </table:table-cell>
          <table:table-cell office:value-type="float" office:value="-0.0103480252929581" calcext:value-type="float">
            <text:p>-0.0103480253</text:p>
          </table:table-cell>
          <table:table-cell office:value-type="float" office:value="-0.0328499999999999" calcext:value-type="float">
            <text:p>-0.03285</text:p>
          </table:table-cell>
          <table:table-cell office:value-type="float" office:value="-0.00955367404057669" calcext:value-type="float">
            <text:p>-0.009553674</text:p>
          </table:table-cell>
          <table:table-cell office:value-type="string" calcext:value-type="string">
            <text:p>weak</text:p>
          </table:table-cell>
          <table:table-cell office:value-type="float" office:value="-0.0091052105897687" calcext:value-type="float">
            <text:p>-0.0091052106</text:p>
          </table:table-cell>
          <table:table-cell office:value-type="float" office:value="-0.00470000000000004" calcext:value-type="float">
            <text:p>-0.0047</text:p>
          </table:table-cell>
          <table:table-cell office:value-type="float" office:value="-0.0086444325225659" calcext:value-type="float">
            <text:p>-0.0086444325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0.152429774623683" calcext:value-type="float">
            <text:p>0.1524297746</text:p>
          </table:table-cell>
          <table:table-cell office:value-type="float" office:value="0.61655" calcext:value-type="float">
            <text:p>0.61655</text:p>
          </table:table-cell>
          <table:table-cell office:value-type="float" office:value="0.378172383037379" calcext:value-type="float">
            <text:p>0.378172383</text:p>
          </table:table-cell>
          <table:table-cell office:value-type="string" calcext:value-type="string">
            <text:p>realistic</text:p>
          </table:table-cell>
          <table:table-cell office:value-type="float" office:value="0.0385387109869715" calcext:value-type="float">
            <text:p>0.03853871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0857010857010857" calcext:value-type="float">
            <text:p>0.0857010857</text:p>
          </table:table-cell>
          <table:table-cell office:value-type="string" calcext:value-type="string">
            <text:p>suspense</text:p>
          </table:table-cell>
          <table:table-cell office:value-type="float" office:value="0.038364308874988" calcext:value-type="float">
            <text:p>0.0383643089</text:p>
          </table:table-cell>
          <table:table-cell office:value-type="float" office:value="0.6468" calcext:value-type="float">
            <text:p>0.6468</text:p>
          </table:table-cell>
          <table:table-cell office:value-type="float" office:value="0.0844997407983411" calcext:value-type="float">
            <text:p>0.0844997408</text:p>
          </table:table-cell>
          <table:table-cell office:value-type="string" calcext:value-type="string">
            <text:p>sci</text:p>
          </table:table-cell>
          <table:table-cell office:value-type="float" office:value="-0.0103192474583454" calcext:value-type="float">
            <text:p>-0.0103192475</text:p>
          </table:table-cell>
          <table:table-cell office:value-type="float" office:value="-0.0564" calcext:value-type="float">
            <text:p>-0.0564</text:p>
          </table:table-cell>
          <table:table-cell office:value-type="float" office:value="-0.009649226836758" calcext:value-type="float">
            <text:p>-0.0096492268</text:p>
          </table:table-cell>
          <table:table-cell office:value-type="string" calcext:value-type="string">
            <text:p>yourself</text:p>
          </table:table-cell>
          <table:table-cell office:value-type="float" office:value="-0.0090975001088957" calcext:value-type="float">
            <text:p>-0.0090975001</text:p>
          </table:table-cell>
          <table:table-cell office:value-type="float" office:value="0.0155500000000001" calcext:value-type="float">
            <text:p>0.01555</text:p>
          </table:table-cell>
          <table:table-cell office:value-type="float" office:value="-0.0087752885594143" calcext:value-type="float">
            <text:p>-0.0087752886</text:p>
          </table:table-cell>
        </table:table-row>
        <table:table-row table:style-name="ro1">
          <table:table-cell office:value-type="string" calcext:value-type="string">
            <text:p>believe</text:p>
          </table:table-cell>
          <table:table-cell office:value-type="float" office:value="0.0479120366195839" calcext:value-type="float">
            <text:p>0.0479120366</text:p>
          </table:table-cell>
          <table:table-cell office:value-type="float" office:value="0.58715" calcext:value-type="float">
            <text:p>0.58715</text:p>
          </table:table-cell>
          <table:table-cell office:value-type="float" office:value="0.186742834630159" calcext:value-type="float">
            <text:p>0.1867428346</text:p>
          </table:table-cell>
          <table:table-cell office:value-type="string" calcext:value-type="string">
            <text:p>romance</text:p>
          </table:table-cell>
          <table:table-cell office:value-type="float" office:value="0.0384192271004831" calcext:value-type="float">
            <text:p>0.0384192271</text:p>
          </table:table-cell>
          <table:table-cell office:value-type="float" office:value="0.66435" calcext:value-type="float">
            <text:p>0.66435</text:p>
          </table:table-cell>
          <table:table-cell office:value-type="float" office:value="0.0807887169656306" calcext:value-type="float">
            <text:p>0.080788717</text:p>
          </table:table-cell>
          <table:table-cell office:value-type="string" calcext:value-type="string">
            <text:p>yourself</text:p>
          </table:table-cell>
          <table:table-cell office:value-type="float" office:value="0.0382144998144466" calcext:value-type="float">
            <text:p>0.0382144998</text:p>
          </table:table-cell>
          <table:table-cell office:value-type="float" office:value="0.5957" calcext:value-type="float">
            <text:p>0.5957</text:p>
          </table:table-cell>
          <table:table-cell office:value-type="float" office:value="0.103547671840355" calcext:value-type="float">
            <text:p>0.1035476718</text:p>
          </table:table-cell>
          <table:table-cell office:value-type="string" calcext:value-type="string">
            <text:p>rock</text:p>
          </table:table-cell>
          <table:table-cell office:value-type="float" office:value="-0.0103152417738102" calcext:value-type="float">
            <text:p>-0.0103152418</text:p>
          </table:table-cell>
          <table:table-cell office:value-type="float" office:value="-0.0416" calcext:value-type="float">
            <text:p>-0.0416</text:p>
          </table:table-cell>
          <table:table-cell office:value-type="float" office:value="-0.00963755531668929" calcext:value-type="float">
            <text:p>-0.0096375553</text:p>
          </table:table-cell>
          <table:table-cell office:value-type="string" calcext:value-type="string">
            <text:p>create</text:p>
          </table:table-cell>
          <table:table-cell office:value-type="float" office:value="-0.009014551850017" calcext:value-type="float">
            <text:p>-0.0090145519</text:p>
          </table:table-cell>
          <table:table-cell office:value-type="float" office:value="-0.0376500000000001" calcext:value-type="float">
            <text:p>-0.03765</text:p>
          </table:table-cell>
          <table:table-cell office:value-type="float" office:value="-0.008370472800475" calcext:value-type="float">
            <text:p>-0.0083704728</text:p>
          </table:table-cell>
        </table:table-row>
        <table:table-row table:style-name="ro1">
          <table:table-cell office:value-type="string" calcext:value-type="string">
            <text:p>believable</text:p>
          </table:table-cell>
          <table:table-cell office:value-type="float" office:value="0.0306652563347404" calcext:value-type="float">
            <text:p>0.0306652563</text:p>
          </table:table-cell>
          <table:table-cell office:value-type="float" office:value="0.61485" calcext:value-type="float">
            <text:p>0.61485</text:p>
          </table:table-cell>
          <table:table-cell office:value-type="float" office:value="0.0786987202487741" calcext:value-type="float">
            <text:p>0.0786987202</text:p>
          </table:table-cell>
          <table:table-cell office:value-type="string" calcext:value-type="string">
            <text:p>miss</text:p>
          </table:table-cell>
          <table:table-cell office:value-type="float" office:value="0.0383193094431306" calcext:value-type="float">
            <text:p>0.0383193094</text:p>
          </table:table-cell>
          <table:table-cell office:value-type="float" office:value="0.638" calcext:value-type="float">
            <text:p>0.638</text:p>
          </table:table-cell>
          <table:table-cell office:value-type="float" office:value="0.0936404606910366" calcext:value-type="float">
            <text:p>0.0936404607</text:p>
          </table:table-cell>
          <table:table-cell office:value-type="string" calcext:value-type="string">
            <text:p>worked</text:p>
          </table:table-cell>
          <table:table-cell office:value-type="float" office:value="0.0381165621141091" calcext:value-type="float">
            <text:p>0.0381165621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0806282722513089" calcext:value-type="float">
            <text:p>0.0806282723</text:p>
          </table:table-cell>
          <table:table-cell office:value-type="string" calcext:value-type="string">
            <text:p>laugh</text:p>
          </table:table-cell>
          <table:table-cell office:value-type="float" office:value="-0.0102757010569988" calcext:value-type="float">
            <text:p>-0.0102757011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921483372589001" calcext:value-type="float">
            <text:p>-0.0092148337</text:p>
          </table:table-cell>
          <table:table-cell office:value-type="string" calcext:value-type="string">
            <text:p>beautiful</text:p>
          </table:table-cell>
          <table:table-cell office:value-type="float" office:value="-0.00897503334896499" calcext:value-type="float">
            <text:p>-0.0089750333</text:p>
          </table:table-cell>
          <table:table-cell office:value-type="float" office:value="0.000250000000000083" calcext:value-type="float">
            <text:p>0.00025</text:p>
          </table:table-cell>
          <table:table-cell office:value-type="float" office:value="-0.008111618345474" calcext:value-type="float">
            <text:p>-0.0081116183</text:p>
          </table:table-cell>
        </table:table-row>
        <table:table-row table:style-name="ro1">
          <table:table-cell office:value-type="string" calcext:value-type="string">
            <text:p>being</text:p>
          </table:table-cell>
          <table:table-cell office:value-type="float" office:value="0.136638240933614" calcext:value-type="float">
            <text:p>0.1366382409</text:p>
          </table:table-cell>
          <table:table-cell office:value-type="float" office:value="0.61315" calcext:value-type="float">
            <text:p>0.61315</text:p>
          </table:table-cell>
          <table:table-cell office:value-type="float" office:value="0.369283443384691" calcext:value-type="float">
            <text:p>0.3692834434</text:p>
          </table:table-cell>
          <table:table-cell office:value-type="string" calcext:value-type="string">
            <text:p>keeps</text:p>
          </table:table-cell>
          <table:table-cell office:value-type="float" office:value="0.0382428270013721" calcext:value-type="float">
            <text:p>0.038242827</text:p>
          </table:table-cell>
          <table:table-cell office:value-type="float" office:value="0.65155" calcext:value-type="float">
            <text:p>0.65155</text:p>
          </table:table-cell>
          <table:table-cell office:value-type="float" office:value="0.0826642095564039" calcext:value-type="float">
            <text:p>0.0826642096</text:p>
          </table:table-cell>
          <table:table-cell office:value-type="string" calcext:value-type="string">
            <text:p>reviews</text:p>
          </table:table-cell>
          <table:table-cell office:value-type="float" office:value="0.0380799280510281" calcext:value-type="float">
            <text:p>0.0380799281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0834502103786816" calcext:value-type="float">
            <text:p>0.0834502104</text:p>
          </table:table-cell>
          <table:table-cell office:value-type="string" calcext:value-type="string">
            <text:p>pay</text:p>
          </table:table-cell>
          <table:table-cell office:value-type="float" office:value="-0.010233481621576" calcext:value-type="float">
            <text:p>-0.0102334816</text:p>
          </table:table-cell>
          <table:table-cell office:value-type="float" office:value="0.0152" calcext:value-type="float">
            <text:p>0.0152</text:p>
          </table:table-cell>
          <table:table-cell office:value-type="float" office:value="-0.00992556439483811" calcext:value-type="float">
            <text:p>-0.0099255644</text:p>
          </table:table-cell>
          <table:table-cell office:value-type="string" calcext:value-type="string">
            <text:p>return</text:p>
          </table:table-cell>
          <table:table-cell office:value-type="float" office:value="-0.0089525108712556" calcext:value-type="float">
            <text:p>-0.0089525109</text:p>
          </table:table-cell>
          <table:table-cell office:value-type="float" office:value="-0.03385" calcext:value-type="float">
            <text:p>-0.03385</text:p>
          </table:table-cell>
          <table:table-cell office:value-type="float" office:value="-0.0083968037508836" calcext:value-type="float">
            <text:p>-0.0083968038</text:p>
          </table:table-cell>
        </table:table-row>
        <table:table-row table:style-name="ro1">
          <table:table-cell office:value-type="string" calcext:value-type="string">
            <text:p>behind</text:p>
          </table:table-cell>
          <table:table-cell office:value-type="float" office:value="0.0435976246605592" calcext:value-type="float">
            <text:p>0.0435976247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120512234164189" calcext:value-type="float">
            <text:p>0.1205122342</text:p>
          </table:table-cell>
          <table:table-cell office:value-type="string" calcext:value-type="string">
            <text:p>filmed</text:p>
          </table:table-cell>
          <table:table-cell office:value-type="float" office:value="0.0382237136531441" calcext:value-type="float">
            <text:p>0.0382237137</text:p>
          </table:table-cell>
          <table:table-cell office:value-type="float" office:value="0.65505" calcext:value-type="float">
            <text:p>0.65505</text:p>
          </table:table-cell>
          <table:table-cell office:value-type="float" office:value="0.0890003961441965" calcext:value-type="float">
            <text:p>0.0890003961</text:p>
          </table:table-cell>
          <table:table-cell office:value-type="string" calcext:value-type="string">
            <text:p>surprise</text:p>
          </table:table-cell>
          <table:table-cell office:value-type="float" office:value="0.0378296350795332" calcext:value-type="float">
            <text:p>0.0378296351</text:p>
          </table:table-cell>
          <table:table-cell office:value-type="float" office:value="0.6355" calcext:value-type="float">
            <text:p>0.6355</text:p>
          </table:table-cell>
          <table:table-cell office:value-type="float" office:value="0.0832494969818914" calcext:value-type="float">
            <text:p>0.083249497</text:p>
          </table:table-cell>
          <table:table-cell office:value-type="string" calcext:value-type="string">
            <text:p>admit</text:p>
          </table:table-cell>
          <table:table-cell office:value-type="float" office:value="-0.0102166096426717" calcext:value-type="float">
            <text:p>-0.0102166096</text:p>
          </table:table-cell>
          <table:table-cell office:value-type="float" office:value="-0.0196999999999999" calcext:value-type="float">
            <text:p>-0.0197</text:p>
          </table:table-cell>
          <table:table-cell office:value-type="float" office:value="-0.00963903042090071" calcext:value-type="float">
            <text:p>-0.0096390304</text:p>
          </table:table-cell>
          <table:table-cell office:value-type="string" calcext:value-type="string">
            <text:p>dream</text:p>
          </table:table-cell>
          <table:table-cell office:value-type="float" office:value="-0.0089498506381382" calcext:value-type="float">
            <text:p>-0.0089498506</text:p>
          </table:table-cell>
          <table:table-cell office:value-type="float" office:value="-0.0216499999999999" calcext:value-type="float">
            <text:p>-0.02165</text:p>
          </table:table-cell>
          <table:table-cell office:value-type="float" office:value="-0.0084597786840913" calcext:value-type="float">
            <text:p>-0.0084597787</text:p>
          </table:table-cell>
        </table:table-row>
        <table:table-row table:style-name="ro1">
          <table:table-cell office:value-type="string" calcext:value-type="string">
            <text:p>begins</text:p>
          </table:table-cell>
          <table:table-cell office:value-type="float" office:value="0.0362212428359113" calcext:value-type="float">
            <text:p>0.0362212428</text:p>
          </table:table-cell>
          <table:table-cell office:value-type="float" office:value="0.63025" calcext:value-type="float">
            <text:p>0.63025</text:p>
          </table:table-cell>
          <table:table-cell office:value-type="float" office:value="0.0873750462791559" calcext:value-type="float">
            <text:p>0.0873750463</text:p>
          </table:table-cell>
          <table:table-cell office:value-type="string" calcext:value-type="string">
            <text:p>decided</text:p>
          </table:table-cell>
          <table:table-cell office:value-type="float" office:value="0.038168059435695" calcext:value-type="float">
            <text:p>0.0381680594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0862068965517241" calcext:value-type="float">
            <text:p>0.0862068966</text:p>
          </table:table-cell>
          <table:table-cell office:value-type="string" calcext:value-type="string">
            <text:p>write</text:p>
          </table:table-cell>
          <table:table-cell office:value-type="float" office:value="0.0376485265225065" calcext:value-type="float">
            <text:p>0.0376485265</text:p>
          </table:table-cell>
          <table:table-cell office:value-type="float" office:value="0.6192" calcext:value-type="float">
            <text:p>0.6192</text:p>
          </table:table-cell>
          <table:table-cell office:value-type="float" office:value="0.0832932113625421" calcext:value-type="float">
            <text:p>0.0832932114</text:p>
          </table:table-cell>
          <table:table-cell office:value-type="string" calcext:value-type="string">
            <text:p>cheap</text:p>
          </table:table-cell>
          <table:table-cell office:value-type="float" office:value="-0.0098550279066867" calcext:value-type="float">
            <text:p>-0.0098550279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-0.009086262009718" calcext:value-type="float">
            <text:p>-0.009086262</text:p>
          </table:table-cell>
          <table:table-cell office:value-type="string" calcext:value-type="string">
            <text:p>entertaining</text:p>
          </table:table-cell>
          <table:table-cell office:value-type="float" office:value="-0.0088324542323048" calcext:value-type="float">
            <text:p>-0.0088324542</text:p>
          </table:table-cell>
          <table:table-cell office:value-type="float" office:value="0.00150000000000006" calcext:value-type="float">
            <text:p>0.0015</text:p>
          </table:table-cell>
          <table:table-cell office:value-type="float" office:value="-0.00818941100297801" calcext:value-type="float">
            <text:p>-0.008189411</text:p>
          </table:table-cell>
        </table:table-row>
        <table:table-row table:style-name="ro1">
          <table:table-cell office:value-type="string" calcext:value-type="string">
            <text:p>beginning</text:p>
          </table:table-cell>
          <table:table-cell office:value-type="float" office:value="0.0331926269613588" calcext:value-type="float">
            <text:p>0.033192627</text:p>
          </table:table-cell>
          <table:table-cell office:value-type="float" office:value="0.59895" calcext:value-type="float">
            <text:p>0.59895</text:p>
          </table:table-cell>
          <table:table-cell office:value-type="float" office:value="0.122524887867848" calcext:value-type="float">
            <text:p>0.1225248879</text:p>
          </table:table-cell>
          <table:table-cell office:value-type="string" calcext:value-type="string">
            <text:p>worked</text:p>
          </table:table-cell>
          <table:table-cell office:value-type="float" office:value="0.0381605733006826" calcext:value-type="float">
            <text:p>0.0381605733</text:p>
          </table:table-cell>
          <table:table-cell office:value-type="float" office:value="0.6446" calcext:value-type="float">
            <text:p>0.6446</text:p>
          </table:table-cell>
          <table:table-cell office:value-type="float" office:value="0.0807035695809622" calcext:value-type="float">
            <text:p>0.0807035696</text:p>
          </table:table-cell>
          <table:table-cell office:value-type="string" calcext:value-type="string">
            <text:p>difficult</text:p>
          </table:table-cell>
          <table:table-cell office:value-type="float" office:value="0.0375924292419441" calcext:value-type="float">
            <text:p>0.0375924292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0844340844340844" calcext:value-type="float">
            <text:p>0.0844340844</text:p>
          </table:table-cell>
          <table:table-cell office:value-type="string" calcext:value-type="string">
            <text:p>fantasy</text:p>
          </table:table-cell>
          <table:table-cell office:value-type="float" office:value="-0.009842571470962" calcext:value-type="float">
            <text:p>-0.0098425715</text:p>
          </table:table-cell>
          <table:table-cell office:value-type="float" office:value="-0.0107999999999999" calcext:value-type="float">
            <text:p>-0.0108</text:p>
          </table:table-cell>
          <table:table-cell office:value-type="float" office:value="-0.00943533547665149" calcext:value-type="float">
            <text:p>-0.0094353355</text:p>
          </table:table-cell>
          <table:table-cell office:value-type="string" calcext:value-type="string">
            <text:p>horrible</text:p>
          </table:table-cell>
          <table:table-cell office:value-type="float" office:value="-0.00876235374220741" calcext:value-type="float">
            <text:p>-0.0087623537</text:p>
          </table:table-cell>
          <table:table-cell office:value-type="float" office:value="-0.00900000000000001" calcext:value-type="float">
            <text:p>-0.009</text:p>
          </table:table-cell>
          <table:table-cell office:value-type="float" office:value="-0.00802639847990902" calcext:value-type="float">
            <text:p>-0.0080263985</text:p>
          </table:table-cell>
        </table:table-row>
        <table:table-row table:style-name="ro1">
          <table:table-cell office:value-type="string" calcext:value-type="string">
            <text:p>begin</text:p>
          </table:table-cell>
          <table:table-cell office:value-type="float" office:value="0.0305000110020169" calcext:value-type="float">
            <text:p>0.030500011</text:p>
          </table:table-cell>
          <table:table-cell office:value-type="float" office:value="0.65545" calcext:value-type="float">
            <text:p>0.65545</text:p>
          </table:table-cell>
          <table:table-cell office:value-type="float" office:value="0.0763972657820668" calcext:value-type="float">
            <text:p>0.0763972658</text:p>
          </table:table-cell>
          <table:table-cell office:value-type="string" calcext:value-type="string">
            <text:p>leaves</text:p>
          </table:table-cell>
          <table:table-cell office:value-type="float" office:value="0.0380192928053975" calcext:value-type="float">
            <text:p>0.0380192928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0846095907607331" calcext:value-type="float">
            <text:p>0.0846095908</text:p>
          </table:table-cell>
          <table:table-cell office:value-type="string" calcext:value-type="string">
            <text:p>songs</text:p>
          </table:table-cell>
          <table:table-cell office:value-type="float" office:value="0.037554903019324" calcext:value-type="float">
            <text:p>0.037554903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0873146622734761" calcext:value-type="float">
            <text:p>0.0873146623</text:p>
          </table:table-cell>
          <table:table-cell office:value-type="string" calcext:value-type="string">
            <text:p>hilarious</text:p>
          </table:table-cell>
          <table:table-cell office:value-type="float" office:value="-0.00981082475949919" calcext:value-type="float">
            <text:p>-0.0098108248</text:p>
          </table:table-cell>
          <table:table-cell office:value-type="float" office:value="-0.0126500000000001" calcext:value-type="float">
            <text:p>-0.01265</text:p>
          </table:table-cell>
          <table:table-cell office:value-type="float" office:value="-0.00906037136174381" calcext:value-type="float">
            <text:p>-0.0090603714</text:p>
          </table:table-cell>
          <table:table-cell office:value-type="string" calcext:value-type="string">
            <text:p>basically</text:p>
          </table:table-cell>
          <table:table-cell office:value-type="float" office:value="-0.0087152278042137" calcext:value-type="float">
            <text:p>-0.0087152278</text:p>
          </table:table-cell>
          <table:table-cell office:value-type="float" office:value="0.0276500000000001" calcext:value-type="float">
            <text:p>0.02765</text:p>
          </table:table-cell>
          <table:table-cell office:value-type="float" office:value="-0.00862166451547501" calcext:value-type="float">
            <text:p>-0.0086216645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office:value-type="float" office:value="0.0902579568402768" calcext:value-type="float">
            <text:p>0.0902579568</text:p>
          </table:table-cell>
          <table:table-cell office:value-type="float" office:value="0.59895" calcext:value-type="float">
            <text:p>0.59895</text:p>
          </table:table-cell>
          <table:table-cell office:value-type="float" office:value="0.282493961892835" calcext:value-type="float">
            <text:p>0.2824939619</text:p>
          </table:table-cell>
          <table:table-cell office:value-type="string" calcext:value-type="string">
            <text:p>haven't</text:p>
          </table:table-cell>
          <table:table-cell office:value-type="float" office:value="0.0377689623897657" calcext:value-type="float">
            <text:p>0.0377689624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0911972689587905" calcext:value-type="float">
            <text:p>0.091197269</text:p>
          </table:table-cell>
          <table:table-cell office:value-type="string" calcext:value-type="string">
            <text:p>viewers</text:p>
          </table:table-cell>
          <table:table-cell office:value-type="float" office:value="0.0374404317898218" calcext:value-type="float">
            <text:p>0.0374404318</text:p>
          </table:table-cell>
          <table:table-cell office:value-type="float" office:value="0.61165" calcext:value-type="float">
            <text:p>0.61165</text:p>
          </table:table-cell>
          <table:table-cell office:value-type="float" office:value="0.0876306824856103" calcext:value-type="float">
            <text:p>0.0876306825</text:p>
          </table:table-cell>
          <table:table-cell office:value-type="string" calcext:value-type="string">
            <text:p>girlfriend</text:p>
          </table:table-cell>
          <table:table-cell office:value-type="float" office:value="-0.0098025058623195" calcext:value-type="float">
            <text:p>-0.0098025059</text:p>
          </table:table-cell>
          <table:table-cell office:value-type="float" office:value="0.00839999999999996" calcext:value-type="float">
            <text:p>0.0084</text:p>
          </table:table-cell>
          <table:table-cell office:value-type="float" office:value="-0.009485515575393" calcext:value-type="float">
            <text:p>-0.0094855156</text:p>
          </table:table-cell>
          <table:table-cell office:value-type="string" calcext:value-type="string">
            <text:p>believable</text:p>
          </table:table-cell>
          <table:table-cell office:value-type="float" office:value="-0.00869442031388" calcext:value-type="float">
            <text:p>-0.0086944203</text:p>
          </table:table-cell>
          <table:table-cell office:value-type="float" office:value="-0.00905" calcext:value-type="float">
            <text:p>-0.00905</text:p>
          </table:table-cell>
          <table:table-cell office:value-type="float" office:value="-0.00821557933850441" calcext:value-type="float">
            <text:p>-0.0082155793</text:p>
          </table:table-cell>
        </table:table-row>
        <table:table-row table:style-name="ro1">
          <table:table-cell office:value-type="string" calcext:value-type="string">
            <text:p>been</text:p>
          </table:table-cell>
          <table:table-cell office:value-type="float" office:value="0.146459810464345" calcext:value-type="float">
            <text:p>0.1464598105</text:p>
          </table:table-cell>
          <table:table-cell office:value-type="float" office:value="0.60355" calcext:value-type="float">
            <text:p>0.60355</text:p>
          </table:table-cell>
          <table:table-cell office:value-type="float" office:value="0.42480957562568" calcext:value-type="float">
            <text:p>0.4248095756</text:p>
          </table:table-cell>
          <table:table-cell office:value-type="string" calcext:value-type="string">
            <text:p>plenty</text:p>
          </table:table-cell>
          <table:table-cell office:value-type="float" office:value="0.0377617208722226" calcext:value-type="float">
            <text:p>0.0377617209</text:p>
          </table:table-cell>
          <table:table-cell office:value-type="float" office:value="0.63945" calcext:value-type="float">
            <text:p>0.63945</text:p>
          </table:table-cell>
          <table:table-cell office:value-type="float" office:value="0.0782308577272146" calcext:value-type="float">
            <text:p>0.0782308577</text:p>
          </table:table-cell>
          <table:table-cell office:value-type="float" office:value="20" calcext:value-type="float">
            <text:p>20</text:p>
          </table:table-cell>
          <table:table-cell office:value-type="float" office:value="0.0374257195726995" calcext:value-type="float">
            <text:p>0.0374257196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0829807240244476" calcext:value-type="float">
            <text:p>0.082980724</text:p>
          </table:table-cell>
          <table:table-cell office:value-type="string" calcext:value-type="string">
            <text:p>beyond</text:p>
          </table:table-cell>
          <table:table-cell office:value-type="float" office:value="-0.0094620793323116" calcext:value-type="float">
            <text:p>-0.0094620793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878539368610989" calcext:value-type="float">
            <text:p>-0.0087853937</text:p>
          </table:table-cell>
          <table:table-cell office:value-type="string" calcext:value-type="string">
            <text:p>cheap</text:p>
          </table:table-cell>
          <table:table-cell office:value-type="float" office:value="-0.0086880009847776" calcext:value-type="float">
            <text:p>-0.008688001</text:p>
          </table:table-cell>
          <table:table-cell office:value-type="float" office:value="-0.0192" calcext:value-type="float">
            <text:p>-0.0192</text:p>
          </table:table-cell>
          <table:table-cell office:value-type="float" office:value="-0.007987674050174" calcext:value-type="float">
            <text:p>-0.0079876741</text:p>
          </table:table-cell>
        </table:table-row>
        <table:table-row table:style-name="ro1">
          <table:table-cell office:value-type="string" calcext:value-type="string">
            <text:p>becomes</text:p>
          </table:table-cell>
          <table:table-cell office:value-type="float" office:value="0.0475220885731015" calcext:value-type="float">
            <text:p>0.0475220886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128793143386611" calcext:value-type="float">
            <text:p>0.1287931434</text:p>
          </table:table-cell>
          <table:table-cell office:value-type="string" calcext:value-type="string">
            <text:p>business</text:p>
          </table:table-cell>
          <table:table-cell office:value-type="float" office:value="0.0374476981427127" calcext:value-type="float">
            <text:p>0.0374476981</text:p>
          </table:table-cell>
          <table:table-cell office:value-type="float" office:value="0.65215" calcext:value-type="float">
            <text:p>0.65215</text:p>
          </table:table-cell>
          <table:table-cell office:value-type="float" office:value="0.0762182977028283" calcext:value-type="float">
            <text:p>0.0762182977</text:p>
          </table:table-cell>
          <table:table-cell office:value-type="string" calcext:value-type="string">
            <text:p>keeps</text:p>
          </table:table-cell>
          <table:table-cell office:value-type="float" office:value="0.0374148297874773" calcext:value-type="float">
            <text:p>0.0374148298</text:p>
          </table:table-cell>
          <table:table-cell office:value-type="float" office:value="0.63725" calcext:value-type="float">
            <text:p>0.63725</text:p>
          </table:table-cell>
          <table:table-cell office:value-type="float" office:value="0.0819941794255346" calcext:value-type="float">
            <text:p>0.0819941794</text:p>
          </table:table-cell>
          <table:table-cell office:value-type="string" calcext:value-type="string">
            <text:p>greatest</text:p>
          </table:table-cell>
          <table:table-cell office:value-type="float" office:value="-0.0094205779735236" calcext:value-type="float">
            <text:p>-0.009420578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0886807039883571" calcext:value-type="float">
            <text:p>-0.0088680704</text:p>
          </table:table-cell>
          <table:table-cell office:value-type="string" calcext:value-type="string">
            <text:p>average</text:p>
          </table:table-cell>
          <table:table-cell office:value-type="float" office:value="-0.0086457566704649" calcext:value-type="float">
            <text:p>-0.0086457567</text:p>
          </table:table-cell>
          <table:table-cell office:value-type="float" office:value="-0.01575" calcext:value-type="float">
            <text:p>-0.01575</text:p>
          </table:table-cell>
          <table:table-cell office:value-type="float" office:value="-0.008116429760385" calcext:value-type="float">
            <text:p>-0.0081164298</text:p>
          </table:table-cell>
        </table:table-row>
        <table:table-row table:style-name="ro1">
          <table:table-cell office:value-type="string" calcext:value-type="string">
            <text:p>become</text:p>
          </table:table-cell>
          <table:table-cell office:value-type="float" office:value="0.0513112022721104" calcext:value-type="float">
            <text:p>0.0513112023</text:p>
          </table:table-cell>
          <table:table-cell office:value-type="float" office:value="0.61755" calcext:value-type="float">
            <text:p>0.61755</text:p>
          </table:table-cell>
          <table:table-cell office:value-type="float" office:value="0.142584912005381" calcext:value-type="float">
            <text:p>0.142584912</text:p>
          </table:table-cell>
          <table:table-cell office:value-type="string" calcext:value-type="string">
            <text:p>mark</text:p>
          </table:table-cell>
          <table:table-cell office:value-type="float" office:value="0.0372489849327524" calcext:value-type="float">
            <text:p>0.0372489849</text:p>
          </table:table-cell>
          <table:table-cell office:value-type="float" office:value="0.66535" calcext:value-type="float">
            <text:p>0.66535</text:p>
          </table:table-cell>
          <table:table-cell office:value-type="float" office:value="0.0767002345151055" calcext:value-type="float">
            <text:p>0.0767002345</text:p>
          </table:table-cell>
          <table:table-cell office:value-type="string" calcext:value-type="string">
            <text:p>admit</text:p>
          </table:table-cell>
          <table:table-cell office:value-type="float" office:value="0.0373933915989267" calcext:value-type="float">
            <text:p>0.0373933916</text:p>
          </table:table-cell>
          <table:table-cell office:value-type="float" office:value="0.61435" calcext:value-type="float">
            <text:p>0.61435</text:p>
          </table:table-cell>
          <table:table-cell office:value-type="float" office:value="0.0818950124985121" calcext:value-type="float">
            <text:p>0.0818950125</text:p>
          </table:table-cell>
          <table:table-cell office:value-type="string" calcext:value-type="string">
            <text:p>king</text:p>
          </table:table-cell>
          <table:table-cell office:value-type="float" office:value="-0.0093141986919979" calcext:value-type="float">
            <text:p>-0.0093141987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-0.00885595296423319" calcext:value-type="float">
            <text:p>-0.008855953</text:p>
          </table:table-cell>
          <table:table-cell office:value-type="string" calcext:value-type="string">
            <text:p>annoying</text:p>
          </table:table-cell>
          <table:table-cell office:value-type="float" office:value="-0.00853680610693761" calcext:value-type="float">
            <text:p>-0.0085368061</text:p>
          </table:table-cell>
          <table:table-cell office:value-type="float" office:value="-0.00924999999999998" calcext:value-type="float">
            <text:p>-0.00925</text:p>
          </table:table-cell>
          <table:table-cell office:value-type="float" office:value="-0.00787971851181099" calcext:value-type="float">
            <text:p>-0.0078797185</text:p>
          </table:table-cell>
        </table:table-row>
        <table:table-row table:style-name="ro1">
          <table:table-cell office:value-type="string" calcext:value-type="string">
            <text:p>because</text:p>
          </table:table-cell>
          <table:table-cell office:value-type="float" office:value="0.136613935526928" calcext:value-type="float">
            <text:p>0.1366139355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400952088452089" calcext:value-type="float">
            <text:p>0.4009520885</text:p>
          </table:table-cell>
          <table:table-cell office:value-type="string" calcext:value-type="string">
            <text:p>shame</text:p>
          </table:table-cell>
          <table:table-cell office:value-type="float" office:value="0.0371496063548329" calcext:value-type="float">
            <text:p>0.0371496064</text:p>
          </table:table-cell>
          <table:table-cell office:value-type="float" office:value="0.6197" calcext:value-type="float">
            <text:p>0.6197</text:p>
          </table:table-cell>
          <table:table-cell office:value-type="float" office:value="0.0816227964259841" calcext:value-type="float">
            <text:p>0.0816227964</text:p>
          </table:table-cell>
          <table:table-cell office:value-type="string" calcext:value-type="string">
            <text:p>shame</text:p>
          </table:table-cell>
          <table:table-cell office:value-type="float" office:value="0.0373591899906487" calcext:value-type="float">
            <text:p>0.03735919</text:p>
          </table:table-cell>
          <table:table-cell office:value-type="float" office:value="0.62825" calcext:value-type="float">
            <text:p>0.62825</text:p>
          </table:table-cell>
          <table:table-cell office:value-type="float" office:value="0.0817586760528591" calcext:value-type="float">
            <text:p>0.0817586761</text:p>
          </table:table-cell>
          <table:table-cell office:value-type="string" calcext:value-type="string">
            <text:p>oscar</text:p>
          </table:table-cell>
          <table:table-cell office:value-type="float" office:value="-0.0093124828757941" calcext:value-type="float">
            <text:p>-0.0093124829</text:p>
          </table:table-cell>
          <table:table-cell office:value-type="float" office:value="-0.0307500000000001" calcext:value-type="float">
            <text:p>-0.03075</text:p>
          </table:table-cell>
          <table:table-cell office:value-type="float" office:value="-0.00861660292005119" calcext:value-type="float">
            <text:p>-0.0086166029</text:p>
          </table:table-cell>
          <table:table-cell office:value-type="string" calcext:value-type="string">
            <text:p>animation</text:p>
          </table:table-cell>
          <table:table-cell office:value-type="float" office:value="-0.0085300205114509" calcext:value-type="float">
            <text:p>-0.0085300205</text:p>
          </table:table-cell>
          <table:table-cell office:value-type="float" office:value="-0.04055" calcext:value-type="float">
            <text:p>-0.04055</text:p>
          </table:table-cell>
          <table:table-cell office:value-type="float" office:value="-0.00796673011943669" calcext:value-type="float">
            <text:p>-0.0079667301</text:p>
          </table:table-cell>
        </table:table-row>
        <table:table-row table:style-name="ro1">
          <table:table-cell office:value-type="string" calcext:value-type="string">
            <text:p>became</text:p>
          </table:table-cell>
          <table:table-cell office:value-type="float" office:value="0.0256741461604728" calcext:value-type="float">
            <text:p>0.0256741462</text:p>
          </table:table-cell>
          <table:table-cell office:value-type="float" office:value="0.60505" calcext:value-type="float">
            <text:p>0.60505</text:p>
          </table:table-cell>
          <table:table-cell office:value-type="float" office:value="0.0725607608312786" calcext:value-type="float">
            <text:p>0.0725607608</text:p>
          </table:table-cell>
          <table:table-cell office:value-type="string" calcext:value-type="string">
            <text:p>jack</text:p>
          </table:table-cell>
          <table:table-cell office:value-type="float" office:value="0.0371443130605215" calcext:value-type="float">
            <text:p>0.0371443131</text:p>
          </table:table-cell>
          <table:table-cell office:value-type="float" office:value="0.6459" calcext:value-type="float">
            <text:p>0.6459</text:p>
          </table:table-cell>
          <table:table-cell office:value-type="float" office:value="0.0781046602447279" calcext:value-type="float">
            <text:p>0.0781046602</text:p>
          </table:table-cell>
          <table:table-cell office:value-type="string" calcext:value-type="string">
            <text:p>era</text:p>
          </table:table-cell>
          <table:table-cell office:value-type="float" office:value="0.0373136334362831" calcext:value-type="float">
            <text:p>0.0373136334</text:p>
          </table:table-cell>
          <table:table-cell office:value-type="float" office:value="0.63685" calcext:value-type="float">
            <text:p>0.63685</text:p>
          </table:table-cell>
          <table:table-cell office:value-type="float" office:value="0.0748949178448605" calcext:value-type="float">
            <text:p>0.0748949178</text:p>
          </table:table-cell>
          <table:table-cell office:value-type="string" calcext:value-type="string">
            <text:p>return</text:p>
          </table:table-cell>
          <table:table-cell office:value-type="float" office:value="-0.0090863113619607" calcext:value-type="float">
            <text:p>-0.0090863114</text:p>
          </table:table-cell>
          <table:table-cell office:value-type="float" office:value="-0.0321500000000001" calcext:value-type="float">
            <text:p>-0.03215</text:p>
          </table:table-cell>
          <table:table-cell office:value-type="float" office:value="-0.0085373567680765" calcext:value-type="float">
            <text:p>-0.0085373568</text:p>
          </table:table-cell>
          <table:table-cell office:value-type="string" calcext:value-type="string">
            <text:p>fantasy</text:p>
          </table:table-cell>
          <table:table-cell office:value-type="float" office:value="-0.0085085572248027" calcext:value-type="float">
            <text:p>-0.0085085572</text:p>
          </table:table-cell>
          <table:table-cell office:value-type="float" office:value="-0.00424999999999998" calcext:value-type="float">
            <text:p>-0.00425</text:p>
          </table:table-cell>
          <table:table-cell office:value-type="float" office:value="-0.008185814192857" calcext:value-type="float">
            <text:p>-0.0081858142</text:p>
          </table:table-cell>
        </table:table-row>
        <table:table-row table:style-name="ro1">
          <table:table-cell office:value-type="string" calcext:value-type="string">
            <text:p>beauty</text:p>
          </table:table-cell>
          <table:table-cell office:value-type="float" office:value="0.0332488714563496" calcext:value-type="float">
            <text:p>0.0332488715</text:p>
          </table:table-cell>
          <table:table-cell office:value-type="float" office:value="0.60765" calcext:value-type="float">
            <text:p>0.60765</text:p>
          </table:table-cell>
          <table:table-cell office:value-type="float" office:value="0.073663085822217" calcext:value-type="float">
            <text:p>0.0736630858</text:p>
          </table:table-cell>
          <table:table-cell office:value-type="string" calcext:value-type="string">
            <text:p>background</text:p>
          </table:table-cell>
          <table:table-cell office:value-type="float" office:value="0.036957235465676" calcext:value-type="float">
            <text:p>0.0369572355</text:p>
          </table:table-cell>
          <table:table-cell office:value-type="float" office:value="0.63325" calcext:value-type="float">
            <text:p>0.63325</text:p>
          </table:table-cell>
          <table:table-cell office:value-type="float" office:value="0.0772424204302428" calcext:value-type="float">
            <text:p>0.0772424204</text:p>
          </table:table-cell>
          <table:table-cell office:value-type="string" calcext:value-type="string">
            <text:p>meant</text:p>
          </table:table-cell>
          <table:table-cell office:value-type="float" office:value="0.0372176680854683" calcext:value-type="float">
            <text:p>0.0372176681</text:p>
          </table:table-cell>
          <table:table-cell office:value-type="float" office:value="0.64235" calcext:value-type="float">
            <text:p>0.64235</text:p>
          </table:table-cell>
          <table:table-cell office:value-type="float" office:value="0.0790524011844985" calcext:value-type="float">
            <text:p>0.0790524012</text:p>
          </table:table-cell>
          <table:table-cell office:value-type="string" calcext:value-type="string">
            <text:p>fast</text:p>
          </table:table-cell>
          <table:table-cell office:value-type="float" office:value="-0.00905636387073851" calcext:value-type="float">
            <text:p>-0.0090563639</text:p>
          </table:table-cell>
          <table:table-cell office:value-type="float" office:value="-0.00990000000000002" calcext:value-type="float">
            <text:p>-0.0099</text:p>
          </table:table-cell>
          <table:table-cell office:value-type="float" office:value="-0.00843692058794091" calcext:value-type="float">
            <text:p>-0.0084369206</text:p>
          </table:table-cell>
          <table:table-cell office:value-type="string" calcext:value-type="string">
            <text:p>crime</text:p>
          </table:table-cell>
          <table:table-cell office:value-type="float" office:value="-0.0084877290040982" calcext:value-type="float">
            <text:p>-0.008487729</text:p>
          </table:table-cell>
          <table:table-cell office:value-type="float" office:value="-0.00895000000000001" calcext:value-type="float">
            <text:p>-0.00895</text:p>
          </table:table-cell>
          <table:table-cell office:value-type="float" office:value="-0.00806011478811441" calcext:value-type="float">
            <text:p>-0.0080601148</text:p>
          </table:table-cell>
        </table:table-row>
        <table:table-row table:style-name="ro1">
          <table:table-cell office:value-type="string" calcext:value-type="string">
            <text:p>beautiful</text:p>
          </table:table-cell>
          <table:table-cell office:value-type="float" office:value="0.089460756383516" calcext:value-type="float">
            <text:p>0.0894607564</text:p>
          </table:table-cell>
          <table:table-cell office:value-type="float" office:value="0.62845" calcext:value-type="float">
            <text:p>0.62845</text:p>
          </table:table-cell>
          <table:table-cell office:value-type="float" office:value="0.198122369698932" calcext:value-type="float">
            <text:p>0.1981223697</text:p>
          </table:table-cell>
          <table:table-cell office:value-type="string" calcext:value-type="string">
            <text:p>write</text:p>
          </table:table-cell>
          <table:table-cell office:value-type="float" office:value="0.0367600886047073" calcext:value-type="float">
            <text:p>0.0367600886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0825082508250825" calcext:value-type="float">
            <text:p>0.0825082508</text:p>
          </table:table-cell>
          <table:table-cell office:value-type="string" calcext:value-type="string">
            <text:p>class</text:p>
          </table:table-cell>
          <table:table-cell office:value-type="float" office:value="0.0371473758513581" calcext:value-type="float">
            <text:p>0.0371473759</text:p>
          </table:table-cell>
          <table:table-cell office:value-type="float" office:value="0.6382" calcext:value-type="float">
            <text:p>0.6382</text:p>
          </table:table-cell>
          <table:table-cell office:value-type="float" office:value="0.090726313144006" calcext:value-type="float">
            <text:p>0.0907263131</text:p>
          </table:table-cell>
          <table:table-cell office:value-type="string" calcext:value-type="string">
            <text:p>crap</text:p>
          </table:table-cell>
          <table:table-cell office:value-type="float" office:value="-0.0090435476775661" calcext:value-type="float">
            <text:p>-0.0090435477</text:p>
          </table:table-cell>
          <table:table-cell office:value-type="float" office:value="-0.0115500000000001" calcext:value-type="float">
            <text:p>-0.01155</text:p>
          </table:table-cell>
          <table:table-cell office:value-type="float" office:value="-0.00831853218541101" calcext:value-type="float">
            <text:p>-0.0083185322</text:p>
          </table:table-cell>
          <table:table-cell office:value-type="string" calcext:value-type="string">
            <text:p>rate</text:p>
          </table:table-cell>
          <table:table-cell office:value-type="float" office:value="-0.0083188832544218" calcext:value-type="float">
            <text:p>-0.0083188833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78990680956014" calcext:value-type="float">
            <text:p>-0.0078990681</text:p>
          </table:table-cell>
        </table:table-row>
        <table:table-row table:style-name="ro1">
          <table:table-cell office:value-type="string" calcext:value-type="string">
            <text:p>battle</text:p>
          </table:table-cell>
          <table:table-cell office:value-type="float" office:value="0.0261456610113709" calcext:value-type="float">
            <text:p>0.026145661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0616541353383459" calcext:value-type="float">
            <text:p>0.0616541353</text:p>
          </table:table-cell>
          <table:table-cell office:value-type="string" calcext:value-type="string">
            <text:p>message</text:p>
          </table:table-cell>
          <table:table-cell office:value-type="float" office:value="0.0365761256400248" calcext:value-type="float">
            <text:p>0.0365761256</text:p>
          </table:table-cell>
          <table:table-cell office:value-type="float" office:value="0.63285" calcext:value-type="float">
            <text:p>0.63285</text:p>
          </table:table-cell>
          <table:table-cell office:value-type="float" office:value="0.0838427947598253" calcext:value-type="float">
            <text:p>0.0838427948</text:p>
          </table:table-cell>
          <table:table-cell office:value-type="string" calcext:value-type="string">
            <text:p>wait</text:p>
          </table:table-cell>
          <table:table-cell office:value-type="float" office:value="0.0370891269675547" calcext:value-type="float">
            <text:p>0.037089127</text:p>
          </table:table-cell>
          <table:table-cell office:value-type="float" office:value="0.617" calcext:value-type="float">
            <text:p>0.617</text:p>
          </table:table-cell>
          <table:table-cell office:value-type="float" office:value="0.0854823304680038" calcext:value-type="float">
            <text:p>0.0854823305</text:p>
          </table:table-cell>
          <table:table-cell office:value-type="string" calcext:value-type="string">
            <text:p>romance</text:p>
          </table:table-cell>
          <table:table-cell office:value-type="float" office:value="-0.0089894176259692" calcext:value-type="float">
            <text:p>-0.0089894176</text:p>
          </table:table-cell>
          <table:table-cell office:value-type="float" office:value="-0.0134500000000001" calcext:value-type="float">
            <text:p>-0.01345</text:p>
          </table:table-cell>
          <table:table-cell office:value-type="float" office:value="-0.0085059638431219" calcext:value-type="float">
            <text:p>-0.0085059638</text:p>
          </table:table-cell>
          <table:table-cell office:value-type="string" calcext:value-type="string">
            <text:p>brilliant</text:p>
          </table:table-cell>
          <table:table-cell office:value-type="float" office:value="-0.0083100712662898" calcext:value-type="float">
            <text:p>-0.0083100713</text:p>
          </table:table-cell>
          <table:table-cell office:value-type="float" office:value="-0.00495000000000001" calcext:value-type="float">
            <text:p>-0.00495</text:p>
          </table:table-cell>
          <table:table-cell office:value-type="float" office:value="-0.00764831229857399" calcext:value-type="float">
            <text:p>-0.0076483123</text:p>
          </table:table-cell>
        </table:table-row>
        <table:table-row table:style-name="ro1">
          <table:table-cell office:value-type="string" calcext:value-type="string">
            <text:p>basically</text:p>
          </table:table-cell>
          <table:table-cell office:value-type="float" office:value="0.0414102399652134" calcext:value-type="float">
            <text:p>0.04141024</text:p>
          </table:table-cell>
          <table:table-cell office:value-type="float" office:value="0.64525" calcext:value-type="float">
            <text:p>0.64525</text:p>
          </table:table-cell>
          <table:table-cell office:value-type="float" office:value="0.100418410041841" calcext:value-type="float">
            <text:p>0.10041841</text:p>
          </table:table-cell>
          <table:table-cell office:value-type="string" calcext:value-type="string">
            <text:p>free</text:p>
          </table:table-cell>
          <table:table-cell office:value-type="float" office:value="0.0365589659289626" calcext:value-type="float">
            <text:p>0.0365589659</text:p>
          </table:table-cell>
          <table:table-cell office:value-type="float" office:value="0.63485" calcext:value-type="float">
            <text:p>0.63485</text:p>
          </table:table-cell>
          <table:table-cell office:value-type="float" office:value="0.0828833354263469" calcext:value-type="float">
            <text:p>0.0828833354</text:p>
          </table:table-cell>
          <table:table-cell office:value-type="string" calcext:value-type="string">
            <text:p>kept</text:p>
          </table:table-cell>
          <table:table-cell office:value-type="float" office:value="0.0368648088250005" calcext:value-type="float">
            <text:p>0.0368648088</text:p>
          </table:table-cell>
          <table:table-cell office:value-type="float" office:value="0.60285" calcext:value-type="float">
            <text:p>0.60285</text:p>
          </table:table-cell>
          <table:table-cell office:value-type="float" office:value="0.0864864864864865" calcext:value-type="float">
            <text:p>0.0864864865</text:p>
          </table:table-cell>
          <table:table-cell office:value-type="string" calcext:value-type="string">
            <text:p>dr</text:p>
          </table:table-cell>
          <table:table-cell office:value-type="float" office:value="-0.0089722154438665" calcext:value-type="float">
            <text:p>-0.0089722154</text:p>
          </table:table-cell>
          <table:table-cell office:value-type="float" office:value="-0.0237000000000001" calcext:value-type="float">
            <text:p>-0.0237</text:p>
          </table:table-cell>
          <table:table-cell office:value-type="float" office:value="-0.00852565943349889" calcext:value-type="float">
            <text:p>-0.0085256594</text:p>
          </table:table-cell>
          <table:table-cell office:value-type="string" calcext:value-type="string">
            <text:p>poor</text:p>
          </table:table-cell>
          <table:table-cell office:value-type="float" office:value="-0.00829293251038001" calcext:value-type="float">
            <text:p>-0.0082929325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-0.00823460024081601" calcext:value-type="float">
            <text:p>-0.0082346002</text:p>
          </table:table-cell>
        </table:table-row>
        <table:table-row table:style-name="ro1">
          <table:table-cell office:value-type="string" calcext:value-type="string">
            <text:p>based</text:p>
          </table:table-cell>
          <table:table-cell office:value-type="float" office:value="0.0427803364059965" calcext:value-type="float">
            <text:p>0.0427803364</text:p>
          </table:table-cell>
          <table:table-cell office:value-type="float" office:value="0.6" calcext:value-type="float">
            <text:p>0.6</text:p>
          </table:table-cell>
          <table:table-cell office:value-type="float" office:value="0.132509217089568" calcext:value-type="float">
            <text:p>0.1325092171</text:p>
          </table:table-cell>
          <table:table-cell office:value-type="string" calcext:value-type="string">
            <text:p>rate</text:p>
          </table:table-cell>
          <table:table-cell office:value-type="float" office:value="0.0365455862801989" calcext:value-type="float">
            <text:p>0.0365455863</text:p>
          </table:table-cell>
          <table:table-cell office:value-type="float" office:value="0.67025" calcext:value-type="float">
            <text:p>0.67025</text:p>
          </table:table-cell>
          <table:table-cell office:value-type="float" office:value="0.0782669461914745" calcext:value-type="float">
            <text:p>0.0782669462</text:p>
          </table:table-cell>
          <table:table-cell office:value-type="string" calcext:value-type="string">
            <text:p>mark</text:p>
          </table:table-cell>
          <table:table-cell office:value-type="float" office:value="0.0368559942203054" calcext:value-type="float">
            <text:p>0.0368559942</text:p>
          </table:table-cell>
          <table:table-cell office:value-type="float" office:value="0.6753" calcext:value-type="float">
            <text:p>0.6753</text:p>
          </table:table-cell>
          <table:table-cell office:value-type="float" office:value="0.07624466571835" calcext:value-type="float">
            <text:p>0.0762446657</text:p>
          </table:table-cell>
          <table:table-cell office:value-type="string" calcext:value-type="string">
            <text:p>crime</text:p>
          </table:table-cell>
          <table:table-cell office:value-type="float" office:value="-0.0089648953446305" calcext:value-type="float">
            <text:p>-0.0089648953</text:p>
          </table:table-cell>
          <table:table-cell office:value-type="float" office:value="-0.0224000000000001" calcext:value-type="float">
            <text:p>-0.0224</text:p>
          </table:table-cell>
          <table:table-cell office:value-type="float" office:value="-0.0084080822921013" calcext:value-type="float">
            <text:p>-0.0084080823</text:p>
          </table:table-cell>
          <table:table-cell office:value-type="string" calcext:value-type="string">
            <text:p>greatest</text:p>
          </table:table-cell>
          <table:table-cell office:value-type="float" office:value="-0.0081676219212994" calcext:value-type="float">
            <text:p>-0.0081676219</text:p>
          </table:table-cell>
          <table:table-cell office:value-type="float" office:value="-0.000250000000000083" calcext:value-type="float">
            <text:p>-0.00025</text:p>
          </table:table-cell>
          <table:table-cell office:value-type="float" office:value="-0.0077964283047343" calcext:value-type="float">
            <text:p>-0.0077964283</text:p>
          </table:table-cell>
        </table:table-row>
        <table:table-row table:style-name="ro1">
          <table:table-cell office:value-type="string" calcext:value-type="string">
            <text:p>badly</text:p>
          </table:table-cell>
          <table:table-cell office:value-type="float" office:value="0.0492976500412371" calcext:value-type="float">
            <text:p>0.04929765</text:p>
          </table:table-cell>
          <table:table-cell office:value-type="float" office:value="0.65175" calcext:value-type="float">
            <text:p>0.65175</text:p>
          </table:table-cell>
          <table:table-cell office:value-type="float" office:value="0.091324200913242" calcext:value-type="float">
            <text:p>0.0913242009</text:p>
          </table:table-cell>
          <table:table-cell office:value-type="string" calcext:value-type="string">
            <text:p>space</text:p>
          </table:table-cell>
          <table:table-cell office:value-type="float" office:value="0.0363792114176349" calcext:value-type="float">
            <text:p>0.0363792114</text:p>
          </table:table-cell>
          <table:table-cell office:value-type="float" office:value="0.6415" calcext:value-type="float">
            <text:p>0.6415</text:p>
          </table:table-cell>
          <table:table-cell office:value-type="float" office:value="0.0781691951658524" calcext:value-type="float">
            <text:p>0.0781691952</text:p>
          </table:table-cell>
          <table:table-cell office:value-type="string" calcext:value-type="string">
            <text:p>create</text:p>
          </table:table-cell>
          <table:table-cell office:value-type="float" office:value="0.0368082660481293" calcext:value-type="float">
            <text:p>0.036808266</text:p>
          </table:table-cell>
          <table:table-cell office:value-type="float" office:value="0.6867" calcext:value-type="float">
            <text:p>0.6867</text:p>
          </table:table-cell>
          <table:table-cell office:value-type="float" office:value="0.0763561320754717" calcext:value-type="float">
            <text:p>0.0763561321</text:p>
          </table:table-cell>
          <table:table-cell office:value-type="string" calcext:value-type="string">
            <text:p>peter</text:p>
          </table:table-cell>
          <table:table-cell office:value-type="float" office:value="-0.0089535061281456" calcext:value-type="float">
            <text:p>-0.0089535061</text:p>
          </table:table-cell>
          <table:table-cell office:value-type="float" office:value="-0.0248" calcext:value-type="float">
            <text:p>-0.0248</text:p>
          </table:table-cell>
          <table:table-cell office:value-type="float" office:value="-0.0083972259656678" calcext:value-type="float">
            <text:p>-0.008397226</text:p>
          </table:table-cell>
          <table:table-cell office:value-type="string" calcext:value-type="string">
            <text:p>moving</text:p>
          </table:table-cell>
          <table:table-cell office:value-type="float" office:value="-0.0081553694658089" calcext:value-type="float">
            <text:p>-0.0081553695</text:p>
          </table:table-cell>
          <table:table-cell office:value-type="float" office:value="0.00459999999999994" calcext:value-type="float">
            <text:p>0.0046</text:p>
          </table:table-cell>
          <table:table-cell office:value-type="float" office:value="-0.007770291234435" calcext:value-type="float">
            <text:p>-0.0077702912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 office:value-type="float" office:value="0.276648072737519" calcext:value-type="float">
            <text:p>0.2766480727</text:p>
          </table:table-cell>
          <table:table-cell office:value-type="float" office:value="0.67285" calcext:value-type="float">
            <text:p>0.67285</text:p>
          </table:table-cell>
          <table:table-cell office:value-type="float" office:value="0.491805825242718" calcext:value-type="float">
            <text:p>0.4918058252</text:p>
          </table:table-cell>
          <table:table-cell office:value-type="string" calcext:value-type="string">
            <text:p>wish</text:p>
          </table:table-cell>
          <table:table-cell office:value-type="float" office:value="0.0363593363362893" calcext:value-type="float">
            <text:p>0.0363593363</text:p>
          </table:table-cell>
          <table:table-cell office:value-type="float" office:value="0.5847" calcext:value-type="float">
            <text:p>0.5847</text:p>
          </table:table-cell>
          <table:table-cell office:value-type="float" office:value="0.098936862660013" calcext:value-type="float">
            <text:p>0.0989368627</text:p>
          </table:table-cell>
          <table:table-cell office:value-type="string" calcext:value-type="string">
            <text:p>romantic</text:p>
          </table:table-cell>
          <table:table-cell office:value-type="float" office:value="0.0366095623940024" calcext:value-type="float">
            <text:p>0.0366095624</text:p>
          </table:table-cell>
          <table:table-cell office:value-type="float" office:value="0.61505" calcext:value-type="float">
            <text:p>0.61505</text:p>
          </table:table-cell>
          <table:table-cell office:value-type="float" office:value="0.0863889877773822" calcext:value-type="float">
            <text:p>0.0863889878</text:p>
          </table:table-cell>
          <table:table-cell office:value-type="string" calcext:value-type="string">
            <text:p>silly</text:p>
          </table:table-cell>
          <table:table-cell office:value-type="float" office:value="-0.0089324585815184" calcext:value-type="float">
            <text:p>-0.0089324586</text:p>
          </table:table-cell>
          <table:table-cell office:value-type="float" office:value="-0.0175999999999999" calcext:value-type="float">
            <text:p>-0.0176</text:p>
          </table:table-cell>
          <table:table-cell office:value-type="float" office:value="-0.00821008723639381" calcext:value-type="float">
            <text:p>-0.0082100872</text:p>
          </table:table-cell>
          <table:table-cell office:value-type="string" calcext:value-type="string">
            <text:p>tried</text:p>
          </table:table-cell>
          <table:table-cell office:value-type="float" office:value="-0.0081299149744169" calcext:value-type="float">
            <text:p>-0.008129915</text:p>
          </table:table-cell>
          <table:table-cell office:value-type="float" office:value="-0.00765000000000005" calcext:value-type="float">
            <text:p>-0.00765</text:p>
          </table:table-cell>
          <table:table-cell office:value-type="float" office:value="-0.00767128509456071" calcext:value-type="float">
            <text:p>-0.0076712851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0222529269461682" calcext:value-type="float">
            <text:p>0.0222529269</text:p>
          </table:table-cell>
          <table:table-cell office:value-type="float" office:value="0.59345" calcext:value-type="float">
            <text:p>0.59345</text:p>
          </table:table-cell>
          <table:table-cell office:value-type="float" office:value="0.063356756134086" calcext:value-type="float">
            <text:p>0.0633567561</text:p>
          </table:table-cell>
          <table:table-cell office:value-type="string" calcext:value-type="string">
            <text:p>sad</text:p>
          </table:table-cell>
          <table:table-cell office:value-type="float" office:value="0.0363217729055231" calcext:value-type="float">
            <text:p>0.0363217729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100232018561485" calcext:value-type="float">
            <text:p>0.1002320186</text:p>
          </table:table-cell>
          <table:table-cell office:value-type="string" calcext:value-type="string">
            <text:p>hilarious</text:p>
          </table:table-cell>
          <table:table-cell office:value-type="float" office:value="0.036607355729109" calcext:value-type="float">
            <text:p>0.0366073557</text:p>
          </table:table-cell>
          <table:table-cell office:value-type="float" office:value="0.5721" calcext:value-type="float">
            <text:p>0.5721</text:p>
          </table:table-cell>
          <table:table-cell office:value-type="float" office:value="0.0991578947368421" calcext:value-type="float">
            <text:p>0.0991578947</text:p>
          </table:table-cell>
          <table:table-cell office:value-type="string" calcext:value-type="string">
            <text:p>development</text:p>
          </table:table-cell>
          <table:table-cell office:value-type="float" office:value="-0.0088138522103101" calcext:value-type="float">
            <text:p>-0.0088138522</text:p>
          </table:table-cell>
          <table:table-cell office:value-type="float" office:value="-0.00524999999999998" calcext:value-type="float">
            <text:p>-0.00525</text:p>
          </table:table-cell>
          <table:table-cell office:value-type="float" office:value="-0.00841938958570999" calcext:value-type="float">
            <text:p>-0.0084193896</text:p>
          </table:table-cell>
          <table:table-cell office:value-type="string" calcext:value-type="string">
            <text:p>stars</text:p>
          </table:table-cell>
          <table:table-cell office:value-type="float" office:value="-0.0080411628504612" calcext:value-type="float">
            <text:p>-0.0080411629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-0.00808413295672" calcext:value-type="float">
            <text:p>-0.008084133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0.10273361021095" calcext:value-type="float">
            <text:p>0.1027336102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3077456246751" calcext:value-type="float">
            <text:p>0.3077456247</text:p>
          </table:table-cell>
          <table:table-cell office:value-type="string" calcext:value-type="string">
            <text:p>opinion</text:p>
          </table:table-cell>
          <table:table-cell office:value-type="float" office:value="0.0363049512743557" calcext:value-type="float">
            <text:p>0.0363049513</text:p>
          </table:table-cell>
          <table:table-cell office:value-type="float" office:value="0.59645" calcext:value-type="float">
            <text:p>0.59645</text:p>
          </table:table-cell>
          <table:table-cell office:value-type="float" office:value="0.0975064296097506" calcext:value-type="float">
            <text:p>0.0975064296</text:p>
          </table:table-cell>
          <table:table-cell office:value-type="string" calcext:value-type="string">
            <text:p>pay</text:p>
          </table:table-cell>
          <table:table-cell office:value-type="float" office:value="0.0366004883060012" calcext:value-type="float">
            <text:p>0.0366004883</text:p>
          </table:table-cell>
          <table:table-cell office:value-type="float" office:value="0.64315" calcext:value-type="float">
            <text:p>0.64315</text:p>
          </table:table-cell>
          <table:table-cell office:value-type="float" office:value="0.0768335273573923" calcext:value-type="float">
            <text:p>0.0768335274</text:p>
          </table:table-cell>
          <table:table-cell office:value-type="string" calcext:value-type="string">
            <text:p>viewing</text:p>
          </table:table-cell>
          <table:table-cell office:value-type="float" office:value="-0.0087966134061168" calcext:value-type="float">
            <text:p>-0.0087966134</text:p>
          </table:table-cell>
          <table:table-cell office:value-type="float" office:value="-0.00424999999999998" calcext:value-type="float">
            <text:p>-0.00425</text:p>
          </table:table-cell>
          <table:table-cell office:value-type="float" office:value="-0.00833239712175661" calcext:value-type="float">
            <text:p>-0.0083323971</text:p>
          </table:table-cell>
          <table:table-cell office:value-type="string" calcext:value-type="string">
            <text:p>sci</text:p>
          </table:table-cell>
          <table:table-cell office:value-type="float" office:value="-0.0079741689642158" calcext:value-type="float">
            <text:p>-0.007974169</text:p>
          </table:table-cell>
          <table:table-cell office:value-type="float" office:value="-0.0366" calcext:value-type="float">
            <text:p>-0.0366</text:p>
          </table:table-cell>
          <table:table-cell office:value-type="float" office:value="-0.00750323901083429" calcext:value-type="float">
            <text:p>-0.007503239</text:p>
          </table:table-cell>
        </table:table-row>
        <table:table-row table:style-name="ro1">
          <table:table-cell office:value-type="string" calcext:value-type="string">
            <text:p>baby</text:p>
          </table:table-cell>
          <table:table-cell office:value-type="float" office:value="0.0197485685738625" calcext:value-type="float">
            <text:p>0.0197485686</text:p>
          </table:table-cell>
          <table:table-cell office:value-type="float" office:value="0.60835" calcext:value-type="float">
            <text:p>0.60835</text:p>
          </table:table-cell>
          <table:table-cell office:value-type="float" office:value="0.057514137889544" calcext:value-type="float">
            <text:p>0.0575141379</text:p>
          </table:table-cell>
          <table:table-cell office:value-type="string" calcext:value-type="string">
            <text:p>surprise</text:p>
          </table:table-cell>
          <table:table-cell office:value-type="float" office:value="0.0360398726932591" calcext:value-type="float">
            <text:p>0.0360398727</text:p>
          </table:table-cell>
          <table:table-cell office:value-type="float" office:value="0.64155" calcext:value-type="float">
            <text:p>0.64155</text:p>
          </table:table-cell>
          <table:table-cell office:value-type="float" office:value="0.0814862267777066" calcext:value-type="float">
            <text:p>0.0814862268</text:p>
          </table:table-cell>
          <table:table-cell office:value-type="string" calcext:value-type="string">
            <text:p>street</text:p>
          </table:table-cell>
          <table:table-cell office:value-type="float" office:value="0.0364829655434852" calcext:value-type="float">
            <text:p>0.0364829655</text:p>
          </table:table-cell>
          <table:table-cell office:value-type="float" office:value="0.64005" calcext:value-type="float">
            <text:p>0.64005</text:p>
          </table:table-cell>
          <table:table-cell office:value-type="float" office:value="0.0771695936418408" calcext:value-type="float">
            <text:p>0.0771695936</text:p>
          </table:table-cell>
          <table:table-cell office:value-type="string" calcext:value-type="string">
            <text:p>theater</text:p>
          </table:table-cell>
          <table:table-cell office:value-type="float" office:value="-0.0087659695214828" calcext:value-type="float">
            <text:p>-0.0087659695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821786840068911" calcext:value-type="float">
            <text:p>-0.0082178684</text:p>
          </table:table-cell>
          <table:table-cell office:value-type="string" calcext:value-type="string">
            <text:p>girlfriend</text:p>
          </table:table-cell>
          <table:table-cell office:value-type="float" office:value="-0.0078495935771265" calcext:value-type="float">
            <text:p>-0.0078495936</text:p>
          </table:table-cell>
          <table:table-cell office:value-type="float" office:value="0.03335" calcext:value-type="float">
            <text:p>0.03335</text:p>
          </table:table-cell>
          <table:table-cell office:value-type="float" office:value="-0.0077389050333126" calcext:value-type="float">
            <text:p>-0.00773890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0394373436396958" calcext:value-type="float">
            <text:p>0.0394373436</text:p>
          </table:table-cell>
          <table:table-cell office:value-type="float" office:value="0.61595" calcext:value-type="float">
            <text:p>0.61595</text:p>
          </table:table-cell>
          <table:table-cell office:value-type="float" office:value="0.11150954308849" calcext:value-type="float">
            <text:p>0.1115095431</text:p>
          </table:table-cell>
          <table:table-cell office:value-type="string" calcext:value-type="string">
            <text:p>kept</text:p>
          </table:table-cell>
          <table:table-cell office:value-type="float" office:value="0.0359549904252241" calcext:value-type="float">
            <text:p>0.0359549904</text:p>
          </table:table-cell>
          <table:table-cell office:value-type="float" office:value="0.62935" calcext:value-type="float">
            <text:p>0.62935</text:p>
          </table:table-cell>
          <table:table-cell office:value-type="float" office:value="0.0853793954349167" calcext:value-type="float">
            <text:p>0.0853793954</text:p>
          </table:table-cell>
          <table:table-cell office:value-type="string" calcext:value-type="string">
            <text:p>development</text:p>
          </table:table-cell>
          <table:table-cell office:value-type="float" office:value="0.0364601571381594" calcext:value-type="float">
            <text:p>0.0364601571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0781523096129838" calcext:value-type="float">
            <text:p>0.0781523096</text:p>
          </table:table-cell>
          <table:table-cell office:value-type="string" calcext:value-type="string">
            <text:p>plus</text:p>
          </table:table-cell>
          <table:table-cell office:value-type="float" office:value="-0.0086899234026611" calcext:value-type="float">
            <text:p>-0.0086899234</text:p>
          </table:table-cell>
          <table:table-cell office:value-type="float" office:value="-0.0185500000000001" calcext:value-type="float">
            <text:p>-0.01855</text:p>
          </table:table-cell>
          <table:table-cell office:value-type="float" office:value="-0.00821273552213719" calcext:value-type="float">
            <text:p>-0.0082127355</text:p>
          </table:table-cell>
          <table:table-cell office:value-type="string" calcext:value-type="string">
            <text:p>comments</text:p>
          </table:table-cell>
          <table:table-cell office:value-type="float" office:value="-0.0076727879039259" calcext:value-type="float">
            <text:p>-0.0076727879</text:p>
          </table:table-cell>
          <table:table-cell office:value-type="float" office:value="0.00180000000000002" calcext:value-type="float">
            <text:p>0.0018</text:p>
          </table:table-cell>
          <table:table-cell office:value-type="float" office:value="-0.00730437235812201" calcext:value-type="float">
            <text:p>-0.0073043724</text:p>
          </table:table-cell>
        </table:table-row>
        <table:table-row table:style-name="ro1">
          <table:table-cell office:value-type="string" calcext:value-type="string">
            <text:p>awful</text:p>
          </table:table-cell>
          <table:table-cell office:value-type="float" office:value="0.179663385738306" calcext:value-type="float">
            <text:p>0.1796633857</text:p>
          </table:table-cell>
          <table:table-cell office:value-type="float" office:value="0.73185" calcext:value-type="float">
            <text:p>0.73185</text:p>
          </table:table-cell>
          <table:table-cell office:value-type="float" office:value="0.260377878913253" calcext:value-type="float">
            <text:p>0.2603778789</text:p>
          </table:table-cell>
          <table:table-cell office:value-type="string" calcext:value-type="string">
            <text:p>crazy</text:p>
          </table:table-cell>
          <table:table-cell office:value-type="float" office:value="0.0359543592132471" calcext:value-type="float">
            <text:p>0.0359543592</text:p>
          </table:table-cell>
          <table:table-cell office:value-type="float" office:value="0.64245" calcext:value-type="float">
            <text:p>0.64245</text:p>
          </table:table-cell>
          <table:table-cell office:value-type="float" office:value="0.0762175429531068" calcext:value-type="float">
            <text:p>0.076217543</text:p>
          </table:table-cell>
          <table:table-cell office:value-type="string" calcext:value-type="string">
            <text:p>miss</text:p>
          </table:table-cell>
          <table:table-cell office:value-type="float" office:value="0.0363348127800597" calcext:value-type="float">
            <text:p>0.0363348128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0919401544401545" calcext:value-type="float">
            <text:p>0.0919401544</text:p>
          </table:table-cell>
          <table:table-cell office:value-type="string" calcext:value-type="string">
            <text:p>casting</text:p>
          </table:table-cell>
          <table:table-cell office:value-type="float" office:value="-0.0084024115711468" calcext:value-type="float">
            <text:p>-0.0084024116</text:p>
          </table:table-cell>
          <table:table-cell office:value-type="float" office:value="-0.0217499999999999" calcext:value-type="float">
            <text:p>-0.02175</text:p>
          </table:table-cell>
          <table:table-cell office:value-type="float" office:value="-0.00792094955816532" calcext:value-type="float">
            <text:p>-0.0079209496</text:p>
          </table:table-cell>
          <table:table-cell office:value-type="string" calcext:value-type="string">
            <text:p>fantastic</text:p>
          </table:table-cell>
          <table:table-cell office:value-type="float" office:value="-0.00766699186100051" calcext:value-type="float">
            <text:p>-0.0076669919</text:p>
          </table:table-cell>
          <table:table-cell office:value-type="float" office:value="-0.00570000000000004" calcext:value-type="float">
            <text:p>-0.0057</text:p>
          </table:table-cell>
          <table:table-cell office:value-type="float" office:value="-0.0072285724124055" calcext:value-type="float">
            <text:p>-0.0072285724</text:p>
          </table:table-cell>
        </table:table-row>
        <table:table-row table:style-name="ro1">
          <table:table-cell office:value-type="string" calcext:value-type="string">
            <text:p>away</text:p>
          </table:table-cell>
          <table:table-cell office:value-type="float" office:value="0.0683134838271786" calcext:value-type="float">
            <text:p>0.0683134838</text:p>
          </table:table-cell>
          <table:table-cell office:value-type="float" office:value="0.607" calcext:value-type="float">
            <text:p>0.607</text:p>
          </table:table-cell>
          <table:table-cell office:value-type="float" office:value="0.211476725521669" calcext:value-type="float">
            <text:p>0.2114767255</text:p>
          </table:table-cell>
          <table:table-cell office:value-type="string" calcext:value-type="string">
            <text:p>fantasy</text:p>
          </table:table-cell>
          <table:table-cell office:value-type="float" office:value="0.0359420590354844" calcext:value-type="float">
            <text:p>0.035942059</text:p>
          </table:table-cell>
          <table:table-cell office:value-type="float" office:value="0.65705" calcext:value-type="float">
            <text:p>0.65705</text:p>
          </table:table-cell>
          <table:table-cell office:value-type="float" office:value="0.0717282446880498" calcext:value-type="float">
            <text:p>0.0717282447</text:p>
          </table:table-cell>
          <table:table-cell office:value-type="string" calcext:value-type="string">
            <text:p>portrayed</text:p>
          </table:table-cell>
          <table:table-cell office:value-type="float" office:value="0.0361410765721076" calcext:value-type="float">
            <text:p>0.0361410766</text:p>
          </table:table-cell>
          <table:table-cell office:value-type="float" office:value="0.62725" calcext:value-type="float">
            <text:p>0.62725</text:p>
          </table:table-cell>
          <table:table-cell office:value-type="float" office:value="0.0756354618722877" calcext:value-type="float">
            <text:p>0.0756354619</text:p>
          </table:table-cell>
          <table:table-cell office:value-type="string" calcext:value-type="string">
            <text:p>extremely</text:p>
          </table:table-cell>
          <table:table-cell office:value-type="float" office:value="-0.0083086038111784" calcext:value-type="float">
            <text:p>-0.0083086038</text:p>
          </table:table-cell>
          <table:table-cell office:value-type="float" office:value="-0.00270000000000004" calcext:value-type="float">
            <text:p>-0.0027</text:p>
          </table:table-cell>
          <table:table-cell office:value-type="float" office:value="-0.007748557499152" calcext:value-type="float">
            <text:p>-0.0077485575</text:p>
          </table:table-cell>
          <table:table-cell office:value-type="string" calcext:value-type="string">
            <text:p>today</text:p>
          </table:table-cell>
          <table:table-cell office:value-type="float" office:value="-0.00755452255826111" calcext:value-type="float">
            <text:p>-0.0075545226</text:p>
          </table:table-cell>
          <table:table-cell office:value-type="float" office:value="-0.0166000000000001" calcext:value-type="float">
            <text:p>-0.0166</text:p>
          </table:table-cell>
          <table:table-cell office:value-type="float" office:value="-0.00689935185606" calcext:value-type="float">
            <text:p>-0.0068993519</text:p>
          </table:table-cell>
        </table:table-row>
        <table:table-row table:style-name="ro1">
          <table:table-cell office:value-type="string" calcext:value-type="string">
            <text:p>avoid</text:p>
          </table:table-cell>
          <table:table-cell office:value-type="float" office:value="0.0916563862582884" calcext:value-type="float">
            <text:p>0.0916563863</text:p>
          </table:table-cell>
          <table:table-cell office:value-type="float" office:value="0.74755" calcext:value-type="float">
            <text:p>0.74755</text:p>
          </table:table-cell>
          <table:table-cell office:value-type="float" office:value="0.138542910766081" calcext:value-type="float">
            <text:p>0.1385429108</text:p>
          </table:table-cell>
          <table:table-cell office:value-type="string" calcext:value-type="string">
            <text:p>lee</text:p>
          </table:table-cell>
          <table:table-cell office:value-type="float" office:value="0.0357835696822199" calcext:value-type="float">
            <text:p>0.0357835697</text:p>
          </table:table-cell>
          <table:table-cell office:value-type="float" office:value="0.6685" calcext:value-type="float">
            <text:p>0.6685</text:p>
          </table:table-cell>
          <table:table-cell office:value-type="float" office:value="0.0701262272089762" calcext:value-type="float">
            <text:p>0.0701262272</text:p>
          </table:table-cell>
          <table:table-cell office:value-type="string" calcext:value-type="string">
            <text:p>plenty</text:p>
          </table:table-cell>
          <table:table-cell office:value-type="float" office:value="0.0361047193444376" calcext:value-type="float">
            <text:p>0.0361047193</text:p>
          </table:table-cell>
          <table:table-cell office:value-type="float" office:value="0.62345" calcext:value-type="float">
            <text:p>0.62345</text:p>
          </table:table-cell>
          <table:table-cell office:value-type="float" office:value="0.0767439009439745" calcext:value-type="float">
            <text:p>0.0767439009</text:p>
          </table:table-cell>
          <table:table-cell office:value-type="string" calcext:value-type="string">
            <text:p>poorly</text:p>
          </table:table-cell>
          <table:table-cell office:value-type="float" office:value="-0.00822162677392729" calcext:value-type="float">
            <text:p>-0.0082216268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-0.007713051894325" calcext:value-type="float">
            <text:p>-0.0077130519</text:p>
          </table:table-cell>
          <table:table-cell office:value-type="string" calcext:value-type="string">
            <text:p>realistic</text:p>
          </table:table-cell>
          <table:table-cell office:value-type="float" office:value="-0.00750146759587" calcext:value-type="float">
            <text:p>-0.0075014676</text:p>
          </table:table-cell>
          <table:table-cell office:value-type="float" office:value="-0.00839999999999996" calcext:value-type="float">
            <text:p>-0.0084</text:p>
          </table:table-cell>
          <table:table-cell office:value-type="float" office:value="-0.00709302555949561" calcext:value-type="float">
            <text:p>-0.007093025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0268870227799534" calcext:value-type="float">
            <text:p>0.0268870228</text:p>
          </table:table-cell>
          <table:table-cell office:value-type="float" office:value="0.62185" calcext:value-type="float">
            <text:p>0.62185</text:p>
          </table:table-cell>
          <table:table-cell office:value-type="float" office:value="0.0741828865222182" calcext:value-type="float">
            <text:p>0.0741828865</text:p>
          </table:table-cell>
          <table:table-cell office:value-type="string" calcext:value-type="string">
            <text:p>disappointed</text:p>
          </table:table-cell>
          <table:table-cell office:value-type="float" office:value="0.0356772591120607" calcext:value-type="float">
            <text:p>0.0356772591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095715080690039" calcext:value-type="float">
            <text:p>0.0957150807</text:p>
          </table:table-cell>
          <table:table-cell office:value-type="string" calcext:value-type="string">
            <text:p>dr</text:p>
          </table:table-cell>
          <table:table-cell office:value-type="float" office:value="0.0360488459101616" calcext:value-type="float">
            <text:p>0.0360488459</text:p>
          </table:table-cell>
          <table:table-cell office:value-type="float" office:value="0.646" calcext:value-type="float">
            <text:p>0.646</text:p>
          </table:table-cell>
          <table:table-cell office:value-type="float" office:value="0.0723270440251572" calcext:value-type="float">
            <text:p>0.072327044</text:p>
          </table:table-cell>
          <table:table-cell office:value-type="string" calcext:value-type="string">
            <text:p>joe</text:p>
          </table:table-cell>
          <table:table-cell office:value-type="float" office:value="-0.0082015483145468" calcext:value-type="float">
            <text:p>-0.0082015483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079134064576776" calcext:value-type="float">
            <text:p>-0.0079134065</text:p>
          </table:table-cell>
          <table:table-cell office:value-type="string" calcext:value-type="string">
            <text:p>flick</text:p>
          </table:table-cell>
          <table:table-cell office:value-type="float" office:value="-0.0072345055540588" calcext:value-type="float">
            <text:p>-0.0072345056</text:p>
          </table:table-cell>
          <table:table-cell office:value-type="float" office:value="-0.0316000000000001" calcext:value-type="float">
            <text:p>-0.0316</text:p>
          </table:table-cell>
          <table:table-cell office:value-type="float" office:value="-0.00614853829516" calcext:value-type="float">
            <text:p>-0.0061485383</text:p>
          </table:table-cell>
        </table:table-row>
        <table:table-row table:style-name="ro1">
          <table:table-cell office:value-type="string" calcext:value-type="string">
            <text:p>audience</text:p>
          </table:table-cell>
          <table:table-cell office:value-type="float" office:value="0.05169169491312" calcext:value-type="float">
            <text:p>0.0516916949</text:p>
          </table:table-cell>
          <table:table-cell office:value-type="float" office:value="0.60915" calcext:value-type="float">
            <text:p>0.60915</text:p>
          </table:table-cell>
          <table:table-cell office:value-type="float" office:value="0.165474538272659" calcext:value-type="float">
            <text:p>0.1654745383</text:p>
          </table:table-cell>
          <table:table-cell office:value-type="string" calcext:value-type="string">
            <text:p>theater</text:p>
          </table:table-cell>
          <table:table-cell office:value-type="float" office:value="0.0355049063501072" calcext:value-type="float">
            <text:p>0.0355049064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0867273598466699" calcext:value-type="float">
            <text:p>0.0867273598</text:p>
          </table:table-cell>
          <table:table-cell office:value-type="string" calcext:value-type="string">
            <text:p>peter</text:p>
          </table:table-cell>
          <table:table-cell office:value-type="float" office:value="0.0360435353733474" calcext:value-type="float">
            <text:p>0.0360435354</text:p>
          </table:table-cell>
          <table:table-cell office:value-type="float" office:value="0.62865" calcext:value-type="float">
            <text:p>0.62865</text:p>
          </table:table-cell>
          <table:table-cell office:value-type="float" office:value="0.0788788292198934" calcext:value-type="float">
            <text:p>0.0788788292</text:p>
          </table:table-cell>
          <table:table-cell office:value-type="string" calcext:value-type="string">
            <text:p>entertainment</text:p>
          </table:table-cell>
          <table:table-cell office:value-type="float" office:value="-0.0080776005401692" calcext:value-type="float">
            <text:p>-0.0080776005</text:p>
          </table:table-cell>
          <table:table-cell office:value-type="float" office:value="-0.0358499999999999" calcext:value-type="float">
            <text:p>-0.03585</text:p>
          </table:table-cell>
          <table:table-cell office:value-type="float" office:value="-0.00721976318816221" calcext:value-type="float">
            <text:p>-0.0072197632</text:p>
          </table:table-cell>
          <table:table-cell office:value-type="string" calcext:value-type="string">
            <text:p>supporting</text:p>
          </table:table-cell>
          <table:table-cell office:value-type="float" office:value="-0.0071274280252751" calcext:value-type="float">
            <text:p>-0.007127428</text:p>
          </table:table-cell>
          <table:table-cell office:value-type="float" office:value="0.0185500000000001" calcext:value-type="float">
            <text:p>0.01855</text:p>
          </table:table-cell>
          <table:table-cell office:value-type="float" office:value="-0.007020103497221" calcext:value-type="float">
            <text:p>-0.0070201035</text:p>
          </table:table-cell>
        </table:table-row>
        <table:table-row table:style-name="ro1">
          <table:table-cell office:value-type="string" calcext:value-type="string">
            <text:p>attention</text:p>
          </table:table-cell>
          <table:table-cell office:value-type="float" office:value="0.0253295674119103" calcext:value-type="float">
            <text:p>0.0253295674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0852780806979281" calcext:value-type="float">
            <text:p>0.0852780807</text:p>
          </table:table-cell>
          <table:table-cell office:value-type="string" calcext:value-type="string">
            <text:p>reviews</text:p>
          </table:table-cell>
          <table:table-cell office:value-type="float" office:value="0.0354324306170066" calcext:value-type="float">
            <text:p>0.0354324306</text:p>
          </table:table-cell>
          <table:table-cell office:value-type="float" office:value="0.6158" calcext:value-type="float">
            <text:p>0.6158</text:p>
          </table:table-cell>
          <table:table-cell office:value-type="float" office:value="0.0808612440191388" calcext:value-type="float">
            <text:p>0.080861244</text:p>
          </table:table-cell>
          <table:table-cell office:value-type="string" calcext:value-type="string">
            <text:p>you've</text:p>
          </table:table-cell>
          <table:table-cell office:value-type="float" office:value="0.0358117476524629" calcext:value-type="float">
            <text:p>0.0358117477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0814502110752421" calcext:value-type="float">
            <text:p>0.0814502111</text:p>
          </table:table-cell>
          <table:table-cell office:value-type="string" calcext:value-type="string">
            <text:p>dialog</text:p>
          </table:table-cell>
          <table:table-cell office:value-type="float" office:value="-0.0079203893634744" calcext:value-type="float">
            <text:p>-0.0079203894</text:p>
          </table:table-cell>
          <table:table-cell office:value-type="float" office:value="0.0256500000000001" calcext:value-type="float">
            <text:p>0.02565</text:p>
          </table:table-cell>
          <table:table-cell office:value-type="float" office:value="-0.0077951596334679" calcext:value-type="float">
            <text:p>-0.0077951596</text:p>
          </table:table-cell>
          <table:table-cell office:value-type="string" calcext:value-type="string">
            <text:p>minute</text:p>
          </table:table-cell>
          <table:table-cell office:value-type="float" office:value="-0.0070312526676315" calcext:value-type="float">
            <text:p>-0.0070312527</text:p>
          </table:table-cell>
          <table:table-cell office:value-type="float" office:value="0.0338000000000001" calcext:value-type="float">
            <text:p>0.0338</text:p>
          </table:table-cell>
          <table:table-cell office:value-type="float" office:value="-0.0070477825182869" calcext:value-type="float">
            <text:p>-0.0070477825</text:p>
          </table:table-cell>
        </table:table-row>
        <table:table-row table:style-name="ro1">
          <table:table-cell office:value-type="string" calcext:value-type="string">
            <text:p>attempt</text:p>
          </table:table-cell>
          <table:table-cell office:value-type="float" office:value="0.0460423757549661" calcext:value-type="float">
            <text:p>0.0460423758</text:p>
          </table:table-cell>
          <table:table-cell office:value-type="float" office:value="0.61435" calcext:value-type="float">
            <text:p>0.61435</text:p>
          </table:table-cell>
          <table:table-cell office:value-type="float" office:value="0.112121560953148" calcext:value-type="float">
            <text:p>0.112121561</text:p>
          </table:table-cell>
          <table:table-cell office:value-type="string" calcext:value-type="string">
            <text:p>entertainment</text:p>
          </table:table-cell>
          <table:table-cell office:value-type="float" office:value="0.0352969145359038" calcext:value-type="float">
            <text:p>0.0352969145</text:p>
          </table:table-cell>
          <table:table-cell office:value-type="float" office:value="0.63195" calcext:value-type="float">
            <text:p>0.63195</text:p>
          </table:table-cell>
          <table:table-cell office:value-type="float" office:value="0.0913467473151463" calcext:value-type="float">
            <text:p>0.0913467473</text:p>
          </table:table-cell>
          <table:table-cell office:value-type="string" calcext:value-type="string">
            <text:p>fire</text:p>
          </table:table-cell>
          <table:table-cell office:value-type="float" office:value="0.0358023078340886" calcext:value-type="float">
            <text:p>0.0358023078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0742392444910808" calcext:value-type="float">
            <text:p>0.0742392445</text:p>
          </table:table-cell>
          <table:table-cell office:value-type="string" calcext:value-type="string">
            <text:p>weak</text:p>
          </table:table-cell>
          <table:table-cell office:value-type="float" office:value="-0.00785558792693891" calcext:value-type="float">
            <text:p>-0.0078555879</text:p>
          </table:table-cell>
          <table:table-cell office:value-type="float" office:value="-0.0156000000000001" calcext:value-type="float">
            <text:p>-0.0156</text:p>
          </table:table-cell>
          <table:table-cell office:value-type="float" office:value="-0.00736138885010459" calcext:value-type="float">
            <text:p>-0.0073613889</text:p>
          </table:table-cell>
          <table:table-cell office:value-type="string" calcext:value-type="string">
            <text:p>theater</text:p>
          </table:table-cell>
          <table:table-cell office:value-type="float" office:value="-0.0070298578472445" calcext:value-type="float">
            <text:p>-0.0070298578</text:p>
          </table:table-cell>
          <table:table-cell office:value-type="float" office:value="-0.00119999999999998" calcext:value-type="float">
            <text:p>-0.0012</text:p>
          </table:table-cell>
          <table:table-cell office:value-type="float" office:value="-0.0066713720312654" calcext:value-type="float">
            <text:p>-0.006671372</text:p>
          </table:table-cell>
        </table:table-row>
        <table:table-row table:style-name="ro1">
          <table:table-cell office:value-type="string" calcext:value-type="string">
            <text:p>atmosphere</text:p>
          </table:table-cell>
          <table:table-cell office:value-type="float" office:value="0.0436719456277919" calcext:value-type="float">
            <text:p>0.0436719456</text:p>
          </table:table-cell>
          <table:table-cell office:value-type="float" office:value="0.66295" calcext:value-type="float">
            <text:p>0.66295</text:p>
          </table:table-cell>
          <table:table-cell office:value-type="float" office:value="0.0906515580736544" calcext:value-type="float">
            <text:p>0.0906515581</text:p>
          </table:table-cell>
          <table:table-cell office:value-type="string" calcext:value-type="string">
            <text:p>joke</text:p>
          </table:table-cell>
          <table:table-cell office:value-type="float" office:value="0.035283892253172" calcext:value-type="float">
            <text:p>0.0352838923</text:p>
          </table:table-cell>
          <table:table-cell office:value-type="float" office:value="0.63585" calcext:value-type="float">
            <text:p>0.63585</text:p>
          </table:table-cell>
          <table:table-cell office:value-type="float" office:value="0.0732917674004326" calcext:value-type="float">
            <text:p>0.0732917674</text:p>
          </table:table-cell>
          <table:table-cell office:value-type="string" calcext:value-type="string">
            <text:p>romance</text:p>
          </table:table-cell>
          <table:table-cell office:value-type="float" office:value="0.0357453088794011" calcext:value-type="float">
            <text:p>0.0357453089</text:p>
          </table:table-cell>
          <table:table-cell office:value-type="float" office:value="0.65285" calcext:value-type="float">
            <text:p>0.65285</text:p>
          </table:table-cell>
          <table:table-cell office:value-type="float" office:value="0.0783220496482145" calcext:value-type="float">
            <text:p>0.0783220496</text:p>
          </table:table-cell>
          <table:table-cell office:value-type="string" calcext:value-type="string">
            <text:p>basically</text:p>
          </table:table-cell>
          <table:table-cell office:value-type="float" office:value="-0.00785409014921831" calcext:value-type="float">
            <text:p>-0.0078540901</text:p>
          </table:table-cell>
          <table:table-cell office:value-type="float" office:value="0.0174000000000001" calcext:value-type="float">
            <text:p>0.0174</text:p>
          </table:table-cell>
          <table:table-cell office:value-type="float" office:value="-0.00767026581196401" calcext:value-type="float">
            <text:p>-0.0076702658</text:p>
          </table:table-cell>
          <table:table-cell office:value-type="string" calcext:value-type="string">
            <text:p>predictable</text:p>
          </table:table-cell>
          <table:table-cell office:value-type="float" office:value="-0.0069875498056044" calcext:value-type="float">
            <text:p>-0.0069875498</text:p>
          </table:table-cell>
          <table:table-cell office:value-type="float" office:value="-0.00390000000000001" calcext:value-type="float">
            <text:p>-0.0039</text:p>
          </table:table-cell>
          <table:table-cell office:value-type="float" office:value="-0.00657108851580732" calcext:value-type="float">
            <text:p>-0.0065710885</text:p>
          </table:table-cell>
        </table:table-row>
        <table:table-row table:style-name="ro1">
          <table:table-cell office:value-type="string" calcext:value-type="string">
            <text:p>ask</text:p>
          </table:table-cell>
          <table:table-cell office:value-type="float" office:value="0.0295318006725337" calcext:value-type="float">
            <text:p>0.0295318007</text:p>
          </table:table-cell>
          <table:table-cell office:value-type="float" office:value="0.63075" calcext:value-type="float">
            <text:p>0.63075</text:p>
          </table:table-cell>
          <table:table-cell office:value-type="float" office:value="0.0714195900917893" calcext:value-type="float">
            <text:p>0.0714195901</text:p>
          </table:table-cell>
          <table:table-cell office:value-type="string" calcext:value-type="string">
            <text:p>break</text:p>
          </table:table-cell>
          <table:table-cell office:value-type="float" office:value="0.0352354144993697" calcext:value-type="float">
            <text:p>0.0352354145</text:p>
          </table:table-cell>
          <table:table-cell office:value-type="float" office:value="0.66065" calcext:value-type="float">
            <text:p>0.66065</text:p>
          </table:table-cell>
          <table:table-cell office:value-type="float" office:value="0.0744579299059048" calcext:value-type="float">
            <text:p>0.0744579299</text:p>
          </table:table-cell>
          <table:table-cell office:value-type="string" calcext:value-type="string">
            <text:p>message</text:p>
          </table:table-cell>
          <table:table-cell office:value-type="float" office:value="0.0357039702159887" calcext:value-type="float">
            <text:p>0.0357039702</text:p>
          </table:table-cell>
          <table:table-cell office:value-type="float" office:value="0.629" calcext:value-type="float">
            <text:p>0.629</text:p>
          </table:table-cell>
          <table:table-cell office:value-type="float" office:value="0.0830449826989619" calcext:value-type="float">
            <text:p>0.0830449827</text:p>
          </table:table-cell>
          <table:table-cell office:value-type="string" calcext:value-type="string">
            <text:p>supporting</text:p>
          </table:table-cell>
          <table:table-cell office:value-type="float" office:value="-0.0077046767813084" calcext:value-type="float">
            <text:p>-0.0077046768</text:p>
          </table:table-cell>
          <table:table-cell office:value-type="float" office:value="0.00309999999999999" calcext:value-type="float">
            <text:p>0.0031</text:p>
          </table:table-cell>
          <table:table-cell office:value-type="float" office:value="-0.00733842630060899" calcext:value-type="float">
            <text:p>-0.0073384263</text:p>
          </table:table-cell>
          <table:table-cell office:value-type="string" calcext:value-type="string">
            <text:p>b</text:p>
          </table:table-cell>
          <table:table-cell office:value-type="float" office:value="-0.0068860577070867" calcext:value-type="float">
            <text:p>-0.0068860577</text:p>
          </table:table-cell>
          <table:table-cell office:value-type="float" office:value="0.0143" calcext:value-type="float">
            <text:p>0.0143</text:p>
          </table:table-cell>
          <table:table-cell office:value-type="float" office:value="-0.00669742979474201" calcext:value-type="float">
            <text:p>-0.0066974298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0.0349659826996498" calcext:value-type="float">
            <text:p>0.0349659827</text:p>
          </table:table-cell>
          <table:table-cell office:value-type="float" office:value="0.59455" calcext:value-type="float">
            <text:p>0.59455</text:p>
          </table:table-cell>
          <table:table-cell office:value-type="float" office:value="0.104472667034787" calcext:value-type="float">
            <text:p>0.104472667</text:p>
          </table:table-cell>
          <table:table-cell office:value-type="string" calcext:value-type="string">
            <text:p>expected</text:p>
          </table:table-cell>
          <table:table-cell office:value-type="float" office:value="0.0351214160593506" calcext:value-type="float">
            <text:p>0.0351214161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0835935623348547" calcext:value-type="float">
            <text:p>0.0835935623</text:p>
          </table:table-cell>
          <table:table-cell office:value-type="string" calcext:value-type="string">
            <text:p>average</text:p>
          </table:table-cell>
          <table:table-cell office:value-type="float" office:value="0.0355327794504183" calcext:value-type="float">
            <text:p>0.0355327795</text:p>
          </table:table-cell>
          <table:table-cell office:value-type="float" office:value="0.6376" calcext:value-type="float">
            <text:p>0.6376</text:p>
          </table:table-cell>
          <table:table-cell office:value-type="float" office:value="0.0822993162826032" calcext:value-type="float">
            <text:p>0.0822993163</text:p>
          </table:table-cell>
          <table:table-cell office:value-type="string" calcext:value-type="string">
            <text:p>ridiculous</text:p>
          </table:table-cell>
          <table:table-cell office:value-type="float" office:value="-0.007633075642808" calcext:value-type="float">
            <text:p>-0.0076330756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06882527229775" calcext:value-type="float">
            <text:p>-0.0068825272</text:p>
          </table:table-cell>
          <table:table-cell office:value-type="string" calcext:value-type="string">
            <text:p>romantic</text:p>
          </table:table-cell>
          <table:table-cell office:value-type="float" office:value="-0.0068741586116409" calcext:value-type="float">
            <text:p>-0.0068741586</text:p>
          </table:table-cell>
          <table:table-cell office:value-type="float" office:value="-0.0175500000000001" calcext:value-type="float">
            <text:p>-0.01755</text:p>
          </table:table-cell>
          <table:table-cell office:value-type="float" office:value="-0.0063889877773822" calcext:value-type="float">
            <text:p>-0.0063889878</text:p>
          </table:table-cell>
        </table:table-row>
        <table:table-row table:style-name="ro1">
          <table:table-cell office:value-type="string" calcext:value-type="string">
            <text:p>around</text:p>
          </table:table-cell>
          <table:table-cell office:value-type="float" office:value="0.0863250443798539" calcext:value-type="float">
            <text:p>0.0863250444</text:p>
          </table:table-cell>
          <table:table-cell office:value-type="float" office:value="0.61495" calcext:value-type="float">
            <text:p>0.61495</text:p>
          </table:table-cell>
          <table:table-cell office:value-type="float" office:value="0.252402679351519" calcext:value-type="float">
            <text:p>0.2524026794</text:p>
          </table:table-cell>
          <table:table-cell office:value-type="string" calcext:value-type="string">
            <text:p>yourself</text:p>
          </table:table-cell>
          <table:table-cell office:value-type="float" office:value="0.0349700835874077" calcext:value-type="float">
            <text:p>0.0349700836</text:p>
          </table:table-cell>
          <table:table-cell office:value-type="float" office:value="0.6022" calcext:value-type="float">
            <text:p>0.6022</text:p>
          </table:table-cell>
          <table:table-cell office:value-type="float" office:value="0.100407055630936" calcext:value-type="float">
            <text:p>0.1004070556</text:p>
          </table:table-cell>
          <table:table-cell office:value-type="string" calcext:value-type="string">
            <text:p>crazy</text:p>
          </table:table-cell>
          <table:table-cell office:value-type="float" office:value="0.0351978472209143" calcext:value-type="float">
            <text:p>0.0351978472</text:p>
          </table:table-cell>
          <table:table-cell office:value-type="float" office:value="0.63885" calcext:value-type="float">
            <text:p>0.63885</text:p>
          </table:table-cell>
          <table:table-cell office:value-type="float" office:value="0.0755151670293101" calcext:value-type="float">
            <text:p>0.075515167</text:p>
          </table:table-cell>
          <table:table-cell office:value-type="string" calcext:value-type="string">
            <text:p>zombie</text:p>
          </table:table-cell>
          <table:table-cell office:value-type="float" office:value="-0.0075516200276215" calcext:value-type="float">
            <text:p>-0.00755162</text:p>
          </table:table-cell>
          <table:table-cell office:value-type="float" office:value="-0.0235500000000001" calcext:value-type="float">
            <text:p>-0.02355</text:p>
          </table:table-cell>
          <table:table-cell office:value-type="float" office:value="-0.0073152909786381" calcext:value-type="float">
            <text:p>-0.007315291</text:p>
          </table:table-cell>
          <table:table-cell office:value-type="string" calcext:value-type="string">
            <text:p>gay</text:p>
          </table:table-cell>
          <table:table-cell office:value-type="float" office:value="-0.0068457405944153" calcext:value-type="float">
            <text:p>-0.0068457406</text:p>
          </table:table-cell>
          <table:table-cell office:value-type="float" office:value="0.0235" calcext:value-type="float">
            <text:p>0.0235</text:p>
          </table:table-cell>
          <table:table-cell office:value-type="float" office:value="-0.0067279796008826" calcext:value-type="float">
            <text:p>-0.0067279796</text:p>
          </table:table-cell>
        </table:table-row>
        <table:table-row table:style-name="ro1">
          <table:table-cell office:value-type="string" calcext:value-type="string">
            <text:p>aren't</text:p>
          </table:table-cell>
          <table:table-cell office:value-type="float" office:value="0.0360396228314372" calcext:value-type="float">
            <text:p>0.0360396228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0943298969072165" calcext:value-type="float">
            <text:p>0.0943298969</text:p>
          </table:table-cell>
          <table:table-cell office:value-type="string" calcext:value-type="string">
            <text:p>king</text:p>
          </table:table-cell>
          <table:table-cell office:value-type="float" office:value="0.0348945049849292" calcext:value-type="float">
            <text:p>0.034894505</text:p>
          </table:table-cell>
          <table:table-cell office:value-type="float" office:value="0.6337" calcext:value-type="float">
            <text:p>0.6337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reading</text:p>
          </table:table-cell>
          <table:table-cell office:value-type="float" office:value="0.0351908635218426" calcext:value-type="float">
            <text:p>0.0351908635</text:p>
          </table:table-cell>
          <table:table-cell office:value-type="float" office:value="0.6095" calcext:value-type="float">
            <text:p>0.6095</text:p>
          </table:table-cell>
          <table:table-cell office:value-type="float" office:value="0.0820404325340856" calcext:value-type="float">
            <text:p>0.0820404325</text:p>
          </table:table-cell>
          <table:table-cell office:value-type="string" calcext:value-type="string">
            <text:p>dream</text:p>
          </table:table-cell>
          <table:table-cell office:value-type="float" office:value="-0.0075263641813842" calcext:value-type="float">
            <text:p>-0.0075263642</text:p>
          </table:table-cell>
          <table:table-cell office:value-type="float" office:value="-0.0167499999999999" calcext:value-type="float">
            <text:p>-0.01675</text:p>
          </table:table-cell>
          <table:table-cell office:value-type="float" office:value="-0.00712571435660589" calcext:value-type="float">
            <text:p>-0.0071257144</text:p>
          </table:table-cell>
          <table:table-cell office:value-type="string" calcext:value-type="string">
            <text:p>season</text:p>
          </table:table-cell>
          <table:table-cell office:value-type="float" office:value="-0.0068376744294317" calcext:value-type="float">
            <text:p>-0.0068376744</text:p>
          </table:table-cell>
          <table:table-cell office:value-type="float" office:value="-0.01135" calcext:value-type="float">
            <text:p>-0.01135</text:p>
          </table:table-cell>
          <table:table-cell office:value-type="float" office:value="-0.0065681689461092" calcext:value-type="float">
            <text:p>-0.0065681689</text:p>
          </table:table-cell>
        </table:table-row>
        <table:table-row table:style-name="ro1">
          <table:table-cell office:value-type="string" calcext:value-type="string">
            <text:p>appears</text:p>
          </table:table-cell>
          <table:table-cell office:value-type="float" office:value="0.0350502815591183" calcext:value-type="float">
            <text:p>0.0350502816</text:p>
          </table:table-cell>
          <table:table-cell office:value-type="float" office:value="0.6406" calcext:value-type="float">
            <text:p>0.6406</text:p>
          </table:table-cell>
          <table:table-cell office:value-type="float" office:value="0.0880487185993403" calcext:value-type="float">
            <text:p>0.0880487186</text:p>
          </table:table-cell>
          <table:table-cell office:value-type="string" calcext:value-type="string">
            <text:p>viewing</text:p>
          </table:table-cell>
          <table:table-cell office:value-type="float" office:value="0.0347650856902026" calcext:value-type="float">
            <text:p>0.0347650857</text:p>
          </table:table-cell>
          <table:table-cell office:value-type="float" office:value="0.60935" calcext:value-type="float">
            <text:p>0.60935</text:p>
          </table:table-cell>
          <table:table-cell office:value-type="float" office:value="0.0850216653003865" calcext:value-type="float">
            <text:p>0.0850216653</text:p>
          </table:table-cell>
          <table:table-cell office:value-type="string" calcext:value-type="string">
            <text:p>background</text:p>
          </table:table-cell>
          <table:table-cell office:value-type="float" office:value="0.0350554082609265" calcext:value-type="float">
            <text:p>0.0350554083</text:p>
          </table:table-cell>
          <table:table-cell office:value-type="float" office:value="0.63935" calcext:value-type="float">
            <text:p>0.63935</text:p>
          </table:table-cell>
          <table:table-cell office:value-type="float" office:value="0.0753749519292399" calcext:value-type="float">
            <text:p>0.0753749519</text:p>
          </table:table-cell>
          <table:table-cell office:value-type="string" calcext:value-type="string">
            <text:p>average</text:p>
          </table:table-cell>
          <table:table-cell office:value-type="float" office:value="-0.0075244617039936" calcext:value-type="float">
            <text:p>-0.0075244617</text:p>
          </table:table-cell>
          <table:table-cell office:value-type="float" office:value="-0.00534999999999997" calcext:value-type="float">
            <text:p>-0.00535</text:p>
          </table:table-cell>
          <table:table-cell office:value-type="float" office:value="-0.0071379611860125" calcext:value-type="float">
            <text:p>-0.0071379612</text:p>
          </table:table-cell>
          <table:table-cell office:value-type="string" calcext:value-type="string">
            <text:p>writers</text:p>
          </table:table-cell>
          <table:table-cell office:value-type="float" office:value="-0.0067517968199898" calcext:value-type="float">
            <text:p>-0.0067517968</text:p>
          </table:table-cell>
          <table:table-cell office:value-type="float" office:value="0.00829999999999997" calcext:value-type="float">
            <text:p>0.0083</text:p>
          </table:table-cell>
          <table:table-cell office:value-type="float" office:value="-0.0065349137867511" calcext:value-type="float">
            <text:p>-0.0065349138</text:p>
          </table:table-cell>
        </table:table-row>
        <table:table-row table:style-name="ro1">
          <table:table-cell office:value-type="string" calcext:value-type="string">
            <text:p>appear</text:p>
          </table:table-cell>
          <table:table-cell office:value-type="float" office:value="0.0287818546989954" calcext:value-type="float">
            <text:p>0.0287818547</text:p>
          </table:table-cell>
          <table:table-cell office:value-type="float" office:value="0.63275" calcext:value-type="float">
            <text:p>0.63275</text:p>
          </table:table-cell>
          <table:table-cell office:value-type="float" office:value="0.0715459486790545" calcext:value-type="float">
            <text:p>0.0715459487</text:p>
          </table:table-cell>
          <table:table-cell office:value-type="string" calcext:value-type="string">
            <text:p>hot</text:p>
          </table:table-cell>
          <table:table-cell office:value-type="float" office:value="0.0345956792247966" calcext:value-type="float">
            <text:p>0.0345956792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0765801206399161" calcext:value-type="float">
            <text:p>0.0765801206</text:p>
          </table:table-cell>
          <table:table-cell office:value-type="string" calcext:value-type="string">
            <text:p>rock</text:p>
          </table:table-cell>
          <table:table-cell office:value-type="float" office:value="0.0348143513992493" calcext:value-type="float">
            <text:p>0.0348143514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0757042253521127" calcext:value-type="float">
            <text:p>0.0757042254</text:p>
          </table:table-cell>
          <table:table-cell office:value-type="string" calcext:value-type="string">
            <text:p>unless</text:p>
          </table:table-cell>
          <table:table-cell office:value-type="float" office:value="-0.007495599073456" calcext:value-type="float">
            <text:p>-0.0074955991</text:p>
          </table:table-cell>
          <table:table-cell office:value-type="float" office:value="-0.0159999999999999" calcext:value-type="float">
            <text:p>-0.016</text:p>
          </table:table-cell>
          <table:table-cell office:value-type="float" office:value="-0.0069923487026014" calcext:value-type="float">
            <text:p>-0.0069923487</text:p>
          </table:table-cell>
          <table:table-cell office:value-type="float" office:value="9" calcext:value-type="float">
            <text:p>9</text:p>
          </table:table-cell>
          <table:table-cell office:value-type="float" office:value="-0.006525684439925" calcext:value-type="float">
            <text:p>-0.0065256844</text:p>
          </table:table-cell>
          <table:table-cell office:value-type="float" office:value="0.00874999999999992" calcext:value-type="float">
            <text:p>0.00875</text:p>
          </table:table-cell>
          <table:table-cell office:value-type="float" office:value="-0.006356868534211" calcext:value-type="float">
            <text:p>-0.0063568685</text:p>
          </table:table-cell>
        </table:table-row>
        <table:table-row table:style-name="ro1">
          <table:table-cell office:value-type="string" calcext:value-type="string">
            <text:p>apparently</text:p>
          </table:table-cell>
          <table:table-cell office:value-type="float" office:value="0.0509796161608951" calcext:value-type="float">
            <text:p>0.0509796162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107675317504141" calcext:value-type="float">
            <text:p>0.1076753175</text:p>
          </table:table-cell>
          <table:table-cell office:value-type="string" calcext:value-type="string">
            <text:p>average</text:p>
          </table:table-cell>
          <table:table-cell office:value-type="float" office:value="0.034411484483947" calcext:value-type="float">
            <text:p>0.0344114845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0813208477082307" calcext:value-type="float">
            <text:p>0.0813208477</text:p>
          </table:table-cell>
          <table:table-cell office:value-type="string" calcext:value-type="string">
            <text:p>directing</text:p>
          </table:table-cell>
          <table:table-cell office:value-type="float" office:value="0.0347062998662207" calcext:value-type="float">
            <text:p>0.0347062999</text:p>
          </table:table-cell>
          <table:table-cell office:value-type="float" office:value="0.61365" calcext:value-type="float">
            <text:p>0.61365</text:p>
          </table:table-cell>
          <table:table-cell office:value-type="float" office:value="0.0784734645199762" calcext:value-type="float">
            <text:p>0.0784734645</text:p>
          </table:table-cell>
          <table:table-cell office:value-type="string" calcext:value-type="string">
            <text:p>incredibly</text:p>
          </table:table-cell>
          <table:table-cell office:value-type="float" office:value="-0.0074298889611903" calcext:value-type="float">
            <text:p>-0.007429889</text:p>
          </table:table-cell>
          <table:table-cell office:value-type="float" office:value="-0.00419999999999998" calcext:value-type="float">
            <text:p>-0.0042</text:p>
          </table:table-cell>
          <table:table-cell office:value-type="float" office:value="-0.0070993602312579" calcext:value-type="float">
            <text:p>-0.0070993602</text:p>
          </table:table-cell>
          <table:table-cell office:value-type="string" calcext:value-type="string">
            <text:p>superb</text:p>
          </table:table-cell>
          <table:table-cell office:value-type="float" office:value="-0.0065084069115029" calcext:value-type="float">
            <text:p>-0.0065084069</text:p>
          </table:table-cell>
          <table:table-cell office:value-type="float" office:value="-0.01105" calcext:value-type="float">
            <text:p>-0.01105</text:p>
          </table:table-cell>
          <table:table-cell office:value-type="float" office:value="-0.0061436129910581" calcext:value-type="float">
            <text:p>-0.006143613</text:p>
          </table:table-cell>
        </table:table-row>
        <table:table-row table:style-name="ro1">
          <table:table-cell office:value-type="string" calcext:value-type="string">
            <text:p>apart</text:p>
          </table:table-cell>
          <table:table-cell office:value-type="float" office:value="0.0194160568196446" calcext:value-type="float">
            <text:p>0.0194160568</text:p>
          </table:table-cell>
          <table:table-cell office:value-type="float" office:value="0.6036" calcext:value-type="float">
            <text:p>0.6036</text:p>
          </table:table-cell>
          <table:table-cell office:value-type="float" office:value="0.0639905548996458" calcext:value-type="float">
            <text:p>0.0639905549</text:p>
          </table:table-cell>
          <table:table-cell office:value-type="string" calcext:value-type="string">
            <text:p>check</text:p>
          </table:table-cell>
          <table:table-cell office:value-type="float" office:value="0.0343627961228595" calcext:value-type="float">
            <text:p>0.0343627961</text:p>
          </table:table-cell>
          <table:table-cell office:value-type="float" office:value="0.62385" calcext:value-type="float">
            <text:p>0.62385</text:p>
          </table:table-cell>
          <table:table-cell office:value-type="float" office:value="0.0808796579108125" calcext:value-type="float">
            <text:p>0.0808796579</text:p>
          </table:table-cell>
          <table:table-cell office:value-type="string" calcext:value-type="string">
            <text:p>fighting</text:p>
          </table:table-cell>
          <table:table-cell office:value-type="float" office:value="0.0346423243457542" calcext:value-type="float">
            <text:p>0.0346423243</text:p>
          </table:table-cell>
          <table:table-cell office:value-type="float" office:value="0.65735" calcext:value-type="float">
            <text:p>0.65735</text:p>
          </table:table-cell>
          <table:table-cell office:value-type="float" office:value="0.0725402625524428" calcext:value-type="float">
            <text:p>0.0725402626</text:p>
          </table:table-cell>
          <table:table-cell office:value-type="string" calcext:value-type="string">
            <text:p>monster</text:p>
          </table:table-cell>
          <table:table-cell office:value-type="float" office:value="-0.007370944435175" calcext:value-type="float">
            <text:p>-0.0073709444</text:p>
          </table:table-cell>
          <table:table-cell office:value-type="float" office:value="0.00350000000000006" calcext:value-type="float">
            <text:p>0.0035</text:p>
          </table:table-cell>
          <table:table-cell office:value-type="float" office:value="-0.0071623913628335" calcext:value-type="float">
            <text:p>-0.0071623914</text:p>
          </table:table-cell>
          <table:table-cell office:value-type="string" calcext:value-type="string">
            <text:p>write</text:p>
          </table:table-cell>
          <table:table-cell office:value-type="float" office:value="-0.0064574894569571" calcext:value-type="float">
            <text:p>-0.0064574895</text:p>
          </table:table-cell>
          <table:table-cell office:value-type="float" office:value="0.00369999999999993" calcext:value-type="float">
            <text:p>0.0037</text:p>
          </table:table-cell>
          <table:table-cell office:value-type="float" office:value="-0.0062007003493262" calcext:value-type="float">
            <text:p>-0.0062007003</text:p>
          </table:table-cell>
        </table:table-row>
        <table:table-row table:style-name="ro1">
          <table:table-cell office:value-type="string" calcext:value-type="string">
            <text:p>anyway</text:p>
          </table:table-cell>
          <table:table-cell office:value-type="float" office:value="0.0375831877508898" calcext:value-type="float">
            <text:p>0.0375831878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107793983591614" calcext:value-type="float">
            <text:p>0.1077939836</text:p>
          </table:table-cell>
          <table:table-cell office:value-type="string" calcext:value-type="string">
            <text:p>dr</text:p>
          </table:table-cell>
          <table:table-cell office:value-type="float" office:value="0.0341822254029881" calcext:value-type="float">
            <text:p>0.0341822254</text:p>
          </table:table-cell>
          <table:table-cell office:value-type="float" office:value="0.6455" calcext:value-type="float">
            <text:p>0.6455</text:p>
          </table:table-cell>
          <table:table-cell office:value-type="float" office:value="0.0705296276874672" calcext:value-type="float">
            <text:p>0.0705296277</text:p>
          </table:table-cell>
          <table:table-cell office:value-type="string" calcext:value-type="string">
            <text:p>fantasy</text:p>
          </table:table-cell>
          <table:table-cell office:value-type="float" office:value="0.0346080447893251" calcext:value-type="float">
            <text:p>0.0346080448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0704787234042553" calcext:value-type="float">
            <text:p>0.0704787234</text:p>
          </table:table-cell>
          <table:table-cell office:value-type="string" calcext:value-type="string">
            <text:p>japanese</text:p>
          </table:table-cell>
          <table:table-cell office:value-type="float" office:value="-0.0073466393933211" calcext:value-type="float">
            <text:p>-0.0073466394</text:p>
          </table:table-cell>
          <table:table-cell office:value-type="float" office:value="-0.0669" calcext:value-type="float">
            <text:p>-0.0669</text:p>
          </table:table-cell>
          <table:table-cell office:value-type="float" office:value="-0.00693262872331329" calcext:value-type="float">
            <text:p>-0.0069326287</text:p>
          </table:table-cell>
          <table:table-cell office:value-type="string" calcext:value-type="string">
            <text:p>acted</text:p>
          </table:table-cell>
          <table:table-cell office:value-type="float" office:value="-0.0064129720479857" calcext:value-type="float">
            <text:p>-0.006412972</text:p>
          </table:table-cell>
          <table:table-cell office:value-type="float" office:value="0.0155999999999999" calcext:value-type="float">
            <text:p>0.0156</text:p>
          </table:table-cell>
          <table:table-cell office:value-type="float" office:value="-0.0062491693016411" calcext:value-type="float">
            <text:p>-0.0062491693</text:p>
          </table:table-cell>
        </table:table-row>
        <table:table-row table:style-name="ro1">
          <table:table-cell office:value-type="string" calcext:value-type="string">
            <text:p>anything</text:p>
          </table:table-cell>
          <table:table-cell office:value-type="float" office:value="0.0975150287390564" calcext:value-type="float">
            <text:p>0.0975150287</text:p>
          </table:table-cell>
          <table:table-cell office:value-type="float" office:value="0.64405" calcext:value-type="float">
            <text:p>0.64405</text:p>
          </table:table-cell>
          <table:table-cell office:value-type="float" office:value="0.240801962248054" calcext:value-type="float">
            <text:p>0.2408019622</text:p>
          </table:table-cell>
          <table:table-cell office:value-type="string" calcext:value-type="string">
            <text:p>box</text:p>
          </table:table-cell>
          <table:table-cell office:value-type="float" office:value="0.0340848420267547" calcext:value-type="float">
            <text:p>0.034084842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0751936047964027" calcext:value-type="float">
            <text:p>0.0751936048</text:p>
          </table:table-cell>
          <table:table-cell office:value-type="string" calcext:value-type="string">
            <text:p>season</text:p>
          </table:table-cell>
          <table:table-cell office:value-type="float" office:value="0.0345025997392854" calcext:value-type="float">
            <text:p>0.0345025997</text:p>
          </table:table-cell>
          <table:table-cell office:value-type="float" office:value="0.649" calcext:value-type="float">
            <text:p>0.649</text:p>
          </table:table-cell>
          <table:table-cell office:value-type="float" office:value="0.0669856459330144" calcext:value-type="float">
            <text:p>0.0669856459</text:p>
          </table:table-cell>
          <table:table-cell office:value-type="string" calcext:value-type="string">
            <text:p>low</text:p>
          </table:table-cell>
          <table:table-cell office:value-type="float" office:value="-0.00731850747366659" calcext:value-type="float">
            <text:p>-0.0073185075</text:p>
          </table:table-cell>
          <table:table-cell office:value-type="float" office:value="0.0149" calcext:value-type="float">
            <text:p>0.0149</text:p>
          </table:table-cell>
          <table:table-cell office:value-type="float" office:value="-0.00726317659254303" calcext:value-type="float">
            <text:p>-0.0072631766</text:p>
          </table:table-cell>
          <table:table-cell office:value-type="string" calcext:value-type="string">
            <text:p>romance</text:p>
          </table:table-cell>
          <table:table-cell office:value-type="float" office:value="-0.0063154994048872" calcext:value-type="float">
            <text:p>-0.0063154994</text:p>
          </table:table-cell>
          <table:table-cell office:value-type="float" office:value="-0.00195000000000001" calcext:value-type="float">
            <text:p>-0.00195</text:p>
          </table:table-cell>
          <table:table-cell office:value-type="float" office:value="-0.0060392965257058" calcext:value-type="float">
            <text:p>-0.0060392965</text:p>
          </table:table-cell>
        </table:table-row>
        <table:table-row table:style-name="ro1">
          <table:table-cell office:value-type="string" calcext:value-type="string">
            <text:p>anyone</text:p>
          </table:table-cell>
          <table:table-cell office:value-type="float" office:value="0.052786205347428" calcext:value-type="float">
            <text:p>0.0527862053</text:p>
          </table:table-cell>
          <table:table-cell office:value-type="float" office:value="0.5999" calcext:value-type="float">
            <text:p>0.5999</text:p>
          </table:table-cell>
          <table:table-cell office:value-type="float" office:value="0.193184109699536" calcext:value-type="float">
            <text:p>0.1931841097</text:p>
          </table:table-cell>
          <table:table-cell office:value-type="string" calcext:value-type="string">
            <text:p>political</text:p>
          </table:table-cell>
          <table:table-cell office:value-type="float" office:value="0.0340394707231135" calcext:value-type="float">
            <text:p>0.0340394707</text:p>
          </table:table-cell>
          <table:table-cell office:value-type="float" office:value="0.65245" calcext:value-type="float">
            <text:p>0.65245</text:p>
          </table:table-cell>
          <table:table-cell office:value-type="float" office:value="0.0683554483313229" calcext:value-type="float">
            <text:p>0.0683554483</text:p>
          </table:table-cell>
          <table:table-cell office:value-type="string" calcext:value-type="string">
            <text:p>e</text:p>
          </table:table-cell>
          <table:table-cell office:value-type="float" office:value="0.034479805153954" calcext:value-type="float">
            <text:p>0.0344798052</text:p>
          </table:table-cell>
          <table:table-cell office:value-type="float" office:value="0.6537" calcext:value-type="float">
            <text:p>0.6537</text:p>
          </table:table-cell>
          <table:table-cell office:value-type="float" office:value="0.0748063051028587" calcext:value-type="float">
            <text:p>0.0748063051</text:p>
          </table:table-cell>
          <table:table-cell office:value-type="string" calcext:value-type="string">
            <text:p>check</text:p>
          </table:table-cell>
          <table:table-cell office:value-type="float" office:value="-0.0071265093907884" calcext:value-type="float">
            <text:p>-0.0071265094</text:p>
          </table:table-cell>
          <table:table-cell office:value-type="float" office:value="-0.0227999999999999" calcext:value-type="float">
            <text:p>-0.0228</text:p>
          </table:table-cell>
          <table:table-cell office:value-type="float" office:value="-0.0066251040182496" calcext:value-type="float">
            <text:p>-0.006625104</text:p>
          </table:table-cell>
          <table:table-cell office:value-type="string" calcext:value-type="string">
            <text:p>wonder</text:p>
          </table:table-cell>
          <table:table-cell office:value-type="float" office:value="-0.0060967384529238" calcext:value-type="float">
            <text:p>-0.0060967385</text:p>
          </table:table-cell>
          <table:table-cell office:value-type="float" office:value="-0.000950000000000006" calcext:value-type="float">
            <text:p>-0.00095</text:p>
          </table:table-cell>
          <table:table-cell office:value-type="float" office:value="-0.00568788473500001" calcext:value-type="float">
            <text:p>-0.0056878847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office:value-type="float" office:value="0.143915165899632" calcext:value-type="float">
            <text:p>0.1439151659</text:p>
          </table:table-cell>
          <table:table-cell office:value-type="float" office:value="0.6209" calcext:value-type="float">
            <text:p>0.6209</text:p>
          </table:table-cell>
          <table:table-cell office:value-type="float" office:value="0.391492776886035" calcext:value-type="float">
            <text:p>0.3914927769</text:p>
          </table:table-cell>
          <table:table-cell office:value-type="string" calcext:value-type="string">
            <text:p>fighting</text:p>
          </table:table-cell>
          <table:table-cell office:value-type="float" office:value="0.0339309602918899" calcext:value-type="float">
            <text:p>0.0339309603</text:p>
          </table:table-cell>
          <table:table-cell office:value-type="float" office:value="0.64395" calcext:value-type="float">
            <text:p>0.64395</text:p>
          </table:table-cell>
          <table:table-cell office:value-type="float" office:value="0.0719405708327903" calcext:value-type="float">
            <text:p>0.0719405708</text:p>
          </table:table-cell>
          <table:table-cell office:value-type="string" calcext:value-type="string">
            <text:p>opinion</text:p>
          </table:table-cell>
          <table:table-cell office:value-type="float" office:value="0.0343990556769148" calcext:value-type="float">
            <text:p>0.0343990557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0960202147820594" calcext:value-type="float">
            <text:p>0.0960202148</text:p>
          </table:table-cell>
          <table:table-cell office:value-type="string" calcext:value-type="string">
            <text:p>disappointed</text:p>
          </table:table-cell>
          <table:table-cell office:value-type="float" office:value="-0.0070013423750808" calcext:value-type="float">
            <text:p>-0.0070013424</text:p>
          </table:table-cell>
          <table:table-cell office:value-type="float" office:value="-0.00149999999999995" calcext:value-type="float">
            <text:p>-0.0015</text:p>
          </table:table-cell>
          <table:table-cell office:value-type="float" office:value="-0.0065829462099764" calcext:value-type="float">
            <text:p>-0.0065829462</text:p>
          </table:table-cell>
          <table:table-cell office:value-type="string" calcext:value-type="string">
            <text:p>masterpiece</text:p>
          </table:table-cell>
          <table:table-cell office:value-type="float" office:value="-0.00589556606542829" calcext:value-type="float">
            <text:p>-0.0058955661</text:p>
          </table:table-cell>
          <table:table-cell office:value-type="float" office:value="0.00434999999999997" calcext:value-type="float">
            <text:p>0.00435</text:p>
          </table:table-cell>
          <table:table-cell office:value-type="float" office:value="-0.0056882946687029" calcext:value-type="float">
            <text:p>-0.0056882947</text:p>
          </table:table-cell>
        </table:table-row>
        <table:table-row table:style-name="ro1">
          <table:table-cell office:value-type="string" calcext:value-type="string">
            <text:p>another</text:p>
          </table:table-cell>
          <table:table-cell office:value-type="float" office:value="0.0802252706992961" calcext:value-type="float">
            <text:p>0.0802252707</text:p>
          </table:table-cell>
          <table:table-cell office:value-type="float" office:value="0.5954" calcext:value-type="float">
            <text:p>0.5954</text:p>
          </table:table-cell>
          <table:table-cell office:value-type="float" office:value="0.276854334226988" calcext:value-type="float">
            <text:p>0.2768543342</text:p>
          </table:table-cell>
          <table:table-cell office:value-type="string" calcext:value-type="string">
            <text:p>de</text:p>
          </table:table-cell>
          <table:table-cell office:value-type="float" office:value="0.0339235619279531" calcext:value-type="float">
            <text:p>0.0339235619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0682205798749289" calcext:value-type="float">
            <text:p>0.0682205799</text:p>
          </table:table-cell>
          <table:table-cell office:value-type="string" calcext:value-type="string">
            <text:p>hot</text:p>
          </table:table-cell>
          <table:table-cell office:value-type="float" office:value="0.0343739652206969" calcext:value-type="float">
            <text:p>0.0343739652</text:p>
          </table:table-cell>
          <table:table-cell office:value-type="float" office:value="0.6527" calcext:value-type="float">
            <text:p>0.6527</text:p>
          </table:table-cell>
          <table:table-cell office:value-type="float" office:value="0.0763297872340426" calcext:value-type="float">
            <text:p>0.0763297872</text:p>
          </table:table-cell>
          <table:table-cell office:value-type="string" calcext:value-type="string">
            <text:p>save</text:p>
          </table:table-cell>
          <table:table-cell office:value-type="float" office:value="-0.00689658386297359" calcext:value-type="float">
            <text:p>-0.0068965839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-0.006697344225844" calcext:value-type="float">
            <text:p>-0.0066973442</text:p>
          </table:table-cell>
          <table:table-cell office:value-type="string" calcext:value-type="string">
            <text:p>storyline</text:p>
          </table:table-cell>
          <table:table-cell office:value-type="float" office:value="-0.0057490154633245" calcext:value-type="float">
            <text:p>-0.0057490155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557514590052059" calcext:value-type="float">
            <text:p>-0.0055751459</text:p>
          </table:table-cell>
        </table:table-row>
        <table:table-row table:style-name="ro1">
          <table:table-cell office:value-type="string" calcext:value-type="string">
            <text:p>annoying</text:p>
          </table:table-cell>
          <table:table-cell office:value-type="float" office:value="0.0688869030860862" calcext:value-type="float">
            <text:p>0.0688869031</text:p>
          </table:table-cell>
          <table:table-cell office:value-type="float" office:value="0.65985" calcext:value-type="float">
            <text:p>0.65985</text:p>
          </table:table-cell>
          <table:table-cell office:value-type="float" office:value="0.128602536185475" calcext:value-type="float">
            <text:p>0.1286025362</text:p>
          </table:table-cell>
          <table:table-cell office:value-type="string" calcext:value-type="string">
            <text:p>development</text:p>
          </table:table-cell>
          <table:table-cell office:value-type="float" office:value="0.0338943706057123" calcext:value-type="float">
            <text:p>0.0338943706</text:p>
          </table:table-cell>
          <table:table-cell office:value-type="float" office:value="0.63355" calcext:value-type="float">
            <text:p>0.63355</text:p>
          </table:table-cell>
          <table:table-cell office:value-type="float" office:value="0.0756715853197125" calcext:value-type="float">
            <text:p>0.0756715853</text:p>
          </table:table-cell>
          <table:table-cell office:value-type="string" calcext:value-type="string">
            <text:p>sad</text:p>
          </table:table-cell>
          <table:table-cell office:value-type="float" office:value="0.0338697525329095" calcext:value-type="float">
            <text:p>0.0338697525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0982043892706717" calcext:value-type="float">
            <text:p>0.0982043893</text:p>
          </table:table-cell>
          <table:table-cell office:value-type="string" calcext:value-type="string">
            <text:p>tom</text:p>
          </table:table-cell>
          <table:table-cell office:value-type="float" office:value="-0.0068665438307585" calcext:value-type="float">
            <text:p>-0.0068665438</text:p>
          </table:table-cell>
          <table:table-cell office:value-type="float" office:value="-0.0255500000000001" calcext:value-type="float">
            <text:p>-0.02555</text:p>
          </table:table-cell>
          <table:table-cell office:value-type="float" office:value="-0.0064565012838388" calcext:value-type="float">
            <text:p>-0.0064565013</text:p>
          </table:table-cell>
          <table:table-cell office:value-type="string" calcext:value-type="string">
            <text:p>shame</text:p>
          </table:table-cell>
          <table:table-cell office:value-type="float" office:value="-0.00573114729153019" calcext:value-type="float">
            <text:p>-0.0057311473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55488449846513" calcext:value-type="float">
            <text:p>-0.005548845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float" office:value="0.0202643378092037" calcext:value-type="float">
            <text:p>0.0202643378</text:p>
          </table:table-cell>
          <table:table-cell office:value-type="float" office:value="0.58155" calcext:value-type="float">
            <text:p>0.58155</text:p>
          </table:table-cell>
          <table:table-cell office:value-type="float" office:value="0.0612450925406618" calcext:value-type="float">
            <text:p>0.0612450925</text:p>
          </table:table-cell>
          <table:table-cell office:value-type="string" calcext:value-type="string">
            <text:p>directors</text:p>
          </table:table-cell>
          <table:table-cell office:value-type="float" office:value="0.0338817625770781" calcext:value-type="float">
            <text:p>0.0338817626</text:p>
          </table:table-cell>
          <table:table-cell office:value-type="float" office:value="0.63855" calcext:value-type="float">
            <text:p>0.63855</text:p>
          </table:table-cell>
          <table:table-cell office:value-type="float" office:value="0.0745103059787479" calcext:value-type="float">
            <text:p>0.074510306</text:p>
          </table:table-cell>
          <table:table-cell office:value-type="string" calcext:value-type="string">
            <text:p>buy</text:p>
          </table:table-cell>
          <table:table-cell office:value-type="float" office:value="0.0338351958648099" calcext:value-type="float">
            <text:p>0.0338351959</text:p>
          </table:table-cell>
          <table:table-cell office:value-type="float" office:value="0.60215" calcext:value-type="float">
            <text:p>0.60215</text:p>
          </table:table-cell>
          <table:table-cell office:value-type="float" office:value="0.0848763657274296" calcext:value-type="float">
            <text:p>0.0848763657</text:p>
          </table:table-cell>
          <table:table-cell office:value-type="string" calcext:value-type="string">
            <text:p>b</text:p>
          </table:table-cell>
          <table:table-cell office:value-type="float" office:value="-0.00679373404302781" calcext:value-type="float">
            <text:p>-0.006793734</text:p>
          </table:table-cell>
          <table:table-cell office:value-type="float" office:value="0.0166999999999999" calcext:value-type="float">
            <text:p>0.0167</text:p>
          </table:table-cell>
          <table:table-cell office:value-type="float" office:value="-0.00665527152257801" calcext:value-type="float">
            <text:p>-0.0066552715</text:p>
          </table:table-cell>
          <table:table-cell office:value-type="string" calcext:value-type="string">
            <text:p>script</text:p>
          </table:table-cell>
          <table:table-cell office:value-type="float" office:value="-0.00563180561218499" calcext:value-type="float">
            <text:p>-0.0056318056</text:p>
          </table:table-cell>
          <table:table-cell office:value-type="float" office:value="0.0201" calcext:value-type="float">
            <text:p>0.0201</text:p>
          </table:table-cell>
          <table:table-cell office:value-type="float" office:value="-0.00691902890648299" calcext:value-type="float">
            <text:p>-0.0069190289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float" office:value="0.208416113470375" calcext:value-type="float">
            <text:p>0.2084161135</text:p>
          </table:table-cell>
          <table:table-cell office:value-type="float" office:value="0.6049" calcext:value-type="float">
            <text:p>0.6049</text:p>
          </table:table-cell>
          <table:table-cell office:value-type="float" office:value="0.585544949124095" calcext:value-type="float">
            <text:p>0.5855449491</text:p>
          </table:table-cell>
          <table:table-cell office:value-type="string" calcext:value-type="string">
            <text:p>sit</text:p>
          </table:table-cell>
          <table:table-cell office:value-type="float" office:value="0.033712107957785" calcext:value-type="float">
            <text:p>0.033712108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0817923186344239" calcext:value-type="float">
            <text:p>0.0817923186</text:p>
          </table:table-cell>
          <table:table-cell office:value-type="string" calcext:value-type="string">
            <text:p>dog</text:p>
          </table:table-cell>
          <table:table-cell office:value-type="float" office:value="0.0337990953912323" calcext:value-type="float">
            <text:p>0.0337990954</text:p>
          </table:table-cell>
          <table:table-cell office:value-type="float" office:value="0.67625" calcext:value-type="float">
            <text:p>0.67625</text:p>
          </table:table-cell>
          <table:table-cell office:value-type="float" office:value="0.0692827368118442" calcext:value-type="float">
            <text:p>0.0692827368</text:p>
          </table:table-cell>
          <table:table-cell office:value-type="string" calcext:value-type="string">
            <text:p>sad</text:p>
          </table:table-cell>
          <table:table-cell office:value-type="float" office:value="-0.0067444701565247" calcext:value-type="float">
            <text:p>-0.0067444702</text:p>
          </table:table-cell>
          <table:table-cell office:value-type="float" office:value="0.0196999999999999" calcext:value-type="float">
            <text:p>0.0197</text:p>
          </table:table-cell>
          <table:table-cell office:value-type="float" office:value="-0.0066590069879809" calcext:value-type="float">
            <text:p>-0.006659007</text:p>
          </table:table-cell>
          <table:table-cell office:value-type="string" calcext:value-type="string">
            <text:p>ridiculous</text:p>
          </table:table-cell>
          <table:table-cell office:value-type="float" office:value="-0.005587775703914" calcext:value-type="float">
            <text:p>-0.0055877757</text:p>
          </table:table-cell>
          <table:table-cell office:value-type="float" office:value="-0.01405" calcext:value-type="float">
            <text:p>-0.01405</text:p>
          </table:table-cell>
          <table:table-cell office:value-type="float" office:value="-0.00503831508157801" calcext:value-type="float">
            <text:p>-0.0050383151</text:p>
          </table:table-cell>
        </table:table-row>
        <table:table-row table:style-name="ro1">
          <table:table-cell office:value-type="string" calcext:value-type="string">
            <text:p>among</text:p>
          </table:table-cell>
          <table:table-cell office:value-type="float" office:value="0.0384250722279734" calcext:value-type="float">
            <text:p>0.0384250722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0903044256843183" calcext:value-type="float">
            <text:p>0.0903044257</text:p>
          </table:table-cell>
          <table:table-cell office:value-type="string" calcext:value-type="string">
            <text:p>rock</text:p>
          </table:table-cell>
          <table:table-cell office:value-type="float" office:value="0.0336146549441256" calcext:value-type="float">
            <text:p>0.0336146549</text:p>
          </table:table-cell>
          <table:table-cell office:value-type="float" office:value="0.64215" calcext:value-type="float">
            <text:p>0.64215</text:p>
          </table:table-cell>
          <table:table-cell office:value-type="float" office:value="0.0744859692228113" calcext:value-type="float">
            <text:p>0.0744859692</text:p>
          </table:table-cell>
          <table:table-cell office:value-type="string" calcext:value-type="string">
            <text:p>theater</text:p>
          </table:table-cell>
          <table:table-cell office:value-type="float" office:value="0.0337687946758689" calcext:value-type="float">
            <text:p>0.0337687947</text:p>
          </table:table-cell>
          <table:table-cell office:value-type="float" office:value="0.608" calcext:value-type="float">
            <text:p>0.608</text:p>
          </table:table-cell>
          <table:table-cell office:value-type="float" office:value="0.0851808634772462" calcext:value-type="float">
            <text:p>0.0851808635</text:p>
          </table:table-cell>
          <table:table-cell office:value-type="string" calcext:value-type="string">
            <text:p>suspense</text:p>
          </table:table-cell>
          <table:table-cell office:value-type="float" office:value="-0.0067135473998733" calcext:value-type="float">
            <text:p>-0.0067135474</text:p>
          </table:table-cell>
          <table:table-cell office:value-type="float" office:value="-0.01915" calcext:value-type="float">
            <text:p>-0.01915</text:p>
          </table:table-cell>
          <table:table-cell office:value-type="float" office:value="-0.0062239215111007" calcext:value-type="float">
            <text:p>-0.0062239215</text:p>
          </table:table-cell>
          <table:table-cell office:value-type="string" calcext:value-type="string">
            <text:p>jokes</text:p>
          </table:table-cell>
          <table:table-cell office:value-type="float" office:value="-0.005304676805787" calcext:value-type="float">
            <text:p>-0.0053046768</text:p>
          </table:table-cell>
          <table:table-cell office:value-type="float" office:value="0.0116999999999999" calcext:value-type="float">
            <text:p>0.0117</text:p>
          </table:table-cell>
          <table:table-cell office:value-type="float" office:value="-0.0051353486063121" calcext:value-type="float">
            <text:p>-0.0051353486</text:p>
          </table:table-cell>
        </table:table-row>
        <table:table-row table:style-name="ro1">
          <table:table-cell office:value-type="string" calcext:value-type="string">
            <text:p>american</text:p>
          </table:table-cell>
          <table:table-cell office:value-type="float" office:value="0.0592530494473729" calcext:value-type="float">
            <text:p>0.0592530494</text:p>
          </table:table-cell>
          <table:table-cell office:value-type="float" office:value="0.59035" calcext:value-type="float">
            <text:p>0.59035</text:p>
          </table:table-cell>
          <table:table-cell office:value-type="float" office:value="0.167462656234123" calcext:value-type="float">
            <text:p>0.1674626562</text:p>
          </table:table-cell>
          <table:table-cell office:value-type="string" calcext:value-type="string">
            <text:p>sequel</text:p>
          </table:table-cell>
          <table:table-cell office:value-type="float" office:value="0.0334707027226605" calcext:value-type="float">
            <text:p>0.0334707027</text:p>
          </table:table-cell>
          <table:table-cell office:value-type="float" office:value="0.65655" calcext:value-type="float">
            <text:p>0.65655</text:p>
          </table:table-cell>
          <table:table-cell office:value-type="float" office:value="0.0768713882542669" calcext:value-type="float">
            <text:p>0.0768713883</text:p>
          </table:table-cell>
          <table:table-cell office:value-type="string" calcext:value-type="string">
            <text:p>dance</text:p>
          </table:table-cell>
          <table:table-cell office:value-type="float" office:value="0.0337366147964405" calcext:value-type="float">
            <text:p>0.0337366148</text:p>
          </table:table-cell>
          <table:table-cell office:value-type="float" office:value="0.64685" calcext:value-type="float">
            <text:p>0.64685</text:p>
          </table:table-cell>
          <table:table-cell office:value-type="float" office:value="0.0693108446435631" calcext:value-type="float">
            <text:p>0.0693108446</text:p>
          </table:table-cell>
          <table:table-cell office:value-type="string" calcext:value-type="string">
            <text:p>realistic</text:p>
          </table:table-cell>
          <table:table-cell office:value-type="float" office:value="-0.0067004401490729" calcext:value-type="float">
            <text:p>-0.0067004401</text:p>
          </table:table-cell>
          <table:table-cell office:value-type="float" office:value="-0.00675000000000003" calcext:value-type="float">
            <text:p>-0.00675</text:p>
          </table:table-cell>
          <table:table-cell office:value-type="float" office:value="-0.0063414516244705" calcext:value-type="float">
            <text:p>-0.0063414516</text:p>
          </table:table-cell>
          <table:table-cell office:value-type="string" calcext:value-type="string">
            <text:p>japanese</text:p>
          </table:table-cell>
          <table:table-cell office:value-type="float" office:value="-0.0052968514789403" calcext:value-type="float">
            <text:p>-0.0052968515</text:p>
          </table:table-cell>
          <table:table-cell office:value-type="float" office:value="-0.04415" calcext:value-type="float">
            <text:p>-0.04415</text:p>
          </table:table-cell>
          <table:table-cell office:value-type="float" office:value="-0.0050182151808425" calcext:value-type="float">
            <text:p>-0.00501821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float" office:value="0.0292427493678685" calcext:value-type="float">
            <text:p>0.0292427494</text:p>
          </table:table-cell>
          <table:table-cell office:value-type="float" office:value="0.62935" calcext:value-type="float">
            <text:p>0.62935</text:p>
          </table:table-cell>
          <table:table-cell office:value-type="float" office:value="0.0697703601455641" calcext:value-type="float">
            <text:p>0.0697703601</text:p>
          </table:table-cell>
          <table:table-cell office:value-type="string" calcext:value-type="string">
            <text:p>casting</text:p>
          </table:table-cell>
          <table:table-cell office:value-type="float" office:value="0.0334396611309681" calcext:value-type="float">
            <text:p>0.0334396611</text:p>
          </table:table-cell>
          <table:table-cell office:value-type="float" office:value="0.6339" calcext:value-type="float">
            <text:p>0.6339</text:p>
          </table:table-cell>
          <table:table-cell office:value-type="float" office:value="0.074804144553955" calcext:value-type="float">
            <text:p>0.0748041446</text:p>
          </table:table-cell>
          <table:table-cell office:value-type="string" calcext:value-type="string">
            <text:p>documentary</text:p>
          </table:table-cell>
          <table:table-cell office:value-type="float" office:value="0.0336524876467709" calcext:value-type="float">
            <text:p>0.0336524876</text:p>
          </table:table-cell>
          <table:table-cell office:value-type="float" office:value="0.63835" calcext:value-type="float">
            <text:p>0.63835</text:p>
          </table:table-cell>
          <table:table-cell office:value-type="float" office:value="0.0796538999872757" calcext:value-type="float">
            <text:p>0.0796539</text:p>
          </table:table-cell>
          <table:table-cell office:value-type="string" calcext:value-type="string">
            <text:p>comments</text:p>
          </table:table-cell>
          <table:table-cell office:value-type="float" office:value="-0.0066574999341008" calcext:value-type="float">
            <text:p>-0.0066574999</text:p>
          </table:table-cell>
          <table:table-cell office:value-type="float" office:value="-0.00485000000000002" calcext:value-type="float">
            <text:p>-0.00485</text:p>
          </table:table-cell>
          <table:table-cell office:value-type="float" office:value="-0.00628538196833241" calcext:value-type="float">
            <text:p>-0.006285382</text:p>
          </table:table-cell>
          <table:table-cell office:value-type="string" calcext:value-type="string">
            <text:p>video</text:p>
          </table:table-cell>
          <table:table-cell office:value-type="float" office:value="-0.0052129698693878" calcext:value-type="float">
            <text:p>-0.0052129699</text:p>
          </table:table-cell>
          <table:table-cell office:value-type="float" office:value="0.0267499999999999" calcext:value-type="float">
            <text:p>0.02675</text:p>
          </table:table-cell>
          <table:table-cell office:value-type="float" office:value="-0.005678311060488" calcext:value-type="float">
            <text:p>-0.0056783111</text:p>
          </table:table-cell>
        </table:table-row>
        <table:table-row table:style-name="ro1">
          <table:table-cell office:value-type="string" calcext:value-type="string">
            <text:p>amazing</text:p>
          </table:table-cell>
          <table:table-cell office:value-type="float" office:value="0.0753517924572662" calcext:value-type="float">
            <text:p>0.0753517925</text:p>
          </table:table-cell>
          <table:table-cell office:value-type="float" office:value="0.6314" calcext:value-type="float">
            <text:p>0.6314</text:p>
          </table:table-cell>
          <table:table-cell office:value-type="float" office:value="0.149711649365629" calcext:value-type="float">
            <text:p>0.1497116494</text:p>
          </table:table-cell>
          <table:table-cell office:value-type="string" calcext:value-type="string">
            <text:p>dance</text:p>
          </table:table-cell>
          <table:table-cell office:value-type="float" office:value="0.033408748167846" calcext:value-type="float">
            <text:p>0.0334087482</text:p>
          </table:table-cell>
          <table:table-cell office:value-type="float" office:value="0.64385" calcext:value-type="float">
            <text:p>0.64385</text:p>
          </table:table-cell>
          <table:table-cell office:value-type="float" office:value="0.069010586851392" calcext:value-type="float">
            <text:p>0.0690105869</text:p>
          </table:table-cell>
          <table:table-cell office:value-type="string" calcext:value-type="string">
            <text:p>dialog</text:p>
          </table:table-cell>
          <table:table-cell office:value-type="float" office:value="0.0335296253762535" calcext:value-type="float">
            <text:p>0.0335296254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0809417040358745" calcext:value-type="float">
            <text:p>0.080941704</text:p>
          </table:table-cell>
          <table:table-cell office:value-type="string" calcext:value-type="string">
            <text:p>minute</text:p>
          </table:table-cell>
          <table:table-cell office:value-type="float" office:value="-0.0066407046941081" calcext:value-type="float">
            <text:p>-0.0066407047</text:p>
          </table:table-cell>
          <table:table-cell office:value-type="float" office:value="0.0151" calcext:value-type="float">
            <text:p>0.0151</text:p>
          </table:table-cell>
          <table:table-cell office:value-type="float" office:value="-0.006486975419864" calcext:value-type="float">
            <text:p>-0.0064869754</text:p>
          </table:table-cell>
          <table:table-cell office:value-type="string" calcext:value-type="string">
            <text:p>ok</text:p>
          </table:table-cell>
          <table:table-cell office:value-type="float" office:value="-0.0051812486182817" calcext:value-type="float">
            <text:p>-0.0051812486</text:p>
          </table:table-cell>
          <table:table-cell office:value-type="float" office:value="0.00754999999999995" calcext:value-type="float">
            <text:p>0.00755</text:p>
          </table:table-cell>
          <table:table-cell office:value-type="float" office:value="-0.004992540127863" calcext:value-type="float">
            <text:p>-0.0049925401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0.0486573351975722" calcext:value-type="float">
            <text:p>0.0486573352</text:p>
          </table:table-cell>
          <table:table-cell office:value-type="float" office:value="0.56235" calcext:value-type="float">
            <text:p>0.56235</text:p>
          </table:table-cell>
          <table:table-cell office:value-type="float" office:value="0.193197529726242" calcext:value-type="float">
            <text:p>0.1931975297</text:p>
          </table:table-cell>
          <table:table-cell office:value-type="string" calcext:value-type="string">
            <text:p>television</text:p>
          </table:table-cell>
          <table:table-cell office:value-type="float" office:value="0.0333551911588804" calcext:value-type="float">
            <text:p>0.0333551912</text:p>
          </table:table-cell>
          <table:table-cell office:value-type="float" office:value="0.62035" calcext:value-type="float">
            <text:p>0.62035</text:p>
          </table:table-cell>
          <table:table-cell office:value-type="float" office:value="0.0861716211337104" calcext:value-type="float">
            <text:p>0.0861716211</text:p>
          </table:table-cell>
          <table:table-cell office:value-type="string" calcext:value-type="string">
            <text:p>joke</text:p>
          </table:table-cell>
          <table:table-cell office:value-type="float" office:value="0.0335098033871348" calcext:value-type="float">
            <text:p>0.0335098034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0717035611164581" calcext:value-type="float">
            <text:p>0.0717035611</text:p>
          </table:table-cell>
          <table:table-cell office:value-type="string" calcext:value-type="string">
            <text:p>disney</text:p>
          </table:table-cell>
          <table:table-cell office:value-type="float" office:value="-0.0065851602153717" calcext:value-type="float">
            <text:p>-0.0065851602</text:p>
          </table:table-cell>
          <table:table-cell office:value-type="float" office:value="-0.07245" calcext:value-type="float">
            <text:p>-0.07245</text:p>
          </table:table-cell>
          <table:table-cell office:value-type="float" office:value="-0.00623321862182021" calcext:value-type="float">
            <text:p>-0.0062332186</text:p>
          </table:table-cell>
          <table:table-cell office:value-type="string" calcext:value-type="string">
            <text:p>suspense</text:p>
          </table:table-cell>
          <table:table-cell office:value-type="float" office:value="-0.00506340981455471" calcext:value-type="float">
            <text:p>-0.0050634098</text:p>
          </table:table-cell>
          <table:table-cell office:value-type="float" office:value="0.00190000000000001" calcext:value-type="float">
            <text:p>0.0019</text:p>
          </table:table-cell>
          <table:table-cell office:value-type="float" office:value="-0.00485604155810009" calcext:value-type="float">
            <text:p>-0.0048560416</text:p>
          </table:table-cell>
        </table:table-row>
        <table:table-row table:style-name="ro1">
          <table:table-cell office:value-type="string" calcext:value-type="string">
            <text:p>always</text:p>
          </table:table-cell>
          <table:table-cell office:value-type="float" office:value="0.0947046391191005" calcext:value-type="float">
            <text:p>0.0947046391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248490749756572" calcext:value-type="float">
            <text:p>0.2484907498</text:p>
          </table:table-cell>
          <table:table-cell office:value-type="string" calcext:value-type="string">
            <text:p>documentary</text:p>
          </table:table-cell>
          <table:table-cell office:value-type="float" office:value="0.0333122489893393" calcext:value-type="float">
            <text:p>0.033312249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0794277257030094" calcext:value-type="float">
            <text:p>0.0794277257</text:p>
          </table:table-cell>
          <table:table-cell office:value-type="string" calcext:value-type="string">
            <text:p>sit</text:p>
          </table:table-cell>
          <table:table-cell office:value-type="float" office:value="0.0331570301794447" calcext:value-type="float">
            <text:p>0.0331570302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0813027179006561" calcext:value-type="float">
            <text:p>0.0813027179</text:p>
          </table:table-cell>
          <table:table-cell office:value-type="string" calcext:value-type="string">
            <text:p>writers</text:p>
          </table:table-cell>
          <table:table-cell office:value-type="float" office:value="-0.006468796039395" calcext:value-type="float">
            <text:p>-0.006468796</text:p>
          </table:table-cell>
          <table:table-cell office:value-type="float" office:value="-0.000249999999999972" calcext:value-type="float">
            <text:p>-0.00025</text:p>
          </table:table-cell>
          <table:table-cell office:value-type="float" office:value="-0.006201073126799" calcext:value-type="float">
            <text:p>-0.0062010731</text:p>
          </table:table-cell>
          <table:table-cell office:value-type="string" calcext:value-type="string">
            <text:p>box</text:p>
          </table:table-cell>
          <table:table-cell office:value-type="float" office:value="-0.0050598073953691" calcext:value-type="float">
            <text:p>-0.0050598074</text:p>
          </table:table-cell>
          <table:table-cell office:value-type="float" office:value="-0.00475000000000003" calcext:value-type="float">
            <text:p>-0.00475</text:p>
          </table:table-cell>
          <table:table-cell office:value-type="float" office:value="-0.00482553520520781" calcext:value-type="float">
            <text:p>-0.0048255352</text:p>
          </table:table-cell>
        </table:table-row>
        <table:table-row table:style-name="ro1">
          <table:table-cell office:value-type="string" calcext:value-type="string">
            <text:p>although</text:p>
          </table:table-cell>
          <table:table-cell office:value-type="float" office:value="0.0673616229491956" calcext:value-type="float">
            <text:p>0.0673616229</text:p>
          </table:table-cell>
          <table:table-cell office:value-type="float" office:value="0.5879" calcext:value-type="float">
            <text:p>0.5879</text:p>
          </table:table-cell>
          <table:table-cell office:value-type="float" office:value="0.205054012345679" calcext:value-type="float">
            <text:p>0.2050540123</text:p>
          </table:table-cell>
          <table:table-cell office:value-type="string" calcext:value-type="string">
            <text:p>baby</text:p>
          </table:table-cell>
          <table:table-cell office:value-type="float" office:value="0.033258707445909" calcext:value-type="float">
            <text:p>0.0332587074</text:p>
          </table:table-cell>
          <table:table-cell office:value-type="float" office:value="0.65215" calcext:value-type="float">
            <text:p>0.65215</text:p>
          </table:table-cell>
          <table:table-cell office:value-type="float" office:value="0.070292663370306" calcext:value-type="float">
            <text:p>0.0702926634</text:p>
          </table:table-cell>
          <table:table-cell office:value-type="string" calcext:value-type="string">
            <text:p>box</text:p>
          </table:table-cell>
          <table:table-cell office:value-type="float" office:value="0.033088897503574" calcext:value-type="float">
            <text:p>0.0330888975</text:p>
          </table:table-cell>
          <table:table-cell office:value-type="float" office:value="0.63325" calcext:value-type="float">
            <text:p>0.63325</text:p>
          </table:table-cell>
          <table:table-cell office:value-type="float" office:value="0.074214312760318" calcext:value-type="float">
            <text:p>0.0742143128</text:p>
          </table:table-cell>
          <table:table-cell office:value-type="string" calcext:value-type="string">
            <text:p>tale</text:p>
          </table:table-cell>
          <table:table-cell office:value-type="float" office:value="-0.00639445331356011" calcext:value-type="float">
            <text:p>-0.0063944533</text:p>
          </table:table-cell>
          <table:table-cell office:value-type="float" office:value="0.00659999999999994" calcext:value-type="float">
            <text:p>0.0066</text:p>
          </table:table-cell>
          <table:table-cell office:value-type="float" office:value="-0.0061624428441978" calcext:value-type="float">
            <text:p>-0.0061624428</text:p>
          </table:table-cell>
          <table:table-cell office:value-type="string" calcext:value-type="string">
            <text:p>money</text:p>
          </table:table-cell>
          <table:table-cell office:value-type="float" office:value="-0.00504349853969571" calcext:value-type="float">
            <text:p>-0.0050434985</text:p>
          </table:table-cell>
          <table:table-cell office:value-type="float" office:value="0.0421" calcext:value-type="float">
            <text:p>0.0421</text:p>
          </table:table-cell>
          <table:table-cell office:value-type="float" office:value="-0.007047247507254" calcext:value-type="float">
            <text:p>-0.0070472475</text:p>
          </table:table-cell>
        </table:table-row>
        <table:table-row table:style-name="ro1">
          <table:table-cell office:value-type="string" calcext:value-type="string">
            <text:p>also</text:p>
          </table:table-cell>
          <table:table-cell office:value-type="float" office:value="0.174221400003981" calcext:value-type="float">
            <text:p>0.1742214</text:p>
          </table:table-cell>
          <table:table-cell office:value-type="float" office:value="0.61215" calcext:value-type="float">
            <text:p>0.61215</text:p>
          </table:table-cell>
          <table:table-cell office:value-type="float" office:value="0.443583674054946" calcext:value-type="float">
            <text:p>0.4435836741</text:p>
          </table:table-cell>
          <table:table-cell office:value-type="string" calcext:value-type="string">
            <text:p>dog</text:p>
          </table:table-cell>
          <table:table-cell office:value-type="float" office:value="0.0331964229143094" calcext:value-type="float">
            <text:p>0.0331964229</text:p>
          </table:table-cell>
          <table:table-cell office:value-type="float" office:value="0.65765" calcext:value-type="float">
            <text:p>0.65765</text:p>
          </table:table-cell>
          <table:table-cell office:value-type="float" office:value="0.0688154494764042" calcext:value-type="float">
            <text:p>0.0688154495</text:p>
          </table:table-cell>
          <table:table-cell office:value-type="string" calcext:value-type="string">
            <text:p>lee</text:p>
          </table:table-cell>
          <table:table-cell office:value-type="float" office:value="0.0328602535452491" calcext:value-type="float">
            <text:p>0.0328602535</text:p>
          </table:table-cell>
          <table:table-cell office:value-type="float" office:value="0.67415" calcext:value-type="float">
            <text:p>0.67415</text:p>
          </table:table-cell>
          <table:table-cell office:value-type="float" office:value="0.067267783025619" calcext:value-type="float">
            <text:p>0.067267783</text:p>
          </table:table-cell>
          <table:table-cell office:value-type="string" calcext:value-type="string">
            <text:p>box</text:p>
          </table:table-cell>
          <table:table-cell office:value-type="float" office:value="-0.0060557519185498" calcext:value-type="float">
            <text:p>-0.0060557519</text:p>
          </table:table-cell>
          <table:table-cell office:value-type="float" office:value="-0.00129999999999997" calcext:value-type="float">
            <text:p>-0.0013</text:p>
          </table:table-cell>
          <table:table-cell office:value-type="float" office:value="-0.00580482724129251" calcext:value-type="float">
            <text:p>-0.0058048272</text:p>
          </table:table-cell>
          <table:table-cell office:value-type="string" calcext:value-type="string">
            <text:p>monster</text:p>
          </table:table-cell>
          <table:table-cell office:value-type="float" office:value="-0.0049349512090426" calcext:value-type="float">
            <text:p>-0.0049349512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-0.00488195992985969" calcext:value-type="float">
            <text:p>-0.0048819599</text:p>
          </table:table-cell>
        </table:table-row>
        <table:table-row table:style-name="ro1">
          <table:table-cell office:value-type="string" calcext:value-type="string">
            <text:p>already</text:p>
          </table:table-cell>
          <table:table-cell office:value-type="float" office:value="0.0462593476077762" calcext:value-type="float">
            <text:p>0.0462593476</text:p>
          </table:table-cell>
          <table:table-cell office:value-type="float" office:value="0.617" calcext:value-type="float">
            <text:p>0.617</text:p>
          </table:table-cell>
          <table:table-cell office:value-type="float" office:value="0.130138541903248" calcext:value-type="float">
            <text:p>0.1301385419</text:p>
          </table:table-cell>
          <table:table-cell office:value-type="string" calcext:value-type="string">
            <text:p>lots</text:p>
          </table:table-cell>
          <table:table-cell office:value-type="float" office:value="0.0330786992842976" calcext:value-type="float">
            <text:p>0.0330786993</text:p>
          </table:table-cell>
          <table:table-cell office:value-type="float" office:value="0.61965" calcext:value-type="float">
            <text:p>0.61965</text:p>
          </table:table-cell>
          <table:table-cell office:value-type="float" office:value="0.0838251234493557" calcext:value-type="float">
            <text:p>0.0838251234</text:p>
          </table:table-cell>
          <table:table-cell office:value-type="string" calcext:value-type="string">
            <text:p>baby</text:p>
          </table:table-cell>
          <table:table-cell office:value-type="float" office:value="0.0326976768666056" calcext:value-type="float">
            <text:p>0.0326976769</text:p>
          </table:table-cell>
          <table:table-cell office:value-type="float" office:value="0.64805" calcext:value-type="float">
            <text:p>0.64805</text:p>
          </table:table-cell>
          <table:table-cell office:value-type="float" office:value="0.0697766618210652" calcext:value-type="float">
            <text:p>0.0697766618</text:p>
          </table:table-cell>
          <table:table-cell office:value-type="string" calcext:value-type="string">
            <text:p>buy</text:p>
          </table:table-cell>
          <table:table-cell office:value-type="float" office:value="-0.0059493989937038" calcext:value-type="float">
            <text:p>-0.005949399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05443533210597" calcext:value-type="float">
            <text:p>-0.0054435332</text:p>
          </table:table-cell>
          <table:table-cell office:value-type="string" calcext:value-type="string">
            <text:p>comedy</text:p>
          </table:table-cell>
          <table:table-cell office:value-type="float" office:value="-0.00485020150254069" calcext:value-type="float">
            <text:p>-0.0048502015</text:p>
          </table:table-cell>
          <table:table-cell office:value-type="float" office:value="0.0192" calcext:value-type="float">
            <text:p>0.0192</text:p>
          </table:table-cell>
          <table:table-cell office:value-type="float" office:value="-0.00594581836591701" calcext:value-type="float">
            <text:p>-0.0059458184</text:p>
          </table:table-cell>
        </table:table-row>
        <table:table-row table:style-name="ro1">
          <table:table-cell office:value-type="string" calcext:value-type="string">
            <text:p>along</text:p>
          </table:table-cell>
          <table:table-cell office:value-type="float" office:value="0.0487897841424404" calcext:value-type="float">
            <text:p>0.0487897841</text:p>
          </table:table-cell>
          <table:table-cell office:value-type="float" office:value="0.5928" calcext:value-type="float">
            <text:p>0.5928</text:p>
          </table:table-cell>
          <table:table-cell office:value-type="float" office:value="0.155712212315986" calcext:value-type="float">
            <text:p>0.1557122123</text:p>
          </table:table-cell>
          <table:table-cell office:value-type="string" calcext:value-type="string">
            <text:p>era</text:p>
          </table:table-cell>
          <table:table-cell office:value-type="float" office:value="0.032599441081458" calcext:value-type="float">
            <text:p>0.0325994411</text:p>
          </table:table-cell>
          <table:table-cell office:value-type="float" office:value="0.64175" calcext:value-type="float">
            <text:p>0.64175</text:p>
          </table:table-cell>
          <table:table-cell office:value-type="float" office:value="0.0703256779551058" calcext:value-type="float">
            <text:p>0.070325678</text:p>
          </table:table-cell>
          <table:table-cell office:value-type="string" calcext:value-type="string">
            <text:p>sequel</text:p>
          </table:table-cell>
          <table:table-cell office:value-type="float" office:value="0.0326153264346445" calcext:value-type="float">
            <text:p>0.0326153264</text:p>
          </table:table-cell>
          <table:table-cell office:value-type="float" office:value="0.6562" calcext:value-type="float">
            <text:p>0.6562</text:p>
          </table:table-cell>
          <table:table-cell office:value-type="float" office:value="0.0760548239720505" calcext:value-type="float">
            <text:p>0.076054824</text:p>
          </table:table-cell>
          <table:table-cell office:value-type="string" calcext:value-type="string">
            <text:p>yourself</text:p>
          </table:table-cell>
          <table:table-cell office:value-type="float" office:value="-0.0058530838818568" calcext:value-type="float">
            <text:p>-0.0058530839</text:p>
          </table:table-cell>
          <table:table-cell office:value-type="float" office:value="0.00905" calcext:value-type="float">
            <text:p>0.00905</text:p>
          </table:table-cell>
          <table:table-cell office:value-type="float" office:value="-0.0056346723499953" calcext:value-type="float">
            <text:p>-0.0056346723</text:p>
          </table:table-cell>
          <table:table-cell office:value-type="string" calcext:value-type="string">
            <text:p>unless</text:p>
          </table:table-cell>
          <table:table-cell office:value-type="float" office:value="-0.00468601982848391" calcext:value-type="float">
            <text:p>-0.0046860198</text:p>
          </table:table-cell>
          <table:table-cell office:value-type="float" office:value="0.00375000000000003" calcext:value-type="float">
            <text:p>0.00375</text:p>
          </table:table-cell>
          <table:table-cell office:value-type="float" office:value="-0.00450616889361841" calcext:value-type="float">
            <text:p>-0.0045061689</text:p>
          </table:table-cell>
        </table:table-row>
        <table:table-row table:style-name="ro1">
          <table:table-cell office:value-type="string" calcext:value-type="string">
            <text:p>alone</text:p>
          </table:table-cell>
          <table:table-cell office:value-type="float" office:value="0.0296022724316914" calcext:value-type="float">
            <text:p>0.0296022724</text:p>
          </table:table-cell>
          <table:table-cell office:value-type="float" office:value="0.59895" calcext:value-type="float">
            <text:p>0.59895</text:p>
          </table:table-cell>
          <table:table-cell office:value-type="float" office:value="0.0978517602069508" calcext:value-type="float">
            <text:p>0.0978517602</text:p>
          </table:table-cell>
          <table:table-cell office:value-type="string" calcext:value-type="string">
            <text:p>girlfriend</text:p>
          </table:table-cell>
          <table:table-cell office:value-type="float" office:value="0.0325172146086187" calcext:value-type="float">
            <text:p>0.0325172146</text:p>
          </table:table-cell>
          <table:table-cell office:value-type="float" office:value="0.62755" calcext:value-type="float">
            <text:p>0.62755</text:p>
          </table:table-cell>
          <table:table-cell office:value-type="float" office:value="0.0708494449295248" calcext:value-type="float">
            <text:p>0.0708494449</text:p>
          </table:table-cell>
          <table:table-cell office:value-type="string" calcext:value-type="string">
            <text:p>television</text:p>
          </table:table-cell>
          <table:table-cell office:value-type="float" office:value="0.0320390982039138" calcext:value-type="float">
            <text:p>0.0320390982</text:p>
          </table:table-cell>
          <table:table-cell office:value-type="float" office:value="0.63195" calcext:value-type="float">
            <text:p>0.63195</text:p>
          </table:table-cell>
          <table:table-cell office:value-type="float" office:value="0.0847942310083302" calcext:value-type="float">
            <text:p>0.084794231</text:p>
          </table:table-cell>
          <table:table-cell office:value-type="string" calcext:value-type="string">
            <text:p>unique</text:p>
          </table:table-cell>
          <table:table-cell office:value-type="float" office:value="-0.005763713202115" calcext:value-type="float">
            <text:p>-0.0057637132</text:p>
          </table:table-cell>
          <table:table-cell office:value-type="float" office:value="-0.00600000000000001" calcext:value-type="float">
            <text:p>-0.006</text:p>
          </table:table-cell>
          <table:table-cell office:value-type="float" office:value="-0.00547674688221789" calcext:value-type="float">
            <text:p>-0.0054767469</text:p>
          </table:table-cell>
          <table:table-cell office:value-type="string" calcext:value-type="string">
            <text:p>tom</text:p>
          </table:table-cell>
          <table:table-cell office:value-type="float" office:value="-0.0043562637355328" calcext:value-type="float">
            <text:p>-0.0043562637</text:p>
          </table:table-cell>
          <table:table-cell office:value-type="float" office:value="-0.00255000000000005" calcext:value-type="float">
            <text:p>-0.00255</text:p>
          </table:table-cell>
          <table:table-cell office:value-type="float" office:value="-0.0041749992244659" calcext:value-type="float">
            <text:p>-0.0041749992</text:p>
          </table:table-cell>
        </table:table-row>
        <table:table-row table:style-name="ro1">
          <table:table-cell office:value-type="string" calcext:value-type="string">
            <text:p>almost</text:p>
          </table:table-cell>
          <table:table-cell office:value-type="float" office:value="0.0691398815424009" calcext:value-type="float">
            <text:p>0.0691398815</text:p>
          </table:table-cell>
          <table:table-cell office:value-type="float" office:value="0.59835" calcext:value-type="float">
            <text:p>0.59835</text:p>
          </table:table-cell>
          <table:table-cell office:value-type="float" office:value="0.228264002305697" calcext:value-type="float">
            <text:p>0.2282640023</text:p>
          </table:table-cell>
          <table:table-cell office:value-type="string" calcext:value-type="string">
            <text:p>e</text:p>
          </table:table-cell>
          <table:table-cell office:value-type="float" office:value="0.0322887943352902" calcext:value-type="float">
            <text:p>0.0322887943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0727929788332473" calcext:value-type="float">
            <text:p>0.0727929788</text:p>
          </table:table-cell>
          <table:table-cell office:value-type="string" calcext:value-type="string">
            <text:p>rent</text:p>
          </table:table-cell>
          <table:table-cell office:value-type="float" office:value="0.0319158921799129" calcext:value-type="float">
            <text:p>0.0319158922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0795202132385607" calcext:value-type="float">
            <text:p>0.0795202132</text:p>
          </table:table-cell>
          <table:table-cell office:value-type="string" calcext:value-type="string">
            <text:p>wait</text:p>
          </table:table-cell>
          <table:table-cell office:value-type="float" office:value="-0.0057430465972486" calcext:value-type="float">
            <text:p>-0.0057430466</text:p>
          </table:table-cell>
          <table:table-cell office:value-type="float" office:value="-0.03195" calcext:value-type="float">
            <text:p>-0.03195</text:p>
          </table:table-cell>
          <table:table-cell office:value-type="float" office:value="-0.00519986534481401" calcext:value-type="float">
            <text:p>-0.0051998653</text:p>
          </table:table-cell>
          <table:table-cell office:value-type="string" calcext:value-type="string">
            <text:p>sad</text:p>
          </table:table-cell>
          <table:table-cell office:value-type="float" office:value="-0.0042924497839111" calcext:value-type="float">
            <text:p>-0.0042924498</text:p>
          </table:table-cell>
          <table:table-cell office:value-type="float" office:value="0.0387" calcext:value-type="float">
            <text:p>0.0387</text:p>
          </table:table-cell>
          <table:table-cell office:value-type="float" office:value="-0.00463137769716759" calcext:value-type="float">
            <text:p>-0.0046313777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float" office:value="0.0169648464594059" calcext:value-type="float">
            <text:p>0.0169648465</text:p>
          </table:table-cell>
          <table:table-cell office:value-type="float" office:value="0.56525" calcext:value-type="float">
            <text:p>0.56525</text:p>
          </table:table-cell>
          <table:table-cell office:value-type="float" office:value="0.0594916170903191" calcext:value-type="float">
            <text:p>0.0594916171</text:p>
          </table:table-cell>
          <table:table-cell office:value-type="string" calcext:value-type="string">
            <text:p>cheesy</text:p>
          </table:table-cell>
          <table:table-cell office:value-type="float" office:value="0.0320969599525925" calcext:value-type="float">
            <text:p>0.03209696</text:p>
          </table:table-cell>
          <table:table-cell office:value-type="float" office:value="0.62185" calcext:value-type="float">
            <text:p>0.62185</text:p>
          </table:table-cell>
          <table:table-cell office:value-type="float" office:value="0.0709986488146419" calcext:value-type="float">
            <text:p>0.0709986488</text:p>
          </table:table-cell>
          <table:table-cell office:value-type="string" calcext:value-type="string">
            <text:p>plus</text:p>
          </table:table-cell>
          <table:table-cell office:value-type="float" office:value="0.0318941476771341" calcext:value-type="float">
            <text:p>0.0318941477</text:p>
          </table:table-cell>
          <table:table-cell office:value-type="float" office:value="0.64775" calcext:value-type="float">
            <text:p>0.64775</text:p>
          </table:table-cell>
          <table:table-cell office:value-type="float" office:value="0.073392082072866" calcext:value-type="float">
            <text:p>0.0733920821</text:p>
          </table:table-cell>
          <table:table-cell office:value-type="string" calcext:value-type="string">
            <text:p>fantastic</text:p>
          </table:table-cell>
          <table:table-cell office:value-type="float" office:value="-0.0056531037515907" calcext:value-type="float">
            <text:p>-0.0056531038</text:p>
          </table:table-cell>
          <table:table-cell office:value-type="float" office:value="-0.01175" calcext:value-type="float">
            <text:p>-0.01175</text:p>
          </table:table-cell>
          <table:table-cell office:value-type="float" office:value="-0.00525096655133352" calcext:value-type="float">
            <text:p>-0.0052509666</text:p>
          </table:table-cell>
          <table:table-cell office:value-type="string" calcext:value-type="string">
            <text:p>joe</text:p>
          </table:table-cell>
          <table:table-cell office:value-type="float" office:value="-0.004154005180794" calcext:value-type="float">
            <text:p>-0.0041540052</text:p>
          </table:table-cell>
          <table:table-cell office:value-type="float" office:value="0.00675000000000003" calcext:value-type="float">
            <text:p>0.00675</text:p>
          </table:table-cell>
          <table:table-cell office:value-type="float" office:value="-0.0040569218209132" calcext:value-type="float">
            <text:p>-0.0040569218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0.0330086813797497" calcext:value-type="float">
            <text:p>0.0330086814</text:p>
          </table:table-cell>
          <table:table-cell office:value-type="float" office:value="0.5877" calcext:value-type="float">
            <text:p>0.5877</text:p>
          </table:table-cell>
          <table:table-cell office:value-type="float" office:value="0.102915578764143" calcext:value-type="float">
            <text:p>0.1029155788</text:p>
          </table:table-cell>
          <table:table-cell office:value-type="string" calcext:value-type="string">
            <text:p>peter</text:p>
          </table:table-cell>
          <table:table-cell office:value-type="float" office:value="0.0320679826163589" calcext:value-type="float">
            <text:p>0.0320679826</text:p>
          </table:table-cell>
          <table:table-cell office:value-type="float" office:value="0.64335" calcext:value-type="float">
            <text:p>0.64335</text:p>
          </table:table-cell>
          <table:table-cell office:value-type="float" office:value="0.0749578524186227" calcext:value-type="float">
            <text:p>0.0749578524</text:p>
          </table:table-cell>
          <table:table-cell office:value-type="string" calcext:value-type="string">
            <text:p>space</text:p>
          </table:table-cell>
          <table:table-cell office:value-type="float" office:value="0.0318701322723157" calcext:value-type="float">
            <text:p>0.0318701323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0740740740740741" calcext:value-type="float">
            <text:p>0.0740740741</text:p>
          </table:table-cell>
          <table:table-cell office:value-type="string" calcext:value-type="string">
            <text:p>write</text:p>
          </table:table-cell>
          <table:table-cell office:value-type="float" office:value="-0.0055690515391579" calcext:value-type="float">
            <text:p>-0.0055690515</text:p>
          </table:table-cell>
          <table:table-cell office:value-type="float" office:value="0.0121" calcext:value-type="float">
            <text:p>0.0121</text:p>
          </table:table-cell>
          <table:table-cell office:value-type="float" office:value="-0.00541573981186659" calcext:value-type="float">
            <text:p>-0.0054157398</text:p>
          </table:table-cell>
          <table:table-cell office:value-type="string" calcext:value-type="string">
            <text:p>entertainment</text:p>
          </table:table-cell>
          <table:table-cell office:value-type="float" office:value="-0.0041423290847462" calcext:value-type="float">
            <text:p>-0.0041423291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-0.00348780862556" calcext:value-type="float">
            <text:p>-0.0034878086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0.0367321508336111" calcext:value-type="float">
            <text:p>0.0367321508</text:p>
          </table:table-cell>
          <table:table-cell office:value-type="float" office:value="0.5979" calcext:value-type="float">
            <text:p>0.5979</text:p>
          </table:table-cell>
          <table:table-cell office:value-type="float" office:value="0.103256021409456" calcext:value-type="float">
            <text:p>0.1032560214</text:p>
          </table:table-cell>
          <table:table-cell office:value-type="string" calcext:value-type="string">
            <text:p>pay</text:p>
          </table:table-cell>
          <table:table-cell office:value-type="float" office:value="0.0317949203614171" calcext:value-type="float">
            <text:p>0.0317949204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0723938223938224" calcext:value-type="float">
            <text:p>0.0723938224</text:p>
          </table:table-cell>
          <table:table-cell office:value-type="string" calcext:value-type="string">
            <text:p>entertainment</text:p>
          </table:table-cell>
          <table:table-cell office:value-type="float" office:value="0.0313616430804808" calcext:value-type="float">
            <text:p>0.0313616431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0876147927525441" calcext:value-type="float">
            <text:p>0.0876147928</text:p>
          </table:table-cell>
          <table:table-cell office:value-type="string" calcext:value-type="string">
            <text:p>laughs</text:p>
          </table:table-cell>
          <table:table-cell office:value-type="float" office:value="-0.0055562063383954" calcext:value-type="float">
            <text:p>-0.0055562063</text:p>
          </table:table-cell>
          <table:table-cell office:value-type="float" office:value="-0.04475" calcext:value-type="float">
            <text:p>-0.04475</text:p>
          </table:table-cell>
          <table:table-cell office:value-type="float" office:value="-0.00497687043621209" calcext:value-type="float">
            <text:p>-0.0049768704</text:p>
          </table:table-cell>
          <table:table-cell office:value-type="string" calcext:value-type="string">
            <text:p>laughs</text:p>
          </table:table-cell>
          <table:table-cell office:value-type="float" office:value="-0.0041335905930369" calcext:value-type="float">
            <text:p>-0.0041335906</text:p>
          </table:table-cell>
          <table:table-cell office:value-type="float" office:value="-0.0266" calcext:value-type="float">
            <text:p>-0.0266</text:p>
          </table:table-cell>
          <table:table-cell office:value-type="float" office:value="-0.0037618600462843" calcext:value-type="float">
            <text:p>-0.00376186</text:p>
          </table:table-cell>
        </table:table-row>
        <table:table-row table:style-name="ro1">
          <table:table-cell office:value-type="string" calcext:value-type="string">
            <text:p>against</text:p>
          </table:table-cell>
          <table:table-cell office:value-type="float" office:value="0.0518520579611093" calcext:value-type="float">
            <text:p>0.051852058</text:p>
          </table:table-cell>
          <table:table-cell office:value-type="float" office:value="0.6129" calcext:value-type="float">
            <text:p>0.6129</text:p>
          </table:table-cell>
          <table:table-cell office:value-type="float" office:value="0.1359375" calcext:value-type="float">
            <text:p>0.1359375</text:p>
          </table:table-cell>
          <table:table-cell office:value-type="string" calcext:value-type="string">
            <text:p>monster</text:p>
          </table:table-cell>
          <table:table-cell office:value-type="float" office:value="0.0314896266586492" calcext:value-type="float">
            <text:p>0.0314896267</text:p>
          </table:table-cell>
          <table:table-cell office:value-type="float" office:value="0.65425" calcext:value-type="float">
            <text:p>0.65425</text:p>
          </table:table-cell>
          <table:table-cell office:value-type="float" office:value="0.0623728813559322" calcext:value-type="float">
            <text:p>0.0623728814</text:p>
          </table:table-cell>
          <table:table-cell office:value-type="string" calcext:value-type="string">
            <text:p>cheesy</text:p>
          </table:table-cell>
          <table:table-cell office:value-type="float" office:value="0.031354683553153" calcext:value-type="float">
            <text:p>0.0313546836</text:p>
          </table:table-cell>
          <table:table-cell office:value-type="float" office:value="0.6076" calcext:value-type="float">
            <text:p>0.6076</text:p>
          </table:table-cell>
          <table:table-cell office:value-type="float" office:value="0.070362473347548" calcext:value-type="float">
            <text:p>0.0703624733</text:p>
          </table:table-cell>
          <table:table-cell office:value-type="float" office:value="20" calcext:value-type="float">
            <text:p>20</text:p>
          </table:table-cell>
          <table:table-cell office:value-type="float" office:value="-0.0055258612921279" calcext:value-type="float">
            <text:p>-0.0055258613</text:p>
          </table:table-cell>
          <table:table-cell office:value-type="float" office:value="0.0169499999999999" calcext:value-type="float">
            <text:p>0.01695</text:p>
          </table:table-cell>
          <table:table-cell office:value-type="float" office:value="-0.00541033193013329" calcext:value-type="float">
            <text:p>-0.0054103319</text:p>
          </table:table-cell>
          <table:table-cell office:value-type="string" calcext:value-type="string">
            <text:p>low</text:p>
          </table:table-cell>
          <table:table-cell office:value-type="float" office:value="-0.00405798937975811" calcext:value-type="float">
            <text:p>-0.0040579894</text:p>
          </table:table-cell>
          <table:table-cell office:value-type="float" office:value="0.0113500000000001" calcext:value-type="float">
            <text:p>0.01135</text:p>
          </table:table-cell>
          <table:table-cell office:value-type="float" office:value="-0.00415856254930402" calcext:value-type="float">
            <text:p>-0.0041585625</text:p>
          </table:table-cell>
        </table:table-row>
        <table:table-row table:style-name="ro1">
          <table:table-cell office:value-type="string" calcext:value-type="string">
            <text:p>again</text:p>
          </table:table-cell>
          <table:table-cell office:value-type="float" office:value="0.0708884578254303" calcext:value-type="float">
            <text:p>0.0708884578</text:p>
          </table:table-cell>
          <table:table-cell office:value-type="float" office:value="0.57305" calcext:value-type="float">
            <text:p>0.57305</text:p>
          </table:table-cell>
          <table:table-cell office:value-type="float" office:value="0.257155284906481" calcext:value-type="float">
            <text:p>0.2571552849</text:p>
          </table:table-cell>
          <table:table-cell office:value-type="string" calcext:value-type="string">
            <text:p>wait</text:p>
          </table:table-cell>
          <table:table-cell office:value-type="float" office:value="0.0313171794126488" calcext:value-type="float">
            <text:p>0.0313171794</text:p>
          </table:table-cell>
          <table:table-cell office:value-type="float" office:value="0.62685" calcext:value-type="float">
            <text:p>0.62685</text:p>
          </table:table-cell>
          <table:table-cell office:value-type="float" office:value="0.0798915053630872" calcext:value-type="float">
            <text:p>0.0798915054</text:p>
          </table:table-cell>
          <table:table-cell office:value-type="string" calcext:value-type="string">
            <text:p>storyline</text:p>
          </table:table-cell>
          <table:table-cell office:value-type="float" office:value="0.031096400701637" calcext:value-type="float">
            <text:p>0.0310964007</text:p>
          </table:table-cell>
          <table:table-cell office:value-type="float" office:value="0.6092" calcext:value-type="float">
            <text:p>0.6092</text:p>
          </table:table-cell>
          <table:table-cell office:value-type="float" office:value="0.0826291079812207" calcext:value-type="float">
            <text:p>0.082629108</text:p>
          </table:table-cell>
          <table:table-cell office:value-type="string" calcext:value-type="string">
            <text:p>shame</text:p>
          </table:table-cell>
          <table:table-cell office:value-type="float" office:value="-0.0055215636557144" calcext:value-type="float">
            <text:p>-0.0055215637</text:p>
          </table:table-cell>
          <table:table-cell office:value-type="float" office:value="0.0166500000000001" calcext:value-type="float">
            <text:p>0.01665</text:p>
          </table:table-cell>
          <table:table-cell office:value-type="float" office:value="-0.0054129653577763" calcext:value-type="float">
            <text:p>-0.0054129654</text:p>
          </table:table-cell>
          <table:table-cell office:value-type="string" calcext:value-type="string">
            <text:p>mess</text:p>
          </table:table-cell>
          <table:table-cell office:value-type="float" office:value="-0.0036180613569763" calcext:value-type="float">
            <text:p>-0.0036180614</text:p>
          </table:table-cell>
          <table:table-cell office:value-type="float" office:value="0.00259999999999994" calcext:value-type="float">
            <text:p>0.0026</text:p>
          </table:table-cell>
          <table:table-cell office:value-type="float" office:value="-0.00350193329575099" calcext:value-type="float">
            <text:p>-0.0035019333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office:value-type="float" office:value="0.114646035905828" calcext:value-type="float">
            <text:p>0.1146460359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380902096847187" calcext:value-type="float">
            <text:p>0.3809020968</text:p>
          </table:table-cell>
          <table:table-cell office:value-type="string" calcext:value-type="string">
            <text:p>weird</text:p>
          </table:table-cell>
          <table:table-cell office:value-type="float" office:value="0.0312923576699115" calcext:value-type="float">
            <text:p>0.0312923577</text:p>
          </table:table-cell>
          <table:table-cell office:value-type="float" office:value="0.63605" calcext:value-type="float">
            <text:p>0.63605</text:p>
          </table:table-cell>
          <table:table-cell office:value-type="float" office:value="0.0723843507072767" calcext:value-type="float">
            <text:p>0.0723843507</text:p>
          </table:table-cell>
          <table:table-cell office:value-type="string" calcext:value-type="string">
            <text:p>interested</text:p>
          </table:table-cell>
          <table:table-cell office:value-type="float" office:value="0.0310674082886034" calcext:value-type="float">
            <text:p>0.0310674083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0758196721311475" calcext:value-type="float">
            <text:p>0.0758196721</text:p>
          </table:table-cell>
          <table:table-cell office:value-type="string" calcext:value-type="string">
            <text:p>sorry</text:p>
          </table:table-cell>
          <table:table-cell office:value-type="float" office:value="-0.00540979403517969" calcext:value-type="float">
            <text:p>-0.005409794</text:p>
          </table:table-cell>
          <table:table-cell office:value-type="float" office:value="-0.0182000000000001" calcext:value-type="float">
            <text:p>-0.0182</text:p>
          </table:table-cell>
          <table:table-cell office:value-type="float" office:value="-0.00496333916031459" calcext:value-type="float">
            <text:p>-0.0049633392</text:p>
          </table:table-cell>
          <table:table-cell office:value-type="string" calcext:value-type="string">
            <text:p>wonderful</text:p>
          </table:table-cell>
          <table:table-cell office:value-type="float" office:value="-0.00328579447378601" calcext:value-type="float">
            <text:p>-0.0032857945</text:p>
          </table:table-cell>
          <table:table-cell office:value-type="float" office:value="-0.00600000000000001" calcext:value-type="float">
            <text:p>-0.006</text:p>
          </table:table-cell>
          <table:table-cell office:value-type="float" office:value="-0.00276817065477999" calcext:value-type="float">
            <text:p>-0.0027681707</text:p>
          </table:table-cell>
        </table:table-row>
        <table:table-row table:style-name="ro1">
          <table:table-cell office:value-type="string" calcext:value-type="string">
            <text:p>admit</text:p>
          </table:table-cell>
          <table:table-cell office:value-type="float" office:value="0.0204107700675728" calcext:value-type="float">
            <text:p>0.0204107701</text:p>
          </table:table-cell>
          <table:table-cell office:value-type="float" office:value="0.5871" calcext:value-type="float">
            <text:p>0.5871</text:p>
          </table:table-cell>
          <table:table-cell office:value-type="float" office:value="0.0658371040723982" calcext:value-type="float">
            <text:p>0.0658371041</text:p>
          </table:table-cell>
          <table:table-cell office:value-type="string" calcext:value-type="string">
            <text:p>reading</text:p>
          </table:table-cell>
          <table:table-cell office:value-type="float" office:value="0.0309575846912001" calcext:value-type="float">
            <text:p>0.0309575847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0780487804878049" calcext:value-type="float">
            <text:p>0.0780487805</text:p>
          </table:table-cell>
          <table:table-cell office:value-type="string" calcext:value-type="string">
            <text:p>directors</text:p>
          </table:table-cell>
          <table:table-cell office:value-type="float" office:value="0.0307416199983933" calcext:value-type="float">
            <text:p>0.03074162</text:p>
          </table:table-cell>
          <table:table-cell office:value-type="float" office:value="0.64395" calcext:value-type="float">
            <text:p>0.64395</text:p>
          </table:table-cell>
          <table:table-cell office:value-type="float" office:value="0.0714565132351024" calcext:value-type="float">
            <text:p>0.0714565132</text:p>
          </table:table-cell>
          <table:table-cell office:value-type="string" calcext:value-type="string">
            <text:p>reading</text:p>
          </table:table-cell>
          <table:table-cell office:value-type="float" office:value="-0.005368485819985" calcext:value-type="float">
            <text:p>-0.0053684858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-0.00507115570295119" calcext:value-type="float">
            <text:p>-0.0050711557</text:p>
          </table:table-cell>
          <table:table-cell office:value-type="string" calcext:value-type="string">
            <text:p>sit</text:p>
          </table:table-cell>
          <table:table-cell office:value-type="float" office:value="-0.0029912770956469" calcext:value-type="float">
            <text:p>-0.0029912771</text:p>
          </table:table-cell>
          <table:table-cell office:value-type="float" office:value="0.0335000000000001" calcext:value-type="float">
            <text:p>0.0335</text:p>
          </table:table-cell>
          <table:table-cell office:value-type="float" office:value="-0.00315361764358671" calcext:value-type="float">
            <text:p>-0.0031536176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0265103848841764" calcext:value-type="float">
            <text:p>0.0265103849</text:p>
          </table:table-cell>
          <table:table-cell office:value-type="float" office:value="0.61515" calcext:value-type="float">
            <text:p>0.61515</text:p>
          </table:table-cell>
          <table:table-cell office:value-type="float" office:value="0.0824889736559781" calcext:value-type="float">
            <text:p>0.0824889737</text:p>
          </table:table-cell>
          <table:table-cell office:value-type="string" calcext:value-type="string">
            <text:p>animation</text:p>
          </table:table-cell>
          <table:table-cell office:value-type="float" office:value="0.0308207622125747" calcext:value-type="float">
            <text:p>0.0308207622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710410746577112" calcext:value-type="float">
            <text:p>0.0710410747</text:p>
          </table:table-cell>
          <table:table-cell office:value-type="string" calcext:value-type="string">
            <text:p>expected</text:p>
          </table:table-cell>
          <table:table-cell office:value-type="float" office:value="0.0306025740563806" calcext:value-type="float">
            <text:p>0.0306025741</text:p>
          </table:table-cell>
          <table:table-cell office:value-type="float" office:value="0.57025" calcext:value-type="float">
            <text:p>0.57025</text:p>
          </table:table-cell>
          <table:table-cell office:value-type="float" office:value="0.0796659171217475" calcext:value-type="float">
            <text:p>0.0796659171</text:p>
          </table:table-cell>
          <table:table-cell office:value-type="string" calcext:value-type="string">
            <text:p>avoid</text:p>
          </table:table-cell>
          <table:table-cell office:value-type="float" office:value="-0.00525940482637879" calcext:value-type="float">
            <text:p>-0.0052594048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503817031499998" calcext:value-type="float">
            <text:p>-0.0050381703</text:p>
          </table:table-cell>
          <table:table-cell office:value-type="string" calcext:value-type="string">
            <text:p>zombie</text:p>
          </table:table-cell>
          <table:table-cell office:value-type="float" office:value="-0.0028426270387899" calcext:value-type="float">
            <text:p>-0.002842627</text:p>
          </table:table-cell>
          <table:table-cell office:value-type="float" office:value="-0.00325000000000009" calcext:value-type="float">
            <text:p>-0.00325</text:p>
          </table:table-cell>
          <table:table-cell office:value-type="float" office:value="-0.00276832196466401" calcext:value-type="float">
            <text:p>-0.002768322</text:p>
          </table:table-cell>
        </table:table-row>
        <table:table-row table:style-name="ro1">
          <table:table-cell office:value-type="string" calcext:value-type="string">
            <text:p>actually</text:p>
          </table:table-cell>
          <table:table-cell office:value-type="float" office:value="0.104873620333129" calcext:value-type="float">
            <text:p>0.1048736203</text:p>
          </table:table-cell>
          <table:table-cell office:value-type="float" office:value="0.6266" calcext:value-type="float">
            <text:p>0.6266</text:p>
          </table:table-cell>
          <table:table-cell office:value-type="float" office:value="0.286996371968684" calcext:value-type="float">
            <text:p>0.286996372</text:p>
          </table:table-cell>
          <table:table-cell office:value-type="float" office:value="20" calcext:value-type="float">
            <text:p>20</text:p>
          </table:table-cell>
          <table:table-cell office:value-type="float" office:value="0.0308068106885381" calcext:value-type="float">
            <text:p>0.0308068107</text:p>
          </table:table-cell>
          <table:table-cell office:value-type="float" office:value="0.60395" calcext:value-type="float">
            <text:p>0.60395</text:p>
          </table:table-cell>
          <table:table-cell office:value-type="float" office:value="0.0766989159575708" calcext:value-type="float">
            <text:p>0.076698916</text:p>
          </table:table-cell>
          <table:table-cell office:value-type="string" calcext:value-type="string">
            <text:p>girlfriend</text:p>
          </table:table-cell>
          <table:table-cell office:value-type="float" office:value="0.0305643023234257" calcext:value-type="float">
            <text:p>0.0305643023</text:p>
          </table:table-cell>
          <table:table-cell office:value-type="float" office:value="0.6026" calcext:value-type="float">
            <text:p>0.6026</text:p>
          </table:table-cell>
          <table:table-cell office:value-type="float" office:value="0.0691028343874444" calcext:value-type="float">
            <text:p>0.0691028344</text:p>
          </table:table-cell>
          <table:table-cell office:value-type="string" calcext:value-type="string">
            <text:p>predictable</text:p>
          </table:table-cell>
          <table:table-cell office:value-type="float" office:value="-0.0042993902142258" calcext:value-type="float">
            <text:p>-0.0042993902</text:p>
          </table:table-cell>
          <table:table-cell office:value-type="float" office:value="0.00834999999999997" calcext:value-type="float">
            <text:p>0.00835</text:p>
          </table:table-cell>
          <table:table-cell office:value-type="float" office:value="-0.00416132200012981" calcext:value-type="float">
            <text:p>-0.004161322</text:p>
          </table:table-cell>
          <table:table-cell office:value-type="string" calcext:value-type="string">
            <text:p>casting</text:p>
          </table:table-cell>
          <table:table-cell office:value-type="float" office:value="-0.0027951566830769" calcext:value-type="float">
            <text:p>-0.0027951567</text:p>
          </table:table-cell>
          <table:table-cell office:value-type="float" office:value="0.00905" calcext:value-type="float">
            <text:p>0.00905</text:p>
          </table:table-cell>
          <table:table-cell office:value-type="float" office:value="-0.00273705816876721" calcext:value-type="float">
            <text:p>-0.0027370582</text:p>
          </table:table-cell>
        </table:table-row>
        <table:table-row table:style-name="ro1">
          <table:table-cell office:value-type="string" calcext:value-type="string">
            <text:p>actual</text:p>
          </table:table-cell>
          <table:table-cell office:value-type="float" office:value="0.0298575119107232" calcext:value-type="float">
            <text:p>0.0298575119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0817042606516291" calcext:value-type="float">
            <text:p>0.0817042607</text:p>
          </table:table-cell>
          <table:table-cell office:value-type="string" calcext:value-type="string">
            <text:p>interested</text:p>
          </table:table-cell>
          <table:table-cell office:value-type="float" office:value="0.0306619156812333" calcext:value-type="float">
            <text:p>0.0306619157</text:p>
          </table:table-cell>
          <table:table-cell office:value-type="float" office:value="0.63845" calcext:value-type="float">
            <text:p>0.63845</text:p>
          </table:table-cell>
          <table:table-cell office:value-type="float" office:value="0.0754379235391894" calcext:value-type="float">
            <text:p>0.0754379235</text:p>
          </table:table-cell>
          <table:table-cell office:value-type="string" calcext:value-type="string">
            <text:p>jokes</text:p>
          </table:table-cell>
          <table:table-cell office:value-type="float" office:value="0.0303145096327896" calcext:value-type="float">
            <text:p>0.0303145096</text:p>
          </table:table-cell>
          <table:table-cell office:value-type="float" office:value="0.57385" calcext:value-type="float">
            <text:p>0.57385</text:p>
          </table:table-cell>
          <table:table-cell office:value-type="float" office:value="0.0842376705705383" calcext:value-type="float">
            <text:p>0.0842376706</text:p>
          </table:table-cell>
          <table:table-cell office:value-type="string" calcext:value-type="string">
            <text:p>dvd</text:p>
          </table:table-cell>
          <table:table-cell office:value-type="float" office:value="-0.0041565685887382" calcext:value-type="float">
            <text:p>-0.0041565686</text:p>
          </table:table-cell>
          <table:table-cell office:value-type="float" office:value="0.00995000000000001" calcext:value-type="float">
            <text:p>0.00995</text:p>
          </table:table-cell>
          <table:table-cell office:value-type="float" office:value="-0.004193535298636" calcext:value-type="float">
            <text:p>-0.0041935353</text:p>
          </table:table-cell>
          <table:table-cell office:value-type="string" calcext:value-type="string">
            <text:p>disney</text:p>
          </table:table-cell>
          <table:table-cell office:value-type="float" office:value="-0.0027886213877988" calcext:value-type="float">
            <text:p>-0.0027886214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-0.0026173659861673" calcext:value-type="float">
            <text:p>-0.002617366</text:p>
          </table:table-cell>
        </table:table-row>
        <table:table-row table:style-name="ro1">
          <table:table-cell office:value-type="string" calcext:value-type="string">
            <text:p>actress</text:p>
          </table:table-cell>
          <table:table-cell office:value-type="float" office:value="0.0344502796772592" calcext:value-type="float">
            <text:p>0.0344502797</text:p>
          </table:table-cell>
          <table:table-cell office:value-type="float" office:value="0.59885" calcext:value-type="float">
            <text:p>0.59885</text:p>
          </table:table-cell>
          <table:table-cell office:value-type="float" office:value="0.10845649516613" calcext:value-type="float">
            <text:p>0.1084564952</text:p>
          </table:table-cell>
          <table:table-cell office:value-type="string" calcext:value-type="string">
            <text:p>admit</text:p>
          </table:table-cell>
          <table:table-cell office:value-type="float" office:value="0.0306273797102445" calcext:value-type="float">
            <text:p>0.0306273797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0754761344932989" calcext:value-type="float">
            <text:p>0.0754761345</text:p>
          </table:table-cell>
          <table:table-cell office:value-type="string" calcext:value-type="string">
            <text:p>comments</text:p>
          </table:table-cell>
          <table:table-cell office:value-type="float" office:value="0.0302168808451743" calcext:value-type="float">
            <text:p>0.0302168808</text:p>
          </table:table-cell>
          <table:table-cell office:value-type="float" office:value="0.5751" calcext:value-type="float">
            <text:p>0.5751</text:p>
          </table:table-cell>
          <table:table-cell office:value-type="float" office:value="0.0820911643983582" calcext:value-type="float">
            <text:p>0.0820911644</text:p>
          </table:table-cell>
          <table:table-cell office:value-type="string" calcext:value-type="string">
            <text:p>acted</text:p>
          </table:table-cell>
          <table:table-cell office:value-type="float" office:value="-0.0041193806744167" calcext:value-type="float">
            <text:p>-0.0041193807</text:p>
          </table:table-cell>
          <table:table-cell office:value-type="float" office:value="0.00829999999999997" calcext:value-type="float">
            <text:p>0.0083</text:p>
          </table:table-cell>
          <table:table-cell office:value-type="float" office:value="-0.00400205504259131" calcext:value-type="float">
            <text:p>-0.004002055</text:p>
          </table:table-cell>
          <table:table-cell office:value-type="string" calcext:value-type="string">
            <text:p>hardly</text:p>
          </table:table-cell>
          <table:table-cell office:value-type="float" office:value="-0.0023118990574321" calcext:value-type="float">
            <text:p>-0.0023118991</text:p>
          </table:table-cell>
          <table:table-cell office:value-type="float" office:value="0.0575" calcext:value-type="float">
            <text:p>0.0575</text:p>
          </table:table-cell>
          <table:table-cell office:value-type="float" office:value="-0.002561789046074" calcext:value-type="float">
            <text:p>-0.002561789</text:p>
          </table:table-cell>
        </table:table-row>
        <table:table-row table:style-name="ro1">
          <table:table-cell office:value-type="string" calcext:value-type="string">
            <text:p>actors</text:p>
          </table:table-cell>
          <table:table-cell office:value-type="float" office:value="0.0657983004355176" calcext:value-type="float">
            <text:p>0.0657983004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267957208354559" calcext:value-type="float">
            <text:p>0.2679572084</text:p>
          </table:table-cell>
          <table:table-cell office:value-type="string" calcext:value-type="string">
            <text:p>zombie</text:p>
          </table:table-cell>
          <table:table-cell office:value-type="float" office:value="0.0302063738671696" calcext:value-type="float">
            <text:p>0.0302063739</text:p>
          </table:table-cell>
          <table:table-cell office:value-type="float" office:value="0.67375" calcext:value-type="float">
            <text:p>0.67375</text:p>
          </table:table-cell>
          <table:table-cell office:value-type="float" office:value="0.0536620739666425" calcext:value-type="float">
            <text:p>0.053662074</text:p>
          </table:table-cell>
          <table:table-cell office:value-type="string" calcext:value-type="string">
            <text:p>hardly</text:p>
          </table:table-cell>
          <table:table-cell office:value-type="float" office:value="0.0300509985446179" calcext:value-type="float">
            <text:p>0.0300509985</text:p>
          </table:table-cell>
          <table:table-cell office:value-type="float" office:value="0.5877" calcext:value-type="float">
            <text:p>0.5877</text:p>
          </table:table-cell>
          <table:table-cell office:value-type="float" office:value="0.0703494926719279" calcext:value-type="float">
            <text:p>0.0703494927</text:p>
          </table:table-cell>
          <table:table-cell office:value-type="string" calcext:value-type="string">
            <text:p>storyline</text:p>
          </table:table-cell>
          <table:table-cell office:value-type="float" office:value="-0.0040333566147083" calcext:value-type="float">
            <text:p>-0.0040333566</text:p>
          </table:table-cell>
          <table:table-cell office:value-type="float" office:value="0.000900000000000012" calcext:value-type="float">
            <text:p>0.0009</text:p>
          </table:table-cell>
          <table:table-cell office:value-type="float" office:value="-0.00384437165511249" calcext:value-type="float">
            <text:p>-0.0038443717</text:p>
          </table:table-cell>
          <table:table-cell office:value-type="string" calcext:value-type="string">
            <text:p>bunch</text:p>
          </table:table-cell>
          <table:table-cell office:value-type="float" office:value="-0.0017169968403522" calcext:value-type="float">
            <text:p>-0.0017169968</text:p>
          </table:table-cell>
          <table:table-cell office:value-type="float" office:value="0.0309" calcext:value-type="float">
            <text:p>0.0309</text:p>
          </table:table-cell>
          <table:table-cell office:value-type="float" office:value="-0.002034066100388" calcext:value-type="float">
            <text:p>-0.0020340661</text:p>
          </table:table-cell>
        </table:table-row>
        <table:table-row table:style-name="ro1">
          <table:table-cell office:value-type="string" calcext:value-type="string">
            <text:p>actor</text:p>
          </table:table-cell>
          <table:table-cell office:value-type="float" office:value="0.0526154996168872" calcext:value-type="float">
            <text:p>0.0526154996</text:p>
          </table:table-cell>
          <table:table-cell office:value-type="float" office:value="0.5991" calcext:value-type="float">
            <text:p>0.5991</text:p>
          </table:table-cell>
          <table:table-cell office:value-type="float" office:value="0.175272577658918" calcext:value-type="float">
            <text:p>0.1752725777</text:p>
          </table:table-cell>
          <table:table-cell office:value-type="string" calcext:value-type="string">
            <text:p>joe</text:p>
          </table:table-cell>
          <table:table-cell office:value-type="float" office:value="0.0300918244238844" calcext:value-type="float">
            <text:p>0.0300918244</text:p>
          </table:table-cell>
          <table:table-cell office:value-type="float" office:value="0.65915" calcext:value-type="float">
            <text:p>0.65915</text:p>
          </table:table-cell>
          <table:table-cell office:value-type="float" office:value="0.0601130566662071" calcext:value-type="float">
            <text:p>0.0601130567</text:p>
          </table:table-cell>
          <table:table-cell office:value-type="string" calcext:value-type="string">
            <text:p>rate</text:p>
          </table:table-cell>
          <table:table-cell office:value-type="float" office:value="0.0298158567343812" calcext:value-type="float">
            <text:p>0.0298158567</text:p>
          </table:table-cell>
          <table:table-cell office:value-type="float" office:value="0.62705" calcext:value-type="float">
            <text:p>0.62705</text:p>
          </table:table-cell>
          <table:table-cell office:value-type="float" office:value="0.0721482771488991" calcext:value-type="float">
            <text:p>0.0721482771</text:p>
          </table:table-cell>
          <table:table-cell office:value-type="string" calcext:value-type="string">
            <text:p>waste</text:p>
          </table:table-cell>
          <table:table-cell office:value-type="float" office:value="-0.004008917460714" calcext:value-type="float">
            <text:p>-0.0040089175</text:p>
          </table:table-cell>
          <table:table-cell office:value-type="float" office:value="-0.00144999999999995" calcext:value-type="float">
            <text:p>-0.00145</text:p>
          </table:table-cell>
          <table:table-cell office:value-type="float" office:value="-0.00363597451775305" calcext:value-type="float">
            <text:p>-0.0036359745</text:p>
          </table:table-cell>
          <table:table-cell office:value-type="string" calcext:value-type="string">
            <text:p>effort</text:p>
          </table:table-cell>
          <table:table-cell office:value-type="float" office:value="-0.0016622156276947" calcext:value-type="float">
            <text:p>-0.0016622156</text:p>
          </table:table-cell>
          <table:table-cell office:value-type="float" office:value="0.03195" calcext:value-type="float">
            <text:p>0.03195</text:p>
          </table:table-cell>
          <table:table-cell office:value-type="float" office:value="-0.0019271891039766" calcext:value-type="float">
            <text:p>-0.0019271891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office:value-type="float" office:value="0.0603948967003565" calcext:value-type="float">
            <text:p>0.0603948967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202415741281901" calcext:value-type="float">
            <text:p>0.2024157413</text:p>
          </table:table-cell>
          <table:table-cell office:value-type="string" calcext:value-type="string">
            <text:p>hardly</text:p>
          </table:table-cell>
          <table:table-cell office:value-type="float" office:value="0.0300283909091802" calcext:value-type="float">
            <text:p>0.0300283909</text:p>
          </table:table-cell>
          <table:table-cell office:value-type="float" office:value="0.6055" calcext:value-type="float">
            <text:p>0.6055</text:p>
          </table:table-cell>
          <table:table-cell office:value-type="float" office:value="0.0702333254772567" calcext:value-type="float">
            <text:p>0.0702333255</text:p>
          </table:table-cell>
          <table:table-cell office:value-type="string" calcext:value-type="string">
            <text:p>comment</text:p>
          </table:table-cell>
          <table:table-cell office:value-type="float" office:value="0.029756211004383" calcext:value-type="float">
            <text:p>0.029756211</text:p>
          </table:table-cell>
          <table:table-cell office:value-type="float" office:value="0.59185" calcext:value-type="float">
            <text:p>0.59185</text:p>
          </table:table-cell>
          <table:table-cell office:value-type="float" office:value="0.0739648326715825" calcext:value-type="float">
            <text:p>0.0739648327</text:p>
          </table:table-cell>
          <table:table-cell office:value-type="string" calcext:value-type="string">
            <text:p>bunch</text:p>
          </table:table-cell>
          <table:table-cell office:value-type="float" office:value="-0.0039219072245298" calcext:value-type="float">
            <text:p>-0.0039219072</text:p>
          </table:table-cell>
          <table:table-cell office:value-type="float" office:value="0.0186500000000001" calcext:value-type="float">
            <text:p>0.01865</text:p>
          </table:table-cell>
          <table:table-cell office:value-type="float" office:value="-0.003979778562367" calcext:value-type="float">
            <text:p>-0.0039797786</text:p>
          </table:table-cell>
          <table:table-cell office:value-type="string" calcext:value-type="string">
            <text:p>dialog</text:p>
          </table:table-cell>
          <table:table-cell office:value-type="float" office:value="-0.0013601080836006" calcext:value-type="float">
            <text:p>-0.0013601081</text:p>
          </table:table-cell>
          <table:table-cell office:value-type="float" office:value="0.05855" calcext:value-type="float">
            <text:p>0.05855</text:p>
          </table:table-cell>
          <table:table-cell office:value-type="float" office:value="-0.0017908719037817" calcext:value-type="float">
            <text:p>-0.0017908719</text:p>
          </table:table-cell>
        </table:table-row>
        <table:table-row table:style-name="ro1">
          <table:table-cell office:value-type="string" calcext:value-type="string">
            <text:p>acting</text:p>
          </table:table-cell>
          <table:table-cell office:value-type="float" office:value="0.161296540300135" calcext:value-type="float">
            <text:p>0.1612965403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388156768783159" calcext:value-type="float">
            <text:p>0.3881567688</text:p>
          </table:table-cell>
          <table:table-cell office:value-type="string" calcext:value-type="string">
            <text:p>fi</text:p>
          </table:table-cell>
          <table:table-cell office:value-type="float" office:value="0.0299825374291631" calcext:value-type="float">
            <text:p>0.0299825374</text:p>
          </table:table-cell>
          <table:table-cell office:value-type="float" office:value="0.6561" calcext:value-type="float">
            <text:p>0.6561</text:p>
          </table:table-cell>
          <table:table-cell office:value-type="float" office:value="0.0665038002171553" calcext:value-type="float">
            <text:p>0.0665038002</text:p>
          </table:table-cell>
          <table:table-cell office:value-type="string" calcext:value-type="string">
            <text:p>lots</text:p>
          </table:table-cell>
          <table:table-cell office:value-type="float" office:value="0.0294574757505577" calcext:value-type="float">
            <text:p>0.0294574758</text:p>
          </table:table-cell>
          <table:table-cell office:value-type="float" office:value="0.62885" calcext:value-type="float">
            <text:p>0.62885</text:p>
          </table:table-cell>
          <table:table-cell office:value-type="float" office:value="0.0802874488910916" calcext:value-type="float">
            <text:p>0.0802874489</text:p>
          </table:table-cell>
          <table:table-cell office:value-type="string" calcext:value-type="string">
            <text:p>christmas</text:p>
          </table:table-cell>
          <table:table-cell office:value-type="float" office:value="-0.0036948933136837" calcext:value-type="float">
            <text:p>-0.0036948933</text:p>
          </table:table-cell>
          <table:table-cell office:value-type="float" office:value="-0.02695" calcext:value-type="float">
            <text:p>-0.02695</text:p>
          </table:table-cell>
          <table:table-cell office:value-type="float" office:value="-0.0035355236900096" calcext:value-type="float">
            <text:p>-0.0035355237</text:p>
          </table:table-cell>
          <table:table-cell office:value-type="string" calcext:value-type="string">
            <text:p>unique</text:p>
          </table:table-cell>
          <table:table-cell office:value-type="float" office:value="-0.00121352498199771" calcext:value-type="float">
            <text:p>-0.001213525</text:p>
          </table:table-cell>
          <table:table-cell office:value-type="float" office:value="0.00839999999999996" calcext:value-type="float">
            <text:p>0.0084</text:p>
          </table:table-cell>
          <table:table-cell office:value-type="float" office:value="-0.00122921956143168" calcext:value-type="float">
            <text:p>-0.0012292196</text:p>
          </table:table-cell>
        </table:table-row>
        <table:table-row table:style-name="ro1">
          <table:table-cell office:value-type="string" calcext:value-type="string">
            <text:p>acted</text:p>
          </table:table-cell>
          <table:table-cell office:value-type="float" office:value="0.0209024107739089" calcext:value-type="float">
            <text:p>0.0209024108</text:p>
          </table:table-cell>
          <table:table-cell office:value-type="float" office:value="0.62065" calcext:value-type="float">
            <text:p>0.62065</text:p>
          </table:table-cell>
          <table:table-cell office:value-type="float" office:value="0.0680506080334111" calcext:value-type="float">
            <text:p>0.068050608</text:p>
          </table:table-cell>
          <table:table-cell office:value-type="string" calcext:value-type="string">
            <text:p>storyline</text:p>
          </table:table-cell>
          <table:table-cell office:value-type="float" office:value="0.0293807418530208" calcext:value-type="float">
            <text:p>0.0293807419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0808983337358126" calcext:value-type="float">
            <text:p>0.0808983337</text:p>
          </table:table-cell>
          <table:table-cell office:value-type="string" calcext:value-type="string">
            <text:p>monster</text:p>
          </table:table-cell>
          <table:table-cell office:value-type="float" office:value="0.0290536334325168" calcext:value-type="float">
            <text:p>0.0290536334</text:p>
          </table:table-cell>
          <table:table-cell office:value-type="float" office:value="0.634" calcext:value-type="float">
            <text:p>0.634</text:p>
          </table:table-cell>
          <table:table-cell office:value-type="float" office:value="0.0600924499229584" calcext:value-type="float">
            <text:p>0.0600924499</text:p>
          </table:table-cell>
          <table:table-cell office:value-type="string" calcext:value-type="string">
            <text:p>sit</text:p>
          </table:table-cell>
          <table:table-cell office:value-type="float" office:value="-0.0035463548739872" calcext:value-type="float">
            <text:p>-0.0035463549</text:p>
          </table:table-cell>
          <table:table-cell office:value-type="float" office:value="0.0287000000000001" calcext:value-type="float">
            <text:p>0.0287</text:p>
          </table:table-cell>
          <table:table-cell office:value-type="float" office:value="-0.00364321837735451" calcext:value-type="float">
            <text:p>-0.0036432184</text:p>
          </table:table-cell>
          <table:table-cell office:value-type="string" calcext:value-type="string">
            <text:p>bill</text:p>
          </table:table-cell>
          <table:table-cell office:value-type="float" office:value="-0.0011266443706716" calcext:value-type="float">
            <text:p>-0.0011266444</text:p>
          </table:table-cell>
          <table:table-cell office:value-type="float" office:value="0.00240000000000007" calcext:value-type="float">
            <text:p>0.0024</text:p>
          </table:table-cell>
          <table:table-cell office:value-type="float" office:value="-0.0011004135048641" calcext:value-type="float">
            <text:p>-0.0011004135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0.0365258489911492" calcext:value-type="float">
            <text:p>0.036525849</text:p>
          </table:table-cell>
          <table:table-cell office:value-type="float" office:value="0.60765" calcext:value-type="float">
            <text:p>0.60765</text:p>
          </table:table-cell>
          <table:table-cell office:value-type="float" office:value="0.110216577843293" calcext:value-type="float">
            <text:p>0.1102165778</text:p>
          </table:table-cell>
          <table:table-cell office:value-type="string" calcext:value-type="string">
            <text:p>comments</text:p>
          </table:table-cell>
          <table:table-cell office:value-type="float" office:value="0.0292015928753492" calcext:value-type="float">
            <text:p>0.0292015929</text:p>
          </table:table-cell>
          <table:table-cell office:value-type="float" office:value="0.58175" calcext:value-type="float">
            <text:p>0.58175</text:p>
          </table:table-cell>
          <table:table-cell office:value-type="float" office:value="0.0810721740085686" calcext:value-type="float">
            <text:p>0.081072174</text:p>
          </table:table-cell>
          <table:table-cell office:value-type="string" calcext:value-type="string">
            <text:p>weird</text:p>
          </table:table-cell>
          <table:table-cell office:value-type="float" office:value="0.0288498811651952" calcext:value-type="float">
            <text:p>0.0288498812</text:p>
          </table:table-cell>
          <table:table-cell office:value-type="float" office:value="0.63235" calcext:value-type="float">
            <text:p>0.63235</text:p>
          </table:table-cell>
          <table:table-cell office:value-type="float" office:value="0.0700644998102947" calcext:value-type="float">
            <text:p>0.0700644998</text:p>
          </table:table-cell>
          <table:table-cell office:value-type="string" calcext:value-type="string">
            <text:p>rent</text:p>
          </table:table-cell>
          <table:table-cell office:value-type="float" office:value="-0.003426427490211" calcext:value-type="float">
            <text:p>-0.0034264275</text:p>
          </table:table-cell>
          <table:table-cell office:value-type="float" office:value="-0.00985000000000002" calcext:value-type="float">
            <text:p>-0.00985</text:p>
          </table:table-cell>
          <table:table-cell office:value-type="float" office:value="-0.00319888984807069" calcext:value-type="float">
            <text:p>-0.0031988898</text:p>
          </table:table-cell>
          <table:table-cell office:value-type="string" calcext:value-type="string">
            <text:p>hilarious</text:p>
          </table:table-cell>
          <table:table-cell office:value-type="float" office:value="-0.0011181753166515" calcext:value-type="float">
            <text:p>-0.0011181753</text:p>
          </table:table-cell>
          <table:table-cell office:value-type="float" office:value="0.0265" calcext:value-type="float">
            <text:p>0.0265</text:p>
          </table:table-cell>
          <table:table-cell office:value-type="float" office:value="-0.00138311388721291" calcext:value-type="float">
            <text:p>-0.0013831139</text:p>
          </table:table-cell>
        </table:table-row>
        <table:table-row table:style-name="ro1">
          <table:table-cell office:value-type="string" calcext:value-type="string">
            <text:p>across</text:p>
          </table:table-cell>
          <table:table-cell office:value-type="float" office:value="0.0338069633714542" calcext:value-type="float">
            <text:p>0.0338069634</text:p>
          </table:table-cell>
          <table:table-cell office:value-type="float" office:value="0.60535" calcext:value-type="float">
            <text:p>0.60535</text:p>
          </table:table-cell>
          <table:table-cell office:value-type="float" office:value="0.0984580239862935" calcext:value-type="float">
            <text:p>0.098458024</text:p>
          </table:table-cell>
          <table:table-cell office:value-type="string" calcext:value-type="string">
            <text:p>plus</text:p>
          </table:table-cell>
          <table:table-cell office:value-type="float" office:value="0.0289299732880471" calcext:value-type="float">
            <text:p>0.0289299733</text:p>
          </table:table-cell>
          <table:table-cell office:value-type="float" office:value="0.63555" calcext:value-type="float">
            <text:p>0.63555</text:p>
          </table:table-cell>
          <table:table-cell office:value-type="float" office:value="0.0706362361341323" calcext:value-type="float">
            <text:p>0.0706362361</text:p>
          </table:table-cell>
          <table:table-cell office:value-type="string" calcext:value-type="string">
            <text:p>animation</text:p>
          </table:table-cell>
          <table:table-cell office:value-type="float" office:value="0.0287943583206546" calcext:value-type="float">
            <text:p>0.0287943583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0692118226600985" calcext:value-type="float">
            <text:p>0.0692118227</text:p>
          </table:table-cell>
          <table:table-cell office:value-type="string" calcext:value-type="string">
            <text:p>effort</text:p>
          </table:table-cell>
          <table:table-cell office:value-type="float" office:value="-0.0032975173848818" calcext:value-type="float">
            <text:p>-0.0032975174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-0.00334394246525299" calcext:value-type="float">
            <text:p>-0.0033439425</text:p>
          </table:table-cell>
          <table:table-cell office:value-type="string" calcext:value-type="string">
            <text:p>check</text:p>
          </table:table-cell>
          <table:table-cell office:value-type="float" office:value="0.000131615196164499" calcext:value-type="float">
            <text:p>0.0001316152</text:p>
          </table:table-cell>
          <table:table-cell office:value-type="float" office:value="0.000700000000000034" calcext:value-type="float">
            <text:p>0.0007</text:p>
          </table:table-cell>
          <table:table-cell office:value-type="float" office:value="0.000120417439418" calcext:value-type="float">
            <text:p>0.0001204174</text:p>
          </table:table-cell>
        </table:table-row>
        <table:table-row table:style-name="ro1">
          <table:table-cell office:value-type="string" calcext:value-type="string">
            <text:p>absolutely</text:p>
          </table:table-cell>
          <table:table-cell office:value-type="float" office:value="0.0447877195967692" calcext:value-type="float">
            <text:p>0.0447877196</text:p>
          </table:table-cell>
          <table:table-cell office:value-type="float" office:value="0.61625" calcext:value-type="float">
            <text:p>0.61625</text:p>
          </table:table-cell>
          <table:table-cell office:value-type="float" office:value="0.137737332883946" calcext:value-type="float">
            <text:p>0.1377373329</text:p>
          </table:table-cell>
          <table:table-cell office:value-type="string" calcext:value-type="string">
            <text:p>sci</text:p>
          </table:table-cell>
          <table:table-cell office:value-type="float" office:value="0.0288490973756033" calcext:value-type="float">
            <text:p>0.0288490974</text:p>
          </table:table-cell>
          <table:table-cell office:value-type="float" office:value="0.65935" calcext:value-type="float">
            <text:p>0.65935</text:p>
          </table:table-cell>
          <table:table-cell office:value-type="float" office:value="0.0653038825627658" calcext:value-type="float">
            <text:p>0.0653038826</text:p>
          </table:table-cell>
          <table:table-cell office:value-type="string" calcext:value-type="string">
            <text:p>casting</text:p>
          </table:table-cell>
          <table:table-cell office:value-type="float" office:value="0.0278324062428982" calcext:value-type="float">
            <text:p>0.0278324062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0696202531645569" calcext:value-type="float">
            <text:p>0.0696202532</text:p>
          </table:table-cell>
          <table:table-cell office:value-type="string" calcext:value-type="string">
            <text:p>horrible</text:p>
          </table:table-cell>
          <table:table-cell office:value-type="float" office:value="-0.00321289899231911" calcext:value-type="float">
            <text:p>-0.003212899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318423992210701" calcext:value-type="float">
            <text:p>-0.0031842399</text:p>
          </table:table-cell>
          <table:table-cell office:value-type="string" calcext:value-type="string">
            <text:p>christmas</text:p>
          </table:table-cell>
          <table:table-cell office:value-type="float" office:value="0.0011145099870357" calcext:value-type="float">
            <text:p>0.00111451</text:p>
          </table:table-cell>
          <table:table-cell office:value-type="float" office:value="-0.0031000000000001" calcext:value-type="float">
            <text:p>-0.0031</text:p>
          </table:table-cell>
          <table:table-cell office:value-type="float" office:value="0.0010929265285958" calcext:value-type="float">
            <text:p>0.0010929265</text:p>
          </table:table-cell>
        </table:table-row>
        <table:table-row table:style-name="ro1">
          <table:table-cell office:value-type="string" calcext:value-type="string">
            <text:p>above</text:p>
          </table:table-cell>
          <table:table-cell office:value-type="float" office:value="0.0362604855420109" calcext:value-type="float">
            <text:p>0.0362604855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091183879093199" calcext:value-type="float">
            <text:p>0.0911838791</text:p>
          </table:table-cell>
          <table:table-cell office:value-type="string" calcext:value-type="string">
            <text:p>directing</text:p>
          </table:table-cell>
          <table:table-cell office:value-type="float" office:value="0.0283997028159113" calcext:value-type="float">
            <text:p>0.0283997028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0723488602576809" calcext:value-type="float">
            <text:p>0.0723488603</text:p>
          </table:table-cell>
          <table:table-cell office:value-type="string" calcext:value-type="string">
            <text:p>fi</text:p>
          </table:table-cell>
          <table:table-cell office:value-type="float" office:value="0.0274688936624913" calcext:value-type="float">
            <text:p>0.0274688937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0641821946169772" calcext:value-type="float">
            <text:p>0.0641821946</text:p>
          </table:table-cell>
          <table:table-cell office:value-type="string" calcext:value-type="string">
            <text:p>liked</text:p>
          </table:table-cell>
          <table:table-cell office:value-type="float" office:value="-0.0031995457406675" calcext:value-type="float">
            <text:p>-0.0031995457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002257582981008" calcext:value-type="float">
            <text:p>-0.002257583</text:p>
          </table:table-cell>
          <table:table-cell office:value-type="string" calcext:value-type="string">
            <text:p>lame</text:p>
          </table:table-cell>
          <table:table-cell office:value-type="float" office:value="0.0013557582417537" calcext:value-type="float">
            <text:p>0.0013557582</text:p>
          </table:table-cell>
          <table:table-cell office:value-type="float" office:value="0.0018999999999999" calcext:value-type="float">
            <text:p>0.0019</text:p>
          </table:table-cell>
          <table:table-cell office:value-type="float" office:value="0.00127791301459799" calcext:value-type="float">
            <text:p>0.001277913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float" office:value="0.148896005832422" calcext:value-type="float">
            <text:p>0.1488960058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517527675276753" calcext:value-type="float">
            <text:p>0.5175276753</text:p>
          </table:table-cell>
          <table:table-cell office:value-type="string" calcext:value-type="string">
            <text:p>laughs</text:p>
          </table:table-cell>
          <table:table-cell office:value-type="float" office:value="0.0283749466130479" calcext:value-type="float">
            <text:p>0.0283749466</text:p>
          </table:table-cell>
          <table:table-cell office:value-type="float" office:value="0.6386" calcext:value-type="float">
            <text:p>0.6386</text:p>
          </table:table-cell>
          <table:table-cell office:value-type="float" office:value="0.0733333333333333" calcext:value-type="float">
            <text:p>0.0733333333</text:p>
          </table:table-cell>
          <table:table-cell office:value-type="string" calcext:value-type="string">
            <text:p>acted</text:p>
          </table:table-cell>
          <table:table-cell office:value-type="float" office:value="0.0273153828218946" calcext:value-type="float">
            <text:p>0.0273153828</text:p>
          </table:table-cell>
          <table:table-cell office:value-type="float" office:value="0.60505" calcext:value-type="float">
            <text:p>0.60505</text:p>
          </table:table-cell>
          <table:table-cell office:value-type="float" office:value="0.0742997773350522" calcext:value-type="float">
            <text:p>0.0742997773</text:p>
          </table:table-cell>
          <table:table-cell office:value-type="string" calcext:value-type="string">
            <text:p>moving</text:p>
          </table:table-cell>
          <table:table-cell office:value-type="float" office:value="-0.0031718056458837" calcext:value-type="float">
            <text:p>-0.0031718056</text:p>
          </table:table-cell>
          <table:table-cell office:value-type="float" office:value="-0.00170000000000003" calcext:value-type="float">
            <text:p>-0.0017</text:p>
          </table:table-cell>
          <table:table-cell office:value-type="float" office:value="-0.00298016502567901" calcext:value-type="float">
            <text:p>-0.002980165</text:p>
          </table:table-cell>
          <table:table-cell office:value-type="float" office:value="4" calcext:value-type="float">
            <text:p>4</text:p>
          </table:table-cell>
          <table:table-cell office:value-type="float" office:value="0.00165603922627519" calcext:value-type="float">
            <text:p>0.0016560392</text:p>
          </table:table-cell>
          <table:table-cell office:value-type="float" office:value="0.0309499999999999" calcext:value-type="float">
            <text:p>0.03095</text:p>
          </table:table-cell>
          <table:table-cell office:value-type="float" office:value="0.000585740653328004" calcext:value-type="float">
            <text:p>0.0005857407</text:p>
          </table:table-cell>
        </table:table-row>
        <table:table-row table:style-name="ro1">
          <table:table-cell office:value-type="string" calcext:value-type="string">
            <text:p>able</text:p>
          </table:table-cell>
          <table:table-cell office:value-type="float" office:value="0.0394993251378096" calcext:value-type="float">
            <text:p>0.0394993251</text:p>
          </table:table-cell>
          <table:table-cell office:value-type="float" office:value="0.6109" calcext:value-type="float">
            <text:p>0.6109</text:p>
          </table:table-cell>
          <table:table-cell office:value-type="float" office:value="0.116886064457558" calcext:value-type="float">
            <text:p>0.1168860645</text:p>
          </table:table-cell>
          <table:table-cell office:value-type="string" calcext:value-type="string">
            <text:p>t</text:p>
          </table:table-cell>
          <table:table-cell office:value-type="float" office:value="0.0273083160047557" calcext:value-type="float">
            <text:p>0.027308316</text:p>
          </table:table-cell>
          <table:table-cell office:value-type="float" office:value="0.59785" calcext:value-type="float">
            <text:p>0.59785</text:p>
          </table:table-cell>
          <table:table-cell office:value-type="float" office:value="0.0702808923823835" calcext:value-type="float">
            <text:p>0.0702808924</text:p>
          </table:table-cell>
          <table:table-cell office:value-type="string" calcext:value-type="string">
            <text:p>check</text:p>
          </table:table-cell>
          <table:table-cell office:value-type="float" office:value="0.0271046715359066" calcext:value-type="float">
            <text:p>0.0271046715</text:p>
          </table:table-cell>
          <table:table-cell office:value-type="float" office:value="0.60035" calcext:value-type="float">
            <text:p>0.60035</text:p>
          </table:table-cell>
          <table:table-cell office:value-type="float" office:value="0.0741341364531449" calcext:value-type="float">
            <text:p>0.0741341365</text:p>
          </table:table-cell>
          <table:table-cell office:value-type="string" calcext:value-type="string">
            <text:p>bill</text:p>
          </table:table-cell>
          <table:table-cell office:value-type="float" office:value="-0.0029563304788798" calcext:value-type="float">
            <text:p>-0.0029563305</text:p>
          </table:table-cell>
          <table:table-cell office:value-type="float" office:value="-0.00359999999999994" calcext:value-type="float">
            <text:p>-0.0036</text:p>
          </table:table-cell>
          <table:table-cell office:value-type="float" office:value="-0.0028505512355216" calcext:value-type="float">
            <text:p>-0.0028505512</text:p>
          </table:table-cell>
          <table:table-cell office:value-type="string" calcext:value-type="string">
            <text:p>t</text:p>
          </table:table-cell>
          <table:table-cell office:value-type="float" office:value="0.0016830015571781" calcext:value-type="float">
            <text:p>0.0016830016</text:p>
          </table:table-cell>
          <table:table-cell office:value-type="float" office:value="0.0590500000000001" calcext:value-type="float">
            <text:p>0.05905</text:p>
          </table:table-cell>
          <table:table-cell office:value-type="float" office:value="0.0012337800467985" calcext:value-type="float">
            <text:p>0.00123378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float" office:value="0.0245593976298848" calcext:value-type="float">
            <text:p>0.0245593976</text:p>
          </table:table-cell>
          <table:table-cell office:value-type="float" office:value="0.62745" calcext:value-type="float">
            <text:p>0.62745</text:p>
          </table:table-cell>
          <table:table-cell office:value-type="float" office:value="0.0609955891619408" calcext:value-type="float">
            <text:p>0.0609955892</text:p>
          </table:table-cell>
          <table:table-cell office:value-type="string" calcext:value-type="string">
            <text:p>jokes</text:p>
          </table:table-cell>
          <table:table-cell office:value-type="float" office:value="0.0265652422620533" calcext:value-type="float">
            <text:p>0.0265652423</text:p>
          </table:table-cell>
          <table:table-cell office:value-type="float" office:value="0.5923" calcext:value-type="float">
            <text:p>0.5923</text:p>
          </table:table-cell>
          <table:table-cell office:value-type="float" office:value="0.0805142083897158" calcext:value-type="float">
            <text:p>0.0805142084</text:p>
          </table:table-cell>
          <table:table-cell office:value-type="string" calcext:value-type="string">
            <text:p>laughs</text:p>
          </table:table-cell>
          <table:table-cell office:value-type="float" office:value="0.0269523308676894" calcext:value-type="float">
            <text:p>0.0269523309</text:p>
          </table:table-cell>
          <table:table-cell office:value-type="float" office:value="0.62045" calcext:value-type="float">
            <text:p>0.62045</text:p>
          </table:table-cell>
          <table:table-cell office:value-type="float" office:value="0.0721183229434055" calcext:value-type="float">
            <text:p>0.0721183229</text:p>
          </table:table-cell>
          <table:table-cell office:value-type="string" calcext:value-type="string">
            <text:p>directing</text:p>
          </table:table-cell>
          <table:table-cell office:value-type="float" office:value="-0.0029105529417557" calcext:value-type="float">
            <text:p>-0.0029105529</text:p>
          </table:table-cell>
          <table:table-cell office:value-type="float" office:value="0.03065" calcext:value-type="float">
            <text:p>0.03065</text:p>
          </table:table-cell>
          <table:table-cell office:value-type="float" office:value="-0.00303790858582489" calcext:value-type="float">
            <text:p>-0.0030379086</text:p>
          </table:table-cell>
          <table:table-cell office:value-type="string" calcext:value-type="string">
            <text:p>save</text:p>
          </table:table-cell>
          <table:table-cell office:value-type="float" office:value="0.0021307765978055" calcext:value-type="float">
            <text:p>0.0021307766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0126501140798699" calcext:value-type="float">
            <text:p>0.0012650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2809493964102" calcext:value-type="float">
            <text:p>0.0252809494</text:p>
          </table:table-cell>
          <table:table-cell office:value-type="float" office:value="0.6209" calcext:value-type="float">
            <text:p>0.6209</text:p>
          </table:table-cell>
          <table:table-cell office:value-type="float" office:value="0.0712885840274375" calcext:value-type="float">
            <text:p>0.071288584</text:p>
          </table:table-cell>
          <table:table-cell office:value-type="string" calcext:value-type="string">
            <text:p>tom</text:p>
          </table:table-cell>
          <table:table-cell office:value-type="float" office:value="0.0265485700114382" calcext:value-type="float">
            <text:p>0.02654857</text:p>
          </table:table-cell>
          <table:table-cell office:value-type="float" office:value="0.6304" calcext:value-type="float">
            <text:p>0.6304</text:p>
          </table:table-cell>
          <table:table-cell office:value-type="float" office:value="0.065959059893859" calcext:value-type="float">
            <text:p>0.0659590599</text:p>
          </table:table-cell>
          <table:table-cell office:value-type="string" calcext:value-type="string">
            <text:p>sci</text:p>
          </table:table-cell>
          <table:table-cell office:value-type="float" office:value="0.0265040188814737" calcext:value-type="float">
            <text:p>0.0265040189</text:p>
          </table:table-cell>
          <table:table-cell office:value-type="float" office:value="0.63955" calcext:value-type="float">
            <text:p>0.63955</text:p>
          </table:table-cell>
          <table:table-cell office:value-type="float" office:value="0.0631578947368421" calcext:value-type="float">
            <text:p>0.0631578947</text:p>
          </table:table-cell>
          <table:table-cell office:value-type="string" calcext:value-type="string">
            <text:p>superb</text:p>
          </table:table-cell>
          <table:table-cell office:value-type="float" office:value="-0.0027872496037051" calcext:value-type="float">
            <text:p>-0.0027872496</text:p>
          </table:table-cell>
          <table:table-cell office:value-type="float" office:value="-0.00990000000000002" calcext:value-type="float">
            <text:p>-0.0099</text:p>
          </table:table-cell>
          <table:table-cell office:value-type="float" office:value="-0.0025857300572818" calcext:value-type="float">
            <text:p>-0.0025857301</text:p>
          </table:table-cell>
          <table:table-cell office:value-type="string" calcext:value-type="string">
            <text:p>joke</text:p>
          </table:table-cell>
          <table:table-cell office:value-type="float" office:value="0.0029909760679213" calcext:value-type="float">
            <text:p>0.0029909761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0265678003492781" calcext:value-type="float">
            <text:p>0.002656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4657959396279" calcext:value-type="float">
            <text:p>0.2546579594</text:p>
          </table:table-cell>
          <table:table-cell office:value-type="float" office:value="0.739" calcext:value-type="float">
            <text:p>0.739</text:p>
          </table:table-cell>
          <table:table-cell office:value-type="float" office:value="0.391750174784432" calcext:value-type="float">
            <text:p>0.3917501748</text:p>
          </table:table-cell>
          <table:table-cell office:value-type="string" calcext:value-type="string">
            <text:p>comment</text:p>
          </table:table-cell>
          <table:table-cell office:value-type="float" office:value="0.0263959419631172" calcext:value-type="float">
            <text:p>0.026395942</text:p>
          </table:table-cell>
          <table:table-cell office:value-type="float" office:value="0.61175" calcext:value-type="float">
            <text:p>0.61175</text:p>
          </table:table-cell>
          <table:table-cell office:value-type="float" office:value="0.0706163973668462" calcext:value-type="float">
            <text:p>0.0706163974</text:p>
          </table:table-cell>
          <table:table-cell office:value-type="string" calcext:value-type="string">
            <text:p>joe</text:p>
          </table:table-cell>
          <table:table-cell office:value-type="float" office:value="0.0260442812901316" calcext:value-type="float">
            <text:p>0.0260442813</text:p>
          </table:table-cell>
          <table:table-cell office:value-type="float" office:value="0.641" calcext:value-type="float">
            <text:p>0.641</text:p>
          </table:table-cell>
          <table:table-cell office:value-type="float" office:value="0.0562565720294427" calcext:value-type="float">
            <text:p>0.056256572</text:p>
          </table:table-cell>
          <table:table-cell office:value-type="string" calcext:value-type="string">
            <text:p>hardly</text:p>
          </table:table-cell>
          <table:table-cell office:value-type="float" office:value="-0.0022892914219944" calcext:value-type="float">
            <text:p>-0.0022892914</text:p>
          </table:table-cell>
          <table:table-cell office:value-type="float" office:value="0.0397" calcext:value-type="float">
            <text:p>0.0397</text:p>
          </table:table-cell>
          <table:table-cell office:value-type="float" office:value="-0.00244562185140279" calcext:value-type="float">
            <text:p>-0.0024456219</text:p>
          </table:table-cell>
          <table:table-cell office:value-type="float" office:value="2" calcext:value-type="float">
            <text:p>2</text:p>
          </table:table-cell>
          <table:table-cell office:value-type="float" office:value="0.003561459873999" calcext:value-type="float">
            <text:p>0.0035614599</text:p>
          </table:table-cell>
          <table:table-cell office:value-type="float" office:value="0.02725" calcext:value-type="float">
            <text:p>0.02725</text:p>
          </table:table-cell>
          <table:table-cell office:value-type="float" office:value="0.000890303454113006" calcext:value-type="float">
            <text:p>0.00089030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78195003006549" calcext:value-type="float">
            <text:p>0.0578195003</text:p>
          </table:table-cell>
          <table:table-cell office:value-type="float" office:value="0.7116" calcext:value-type="float">
            <text:p>0.7116</text:p>
          </table:table-cell>
          <table:table-cell office:value-type="float" office:value="0.104903786468032" calcext:value-type="float">
            <text:p>0.1049037865</text:p>
          </table:table-cell>
          <table:table-cell office:value-type="string" calcext:value-type="string">
            <text:p>gay</text:p>
          </table:table-cell>
          <table:table-cell office:value-type="float" office:value="0.0262639805620504" calcext:value-type="float">
            <text:p>0.0262639806</text:p>
          </table:table-cell>
          <table:table-cell office:value-type="float" office:value="0.64515" calcext:value-type="float">
            <text:p>0.64515</text:p>
          </table:table-cell>
          <table:table-cell office:value-type="float" office:value="0.0538594854019464" calcext:value-type="float">
            <text:p>0.0538594854</text:p>
          </table:table-cell>
          <table:table-cell office:value-type="string" calcext:value-type="string">
            <text:p>zombie</text:p>
          </table:table-cell>
          <table:table-cell office:value-type="float" office:value="0.025497380878338" calcext:value-type="float">
            <text:p>0.0254973809</text:p>
          </table:table-cell>
          <table:table-cell office:value-type="float" office:value="0.65345" calcext:value-type="float">
            <text:p>0.65345</text:p>
          </table:table-cell>
          <table:table-cell office:value-type="float" office:value="0.0491151049526684" calcext:value-type="float">
            <text:p>0.049115105</text:p>
          </table:table-cell>
          <table:table-cell office:value-type="string" calcext:value-type="string">
            <text:p>t</text:p>
          </table:table-cell>
          <table:table-cell office:value-type="float" office:value="-0.0022226735897256" calcext:value-type="float">
            <text:p>-0.0022226736</text:p>
          </table:table-cell>
          <table:table-cell office:value-type="float" office:value="0.0369999999999999" calcext:value-type="float">
            <text:p>0.037</text:p>
          </table:table-cell>
          <table:table-cell office:value-type="float" office:value="-0.0023804456689183" calcext:value-type="float">
            <text:p>-0.0023804457</text:p>
          </table:table-cell>
          <table:table-cell office:value-type="string" calcext:value-type="string">
            <text:p>forward</text:p>
          </table:table-cell>
          <table:table-cell office:value-type="float" office:value="0.0037084561619785" calcext:value-type="float">
            <text:p>0.0037084562</text:p>
          </table:table-cell>
          <table:table-cell office:value-type="float" office:value="0.0518000000000001" calcext:value-type="float">
            <text:p>0.0518</text:p>
          </table:table-cell>
          <table:table-cell office:value-type="float" office:value="0.00319972982636441" calcext:value-type="float">
            <text:p>0.00319972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00617438740155" calcext:value-type="float">
            <text:p>0.1006174387</text:p>
          </table:table-cell>
          <table:table-cell office:value-type="float" office:value="0.7718" calcext:value-type="float">
            <text:p>0.7718</text:p>
          </table:table-cell>
          <table:table-cell office:value-type="float" office:value="0.151672862453532" calcext:value-type="float">
            <text:p>0.1516728625</text:p>
          </table:table-cell>
          <table:table-cell office:value-type="string" calcext:value-type="string">
            <text:p>forward</text:p>
          </table:table-cell>
          <table:table-cell office:value-type="float" office:value="0.0261646364888787" calcext:value-type="float">
            <text:p>0.0261646365</text:p>
          </table:table-cell>
          <table:table-cell office:value-type="float" office:value="0.61105" calcext:value-type="float">
            <text:p>0.61105</text:p>
          </table:table-cell>
          <table:table-cell office:value-type="float" office:value="0.0716075904045829" calcext:value-type="float">
            <text:p>0.0716075904</text:p>
          </table:table-cell>
          <table:table-cell office:value-type="string" calcext:value-type="string">
            <text:p>forward</text:p>
          </table:table-cell>
          <table:table-cell office:value-type="float" office:value="0.0246278063033795" calcext:value-type="float">
            <text:p>0.0246278063</text:p>
          </table:table-cell>
          <table:table-cell office:value-type="float" office:value="0.56455" calcext:value-type="float">
            <text:p>0.56455</text:p>
          </table:table-cell>
          <table:table-cell office:value-type="float" office:value="0.0704450848543068" calcext:value-type="float">
            <text:p>0.0704450849</text:p>
          </table:table-cell>
          <table:table-cell office:value-type="string" calcext:value-type="string">
            <text:p>enjoy</text:p>
          </table:table-cell>
          <table:table-cell office:value-type="float" office:value="-0.0016919003298882" calcext:value-type="float">
            <text:p>-0.0016919003</text:p>
          </table:table-cell>
          <table:table-cell office:value-type="float" office:value="-0.00555000000000006" calcext:value-type="float">
            <text:p>-0.00555</text:p>
          </table:table-cell>
          <table:table-cell office:value-type="float" office:value="-0.00128910962395998" calcext:value-type="float">
            <text:p>-0.0012891096</text:p>
          </table:table-cell>
          <table:table-cell office:value-type="string" calcext:value-type="string">
            <text:p>excellent</text:p>
          </table:table-cell>
          <table:table-cell office:value-type="float" office:value="0.00372017081141301" calcext:value-type="float">
            <text:p>0.0037201708</text:p>
          </table:table-cell>
          <table:table-cell office:value-type="float" office:value="0.00785000000000002" calcext:value-type="float">
            <text:p>0.00785</text:p>
          </table:table-cell>
          <table:table-cell office:value-type="float" office:value="0.002847532333632" calcext:value-type="float">
            <text:p>0.00284753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14751584014007" calcext:value-type="float">
            <text:p>0.114751584</text:p>
          </table:table-cell>
          <table:table-cell office:value-type="float" office:value="0.78275" calcext:value-type="float">
            <text:p>0.78275</text:p>
          </table:table-cell>
          <table:table-cell office:value-type="float" office:value="0.164904862579281" calcext:value-type="float">
            <text:p>0.1649048626</text:p>
          </table:table-cell>
          <table:table-cell office:value-type="string" calcext:value-type="string">
            <text:p>buy</text:p>
          </table:table-cell>
          <table:table-cell office:value-type="float" office:value="0.0253175811450785" calcext:value-type="float">
            <text:p>0.0253175811</text:p>
          </table:table-cell>
          <table:table-cell office:value-type="float" office:value="0.59055" calcext:value-type="float">
            <text:p>0.59055</text:p>
          </table:table-cell>
          <table:table-cell office:value-type="float" office:value="0.0768797204373802" calcext:value-type="float">
            <text:p>0.0768797204</text:p>
          </table:table-cell>
          <table:table-cell office:value-type="string" calcext:value-type="string">
            <text:p>tom</text:p>
          </table:table-cell>
          <table:table-cell office:value-type="float" office:value="0.0240382899162125" calcext:value-type="float">
            <text:p>0.0240382899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0636775578344861" calcext:value-type="float">
            <text:p>0.0636775578</text:p>
          </table:table-cell>
          <table:table-cell office:value-type="string" calcext:value-type="string">
            <text:p>jokes</text:p>
          </table:table-cell>
          <table:table-cell office:value-type="float" office:value="-0.0015554094350507" calcext:value-type="float">
            <text:p>-0.0015554094</text:p>
          </table:table-cell>
          <table:table-cell office:value-type="float" office:value="-0.00675000000000003" calcext:value-type="float">
            <text:p>-0.00675</text:p>
          </table:table-cell>
          <table:table-cell office:value-type="float" office:value="-0.0014118864254896" calcext:value-type="float">
            <text:p>-0.0014118864</text:p>
          </table:table-cell>
          <table:table-cell office:value-type="string" calcext:value-type="string">
            <text:p>highly</text:p>
          </table:table-cell>
          <table:table-cell office:value-type="float" office:value="0.00396962888906449" calcext:value-type="float">
            <text:p>0.0039696289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02903025793451" calcext:value-type="float">
            <text:p>0.00290302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61439213999716" calcext:value-type="float">
            <text:p>0.0461439214</text:p>
          </table:table-cell>
          <table:table-cell office:value-type="float" office:value="0.64975" calcext:value-type="float">
            <text:p>0.64975</text:p>
          </table:table-cell>
          <table:table-cell office:value-type="float" office:value="0.125577331169642" calcext:value-type="float">
            <text:p>0.1255773312</text:p>
          </table:table-cell>
          <table:table-cell office:value-type="string" calcext:value-type="string">
            <text:p>japanese</text:p>
          </table:table-cell>
          <table:table-cell office:value-type="float" office:value="0.0250847839893561" calcext:value-type="float">
            <text:p>0.025084784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0541409809702493" calcext:value-type="float">
            <text:p>0.054140981</text:p>
          </table:table-cell>
          <table:table-cell office:value-type="string" calcext:value-type="string">
            <text:p>t</text:p>
          </table:table-cell>
          <table:table-cell office:value-type="float" office:value="0.023402640857852" calcext:value-type="float">
            <text:p>0.0234026409</text:p>
          </table:table-cell>
          <table:table-cell office:value-type="float" office:value="0.5758" calcext:value-type="float">
            <text:p>0.5758</text:p>
          </table:table-cell>
          <table:table-cell office:value-type="float" office:value="0.0666666666666667" calcext:value-type="float">
            <text:p>0.0666666667</text:p>
          </table:table-cell>
          <table:table-cell office:value-type="string" calcext:value-type="string">
            <text:p>highly</text:p>
          </table:table-cell>
          <table:table-cell office:value-type="float" office:value="0.000491420172135798" calcext:value-type="float">
            <text:p>0.0004914202</text:p>
          </table:table-cell>
          <table:table-cell office:value-type="float" office:value="0.0145" calcext:value-type="float">
            <text:p>0.0145</text:p>
          </table:table-cell>
          <table:table-cell office:value-type="float" office:value="-0.000019795375699988" calcext:value-type="float">
            <text:p>-1.9795375699988E-05</text:p>
          </table:table-cell>
          <table:table-cell office:value-type="string" calcext:value-type="string">
            <text:p>avoid</text:p>
          </table:table-cell>
          <table:table-cell office:value-type="float" office:value="0.00655427730940569" calcext:value-type="float">
            <text:p>0.0065542773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0570045026600402" calcext:value-type="float">
            <text:p>0.00570045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85214607193395" calcext:value-type="float">
            <text:p>0.0785214607</text:p>
          </table:table-cell>
          <table:table-cell office:value-type="float" office:value="0.6856" calcext:value-type="float">
            <text:p>0.6856</text:p>
          </table:table-cell>
          <table:table-cell office:value-type="float" office:value="0.152789005658852" calcext:value-type="float">
            <text:p>0.1527890057</text:p>
          </table:table-cell>
          <table:table-cell office:value-type="string" calcext:value-type="string">
            <text:p>acted</text:p>
          </table:table-cell>
          <table:table-cell office:value-type="float" office:value="0.0250217914483256" calcext:value-type="float">
            <text:p>0.0250217914</text:p>
          </table:table-cell>
          <table:table-cell office:value-type="float" office:value="0.61235" calcext:value-type="float">
            <text:p>0.61235</text:p>
          </table:table-cell>
          <table:table-cell office:value-type="float" office:value="0.0720526630760024" calcext:value-type="float">
            <text:p>0.0720526631</text:p>
          </table:table-cell>
          <table:table-cell office:value-type="string" calcext:value-type="string">
            <text:p>japanese</text:p>
          </table:table-cell>
          <table:table-cell office:value-type="float" office:value="0.0230349960749753" calcext:value-type="float">
            <text:p>0.0230349961</text:p>
          </table:table-cell>
          <table:table-cell office:value-type="float" office:value="0.62435" calcext:value-type="float">
            <text:p>0.62435</text:p>
          </table:table-cell>
          <table:table-cell office:value-type="float" office:value="0.0522265674277785" calcext:value-type="float">
            <text:p>0.0522265674</text:p>
          </table:table-cell>
          <table:table-cell office:value-type="string" calcext:value-type="string">
            <text:p>mess</text:p>
          </table:table-cell>
          <table:table-cell office:value-type="float" office:value="0.0010712540075854" calcext:value-type="float">
            <text:p>0.001071254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00872443542709003" calcext:value-type="float">
            <text:p>0.0008724435</text:p>
          </table:table-cell>
          <table:table-cell office:value-type="float" office:value="3" calcext:value-type="float">
            <text:p>3</text:p>
          </table:table-cell>
          <table:table-cell office:value-type="float" office:value="0.00779825618958618" calcext:value-type="float">
            <text:p>0.0077982562</text:p>
          </table:table-cell>
          <table:table-cell office:value-type="float" office:value="0.0359499999999999" calcext:value-type="float">
            <text:p>0.03595</text:p>
          </table:table-cell>
          <table:table-cell office:value-type="float" office:value="0.005213794995932" calcext:value-type="float">
            <text:p>0.0052137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79127984081102" calcext:value-type="float">
            <text:p>0.0979127984</text:p>
          </table:table-cell>
          <table:table-cell office:value-type="float" office:value="0.68335" calcext:value-type="float">
            <text:p>0.68335</text:p>
          </table:table-cell>
          <table:table-cell office:value-type="float" office:value="0.193145623646324" calcext:value-type="float">
            <text:p>0.1931456236</text:p>
          </table:table-cell>
          <table:table-cell office:value-type="string" calcext:value-type="string">
            <text:p>rent</text:p>
          </table:table-cell>
          <table:table-cell office:value-type="float" office:value="0.0249631307202879" calcext:value-type="float">
            <text:p>0.0249631307</text:p>
          </table:table-cell>
          <table:table-cell office:value-type="float" office:value="0.58535" calcext:value-type="float">
            <text:p>0.58535</text:p>
          </table:table-cell>
          <table:table-cell office:value-type="float" office:value="0.0728898826159866" calcext:value-type="float">
            <text:p>0.0728898826</text:p>
          </table:table-cell>
          <table:table-cell office:value-type="string" calcext:value-type="string">
            <text:p>gay</text:p>
          </table:table-cell>
          <table:table-cell office:value-type="float" office:value="0.0218372669451982" calcext:value-type="float">
            <text:p>0.0218372669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0496418868856508" calcext:value-type="float">
            <text:p>0.0496418869</text:p>
          </table:table-cell>
          <table:table-cell office:value-type="string" calcext:value-type="string">
            <text:p>joke</text:p>
          </table:table-cell>
          <table:table-cell office:value-type="float" office:value="0.0012168872018841" calcext:value-type="float">
            <text:p>0.0012168872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010685737509533" calcext:value-type="float">
            <text:p>0.0010685738</text:p>
          </table:table-cell>
          <table:table-cell office:value-type="float" office:value="1" calcext:value-type="float">
            <text:p>1</text:p>
          </table:table-cell>
          <table:table-cell office:value-type="float" office:value="0.008837518997245" calcext:value-type="float">
            <text:p>0.008837519</text:p>
          </table:table-cell>
          <table:table-cell office:value-type="float" office:value="0.03085" calcext:value-type="float">
            <text:p>0.03085</text:p>
          </table:table-cell>
          <table:table-cell office:value-type="float" office:value="-0.00461093746761501" calcext:value-type="float">
            <text:p>-0.0046109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3559776655686" calcext:value-type="float">
            <text:p>0.1135597767</text:p>
          </table:table-cell>
          <table:table-cell office:value-type="float" office:value="0.64655" calcext:value-type="float">
            <text:p>0.64655</text:p>
          </table:table-cell>
          <table:table-cell office:value-type="float" office:value="0.241767671350424" calcext:value-type="float">
            <text:p>0.2417676714</text:p>
          </table:table-cell>
          <table:table-cell office:value-type="string" calcext:value-type="string">
            <text:p>bill</text:p>
          </table:table-cell>
          <table:table-cell office:value-type="float" office:value="0.0228596322478286" calcext:value-type="float">
            <text:p>0.0228596322</text:p>
          </table:table-cell>
          <table:table-cell office:value-type="float" office:value="0.62365" calcext:value-type="float">
            <text:p>0.62365</text:p>
          </table:table-cell>
          <table:table-cell office:value-type="float" office:value="0.0547532337058897" calcext:value-type="float">
            <text:p>0.0547532337</text:p>
          </table:table-cell>
          <table:table-cell office:value-type="string" calcext:value-type="string">
            <text:p>bill</text:p>
          </table:table-cell>
          <table:table-cell office:value-type="float" office:value="0.0210299461396204" calcext:value-type="float">
            <text:p>0.0210299461</text:p>
          </table:table-cell>
          <table:table-cell office:value-type="float" office:value="0.61765" calcext:value-type="float">
            <text:p>0.61765</text:p>
          </table:table-cell>
          <table:table-cell office:value-type="float" office:value="0.0530030959752322" calcext:value-type="float">
            <text:p>0.053003096</text:p>
          </table:table-cell>
          <table:table-cell office:value-type="string" calcext:value-type="string">
            <text:p>ok</text:p>
          </table:table-cell>
          <table:table-cell office:value-type="float" office:value="0.0017441244447505" calcext:value-type="float">
            <text:p>0.0017441244</text:p>
          </table:table-cell>
          <table:table-cell office:value-type="float" office:value="0.0240999999999999" calcext:value-type="float">
            <text:p>0.0241</text:p>
          </table:table-cell>
          <table:table-cell office:value-type="float" office:value="0.001297028965919" calcext:value-type="float">
            <text:p>0.001297029</text:p>
          </table:table-cell>
          <table:table-cell office:value-type="string" calcext:value-type="string">
            <text:p>worth</text:p>
          </table:table-cell>
          <table:table-cell office:value-type="float" office:value="0.0108171939709729" calcext:value-type="float">
            <text:p>0.010817194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0840808526307701" calcext:value-type="float">
            <text:p>0.00840808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8351559331681" calcext:value-type="float">
            <text:p>0.1183515593</text:p>
          </table:table-cell>
          <table:table-cell office:value-type="float" office:value="0.672" calcext:value-type="float">
            <text:p>0.672</text:p>
          </table:table-cell>
          <table:table-cell office:value-type="float" office:value="0.22108762764189" calcext:value-type="float">
            <text:p>0.2210876276</text:p>
          </table:table-cell>
          <table:table-cell office:value-type="string" calcext:value-type="string">
            <text:p>disney</text:p>
          </table:table-cell>
          <table:table-cell office:value-type="float" office:value="0.0179381869169096" calcext:value-type="float">
            <text:p>0.0179381869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0456494325346784" calcext:value-type="float">
            <text:p>0.0456494325</text:p>
          </table:table-cell>
          <table:table-cell office:value-type="string" calcext:value-type="string">
            <text:p>disney</text:p>
          </table:table-cell>
          <table:table-cell office:value-type="float" office:value="0.0141416480893367" calcext:value-type="float">
            <text:p>0.0141416481</text:p>
          </table:table-cell>
          <table:table-cell office:value-type="float" office:value="0.59205" calcext:value-type="float">
            <text:p>0.59205</text:p>
          </table:table-cell>
          <table:table-cell office:value-type="float" office:value="0.0420335798990255" calcext:value-type="float">
            <text:p>0.0420335799</text:p>
          </table:table-cell>
          <table:table-cell office:value-type="string" calcext:value-type="string">
            <text:p>forward</text:p>
          </table:table-cell>
          <table:table-cell office:value-type="float" office:value="0.0021716259764793" calcext:value-type="float">
            <text:p>0.002171626</text:p>
          </table:table-cell>
          <table:table-cell office:value-type="float" office:value="0.00529999999999997" calcext:value-type="float">
            <text:p>0.0053</text:p>
          </table:table-cell>
          <table:table-cell office:value-type="float" office:value="0.00203722427608831" calcext:value-type="float">
            <text:p>0.0020372243</text:p>
          </table:table-cell>
          <table:table-cell office:value-type="float" office:value="10" calcext:value-type="float">
            <text:p>10</text:p>
          </table:table-cell>
          <table:table-cell office:value-type="float" office:value="0.014280105892708" calcext:value-type="float">
            <text:p>0.0142801059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06869709567977" calcext:value-type="float">
            <text:p>0.0068697096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.063017738410105" calcext:value-type="float">
            <text:p>0.0630177384</text:p>
          </table:table-cell>
          <table:table-cell office:value-type="float" office:value="0.59635" calcext:value-type="float">
            <text:p>0.59635</text:p>
          </table:table-cell>
          <table:table-cell office:value-type="float" office:value="0.186927182999295" calcext:value-type="float">
            <text:p>0.186927183</text:p>
          </table:table-cell>
          <table:table-cell office:value-type="string" calcext:value-type="string">
            <text:p>christmas</text:p>
          </table:table-cell>
          <table:table-cell office:value-type="float" office:value="0.0178703658808904" calcext:value-type="float">
            <text:p>0.0178703659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0439249935782173" calcext:value-type="float">
            <text:p>0.0439249936</text:p>
          </table:table-cell>
          <table:table-cell office:value-type="string" calcext:value-type="string">
            <text:p>christmas</text:p>
          </table:table-cell>
          <table:table-cell office:value-type="float" office:value="0.013060962580171" calcext:value-type="float">
            <text:p>0.0130609626</text:p>
          </table:table-cell>
          <table:table-cell office:value-type="float" office:value="0.60395" calcext:value-type="float">
            <text:p>0.60395</text:p>
          </table:table-cell>
          <table:table-cell office:value-type="float" office:value="0.0392965433596119" calcext:value-type="float">
            <text:p>0.0392965434</text:p>
          </table:table-cell>
          <table:table-cell office:value-type="string" calcext:value-type="string">
            <text:p>lame</text:p>
          </table:table-cell>
          <table:table-cell office:value-type="float" office:value="0.00218164717489229" calcext:value-type="float">
            <text:p>0.0021816472</text:p>
          </table:table-cell>
          <table:table-cell office:value-type="float" office:value="0.00534999999999997" calcext:value-type="float">
            <text:p>0.00535</text:p>
          </table:table-cell>
          <table:table-cell office:value-type="float" office:value="0.00203433992866001" calcext:value-type="float">
            <text:p>0.0020343399</text:p>
          </table:table-cell>
          <table:table-cell office:value-type="string" calcext:value-type="string">
            <text:p>waste</text:p>
          </table:table-cell>
          <table:table-cell office:value-type="float" office:value="0.018312079218688" calcext:value-type="float">
            <text:p>0.0183120792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6006574262707" calcext:value-type="float">
            <text:p>0.0160065743</text:p>
          </table:table-cell>
        </table:table-row>
      </table:table>
      <table:named-expressions/>
      <table:database-ranges>
        <table:database-range table:name="__Anonymous_Sheet_DB__0" table:target-range-address="Sheet1.I1:Sheet1.L104857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16:39:00.154764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8:10:16.799029935</meta:creation-date>
    <dc:date>2018-04-10T16:46:30.359241963</dc:date>
    <meta:editing-duration>PT14M48S</meta:editing-duration>
    <meta:editing-cycles>2</meta:editing-cycles>
    <meta:generator>LibreOffice/5.1.6.2$Linux_X86_64 LibreOffice_project/10m0$Build-2</meta:generator>
    <meta:document-statistic meta:table-count="1" meta:cell-count="19340" meta:object-count="0"/>
  </office:meta>
</office:document-meta>
</file>